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362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1.1075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1.0217in"/>
    </style:style>
    <style:style style:name="co7" style:family="table-column">
      <style:table-column-properties fo:break-before="auto" style:column-width="1.1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3" style:family="table-cell" style:parent-style-name="Default">
      <style:table-cell-properties fo:border-bottom="none" fo:background-color="#ffffa6" style:text-align-source="fix" style:repeat-content="false" fo:border-left="0.74pt solid #000000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order-bottom="none" fo:background-color="#b2b2b2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order-bottom="0.74pt solid #000000" fo:background-color="#b2b2b2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8" style:family="table-cell" style:parent-style-name="Default" style:data-style-name="N121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9" style:family="table-cell" style:parent-style-name="Default" style:data-style-name="N121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0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22">
      <style:table-cell-properties fo:border-bottom="none" fo:background-color="#b2b2b2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22">
      <style:table-cell-properties fo:border-bottom="0.74pt solid #000000" fo:background-color="#b2b2b2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3" style:family="table-cell" style:parent-style-name="Default" style:data-style-name="N122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4" style:family="table-cell" style:parent-style-name="Default" style:data-style-name="N122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5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 style:data-style-name="N122">
      <style:table-cell-properties fo:background-color="#b2b2b2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22">
      <style:table-cell-properties fo:border-bottom="none" fo:background-color="#b2b2b2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8" style:family="table-cell" style:parent-style-name="Default" style:data-style-name="N122">
      <style:table-cell-properties fo:border-bottom="none" fo:background-color="#ffffa6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19" style:family="table-cell" style:parent-style-name="Default" style:data-style-name="N122">
      <style:table-cell-properties fo:border-bottom="none" fo:background-color="#ffffa6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20" style:family="table-cell" style:parent-style-name="Default" style:data-style-name="N122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21" style:family="table-cell" style:parent-style-name="Default" style:data-style-name="N122">
      <style:table-cell-properties fo:background-color="#b2b2b2" style:text-align-source="fix" style:repeat-content="false" fo:border="0.74pt solid #000000"/>
      <style:paragraph-properties fo:text-align="center" fo:margin-left="0in"/>
    </style:style>
    <style:style style:name="ce22" style:family="table-cell" style:parent-style-name="Default" style:data-style-name="N11"/>
    <style:style style:name="ce23" style:family="table-cell" style:parent-style-name="Default" style:data-style-name="N0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266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baterias" table:style-name="ta1">
        <table:table-column table:style-name="co1" table:default-cell-style-name="Default"/>
        <table:table-column table:style-name="co1" table:default-cell-style-name="ce5"/>
        <table:table-column table:style-name="co2" table:default-cell-style-name="ce10"/>
        <table:table-column table:style-name="co3" table:number-columns-repeated="5" table:default-cell-style-name="ce10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iempo promedio actividad</text:p>
          </table:table-cell>
          <table:table-cell/>
          <table:table-cell table:formula="of:=20000-AVERAGE([$datos.A5:$datos.A2000])" office:value-type="float" office:value="4361.63496143959" calcext:value-type="float">
            <text:p>4361.6</text:p>
          </table:table-cell>
          <table:table-cell table:style-name="ce15" office:value-type="string" calcext:value-type="string">
            <text:p>ms</text:p>
          </table:table-cell>
          <table:table-cell table:style-name="Default"/>
          <table:table-cell table:style-name="ce15"/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style-name="ce16" office:value-type="string" calcext:value-type="string" table:number-columns-spanned="5" table:number-rows-spanned="1">
            <text:p>Duración en días con pilas de capacidades en [mAh]</text:p>
          </table:table-cell>
          <table:covered-table-cell table:number-columns-repeated="4" table:style-name="ce21"/>
        </table:table-row>
        <table:table-row table:style-name="ro1">
          <table:table-cell table:style-name="ce1" office:value-type="string" calcext:value-type="string">
            <text:p>Periodo</text:p>
          </table:table-cell>
          <table:table-cell table:style-name="ce6" office:value-type="string" calcext:value-type="string">
            <text:p>DT</text:p>
          </table:table-cell>
          <table:table-cell table:style-name="ce11" office:value-type="string" calcext:value-type="string">
            <text:p>I</text:p>
          </table:table-cell>
          <table:table-cell table:style-name="ce17" office:value-type="string" calcext:value-type="string">
            <text:p>14x43mm</text:p>
          </table:table-cell>
          <table:table-cell table:style-name="ce17" office:value-type="string" calcext:value-type="string">
            <text:p>14x50mm</text:p>
          </table:table-cell>
          <table:table-cell table:number-columns-repeated="2" table:style-name="ce17" office:value-type="string" calcext:value-type="string">
            <text:p>32x70mm</text:p>
          </table:table-cell>
          <table:table-cell table:style-name="ce17" office:value-type="string" calcext:value-type="string">
            <text:p>Botón CR2032</text:p>
          </table:table-cell>
        </table:table-row>
        <table:table-row table:style-name="ro1">
          <table:table-cell table:style-name="ce2" office:value-type="string" calcext:value-type="string">
            <text:p>[s]</text:p>
          </table:table-cell>
          <table:table-cell table:style-name="ce7" office:value-type="string" calcext:value-type="string">
            <text:p>[%]</text:p>
          </table:table-cell>
          <table:table-cell table:style-name="ce12" office:value-type="string" calcext:value-type="string">
            <text:p>[mA]</text:p>
          </table:table-cell>
          <table:table-cell table:style-name="ce12" office:value-type="float" office:value="400" calcext:value-type="float">
            <office:annotation draw:style-name="gr1" draw:text-style-name="P2" svg:width="1.1413in" svg:height="0.7083in" svg:x="4.072in" svg:y="0.476in" draw:caption-point-x="-0.2402in" draw:caption-point-y="0.5945in">
              <dc:date>2021-07-16T00:00:00</dc:date>
              <text:p text:style-name="P1"><text:a xlink:href="https://articulo.mercadolibre.com.ar/MLA-897082975-bateria-ifr14430-14430-32v-400mah-_JM#reco_item_pos=1&amp;reco_backend=machinalis-seller-items-pdp&amp;reco_backend_type=low_level&amp;reco_client=vip-seller_items-above&amp;reco_id=07837b4a-cd52-4c12-85fc-aa9ade702425" xlink:type="simple">https://articulo.mercadolibre.com.ar/MLA-897082975-bateria-ifr14430-14430-32v-400mah-_JM#reco_item_pos=1&amp;reco_backend=machinalis-seller-items-pdp&amp;reco_backend_type=low_level&amp;reco_client=vip-seller_items-above&amp;reco_id=07837b4a-cd52-4c12-85fc-aa9ade702425</text:a></text:p>
              <text:p text:style-name="P1"/>
            </office:annotation>
            <text:p>400.0</text:p>
          </table:table-cell>
          <table:table-cell table:style-name="ce12" office:value-type="float" office:value="600" calcext:value-type="float">
            <office:annotation draw:style-name="gr2" draw:text-style-name="P2" svg:width="1.1413in" svg:height="3.3449in" svg:x="5.2945in" svg:y="0.476in" draw:caption-point-x="-0.2402in" draw:caption-point-y="0.5945in">
              <dc:date>2021-07-16T00:00:00</dc:date>
              <text:p text:style-name="P1">https://articulo.mercadolibre.com.ar/MLA-867951551-bateria-recargable-32v-600-mah-ifr14500-14500-tamano-aa-_JM?searchVariation=77338536302#searchVariation=77338536302&amp;position=7&amp;search_layout=stack&amp;type=item&amp;tracking_id=cce903f0-6446-4ea0-9dd7-2be6f2cc70c3</text:p>
            </office:annotation>
            <text:p>600.0</text:p>
          </table:table-cell>
          <table:table-cell table:style-name="ce12" office:value-type="float" office:value="6000" calcext:value-type="float">
            <office:annotation draw:style-name="gr1" draw:text-style-name="P2" svg:width="1.1413in" svg:height="0.7083in" svg:x="6.5165in" svg:y="0.476in" draw:caption-point-x="-0.2402in" draw:caption-point-y="0.5945in">
              <dc:date>2021-07-16T00:00:00</dc:date>
              <text:p text:style-name="P1"><text:a xlink:href="https://articulo.mercadolibre.com.ar/MLA-909013487-pila-bateria-recargable-32v-ifr-32700-eastar-san-martin-_JM#reco_item_pos=0&amp;reco_backend=machinalis-v2p-pdp-boost-v2-aml-ranker&amp;reco_backend_type=low_level&amp;reco_client=vip-v2p&amp;reco_id=e08ade6d-1fba-465d-9497-40b188df5aad" xlink:type="simple">https://articulo.mercadolibre.com.ar/MLA-909013487-pila-bateria-recargable-32v-ifr-32700-eastar-san-martin-_JM#reco_item_pos=0&amp;reco_backend=machinalis-v2p-pdp-boost-v2-aml-ranker&amp;reco_backend_type=low_level&amp;reco_client=vip-v2p&amp;reco_id=e08ade6d-1fba-465d-9497-40b188df5aad</text:a></text:p>
              <text:p text:style-name="P1"/>
            </office:annotation>
            <text:p>6000.0</text:p>
          </table:table-cell>
          <table:table-cell table:style-name="ce12" office:value-type="float" office:value="7000" calcext:value-type="float">
            <office:annotation draw:style-name="gr1" draw:text-style-name="P2" svg:width="1.1413in" svg:height="0.7083in" svg:x="7.739in" svg:y="0.476in" draw:caption-point-x="-0.2402in" draw:caption-point-y="0.5945in">
              <dc:date>2021-07-16T00:00:00</dc:date>
              <text:p text:style-name="P1"><text:a xlink:href="https://articulo.mercadolibre.com.ar/MLA-818601558-pila-bateria-recargable-32v-70a-32700-70x32mm-_JM#reco_item_pos=0&amp;reco_backend=machinalis-seller-items-pdp&amp;reco_backend_type=low_level&amp;reco_client=vip-seller_items-above&amp;reco_id=d9da5320-f9af-41cb-801a-ada75af4d72a" xlink:type="simple">https://articulo.mercadolibre.com.ar/MLA-818601558-pila-bateria-recargable-32v-70a-32700-70x32mm-_JM#reco_item_pos=0&amp;reco_backend=machinalis-seller-items-pdp&amp;reco_backend_type=low_level&amp;reco_client=vip-seller_items-above&amp;reco_id=d9da5320-f9af-41cb-801a-ada75af4d72a</text:a></text:p>
              <text:p text:style-name="P1"/>
            </office:annotation>
            <text:p>7000.0</text:p>
          </table:table-cell>
          <table:table-cell table:style-name="ce12" office:value-type="float" office:value="225" calcext:value-type="float">
            <text:p>225.0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table:formula="of:=[.$C$2]/1000/[.A8]" office:value-type="percentage" office:value="0.872326992287918" calcext:value-type="percentage">
            <text:p>87.2%</text:p>
          </table:table-cell>
          <table:table-cell table:style-name="ce13" table:formula="of:=((1-[.B8])*1.4 + ([.B8])*71.2)/1.25" office:value-type="float" office:value="49.8307392493573" calcext:value-type="float">
            <text:p>49.8</text:p>
          </table:table-cell>
          <table:table-cell table:style-name="ce18" table:formula="of:=[.D$7]/[.$C8]/24" office:value-type="float" office:value="0.334465571206263" calcext:value-type="float">
            <text:p>0.3</text:p>
          </table:table-cell>
          <table:table-cell table:style-name="ce18" table:formula="of:=[.E$7]/[.$C8]/24" office:value-type="float" office:value="0.501698356809395" calcext:value-type="float">
            <text:p>0.5</text:p>
          </table:table-cell>
          <table:table-cell table:style-name="ce18" table:formula="of:=[.F$7]/[.$C8]/24" office:value-type="float" office:value="5.01698356809395" calcext:value-type="float">
            <text:p>5.0</text:p>
          </table:table-cell>
          <table:table-cell table:style-name="ce18" table:formula="of:=[.G$7]/[.$C8]/24" office:value-type="float" office:value="5.85314749610961" calcext:value-type="float">
            <text:p>5.9</text:p>
          </table:table-cell>
          <table:table-cell table:style-name="ce18" table:formula="of:=[.H$7]/[.$C8]/24" office:value-type="float" office:value="0.188136883803523" calcext:value-type="float">
            <text:p>0.2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table:formula="of:=[.$C$2]/1000/[.A9]" office:value-type="percentage" office:value="0.436163496143959" calcext:value-type="percentage">
            <text:p>43.6%</text:p>
          </table:table-cell>
          <table:table-cell table:style-name="ce13" table:formula="of:=((1-[.B9])*1.4 + ([.B9])*71.2)/1.25" office:value-type="float" office:value="25.4753696246787" calcext:value-type="float">
            <text:p>25.5</text:p>
          </table:table-cell>
          <table:table-cell table:style-name="ce19" table:formula="of:=[.D$7]/[.$C9]/24" office:value-type="float" office:value="0.654226686882738" calcext:value-type="float">
            <text:p>0.7</text:p>
          </table:table-cell>
          <table:table-cell table:style-name="ce19" table:formula="of:=[.E$7]/[.$C9]/24" office:value-type="float" office:value="0.981340030324107" calcext:value-type="float">
            <text:p>1.0</text:p>
          </table:table-cell>
          <table:table-cell table:style-name="ce19" table:formula="of:=[.F$7]/[.$C9]/24" office:value-type="float" office:value="9.81340030324107" calcext:value-type="float">
            <text:p>9.8</text:p>
          </table:table-cell>
          <table:table-cell table:style-name="ce19" table:formula="of:=[.G$7]/[.$C9]/24" office:value-type="float" office:value="11.4489670204479" calcext:value-type="float">
            <text:p>11.4</text:p>
          </table:table-cell>
          <table:table-cell table:style-name="ce19" table:formula="of:=[.H$7]/[.$C9]/24" office:value-type="float" office:value="0.36800251137154" calcext:value-type="float">
            <text:p>0.4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8" table:formula="of:=[.$C$2]/1000/[.A10]" office:value-type="percentage" office:value="0.290775664095973" calcext:value-type="percentage">
            <text:p>29.1%</text:p>
          </table:table-cell>
          <table:table-cell table:style-name="ce13" table:formula="of:=((1-[.B10])*1.4 + ([.B10])*71.2)/1.25" office:value-type="float" office:value="17.3569130831191" calcext:value-type="float">
            <text:p>17.4</text:p>
          </table:table-cell>
          <table:table-cell table:style-name="ce19" table:formula="of:=[.D$7]/[.$C10]/24" office:value-type="float" office:value="0.960232190300949" calcext:value-type="float">
            <text:p>1.0</text:p>
          </table:table-cell>
          <table:table-cell table:style-name="ce19" table:formula="of:=[.E$7]/[.$C10]/24" office:value-type="float" office:value="1.44034828545142" calcext:value-type="float">
            <text:p>1.4</text:p>
          </table:table-cell>
          <table:table-cell table:style-name="ce19" table:formula="of:=[.F$7]/[.$C10]/24" office:value-type="float" office:value="14.4034828545142" calcext:value-type="float">
            <text:p>14.4</text:p>
          </table:table-cell>
          <table:table-cell table:style-name="ce19" table:formula="of:=[.G$7]/[.$C10]/24" office:value-type="float" office:value="16.8040633302666" calcext:value-type="float">
            <text:p>16.8</text:p>
          </table:table-cell>
          <table:table-cell table:style-name="ce19" table:formula="of:=[.H$7]/[.$C10]/24" office:value-type="float" office:value="0.540130607044284" calcext:value-type="float">
            <text:p>0.5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8" table:formula="of:=[.$C$2]/1000/[.A11]" office:value-type="percentage" office:value="0.218081748071979" calcext:value-type="percentage">
            <text:p>21.8%</text:p>
          </table:table-cell>
          <table:table-cell table:style-name="ce13" table:formula="of:=((1-[.B11])*1.4 + ([.B11])*71.2)/1.25" office:value-type="float" office:value="13.2976848123393" calcext:value-type="float">
            <text:p>13.3</text:p>
          </table:table-cell>
          <table:table-cell table:style-name="ce19" table:formula="of:=[.D$7]/[.$C11]/24" office:value-type="float" office:value="1.25335100822973" calcext:value-type="float">
            <text:p>1.3</text:p>
          </table:table-cell>
          <table:table-cell table:style-name="ce19" table:formula="of:=[.E$7]/[.$C11]/24" office:value-type="float" office:value="1.88002651234459" calcext:value-type="float">
            <text:p>1.9</text:p>
          </table:table-cell>
          <table:table-cell table:style-name="ce19" table:formula="of:=[.F$7]/[.$C11]/24" office:value-type="float" office:value="18.8002651234459" calcext:value-type="float">
            <text:p>18.8</text:p>
          </table:table-cell>
          <table:table-cell table:style-name="ce19" table:formula="of:=[.G$7]/[.$C11]/24" office:value-type="float" office:value="21.9336426440203" calcext:value-type="float">
            <text:p>21.9</text:p>
          </table:table-cell>
          <table:table-cell table:style-name="ce19" table:formula="of:=[.H$7]/[.$C11]/24" office:value-type="float" office:value="0.705009942129223" calcext:value-type="float">
            <text:p>0.7</text:p>
          </table:table-cell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8" table:formula="of:=[.$C$2]/1000/[.A12]" office:value-type="percentage" office:value="0.174465398457584" calcext:value-type="percentage">
            <text:p>17.4%</text:p>
          </table:table-cell>
          <table:table-cell table:style-name="ce13" table:formula="of:=((1-[.B12])*1.4 + ([.B12])*71.2)/1.25" office:value-type="float" office:value="10.8621478498715" calcext:value-type="float">
            <text:p>10.9</text:p>
          </table:table-cell>
          <table:table-cell table:style-name="ce19" table:formula="of:=[.D$7]/[.$C12]/24" office:value-type="float" office:value="1.53438039115476" calcext:value-type="float">
            <text:p>1.5</text:p>
          </table:table-cell>
          <table:table-cell table:style-name="ce19" table:formula="of:=[.E$7]/[.$C12]/24" office:value-type="float" office:value="2.30157058673215" calcext:value-type="float">
            <text:p>2.3</text:p>
          </table:table-cell>
          <table:table-cell table:style-name="ce19" table:formula="of:=[.F$7]/[.$C12]/24" office:value-type="float" office:value="23.0157058673215" calcext:value-type="float">
            <text:p>23.0</text:p>
          </table:table-cell>
          <table:table-cell table:style-name="ce19" table:formula="of:=[.G$7]/[.$C12]/24" office:value-type="float" office:value="26.8516568452084" calcext:value-type="float">
            <text:p>26.9</text:p>
          </table:table-cell>
          <table:table-cell table:style-name="ce19" table:formula="of:=[.H$7]/[.$C12]/24" office:value-type="float" office:value="0.863088970024555" calcext:value-type="float">
            <text:p>0.9</text:p>
          </table:table-cell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8" table:formula="of:=[.$C$2]/1000/[.A13]" office:value-type="percentage" office:value="0.145387832047986" calcext:value-type="percentage">
            <text:p>14.5%</text:p>
          </table:table-cell>
          <table:table-cell table:style-name="ce13" table:formula="of:=((1-[.B13])*1.4 + ([.B13])*71.2)/1.25" office:value-type="float" office:value="9.23845654155956" calcext:value-type="float">
            <text:p>9.2</text:p>
          </table:table-cell>
          <table:table-cell table:style-name="ce19" table:formula="of:=[.D$7]/[.$C13]/24" office:value-type="float" office:value="1.80405315451678" calcext:value-type="float">
            <text:p>1.8</text:p>
          </table:table-cell>
          <table:table-cell table:style-name="ce19" table:formula="of:=[.E$7]/[.$C13]/24" office:value-type="float" office:value="2.70607973177516" calcext:value-type="float">
            <text:p>2.7</text:p>
          </table:table-cell>
          <table:table-cell table:style-name="ce19" table:formula="of:=[.F$7]/[.$C13]/24" office:value-type="float" office:value="27.0607973177516" calcext:value-type="float">
            <text:p>27.1</text:p>
          </table:table-cell>
          <table:table-cell table:style-name="ce19" table:formula="of:=[.G$7]/[.$C13]/24" office:value-type="float" office:value="31.5709302040436" calcext:value-type="float">
            <text:p>31.6</text:p>
          </table:table-cell>
          <table:table-cell table:style-name="ce19" table:formula="of:=[.H$7]/[.$C13]/24" office:value-type="float" office:value="1.01477989941569" calcext:value-type="float">
            <text:p>1.0</text:p>
          </table:table-cell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8" table:formula="of:=[.$C$2]/1000/[.A14]" office:value-type="percentage" office:value="0.124618141755417" calcext:value-type="percentage">
            <text:p>12.5%</text:p>
          </table:table-cell>
          <table:table-cell table:style-name="ce13" table:formula="of:=((1-[.B14])*1.4 + ([.B14])*71.2)/1.25" office:value-type="float" office:value="8.07867703562248" calcext:value-type="float">
            <text:p>8.1</text:p>
          </table:table-cell>
          <table:table-cell table:style-name="ce19" table:formula="of:=[.D$7]/[.$C14]/24" office:value-type="float" office:value="2.06304405946369" calcext:value-type="float">
            <text:p>2.1</text:p>
          </table:table-cell>
          <table:table-cell table:style-name="ce19" table:formula="of:=[.E$7]/[.$C14]/24" office:value-type="float" office:value="3.09456608919553" calcext:value-type="float">
            <text:p>3.1</text:p>
          </table:table-cell>
          <table:table-cell table:style-name="ce19" table:formula="of:=[.F$7]/[.$C14]/24" office:value-type="float" office:value="30.9456608919553" calcext:value-type="float">
            <text:p>30.9</text:p>
          </table:table-cell>
          <table:table-cell table:style-name="ce19" table:formula="of:=[.G$7]/[.$C14]/24" office:value-type="float" office:value="36.1032710406145" calcext:value-type="float">
            <text:p>36.1</text:p>
          </table:table-cell>
          <table:table-cell table:style-name="ce19" table:formula="of:=[.H$7]/[.$C14]/24" office:value-type="float" office:value="1.16046228344832" calcext:value-type="float">
            <text:p>1.2</text:p>
          </table:table-cell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8" table:formula="of:=[.$C$2]/1000/[.A15]" office:value-type="percentage" office:value="0.10904087403599" calcext:value-type="percentage">
            <text:p>10.9%</text:p>
          </table:table-cell>
          <table:table-cell table:style-name="ce13" table:formula="of:=((1-[.B15])*1.4 + ([.B15])*71.2)/1.25" office:value-type="float" office:value="7.20884240616967" calcext:value-type="float">
            <text:p>7.2</text:p>
          </table:table-cell>
          <table:table-cell table:style-name="ce19" table:formula="of:=[.D$7]/[.$C15]/24" office:value-type="float" office:value="2.31197545009481" calcext:value-type="float">
            <text:p>2.3</text:p>
          </table:table-cell>
          <table:table-cell table:style-name="ce19" table:formula="of:=[.E$7]/[.$C15]/24" office:value-type="float" office:value="3.46796317514221" calcext:value-type="float">
            <text:p>3.5</text:p>
          </table:table-cell>
          <table:table-cell table:style-name="ce19" table:formula="of:=[.F$7]/[.$C15]/24" office:value-type="float" office:value="34.6796317514221" calcext:value-type="float">
            <text:p>34.7</text:p>
          </table:table-cell>
          <table:table-cell table:style-name="ce19" table:formula="of:=[.G$7]/[.$C15]/24" office:value-type="float" office:value="40.4595703766592" calcext:value-type="float">
            <text:p>40.5</text:p>
          </table:table-cell>
          <table:table-cell table:style-name="ce19" table:formula="of:=[.H$7]/[.$C15]/24" office:value-type="float" office:value="1.30048619067833" calcext:value-type="float">
            <text:p>1.3</text:p>
          </table:table-cell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8" table:formula="of:=[.$C$2]/1000/[.A16]" office:value-type="percentage" office:value="0.0969252213653242" calcext:value-type="percentage">
            <text:p>9.7%</text:p>
          </table:table-cell>
          <table:table-cell table:style-name="ce13" table:formula="of:=((1-[.B16])*1.4 + ([.B16])*71.2)/1.25" office:value-type="float" office:value="6.53230436103971" calcext:value-type="float">
            <text:p>6.5</text:p>
          </table:table-cell>
          <table:table-cell table:style-name="ce19" table:formula="of:=[.D$7]/[.$C16]/24" office:value-type="float" office:value="2.55142224634707" calcext:value-type="float">
            <text:p>2.6</text:p>
          </table:table-cell>
          <table:table-cell table:style-name="ce19" table:formula="of:=[.E$7]/[.$C16]/24" office:value-type="float" office:value="3.8271333695206" calcext:value-type="float">
            <text:p>3.8</text:p>
          </table:table-cell>
          <table:table-cell table:style-name="ce19" table:formula="of:=[.F$7]/[.$C16]/24" office:value-type="float" office:value="38.271333695206" calcext:value-type="float">
            <text:p>38.3</text:p>
          </table:table-cell>
          <table:table-cell table:style-name="ce19" table:formula="of:=[.G$7]/[.$C16]/24" office:value-type="float" office:value="44.6498893110737" calcext:value-type="float">
            <text:p>44.6</text:p>
          </table:table-cell>
          <table:table-cell table:style-name="ce19" table:formula="of:=[.H$7]/[.$C16]/24" office:value-type="float" office:value="1.43517501357023" calcext:value-type="float">
            <text:p>1.4</text:p>
          </table:table-cell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8" table:formula="of:=[.$C$2]/1000/[.A17]" office:value-type="percentage" office:value="0.0872326992287918" calcext:value-type="percentage">
            <text:p>8.7%</text:p>
          </table:table-cell>
          <table:table-cell table:style-name="ce13" table:formula="of:=((1-[.B17])*1.4 + ([.B17])*71.2)/1.25" office:value-type="float" office:value="5.99107392493573" calcext:value-type="float">
            <text:p>6.0</text:p>
          </table:table-cell>
          <table:table-cell table:style-name="ce19" table:formula="of:=[.D$7]/[.$C17]/24" office:value-type="float" office:value="2.78191637684482" calcext:value-type="float">
            <text:p>2.8</text:p>
          </table:table-cell>
          <table:table-cell table:style-name="ce19" table:formula="of:=[.E$7]/[.$C17]/24" office:value-type="float" office:value="4.17287456526722" calcext:value-type="float">
            <text:p>4.2</text:p>
          </table:table-cell>
          <table:table-cell table:style-name="ce19" table:formula="of:=[.F$7]/[.$C17]/24" office:value-type="float" office:value="41.7287456526722" calcext:value-type="float">
            <text:p>41.7</text:p>
          </table:table-cell>
          <table:table-cell table:style-name="ce19" table:formula="of:=[.G$7]/[.$C17]/24" office:value-type="float" office:value="48.6835365947843" calcext:value-type="float">
            <text:p>48.7</text:p>
          </table:table-cell>
          <table:table-cell table:style-name="ce19" table:formula="of:=[.H$7]/[.$C17]/24" office:value-type="float" office:value="1.56482796197521" calcext:value-type="float">
            <text:p>1.6</text:p>
          </table:table-cell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8" table:formula="of:=[.$C$2]/1000/[.A18]" office:value-type="percentage" office:value="0.0793024538443562" calcext:value-type="percentage">
            <text:p>7.9%</text:p>
          </table:table-cell>
          <table:table-cell table:style-name="ce13" table:formula="of:=((1-[.B18])*1.4 + ([.B18])*71.2)/1.25" office:value-type="float" office:value="5.54824902266885" calcext:value-type="float">
            <text:p>5.5</text:p>
          </table:table-cell>
          <table:table-cell table:style-name="ce19" table:formula="of:=[.D$7]/[.$C18]/24" office:value-type="float" office:value="3.00395072365544" calcext:value-type="float">
            <text:p>3.0</text:p>
          </table:table-cell>
          <table:table-cell table:style-name="ce19" table:formula="of:=[.E$7]/[.$C18]/24" office:value-type="float" office:value="4.50592608548316" calcext:value-type="float">
            <text:p>4.5</text:p>
          </table:table-cell>
          <table:table-cell table:style-name="ce19" table:formula="of:=[.F$7]/[.$C18]/24" office:value-type="float" office:value="45.0592608548316" calcext:value-type="float">
            <text:p>45.1</text:p>
          </table:table-cell>
          <table:table-cell table:style-name="ce19" table:formula="of:=[.G$7]/[.$C18]/24" office:value-type="float" office:value="52.5691376639702" calcext:value-type="float">
            <text:p>52.6</text:p>
          </table:table-cell>
          <table:table-cell table:style-name="ce19" table:formula="of:=[.H$7]/[.$C18]/24" office:value-type="float" office:value="1.68972228205618" calcext:value-type="float">
            <text:p>1.7</text:p>
          </table:table-cell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8" table:formula="of:=[.$C$2]/1000/[.A19]" office:value-type="percentage" office:value="0.0726939160239932" calcext:value-type="percentage">
            <text:p>7.3%</text:p>
          </table:table-cell>
          <table:table-cell table:style-name="ce13" table:formula="of:=((1-[.B19])*1.4 + ([.B19])*71.2)/1.25" office:value-type="float" office:value="5.17922827077978" calcext:value-type="float">
            <text:p>5.2</text:p>
          </table:table-cell>
          <table:table-cell table:style-name="ce19" table:formula="of:=[.D$7]/[.$C19]/24" office:value-type="float" office:value="3.21798264052134" calcext:value-type="float">
            <text:p>3.2</text:p>
          </table:table-cell>
          <table:table-cell table:style-name="ce19" table:formula="of:=[.E$7]/[.$C19]/24" office:value-type="float" office:value="4.82697396078201" calcext:value-type="float">
            <text:p>4.8</text:p>
          </table:table-cell>
          <table:table-cell table:style-name="ce19" table:formula="of:=[.F$7]/[.$C19]/24" office:value-type="float" office:value="48.2697396078201" calcext:value-type="float">
            <text:p>48.3</text:p>
          </table:table-cell>
          <table:table-cell table:style-name="ce19" table:formula="of:=[.G$7]/[.$C19]/24" office:value-type="float" office:value="56.3146962091234" calcext:value-type="float">
            <text:p>56.3</text:p>
          </table:table-cell>
          <table:table-cell table:style-name="ce19" table:formula="of:=[.H$7]/[.$C19]/24" office:value-type="float" office:value="1.81011523529325" calcext:value-type="float">
            <text:p>1.8</text:p>
          </table:table-cell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8" table:formula="of:=[.$C$2]/1000/[.A20]" office:value-type="percentage" office:value="0.0671020763298399" calcext:value-type="percentage">
            <text:p>6.7%</text:p>
          </table:table-cell>
          <table:table-cell table:style-name="ce13" table:formula="of:=((1-[.B20])*1.4 + ([.B20])*71.2)/1.25" office:value-type="float" office:value="4.86697994225826" calcext:value-type="float">
            <text:p>4.9</text:p>
          </table:table-cell>
          <table:table-cell table:style-name="ce19" table:formula="of:=[.D$7]/[.$C20]/24" office:value-type="float" office:value="3.42443709741968" calcext:value-type="float">
            <text:p>3.4</text:p>
          </table:table-cell>
          <table:table-cell table:style-name="ce19" table:formula="of:=[.E$7]/[.$C20]/24" office:value-type="float" office:value="5.13665564612952" calcext:value-type="float">
            <text:p>5.1</text:p>
          </table:table-cell>
          <table:table-cell table:style-name="ce19" table:formula="of:=[.F$7]/[.$C20]/24" office:value-type="float" office:value="51.3665564612952" calcext:value-type="float">
            <text:p>51.4</text:p>
          </table:table-cell>
          <table:table-cell table:style-name="ce19" table:formula="of:=[.G$7]/[.$C20]/24" office:value-type="float" office:value="59.9276492048444" calcext:value-type="float">
            <text:p>59.9</text:p>
          </table:table-cell>
          <table:table-cell table:style-name="ce19" table:formula="of:=[.H$7]/[.$C20]/24" office:value-type="float" office:value="1.92624586729857" calcext:value-type="float">
            <text:p>1.9</text:p>
          </table:table-cell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8" table:formula="of:=[.$C$2]/1000/[.A21]" office:value-type="percentage" office:value="0.0623090708777084" calcext:value-type="percentage">
            <text:p>6.2%</text:p>
          </table:table-cell>
          <table:table-cell table:style-name="ce13" table:formula="of:=((1-[.B21])*1.4 + ([.B21])*71.2)/1.25" office:value-type="float" office:value="4.59933851781124" calcext:value-type="float">
            <text:p>4.6</text:p>
          </table:table-cell>
          <table:table-cell table:style-name="ce19" table:formula="of:=[.D$7]/[.$C21]/24" office:value-type="float" office:value="3.62370949694699" calcext:value-type="float">
            <text:p>3.6</text:p>
          </table:table-cell>
          <table:table-cell table:style-name="ce19" table:formula="of:=[.E$7]/[.$C21]/24" office:value-type="float" office:value="5.43556424542048" calcext:value-type="float">
            <text:p>5.4</text:p>
          </table:table-cell>
          <table:table-cell table:style-name="ce19" table:formula="of:=[.F$7]/[.$C21]/24" office:value-type="float" office:value="54.3556424542048" calcext:value-type="float">
            <text:p>54.4</text:p>
          </table:table-cell>
          <table:table-cell table:style-name="ce19" table:formula="of:=[.G$7]/[.$C21]/24" office:value-type="float" office:value="63.4149161965723" calcext:value-type="float">
            <text:p>63.4</text:p>
          </table:table-cell>
          <table:table-cell table:style-name="ce19" table:formula="of:=[.H$7]/[.$C21]/24" office:value-type="float" office:value="2.03833659203268" calcext:value-type="float">
            <text:p>2.0</text:p>
          </table:table-cell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8" table:formula="of:=[.$C$2]/1000/[.A22]" office:value-type="percentage" office:value="0.0581551328191945" calcext:value-type="percentage">
            <text:p>5.8%</text:p>
          </table:table-cell>
          <table:table-cell table:style-name="ce13" table:formula="of:=((1-[.B22])*1.4 + ([.B22])*71.2)/1.25" office:value-type="float" office:value="4.36738261662382" calcext:value-type="float">
            <text:p>4.4</text:p>
          </table:table-cell>
          <table:table-cell table:style-name="ce19" table:formula="of:=[.D$7]/[.$C22]/24" office:value-type="float" office:value="3.81616820180292" calcext:value-type="float">
            <text:p>3.8</text:p>
          </table:table-cell>
          <table:table-cell table:style-name="ce19" table:formula="of:=[.E$7]/[.$C22]/24" office:value-type="float" office:value="5.72425230270438" calcext:value-type="float">
            <text:p>5.7</text:p>
          </table:table-cell>
          <table:table-cell table:style-name="ce19" table:formula="of:=[.F$7]/[.$C22]/24" office:value-type="float" office:value="57.2425230270438" calcext:value-type="float">
            <text:p>57.2</text:p>
          </table:table-cell>
          <table:table-cell table:style-name="ce19" table:formula="of:=[.G$7]/[.$C22]/24" office:value-type="float" office:value="66.7829435315511" calcext:value-type="float">
            <text:p>66.8</text:p>
          </table:table-cell>
          <table:table-cell table:style-name="ce19" table:formula="of:=[.H$7]/[.$C22]/24" office:value-type="float" office:value="2.14659461351414" calcext:value-type="float">
            <text:p>2.1</text:p>
          </table:table-cell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8" table:formula="of:=[.$C$2]/1000/[.A23]" office:value-type="percentage" office:value="0.0545204370179949" calcext:value-type="percentage">
            <text:p>5.5%</text:p>
          </table:table-cell>
          <table:table-cell table:style-name="ce13" table:formula="of:=((1-[.B23])*1.4 + ([.B23])*71.2)/1.25" office:value-type="float" office:value="4.16442120308483" calcext:value-type="float">
            <text:p>4.2</text:p>
          </table:table-cell>
          <table:table-cell table:style-name="ce19" table:formula="of:=[.D$7]/[.$C23]/24" office:value-type="float" office:value="4.00215680736633" calcext:value-type="float">
            <text:p>4.0</text:p>
          </table:table-cell>
          <table:table-cell table:style-name="ce19" table:formula="of:=[.E$7]/[.$C23]/24" office:value-type="float" office:value="6.0032352110495" calcext:value-type="float">
            <text:p>6.0</text:p>
          </table:table-cell>
          <table:table-cell table:style-name="ce19" table:formula="of:=[.F$7]/[.$C23]/24" office:value-type="float" office:value="60.032352110495" calcext:value-type="float">
            <text:p>60.0</text:p>
          </table:table-cell>
          <table:table-cell table:style-name="ce19" table:formula="of:=[.G$7]/[.$C23]/24" office:value-type="float" office:value="70.0377441289109" calcext:value-type="float">
            <text:p>70.0</text:p>
          </table:table-cell>
          <table:table-cell table:style-name="ce19" table:formula="of:=[.H$7]/[.$C23]/24" office:value-type="float" office:value="2.25121320414356" calcext:value-type="float">
            <text:p>2.3</text:p>
          </table:table-cell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8" table:formula="of:=[.$C$2]/1000/[.A24]" office:value-type="percentage" office:value="0.0513133524875246" calcext:value-type="percentage">
            <text:p>5.1%</text:p>
          </table:table-cell>
          <table:table-cell table:style-name="ce13" table:formula="of:=((1-[.B24])*1.4 + ([.B24])*71.2)/1.25" office:value-type="float" office:value="3.98533760290337" calcext:value-type="float">
            <text:p>4.0</text:p>
          </table:table-cell>
          <table:table-cell table:style-name="ce19" table:formula="of:=[.D$7]/[.$C24]/24" office:value-type="float" office:value="4.18199618886108" calcext:value-type="float">
            <text:p>4.2</text:p>
          </table:table-cell>
          <table:table-cell table:style-name="ce19" table:formula="of:=[.E$7]/[.$C24]/24" office:value-type="float" office:value="6.27299428329162" calcext:value-type="float">
            <text:p>6.3</text:p>
          </table:table-cell>
          <table:table-cell table:style-name="ce19" table:formula="of:=[.F$7]/[.$C24]/24" office:value-type="float" office:value="62.7299428329162" calcext:value-type="float">
            <text:p>62.7</text:p>
          </table:table-cell>
          <table:table-cell table:style-name="ce19" table:formula="of:=[.G$7]/[.$C24]/24" office:value-type="float" office:value="73.184933305069" calcext:value-type="float">
            <text:p>73.2</text:p>
          </table:table-cell>
          <table:table-cell table:style-name="ce19" table:formula="of:=[.H$7]/[.$C24]/24" office:value-type="float" office:value="2.35237285623436" calcext:value-type="float">
            <text:p>2.4</text:p>
          </table:table-cell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8" table:formula="of:=[.$C$2]/1000/[.A25]" office:value-type="percentage" office:value="0.0484626106826621" calcext:value-type="percentage">
            <text:p>4.8%</text:p>
          </table:table-cell>
          <table:table-cell table:style-name="ce13" table:formula="of:=((1-[.B25])*1.4 + ([.B25])*71.2)/1.25" office:value-type="float" office:value="3.82615218051985" calcext:value-type="float">
            <text:p>3.8</text:p>
          </table:table-cell>
          <table:table-cell table:style-name="ce19" table:formula="of:=[.D$7]/[.$C25]/24" office:value-type="float" office:value="4.35598634877147" calcext:value-type="float">
            <text:p>4.4</text:p>
          </table:table-cell>
          <table:table-cell table:style-name="ce19" table:formula="of:=[.E$7]/[.$C25]/24" office:value-type="float" office:value="6.5339795231572" calcext:value-type="float">
            <text:p>6.5</text:p>
          </table:table-cell>
          <table:table-cell table:style-name="ce19" table:formula="of:=[.F$7]/[.$C25]/24" office:value-type="float" office:value="65.339795231572" calcext:value-type="float">
            <text:p>65.3</text:p>
          </table:table-cell>
          <table:table-cell table:style-name="ce19" table:formula="of:=[.G$7]/[.$C25]/24" office:value-type="float" office:value="76.2297611035007" calcext:value-type="float">
            <text:p>76.2</text:p>
          </table:table-cell>
          <table:table-cell table:style-name="ce19" table:formula="of:=[.H$7]/[.$C25]/24" office:value-type="float" office:value="2.45024232118395" calcext:value-type="float">
            <text:p>2.5</text:p>
          </table:table-cell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8" table:formula="of:=[.$C$2]/1000/[.A26]" office:value-type="percentage" office:value="0.045911946962522" calcext:value-type="percentage">
            <text:p>4.6%</text:p>
          </table:table-cell>
          <table:table-cell table:style-name="ce13" table:formula="of:=((1-[.B26])*1.4 + ([.B26])*71.2)/1.25" office:value-type="float" office:value="3.68372311838723" calcext:value-type="float">
            <text:p>3.7</text:p>
          </table:table-cell>
          <table:table-cell table:style-name="ce19" table:formula="of:=[.D$7]/[.$C26]/24" office:value-type="float" office:value="4.52440808688236" calcext:value-type="float">
            <text:p>4.5</text:p>
          </table:table-cell>
          <table:table-cell table:style-name="ce19" table:formula="of:=[.E$7]/[.$C26]/24" office:value-type="float" office:value="6.78661213032353" calcext:value-type="float">
            <text:p>6.8</text:p>
          </table:table-cell>
          <table:table-cell table:style-name="ce19" table:formula="of:=[.F$7]/[.$C26]/24" office:value-type="float" office:value="67.8661213032354" calcext:value-type="float">
            <text:p>67.9</text:p>
          </table:table-cell>
          <table:table-cell table:style-name="ce19" table:formula="of:=[.G$7]/[.$C26]/24" office:value-type="float" office:value="79.1771415204412" calcext:value-type="float">
            <text:p>79.2</text:p>
          </table:table-cell>
          <table:table-cell table:style-name="ce19" table:formula="of:=[.H$7]/[.$C26]/24" office:value-type="float" office:value="2.54497954887133" calcext:value-type="float">
            <text:p>2.5</text:p>
          </table:table-cell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9" table:formula="of:=[.$C$2]/1000/[.A27]" office:value-type="percentage" office:value="0.0436163496143959" calcext:value-type="percentage">
            <text:p>4.4%</text:p>
          </table:table-cell>
          <table:table-cell table:style-name="ce14" table:formula="of:=((1-[.B27])*1.4 + ([.B27])*71.2)/1.25" office:value-type="float" office:value="3.55553696246787" calcext:value-type="float">
            <text:p>3.6</text:p>
          </table:table-cell>
          <table:table-cell table:style-name="ce20" table:formula="of:=[.D$7]/[.$C27]/24" office:value-type="float" office:value="4.68752451249965" calcext:value-type="float">
            <text:p>4.7</text:p>
          </table:table-cell>
          <table:table-cell table:style-name="ce20" table:formula="of:=[.E$7]/[.$C27]/24" office:value-type="float" office:value="7.03128676874947" calcext:value-type="float">
            <text:p>7.0</text:p>
          </table:table-cell>
          <table:table-cell table:style-name="ce20" table:formula="of:=[.F$7]/[.$C27]/24" office:value-type="float" office:value="70.3128676874947" calcext:value-type="float">
            <text:p>70.3</text:p>
          </table:table-cell>
          <table:table-cell table:style-name="ce20" table:formula="of:=[.G$7]/[.$C27]/24" office:value-type="float" office:value="82.0316789687438" calcext:value-type="float">
            <text:p>82.0</text:p>
          </table:table-cell>
          <table:table-cell table:style-name="ce20" table:formula="of:=[.H$7]/[.$C27]/24" office:value-type="float" office:value="2.63673253828105" calcext:value-type="float">
            <text:p>2.6</text:p>
          </table:table-cell>
        </table:table-row>
        <table:table-row table:style-name="ro1" table:number-rows-repeated="104854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atos" table:style-name="ta1">
        <table:table-column table:style-name="co4" table:default-cell-style-name="Default"/>
        <table:table-column table:style-name="co5" table:default-cell-style-name="Default"/>
        <table:table-column table:style-name="co5" table:default-cell-style-name="ce22"/>
        <table:table-column table:style-name="co1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eriodo</text:p>
          </table:table-cell>
          <table:table-cell office:value-type="float" office:value="10" calcext:value-type="float">
            <text:p>10</text:p>
          </table:table-cell>
          <table:table-cell table:style-name="ce23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iempo dormido</text:p>
          </table:table-cell>
          <table:table-cell table:style-name="ce22" office:value-type="string" calcext:value-type="string">
            <text:p>DT</text:p>
          </table:table-cell>
          <table:table-cell office:value-type="string" calcext:value-type="string">
            <text:p>DT</text:p>
          </table:table-cell>
          <table:table-cell table:number-columns-repeated="2" table:style-name="ce22" office:value-type="string" calcext:value-type="string">
            <text:p>DT</text:p>
          </table:table-cell>
        </table:table-row>
        <table:table-row table:style-name="ro1">
          <table:table-cell/>
          <table:table-cell table:style-name="ce22" office:value-type="string" calcext:value-type="string">
            <text:p>[%]</text:p>
          </table:table-cell>
          <table:table-cell/>
          <table:table-cell table:style-name="ce22" table:number-columns-repeated="2"/>
        </table:table-row>
        <table:table-row table:style-name="ro1">
          <table:table-cell office:value-type="float" office:value="15720" calcext:value-type="float">
            <text:p>15720</text:p>
          </table:table-cell>
          <table:table-cell table:formula="of:=(20000-[.$A5])/([.B$2]*1000)" office:value-type="float" office:value="0.428" calcext:value-type="float">
            <text:p>0.428</text:p>
          </table:table-cell>
          <table:table-cell table:style-name="Default" table:formula="of:=(20000-[.$A5])/([.C$2]*1000)" office:value-type="float" office:value="0.214" calcext:value-type="float">
            <text:p>0.214</text:p>
          </table:table-cell>
          <table:table-cell table:formula="of:=(20000-[.$A5])/([.D$2]*1000)" office:value-type="float" office:value="0.0856" calcext:value-type="float">
            <text:p>0.0856</text:p>
          </table:table-cell>
          <table:table-cell table:formula="of:=(20000-[.$A5])/([.E$2]*1000)"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6])/([.B$2]*1000)" office:value-type="float" office:value="0.4237" calcext:value-type="float">
            <text:p>0.4237</text:p>
          </table:table-cell>
          <table:table-cell table:style-name="Default" table:formula="of:=(20000-[.$A6])/([.C$2]*1000)" office:value-type="float" office:value="0.21185" calcext:value-type="float">
            <text:p>0.21185</text:p>
          </table:table-cell>
          <table:table-cell table:formula="of:=(20000-[.$A6])/([.D$2]*1000)" office:value-type="float" office:value="0.08474" calcext:value-type="float">
            <text:p>0.08474</text:p>
          </table:table-cell>
          <table:table-cell table:formula="of:=(20000-[.$A6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7])/([.B$2]*1000)" office:value-type="float" office:value="0.424" calcext:value-type="float">
            <text:p>0.424</text:p>
          </table:table-cell>
          <table:table-cell table:style-name="Default" table:formula="of:=(20000-[.$A7])/([.C$2]*1000)" office:value-type="float" office:value="0.212" calcext:value-type="float">
            <text:p>0.212</text:p>
          </table:table-cell>
          <table:table-cell table:formula="of:=(20000-[.$A7])/([.D$2]*1000)" office:value-type="float" office:value="0.0848" calcext:value-type="float">
            <text:p>0.0848</text:p>
          </table:table-cell>
          <table:table-cell table:formula="of:=(20000-[.$A7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8])/([.B$2]*1000)" office:value-type="float" office:value="0.4236" calcext:value-type="float">
            <text:p>0.4236</text:p>
          </table:table-cell>
          <table:table-cell table:style-name="Default" table:formula="of:=(20000-[.$A8])/([.C$2]*1000)" office:value-type="float" office:value="0.2118" calcext:value-type="float">
            <text:p>0.2118</text:p>
          </table:table-cell>
          <table:table-cell table:formula="of:=(20000-[.$A8])/([.D$2]*1000)" office:value-type="float" office:value="0.08472" calcext:value-type="float">
            <text:p>0.08472</text:p>
          </table:table-cell>
          <table:table-cell table:formula="of:=(20000-[.$A8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27" calcext:value-type="float">
            <text:p>15727</text:p>
          </table:table-cell>
          <table:table-cell table:formula="of:=(20000-[.$A9])/([.B$2]*1000)" office:value-type="float" office:value="0.4273" calcext:value-type="float">
            <text:p>0.4273</text:p>
          </table:table-cell>
          <table:table-cell table:style-name="Default" table:formula="of:=(20000-[.$A9])/([.C$2]*1000)" office:value-type="float" office:value="0.21365" calcext:value-type="float">
            <text:p>0.21365</text:p>
          </table:table-cell>
          <table:table-cell table:formula="of:=(20000-[.$A9])/([.D$2]*1000)" office:value-type="float" office:value="0.08546" calcext:value-type="float">
            <text:p>0.08546</text:p>
          </table:table-cell>
          <table:table-cell table:formula="of:=(20000-[.$A9])/([.E$2]*1000)" office:value-type="float" office:value="0.04273" calcext:value-type="float">
            <text:p>0.04273</text:p>
          </table:table-cell>
        </table:table-row>
        <table:table-row table:style-name="ro1">
          <table:table-cell office:value-type="float" office:value="15707" calcext:value-type="float">
            <text:p>15707</text:p>
          </table:table-cell>
          <table:table-cell table:formula="of:=(20000-[.$A10])/([.B$2]*1000)" office:value-type="float" office:value="0.4293" calcext:value-type="float">
            <text:p>0.4293</text:p>
          </table:table-cell>
          <table:table-cell table:style-name="Default" table:formula="of:=(20000-[.$A10])/([.C$2]*1000)" office:value-type="float" office:value="0.21465" calcext:value-type="float">
            <text:p>0.21465</text:p>
          </table:table-cell>
          <table:table-cell table:formula="of:=(20000-[.$A10])/([.D$2]*1000)" office:value-type="float" office:value="0.08586" calcext:value-type="float">
            <text:p>0.08586</text:p>
          </table:table-cell>
          <table:table-cell table:formula="of:=(20000-[.$A10])/([.E$2]*1000)" office:value-type="float" office:value="0.04293" calcext:value-type="float">
            <text:p>0.04293</text:p>
          </table:table-cell>
        </table:table-row>
        <table:table-row table:style-name="ro1">
          <table:table-cell office:value-type="float" office:value="15756" calcext:value-type="float">
            <text:p>15756</text:p>
          </table:table-cell>
          <table:table-cell table:formula="of:=(20000-[.$A11])/([.B$2]*1000)" office:value-type="float" office:value="0.4244" calcext:value-type="float">
            <text:p>0.4244</text:p>
          </table:table-cell>
          <table:table-cell table:style-name="Default" table:formula="of:=(20000-[.$A11])/([.C$2]*1000)" office:value-type="float" office:value="0.2122" calcext:value-type="float">
            <text:p>0.2122</text:p>
          </table:table-cell>
          <table:table-cell table:formula="of:=(20000-[.$A11])/([.D$2]*1000)" office:value-type="float" office:value="0.08488" calcext:value-type="float">
            <text:p>0.08488</text:p>
          </table:table-cell>
          <table:table-cell table:formula="of:=(20000-[.$A11])/([.E$2]*1000)" office:value-type="float" office:value="0.04244" calcext:value-type="float">
            <text:p>0.04244</text:p>
          </table:table-cell>
        </table:table-row>
        <table:table-row table:style-name="ro1">
          <table:table-cell office:value-type="float" office:value="15714" calcext:value-type="float">
            <text:p>15714</text:p>
          </table:table-cell>
          <table:table-cell table:formula="of:=(20000-[.$A12])/([.B$2]*1000)" office:value-type="float" office:value="0.4286" calcext:value-type="float">
            <text:p>0.4286</text:p>
          </table:table-cell>
          <table:table-cell table:style-name="Default" table:formula="of:=(20000-[.$A12])/([.C$2]*1000)" office:value-type="float" office:value="0.2143" calcext:value-type="float">
            <text:p>0.2143</text:p>
          </table:table-cell>
          <table:table-cell table:formula="of:=(20000-[.$A12])/([.D$2]*1000)" office:value-type="float" office:value="0.08572" calcext:value-type="float">
            <text:p>0.08572</text:p>
          </table:table-cell>
          <table:table-cell table:formula="of:=(20000-[.$A12])/([.E$2]*1000)" office:value-type="float" office:value="0.04286" calcext:value-type="float">
            <text:p>0.04286</text:p>
          </table:table-cell>
        </table:table-row>
        <table:table-row table:style-name="ro1">
          <table:table-cell office:value-type="float" office:value="15765" calcext:value-type="float">
            <text:p>15765</text:p>
          </table:table-cell>
          <table:table-cell table:formula="of:=(20000-[.$A13])/([.B$2]*1000)" office:value-type="float" office:value="0.4235" calcext:value-type="float">
            <text:p>0.4235</text:p>
          </table:table-cell>
          <table:table-cell table:style-name="Default" table:formula="of:=(20000-[.$A13])/([.C$2]*1000)" office:value-type="float" office:value="0.21175" calcext:value-type="float">
            <text:p>0.21175</text:p>
          </table:table-cell>
          <table:table-cell table:formula="of:=(20000-[.$A13])/([.D$2]*1000)" office:value-type="float" office:value="0.0847" calcext:value-type="float">
            <text:p>0.0847</text:p>
          </table:table-cell>
          <table:table-cell table:formula="of:=(20000-[.$A13])/([.E$2]*1000)" office:value-type="float" office:value="0.04235" calcext:value-type="float">
            <text:p>0.04235</text:p>
          </table:table-cell>
        </table:table-row>
        <table:table-row table:style-name="ro1">
          <table:table-cell office:value-type="float" office:value="15714" calcext:value-type="float">
            <text:p>15714</text:p>
          </table:table-cell>
          <table:table-cell table:formula="of:=(20000-[.$A14])/([.B$2]*1000)" office:value-type="float" office:value="0.4286" calcext:value-type="float">
            <text:p>0.4286</text:p>
          </table:table-cell>
          <table:table-cell table:style-name="Default" table:formula="of:=(20000-[.$A14])/([.C$2]*1000)" office:value-type="float" office:value="0.2143" calcext:value-type="float">
            <text:p>0.2143</text:p>
          </table:table-cell>
          <table:table-cell table:formula="of:=(20000-[.$A14])/([.D$2]*1000)" office:value-type="float" office:value="0.08572" calcext:value-type="float">
            <text:p>0.08572</text:p>
          </table:table-cell>
          <table:table-cell table:formula="of:=(20000-[.$A14])/([.E$2]*1000)" office:value-type="float" office:value="0.04286" calcext:value-type="float">
            <text:p>0.04286</text:p>
          </table:table-cell>
        </table:table-row>
        <table:table-row table:style-name="ro1">
          <table:table-cell office:value-type="float" office:value="15716" calcext:value-type="float">
            <text:p>15716</text:p>
          </table:table-cell>
          <table:table-cell table:formula="of:=(20000-[.$A15])/([.B$2]*1000)" office:value-type="float" office:value="0.4284" calcext:value-type="float">
            <text:p>0.4284</text:p>
          </table:table-cell>
          <table:table-cell table:style-name="Default" table:formula="of:=(20000-[.$A15])/([.C$2]*1000)" office:value-type="float" office:value="0.2142" calcext:value-type="float">
            <text:p>0.2142</text:p>
          </table:table-cell>
          <table:table-cell table:formula="of:=(20000-[.$A15])/([.D$2]*1000)" office:value-type="float" office:value="0.08568" calcext:value-type="float">
            <text:p>0.08568</text:p>
          </table:table-cell>
          <table:table-cell table:formula="of:=(20000-[.$A15])/([.E$2]*1000)" office:value-type="float" office:value="0.04284" calcext:value-type="float">
            <text:p>0.04284</text:p>
          </table:table-cell>
        </table:table-row>
        <table:table-row table:style-name="ro1">
          <table:table-cell office:value-type="float" office:value="15759" calcext:value-type="float">
            <text:p>15759</text:p>
          </table:table-cell>
          <table:table-cell table:formula="of:=(20000-[.$A16])/([.B$2]*1000)" office:value-type="float" office:value="0.4241" calcext:value-type="float">
            <text:p>0.4241</text:p>
          </table:table-cell>
          <table:table-cell table:style-name="Default" table:formula="of:=(20000-[.$A16])/([.C$2]*1000)" office:value-type="float" office:value="0.21205" calcext:value-type="float">
            <text:p>0.21205</text:p>
          </table:table-cell>
          <table:table-cell table:formula="of:=(20000-[.$A16])/([.D$2]*1000)" office:value-type="float" office:value="0.08482" calcext:value-type="float">
            <text:p>0.08482</text:p>
          </table:table-cell>
          <table:table-cell table:formula="of:=(20000-[.$A16])/([.E$2]*1000)" office:value-type="float" office:value="0.04241" calcext:value-type="float">
            <text:p>0.04241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17])/([.B$2]*1000)" office:value-type="float" office:value="0.4237" calcext:value-type="float">
            <text:p>0.4237</text:p>
          </table:table-cell>
          <table:table-cell table:style-name="Default" table:formula="of:=(20000-[.$A17])/([.C$2]*1000)" office:value-type="float" office:value="0.21185" calcext:value-type="float">
            <text:p>0.21185</text:p>
          </table:table-cell>
          <table:table-cell table:formula="of:=(20000-[.$A17])/([.D$2]*1000)" office:value-type="float" office:value="0.08474" calcext:value-type="float">
            <text:p>0.08474</text:p>
          </table:table-cell>
          <table:table-cell table:formula="of:=(20000-[.$A17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46" calcext:value-type="float">
            <text:p>15746</text:p>
          </table:table-cell>
          <table:table-cell table:formula="of:=(20000-[.$A18])/([.B$2]*1000)" office:value-type="float" office:value="0.4254" calcext:value-type="float">
            <text:p>0.4254</text:p>
          </table:table-cell>
          <table:table-cell table:style-name="Default" table:formula="of:=(20000-[.$A18])/([.C$2]*1000)" office:value-type="float" office:value="0.2127" calcext:value-type="float">
            <text:p>0.2127</text:p>
          </table:table-cell>
          <table:table-cell table:formula="of:=(20000-[.$A18])/([.D$2]*1000)" office:value-type="float" office:value="0.08508" calcext:value-type="float">
            <text:p>0.08508</text:p>
          </table:table-cell>
          <table:table-cell table:formula="of:=(20000-[.$A18])/([.E$2]*1000)" office:value-type="float" office:value="0.04254" calcext:value-type="float">
            <text:p>0.04254</text:p>
          </table:table-cell>
        </table:table-row>
        <table:table-row table:style-name="ro1">
          <table:table-cell office:value-type="float" office:value="15757" calcext:value-type="float">
            <text:p>15757</text:p>
          </table:table-cell>
          <table:table-cell table:formula="of:=(20000-[.$A19])/([.B$2]*1000)" office:value-type="float" office:value="0.4243" calcext:value-type="float">
            <text:p>0.4243</text:p>
          </table:table-cell>
          <table:table-cell table:style-name="Default" table:formula="of:=(20000-[.$A19])/([.C$2]*1000)" office:value-type="float" office:value="0.21215" calcext:value-type="float">
            <text:p>0.21215</text:p>
          </table:table-cell>
          <table:table-cell table:formula="of:=(20000-[.$A19])/([.D$2]*1000)" office:value-type="float" office:value="0.08486" calcext:value-type="float">
            <text:p>0.08486</text:p>
          </table:table-cell>
          <table:table-cell table:formula="of:=(20000-[.$A19])/([.E$2]*1000)" office:value-type="float" office:value="0.04243" calcext:value-type="float">
            <text:p>0.04243</text:p>
          </table:table-cell>
        </table:table-row>
        <table:table-row table:style-name="ro1">
          <table:table-cell office:value-type="float" office:value="15712" calcext:value-type="float">
            <text:p>15712</text:p>
          </table:table-cell>
          <table:table-cell table:formula="of:=(20000-[.$A20])/([.B$2]*1000)" office:value-type="float" office:value="0.4288" calcext:value-type="float">
            <text:p>0.4288</text:p>
          </table:table-cell>
          <table:table-cell table:style-name="Default" table:formula="of:=(20000-[.$A20])/([.C$2]*1000)" office:value-type="float" office:value="0.2144" calcext:value-type="float">
            <text:p>0.2144</text:p>
          </table:table-cell>
          <table:table-cell table:formula="of:=(20000-[.$A20])/([.D$2]*1000)" office:value-type="float" office:value="0.08576" calcext:value-type="float">
            <text:p>0.08576</text:p>
          </table:table-cell>
          <table:table-cell table:formula="of:=(20000-[.$A20])/([.E$2]*1000)" office:value-type="float" office:value="0.04288" calcext:value-type="float">
            <text:p>0.04288</text:p>
          </table:table-cell>
        </table:table-row>
        <table:table-row table:style-name="ro1">
          <table:table-cell office:value-type="float" office:value="15720" calcext:value-type="float">
            <text:p>15720</text:p>
          </table:table-cell>
          <table:table-cell table:formula="of:=(20000-[.$A21])/([.B$2]*1000)" office:value-type="float" office:value="0.428" calcext:value-type="float">
            <text:p>0.428</text:p>
          </table:table-cell>
          <table:table-cell table:style-name="Default" table:formula="of:=(20000-[.$A21])/([.C$2]*1000)" office:value-type="float" office:value="0.214" calcext:value-type="float">
            <text:p>0.214</text:p>
          </table:table-cell>
          <table:table-cell table:formula="of:=(20000-[.$A21])/([.D$2]*1000)" office:value-type="float" office:value="0.0856" calcext:value-type="float">
            <text:p>0.0856</text:p>
          </table:table-cell>
          <table:table-cell table:formula="of:=(20000-[.$A21])/([.E$2]*1000)"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11717" calcext:value-type="float">
            <text:p>11717</text:p>
          </table:table-cell>
          <table:table-cell table:formula="of:=(20000-[.$A22])/([.B$2]*1000)" office:value-type="float" office:value="0.8283" calcext:value-type="float">
            <text:p>0.8283</text:p>
          </table:table-cell>
          <table:table-cell table:style-name="Default" table:formula="of:=(20000-[.$A22])/([.C$2]*1000)" office:value-type="float" office:value="0.41415" calcext:value-type="float">
            <text:p>0.41415</text:p>
          </table:table-cell>
          <table:table-cell table:formula="of:=(20000-[.$A22])/([.D$2]*1000)" office:value-type="float" office:value="0.16566" calcext:value-type="float">
            <text:p>0.16566</text:p>
          </table:table-cell>
          <table:table-cell table:formula="of:=(20000-[.$A22])/([.E$2]*1000)" office:value-type="float" office:value="0.08283" calcext:value-type="float">
            <text:p>0.08283</text:p>
          </table:table-cell>
        </table:table-row>
        <table:table-row table:style-name="ro1">
          <table:table-cell office:value-type="float" office:value="15758" calcext:value-type="float">
            <text:p>15758</text:p>
          </table:table-cell>
          <table:table-cell table:formula="of:=(20000-[.$A23])/([.B$2]*1000)" office:value-type="float" office:value="0.4242" calcext:value-type="float">
            <text:p>0.4242</text:p>
          </table:table-cell>
          <table:table-cell table:style-name="Default" table:formula="of:=(20000-[.$A23])/([.C$2]*1000)" office:value-type="float" office:value="0.2121" calcext:value-type="float">
            <text:p>0.2121</text:p>
          </table:table-cell>
          <table:table-cell table:formula="of:=(20000-[.$A23])/([.D$2]*1000)" office:value-type="float" office:value="0.08484" calcext:value-type="float">
            <text:p>0.08484</text:p>
          </table:table-cell>
          <table:table-cell table:formula="of:=(20000-[.$A23])/([.E$2]*1000)" office:value-type="float" office:value="0.04242" calcext:value-type="float">
            <text:p>0.04242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24])/([.B$2]*1000)" office:value-type="float" office:value="0.4237" calcext:value-type="float">
            <text:p>0.4237</text:p>
          </table:table-cell>
          <table:table-cell table:style-name="Default" table:formula="of:=(20000-[.$A24])/([.C$2]*1000)" office:value-type="float" office:value="0.21185" calcext:value-type="float">
            <text:p>0.21185</text:p>
          </table:table-cell>
          <table:table-cell table:formula="of:=(20000-[.$A24])/([.D$2]*1000)" office:value-type="float" office:value="0.08474" calcext:value-type="float">
            <text:p>0.08474</text:p>
          </table:table-cell>
          <table:table-cell table:formula="of:=(20000-[.$A24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25])/([.B$2]*1000)" office:value-type="float" office:value="0.4238" calcext:value-type="float">
            <text:p>0.4238</text:p>
          </table:table-cell>
          <table:table-cell table:style-name="Default" table:formula="of:=(20000-[.$A25])/([.C$2]*1000)" office:value-type="float" office:value="0.2119" calcext:value-type="float">
            <text:p>0.2119</text:p>
          </table:table-cell>
          <table:table-cell table:formula="of:=(20000-[.$A25])/([.D$2]*1000)" office:value-type="float" office:value="0.08476" calcext:value-type="float">
            <text:p>0.08476</text:p>
          </table:table-cell>
          <table:table-cell table:formula="of:=(20000-[.$A25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55" calcext:value-type="float">
            <text:p>15755</text:p>
          </table:table-cell>
          <table:table-cell table:formula="of:=(20000-[.$A26])/([.B$2]*1000)" office:value-type="float" office:value="0.4245" calcext:value-type="float">
            <text:p>0.4245</text:p>
          </table:table-cell>
          <table:table-cell table:style-name="Default" table:formula="of:=(20000-[.$A26])/([.C$2]*1000)" office:value-type="float" office:value="0.21225" calcext:value-type="float">
            <text:p>0.21225</text:p>
          </table:table-cell>
          <table:table-cell table:formula="of:=(20000-[.$A26])/([.D$2]*1000)" office:value-type="float" office:value="0.0849" calcext:value-type="float">
            <text:p>0.0849</text:p>
          </table:table-cell>
          <table:table-cell table:formula="of:=(20000-[.$A26])/([.E$2]*1000)" office:value-type="float" office:value="0.04245" calcext:value-type="float">
            <text:p>0.04245</text:p>
          </table:table-cell>
        </table:table-row>
        <table:table-row table:style-name="ro1">
          <table:table-cell office:value-type="float" office:value="15742" calcext:value-type="float">
            <text:p>15742</text:p>
          </table:table-cell>
          <table:table-cell table:formula="of:=(20000-[.$A27])/([.B$2]*1000)" office:value-type="float" office:value="0.4258" calcext:value-type="float">
            <text:p>0.4258</text:p>
          </table:table-cell>
          <table:table-cell table:style-name="Default" table:formula="of:=(20000-[.$A27])/([.C$2]*1000)" office:value-type="float" office:value="0.2129" calcext:value-type="float">
            <text:p>0.2129</text:p>
          </table:table-cell>
          <table:table-cell table:formula="of:=(20000-[.$A27])/([.D$2]*1000)" office:value-type="float" office:value="0.08516" calcext:value-type="float">
            <text:p>0.08516</text:p>
          </table:table-cell>
          <table:table-cell table:formula="of:=(20000-[.$A27])/([.E$2]*1000)" office:value-type="float" office:value="0.04258" calcext:value-type="float">
            <text:p>0.04258</text:p>
          </table:table-cell>
        </table:table-row>
        <table:table-row table:style-name="ro1">
          <table:table-cell office:value-type="float" office:value="15702" calcext:value-type="float">
            <text:p>15702</text:p>
          </table:table-cell>
          <table:table-cell table:formula="of:=(20000-[.$A28])/([.B$2]*1000)" office:value-type="float" office:value="0.4298" calcext:value-type="float">
            <text:p>0.4298</text:p>
          </table:table-cell>
          <table:table-cell table:style-name="Default" table:formula="of:=(20000-[.$A28])/([.C$2]*1000)" office:value-type="float" office:value="0.2149" calcext:value-type="float">
            <text:p>0.2149</text:p>
          </table:table-cell>
          <table:table-cell table:formula="of:=(20000-[.$A28])/([.D$2]*1000)" office:value-type="float" office:value="0.08596" calcext:value-type="float">
            <text:p>0.08596</text:p>
          </table:table-cell>
          <table:table-cell table:formula="of:=(20000-[.$A28])/([.E$2]*1000)" office:value-type="float" office:value="0.04298" calcext:value-type="float">
            <text:p>0.04298</text:p>
          </table:table-cell>
        </table:table-row>
        <table:table-row table:style-name="ro1">
          <table:table-cell office:value-type="float" office:value="15747" calcext:value-type="float">
            <text:p>15747</text:p>
          </table:table-cell>
          <table:table-cell table:formula="of:=(20000-[.$A29])/([.B$2]*1000)" office:value-type="float" office:value="0.4253" calcext:value-type="float">
            <text:p>0.4253</text:p>
          </table:table-cell>
          <table:table-cell table:style-name="Default" table:formula="of:=(20000-[.$A29])/([.C$2]*1000)" office:value-type="float" office:value="0.21265" calcext:value-type="float">
            <text:p>0.21265</text:p>
          </table:table-cell>
          <table:table-cell table:formula="of:=(20000-[.$A29])/([.D$2]*1000)" office:value-type="float" office:value="0.08506" calcext:value-type="float">
            <text:p>0.08506</text:p>
          </table:table-cell>
          <table:table-cell table:formula="of:=(20000-[.$A29])/([.E$2]*1000)" office:value-type="float" office:value="0.04253" calcext:value-type="float">
            <text:p>0.04253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30])/([.B$2]*1000)" office:value-type="float" office:value="0.4237" calcext:value-type="float">
            <text:p>0.4237</text:p>
          </table:table-cell>
          <table:table-cell table:style-name="Default" table:formula="of:=(20000-[.$A30])/([.C$2]*1000)" office:value-type="float" office:value="0.21185" calcext:value-type="float">
            <text:p>0.21185</text:p>
          </table:table-cell>
          <table:table-cell table:formula="of:=(20000-[.$A30])/([.D$2]*1000)" office:value-type="float" office:value="0.08474" calcext:value-type="float">
            <text:p>0.08474</text:p>
          </table:table-cell>
          <table:table-cell table:formula="of:=(20000-[.$A30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57" calcext:value-type="float">
            <text:p>15757</text:p>
          </table:table-cell>
          <table:table-cell table:formula="of:=(20000-[.$A31])/([.B$2]*1000)" office:value-type="float" office:value="0.4243" calcext:value-type="float">
            <text:p>0.4243</text:p>
          </table:table-cell>
          <table:table-cell table:style-name="Default" table:formula="of:=(20000-[.$A31])/([.C$2]*1000)" office:value-type="float" office:value="0.21215" calcext:value-type="float">
            <text:p>0.21215</text:p>
          </table:table-cell>
          <table:table-cell table:formula="of:=(20000-[.$A31])/([.D$2]*1000)" office:value-type="float" office:value="0.08486" calcext:value-type="float">
            <text:p>0.08486</text:p>
          </table:table-cell>
          <table:table-cell table:formula="of:=(20000-[.$A31])/([.E$2]*1000)" office:value-type="float" office:value="0.04243" calcext:value-type="float">
            <text:p>0.04243</text:p>
          </table:table-cell>
        </table:table-row>
        <table:table-row table:style-name="ro1">
          <table:table-cell office:value-type="float" office:value="15731" calcext:value-type="float">
            <text:p>15731</text:p>
          </table:table-cell>
          <table:table-cell table:formula="of:=(20000-[.$A32])/([.B$2]*1000)" office:value-type="float" office:value="0.4269" calcext:value-type="float">
            <text:p>0.4269</text:p>
          </table:table-cell>
          <table:table-cell table:style-name="Default" table:formula="of:=(20000-[.$A32])/([.C$2]*1000)" office:value-type="float" office:value="0.21345" calcext:value-type="float">
            <text:p>0.21345</text:p>
          </table:table-cell>
          <table:table-cell table:formula="of:=(20000-[.$A32])/([.D$2]*1000)" office:value-type="float" office:value="0.08538" calcext:value-type="float">
            <text:p>0.08538</text:p>
          </table:table-cell>
          <table:table-cell table:formula="of:=(20000-[.$A32])/([.E$2]*1000)" office:value-type="float" office:value="0.04269" calcext:value-type="float">
            <text:p>0.04269</text:p>
          </table:table-cell>
        </table:table-row>
        <table:table-row table:style-name="ro1">
          <table:table-cell office:value-type="float" office:value="15756" calcext:value-type="float">
            <text:p>15756</text:p>
          </table:table-cell>
          <table:table-cell table:formula="of:=(20000-[.$A33])/([.B$2]*1000)" office:value-type="float" office:value="0.4244" calcext:value-type="float">
            <text:p>0.4244</text:p>
          </table:table-cell>
          <table:table-cell table:style-name="Default" table:formula="of:=(20000-[.$A33])/([.C$2]*1000)" office:value-type="float" office:value="0.2122" calcext:value-type="float">
            <text:p>0.2122</text:p>
          </table:table-cell>
          <table:table-cell table:formula="of:=(20000-[.$A33])/([.D$2]*1000)" office:value-type="float" office:value="0.08488" calcext:value-type="float">
            <text:p>0.08488</text:p>
          </table:table-cell>
          <table:table-cell table:formula="of:=(20000-[.$A33])/([.E$2]*1000)" office:value-type="float" office:value="0.04244" calcext:value-type="float">
            <text:p>0.04244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34])/([.B$2]*1000)" office:value-type="float" office:value="0.4236" calcext:value-type="float">
            <text:p>0.4236</text:p>
          </table:table-cell>
          <table:table-cell table:style-name="Default" table:formula="of:=(20000-[.$A34])/([.C$2]*1000)" office:value-type="float" office:value="0.2118" calcext:value-type="float">
            <text:p>0.2118</text:p>
          </table:table-cell>
          <table:table-cell table:formula="of:=(20000-[.$A34])/([.D$2]*1000)" office:value-type="float" office:value="0.08472" calcext:value-type="float">
            <text:p>0.08472</text:p>
          </table:table-cell>
          <table:table-cell table:formula="of:=(20000-[.$A34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684" calcext:value-type="float">
            <text:p>15684</text:p>
          </table:table-cell>
          <table:table-cell table:formula="of:=(20000-[.$A35])/([.B$2]*1000)" office:value-type="float" office:value="0.4316" calcext:value-type="float">
            <text:p>0.4316</text:p>
          </table:table-cell>
          <table:table-cell table:style-name="Default" table:formula="of:=(20000-[.$A35])/([.C$2]*1000)" office:value-type="float" office:value="0.2158" calcext:value-type="float">
            <text:p>0.2158</text:p>
          </table:table-cell>
          <table:table-cell table:formula="of:=(20000-[.$A35])/([.D$2]*1000)" office:value-type="float" office:value="0.08632" calcext:value-type="float">
            <text:p>0.08632</text:p>
          </table:table-cell>
          <table:table-cell table:formula="of:=(20000-[.$A35])/([.E$2]*1000)" office:value-type="float" office:value="0.04316" calcext:value-type="float">
            <text:p>0.04316</text:p>
          </table:table-cell>
        </table:table-row>
        <table:table-row table:style-name="ro1">
          <table:table-cell office:value-type="float" office:value="15695" calcext:value-type="float">
            <text:p>15695</text:p>
          </table:table-cell>
          <table:table-cell table:formula="of:=(20000-[.$A36])/([.B$2]*1000)" office:value-type="float" office:value="0.4305" calcext:value-type="float">
            <text:p>0.4305</text:p>
          </table:table-cell>
          <table:table-cell table:style-name="Default" table:formula="of:=(20000-[.$A36])/([.C$2]*1000)" office:value-type="float" office:value="0.21525" calcext:value-type="float">
            <text:p>0.21525</text:p>
          </table:table-cell>
          <table:table-cell table:formula="of:=(20000-[.$A36])/([.D$2]*1000)" office:value-type="float" office:value="0.0861" calcext:value-type="float">
            <text:p>0.0861</text:p>
          </table:table-cell>
          <table:table-cell table:formula="of:=(20000-[.$A36])/([.E$2]*1000)" office:value-type="float" office:value="0.04305" calcext:value-type="float">
            <text:p>0.04305</text:p>
          </table:table-cell>
        </table:table-row>
        <table:table-row table:style-name="ro1">
          <table:table-cell office:value-type="float" office:value="15759" calcext:value-type="float">
            <text:p>15759</text:p>
          </table:table-cell>
          <table:table-cell table:formula="of:=(20000-[.$A37])/([.B$2]*1000)" office:value-type="float" office:value="0.4241" calcext:value-type="float">
            <text:p>0.4241</text:p>
          </table:table-cell>
          <table:table-cell table:style-name="Default" table:formula="of:=(20000-[.$A37])/([.C$2]*1000)" office:value-type="float" office:value="0.21205" calcext:value-type="float">
            <text:p>0.21205</text:p>
          </table:table-cell>
          <table:table-cell table:formula="of:=(20000-[.$A37])/([.D$2]*1000)" office:value-type="float" office:value="0.08482" calcext:value-type="float">
            <text:p>0.08482</text:p>
          </table:table-cell>
          <table:table-cell table:formula="of:=(20000-[.$A37])/([.E$2]*1000)" office:value-type="float" office:value="0.04241" calcext:value-type="float">
            <text:p>0.04241</text:p>
          </table:table-cell>
        </table:table-row>
        <table:table-row table:style-name="ro1">
          <table:table-cell office:value-type="float" office:value="12262" calcext:value-type="float">
            <text:p>12262</text:p>
          </table:table-cell>
          <table:table-cell table:formula="of:=(20000-[.$A38])/([.B$2]*1000)" office:value-type="float" office:value="0.7738" calcext:value-type="float">
            <text:p>0.7738</text:p>
          </table:table-cell>
          <table:table-cell table:style-name="Default" table:formula="of:=(20000-[.$A38])/([.C$2]*1000)" office:value-type="float" office:value="0.3869" calcext:value-type="float">
            <text:p>0.3869</text:p>
          </table:table-cell>
          <table:table-cell table:formula="of:=(20000-[.$A38])/([.D$2]*1000)" office:value-type="float" office:value="0.15476" calcext:value-type="float">
            <text:p>0.15476</text:p>
          </table:table-cell>
          <table:table-cell table:formula="of:=(20000-[.$A38])/([.E$2]*1000)" office:value-type="float" office:value="0.07738" calcext:value-type="float">
            <text:p>0.07738</text:p>
          </table:table-cell>
        </table:table-row>
        <table:table-row table:style-name="ro1">
          <table:table-cell office:value-type="float" office:value="15726" calcext:value-type="float">
            <text:p>15726</text:p>
          </table:table-cell>
          <table:table-cell table:formula="of:=(20000-[.$A39])/([.B$2]*1000)" office:value-type="float" office:value="0.4274" calcext:value-type="float">
            <text:p>0.4274</text:p>
          </table:table-cell>
          <table:table-cell table:style-name="Default" table:formula="of:=(20000-[.$A39])/([.C$2]*1000)" office:value-type="float" office:value="0.2137" calcext:value-type="float">
            <text:p>0.2137</text:p>
          </table:table-cell>
          <table:table-cell table:formula="of:=(20000-[.$A39])/([.D$2]*1000)" office:value-type="float" office:value="0.08548" calcext:value-type="float">
            <text:p>0.08548</text:p>
          </table:table-cell>
          <table:table-cell table:formula="of:=(20000-[.$A39])/([.E$2]*1000)" office:value-type="float" office:value="0.04274" calcext:value-type="float">
            <text:p>0.04274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40])/([.B$2]*1000)" office:value-type="float" office:value="0.4239" calcext:value-type="float">
            <text:p>0.4239</text:p>
          </table:table-cell>
          <table:table-cell table:style-name="Default" table:formula="of:=(20000-[.$A40])/([.C$2]*1000)" office:value-type="float" office:value="0.21195" calcext:value-type="float">
            <text:p>0.21195</text:p>
          </table:table-cell>
          <table:table-cell table:formula="of:=(20000-[.$A40])/([.D$2]*1000)" office:value-type="float" office:value="0.08478" calcext:value-type="float">
            <text:p>0.08478</text:p>
          </table:table-cell>
          <table:table-cell table:formula="of:=(20000-[.$A40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41])/([.B$2]*1000)" office:value-type="float" office:value="0.424" calcext:value-type="float">
            <text:p>0.424</text:p>
          </table:table-cell>
          <table:table-cell table:style-name="Default" table:formula="of:=(20000-[.$A41])/([.C$2]*1000)" office:value-type="float" office:value="0.212" calcext:value-type="float">
            <text:p>0.212</text:p>
          </table:table-cell>
          <table:table-cell table:formula="of:=(20000-[.$A41])/([.D$2]*1000)" office:value-type="float" office:value="0.0848" calcext:value-type="float">
            <text:p>0.0848</text:p>
          </table:table-cell>
          <table:table-cell table:formula="of:=(20000-[.$A41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759" calcext:value-type="float">
            <text:p>15759</text:p>
          </table:table-cell>
          <table:table-cell table:formula="of:=(20000-[.$A42])/([.B$2]*1000)" office:value-type="float" office:value="0.4241" calcext:value-type="float">
            <text:p>0.4241</text:p>
          </table:table-cell>
          <table:table-cell table:style-name="Default" table:formula="of:=(20000-[.$A42])/([.C$2]*1000)" office:value-type="float" office:value="0.21205" calcext:value-type="float">
            <text:p>0.21205</text:p>
          </table:table-cell>
          <table:table-cell table:formula="of:=(20000-[.$A42])/([.D$2]*1000)" office:value-type="float" office:value="0.08482" calcext:value-type="float">
            <text:p>0.08482</text:p>
          </table:table-cell>
          <table:table-cell table:formula="of:=(20000-[.$A42])/([.E$2]*1000)" office:value-type="float" office:value="0.04241" calcext:value-type="float">
            <text:p>0.04241</text:p>
          </table:table-cell>
        </table:table-row>
        <table:table-row table:style-name="ro1">
          <table:table-cell office:value-type="float" office:value="15741" calcext:value-type="float">
            <text:p>15741</text:p>
          </table:table-cell>
          <table:table-cell table:formula="of:=(20000-[.$A43])/([.B$2]*1000)" office:value-type="float" office:value="0.4259" calcext:value-type="float">
            <text:p>0.4259</text:p>
          </table:table-cell>
          <table:table-cell table:style-name="Default" table:formula="of:=(20000-[.$A43])/([.C$2]*1000)" office:value-type="float" office:value="0.21295" calcext:value-type="float">
            <text:p>0.21295</text:p>
          </table:table-cell>
          <table:table-cell table:formula="of:=(20000-[.$A43])/([.D$2]*1000)" office:value-type="float" office:value="0.08518" calcext:value-type="float">
            <text:p>0.08518</text:p>
          </table:table-cell>
          <table:table-cell table:formula="of:=(20000-[.$A43])/([.E$2]*1000)" office:value-type="float" office:value="0.04259" calcext:value-type="float">
            <text:p>0.04259</text:p>
          </table:table-cell>
        </table:table-row>
        <table:table-row table:style-name="ro1">
          <table:table-cell office:value-type="float" office:value="15721" calcext:value-type="float">
            <text:p>15721</text:p>
          </table:table-cell>
          <table:table-cell table:formula="of:=(20000-[.$A44])/([.B$2]*1000)" office:value-type="float" office:value="0.4279" calcext:value-type="float">
            <text:p>0.4279</text:p>
          </table:table-cell>
          <table:table-cell table:style-name="Default" table:formula="of:=(20000-[.$A44])/([.C$2]*1000)" office:value-type="float" office:value="0.21395" calcext:value-type="float">
            <text:p>0.21395</text:p>
          </table:table-cell>
          <table:table-cell table:formula="of:=(20000-[.$A44])/([.D$2]*1000)" office:value-type="float" office:value="0.08558" calcext:value-type="float">
            <text:p>0.08558</text:p>
          </table:table-cell>
          <table:table-cell table:formula="of:=(20000-[.$A44])/([.E$2]*1000)" office:value-type="float" office:value="0.04279" calcext:value-type="float">
            <text:p>0.04279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45])/([.B$2]*1000)" office:value-type="float" office:value="0.4238" calcext:value-type="float">
            <text:p>0.4238</text:p>
          </table:table-cell>
          <table:table-cell table:style-name="Default" table:formula="of:=(20000-[.$A45])/([.C$2]*1000)" office:value-type="float" office:value="0.2119" calcext:value-type="float">
            <text:p>0.2119</text:p>
          </table:table-cell>
          <table:table-cell table:formula="of:=(20000-[.$A45])/([.D$2]*1000)" office:value-type="float" office:value="0.08476" calcext:value-type="float">
            <text:p>0.08476</text:p>
          </table:table-cell>
          <table:table-cell table:formula="of:=(20000-[.$A45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10" calcext:value-type="float">
            <text:p>15710</text:p>
          </table:table-cell>
          <table:table-cell table:formula="of:=(20000-[.$A46])/([.B$2]*1000)" office:value-type="float" office:value="0.429" calcext:value-type="float">
            <text:p>0.429</text:p>
          </table:table-cell>
          <table:table-cell table:style-name="Default" table:formula="of:=(20000-[.$A46])/([.C$2]*1000)" office:value-type="float" office:value="0.2145" calcext:value-type="float">
            <text:p>0.2145</text:p>
          </table:table-cell>
          <table:table-cell table:formula="of:=(20000-[.$A46])/([.D$2]*1000)" office:value-type="float" office:value="0.0858" calcext:value-type="float">
            <text:p>0.0858</text:p>
          </table:table-cell>
          <table:table-cell table:formula="of:=(20000-[.$A46])/([.E$2]*1000)" office:value-type="float" office:value="0.0429" calcext:value-type="float">
            <text:p>0.0429</text:p>
          </table:table-cell>
        </table:table-row>
        <table:table-row table:style-name="ro1">
          <table:table-cell office:value-type="float" office:value="15716" calcext:value-type="float">
            <text:p>15716</text:p>
          </table:table-cell>
          <table:table-cell table:formula="of:=(20000-[.$A47])/([.B$2]*1000)" office:value-type="float" office:value="0.4284" calcext:value-type="float">
            <text:p>0.4284</text:p>
          </table:table-cell>
          <table:table-cell table:style-name="Default" table:formula="of:=(20000-[.$A47])/([.C$2]*1000)" office:value-type="float" office:value="0.2142" calcext:value-type="float">
            <text:p>0.2142</text:p>
          </table:table-cell>
          <table:table-cell table:formula="of:=(20000-[.$A47])/([.D$2]*1000)" office:value-type="float" office:value="0.08568" calcext:value-type="float">
            <text:p>0.08568</text:p>
          </table:table-cell>
          <table:table-cell table:formula="of:=(20000-[.$A47])/([.E$2]*1000)" office:value-type="float" office:value="0.04284" calcext:value-type="float">
            <text:p>0.04284</text:p>
          </table:table-cell>
        </table:table-row>
        <table:table-row table:style-name="ro1">
          <table:table-cell office:value-type="float" office:value="15747" calcext:value-type="float">
            <text:p>15747</text:p>
          </table:table-cell>
          <table:table-cell table:formula="of:=(20000-[.$A48])/([.B$2]*1000)" office:value-type="float" office:value="0.4253" calcext:value-type="float">
            <text:p>0.4253</text:p>
          </table:table-cell>
          <table:table-cell table:style-name="Default" table:formula="of:=(20000-[.$A48])/([.C$2]*1000)" office:value-type="float" office:value="0.21265" calcext:value-type="float">
            <text:p>0.21265</text:p>
          </table:table-cell>
          <table:table-cell table:formula="of:=(20000-[.$A48])/([.D$2]*1000)" office:value-type="float" office:value="0.08506" calcext:value-type="float">
            <text:p>0.08506</text:p>
          </table:table-cell>
          <table:table-cell table:formula="of:=(20000-[.$A48])/([.E$2]*1000)" office:value-type="float" office:value="0.04253" calcext:value-type="float">
            <text:p>0.04253</text:p>
          </table:table-cell>
        </table:table-row>
        <table:table-row table:style-name="ro1">
          <table:table-cell office:value-type="float" office:value="15713" calcext:value-type="float">
            <text:p>15713</text:p>
          </table:table-cell>
          <table:table-cell table:formula="of:=(20000-[.$A49])/([.B$2]*1000)" office:value-type="float" office:value="0.4287" calcext:value-type="float">
            <text:p>0.4287</text:p>
          </table:table-cell>
          <table:table-cell table:style-name="Default" table:formula="of:=(20000-[.$A49])/([.C$2]*1000)" office:value-type="float" office:value="0.21435" calcext:value-type="float">
            <text:p>0.21435</text:p>
          </table:table-cell>
          <table:table-cell table:formula="of:=(20000-[.$A49])/([.D$2]*1000)" office:value-type="float" office:value="0.08574" calcext:value-type="float">
            <text:p>0.08574</text:p>
          </table:table-cell>
          <table:table-cell table:formula="of:=(20000-[.$A49])/([.E$2]*1000)" office:value-type="float" office:value="0.04287" calcext:value-type="float">
            <text:p>0.04287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50])/([.B$2]*1000)" office:value-type="float" office:value="0.4238" calcext:value-type="float">
            <text:p>0.4238</text:p>
          </table:table-cell>
          <table:table-cell table:style-name="Default" table:formula="of:=(20000-[.$A50])/([.C$2]*1000)" office:value-type="float" office:value="0.2119" calcext:value-type="float">
            <text:p>0.2119</text:p>
          </table:table-cell>
          <table:table-cell table:formula="of:=(20000-[.$A50])/([.D$2]*1000)" office:value-type="float" office:value="0.08476" calcext:value-type="float">
            <text:p>0.08476</text:p>
          </table:table-cell>
          <table:table-cell table:formula="of:=(20000-[.$A50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51])/([.B$2]*1000)" office:value-type="float" office:value="0.424" calcext:value-type="float">
            <text:p>0.424</text:p>
          </table:table-cell>
          <table:table-cell table:style-name="Default" table:formula="of:=(20000-[.$A51])/([.C$2]*1000)" office:value-type="float" office:value="0.212" calcext:value-type="float">
            <text:p>0.212</text:p>
          </table:table-cell>
          <table:table-cell table:formula="of:=(20000-[.$A51])/([.D$2]*1000)" office:value-type="float" office:value="0.0848" calcext:value-type="float">
            <text:p>0.0848</text:p>
          </table:table-cell>
          <table:table-cell table:formula="of:=(20000-[.$A51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697" calcext:value-type="float">
            <text:p>15697</text:p>
          </table:table-cell>
          <table:table-cell table:formula="of:=(20000-[.$A52])/([.B$2]*1000)" office:value-type="float" office:value="0.4303" calcext:value-type="float">
            <text:p>0.4303</text:p>
          </table:table-cell>
          <table:table-cell table:style-name="Default" table:formula="of:=(20000-[.$A52])/([.C$2]*1000)" office:value-type="float" office:value="0.21515" calcext:value-type="float">
            <text:p>0.21515</text:p>
          </table:table-cell>
          <table:table-cell table:formula="of:=(20000-[.$A52])/([.D$2]*1000)" office:value-type="float" office:value="0.08606" calcext:value-type="float">
            <text:p>0.08606</text:p>
          </table:table-cell>
          <table:table-cell table:formula="of:=(20000-[.$A52])/([.E$2]*1000)" office:value-type="float" office:value="0.04303" calcext:value-type="float">
            <text:p>0.04303</text:p>
          </table:table-cell>
        </table:table-row>
        <table:table-row table:style-name="ro1">
          <table:table-cell office:value-type="float" office:value="15757" calcext:value-type="float">
            <text:p>15757</text:p>
          </table:table-cell>
          <table:table-cell table:formula="of:=(20000-[.$A53])/([.B$2]*1000)" office:value-type="float" office:value="0.4243" calcext:value-type="float">
            <text:p>0.4243</text:p>
          </table:table-cell>
          <table:table-cell table:style-name="Default" table:formula="of:=(20000-[.$A53])/([.C$2]*1000)" office:value-type="float" office:value="0.21215" calcext:value-type="float">
            <text:p>0.21215</text:p>
          </table:table-cell>
          <table:table-cell table:formula="of:=(20000-[.$A53])/([.D$2]*1000)" office:value-type="float" office:value="0.08486" calcext:value-type="float">
            <text:p>0.08486</text:p>
          </table:table-cell>
          <table:table-cell table:formula="of:=(20000-[.$A53])/([.E$2]*1000)" office:value-type="float" office:value="0.04243" calcext:value-type="float">
            <text:p>0.04243</text:p>
          </table:table-cell>
        </table:table-row>
        <table:table-row table:style-name="ro1">
          <table:table-cell office:value-type="float" office:value="15732" calcext:value-type="float">
            <text:p>15732</text:p>
          </table:table-cell>
          <table:table-cell table:formula="of:=(20000-[.$A54])/([.B$2]*1000)" office:value-type="float" office:value="0.4268" calcext:value-type="float">
            <text:p>0.4268</text:p>
          </table:table-cell>
          <table:table-cell table:style-name="Default" table:formula="of:=(20000-[.$A54])/([.C$2]*1000)" office:value-type="float" office:value="0.2134" calcext:value-type="float">
            <text:p>0.2134</text:p>
          </table:table-cell>
          <table:table-cell table:formula="of:=(20000-[.$A54])/([.D$2]*1000)" office:value-type="float" office:value="0.08536" calcext:value-type="float">
            <text:p>0.08536</text:p>
          </table:table-cell>
          <table:table-cell table:formula="of:=(20000-[.$A54])/([.E$2]*1000)" office:value-type="float" office:value="0.04268" calcext:value-type="float">
            <text:p>0.04268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55])/([.B$2]*1000)" office:value-type="float" office:value="0.4236" calcext:value-type="float">
            <text:p>0.4236</text:p>
          </table:table-cell>
          <table:table-cell table:style-name="Default" table:formula="of:=(20000-[.$A55])/([.C$2]*1000)" office:value-type="float" office:value="0.2118" calcext:value-type="float">
            <text:p>0.2118</text:p>
          </table:table-cell>
          <table:table-cell table:formula="of:=(20000-[.$A55])/([.D$2]*1000)" office:value-type="float" office:value="0.08472" calcext:value-type="float">
            <text:p>0.08472</text:p>
          </table:table-cell>
          <table:table-cell table:formula="of:=(20000-[.$A55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56])/([.B$2]*1000)" office:value-type="float" office:value="0.424" calcext:value-type="float">
            <text:p>0.424</text:p>
          </table:table-cell>
          <table:table-cell table:style-name="Default" table:formula="of:=(20000-[.$A56])/([.C$2]*1000)" office:value-type="float" office:value="0.212" calcext:value-type="float">
            <text:p>0.212</text:p>
          </table:table-cell>
          <table:table-cell table:formula="of:=(20000-[.$A56])/([.D$2]*1000)" office:value-type="float" office:value="0.0848" calcext:value-type="float">
            <text:p>0.0848</text:p>
          </table:table-cell>
          <table:table-cell table:formula="of:=(20000-[.$A56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57])/([.B$2]*1000)" office:value-type="float" office:value="0.4238" calcext:value-type="float">
            <text:p>0.4238</text:p>
          </table:table-cell>
          <table:table-cell table:style-name="Default" table:formula="of:=(20000-[.$A57])/([.C$2]*1000)" office:value-type="float" office:value="0.2119" calcext:value-type="float">
            <text:p>0.2119</text:p>
          </table:table-cell>
          <table:table-cell table:formula="of:=(20000-[.$A57])/([.D$2]*1000)" office:value-type="float" office:value="0.08476" calcext:value-type="float">
            <text:p>0.08476</text:p>
          </table:table-cell>
          <table:table-cell table:formula="of:=(20000-[.$A57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14" calcext:value-type="float">
            <text:p>15714</text:p>
          </table:table-cell>
          <table:table-cell table:formula="of:=(20000-[.$A58])/([.B$2]*1000)" office:value-type="float" office:value="0.4286" calcext:value-type="float">
            <text:p>0.4286</text:p>
          </table:table-cell>
          <table:table-cell table:style-name="Default" table:formula="of:=(20000-[.$A58])/([.C$2]*1000)" office:value-type="float" office:value="0.2143" calcext:value-type="float">
            <text:p>0.2143</text:p>
          </table:table-cell>
          <table:table-cell table:formula="of:=(20000-[.$A58])/([.D$2]*1000)" office:value-type="float" office:value="0.08572" calcext:value-type="float">
            <text:p>0.08572</text:p>
          </table:table-cell>
          <table:table-cell table:formula="of:=(20000-[.$A58])/([.E$2]*1000)" office:value-type="float" office:value="0.04286" calcext:value-type="float">
            <text:p>0.04286</text:p>
          </table:table-cell>
        </table:table-row>
        <table:table-row table:style-name="ro1">
          <table:table-cell office:value-type="float" office:value="15712" calcext:value-type="float">
            <text:p>15712</text:p>
          </table:table-cell>
          <table:table-cell table:formula="of:=(20000-[.$A59])/([.B$2]*1000)" office:value-type="float" office:value="0.4288" calcext:value-type="float">
            <text:p>0.4288</text:p>
          </table:table-cell>
          <table:table-cell table:style-name="Default" table:formula="of:=(20000-[.$A59])/([.C$2]*1000)" office:value-type="float" office:value="0.2144" calcext:value-type="float">
            <text:p>0.2144</text:p>
          </table:table-cell>
          <table:table-cell table:formula="of:=(20000-[.$A59])/([.D$2]*1000)" office:value-type="float" office:value="0.08576" calcext:value-type="float">
            <text:p>0.08576</text:p>
          </table:table-cell>
          <table:table-cell table:formula="of:=(20000-[.$A59])/([.E$2]*1000)" office:value-type="float" office:value="0.04288" calcext:value-type="float">
            <text:p>0.04288</text:p>
          </table:table-cell>
        </table:table-row>
        <table:table-row table:style-name="ro1">
          <table:table-cell office:value-type="float" office:value="15707" calcext:value-type="float">
            <text:p>15707</text:p>
          </table:table-cell>
          <table:table-cell table:formula="of:=(20000-[.$A60])/([.B$2]*1000)" office:value-type="float" office:value="0.4293" calcext:value-type="float">
            <text:p>0.4293</text:p>
          </table:table-cell>
          <table:table-cell table:style-name="Default" table:formula="of:=(20000-[.$A60])/([.C$2]*1000)" office:value-type="float" office:value="0.21465" calcext:value-type="float">
            <text:p>0.21465</text:p>
          </table:table-cell>
          <table:table-cell table:formula="of:=(20000-[.$A60])/([.D$2]*1000)" office:value-type="float" office:value="0.08586" calcext:value-type="float">
            <text:p>0.08586</text:p>
          </table:table-cell>
          <table:table-cell table:formula="of:=(20000-[.$A60])/([.E$2]*1000)" office:value-type="float" office:value="0.04293" calcext:value-type="float">
            <text:p>0.04293</text:p>
          </table:table-cell>
        </table:table-row>
        <table:table-row table:style-name="ro1">
          <table:table-cell office:value-type="float" office:value="15696" calcext:value-type="float">
            <text:p>15696</text:p>
          </table:table-cell>
          <table:table-cell table:formula="of:=(20000-[.$A61])/([.B$2]*1000)" office:value-type="float" office:value="0.4304" calcext:value-type="float">
            <text:p>0.4304</text:p>
          </table:table-cell>
          <table:table-cell table:style-name="Default" table:formula="of:=(20000-[.$A61])/([.C$2]*1000)" office:value-type="float" office:value="0.2152" calcext:value-type="float">
            <text:p>0.2152</text:p>
          </table:table-cell>
          <table:table-cell table:formula="of:=(20000-[.$A61])/([.D$2]*1000)" office:value-type="float" office:value="0.08608" calcext:value-type="float">
            <text:p>0.08608</text:p>
          </table:table-cell>
          <table:table-cell table:formula="of:=(20000-[.$A61])/([.E$2]*1000)" office:value-type="float" office:value="0.04304" calcext:value-type="float">
            <text:p>0.04304</text:p>
          </table:table-cell>
        </table:table-row>
        <table:table-row table:style-name="ro1">
          <table:table-cell office:value-type="float" office:value="15701" calcext:value-type="float">
            <text:p>15701</text:p>
          </table:table-cell>
          <table:table-cell table:formula="of:=(20000-[.$A62])/([.B$2]*1000)" office:value-type="float" office:value="0.4299" calcext:value-type="float">
            <text:p>0.4299</text:p>
          </table:table-cell>
          <table:table-cell table:style-name="Default" table:formula="of:=(20000-[.$A62])/([.C$2]*1000)" office:value-type="float" office:value="0.21495" calcext:value-type="float">
            <text:p>0.21495</text:p>
          </table:table-cell>
          <table:table-cell table:formula="of:=(20000-[.$A62])/([.D$2]*1000)" office:value-type="float" office:value="0.08598" calcext:value-type="float">
            <text:p>0.08598</text:p>
          </table:table-cell>
          <table:table-cell table:formula="of:=(20000-[.$A62])/([.E$2]*1000)" office:value-type="float" office:value="0.04299" calcext:value-type="float">
            <text:p>0.04299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63])/([.B$2]*1000)" office:value-type="float" office:value="0.4239" calcext:value-type="float">
            <text:p>0.4239</text:p>
          </table:table-cell>
          <table:table-cell table:style-name="Default" table:formula="of:=(20000-[.$A63])/([.C$2]*1000)" office:value-type="float" office:value="0.21195" calcext:value-type="float">
            <text:p>0.21195</text:p>
          </table:table-cell>
          <table:table-cell table:formula="of:=(20000-[.$A63])/([.D$2]*1000)" office:value-type="float" office:value="0.08478" calcext:value-type="float">
            <text:p>0.08478</text:p>
          </table:table-cell>
          <table:table-cell table:formula="of:=(20000-[.$A63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51" calcext:value-type="float">
            <text:p>15751</text:p>
          </table:table-cell>
          <table:table-cell table:formula="of:=(20000-[.$A64])/([.B$2]*1000)" office:value-type="float" office:value="0.4249" calcext:value-type="float">
            <text:p>0.4249</text:p>
          </table:table-cell>
          <table:table-cell table:style-name="Default" table:formula="of:=(20000-[.$A64])/([.C$2]*1000)" office:value-type="float" office:value="0.21245" calcext:value-type="float">
            <text:p>0.21245</text:p>
          </table:table-cell>
          <table:table-cell table:formula="of:=(20000-[.$A64])/([.D$2]*1000)" office:value-type="float" office:value="0.08498" calcext:value-type="float">
            <text:p>0.08498</text:p>
          </table:table-cell>
          <table:table-cell table:formula="of:=(20000-[.$A64])/([.E$2]*1000)" office:value-type="float" office:value="0.04249" calcext:value-type="float">
            <text:p>0.04249</text:p>
          </table:table-cell>
        </table:table-row>
        <table:table-row table:style-name="ro1">
          <table:table-cell office:value-type="float" office:value="15746" calcext:value-type="float">
            <text:p>15746</text:p>
          </table:table-cell>
          <table:table-cell table:formula="of:=(20000-[.$A65])/([.B$2]*1000)" office:value-type="float" office:value="0.4254" calcext:value-type="float">
            <text:p>0.4254</text:p>
          </table:table-cell>
          <table:table-cell table:style-name="Default" table:formula="of:=(20000-[.$A65])/([.C$2]*1000)" office:value-type="float" office:value="0.2127" calcext:value-type="float">
            <text:p>0.2127</text:p>
          </table:table-cell>
          <table:table-cell table:formula="of:=(20000-[.$A65])/([.D$2]*1000)" office:value-type="float" office:value="0.08508" calcext:value-type="float">
            <text:p>0.08508</text:p>
          </table:table-cell>
          <table:table-cell table:formula="of:=(20000-[.$A65])/([.E$2]*1000)" office:value-type="float" office:value="0.04254" calcext:value-type="float">
            <text:p>0.04254</text:p>
          </table:table-cell>
        </table:table-row>
        <table:table-row table:style-name="ro1">
          <table:table-cell office:value-type="float" office:value="15720" calcext:value-type="float">
            <text:p>15720</text:p>
          </table:table-cell>
          <table:table-cell table:formula="of:=(20000-[.$A66])/([.B$2]*1000)" office:value-type="float" office:value="0.428" calcext:value-type="float">
            <text:p>0.428</text:p>
          </table:table-cell>
          <table:table-cell table:style-name="Default" table:formula="of:=(20000-[.$A66])/([.C$2]*1000)" office:value-type="float" office:value="0.214" calcext:value-type="float">
            <text:p>0.214</text:p>
          </table:table-cell>
          <table:table-cell table:formula="of:=(20000-[.$A66])/([.D$2]*1000)" office:value-type="float" office:value="0.0856" calcext:value-type="float">
            <text:p>0.0856</text:p>
          </table:table-cell>
          <table:table-cell table:formula="of:=(20000-[.$A66])/([.E$2]*1000)"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15720" calcext:value-type="float">
            <text:p>15720</text:p>
          </table:table-cell>
          <table:table-cell table:formula="of:=(20000-[.$A67])/([.B$2]*1000)" office:value-type="float" office:value="0.428" calcext:value-type="float">
            <text:p>0.428</text:p>
          </table:table-cell>
          <table:table-cell table:style-name="Default" table:formula="of:=(20000-[.$A67])/([.C$2]*1000)" office:value-type="float" office:value="0.214" calcext:value-type="float">
            <text:p>0.214</text:p>
          </table:table-cell>
          <table:table-cell table:formula="of:=(20000-[.$A67])/([.D$2]*1000)" office:value-type="float" office:value="0.0856" calcext:value-type="float">
            <text:p>0.0856</text:p>
          </table:table-cell>
          <table:table-cell table:formula="of:=(20000-[.$A67])/([.E$2]*1000)"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15673" calcext:value-type="float">
            <text:p>15673</text:p>
          </table:table-cell>
          <table:table-cell table:formula="of:=(20000-[.$A68])/([.B$2]*1000)" office:value-type="float" office:value="0.4327" calcext:value-type="float">
            <text:p>0.4327</text:p>
          </table:table-cell>
          <table:table-cell table:style-name="Default" table:formula="of:=(20000-[.$A68])/([.C$2]*1000)" office:value-type="float" office:value="0.21635" calcext:value-type="float">
            <text:p>0.21635</text:p>
          </table:table-cell>
          <table:table-cell table:formula="of:=(20000-[.$A68])/([.D$2]*1000)" office:value-type="float" office:value="0.08654" calcext:value-type="float">
            <text:p>0.08654</text:p>
          </table:table-cell>
          <table:table-cell table:formula="of:=(20000-[.$A68])/([.E$2]*1000)" office:value-type="float" office:value="0.04327" calcext:value-type="float">
            <text:p>0.04327</text:p>
          </table:table-cell>
        </table:table-row>
        <table:table-row table:style-name="ro1">
          <table:table-cell office:value-type="float" office:value="15705" calcext:value-type="float">
            <text:p>15705</text:p>
          </table:table-cell>
          <table:table-cell table:formula="of:=(20000-[.$A69])/([.B$2]*1000)" office:value-type="float" office:value="0.4295" calcext:value-type="float">
            <text:p>0.4295</text:p>
          </table:table-cell>
          <table:table-cell table:style-name="Default" table:formula="of:=(20000-[.$A69])/([.C$2]*1000)" office:value-type="float" office:value="0.21475" calcext:value-type="float">
            <text:p>0.21475</text:p>
          </table:table-cell>
          <table:table-cell table:formula="of:=(20000-[.$A69])/([.D$2]*1000)" office:value-type="float" office:value="0.0859" calcext:value-type="float">
            <text:p>0.0859</text:p>
          </table:table-cell>
          <table:table-cell table:formula="of:=(20000-[.$A69])/([.E$2]*1000)" office:value-type="float" office:value="0.04295" calcext:value-type="float">
            <text:p>0.04295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70])/([.B$2]*1000)" office:value-type="float" office:value="0.4238" calcext:value-type="float">
            <text:p>0.4238</text:p>
          </table:table-cell>
          <table:table-cell table:style-name="Default" table:formula="of:=(20000-[.$A70])/([.C$2]*1000)" office:value-type="float" office:value="0.2119" calcext:value-type="float">
            <text:p>0.2119</text:p>
          </table:table-cell>
          <table:table-cell table:formula="of:=(20000-[.$A70])/([.D$2]*1000)" office:value-type="float" office:value="0.08476" calcext:value-type="float">
            <text:p>0.08476</text:p>
          </table:table-cell>
          <table:table-cell table:formula="of:=(20000-[.$A70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71])/([.B$2]*1000)" office:value-type="float" office:value="0.4237" calcext:value-type="float">
            <text:p>0.4237</text:p>
          </table:table-cell>
          <table:table-cell table:style-name="Default" table:formula="of:=(20000-[.$A71])/([.C$2]*1000)" office:value-type="float" office:value="0.21185" calcext:value-type="float">
            <text:p>0.21185</text:p>
          </table:table-cell>
          <table:table-cell table:formula="of:=(20000-[.$A71])/([.D$2]*1000)" office:value-type="float" office:value="0.08474" calcext:value-type="float">
            <text:p>0.08474</text:p>
          </table:table-cell>
          <table:table-cell table:formula="of:=(20000-[.$A71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72])/([.B$2]*1000)" office:value-type="float" office:value="0.4237" calcext:value-type="float">
            <text:p>0.4237</text:p>
          </table:table-cell>
          <table:table-cell table:style-name="Default" table:formula="of:=(20000-[.$A72])/([.C$2]*1000)" office:value-type="float" office:value="0.21185" calcext:value-type="float">
            <text:p>0.21185</text:p>
          </table:table-cell>
          <table:table-cell table:formula="of:=(20000-[.$A72])/([.D$2]*1000)" office:value-type="float" office:value="0.08474" calcext:value-type="float">
            <text:p>0.08474</text:p>
          </table:table-cell>
          <table:table-cell table:formula="of:=(20000-[.$A72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25" calcext:value-type="float">
            <text:p>15725</text:p>
          </table:table-cell>
          <table:table-cell table:formula="of:=(20000-[.$A73])/([.B$2]*1000)" office:value-type="float" office:value="0.4275" calcext:value-type="float">
            <text:p>0.4275</text:p>
          </table:table-cell>
          <table:table-cell table:style-name="Default" table:formula="of:=(20000-[.$A73])/([.C$2]*1000)" office:value-type="float" office:value="0.21375" calcext:value-type="float">
            <text:p>0.21375</text:p>
          </table:table-cell>
          <table:table-cell table:formula="of:=(20000-[.$A73])/([.D$2]*1000)" office:value-type="float" office:value="0.0855" calcext:value-type="float">
            <text:p>0.0855</text:p>
          </table:table-cell>
          <table:table-cell table:formula="of:=(20000-[.$A73])/([.E$2]*1000)" office:value-type="float" office:value="0.04275" calcext:value-type="float">
            <text:p>0.04275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74])/([.B$2]*1000)" office:value-type="float" office:value="0.4238" calcext:value-type="float">
            <text:p>0.4238</text:p>
          </table:table-cell>
          <table:table-cell table:style-name="Default" table:formula="of:=(20000-[.$A74])/([.C$2]*1000)" office:value-type="float" office:value="0.2119" calcext:value-type="float">
            <text:p>0.2119</text:p>
          </table:table-cell>
          <table:table-cell table:formula="of:=(20000-[.$A74])/([.D$2]*1000)" office:value-type="float" office:value="0.08476" calcext:value-type="float">
            <text:p>0.08476</text:p>
          </table:table-cell>
          <table:table-cell table:formula="of:=(20000-[.$A74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14" calcext:value-type="float">
            <text:p>15714</text:p>
          </table:table-cell>
          <table:table-cell table:formula="of:=(20000-[.$A75])/([.B$2]*1000)" office:value-type="float" office:value="0.4286" calcext:value-type="float">
            <text:p>0.4286</text:p>
          </table:table-cell>
          <table:table-cell table:style-name="Default" table:formula="of:=(20000-[.$A75])/([.C$2]*1000)" office:value-type="float" office:value="0.2143" calcext:value-type="float">
            <text:p>0.2143</text:p>
          </table:table-cell>
          <table:table-cell table:formula="of:=(20000-[.$A75])/([.D$2]*1000)" office:value-type="float" office:value="0.08572" calcext:value-type="float">
            <text:p>0.08572</text:p>
          </table:table-cell>
          <table:table-cell table:formula="of:=(20000-[.$A75])/([.E$2]*1000)" office:value-type="float" office:value="0.04286" calcext:value-type="float">
            <text:p>0.04286</text:p>
          </table:table-cell>
        </table:table-row>
        <table:table-row table:style-name="ro1">
          <table:table-cell office:value-type="float" office:value="15727" calcext:value-type="float">
            <text:p>15727</text:p>
          </table:table-cell>
          <table:table-cell table:formula="of:=(20000-[.$A76])/([.B$2]*1000)" office:value-type="float" office:value="0.4273" calcext:value-type="float">
            <text:p>0.4273</text:p>
          </table:table-cell>
          <table:table-cell table:style-name="Default" table:formula="of:=(20000-[.$A76])/([.C$2]*1000)" office:value-type="float" office:value="0.21365" calcext:value-type="float">
            <text:p>0.21365</text:p>
          </table:table-cell>
          <table:table-cell table:formula="of:=(20000-[.$A76])/([.D$2]*1000)" office:value-type="float" office:value="0.08546" calcext:value-type="float">
            <text:p>0.08546</text:p>
          </table:table-cell>
          <table:table-cell table:formula="of:=(20000-[.$A76])/([.E$2]*1000)" office:value-type="float" office:value="0.04273" calcext:value-type="float">
            <text:p>0.04273</text:p>
          </table:table-cell>
        </table:table-row>
        <table:table-row table:style-name="ro1">
          <table:table-cell office:value-type="float" office:value="15737" calcext:value-type="float">
            <text:p>15737</text:p>
          </table:table-cell>
          <table:table-cell table:formula="of:=(20000-[.$A77])/([.B$2]*1000)" office:value-type="float" office:value="0.4263" calcext:value-type="float">
            <text:p>0.4263</text:p>
          </table:table-cell>
          <table:table-cell table:style-name="Default" table:formula="of:=(20000-[.$A77])/([.C$2]*1000)" office:value-type="float" office:value="0.21315" calcext:value-type="float">
            <text:p>0.21315</text:p>
          </table:table-cell>
          <table:table-cell table:formula="of:=(20000-[.$A77])/([.D$2]*1000)" office:value-type="float" office:value="0.08526" calcext:value-type="float">
            <text:p>0.08526</text:p>
          </table:table-cell>
          <table:table-cell table:formula="of:=(20000-[.$A77])/([.E$2]*1000)" office:value-type="float" office:value="0.04263" calcext:value-type="float">
            <text:p>0.04263</text:p>
          </table:table-cell>
        </table:table-row>
        <table:table-row table:style-name="ro1">
          <table:table-cell office:value-type="float" office:value="15721" calcext:value-type="float">
            <text:p>15721</text:p>
          </table:table-cell>
          <table:table-cell table:formula="of:=(20000-[.$A78])/([.B$2]*1000)" office:value-type="float" office:value="0.4279" calcext:value-type="float">
            <text:p>0.4279</text:p>
          </table:table-cell>
          <table:table-cell table:style-name="Default" table:formula="of:=(20000-[.$A78])/([.C$2]*1000)" office:value-type="float" office:value="0.21395" calcext:value-type="float">
            <text:p>0.21395</text:p>
          </table:table-cell>
          <table:table-cell table:formula="of:=(20000-[.$A78])/([.D$2]*1000)" office:value-type="float" office:value="0.08558" calcext:value-type="float">
            <text:p>0.08558</text:p>
          </table:table-cell>
          <table:table-cell table:formula="of:=(20000-[.$A78])/([.E$2]*1000)" office:value-type="float" office:value="0.04279" calcext:value-type="float">
            <text:p>0.04279</text:p>
          </table:table-cell>
        </table:table-row>
        <table:table-row table:style-name="ro1">
          <table:table-cell office:value-type="float" office:value="15715" calcext:value-type="float">
            <text:p>15715</text:p>
          </table:table-cell>
          <table:table-cell table:formula="of:=(20000-[.$A79])/([.B$2]*1000)" office:value-type="float" office:value="0.4285" calcext:value-type="float">
            <text:p>0.4285</text:p>
          </table:table-cell>
          <table:table-cell table:style-name="Default" table:formula="of:=(20000-[.$A79])/([.C$2]*1000)" office:value-type="float" office:value="0.21425" calcext:value-type="float">
            <text:p>0.21425</text:p>
          </table:table-cell>
          <table:table-cell table:formula="of:=(20000-[.$A79])/([.D$2]*1000)" office:value-type="float" office:value="0.0857" calcext:value-type="float">
            <text:p>0.0857</text:p>
          </table:table-cell>
          <table:table-cell table:formula="of:=(20000-[.$A79])/([.E$2]*1000)" office:value-type="float" office:value="0.04285" calcext:value-type="float">
            <text:p>0.04285</text:p>
          </table:table-cell>
        </table:table-row>
        <table:table-row table:style-name="ro1">
          <table:table-cell office:value-type="float" office:value="15734" calcext:value-type="float">
            <text:p>15734</text:p>
          </table:table-cell>
          <table:table-cell table:formula="of:=(20000-[.$A80])/([.B$2]*1000)" office:value-type="float" office:value="0.4266" calcext:value-type="float">
            <text:p>0.4266</text:p>
          </table:table-cell>
          <table:table-cell table:style-name="Default" table:formula="of:=(20000-[.$A80])/([.C$2]*1000)" office:value-type="float" office:value="0.2133" calcext:value-type="float">
            <text:p>0.2133</text:p>
          </table:table-cell>
          <table:table-cell table:formula="of:=(20000-[.$A80])/([.D$2]*1000)" office:value-type="float" office:value="0.08532" calcext:value-type="float">
            <text:p>0.08532</text:p>
          </table:table-cell>
          <table:table-cell table:formula="of:=(20000-[.$A80])/([.E$2]*1000)" office:value-type="float" office:value="0.04266" calcext:value-type="float">
            <text:p>0.04266</text:p>
          </table:table-cell>
        </table:table-row>
        <table:table-row table:style-name="ro1">
          <table:table-cell office:value-type="float" office:value="15759" calcext:value-type="float">
            <text:p>15759</text:p>
          </table:table-cell>
          <table:table-cell table:formula="of:=(20000-[.$A81])/([.B$2]*1000)" office:value-type="float" office:value="0.4241" calcext:value-type="float">
            <text:p>0.4241</text:p>
          </table:table-cell>
          <table:table-cell table:style-name="Default" table:formula="of:=(20000-[.$A81])/([.C$2]*1000)" office:value-type="float" office:value="0.21205" calcext:value-type="float">
            <text:p>0.21205</text:p>
          </table:table-cell>
          <table:table-cell table:formula="of:=(20000-[.$A81])/([.D$2]*1000)" office:value-type="float" office:value="0.08482" calcext:value-type="float">
            <text:p>0.08482</text:p>
          </table:table-cell>
          <table:table-cell table:formula="of:=(20000-[.$A81])/([.E$2]*1000)" office:value-type="float" office:value="0.04241" calcext:value-type="float">
            <text:p>0.04241</text:p>
          </table:table-cell>
        </table:table-row>
        <table:table-row table:style-name="ro1">
          <table:table-cell office:value-type="float" office:value="15710" calcext:value-type="float">
            <text:p>15710</text:p>
          </table:table-cell>
          <table:table-cell table:formula="of:=(20000-[.$A82])/([.B$2]*1000)" office:value-type="float" office:value="0.429" calcext:value-type="float">
            <text:p>0.429</text:p>
          </table:table-cell>
          <table:table-cell table:style-name="Default" table:formula="of:=(20000-[.$A82])/([.C$2]*1000)" office:value-type="float" office:value="0.2145" calcext:value-type="float">
            <text:p>0.2145</text:p>
          </table:table-cell>
          <table:table-cell table:formula="of:=(20000-[.$A82])/([.D$2]*1000)" office:value-type="float" office:value="0.0858" calcext:value-type="float">
            <text:p>0.0858</text:p>
          </table:table-cell>
          <table:table-cell table:formula="of:=(20000-[.$A82])/([.E$2]*1000)" office:value-type="float" office:value="0.0429" calcext:value-type="float">
            <text:p>0.0429</text:p>
          </table:table-cell>
        </table:table-row>
        <table:table-row table:style-name="ro1">
          <table:table-cell office:value-type="float" office:value="15754" calcext:value-type="float">
            <text:p>15754</text:p>
          </table:table-cell>
          <table:table-cell table:formula="of:=(20000-[.$A83])/([.B$2]*1000)" office:value-type="float" office:value="0.4246" calcext:value-type="float">
            <text:p>0.4246</text:p>
          </table:table-cell>
          <table:table-cell table:style-name="Default" table:formula="of:=(20000-[.$A83])/([.C$2]*1000)" office:value-type="float" office:value="0.2123" calcext:value-type="float">
            <text:p>0.2123</text:p>
          </table:table-cell>
          <table:table-cell table:formula="of:=(20000-[.$A83])/([.D$2]*1000)" office:value-type="float" office:value="0.08492" calcext:value-type="float">
            <text:p>0.08492</text:p>
          </table:table-cell>
          <table:table-cell table:formula="of:=(20000-[.$A83])/([.E$2]*1000)" office:value-type="float" office:value="0.04246" calcext:value-type="float">
            <text:p>0.04246</text:p>
          </table:table-cell>
        </table:table-row>
        <table:table-row table:style-name="ro1">
          <table:table-cell office:value-type="float" office:value="15727" calcext:value-type="float">
            <text:p>15727</text:p>
          </table:table-cell>
          <table:table-cell table:formula="of:=(20000-[.$A84])/([.B$2]*1000)" office:value-type="float" office:value="0.4273" calcext:value-type="float">
            <text:p>0.4273</text:p>
          </table:table-cell>
          <table:table-cell table:style-name="Default" table:formula="of:=(20000-[.$A84])/([.C$2]*1000)" office:value-type="float" office:value="0.21365" calcext:value-type="float">
            <text:p>0.21365</text:p>
          </table:table-cell>
          <table:table-cell table:formula="of:=(20000-[.$A84])/([.D$2]*1000)" office:value-type="float" office:value="0.08546" calcext:value-type="float">
            <text:p>0.08546</text:p>
          </table:table-cell>
          <table:table-cell table:formula="of:=(20000-[.$A84])/([.E$2]*1000)" office:value-type="float" office:value="0.04273" calcext:value-type="float">
            <text:p>0.04273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85])/([.B$2]*1000)" office:value-type="float" office:value="0.4238" calcext:value-type="float">
            <text:p>0.4238</text:p>
          </table:table-cell>
          <table:table-cell table:style-name="Default" table:formula="of:=(20000-[.$A85])/([.C$2]*1000)" office:value-type="float" office:value="0.2119" calcext:value-type="float">
            <text:p>0.2119</text:p>
          </table:table-cell>
          <table:table-cell table:formula="of:=(20000-[.$A85])/([.D$2]*1000)" office:value-type="float" office:value="0.08476" calcext:value-type="float">
            <text:p>0.08476</text:p>
          </table:table-cell>
          <table:table-cell table:formula="of:=(20000-[.$A85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264" calcext:value-type="float">
            <text:p>15264</text:p>
          </table:table-cell>
          <table:table-cell table:formula="of:=(20000-[.$A86])/([.B$2]*1000)" office:value-type="float" office:value="0.4736" calcext:value-type="float">
            <text:p>0.4736</text:p>
          </table:table-cell>
          <table:table-cell table:style-name="Default" table:formula="of:=(20000-[.$A86])/([.C$2]*1000)" office:value-type="float" office:value="0.2368" calcext:value-type="float">
            <text:p>0.2368</text:p>
          </table:table-cell>
          <table:table-cell table:formula="of:=(20000-[.$A86])/([.D$2]*1000)" office:value-type="float" office:value="0.09472" calcext:value-type="float">
            <text:p>0.09472</text:p>
          </table:table-cell>
          <table:table-cell table:formula="of:=(20000-[.$A86])/([.E$2]*1000)" office:value-type="float" office:value="0.04736" calcext:value-type="float">
            <text:p>0.04736</text:p>
          </table:table-cell>
        </table:table-row>
        <table:table-row table:style-name="ro1">
          <table:table-cell office:value-type="float" office:value="15694" calcext:value-type="float">
            <text:p>15694</text:p>
          </table:table-cell>
          <table:table-cell table:formula="of:=(20000-[.$A87])/([.B$2]*1000)" office:value-type="float" office:value="0.4306" calcext:value-type="float">
            <text:p>0.4306</text:p>
          </table:table-cell>
          <table:table-cell table:style-name="Default" table:formula="of:=(20000-[.$A87])/([.C$2]*1000)" office:value-type="float" office:value="0.2153" calcext:value-type="float">
            <text:p>0.2153</text:p>
          </table:table-cell>
          <table:table-cell table:formula="of:=(20000-[.$A87])/([.D$2]*1000)" office:value-type="float" office:value="0.08612" calcext:value-type="float">
            <text:p>0.08612</text:p>
          </table:table-cell>
          <table:table-cell table:formula="of:=(20000-[.$A87])/([.E$2]*1000)" office:value-type="float" office:value="0.04306" calcext:value-type="float">
            <text:p>0.04306</text:p>
          </table:table-cell>
        </table:table-row>
        <table:table-row table:style-name="ro1">
          <table:table-cell office:value-type="float" office:value="15736" calcext:value-type="float">
            <text:p>15736</text:p>
          </table:table-cell>
          <table:table-cell table:formula="of:=(20000-[.$A88])/([.B$2]*1000)" office:value-type="float" office:value="0.4264" calcext:value-type="float">
            <text:p>0.4264</text:p>
          </table:table-cell>
          <table:table-cell table:style-name="Default" table:formula="of:=(20000-[.$A88])/([.C$2]*1000)" office:value-type="float" office:value="0.2132" calcext:value-type="float">
            <text:p>0.2132</text:p>
          </table:table-cell>
          <table:table-cell table:formula="of:=(20000-[.$A88])/([.D$2]*1000)" office:value-type="float" office:value="0.08528" calcext:value-type="float">
            <text:p>0.08528</text:p>
          </table:table-cell>
          <table:table-cell table:formula="of:=(20000-[.$A88])/([.E$2]*1000)" office:value-type="float" office:value="0.04264" calcext:value-type="float">
            <text:p>0.04264</text:p>
          </table:table-cell>
        </table:table-row>
        <table:table-row table:style-name="ro1">
          <table:table-cell office:value-type="float" office:value="15719" calcext:value-type="float">
            <text:p>15719</text:p>
          </table:table-cell>
          <table:table-cell table:formula="of:=(20000-[.$A89])/([.B$2]*1000)" office:value-type="float" office:value="0.4281" calcext:value-type="float">
            <text:p>0.4281</text:p>
          </table:table-cell>
          <table:table-cell table:style-name="Default" table:formula="of:=(20000-[.$A89])/([.C$2]*1000)" office:value-type="float" office:value="0.21405" calcext:value-type="float">
            <text:p>0.21405</text:p>
          </table:table-cell>
          <table:table-cell table:formula="of:=(20000-[.$A89])/([.D$2]*1000)" office:value-type="float" office:value="0.08562" calcext:value-type="float">
            <text:p>0.08562</text:p>
          </table:table-cell>
          <table:table-cell table:formula="of:=(20000-[.$A89])/([.E$2]*1000)" office:value-type="float" office:value="0.04281" calcext:value-type="float">
            <text:p>0.04281</text:p>
          </table:table-cell>
        </table:table-row>
        <table:table-row table:style-name="ro1">
          <table:table-cell office:value-type="float" office:value="15728" calcext:value-type="float">
            <text:p>15728</text:p>
          </table:table-cell>
          <table:table-cell table:formula="of:=(20000-[.$A90])/([.B$2]*1000)" office:value-type="float" office:value="0.4272" calcext:value-type="float">
            <text:p>0.4272</text:p>
          </table:table-cell>
          <table:table-cell table:style-name="Default" table:formula="of:=(20000-[.$A90])/([.C$2]*1000)" office:value-type="float" office:value="0.2136" calcext:value-type="float">
            <text:p>0.2136</text:p>
          </table:table-cell>
          <table:table-cell table:formula="of:=(20000-[.$A90])/([.D$2]*1000)" office:value-type="float" office:value="0.08544" calcext:value-type="float">
            <text:p>0.08544</text:p>
          </table:table-cell>
          <table:table-cell table:formula="of:=(20000-[.$A90])/([.E$2]*1000)" office:value-type="float" office:value="0.04272" calcext:value-type="float">
            <text:p>0.04272</text:p>
          </table:table-cell>
        </table:table-row>
        <table:table-row table:style-name="ro1">
          <table:table-cell office:value-type="float" office:value="15740" calcext:value-type="float">
            <text:p>15740</text:p>
          </table:table-cell>
          <table:table-cell table:formula="of:=(20000-[.$A91])/([.B$2]*1000)" office:value-type="float" office:value="0.426" calcext:value-type="float">
            <text:p>0.426</text:p>
          </table:table-cell>
          <table:table-cell table:style-name="Default" table:formula="of:=(20000-[.$A91])/([.C$2]*1000)" office:value-type="float" office:value="0.213" calcext:value-type="float">
            <text:p>0.213</text:p>
          </table:table-cell>
          <table:table-cell table:formula="of:=(20000-[.$A91])/([.D$2]*1000)" office:value-type="float" office:value="0.0852" calcext:value-type="float">
            <text:p>0.0852</text:p>
          </table:table-cell>
          <table:table-cell table:formula="of:=(20000-[.$A91])/([.E$2]*1000)" office:value-type="float" office:value="0.0426" calcext:value-type="float">
            <text:p>0.0426</text:p>
          </table:table-cell>
        </table:table-row>
        <table:table-row table:style-name="ro1">
          <table:table-cell office:value-type="float" office:value="15735" calcext:value-type="float">
            <text:p>15735</text:p>
          </table:table-cell>
          <table:table-cell table:formula="of:=(20000-[.$A92])/([.B$2]*1000)" office:value-type="float" office:value="0.4265" calcext:value-type="float">
            <text:p>0.4265</text:p>
          </table:table-cell>
          <table:table-cell table:style-name="Default" table:formula="of:=(20000-[.$A92])/([.C$2]*1000)" office:value-type="float" office:value="0.21325" calcext:value-type="float">
            <text:p>0.21325</text:p>
          </table:table-cell>
          <table:table-cell table:formula="of:=(20000-[.$A92])/([.D$2]*1000)" office:value-type="float" office:value="0.0853" calcext:value-type="float">
            <text:p>0.0853</text:p>
          </table:table-cell>
          <table:table-cell table:formula="of:=(20000-[.$A92])/([.E$2]*1000)" office:value-type="float" office:value="0.04265" calcext:value-type="float">
            <text:p>0.04265</text:p>
          </table:table-cell>
        </table:table-row>
        <table:table-row table:style-name="ro1">
          <table:table-cell office:value-type="float" office:value="15711" calcext:value-type="float">
            <text:p>15711</text:p>
          </table:table-cell>
          <table:table-cell table:formula="of:=(20000-[.$A93])/([.B$2]*1000)" office:value-type="float" office:value="0.4289" calcext:value-type="float">
            <text:p>0.4289</text:p>
          </table:table-cell>
          <table:table-cell table:style-name="Default" table:formula="of:=(20000-[.$A93])/([.C$2]*1000)" office:value-type="float" office:value="0.21445" calcext:value-type="float">
            <text:p>0.21445</text:p>
          </table:table-cell>
          <table:table-cell table:formula="of:=(20000-[.$A93])/([.D$2]*1000)" office:value-type="float" office:value="0.08578" calcext:value-type="float">
            <text:p>0.08578</text:p>
          </table:table-cell>
          <table:table-cell table:formula="of:=(20000-[.$A93])/([.E$2]*1000)" office:value-type="float" office:value="0.04289" calcext:value-type="float">
            <text:p>0.04289</text:p>
          </table:table-cell>
        </table:table-row>
        <table:table-row table:style-name="ro1">
          <table:table-cell office:value-type="float" office:value="15765" calcext:value-type="float">
            <text:p>15765</text:p>
          </table:table-cell>
          <table:table-cell table:formula="of:=(20000-[.$A94])/([.B$2]*1000)" office:value-type="float" office:value="0.4235" calcext:value-type="float">
            <text:p>0.4235</text:p>
          </table:table-cell>
          <table:table-cell table:style-name="Default" table:formula="of:=(20000-[.$A94])/([.C$2]*1000)" office:value-type="float" office:value="0.21175" calcext:value-type="float">
            <text:p>0.21175</text:p>
          </table:table-cell>
          <table:table-cell table:formula="of:=(20000-[.$A94])/([.D$2]*1000)" office:value-type="float" office:value="0.0847" calcext:value-type="float">
            <text:p>0.0847</text:p>
          </table:table-cell>
          <table:table-cell table:formula="of:=(20000-[.$A94])/([.E$2]*1000)" office:value-type="float" office:value="0.04235" calcext:value-type="float">
            <text:p>0.04235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95])/([.B$2]*1000)" office:value-type="float" office:value="0.4237" calcext:value-type="float">
            <text:p>0.4237</text:p>
          </table:table-cell>
          <table:table-cell table:style-name="Default" table:formula="of:=(20000-[.$A95])/([.C$2]*1000)" office:value-type="float" office:value="0.21185" calcext:value-type="float">
            <text:p>0.21185</text:p>
          </table:table-cell>
          <table:table-cell table:formula="of:=(20000-[.$A95])/([.D$2]*1000)" office:value-type="float" office:value="0.08474" calcext:value-type="float">
            <text:p>0.08474</text:p>
          </table:table-cell>
          <table:table-cell table:formula="of:=(20000-[.$A95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96])/([.B$2]*1000)" office:value-type="float" office:value="0.4238" calcext:value-type="float">
            <text:p>0.4238</text:p>
          </table:table-cell>
          <table:table-cell table:style-name="Default" table:formula="of:=(20000-[.$A96])/([.C$2]*1000)" office:value-type="float" office:value="0.2119" calcext:value-type="float">
            <text:p>0.2119</text:p>
          </table:table-cell>
          <table:table-cell table:formula="of:=(20000-[.$A96])/([.D$2]*1000)" office:value-type="float" office:value="0.08476" calcext:value-type="float">
            <text:p>0.08476</text:p>
          </table:table-cell>
          <table:table-cell table:formula="of:=(20000-[.$A96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24" calcext:value-type="float">
            <text:p>15724</text:p>
          </table:table-cell>
          <table:table-cell table:formula="of:=(20000-[.$A97])/([.B$2]*1000)" office:value-type="float" office:value="0.4276" calcext:value-type="float">
            <text:p>0.4276</text:p>
          </table:table-cell>
          <table:table-cell table:style-name="Default" table:formula="of:=(20000-[.$A97])/([.C$2]*1000)" office:value-type="float" office:value="0.2138" calcext:value-type="float">
            <text:p>0.2138</text:p>
          </table:table-cell>
          <table:table-cell table:formula="of:=(20000-[.$A97])/([.D$2]*1000)" office:value-type="float" office:value="0.08552" calcext:value-type="float">
            <text:p>0.08552</text:p>
          </table:table-cell>
          <table:table-cell table:formula="of:=(20000-[.$A97])/([.E$2]*1000)" office:value-type="float" office:value="0.04276" calcext:value-type="float">
            <text:p>0.04276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98])/([.B$2]*1000)" office:value-type="float" office:value="0.424" calcext:value-type="float">
            <text:p>0.424</text:p>
          </table:table-cell>
          <table:table-cell table:style-name="Default" table:formula="of:=(20000-[.$A98])/([.C$2]*1000)" office:value-type="float" office:value="0.212" calcext:value-type="float">
            <text:p>0.212</text:p>
          </table:table-cell>
          <table:table-cell table:formula="of:=(20000-[.$A98])/([.D$2]*1000)" office:value-type="float" office:value="0.0848" calcext:value-type="float">
            <text:p>0.0848</text:p>
          </table:table-cell>
          <table:table-cell table:formula="of:=(20000-[.$A98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3720" calcext:value-type="float">
            <text:p>13720</text:p>
          </table:table-cell>
          <table:table-cell table:formula="of:=(20000-[.$A99])/([.B$2]*1000)" office:value-type="float" office:value="0.628" calcext:value-type="float">
            <text:p>0.628</text:p>
          </table:table-cell>
          <table:table-cell table:style-name="Default" table:formula="of:=(20000-[.$A99])/([.C$2]*1000)" office:value-type="float" office:value="0.314" calcext:value-type="float">
            <text:p>0.314</text:p>
          </table:table-cell>
          <table:table-cell table:formula="of:=(20000-[.$A99])/([.D$2]*1000)" office:value-type="float" office:value="0.1256" calcext:value-type="float">
            <text:p>0.1256</text:p>
          </table:table-cell>
          <table:table-cell table:formula="of:=(20000-[.$A99])/([.E$2]*1000)" office:value-type="float" office:value="0.0628" calcext:value-type="float">
            <text:p>0.0628</text:p>
          </table:table-cell>
        </table:table-row>
        <table:table-row table:style-name="ro1">
          <table:table-cell office:value-type="float" office:value="15711" calcext:value-type="float">
            <text:p>15711</text:p>
          </table:table-cell>
          <table:table-cell table:formula="of:=(20000-[.$A100])/([.B$2]*1000)" office:value-type="float" office:value="0.4289" calcext:value-type="float">
            <text:p>0.4289</text:p>
          </table:table-cell>
          <table:table-cell table:style-name="Default" table:formula="of:=(20000-[.$A100])/([.C$2]*1000)" office:value-type="float" office:value="0.21445" calcext:value-type="float">
            <text:p>0.21445</text:p>
          </table:table-cell>
          <table:table-cell table:formula="of:=(20000-[.$A100])/([.D$2]*1000)" office:value-type="float" office:value="0.08578" calcext:value-type="float">
            <text:p>0.08578</text:p>
          </table:table-cell>
          <table:table-cell table:formula="of:=(20000-[.$A100])/([.E$2]*1000)" office:value-type="float" office:value="0.04289" calcext:value-type="float">
            <text:p>0.04289</text:p>
          </table:table-cell>
        </table:table-row>
        <table:table-row table:style-name="ro1">
          <table:table-cell office:value-type="float" office:value="15711" calcext:value-type="float">
            <text:p>15711</text:p>
          </table:table-cell>
          <table:table-cell table:formula="of:=(20000-[.$A101])/([.B$2]*1000)" office:value-type="float" office:value="0.4289" calcext:value-type="float">
            <text:p>0.4289</text:p>
          </table:table-cell>
          <table:table-cell table:style-name="Default" table:formula="of:=(20000-[.$A101])/([.C$2]*1000)" office:value-type="float" office:value="0.21445" calcext:value-type="float">
            <text:p>0.21445</text:p>
          </table:table-cell>
          <table:table-cell table:formula="of:=(20000-[.$A101])/([.D$2]*1000)" office:value-type="float" office:value="0.08578" calcext:value-type="float">
            <text:p>0.08578</text:p>
          </table:table-cell>
          <table:table-cell table:formula="of:=(20000-[.$A101])/([.E$2]*1000)" office:value-type="float" office:value="0.04289" calcext:value-type="float">
            <text:p>0.04289</text:p>
          </table:table-cell>
        </table:table-row>
        <table:table-row table:style-name="ro1">
          <table:table-cell office:value-type="float" office:value="15729" calcext:value-type="float">
            <text:p>15729</text:p>
          </table:table-cell>
          <table:table-cell table:formula="of:=(20000-[.$A102])/([.B$2]*1000)" office:value-type="float" office:value="0.4271" calcext:value-type="float">
            <text:p>0.4271</text:p>
          </table:table-cell>
          <table:table-cell table:style-name="Default" table:formula="of:=(20000-[.$A102])/([.C$2]*1000)" office:value-type="float" office:value="0.21355" calcext:value-type="float">
            <text:p>0.21355</text:p>
          </table:table-cell>
          <table:table-cell table:formula="of:=(20000-[.$A102])/([.D$2]*1000)" office:value-type="float" office:value="0.08542" calcext:value-type="float">
            <text:p>0.08542</text:p>
          </table:table-cell>
          <table:table-cell table:formula="of:=(20000-[.$A102])/([.E$2]*1000)" office:value-type="float" office:value="0.04271" calcext:value-type="float">
            <text:p>0.04271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103])/([.B$2]*1000)" office:value-type="float" office:value="0.4239" calcext:value-type="float">
            <text:p>0.4239</text:p>
          </table:table-cell>
          <table:table-cell table:style-name="Default" table:formula="of:=(20000-[.$A103])/([.C$2]*1000)" office:value-type="float" office:value="0.21195" calcext:value-type="float">
            <text:p>0.21195</text:p>
          </table:table-cell>
          <table:table-cell table:formula="of:=(20000-[.$A103])/([.D$2]*1000)" office:value-type="float" office:value="0.08478" calcext:value-type="float">
            <text:p>0.08478</text:p>
          </table:table-cell>
          <table:table-cell table:formula="of:=(20000-[.$A103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23" calcext:value-type="float">
            <text:p>15723</text:p>
          </table:table-cell>
          <table:table-cell table:formula="of:=(20000-[.$A104])/([.B$2]*1000)" office:value-type="float" office:value="0.4277" calcext:value-type="float">
            <text:p>0.4277</text:p>
          </table:table-cell>
          <table:table-cell table:style-name="Default" table:formula="of:=(20000-[.$A104])/([.C$2]*1000)" office:value-type="float" office:value="0.21385" calcext:value-type="float">
            <text:p>0.21385</text:p>
          </table:table-cell>
          <table:table-cell table:formula="of:=(20000-[.$A104])/([.D$2]*1000)" office:value-type="float" office:value="0.08554" calcext:value-type="float">
            <text:p>0.08554</text:p>
          </table:table-cell>
          <table:table-cell table:formula="of:=(20000-[.$A104])/([.E$2]*1000)" office:value-type="float" office:value="0.04277" calcext:value-type="float">
            <text:p>0.04277</text:p>
          </table:table-cell>
        </table:table-row>
        <table:table-row table:style-name="ro1">
          <table:table-cell office:value-type="float" office:value="15700" calcext:value-type="float">
            <text:p>15700</text:p>
          </table:table-cell>
          <table:table-cell table:formula="of:=(20000-[.$A105])/([.B$2]*1000)" office:value-type="float" office:value="0.43" calcext:value-type="float">
            <text:p>0.43</text:p>
          </table:table-cell>
          <table:table-cell table:style-name="Default" table:formula="of:=(20000-[.$A105])/([.C$2]*1000)" office:value-type="float" office:value="0.215" calcext:value-type="float">
            <text:p>0.215</text:p>
          </table:table-cell>
          <table:table-cell table:formula="of:=(20000-[.$A105])/([.D$2]*1000)" office:value-type="float" office:value="0.086" calcext:value-type="float">
            <text:p>0.086</text:p>
          </table:table-cell>
          <table:table-cell table:formula="of:=(20000-[.$A105])/([.E$2]*1000)"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15766" calcext:value-type="float">
            <text:p>15766</text:p>
          </table:table-cell>
          <table:table-cell table:formula="of:=(20000-[.$A106])/([.B$2]*1000)" office:value-type="float" office:value="0.4234" calcext:value-type="float">
            <text:p>0.4234</text:p>
          </table:table-cell>
          <table:table-cell table:style-name="Default" table:formula="of:=(20000-[.$A106])/([.C$2]*1000)" office:value-type="float" office:value="0.2117" calcext:value-type="float">
            <text:p>0.2117</text:p>
          </table:table-cell>
          <table:table-cell table:formula="of:=(20000-[.$A106])/([.D$2]*1000)" office:value-type="float" office:value="0.08468" calcext:value-type="float">
            <text:p>0.08468</text:p>
          </table:table-cell>
          <table:table-cell table:formula="of:=(20000-[.$A106])/([.E$2]*1000)" office:value-type="float" office:value="0.04234" calcext:value-type="float">
            <text:p>0.04234</text:p>
          </table:table-cell>
        </table:table-row>
        <table:table-row table:style-name="ro1">
          <table:table-cell office:value-type="float" office:value="15755" calcext:value-type="float">
            <text:p>15755</text:p>
          </table:table-cell>
          <table:table-cell table:formula="of:=(20000-[.$A107])/([.B$2]*1000)" office:value-type="float" office:value="0.4245" calcext:value-type="float">
            <text:p>0.4245</text:p>
          </table:table-cell>
          <table:table-cell table:style-name="Default" table:formula="of:=(20000-[.$A107])/([.C$2]*1000)" office:value-type="float" office:value="0.21225" calcext:value-type="float">
            <text:p>0.21225</text:p>
          </table:table-cell>
          <table:table-cell table:formula="of:=(20000-[.$A107])/([.D$2]*1000)" office:value-type="float" office:value="0.0849" calcext:value-type="float">
            <text:p>0.0849</text:p>
          </table:table-cell>
          <table:table-cell table:formula="of:=(20000-[.$A107])/([.E$2]*1000)" office:value-type="float" office:value="0.04245" calcext:value-type="float">
            <text:p>0.04245</text:p>
          </table:table-cell>
        </table:table-row>
        <table:table-row table:style-name="ro1">
          <table:table-cell office:value-type="float" office:value="15727" calcext:value-type="float">
            <text:p>15727</text:p>
          </table:table-cell>
          <table:table-cell table:formula="of:=(20000-[.$A108])/([.B$2]*1000)" office:value-type="float" office:value="0.4273" calcext:value-type="float">
            <text:p>0.4273</text:p>
          </table:table-cell>
          <table:table-cell table:style-name="Default" table:formula="of:=(20000-[.$A108])/([.C$2]*1000)" office:value-type="float" office:value="0.21365" calcext:value-type="float">
            <text:p>0.21365</text:p>
          </table:table-cell>
          <table:table-cell table:formula="of:=(20000-[.$A108])/([.D$2]*1000)" office:value-type="float" office:value="0.08546" calcext:value-type="float">
            <text:p>0.08546</text:p>
          </table:table-cell>
          <table:table-cell table:formula="of:=(20000-[.$A108])/([.E$2]*1000)" office:value-type="float" office:value="0.04273" calcext:value-type="float">
            <text:p>0.04273</text:p>
          </table:table-cell>
        </table:table-row>
        <table:table-row table:style-name="ro1">
          <table:table-cell office:value-type="float" office:value="15757" calcext:value-type="float">
            <text:p>15757</text:p>
          </table:table-cell>
          <table:table-cell table:formula="of:=(20000-[.$A109])/([.B$2]*1000)" office:value-type="float" office:value="0.4243" calcext:value-type="float">
            <text:p>0.4243</text:p>
          </table:table-cell>
          <table:table-cell table:style-name="Default" table:formula="of:=(20000-[.$A109])/([.C$2]*1000)" office:value-type="float" office:value="0.21215" calcext:value-type="float">
            <text:p>0.21215</text:p>
          </table:table-cell>
          <table:table-cell table:formula="of:=(20000-[.$A109])/([.D$2]*1000)" office:value-type="float" office:value="0.08486" calcext:value-type="float">
            <text:p>0.08486</text:p>
          </table:table-cell>
          <table:table-cell table:formula="of:=(20000-[.$A109])/([.E$2]*1000)" office:value-type="float" office:value="0.04243" calcext:value-type="float">
            <text:p>0.04243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110])/([.B$2]*1000)" office:value-type="float" office:value="0.4238" calcext:value-type="float">
            <text:p>0.4238</text:p>
          </table:table-cell>
          <table:table-cell table:style-name="Default" table:formula="of:=(20000-[.$A110])/([.C$2]*1000)" office:value-type="float" office:value="0.2119" calcext:value-type="float">
            <text:p>0.2119</text:p>
          </table:table-cell>
          <table:table-cell table:formula="of:=(20000-[.$A110])/([.D$2]*1000)" office:value-type="float" office:value="0.08476" calcext:value-type="float">
            <text:p>0.08476</text:p>
          </table:table-cell>
          <table:table-cell table:formula="of:=(20000-[.$A110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24" calcext:value-type="float">
            <text:p>15724</text:p>
          </table:table-cell>
          <table:table-cell table:formula="of:=(20000-[.$A111])/([.B$2]*1000)" office:value-type="float" office:value="0.4276" calcext:value-type="float">
            <text:p>0.4276</text:p>
          </table:table-cell>
          <table:table-cell table:style-name="Default" table:formula="of:=(20000-[.$A111])/([.C$2]*1000)" office:value-type="float" office:value="0.2138" calcext:value-type="float">
            <text:p>0.2138</text:p>
          </table:table-cell>
          <table:table-cell table:formula="of:=(20000-[.$A111])/([.D$2]*1000)" office:value-type="float" office:value="0.08552" calcext:value-type="float">
            <text:p>0.08552</text:p>
          </table:table-cell>
          <table:table-cell table:formula="of:=(20000-[.$A111])/([.E$2]*1000)" office:value-type="float" office:value="0.04276" calcext:value-type="float">
            <text:p>0.04276</text:p>
          </table:table-cell>
        </table:table-row>
        <table:table-row table:style-name="ro1">
          <table:table-cell office:value-type="float" office:value="15747" calcext:value-type="float">
            <text:p>15747</text:p>
          </table:table-cell>
          <table:table-cell table:formula="of:=(20000-[.$A112])/([.B$2]*1000)" office:value-type="float" office:value="0.4253" calcext:value-type="float">
            <text:p>0.4253</text:p>
          </table:table-cell>
          <table:table-cell table:style-name="Default" table:formula="of:=(20000-[.$A112])/([.C$2]*1000)" office:value-type="float" office:value="0.21265" calcext:value-type="float">
            <text:p>0.21265</text:p>
          </table:table-cell>
          <table:table-cell table:formula="of:=(20000-[.$A112])/([.D$2]*1000)" office:value-type="float" office:value="0.08506" calcext:value-type="float">
            <text:p>0.08506</text:p>
          </table:table-cell>
          <table:table-cell table:formula="of:=(20000-[.$A112])/([.E$2]*1000)" office:value-type="float" office:value="0.04253" calcext:value-type="float">
            <text:p>0.04253</text:p>
          </table:table-cell>
        </table:table-row>
        <table:table-row table:style-name="ro1">
          <table:table-cell office:value-type="float" office:value="15712" calcext:value-type="float">
            <text:p>15712</text:p>
          </table:table-cell>
          <table:table-cell table:formula="of:=(20000-[.$A113])/([.B$2]*1000)" office:value-type="float" office:value="0.4288" calcext:value-type="float">
            <text:p>0.4288</text:p>
          </table:table-cell>
          <table:table-cell table:style-name="Default" table:formula="of:=(20000-[.$A113])/([.C$2]*1000)" office:value-type="float" office:value="0.2144" calcext:value-type="float">
            <text:p>0.2144</text:p>
          </table:table-cell>
          <table:table-cell table:formula="of:=(20000-[.$A113])/([.D$2]*1000)" office:value-type="float" office:value="0.08576" calcext:value-type="float">
            <text:p>0.08576</text:p>
          </table:table-cell>
          <table:table-cell table:formula="of:=(20000-[.$A113])/([.E$2]*1000)" office:value-type="float" office:value="0.04288" calcext:value-type="float">
            <text:p>0.04288</text:p>
          </table:table-cell>
        </table:table-row>
        <table:table-row table:style-name="ro1">
          <table:table-cell office:value-type="float" office:value="15733" calcext:value-type="float">
            <text:p>15733</text:p>
          </table:table-cell>
          <table:table-cell table:formula="of:=(20000-[.$A114])/([.B$2]*1000)" office:value-type="float" office:value="0.4267" calcext:value-type="float">
            <text:p>0.4267</text:p>
          </table:table-cell>
          <table:table-cell table:style-name="Default" table:formula="of:=(20000-[.$A114])/([.C$2]*1000)" office:value-type="float" office:value="0.21335" calcext:value-type="float">
            <text:p>0.21335</text:p>
          </table:table-cell>
          <table:table-cell table:formula="of:=(20000-[.$A114])/([.D$2]*1000)" office:value-type="float" office:value="0.08534" calcext:value-type="float">
            <text:p>0.08534</text:p>
          </table:table-cell>
          <table:table-cell table:formula="of:=(20000-[.$A114])/([.E$2]*1000)" office:value-type="float" office:value="0.04267" calcext:value-type="float">
            <text:p>0.04267</text:p>
          </table:table-cell>
        </table:table-row>
        <table:table-row table:style-name="ro1">
          <table:table-cell office:value-type="float" office:value="15750" calcext:value-type="float">
            <text:p>15750</text:p>
          </table:table-cell>
          <table:table-cell table:formula="of:=(20000-[.$A115])/([.B$2]*1000)" office:value-type="float" office:value="0.425" calcext:value-type="float">
            <text:p>0.425</text:p>
          </table:table-cell>
          <table:table-cell table:style-name="Default" table:formula="of:=(20000-[.$A115])/([.C$2]*1000)" office:value-type="float" office:value="0.2125" calcext:value-type="float">
            <text:p>0.2125</text:p>
          </table:table-cell>
          <table:table-cell table:formula="of:=(20000-[.$A115])/([.D$2]*1000)" office:value-type="float" office:value="0.085" calcext:value-type="float">
            <text:p>0.085</text:p>
          </table:table-cell>
          <table:table-cell table:formula="of:=(20000-[.$A115])/([.E$2]*1000)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724" calcext:value-type="float">
            <text:p>15724</text:p>
          </table:table-cell>
          <table:table-cell table:formula="of:=(20000-[.$A116])/([.B$2]*1000)" office:value-type="float" office:value="0.4276" calcext:value-type="float">
            <text:p>0.4276</text:p>
          </table:table-cell>
          <table:table-cell table:style-name="Default" table:formula="of:=(20000-[.$A116])/([.C$2]*1000)" office:value-type="float" office:value="0.2138" calcext:value-type="float">
            <text:p>0.2138</text:p>
          </table:table-cell>
          <table:table-cell table:formula="of:=(20000-[.$A116])/([.D$2]*1000)" office:value-type="float" office:value="0.08552" calcext:value-type="float">
            <text:p>0.08552</text:p>
          </table:table-cell>
          <table:table-cell table:formula="of:=(20000-[.$A116])/([.E$2]*1000)" office:value-type="float" office:value="0.04276" calcext:value-type="float">
            <text:p>0.04276</text:p>
          </table:table-cell>
        </table:table-row>
        <table:table-row table:style-name="ro1">
          <table:table-cell office:value-type="float" office:value="15716" calcext:value-type="float">
            <text:p>15716</text:p>
          </table:table-cell>
          <table:table-cell table:formula="of:=(20000-[.$A117])/([.B$2]*1000)" office:value-type="float" office:value="0.4284" calcext:value-type="float">
            <text:p>0.4284</text:p>
          </table:table-cell>
          <table:table-cell table:style-name="Default" table:formula="of:=(20000-[.$A117])/([.C$2]*1000)" office:value-type="float" office:value="0.2142" calcext:value-type="float">
            <text:p>0.2142</text:p>
          </table:table-cell>
          <table:table-cell table:formula="of:=(20000-[.$A117])/([.D$2]*1000)" office:value-type="float" office:value="0.08568" calcext:value-type="float">
            <text:p>0.08568</text:p>
          </table:table-cell>
          <table:table-cell table:formula="of:=(20000-[.$A117])/([.E$2]*1000)" office:value-type="float" office:value="0.04284" calcext:value-type="float">
            <text:p>0.04284</text:p>
          </table:table-cell>
        </table:table-row>
        <table:table-row table:style-name="ro1">
          <table:table-cell office:value-type="float" office:value="15734" calcext:value-type="float">
            <text:p>15734</text:p>
          </table:table-cell>
          <table:table-cell table:formula="of:=(20000-[.$A118])/([.B$2]*1000)" office:value-type="float" office:value="0.4266" calcext:value-type="float">
            <text:p>0.4266</text:p>
          </table:table-cell>
          <table:table-cell table:style-name="Default" table:formula="of:=(20000-[.$A118])/([.C$2]*1000)" office:value-type="float" office:value="0.2133" calcext:value-type="float">
            <text:p>0.2133</text:p>
          </table:table-cell>
          <table:table-cell table:formula="of:=(20000-[.$A118])/([.D$2]*1000)" office:value-type="float" office:value="0.08532" calcext:value-type="float">
            <text:p>0.08532</text:p>
          </table:table-cell>
          <table:table-cell table:formula="of:=(20000-[.$A118])/([.E$2]*1000)" office:value-type="float" office:value="0.04266" calcext:value-type="float">
            <text:p>0.04266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119])/([.B$2]*1000)" office:value-type="float" office:value="0.4239" calcext:value-type="float">
            <text:p>0.4239</text:p>
          </table:table-cell>
          <table:table-cell table:style-name="Default" table:formula="of:=(20000-[.$A119])/([.C$2]*1000)" office:value-type="float" office:value="0.21195" calcext:value-type="float">
            <text:p>0.21195</text:p>
          </table:table-cell>
          <table:table-cell table:formula="of:=(20000-[.$A119])/([.D$2]*1000)" office:value-type="float" office:value="0.08478" calcext:value-type="float">
            <text:p>0.08478</text:p>
          </table:table-cell>
          <table:table-cell table:formula="of:=(20000-[.$A119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48" calcext:value-type="float">
            <text:p>15748</text:p>
          </table:table-cell>
          <table:table-cell table:formula="of:=(20000-[.$A120])/([.B$2]*1000)" office:value-type="float" office:value="0.4252" calcext:value-type="float">
            <text:p>0.4252</text:p>
          </table:table-cell>
          <table:table-cell table:style-name="Default" table:formula="of:=(20000-[.$A120])/([.C$2]*1000)" office:value-type="float" office:value="0.2126" calcext:value-type="float">
            <text:p>0.2126</text:p>
          </table:table-cell>
          <table:table-cell table:formula="of:=(20000-[.$A120])/([.D$2]*1000)" office:value-type="float" office:value="0.08504" calcext:value-type="float">
            <text:p>0.08504</text:p>
          </table:table-cell>
          <table:table-cell table:formula="of:=(20000-[.$A120])/([.E$2]*1000)" office:value-type="float" office:value="0.04252" calcext:value-type="float">
            <text:p>0.04252</text:p>
          </table:table-cell>
        </table:table-row>
        <table:table-row table:style-name="ro1">
          <table:table-cell office:value-type="float" office:value="15705" calcext:value-type="float">
            <text:p>15705</text:p>
          </table:table-cell>
          <table:table-cell table:formula="of:=(20000-[.$A121])/([.B$2]*1000)" office:value-type="float" office:value="0.4295" calcext:value-type="float">
            <text:p>0.4295</text:p>
          </table:table-cell>
          <table:table-cell table:style-name="Default" table:formula="of:=(20000-[.$A121])/([.C$2]*1000)" office:value-type="float" office:value="0.21475" calcext:value-type="float">
            <text:p>0.21475</text:p>
          </table:table-cell>
          <table:table-cell table:formula="of:=(20000-[.$A121])/([.D$2]*1000)" office:value-type="float" office:value="0.0859" calcext:value-type="float">
            <text:p>0.0859</text:p>
          </table:table-cell>
          <table:table-cell table:formula="of:=(20000-[.$A121])/([.E$2]*1000)" office:value-type="float" office:value="0.04295" calcext:value-type="float">
            <text:p>0.04295</text:p>
          </table:table-cell>
        </table:table-row>
        <table:table-row table:style-name="ro1">
          <table:table-cell office:value-type="float" office:value="15711" calcext:value-type="float">
            <text:p>15711</text:p>
          </table:table-cell>
          <table:table-cell table:formula="of:=(20000-[.$A122])/([.B$2]*1000)" office:value-type="float" office:value="0.4289" calcext:value-type="float">
            <text:p>0.4289</text:p>
          </table:table-cell>
          <table:table-cell table:style-name="Default" table:formula="of:=(20000-[.$A122])/([.C$2]*1000)" office:value-type="float" office:value="0.21445" calcext:value-type="float">
            <text:p>0.21445</text:p>
          </table:table-cell>
          <table:table-cell table:formula="of:=(20000-[.$A122])/([.D$2]*1000)" office:value-type="float" office:value="0.08578" calcext:value-type="float">
            <text:p>0.08578</text:p>
          </table:table-cell>
          <table:table-cell table:formula="of:=(20000-[.$A122])/([.E$2]*1000)" office:value-type="float" office:value="0.04289" calcext:value-type="float">
            <text:p>0.04289</text:p>
          </table:table-cell>
        </table:table-row>
        <table:table-row table:style-name="ro1">
          <table:table-cell office:value-type="float" office:value="15743" calcext:value-type="float">
            <text:p>15743</text:p>
          </table:table-cell>
          <table:table-cell table:formula="of:=(20000-[.$A123])/([.B$2]*1000)" office:value-type="float" office:value="0.4257" calcext:value-type="float">
            <text:p>0.4257</text:p>
          </table:table-cell>
          <table:table-cell table:style-name="Default" table:formula="of:=(20000-[.$A123])/([.C$2]*1000)" office:value-type="float" office:value="0.21285" calcext:value-type="float">
            <text:p>0.21285</text:p>
          </table:table-cell>
          <table:table-cell table:formula="of:=(20000-[.$A123])/([.D$2]*1000)" office:value-type="float" office:value="0.08514" calcext:value-type="float">
            <text:p>0.08514</text:p>
          </table:table-cell>
          <table:table-cell table:formula="of:=(20000-[.$A123])/([.E$2]*1000)" office:value-type="float" office:value="0.04257" calcext:value-type="float">
            <text:p>0.04257</text:p>
          </table:table-cell>
        </table:table-row>
        <table:table-row table:style-name="ro1">
          <table:table-cell office:value-type="float" office:value="15725" calcext:value-type="float">
            <text:p>15725</text:p>
          </table:table-cell>
          <table:table-cell table:formula="of:=(20000-[.$A124])/([.B$2]*1000)" office:value-type="float" office:value="0.4275" calcext:value-type="float">
            <text:p>0.4275</text:p>
          </table:table-cell>
          <table:table-cell table:style-name="Default" table:formula="of:=(20000-[.$A124])/([.C$2]*1000)" office:value-type="float" office:value="0.21375" calcext:value-type="float">
            <text:p>0.21375</text:p>
          </table:table-cell>
          <table:table-cell table:formula="of:=(20000-[.$A124])/([.D$2]*1000)" office:value-type="float" office:value="0.0855" calcext:value-type="float">
            <text:p>0.0855</text:p>
          </table:table-cell>
          <table:table-cell table:formula="of:=(20000-[.$A124])/([.E$2]*1000)" office:value-type="float" office:value="0.04275" calcext:value-type="float">
            <text:p>0.04275</text:p>
          </table:table-cell>
        </table:table-row>
        <table:table-row table:style-name="ro1">
          <table:table-cell office:value-type="float" office:value="15736" calcext:value-type="float">
            <text:p>15736</text:p>
          </table:table-cell>
          <table:table-cell table:formula="of:=(20000-[.$A125])/([.B$2]*1000)" office:value-type="float" office:value="0.4264" calcext:value-type="float">
            <text:p>0.4264</text:p>
          </table:table-cell>
          <table:table-cell table:style-name="Default" table:formula="of:=(20000-[.$A125])/([.C$2]*1000)" office:value-type="float" office:value="0.2132" calcext:value-type="float">
            <text:p>0.2132</text:p>
          </table:table-cell>
          <table:table-cell table:formula="of:=(20000-[.$A125])/([.D$2]*1000)" office:value-type="float" office:value="0.08528" calcext:value-type="float">
            <text:p>0.08528</text:p>
          </table:table-cell>
          <table:table-cell table:formula="of:=(20000-[.$A125])/([.E$2]*1000)" office:value-type="float" office:value="0.04264" calcext:value-type="float">
            <text:p>0.04264</text:p>
          </table:table-cell>
        </table:table-row>
        <table:table-row table:style-name="ro1">
          <table:table-cell office:value-type="float" office:value="13743" calcext:value-type="float">
            <text:p>13743</text:p>
          </table:table-cell>
          <table:table-cell table:formula="of:=(20000-[.$A126])/([.B$2]*1000)" office:value-type="float" office:value="0.6257" calcext:value-type="float">
            <text:p>0.6257</text:p>
          </table:table-cell>
          <table:table-cell table:style-name="Default" table:formula="of:=(20000-[.$A126])/([.C$2]*1000)" office:value-type="float" office:value="0.31285" calcext:value-type="float">
            <text:p>0.31285</text:p>
          </table:table-cell>
          <table:table-cell table:formula="of:=(20000-[.$A126])/([.D$2]*1000)" office:value-type="float" office:value="0.12514" calcext:value-type="float">
            <text:p>0.12514</text:p>
          </table:table-cell>
          <table:table-cell table:formula="of:=(20000-[.$A126])/([.E$2]*1000)" office:value-type="float" office:value="0.06257" calcext:value-type="float">
            <text:p>0.06257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127])/([.B$2]*1000)" office:value-type="float" office:value="0.4239" calcext:value-type="float">
            <text:p>0.4239</text:p>
          </table:table-cell>
          <table:table-cell table:style-name="Default" table:formula="of:=(20000-[.$A127])/([.C$2]*1000)" office:value-type="float" office:value="0.21195" calcext:value-type="float">
            <text:p>0.21195</text:p>
          </table:table-cell>
          <table:table-cell table:formula="of:=(20000-[.$A127])/([.D$2]*1000)" office:value-type="float" office:value="0.08478" calcext:value-type="float">
            <text:p>0.08478</text:p>
          </table:table-cell>
          <table:table-cell table:formula="of:=(20000-[.$A127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51" calcext:value-type="float">
            <text:p>15751</text:p>
          </table:table-cell>
          <table:table-cell table:formula="of:=(20000-[.$A128])/([.B$2]*1000)" office:value-type="float" office:value="0.4249" calcext:value-type="float">
            <text:p>0.4249</text:p>
          </table:table-cell>
          <table:table-cell table:style-name="Default" table:formula="of:=(20000-[.$A128])/([.C$2]*1000)" office:value-type="float" office:value="0.21245" calcext:value-type="float">
            <text:p>0.21245</text:p>
          </table:table-cell>
          <table:table-cell table:formula="of:=(20000-[.$A128])/([.D$2]*1000)" office:value-type="float" office:value="0.08498" calcext:value-type="float">
            <text:p>0.08498</text:p>
          </table:table-cell>
          <table:table-cell table:formula="of:=(20000-[.$A128])/([.E$2]*1000)" office:value-type="float" office:value="0.04249" calcext:value-type="float">
            <text:p>0.04249</text:p>
          </table:table-cell>
        </table:table-row>
        <table:table-row table:style-name="ro1">
          <table:table-cell office:value-type="float" office:value="15673" calcext:value-type="float">
            <text:p>15673</text:p>
          </table:table-cell>
          <table:table-cell table:formula="of:=(20000-[.$A129])/([.B$2]*1000)" office:value-type="float" office:value="0.4327" calcext:value-type="float">
            <text:p>0.4327</text:p>
          </table:table-cell>
          <table:table-cell table:style-name="Default" table:formula="of:=(20000-[.$A129])/([.C$2]*1000)" office:value-type="float" office:value="0.21635" calcext:value-type="float">
            <text:p>0.21635</text:p>
          </table:table-cell>
          <table:table-cell table:formula="of:=(20000-[.$A129])/([.D$2]*1000)" office:value-type="float" office:value="0.08654" calcext:value-type="float">
            <text:p>0.08654</text:p>
          </table:table-cell>
          <table:table-cell table:formula="of:=(20000-[.$A129])/([.E$2]*1000)" office:value-type="float" office:value="0.04327" calcext:value-type="float">
            <text:p>0.04327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130])/([.B$2]*1000)" office:value-type="float" office:value="0.4236" calcext:value-type="float">
            <text:p>0.4236</text:p>
          </table:table-cell>
          <table:table-cell table:style-name="Default" table:formula="of:=(20000-[.$A130])/([.C$2]*1000)" office:value-type="float" office:value="0.2118" calcext:value-type="float">
            <text:p>0.2118</text:p>
          </table:table-cell>
          <table:table-cell table:formula="of:=(20000-[.$A130])/([.D$2]*1000)" office:value-type="float" office:value="0.08472" calcext:value-type="float">
            <text:p>0.08472</text:p>
          </table:table-cell>
          <table:table-cell table:formula="of:=(20000-[.$A130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131])/([.B$2]*1000)" office:value-type="float" office:value="0.4237" calcext:value-type="float">
            <text:p>0.4237</text:p>
          </table:table-cell>
          <table:table-cell table:style-name="Default" table:formula="of:=(20000-[.$A131])/([.C$2]*1000)" office:value-type="float" office:value="0.21185" calcext:value-type="float">
            <text:p>0.21185</text:p>
          </table:table-cell>
          <table:table-cell table:formula="of:=(20000-[.$A131])/([.D$2]*1000)" office:value-type="float" office:value="0.08474" calcext:value-type="float">
            <text:p>0.08474</text:p>
          </table:table-cell>
          <table:table-cell table:formula="of:=(20000-[.$A131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56" calcext:value-type="float">
            <text:p>15756</text:p>
          </table:table-cell>
          <table:table-cell table:formula="of:=(20000-[.$A132])/([.B$2]*1000)" office:value-type="float" office:value="0.4244" calcext:value-type="float">
            <text:p>0.4244</text:p>
          </table:table-cell>
          <table:table-cell table:style-name="Default" table:formula="of:=(20000-[.$A132])/([.C$2]*1000)" office:value-type="float" office:value="0.2122" calcext:value-type="float">
            <text:p>0.2122</text:p>
          </table:table-cell>
          <table:table-cell table:formula="of:=(20000-[.$A132])/([.D$2]*1000)" office:value-type="float" office:value="0.08488" calcext:value-type="float">
            <text:p>0.08488</text:p>
          </table:table-cell>
          <table:table-cell table:formula="of:=(20000-[.$A132])/([.E$2]*1000)" office:value-type="float" office:value="0.04244" calcext:value-type="float">
            <text:p>0.04244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133])/([.B$2]*1000)" office:value-type="float" office:value="0.424" calcext:value-type="float">
            <text:p>0.424</text:p>
          </table:table-cell>
          <table:table-cell table:style-name="Default" table:formula="of:=(20000-[.$A133])/([.C$2]*1000)" office:value-type="float" office:value="0.212" calcext:value-type="float">
            <text:p>0.212</text:p>
          </table:table-cell>
          <table:table-cell table:formula="of:=(20000-[.$A133])/([.D$2]*1000)" office:value-type="float" office:value="0.0848" calcext:value-type="float">
            <text:p>0.0848</text:p>
          </table:table-cell>
          <table:table-cell table:formula="of:=(20000-[.$A133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707" calcext:value-type="float">
            <text:p>15707</text:p>
          </table:table-cell>
          <table:table-cell table:formula="of:=(20000-[.$A134])/([.B$2]*1000)" office:value-type="float" office:value="0.4293" calcext:value-type="float">
            <text:p>0.4293</text:p>
          </table:table-cell>
          <table:table-cell table:style-name="Default" table:formula="of:=(20000-[.$A134])/([.C$2]*1000)" office:value-type="float" office:value="0.21465" calcext:value-type="float">
            <text:p>0.21465</text:p>
          </table:table-cell>
          <table:table-cell table:formula="of:=(20000-[.$A134])/([.D$2]*1000)" office:value-type="float" office:value="0.08586" calcext:value-type="float">
            <text:p>0.08586</text:p>
          </table:table-cell>
          <table:table-cell table:formula="of:=(20000-[.$A134])/([.E$2]*1000)" office:value-type="float" office:value="0.04293" calcext:value-type="float">
            <text:p>0.04293</text:p>
          </table:table-cell>
        </table:table-row>
        <table:table-row table:style-name="ro1">
          <table:table-cell office:value-type="float" office:value="15718" calcext:value-type="float">
            <text:p>15718</text:p>
          </table:table-cell>
          <table:table-cell table:formula="of:=(20000-[.$A135])/([.B$2]*1000)" office:value-type="float" office:value="0.4282" calcext:value-type="float">
            <text:p>0.4282</text:p>
          </table:table-cell>
          <table:table-cell table:style-name="Default" table:formula="of:=(20000-[.$A135])/([.C$2]*1000)" office:value-type="float" office:value="0.2141" calcext:value-type="float">
            <text:p>0.2141</text:p>
          </table:table-cell>
          <table:table-cell table:formula="of:=(20000-[.$A135])/([.D$2]*1000)" office:value-type="float" office:value="0.08564" calcext:value-type="float">
            <text:p>0.08564</text:p>
          </table:table-cell>
          <table:table-cell table:formula="of:=(20000-[.$A135])/([.E$2]*1000)" office:value-type="float" office:value="0.04282" calcext:value-type="float">
            <text:p>0.04282</text:p>
          </table:table-cell>
        </table:table-row>
        <table:table-row table:style-name="ro1">
          <table:table-cell office:value-type="float" office:value="15721" calcext:value-type="float">
            <text:p>15721</text:p>
          </table:table-cell>
          <table:table-cell table:formula="of:=(20000-[.$A136])/([.B$2]*1000)" office:value-type="float" office:value="0.4279" calcext:value-type="float">
            <text:p>0.4279</text:p>
          </table:table-cell>
          <table:table-cell table:style-name="Default" table:formula="of:=(20000-[.$A136])/([.C$2]*1000)" office:value-type="float" office:value="0.21395" calcext:value-type="float">
            <text:p>0.21395</text:p>
          </table:table-cell>
          <table:table-cell table:formula="of:=(20000-[.$A136])/([.D$2]*1000)" office:value-type="float" office:value="0.08558" calcext:value-type="float">
            <text:p>0.08558</text:p>
          </table:table-cell>
          <table:table-cell table:formula="of:=(20000-[.$A136])/([.E$2]*1000)" office:value-type="float" office:value="0.04279" calcext:value-type="float">
            <text:p>0.04279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137])/([.B$2]*1000)" office:value-type="float" office:value="0.424" calcext:value-type="float">
            <text:p>0.424</text:p>
          </table:table-cell>
          <table:table-cell table:style-name="Default" table:formula="of:=(20000-[.$A137])/([.C$2]*1000)" office:value-type="float" office:value="0.212" calcext:value-type="float">
            <text:p>0.212</text:p>
          </table:table-cell>
          <table:table-cell table:formula="of:=(20000-[.$A137])/([.D$2]*1000)" office:value-type="float" office:value="0.0848" calcext:value-type="float">
            <text:p>0.0848</text:p>
          </table:table-cell>
          <table:table-cell table:formula="of:=(20000-[.$A137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720" calcext:value-type="float">
            <text:p>15720</text:p>
          </table:table-cell>
          <table:table-cell table:formula="of:=(20000-[.$A138])/([.B$2]*1000)" office:value-type="float" office:value="0.428" calcext:value-type="float">
            <text:p>0.428</text:p>
          </table:table-cell>
          <table:table-cell table:style-name="Default" table:formula="of:=(20000-[.$A138])/([.C$2]*1000)" office:value-type="float" office:value="0.214" calcext:value-type="float">
            <text:p>0.214</text:p>
          </table:table-cell>
          <table:table-cell table:formula="of:=(20000-[.$A138])/([.D$2]*1000)" office:value-type="float" office:value="0.0856" calcext:value-type="float">
            <text:p>0.0856</text:p>
          </table:table-cell>
          <table:table-cell table:formula="of:=(20000-[.$A138])/([.E$2]*1000)"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139])/([.B$2]*1000)" office:value-type="float" office:value="0.4239" calcext:value-type="float">
            <text:p>0.4239</text:p>
          </table:table-cell>
          <table:table-cell table:style-name="Default" table:formula="of:=(20000-[.$A139])/([.C$2]*1000)" office:value-type="float" office:value="0.21195" calcext:value-type="float">
            <text:p>0.21195</text:p>
          </table:table-cell>
          <table:table-cell table:formula="of:=(20000-[.$A139])/([.D$2]*1000)" office:value-type="float" office:value="0.08478" calcext:value-type="float">
            <text:p>0.08478</text:p>
          </table:table-cell>
          <table:table-cell table:formula="of:=(20000-[.$A139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59" calcext:value-type="float">
            <text:p>15759</text:p>
          </table:table-cell>
          <table:table-cell table:formula="of:=(20000-[.$A140])/([.B$2]*1000)" office:value-type="float" office:value="0.4241" calcext:value-type="float">
            <text:p>0.4241</text:p>
          </table:table-cell>
          <table:table-cell table:style-name="Default" table:formula="of:=(20000-[.$A140])/([.C$2]*1000)" office:value-type="float" office:value="0.21205" calcext:value-type="float">
            <text:p>0.21205</text:p>
          </table:table-cell>
          <table:table-cell table:formula="of:=(20000-[.$A140])/([.D$2]*1000)" office:value-type="float" office:value="0.08482" calcext:value-type="float">
            <text:p>0.08482</text:p>
          </table:table-cell>
          <table:table-cell table:formula="of:=(20000-[.$A140])/([.E$2]*1000)" office:value-type="float" office:value="0.04241" calcext:value-type="float">
            <text:p>0.04241</text:p>
          </table:table-cell>
        </table:table-row>
        <table:table-row table:style-name="ro1">
          <table:table-cell office:value-type="float" office:value="15738" calcext:value-type="float">
            <text:p>15738</text:p>
          </table:table-cell>
          <table:table-cell table:formula="of:=(20000-[.$A141])/([.B$2]*1000)" office:value-type="float" office:value="0.4262" calcext:value-type="float">
            <text:p>0.4262</text:p>
          </table:table-cell>
          <table:table-cell table:style-name="Default" table:formula="of:=(20000-[.$A141])/([.C$2]*1000)" office:value-type="float" office:value="0.2131" calcext:value-type="float">
            <text:p>0.2131</text:p>
          </table:table-cell>
          <table:table-cell table:formula="of:=(20000-[.$A141])/([.D$2]*1000)" office:value-type="float" office:value="0.08524" calcext:value-type="float">
            <text:p>0.08524</text:p>
          </table:table-cell>
          <table:table-cell table:formula="of:=(20000-[.$A141])/([.E$2]*1000)" office:value-type="float" office:value="0.04262" calcext:value-type="float">
            <text:p>0.04262</text:p>
          </table:table-cell>
        </table:table-row>
        <table:table-row table:style-name="ro1">
          <table:table-cell office:value-type="float" office:value="15719" calcext:value-type="float">
            <text:p>15719</text:p>
          </table:table-cell>
          <table:table-cell table:formula="of:=(20000-[.$A142])/([.B$2]*1000)" office:value-type="float" office:value="0.4281" calcext:value-type="float">
            <text:p>0.4281</text:p>
          </table:table-cell>
          <table:table-cell table:style-name="Default" table:formula="of:=(20000-[.$A142])/([.C$2]*1000)" office:value-type="float" office:value="0.21405" calcext:value-type="float">
            <text:p>0.21405</text:p>
          </table:table-cell>
          <table:table-cell table:formula="of:=(20000-[.$A142])/([.D$2]*1000)" office:value-type="float" office:value="0.08562" calcext:value-type="float">
            <text:p>0.08562</text:p>
          </table:table-cell>
          <table:table-cell table:formula="of:=(20000-[.$A142])/([.E$2]*1000)" office:value-type="float" office:value="0.04281" calcext:value-type="float">
            <text:p>0.04281</text:p>
          </table:table-cell>
        </table:table-row>
        <table:table-row table:style-name="ro1">
          <table:table-cell office:value-type="float" office:value="15750" calcext:value-type="float">
            <text:p>15750</text:p>
          </table:table-cell>
          <table:table-cell table:formula="of:=(20000-[.$A143])/([.B$2]*1000)" office:value-type="float" office:value="0.425" calcext:value-type="float">
            <text:p>0.425</text:p>
          </table:table-cell>
          <table:table-cell table:style-name="Default" table:formula="of:=(20000-[.$A143])/([.C$2]*1000)" office:value-type="float" office:value="0.2125" calcext:value-type="float">
            <text:p>0.2125</text:p>
          </table:table-cell>
          <table:table-cell table:formula="of:=(20000-[.$A143])/([.D$2]*1000)" office:value-type="float" office:value="0.085" calcext:value-type="float">
            <text:p>0.085</text:p>
          </table:table-cell>
          <table:table-cell table:formula="of:=(20000-[.$A143])/([.E$2]*1000)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751" calcext:value-type="float">
            <text:p>15751</text:p>
          </table:table-cell>
          <table:table-cell table:formula="of:=(20000-[.$A144])/([.B$2]*1000)" office:value-type="float" office:value="0.4249" calcext:value-type="float">
            <text:p>0.4249</text:p>
          </table:table-cell>
          <table:table-cell table:style-name="Default" table:formula="of:=(20000-[.$A144])/([.C$2]*1000)" office:value-type="float" office:value="0.21245" calcext:value-type="float">
            <text:p>0.21245</text:p>
          </table:table-cell>
          <table:table-cell table:formula="of:=(20000-[.$A144])/([.D$2]*1000)" office:value-type="float" office:value="0.08498" calcext:value-type="float">
            <text:p>0.08498</text:p>
          </table:table-cell>
          <table:table-cell table:formula="of:=(20000-[.$A144])/([.E$2]*1000)" office:value-type="float" office:value="0.04249" calcext:value-type="float">
            <text:p>0.04249</text:p>
          </table:table-cell>
        </table:table-row>
        <table:table-row table:style-name="ro1">
          <table:table-cell office:value-type="float" office:value="15746" calcext:value-type="float">
            <text:p>15746</text:p>
          </table:table-cell>
          <table:table-cell table:formula="of:=(20000-[.$A145])/([.B$2]*1000)" office:value-type="float" office:value="0.4254" calcext:value-type="float">
            <text:p>0.4254</text:p>
          </table:table-cell>
          <table:table-cell table:style-name="Default" table:formula="of:=(20000-[.$A145])/([.C$2]*1000)" office:value-type="float" office:value="0.2127" calcext:value-type="float">
            <text:p>0.2127</text:p>
          </table:table-cell>
          <table:table-cell table:formula="of:=(20000-[.$A145])/([.D$2]*1000)" office:value-type="float" office:value="0.08508" calcext:value-type="float">
            <text:p>0.08508</text:p>
          </table:table-cell>
          <table:table-cell table:formula="of:=(20000-[.$A145])/([.E$2]*1000)" office:value-type="float" office:value="0.04254" calcext:value-type="float">
            <text:p>0.04254</text:p>
          </table:table-cell>
        </table:table-row>
        <table:table-row table:style-name="ro1">
          <table:table-cell office:value-type="float" office:value="15700" calcext:value-type="float">
            <text:p>15700</text:p>
          </table:table-cell>
          <table:table-cell table:formula="of:=(20000-[.$A146])/([.B$2]*1000)" office:value-type="float" office:value="0.43" calcext:value-type="float">
            <text:p>0.43</text:p>
          </table:table-cell>
          <table:table-cell table:style-name="Default" table:formula="of:=(20000-[.$A146])/([.C$2]*1000)" office:value-type="float" office:value="0.215" calcext:value-type="float">
            <text:p>0.215</text:p>
          </table:table-cell>
          <table:table-cell table:formula="of:=(20000-[.$A146])/([.D$2]*1000)" office:value-type="float" office:value="0.086" calcext:value-type="float">
            <text:p>0.086</text:p>
          </table:table-cell>
          <table:table-cell table:formula="of:=(20000-[.$A146])/([.E$2]*1000)"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15759" calcext:value-type="float">
            <text:p>15759</text:p>
          </table:table-cell>
          <table:table-cell table:formula="of:=(20000-[.$A147])/([.B$2]*1000)" office:value-type="float" office:value="0.4241" calcext:value-type="float">
            <text:p>0.4241</text:p>
          </table:table-cell>
          <table:table-cell table:style-name="Default" table:formula="of:=(20000-[.$A147])/([.C$2]*1000)" office:value-type="float" office:value="0.21205" calcext:value-type="float">
            <text:p>0.21205</text:p>
          </table:table-cell>
          <table:table-cell table:formula="of:=(20000-[.$A147])/([.D$2]*1000)" office:value-type="float" office:value="0.08482" calcext:value-type="float">
            <text:p>0.08482</text:p>
          </table:table-cell>
          <table:table-cell table:formula="of:=(20000-[.$A147])/([.E$2]*1000)" office:value-type="float" office:value="0.04241" calcext:value-type="float">
            <text:p>0.04241</text:p>
          </table:table-cell>
        </table:table-row>
        <table:table-row table:style-name="ro1">
          <table:table-cell office:value-type="float" office:value="15755" calcext:value-type="float">
            <text:p>15755</text:p>
          </table:table-cell>
          <table:table-cell table:formula="of:=(20000-[.$A148])/([.B$2]*1000)" office:value-type="float" office:value="0.4245" calcext:value-type="float">
            <text:p>0.4245</text:p>
          </table:table-cell>
          <table:table-cell table:style-name="Default" table:formula="of:=(20000-[.$A148])/([.C$2]*1000)" office:value-type="float" office:value="0.21225" calcext:value-type="float">
            <text:p>0.21225</text:p>
          </table:table-cell>
          <table:table-cell table:formula="of:=(20000-[.$A148])/([.D$2]*1000)" office:value-type="float" office:value="0.0849" calcext:value-type="float">
            <text:p>0.0849</text:p>
          </table:table-cell>
          <table:table-cell table:formula="of:=(20000-[.$A148])/([.E$2]*1000)" office:value-type="float" office:value="0.04245" calcext:value-type="float">
            <text:p>0.04245</text:p>
          </table:table-cell>
        </table:table-row>
        <table:table-row table:style-name="ro1">
          <table:table-cell office:value-type="float" office:value="15720" calcext:value-type="float">
            <text:p>15720</text:p>
          </table:table-cell>
          <table:table-cell table:formula="of:=(20000-[.$A149])/([.B$2]*1000)" office:value-type="float" office:value="0.428" calcext:value-type="float">
            <text:p>0.428</text:p>
          </table:table-cell>
          <table:table-cell table:style-name="Default" table:formula="of:=(20000-[.$A149])/([.C$2]*1000)" office:value-type="float" office:value="0.214" calcext:value-type="float">
            <text:p>0.214</text:p>
          </table:table-cell>
          <table:table-cell table:formula="of:=(20000-[.$A149])/([.D$2]*1000)" office:value-type="float" office:value="0.0856" calcext:value-type="float">
            <text:p>0.0856</text:p>
          </table:table-cell>
          <table:table-cell table:formula="of:=(20000-[.$A149])/([.E$2]*1000)"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15752" calcext:value-type="float">
            <text:p>15752</text:p>
          </table:table-cell>
          <table:table-cell table:formula="of:=(20000-[.$A150])/([.B$2]*1000)" office:value-type="float" office:value="0.4248" calcext:value-type="float">
            <text:p>0.4248</text:p>
          </table:table-cell>
          <table:table-cell table:style-name="Default" table:formula="of:=(20000-[.$A150])/([.C$2]*1000)" office:value-type="float" office:value="0.2124" calcext:value-type="float">
            <text:p>0.2124</text:p>
          </table:table-cell>
          <table:table-cell table:formula="of:=(20000-[.$A150])/([.D$2]*1000)" office:value-type="float" office:value="0.08496" calcext:value-type="float">
            <text:p>0.08496</text:p>
          </table:table-cell>
          <table:table-cell table:formula="of:=(20000-[.$A150])/([.E$2]*1000)" office:value-type="float" office:value="0.04248" calcext:value-type="float">
            <text:p>0.04248</text:p>
          </table:table-cell>
        </table:table-row>
        <table:table-row table:style-name="ro1">
          <table:table-cell office:value-type="float" office:value="15751" calcext:value-type="float">
            <text:p>15751</text:p>
          </table:table-cell>
          <table:table-cell table:formula="of:=(20000-[.$A151])/([.B$2]*1000)" office:value-type="float" office:value="0.4249" calcext:value-type="float">
            <text:p>0.4249</text:p>
          </table:table-cell>
          <table:table-cell table:style-name="Default" table:formula="of:=(20000-[.$A151])/([.C$2]*1000)" office:value-type="float" office:value="0.21245" calcext:value-type="float">
            <text:p>0.21245</text:p>
          </table:table-cell>
          <table:table-cell table:formula="of:=(20000-[.$A151])/([.D$2]*1000)" office:value-type="float" office:value="0.08498" calcext:value-type="float">
            <text:p>0.08498</text:p>
          </table:table-cell>
          <table:table-cell table:formula="of:=(20000-[.$A151])/([.E$2]*1000)" office:value-type="float" office:value="0.04249" calcext:value-type="float">
            <text:p>0.04249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152])/([.B$2]*1000)" office:value-type="float" office:value="0.4238" calcext:value-type="float">
            <text:p>0.4238</text:p>
          </table:table-cell>
          <table:table-cell table:style-name="Default" table:formula="of:=(20000-[.$A152])/([.C$2]*1000)" office:value-type="float" office:value="0.2119" calcext:value-type="float">
            <text:p>0.2119</text:p>
          </table:table-cell>
          <table:table-cell table:formula="of:=(20000-[.$A152])/([.D$2]*1000)" office:value-type="float" office:value="0.08476" calcext:value-type="float">
            <text:p>0.08476</text:p>
          </table:table-cell>
          <table:table-cell table:formula="of:=(20000-[.$A152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153])/([.B$2]*1000)" office:value-type="float" office:value="0.4238" calcext:value-type="float">
            <text:p>0.4238</text:p>
          </table:table-cell>
          <table:table-cell table:style-name="Default" table:formula="of:=(20000-[.$A153])/([.C$2]*1000)" office:value-type="float" office:value="0.2119" calcext:value-type="float">
            <text:p>0.2119</text:p>
          </table:table-cell>
          <table:table-cell table:formula="of:=(20000-[.$A153])/([.D$2]*1000)" office:value-type="float" office:value="0.08476" calcext:value-type="float">
            <text:p>0.08476</text:p>
          </table:table-cell>
          <table:table-cell table:formula="of:=(20000-[.$A153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693" calcext:value-type="float">
            <text:p>15693</text:p>
          </table:table-cell>
          <table:table-cell table:formula="of:=(20000-[.$A154])/([.B$2]*1000)" office:value-type="float" office:value="0.4307" calcext:value-type="float">
            <text:p>0.4307</text:p>
          </table:table-cell>
          <table:table-cell table:style-name="Default" table:formula="of:=(20000-[.$A154])/([.C$2]*1000)" office:value-type="float" office:value="0.21535" calcext:value-type="float">
            <text:p>0.21535</text:p>
          </table:table-cell>
          <table:table-cell table:formula="of:=(20000-[.$A154])/([.D$2]*1000)" office:value-type="float" office:value="0.08614" calcext:value-type="float">
            <text:p>0.08614</text:p>
          </table:table-cell>
          <table:table-cell table:formula="of:=(20000-[.$A154])/([.E$2]*1000)" office:value-type="float" office:value="0.04307" calcext:value-type="float">
            <text:p>0.04307</text:p>
          </table:table-cell>
        </table:table-row>
        <table:table-row table:style-name="ro1">
          <table:table-cell office:value-type="float" office:value="15731" calcext:value-type="float">
            <text:p>15731</text:p>
          </table:table-cell>
          <table:table-cell table:formula="of:=(20000-[.$A155])/([.B$2]*1000)" office:value-type="float" office:value="0.4269" calcext:value-type="float">
            <text:p>0.4269</text:p>
          </table:table-cell>
          <table:table-cell table:style-name="Default" table:formula="of:=(20000-[.$A155])/([.C$2]*1000)" office:value-type="float" office:value="0.21345" calcext:value-type="float">
            <text:p>0.21345</text:p>
          </table:table-cell>
          <table:table-cell table:formula="of:=(20000-[.$A155])/([.D$2]*1000)" office:value-type="float" office:value="0.08538" calcext:value-type="float">
            <text:p>0.08538</text:p>
          </table:table-cell>
          <table:table-cell table:formula="of:=(20000-[.$A155])/([.E$2]*1000)" office:value-type="float" office:value="0.04269" calcext:value-type="float">
            <text:p>0.04269</text:p>
          </table:table-cell>
        </table:table-row>
        <table:table-row table:style-name="ro1">
          <table:table-cell office:value-type="float" office:value="15717" calcext:value-type="float">
            <text:p>15717</text:p>
          </table:table-cell>
          <table:table-cell table:formula="of:=(20000-[.$A156])/([.B$2]*1000)" office:value-type="float" office:value="0.4283" calcext:value-type="float">
            <text:p>0.4283</text:p>
          </table:table-cell>
          <table:table-cell table:style-name="Default" table:formula="of:=(20000-[.$A156])/([.C$2]*1000)" office:value-type="float" office:value="0.21415" calcext:value-type="float">
            <text:p>0.21415</text:p>
          </table:table-cell>
          <table:table-cell table:formula="of:=(20000-[.$A156])/([.D$2]*1000)" office:value-type="float" office:value="0.08566" calcext:value-type="float">
            <text:p>0.08566</text:p>
          </table:table-cell>
          <table:table-cell table:formula="of:=(20000-[.$A156])/([.E$2]*1000)" office:value-type="float" office:value="0.04283" calcext:value-type="float">
            <text:p>0.04283</text:p>
          </table:table-cell>
        </table:table-row>
        <table:table-row table:style-name="ro1">
          <table:table-cell office:value-type="float" office:value="15748" calcext:value-type="float">
            <text:p>15748</text:p>
          </table:table-cell>
          <table:table-cell table:formula="of:=(20000-[.$A157])/([.B$2]*1000)" office:value-type="float" office:value="0.4252" calcext:value-type="float">
            <text:p>0.4252</text:p>
          </table:table-cell>
          <table:table-cell table:style-name="Default" table:formula="of:=(20000-[.$A157])/([.C$2]*1000)" office:value-type="float" office:value="0.2126" calcext:value-type="float">
            <text:p>0.2126</text:p>
          </table:table-cell>
          <table:table-cell table:formula="of:=(20000-[.$A157])/([.D$2]*1000)" office:value-type="float" office:value="0.08504" calcext:value-type="float">
            <text:p>0.08504</text:p>
          </table:table-cell>
          <table:table-cell table:formula="of:=(20000-[.$A157])/([.E$2]*1000)" office:value-type="float" office:value="0.04252" calcext:value-type="float">
            <text:p>0.04252</text:p>
          </table:table-cell>
        </table:table-row>
        <table:table-row table:style-name="ro1">
          <table:table-cell office:value-type="float" office:value="15696" calcext:value-type="float">
            <text:p>15696</text:p>
          </table:table-cell>
          <table:table-cell table:formula="of:=(20000-[.$A158])/([.B$2]*1000)" office:value-type="float" office:value="0.4304" calcext:value-type="float">
            <text:p>0.4304</text:p>
          </table:table-cell>
          <table:table-cell table:style-name="Default" table:formula="of:=(20000-[.$A158])/([.C$2]*1000)" office:value-type="float" office:value="0.2152" calcext:value-type="float">
            <text:p>0.2152</text:p>
          </table:table-cell>
          <table:table-cell table:formula="of:=(20000-[.$A158])/([.D$2]*1000)" office:value-type="float" office:value="0.08608" calcext:value-type="float">
            <text:p>0.08608</text:p>
          </table:table-cell>
          <table:table-cell table:formula="of:=(20000-[.$A158])/([.E$2]*1000)" office:value-type="float" office:value="0.04304" calcext:value-type="float">
            <text:p>0.04304</text:p>
          </table:table-cell>
        </table:table-row>
        <table:table-row table:style-name="ro1">
          <table:table-cell office:value-type="float" office:value="15759" calcext:value-type="float">
            <text:p>15759</text:p>
          </table:table-cell>
          <table:table-cell table:formula="of:=(20000-[.$A159])/([.B$2]*1000)" office:value-type="float" office:value="0.4241" calcext:value-type="float">
            <text:p>0.4241</text:p>
          </table:table-cell>
          <table:table-cell table:style-name="Default" table:formula="of:=(20000-[.$A159])/([.C$2]*1000)" office:value-type="float" office:value="0.21205" calcext:value-type="float">
            <text:p>0.21205</text:p>
          </table:table-cell>
          <table:table-cell table:formula="of:=(20000-[.$A159])/([.D$2]*1000)" office:value-type="float" office:value="0.08482" calcext:value-type="float">
            <text:p>0.08482</text:p>
          </table:table-cell>
          <table:table-cell table:formula="of:=(20000-[.$A159])/([.E$2]*1000)" office:value-type="float" office:value="0.04241" calcext:value-type="float">
            <text:p>0.04241</text:p>
          </table:table-cell>
        </table:table-row>
        <table:table-row table:style-name="ro1">
          <table:table-cell office:value-type="float" office:value="15740" calcext:value-type="float">
            <text:p>15740</text:p>
          </table:table-cell>
          <table:table-cell table:formula="of:=(20000-[.$A160])/([.B$2]*1000)" office:value-type="float" office:value="0.426" calcext:value-type="float">
            <text:p>0.426</text:p>
          </table:table-cell>
          <table:table-cell table:style-name="Default" table:formula="of:=(20000-[.$A160])/([.C$2]*1000)" office:value-type="float" office:value="0.213" calcext:value-type="float">
            <text:p>0.213</text:p>
          </table:table-cell>
          <table:table-cell table:formula="of:=(20000-[.$A160])/([.D$2]*1000)" office:value-type="float" office:value="0.0852" calcext:value-type="float">
            <text:p>0.0852</text:p>
          </table:table-cell>
          <table:table-cell table:formula="of:=(20000-[.$A160])/([.E$2]*1000)" office:value-type="float" office:value="0.0426" calcext:value-type="float">
            <text:p>0.0426</text:p>
          </table:table-cell>
        </table:table-row>
        <table:table-row table:style-name="ro1">
          <table:table-cell office:value-type="float" office:value="15737" calcext:value-type="float">
            <text:p>15737</text:p>
          </table:table-cell>
          <table:table-cell table:formula="of:=(20000-[.$A161])/([.B$2]*1000)" office:value-type="float" office:value="0.4263" calcext:value-type="float">
            <text:p>0.4263</text:p>
          </table:table-cell>
          <table:table-cell table:style-name="Default" table:formula="of:=(20000-[.$A161])/([.C$2]*1000)" office:value-type="float" office:value="0.21315" calcext:value-type="float">
            <text:p>0.21315</text:p>
          </table:table-cell>
          <table:table-cell table:formula="of:=(20000-[.$A161])/([.D$2]*1000)" office:value-type="float" office:value="0.08526" calcext:value-type="float">
            <text:p>0.08526</text:p>
          </table:table-cell>
          <table:table-cell table:formula="of:=(20000-[.$A161])/([.E$2]*1000)" office:value-type="float" office:value="0.04263" calcext:value-type="float">
            <text:p>0.04263</text:p>
          </table:table-cell>
        </table:table-row>
        <table:table-row table:style-name="ro1">
          <table:table-cell office:value-type="float" office:value="15730" calcext:value-type="float">
            <text:p>15730</text:p>
          </table:table-cell>
          <table:table-cell table:formula="of:=(20000-[.$A162])/([.B$2]*1000)" office:value-type="float" office:value="0.427" calcext:value-type="float">
            <text:p>0.427</text:p>
          </table:table-cell>
          <table:table-cell table:style-name="Default" table:formula="of:=(20000-[.$A162])/([.C$2]*1000)" office:value-type="float" office:value="0.2135" calcext:value-type="float">
            <text:p>0.2135</text:p>
          </table:table-cell>
          <table:table-cell table:formula="of:=(20000-[.$A162])/([.D$2]*1000)" office:value-type="float" office:value="0.0854" calcext:value-type="float">
            <text:p>0.0854</text:p>
          </table:table-cell>
          <table:table-cell table:formula="of:=(20000-[.$A162])/([.E$2]*1000)" office:value-type="float" office:value="0.0427" calcext:value-type="float">
            <text:p>0.0427</text:p>
          </table:table-cell>
        </table:table-row>
        <table:table-row table:style-name="ro1">
          <table:table-cell office:value-type="float" office:value="15715" calcext:value-type="float">
            <text:p>15715</text:p>
          </table:table-cell>
          <table:table-cell table:formula="of:=(20000-[.$A163])/([.B$2]*1000)" office:value-type="float" office:value="0.4285" calcext:value-type="float">
            <text:p>0.4285</text:p>
          </table:table-cell>
          <table:table-cell table:style-name="Default" table:formula="of:=(20000-[.$A163])/([.C$2]*1000)" office:value-type="float" office:value="0.21425" calcext:value-type="float">
            <text:p>0.21425</text:p>
          </table:table-cell>
          <table:table-cell table:formula="of:=(20000-[.$A163])/([.D$2]*1000)" office:value-type="float" office:value="0.0857" calcext:value-type="float">
            <text:p>0.0857</text:p>
          </table:table-cell>
          <table:table-cell table:formula="of:=(20000-[.$A163])/([.E$2]*1000)" office:value-type="float" office:value="0.04285" calcext:value-type="float">
            <text:p>0.04285</text:p>
          </table:table-cell>
        </table:table-row>
        <table:table-row table:style-name="ro1">
          <table:table-cell office:value-type="float" office:value="15757" calcext:value-type="float">
            <text:p>15757</text:p>
          </table:table-cell>
          <table:table-cell table:formula="of:=(20000-[.$A164])/([.B$2]*1000)" office:value-type="float" office:value="0.4243" calcext:value-type="float">
            <text:p>0.4243</text:p>
          </table:table-cell>
          <table:table-cell table:style-name="Default" table:formula="of:=(20000-[.$A164])/([.C$2]*1000)" office:value-type="float" office:value="0.21215" calcext:value-type="float">
            <text:p>0.21215</text:p>
          </table:table-cell>
          <table:table-cell table:formula="of:=(20000-[.$A164])/([.D$2]*1000)" office:value-type="float" office:value="0.08486" calcext:value-type="float">
            <text:p>0.08486</text:p>
          </table:table-cell>
          <table:table-cell table:formula="of:=(20000-[.$A164])/([.E$2]*1000)" office:value-type="float" office:value="0.04243" calcext:value-type="float">
            <text:p>0.04243</text:p>
          </table:table-cell>
        </table:table-row>
        <table:table-row table:style-name="ro1">
          <table:table-cell office:value-type="float" office:value="15740" calcext:value-type="float">
            <text:p>15740</text:p>
          </table:table-cell>
          <table:table-cell table:formula="of:=(20000-[.$A165])/([.B$2]*1000)" office:value-type="float" office:value="0.426" calcext:value-type="float">
            <text:p>0.426</text:p>
          </table:table-cell>
          <table:table-cell table:style-name="Default" table:formula="of:=(20000-[.$A165])/([.C$2]*1000)" office:value-type="float" office:value="0.213" calcext:value-type="float">
            <text:p>0.213</text:p>
          </table:table-cell>
          <table:table-cell table:formula="of:=(20000-[.$A165])/([.D$2]*1000)" office:value-type="float" office:value="0.0852" calcext:value-type="float">
            <text:p>0.0852</text:p>
          </table:table-cell>
          <table:table-cell table:formula="of:=(20000-[.$A165])/([.E$2]*1000)" office:value-type="float" office:value="0.0426" calcext:value-type="float">
            <text:p>0.0426</text:p>
          </table:table-cell>
        </table:table-row>
        <table:table-row table:style-name="ro1">
          <table:table-cell office:value-type="float" office:value="15721" calcext:value-type="float">
            <text:p>15721</text:p>
          </table:table-cell>
          <table:table-cell table:formula="of:=(20000-[.$A166])/([.B$2]*1000)" office:value-type="float" office:value="0.4279" calcext:value-type="float">
            <text:p>0.4279</text:p>
          </table:table-cell>
          <table:table-cell table:style-name="Default" table:formula="of:=(20000-[.$A166])/([.C$2]*1000)" office:value-type="float" office:value="0.21395" calcext:value-type="float">
            <text:p>0.21395</text:p>
          </table:table-cell>
          <table:table-cell table:formula="of:=(20000-[.$A166])/([.D$2]*1000)" office:value-type="float" office:value="0.08558" calcext:value-type="float">
            <text:p>0.08558</text:p>
          </table:table-cell>
          <table:table-cell table:formula="of:=(20000-[.$A166])/([.E$2]*1000)" office:value-type="float" office:value="0.04279" calcext:value-type="float">
            <text:p>0.04279</text:p>
          </table:table-cell>
        </table:table-row>
        <table:table-row table:style-name="ro1">
          <table:table-cell office:value-type="float" office:value="15755" calcext:value-type="float">
            <text:p>15755</text:p>
          </table:table-cell>
          <table:table-cell table:formula="of:=(20000-[.$A167])/([.B$2]*1000)" office:value-type="float" office:value="0.4245" calcext:value-type="float">
            <text:p>0.4245</text:p>
          </table:table-cell>
          <table:table-cell table:style-name="Default" table:formula="of:=(20000-[.$A167])/([.C$2]*1000)" office:value-type="float" office:value="0.21225" calcext:value-type="float">
            <text:p>0.21225</text:p>
          </table:table-cell>
          <table:table-cell table:formula="of:=(20000-[.$A167])/([.D$2]*1000)" office:value-type="float" office:value="0.0849" calcext:value-type="float">
            <text:p>0.0849</text:p>
          </table:table-cell>
          <table:table-cell table:formula="of:=(20000-[.$A167])/([.E$2]*1000)" office:value-type="float" office:value="0.04245" calcext:value-type="float">
            <text:p>0.04245</text:p>
          </table:table-cell>
        </table:table-row>
        <table:table-row table:style-name="ro1">
          <table:table-cell office:value-type="float" office:value="15737" calcext:value-type="float">
            <text:p>15737</text:p>
          </table:table-cell>
          <table:table-cell table:formula="of:=(20000-[.$A168])/([.B$2]*1000)" office:value-type="float" office:value="0.4263" calcext:value-type="float">
            <text:p>0.4263</text:p>
          </table:table-cell>
          <table:table-cell table:style-name="Default" table:formula="of:=(20000-[.$A168])/([.C$2]*1000)" office:value-type="float" office:value="0.21315" calcext:value-type="float">
            <text:p>0.21315</text:p>
          </table:table-cell>
          <table:table-cell table:formula="of:=(20000-[.$A168])/([.D$2]*1000)" office:value-type="float" office:value="0.08526" calcext:value-type="float">
            <text:p>0.08526</text:p>
          </table:table-cell>
          <table:table-cell table:formula="of:=(20000-[.$A168])/([.E$2]*1000)" office:value-type="float" office:value="0.04263" calcext:value-type="float">
            <text:p>0.04263</text:p>
          </table:table-cell>
        </table:table-row>
        <table:table-row table:style-name="ro1">
          <table:table-cell office:value-type="float" office:value="15717" calcext:value-type="float">
            <text:p>15717</text:p>
          </table:table-cell>
          <table:table-cell table:formula="of:=(20000-[.$A169])/([.B$2]*1000)" office:value-type="float" office:value="0.4283" calcext:value-type="float">
            <text:p>0.4283</text:p>
          </table:table-cell>
          <table:table-cell table:style-name="Default" table:formula="of:=(20000-[.$A169])/([.C$2]*1000)" office:value-type="float" office:value="0.21415" calcext:value-type="float">
            <text:p>0.21415</text:p>
          </table:table-cell>
          <table:table-cell table:formula="of:=(20000-[.$A169])/([.D$2]*1000)" office:value-type="float" office:value="0.08566" calcext:value-type="float">
            <text:p>0.08566</text:p>
          </table:table-cell>
          <table:table-cell table:formula="of:=(20000-[.$A169])/([.E$2]*1000)" office:value-type="float" office:value="0.04283" calcext:value-type="float">
            <text:p>0.04283</text:p>
          </table:table-cell>
        </table:table-row>
        <table:table-row table:style-name="ro1">
          <table:table-cell office:value-type="float" office:value="15756" calcext:value-type="float">
            <text:p>15756</text:p>
          </table:table-cell>
          <table:table-cell table:formula="of:=(20000-[.$A170])/([.B$2]*1000)" office:value-type="float" office:value="0.4244" calcext:value-type="float">
            <text:p>0.4244</text:p>
          </table:table-cell>
          <table:table-cell table:style-name="Default" table:formula="of:=(20000-[.$A170])/([.C$2]*1000)" office:value-type="float" office:value="0.2122" calcext:value-type="float">
            <text:p>0.2122</text:p>
          </table:table-cell>
          <table:table-cell table:formula="of:=(20000-[.$A170])/([.D$2]*1000)" office:value-type="float" office:value="0.08488" calcext:value-type="float">
            <text:p>0.08488</text:p>
          </table:table-cell>
          <table:table-cell table:formula="of:=(20000-[.$A170])/([.E$2]*1000)" office:value-type="float" office:value="0.04244" calcext:value-type="float">
            <text:p>0.04244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171])/([.B$2]*1000)" office:value-type="float" office:value="0.4236" calcext:value-type="float">
            <text:p>0.4236</text:p>
          </table:table-cell>
          <table:table-cell table:style-name="Default" table:formula="of:=(20000-[.$A171])/([.C$2]*1000)" office:value-type="float" office:value="0.2118" calcext:value-type="float">
            <text:p>0.2118</text:p>
          </table:table-cell>
          <table:table-cell table:formula="of:=(20000-[.$A171])/([.D$2]*1000)" office:value-type="float" office:value="0.08472" calcext:value-type="float">
            <text:p>0.08472</text:p>
          </table:table-cell>
          <table:table-cell table:formula="of:=(20000-[.$A171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1727" calcext:value-type="float">
            <text:p>11727</text:p>
          </table:table-cell>
          <table:table-cell table:formula="of:=(20000-[.$A172])/([.B$2]*1000)" office:value-type="float" office:value="0.8273" calcext:value-type="float">
            <text:p>0.8273</text:p>
          </table:table-cell>
          <table:table-cell table:style-name="Default" table:formula="of:=(20000-[.$A172])/([.C$2]*1000)" office:value-type="float" office:value="0.41365" calcext:value-type="float">
            <text:p>0.41365</text:p>
          </table:table-cell>
          <table:table-cell table:formula="of:=(20000-[.$A172])/([.D$2]*1000)" office:value-type="float" office:value="0.16546" calcext:value-type="float">
            <text:p>0.16546</text:p>
          </table:table-cell>
          <table:table-cell table:formula="of:=(20000-[.$A172])/([.E$2]*1000)" office:value-type="float" office:value="0.08273" calcext:value-type="float">
            <text:p>0.08273</text:p>
          </table:table-cell>
        </table:table-row>
        <table:table-row table:style-name="ro1">
          <table:table-cell office:value-type="float" office:value="12200" calcext:value-type="float">
            <text:p>12200</text:p>
          </table:table-cell>
          <table:table-cell table:formula="of:=(20000-[.$A173])/([.B$2]*1000)" office:value-type="float" office:value="0.78" calcext:value-type="float">
            <text:p>0.78</text:p>
          </table:table-cell>
          <table:table-cell table:style-name="Default" table:formula="of:=(20000-[.$A173])/([.C$2]*1000)" office:value-type="float" office:value="0.39" calcext:value-type="float">
            <text:p>0.39</text:p>
          </table:table-cell>
          <table:table-cell table:formula="of:=(20000-[.$A173])/([.D$2]*1000)" office:value-type="float" office:value="0.156" calcext:value-type="float">
            <text:p>0.156</text:p>
          </table:table-cell>
          <table:table-cell table:formula="of:=(20000-[.$A173])/([.E$2]*1000)" office:value-type="float" office:value="0.078" calcext:value-type="float">
            <text:p>0.078</text:p>
          </table:table-cell>
        </table:table-row>
        <table:table-row table:style-name="ro1">
          <table:table-cell office:value-type="float" office:value="15759" calcext:value-type="float">
            <text:p>15759</text:p>
          </table:table-cell>
          <table:table-cell table:formula="of:=(20000-[.$A174])/([.B$2]*1000)" office:value-type="float" office:value="0.4241" calcext:value-type="float">
            <text:p>0.4241</text:p>
          </table:table-cell>
          <table:table-cell table:style-name="Default" table:formula="of:=(20000-[.$A174])/([.C$2]*1000)" office:value-type="float" office:value="0.21205" calcext:value-type="float">
            <text:p>0.21205</text:p>
          </table:table-cell>
          <table:table-cell table:formula="of:=(20000-[.$A174])/([.D$2]*1000)" office:value-type="float" office:value="0.08482" calcext:value-type="float">
            <text:p>0.08482</text:p>
          </table:table-cell>
          <table:table-cell table:formula="of:=(20000-[.$A174])/([.E$2]*1000)" office:value-type="float" office:value="0.04241" calcext:value-type="float">
            <text:p>0.04241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175])/([.B$2]*1000)" office:value-type="float" office:value="0.4236" calcext:value-type="float">
            <text:p>0.4236</text:p>
          </table:table-cell>
          <table:table-cell table:style-name="Default" table:formula="of:=(20000-[.$A175])/([.C$2]*1000)" office:value-type="float" office:value="0.2118" calcext:value-type="float">
            <text:p>0.2118</text:p>
          </table:table-cell>
          <table:table-cell table:formula="of:=(20000-[.$A175])/([.D$2]*1000)" office:value-type="float" office:value="0.08472" calcext:value-type="float">
            <text:p>0.08472</text:p>
          </table:table-cell>
          <table:table-cell table:formula="of:=(20000-[.$A175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11" calcext:value-type="float">
            <text:p>15711</text:p>
          </table:table-cell>
          <table:table-cell table:formula="of:=(20000-[.$A176])/([.B$2]*1000)" office:value-type="float" office:value="0.4289" calcext:value-type="float">
            <text:p>0.4289</text:p>
          </table:table-cell>
          <table:table-cell table:style-name="Default" table:formula="of:=(20000-[.$A176])/([.C$2]*1000)" office:value-type="float" office:value="0.21445" calcext:value-type="float">
            <text:p>0.21445</text:p>
          </table:table-cell>
          <table:table-cell table:formula="of:=(20000-[.$A176])/([.D$2]*1000)" office:value-type="float" office:value="0.08578" calcext:value-type="float">
            <text:p>0.08578</text:p>
          </table:table-cell>
          <table:table-cell table:formula="of:=(20000-[.$A176])/([.E$2]*1000)" office:value-type="float" office:value="0.04289" calcext:value-type="float">
            <text:p>0.04289</text:p>
          </table:table-cell>
        </table:table-row>
        <table:table-row table:style-name="ro1">
          <table:table-cell office:value-type="float" office:value="15734" calcext:value-type="float">
            <text:p>15734</text:p>
          </table:table-cell>
          <table:table-cell table:formula="of:=(20000-[.$A177])/([.B$2]*1000)" office:value-type="float" office:value="0.4266" calcext:value-type="float">
            <text:p>0.4266</text:p>
          </table:table-cell>
          <table:table-cell table:style-name="Default" table:formula="of:=(20000-[.$A177])/([.C$2]*1000)" office:value-type="float" office:value="0.2133" calcext:value-type="float">
            <text:p>0.2133</text:p>
          </table:table-cell>
          <table:table-cell table:formula="of:=(20000-[.$A177])/([.D$2]*1000)" office:value-type="float" office:value="0.08532" calcext:value-type="float">
            <text:p>0.08532</text:p>
          </table:table-cell>
          <table:table-cell table:formula="of:=(20000-[.$A177])/([.E$2]*1000)" office:value-type="float" office:value="0.04266" calcext:value-type="float">
            <text:p>0.04266</text:p>
          </table:table-cell>
        </table:table-row>
        <table:table-row table:style-name="ro1">
          <table:table-cell office:value-type="float" office:value="15586" calcext:value-type="float">
            <text:p>15586</text:p>
          </table:table-cell>
          <table:table-cell table:formula="of:=(20000-[.$A178])/([.B$2]*1000)" office:value-type="float" office:value="0.4414" calcext:value-type="float">
            <text:p>0.4414</text:p>
          </table:table-cell>
          <table:table-cell table:style-name="Default" table:formula="of:=(20000-[.$A178])/([.C$2]*1000)" office:value-type="float" office:value="0.2207" calcext:value-type="float">
            <text:p>0.2207</text:p>
          </table:table-cell>
          <table:table-cell table:formula="of:=(20000-[.$A178])/([.D$2]*1000)" office:value-type="float" office:value="0.08828" calcext:value-type="float">
            <text:p>0.08828</text:p>
          </table:table-cell>
          <table:table-cell table:formula="of:=(20000-[.$A178])/([.E$2]*1000)" office:value-type="float" office:value="0.04414" calcext:value-type="float">
            <text:p>0.04414</text:p>
          </table:table-cell>
        </table:table-row>
        <table:table-row table:style-name="ro1">
          <table:table-cell office:value-type="float" office:value="15751" calcext:value-type="float">
            <text:p>15751</text:p>
          </table:table-cell>
          <table:table-cell table:formula="of:=(20000-[.$A179])/([.B$2]*1000)" office:value-type="float" office:value="0.4249" calcext:value-type="float">
            <text:p>0.4249</text:p>
          </table:table-cell>
          <table:table-cell table:style-name="Default" table:formula="of:=(20000-[.$A179])/([.C$2]*1000)" office:value-type="float" office:value="0.21245" calcext:value-type="float">
            <text:p>0.21245</text:p>
          </table:table-cell>
          <table:table-cell table:formula="of:=(20000-[.$A179])/([.D$2]*1000)" office:value-type="float" office:value="0.08498" calcext:value-type="float">
            <text:p>0.08498</text:p>
          </table:table-cell>
          <table:table-cell table:formula="of:=(20000-[.$A179])/([.E$2]*1000)" office:value-type="float" office:value="0.04249" calcext:value-type="float">
            <text:p>0.04249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180])/([.B$2]*1000)" office:value-type="float" office:value="0.4238" calcext:value-type="float">
            <text:p>0.4238</text:p>
          </table:table-cell>
          <table:table-cell table:style-name="Default" table:formula="of:=(20000-[.$A180])/([.C$2]*1000)" office:value-type="float" office:value="0.2119" calcext:value-type="float">
            <text:p>0.2119</text:p>
          </table:table-cell>
          <table:table-cell table:formula="of:=(20000-[.$A180])/([.D$2]*1000)" office:value-type="float" office:value="0.08476" calcext:value-type="float">
            <text:p>0.08476</text:p>
          </table:table-cell>
          <table:table-cell table:formula="of:=(20000-[.$A180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181])/([.B$2]*1000)" office:value-type="float" office:value="0.4238" calcext:value-type="float">
            <text:p>0.4238</text:p>
          </table:table-cell>
          <table:table-cell table:style-name="Default" table:formula="of:=(20000-[.$A181])/([.C$2]*1000)" office:value-type="float" office:value="0.2119" calcext:value-type="float">
            <text:p>0.2119</text:p>
          </table:table-cell>
          <table:table-cell table:formula="of:=(20000-[.$A181])/([.D$2]*1000)" office:value-type="float" office:value="0.08476" calcext:value-type="float">
            <text:p>0.08476</text:p>
          </table:table-cell>
          <table:table-cell table:formula="of:=(20000-[.$A181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30" calcext:value-type="float">
            <text:p>15730</text:p>
          </table:table-cell>
          <table:table-cell table:formula="of:=(20000-[.$A182])/([.B$2]*1000)" office:value-type="float" office:value="0.427" calcext:value-type="float">
            <text:p>0.427</text:p>
          </table:table-cell>
          <table:table-cell table:style-name="Default" table:formula="of:=(20000-[.$A182])/([.C$2]*1000)" office:value-type="float" office:value="0.2135" calcext:value-type="float">
            <text:p>0.2135</text:p>
          </table:table-cell>
          <table:table-cell table:formula="of:=(20000-[.$A182])/([.D$2]*1000)" office:value-type="float" office:value="0.0854" calcext:value-type="float">
            <text:p>0.0854</text:p>
          </table:table-cell>
          <table:table-cell table:formula="of:=(20000-[.$A182])/([.E$2]*1000)" office:value-type="float" office:value="0.0427" calcext:value-type="float">
            <text:p>0.0427</text:p>
          </table:table-cell>
        </table:table-row>
        <table:table-row table:style-name="ro1">
          <table:table-cell office:value-type="float" office:value="15750" calcext:value-type="float">
            <text:p>15750</text:p>
          </table:table-cell>
          <table:table-cell table:formula="of:=(20000-[.$A183])/([.B$2]*1000)" office:value-type="float" office:value="0.425" calcext:value-type="float">
            <text:p>0.425</text:p>
          </table:table-cell>
          <table:table-cell table:style-name="Default" table:formula="of:=(20000-[.$A183])/([.C$2]*1000)" office:value-type="float" office:value="0.2125" calcext:value-type="float">
            <text:p>0.2125</text:p>
          </table:table-cell>
          <table:table-cell table:formula="of:=(20000-[.$A183])/([.D$2]*1000)" office:value-type="float" office:value="0.085" calcext:value-type="float">
            <text:p>0.085</text:p>
          </table:table-cell>
          <table:table-cell table:formula="of:=(20000-[.$A183])/([.E$2]*1000)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184])/([.B$2]*1000)" office:value-type="float" office:value="0.4238" calcext:value-type="float">
            <text:p>0.4238</text:p>
          </table:table-cell>
          <table:table-cell table:style-name="Default" table:formula="of:=(20000-[.$A184])/([.C$2]*1000)" office:value-type="float" office:value="0.2119" calcext:value-type="float">
            <text:p>0.2119</text:p>
          </table:table-cell>
          <table:table-cell table:formula="of:=(20000-[.$A184])/([.D$2]*1000)" office:value-type="float" office:value="0.08476" calcext:value-type="float">
            <text:p>0.08476</text:p>
          </table:table-cell>
          <table:table-cell table:formula="of:=(20000-[.$A184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05" calcext:value-type="float">
            <text:p>15705</text:p>
          </table:table-cell>
          <table:table-cell table:formula="of:=(20000-[.$A185])/([.B$2]*1000)" office:value-type="float" office:value="0.4295" calcext:value-type="float">
            <text:p>0.4295</text:p>
          </table:table-cell>
          <table:table-cell table:style-name="Default" table:formula="of:=(20000-[.$A185])/([.C$2]*1000)" office:value-type="float" office:value="0.21475" calcext:value-type="float">
            <text:p>0.21475</text:p>
          </table:table-cell>
          <table:table-cell table:formula="of:=(20000-[.$A185])/([.D$2]*1000)" office:value-type="float" office:value="0.0859" calcext:value-type="float">
            <text:p>0.0859</text:p>
          </table:table-cell>
          <table:table-cell table:formula="of:=(20000-[.$A185])/([.E$2]*1000)" office:value-type="float" office:value="0.04295" calcext:value-type="float">
            <text:p>0.04295</text:p>
          </table:table-cell>
        </table:table-row>
        <table:table-row table:style-name="ro1">
          <table:table-cell office:value-type="float" office:value="15707" calcext:value-type="float">
            <text:p>15707</text:p>
          </table:table-cell>
          <table:table-cell table:formula="of:=(20000-[.$A186])/([.B$2]*1000)" office:value-type="float" office:value="0.4293" calcext:value-type="float">
            <text:p>0.4293</text:p>
          </table:table-cell>
          <table:table-cell table:style-name="Default" table:formula="of:=(20000-[.$A186])/([.C$2]*1000)" office:value-type="float" office:value="0.21465" calcext:value-type="float">
            <text:p>0.21465</text:p>
          </table:table-cell>
          <table:table-cell table:formula="of:=(20000-[.$A186])/([.D$2]*1000)" office:value-type="float" office:value="0.08586" calcext:value-type="float">
            <text:p>0.08586</text:p>
          </table:table-cell>
          <table:table-cell table:formula="of:=(20000-[.$A186])/([.E$2]*1000)" office:value-type="float" office:value="0.04293" calcext:value-type="float">
            <text:p>0.04293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187])/([.B$2]*1000)" office:value-type="float" office:value="0.4236" calcext:value-type="float">
            <text:p>0.4236</text:p>
          </table:table-cell>
          <table:table-cell table:style-name="Default" table:formula="of:=(20000-[.$A187])/([.C$2]*1000)" office:value-type="float" office:value="0.2118" calcext:value-type="float">
            <text:p>0.2118</text:p>
          </table:table-cell>
          <table:table-cell table:formula="of:=(20000-[.$A187])/([.D$2]*1000)" office:value-type="float" office:value="0.08472" calcext:value-type="float">
            <text:p>0.08472</text:p>
          </table:table-cell>
          <table:table-cell table:formula="of:=(20000-[.$A187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65" calcext:value-type="float">
            <text:p>15765</text:p>
          </table:table-cell>
          <table:table-cell table:formula="of:=(20000-[.$A188])/([.B$2]*1000)" office:value-type="float" office:value="0.4235" calcext:value-type="float">
            <text:p>0.4235</text:p>
          </table:table-cell>
          <table:table-cell table:style-name="Default" table:formula="of:=(20000-[.$A188])/([.C$2]*1000)" office:value-type="float" office:value="0.21175" calcext:value-type="float">
            <text:p>0.21175</text:p>
          </table:table-cell>
          <table:table-cell table:formula="of:=(20000-[.$A188])/([.D$2]*1000)" office:value-type="float" office:value="0.0847" calcext:value-type="float">
            <text:p>0.0847</text:p>
          </table:table-cell>
          <table:table-cell table:formula="of:=(20000-[.$A188])/([.E$2]*1000)" office:value-type="float" office:value="0.04235" calcext:value-type="float">
            <text:p>0.04235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189])/([.B$2]*1000)" office:value-type="float" office:value="0.4237" calcext:value-type="float">
            <text:p>0.4237</text:p>
          </table:table-cell>
          <table:table-cell table:style-name="Default" table:formula="of:=(20000-[.$A189])/([.C$2]*1000)" office:value-type="float" office:value="0.21185" calcext:value-type="float">
            <text:p>0.21185</text:p>
          </table:table-cell>
          <table:table-cell table:formula="of:=(20000-[.$A189])/([.D$2]*1000)" office:value-type="float" office:value="0.08474" calcext:value-type="float">
            <text:p>0.08474</text:p>
          </table:table-cell>
          <table:table-cell table:formula="of:=(20000-[.$A189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23" calcext:value-type="float">
            <text:p>15723</text:p>
          </table:table-cell>
          <table:table-cell table:formula="of:=(20000-[.$A190])/([.B$2]*1000)" office:value-type="float" office:value="0.4277" calcext:value-type="float">
            <text:p>0.4277</text:p>
          </table:table-cell>
          <table:table-cell table:style-name="Default" table:formula="of:=(20000-[.$A190])/([.C$2]*1000)" office:value-type="float" office:value="0.21385" calcext:value-type="float">
            <text:p>0.21385</text:p>
          </table:table-cell>
          <table:table-cell table:formula="of:=(20000-[.$A190])/([.D$2]*1000)" office:value-type="float" office:value="0.08554" calcext:value-type="float">
            <text:p>0.08554</text:p>
          </table:table-cell>
          <table:table-cell table:formula="of:=(20000-[.$A190])/([.E$2]*1000)" office:value-type="float" office:value="0.04277" calcext:value-type="float">
            <text:p>0.04277</text:p>
          </table:table-cell>
        </table:table-row>
        <table:table-row table:style-name="ro1">
          <table:table-cell office:value-type="float" office:value="15754" calcext:value-type="float">
            <text:p>15754</text:p>
          </table:table-cell>
          <table:table-cell table:formula="of:=(20000-[.$A191])/([.B$2]*1000)" office:value-type="float" office:value="0.4246" calcext:value-type="float">
            <text:p>0.4246</text:p>
          </table:table-cell>
          <table:table-cell table:style-name="Default" table:formula="of:=(20000-[.$A191])/([.C$2]*1000)" office:value-type="float" office:value="0.2123" calcext:value-type="float">
            <text:p>0.2123</text:p>
          </table:table-cell>
          <table:table-cell table:formula="of:=(20000-[.$A191])/([.D$2]*1000)" office:value-type="float" office:value="0.08492" calcext:value-type="float">
            <text:p>0.08492</text:p>
          </table:table-cell>
          <table:table-cell table:formula="of:=(20000-[.$A191])/([.E$2]*1000)" office:value-type="float" office:value="0.04246" calcext:value-type="float">
            <text:p>0.04246</text:p>
          </table:table-cell>
        </table:table-row>
        <table:table-row table:style-name="ro1">
          <table:table-cell office:value-type="float" office:value="15713" calcext:value-type="float">
            <text:p>15713</text:p>
          </table:table-cell>
          <table:table-cell table:formula="of:=(20000-[.$A192])/([.B$2]*1000)" office:value-type="float" office:value="0.4287" calcext:value-type="float">
            <text:p>0.4287</text:p>
          </table:table-cell>
          <table:table-cell table:style-name="Default" table:formula="of:=(20000-[.$A192])/([.C$2]*1000)" office:value-type="float" office:value="0.21435" calcext:value-type="float">
            <text:p>0.21435</text:p>
          </table:table-cell>
          <table:table-cell table:formula="of:=(20000-[.$A192])/([.D$2]*1000)" office:value-type="float" office:value="0.08574" calcext:value-type="float">
            <text:p>0.08574</text:p>
          </table:table-cell>
          <table:table-cell table:formula="of:=(20000-[.$A192])/([.E$2]*1000)" office:value-type="float" office:value="0.04287" calcext:value-type="float">
            <text:p>0.04287</text:p>
          </table:table-cell>
        </table:table-row>
        <table:table-row table:style-name="ro1">
          <table:table-cell office:value-type="float" office:value="15714" calcext:value-type="float">
            <text:p>15714</text:p>
          </table:table-cell>
          <table:table-cell table:formula="of:=(20000-[.$A193])/([.B$2]*1000)" office:value-type="float" office:value="0.4286" calcext:value-type="float">
            <text:p>0.4286</text:p>
          </table:table-cell>
          <table:table-cell table:style-name="Default" table:formula="of:=(20000-[.$A193])/([.C$2]*1000)" office:value-type="float" office:value="0.2143" calcext:value-type="float">
            <text:p>0.2143</text:p>
          </table:table-cell>
          <table:table-cell table:formula="of:=(20000-[.$A193])/([.D$2]*1000)" office:value-type="float" office:value="0.08572" calcext:value-type="float">
            <text:p>0.08572</text:p>
          </table:table-cell>
          <table:table-cell table:formula="of:=(20000-[.$A193])/([.E$2]*1000)" office:value-type="float" office:value="0.04286" calcext:value-type="float">
            <text:p>0.04286</text:p>
          </table:table-cell>
        </table:table-row>
        <table:table-row table:style-name="ro1">
          <table:table-cell office:value-type="float" office:value="15707" calcext:value-type="float">
            <text:p>15707</text:p>
          </table:table-cell>
          <table:table-cell table:formula="of:=(20000-[.$A194])/([.B$2]*1000)" office:value-type="float" office:value="0.4293" calcext:value-type="float">
            <text:p>0.4293</text:p>
          </table:table-cell>
          <table:table-cell table:style-name="Default" table:formula="of:=(20000-[.$A194])/([.C$2]*1000)" office:value-type="float" office:value="0.21465" calcext:value-type="float">
            <text:p>0.21465</text:p>
          </table:table-cell>
          <table:table-cell table:formula="of:=(20000-[.$A194])/([.D$2]*1000)" office:value-type="float" office:value="0.08586" calcext:value-type="float">
            <text:p>0.08586</text:p>
          </table:table-cell>
          <table:table-cell table:formula="of:=(20000-[.$A194])/([.E$2]*1000)" office:value-type="float" office:value="0.04293" calcext:value-type="float">
            <text:p>0.04293</text:p>
          </table:table-cell>
        </table:table-row>
        <table:table-row table:style-name="ro1">
          <table:table-cell office:value-type="float" office:value="15722" calcext:value-type="float">
            <text:p>15722</text:p>
          </table:table-cell>
          <table:table-cell table:formula="of:=(20000-[.$A195])/([.B$2]*1000)" office:value-type="float" office:value="0.4278" calcext:value-type="float">
            <text:p>0.4278</text:p>
          </table:table-cell>
          <table:table-cell table:style-name="Default" table:formula="of:=(20000-[.$A195])/([.C$2]*1000)" office:value-type="float" office:value="0.2139" calcext:value-type="float">
            <text:p>0.2139</text:p>
          </table:table-cell>
          <table:table-cell table:formula="of:=(20000-[.$A195])/([.D$2]*1000)" office:value-type="float" office:value="0.08556" calcext:value-type="float">
            <text:p>0.08556</text:p>
          </table:table-cell>
          <table:table-cell table:formula="of:=(20000-[.$A195])/([.E$2]*1000)" office:value-type="float" office:value="0.04278" calcext:value-type="float">
            <text:p>0.04278</text:p>
          </table:table-cell>
        </table:table-row>
        <table:table-row table:style-name="ro1">
          <table:table-cell office:value-type="float" office:value="15712" calcext:value-type="float">
            <text:p>15712</text:p>
          </table:table-cell>
          <table:table-cell table:formula="of:=(20000-[.$A196])/([.B$2]*1000)" office:value-type="float" office:value="0.4288" calcext:value-type="float">
            <text:p>0.4288</text:p>
          </table:table-cell>
          <table:table-cell table:style-name="Default" table:formula="of:=(20000-[.$A196])/([.C$2]*1000)" office:value-type="float" office:value="0.2144" calcext:value-type="float">
            <text:p>0.2144</text:p>
          </table:table-cell>
          <table:table-cell table:formula="of:=(20000-[.$A196])/([.D$2]*1000)" office:value-type="float" office:value="0.08576" calcext:value-type="float">
            <text:p>0.08576</text:p>
          </table:table-cell>
          <table:table-cell table:formula="of:=(20000-[.$A196])/([.E$2]*1000)" office:value-type="float" office:value="0.04288" calcext:value-type="float">
            <text:p>0.04288</text:p>
          </table:table-cell>
        </table:table-row>
        <table:table-row table:style-name="ro1">
          <table:table-cell office:value-type="float" office:value="15706" calcext:value-type="float">
            <text:p>15706</text:p>
          </table:table-cell>
          <table:table-cell table:formula="of:=(20000-[.$A197])/([.B$2]*1000)" office:value-type="float" office:value="0.4294" calcext:value-type="float">
            <text:p>0.4294</text:p>
          </table:table-cell>
          <table:table-cell table:style-name="Default" table:formula="of:=(20000-[.$A197])/([.C$2]*1000)" office:value-type="float" office:value="0.2147" calcext:value-type="float">
            <text:p>0.2147</text:p>
          </table:table-cell>
          <table:table-cell table:formula="of:=(20000-[.$A197])/([.D$2]*1000)" office:value-type="float" office:value="0.08588" calcext:value-type="float">
            <text:p>0.08588</text:p>
          </table:table-cell>
          <table:table-cell table:formula="of:=(20000-[.$A197])/([.E$2]*1000)" office:value-type="float" office:value="0.04294" calcext:value-type="float">
            <text:p>0.04294</text:p>
          </table:table-cell>
        </table:table-row>
        <table:table-row table:style-name="ro1">
          <table:table-cell office:value-type="float" office:value="15720" calcext:value-type="float">
            <text:p>15720</text:p>
          </table:table-cell>
          <table:table-cell table:formula="of:=(20000-[.$A198])/([.B$2]*1000)" office:value-type="float" office:value="0.428" calcext:value-type="float">
            <text:p>0.428</text:p>
          </table:table-cell>
          <table:table-cell table:style-name="Default" table:formula="of:=(20000-[.$A198])/([.C$2]*1000)" office:value-type="float" office:value="0.214" calcext:value-type="float">
            <text:p>0.214</text:p>
          </table:table-cell>
          <table:table-cell table:formula="of:=(20000-[.$A198])/([.D$2]*1000)" office:value-type="float" office:value="0.0856" calcext:value-type="float">
            <text:p>0.0856</text:p>
          </table:table-cell>
          <table:table-cell table:formula="of:=(20000-[.$A198])/([.E$2]*1000)"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13730" calcext:value-type="float">
            <text:p>13730</text:p>
          </table:table-cell>
          <table:table-cell table:formula="of:=(20000-[.$A199])/([.B$2]*1000)" office:value-type="float" office:value="0.627" calcext:value-type="float">
            <text:p>0.627</text:p>
          </table:table-cell>
          <table:table-cell table:style-name="Default" table:formula="of:=(20000-[.$A199])/([.C$2]*1000)" office:value-type="float" office:value="0.3135" calcext:value-type="float">
            <text:p>0.3135</text:p>
          </table:table-cell>
          <table:table-cell table:formula="of:=(20000-[.$A199])/([.D$2]*1000)" office:value-type="float" office:value="0.1254" calcext:value-type="float">
            <text:p>0.1254</text:p>
          </table:table-cell>
          <table:table-cell table:formula="of:=(20000-[.$A199])/([.E$2]*1000)" office:value-type="float" office:value="0.0627" calcext:value-type="float">
            <text:p>0.0627</text:p>
          </table:table-cell>
        </table:table-row>
        <table:table-row table:style-name="ro1">
          <table:table-cell office:value-type="float" office:value="15712" calcext:value-type="float">
            <text:p>15712</text:p>
          </table:table-cell>
          <table:table-cell table:formula="of:=(20000-[.$A200])/([.B$2]*1000)" office:value-type="float" office:value="0.4288" calcext:value-type="float">
            <text:p>0.4288</text:p>
          </table:table-cell>
          <table:table-cell table:style-name="Default" table:formula="of:=(20000-[.$A200])/([.C$2]*1000)" office:value-type="float" office:value="0.2144" calcext:value-type="float">
            <text:p>0.2144</text:p>
          </table:table-cell>
          <table:table-cell table:formula="of:=(20000-[.$A200])/([.D$2]*1000)" office:value-type="float" office:value="0.08576" calcext:value-type="float">
            <text:p>0.08576</text:p>
          </table:table-cell>
          <table:table-cell table:formula="of:=(20000-[.$A200])/([.E$2]*1000)" office:value-type="float" office:value="0.04288" calcext:value-type="float">
            <text:p>0.04288</text:p>
          </table:table-cell>
        </table:table-row>
        <table:table-row table:style-name="ro1">
          <table:table-cell office:value-type="float" office:value="15758" calcext:value-type="float">
            <text:p>15758</text:p>
          </table:table-cell>
          <table:table-cell table:formula="of:=(20000-[.$A201])/([.B$2]*1000)" office:value-type="float" office:value="0.4242" calcext:value-type="float">
            <text:p>0.4242</text:p>
          </table:table-cell>
          <table:table-cell table:style-name="Default" table:formula="of:=(20000-[.$A201])/([.C$2]*1000)" office:value-type="float" office:value="0.2121" calcext:value-type="float">
            <text:p>0.2121</text:p>
          </table:table-cell>
          <table:table-cell table:formula="of:=(20000-[.$A201])/([.D$2]*1000)" office:value-type="float" office:value="0.08484" calcext:value-type="float">
            <text:p>0.08484</text:p>
          </table:table-cell>
          <table:table-cell table:formula="of:=(20000-[.$A201])/([.E$2]*1000)" office:value-type="float" office:value="0.04242" calcext:value-type="float">
            <text:p>0.04242</text:p>
          </table:table-cell>
        </table:table-row>
        <table:table-row table:style-name="ro1">
          <table:table-cell office:value-type="float" office:value="15758" calcext:value-type="float">
            <text:p>15758</text:p>
          </table:table-cell>
          <table:table-cell table:formula="of:=(20000-[.$A202])/([.B$2]*1000)" office:value-type="float" office:value="0.4242" calcext:value-type="float">
            <text:p>0.4242</text:p>
          </table:table-cell>
          <table:table-cell table:style-name="Default" table:formula="of:=(20000-[.$A202])/([.C$2]*1000)" office:value-type="float" office:value="0.2121" calcext:value-type="float">
            <text:p>0.2121</text:p>
          </table:table-cell>
          <table:table-cell table:formula="of:=(20000-[.$A202])/([.D$2]*1000)" office:value-type="float" office:value="0.08484" calcext:value-type="float">
            <text:p>0.08484</text:p>
          </table:table-cell>
          <table:table-cell table:formula="of:=(20000-[.$A202])/([.E$2]*1000)" office:value-type="float" office:value="0.04242" calcext:value-type="float">
            <text:p>0.04242</text:p>
          </table:table-cell>
        </table:table-row>
        <table:table-row table:style-name="ro1">
          <table:table-cell office:value-type="float" office:value="15757" calcext:value-type="float">
            <text:p>15757</text:p>
          </table:table-cell>
          <table:table-cell table:formula="of:=(20000-[.$A203])/([.B$2]*1000)" office:value-type="float" office:value="0.4243" calcext:value-type="float">
            <text:p>0.4243</text:p>
          </table:table-cell>
          <table:table-cell table:style-name="Default" table:formula="of:=(20000-[.$A203])/([.C$2]*1000)" office:value-type="float" office:value="0.21215" calcext:value-type="float">
            <text:p>0.21215</text:p>
          </table:table-cell>
          <table:table-cell table:formula="of:=(20000-[.$A203])/([.D$2]*1000)" office:value-type="float" office:value="0.08486" calcext:value-type="float">
            <text:p>0.08486</text:p>
          </table:table-cell>
          <table:table-cell table:formula="of:=(20000-[.$A203])/([.E$2]*1000)" office:value-type="float" office:value="0.04243" calcext:value-type="float">
            <text:p>0.04243</text:p>
          </table:table-cell>
        </table:table-row>
        <table:table-row table:style-name="ro1">
          <table:table-cell office:value-type="float" office:value="14717" calcext:value-type="float">
            <text:p>14717</text:p>
          </table:table-cell>
          <table:table-cell table:formula="of:=(20000-[.$A204])/([.B$2]*1000)" office:value-type="float" office:value="0.5283" calcext:value-type="float">
            <text:p>0.5283</text:p>
          </table:table-cell>
          <table:table-cell table:style-name="Default" table:formula="of:=(20000-[.$A204])/([.C$2]*1000)" office:value-type="float" office:value="0.26415" calcext:value-type="float">
            <text:p>0.26415</text:p>
          </table:table-cell>
          <table:table-cell table:formula="of:=(20000-[.$A204])/([.D$2]*1000)" office:value-type="float" office:value="0.10566" calcext:value-type="float">
            <text:p>0.10566</text:p>
          </table:table-cell>
          <table:table-cell table:formula="of:=(20000-[.$A204])/([.E$2]*1000)" office:value-type="float" office:value="0.05283" calcext:value-type="float">
            <text:p>0.05283</text:p>
          </table:table-cell>
        </table:table-row>
        <table:table-row table:style-name="ro1">
          <table:table-cell office:value-type="float" office:value="15729" calcext:value-type="float">
            <text:p>15729</text:p>
          </table:table-cell>
          <table:table-cell table:formula="of:=(20000-[.$A205])/([.B$2]*1000)" office:value-type="float" office:value="0.4271" calcext:value-type="float">
            <text:p>0.4271</text:p>
          </table:table-cell>
          <table:table-cell table:style-name="Default" table:formula="of:=(20000-[.$A205])/([.C$2]*1000)" office:value-type="float" office:value="0.21355" calcext:value-type="float">
            <text:p>0.21355</text:p>
          </table:table-cell>
          <table:table-cell table:formula="of:=(20000-[.$A205])/([.D$2]*1000)" office:value-type="float" office:value="0.08542" calcext:value-type="float">
            <text:p>0.08542</text:p>
          </table:table-cell>
          <table:table-cell table:formula="of:=(20000-[.$A205])/([.E$2]*1000)" office:value-type="float" office:value="0.04271" calcext:value-type="float">
            <text:p>0.04271</text:p>
          </table:table-cell>
        </table:table-row>
        <table:table-row table:style-name="ro1">
          <table:table-cell office:value-type="float" office:value="15739" calcext:value-type="float">
            <text:p>15739</text:p>
          </table:table-cell>
          <table:table-cell table:formula="of:=(20000-[.$A206])/([.B$2]*1000)" office:value-type="float" office:value="0.4261" calcext:value-type="float">
            <text:p>0.4261</text:p>
          </table:table-cell>
          <table:table-cell table:style-name="Default" table:formula="of:=(20000-[.$A206])/([.C$2]*1000)" office:value-type="float" office:value="0.21305" calcext:value-type="float">
            <text:p>0.21305</text:p>
          </table:table-cell>
          <table:table-cell table:formula="of:=(20000-[.$A206])/([.D$2]*1000)" office:value-type="float" office:value="0.08522" calcext:value-type="float">
            <text:p>0.08522</text:p>
          </table:table-cell>
          <table:table-cell table:formula="of:=(20000-[.$A206])/([.E$2]*1000)" office:value-type="float" office:value="0.04261" calcext:value-type="float">
            <text:p>0.04261</text:p>
          </table:table-cell>
        </table:table-row>
        <table:table-row table:style-name="ro1">
          <table:table-cell office:value-type="float" office:value="15765" calcext:value-type="float">
            <text:p>15765</text:p>
          </table:table-cell>
          <table:table-cell table:formula="of:=(20000-[.$A207])/([.B$2]*1000)" office:value-type="float" office:value="0.4235" calcext:value-type="float">
            <text:p>0.4235</text:p>
          </table:table-cell>
          <table:table-cell table:style-name="Default" table:formula="of:=(20000-[.$A207])/([.C$2]*1000)" office:value-type="float" office:value="0.21175" calcext:value-type="float">
            <text:p>0.21175</text:p>
          </table:table-cell>
          <table:table-cell table:formula="of:=(20000-[.$A207])/([.D$2]*1000)" office:value-type="float" office:value="0.0847" calcext:value-type="float">
            <text:p>0.0847</text:p>
          </table:table-cell>
          <table:table-cell table:formula="of:=(20000-[.$A207])/([.E$2]*1000)" office:value-type="float" office:value="0.04235" calcext:value-type="float">
            <text:p>0.04235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208])/([.B$2]*1000)" office:value-type="float" office:value="0.424" calcext:value-type="float">
            <text:p>0.424</text:p>
          </table:table-cell>
          <table:table-cell table:style-name="Default" table:formula="of:=(20000-[.$A208])/([.C$2]*1000)" office:value-type="float" office:value="0.212" calcext:value-type="float">
            <text:p>0.212</text:p>
          </table:table-cell>
          <table:table-cell table:formula="of:=(20000-[.$A208])/([.D$2]*1000)" office:value-type="float" office:value="0.0848" calcext:value-type="float">
            <text:p>0.0848</text:p>
          </table:table-cell>
          <table:table-cell table:formula="of:=(20000-[.$A208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209])/([.B$2]*1000)" office:value-type="float" office:value="0.424" calcext:value-type="float">
            <text:p>0.424</text:p>
          </table:table-cell>
          <table:table-cell table:style-name="Default" table:formula="of:=(20000-[.$A209])/([.C$2]*1000)" office:value-type="float" office:value="0.212" calcext:value-type="float">
            <text:p>0.212</text:p>
          </table:table-cell>
          <table:table-cell table:formula="of:=(20000-[.$A209])/([.D$2]*1000)" office:value-type="float" office:value="0.0848" calcext:value-type="float">
            <text:p>0.0848</text:p>
          </table:table-cell>
          <table:table-cell table:formula="of:=(20000-[.$A209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692" calcext:value-type="float">
            <text:p>15692</text:p>
          </table:table-cell>
          <table:table-cell table:formula="of:=(20000-[.$A210])/([.B$2]*1000)" office:value-type="float" office:value="0.4308" calcext:value-type="float">
            <text:p>0.4308</text:p>
          </table:table-cell>
          <table:table-cell table:style-name="Default" table:formula="of:=(20000-[.$A210])/([.C$2]*1000)" office:value-type="float" office:value="0.2154" calcext:value-type="float">
            <text:p>0.2154</text:p>
          </table:table-cell>
          <table:table-cell table:formula="of:=(20000-[.$A210])/([.D$2]*1000)" office:value-type="float" office:value="0.08616" calcext:value-type="float">
            <text:p>0.08616</text:p>
          </table:table-cell>
          <table:table-cell table:formula="of:=(20000-[.$A210])/([.E$2]*1000)" office:value-type="float" office:value="0.04308" calcext:value-type="float">
            <text:p>0.04308</text:p>
          </table:table-cell>
        </table:table-row>
        <table:table-row table:style-name="ro1">
          <table:table-cell office:value-type="float" office:value="15728" calcext:value-type="float">
            <text:p>15728</text:p>
          </table:table-cell>
          <table:table-cell table:formula="of:=(20000-[.$A211])/([.B$2]*1000)" office:value-type="float" office:value="0.4272" calcext:value-type="float">
            <text:p>0.4272</text:p>
          </table:table-cell>
          <table:table-cell table:style-name="Default" table:formula="of:=(20000-[.$A211])/([.C$2]*1000)" office:value-type="float" office:value="0.2136" calcext:value-type="float">
            <text:p>0.2136</text:p>
          </table:table-cell>
          <table:table-cell table:formula="of:=(20000-[.$A211])/([.D$2]*1000)" office:value-type="float" office:value="0.08544" calcext:value-type="float">
            <text:p>0.08544</text:p>
          </table:table-cell>
          <table:table-cell table:formula="of:=(20000-[.$A211])/([.E$2]*1000)" office:value-type="float" office:value="0.04272" calcext:value-type="float">
            <text:p>0.04272</text:p>
          </table:table-cell>
        </table:table-row>
        <table:table-row table:style-name="ro1">
          <table:table-cell office:value-type="float" office:value="15734" calcext:value-type="float">
            <text:p>15734</text:p>
          </table:table-cell>
          <table:table-cell table:formula="of:=(20000-[.$A212])/([.B$2]*1000)" office:value-type="float" office:value="0.4266" calcext:value-type="float">
            <text:p>0.4266</text:p>
          </table:table-cell>
          <table:table-cell table:style-name="Default" table:formula="of:=(20000-[.$A212])/([.C$2]*1000)" office:value-type="float" office:value="0.2133" calcext:value-type="float">
            <text:p>0.2133</text:p>
          </table:table-cell>
          <table:table-cell table:formula="of:=(20000-[.$A212])/([.D$2]*1000)" office:value-type="float" office:value="0.08532" calcext:value-type="float">
            <text:p>0.08532</text:p>
          </table:table-cell>
          <table:table-cell table:formula="of:=(20000-[.$A212])/([.E$2]*1000)" office:value-type="float" office:value="0.04266" calcext:value-type="float">
            <text:p>0.04266</text:p>
          </table:table-cell>
        </table:table-row>
        <table:table-row table:style-name="ro1">
          <table:table-cell office:value-type="float" office:value="15720" calcext:value-type="float">
            <text:p>15720</text:p>
          </table:table-cell>
          <table:table-cell table:formula="of:=(20000-[.$A213])/([.B$2]*1000)" office:value-type="float" office:value="0.428" calcext:value-type="float">
            <text:p>0.428</text:p>
          </table:table-cell>
          <table:table-cell table:style-name="Default" table:formula="of:=(20000-[.$A213])/([.C$2]*1000)" office:value-type="float" office:value="0.214" calcext:value-type="float">
            <text:p>0.214</text:p>
          </table:table-cell>
          <table:table-cell table:formula="of:=(20000-[.$A213])/([.D$2]*1000)" office:value-type="float" office:value="0.0856" calcext:value-type="float">
            <text:p>0.0856</text:p>
          </table:table-cell>
          <table:table-cell table:formula="of:=(20000-[.$A213])/([.E$2]*1000)"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15765" calcext:value-type="float">
            <text:p>15765</text:p>
          </table:table-cell>
          <table:table-cell table:formula="of:=(20000-[.$A214])/([.B$2]*1000)" office:value-type="float" office:value="0.4235" calcext:value-type="float">
            <text:p>0.4235</text:p>
          </table:table-cell>
          <table:table-cell table:style-name="Default" table:formula="of:=(20000-[.$A214])/([.C$2]*1000)" office:value-type="float" office:value="0.21175" calcext:value-type="float">
            <text:p>0.21175</text:p>
          </table:table-cell>
          <table:table-cell table:formula="of:=(20000-[.$A214])/([.D$2]*1000)" office:value-type="float" office:value="0.0847" calcext:value-type="float">
            <text:p>0.0847</text:p>
          </table:table-cell>
          <table:table-cell table:formula="of:=(20000-[.$A214])/([.E$2]*1000)" office:value-type="float" office:value="0.04235" calcext:value-type="float">
            <text:p>0.04235</text:p>
          </table:table-cell>
        </table:table-row>
        <table:table-row table:style-name="ro1">
          <table:table-cell office:value-type="float" office:value="15549" calcext:value-type="float">
            <text:p>15549</text:p>
          </table:table-cell>
          <table:table-cell table:formula="of:=(20000-[.$A215])/([.B$2]*1000)" office:value-type="float" office:value="0.4451" calcext:value-type="float">
            <text:p>0.4451</text:p>
          </table:table-cell>
          <table:table-cell table:style-name="Default" table:formula="of:=(20000-[.$A215])/([.C$2]*1000)" office:value-type="float" office:value="0.22255" calcext:value-type="float">
            <text:p>0.22255</text:p>
          </table:table-cell>
          <table:table-cell table:formula="of:=(20000-[.$A215])/([.D$2]*1000)" office:value-type="float" office:value="0.08902" calcext:value-type="float">
            <text:p>0.08902</text:p>
          </table:table-cell>
          <table:table-cell table:formula="of:=(20000-[.$A215])/([.E$2]*1000)" office:value-type="float" office:value="0.04451" calcext:value-type="float">
            <text:p>0.04451</text:p>
          </table:table-cell>
        </table:table-row>
        <table:table-row table:style-name="ro1">
          <table:table-cell office:value-type="float" office:value="15743" calcext:value-type="float">
            <text:p>15743</text:p>
          </table:table-cell>
          <table:table-cell table:formula="of:=(20000-[.$A216])/([.B$2]*1000)" office:value-type="float" office:value="0.4257" calcext:value-type="float">
            <text:p>0.4257</text:p>
          </table:table-cell>
          <table:table-cell table:style-name="Default" table:formula="of:=(20000-[.$A216])/([.C$2]*1000)" office:value-type="float" office:value="0.21285" calcext:value-type="float">
            <text:p>0.21285</text:p>
          </table:table-cell>
          <table:table-cell table:formula="of:=(20000-[.$A216])/([.D$2]*1000)" office:value-type="float" office:value="0.08514" calcext:value-type="float">
            <text:p>0.08514</text:p>
          </table:table-cell>
          <table:table-cell table:formula="of:=(20000-[.$A216])/([.E$2]*1000)" office:value-type="float" office:value="0.04257" calcext:value-type="float">
            <text:p>0.04257</text:p>
          </table:table-cell>
        </table:table-row>
        <table:table-row table:style-name="ro1">
          <table:table-cell office:value-type="float" office:value="15727" calcext:value-type="float">
            <text:p>15727</text:p>
          </table:table-cell>
          <table:table-cell table:formula="of:=(20000-[.$A217])/([.B$2]*1000)" office:value-type="float" office:value="0.4273" calcext:value-type="float">
            <text:p>0.4273</text:p>
          </table:table-cell>
          <table:table-cell table:style-name="Default" table:formula="of:=(20000-[.$A217])/([.C$2]*1000)" office:value-type="float" office:value="0.21365" calcext:value-type="float">
            <text:p>0.21365</text:p>
          </table:table-cell>
          <table:table-cell table:formula="of:=(20000-[.$A217])/([.D$2]*1000)" office:value-type="float" office:value="0.08546" calcext:value-type="float">
            <text:p>0.08546</text:p>
          </table:table-cell>
          <table:table-cell table:formula="of:=(20000-[.$A217])/([.E$2]*1000)" office:value-type="float" office:value="0.04273" calcext:value-type="float">
            <text:p>0.04273</text:p>
          </table:table-cell>
        </table:table-row>
        <table:table-row table:style-name="ro1">
          <table:table-cell office:value-type="float" office:value="15716" calcext:value-type="float">
            <text:p>15716</text:p>
          </table:table-cell>
          <table:table-cell table:formula="of:=(20000-[.$A218])/([.B$2]*1000)" office:value-type="float" office:value="0.4284" calcext:value-type="float">
            <text:p>0.4284</text:p>
          </table:table-cell>
          <table:table-cell table:style-name="Default" table:formula="of:=(20000-[.$A218])/([.C$2]*1000)" office:value-type="float" office:value="0.2142" calcext:value-type="float">
            <text:p>0.2142</text:p>
          </table:table-cell>
          <table:table-cell table:formula="of:=(20000-[.$A218])/([.D$2]*1000)" office:value-type="float" office:value="0.08568" calcext:value-type="float">
            <text:p>0.08568</text:p>
          </table:table-cell>
          <table:table-cell table:formula="of:=(20000-[.$A218])/([.E$2]*1000)" office:value-type="float" office:value="0.04284" calcext:value-type="float">
            <text:p>0.04284</text:p>
          </table:table-cell>
        </table:table-row>
        <table:table-row table:style-name="ro1">
          <table:table-cell office:value-type="float" office:value="15750" calcext:value-type="float">
            <text:p>15750</text:p>
          </table:table-cell>
          <table:table-cell table:formula="of:=(20000-[.$A219])/([.B$2]*1000)" office:value-type="float" office:value="0.425" calcext:value-type="float">
            <text:p>0.425</text:p>
          </table:table-cell>
          <table:table-cell table:style-name="Default" table:formula="of:=(20000-[.$A219])/([.C$2]*1000)" office:value-type="float" office:value="0.2125" calcext:value-type="float">
            <text:p>0.2125</text:p>
          </table:table-cell>
          <table:table-cell table:formula="of:=(20000-[.$A219])/([.D$2]*1000)" office:value-type="float" office:value="0.085" calcext:value-type="float">
            <text:p>0.085</text:p>
          </table:table-cell>
          <table:table-cell table:formula="of:=(20000-[.$A219])/([.E$2]*1000)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706" calcext:value-type="float">
            <text:p>15706</text:p>
          </table:table-cell>
          <table:table-cell table:formula="of:=(20000-[.$A220])/([.B$2]*1000)" office:value-type="float" office:value="0.4294" calcext:value-type="float">
            <text:p>0.4294</text:p>
          </table:table-cell>
          <table:table-cell table:style-name="Default" table:formula="of:=(20000-[.$A220])/([.C$2]*1000)" office:value-type="float" office:value="0.2147" calcext:value-type="float">
            <text:p>0.2147</text:p>
          </table:table-cell>
          <table:table-cell table:formula="of:=(20000-[.$A220])/([.D$2]*1000)" office:value-type="float" office:value="0.08588" calcext:value-type="float">
            <text:p>0.08588</text:p>
          </table:table-cell>
          <table:table-cell table:formula="of:=(20000-[.$A220])/([.E$2]*1000)" office:value-type="float" office:value="0.04294" calcext:value-type="float">
            <text:p>0.04294</text:p>
          </table:table-cell>
        </table:table-row>
        <table:table-row table:style-name="ro1">
          <table:table-cell office:value-type="float" office:value="15698" calcext:value-type="float">
            <text:p>15698</text:p>
          </table:table-cell>
          <table:table-cell table:formula="of:=(20000-[.$A221])/([.B$2]*1000)" office:value-type="float" office:value="0.4302" calcext:value-type="float">
            <text:p>0.4302</text:p>
          </table:table-cell>
          <table:table-cell table:style-name="Default" table:formula="of:=(20000-[.$A221])/([.C$2]*1000)" office:value-type="float" office:value="0.2151" calcext:value-type="float">
            <text:p>0.2151</text:p>
          </table:table-cell>
          <table:table-cell table:formula="of:=(20000-[.$A221])/([.D$2]*1000)" office:value-type="float" office:value="0.08604" calcext:value-type="float">
            <text:p>0.08604</text:p>
          </table:table-cell>
          <table:table-cell table:formula="of:=(20000-[.$A221])/([.E$2]*1000)" office:value-type="float" office:value="0.04302" calcext:value-type="float">
            <text:p>0.04302</text:p>
          </table:table-cell>
        </table:table-row>
        <table:table-row table:style-name="ro1">
          <table:table-cell office:value-type="float" office:value="15724" calcext:value-type="float">
            <text:p>15724</text:p>
          </table:table-cell>
          <table:table-cell table:formula="of:=(20000-[.$A222])/([.B$2]*1000)" office:value-type="float" office:value="0.4276" calcext:value-type="float">
            <text:p>0.4276</text:p>
          </table:table-cell>
          <table:table-cell table:style-name="Default" table:formula="of:=(20000-[.$A222])/([.C$2]*1000)" office:value-type="float" office:value="0.2138" calcext:value-type="float">
            <text:p>0.2138</text:p>
          </table:table-cell>
          <table:table-cell table:formula="of:=(20000-[.$A222])/([.D$2]*1000)" office:value-type="float" office:value="0.08552" calcext:value-type="float">
            <text:p>0.08552</text:p>
          </table:table-cell>
          <table:table-cell table:formula="of:=(20000-[.$A222])/([.E$2]*1000)" office:value-type="float" office:value="0.04276" calcext:value-type="float">
            <text:p>0.04276</text:p>
          </table:table-cell>
        </table:table-row>
        <table:table-row table:style-name="ro1">
          <table:table-cell office:value-type="float" office:value="15723" calcext:value-type="float">
            <text:p>15723</text:p>
          </table:table-cell>
          <table:table-cell table:formula="of:=(20000-[.$A223])/([.B$2]*1000)" office:value-type="float" office:value="0.4277" calcext:value-type="float">
            <text:p>0.4277</text:p>
          </table:table-cell>
          <table:table-cell table:style-name="Default" table:formula="of:=(20000-[.$A223])/([.C$2]*1000)" office:value-type="float" office:value="0.21385" calcext:value-type="float">
            <text:p>0.21385</text:p>
          </table:table-cell>
          <table:table-cell table:formula="of:=(20000-[.$A223])/([.D$2]*1000)" office:value-type="float" office:value="0.08554" calcext:value-type="float">
            <text:p>0.08554</text:p>
          </table:table-cell>
          <table:table-cell table:formula="of:=(20000-[.$A223])/([.E$2]*1000)" office:value-type="float" office:value="0.04277" calcext:value-type="float">
            <text:p>0.04277</text:p>
          </table:table-cell>
        </table:table-row>
        <table:table-row table:style-name="ro1">
          <table:table-cell office:value-type="float" office:value="15754" calcext:value-type="float">
            <text:p>15754</text:p>
          </table:table-cell>
          <table:table-cell table:formula="of:=(20000-[.$A224])/([.B$2]*1000)" office:value-type="float" office:value="0.4246" calcext:value-type="float">
            <text:p>0.4246</text:p>
          </table:table-cell>
          <table:table-cell table:style-name="Default" table:formula="of:=(20000-[.$A224])/([.C$2]*1000)" office:value-type="float" office:value="0.2123" calcext:value-type="float">
            <text:p>0.2123</text:p>
          </table:table-cell>
          <table:table-cell table:formula="of:=(20000-[.$A224])/([.D$2]*1000)" office:value-type="float" office:value="0.08492" calcext:value-type="float">
            <text:p>0.08492</text:p>
          </table:table-cell>
          <table:table-cell table:formula="of:=(20000-[.$A224])/([.E$2]*1000)" office:value-type="float" office:value="0.04246" calcext:value-type="float">
            <text:p>0.04246</text:p>
          </table:table-cell>
        </table:table-row>
        <table:table-row table:style-name="ro1">
          <table:table-cell office:value-type="float" office:value="15706" calcext:value-type="float">
            <text:p>15706</text:p>
          </table:table-cell>
          <table:table-cell table:formula="of:=(20000-[.$A225])/([.B$2]*1000)" office:value-type="float" office:value="0.4294" calcext:value-type="float">
            <text:p>0.4294</text:p>
          </table:table-cell>
          <table:table-cell table:style-name="Default" table:formula="of:=(20000-[.$A225])/([.C$2]*1000)" office:value-type="float" office:value="0.2147" calcext:value-type="float">
            <text:p>0.2147</text:p>
          </table:table-cell>
          <table:table-cell table:formula="of:=(20000-[.$A225])/([.D$2]*1000)" office:value-type="float" office:value="0.08588" calcext:value-type="float">
            <text:p>0.08588</text:p>
          </table:table-cell>
          <table:table-cell table:formula="of:=(20000-[.$A225])/([.E$2]*1000)" office:value-type="float" office:value="0.04294" calcext:value-type="float">
            <text:p>0.04294</text:p>
          </table:table-cell>
        </table:table-row>
        <table:table-row table:style-name="ro1">
          <table:table-cell office:value-type="float" office:value="15758" calcext:value-type="float">
            <text:p>15758</text:p>
          </table:table-cell>
          <table:table-cell table:formula="of:=(20000-[.$A226])/([.B$2]*1000)" office:value-type="float" office:value="0.4242" calcext:value-type="float">
            <text:p>0.4242</text:p>
          </table:table-cell>
          <table:table-cell table:style-name="Default" table:formula="of:=(20000-[.$A226])/([.C$2]*1000)" office:value-type="float" office:value="0.2121" calcext:value-type="float">
            <text:p>0.2121</text:p>
          </table:table-cell>
          <table:table-cell table:formula="of:=(20000-[.$A226])/([.D$2]*1000)" office:value-type="float" office:value="0.08484" calcext:value-type="float">
            <text:p>0.08484</text:p>
          </table:table-cell>
          <table:table-cell table:formula="of:=(20000-[.$A226])/([.E$2]*1000)" office:value-type="float" office:value="0.04242" calcext:value-type="float">
            <text:p>0.04242</text:p>
          </table:table-cell>
        </table:table-row>
        <table:table-row table:style-name="ro1">
          <table:table-cell office:value-type="float" office:value="15752" calcext:value-type="float">
            <text:p>15752</text:p>
          </table:table-cell>
          <table:table-cell table:formula="of:=(20000-[.$A227])/([.B$2]*1000)" office:value-type="float" office:value="0.4248" calcext:value-type="float">
            <text:p>0.4248</text:p>
          </table:table-cell>
          <table:table-cell table:style-name="Default" table:formula="of:=(20000-[.$A227])/([.C$2]*1000)" office:value-type="float" office:value="0.2124" calcext:value-type="float">
            <text:p>0.2124</text:p>
          </table:table-cell>
          <table:table-cell table:formula="of:=(20000-[.$A227])/([.D$2]*1000)" office:value-type="float" office:value="0.08496" calcext:value-type="float">
            <text:p>0.08496</text:p>
          </table:table-cell>
          <table:table-cell table:formula="of:=(20000-[.$A227])/([.E$2]*1000)" office:value-type="float" office:value="0.04248" calcext:value-type="float">
            <text:p>0.04248</text:p>
          </table:table-cell>
        </table:table-row>
        <table:table-row table:style-name="ro1">
          <table:table-cell office:value-type="float" office:value="15757" calcext:value-type="float">
            <text:p>15757</text:p>
          </table:table-cell>
          <table:table-cell table:formula="of:=(20000-[.$A228])/([.B$2]*1000)" office:value-type="float" office:value="0.4243" calcext:value-type="float">
            <text:p>0.4243</text:p>
          </table:table-cell>
          <table:table-cell table:style-name="Default" table:formula="of:=(20000-[.$A228])/([.C$2]*1000)" office:value-type="float" office:value="0.21215" calcext:value-type="float">
            <text:p>0.21215</text:p>
          </table:table-cell>
          <table:table-cell table:formula="of:=(20000-[.$A228])/([.D$2]*1000)" office:value-type="float" office:value="0.08486" calcext:value-type="float">
            <text:p>0.08486</text:p>
          </table:table-cell>
          <table:table-cell table:formula="of:=(20000-[.$A228])/([.E$2]*1000)" office:value-type="float" office:value="0.04243" calcext:value-type="float">
            <text:p>0.04243</text:p>
          </table:table-cell>
        </table:table-row>
        <table:table-row table:style-name="ro1">
          <table:table-cell office:value-type="float" office:value="15747" calcext:value-type="float">
            <text:p>15747</text:p>
          </table:table-cell>
          <table:table-cell table:formula="of:=(20000-[.$A229])/([.B$2]*1000)" office:value-type="float" office:value="0.4253" calcext:value-type="float">
            <text:p>0.4253</text:p>
          </table:table-cell>
          <table:table-cell table:style-name="Default" table:formula="of:=(20000-[.$A229])/([.C$2]*1000)" office:value-type="float" office:value="0.21265" calcext:value-type="float">
            <text:p>0.21265</text:p>
          </table:table-cell>
          <table:table-cell table:formula="of:=(20000-[.$A229])/([.D$2]*1000)" office:value-type="float" office:value="0.08506" calcext:value-type="float">
            <text:p>0.08506</text:p>
          </table:table-cell>
          <table:table-cell table:formula="of:=(20000-[.$A229])/([.E$2]*1000)" office:value-type="float" office:value="0.04253" calcext:value-type="float">
            <text:p>0.04253</text:p>
          </table:table-cell>
        </table:table-row>
        <table:table-row table:style-name="ro1">
          <table:table-cell office:value-type="float" office:value="15752" calcext:value-type="float">
            <text:p>15752</text:p>
          </table:table-cell>
          <table:table-cell table:formula="of:=(20000-[.$A230])/([.B$2]*1000)" office:value-type="float" office:value="0.4248" calcext:value-type="float">
            <text:p>0.4248</text:p>
          </table:table-cell>
          <table:table-cell table:style-name="Default" table:formula="of:=(20000-[.$A230])/([.C$2]*1000)" office:value-type="float" office:value="0.2124" calcext:value-type="float">
            <text:p>0.2124</text:p>
          </table:table-cell>
          <table:table-cell table:formula="of:=(20000-[.$A230])/([.D$2]*1000)" office:value-type="float" office:value="0.08496" calcext:value-type="float">
            <text:p>0.08496</text:p>
          </table:table-cell>
          <table:table-cell table:formula="of:=(20000-[.$A230])/([.E$2]*1000)" office:value-type="float" office:value="0.04248" calcext:value-type="float">
            <text:p>0.04248</text:p>
          </table:table-cell>
        </table:table-row>
        <table:table-row table:style-name="ro1">
          <table:table-cell office:value-type="float" office:value="15722" calcext:value-type="float">
            <text:p>15722</text:p>
          </table:table-cell>
          <table:table-cell table:formula="of:=(20000-[.$A231])/([.B$2]*1000)" office:value-type="float" office:value="0.4278" calcext:value-type="float">
            <text:p>0.4278</text:p>
          </table:table-cell>
          <table:table-cell table:style-name="Default" table:formula="of:=(20000-[.$A231])/([.C$2]*1000)" office:value-type="float" office:value="0.2139" calcext:value-type="float">
            <text:p>0.2139</text:p>
          </table:table-cell>
          <table:table-cell table:formula="of:=(20000-[.$A231])/([.D$2]*1000)" office:value-type="float" office:value="0.08556" calcext:value-type="float">
            <text:p>0.08556</text:p>
          </table:table-cell>
          <table:table-cell table:formula="of:=(20000-[.$A231])/([.E$2]*1000)" office:value-type="float" office:value="0.04278" calcext:value-type="float">
            <text:p>0.04278</text:p>
          </table:table-cell>
        </table:table-row>
        <table:table-row table:style-name="ro1">
          <table:table-cell office:value-type="float" office:value="15758" calcext:value-type="float">
            <text:p>15758</text:p>
          </table:table-cell>
          <table:table-cell table:formula="of:=(20000-[.$A232])/([.B$2]*1000)" office:value-type="float" office:value="0.4242" calcext:value-type="float">
            <text:p>0.4242</text:p>
          </table:table-cell>
          <table:table-cell table:style-name="Default" table:formula="of:=(20000-[.$A232])/([.C$2]*1000)" office:value-type="float" office:value="0.2121" calcext:value-type="float">
            <text:p>0.2121</text:p>
          </table:table-cell>
          <table:table-cell table:formula="of:=(20000-[.$A232])/([.D$2]*1000)" office:value-type="float" office:value="0.08484" calcext:value-type="float">
            <text:p>0.08484</text:p>
          </table:table-cell>
          <table:table-cell table:formula="of:=(20000-[.$A232])/([.E$2]*1000)" office:value-type="float" office:value="0.04242" calcext:value-type="float">
            <text:p>0.04242</text:p>
          </table:table-cell>
        </table:table-row>
        <table:table-row table:style-name="ro1">
          <table:table-cell office:value-type="float" office:value="15727" calcext:value-type="float">
            <text:p>15727</text:p>
          </table:table-cell>
          <table:table-cell table:formula="of:=(20000-[.$A233])/([.B$2]*1000)" office:value-type="float" office:value="0.4273" calcext:value-type="float">
            <text:p>0.4273</text:p>
          </table:table-cell>
          <table:table-cell table:style-name="Default" table:formula="of:=(20000-[.$A233])/([.C$2]*1000)" office:value-type="float" office:value="0.21365" calcext:value-type="float">
            <text:p>0.21365</text:p>
          </table:table-cell>
          <table:table-cell table:formula="of:=(20000-[.$A233])/([.D$2]*1000)" office:value-type="float" office:value="0.08546" calcext:value-type="float">
            <text:p>0.08546</text:p>
          </table:table-cell>
          <table:table-cell table:formula="of:=(20000-[.$A233])/([.E$2]*1000)" office:value-type="float" office:value="0.04273" calcext:value-type="float">
            <text:p>0.04273</text:p>
          </table:table-cell>
        </table:table-row>
        <table:table-row table:style-name="ro1">
          <table:table-cell office:value-type="float" office:value="15758" calcext:value-type="float">
            <text:p>15758</text:p>
          </table:table-cell>
          <table:table-cell table:formula="of:=(20000-[.$A234])/([.B$2]*1000)" office:value-type="float" office:value="0.4242" calcext:value-type="float">
            <text:p>0.4242</text:p>
          </table:table-cell>
          <table:table-cell table:style-name="Default" table:formula="of:=(20000-[.$A234])/([.C$2]*1000)" office:value-type="float" office:value="0.2121" calcext:value-type="float">
            <text:p>0.2121</text:p>
          </table:table-cell>
          <table:table-cell table:formula="of:=(20000-[.$A234])/([.D$2]*1000)" office:value-type="float" office:value="0.08484" calcext:value-type="float">
            <text:p>0.08484</text:p>
          </table:table-cell>
          <table:table-cell table:formula="of:=(20000-[.$A234])/([.E$2]*1000)" office:value-type="float" office:value="0.04242" calcext:value-type="float">
            <text:p>0.04242</text:p>
          </table:table-cell>
        </table:table-row>
        <table:table-row table:style-name="ro1">
          <table:table-cell office:value-type="float" office:value="15750" calcext:value-type="float">
            <text:p>15750</text:p>
          </table:table-cell>
          <table:table-cell table:formula="of:=(20000-[.$A235])/([.B$2]*1000)" office:value-type="float" office:value="0.425" calcext:value-type="float">
            <text:p>0.425</text:p>
          </table:table-cell>
          <table:table-cell table:style-name="Default" table:formula="of:=(20000-[.$A235])/([.C$2]*1000)" office:value-type="float" office:value="0.2125" calcext:value-type="float">
            <text:p>0.2125</text:p>
          </table:table-cell>
          <table:table-cell table:formula="of:=(20000-[.$A235])/([.D$2]*1000)" office:value-type="float" office:value="0.085" calcext:value-type="float">
            <text:p>0.085</text:p>
          </table:table-cell>
          <table:table-cell table:formula="of:=(20000-[.$A235])/([.E$2]*1000)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236])/([.B$2]*1000)" office:value-type="float" office:value="0.4238" calcext:value-type="float">
            <text:p>0.4238</text:p>
          </table:table-cell>
          <table:table-cell table:style-name="Default" table:formula="of:=(20000-[.$A236])/([.C$2]*1000)" office:value-type="float" office:value="0.2119" calcext:value-type="float">
            <text:p>0.2119</text:p>
          </table:table-cell>
          <table:table-cell table:formula="of:=(20000-[.$A236])/([.D$2]*1000)" office:value-type="float" office:value="0.08476" calcext:value-type="float">
            <text:p>0.08476</text:p>
          </table:table-cell>
          <table:table-cell table:formula="of:=(20000-[.$A236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23" calcext:value-type="float">
            <text:p>15723</text:p>
          </table:table-cell>
          <table:table-cell table:formula="of:=(20000-[.$A237])/([.B$2]*1000)" office:value-type="float" office:value="0.4277" calcext:value-type="float">
            <text:p>0.4277</text:p>
          </table:table-cell>
          <table:table-cell table:style-name="Default" table:formula="of:=(20000-[.$A237])/([.C$2]*1000)" office:value-type="float" office:value="0.21385" calcext:value-type="float">
            <text:p>0.21385</text:p>
          </table:table-cell>
          <table:table-cell table:formula="of:=(20000-[.$A237])/([.D$2]*1000)" office:value-type="float" office:value="0.08554" calcext:value-type="float">
            <text:p>0.08554</text:p>
          </table:table-cell>
          <table:table-cell table:formula="of:=(20000-[.$A237])/([.E$2]*1000)" office:value-type="float" office:value="0.04277" calcext:value-type="float">
            <text:p>0.04277</text:p>
          </table:table-cell>
        </table:table-row>
        <table:table-row table:style-name="ro1">
          <table:table-cell office:value-type="float" office:value="15750" calcext:value-type="float">
            <text:p>15750</text:p>
          </table:table-cell>
          <table:table-cell table:formula="of:=(20000-[.$A238])/([.B$2]*1000)" office:value-type="float" office:value="0.425" calcext:value-type="float">
            <text:p>0.425</text:p>
          </table:table-cell>
          <table:table-cell table:style-name="Default" table:formula="of:=(20000-[.$A238])/([.C$2]*1000)" office:value-type="float" office:value="0.2125" calcext:value-type="float">
            <text:p>0.2125</text:p>
          </table:table-cell>
          <table:table-cell table:formula="of:=(20000-[.$A238])/([.D$2]*1000)" office:value-type="float" office:value="0.085" calcext:value-type="float">
            <text:p>0.085</text:p>
          </table:table-cell>
          <table:table-cell table:formula="of:=(20000-[.$A238])/([.E$2]*1000)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716" calcext:value-type="float">
            <text:p>15716</text:p>
          </table:table-cell>
          <table:table-cell table:formula="of:=(20000-[.$A239])/([.B$2]*1000)" office:value-type="float" office:value="0.4284" calcext:value-type="float">
            <text:p>0.4284</text:p>
          </table:table-cell>
          <table:table-cell table:style-name="Default" table:formula="of:=(20000-[.$A239])/([.C$2]*1000)" office:value-type="float" office:value="0.2142" calcext:value-type="float">
            <text:p>0.2142</text:p>
          </table:table-cell>
          <table:table-cell table:formula="of:=(20000-[.$A239])/([.D$2]*1000)" office:value-type="float" office:value="0.08568" calcext:value-type="float">
            <text:p>0.08568</text:p>
          </table:table-cell>
          <table:table-cell table:formula="of:=(20000-[.$A239])/([.E$2]*1000)" office:value-type="float" office:value="0.04284" calcext:value-type="float">
            <text:p>0.04284</text:p>
          </table:table-cell>
        </table:table-row>
        <table:table-row table:style-name="ro1">
          <table:table-cell office:value-type="float" office:value="15716" calcext:value-type="float">
            <text:p>15716</text:p>
          </table:table-cell>
          <table:table-cell table:formula="of:=(20000-[.$A240])/([.B$2]*1000)" office:value-type="float" office:value="0.4284" calcext:value-type="float">
            <text:p>0.4284</text:p>
          </table:table-cell>
          <table:table-cell table:style-name="Default" table:formula="of:=(20000-[.$A240])/([.C$2]*1000)" office:value-type="float" office:value="0.2142" calcext:value-type="float">
            <text:p>0.2142</text:p>
          </table:table-cell>
          <table:table-cell table:formula="of:=(20000-[.$A240])/([.D$2]*1000)" office:value-type="float" office:value="0.08568" calcext:value-type="float">
            <text:p>0.08568</text:p>
          </table:table-cell>
          <table:table-cell table:formula="of:=(20000-[.$A240])/([.E$2]*1000)" office:value-type="float" office:value="0.04284" calcext:value-type="float">
            <text:p>0.04284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241])/([.B$2]*1000)" office:value-type="float" office:value="0.4236" calcext:value-type="float">
            <text:p>0.4236</text:p>
          </table:table-cell>
          <table:table-cell table:style-name="Default" table:formula="of:=(20000-[.$A241])/([.C$2]*1000)" office:value-type="float" office:value="0.2118" calcext:value-type="float">
            <text:p>0.2118</text:p>
          </table:table-cell>
          <table:table-cell table:formula="of:=(20000-[.$A241])/([.D$2]*1000)" office:value-type="float" office:value="0.08472" calcext:value-type="float">
            <text:p>0.08472</text:p>
          </table:table-cell>
          <table:table-cell table:formula="of:=(20000-[.$A241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242])/([.B$2]*1000)" office:value-type="float" office:value="0.424" calcext:value-type="float">
            <text:p>0.424</text:p>
          </table:table-cell>
          <table:table-cell table:style-name="Default" table:formula="of:=(20000-[.$A242])/([.C$2]*1000)" office:value-type="float" office:value="0.212" calcext:value-type="float">
            <text:p>0.212</text:p>
          </table:table-cell>
          <table:table-cell table:formula="of:=(20000-[.$A242])/([.D$2]*1000)" office:value-type="float" office:value="0.0848" calcext:value-type="float">
            <text:p>0.0848</text:p>
          </table:table-cell>
          <table:table-cell table:formula="of:=(20000-[.$A242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243])/([.B$2]*1000)" office:value-type="float" office:value="0.4238" calcext:value-type="float">
            <text:p>0.4238</text:p>
          </table:table-cell>
          <table:table-cell table:style-name="Default" table:formula="of:=(20000-[.$A243])/([.C$2]*1000)" office:value-type="float" office:value="0.2119" calcext:value-type="float">
            <text:p>0.2119</text:p>
          </table:table-cell>
          <table:table-cell table:formula="of:=(20000-[.$A243])/([.D$2]*1000)" office:value-type="float" office:value="0.08476" calcext:value-type="float">
            <text:p>0.08476</text:p>
          </table:table-cell>
          <table:table-cell table:formula="of:=(20000-[.$A243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244])/([.B$2]*1000)" office:value-type="float" office:value="0.4236" calcext:value-type="float">
            <text:p>0.4236</text:p>
          </table:table-cell>
          <table:table-cell table:style-name="Default" table:formula="of:=(20000-[.$A244])/([.C$2]*1000)" office:value-type="float" office:value="0.2118" calcext:value-type="float">
            <text:p>0.2118</text:p>
          </table:table-cell>
          <table:table-cell table:formula="of:=(20000-[.$A244])/([.D$2]*1000)" office:value-type="float" office:value="0.08472" calcext:value-type="float">
            <text:p>0.08472</text:p>
          </table:table-cell>
          <table:table-cell table:formula="of:=(20000-[.$A244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674" calcext:value-type="float">
            <text:p>15674</text:p>
          </table:table-cell>
          <table:table-cell table:formula="of:=(20000-[.$A245])/([.B$2]*1000)" office:value-type="float" office:value="0.4326" calcext:value-type="float">
            <text:p>0.4326</text:p>
          </table:table-cell>
          <table:table-cell table:style-name="Default" table:formula="of:=(20000-[.$A245])/([.C$2]*1000)" office:value-type="float" office:value="0.2163" calcext:value-type="float">
            <text:p>0.2163</text:p>
          </table:table-cell>
          <table:table-cell table:formula="of:=(20000-[.$A245])/([.D$2]*1000)" office:value-type="float" office:value="0.08652" calcext:value-type="float">
            <text:p>0.08652</text:p>
          </table:table-cell>
          <table:table-cell table:formula="of:=(20000-[.$A245])/([.E$2]*1000)" office:value-type="float" office:value="0.04326" calcext:value-type="float">
            <text:p>0.04326</text:p>
          </table:table-cell>
        </table:table-row>
        <table:table-row table:style-name="ro1">
          <table:table-cell office:value-type="float" office:value="15730" calcext:value-type="float">
            <text:p>15730</text:p>
          </table:table-cell>
          <table:table-cell table:formula="of:=(20000-[.$A246])/([.B$2]*1000)" office:value-type="float" office:value="0.427" calcext:value-type="float">
            <text:p>0.427</text:p>
          </table:table-cell>
          <table:table-cell table:style-name="Default" table:formula="of:=(20000-[.$A246])/([.C$2]*1000)" office:value-type="float" office:value="0.2135" calcext:value-type="float">
            <text:p>0.2135</text:p>
          </table:table-cell>
          <table:table-cell table:formula="of:=(20000-[.$A246])/([.D$2]*1000)" office:value-type="float" office:value="0.0854" calcext:value-type="float">
            <text:p>0.0854</text:p>
          </table:table-cell>
          <table:table-cell table:formula="of:=(20000-[.$A246])/([.E$2]*1000)" office:value-type="float" office:value="0.0427" calcext:value-type="float">
            <text:p>0.0427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247])/([.B$2]*1000)" office:value-type="float" office:value="0.424" calcext:value-type="float">
            <text:p>0.424</text:p>
          </table:table-cell>
          <table:table-cell table:style-name="Default" table:formula="of:=(20000-[.$A247])/([.C$2]*1000)" office:value-type="float" office:value="0.212" calcext:value-type="float">
            <text:p>0.212</text:p>
          </table:table-cell>
          <table:table-cell table:formula="of:=(20000-[.$A247])/([.D$2]*1000)" office:value-type="float" office:value="0.0848" calcext:value-type="float">
            <text:p>0.0848</text:p>
          </table:table-cell>
          <table:table-cell table:formula="of:=(20000-[.$A247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248])/([.B$2]*1000)" office:value-type="float" office:value="0.4239" calcext:value-type="float">
            <text:p>0.4239</text:p>
          </table:table-cell>
          <table:table-cell table:style-name="Default" table:formula="of:=(20000-[.$A248])/([.C$2]*1000)" office:value-type="float" office:value="0.21195" calcext:value-type="float">
            <text:p>0.21195</text:p>
          </table:table-cell>
          <table:table-cell table:formula="of:=(20000-[.$A248])/([.D$2]*1000)" office:value-type="float" office:value="0.08478" calcext:value-type="float">
            <text:p>0.08478</text:p>
          </table:table-cell>
          <table:table-cell table:formula="of:=(20000-[.$A248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50" calcext:value-type="float">
            <text:p>15750</text:p>
          </table:table-cell>
          <table:table-cell table:formula="of:=(20000-[.$A249])/([.B$2]*1000)" office:value-type="float" office:value="0.425" calcext:value-type="float">
            <text:p>0.425</text:p>
          </table:table-cell>
          <table:table-cell table:style-name="Default" table:formula="of:=(20000-[.$A249])/([.C$2]*1000)" office:value-type="float" office:value="0.2125" calcext:value-type="float">
            <text:p>0.2125</text:p>
          </table:table-cell>
          <table:table-cell table:formula="of:=(20000-[.$A249])/([.D$2]*1000)" office:value-type="float" office:value="0.085" calcext:value-type="float">
            <text:p>0.085</text:p>
          </table:table-cell>
          <table:table-cell table:formula="of:=(20000-[.$A249])/([.E$2]*1000)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722" calcext:value-type="float">
            <text:p>15722</text:p>
          </table:table-cell>
          <table:table-cell table:formula="of:=(20000-[.$A250])/([.B$2]*1000)" office:value-type="float" office:value="0.4278" calcext:value-type="float">
            <text:p>0.4278</text:p>
          </table:table-cell>
          <table:table-cell table:style-name="Default" table:formula="of:=(20000-[.$A250])/([.C$2]*1000)" office:value-type="float" office:value="0.2139" calcext:value-type="float">
            <text:p>0.2139</text:p>
          </table:table-cell>
          <table:table-cell table:formula="of:=(20000-[.$A250])/([.D$2]*1000)" office:value-type="float" office:value="0.08556" calcext:value-type="float">
            <text:p>0.08556</text:p>
          </table:table-cell>
          <table:table-cell table:formula="of:=(20000-[.$A250])/([.E$2]*1000)" office:value-type="float" office:value="0.04278" calcext:value-type="float">
            <text:p>0.04278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251])/([.B$2]*1000)" office:value-type="float" office:value="0.4239" calcext:value-type="float">
            <text:p>0.4239</text:p>
          </table:table-cell>
          <table:table-cell table:style-name="Default" table:formula="of:=(20000-[.$A251])/([.C$2]*1000)" office:value-type="float" office:value="0.21195" calcext:value-type="float">
            <text:p>0.21195</text:p>
          </table:table-cell>
          <table:table-cell table:formula="of:=(20000-[.$A251])/([.D$2]*1000)" office:value-type="float" office:value="0.08478" calcext:value-type="float">
            <text:p>0.08478</text:p>
          </table:table-cell>
          <table:table-cell table:formula="of:=(20000-[.$A251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36" calcext:value-type="float">
            <text:p>15736</text:p>
          </table:table-cell>
          <table:table-cell table:formula="of:=(20000-[.$A252])/([.B$2]*1000)" office:value-type="float" office:value="0.4264" calcext:value-type="float">
            <text:p>0.4264</text:p>
          </table:table-cell>
          <table:table-cell table:style-name="Default" table:formula="of:=(20000-[.$A252])/([.C$2]*1000)" office:value-type="float" office:value="0.2132" calcext:value-type="float">
            <text:p>0.2132</text:p>
          </table:table-cell>
          <table:table-cell table:formula="of:=(20000-[.$A252])/([.D$2]*1000)" office:value-type="float" office:value="0.08528" calcext:value-type="float">
            <text:p>0.08528</text:p>
          </table:table-cell>
          <table:table-cell table:formula="of:=(20000-[.$A252])/([.E$2]*1000)" office:value-type="float" office:value="0.04264" calcext:value-type="float">
            <text:p>0.04264</text:p>
          </table:table-cell>
        </table:table-row>
        <table:table-row table:style-name="ro1">
          <table:table-cell office:value-type="float" office:value="15743" calcext:value-type="float">
            <text:p>15743</text:p>
          </table:table-cell>
          <table:table-cell table:formula="of:=(20000-[.$A253])/([.B$2]*1000)" office:value-type="float" office:value="0.4257" calcext:value-type="float">
            <text:p>0.4257</text:p>
          </table:table-cell>
          <table:table-cell table:style-name="Default" table:formula="of:=(20000-[.$A253])/([.C$2]*1000)" office:value-type="float" office:value="0.21285" calcext:value-type="float">
            <text:p>0.21285</text:p>
          </table:table-cell>
          <table:table-cell table:formula="of:=(20000-[.$A253])/([.D$2]*1000)" office:value-type="float" office:value="0.08514" calcext:value-type="float">
            <text:p>0.08514</text:p>
          </table:table-cell>
          <table:table-cell table:formula="of:=(20000-[.$A253])/([.E$2]*1000)" office:value-type="float" office:value="0.04257" calcext:value-type="float">
            <text:p>0.04257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254])/([.B$2]*1000)" office:value-type="float" office:value="0.4238" calcext:value-type="float">
            <text:p>0.4238</text:p>
          </table:table-cell>
          <table:table-cell table:style-name="Default" table:formula="of:=(20000-[.$A254])/([.C$2]*1000)" office:value-type="float" office:value="0.2119" calcext:value-type="float">
            <text:p>0.2119</text:p>
          </table:table-cell>
          <table:table-cell table:formula="of:=(20000-[.$A254])/([.D$2]*1000)" office:value-type="float" office:value="0.08476" calcext:value-type="float">
            <text:p>0.08476</text:p>
          </table:table-cell>
          <table:table-cell table:formula="of:=(20000-[.$A254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34" calcext:value-type="float">
            <text:p>15734</text:p>
          </table:table-cell>
          <table:table-cell table:formula="of:=(20000-[.$A255])/([.B$2]*1000)" office:value-type="float" office:value="0.4266" calcext:value-type="float">
            <text:p>0.4266</text:p>
          </table:table-cell>
          <table:table-cell table:style-name="Default" table:formula="of:=(20000-[.$A255])/([.C$2]*1000)" office:value-type="float" office:value="0.2133" calcext:value-type="float">
            <text:p>0.2133</text:p>
          </table:table-cell>
          <table:table-cell table:formula="of:=(20000-[.$A255])/([.D$2]*1000)" office:value-type="float" office:value="0.08532" calcext:value-type="float">
            <text:p>0.08532</text:p>
          </table:table-cell>
          <table:table-cell table:formula="of:=(20000-[.$A255])/([.E$2]*1000)" office:value-type="float" office:value="0.04266" calcext:value-type="float">
            <text:p>0.04266</text:p>
          </table:table-cell>
        </table:table-row>
        <table:table-row table:style-name="ro1">
          <table:table-cell office:value-type="float" office:value="15710" calcext:value-type="float">
            <text:p>15710</text:p>
          </table:table-cell>
          <table:table-cell table:formula="of:=(20000-[.$A256])/([.B$2]*1000)" office:value-type="float" office:value="0.429" calcext:value-type="float">
            <text:p>0.429</text:p>
          </table:table-cell>
          <table:table-cell table:style-name="Default" table:formula="of:=(20000-[.$A256])/([.C$2]*1000)" office:value-type="float" office:value="0.2145" calcext:value-type="float">
            <text:p>0.2145</text:p>
          </table:table-cell>
          <table:table-cell table:formula="of:=(20000-[.$A256])/([.D$2]*1000)" office:value-type="float" office:value="0.0858" calcext:value-type="float">
            <text:p>0.0858</text:p>
          </table:table-cell>
          <table:table-cell table:formula="of:=(20000-[.$A256])/([.E$2]*1000)" office:value-type="float" office:value="0.0429" calcext:value-type="float">
            <text:p>0.0429</text:p>
          </table:table-cell>
        </table:table-row>
        <table:table-row table:style-name="ro1">
          <table:table-cell office:value-type="float" office:value="15729" calcext:value-type="float">
            <text:p>15729</text:p>
          </table:table-cell>
          <table:table-cell table:formula="of:=(20000-[.$A257])/([.B$2]*1000)" office:value-type="float" office:value="0.4271" calcext:value-type="float">
            <text:p>0.4271</text:p>
          </table:table-cell>
          <table:table-cell table:style-name="Default" table:formula="of:=(20000-[.$A257])/([.C$2]*1000)" office:value-type="float" office:value="0.21355" calcext:value-type="float">
            <text:p>0.21355</text:p>
          </table:table-cell>
          <table:table-cell table:formula="of:=(20000-[.$A257])/([.D$2]*1000)" office:value-type="float" office:value="0.08542" calcext:value-type="float">
            <text:p>0.08542</text:p>
          </table:table-cell>
          <table:table-cell table:formula="of:=(20000-[.$A257])/([.E$2]*1000)" office:value-type="float" office:value="0.04271" calcext:value-type="float">
            <text:p>0.04271</text:p>
          </table:table-cell>
        </table:table-row>
        <table:table-row table:style-name="ro1">
          <table:table-cell office:value-type="float" office:value="15720" calcext:value-type="float">
            <text:p>15720</text:p>
          </table:table-cell>
          <table:table-cell table:formula="of:=(20000-[.$A258])/([.B$2]*1000)" office:value-type="float" office:value="0.428" calcext:value-type="float">
            <text:p>0.428</text:p>
          </table:table-cell>
          <table:table-cell table:style-name="Default" table:formula="of:=(20000-[.$A258])/([.C$2]*1000)" office:value-type="float" office:value="0.214" calcext:value-type="float">
            <text:p>0.214</text:p>
          </table:table-cell>
          <table:table-cell table:formula="of:=(20000-[.$A258])/([.D$2]*1000)" office:value-type="float" office:value="0.0856" calcext:value-type="float">
            <text:p>0.0856</text:p>
          </table:table-cell>
          <table:table-cell table:formula="of:=(20000-[.$A258])/([.E$2]*1000)"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15533" calcext:value-type="float">
            <text:p>15533</text:p>
          </table:table-cell>
          <table:table-cell table:formula="of:=(20000-[.$A259])/([.B$2]*1000)" office:value-type="float" office:value="0.4467" calcext:value-type="float">
            <text:p>0.4467</text:p>
          </table:table-cell>
          <table:table-cell table:style-name="Default" table:formula="of:=(20000-[.$A259])/([.C$2]*1000)" office:value-type="float" office:value="0.22335" calcext:value-type="float">
            <text:p>0.22335</text:p>
          </table:table-cell>
          <table:table-cell table:formula="of:=(20000-[.$A259])/([.D$2]*1000)" office:value-type="float" office:value="0.08934" calcext:value-type="float">
            <text:p>0.08934</text:p>
          </table:table-cell>
          <table:table-cell table:formula="of:=(20000-[.$A259])/([.E$2]*1000)" office:value-type="float" office:value="0.04467" calcext:value-type="float">
            <text:p>0.04467</text:p>
          </table:table-cell>
        </table:table-row>
        <table:table-row table:style-name="ro1">
          <table:table-cell office:value-type="float" office:value="15697" calcext:value-type="float">
            <text:p>15697</text:p>
          </table:table-cell>
          <table:table-cell table:formula="of:=(20000-[.$A260])/([.B$2]*1000)" office:value-type="float" office:value="0.4303" calcext:value-type="float">
            <text:p>0.4303</text:p>
          </table:table-cell>
          <table:table-cell table:style-name="Default" table:formula="of:=(20000-[.$A260])/([.C$2]*1000)" office:value-type="float" office:value="0.21515" calcext:value-type="float">
            <text:p>0.21515</text:p>
          </table:table-cell>
          <table:table-cell table:formula="of:=(20000-[.$A260])/([.D$2]*1000)" office:value-type="float" office:value="0.08606" calcext:value-type="float">
            <text:p>0.08606</text:p>
          </table:table-cell>
          <table:table-cell table:formula="of:=(20000-[.$A260])/([.E$2]*1000)" office:value-type="float" office:value="0.04303" calcext:value-type="float">
            <text:p>0.04303</text:p>
          </table:table-cell>
        </table:table-row>
        <table:table-row table:style-name="ro1">
          <table:table-cell office:value-type="float" office:value="15711" calcext:value-type="float">
            <text:p>15711</text:p>
          </table:table-cell>
          <table:table-cell table:formula="of:=(20000-[.$A261])/([.B$2]*1000)" office:value-type="float" office:value="0.4289" calcext:value-type="float">
            <text:p>0.4289</text:p>
          </table:table-cell>
          <table:table-cell table:style-name="Default" table:formula="of:=(20000-[.$A261])/([.C$2]*1000)" office:value-type="float" office:value="0.21445" calcext:value-type="float">
            <text:p>0.21445</text:p>
          </table:table-cell>
          <table:table-cell table:formula="of:=(20000-[.$A261])/([.D$2]*1000)" office:value-type="float" office:value="0.08578" calcext:value-type="float">
            <text:p>0.08578</text:p>
          </table:table-cell>
          <table:table-cell table:formula="of:=(20000-[.$A261])/([.E$2]*1000)" office:value-type="float" office:value="0.04289" calcext:value-type="float">
            <text:p>0.04289</text:p>
          </table:table-cell>
        </table:table-row>
        <table:table-row table:style-name="ro1">
          <table:table-cell office:value-type="float" office:value="15725" calcext:value-type="float">
            <text:p>15725</text:p>
          </table:table-cell>
          <table:table-cell table:formula="of:=(20000-[.$A262])/([.B$2]*1000)" office:value-type="float" office:value="0.4275" calcext:value-type="float">
            <text:p>0.4275</text:p>
          </table:table-cell>
          <table:table-cell table:style-name="Default" table:formula="of:=(20000-[.$A262])/([.C$2]*1000)" office:value-type="float" office:value="0.21375" calcext:value-type="float">
            <text:p>0.21375</text:p>
          </table:table-cell>
          <table:table-cell table:formula="of:=(20000-[.$A262])/([.D$2]*1000)" office:value-type="float" office:value="0.0855" calcext:value-type="float">
            <text:p>0.0855</text:p>
          </table:table-cell>
          <table:table-cell table:formula="of:=(20000-[.$A262])/([.E$2]*1000)" office:value-type="float" office:value="0.04275" calcext:value-type="float">
            <text:p>0.04275</text:p>
          </table:table-cell>
        </table:table-row>
        <table:table-row table:style-name="ro1">
          <table:table-cell office:value-type="float" office:value="15733" calcext:value-type="float">
            <text:p>15733</text:p>
          </table:table-cell>
          <table:table-cell table:formula="of:=(20000-[.$A263])/([.B$2]*1000)" office:value-type="float" office:value="0.4267" calcext:value-type="float">
            <text:p>0.4267</text:p>
          </table:table-cell>
          <table:table-cell table:style-name="Default" table:formula="of:=(20000-[.$A263])/([.C$2]*1000)" office:value-type="float" office:value="0.21335" calcext:value-type="float">
            <text:p>0.21335</text:p>
          </table:table-cell>
          <table:table-cell table:formula="of:=(20000-[.$A263])/([.D$2]*1000)" office:value-type="float" office:value="0.08534" calcext:value-type="float">
            <text:p>0.08534</text:p>
          </table:table-cell>
          <table:table-cell table:formula="of:=(20000-[.$A263])/([.E$2]*1000)" office:value-type="float" office:value="0.04267" calcext:value-type="float">
            <text:p>0.04267</text:p>
          </table:table-cell>
        </table:table-row>
        <table:table-row table:style-name="ro1">
          <table:table-cell office:value-type="float" office:value="15756" calcext:value-type="float">
            <text:p>15756</text:p>
          </table:table-cell>
          <table:table-cell table:formula="of:=(20000-[.$A264])/([.B$2]*1000)" office:value-type="float" office:value="0.4244" calcext:value-type="float">
            <text:p>0.4244</text:p>
          </table:table-cell>
          <table:table-cell table:style-name="Default" table:formula="of:=(20000-[.$A264])/([.C$2]*1000)" office:value-type="float" office:value="0.2122" calcext:value-type="float">
            <text:p>0.2122</text:p>
          </table:table-cell>
          <table:table-cell table:formula="of:=(20000-[.$A264])/([.D$2]*1000)" office:value-type="float" office:value="0.08488" calcext:value-type="float">
            <text:p>0.08488</text:p>
          </table:table-cell>
          <table:table-cell table:formula="of:=(20000-[.$A264])/([.E$2]*1000)" office:value-type="float" office:value="0.04244" calcext:value-type="float">
            <text:p>0.04244</text:p>
          </table:table-cell>
        </table:table-row>
        <table:table-row table:style-name="ro1">
          <table:table-cell office:value-type="float" office:value="15726" calcext:value-type="float">
            <text:p>15726</text:p>
          </table:table-cell>
          <table:table-cell table:formula="of:=(20000-[.$A265])/([.B$2]*1000)" office:value-type="float" office:value="0.4274" calcext:value-type="float">
            <text:p>0.4274</text:p>
          </table:table-cell>
          <table:table-cell table:style-name="Default" table:formula="of:=(20000-[.$A265])/([.C$2]*1000)" office:value-type="float" office:value="0.2137" calcext:value-type="float">
            <text:p>0.2137</text:p>
          </table:table-cell>
          <table:table-cell table:formula="of:=(20000-[.$A265])/([.D$2]*1000)" office:value-type="float" office:value="0.08548" calcext:value-type="float">
            <text:p>0.08548</text:p>
          </table:table-cell>
          <table:table-cell table:formula="of:=(20000-[.$A265])/([.E$2]*1000)" office:value-type="float" office:value="0.04274" calcext:value-type="float">
            <text:p>0.04274</text:p>
          </table:table-cell>
        </table:table-row>
        <table:table-row table:style-name="ro1">
          <table:table-cell office:value-type="float" office:value="15736" calcext:value-type="float">
            <text:p>15736</text:p>
          </table:table-cell>
          <table:table-cell table:formula="of:=(20000-[.$A266])/([.B$2]*1000)" office:value-type="float" office:value="0.4264" calcext:value-type="float">
            <text:p>0.4264</text:p>
          </table:table-cell>
          <table:table-cell table:style-name="Default" table:formula="of:=(20000-[.$A266])/([.C$2]*1000)" office:value-type="float" office:value="0.2132" calcext:value-type="float">
            <text:p>0.2132</text:p>
          </table:table-cell>
          <table:table-cell table:formula="of:=(20000-[.$A266])/([.D$2]*1000)" office:value-type="float" office:value="0.08528" calcext:value-type="float">
            <text:p>0.08528</text:p>
          </table:table-cell>
          <table:table-cell table:formula="of:=(20000-[.$A266])/([.E$2]*1000)" office:value-type="float" office:value="0.04264" calcext:value-type="float">
            <text:p>0.04264</text:p>
          </table:table-cell>
        </table:table-row>
        <table:table-row table:style-name="ro1">
          <table:table-cell office:value-type="float" office:value="12917" calcext:value-type="float">
            <text:p>12917</text:p>
          </table:table-cell>
          <table:table-cell table:formula="of:=(20000-[.$A267])/([.B$2]*1000)" office:value-type="float" office:value="0.7083" calcext:value-type="float">
            <text:p>0.7083</text:p>
          </table:table-cell>
          <table:table-cell table:style-name="Default" table:formula="of:=(20000-[.$A267])/([.C$2]*1000)" office:value-type="float" office:value="0.35415" calcext:value-type="float">
            <text:p>0.35415</text:p>
          </table:table-cell>
          <table:table-cell table:formula="of:=(20000-[.$A267])/([.D$2]*1000)" office:value-type="float" office:value="0.14166" calcext:value-type="float">
            <text:p>0.14166</text:p>
          </table:table-cell>
          <table:table-cell table:formula="of:=(20000-[.$A267])/([.E$2]*1000)" office:value-type="float" office:value="0.07083" calcext:value-type="float">
            <text:p>0.07083</text:p>
          </table:table-cell>
        </table:table-row>
        <table:table-row table:style-name="ro1">
          <table:table-cell office:value-type="float" office:value="15759" calcext:value-type="float">
            <text:p>15759</text:p>
          </table:table-cell>
          <table:table-cell table:formula="of:=(20000-[.$A268])/([.B$2]*1000)" office:value-type="float" office:value="0.4241" calcext:value-type="float">
            <text:p>0.4241</text:p>
          </table:table-cell>
          <table:table-cell table:style-name="Default" table:formula="of:=(20000-[.$A268])/([.C$2]*1000)" office:value-type="float" office:value="0.21205" calcext:value-type="float">
            <text:p>0.21205</text:p>
          </table:table-cell>
          <table:table-cell table:formula="of:=(20000-[.$A268])/([.D$2]*1000)" office:value-type="float" office:value="0.08482" calcext:value-type="float">
            <text:p>0.08482</text:p>
          </table:table-cell>
          <table:table-cell table:formula="of:=(20000-[.$A268])/([.E$2]*1000)" office:value-type="float" office:value="0.04241" calcext:value-type="float">
            <text:p>0.04241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269])/([.B$2]*1000)" office:value-type="float" office:value="0.4236" calcext:value-type="float">
            <text:p>0.4236</text:p>
          </table:table-cell>
          <table:table-cell table:style-name="Default" table:formula="of:=(20000-[.$A269])/([.C$2]*1000)" office:value-type="float" office:value="0.2118" calcext:value-type="float">
            <text:p>0.2118</text:p>
          </table:table-cell>
          <table:table-cell table:formula="of:=(20000-[.$A269])/([.D$2]*1000)" office:value-type="float" office:value="0.08472" calcext:value-type="float">
            <text:p>0.08472</text:p>
          </table:table-cell>
          <table:table-cell table:formula="of:=(20000-[.$A269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26" calcext:value-type="float">
            <text:p>15726</text:p>
          </table:table-cell>
          <table:table-cell table:formula="of:=(20000-[.$A270])/([.B$2]*1000)" office:value-type="float" office:value="0.4274" calcext:value-type="float">
            <text:p>0.4274</text:p>
          </table:table-cell>
          <table:table-cell table:style-name="Default" table:formula="of:=(20000-[.$A270])/([.C$2]*1000)" office:value-type="float" office:value="0.2137" calcext:value-type="float">
            <text:p>0.2137</text:p>
          </table:table-cell>
          <table:table-cell table:formula="of:=(20000-[.$A270])/([.D$2]*1000)" office:value-type="float" office:value="0.08548" calcext:value-type="float">
            <text:p>0.08548</text:p>
          </table:table-cell>
          <table:table-cell table:formula="of:=(20000-[.$A270])/([.E$2]*1000)" office:value-type="float" office:value="0.04274" calcext:value-type="float">
            <text:p>0.04274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271])/([.B$2]*1000)" office:value-type="float" office:value="0.4236" calcext:value-type="float">
            <text:p>0.4236</text:p>
          </table:table-cell>
          <table:table-cell table:style-name="Default" table:formula="of:=(20000-[.$A271])/([.C$2]*1000)" office:value-type="float" office:value="0.2118" calcext:value-type="float">
            <text:p>0.2118</text:p>
          </table:table-cell>
          <table:table-cell table:formula="of:=(20000-[.$A271])/([.D$2]*1000)" office:value-type="float" office:value="0.08472" calcext:value-type="float">
            <text:p>0.08472</text:p>
          </table:table-cell>
          <table:table-cell table:formula="of:=(20000-[.$A271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21" calcext:value-type="float">
            <text:p>15721</text:p>
          </table:table-cell>
          <table:table-cell table:formula="of:=(20000-[.$A272])/([.B$2]*1000)" office:value-type="float" office:value="0.4279" calcext:value-type="float">
            <text:p>0.4279</text:p>
          </table:table-cell>
          <table:table-cell table:style-name="Default" table:formula="of:=(20000-[.$A272])/([.C$2]*1000)" office:value-type="float" office:value="0.21395" calcext:value-type="float">
            <text:p>0.21395</text:p>
          </table:table-cell>
          <table:table-cell table:formula="of:=(20000-[.$A272])/([.D$2]*1000)" office:value-type="float" office:value="0.08558" calcext:value-type="float">
            <text:p>0.08558</text:p>
          </table:table-cell>
          <table:table-cell table:formula="of:=(20000-[.$A272])/([.E$2]*1000)" office:value-type="float" office:value="0.04279" calcext:value-type="float">
            <text:p>0.04279</text:p>
          </table:table-cell>
        </table:table-row>
        <table:table-row table:style-name="ro1">
          <table:table-cell office:value-type="float" office:value="15727" calcext:value-type="float">
            <text:p>15727</text:p>
          </table:table-cell>
          <table:table-cell table:formula="of:=(20000-[.$A273])/([.B$2]*1000)" office:value-type="float" office:value="0.4273" calcext:value-type="float">
            <text:p>0.4273</text:p>
          </table:table-cell>
          <table:table-cell table:style-name="Default" table:formula="of:=(20000-[.$A273])/([.C$2]*1000)" office:value-type="float" office:value="0.21365" calcext:value-type="float">
            <text:p>0.21365</text:p>
          </table:table-cell>
          <table:table-cell table:formula="of:=(20000-[.$A273])/([.D$2]*1000)" office:value-type="float" office:value="0.08546" calcext:value-type="float">
            <text:p>0.08546</text:p>
          </table:table-cell>
          <table:table-cell table:formula="of:=(20000-[.$A273])/([.E$2]*1000)" office:value-type="float" office:value="0.04273" calcext:value-type="float">
            <text:p>0.04273</text:p>
          </table:table-cell>
        </table:table-row>
        <table:table-row table:style-name="ro1">
          <table:table-cell office:value-type="float" office:value="15705" calcext:value-type="float">
            <text:p>15705</text:p>
          </table:table-cell>
          <table:table-cell table:formula="of:=(20000-[.$A274])/([.B$2]*1000)" office:value-type="float" office:value="0.4295" calcext:value-type="float">
            <text:p>0.4295</text:p>
          </table:table-cell>
          <table:table-cell table:style-name="Default" table:formula="of:=(20000-[.$A274])/([.C$2]*1000)" office:value-type="float" office:value="0.21475" calcext:value-type="float">
            <text:p>0.21475</text:p>
          </table:table-cell>
          <table:table-cell table:formula="of:=(20000-[.$A274])/([.D$2]*1000)" office:value-type="float" office:value="0.0859" calcext:value-type="float">
            <text:p>0.0859</text:p>
          </table:table-cell>
          <table:table-cell table:formula="of:=(20000-[.$A274])/([.E$2]*1000)" office:value-type="float" office:value="0.04295" calcext:value-type="float">
            <text:p>0.04295</text:p>
          </table:table-cell>
        </table:table-row>
        <table:table-row table:style-name="ro1">
          <table:table-cell office:value-type="float" office:value="15712" calcext:value-type="float">
            <text:p>15712</text:p>
          </table:table-cell>
          <table:table-cell table:formula="of:=(20000-[.$A275])/([.B$2]*1000)" office:value-type="float" office:value="0.4288" calcext:value-type="float">
            <text:p>0.4288</text:p>
          </table:table-cell>
          <table:table-cell table:style-name="Default" table:formula="of:=(20000-[.$A275])/([.C$2]*1000)" office:value-type="float" office:value="0.2144" calcext:value-type="float">
            <text:p>0.2144</text:p>
          </table:table-cell>
          <table:table-cell table:formula="of:=(20000-[.$A275])/([.D$2]*1000)" office:value-type="float" office:value="0.08576" calcext:value-type="float">
            <text:p>0.08576</text:p>
          </table:table-cell>
          <table:table-cell table:formula="of:=(20000-[.$A275])/([.E$2]*1000)" office:value-type="float" office:value="0.04288" calcext:value-type="float">
            <text:p>0.04288</text:p>
          </table:table-cell>
        </table:table-row>
        <table:table-row table:style-name="ro1">
          <table:table-cell office:value-type="float" office:value="15739" calcext:value-type="float">
            <text:p>15739</text:p>
          </table:table-cell>
          <table:table-cell table:formula="of:=(20000-[.$A276])/([.B$2]*1000)" office:value-type="float" office:value="0.4261" calcext:value-type="float">
            <text:p>0.4261</text:p>
          </table:table-cell>
          <table:table-cell table:style-name="Default" table:formula="of:=(20000-[.$A276])/([.C$2]*1000)" office:value-type="float" office:value="0.21305" calcext:value-type="float">
            <text:p>0.21305</text:p>
          </table:table-cell>
          <table:table-cell table:formula="of:=(20000-[.$A276])/([.D$2]*1000)" office:value-type="float" office:value="0.08522" calcext:value-type="float">
            <text:p>0.08522</text:p>
          </table:table-cell>
          <table:table-cell table:formula="of:=(20000-[.$A276])/([.E$2]*1000)" office:value-type="float" office:value="0.04261" calcext:value-type="float">
            <text:p>0.04261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277])/([.B$2]*1000)" office:value-type="float" office:value="0.4237" calcext:value-type="float">
            <text:p>0.4237</text:p>
          </table:table-cell>
          <table:table-cell table:style-name="Default" table:formula="of:=(20000-[.$A277])/([.C$2]*1000)" office:value-type="float" office:value="0.21185" calcext:value-type="float">
            <text:p>0.21185</text:p>
          </table:table-cell>
          <table:table-cell table:formula="of:=(20000-[.$A277])/([.D$2]*1000)" office:value-type="float" office:value="0.08474" calcext:value-type="float">
            <text:p>0.08474</text:p>
          </table:table-cell>
          <table:table-cell table:formula="of:=(20000-[.$A277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51" calcext:value-type="float">
            <text:p>15751</text:p>
          </table:table-cell>
          <table:table-cell table:formula="of:=(20000-[.$A278])/([.B$2]*1000)" office:value-type="float" office:value="0.4249" calcext:value-type="float">
            <text:p>0.4249</text:p>
          </table:table-cell>
          <table:table-cell table:style-name="Default" table:formula="of:=(20000-[.$A278])/([.C$2]*1000)" office:value-type="float" office:value="0.21245" calcext:value-type="float">
            <text:p>0.21245</text:p>
          </table:table-cell>
          <table:table-cell table:formula="of:=(20000-[.$A278])/([.D$2]*1000)" office:value-type="float" office:value="0.08498" calcext:value-type="float">
            <text:p>0.08498</text:p>
          </table:table-cell>
          <table:table-cell table:formula="of:=(20000-[.$A278])/([.E$2]*1000)" office:value-type="float" office:value="0.04249" calcext:value-type="float">
            <text:p>0.04249</text:p>
          </table:table-cell>
        </table:table-row>
        <table:table-row table:style-name="ro1">
          <table:table-cell office:value-type="float" office:value="15729" calcext:value-type="float">
            <text:p>15729</text:p>
          </table:table-cell>
          <table:table-cell table:formula="of:=(20000-[.$A279])/([.B$2]*1000)" office:value-type="float" office:value="0.4271" calcext:value-type="float">
            <text:p>0.4271</text:p>
          </table:table-cell>
          <table:table-cell table:style-name="Default" table:formula="of:=(20000-[.$A279])/([.C$2]*1000)" office:value-type="float" office:value="0.21355" calcext:value-type="float">
            <text:p>0.21355</text:p>
          </table:table-cell>
          <table:table-cell table:formula="of:=(20000-[.$A279])/([.D$2]*1000)" office:value-type="float" office:value="0.08542" calcext:value-type="float">
            <text:p>0.08542</text:p>
          </table:table-cell>
          <table:table-cell table:formula="of:=(20000-[.$A279])/([.E$2]*1000)" office:value-type="float" office:value="0.04271" calcext:value-type="float">
            <text:p>0.04271</text:p>
          </table:table-cell>
        </table:table-row>
        <table:table-row table:style-name="ro1">
          <table:table-cell office:value-type="float" office:value="15733" calcext:value-type="float">
            <text:p>15733</text:p>
          </table:table-cell>
          <table:table-cell table:formula="of:=(20000-[.$A280])/([.B$2]*1000)" office:value-type="float" office:value="0.4267" calcext:value-type="float">
            <text:p>0.4267</text:p>
          </table:table-cell>
          <table:table-cell table:style-name="Default" table:formula="of:=(20000-[.$A280])/([.C$2]*1000)" office:value-type="float" office:value="0.21335" calcext:value-type="float">
            <text:p>0.21335</text:p>
          </table:table-cell>
          <table:table-cell table:formula="of:=(20000-[.$A280])/([.D$2]*1000)" office:value-type="float" office:value="0.08534" calcext:value-type="float">
            <text:p>0.08534</text:p>
          </table:table-cell>
          <table:table-cell table:formula="of:=(20000-[.$A280])/([.E$2]*1000)" office:value-type="float" office:value="0.04267" calcext:value-type="float">
            <text:p>0.04267</text:p>
          </table:table-cell>
        </table:table-row>
        <table:table-row table:style-name="ro1">
          <table:table-cell office:value-type="float" office:value="15754" calcext:value-type="float">
            <text:p>15754</text:p>
          </table:table-cell>
          <table:table-cell table:formula="of:=(20000-[.$A281])/([.B$2]*1000)" office:value-type="float" office:value="0.4246" calcext:value-type="float">
            <text:p>0.4246</text:p>
          </table:table-cell>
          <table:table-cell table:style-name="Default" table:formula="of:=(20000-[.$A281])/([.C$2]*1000)" office:value-type="float" office:value="0.2123" calcext:value-type="float">
            <text:p>0.2123</text:p>
          </table:table-cell>
          <table:table-cell table:formula="of:=(20000-[.$A281])/([.D$2]*1000)" office:value-type="float" office:value="0.08492" calcext:value-type="float">
            <text:p>0.08492</text:p>
          </table:table-cell>
          <table:table-cell table:formula="of:=(20000-[.$A281])/([.E$2]*1000)" office:value-type="float" office:value="0.04246" calcext:value-type="float">
            <text:p>0.04246</text:p>
          </table:table-cell>
        </table:table-row>
        <table:table-row table:style-name="ro1">
          <table:table-cell office:value-type="float" office:value="15722" calcext:value-type="float">
            <text:p>15722</text:p>
          </table:table-cell>
          <table:table-cell table:formula="of:=(20000-[.$A282])/([.B$2]*1000)" office:value-type="float" office:value="0.4278" calcext:value-type="float">
            <text:p>0.4278</text:p>
          </table:table-cell>
          <table:table-cell table:style-name="Default" table:formula="of:=(20000-[.$A282])/([.C$2]*1000)" office:value-type="float" office:value="0.2139" calcext:value-type="float">
            <text:p>0.2139</text:p>
          </table:table-cell>
          <table:table-cell table:formula="of:=(20000-[.$A282])/([.D$2]*1000)" office:value-type="float" office:value="0.08556" calcext:value-type="float">
            <text:p>0.08556</text:p>
          </table:table-cell>
          <table:table-cell table:formula="of:=(20000-[.$A282])/([.E$2]*1000)" office:value-type="float" office:value="0.04278" calcext:value-type="float">
            <text:p>0.04278</text:p>
          </table:table-cell>
        </table:table-row>
        <table:table-row table:style-name="ro1">
          <table:table-cell office:value-type="float" office:value="15756" calcext:value-type="float">
            <text:p>15756</text:p>
          </table:table-cell>
          <table:table-cell table:formula="of:=(20000-[.$A283])/([.B$2]*1000)" office:value-type="float" office:value="0.4244" calcext:value-type="float">
            <text:p>0.4244</text:p>
          </table:table-cell>
          <table:table-cell table:style-name="Default" table:formula="of:=(20000-[.$A283])/([.C$2]*1000)" office:value-type="float" office:value="0.2122" calcext:value-type="float">
            <text:p>0.2122</text:p>
          </table:table-cell>
          <table:table-cell table:formula="of:=(20000-[.$A283])/([.D$2]*1000)" office:value-type="float" office:value="0.08488" calcext:value-type="float">
            <text:p>0.08488</text:p>
          </table:table-cell>
          <table:table-cell table:formula="of:=(20000-[.$A283])/([.E$2]*1000)" office:value-type="float" office:value="0.04244" calcext:value-type="float">
            <text:p>0.04244</text:p>
          </table:table-cell>
        </table:table-row>
        <table:table-row table:style-name="ro1">
          <table:table-cell office:value-type="float" office:value="15713" calcext:value-type="float">
            <text:p>15713</text:p>
          </table:table-cell>
          <table:table-cell table:formula="of:=(20000-[.$A284])/([.B$2]*1000)" office:value-type="float" office:value="0.4287" calcext:value-type="float">
            <text:p>0.4287</text:p>
          </table:table-cell>
          <table:table-cell table:style-name="Default" table:formula="of:=(20000-[.$A284])/([.C$2]*1000)" office:value-type="float" office:value="0.21435" calcext:value-type="float">
            <text:p>0.21435</text:p>
          </table:table-cell>
          <table:table-cell table:formula="of:=(20000-[.$A284])/([.D$2]*1000)" office:value-type="float" office:value="0.08574" calcext:value-type="float">
            <text:p>0.08574</text:p>
          </table:table-cell>
          <table:table-cell table:formula="of:=(20000-[.$A284])/([.E$2]*1000)" office:value-type="float" office:value="0.04287" calcext:value-type="float">
            <text:p>0.04287</text:p>
          </table:table-cell>
        </table:table-row>
        <table:table-row table:style-name="ro1">
          <table:table-cell office:value-type="float" office:value="15746" calcext:value-type="float">
            <text:p>15746</text:p>
          </table:table-cell>
          <table:table-cell table:formula="of:=(20000-[.$A285])/([.B$2]*1000)" office:value-type="float" office:value="0.4254" calcext:value-type="float">
            <text:p>0.4254</text:p>
          </table:table-cell>
          <table:table-cell table:style-name="Default" table:formula="of:=(20000-[.$A285])/([.C$2]*1000)" office:value-type="float" office:value="0.2127" calcext:value-type="float">
            <text:p>0.2127</text:p>
          </table:table-cell>
          <table:table-cell table:formula="of:=(20000-[.$A285])/([.D$2]*1000)" office:value-type="float" office:value="0.08508" calcext:value-type="float">
            <text:p>0.08508</text:p>
          </table:table-cell>
          <table:table-cell table:formula="of:=(20000-[.$A285])/([.E$2]*1000)" office:value-type="float" office:value="0.04254" calcext:value-type="float">
            <text:p>0.04254</text:p>
          </table:table-cell>
        </table:table-row>
        <table:table-row table:style-name="ro1">
          <table:table-cell office:value-type="float" office:value="15722" calcext:value-type="float">
            <text:p>15722</text:p>
          </table:table-cell>
          <table:table-cell table:formula="of:=(20000-[.$A286])/([.B$2]*1000)" office:value-type="float" office:value="0.4278" calcext:value-type="float">
            <text:p>0.4278</text:p>
          </table:table-cell>
          <table:table-cell table:style-name="Default" table:formula="of:=(20000-[.$A286])/([.C$2]*1000)" office:value-type="float" office:value="0.2139" calcext:value-type="float">
            <text:p>0.2139</text:p>
          </table:table-cell>
          <table:table-cell table:formula="of:=(20000-[.$A286])/([.D$2]*1000)" office:value-type="float" office:value="0.08556" calcext:value-type="float">
            <text:p>0.08556</text:p>
          </table:table-cell>
          <table:table-cell table:formula="of:=(20000-[.$A286])/([.E$2]*1000)" office:value-type="float" office:value="0.04278" calcext:value-type="float">
            <text:p>0.04278</text:p>
          </table:table-cell>
        </table:table-row>
        <table:table-row table:style-name="ro1">
          <table:table-cell office:value-type="float" office:value="15721" calcext:value-type="float">
            <text:p>15721</text:p>
          </table:table-cell>
          <table:table-cell table:formula="of:=(20000-[.$A287])/([.B$2]*1000)" office:value-type="float" office:value="0.4279" calcext:value-type="float">
            <text:p>0.4279</text:p>
          </table:table-cell>
          <table:table-cell table:style-name="Default" table:formula="of:=(20000-[.$A287])/([.C$2]*1000)" office:value-type="float" office:value="0.21395" calcext:value-type="float">
            <text:p>0.21395</text:p>
          </table:table-cell>
          <table:table-cell table:formula="of:=(20000-[.$A287])/([.D$2]*1000)" office:value-type="float" office:value="0.08558" calcext:value-type="float">
            <text:p>0.08558</text:p>
          </table:table-cell>
          <table:table-cell table:formula="of:=(20000-[.$A287])/([.E$2]*1000)" office:value-type="float" office:value="0.04279" calcext:value-type="float">
            <text:p>0.04279</text:p>
          </table:table-cell>
        </table:table-row>
        <table:table-row table:style-name="ro1">
          <table:table-cell office:value-type="float" office:value="15700" calcext:value-type="float">
            <text:p>15700</text:p>
          </table:table-cell>
          <table:table-cell table:formula="of:=(20000-[.$A288])/([.B$2]*1000)" office:value-type="float" office:value="0.43" calcext:value-type="float">
            <text:p>0.43</text:p>
          </table:table-cell>
          <table:table-cell table:style-name="Default" table:formula="of:=(20000-[.$A288])/([.C$2]*1000)" office:value-type="float" office:value="0.215" calcext:value-type="float">
            <text:p>0.215</text:p>
          </table:table-cell>
          <table:table-cell table:formula="of:=(20000-[.$A288])/([.D$2]*1000)" office:value-type="float" office:value="0.086" calcext:value-type="float">
            <text:p>0.086</text:p>
          </table:table-cell>
          <table:table-cell table:formula="of:=(20000-[.$A288])/([.E$2]*1000)"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15715" calcext:value-type="float">
            <text:p>15715</text:p>
          </table:table-cell>
          <table:table-cell table:formula="of:=(20000-[.$A289])/([.B$2]*1000)" office:value-type="float" office:value="0.4285" calcext:value-type="float">
            <text:p>0.4285</text:p>
          </table:table-cell>
          <table:table-cell table:style-name="Default" table:formula="of:=(20000-[.$A289])/([.C$2]*1000)" office:value-type="float" office:value="0.21425" calcext:value-type="float">
            <text:p>0.21425</text:p>
          </table:table-cell>
          <table:table-cell table:formula="of:=(20000-[.$A289])/([.D$2]*1000)" office:value-type="float" office:value="0.0857" calcext:value-type="float">
            <text:p>0.0857</text:p>
          </table:table-cell>
          <table:table-cell table:formula="of:=(20000-[.$A289])/([.E$2]*1000)" office:value-type="float" office:value="0.04285" calcext:value-type="float">
            <text:p>0.04285</text:p>
          </table:table-cell>
        </table:table-row>
        <table:table-row table:style-name="ro1">
          <table:table-cell office:value-type="float" office:value="15757" calcext:value-type="float">
            <text:p>15757</text:p>
          </table:table-cell>
          <table:table-cell table:formula="of:=(20000-[.$A290])/([.B$2]*1000)" office:value-type="float" office:value="0.4243" calcext:value-type="float">
            <text:p>0.4243</text:p>
          </table:table-cell>
          <table:table-cell table:style-name="Default" table:formula="of:=(20000-[.$A290])/([.C$2]*1000)" office:value-type="float" office:value="0.21215" calcext:value-type="float">
            <text:p>0.21215</text:p>
          </table:table-cell>
          <table:table-cell table:formula="of:=(20000-[.$A290])/([.D$2]*1000)" office:value-type="float" office:value="0.08486" calcext:value-type="float">
            <text:p>0.08486</text:p>
          </table:table-cell>
          <table:table-cell table:formula="of:=(20000-[.$A290])/([.E$2]*1000)" office:value-type="float" office:value="0.04243" calcext:value-type="float">
            <text:p>0.04243</text:p>
          </table:table-cell>
        </table:table-row>
        <table:table-row table:style-name="ro1">
          <table:table-cell office:value-type="float" office:value="15724" calcext:value-type="float">
            <text:p>15724</text:p>
          </table:table-cell>
          <table:table-cell table:formula="of:=(20000-[.$A291])/([.B$2]*1000)" office:value-type="float" office:value="0.4276" calcext:value-type="float">
            <text:p>0.4276</text:p>
          </table:table-cell>
          <table:table-cell table:style-name="Default" table:formula="of:=(20000-[.$A291])/([.C$2]*1000)" office:value-type="float" office:value="0.2138" calcext:value-type="float">
            <text:p>0.2138</text:p>
          </table:table-cell>
          <table:table-cell table:formula="of:=(20000-[.$A291])/([.D$2]*1000)" office:value-type="float" office:value="0.08552" calcext:value-type="float">
            <text:p>0.08552</text:p>
          </table:table-cell>
          <table:table-cell table:formula="of:=(20000-[.$A291])/([.E$2]*1000)" office:value-type="float" office:value="0.04276" calcext:value-type="float">
            <text:p>0.04276</text:p>
          </table:table-cell>
        </table:table-row>
        <table:table-row table:style-name="ro1">
          <table:table-cell office:value-type="float" office:value="15709" calcext:value-type="float">
            <text:p>15709</text:p>
          </table:table-cell>
          <table:table-cell table:formula="of:=(20000-[.$A292])/([.B$2]*1000)" office:value-type="float" office:value="0.4291" calcext:value-type="float">
            <text:p>0.4291</text:p>
          </table:table-cell>
          <table:table-cell table:style-name="Default" table:formula="of:=(20000-[.$A292])/([.C$2]*1000)" office:value-type="float" office:value="0.21455" calcext:value-type="float">
            <text:p>0.21455</text:p>
          </table:table-cell>
          <table:table-cell table:formula="of:=(20000-[.$A292])/([.D$2]*1000)" office:value-type="float" office:value="0.08582" calcext:value-type="float">
            <text:p>0.08582</text:p>
          </table:table-cell>
          <table:table-cell table:formula="of:=(20000-[.$A292])/([.E$2]*1000)" office:value-type="float" office:value="0.04291" calcext:value-type="float">
            <text:p>0.04291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293])/([.B$2]*1000)" office:value-type="float" office:value="0.4239" calcext:value-type="float">
            <text:p>0.4239</text:p>
          </table:table-cell>
          <table:table-cell table:style-name="Default" table:formula="of:=(20000-[.$A293])/([.C$2]*1000)" office:value-type="float" office:value="0.21195" calcext:value-type="float">
            <text:p>0.21195</text:p>
          </table:table-cell>
          <table:table-cell table:formula="of:=(20000-[.$A293])/([.D$2]*1000)" office:value-type="float" office:value="0.08478" calcext:value-type="float">
            <text:p>0.08478</text:p>
          </table:table-cell>
          <table:table-cell table:formula="of:=(20000-[.$A293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15" calcext:value-type="float">
            <text:p>15715</text:p>
          </table:table-cell>
          <table:table-cell table:formula="of:=(20000-[.$A294])/([.B$2]*1000)" office:value-type="float" office:value="0.4285" calcext:value-type="float">
            <text:p>0.4285</text:p>
          </table:table-cell>
          <table:table-cell table:style-name="Default" table:formula="of:=(20000-[.$A294])/([.C$2]*1000)" office:value-type="float" office:value="0.21425" calcext:value-type="float">
            <text:p>0.21425</text:p>
          </table:table-cell>
          <table:table-cell table:formula="of:=(20000-[.$A294])/([.D$2]*1000)" office:value-type="float" office:value="0.0857" calcext:value-type="float">
            <text:p>0.0857</text:p>
          </table:table-cell>
          <table:table-cell table:formula="of:=(20000-[.$A294])/([.E$2]*1000)" office:value-type="float" office:value="0.04285" calcext:value-type="float">
            <text:p>0.04285</text:p>
          </table:table-cell>
        </table:table-row>
        <table:table-row table:style-name="ro1">
          <table:table-cell office:value-type="float" office:value="13717" calcext:value-type="float">
            <text:p>13717</text:p>
          </table:table-cell>
          <table:table-cell table:formula="of:=(20000-[.$A295])/([.B$2]*1000)" office:value-type="float" office:value="0.6283" calcext:value-type="float">
            <text:p>0.6283</text:p>
          </table:table-cell>
          <table:table-cell table:style-name="Default" table:formula="of:=(20000-[.$A295])/([.C$2]*1000)" office:value-type="float" office:value="0.31415" calcext:value-type="float">
            <text:p>0.31415</text:p>
          </table:table-cell>
          <table:table-cell table:formula="of:=(20000-[.$A295])/([.D$2]*1000)" office:value-type="float" office:value="0.12566" calcext:value-type="float">
            <text:p>0.12566</text:p>
          </table:table-cell>
          <table:table-cell table:formula="of:=(20000-[.$A295])/([.E$2]*1000)" office:value-type="float" office:value="0.06283" calcext:value-type="float">
            <text:p>0.06283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296])/([.B$2]*1000)" office:value-type="float" office:value="0.4238" calcext:value-type="float">
            <text:p>0.4238</text:p>
          </table:table-cell>
          <table:table-cell table:style-name="Default" table:formula="of:=(20000-[.$A296])/([.C$2]*1000)" office:value-type="float" office:value="0.2119" calcext:value-type="float">
            <text:p>0.2119</text:p>
          </table:table-cell>
          <table:table-cell table:formula="of:=(20000-[.$A296])/([.D$2]*1000)" office:value-type="float" office:value="0.08476" calcext:value-type="float">
            <text:p>0.08476</text:p>
          </table:table-cell>
          <table:table-cell table:formula="of:=(20000-[.$A296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2230" calcext:value-type="float">
            <text:p>12230</text:p>
          </table:table-cell>
          <table:table-cell table:formula="of:=(20000-[.$A297])/([.B$2]*1000)" office:value-type="float" office:value="0.777" calcext:value-type="float">
            <text:p>0.777</text:p>
          </table:table-cell>
          <table:table-cell table:style-name="Default" table:formula="of:=(20000-[.$A297])/([.C$2]*1000)" office:value-type="float" office:value="0.3885" calcext:value-type="float">
            <text:p>0.3885</text:p>
          </table:table-cell>
          <table:table-cell table:formula="of:=(20000-[.$A297])/([.D$2]*1000)" office:value-type="float" office:value="0.1554" calcext:value-type="float">
            <text:p>0.1554</text:p>
          </table:table-cell>
          <table:table-cell table:formula="of:=(20000-[.$A297])/([.E$2]*1000)" office:value-type="float" office:value="0.0777" calcext:value-type="float">
            <text:p>0.0777</text:p>
          </table:table-cell>
        </table:table-row>
        <table:table-row table:style-name="ro1">
          <table:table-cell office:value-type="float" office:value="15709" calcext:value-type="float">
            <text:p>15709</text:p>
          </table:table-cell>
          <table:table-cell table:formula="of:=(20000-[.$A298])/([.B$2]*1000)" office:value-type="float" office:value="0.4291" calcext:value-type="float">
            <text:p>0.4291</text:p>
          </table:table-cell>
          <table:table-cell table:style-name="Default" table:formula="of:=(20000-[.$A298])/([.C$2]*1000)" office:value-type="float" office:value="0.21455" calcext:value-type="float">
            <text:p>0.21455</text:p>
          </table:table-cell>
          <table:table-cell table:formula="of:=(20000-[.$A298])/([.D$2]*1000)" office:value-type="float" office:value="0.08582" calcext:value-type="float">
            <text:p>0.08582</text:p>
          </table:table-cell>
          <table:table-cell table:formula="of:=(20000-[.$A298])/([.E$2]*1000)" office:value-type="float" office:value="0.04291" calcext:value-type="float">
            <text:p>0.04291</text:p>
          </table:table-cell>
        </table:table-row>
        <table:table-row table:style-name="ro1">
          <table:table-cell office:value-type="float" office:value="15687" calcext:value-type="float">
            <text:p>15687</text:p>
          </table:table-cell>
          <table:table-cell table:formula="of:=(20000-[.$A299])/([.B$2]*1000)" office:value-type="float" office:value="0.4313" calcext:value-type="float">
            <text:p>0.4313</text:p>
          </table:table-cell>
          <table:table-cell table:style-name="Default" table:formula="of:=(20000-[.$A299])/([.C$2]*1000)" office:value-type="float" office:value="0.21565" calcext:value-type="float">
            <text:p>0.21565</text:p>
          </table:table-cell>
          <table:table-cell table:formula="of:=(20000-[.$A299])/([.D$2]*1000)" office:value-type="float" office:value="0.08626" calcext:value-type="float">
            <text:p>0.08626</text:p>
          </table:table-cell>
          <table:table-cell table:formula="of:=(20000-[.$A299])/([.E$2]*1000)" office:value-type="float" office:value="0.04313" calcext:value-type="float">
            <text:p>0.04313</text:p>
          </table:table-cell>
        </table:table-row>
        <table:table-row table:style-name="ro1">
          <table:table-cell office:value-type="float" office:value="15694" calcext:value-type="float">
            <text:p>15694</text:p>
          </table:table-cell>
          <table:table-cell table:formula="of:=(20000-[.$A300])/([.B$2]*1000)" office:value-type="float" office:value="0.4306" calcext:value-type="float">
            <text:p>0.4306</text:p>
          </table:table-cell>
          <table:table-cell table:style-name="Default" table:formula="of:=(20000-[.$A300])/([.C$2]*1000)" office:value-type="float" office:value="0.2153" calcext:value-type="float">
            <text:p>0.2153</text:p>
          </table:table-cell>
          <table:table-cell table:formula="of:=(20000-[.$A300])/([.D$2]*1000)" office:value-type="float" office:value="0.08612" calcext:value-type="float">
            <text:p>0.08612</text:p>
          </table:table-cell>
          <table:table-cell table:formula="of:=(20000-[.$A300])/([.E$2]*1000)" office:value-type="float" office:value="0.04306" calcext:value-type="float">
            <text:p>0.04306</text:p>
          </table:table-cell>
        </table:table-row>
        <table:table-row table:style-name="ro1">
          <table:table-cell office:value-type="float" office:value="15705" calcext:value-type="float">
            <text:p>15705</text:p>
          </table:table-cell>
          <table:table-cell table:formula="of:=(20000-[.$A301])/([.B$2]*1000)" office:value-type="float" office:value="0.4295" calcext:value-type="float">
            <text:p>0.4295</text:p>
          </table:table-cell>
          <table:table-cell table:style-name="Default" table:formula="of:=(20000-[.$A301])/([.C$2]*1000)" office:value-type="float" office:value="0.21475" calcext:value-type="float">
            <text:p>0.21475</text:p>
          </table:table-cell>
          <table:table-cell table:formula="of:=(20000-[.$A301])/([.D$2]*1000)" office:value-type="float" office:value="0.0859" calcext:value-type="float">
            <text:p>0.0859</text:p>
          </table:table-cell>
          <table:table-cell table:formula="of:=(20000-[.$A301])/([.E$2]*1000)" office:value-type="float" office:value="0.04295" calcext:value-type="float">
            <text:p>0.04295</text:p>
          </table:table-cell>
        </table:table-row>
        <table:table-row table:style-name="ro1">
          <table:table-cell office:value-type="float" office:value="15722" calcext:value-type="float">
            <text:p>15722</text:p>
          </table:table-cell>
          <table:table-cell table:formula="of:=(20000-[.$A302])/([.B$2]*1000)" office:value-type="float" office:value="0.4278" calcext:value-type="float">
            <text:p>0.4278</text:p>
          </table:table-cell>
          <table:table-cell table:style-name="Default" table:formula="of:=(20000-[.$A302])/([.C$2]*1000)" office:value-type="float" office:value="0.2139" calcext:value-type="float">
            <text:p>0.2139</text:p>
          </table:table-cell>
          <table:table-cell table:formula="of:=(20000-[.$A302])/([.D$2]*1000)" office:value-type="float" office:value="0.08556" calcext:value-type="float">
            <text:p>0.08556</text:p>
          </table:table-cell>
          <table:table-cell table:formula="of:=(20000-[.$A302])/([.E$2]*1000)" office:value-type="float" office:value="0.04278" calcext:value-type="float">
            <text:p>0.04278</text:p>
          </table:table-cell>
        </table:table-row>
        <table:table-row table:style-name="ro1">
          <table:table-cell office:value-type="float" office:value="15714" calcext:value-type="float">
            <text:p>15714</text:p>
          </table:table-cell>
          <table:table-cell table:formula="of:=(20000-[.$A303])/([.B$2]*1000)" office:value-type="float" office:value="0.4286" calcext:value-type="float">
            <text:p>0.4286</text:p>
          </table:table-cell>
          <table:table-cell table:style-name="Default" table:formula="of:=(20000-[.$A303])/([.C$2]*1000)" office:value-type="float" office:value="0.2143" calcext:value-type="float">
            <text:p>0.2143</text:p>
          </table:table-cell>
          <table:table-cell table:formula="of:=(20000-[.$A303])/([.D$2]*1000)" office:value-type="float" office:value="0.08572" calcext:value-type="float">
            <text:p>0.08572</text:p>
          </table:table-cell>
          <table:table-cell table:formula="of:=(20000-[.$A303])/([.E$2]*1000)" office:value-type="float" office:value="0.04286" calcext:value-type="float">
            <text:p>0.04286</text:p>
          </table:table-cell>
        </table:table-row>
        <table:table-row table:style-name="ro1">
          <table:table-cell office:value-type="float" office:value="15729" calcext:value-type="float">
            <text:p>15729</text:p>
          </table:table-cell>
          <table:table-cell table:formula="of:=(20000-[.$A304])/([.B$2]*1000)" office:value-type="float" office:value="0.4271" calcext:value-type="float">
            <text:p>0.4271</text:p>
          </table:table-cell>
          <table:table-cell table:style-name="Default" table:formula="of:=(20000-[.$A304])/([.C$2]*1000)" office:value-type="float" office:value="0.21355" calcext:value-type="float">
            <text:p>0.21355</text:p>
          </table:table-cell>
          <table:table-cell table:formula="of:=(20000-[.$A304])/([.D$2]*1000)" office:value-type="float" office:value="0.08542" calcext:value-type="float">
            <text:p>0.08542</text:p>
          </table:table-cell>
          <table:table-cell table:formula="of:=(20000-[.$A304])/([.E$2]*1000)" office:value-type="float" office:value="0.04271" calcext:value-type="float">
            <text:p>0.04271</text:p>
          </table:table-cell>
        </table:table-row>
        <table:table-row table:style-name="ro1">
          <table:table-cell office:value-type="float" office:value="15724" calcext:value-type="float">
            <text:p>15724</text:p>
          </table:table-cell>
          <table:table-cell table:formula="of:=(20000-[.$A305])/([.B$2]*1000)" office:value-type="float" office:value="0.4276" calcext:value-type="float">
            <text:p>0.4276</text:p>
          </table:table-cell>
          <table:table-cell table:style-name="Default" table:formula="of:=(20000-[.$A305])/([.C$2]*1000)" office:value-type="float" office:value="0.2138" calcext:value-type="float">
            <text:p>0.2138</text:p>
          </table:table-cell>
          <table:table-cell table:formula="of:=(20000-[.$A305])/([.D$2]*1000)" office:value-type="float" office:value="0.08552" calcext:value-type="float">
            <text:p>0.08552</text:p>
          </table:table-cell>
          <table:table-cell table:formula="of:=(20000-[.$A305])/([.E$2]*1000)" office:value-type="float" office:value="0.04276" calcext:value-type="float">
            <text:p>0.04276</text:p>
          </table:table-cell>
        </table:table-row>
        <table:table-row table:style-name="ro1">
          <table:table-cell office:value-type="float" office:value="15733" calcext:value-type="float">
            <text:p>15733</text:p>
          </table:table-cell>
          <table:table-cell table:formula="of:=(20000-[.$A306])/([.B$2]*1000)" office:value-type="float" office:value="0.4267" calcext:value-type="float">
            <text:p>0.4267</text:p>
          </table:table-cell>
          <table:table-cell table:style-name="Default" table:formula="of:=(20000-[.$A306])/([.C$2]*1000)" office:value-type="float" office:value="0.21335" calcext:value-type="float">
            <text:p>0.21335</text:p>
          </table:table-cell>
          <table:table-cell table:formula="of:=(20000-[.$A306])/([.D$2]*1000)" office:value-type="float" office:value="0.08534" calcext:value-type="float">
            <text:p>0.08534</text:p>
          </table:table-cell>
          <table:table-cell table:formula="of:=(20000-[.$A306])/([.E$2]*1000)" office:value-type="float" office:value="0.04267" calcext:value-type="float">
            <text:p>0.04267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307])/([.B$2]*1000)" office:value-type="float" office:value="0.4239" calcext:value-type="float">
            <text:p>0.4239</text:p>
          </table:table-cell>
          <table:table-cell table:style-name="Default" table:formula="of:=(20000-[.$A307])/([.C$2]*1000)" office:value-type="float" office:value="0.21195" calcext:value-type="float">
            <text:p>0.21195</text:p>
          </table:table-cell>
          <table:table-cell table:formula="of:=(20000-[.$A307])/([.D$2]*1000)" office:value-type="float" office:value="0.08478" calcext:value-type="float">
            <text:p>0.08478</text:p>
          </table:table-cell>
          <table:table-cell table:formula="of:=(20000-[.$A307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016" calcext:value-type="float">
            <text:p>15016</text:p>
          </table:table-cell>
          <table:table-cell table:formula="of:=(20000-[.$A308])/([.B$2]*1000)" office:value-type="float" office:value="0.4984" calcext:value-type="float">
            <text:p>0.4984</text:p>
          </table:table-cell>
          <table:table-cell table:style-name="Default" table:formula="of:=(20000-[.$A308])/([.C$2]*1000)" office:value-type="float" office:value="0.2492" calcext:value-type="float">
            <text:p>0.2492</text:p>
          </table:table-cell>
          <table:table-cell table:formula="of:=(20000-[.$A308])/([.D$2]*1000)" office:value-type="float" office:value="0.09968" calcext:value-type="float">
            <text:p>0.09968</text:p>
          </table:table-cell>
          <table:table-cell table:formula="of:=(20000-[.$A308])/([.E$2]*1000)" office:value-type="float" office:value="0.04984" calcext:value-type="float">
            <text:p>0.04984</text:p>
          </table:table-cell>
        </table:table-row>
        <table:table-row table:style-name="ro1">
          <table:table-cell office:value-type="float" office:value="15716" calcext:value-type="float">
            <text:p>15716</text:p>
          </table:table-cell>
          <table:table-cell table:formula="of:=(20000-[.$A309])/([.B$2]*1000)" office:value-type="float" office:value="0.4284" calcext:value-type="float">
            <text:p>0.4284</text:p>
          </table:table-cell>
          <table:table-cell table:style-name="Default" table:formula="of:=(20000-[.$A309])/([.C$2]*1000)" office:value-type="float" office:value="0.2142" calcext:value-type="float">
            <text:p>0.2142</text:p>
          </table:table-cell>
          <table:table-cell table:formula="of:=(20000-[.$A309])/([.D$2]*1000)" office:value-type="float" office:value="0.08568" calcext:value-type="float">
            <text:p>0.08568</text:p>
          </table:table-cell>
          <table:table-cell table:formula="of:=(20000-[.$A309])/([.E$2]*1000)" office:value-type="float" office:value="0.04284" calcext:value-type="float">
            <text:p>0.04284</text:p>
          </table:table-cell>
        </table:table-row>
        <table:table-row table:style-name="ro1">
          <table:table-cell office:value-type="float" office:value="15743" calcext:value-type="float">
            <text:p>15743</text:p>
          </table:table-cell>
          <table:table-cell table:formula="of:=(20000-[.$A310])/([.B$2]*1000)" office:value-type="float" office:value="0.4257" calcext:value-type="float">
            <text:p>0.4257</text:p>
          </table:table-cell>
          <table:table-cell table:style-name="Default" table:formula="of:=(20000-[.$A310])/([.C$2]*1000)" office:value-type="float" office:value="0.21285" calcext:value-type="float">
            <text:p>0.21285</text:p>
          </table:table-cell>
          <table:table-cell table:formula="of:=(20000-[.$A310])/([.D$2]*1000)" office:value-type="float" office:value="0.08514" calcext:value-type="float">
            <text:p>0.08514</text:p>
          </table:table-cell>
          <table:table-cell table:formula="of:=(20000-[.$A310])/([.E$2]*1000)" office:value-type="float" office:value="0.04257" calcext:value-type="float">
            <text:p>0.04257</text:p>
          </table:table-cell>
        </table:table-row>
        <table:table-row table:style-name="ro1">
          <table:table-cell office:value-type="float" office:value="15759" calcext:value-type="float">
            <text:p>15759</text:p>
          </table:table-cell>
          <table:table-cell table:formula="of:=(20000-[.$A311])/([.B$2]*1000)" office:value-type="float" office:value="0.4241" calcext:value-type="float">
            <text:p>0.4241</text:p>
          </table:table-cell>
          <table:table-cell table:style-name="Default" table:formula="of:=(20000-[.$A311])/([.C$2]*1000)" office:value-type="float" office:value="0.21205" calcext:value-type="float">
            <text:p>0.21205</text:p>
          </table:table-cell>
          <table:table-cell table:formula="of:=(20000-[.$A311])/([.D$2]*1000)" office:value-type="float" office:value="0.08482" calcext:value-type="float">
            <text:p>0.08482</text:p>
          </table:table-cell>
          <table:table-cell table:formula="of:=(20000-[.$A311])/([.E$2]*1000)" office:value-type="float" office:value="0.04241" calcext:value-type="float">
            <text:p>0.04241</text:p>
          </table:table-cell>
        </table:table-row>
        <table:table-row table:style-name="ro1">
          <table:table-cell office:value-type="float" office:value="15759" calcext:value-type="float">
            <text:p>15759</text:p>
          </table:table-cell>
          <table:table-cell table:formula="of:=(20000-[.$A312])/([.B$2]*1000)" office:value-type="float" office:value="0.4241" calcext:value-type="float">
            <text:p>0.4241</text:p>
          </table:table-cell>
          <table:table-cell table:style-name="Default" table:formula="of:=(20000-[.$A312])/([.C$2]*1000)" office:value-type="float" office:value="0.21205" calcext:value-type="float">
            <text:p>0.21205</text:p>
          </table:table-cell>
          <table:table-cell table:formula="of:=(20000-[.$A312])/([.D$2]*1000)" office:value-type="float" office:value="0.08482" calcext:value-type="float">
            <text:p>0.08482</text:p>
          </table:table-cell>
          <table:table-cell table:formula="of:=(20000-[.$A312])/([.E$2]*1000)" office:value-type="float" office:value="0.04241" calcext:value-type="float">
            <text:p>0.04241</text:p>
          </table:table-cell>
        </table:table-row>
        <table:table-row table:style-name="ro1">
          <table:table-cell office:value-type="float" office:value="15724" calcext:value-type="float">
            <text:p>15724</text:p>
          </table:table-cell>
          <table:table-cell table:formula="of:=(20000-[.$A313])/([.B$2]*1000)" office:value-type="float" office:value="0.4276" calcext:value-type="float">
            <text:p>0.4276</text:p>
          </table:table-cell>
          <table:table-cell table:style-name="Default" table:formula="of:=(20000-[.$A313])/([.C$2]*1000)" office:value-type="float" office:value="0.2138" calcext:value-type="float">
            <text:p>0.2138</text:p>
          </table:table-cell>
          <table:table-cell table:formula="of:=(20000-[.$A313])/([.D$2]*1000)" office:value-type="float" office:value="0.08552" calcext:value-type="float">
            <text:p>0.08552</text:p>
          </table:table-cell>
          <table:table-cell table:formula="of:=(20000-[.$A313])/([.E$2]*1000)" office:value-type="float" office:value="0.04276" calcext:value-type="float">
            <text:p>0.04276</text:p>
          </table:table-cell>
        </table:table-row>
        <table:table-row table:style-name="ro1">
          <table:table-cell office:value-type="float" office:value="15758" calcext:value-type="float">
            <text:p>15758</text:p>
          </table:table-cell>
          <table:table-cell table:formula="of:=(20000-[.$A314])/([.B$2]*1000)" office:value-type="float" office:value="0.4242" calcext:value-type="float">
            <text:p>0.4242</text:p>
          </table:table-cell>
          <table:table-cell table:style-name="Default" table:formula="of:=(20000-[.$A314])/([.C$2]*1000)" office:value-type="float" office:value="0.2121" calcext:value-type="float">
            <text:p>0.2121</text:p>
          </table:table-cell>
          <table:table-cell table:formula="of:=(20000-[.$A314])/([.D$2]*1000)" office:value-type="float" office:value="0.08484" calcext:value-type="float">
            <text:p>0.08484</text:p>
          </table:table-cell>
          <table:table-cell table:formula="of:=(20000-[.$A314])/([.E$2]*1000)" office:value-type="float" office:value="0.04242" calcext:value-type="float">
            <text:p>0.04242</text:p>
          </table:table-cell>
        </table:table-row>
        <table:table-row table:style-name="ro1">
          <table:table-cell office:value-type="float" office:value="15743" calcext:value-type="float">
            <text:p>15743</text:p>
          </table:table-cell>
          <table:table-cell table:formula="of:=(20000-[.$A315])/([.B$2]*1000)" office:value-type="float" office:value="0.4257" calcext:value-type="float">
            <text:p>0.4257</text:p>
          </table:table-cell>
          <table:table-cell table:style-name="Default" table:formula="of:=(20000-[.$A315])/([.C$2]*1000)" office:value-type="float" office:value="0.21285" calcext:value-type="float">
            <text:p>0.21285</text:p>
          </table:table-cell>
          <table:table-cell table:formula="of:=(20000-[.$A315])/([.D$2]*1000)" office:value-type="float" office:value="0.08514" calcext:value-type="float">
            <text:p>0.08514</text:p>
          </table:table-cell>
          <table:table-cell table:formula="of:=(20000-[.$A315])/([.E$2]*1000)" office:value-type="float" office:value="0.04257" calcext:value-type="float">
            <text:p>0.04257</text:p>
          </table:table-cell>
        </table:table-row>
        <table:table-row table:style-name="ro1">
          <table:table-cell office:value-type="float" office:value="15729" calcext:value-type="float">
            <text:p>15729</text:p>
          </table:table-cell>
          <table:table-cell table:formula="of:=(20000-[.$A316])/([.B$2]*1000)" office:value-type="float" office:value="0.4271" calcext:value-type="float">
            <text:p>0.4271</text:p>
          </table:table-cell>
          <table:table-cell table:style-name="Default" table:formula="of:=(20000-[.$A316])/([.C$2]*1000)" office:value-type="float" office:value="0.21355" calcext:value-type="float">
            <text:p>0.21355</text:p>
          </table:table-cell>
          <table:table-cell table:formula="of:=(20000-[.$A316])/([.D$2]*1000)" office:value-type="float" office:value="0.08542" calcext:value-type="float">
            <text:p>0.08542</text:p>
          </table:table-cell>
          <table:table-cell table:formula="of:=(20000-[.$A316])/([.E$2]*1000)" office:value-type="float" office:value="0.04271" calcext:value-type="float">
            <text:p>0.04271</text:p>
          </table:table-cell>
        </table:table-row>
        <table:table-row table:style-name="ro1">
          <table:table-cell office:value-type="float" office:value="15708" calcext:value-type="float">
            <text:p>15708</text:p>
          </table:table-cell>
          <table:table-cell table:formula="of:=(20000-[.$A317])/([.B$2]*1000)" office:value-type="float" office:value="0.4292" calcext:value-type="float">
            <text:p>0.4292</text:p>
          </table:table-cell>
          <table:table-cell table:style-name="Default" table:formula="of:=(20000-[.$A317])/([.C$2]*1000)" office:value-type="float" office:value="0.2146" calcext:value-type="float">
            <text:p>0.2146</text:p>
          </table:table-cell>
          <table:table-cell table:formula="of:=(20000-[.$A317])/([.D$2]*1000)" office:value-type="float" office:value="0.08584" calcext:value-type="float">
            <text:p>0.08584</text:p>
          </table:table-cell>
          <table:table-cell table:formula="of:=(20000-[.$A317])/([.E$2]*1000)" office:value-type="float" office:value="0.04292" calcext:value-type="float">
            <text:p>0.04292</text:p>
          </table:table-cell>
        </table:table-row>
        <table:table-row table:style-name="ro1">
          <table:table-cell office:value-type="float" office:value="15691" calcext:value-type="float">
            <text:p>15691</text:p>
          </table:table-cell>
          <table:table-cell table:formula="of:=(20000-[.$A318])/([.B$2]*1000)" office:value-type="float" office:value="0.4309" calcext:value-type="float">
            <text:p>0.4309</text:p>
          </table:table-cell>
          <table:table-cell table:style-name="Default" table:formula="of:=(20000-[.$A318])/([.C$2]*1000)" office:value-type="float" office:value="0.21545" calcext:value-type="float">
            <text:p>0.21545</text:p>
          </table:table-cell>
          <table:table-cell table:formula="of:=(20000-[.$A318])/([.D$2]*1000)" office:value-type="float" office:value="0.08618" calcext:value-type="float">
            <text:p>0.08618</text:p>
          </table:table-cell>
          <table:table-cell table:formula="of:=(20000-[.$A318])/([.E$2]*1000)" office:value-type="float" office:value="0.04309" calcext:value-type="float">
            <text:p>0.04309</text:p>
          </table:table-cell>
        </table:table-row>
        <table:table-row table:style-name="ro1">
          <table:table-cell office:value-type="float" office:value="15752" calcext:value-type="float">
            <text:p>15752</text:p>
          </table:table-cell>
          <table:table-cell table:formula="of:=(20000-[.$A319])/([.B$2]*1000)" office:value-type="float" office:value="0.4248" calcext:value-type="float">
            <text:p>0.4248</text:p>
          </table:table-cell>
          <table:table-cell table:style-name="Default" table:formula="of:=(20000-[.$A319])/([.C$2]*1000)" office:value-type="float" office:value="0.2124" calcext:value-type="float">
            <text:p>0.2124</text:p>
          </table:table-cell>
          <table:table-cell table:formula="of:=(20000-[.$A319])/([.D$2]*1000)" office:value-type="float" office:value="0.08496" calcext:value-type="float">
            <text:p>0.08496</text:p>
          </table:table-cell>
          <table:table-cell table:formula="of:=(20000-[.$A319])/([.E$2]*1000)" office:value-type="float" office:value="0.04248" calcext:value-type="float">
            <text:p>0.04248</text:p>
          </table:table-cell>
        </table:table-row>
        <table:table-row table:style-name="ro1">
          <table:table-cell office:value-type="float" office:value="15714" calcext:value-type="float">
            <text:p>15714</text:p>
          </table:table-cell>
          <table:table-cell table:formula="of:=(20000-[.$A320])/([.B$2]*1000)" office:value-type="float" office:value="0.4286" calcext:value-type="float">
            <text:p>0.4286</text:p>
          </table:table-cell>
          <table:table-cell table:style-name="Default" table:formula="of:=(20000-[.$A320])/([.C$2]*1000)" office:value-type="float" office:value="0.2143" calcext:value-type="float">
            <text:p>0.2143</text:p>
          </table:table-cell>
          <table:table-cell table:formula="of:=(20000-[.$A320])/([.D$2]*1000)" office:value-type="float" office:value="0.08572" calcext:value-type="float">
            <text:p>0.08572</text:p>
          </table:table-cell>
          <table:table-cell table:formula="of:=(20000-[.$A320])/([.E$2]*1000)" office:value-type="float" office:value="0.04286" calcext:value-type="float">
            <text:p>0.04286</text:p>
          </table:table-cell>
        </table:table-row>
        <table:table-row table:style-name="ro1">
          <table:table-cell office:value-type="float" office:value="15736" calcext:value-type="float">
            <text:p>15736</text:p>
          </table:table-cell>
          <table:table-cell table:formula="of:=(20000-[.$A321])/([.B$2]*1000)" office:value-type="float" office:value="0.4264" calcext:value-type="float">
            <text:p>0.4264</text:p>
          </table:table-cell>
          <table:table-cell table:style-name="Default" table:formula="of:=(20000-[.$A321])/([.C$2]*1000)" office:value-type="float" office:value="0.2132" calcext:value-type="float">
            <text:p>0.2132</text:p>
          </table:table-cell>
          <table:table-cell table:formula="of:=(20000-[.$A321])/([.D$2]*1000)" office:value-type="float" office:value="0.08528" calcext:value-type="float">
            <text:p>0.08528</text:p>
          </table:table-cell>
          <table:table-cell table:formula="of:=(20000-[.$A321])/([.E$2]*1000)" office:value-type="float" office:value="0.04264" calcext:value-type="float">
            <text:p>0.04264</text:p>
          </table:table-cell>
        </table:table-row>
        <table:table-row table:style-name="ro1">
          <table:table-cell office:value-type="float" office:value="15719" calcext:value-type="float">
            <text:p>15719</text:p>
          </table:table-cell>
          <table:table-cell table:formula="of:=(20000-[.$A322])/([.B$2]*1000)" office:value-type="float" office:value="0.4281" calcext:value-type="float">
            <text:p>0.4281</text:p>
          </table:table-cell>
          <table:table-cell table:style-name="Default" table:formula="of:=(20000-[.$A322])/([.C$2]*1000)" office:value-type="float" office:value="0.21405" calcext:value-type="float">
            <text:p>0.21405</text:p>
          </table:table-cell>
          <table:table-cell table:formula="of:=(20000-[.$A322])/([.D$2]*1000)" office:value-type="float" office:value="0.08562" calcext:value-type="float">
            <text:p>0.08562</text:p>
          </table:table-cell>
          <table:table-cell table:formula="of:=(20000-[.$A322])/([.E$2]*1000)" office:value-type="float" office:value="0.04281" calcext:value-type="float">
            <text:p>0.04281</text:p>
          </table:table-cell>
        </table:table-row>
        <table:table-row table:style-name="ro1">
          <table:table-cell office:value-type="float" office:value="15766" calcext:value-type="float">
            <text:p>15766</text:p>
          </table:table-cell>
          <table:table-cell table:formula="of:=(20000-[.$A323])/([.B$2]*1000)" office:value-type="float" office:value="0.4234" calcext:value-type="float">
            <text:p>0.4234</text:p>
          </table:table-cell>
          <table:table-cell table:style-name="Default" table:formula="of:=(20000-[.$A323])/([.C$2]*1000)" office:value-type="float" office:value="0.2117" calcext:value-type="float">
            <text:p>0.2117</text:p>
          </table:table-cell>
          <table:table-cell table:formula="of:=(20000-[.$A323])/([.D$2]*1000)" office:value-type="float" office:value="0.08468" calcext:value-type="float">
            <text:p>0.08468</text:p>
          </table:table-cell>
          <table:table-cell table:formula="of:=(20000-[.$A323])/([.E$2]*1000)" office:value-type="float" office:value="0.04234" calcext:value-type="float">
            <text:p>0.04234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324])/([.B$2]*1000)" office:value-type="float" office:value="0.4237" calcext:value-type="float">
            <text:p>0.4237</text:p>
          </table:table-cell>
          <table:table-cell table:style-name="Default" table:formula="of:=(20000-[.$A324])/([.C$2]*1000)" office:value-type="float" office:value="0.21185" calcext:value-type="float">
            <text:p>0.21185</text:p>
          </table:table-cell>
          <table:table-cell table:formula="of:=(20000-[.$A324])/([.D$2]*1000)" office:value-type="float" office:value="0.08474" calcext:value-type="float">
            <text:p>0.08474</text:p>
          </table:table-cell>
          <table:table-cell table:formula="of:=(20000-[.$A324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41" calcext:value-type="float">
            <text:p>15741</text:p>
          </table:table-cell>
          <table:table-cell table:formula="of:=(20000-[.$A325])/([.B$2]*1000)" office:value-type="float" office:value="0.4259" calcext:value-type="float">
            <text:p>0.4259</text:p>
          </table:table-cell>
          <table:table-cell table:style-name="Default" table:formula="of:=(20000-[.$A325])/([.C$2]*1000)" office:value-type="float" office:value="0.21295" calcext:value-type="float">
            <text:p>0.21295</text:p>
          </table:table-cell>
          <table:table-cell table:formula="of:=(20000-[.$A325])/([.D$2]*1000)" office:value-type="float" office:value="0.08518" calcext:value-type="float">
            <text:p>0.08518</text:p>
          </table:table-cell>
          <table:table-cell table:formula="of:=(20000-[.$A325])/([.E$2]*1000)" office:value-type="float" office:value="0.04259" calcext:value-type="float">
            <text:p>0.04259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326])/([.B$2]*1000)" office:value-type="float" office:value="0.4237" calcext:value-type="float">
            <text:p>0.4237</text:p>
          </table:table-cell>
          <table:table-cell table:style-name="Default" table:formula="of:=(20000-[.$A326])/([.C$2]*1000)" office:value-type="float" office:value="0.21185" calcext:value-type="float">
            <text:p>0.21185</text:p>
          </table:table-cell>
          <table:table-cell table:formula="of:=(20000-[.$A326])/([.D$2]*1000)" office:value-type="float" office:value="0.08474" calcext:value-type="float">
            <text:p>0.08474</text:p>
          </table:table-cell>
          <table:table-cell table:formula="of:=(20000-[.$A326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16" calcext:value-type="float">
            <text:p>15716</text:p>
          </table:table-cell>
          <table:table-cell table:formula="of:=(20000-[.$A327])/([.B$2]*1000)" office:value-type="float" office:value="0.4284" calcext:value-type="float">
            <text:p>0.4284</text:p>
          </table:table-cell>
          <table:table-cell table:style-name="Default" table:formula="of:=(20000-[.$A327])/([.C$2]*1000)" office:value-type="float" office:value="0.2142" calcext:value-type="float">
            <text:p>0.2142</text:p>
          </table:table-cell>
          <table:table-cell table:formula="of:=(20000-[.$A327])/([.D$2]*1000)" office:value-type="float" office:value="0.08568" calcext:value-type="float">
            <text:p>0.08568</text:p>
          </table:table-cell>
          <table:table-cell table:formula="of:=(20000-[.$A327])/([.E$2]*1000)" office:value-type="float" office:value="0.04284" calcext:value-type="float">
            <text:p>0.04284</text:p>
          </table:table-cell>
        </table:table-row>
        <table:table-row table:style-name="ro1">
          <table:table-cell office:value-type="float" office:value="15726" calcext:value-type="float">
            <text:p>15726</text:p>
          </table:table-cell>
          <table:table-cell table:formula="of:=(20000-[.$A328])/([.B$2]*1000)" office:value-type="float" office:value="0.4274" calcext:value-type="float">
            <text:p>0.4274</text:p>
          </table:table-cell>
          <table:table-cell table:style-name="Default" table:formula="of:=(20000-[.$A328])/([.C$2]*1000)" office:value-type="float" office:value="0.2137" calcext:value-type="float">
            <text:p>0.2137</text:p>
          </table:table-cell>
          <table:table-cell table:formula="of:=(20000-[.$A328])/([.D$2]*1000)" office:value-type="float" office:value="0.08548" calcext:value-type="float">
            <text:p>0.08548</text:p>
          </table:table-cell>
          <table:table-cell table:formula="of:=(20000-[.$A328])/([.E$2]*1000)" office:value-type="float" office:value="0.04274" calcext:value-type="float">
            <text:p>0.04274</text:p>
          </table:table-cell>
        </table:table-row>
        <table:table-row table:style-name="ro1">
          <table:table-cell office:value-type="float" office:value="15707" calcext:value-type="float">
            <text:p>15707</text:p>
          </table:table-cell>
          <table:table-cell table:formula="of:=(20000-[.$A329])/([.B$2]*1000)" office:value-type="float" office:value="0.4293" calcext:value-type="float">
            <text:p>0.4293</text:p>
          </table:table-cell>
          <table:table-cell table:style-name="Default" table:formula="of:=(20000-[.$A329])/([.C$2]*1000)" office:value-type="float" office:value="0.21465" calcext:value-type="float">
            <text:p>0.21465</text:p>
          </table:table-cell>
          <table:table-cell table:formula="of:=(20000-[.$A329])/([.D$2]*1000)" office:value-type="float" office:value="0.08586" calcext:value-type="float">
            <text:p>0.08586</text:p>
          </table:table-cell>
          <table:table-cell table:formula="of:=(20000-[.$A329])/([.E$2]*1000)" office:value-type="float" office:value="0.04293" calcext:value-type="float">
            <text:p>0.04293</text:p>
          </table:table-cell>
        </table:table-row>
        <table:table-row table:style-name="ro1">
          <table:table-cell office:value-type="float" office:value="15733" calcext:value-type="float">
            <text:p>15733</text:p>
          </table:table-cell>
          <table:table-cell table:formula="of:=(20000-[.$A330])/([.B$2]*1000)" office:value-type="float" office:value="0.4267" calcext:value-type="float">
            <text:p>0.4267</text:p>
          </table:table-cell>
          <table:table-cell table:style-name="Default" table:formula="of:=(20000-[.$A330])/([.C$2]*1000)" office:value-type="float" office:value="0.21335" calcext:value-type="float">
            <text:p>0.21335</text:p>
          </table:table-cell>
          <table:table-cell table:formula="of:=(20000-[.$A330])/([.D$2]*1000)" office:value-type="float" office:value="0.08534" calcext:value-type="float">
            <text:p>0.08534</text:p>
          </table:table-cell>
          <table:table-cell table:formula="of:=(20000-[.$A330])/([.E$2]*1000)" office:value-type="float" office:value="0.04267" calcext:value-type="float">
            <text:p>0.04267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331])/([.B$2]*1000)" office:value-type="float" office:value="0.424" calcext:value-type="float">
            <text:p>0.424</text:p>
          </table:table-cell>
          <table:table-cell table:style-name="Default" table:formula="of:=(20000-[.$A331])/([.C$2]*1000)" office:value-type="float" office:value="0.212" calcext:value-type="float">
            <text:p>0.212</text:p>
          </table:table-cell>
          <table:table-cell table:formula="of:=(20000-[.$A331])/([.D$2]*1000)" office:value-type="float" office:value="0.0848" calcext:value-type="float">
            <text:p>0.0848</text:p>
          </table:table-cell>
          <table:table-cell table:formula="of:=(20000-[.$A331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706" calcext:value-type="float">
            <text:p>15706</text:p>
          </table:table-cell>
          <table:table-cell table:formula="of:=(20000-[.$A332])/([.B$2]*1000)" office:value-type="float" office:value="0.4294" calcext:value-type="float">
            <text:p>0.4294</text:p>
          </table:table-cell>
          <table:table-cell table:style-name="Default" table:formula="of:=(20000-[.$A332])/([.C$2]*1000)" office:value-type="float" office:value="0.2147" calcext:value-type="float">
            <text:p>0.2147</text:p>
          </table:table-cell>
          <table:table-cell table:formula="of:=(20000-[.$A332])/([.D$2]*1000)" office:value-type="float" office:value="0.08588" calcext:value-type="float">
            <text:p>0.08588</text:p>
          </table:table-cell>
          <table:table-cell table:formula="of:=(20000-[.$A332])/([.E$2]*1000)" office:value-type="float" office:value="0.04294" calcext:value-type="float">
            <text:p>0.04294</text:p>
          </table:table-cell>
        </table:table-row>
        <table:table-row table:style-name="ro1">
          <table:table-cell office:value-type="float" office:value="15008" calcext:value-type="float">
            <text:p>15008</text:p>
          </table:table-cell>
          <table:table-cell table:formula="of:=(20000-[.$A333])/([.B$2]*1000)" office:value-type="float" office:value="0.4992" calcext:value-type="float">
            <text:p>0.4992</text:p>
          </table:table-cell>
          <table:table-cell table:style-name="Default" table:formula="of:=(20000-[.$A333])/([.C$2]*1000)" office:value-type="float" office:value="0.2496" calcext:value-type="float">
            <text:p>0.2496</text:p>
          </table:table-cell>
          <table:table-cell table:formula="of:=(20000-[.$A333])/([.D$2]*1000)" office:value-type="float" office:value="0.09984" calcext:value-type="float">
            <text:p>0.09984</text:p>
          </table:table-cell>
          <table:table-cell table:formula="of:=(20000-[.$A333])/([.E$2]*1000)" office:value-type="float" office:value="0.04992" calcext:value-type="float">
            <text:p>0.04992</text:p>
          </table:table-cell>
        </table:table-row>
        <table:table-row table:style-name="ro1">
          <table:table-cell office:value-type="float" office:value="15758" calcext:value-type="float">
            <text:p>15758</text:p>
          </table:table-cell>
          <table:table-cell table:formula="of:=(20000-[.$A334])/([.B$2]*1000)" office:value-type="float" office:value="0.4242" calcext:value-type="float">
            <text:p>0.4242</text:p>
          </table:table-cell>
          <table:table-cell table:style-name="Default" table:formula="of:=(20000-[.$A334])/([.C$2]*1000)" office:value-type="float" office:value="0.2121" calcext:value-type="float">
            <text:p>0.2121</text:p>
          </table:table-cell>
          <table:table-cell table:formula="of:=(20000-[.$A334])/([.D$2]*1000)" office:value-type="float" office:value="0.08484" calcext:value-type="float">
            <text:p>0.08484</text:p>
          </table:table-cell>
          <table:table-cell table:formula="of:=(20000-[.$A334])/([.E$2]*1000)" office:value-type="float" office:value="0.04242" calcext:value-type="float">
            <text:p>0.04242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335])/([.B$2]*1000)" office:value-type="float" office:value="0.4236" calcext:value-type="float">
            <text:p>0.4236</text:p>
          </table:table-cell>
          <table:table-cell table:style-name="Default" table:formula="of:=(20000-[.$A335])/([.C$2]*1000)" office:value-type="float" office:value="0.2118" calcext:value-type="float">
            <text:p>0.2118</text:p>
          </table:table-cell>
          <table:table-cell table:formula="of:=(20000-[.$A335])/([.D$2]*1000)" office:value-type="float" office:value="0.08472" calcext:value-type="float">
            <text:p>0.08472</text:p>
          </table:table-cell>
          <table:table-cell table:formula="of:=(20000-[.$A335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57" calcext:value-type="float">
            <text:p>15757</text:p>
          </table:table-cell>
          <table:table-cell table:formula="of:=(20000-[.$A336])/([.B$2]*1000)" office:value-type="float" office:value="0.4243" calcext:value-type="float">
            <text:p>0.4243</text:p>
          </table:table-cell>
          <table:table-cell table:style-name="Default" table:formula="of:=(20000-[.$A336])/([.C$2]*1000)" office:value-type="float" office:value="0.21215" calcext:value-type="float">
            <text:p>0.21215</text:p>
          </table:table-cell>
          <table:table-cell table:formula="of:=(20000-[.$A336])/([.D$2]*1000)" office:value-type="float" office:value="0.08486" calcext:value-type="float">
            <text:p>0.08486</text:p>
          </table:table-cell>
          <table:table-cell table:formula="of:=(20000-[.$A336])/([.E$2]*1000)" office:value-type="float" office:value="0.04243" calcext:value-type="float">
            <text:p>0.04243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337])/([.B$2]*1000)" office:value-type="float" office:value="0.424" calcext:value-type="float">
            <text:p>0.424</text:p>
          </table:table-cell>
          <table:table-cell table:style-name="Default" table:formula="of:=(20000-[.$A337])/([.C$2]*1000)" office:value-type="float" office:value="0.212" calcext:value-type="float">
            <text:p>0.212</text:p>
          </table:table-cell>
          <table:table-cell table:formula="of:=(20000-[.$A337])/([.D$2]*1000)" office:value-type="float" office:value="0.0848" calcext:value-type="float">
            <text:p>0.0848</text:p>
          </table:table-cell>
          <table:table-cell table:formula="of:=(20000-[.$A337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686" calcext:value-type="float">
            <text:p>15686</text:p>
          </table:table-cell>
          <table:table-cell table:formula="of:=(20000-[.$A338])/([.B$2]*1000)" office:value-type="float" office:value="0.4314" calcext:value-type="float">
            <text:p>0.4314</text:p>
          </table:table-cell>
          <table:table-cell table:style-name="Default" table:formula="of:=(20000-[.$A338])/([.C$2]*1000)" office:value-type="float" office:value="0.2157" calcext:value-type="float">
            <text:p>0.2157</text:p>
          </table:table-cell>
          <table:table-cell table:formula="of:=(20000-[.$A338])/([.D$2]*1000)" office:value-type="float" office:value="0.08628" calcext:value-type="float">
            <text:p>0.08628</text:p>
          </table:table-cell>
          <table:table-cell table:formula="of:=(20000-[.$A338])/([.E$2]*1000)" office:value-type="float" office:value="0.04314" calcext:value-type="float">
            <text:p>0.04314</text:p>
          </table:table-cell>
        </table:table-row>
        <table:table-row table:style-name="ro1">
          <table:table-cell office:value-type="float" office:value="15704" calcext:value-type="float">
            <text:p>15704</text:p>
          </table:table-cell>
          <table:table-cell table:formula="of:=(20000-[.$A339])/([.B$2]*1000)" office:value-type="float" office:value="0.4296" calcext:value-type="float">
            <text:p>0.4296</text:p>
          </table:table-cell>
          <table:table-cell table:style-name="Default" table:formula="of:=(20000-[.$A339])/([.C$2]*1000)" office:value-type="float" office:value="0.2148" calcext:value-type="float">
            <text:p>0.2148</text:p>
          </table:table-cell>
          <table:table-cell table:formula="of:=(20000-[.$A339])/([.D$2]*1000)" office:value-type="float" office:value="0.08592" calcext:value-type="float">
            <text:p>0.08592</text:p>
          </table:table-cell>
          <table:table-cell table:formula="of:=(20000-[.$A339])/([.E$2]*1000)" office:value-type="float" office:value="0.04296" calcext:value-type="float">
            <text:p>0.04296</text:p>
          </table:table-cell>
        </table:table-row>
        <table:table-row table:style-name="ro1">
          <table:table-cell office:value-type="float" office:value="12201" calcext:value-type="float">
            <text:p>12201</text:p>
          </table:table-cell>
          <table:table-cell table:formula="of:=(20000-[.$A340])/([.B$2]*1000)" office:value-type="float" office:value="0.7799" calcext:value-type="float">
            <text:p>0.7799</text:p>
          </table:table-cell>
          <table:table-cell table:style-name="Default" table:formula="of:=(20000-[.$A340])/([.C$2]*1000)" office:value-type="float" office:value="0.38995" calcext:value-type="float">
            <text:p>0.38995</text:p>
          </table:table-cell>
          <table:table-cell table:formula="of:=(20000-[.$A340])/([.D$2]*1000)" office:value-type="float" office:value="0.15598" calcext:value-type="float">
            <text:p>0.15598</text:p>
          </table:table-cell>
          <table:table-cell table:formula="of:=(20000-[.$A340])/([.E$2]*1000)" office:value-type="float" office:value="0.07799" calcext:value-type="float">
            <text:p>0.07799</text:p>
          </table:table-cell>
        </table:table-row>
        <table:table-row table:style-name="ro1">
          <table:table-cell office:value-type="float" office:value="15753" calcext:value-type="float">
            <text:p>15753</text:p>
          </table:table-cell>
          <table:table-cell table:formula="of:=(20000-[.$A341])/([.B$2]*1000)" office:value-type="float" office:value="0.4247" calcext:value-type="float">
            <text:p>0.4247</text:p>
          </table:table-cell>
          <table:table-cell table:style-name="Default" table:formula="of:=(20000-[.$A341])/([.C$2]*1000)" office:value-type="float" office:value="0.21235" calcext:value-type="float">
            <text:p>0.21235</text:p>
          </table:table-cell>
          <table:table-cell table:formula="of:=(20000-[.$A341])/([.D$2]*1000)" office:value-type="float" office:value="0.08494" calcext:value-type="float">
            <text:p>0.08494</text:p>
          </table:table-cell>
          <table:table-cell table:formula="of:=(20000-[.$A341])/([.E$2]*1000)" office:value-type="float" office:value="0.04247" calcext:value-type="float">
            <text:p>0.04247</text:p>
          </table:table-cell>
        </table:table-row>
        <table:table-row table:style-name="ro1">
          <table:table-cell office:value-type="float" office:value="15718" calcext:value-type="float">
            <text:p>15718</text:p>
          </table:table-cell>
          <table:table-cell table:formula="of:=(20000-[.$A342])/([.B$2]*1000)" office:value-type="float" office:value="0.4282" calcext:value-type="float">
            <text:p>0.4282</text:p>
          </table:table-cell>
          <table:table-cell table:style-name="Default" table:formula="of:=(20000-[.$A342])/([.C$2]*1000)" office:value-type="float" office:value="0.2141" calcext:value-type="float">
            <text:p>0.2141</text:p>
          </table:table-cell>
          <table:table-cell table:formula="of:=(20000-[.$A342])/([.D$2]*1000)" office:value-type="float" office:value="0.08564" calcext:value-type="float">
            <text:p>0.08564</text:p>
          </table:table-cell>
          <table:table-cell table:formula="of:=(20000-[.$A342])/([.E$2]*1000)" office:value-type="float" office:value="0.04282" calcext:value-type="float">
            <text:p>0.04282</text:p>
          </table:table-cell>
        </table:table-row>
        <table:table-row table:style-name="ro1">
          <table:table-cell office:value-type="float" office:value="15719" calcext:value-type="float">
            <text:p>15719</text:p>
          </table:table-cell>
          <table:table-cell table:formula="of:=(20000-[.$A343])/([.B$2]*1000)" office:value-type="float" office:value="0.4281" calcext:value-type="float">
            <text:p>0.4281</text:p>
          </table:table-cell>
          <table:table-cell table:style-name="Default" table:formula="of:=(20000-[.$A343])/([.C$2]*1000)" office:value-type="float" office:value="0.21405" calcext:value-type="float">
            <text:p>0.21405</text:p>
          </table:table-cell>
          <table:table-cell table:formula="of:=(20000-[.$A343])/([.D$2]*1000)" office:value-type="float" office:value="0.08562" calcext:value-type="float">
            <text:p>0.08562</text:p>
          </table:table-cell>
          <table:table-cell table:formula="of:=(20000-[.$A343])/([.E$2]*1000)" office:value-type="float" office:value="0.04281" calcext:value-type="float">
            <text:p>0.04281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344])/([.B$2]*1000)" office:value-type="float" office:value="0.4238" calcext:value-type="float">
            <text:p>0.4238</text:p>
          </table:table-cell>
          <table:table-cell table:style-name="Default" table:formula="of:=(20000-[.$A344])/([.C$2]*1000)" office:value-type="float" office:value="0.2119" calcext:value-type="float">
            <text:p>0.2119</text:p>
          </table:table-cell>
          <table:table-cell table:formula="of:=(20000-[.$A344])/([.D$2]*1000)" office:value-type="float" office:value="0.08476" calcext:value-type="float">
            <text:p>0.08476</text:p>
          </table:table-cell>
          <table:table-cell table:formula="of:=(20000-[.$A344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345])/([.B$2]*1000)" office:value-type="float" office:value="0.4238" calcext:value-type="float">
            <text:p>0.4238</text:p>
          </table:table-cell>
          <table:table-cell table:style-name="Default" table:formula="of:=(20000-[.$A345])/([.C$2]*1000)" office:value-type="float" office:value="0.2119" calcext:value-type="float">
            <text:p>0.2119</text:p>
          </table:table-cell>
          <table:table-cell table:formula="of:=(20000-[.$A345])/([.D$2]*1000)" office:value-type="float" office:value="0.08476" calcext:value-type="float">
            <text:p>0.08476</text:p>
          </table:table-cell>
          <table:table-cell table:formula="of:=(20000-[.$A345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56" calcext:value-type="float">
            <text:p>15756</text:p>
          </table:table-cell>
          <table:table-cell table:formula="of:=(20000-[.$A346])/([.B$2]*1000)" office:value-type="float" office:value="0.4244" calcext:value-type="float">
            <text:p>0.4244</text:p>
          </table:table-cell>
          <table:table-cell table:style-name="Default" table:formula="of:=(20000-[.$A346])/([.C$2]*1000)" office:value-type="float" office:value="0.2122" calcext:value-type="float">
            <text:p>0.2122</text:p>
          </table:table-cell>
          <table:table-cell table:formula="of:=(20000-[.$A346])/([.D$2]*1000)" office:value-type="float" office:value="0.08488" calcext:value-type="float">
            <text:p>0.08488</text:p>
          </table:table-cell>
          <table:table-cell table:formula="of:=(20000-[.$A346])/([.E$2]*1000)" office:value-type="float" office:value="0.04244" calcext:value-type="float">
            <text:p>0.04244</text:p>
          </table:table-cell>
        </table:table-row>
        <table:table-row table:style-name="ro1">
          <table:table-cell office:value-type="float" office:value="15751" calcext:value-type="float">
            <text:p>15751</text:p>
          </table:table-cell>
          <table:table-cell table:formula="of:=(20000-[.$A347])/([.B$2]*1000)" office:value-type="float" office:value="0.4249" calcext:value-type="float">
            <text:p>0.4249</text:p>
          </table:table-cell>
          <table:table-cell table:style-name="Default" table:formula="of:=(20000-[.$A347])/([.C$2]*1000)" office:value-type="float" office:value="0.21245" calcext:value-type="float">
            <text:p>0.21245</text:p>
          </table:table-cell>
          <table:table-cell table:formula="of:=(20000-[.$A347])/([.D$2]*1000)" office:value-type="float" office:value="0.08498" calcext:value-type="float">
            <text:p>0.08498</text:p>
          </table:table-cell>
          <table:table-cell table:formula="of:=(20000-[.$A347])/([.E$2]*1000)" office:value-type="float" office:value="0.04249" calcext:value-type="float">
            <text:p>0.04249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348])/([.B$2]*1000)" office:value-type="float" office:value="0.4238" calcext:value-type="float">
            <text:p>0.4238</text:p>
          </table:table-cell>
          <table:table-cell table:style-name="Default" table:formula="of:=(20000-[.$A348])/([.C$2]*1000)" office:value-type="float" office:value="0.2119" calcext:value-type="float">
            <text:p>0.2119</text:p>
          </table:table-cell>
          <table:table-cell table:formula="of:=(20000-[.$A348])/([.D$2]*1000)" office:value-type="float" office:value="0.08476" calcext:value-type="float">
            <text:p>0.08476</text:p>
          </table:table-cell>
          <table:table-cell table:formula="of:=(20000-[.$A348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28" calcext:value-type="float">
            <text:p>15728</text:p>
          </table:table-cell>
          <table:table-cell table:formula="of:=(20000-[.$A349])/([.B$2]*1000)" office:value-type="float" office:value="0.4272" calcext:value-type="float">
            <text:p>0.4272</text:p>
          </table:table-cell>
          <table:table-cell table:style-name="Default" table:formula="of:=(20000-[.$A349])/([.C$2]*1000)" office:value-type="float" office:value="0.2136" calcext:value-type="float">
            <text:p>0.2136</text:p>
          </table:table-cell>
          <table:table-cell table:formula="of:=(20000-[.$A349])/([.D$2]*1000)" office:value-type="float" office:value="0.08544" calcext:value-type="float">
            <text:p>0.08544</text:p>
          </table:table-cell>
          <table:table-cell table:formula="of:=(20000-[.$A349])/([.E$2]*1000)" office:value-type="float" office:value="0.04272" calcext:value-type="float">
            <text:p>0.04272</text:p>
          </table:table-cell>
        </table:table-row>
        <table:table-row table:style-name="ro1">
          <table:table-cell office:value-type="float" office:value="15759" calcext:value-type="float">
            <text:p>15759</text:p>
          </table:table-cell>
          <table:table-cell table:formula="of:=(20000-[.$A350])/([.B$2]*1000)" office:value-type="float" office:value="0.4241" calcext:value-type="float">
            <text:p>0.4241</text:p>
          </table:table-cell>
          <table:table-cell table:style-name="Default" table:formula="of:=(20000-[.$A350])/([.C$2]*1000)" office:value-type="float" office:value="0.21205" calcext:value-type="float">
            <text:p>0.21205</text:p>
          </table:table-cell>
          <table:table-cell table:formula="of:=(20000-[.$A350])/([.D$2]*1000)" office:value-type="float" office:value="0.08482" calcext:value-type="float">
            <text:p>0.08482</text:p>
          </table:table-cell>
          <table:table-cell table:formula="of:=(20000-[.$A350])/([.E$2]*1000)" office:value-type="float" office:value="0.04241" calcext:value-type="float">
            <text:p>0.04241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351])/([.B$2]*1000)" office:value-type="float" office:value="0.4238" calcext:value-type="float">
            <text:p>0.4238</text:p>
          </table:table-cell>
          <table:table-cell table:style-name="Default" table:formula="of:=(20000-[.$A351])/([.C$2]*1000)" office:value-type="float" office:value="0.2119" calcext:value-type="float">
            <text:p>0.2119</text:p>
          </table:table-cell>
          <table:table-cell table:formula="of:=(20000-[.$A351])/([.D$2]*1000)" office:value-type="float" office:value="0.08476" calcext:value-type="float">
            <text:p>0.08476</text:p>
          </table:table-cell>
          <table:table-cell table:formula="of:=(20000-[.$A351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34" calcext:value-type="float">
            <text:p>15734</text:p>
          </table:table-cell>
          <table:table-cell table:formula="of:=(20000-[.$A352])/([.B$2]*1000)" office:value-type="float" office:value="0.4266" calcext:value-type="float">
            <text:p>0.4266</text:p>
          </table:table-cell>
          <table:table-cell table:style-name="Default" table:formula="of:=(20000-[.$A352])/([.C$2]*1000)" office:value-type="float" office:value="0.2133" calcext:value-type="float">
            <text:p>0.2133</text:p>
          </table:table-cell>
          <table:table-cell table:formula="of:=(20000-[.$A352])/([.D$2]*1000)" office:value-type="float" office:value="0.08532" calcext:value-type="float">
            <text:p>0.08532</text:p>
          </table:table-cell>
          <table:table-cell table:formula="of:=(20000-[.$A352])/([.E$2]*1000)" office:value-type="float" office:value="0.04266" calcext:value-type="float">
            <text:p>0.04266</text:p>
          </table:table-cell>
        </table:table-row>
        <table:table-row table:style-name="ro1">
          <table:table-cell office:value-type="float" office:value="15730" calcext:value-type="float">
            <text:p>15730</text:p>
          </table:table-cell>
          <table:table-cell table:formula="of:=(20000-[.$A353])/([.B$2]*1000)" office:value-type="float" office:value="0.427" calcext:value-type="float">
            <text:p>0.427</text:p>
          </table:table-cell>
          <table:table-cell table:style-name="Default" table:formula="of:=(20000-[.$A353])/([.C$2]*1000)" office:value-type="float" office:value="0.2135" calcext:value-type="float">
            <text:p>0.2135</text:p>
          </table:table-cell>
          <table:table-cell table:formula="of:=(20000-[.$A353])/([.D$2]*1000)" office:value-type="float" office:value="0.0854" calcext:value-type="float">
            <text:p>0.0854</text:p>
          </table:table-cell>
          <table:table-cell table:formula="of:=(20000-[.$A353])/([.E$2]*1000)" office:value-type="float" office:value="0.0427" calcext:value-type="float">
            <text:p>0.0427</text:p>
          </table:table-cell>
        </table:table-row>
        <table:table-row table:style-name="ro1">
          <table:table-cell office:value-type="float" office:value="15746" calcext:value-type="float">
            <text:p>15746</text:p>
          </table:table-cell>
          <table:table-cell table:formula="of:=(20000-[.$A354])/([.B$2]*1000)" office:value-type="float" office:value="0.4254" calcext:value-type="float">
            <text:p>0.4254</text:p>
          </table:table-cell>
          <table:table-cell table:style-name="Default" table:formula="of:=(20000-[.$A354])/([.C$2]*1000)" office:value-type="float" office:value="0.2127" calcext:value-type="float">
            <text:p>0.2127</text:p>
          </table:table-cell>
          <table:table-cell table:formula="of:=(20000-[.$A354])/([.D$2]*1000)" office:value-type="float" office:value="0.08508" calcext:value-type="float">
            <text:p>0.08508</text:p>
          </table:table-cell>
          <table:table-cell table:formula="of:=(20000-[.$A354])/([.E$2]*1000)" office:value-type="float" office:value="0.04254" calcext:value-type="float">
            <text:p>0.04254</text:p>
          </table:table-cell>
        </table:table-row>
        <table:table-row table:style-name="ro1">
          <table:table-cell office:value-type="float" office:value="15714" calcext:value-type="float">
            <text:p>15714</text:p>
          </table:table-cell>
          <table:table-cell table:formula="of:=(20000-[.$A355])/([.B$2]*1000)" office:value-type="float" office:value="0.4286" calcext:value-type="float">
            <text:p>0.4286</text:p>
          </table:table-cell>
          <table:table-cell table:style-name="Default" table:formula="of:=(20000-[.$A355])/([.C$2]*1000)" office:value-type="float" office:value="0.2143" calcext:value-type="float">
            <text:p>0.2143</text:p>
          </table:table-cell>
          <table:table-cell table:formula="of:=(20000-[.$A355])/([.D$2]*1000)" office:value-type="float" office:value="0.08572" calcext:value-type="float">
            <text:p>0.08572</text:p>
          </table:table-cell>
          <table:table-cell table:formula="of:=(20000-[.$A355])/([.E$2]*1000)" office:value-type="float" office:value="0.04286" calcext:value-type="float">
            <text:p>0.04286</text:p>
          </table:table-cell>
        </table:table-row>
        <table:table-row table:style-name="ro1">
          <table:table-cell office:value-type="float" office:value="15717" calcext:value-type="float">
            <text:p>15717</text:p>
          </table:table-cell>
          <table:table-cell table:formula="of:=(20000-[.$A356])/([.B$2]*1000)" office:value-type="float" office:value="0.4283" calcext:value-type="float">
            <text:p>0.4283</text:p>
          </table:table-cell>
          <table:table-cell table:style-name="Default" table:formula="of:=(20000-[.$A356])/([.C$2]*1000)" office:value-type="float" office:value="0.21415" calcext:value-type="float">
            <text:p>0.21415</text:p>
          </table:table-cell>
          <table:table-cell table:formula="of:=(20000-[.$A356])/([.D$2]*1000)" office:value-type="float" office:value="0.08566" calcext:value-type="float">
            <text:p>0.08566</text:p>
          </table:table-cell>
          <table:table-cell table:formula="of:=(20000-[.$A356])/([.E$2]*1000)" office:value-type="float" office:value="0.04283" calcext:value-type="float">
            <text:p>0.04283</text:p>
          </table:table-cell>
        </table:table-row>
        <table:table-row table:style-name="ro1">
          <table:table-cell office:value-type="float" office:value="15729" calcext:value-type="float">
            <text:p>15729</text:p>
          </table:table-cell>
          <table:table-cell table:formula="of:=(20000-[.$A357])/([.B$2]*1000)" office:value-type="float" office:value="0.4271" calcext:value-type="float">
            <text:p>0.4271</text:p>
          </table:table-cell>
          <table:table-cell table:style-name="Default" table:formula="of:=(20000-[.$A357])/([.C$2]*1000)" office:value-type="float" office:value="0.21355" calcext:value-type="float">
            <text:p>0.21355</text:p>
          </table:table-cell>
          <table:table-cell table:formula="of:=(20000-[.$A357])/([.D$2]*1000)" office:value-type="float" office:value="0.08542" calcext:value-type="float">
            <text:p>0.08542</text:p>
          </table:table-cell>
          <table:table-cell table:formula="of:=(20000-[.$A357])/([.E$2]*1000)" office:value-type="float" office:value="0.04271" calcext:value-type="float">
            <text:p>0.04271</text:p>
          </table:table-cell>
        </table:table-row>
        <table:table-row table:style-name="ro1">
          <table:table-cell office:value-type="float" office:value="15688" calcext:value-type="float">
            <text:p>15688</text:p>
          </table:table-cell>
          <table:table-cell table:formula="of:=(20000-[.$A358])/([.B$2]*1000)" office:value-type="float" office:value="0.4312" calcext:value-type="float">
            <text:p>0.4312</text:p>
          </table:table-cell>
          <table:table-cell table:style-name="Default" table:formula="of:=(20000-[.$A358])/([.C$2]*1000)" office:value-type="float" office:value="0.2156" calcext:value-type="float">
            <text:p>0.2156</text:p>
          </table:table-cell>
          <table:table-cell table:formula="of:=(20000-[.$A358])/([.D$2]*1000)" office:value-type="float" office:value="0.08624" calcext:value-type="float">
            <text:p>0.08624</text:p>
          </table:table-cell>
          <table:table-cell table:formula="of:=(20000-[.$A358])/([.E$2]*1000)" office:value-type="float" office:value="0.04312" calcext:value-type="float">
            <text:p>0.04312</text:p>
          </table:table-cell>
        </table:table-row>
        <table:table-row table:style-name="ro1">
          <table:table-cell office:value-type="float" office:value="15757" calcext:value-type="float">
            <text:p>15757</text:p>
          </table:table-cell>
          <table:table-cell table:formula="of:=(20000-[.$A359])/([.B$2]*1000)" office:value-type="float" office:value="0.4243" calcext:value-type="float">
            <text:p>0.4243</text:p>
          </table:table-cell>
          <table:table-cell table:style-name="Default" table:formula="of:=(20000-[.$A359])/([.C$2]*1000)" office:value-type="float" office:value="0.21215" calcext:value-type="float">
            <text:p>0.21215</text:p>
          </table:table-cell>
          <table:table-cell table:formula="of:=(20000-[.$A359])/([.D$2]*1000)" office:value-type="float" office:value="0.08486" calcext:value-type="float">
            <text:p>0.08486</text:p>
          </table:table-cell>
          <table:table-cell table:formula="of:=(20000-[.$A359])/([.E$2]*1000)" office:value-type="float" office:value="0.04243" calcext:value-type="float">
            <text:p>0.04243</text:p>
          </table:table-cell>
        </table:table-row>
        <table:table-row table:style-name="ro1">
          <table:table-cell office:value-type="float" office:value="15752" calcext:value-type="float">
            <text:p>15752</text:p>
          </table:table-cell>
          <table:table-cell table:formula="of:=(20000-[.$A360])/([.B$2]*1000)" office:value-type="float" office:value="0.4248" calcext:value-type="float">
            <text:p>0.4248</text:p>
          </table:table-cell>
          <table:table-cell table:style-name="Default" table:formula="of:=(20000-[.$A360])/([.C$2]*1000)" office:value-type="float" office:value="0.2124" calcext:value-type="float">
            <text:p>0.2124</text:p>
          </table:table-cell>
          <table:table-cell table:formula="of:=(20000-[.$A360])/([.D$2]*1000)" office:value-type="float" office:value="0.08496" calcext:value-type="float">
            <text:p>0.08496</text:p>
          </table:table-cell>
          <table:table-cell table:formula="of:=(20000-[.$A360])/([.E$2]*1000)" office:value-type="float" office:value="0.04248" calcext:value-type="float">
            <text:p>0.04248</text:p>
          </table:table-cell>
        </table:table-row>
        <table:table-row table:style-name="ro1">
          <table:table-cell office:value-type="float" office:value="15713" calcext:value-type="float">
            <text:p>15713</text:p>
          </table:table-cell>
          <table:table-cell table:formula="of:=(20000-[.$A361])/([.B$2]*1000)" office:value-type="float" office:value="0.4287" calcext:value-type="float">
            <text:p>0.4287</text:p>
          </table:table-cell>
          <table:table-cell table:style-name="Default" table:formula="of:=(20000-[.$A361])/([.C$2]*1000)" office:value-type="float" office:value="0.21435" calcext:value-type="float">
            <text:p>0.21435</text:p>
          </table:table-cell>
          <table:table-cell table:formula="of:=(20000-[.$A361])/([.D$2]*1000)" office:value-type="float" office:value="0.08574" calcext:value-type="float">
            <text:p>0.08574</text:p>
          </table:table-cell>
          <table:table-cell table:formula="of:=(20000-[.$A361])/([.E$2]*1000)" office:value-type="float" office:value="0.04287" calcext:value-type="float">
            <text:p>0.04287</text:p>
          </table:table-cell>
        </table:table-row>
        <table:table-row table:style-name="ro1">
          <table:table-cell office:value-type="float" office:value="15754" calcext:value-type="float">
            <text:p>15754</text:p>
          </table:table-cell>
          <table:table-cell table:formula="of:=(20000-[.$A362])/([.B$2]*1000)" office:value-type="float" office:value="0.4246" calcext:value-type="float">
            <text:p>0.4246</text:p>
          </table:table-cell>
          <table:table-cell table:style-name="Default" table:formula="of:=(20000-[.$A362])/([.C$2]*1000)" office:value-type="float" office:value="0.2123" calcext:value-type="float">
            <text:p>0.2123</text:p>
          </table:table-cell>
          <table:table-cell table:formula="of:=(20000-[.$A362])/([.D$2]*1000)" office:value-type="float" office:value="0.08492" calcext:value-type="float">
            <text:p>0.08492</text:p>
          </table:table-cell>
          <table:table-cell table:formula="of:=(20000-[.$A362])/([.E$2]*1000)" office:value-type="float" office:value="0.04246" calcext:value-type="float">
            <text:p>0.04246</text:p>
          </table:table-cell>
        </table:table-row>
        <table:table-row table:style-name="ro1">
          <table:table-cell office:value-type="float" office:value="15749" calcext:value-type="float">
            <text:p>15749</text:p>
          </table:table-cell>
          <table:table-cell table:formula="of:=(20000-[.$A363])/([.B$2]*1000)" office:value-type="float" office:value="0.4251" calcext:value-type="float">
            <text:p>0.4251</text:p>
          </table:table-cell>
          <table:table-cell table:style-name="Default" table:formula="of:=(20000-[.$A363])/([.C$2]*1000)" office:value-type="float" office:value="0.21255" calcext:value-type="float">
            <text:p>0.21255</text:p>
          </table:table-cell>
          <table:table-cell table:formula="of:=(20000-[.$A363])/([.D$2]*1000)" office:value-type="float" office:value="0.08502" calcext:value-type="float">
            <text:p>0.08502</text:p>
          </table:table-cell>
          <table:table-cell table:formula="of:=(20000-[.$A363])/([.E$2]*1000)" office:value-type="float" office:value="0.04251" calcext:value-type="float">
            <text:p>0.04251</text:p>
          </table:table-cell>
        </table:table-row>
        <table:table-row table:style-name="ro1">
          <table:table-cell office:value-type="float" office:value="15714" calcext:value-type="float">
            <text:p>15714</text:p>
          </table:table-cell>
          <table:table-cell table:formula="of:=(20000-[.$A364])/([.B$2]*1000)" office:value-type="float" office:value="0.4286" calcext:value-type="float">
            <text:p>0.4286</text:p>
          </table:table-cell>
          <table:table-cell table:style-name="Default" table:formula="of:=(20000-[.$A364])/([.C$2]*1000)" office:value-type="float" office:value="0.2143" calcext:value-type="float">
            <text:p>0.2143</text:p>
          </table:table-cell>
          <table:table-cell table:formula="of:=(20000-[.$A364])/([.D$2]*1000)" office:value-type="float" office:value="0.08572" calcext:value-type="float">
            <text:p>0.08572</text:p>
          </table:table-cell>
          <table:table-cell table:formula="of:=(20000-[.$A364])/([.E$2]*1000)" office:value-type="float" office:value="0.04286" calcext:value-type="float">
            <text:p>0.04286</text:p>
          </table:table-cell>
        </table:table-row>
        <table:table-row table:style-name="ro1">
          <table:table-cell office:value-type="float" office:value="11714" calcext:value-type="float">
            <text:p>11714</text:p>
          </table:table-cell>
          <table:table-cell table:formula="of:=(20000-[.$A365])/([.B$2]*1000)" office:value-type="float" office:value="0.8286" calcext:value-type="float">
            <text:p>0.8286</text:p>
          </table:table-cell>
          <table:table-cell table:style-name="Default" table:formula="of:=(20000-[.$A365])/([.C$2]*1000)" office:value-type="float" office:value="0.4143" calcext:value-type="float">
            <text:p>0.4143</text:p>
          </table:table-cell>
          <table:table-cell table:formula="of:=(20000-[.$A365])/([.D$2]*1000)" office:value-type="float" office:value="0.16572" calcext:value-type="float">
            <text:p>0.16572</text:p>
          </table:table-cell>
          <table:table-cell table:formula="of:=(20000-[.$A365])/([.E$2]*1000)" office:value-type="float" office:value="0.08286" calcext:value-type="float">
            <text:p>0.08286</text:p>
          </table:table-cell>
        </table:table-row>
        <table:table-row table:style-name="ro1">
          <table:table-cell office:value-type="float" office:value="15691" calcext:value-type="float">
            <text:p>15691</text:p>
          </table:table-cell>
          <table:table-cell table:formula="of:=(20000-[.$A366])/([.B$2]*1000)" office:value-type="float" office:value="0.4309" calcext:value-type="float">
            <text:p>0.4309</text:p>
          </table:table-cell>
          <table:table-cell table:style-name="Default" table:formula="of:=(20000-[.$A366])/([.C$2]*1000)" office:value-type="float" office:value="0.21545" calcext:value-type="float">
            <text:p>0.21545</text:p>
          </table:table-cell>
          <table:table-cell table:formula="of:=(20000-[.$A366])/([.D$2]*1000)" office:value-type="float" office:value="0.08618" calcext:value-type="float">
            <text:p>0.08618</text:p>
          </table:table-cell>
          <table:table-cell table:formula="of:=(20000-[.$A366])/([.E$2]*1000)" office:value-type="float" office:value="0.04309" calcext:value-type="float">
            <text:p>0.04309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367])/([.B$2]*1000)" office:value-type="float" office:value="0.4239" calcext:value-type="float">
            <text:p>0.4239</text:p>
          </table:table-cell>
          <table:table-cell table:style-name="Default" table:formula="of:=(20000-[.$A367])/([.C$2]*1000)" office:value-type="float" office:value="0.21195" calcext:value-type="float">
            <text:p>0.21195</text:p>
          </table:table-cell>
          <table:table-cell table:formula="of:=(20000-[.$A367])/([.D$2]*1000)" office:value-type="float" office:value="0.08478" calcext:value-type="float">
            <text:p>0.08478</text:p>
          </table:table-cell>
          <table:table-cell table:formula="of:=(20000-[.$A367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50" calcext:value-type="float">
            <text:p>15750</text:p>
          </table:table-cell>
          <table:table-cell table:formula="of:=(20000-[.$A368])/([.B$2]*1000)" office:value-type="float" office:value="0.425" calcext:value-type="float">
            <text:p>0.425</text:p>
          </table:table-cell>
          <table:table-cell table:style-name="Default" table:formula="of:=(20000-[.$A368])/([.C$2]*1000)" office:value-type="float" office:value="0.2125" calcext:value-type="float">
            <text:p>0.2125</text:p>
          </table:table-cell>
          <table:table-cell table:formula="of:=(20000-[.$A368])/([.D$2]*1000)" office:value-type="float" office:value="0.085" calcext:value-type="float">
            <text:p>0.085</text:p>
          </table:table-cell>
          <table:table-cell table:formula="of:=(20000-[.$A368])/([.E$2]*1000)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369])/([.B$2]*1000)" office:value-type="float" office:value="0.4237" calcext:value-type="float">
            <text:p>0.4237</text:p>
          </table:table-cell>
          <table:table-cell table:style-name="Default" table:formula="of:=(20000-[.$A369])/([.C$2]*1000)" office:value-type="float" office:value="0.21185" calcext:value-type="float">
            <text:p>0.21185</text:p>
          </table:table-cell>
          <table:table-cell table:formula="of:=(20000-[.$A369])/([.D$2]*1000)" office:value-type="float" office:value="0.08474" calcext:value-type="float">
            <text:p>0.08474</text:p>
          </table:table-cell>
          <table:table-cell table:formula="of:=(20000-[.$A369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17" calcext:value-type="float">
            <text:p>15717</text:p>
          </table:table-cell>
          <table:table-cell table:formula="of:=(20000-[.$A370])/([.B$2]*1000)" office:value-type="float" office:value="0.4283" calcext:value-type="float">
            <text:p>0.4283</text:p>
          </table:table-cell>
          <table:table-cell table:style-name="Default" table:formula="of:=(20000-[.$A370])/([.C$2]*1000)" office:value-type="float" office:value="0.21415" calcext:value-type="float">
            <text:p>0.21415</text:p>
          </table:table-cell>
          <table:table-cell table:formula="of:=(20000-[.$A370])/([.D$2]*1000)" office:value-type="float" office:value="0.08566" calcext:value-type="float">
            <text:p>0.08566</text:p>
          </table:table-cell>
          <table:table-cell table:formula="of:=(20000-[.$A370])/([.E$2]*1000)" office:value-type="float" office:value="0.04283" calcext:value-type="float">
            <text:p>0.04283</text:p>
          </table:table-cell>
        </table:table-row>
        <table:table-row table:style-name="ro1">
          <table:table-cell office:value-type="float" office:value="15757" calcext:value-type="float">
            <text:p>15757</text:p>
          </table:table-cell>
          <table:table-cell table:formula="of:=(20000-[.$A371])/([.B$2]*1000)" office:value-type="float" office:value="0.4243" calcext:value-type="float">
            <text:p>0.4243</text:p>
          </table:table-cell>
          <table:table-cell table:style-name="Default" table:formula="of:=(20000-[.$A371])/([.C$2]*1000)" office:value-type="float" office:value="0.21215" calcext:value-type="float">
            <text:p>0.21215</text:p>
          </table:table-cell>
          <table:table-cell table:formula="of:=(20000-[.$A371])/([.D$2]*1000)" office:value-type="float" office:value="0.08486" calcext:value-type="float">
            <text:p>0.08486</text:p>
          </table:table-cell>
          <table:table-cell table:formula="of:=(20000-[.$A371])/([.E$2]*1000)" office:value-type="float" office:value="0.04243" calcext:value-type="float">
            <text:p>0.04243</text:p>
          </table:table-cell>
        </table:table-row>
        <table:table-row table:style-name="ro1">
          <table:table-cell office:value-type="float" office:value="15757" calcext:value-type="float">
            <text:p>15757</text:p>
          </table:table-cell>
          <table:table-cell table:formula="of:=(20000-[.$A372])/([.B$2]*1000)" office:value-type="float" office:value="0.4243" calcext:value-type="float">
            <text:p>0.4243</text:p>
          </table:table-cell>
          <table:table-cell table:style-name="Default" table:formula="of:=(20000-[.$A372])/([.C$2]*1000)" office:value-type="float" office:value="0.21215" calcext:value-type="float">
            <text:p>0.21215</text:p>
          </table:table-cell>
          <table:table-cell table:formula="of:=(20000-[.$A372])/([.D$2]*1000)" office:value-type="float" office:value="0.08486" calcext:value-type="float">
            <text:p>0.08486</text:p>
          </table:table-cell>
          <table:table-cell table:formula="of:=(20000-[.$A372])/([.E$2]*1000)" office:value-type="float" office:value="0.04243" calcext:value-type="float">
            <text:p>0.04243</text:p>
          </table:table-cell>
        </table:table-row>
        <table:table-row table:style-name="ro1">
          <table:table-cell office:value-type="float" office:value="15726" calcext:value-type="float">
            <text:p>15726</text:p>
          </table:table-cell>
          <table:table-cell table:formula="of:=(20000-[.$A373])/([.B$2]*1000)" office:value-type="float" office:value="0.4274" calcext:value-type="float">
            <text:p>0.4274</text:p>
          </table:table-cell>
          <table:table-cell table:style-name="Default" table:formula="of:=(20000-[.$A373])/([.C$2]*1000)" office:value-type="float" office:value="0.2137" calcext:value-type="float">
            <text:p>0.2137</text:p>
          </table:table-cell>
          <table:table-cell table:formula="of:=(20000-[.$A373])/([.D$2]*1000)" office:value-type="float" office:value="0.08548" calcext:value-type="float">
            <text:p>0.08548</text:p>
          </table:table-cell>
          <table:table-cell table:formula="of:=(20000-[.$A373])/([.E$2]*1000)" office:value-type="float" office:value="0.04274" calcext:value-type="float">
            <text:p>0.04274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374])/([.B$2]*1000)" office:value-type="float" office:value="0.4236" calcext:value-type="float">
            <text:p>0.4236</text:p>
          </table:table-cell>
          <table:table-cell table:style-name="Default" table:formula="of:=(20000-[.$A374])/([.C$2]*1000)" office:value-type="float" office:value="0.2118" calcext:value-type="float">
            <text:p>0.2118</text:p>
          </table:table-cell>
          <table:table-cell table:formula="of:=(20000-[.$A374])/([.D$2]*1000)" office:value-type="float" office:value="0.08472" calcext:value-type="float">
            <text:p>0.08472</text:p>
          </table:table-cell>
          <table:table-cell table:formula="of:=(20000-[.$A374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375])/([.B$2]*1000)" office:value-type="float" office:value="0.4238" calcext:value-type="float">
            <text:p>0.4238</text:p>
          </table:table-cell>
          <table:table-cell table:style-name="Default" table:formula="of:=(20000-[.$A375])/([.C$2]*1000)" office:value-type="float" office:value="0.2119" calcext:value-type="float">
            <text:p>0.2119</text:p>
          </table:table-cell>
          <table:table-cell table:formula="of:=(20000-[.$A375])/([.D$2]*1000)" office:value-type="float" office:value="0.08476" calcext:value-type="float">
            <text:p>0.08476</text:p>
          </table:table-cell>
          <table:table-cell table:formula="of:=(20000-[.$A375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376])/([.B$2]*1000)" office:value-type="float" office:value="0.4238" calcext:value-type="float">
            <text:p>0.4238</text:p>
          </table:table-cell>
          <table:table-cell table:style-name="Default" table:formula="of:=(20000-[.$A376])/([.C$2]*1000)" office:value-type="float" office:value="0.2119" calcext:value-type="float">
            <text:p>0.2119</text:p>
          </table:table-cell>
          <table:table-cell table:formula="of:=(20000-[.$A376])/([.D$2]*1000)" office:value-type="float" office:value="0.08476" calcext:value-type="float">
            <text:p>0.08476</text:p>
          </table:table-cell>
          <table:table-cell table:formula="of:=(20000-[.$A376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377])/([.B$2]*1000)" office:value-type="float" office:value="0.4238" calcext:value-type="float">
            <text:p>0.4238</text:p>
          </table:table-cell>
          <table:table-cell table:style-name="Default" table:formula="of:=(20000-[.$A377])/([.C$2]*1000)" office:value-type="float" office:value="0.2119" calcext:value-type="float">
            <text:p>0.2119</text:p>
          </table:table-cell>
          <table:table-cell table:formula="of:=(20000-[.$A377])/([.D$2]*1000)" office:value-type="float" office:value="0.08476" calcext:value-type="float">
            <text:p>0.08476</text:p>
          </table:table-cell>
          <table:table-cell table:formula="of:=(20000-[.$A377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39" calcext:value-type="float">
            <text:p>15739</text:p>
          </table:table-cell>
          <table:table-cell table:formula="of:=(20000-[.$A378])/([.B$2]*1000)" office:value-type="float" office:value="0.4261" calcext:value-type="float">
            <text:p>0.4261</text:p>
          </table:table-cell>
          <table:table-cell table:style-name="Default" table:formula="of:=(20000-[.$A378])/([.C$2]*1000)" office:value-type="float" office:value="0.21305" calcext:value-type="float">
            <text:p>0.21305</text:p>
          </table:table-cell>
          <table:table-cell table:formula="of:=(20000-[.$A378])/([.D$2]*1000)" office:value-type="float" office:value="0.08522" calcext:value-type="float">
            <text:p>0.08522</text:p>
          </table:table-cell>
          <table:table-cell table:formula="of:=(20000-[.$A378])/([.E$2]*1000)" office:value-type="float" office:value="0.04261" calcext:value-type="float">
            <text:p>0.04261</text:p>
          </table:table-cell>
        </table:table-row>
        <table:table-row table:style-name="ro1">
          <table:table-cell office:value-type="float" office:value="15741" calcext:value-type="float">
            <text:p>15741</text:p>
          </table:table-cell>
          <table:table-cell table:formula="of:=(20000-[.$A379])/([.B$2]*1000)" office:value-type="float" office:value="0.4259" calcext:value-type="float">
            <text:p>0.4259</text:p>
          </table:table-cell>
          <table:table-cell table:style-name="Default" table:formula="of:=(20000-[.$A379])/([.C$2]*1000)" office:value-type="float" office:value="0.21295" calcext:value-type="float">
            <text:p>0.21295</text:p>
          </table:table-cell>
          <table:table-cell table:formula="of:=(20000-[.$A379])/([.D$2]*1000)" office:value-type="float" office:value="0.08518" calcext:value-type="float">
            <text:p>0.08518</text:p>
          </table:table-cell>
          <table:table-cell table:formula="of:=(20000-[.$A379])/([.E$2]*1000)" office:value-type="float" office:value="0.04259" calcext:value-type="float">
            <text:p>0.04259</text:p>
          </table:table-cell>
        </table:table-row>
        <table:table-row table:style-name="ro1">
          <table:table-cell office:value-type="float" office:value="15767" calcext:value-type="float">
            <text:p>15767</text:p>
          </table:table-cell>
          <table:table-cell table:formula="of:=(20000-[.$A380])/([.B$2]*1000)" office:value-type="float" office:value="0.4233" calcext:value-type="float">
            <text:p>0.4233</text:p>
          </table:table-cell>
          <table:table-cell table:style-name="Default" table:formula="of:=(20000-[.$A380])/([.C$2]*1000)" office:value-type="float" office:value="0.21165" calcext:value-type="float">
            <text:p>0.21165</text:p>
          </table:table-cell>
          <table:table-cell table:formula="of:=(20000-[.$A380])/([.D$2]*1000)" office:value-type="float" office:value="0.08466" calcext:value-type="float">
            <text:p>0.08466</text:p>
          </table:table-cell>
          <table:table-cell table:formula="of:=(20000-[.$A380])/([.E$2]*1000)" office:value-type="float" office:value="0.04233" calcext:value-type="float">
            <text:p>0.04233</text:p>
          </table:table-cell>
        </table:table-row>
        <table:table-row table:style-name="ro1">
          <table:table-cell office:value-type="float" office:value="15717" calcext:value-type="float">
            <text:p>15717</text:p>
          </table:table-cell>
          <table:table-cell table:formula="of:=(20000-[.$A381])/([.B$2]*1000)" office:value-type="float" office:value="0.4283" calcext:value-type="float">
            <text:p>0.4283</text:p>
          </table:table-cell>
          <table:table-cell table:style-name="Default" table:formula="of:=(20000-[.$A381])/([.C$2]*1000)" office:value-type="float" office:value="0.21415" calcext:value-type="float">
            <text:p>0.21415</text:p>
          </table:table-cell>
          <table:table-cell table:formula="of:=(20000-[.$A381])/([.D$2]*1000)" office:value-type="float" office:value="0.08566" calcext:value-type="float">
            <text:p>0.08566</text:p>
          </table:table-cell>
          <table:table-cell table:formula="of:=(20000-[.$A381])/([.E$2]*1000)" office:value-type="float" office:value="0.04283" calcext:value-type="float">
            <text:p>0.04283</text:p>
          </table:table-cell>
        </table:table-row>
        <table:table-row table:style-name="ro1">
          <table:table-cell office:value-type="float" office:value="15759" calcext:value-type="float">
            <text:p>15759</text:p>
          </table:table-cell>
          <table:table-cell table:formula="of:=(20000-[.$A382])/([.B$2]*1000)" office:value-type="float" office:value="0.4241" calcext:value-type="float">
            <text:p>0.4241</text:p>
          </table:table-cell>
          <table:table-cell table:style-name="Default" table:formula="of:=(20000-[.$A382])/([.C$2]*1000)" office:value-type="float" office:value="0.21205" calcext:value-type="float">
            <text:p>0.21205</text:p>
          </table:table-cell>
          <table:table-cell table:formula="of:=(20000-[.$A382])/([.D$2]*1000)" office:value-type="float" office:value="0.08482" calcext:value-type="float">
            <text:p>0.08482</text:p>
          </table:table-cell>
          <table:table-cell table:formula="of:=(20000-[.$A382])/([.E$2]*1000)" office:value-type="float" office:value="0.04241" calcext:value-type="float">
            <text:p>0.04241</text:p>
          </table:table-cell>
        </table:table-row>
        <table:table-row table:style-name="ro1">
          <table:table-cell office:value-type="float" office:value="15713" calcext:value-type="float">
            <text:p>15713</text:p>
          </table:table-cell>
          <table:table-cell table:formula="of:=(20000-[.$A383])/([.B$2]*1000)" office:value-type="float" office:value="0.4287" calcext:value-type="float">
            <text:p>0.4287</text:p>
          </table:table-cell>
          <table:table-cell table:style-name="Default" table:formula="of:=(20000-[.$A383])/([.C$2]*1000)" office:value-type="float" office:value="0.21435" calcext:value-type="float">
            <text:p>0.21435</text:p>
          </table:table-cell>
          <table:table-cell table:formula="of:=(20000-[.$A383])/([.D$2]*1000)" office:value-type="float" office:value="0.08574" calcext:value-type="float">
            <text:p>0.08574</text:p>
          </table:table-cell>
          <table:table-cell table:formula="of:=(20000-[.$A383])/([.E$2]*1000)" office:value-type="float" office:value="0.04287" calcext:value-type="float">
            <text:p>0.04287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384])/([.B$2]*1000)" office:value-type="float" office:value="0.4238" calcext:value-type="float">
            <text:p>0.4238</text:p>
          </table:table-cell>
          <table:table-cell table:style-name="Default" table:formula="of:=(20000-[.$A384])/([.C$2]*1000)" office:value-type="float" office:value="0.2119" calcext:value-type="float">
            <text:p>0.2119</text:p>
          </table:table-cell>
          <table:table-cell table:formula="of:=(20000-[.$A384])/([.D$2]*1000)" office:value-type="float" office:value="0.08476" calcext:value-type="float">
            <text:p>0.08476</text:p>
          </table:table-cell>
          <table:table-cell table:formula="of:=(20000-[.$A384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385])/([.B$2]*1000)" office:value-type="float" office:value="0.4239" calcext:value-type="float">
            <text:p>0.4239</text:p>
          </table:table-cell>
          <table:table-cell table:style-name="Default" table:formula="of:=(20000-[.$A385])/([.C$2]*1000)" office:value-type="float" office:value="0.21195" calcext:value-type="float">
            <text:p>0.21195</text:p>
          </table:table-cell>
          <table:table-cell table:formula="of:=(20000-[.$A385])/([.D$2]*1000)" office:value-type="float" office:value="0.08478" calcext:value-type="float">
            <text:p>0.08478</text:p>
          </table:table-cell>
          <table:table-cell table:formula="of:=(20000-[.$A385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23" calcext:value-type="float">
            <text:p>15723</text:p>
          </table:table-cell>
          <table:table-cell table:formula="of:=(20000-[.$A386])/([.B$2]*1000)" office:value-type="float" office:value="0.4277" calcext:value-type="float">
            <text:p>0.4277</text:p>
          </table:table-cell>
          <table:table-cell table:style-name="Default" table:formula="of:=(20000-[.$A386])/([.C$2]*1000)" office:value-type="float" office:value="0.21385" calcext:value-type="float">
            <text:p>0.21385</text:p>
          </table:table-cell>
          <table:table-cell table:formula="of:=(20000-[.$A386])/([.D$2]*1000)" office:value-type="float" office:value="0.08554" calcext:value-type="float">
            <text:p>0.08554</text:p>
          </table:table-cell>
          <table:table-cell table:formula="of:=(20000-[.$A386])/([.E$2]*1000)" office:value-type="float" office:value="0.04277" calcext:value-type="float">
            <text:p>0.04277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387])/([.B$2]*1000)" office:value-type="float" office:value="0.4237" calcext:value-type="float">
            <text:p>0.4237</text:p>
          </table:table-cell>
          <table:table-cell table:style-name="Default" table:formula="of:=(20000-[.$A387])/([.C$2]*1000)" office:value-type="float" office:value="0.21185" calcext:value-type="float">
            <text:p>0.21185</text:p>
          </table:table-cell>
          <table:table-cell table:formula="of:=(20000-[.$A387])/([.D$2]*1000)" office:value-type="float" office:value="0.08474" calcext:value-type="float">
            <text:p>0.08474</text:p>
          </table:table-cell>
          <table:table-cell table:formula="of:=(20000-[.$A387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34" calcext:value-type="float">
            <text:p>15734</text:p>
          </table:table-cell>
          <table:table-cell table:formula="of:=(20000-[.$A388])/([.B$2]*1000)" office:value-type="float" office:value="0.4266" calcext:value-type="float">
            <text:p>0.4266</text:p>
          </table:table-cell>
          <table:table-cell table:style-name="Default" table:formula="of:=(20000-[.$A388])/([.C$2]*1000)" office:value-type="float" office:value="0.2133" calcext:value-type="float">
            <text:p>0.2133</text:p>
          </table:table-cell>
          <table:table-cell table:formula="of:=(20000-[.$A388])/([.D$2]*1000)" office:value-type="float" office:value="0.08532" calcext:value-type="float">
            <text:p>0.08532</text:p>
          </table:table-cell>
          <table:table-cell table:formula="of:=(20000-[.$A388])/([.E$2]*1000)" office:value-type="float" office:value="0.04266" calcext:value-type="float">
            <text:p>0.04266</text:p>
          </table:table-cell>
        </table:table-row>
        <table:table-row table:style-name="ro1">
          <table:table-cell office:value-type="float" office:value="15717" calcext:value-type="float">
            <text:p>15717</text:p>
          </table:table-cell>
          <table:table-cell table:formula="of:=(20000-[.$A389])/([.B$2]*1000)" office:value-type="float" office:value="0.4283" calcext:value-type="float">
            <text:p>0.4283</text:p>
          </table:table-cell>
          <table:table-cell table:style-name="Default" table:formula="of:=(20000-[.$A389])/([.C$2]*1000)" office:value-type="float" office:value="0.21415" calcext:value-type="float">
            <text:p>0.21415</text:p>
          </table:table-cell>
          <table:table-cell table:formula="of:=(20000-[.$A389])/([.D$2]*1000)" office:value-type="float" office:value="0.08566" calcext:value-type="float">
            <text:p>0.08566</text:p>
          </table:table-cell>
          <table:table-cell table:formula="of:=(20000-[.$A389])/([.E$2]*1000)" office:value-type="float" office:value="0.04283" calcext:value-type="float">
            <text:p>0.04283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390])/([.B$2]*1000)" office:value-type="float" office:value="0.4238" calcext:value-type="float">
            <text:p>0.4238</text:p>
          </table:table-cell>
          <table:table-cell table:style-name="Default" table:formula="of:=(20000-[.$A390])/([.C$2]*1000)" office:value-type="float" office:value="0.2119" calcext:value-type="float">
            <text:p>0.2119</text:p>
          </table:table-cell>
          <table:table-cell table:formula="of:=(20000-[.$A390])/([.D$2]*1000)" office:value-type="float" office:value="0.08476" calcext:value-type="float">
            <text:p>0.08476</text:p>
          </table:table-cell>
          <table:table-cell table:formula="of:=(20000-[.$A390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19" calcext:value-type="float">
            <text:p>15719</text:p>
          </table:table-cell>
          <table:table-cell table:formula="of:=(20000-[.$A391])/([.B$2]*1000)" office:value-type="float" office:value="0.4281" calcext:value-type="float">
            <text:p>0.4281</text:p>
          </table:table-cell>
          <table:table-cell table:style-name="Default" table:formula="of:=(20000-[.$A391])/([.C$2]*1000)" office:value-type="float" office:value="0.21405" calcext:value-type="float">
            <text:p>0.21405</text:p>
          </table:table-cell>
          <table:table-cell table:formula="of:=(20000-[.$A391])/([.D$2]*1000)" office:value-type="float" office:value="0.08562" calcext:value-type="float">
            <text:p>0.08562</text:p>
          </table:table-cell>
          <table:table-cell table:formula="of:=(20000-[.$A391])/([.E$2]*1000)" office:value-type="float" office:value="0.04281" calcext:value-type="float">
            <text:p>0.04281</text:p>
          </table:table-cell>
        </table:table-row>
        <table:table-row table:style-name="ro1">
          <table:table-cell office:value-type="float" office:value="15711" calcext:value-type="float">
            <text:p>15711</text:p>
          </table:table-cell>
          <table:table-cell table:formula="of:=(20000-[.$A392])/([.B$2]*1000)" office:value-type="float" office:value="0.4289" calcext:value-type="float">
            <text:p>0.4289</text:p>
          </table:table-cell>
          <table:table-cell table:style-name="Default" table:formula="of:=(20000-[.$A392])/([.C$2]*1000)" office:value-type="float" office:value="0.21445" calcext:value-type="float">
            <text:p>0.21445</text:p>
          </table:table-cell>
          <table:table-cell table:formula="of:=(20000-[.$A392])/([.D$2]*1000)" office:value-type="float" office:value="0.08578" calcext:value-type="float">
            <text:p>0.08578</text:p>
          </table:table-cell>
          <table:table-cell table:formula="of:=(20000-[.$A392])/([.E$2]*1000)" office:value-type="float" office:value="0.04289" calcext:value-type="float">
            <text:p>0.04289</text:p>
          </table:table-cell>
        </table:table-row>
        <table:table-row table:style-name="ro1">
          <table:table-cell office:value-type="float" office:value="15734" calcext:value-type="float">
            <text:p>15734</text:p>
          </table:table-cell>
          <table:table-cell table:formula="of:=(20000-[.$A393])/([.B$2]*1000)" office:value-type="float" office:value="0.4266" calcext:value-type="float">
            <text:p>0.4266</text:p>
          </table:table-cell>
          <table:table-cell table:style-name="Default" table:formula="of:=(20000-[.$A393])/([.C$2]*1000)" office:value-type="float" office:value="0.2133" calcext:value-type="float">
            <text:p>0.2133</text:p>
          </table:table-cell>
          <table:table-cell table:formula="of:=(20000-[.$A393])/([.D$2]*1000)" office:value-type="float" office:value="0.08532" calcext:value-type="float">
            <text:p>0.08532</text:p>
          </table:table-cell>
          <table:table-cell table:formula="of:=(20000-[.$A393])/([.E$2]*1000)" office:value-type="float" office:value="0.04266" calcext:value-type="float">
            <text:p>0.04266</text:p>
          </table:table-cell>
        </table:table-row>
        <table:table-row table:style-name="ro1">
          <table:table-cell office:value-type="float" office:value="14992" calcext:value-type="float">
            <text:p>14992</text:p>
          </table:table-cell>
          <table:table-cell table:formula="of:=(20000-[.$A394])/([.B$2]*1000)" office:value-type="float" office:value="0.5008" calcext:value-type="float">
            <text:p>0.5008</text:p>
          </table:table-cell>
          <table:table-cell table:style-name="Default" table:formula="of:=(20000-[.$A394])/([.C$2]*1000)" office:value-type="float" office:value="0.2504" calcext:value-type="float">
            <text:p>0.2504</text:p>
          </table:table-cell>
          <table:table-cell table:formula="of:=(20000-[.$A394])/([.D$2]*1000)" office:value-type="float" office:value="0.10016" calcext:value-type="float">
            <text:p>0.10016</text:p>
          </table:table-cell>
          <table:table-cell table:formula="of:=(20000-[.$A394])/([.E$2]*1000)" office:value-type="float" office:value="0.05008" calcext:value-type="float">
            <text:p>0.05008</text:p>
          </table:table-cell>
        </table:table-row>
        <table:table-row table:style-name="ro1">
          <table:table-cell office:value-type="float" office:value="15738" calcext:value-type="float">
            <text:p>15738</text:p>
          </table:table-cell>
          <table:table-cell table:formula="of:=(20000-[.$A395])/([.B$2]*1000)" office:value-type="float" office:value="0.4262" calcext:value-type="float">
            <text:p>0.4262</text:p>
          </table:table-cell>
          <table:table-cell table:style-name="Default" table:formula="of:=(20000-[.$A395])/([.C$2]*1000)" office:value-type="float" office:value="0.2131" calcext:value-type="float">
            <text:p>0.2131</text:p>
          </table:table-cell>
          <table:table-cell table:formula="of:=(20000-[.$A395])/([.D$2]*1000)" office:value-type="float" office:value="0.08524" calcext:value-type="float">
            <text:p>0.08524</text:p>
          </table:table-cell>
          <table:table-cell table:formula="of:=(20000-[.$A395])/([.E$2]*1000)" office:value-type="float" office:value="0.04262" calcext:value-type="float">
            <text:p>0.04262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396])/([.B$2]*1000)" office:value-type="float" office:value="0.4239" calcext:value-type="float">
            <text:p>0.4239</text:p>
          </table:table-cell>
          <table:table-cell table:style-name="Default" table:formula="of:=(20000-[.$A396])/([.C$2]*1000)" office:value-type="float" office:value="0.21195" calcext:value-type="float">
            <text:p>0.21195</text:p>
          </table:table-cell>
          <table:table-cell table:formula="of:=(20000-[.$A396])/([.D$2]*1000)" office:value-type="float" office:value="0.08478" calcext:value-type="float">
            <text:p>0.08478</text:p>
          </table:table-cell>
          <table:table-cell table:formula="of:=(20000-[.$A396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59" calcext:value-type="float">
            <text:p>15759</text:p>
          </table:table-cell>
          <table:table-cell table:formula="of:=(20000-[.$A397])/([.B$2]*1000)" office:value-type="float" office:value="0.4241" calcext:value-type="float">
            <text:p>0.4241</text:p>
          </table:table-cell>
          <table:table-cell table:style-name="Default" table:formula="of:=(20000-[.$A397])/([.C$2]*1000)" office:value-type="float" office:value="0.21205" calcext:value-type="float">
            <text:p>0.21205</text:p>
          </table:table-cell>
          <table:table-cell table:formula="of:=(20000-[.$A397])/([.D$2]*1000)" office:value-type="float" office:value="0.08482" calcext:value-type="float">
            <text:p>0.08482</text:p>
          </table:table-cell>
          <table:table-cell table:formula="of:=(20000-[.$A397])/([.E$2]*1000)" office:value-type="float" office:value="0.04241" calcext:value-type="float">
            <text:p>0.04241</text:p>
          </table:table-cell>
        </table:table-row>
        <table:table-row table:style-name="ro1">
          <table:table-cell office:value-type="float" office:value="15700" calcext:value-type="float">
            <text:p>15700</text:p>
          </table:table-cell>
          <table:table-cell table:formula="of:=(20000-[.$A398])/([.B$2]*1000)" office:value-type="float" office:value="0.43" calcext:value-type="float">
            <text:p>0.43</text:p>
          </table:table-cell>
          <table:table-cell table:style-name="Default" table:formula="of:=(20000-[.$A398])/([.C$2]*1000)" office:value-type="float" office:value="0.215" calcext:value-type="float">
            <text:p>0.215</text:p>
          </table:table-cell>
          <table:table-cell table:formula="of:=(20000-[.$A398])/([.D$2]*1000)" office:value-type="float" office:value="0.086" calcext:value-type="float">
            <text:p>0.086</text:p>
          </table:table-cell>
          <table:table-cell table:formula="of:=(20000-[.$A398])/([.E$2]*1000)"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15755" calcext:value-type="float">
            <text:p>15755</text:p>
          </table:table-cell>
          <table:table-cell table:formula="of:=(20000-[.$A399])/([.B$2]*1000)" office:value-type="float" office:value="0.4245" calcext:value-type="float">
            <text:p>0.4245</text:p>
          </table:table-cell>
          <table:table-cell table:style-name="Default" table:formula="of:=(20000-[.$A399])/([.C$2]*1000)" office:value-type="float" office:value="0.21225" calcext:value-type="float">
            <text:p>0.21225</text:p>
          </table:table-cell>
          <table:table-cell table:formula="of:=(20000-[.$A399])/([.D$2]*1000)" office:value-type="float" office:value="0.0849" calcext:value-type="float">
            <text:p>0.0849</text:p>
          </table:table-cell>
          <table:table-cell table:formula="of:=(20000-[.$A399])/([.E$2]*1000)" office:value-type="float" office:value="0.04245" calcext:value-type="float">
            <text:p>0.04245</text:p>
          </table:table-cell>
        </table:table-row>
        <table:table-row table:style-name="ro1">
          <table:table-cell office:value-type="float" office:value="15718" calcext:value-type="float">
            <text:p>15718</text:p>
          </table:table-cell>
          <table:table-cell table:formula="of:=(20000-[.$A400])/([.B$2]*1000)" office:value-type="float" office:value="0.4282" calcext:value-type="float">
            <text:p>0.4282</text:p>
          </table:table-cell>
          <table:table-cell table:style-name="Default" table:formula="of:=(20000-[.$A400])/([.C$2]*1000)" office:value-type="float" office:value="0.2141" calcext:value-type="float">
            <text:p>0.2141</text:p>
          </table:table-cell>
          <table:table-cell table:formula="of:=(20000-[.$A400])/([.D$2]*1000)" office:value-type="float" office:value="0.08564" calcext:value-type="float">
            <text:p>0.08564</text:p>
          </table:table-cell>
          <table:table-cell table:formula="of:=(20000-[.$A400])/([.E$2]*1000)" office:value-type="float" office:value="0.04282" calcext:value-type="float">
            <text:p>0.04282</text:p>
          </table:table-cell>
        </table:table-row>
        <table:table-row table:style-name="ro1">
          <table:table-cell office:value-type="float" office:value="15720" calcext:value-type="float">
            <text:p>15720</text:p>
          </table:table-cell>
          <table:table-cell table:formula="of:=(20000-[.$A401])/([.B$2]*1000)" office:value-type="float" office:value="0.428" calcext:value-type="float">
            <text:p>0.428</text:p>
          </table:table-cell>
          <table:table-cell table:style-name="Default" table:formula="of:=(20000-[.$A401])/([.C$2]*1000)" office:value-type="float" office:value="0.214" calcext:value-type="float">
            <text:p>0.214</text:p>
          </table:table-cell>
          <table:table-cell table:formula="of:=(20000-[.$A401])/([.D$2]*1000)" office:value-type="float" office:value="0.0856" calcext:value-type="float">
            <text:p>0.0856</text:p>
          </table:table-cell>
          <table:table-cell table:formula="of:=(20000-[.$A401])/([.E$2]*1000)"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402])/([.B$2]*1000)" office:value-type="float" office:value="0.4238" calcext:value-type="float">
            <text:p>0.4238</text:p>
          </table:table-cell>
          <table:table-cell table:style-name="Default" table:formula="of:=(20000-[.$A402])/([.C$2]*1000)" office:value-type="float" office:value="0.2119" calcext:value-type="float">
            <text:p>0.2119</text:p>
          </table:table-cell>
          <table:table-cell table:formula="of:=(20000-[.$A402])/([.D$2]*1000)" office:value-type="float" office:value="0.08476" calcext:value-type="float">
            <text:p>0.08476</text:p>
          </table:table-cell>
          <table:table-cell table:formula="of:=(20000-[.$A402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403])/([.B$2]*1000)" office:value-type="float" office:value="0.4238" calcext:value-type="float">
            <text:p>0.4238</text:p>
          </table:table-cell>
          <table:table-cell table:style-name="Default" table:formula="of:=(20000-[.$A403])/([.C$2]*1000)" office:value-type="float" office:value="0.2119" calcext:value-type="float">
            <text:p>0.2119</text:p>
          </table:table-cell>
          <table:table-cell table:formula="of:=(20000-[.$A403])/([.D$2]*1000)" office:value-type="float" office:value="0.08476" calcext:value-type="float">
            <text:p>0.08476</text:p>
          </table:table-cell>
          <table:table-cell table:formula="of:=(20000-[.$A403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51" calcext:value-type="float">
            <text:p>15751</text:p>
          </table:table-cell>
          <table:table-cell table:formula="of:=(20000-[.$A404])/([.B$2]*1000)" office:value-type="float" office:value="0.4249" calcext:value-type="float">
            <text:p>0.4249</text:p>
          </table:table-cell>
          <table:table-cell table:style-name="Default" table:formula="of:=(20000-[.$A404])/([.C$2]*1000)" office:value-type="float" office:value="0.21245" calcext:value-type="float">
            <text:p>0.21245</text:p>
          </table:table-cell>
          <table:table-cell table:formula="of:=(20000-[.$A404])/([.D$2]*1000)" office:value-type="float" office:value="0.08498" calcext:value-type="float">
            <text:p>0.08498</text:p>
          </table:table-cell>
          <table:table-cell table:formula="of:=(20000-[.$A404])/([.E$2]*1000)" office:value-type="float" office:value="0.04249" calcext:value-type="float">
            <text:p>0.04249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405])/([.B$2]*1000)" office:value-type="float" office:value="0.4238" calcext:value-type="float">
            <text:p>0.4238</text:p>
          </table:table-cell>
          <table:table-cell table:style-name="Default" table:formula="of:=(20000-[.$A405])/([.C$2]*1000)" office:value-type="float" office:value="0.2119" calcext:value-type="float">
            <text:p>0.2119</text:p>
          </table:table-cell>
          <table:table-cell table:formula="of:=(20000-[.$A405])/([.D$2]*1000)" office:value-type="float" office:value="0.08476" calcext:value-type="float">
            <text:p>0.08476</text:p>
          </table:table-cell>
          <table:table-cell table:formula="of:=(20000-[.$A405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48" calcext:value-type="float">
            <text:p>15748</text:p>
          </table:table-cell>
          <table:table-cell table:formula="of:=(20000-[.$A406])/([.B$2]*1000)" office:value-type="float" office:value="0.4252" calcext:value-type="float">
            <text:p>0.4252</text:p>
          </table:table-cell>
          <table:table-cell table:style-name="Default" table:formula="of:=(20000-[.$A406])/([.C$2]*1000)" office:value-type="float" office:value="0.2126" calcext:value-type="float">
            <text:p>0.2126</text:p>
          </table:table-cell>
          <table:table-cell table:formula="of:=(20000-[.$A406])/([.D$2]*1000)" office:value-type="float" office:value="0.08504" calcext:value-type="float">
            <text:p>0.08504</text:p>
          </table:table-cell>
          <table:table-cell table:formula="of:=(20000-[.$A406])/([.E$2]*1000)" office:value-type="float" office:value="0.04252" calcext:value-type="float">
            <text:p>0.04252</text:p>
          </table:table-cell>
        </table:table-row>
        <table:table-row table:style-name="ro1">
          <table:table-cell office:value-type="float" office:value="15711" calcext:value-type="float">
            <text:p>15711</text:p>
          </table:table-cell>
          <table:table-cell table:formula="of:=(20000-[.$A407])/([.B$2]*1000)" office:value-type="float" office:value="0.4289" calcext:value-type="float">
            <text:p>0.4289</text:p>
          </table:table-cell>
          <table:table-cell table:style-name="Default" table:formula="of:=(20000-[.$A407])/([.C$2]*1000)" office:value-type="float" office:value="0.21445" calcext:value-type="float">
            <text:p>0.21445</text:p>
          </table:table-cell>
          <table:table-cell table:formula="of:=(20000-[.$A407])/([.D$2]*1000)" office:value-type="float" office:value="0.08578" calcext:value-type="float">
            <text:p>0.08578</text:p>
          </table:table-cell>
          <table:table-cell table:formula="of:=(20000-[.$A407])/([.E$2]*1000)" office:value-type="float" office:value="0.04289" calcext:value-type="float">
            <text:p>0.04289</text:p>
          </table:table-cell>
        </table:table-row>
        <table:table-row table:style-name="ro1">
          <table:table-cell office:value-type="float" office:value="15730" calcext:value-type="float">
            <text:p>15730</text:p>
          </table:table-cell>
          <table:table-cell table:formula="of:=(20000-[.$A408])/([.B$2]*1000)" office:value-type="float" office:value="0.427" calcext:value-type="float">
            <text:p>0.427</text:p>
          </table:table-cell>
          <table:table-cell table:style-name="Default" table:formula="of:=(20000-[.$A408])/([.C$2]*1000)" office:value-type="float" office:value="0.2135" calcext:value-type="float">
            <text:p>0.2135</text:p>
          </table:table-cell>
          <table:table-cell table:formula="of:=(20000-[.$A408])/([.D$2]*1000)" office:value-type="float" office:value="0.0854" calcext:value-type="float">
            <text:p>0.0854</text:p>
          </table:table-cell>
          <table:table-cell table:formula="of:=(20000-[.$A408])/([.E$2]*1000)" office:value-type="float" office:value="0.0427" calcext:value-type="float">
            <text:p>0.0427</text:p>
          </table:table-cell>
        </table:table-row>
        <table:table-row table:style-name="ro1">
          <table:table-cell office:value-type="float" office:value="15757" calcext:value-type="float">
            <text:p>15757</text:p>
          </table:table-cell>
          <table:table-cell table:formula="of:=(20000-[.$A409])/([.B$2]*1000)" office:value-type="float" office:value="0.4243" calcext:value-type="float">
            <text:p>0.4243</text:p>
          </table:table-cell>
          <table:table-cell table:style-name="Default" table:formula="of:=(20000-[.$A409])/([.C$2]*1000)" office:value-type="float" office:value="0.21215" calcext:value-type="float">
            <text:p>0.21215</text:p>
          </table:table-cell>
          <table:table-cell table:formula="of:=(20000-[.$A409])/([.D$2]*1000)" office:value-type="float" office:value="0.08486" calcext:value-type="float">
            <text:p>0.08486</text:p>
          </table:table-cell>
          <table:table-cell table:formula="of:=(20000-[.$A409])/([.E$2]*1000)" office:value-type="float" office:value="0.04243" calcext:value-type="float">
            <text:p>0.04243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410])/([.B$2]*1000)" office:value-type="float" office:value="0.4238" calcext:value-type="float">
            <text:p>0.4238</text:p>
          </table:table-cell>
          <table:table-cell table:style-name="Default" table:formula="of:=(20000-[.$A410])/([.C$2]*1000)" office:value-type="float" office:value="0.2119" calcext:value-type="float">
            <text:p>0.2119</text:p>
          </table:table-cell>
          <table:table-cell table:formula="of:=(20000-[.$A410])/([.D$2]*1000)" office:value-type="float" office:value="0.08476" calcext:value-type="float">
            <text:p>0.08476</text:p>
          </table:table-cell>
          <table:table-cell table:formula="of:=(20000-[.$A410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690" calcext:value-type="float">
            <text:p>15690</text:p>
          </table:table-cell>
          <table:table-cell table:formula="of:=(20000-[.$A411])/([.B$2]*1000)" office:value-type="float" office:value="0.431" calcext:value-type="float">
            <text:p>0.431</text:p>
          </table:table-cell>
          <table:table-cell table:style-name="Default" table:formula="of:=(20000-[.$A411])/([.C$2]*1000)" office:value-type="float" office:value="0.2155" calcext:value-type="float">
            <text:p>0.2155</text:p>
          </table:table-cell>
          <table:table-cell table:formula="of:=(20000-[.$A411])/([.D$2]*1000)" office:value-type="float" office:value="0.0862" calcext:value-type="float">
            <text:p>0.0862</text:p>
          </table:table-cell>
          <table:table-cell table:formula="of:=(20000-[.$A411])/([.E$2]*1000)" office:value-type="float" office:value="0.0431" calcext:value-type="float">
            <text:p>0.0431</text:p>
          </table:table-cell>
        </table:table-row>
        <table:table-row table:style-name="ro1">
          <table:table-cell office:value-type="float" office:value="15710" calcext:value-type="float">
            <text:p>15710</text:p>
          </table:table-cell>
          <table:table-cell table:formula="of:=(20000-[.$A412])/([.B$2]*1000)" office:value-type="float" office:value="0.429" calcext:value-type="float">
            <text:p>0.429</text:p>
          </table:table-cell>
          <table:table-cell table:style-name="Default" table:formula="of:=(20000-[.$A412])/([.C$2]*1000)" office:value-type="float" office:value="0.2145" calcext:value-type="float">
            <text:p>0.2145</text:p>
          </table:table-cell>
          <table:table-cell table:formula="of:=(20000-[.$A412])/([.D$2]*1000)" office:value-type="float" office:value="0.0858" calcext:value-type="float">
            <text:p>0.0858</text:p>
          </table:table-cell>
          <table:table-cell table:formula="of:=(20000-[.$A412])/([.E$2]*1000)" office:value-type="float" office:value="0.0429" calcext:value-type="float">
            <text:p>0.0429</text:p>
          </table:table-cell>
        </table:table-row>
        <table:table-row table:style-name="ro1">
          <table:table-cell office:value-type="float" office:value="15755" calcext:value-type="float">
            <text:p>15755</text:p>
          </table:table-cell>
          <table:table-cell table:formula="of:=(20000-[.$A413])/([.B$2]*1000)" office:value-type="float" office:value="0.4245" calcext:value-type="float">
            <text:p>0.4245</text:p>
          </table:table-cell>
          <table:table-cell table:style-name="Default" table:formula="of:=(20000-[.$A413])/([.C$2]*1000)" office:value-type="float" office:value="0.21225" calcext:value-type="float">
            <text:p>0.21225</text:p>
          </table:table-cell>
          <table:table-cell table:formula="of:=(20000-[.$A413])/([.D$2]*1000)" office:value-type="float" office:value="0.0849" calcext:value-type="float">
            <text:p>0.0849</text:p>
          </table:table-cell>
          <table:table-cell table:formula="of:=(20000-[.$A413])/([.E$2]*1000)" office:value-type="float" office:value="0.04245" calcext:value-type="float">
            <text:p>0.04245</text:p>
          </table:table-cell>
        </table:table-row>
        <table:table-row table:style-name="ro1">
          <table:table-cell office:value-type="float" office:value="15755" calcext:value-type="float">
            <text:p>15755</text:p>
          </table:table-cell>
          <table:table-cell table:formula="of:=(20000-[.$A414])/([.B$2]*1000)" office:value-type="float" office:value="0.4245" calcext:value-type="float">
            <text:p>0.4245</text:p>
          </table:table-cell>
          <table:table-cell table:style-name="Default" table:formula="of:=(20000-[.$A414])/([.C$2]*1000)" office:value-type="float" office:value="0.21225" calcext:value-type="float">
            <text:p>0.21225</text:p>
          </table:table-cell>
          <table:table-cell table:formula="of:=(20000-[.$A414])/([.D$2]*1000)" office:value-type="float" office:value="0.0849" calcext:value-type="float">
            <text:p>0.0849</text:p>
          </table:table-cell>
          <table:table-cell table:formula="of:=(20000-[.$A414])/([.E$2]*1000)" office:value-type="float" office:value="0.04245" calcext:value-type="float">
            <text:p>0.04245</text:p>
          </table:table-cell>
        </table:table-row>
        <table:table-row table:style-name="ro1">
          <table:table-cell office:value-type="float" office:value="15698" calcext:value-type="float">
            <text:p>15698</text:p>
          </table:table-cell>
          <table:table-cell table:formula="of:=(20000-[.$A415])/([.B$2]*1000)" office:value-type="float" office:value="0.4302" calcext:value-type="float">
            <text:p>0.4302</text:p>
          </table:table-cell>
          <table:table-cell table:style-name="Default" table:formula="of:=(20000-[.$A415])/([.C$2]*1000)" office:value-type="float" office:value="0.2151" calcext:value-type="float">
            <text:p>0.2151</text:p>
          </table:table-cell>
          <table:table-cell table:formula="of:=(20000-[.$A415])/([.D$2]*1000)" office:value-type="float" office:value="0.08604" calcext:value-type="float">
            <text:p>0.08604</text:p>
          </table:table-cell>
          <table:table-cell table:formula="of:=(20000-[.$A415])/([.E$2]*1000)" office:value-type="float" office:value="0.04302" calcext:value-type="float">
            <text:p>0.04302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416])/([.B$2]*1000)" office:value-type="float" office:value="0.4238" calcext:value-type="float">
            <text:p>0.4238</text:p>
          </table:table-cell>
          <table:table-cell table:style-name="Default" table:formula="of:=(20000-[.$A416])/([.C$2]*1000)" office:value-type="float" office:value="0.2119" calcext:value-type="float">
            <text:p>0.2119</text:p>
          </table:table-cell>
          <table:table-cell table:formula="of:=(20000-[.$A416])/([.D$2]*1000)" office:value-type="float" office:value="0.08476" calcext:value-type="float">
            <text:p>0.08476</text:p>
          </table:table-cell>
          <table:table-cell table:formula="of:=(20000-[.$A416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1761" calcext:value-type="float">
            <text:p>11761</text:p>
          </table:table-cell>
          <table:table-cell table:formula="of:=(20000-[.$A417])/([.B$2]*1000)" office:value-type="float" office:value="0.8239" calcext:value-type="float">
            <text:p>0.8239</text:p>
          </table:table-cell>
          <table:table-cell table:style-name="Default" table:formula="of:=(20000-[.$A417])/([.C$2]*1000)" office:value-type="float" office:value="0.41195" calcext:value-type="float">
            <text:p>0.41195</text:p>
          </table:table-cell>
          <table:table-cell table:formula="of:=(20000-[.$A417])/([.D$2]*1000)" office:value-type="float" office:value="0.16478" calcext:value-type="float">
            <text:p>0.16478</text:p>
          </table:table-cell>
          <table:table-cell table:formula="of:=(20000-[.$A417])/([.E$2]*1000)" office:value-type="float" office:value="0.08239" calcext:value-type="float">
            <text:p>0.08239</text:p>
          </table:table-cell>
        </table:table-row>
        <table:table-row table:style-name="ro1">
          <table:table-cell office:value-type="float" office:value="15733" calcext:value-type="float">
            <text:p>15733</text:p>
          </table:table-cell>
          <table:table-cell table:formula="of:=(20000-[.$A418])/([.B$2]*1000)" office:value-type="float" office:value="0.4267" calcext:value-type="float">
            <text:p>0.4267</text:p>
          </table:table-cell>
          <table:table-cell table:style-name="Default" table:formula="of:=(20000-[.$A418])/([.C$2]*1000)" office:value-type="float" office:value="0.21335" calcext:value-type="float">
            <text:p>0.21335</text:p>
          </table:table-cell>
          <table:table-cell table:formula="of:=(20000-[.$A418])/([.D$2]*1000)" office:value-type="float" office:value="0.08534" calcext:value-type="float">
            <text:p>0.08534</text:p>
          </table:table-cell>
          <table:table-cell table:formula="of:=(20000-[.$A418])/([.E$2]*1000)" office:value-type="float" office:value="0.04267" calcext:value-type="float">
            <text:p>0.04267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419])/([.B$2]*1000)" office:value-type="float" office:value="0.4238" calcext:value-type="float">
            <text:p>0.4238</text:p>
          </table:table-cell>
          <table:table-cell table:style-name="Default" table:formula="of:=(20000-[.$A419])/([.C$2]*1000)" office:value-type="float" office:value="0.2119" calcext:value-type="float">
            <text:p>0.2119</text:p>
          </table:table-cell>
          <table:table-cell table:formula="of:=(20000-[.$A419])/([.D$2]*1000)" office:value-type="float" office:value="0.08476" calcext:value-type="float">
            <text:p>0.08476</text:p>
          </table:table-cell>
          <table:table-cell table:formula="of:=(20000-[.$A419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420])/([.B$2]*1000)" office:value-type="float" office:value="0.4239" calcext:value-type="float">
            <text:p>0.4239</text:p>
          </table:table-cell>
          <table:table-cell table:style-name="Default" table:formula="of:=(20000-[.$A420])/([.C$2]*1000)" office:value-type="float" office:value="0.21195" calcext:value-type="float">
            <text:p>0.21195</text:p>
          </table:table-cell>
          <table:table-cell table:formula="of:=(20000-[.$A420])/([.D$2]*1000)" office:value-type="float" office:value="0.08478" calcext:value-type="float">
            <text:p>0.08478</text:p>
          </table:table-cell>
          <table:table-cell table:formula="of:=(20000-[.$A420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49" calcext:value-type="float">
            <text:p>15749</text:p>
          </table:table-cell>
          <table:table-cell table:formula="of:=(20000-[.$A421])/([.B$2]*1000)" office:value-type="float" office:value="0.4251" calcext:value-type="float">
            <text:p>0.4251</text:p>
          </table:table-cell>
          <table:table-cell table:style-name="Default" table:formula="of:=(20000-[.$A421])/([.C$2]*1000)" office:value-type="float" office:value="0.21255" calcext:value-type="float">
            <text:p>0.21255</text:p>
          </table:table-cell>
          <table:table-cell table:formula="of:=(20000-[.$A421])/([.D$2]*1000)" office:value-type="float" office:value="0.08502" calcext:value-type="float">
            <text:p>0.08502</text:p>
          </table:table-cell>
          <table:table-cell table:formula="of:=(20000-[.$A421])/([.E$2]*1000)" office:value-type="float" office:value="0.04251" calcext:value-type="float">
            <text:p>0.04251</text:p>
          </table:table-cell>
        </table:table-row>
        <table:table-row table:style-name="ro1">
          <table:table-cell office:value-type="float" office:value="15731" calcext:value-type="float">
            <text:p>15731</text:p>
          </table:table-cell>
          <table:table-cell table:formula="of:=(20000-[.$A422])/([.B$2]*1000)" office:value-type="float" office:value="0.4269" calcext:value-type="float">
            <text:p>0.4269</text:p>
          </table:table-cell>
          <table:table-cell table:style-name="Default" table:formula="of:=(20000-[.$A422])/([.C$2]*1000)" office:value-type="float" office:value="0.21345" calcext:value-type="float">
            <text:p>0.21345</text:p>
          </table:table-cell>
          <table:table-cell table:formula="of:=(20000-[.$A422])/([.D$2]*1000)" office:value-type="float" office:value="0.08538" calcext:value-type="float">
            <text:p>0.08538</text:p>
          </table:table-cell>
          <table:table-cell table:formula="of:=(20000-[.$A422])/([.E$2]*1000)" office:value-type="float" office:value="0.04269" calcext:value-type="float">
            <text:p>0.04269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423])/([.B$2]*1000)" office:value-type="float" office:value="0.424" calcext:value-type="float">
            <text:p>0.424</text:p>
          </table:table-cell>
          <table:table-cell table:style-name="Default" table:formula="of:=(20000-[.$A423])/([.C$2]*1000)" office:value-type="float" office:value="0.212" calcext:value-type="float">
            <text:p>0.212</text:p>
          </table:table-cell>
          <table:table-cell table:formula="of:=(20000-[.$A423])/([.D$2]*1000)" office:value-type="float" office:value="0.0848" calcext:value-type="float">
            <text:p>0.0848</text:p>
          </table:table-cell>
          <table:table-cell table:formula="of:=(20000-[.$A423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734" calcext:value-type="float">
            <text:p>15734</text:p>
          </table:table-cell>
          <table:table-cell table:formula="of:=(20000-[.$A424])/([.B$2]*1000)" office:value-type="float" office:value="0.4266" calcext:value-type="float">
            <text:p>0.4266</text:p>
          </table:table-cell>
          <table:table-cell table:style-name="Default" table:formula="of:=(20000-[.$A424])/([.C$2]*1000)" office:value-type="float" office:value="0.2133" calcext:value-type="float">
            <text:p>0.2133</text:p>
          </table:table-cell>
          <table:table-cell table:formula="of:=(20000-[.$A424])/([.D$2]*1000)" office:value-type="float" office:value="0.08532" calcext:value-type="float">
            <text:p>0.08532</text:p>
          </table:table-cell>
          <table:table-cell table:formula="of:=(20000-[.$A424])/([.E$2]*1000)" office:value-type="float" office:value="0.04266" calcext:value-type="float">
            <text:p>0.04266</text:p>
          </table:table-cell>
        </table:table-row>
        <table:table-row table:style-name="ro1">
          <table:table-cell office:value-type="float" office:value="15703" calcext:value-type="float">
            <text:p>15703</text:p>
          </table:table-cell>
          <table:table-cell table:formula="of:=(20000-[.$A425])/([.B$2]*1000)" office:value-type="float" office:value="0.4297" calcext:value-type="float">
            <text:p>0.4297</text:p>
          </table:table-cell>
          <table:table-cell table:style-name="Default" table:formula="of:=(20000-[.$A425])/([.C$2]*1000)" office:value-type="float" office:value="0.21485" calcext:value-type="float">
            <text:p>0.21485</text:p>
          </table:table-cell>
          <table:table-cell table:formula="of:=(20000-[.$A425])/([.D$2]*1000)" office:value-type="float" office:value="0.08594" calcext:value-type="float">
            <text:p>0.08594</text:p>
          </table:table-cell>
          <table:table-cell table:formula="of:=(20000-[.$A425])/([.E$2]*1000)" office:value-type="float" office:value="0.04297" calcext:value-type="float">
            <text:p>0.04297</text:p>
          </table:table-cell>
        </table:table-row>
        <table:table-row table:style-name="ro1">
          <table:table-cell office:value-type="float" office:value="15718" calcext:value-type="float">
            <text:p>15718</text:p>
          </table:table-cell>
          <table:table-cell table:formula="of:=(20000-[.$A426])/([.B$2]*1000)" office:value-type="float" office:value="0.4282" calcext:value-type="float">
            <text:p>0.4282</text:p>
          </table:table-cell>
          <table:table-cell table:style-name="Default" table:formula="of:=(20000-[.$A426])/([.C$2]*1000)" office:value-type="float" office:value="0.2141" calcext:value-type="float">
            <text:p>0.2141</text:p>
          </table:table-cell>
          <table:table-cell table:formula="of:=(20000-[.$A426])/([.D$2]*1000)" office:value-type="float" office:value="0.08564" calcext:value-type="float">
            <text:p>0.08564</text:p>
          </table:table-cell>
          <table:table-cell table:formula="of:=(20000-[.$A426])/([.E$2]*1000)" office:value-type="float" office:value="0.04282" calcext:value-type="float">
            <text:p>0.04282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427])/([.B$2]*1000)" office:value-type="float" office:value="0.4238" calcext:value-type="float">
            <text:p>0.4238</text:p>
          </table:table-cell>
          <table:table-cell table:style-name="Default" table:formula="of:=(20000-[.$A427])/([.C$2]*1000)" office:value-type="float" office:value="0.2119" calcext:value-type="float">
            <text:p>0.2119</text:p>
          </table:table-cell>
          <table:table-cell table:formula="of:=(20000-[.$A427])/([.D$2]*1000)" office:value-type="float" office:value="0.08476" calcext:value-type="float">
            <text:p>0.08476</text:p>
          </table:table-cell>
          <table:table-cell table:formula="of:=(20000-[.$A427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50" calcext:value-type="float">
            <text:p>15750</text:p>
          </table:table-cell>
          <table:table-cell table:formula="of:=(20000-[.$A428])/([.B$2]*1000)" office:value-type="float" office:value="0.425" calcext:value-type="float">
            <text:p>0.425</text:p>
          </table:table-cell>
          <table:table-cell table:style-name="Default" table:formula="of:=(20000-[.$A428])/([.C$2]*1000)" office:value-type="float" office:value="0.2125" calcext:value-type="float">
            <text:p>0.2125</text:p>
          </table:table-cell>
          <table:table-cell table:formula="of:=(20000-[.$A428])/([.D$2]*1000)" office:value-type="float" office:value="0.085" calcext:value-type="float">
            <text:p>0.085</text:p>
          </table:table-cell>
          <table:table-cell table:formula="of:=(20000-[.$A428])/([.E$2]*1000)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728" calcext:value-type="float">
            <text:p>15728</text:p>
          </table:table-cell>
          <table:table-cell table:formula="of:=(20000-[.$A429])/([.B$2]*1000)" office:value-type="float" office:value="0.4272" calcext:value-type="float">
            <text:p>0.4272</text:p>
          </table:table-cell>
          <table:table-cell table:style-name="Default" table:formula="of:=(20000-[.$A429])/([.C$2]*1000)" office:value-type="float" office:value="0.2136" calcext:value-type="float">
            <text:p>0.2136</text:p>
          </table:table-cell>
          <table:table-cell table:formula="of:=(20000-[.$A429])/([.D$2]*1000)" office:value-type="float" office:value="0.08544" calcext:value-type="float">
            <text:p>0.08544</text:p>
          </table:table-cell>
          <table:table-cell table:formula="of:=(20000-[.$A429])/([.E$2]*1000)" office:value-type="float" office:value="0.04272" calcext:value-type="float">
            <text:p>0.04272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430])/([.B$2]*1000)" office:value-type="float" office:value="0.4239" calcext:value-type="float">
            <text:p>0.4239</text:p>
          </table:table-cell>
          <table:table-cell table:style-name="Default" table:formula="of:=(20000-[.$A430])/([.C$2]*1000)" office:value-type="float" office:value="0.21195" calcext:value-type="float">
            <text:p>0.21195</text:p>
          </table:table-cell>
          <table:table-cell table:formula="of:=(20000-[.$A430])/([.D$2]*1000)" office:value-type="float" office:value="0.08478" calcext:value-type="float">
            <text:p>0.08478</text:p>
          </table:table-cell>
          <table:table-cell table:formula="of:=(20000-[.$A430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1732" calcext:value-type="float">
            <text:p>11732</text:p>
          </table:table-cell>
          <table:table-cell table:formula="of:=(20000-[.$A431])/([.B$2]*1000)" office:value-type="float" office:value="0.8268" calcext:value-type="float">
            <text:p>0.8268</text:p>
          </table:table-cell>
          <table:table-cell table:style-name="Default" table:formula="of:=(20000-[.$A431])/([.C$2]*1000)" office:value-type="float" office:value="0.4134" calcext:value-type="float">
            <text:p>0.4134</text:p>
          </table:table-cell>
          <table:table-cell table:formula="of:=(20000-[.$A431])/([.D$2]*1000)" office:value-type="float" office:value="0.16536" calcext:value-type="float">
            <text:p>0.16536</text:p>
          </table:table-cell>
          <table:table-cell table:formula="of:=(20000-[.$A431])/([.E$2]*1000)" office:value-type="float" office:value="0.08268" calcext:value-type="float">
            <text:p>0.08268</text:p>
          </table:table-cell>
        </table:table-row>
        <table:table-row table:style-name="ro1">
          <table:table-cell office:value-type="float" office:value="15758" calcext:value-type="float">
            <text:p>15758</text:p>
          </table:table-cell>
          <table:table-cell table:formula="of:=(20000-[.$A432])/([.B$2]*1000)" office:value-type="float" office:value="0.4242" calcext:value-type="float">
            <text:p>0.4242</text:p>
          </table:table-cell>
          <table:table-cell table:style-name="Default" table:formula="of:=(20000-[.$A432])/([.C$2]*1000)" office:value-type="float" office:value="0.2121" calcext:value-type="float">
            <text:p>0.2121</text:p>
          </table:table-cell>
          <table:table-cell table:formula="of:=(20000-[.$A432])/([.D$2]*1000)" office:value-type="float" office:value="0.08484" calcext:value-type="float">
            <text:p>0.08484</text:p>
          </table:table-cell>
          <table:table-cell table:formula="of:=(20000-[.$A432])/([.E$2]*1000)" office:value-type="float" office:value="0.04242" calcext:value-type="float">
            <text:p>0.04242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433])/([.B$2]*1000)" office:value-type="float" office:value="0.4237" calcext:value-type="float">
            <text:p>0.4237</text:p>
          </table:table-cell>
          <table:table-cell table:style-name="Default" table:formula="of:=(20000-[.$A433])/([.C$2]*1000)" office:value-type="float" office:value="0.21185" calcext:value-type="float">
            <text:p>0.21185</text:p>
          </table:table-cell>
          <table:table-cell table:formula="of:=(20000-[.$A433])/([.D$2]*1000)" office:value-type="float" office:value="0.08474" calcext:value-type="float">
            <text:p>0.08474</text:p>
          </table:table-cell>
          <table:table-cell table:formula="of:=(20000-[.$A433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22" calcext:value-type="float">
            <text:p>15722</text:p>
          </table:table-cell>
          <table:table-cell table:formula="of:=(20000-[.$A434])/([.B$2]*1000)" office:value-type="float" office:value="0.4278" calcext:value-type="float">
            <text:p>0.4278</text:p>
          </table:table-cell>
          <table:table-cell table:style-name="Default" table:formula="of:=(20000-[.$A434])/([.C$2]*1000)" office:value-type="float" office:value="0.2139" calcext:value-type="float">
            <text:p>0.2139</text:p>
          </table:table-cell>
          <table:table-cell table:formula="of:=(20000-[.$A434])/([.D$2]*1000)" office:value-type="float" office:value="0.08556" calcext:value-type="float">
            <text:p>0.08556</text:p>
          </table:table-cell>
          <table:table-cell table:formula="of:=(20000-[.$A434])/([.E$2]*1000)" office:value-type="float" office:value="0.04278" calcext:value-type="float">
            <text:p>0.04278</text:p>
          </table:table-cell>
        </table:table-row>
        <table:table-row table:style-name="ro1">
          <table:table-cell office:value-type="float" office:value="15725" calcext:value-type="float">
            <text:p>15725</text:p>
          </table:table-cell>
          <table:table-cell table:formula="of:=(20000-[.$A435])/([.B$2]*1000)" office:value-type="float" office:value="0.4275" calcext:value-type="float">
            <text:p>0.4275</text:p>
          </table:table-cell>
          <table:table-cell table:style-name="Default" table:formula="of:=(20000-[.$A435])/([.C$2]*1000)" office:value-type="float" office:value="0.21375" calcext:value-type="float">
            <text:p>0.21375</text:p>
          </table:table-cell>
          <table:table-cell table:formula="of:=(20000-[.$A435])/([.D$2]*1000)" office:value-type="float" office:value="0.0855" calcext:value-type="float">
            <text:p>0.0855</text:p>
          </table:table-cell>
          <table:table-cell table:formula="of:=(20000-[.$A435])/([.E$2]*1000)" office:value-type="float" office:value="0.04275" calcext:value-type="float">
            <text:p>0.04275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436])/([.B$2]*1000)" office:value-type="float" office:value="0.4237" calcext:value-type="float">
            <text:p>0.4237</text:p>
          </table:table-cell>
          <table:table-cell table:style-name="Default" table:formula="of:=(20000-[.$A436])/([.C$2]*1000)" office:value-type="float" office:value="0.21185" calcext:value-type="float">
            <text:p>0.21185</text:p>
          </table:table-cell>
          <table:table-cell table:formula="of:=(20000-[.$A436])/([.D$2]*1000)" office:value-type="float" office:value="0.08474" calcext:value-type="float">
            <text:p>0.08474</text:p>
          </table:table-cell>
          <table:table-cell table:formula="of:=(20000-[.$A436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4847" calcext:value-type="float">
            <text:p>14847</text:p>
          </table:table-cell>
          <table:table-cell table:formula="of:=(20000-[.$A437])/([.B$2]*1000)" office:value-type="float" office:value="0.5153" calcext:value-type="float">
            <text:p>0.5153</text:p>
          </table:table-cell>
          <table:table-cell table:style-name="Default" table:formula="of:=(20000-[.$A437])/([.C$2]*1000)" office:value-type="float" office:value="0.25765" calcext:value-type="float">
            <text:p>0.25765</text:p>
          </table:table-cell>
          <table:table-cell table:formula="of:=(20000-[.$A437])/([.D$2]*1000)" office:value-type="float" office:value="0.10306" calcext:value-type="float">
            <text:p>0.10306</text:p>
          </table:table-cell>
          <table:table-cell table:formula="of:=(20000-[.$A437])/([.E$2]*1000)" office:value-type="float" office:value="0.05153" calcext:value-type="float">
            <text:p>0.05153</text:p>
          </table:table-cell>
        </table:table-row>
        <table:table-row table:style-name="ro1">
          <table:table-cell office:value-type="float" office:value="15719" calcext:value-type="float">
            <text:p>15719</text:p>
          </table:table-cell>
          <table:table-cell table:formula="of:=(20000-[.$A438])/([.B$2]*1000)" office:value-type="float" office:value="0.4281" calcext:value-type="float">
            <text:p>0.4281</text:p>
          </table:table-cell>
          <table:table-cell table:style-name="Default" table:formula="of:=(20000-[.$A438])/([.C$2]*1000)" office:value-type="float" office:value="0.21405" calcext:value-type="float">
            <text:p>0.21405</text:p>
          </table:table-cell>
          <table:table-cell table:formula="of:=(20000-[.$A438])/([.D$2]*1000)" office:value-type="float" office:value="0.08562" calcext:value-type="float">
            <text:p>0.08562</text:p>
          </table:table-cell>
          <table:table-cell table:formula="of:=(20000-[.$A438])/([.E$2]*1000)" office:value-type="float" office:value="0.04281" calcext:value-type="float">
            <text:p>0.04281</text:p>
          </table:table-cell>
        </table:table-row>
        <table:table-row table:style-name="ro1">
          <table:table-cell office:value-type="float" office:value="15725" calcext:value-type="float">
            <text:p>15725</text:p>
          </table:table-cell>
          <table:table-cell table:formula="of:=(20000-[.$A439])/([.B$2]*1000)" office:value-type="float" office:value="0.4275" calcext:value-type="float">
            <text:p>0.4275</text:p>
          </table:table-cell>
          <table:table-cell table:style-name="Default" table:formula="of:=(20000-[.$A439])/([.C$2]*1000)" office:value-type="float" office:value="0.21375" calcext:value-type="float">
            <text:p>0.21375</text:p>
          </table:table-cell>
          <table:table-cell table:formula="of:=(20000-[.$A439])/([.D$2]*1000)" office:value-type="float" office:value="0.0855" calcext:value-type="float">
            <text:p>0.0855</text:p>
          </table:table-cell>
          <table:table-cell table:formula="of:=(20000-[.$A439])/([.E$2]*1000)" office:value-type="float" office:value="0.04275" calcext:value-type="float">
            <text:p>0.04275</text:p>
          </table:table-cell>
        </table:table-row>
        <table:table-row table:style-name="ro1">
          <table:table-cell office:value-type="float" office:value="15730" calcext:value-type="float">
            <text:p>15730</text:p>
          </table:table-cell>
          <table:table-cell table:formula="of:=(20000-[.$A440])/([.B$2]*1000)" office:value-type="float" office:value="0.427" calcext:value-type="float">
            <text:p>0.427</text:p>
          </table:table-cell>
          <table:table-cell table:style-name="Default" table:formula="of:=(20000-[.$A440])/([.C$2]*1000)" office:value-type="float" office:value="0.2135" calcext:value-type="float">
            <text:p>0.2135</text:p>
          </table:table-cell>
          <table:table-cell table:formula="of:=(20000-[.$A440])/([.D$2]*1000)" office:value-type="float" office:value="0.0854" calcext:value-type="float">
            <text:p>0.0854</text:p>
          </table:table-cell>
          <table:table-cell table:formula="of:=(20000-[.$A440])/([.E$2]*1000)" office:value-type="float" office:value="0.0427" calcext:value-type="float">
            <text:p>0.0427</text:p>
          </table:table-cell>
        </table:table-row>
        <table:table-row table:style-name="ro1">
          <table:table-cell office:value-type="float" office:value="15716" calcext:value-type="float">
            <text:p>15716</text:p>
          </table:table-cell>
          <table:table-cell table:formula="of:=(20000-[.$A441])/([.B$2]*1000)" office:value-type="float" office:value="0.4284" calcext:value-type="float">
            <text:p>0.4284</text:p>
          </table:table-cell>
          <table:table-cell table:style-name="Default" table:formula="of:=(20000-[.$A441])/([.C$2]*1000)" office:value-type="float" office:value="0.2142" calcext:value-type="float">
            <text:p>0.2142</text:p>
          </table:table-cell>
          <table:table-cell table:formula="of:=(20000-[.$A441])/([.D$2]*1000)" office:value-type="float" office:value="0.08568" calcext:value-type="float">
            <text:p>0.08568</text:p>
          </table:table-cell>
          <table:table-cell table:formula="of:=(20000-[.$A441])/([.E$2]*1000)" office:value-type="float" office:value="0.04284" calcext:value-type="float">
            <text:p>0.04284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442])/([.B$2]*1000)" office:value-type="float" office:value="0.4236" calcext:value-type="float">
            <text:p>0.4236</text:p>
          </table:table-cell>
          <table:table-cell table:style-name="Default" table:formula="of:=(20000-[.$A442])/([.C$2]*1000)" office:value-type="float" office:value="0.2118" calcext:value-type="float">
            <text:p>0.2118</text:p>
          </table:table-cell>
          <table:table-cell table:formula="of:=(20000-[.$A442])/([.D$2]*1000)" office:value-type="float" office:value="0.08472" calcext:value-type="float">
            <text:p>0.08472</text:p>
          </table:table-cell>
          <table:table-cell table:formula="of:=(20000-[.$A442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43" calcext:value-type="float">
            <text:p>15743</text:p>
          </table:table-cell>
          <table:table-cell table:formula="of:=(20000-[.$A443])/([.B$2]*1000)" office:value-type="float" office:value="0.4257" calcext:value-type="float">
            <text:p>0.4257</text:p>
          </table:table-cell>
          <table:table-cell table:style-name="Default" table:formula="of:=(20000-[.$A443])/([.C$2]*1000)" office:value-type="float" office:value="0.21285" calcext:value-type="float">
            <text:p>0.21285</text:p>
          </table:table-cell>
          <table:table-cell table:formula="of:=(20000-[.$A443])/([.D$2]*1000)" office:value-type="float" office:value="0.08514" calcext:value-type="float">
            <text:p>0.08514</text:p>
          </table:table-cell>
          <table:table-cell table:formula="of:=(20000-[.$A443])/([.E$2]*1000)" office:value-type="float" office:value="0.04257" calcext:value-type="float">
            <text:p>0.04257</text:p>
          </table:table-cell>
        </table:table-row>
        <table:table-row table:style-name="ro1">
          <table:table-cell office:value-type="float" office:value="15752" calcext:value-type="float">
            <text:p>15752</text:p>
          </table:table-cell>
          <table:table-cell table:formula="of:=(20000-[.$A444])/([.B$2]*1000)" office:value-type="float" office:value="0.4248" calcext:value-type="float">
            <text:p>0.4248</text:p>
          </table:table-cell>
          <table:table-cell table:style-name="Default" table:formula="of:=(20000-[.$A444])/([.C$2]*1000)" office:value-type="float" office:value="0.2124" calcext:value-type="float">
            <text:p>0.2124</text:p>
          </table:table-cell>
          <table:table-cell table:formula="of:=(20000-[.$A444])/([.D$2]*1000)" office:value-type="float" office:value="0.08496" calcext:value-type="float">
            <text:p>0.08496</text:p>
          </table:table-cell>
          <table:table-cell table:formula="of:=(20000-[.$A444])/([.E$2]*1000)" office:value-type="float" office:value="0.04248" calcext:value-type="float">
            <text:p>0.04248</text:p>
          </table:table-cell>
        </table:table-row>
        <table:table-row table:style-name="ro1">
          <table:table-cell office:value-type="float" office:value="15752" calcext:value-type="float">
            <text:p>15752</text:p>
          </table:table-cell>
          <table:table-cell table:formula="of:=(20000-[.$A445])/([.B$2]*1000)" office:value-type="float" office:value="0.4248" calcext:value-type="float">
            <text:p>0.4248</text:p>
          </table:table-cell>
          <table:table-cell table:style-name="Default" table:formula="of:=(20000-[.$A445])/([.C$2]*1000)" office:value-type="float" office:value="0.2124" calcext:value-type="float">
            <text:p>0.2124</text:p>
          </table:table-cell>
          <table:table-cell table:formula="of:=(20000-[.$A445])/([.D$2]*1000)" office:value-type="float" office:value="0.08496" calcext:value-type="float">
            <text:p>0.08496</text:p>
          </table:table-cell>
          <table:table-cell table:formula="of:=(20000-[.$A445])/([.E$2]*1000)" office:value-type="float" office:value="0.04248" calcext:value-type="float">
            <text:p>0.04248</text:p>
          </table:table-cell>
        </table:table-row>
        <table:table-row table:style-name="ro1">
          <table:table-cell office:value-type="float" office:value="15749" calcext:value-type="float">
            <text:p>15749</text:p>
          </table:table-cell>
          <table:table-cell table:formula="of:=(20000-[.$A446])/([.B$2]*1000)" office:value-type="float" office:value="0.4251" calcext:value-type="float">
            <text:p>0.4251</text:p>
          </table:table-cell>
          <table:table-cell table:style-name="Default" table:formula="of:=(20000-[.$A446])/([.C$2]*1000)" office:value-type="float" office:value="0.21255" calcext:value-type="float">
            <text:p>0.21255</text:p>
          </table:table-cell>
          <table:table-cell table:formula="of:=(20000-[.$A446])/([.D$2]*1000)" office:value-type="float" office:value="0.08502" calcext:value-type="float">
            <text:p>0.08502</text:p>
          </table:table-cell>
          <table:table-cell table:formula="of:=(20000-[.$A446])/([.E$2]*1000)" office:value-type="float" office:value="0.04251" calcext:value-type="float">
            <text:p>0.04251</text:p>
          </table:table-cell>
        </table:table-row>
        <table:table-row table:style-name="ro1">
          <table:table-cell office:value-type="float" office:value="15721" calcext:value-type="float">
            <text:p>15721</text:p>
          </table:table-cell>
          <table:table-cell table:formula="of:=(20000-[.$A447])/([.B$2]*1000)" office:value-type="float" office:value="0.4279" calcext:value-type="float">
            <text:p>0.4279</text:p>
          </table:table-cell>
          <table:table-cell table:style-name="Default" table:formula="of:=(20000-[.$A447])/([.C$2]*1000)" office:value-type="float" office:value="0.21395" calcext:value-type="float">
            <text:p>0.21395</text:p>
          </table:table-cell>
          <table:table-cell table:formula="of:=(20000-[.$A447])/([.D$2]*1000)" office:value-type="float" office:value="0.08558" calcext:value-type="float">
            <text:p>0.08558</text:p>
          </table:table-cell>
          <table:table-cell table:formula="of:=(20000-[.$A447])/([.E$2]*1000)" office:value-type="float" office:value="0.04279" calcext:value-type="float">
            <text:p>0.04279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448])/([.B$2]*1000)" office:value-type="float" office:value="0.4236" calcext:value-type="float">
            <text:p>0.4236</text:p>
          </table:table-cell>
          <table:table-cell table:style-name="Default" table:formula="of:=(20000-[.$A448])/([.C$2]*1000)" office:value-type="float" office:value="0.2118" calcext:value-type="float">
            <text:p>0.2118</text:p>
          </table:table-cell>
          <table:table-cell table:formula="of:=(20000-[.$A448])/([.D$2]*1000)" office:value-type="float" office:value="0.08472" calcext:value-type="float">
            <text:p>0.08472</text:p>
          </table:table-cell>
          <table:table-cell table:formula="of:=(20000-[.$A448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2259" calcext:value-type="float">
            <text:p>12259</text:p>
          </table:table-cell>
          <table:table-cell table:formula="of:=(20000-[.$A449])/([.B$2]*1000)" office:value-type="float" office:value="0.7741" calcext:value-type="float">
            <text:p>0.7741</text:p>
          </table:table-cell>
          <table:table-cell table:style-name="Default" table:formula="of:=(20000-[.$A449])/([.C$2]*1000)" office:value-type="float" office:value="0.38705" calcext:value-type="float">
            <text:p>0.38705</text:p>
          </table:table-cell>
          <table:table-cell table:formula="of:=(20000-[.$A449])/([.D$2]*1000)" office:value-type="float" office:value="0.15482" calcext:value-type="float">
            <text:p>0.15482</text:p>
          </table:table-cell>
          <table:table-cell table:formula="of:=(20000-[.$A449])/([.E$2]*1000)" office:value-type="float" office:value="0.07741" calcext:value-type="float">
            <text:p>0.07741</text:p>
          </table:table-cell>
        </table:table-row>
        <table:table-row table:style-name="ro1">
          <table:table-cell office:value-type="float" office:value="15750" calcext:value-type="float">
            <text:p>15750</text:p>
          </table:table-cell>
          <table:table-cell table:formula="of:=(20000-[.$A450])/([.B$2]*1000)" office:value-type="float" office:value="0.425" calcext:value-type="float">
            <text:p>0.425</text:p>
          </table:table-cell>
          <table:table-cell table:style-name="Default" table:formula="of:=(20000-[.$A450])/([.C$2]*1000)" office:value-type="float" office:value="0.2125" calcext:value-type="float">
            <text:p>0.2125</text:p>
          </table:table-cell>
          <table:table-cell table:formula="of:=(20000-[.$A450])/([.D$2]*1000)" office:value-type="float" office:value="0.085" calcext:value-type="float">
            <text:p>0.085</text:p>
          </table:table-cell>
          <table:table-cell table:formula="of:=(20000-[.$A450])/([.E$2]*1000)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723" calcext:value-type="float">
            <text:p>15723</text:p>
          </table:table-cell>
          <table:table-cell table:formula="of:=(20000-[.$A451])/([.B$2]*1000)" office:value-type="float" office:value="0.4277" calcext:value-type="float">
            <text:p>0.4277</text:p>
          </table:table-cell>
          <table:table-cell table:style-name="Default" table:formula="of:=(20000-[.$A451])/([.C$2]*1000)" office:value-type="float" office:value="0.21385" calcext:value-type="float">
            <text:p>0.21385</text:p>
          </table:table-cell>
          <table:table-cell table:formula="of:=(20000-[.$A451])/([.D$2]*1000)" office:value-type="float" office:value="0.08554" calcext:value-type="float">
            <text:p>0.08554</text:p>
          </table:table-cell>
          <table:table-cell table:formula="of:=(20000-[.$A451])/([.E$2]*1000)" office:value-type="float" office:value="0.04277" calcext:value-type="float">
            <text:p>0.04277</text:p>
          </table:table-cell>
        </table:table-row>
        <table:table-row table:style-name="ro1">
          <table:table-cell office:value-type="float" office:value="15719" calcext:value-type="float">
            <text:p>15719</text:p>
          </table:table-cell>
          <table:table-cell table:formula="of:=(20000-[.$A452])/([.B$2]*1000)" office:value-type="float" office:value="0.4281" calcext:value-type="float">
            <text:p>0.4281</text:p>
          </table:table-cell>
          <table:table-cell table:style-name="Default" table:formula="of:=(20000-[.$A452])/([.C$2]*1000)" office:value-type="float" office:value="0.21405" calcext:value-type="float">
            <text:p>0.21405</text:p>
          </table:table-cell>
          <table:table-cell table:formula="of:=(20000-[.$A452])/([.D$2]*1000)" office:value-type="float" office:value="0.08562" calcext:value-type="float">
            <text:p>0.08562</text:p>
          </table:table-cell>
          <table:table-cell table:formula="of:=(20000-[.$A452])/([.E$2]*1000)" office:value-type="float" office:value="0.04281" calcext:value-type="float">
            <text:p>0.04281</text:p>
          </table:table-cell>
        </table:table-row>
        <table:table-row table:style-name="ro1">
          <table:table-cell office:value-type="float" office:value="15745" calcext:value-type="float">
            <text:p>15745</text:p>
          </table:table-cell>
          <table:table-cell table:formula="of:=(20000-[.$A453])/([.B$2]*1000)" office:value-type="float" office:value="0.4255" calcext:value-type="float">
            <text:p>0.4255</text:p>
          </table:table-cell>
          <table:table-cell table:style-name="Default" table:formula="of:=(20000-[.$A453])/([.C$2]*1000)" office:value-type="float" office:value="0.21275" calcext:value-type="float">
            <text:p>0.21275</text:p>
          </table:table-cell>
          <table:table-cell table:formula="of:=(20000-[.$A453])/([.D$2]*1000)" office:value-type="float" office:value="0.0851" calcext:value-type="float">
            <text:p>0.0851</text:p>
          </table:table-cell>
          <table:table-cell table:formula="of:=(20000-[.$A453])/([.E$2]*1000)" office:value-type="float" office:value="0.04255" calcext:value-type="float">
            <text:p>0.04255</text:p>
          </table:table-cell>
        </table:table-row>
        <table:table-row table:style-name="ro1">
          <table:table-cell office:value-type="float" office:value="15756" calcext:value-type="float">
            <text:p>15756</text:p>
          </table:table-cell>
          <table:table-cell table:formula="of:=(20000-[.$A454])/([.B$2]*1000)" office:value-type="float" office:value="0.4244" calcext:value-type="float">
            <text:p>0.4244</text:p>
          </table:table-cell>
          <table:table-cell table:style-name="Default" table:formula="of:=(20000-[.$A454])/([.C$2]*1000)" office:value-type="float" office:value="0.2122" calcext:value-type="float">
            <text:p>0.2122</text:p>
          </table:table-cell>
          <table:table-cell table:formula="of:=(20000-[.$A454])/([.D$2]*1000)" office:value-type="float" office:value="0.08488" calcext:value-type="float">
            <text:p>0.08488</text:p>
          </table:table-cell>
          <table:table-cell table:formula="of:=(20000-[.$A454])/([.E$2]*1000)" office:value-type="float" office:value="0.04244" calcext:value-type="float">
            <text:p>0.04244</text:p>
          </table:table-cell>
        </table:table-row>
        <table:table-row table:style-name="ro1">
          <table:table-cell office:value-type="float" office:value="15746" calcext:value-type="float">
            <text:p>15746</text:p>
          </table:table-cell>
          <table:table-cell table:formula="of:=(20000-[.$A455])/([.B$2]*1000)" office:value-type="float" office:value="0.4254" calcext:value-type="float">
            <text:p>0.4254</text:p>
          </table:table-cell>
          <table:table-cell table:style-name="Default" table:formula="of:=(20000-[.$A455])/([.C$2]*1000)" office:value-type="float" office:value="0.2127" calcext:value-type="float">
            <text:p>0.2127</text:p>
          </table:table-cell>
          <table:table-cell table:formula="of:=(20000-[.$A455])/([.D$2]*1000)" office:value-type="float" office:value="0.08508" calcext:value-type="float">
            <text:p>0.08508</text:p>
          </table:table-cell>
          <table:table-cell table:formula="of:=(20000-[.$A455])/([.E$2]*1000)" office:value-type="float" office:value="0.04254" calcext:value-type="float">
            <text:p>0.04254</text:p>
          </table:table-cell>
        </table:table-row>
        <table:table-row table:style-name="ro1">
          <table:table-cell office:value-type="float" office:value="15759" calcext:value-type="float">
            <text:p>15759</text:p>
          </table:table-cell>
          <table:table-cell table:formula="of:=(20000-[.$A456])/([.B$2]*1000)" office:value-type="float" office:value="0.4241" calcext:value-type="float">
            <text:p>0.4241</text:p>
          </table:table-cell>
          <table:table-cell table:style-name="Default" table:formula="of:=(20000-[.$A456])/([.C$2]*1000)" office:value-type="float" office:value="0.21205" calcext:value-type="float">
            <text:p>0.21205</text:p>
          </table:table-cell>
          <table:table-cell table:formula="of:=(20000-[.$A456])/([.D$2]*1000)" office:value-type="float" office:value="0.08482" calcext:value-type="float">
            <text:p>0.08482</text:p>
          </table:table-cell>
          <table:table-cell table:formula="of:=(20000-[.$A456])/([.E$2]*1000)" office:value-type="float" office:value="0.04241" calcext:value-type="float">
            <text:p>0.04241</text:p>
          </table:table-cell>
        </table:table-row>
        <table:table-row table:style-name="ro1">
          <table:table-cell office:value-type="float" office:value="15704" calcext:value-type="float">
            <text:p>15704</text:p>
          </table:table-cell>
          <table:table-cell table:formula="of:=(20000-[.$A457])/([.B$2]*1000)" office:value-type="float" office:value="0.4296" calcext:value-type="float">
            <text:p>0.4296</text:p>
          </table:table-cell>
          <table:table-cell table:style-name="Default" table:formula="of:=(20000-[.$A457])/([.C$2]*1000)" office:value-type="float" office:value="0.2148" calcext:value-type="float">
            <text:p>0.2148</text:p>
          </table:table-cell>
          <table:table-cell table:formula="of:=(20000-[.$A457])/([.D$2]*1000)" office:value-type="float" office:value="0.08592" calcext:value-type="float">
            <text:p>0.08592</text:p>
          </table:table-cell>
          <table:table-cell table:formula="of:=(20000-[.$A457])/([.E$2]*1000)" office:value-type="float" office:value="0.04296" calcext:value-type="float">
            <text:p>0.04296</text:p>
          </table:table-cell>
        </table:table-row>
        <table:table-row table:style-name="ro1">
          <table:table-cell office:value-type="float" office:value="15719" calcext:value-type="float">
            <text:p>15719</text:p>
          </table:table-cell>
          <table:table-cell table:formula="of:=(20000-[.$A458])/([.B$2]*1000)" office:value-type="float" office:value="0.4281" calcext:value-type="float">
            <text:p>0.4281</text:p>
          </table:table-cell>
          <table:table-cell table:style-name="Default" table:formula="of:=(20000-[.$A458])/([.C$2]*1000)" office:value-type="float" office:value="0.21405" calcext:value-type="float">
            <text:p>0.21405</text:p>
          </table:table-cell>
          <table:table-cell table:formula="of:=(20000-[.$A458])/([.D$2]*1000)" office:value-type="float" office:value="0.08562" calcext:value-type="float">
            <text:p>0.08562</text:p>
          </table:table-cell>
          <table:table-cell table:formula="of:=(20000-[.$A458])/([.E$2]*1000)" office:value-type="float" office:value="0.04281" calcext:value-type="float">
            <text:p>0.04281</text:p>
          </table:table-cell>
        </table:table-row>
        <table:table-row table:style-name="ro1">
          <table:table-cell office:value-type="float" office:value="15736" calcext:value-type="float">
            <text:p>15736</text:p>
          </table:table-cell>
          <table:table-cell table:formula="of:=(20000-[.$A459])/([.B$2]*1000)" office:value-type="float" office:value="0.4264" calcext:value-type="float">
            <text:p>0.4264</text:p>
          </table:table-cell>
          <table:table-cell table:style-name="Default" table:formula="of:=(20000-[.$A459])/([.C$2]*1000)" office:value-type="float" office:value="0.2132" calcext:value-type="float">
            <text:p>0.2132</text:p>
          </table:table-cell>
          <table:table-cell table:formula="of:=(20000-[.$A459])/([.D$2]*1000)" office:value-type="float" office:value="0.08528" calcext:value-type="float">
            <text:p>0.08528</text:p>
          </table:table-cell>
          <table:table-cell table:formula="of:=(20000-[.$A459])/([.E$2]*1000)" office:value-type="float" office:value="0.04264" calcext:value-type="float">
            <text:p>0.04264</text:p>
          </table:table-cell>
        </table:table-row>
        <table:table-row table:style-name="ro1">
          <table:table-cell office:value-type="float" office:value="15754" calcext:value-type="float">
            <text:p>15754</text:p>
          </table:table-cell>
          <table:table-cell table:formula="of:=(20000-[.$A460])/([.B$2]*1000)" office:value-type="float" office:value="0.4246" calcext:value-type="float">
            <text:p>0.4246</text:p>
          </table:table-cell>
          <table:table-cell table:style-name="Default" table:formula="of:=(20000-[.$A460])/([.C$2]*1000)" office:value-type="float" office:value="0.2123" calcext:value-type="float">
            <text:p>0.2123</text:p>
          </table:table-cell>
          <table:table-cell table:formula="of:=(20000-[.$A460])/([.D$2]*1000)" office:value-type="float" office:value="0.08492" calcext:value-type="float">
            <text:p>0.08492</text:p>
          </table:table-cell>
          <table:table-cell table:formula="of:=(20000-[.$A460])/([.E$2]*1000)" office:value-type="float" office:value="0.04246" calcext:value-type="float">
            <text:p>0.04246</text:p>
          </table:table-cell>
        </table:table-row>
        <table:table-row table:style-name="ro1">
          <table:table-cell office:value-type="float" office:value="15728" calcext:value-type="float">
            <text:p>15728</text:p>
          </table:table-cell>
          <table:table-cell table:formula="of:=(20000-[.$A461])/([.B$2]*1000)" office:value-type="float" office:value="0.4272" calcext:value-type="float">
            <text:p>0.4272</text:p>
          </table:table-cell>
          <table:table-cell table:style-name="Default" table:formula="of:=(20000-[.$A461])/([.C$2]*1000)" office:value-type="float" office:value="0.2136" calcext:value-type="float">
            <text:p>0.2136</text:p>
          </table:table-cell>
          <table:table-cell table:formula="of:=(20000-[.$A461])/([.D$2]*1000)" office:value-type="float" office:value="0.08544" calcext:value-type="float">
            <text:p>0.08544</text:p>
          </table:table-cell>
          <table:table-cell table:formula="of:=(20000-[.$A461])/([.E$2]*1000)" office:value-type="float" office:value="0.04272" calcext:value-type="float">
            <text:p>0.04272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462])/([.B$2]*1000)" office:value-type="float" office:value="0.4236" calcext:value-type="float">
            <text:p>0.4236</text:p>
          </table:table-cell>
          <table:table-cell table:style-name="Default" table:formula="of:=(20000-[.$A462])/([.C$2]*1000)" office:value-type="float" office:value="0.2118" calcext:value-type="float">
            <text:p>0.2118</text:p>
          </table:table-cell>
          <table:table-cell table:formula="of:=(20000-[.$A462])/([.D$2]*1000)" office:value-type="float" office:value="0.08472" calcext:value-type="float">
            <text:p>0.08472</text:p>
          </table:table-cell>
          <table:table-cell table:formula="of:=(20000-[.$A462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49" calcext:value-type="float">
            <text:p>15749</text:p>
          </table:table-cell>
          <table:table-cell table:formula="of:=(20000-[.$A463])/([.B$2]*1000)" office:value-type="float" office:value="0.4251" calcext:value-type="float">
            <text:p>0.4251</text:p>
          </table:table-cell>
          <table:table-cell table:style-name="Default" table:formula="of:=(20000-[.$A463])/([.C$2]*1000)" office:value-type="float" office:value="0.21255" calcext:value-type="float">
            <text:p>0.21255</text:p>
          </table:table-cell>
          <table:table-cell table:formula="of:=(20000-[.$A463])/([.D$2]*1000)" office:value-type="float" office:value="0.08502" calcext:value-type="float">
            <text:p>0.08502</text:p>
          </table:table-cell>
          <table:table-cell table:formula="of:=(20000-[.$A463])/([.E$2]*1000)" office:value-type="float" office:value="0.04251" calcext:value-type="float">
            <text:p>0.04251</text:p>
          </table:table-cell>
        </table:table-row>
        <table:table-row table:style-name="ro1">
          <table:table-cell office:value-type="float" office:value="15715" calcext:value-type="float">
            <text:p>15715</text:p>
          </table:table-cell>
          <table:table-cell table:formula="of:=(20000-[.$A464])/([.B$2]*1000)" office:value-type="float" office:value="0.4285" calcext:value-type="float">
            <text:p>0.4285</text:p>
          </table:table-cell>
          <table:table-cell table:style-name="Default" table:formula="of:=(20000-[.$A464])/([.C$2]*1000)" office:value-type="float" office:value="0.21425" calcext:value-type="float">
            <text:p>0.21425</text:p>
          </table:table-cell>
          <table:table-cell table:formula="of:=(20000-[.$A464])/([.D$2]*1000)" office:value-type="float" office:value="0.0857" calcext:value-type="float">
            <text:p>0.0857</text:p>
          </table:table-cell>
          <table:table-cell table:formula="of:=(20000-[.$A464])/([.E$2]*1000)" office:value-type="float" office:value="0.04285" calcext:value-type="float">
            <text:p>0.04285</text:p>
          </table:table-cell>
        </table:table-row>
        <table:table-row table:style-name="ro1">
          <table:table-cell office:value-type="float" office:value="15743" calcext:value-type="float">
            <text:p>15743</text:p>
          </table:table-cell>
          <table:table-cell table:formula="of:=(20000-[.$A465])/([.B$2]*1000)" office:value-type="float" office:value="0.4257" calcext:value-type="float">
            <text:p>0.4257</text:p>
          </table:table-cell>
          <table:table-cell table:style-name="Default" table:formula="of:=(20000-[.$A465])/([.C$2]*1000)" office:value-type="float" office:value="0.21285" calcext:value-type="float">
            <text:p>0.21285</text:p>
          </table:table-cell>
          <table:table-cell table:formula="of:=(20000-[.$A465])/([.D$2]*1000)" office:value-type="float" office:value="0.08514" calcext:value-type="float">
            <text:p>0.08514</text:p>
          </table:table-cell>
          <table:table-cell table:formula="of:=(20000-[.$A465])/([.E$2]*1000)" office:value-type="float" office:value="0.04257" calcext:value-type="float">
            <text:p>0.04257</text:p>
          </table:table-cell>
        </table:table-row>
        <table:table-row table:style-name="ro1">
          <table:table-cell office:value-type="float" office:value="15747" calcext:value-type="float">
            <text:p>15747</text:p>
          </table:table-cell>
          <table:table-cell table:formula="of:=(20000-[.$A466])/([.B$2]*1000)" office:value-type="float" office:value="0.4253" calcext:value-type="float">
            <text:p>0.4253</text:p>
          </table:table-cell>
          <table:table-cell table:style-name="Default" table:formula="of:=(20000-[.$A466])/([.C$2]*1000)" office:value-type="float" office:value="0.21265" calcext:value-type="float">
            <text:p>0.21265</text:p>
          </table:table-cell>
          <table:table-cell table:formula="of:=(20000-[.$A466])/([.D$2]*1000)" office:value-type="float" office:value="0.08506" calcext:value-type="float">
            <text:p>0.08506</text:p>
          </table:table-cell>
          <table:table-cell table:formula="of:=(20000-[.$A466])/([.E$2]*1000)" office:value-type="float" office:value="0.04253" calcext:value-type="float">
            <text:p>0.04253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467])/([.B$2]*1000)" office:value-type="float" office:value="0.4237" calcext:value-type="float">
            <text:p>0.4237</text:p>
          </table:table-cell>
          <table:table-cell table:style-name="Default" table:formula="of:=(20000-[.$A467])/([.C$2]*1000)" office:value-type="float" office:value="0.21185" calcext:value-type="float">
            <text:p>0.21185</text:p>
          </table:table-cell>
          <table:table-cell table:formula="of:=(20000-[.$A467])/([.D$2]*1000)" office:value-type="float" office:value="0.08474" calcext:value-type="float">
            <text:p>0.08474</text:p>
          </table:table-cell>
          <table:table-cell table:formula="of:=(20000-[.$A467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31" calcext:value-type="float">
            <text:p>15731</text:p>
          </table:table-cell>
          <table:table-cell table:formula="of:=(20000-[.$A468])/([.B$2]*1000)" office:value-type="float" office:value="0.4269" calcext:value-type="float">
            <text:p>0.4269</text:p>
          </table:table-cell>
          <table:table-cell table:style-name="Default" table:formula="of:=(20000-[.$A468])/([.C$2]*1000)" office:value-type="float" office:value="0.21345" calcext:value-type="float">
            <text:p>0.21345</text:p>
          </table:table-cell>
          <table:table-cell table:formula="of:=(20000-[.$A468])/([.D$2]*1000)" office:value-type="float" office:value="0.08538" calcext:value-type="float">
            <text:p>0.08538</text:p>
          </table:table-cell>
          <table:table-cell table:formula="of:=(20000-[.$A468])/([.E$2]*1000)" office:value-type="float" office:value="0.04269" calcext:value-type="float">
            <text:p>0.04269</text:p>
          </table:table-cell>
        </table:table-row>
        <table:table-row table:style-name="ro1">
          <table:table-cell office:value-type="float" office:value="15758" calcext:value-type="float">
            <text:p>15758</text:p>
          </table:table-cell>
          <table:table-cell table:formula="of:=(20000-[.$A469])/([.B$2]*1000)" office:value-type="float" office:value="0.4242" calcext:value-type="float">
            <text:p>0.4242</text:p>
          </table:table-cell>
          <table:table-cell table:style-name="Default" table:formula="of:=(20000-[.$A469])/([.C$2]*1000)" office:value-type="float" office:value="0.2121" calcext:value-type="float">
            <text:p>0.2121</text:p>
          </table:table-cell>
          <table:table-cell table:formula="of:=(20000-[.$A469])/([.D$2]*1000)" office:value-type="float" office:value="0.08484" calcext:value-type="float">
            <text:p>0.08484</text:p>
          </table:table-cell>
          <table:table-cell table:formula="of:=(20000-[.$A469])/([.E$2]*1000)" office:value-type="float" office:value="0.04242" calcext:value-type="float">
            <text:p>0.04242</text:p>
          </table:table-cell>
        </table:table-row>
        <table:table-row table:style-name="ro1">
          <table:table-cell office:value-type="float" office:value="15710" calcext:value-type="float">
            <text:p>15710</text:p>
          </table:table-cell>
          <table:table-cell table:formula="of:=(20000-[.$A470])/([.B$2]*1000)" office:value-type="float" office:value="0.429" calcext:value-type="float">
            <text:p>0.429</text:p>
          </table:table-cell>
          <table:table-cell table:style-name="Default" table:formula="of:=(20000-[.$A470])/([.C$2]*1000)" office:value-type="float" office:value="0.2145" calcext:value-type="float">
            <text:p>0.2145</text:p>
          </table:table-cell>
          <table:table-cell table:formula="of:=(20000-[.$A470])/([.D$2]*1000)" office:value-type="float" office:value="0.0858" calcext:value-type="float">
            <text:p>0.0858</text:p>
          </table:table-cell>
          <table:table-cell table:formula="of:=(20000-[.$A470])/([.E$2]*1000)" office:value-type="float" office:value="0.0429" calcext:value-type="float">
            <text:p>0.0429</text:p>
          </table:table-cell>
        </table:table-row>
        <table:table-row table:style-name="ro1">
          <table:table-cell office:value-type="float" office:value="15723" calcext:value-type="float">
            <text:p>15723</text:p>
          </table:table-cell>
          <table:table-cell table:formula="of:=(20000-[.$A471])/([.B$2]*1000)" office:value-type="float" office:value="0.4277" calcext:value-type="float">
            <text:p>0.4277</text:p>
          </table:table-cell>
          <table:table-cell table:style-name="Default" table:formula="of:=(20000-[.$A471])/([.C$2]*1000)" office:value-type="float" office:value="0.21385" calcext:value-type="float">
            <text:p>0.21385</text:p>
          </table:table-cell>
          <table:table-cell table:formula="of:=(20000-[.$A471])/([.D$2]*1000)" office:value-type="float" office:value="0.08554" calcext:value-type="float">
            <text:p>0.08554</text:p>
          </table:table-cell>
          <table:table-cell table:formula="of:=(20000-[.$A471])/([.E$2]*1000)" office:value-type="float" office:value="0.04277" calcext:value-type="float">
            <text:p>0.04277</text:p>
          </table:table-cell>
        </table:table-row>
        <table:table-row table:style-name="ro1">
          <table:table-cell office:value-type="float" office:value="15743" calcext:value-type="float">
            <text:p>15743</text:p>
          </table:table-cell>
          <table:table-cell table:formula="of:=(20000-[.$A472])/([.B$2]*1000)" office:value-type="float" office:value="0.4257" calcext:value-type="float">
            <text:p>0.4257</text:p>
          </table:table-cell>
          <table:table-cell table:style-name="Default" table:formula="of:=(20000-[.$A472])/([.C$2]*1000)" office:value-type="float" office:value="0.21285" calcext:value-type="float">
            <text:p>0.21285</text:p>
          </table:table-cell>
          <table:table-cell table:formula="of:=(20000-[.$A472])/([.D$2]*1000)" office:value-type="float" office:value="0.08514" calcext:value-type="float">
            <text:p>0.08514</text:p>
          </table:table-cell>
          <table:table-cell table:formula="of:=(20000-[.$A472])/([.E$2]*1000)" office:value-type="float" office:value="0.04257" calcext:value-type="float">
            <text:p>0.04257</text:p>
          </table:table-cell>
        </table:table-row>
        <table:table-row table:style-name="ro1">
          <table:table-cell office:value-type="float" office:value="15712" calcext:value-type="float">
            <text:p>15712</text:p>
          </table:table-cell>
          <table:table-cell table:formula="of:=(20000-[.$A473])/([.B$2]*1000)" office:value-type="float" office:value="0.4288" calcext:value-type="float">
            <text:p>0.4288</text:p>
          </table:table-cell>
          <table:table-cell table:style-name="Default" table:formula="of:=(20000-[.$A473])/([.C$2]*1000)" office:value-type="float" office:value="0.2144" calcext:value-type="float">
            <text:p>0.2144</text:p>
          </table:table-cell>
          <table:table-cell table:formula="of:=(20000-[.$A473])/([.D$2]*1000)" office:value-type="float" office:value="0.08576" calcext:value-type="float">
            <text:p>0.08576</text:p>
          </table:table-cell>
          <table:table-cell table:formula="of:=(20000-[.$A473])/([.E$2]*1000)" office:value-type="float" office:value="0.04288" calcext:value-type="float">
            <text:p>0.04288</text:p>
          </table:table-cell>
        </table:table-row>
        <table:table-row table:style-name="ro1">
          <table:table-cell office:value-type="float" office:value="15756" calcext:value-type="float">
            <text:p>15756</text:p>
          </table:table-cell>
          <table:table-cell table:formula="of:=(20000-[.$A474])/([.B$2]*1000)" office:value-type="float" office:value="0.4244" calcext:value-type="float">
            <text:p>0.4244</text:p>
          </table:table-cell>
          <table:table-cell table:style-name="Default" table:formula="of:=(20000-[.$A474])/([.C$2]*1000)" office:value-type="float" office:value="0.2122" calcext:value-type="float">
            <text:p>0.2122</text:p>
          </table:table-cell>
          <table:table-cell table:formula="of:=(20000-[.$A474])/([.D$2]*1000)" office:value-type="float" office:value="0.08488" calcext:value-type="float">
            <text:p>0.08488</text:p>
          </table:table-cell>
          <table:table-cell table:formula="of:=(20000-[.$A474])/([.E$2]*1000)" office:value-type="float" office:value="0.04244" calcext:value-type="float">
            <text:p>0.04244</text:p>
          </table:table-cell>
        </table:table-row>
        <table:table-row table:style-name="ro1">
          <table:table-cell office:value-type="float" office:value="15765" calcext:value-type="float">
            <text:p>15765</text:p>
          </table:table-cell>
          <table:table-cell table:formula="of:=(20000-[.$A475])/([.B$2]*1000)" office:value-type="float" office:value="0.4235" calcext:value-type="float">
            <text:p>0.4235</text:p>
          </table:table-cell>
          <table:table-cell table:style-name="Default" table:formula="of:=(20000-[.$A475])/([.C$2]*1000)" office:value-type="float" office:value="0.21175" calcext:value-type="float">
            <text:p>0.21175</text:p>
          </table:table-cell>
          <table:table-cell table:formula="of:=(20000-[.$A475])/([.D$2]*1000)" office:value-type="float" office:value="0.0847" calcext:value-type="float">
            <text:p>0.0847</text:p>
          </table:table-cell>
          <table:table-cell table:formula="of:=(20000-[.$A475])/([.E$2]*1000)" office:value-type="float" office:value="0.04235" calcext:value-type="float">
            <text:p>0.04235</text:p>
          </table:table-cell>
        </table:table-row>
        <table:table-row table:style-name="ro1">
          <table:table-cell office:value-type="float" office:value="15709" calcext:value-type="float">
            <text:p>15709</text:p>
          </table:table-cell>
          <table:table-cell table:formula="of:=(20000-[.$A476])/([.B$2]*1000)" office:value-type="float" office:value="0.4291" calcext:value-type="float">
            <text:p>0.4291</text:p>
          </table:table-cell>
          <table:table-cell table:style-name="Default" table:formula="of:=(20000-[.$A476])/([.C$2]*1000)" office:value-type="float" office:value="0.21455" calcext:value-type="float">
            <text:p>0.21455</text:p>
          </table:table-cell>
          <table:table-cell table:formula="of:=(20000-[.$A476])/([.D$2]*1000)" office:value-type="float" office:value="0.08582" calcext:value-type="float">
            <text:p>0.08582</text:p>
          </table:table-cell>
          <table:table-cell table:formula="of:=(20000-[.$A476])/([.E$2]*1000)" office:value-type="float" office:value="0.04291" calcext:value-type="float">
            <text:p>0.04291</text:p>
          </table:table-cell>
        </table:table-row>
        <table:table-row table:style-name="ro1">
          <table:table-cell office:value-type="float" office:value="15749" calcext:value-type="float">
            <text:p>15749</text:p>
          </table:table-cell>
          <table:table-cell table:formula="of:=(20000-[.$A477])/([.B$2]*1000)" office:value-type="float" office:value="0.4251" calcext:value-type="float">
            <text:p>0.4251</text:p>
          </table:table-cell>
          <table:table-cell table:style-name="Default" table:formula="of:=(20000-[.$A477])/([.C$2]*1000)" office:value-type="float" office:value="0.21255" calcext:value-type="float">
            <text:p>0.21255</text:p>
          </table:table-cell>
          <table:table-cell table:formula="of:=(20000-[.$A477])/([.D$2]*1000)" office:value-type="float" office:value="0.08502" calcext:value-type="float">
            <text:p>0.08502</text:p>
          </table:table-cell>
          <table:table-cell table:formula="of:=(20000-[.$A477])/([.E$2]*1000)" office:value-type="float" office:value="0.04251" calcext:value-type="float">
            <text:p>0.04251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478])/([.B$2]*1000)" office:value-type="float" office:value="0.4239" calcext:value-type="float">
            <text:p>0.4239</text:p>
          </table:table-cell>
          <table:table-cell table:style-name="Default" table:formula="of:=(20000-[.$A478])/([.C$2]*1000)" office:value-type="float" office:value="0.21195" calcext:value-type="float">
            <text:p>0.21195</text:p>
          </table:table-cell>
          <table:table-cell table:formula="of:=(20000-[.$A478])/([.D$2]*1000)" office:value-type="float" office:value="0.08478" calcext:value-type="float">
            <text:p>0.08478</text:p>
          </table:table-cell>
          <table:table-cell table:formula="of:=(20000-[.$A478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15" calcext:value-type="float">
            <text:p>15715</text:p>
          </table:table-cell>
          <table:table-cell table:formula="of:=(20000-[.$A479])/([.B$2]*1000)" office:value-type="float" office:value="0.4285" calcext:value-type="float">
            <text:p>0.4285</text:p>
          </table:table-cell>
          <table:table-cell table:style-name="Default" table:formula="of:=(20000-[.$A479])/([.C$2]*1000)" office:value-type="float" office:value="0.21425" calcext:value-type="float">
            <text:p>0.21425</text:p>
          </table:table-cell>
          <table:table-cell table:formula="of:=(20000-[.$A479])/([.D$2]*1000)" office:value-type="float" office:value="0.0857" calcext:value-type="float">
            <text:p>0.0857</text:p>
          </table:table-cell>
          <table:table-cell table:formula="of:=(20000-[.$A479])/([.E$2]*1000)" office:value-type="float" office:value="0.04285" calcext:value-type="float">
            <text:p>0.04285</text:p>
          </table:table-cell>
        </table:table-row>
        <table:table-row table:style-name="ro1">
          <table:table-cell office:value-type="float" office:value="15729" calcext:value-type="float">
            <text:p>15729</text:p>
          </table:table-cell>
          <table:table-cell table:formula="of:=(20000-[.$A480])/([.B$2]*1000)" office:value-type="float" office:value="0.4271" calcext:value-type="float">
            <text:p>0.4271</text:p>
          </table:table-cell>
          <table:table-cell table:style-name="Default" table:formula="of:=(20000-[.$A480])/([.C$2]*1000)" office:value-type="float" office:value="0.21355" calcext:value-type="float">
            <text:p>0.21355</text:p>
          </table:table-cell>
          <table:table-cell table:formula="of:=(20000-[.$A480])/([.D$2]*1000)" office:value-type="float" office:value="0.08542" calcext:value-type="float">
            <text:p>0.08542</text:p>
          </table:table-cell>
          <table:table-cell table:formula="of:=(20000-[.$A480])/([.E$2]*1000)" office:value-type="float" office:value="0.04271" calcext:value-type="float">
            <text:p>0.04271</text:p>
          </table:table-cell>
        </table:table-row>
        <table:table-row table:style-name="ro1">
          <table:table-cell office:value-type="float" office:value="12991" calcext:value-type="float">
            <text:p>12991</text:p>
          </table:table-cell>
          <table:table-cell table:formula="of:=(20000-[.$A481])/([.B$2]*1000)" office:value-type="float" office:value="0.7009" calcext:value-type="float">
            <text:p>0.7009</text:p>
          </table:table-cell>
          <table:table-cell table:style-name="Default" table:formula="of:=(20000-[.$A481])/([.C$2]*1000)" office:value-type="float" office:value="0.35045" calcext:value-type="float">
            <text:p>0.35045</text:p>
          </table:table-cell>
          <table:table-cell table:formula="of:=(20000-[.$A481])/([.D$2]*1000)" office:value-type="float" office:value="0.14018" calcext:value-type="float">
            <text:p>0.14018</text:p>
          </table:table-cell>
          <table:table-cell table:formula="of:=(20000-[.$A481])/([.E$2]*1000)" office:value-type="float" office:value="0.07009" calcext:value-type="float">
            <text:p>0.07009</text:p>
          </table:table-cell>
        </table:table-row>
        <table:table-row table:style-name="ro1">
          <table:table-cell office:value-type="float" office:value="15734" calcext:value-type="float">
            <text:p>15734</text:p>
          </table:table-cell>
          <table:table-cell table:formula="of:=(20000-[.$A482])/([.B$2]*1000)" office:value-type="float" office:value="0.4266" calcext:value-type="float">
            <text:p>0.4266</text:p>
          </table:table-cell>
          <table:table-cell table:style-name="Default" table:formula="of:=(20000-[.$A482])/([.C$2]*1000)" office:value-type="float" office:value="0.2133" calcext:value-type="float">
            <text:p>0.2133</text:p>
          </table:table-cell>
          <table:table-cell table:formula="of:=(20000-[.$A482])/([.D$2]*1000)" office:value-type="float" office:value="0.08532" calcext:value-type="float">
            <text:p>0.08532</text:p>
          </table:table-cell>
          <table:table-cell table:formula="of:=(20000-[.$A482])/([.E$2]*1000)" office:value-type="float" office:value="0.04266" calcext:value-type="float">
            <text:p>0.04266</text:p>
          </table:table-cell>
        </table:table-row>
        <table:table-row table:style-name="ro1">
          <table:table-cell office:value-type="float" office:value="15714" calcext:value-type="float">
            <text:p>15714</text:p>
          </table:table-cell>
          <table:table-cell table:formula="of:=(20000-[.$A483])/([.B$2]*1000)" office:value-type="float" office:value="0.4286" calcext:value-type="float">
            <text:p>0.4286</text:p>
          </table:table-cell>
          <table:table-cell table:style-name="Default" table:formula="of:=(20000-[.$A483])/([.C$2]*1000)" office:value-type="float" office:value="0.2143" calcext:value-type="float">
            <text:p>0.2143</text:p>
          </table:table-cell>
          <table:table-cell table:formula="of:=(20000-[.$A483])/([.D$2]*1000)" office:value-type="float" office:value="0.08572" calcext:value-type="float">
            <text:p>0.08572</text:p>
          </table:table-cell>
          <table:table-cell table:formula="of:=(20000-[.$A483])/([.E$2]*1000)" office:value-type="float" office:value="0.04286" calcext:value-type="float">
            <text:p>0.04286</text:p>
          </table:table-cell>
        </table:table-row>
        <table:table-row table:style-name="ro1">
          <table:table-cell office:value-type="float" office:value="11722" calcext:value-type="float">
            <text:p>11722</text:p>
          </table:table-cell>
          <table:table-cell table:formula="of:=(20000-[.$A484])/([.B$2]*1000)" office:value-type="float" office:value="0.8278" calcext:value-type="float">
            <text:p>0.8278</text:p>
          </table:table-cell>
          <table:table-cell table:style-name="Default" table:formula="of:=(20000-[.$A484])/([.C$2]*1000)" office:value-type="float" office:value="0.4139" calcext:value-type="float">
            <text:p>0.4139</text:p>
          </table:table-cell>
          <table:table-cell table:formula="of:=(20000-[.$A484])/([.D$2]*1000)" office:value-type="float" office:value="0.16556" calcext:value-type="float">
            <text:p>0.16556</text:p>
          </table:table-cell>
          <table:table-cell table:formula="of:=(20000-[.$A484])/([.E$2]*1000)" office:value-type="float" office:value="0.08278" calcext:value-type="float">
            <text:p>0.08278</text:p>
          </table:table-cell>
        </table:table-row>
        <table:table-row table:style-name="ro1">
          <table:table-cell office:value-type="float" office:value="15713" calcext:value-type="float">
            <text:p>15713</text:p>
          </table:table-cell>
          <table:table-cell table:formula="of:=(20000-[.$A485])/([.B$2]*1000)" office:value-type="float" office:value="0.4287" calcext:value-type="float">
            <text:p>0.4287</text:p>
          </table:table-cell>
          <table:table-cell table:style-name="Default" table:formula="of:=(20000-[.$A485])/([.C$2]*1000)" office:value-type="float" office:value="0.21435" calcext:value-type="float">
            <text:p>0.21435</text:p>
          </table:table-cell>
          <table:table-cell table:formula="of:=(20000-[.$A485])/([.D$2]*1000)" office:value-type="float" office:value="0.08574" calcext:value-type="float">
            <text:p>0.08574</text:p>
          </table:table-cell>
          <table:table-cell table:formula="of:=(20000-[.$A485])/([.E$2]*1000)" office:value-type="float" office:value="0.04287" calcext:value-type="float">
            <text:p>0.04287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486])/([.B$2]*1000)" office:value-type="float" office:value="0.4239" calcext:value-type="float">
            <text:p>0.4239</text:p>
          </table:table-cell>
          <table:table-cell table:style-name="Default" table:formula="of:=(20000-[.$A486])/([.C$2]*1000)" office:value-type="float" office:value="0.21195" calcext:value-type="float">
            <text:p>0.21195</text:p>
          </table:table-cell>
          <table:table-cell table:formula="of:=(20000-[.$A486])/([.D$2]*1000)" office:value-type="float" office:value="0.08478" calcext:value-type="float">
            <text:p>0.08478</text:p>
          </table:table-cell>
          <table:table-cell table:formula="of:=(20000-[.$A486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27" calcext:value-type="float">
            <text:p>15727</text:p>
          </table:table-cell>
          <table:table-cell table:formula="of:=(20000-[.$A487])/([.B$2]*1000)" office:value-type="float" office:value="0.4273" calcext:value-type="float">
            <text:p>0.4273</text:p>
          </table:table-cell>
          <table:table-cell table:style-name="Default" table:formula="of:=(20000-[.$A487])/([.C$2]*1000)" office:value-type="float" office:value="0.21365" calcext:value-type="float">
            <text:p>0.21365</text:p>
          </table:table-cell>
          <table:table-cell table:formula="of:=(20000-[.$A487])/([.D$2]*1000)" office:value-type="float" office:value="0.08546" calcext:value-type="float">
            <text:p>0.08546</text:p>
          </table:table-cell>
          <table:table-cell table:formula="of:=(20000-[.$A487])/([.E$2]*1000)" office:value-type="float" office:value="0.04273" calcext:value-type="float">
            <text:p>0.04273</text:p>
          </table:table-cell>
        </table:table-row>
        <table:table-row table:style-name="ro1">
          <table:table-cell office:value-type="float" office:value="15727" calcext:value-type="float">
            <text:p>15727</text:p>
          </table:table-cell>
          <table:table-cell table:formula="of:=(20000-[.$A488])/([.B$2]*1000)" office:value-type="float" office:value="0.4273" calcext:value-type="float">
            <text:p>0.4273</text:p>
          </table:table-cell>
          <table:table-cell table:style-name="Default" table:formula="of:=(20000-[.$A488])/([.C$2]*1000)" office:value-type="float" office:value="0.21365" calcext:value-type="float">
            <text:p>0.21365</text:p>
          </table:table-cell>
          <table:table-cell table:formula="of:=(20000-[.$A488])/([.D$2]*1000)" office:value-type="float" office:value="0.08546" calcext:value-type="float">
            <text:p>0.08546</text:p>
          </table:table-cell>
          <table:table-cell table:formula="of:=(20000-[.$A488])/([.E$2]*1000)" office:value-type="float" office:value="0.04273" calcext:value-type="float">
            <text:p>0.04273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489])/([.B$2]*1000)" office:value-type="float" office:value="0.4238" calcext:value-type="float">
            <text:p>0.4238</text:p>
          </table:table-cell>
          <table:table-cell table:style-name="Default" table:formula="of:=(20000-[.$A489])/([.C$2]*1000)" office:value-type="float" office:value="0.2119" calcext:value-type="float">
            <text:p>0.2119</text:p>
          </table:table-cell>
          <table:table-cell table:formula="of:=(20000-[.$A489])/([.D$2]*1000)" office:value-type="float" office:value="0.08476" calcext:value-type="float">
            <text:p>0.08476</text:p>
          </table:table-cell>
          <table:table-cell table:formula="of:=(20000-[.$A489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59" calcext:value-type="float">
            <text:p>15759</text:p>
          </table:table-cell>
          <table:table-cell table:formula="of:=(20000-[.$A490])/([.B$2]*1000)" office:value-type="float" office:value="0.4241" calcext:value-type="float">
            <text:p>0.4241</text:p>
          </table:table-cell>
          <table:table-cell table:style-name="Default" table:formula="of:=(20000-[.$A490])/([.C$2]*1000)" office:value-type="float" office:value="0.21205" calcext:value-type="float">
            <text:p>0.21205</text:p>
          </table:table-cell>
          <table:table-cell table:formula="of:=(20000-[.$A490])/([.D$2]*1000)" office:value-type="float" office:value="0.08482" calcext:value-type="float">
            <text:p>0.08482</text:p>
          </table:table-cell>
          <table:table-cell table:formula="of:=(20000-[.$A490])/([.E$2]*1000)" office:value-type="float" office:value="0.04241" calcext:value-type="float">
            <text:p>0.04241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491])/([.B$2]*1000)" office:value-type="float" office:value="0.4238" calcext:value-type="float">
            <text:p>0.4238</text:p>
          </table:table-cell>
          <table:table-cell table:style-name="Default" table:formula="of:=(20000-[.$A491])/([.C$2]*1000)" office:value-type="float" office:value="0.2119" calcext:value-type="float">
            <text:p>0.2119</text:p>
          </table:table-cell>
          <table:table-cell table:formula="of:=(20000-[.$A491])/([.D$2]*1000)" office:value-type="float" office:value="0.08476" calcext:value-type="float">
            <text:p>0.08476</text:p>
          </table:table-cell>
          <table:table-cell table:formula="of:=(20000-[.$A491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58" calcext:value-type="float">
            <text:p>15758</text:p>
          </table:table-cell>
          <table:table-cell table:formula="of:=(20000-[.$A492])/([.B$2]*1000)" office:value-type="float" office:value="0.4242" calcext:value-type="float">
            <text:p>0.4242</text:p>
          </table:table-cell>
          <table:table-cell table:style-name="Default" table:formula="of:=(20000-[.$A492])/([.C$2]*1000)" office:value-type="float" office:value="0.2121" calcext:value-type="float">
            <text:p>0.2121</text:p>
          </table:table-cell>
          <table:table-cell table:formula="of:=(20000-[.$A492])/([.D$2]*1000)" office:value-type="float" office:value="0.08484" calcext:value-type="float">
            <text:p>0.08484</text:p>
          </table:table-cell>
          <table:table-cell table:formula="of:=(20000-[.$A492])/([.E$2]*1000)" office:value-type="float" office:value="0.04242" calcext:value-type="float">
            <text:p>0.04242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493])/([.B$2]*1000)" office:value-type="float" office:value="0.4238" calcext:value-type="float">
            <text:p>0.4238</text:p>
          </table:table-cell>
          <table:table-cell table:style-name="Default" table:formula="of:=(20000-[.$A493])/([.C$2]*1000)" office:value-type="float" office:value="0.2119" calcext:value-type="float">
            <text:p>0.2119</text:p>
          </table:table-cell>
          <table:table-cell table:formula="of:=(20000-[.$A493])/([.D$2]*1000)" office:value-type="float" office:value="0.08476" calcext:value-type="float">
            <text:p>0.08476</text:p>
          </table:table-cell>
          <table:table-cell table:formula="of:=(20000-[.$A493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37" calcext:value-type="float">
            <text:p>15737</text:p>
          </table:table-cell>
          <table:table-cell table:formula="of:=(20000-[.$A494])/([.B$2]*1000)" office:value-type="float" office:value="0.4263" calcext:value-type="float">
            <text:p>0.4263</text:p>
          </table:table-cell>
          <table:table-cell table:style-name="Default" table:formula="of:=(20000-[.$A494])/([.C$2]*1000)" office:value-type="float" office:value="0.21315" calcext:value-type="float">
            <text:p>0.21315</text:p>
          </table:table-cell>
          <table:table-cell table:formula="of:=(20000-[.$A494])/([.D$2]*1000)" office:value-type="float" office:value="0.08526" calcext:value-type="float">
            <text:p>0.08526</text:p>
          </table:table-cell>
          <table:table-cell table:formula="of:=(20000-[.$A494])/([.E$2]*1000)" office:value-type="float" office:value="0.04263" calcext:value-type="float">
            <text:p>0.04263</text:p>
          </table:table-cell>
        </table:table-row>
        <table:table-row table:style-name="ro1">
          <table:table-cell office:value-type="float" office:value="15757" calcext:value-type="float">
            <text:p>15757</text:p>
          </table:table-cell>
          <table:table-cell table:formula="of:=(20000-[.$A495])/([.B$2]*1000)" office:value-type="float" office:value="0.4243" calcext:value-type="float">
            <text:p>0.4243</text:p>
          </table:table-cell>
          <table:table-cell table:style-name="Default" table:formula="of:=(20000-[.$A495])/([.C$2]*1000)" office:value-type="float" office:value="0.21215" calcext:value-type="float">
            <text:p>0.21215</text:p>
          </table:table-cell>
          <table:table-cell table:formula="of:=(20000-[.$A495])/([.D$2]*1000)" office:value-type="float" office:value="0.08486" calcext:value-type="float">
            <text:p>0.08486</text:p>
          </table:table-cell>
          <table:table-cell table:formula="of:=(20000-[.$A495])/([.E$2]*1000)" office:value-type="float" office:value="0.04243" calcext:value-type="float">
            <text:p>0.04243</text:p>
          </table:table-cell>
        </table:table-row>
        <table:table-row table:style-name="ro1">
          <table:table-cell office:value-type="float" office:value="15716" calcext:value-type="float">
            <text:p>15716</text:p>
          </table:table-cell>
          <table:table-cell table:formula="of:=(20000-[.$A496])/([.B$2]*1000)" office:value-type="float" office:value="0.4284" calcext:value-type="float">
            <text:p>0.4284</text:p>
          </table:table-cell>
          <table:table-cell table:style-name="Default" table:formula="of:=(20000-[.$A496])/([.C$2]*1000)" office:value-type="float" office:value="0.2142" calcext:value-type="float">
            <text:p>0.2142</text:p>
          </table:table-cell>
          <table:table-cell table:formula="of:=(20000-[.$A496])/([.D$2]*1000)" office:value-type="float" office:value="0.08568" calcext:value-type="float">
            <text:p>0.08568</text:p>
          </table:table-cell>
          <table:table-cell table:formula="of:=(20000-[.$A496])/([.E$2]*1000)" office:value-type="float" office:value="0.04284" calcext:value-type="float">
            <text:p>0.04284</text:p>
          </table:table-cell>
        </table:table-row>
        <table:table-row table:style-name="ro1">
          <table:table-cell office:value-type="float" office:value="15720" calcext:value-type="float">
            <text:p>15720</text:p>
          </table:table-cell>
          <table:table-cell table:formula="of:=(20000-[.$A497])/([.B$2]*1000)" office:value-type="float" office:value="0.428" calcext:value-type="float">
            <text:p>0.428</text:p>
          </table:table-cell>
          <table:table-cell table:style-name="Default" table:formula="of:=(20000-[.$A497])/([.C$2]*1000)" office:value-type="float" office:value="0.214" calcext:value-type="float">
            <text:p>0.214</text:p>
          </table:table-cell>
          <table:table-cell table:formula="of:=(20000-[.$A497])/([.D$2]*1000)" office:value-type="float" office:value="0.0856" calcext:value-type="float">
            <text:p>0.0856</text:p>
          </table:table-cell>
          <table:table-cell table:formula="of:=(20000-[.$A497])/([.E$2]*1000)"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15729" calcext:value-type="float">
            <text:p>15729</text:p>
          </table:table-cell>
          <table:table-cell table:formula="of:=(20000-[.$A498])/([.B$2]*1000)" office:value-type="float" office:value="0.4271" calcext:value-type="float">
            <text:p>0.4271</text:p>
          </table:table-cell>
          <table:table-cell table:style-name="Default" table:formula="of:=(20000-[.$A498])/([.C$2]*1000)" office:value-type="float" office:value="0.21355" calcext:value-type="float">
            <text:p>0.21355</text:p>
          </table:table-cell>
          <table:table-cell table:formula="of:=(20000-[.$A498])/([.D$2]*1000)" office:value-type="float" office:value="0.08542" calcext:value-type="float">
            <text:p>0.08542</text:p>
          </table:table-cell>
          <table:table-cell table:formula="of:=(20000-[.$A498])/([.E$2]*1000)" office:value-type="float" office:value="0.04271" calcext:value-type="float">
            <text:p>0.04271</text:p>
          </table:table-cell>
        </table:table-row>
        <table:table-row table:style-name="ro1">
          <table:table-cell office:value-type="float" office:value="15689" calcext:value-type="float">
            <text:p>15689</text:p>
          </table:table-cell>
          <table:table-cell table:formula="of:=(20000-[.$A499])/([.B$2]*1000)" office:value-type="float" office:value="0.4311" calcext:value-type="float">
            <text:p>0.4311</text:p>
          </table:table-cell>
          <table:table-cell table:style-name="Default" table:formula="of:=(20000-[.$A499])/([.C$2]*1000)" office:value-type="float" office:value="0.21555" calcext:value-type="float">
            <text:p>0.21555</text:p>
          </table:table-cell>
          <table:table-cell table:formula="of:=(20000-[.$A499])/([.D$2]*1000)" office:value-type="float" office:value="0.08622" calcext:value-type="float">
            <text:p>0.08622</text:p>
          </table:table-cell>
          <table:table-cell table:formula="of:=(20000-[.$A499])/([.E$2]*1000)" office:value-type="float" office:value="0.04311" calcext:value-type="float">
            <text:p>0.04311</text:p>
          </table:table-cell>
        </table:table-row>
        <table:table-row table:style-name="ro1">
          <table:table-cell office:value-type="float" office:value="15758" calcext:value-type="float">
            <text:p>15758</text:p>
          </table:table-cell>
          <table:table-cell table:formula="of:=(20000-[.$A500])/([.B$2]*1000)" office:value-type="float" office:value="0.4242" calcext:value-type="float">
            <text:p>0.4242</text:p>
          </table:table-cell>
          <table:table-cell table:style-name="Default" table:formula="of:=(20000-[.$A500])/([.C$2]*1000)" office:value-type="float" office:value="0.2121" calcext:value-type="float">
            <text:p>0.2121</text:p>
          </table:table-cell>
          <table:table-cell table:formula="of:=(20000-[.$A500])/([.D$2]*1000)" office:value-type="float" office:value="0.08484" calcext:value-type="float">
            <text:p>0.08484</text:p>
          </table:table-cell>
          <table:table-cell table:formula="of:=(20000-[.$A500])/([.E$2]*1000)" office:value-type="float" office:value="0.04242" calcext:value-type="float">
            <text:p>0.04242</text:p>
          </table:table-cell>
        </table:table-row>
        <table:table-row table:style-name="ro1">
          <table:table-cell office:value-type="float" office:value="15757" calcext:value-type="float">
            <text:p>15757</text:p>
          </table:table-cell>
          <table:table-cell table:formula="of:=(20000-[.$A501])/([.B$2]*1000)" office:value-type="float" office:value="0.4243" calcext:value-type="float">
            <text:p>0.4243</text:p>
          </table:table-cell>
          <table:table-cell table:style-name="Default" table:formula="of:=(20000-[.$A501])/([.C$2]*1000)" office:value-type="float" office:value="0.21215" calcext:value-type="float">
            <text:p>0.21215</text:p>
          </table:table-cell>
          <table:table-cell table:formula="of:=(20000-[.$A501])/([.D$2]*1000)" office:value-type="float" office:value="0.08486" calcext:value-type="float">
            <text:p>0.08486</text:p>
          </table:table-cell>
          <table:table-cell table:formula="of:=(20000-[.$A501])/([.E$2]*1000)" office:value-type="float" office:value="0.04243" calcext:value-type="float">
            <text:p>0.04243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502])/([.B$2]*1000)" office:value-type="float" office:value="0.4238" calcext:value-type="float">
            <text:p>0.4238</text:p>
          </table:table-cell>
          <table:table-cell table:style-name="Default" table:formula="of:=(20000-[.$A502])/([.C$2]*1000)" office:value-type="float" office:value="0.2119" calcext:value-type="float">
            <text:p>0.2119</text:p>
          </table:table-cell>
          <table:table-cell table:formula="of:=(20000-[.$A502])/([.D$2]*1000)" office:value-type="float" office:value="0.08476" calcext:value-type="float">
            <text:p>0.08476</text:p>
          </table:table-cell>
          <table:table-cell table:formula="of:=(20000-[.$A502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58" calcext:value-type="float">
            <text:p>15758</text:p>
          </table:table-cell>
          <table:table-cell table:formula="of:=(20000-[.$A503])/([.B$2]*1000)" office:value-type="float" office:value="0.4242" calcext:value-type="float">
            <text:p>0.4242</text:p>
          </table:table-cell>
          <table:table-cell table:style-name="Default" table:formula="of:=(20000-[.$A503])/([.C$2]*1000)" office:value-type="float" office:value="0.2121" calcext:value-type="float">
            <text:p>0.2121</text:p>
          </table:table-cell>
          <table:table-cell table:formula="of:=(20000-[.$A503])/([.D$2]*1000)" office:value-type="float" office:value="0.08484" calcext:value-type="float">
            <text:p>0.08484</text:p>
          </table:table-cell>
          <table:table-cell table:formula="of:=(20000-[.$A503])/([.E$2]*1000)" office:value-type="float" office:value="0.04242" calcext:value-type="float">
            <text:p>0.04242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504])/([.B$2]*1000)" office:value-type="float" office:value="0.4238" calcext:value-type="float">
            <text:p>0.4238</text:p>
          </table:table-cell>
          <table:table-cell table:style-name="Default" table:formula="of:=(20000-[.$A504])/([.C$2]*1000)" office:value-type="float" office:value="0.2119" calcext:value-type="float">
            <text:p>0.2119</text:p>
          </table:table-cell>
          <table:table-cell table:formula="of:=(20000-[.$A504])/([.D$2]*1000)" office:value-type="float" office:value="0.08476" calcext:value-type="float">
            <text:p>0.08476</text:p>
          </table:table-cell>
          <table:table-cell table:formula="of:=(20000-[.$A504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505])/([.B$2]*1000)" office:value-type="float" office:value="0.4237" calcext:value-type="float">
            <text:p>0.4237</text:p>
          </table:table-cell>
          <table:table-cell table:style-name="Default" table:formula="of:=(20000-[.$A505])/([.C$2]*1000)" office:value-type="float" office:value="0.21185" calcext:value-type="float">
            <text:p>0.21185</text:p>
          </table:table-cell>
          <table:table-cell table:formula="of:=(20000-[.$A505])/([.D$2]*1000)" office:value-type="float" office:value="0.08474" calcext:value-type="float">
            <text:p>0.08474</text:p>
          </table:table-cell>
          <table:table-cell table:formula="of:=(20000-[.$A505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31" calcext:value-type="float">
            <text:p>15731</text:p>
          </table:table-cell>
          <table:table-cell table:formula="of:=(20000-[.$A506])/([.B$2]*1000)" office:value-type="float" office:value="0.4269" calcext:value-type="float">
            <text:p>0.4269</text:p>
          </table:table-cell>
          <table:table-cell table:style-name="Default" table:formula="of:=(20000-[.$A506])/([.C$2]*1000)" office:value-type="float" office:value="0.21345" calcext:value-type="float">
            <text:p>0.21345</text:p>
          </table:table-cell>
          <table:table-cell table:formula="of:=(20000-[.$A506])/([.D$2]*1000)" office:value-type="float" office:value="0.08538" calcext:value-type="float">
            <text:p>0.08538</text:p>
          </table:table-cell>
          <table:table-cell table:formula="of:=(20000-[.$A506])/([.E$2]*1000)" office:value-type="float" office:value="0.04269" calcext:value-type="float">
            <text:p>0.04269</text:p>
          </table:table-cell>
        </table:table-row>
        <table:table-row table:style-name="ro1">
          <table:table-cell office:value-type="float" office:value="15765" calcext:value-type="float">
            <text:p>15765</text:p>
          </table:table-cell>
          <table:table-cell table:formula="of:=(20000-[.$A507])/([.B$2]*1000)" office:value-type="float" office:value="0.4235" calcext:value-type="float">
            <text:p>0.4235</text:p>
          </table:table-cell>
          <table:table-cell table:style-name="Default" table:formula="of:=(20000-[.$A507])/([.C$2]*1000)" office:value-type="float" office:value="0.21175" calcext:value-type="float">
            <text:p>0.21175</text:p>
          </table:table-cell>
          <table:table-cell table:formula="of:=(20000-[.$A507])/([.D$2]*1000)" office:value-type="float" office:value="0.0847" calcext:value-type="float">
            <text:p>0.0847</text:p>
          </table:table-cell>
          <table:table-cell table:formula="of:=(20000-[.$A507])/([.E$2]*1000)" office:value-type="float" office:value="0.04235" calcext:value-type="float">
            <text:p>0.04235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508])/([.B$2]*1000)" office:value-type="float" office:value="0.4237" calcext:value-type="float">
            <text:p>0.4237</text:p>
          </table:table-cell>
          <table:table-cell table:style-name="Default" table:formula="of:=(20000-[.$A508])/([.C$2]*1000)" office:value-type="float" office:value="0.21185" calcext:value-type="float">
            <text:p>0.21185</text:p>
          </table:table-cell>
          <table:table-cell table:formula="of:=(20000-[.$A508])/([.D$2]*1000)" office:value-type="float" office:value="0.08474" calcext:value-type="float">
            <text:p>0.08474</text:p>
          </table:table-cell>
          <table:table-cell table:formula="of:=(20000-[.$A508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18" calcext:value-type="float">
            <text:p>15718</text:p>
          </table:table-cell>
          <table:table-cell table:formula="of:=(20000-[.$A509])/([.B$2]*1000)" office:value-type="float" office:value="0.4282" calcext:value-type="float">
            <text:p>0.4282</text:p>
          </table:table-cell>
          <table:table-cell table:style-name="Default" table:formula="of:=(20000-[.$A509])/([.C$2]*1000)" office:value-type="float" office:value="0.2141" calcext:value-type="float">
            <text:p>0.2141</text:p>
          </table:table-cell>
          <table:table-cell table:formula="of:=(20000-[.$A509])/([.D$2]*1000)" office:value-type="float" office:value="0.08564" calcext:value-type="float">
            <text:p>0.08564</text:p>
          </table:table-cell>
          <table:table-cell table:formula="of:=(20000-[.$A509])/([.E$2]*1000)" office:value-type="float" office:value="0.04282" calcext:value-type="float">
            <text:p>0.04282</text:p>
          </table:table-cell>
        </table:table-row>
        <table:table-row table:style-name="ro1">
          <table:table-cell office:value-type="float" office:value="15725" calcext:value-type="float">
            <text:p>15725</text:p>
          </table:table-cell>
          <table:table-cell table:formula="of:=(20000-[.$A510])/([.B$2]*1000)" office:value-type="float" office:value="0.4275" calcext:value-type="float">
            <text:p>0.4275</text:p>
          </table:table-cell>
          <table:table-cell table:style-name="Default" table:formula="of:=(20000-[.$A510])/([.C$2]*1000)" office:value-type="float" office:value="0.21375" calcext:value-type="float">
            <text:p>0.21375</text:p>
          </table:table-cell>
          <table:table-cell table:formula="of:=(20000-[.$A510])/([.D$2]*1000)" office:value-type="float" office:value="0.0855" calcext:value-type="float">
            <text:p>0.0855</text:p>
          </table:table-cell>
          <table:table-cell table:formula="of:=(20000-[.$A510])/([.E$2]*1000)" office:value-type="float" office:value="0.04275" calcext:value-type="float">
            <text:p>0.04275</text:p>
          </table:table-cell>
        </table:table-row>
        <table:table-row table:style-name="ro1">
          <table:table-cell office:value-type="float" office:value="15748" calcext:value-type="float">
            <text:p>15748</text:p>
          </table:table-cell>
          <table:table-cell table:formula="of:=(20000-[.$A511])/([.B$2]*1000)" office:value-type="float" office:value="0.4252" calcext:value-type="float">
            <text:p>0.4252</text:p>
          </table:table-cell>
          <table:table-cell table:style-name="Default" table:formula="of:=(20000-[.$A511])/([.C$2]*1000)" office:value-type="float" office:value="0.2126" calcext:value-type="float">
            <text:p>0.2126</text:p>
          </table:table-cell>
          <table:table-cell table:formula="of:=(20000-[.$A511])/([.D$2]*1000)" office:value-type="float" office:value="0.08504" calcext:value-type="float">
            <text:p>0.08504</text:p>
          </table:table-cell>
          <table:table-cell table:formula="of:=(20000-[.$A511])/([.E$2]*1000)" office:value-type="float" office:value="0.04252" calcext:value-type="float">
            <text:p>0.04252</text:p>
          </table:table-cell>
        </table:table-row>
        <table:table-row table:style-name="ro1">
          <table:table-cell office:value-type="float" office:value="15748" calcext:value-type="float">
            <text:p>15748</text:p>
          </table:table-cell>
          <table:table-cell table:formula="of:=(20000-[.$A512])/([.B$2]*1000)" office:value-type="float" office:value="0.4252" calcext:value-type="float">
            <text:p>0.4252</text:p>
          </table:table-cell>
          <table:table-cell table:style-name="Default" table:formula="of:=(20000-[.$A512])/([.C$2]*1000)" office:value-type="float" office:value="0.2126" calcext:value-type="float">
            <text:p>0.2126</text:p>
          </table:table-cell>
          <table:table-cell table:formula="of:=(20000-[.$A512])/([.D$2]*1000)" office:value-type="float" office:value="0.08504" calcext:value-type="float">
            <text:p>0.08504</text:p>
          </table:table-cell>
          <table:table-cell table:formula="of:=(20000-[.$A512])/([.E$2]*1000)" office:value-type="float" office:value="0.04252" calcext:value-type="float">
            <text:p>0.04252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513])/([.B$2]*1000)" office:value-type="float" office:value="0.4239" calcext:value-type="float">
            <text:p>0.4239</text:p>
          </table:table-cell>
          <table:table-cell table:style-name="Default" table:formula="of:=(20000-[.$A513])/([.C$2]*1000)" office:value-type="float" office:value="0.21195" calcext:value-type="float">
            <text:p>0.21195</text:p>
          </table:table-cell>
          <table:table-cell table:formula="of:=(20000-[.$A513])/([.D$2]*1000)" office:value-type="float" office:value="0.08478" calcext:value-type="float">
            <text:p>0.08478</text:p>
          </table:table-cell>
          <table:table-cell table:formula="of:=(20000-[.$A513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16" calcext:value-type="float">
            <text:p>15716</text:p>
          </table:table-cell>
          <table:table-cell table:formula="of:=(20000-[.$A514])/([.B$2]*1000)" office:value-type="float" office:value="0.4284" calcext:value-type="float">
            <text:p>0.4284</text:p>
          </table:table-cell>
          <table:table-cell table:style-name="Default" table:formula="of:=(20000-[.$A514])/([.C$2]*1000)" office:value-type="float" office:value="0.2142" calcext:value-type="float">
            <text:p>0.2142</text:p>
          </table:table-cell>
          <table:table-cell table:formula="of:=(20000-[.$A514])/([.D$2]*1000)" office:value-type="float" office:value="0.08568" calcext:value-type="float">
            <text:p>0.08568</text:p>
          </table:table-cell>
          <table:table-cell table:formula="of:=(20000-[.$A514])/([.E$2]*1000)" office:value-type="float" office:value="0.04284" calcext:value-type="float">
            <text:p>0.04284</text:p>
          </table:table-cell>
        </table:table-row>
        <table:table-row table:style-name="ro1">
          <table:table-cell office:value-type="float" office:value="15713" calcext:value-type="float">
            <text:p>15713</text:p>
          </table:table-cell>
          <table:table-cell table:formula="of:=(20000-[.$A515])/([.B$2]*1000)" office:value-type="float" office:value="0.4287" calcext:value-type="float">
            <text:p>0.4287</text:p>
          </table:table-cell>
          <table:table-cell table:style-name="Default" table:formula="of:=(20000-[.$A515])/([.C$2]*1000)" office:value-type="float" office:value="0.21435" calcext:value-type="float">
            <text:p>0.21435</text:p>
          </table:table-cell>
          <table:table-cell table:formula="of:=(20000-[.$A515])/([.D$2]*1000)" office:value-type="float" office:value="0.08574" calcext:value-type="float">
            <text:p>0.08574</text:p>
          </table:table-cell>
          <table:table-cell table:formula="of:=(20000-[.$A515])/([.E$2]*1000)" office:value-type="float" office:value="0.04287" calcext:value-type="float">
            <text:p>0.04287</text:p>
          </table:table-cell>
        </table:table-row>
        <table:table-row table:style-name="ro1">
          <table:table-cell office:value-type="float" office:value="15733" calcext:value-type="float">
            <text:p>15733</text:p>
          </table:table-cell>
          <table:table-cell table:formula="of:=(20000-[.$A516])/([.B$2]*1000)" office:value-type="float" office:value="0.4267" calcext:value-type="float">
            <text:p>0.4267</text:p>
          </table:table-cell>
          <table:table-cell table:style-name="Default" table:formula="of:=(20000-[.$A516])/([.C$2]*1000)" office:value-type="float" office:value="0.21335" calcext:value-type="float">
            <text:p>0.21335</text:p>
          </table:table-cell>
          <table:table-cell table:formula="of:=(20000-[.$A516])/([.D$2]*1000)" office:value-type="float" office:value="0.08534" calcext:value-type="float">
            <text:p>0.08534</text:p>
          </table:table-cell>
          <table:table-cell table:formula="of:=(20000-[.$A516])/([.E$2]*1000)" office:value-type="float" office:value="0.04267" calcext:value-type="float">
            <text:p>0.04267</text:p>
          </table:table-cell>
        </table:table-row>
        <table:table-row table:style-name="ro1">
          <table:table-cell office:value-type="float" office:value="15759" calcext:value-type="float">
            <text:p>15759</text:p>
          </table:table-cell>
          <table:table-cell table:formula="of:=(20000-[.$A517])/([.B$2]*1000)" office:value-type="float" office:value="0.4241" calcext:value-type="float">
            <text:p>0.4241</text:p>
          </table:table-cell>
          <table:table-cell table:style-name="Default" table:formula="of:=(20000-[.$A517])/([.C$2]*1000)" office:value-type="float" office:value="0.21205" calcext:value-type="float">
            <text:p>0.21205</text:p>
          </table:table-cell>
          <table:table-cell table:formula="of:=(20000-[.$A517])/([.D$2]*1000)" office:value-type="float" office:value="0.08482" calcext:value-type="float">
            <text:p>0.08482</text:p>
          </table:table-cell>
          <table:table-cell table:formula="of:=(20000-[.$A517])/([.E$2]*1000)" office:value-type="float" office:value="0.04241" calcext:value-type="float">
            <text:p>0.04241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518])/([.B$2]*1000)" office:value-type="float" office:value="0.4238" calcext:value-type="float">
            <text:p>0.4238</text:p>
          </table:table-cell>
          <table:table-cell table:style-name="Default" table:formula="of:=(20000-[.$A518])/([.C$2]*1000)" office:value-type="float" office:value="0.2119" calcext:value-type="float">
            <text:p>0.2119</text:p>
          </table:table-cell>
          <table:table-cell table:formula="of:=(20000-[.$A518])/([.D$2]*1000)" office:value-type="float" office:value="0.08476" calcext:value-type="float">
            <text:p>0.08476</text:p>
          </table:table-cell>
          <table:table-cell table:formula="of:=(20000-[.$A518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519])/([.B$2]*1000)" office:value-type="float" office:value="0.4236" calcext:value-type="float">
            <text:p>0.4236</text:p>
          </table:table-cell>
          <table:table-cell table:style-name="Default" table:formula="of:=(20000-[.$A519])/([.C$2]*1000)" office:value-type="float" office:value="0.2118" calcext:value-type="float">
            <text:p>0.2118</text:p>
          </table:table-cell>
          <table:table-cell table:formula="of:=(20000-[.$A519])/([.D$2]*1000)" office:value-type="float" office:value="0.08472" calcext:value-type="float">
            <text:p>0.08472</text:p>
          </table:table-cell>
          <table:table-cell table:formula="of:=(20000-[.$A519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520])/([.B$2]*1000)" office:value-type="float" office:value="0.424" calcext:value-type="float">
            <text:p>0.424</text:p>
          </table:table-cell>
          <table:table-cell table:style-name="Default" table:formula="of:=(20000-[.$A520])/([.C$2]*1000)" office:value-type="float" office:value="0.212" calcext:value-type="float">
            <text:p>0.212</text:p>
          </table:table-cell>
          <table:table-cell table:formula="of:=(20000-[.$A520])/([.D$2]*1000)" office:value-type="float" office:value="0.0848" calcext:value-type="float">
            <text:p>0.0848</text:p>
          </table:table-cell>
          <table:table-cell table:formula="of:=(20000-[.$A520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521])/([.B$2]*1000)" office:value-type="float" office:value="0.424" calcext:value-type="float">
            <text:p>0.424</text:p>
          </table:table-cell>
          <table:table-cell table:style-name="Default" table:formula="of:=(20000-[.$A521])/([.C$2]*1000)" office:value-type="float" office:value="0.212" calcext:value-type="float">
            <text:p>0.212</text:p>
          </table:table-cell>
          <table:table-cell table:formula="of:=(20000-[.$A521])/([.D$2]*1000)" office:value-type="float" office:value="0.0848" calcext:value-type="float">
            <text:p>0.0848</text:p>
          </table:table-cell>
          <table:table-cell table:formula="of:=(20000-[.$A521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522])/([.B$2]*1000)" office:value-type="float" office:value="0.4237" calcext:value-type="float">
            <text:p>0.4237</text:p>
          </table:table-cell>
          <table:table-cell table:style-name="Default" table:formula="of:=(20000-[.$A522])/([.C$2]*1000)" office:value-type="float" office:value="0.21185" calcext:value-type="float">
            <text:p>0.21185</text:p>
          </table:table-cell>
          <table:table-cell table:formula="of:=(20000-[.$A522])/([.D$2]*1000)" office:value-type="float" office:value="0.08474" calcext:value-type="float">
            <text:p>0.08474</text:p>
          </table:table-cell>
          <table:table-cell table:formula="of:=(20000-[.$A522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03" calcext:value-type="float">
            <text:p>15703</text:p>
          </table:table-cell>
          <table:table-cell table:formula="of:=(20000-[.$A523])/([.B$2]*1000)" office:value-type="float" office:value="0.4297" calcext:value-type="float">
            <text:p>0.4297</text:p>
          </table:table-cell>
          <table:table-cell table:style-name="Default" table:formula="of:=(20000-[.$A523])/([.C$2]*1000)" office:value-type="float" office:value="0.21485" calcext:value-type="float">
            <text:p>0.21485</text:p>
          </table:table-cell>
          <table:table-cell table:formula="of:=(20000-[.$A523])/([.D$2]*1000)" office:value-type="float" office:value="0.08594" calcext:value-type="float">
            <text:p>0.08594</text:p>
          </table:table-cell>
          <table:table-cell table:formula="of:=(20000-[.$A523])/([.E$2]*1000)" office:value-type="float" office:value="0.04297" calcext:value-type="float">
            <text:p>0.04297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524])/([.B$2]*1000)" office:value-type="float" office:value="0.4236" calcext:value-type="float">
            <text:p>0.4236</text:p>
          </table:table-cell>
          <table:table-cell table:style-name="Default" table:formula="of:=(20000-[.$A524])/([.C$2]*1000)" office:value-type="float" office:value="0.2118" calcext:value-type="float">
            <text:p>0.2118</text:p>
          </table:table-cell>
          <table:table-cell table:formula="of:=(20000-[.$A524])/([.D$2]*1000)" office:value-type="float" office:value="0.08472" calcext:value-type="float">
            <text:p>0.08472</text:p>
          </table:table-cell>
          <table:table-cell table:formula="of:=(20000-[.$A524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14" calcext:value-type="float">
            <text:p>15714</text:p>
          </table:table-cell>
          <table:table-cell table:formula="of:=(20000-[.$A525])/([.B$2]*1000)" office:value-type="float" office:value="0.4286" calcext:value-type="float">
            <text:p>0.4286</text:p>
          </table:table-cell>
          <table:table-cell table:style-name="Default" table:formula="of:=(20000-[.$A525])/([.C$2]*1000)" office:value-type="float" office:value="0.2143" calcext:value-type="float">
            <text:p>0.2143</text:p>
          </table:table-cell>
          <table:table-cell table:formula="of:=(20000-[.$A525])/([.D$2]*1000)" office:value-type="float" office:value="0.08572" calcext:value-type="float">
            <text:p>0.08572</text:p>
          </table:table-cell>
          <table:table-cell table:formula="of:=(20000-[.$A525])/([.E$2]*1000)" office:value-type="float" office:value="0.04286" calcext:value-type="float">
            <text:p>0.04286</text:p>
          </table:table-cell>
        </table:table-row>
        <table:table-row table:style-name="ro1">
          <table:table-cell office:value-type="float" office:value="15746" calcext:value-type="float">
            <text:p>15746</text:p>
          </table:table-cell>
          <table:table-cell table:formula="of:=(20000-[.$A526])/([.B$2]*1000)" office:value-type="float" office:value="0.4254" calcext:value-type="float">
            <text:p>0.4254</text:p>
          </table:table-cell>
          <table:table-cell table:style-name="Default" table:formula="of:=(20000-[.$A526])/([.C$2]*1000)" office:value-type="float" office:value="0.2127" calcext:value-type="float">
            <text:p>0.2127</text:p>
          </table:table-cell>
          <table:table-cell table:formula="of:=(20000-[.$A526])/([.D$2]*1000)" office:value-type="float" office:value="0.08508" calcext:value-type="float">
            <text:p>0.08508</text:p>
          </table:table-cell>
          <table:table-cell table:formula="of:=(20000-[.$A526])/([.E$2]*1000)" office:value-type="float" office:value="0.04254" calcext:value-type="float">
            <text:p>0.04254</text:p>
          </table:table-cell>
        </table:table-row>
        <table:table-row table:style-name="ro1">
          <table:table-cell office:value-type="float" office:value="15711" calcext:value-type="float">
            <text:p>15711</text:p>
          </table:table-cell>
          <table:table-cell table:formula="of:=(20000-[.$A527])/([.B$2]*1000)" office:value-type="float" office:value="0.4289" calcext:value-type="float">
            <text:p>0.4289</text:p>
          </table:table-cell>
          <table:table-cell table:style-name="Default" table:formula="of:=(20000-[.$A527])/([.C$2]*1000)" office:value-type="float" office:value="0.21445" calcext:value-type="float">
            <text:p>0.21445</text:p>
          </table:table-cell>
          <table:table-cell table:formula="of:=(20000-[.$A527])/([.D$2]*1000)" office:value-type="float" office:value="0.08578" calcext:value-type="float">
            <text:p>0.08578</text:p>
          </table:table-cell>
          <table:table-cell table:formula="of:=(20000-[.$A527])/([.E$2]*1000)" office:value-type="float" office:value="0.04289" calcext:value-type="float">
            <text:p>0.04289</text:p>
          </table:table-cell>
        </table:table-row>
        <table:table-row table:style-name="ro1">
          <table:table-cell office:value-type="float" office:value="15758" calcext:value-type="float">
            <text:p>15758</text:p>
          </table:table-cell>
          <table:table-cell table:formula="of:=(20000-[.$A528])/([.B$2]*1000)" office:value-type="float" office:value="0.4242" calcext:value-type="float">
            <text:p>0.4242</text:p>
          </table:table-cell>
          <table:table-cell table:style-name="Default" table:formula="of:=(20000-[.$A528])/([.C$2]*1000)" office:value-type="float" office:value="0.2121" calcext:value-type="float">
            <text:p>0.2121</text:p>
          </table:table-cell>
          <table:table-cell table:formula="of:=(20000-[.$A528])/([.D$2]*1000)" office:value-type="float" office:value="0.08484" calcext:value-type="float">
            <text:p>0.08484</text:p>
          </table:table-cell>
          <table:table-cell table:formula="of:=(20000-[.$A528])/([.E$2]*1000)" office:value-type="float" office:value="0.04242" calcext:value-type="float">
            <text:p>0.04242</text:p>
          </table:table-cell>
        </table:table-row>
        <table:table-row table:style-name="ro1">
          <table:table-cell office:value-type="float" office:value="15725" calcext:value-type="float">
            <text:p>15725</text:p>
          </table:table-cell>
          <table:table-cell table:formula="of:=(20000-[.$A529])/([.B$2]*1000)" office:value-type="float" office:value="0.4275" calcext:value-type="float">
            <text:p>0.4275</text:p>
          </table:table-cell>
          <table:table-cell table:style-name="Default" table:formula="of:=(20000-[.$A529])/([.C$2]*1000)" office:value-type="float" office:value="0.21375" calcext:value-type="float">
            <text:p>0.21375</text:p>
          </table:table-cell>
          <table:table-cell table:formula="of:=(20000-[.$A529])/([.D$2]*1000)" office:value-type="float" office:value="0.0855" calcext:value-type="float">
            <text:p>0.0855</text:p>
          </table:table-cell>
          <table:table-cell table:formula="of:=(20000-[.$A529])/([.E$2]*1000)" office:value-type="float" office:value="0.04275" calcext:value-type="float">
            <text:p>0.04275</text:p>
          </table:table-cell>
        </table:table-row>
        <table:table-row table:style-name="ro1">
          <table:table-cell office:value-type="float" office:value="15748" calcext:value-type="float">
            <text:p>15748</text:p>
          </table:table-cell>
          <table:table-cell table:formula="of:=(20000-[.$A530])/([.B$2]*1000)" office:value-type="float" office:value="0.4252" calcext:value-type="float">
            <text:p>0.4252</text:p>
          </table:table-cell>
          <table:table-cell table:style-name="Default" table:formula="of:=(20000-[.$A530])/([.C$2]*1000)" office:value-type="float" office:value="0.2126" calcext:value-type="float">
            <text:p>0.2126</text:p>
          </table:table-cell>
          <table:table-cell table:formula="of:=(20000-[.$A530])/([.D$2]*1000)" office:value-type="float" office:value="0.08504" calcext:value-type="float">
            <text:p>0.08504</text:p>
          </table:table-cell>
          <table:table-cell table:formula="of:=(20000-[.$A530])/([.E$2]*1000)" office:value-type="float" office:value="0.04252" calcext:value-type="float">
            <text:p>0.04252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531])/([.B$2]*1000)" office:value-type="float" office:value="0.4237" calcext:value-type="float">
            <text:p>0.4237</text:p>
          </table:table-cell>
          <table:table-cell table:style-name="Default" table:formula="of:=(20000-[.$A531])/([.C$2]*1000)" office:value-type="float" office:value="0.21185" calcext:value-type="float">
            <text:p>0.21185</text:p>
          </table:table-cell>
          <table:table-cell table:formula="of:=(20000-[.$A531])/([.D$2]*1000)" office:value-type="float" office:value="0.08474" calcext:value-type="float">
            <text:p>0.08474</text:p>
          </table:table-cell>
          <table:table-cell table:formula="of:=(20000-[.$A531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29" calcext:value-type="float">
            <text:p>15729</text:p>
          </table:table-cell>
          <table:table-cell table:formula="of:=(20000-[.$A532])/([.B$2]*1000)" office:value-type="float" office:value="0.4271" calcext:value-type="float">
            <text:p>0.4271</text:p>
          </table:table-cell>
          <table:table-cell table:style-name="Default" table:formula="of:=(20000-[.$A532])/([.C$2]*1000)" office:value-type="float" office:value="0.21355" calcext:value-type="float">
            <text:p>0.21355</text:p>
          </table:table-cell>
          <table:table-cell table:formula="of:=(20000-[.$A532])/([.D$2]*1000)" office:value-type="float" office:value="0.08542" calcext:value-type="float">
            <text:p>0.08542</text:p>
          </table:table-cell>
          <table:table-cell table:formula="of:=(20000-[.$A532])/([.E$2]*1000)" office:value-type="float" office:value="0.04271" calcext:value-type="float">
            <text:p>0.04271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533])/([.B$2]*1000)" office:value-type="float" office:value="0.4236" calcext:value-type="float">
            <text:p>0.4236</text:p>
          </table:table-cell>
          <table:table-cell table:style-name="Default" table:formula="of:=(20000-[.$A533])/([.C$2]*1000)" office:value-type="float" office:value="0.2118" calcext:value-type="float">
            <text:p>0.2118</text:p>
          </table:table-cell>
          <table:table-cell table:formula="of:=(20000-[.$A533])/([.D$2]*1000)" office:value-type="float" office:value="0.08472" calcext:value-type="float">
            <text:p>0.08472</text:p>
          </table:table-cell>
          <table:table-cell table:formula="of:=(20000-[.$A533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52" calcext:value-type="float">
            <text:p>15752</text:p>
          </table:table-cell>
          <table:table-cell table:formula="of:=(20000-[.$A534])/([.B$2]*1000)" office:value-type="float" office:value="0.4248" calcext:value-type="float">
            <text:p>0.4248</text:p>
          </table:table-cell>
          <table:table-cell table:style-name="Default" table:formula="of:=(20000-[.$A534])/([.C$2]*1000)" office:value-type="float" office:value="0.2124" calcext:value-type="float">
            <text:p>0.2124</text:p>
          </table:table-cell>
          <table:table-cell table:formula="of:=(20000-[.$A534])/([.D$2]*1000)" office:value-type="float" office:value="0.08496" calcext:value-type="float">
            <text:p>0.08496</text:p>
          </table:table-cell>
          <table:table-cell table:formula="of:=(20000-[.$A534])/([.E$2]*1000)" office:value-type="float" office:value="0.04248" calcext:value-type="float">
            <text:p>0.04248</text:p>
          </table:table-cell>
        </table:table-row>
        <table:table-row table:style-name="ro1">
          <table:table-cell office:value-type="float" office:value="11721" calcext:value-type="float">
            <text:p>11721</text:p>
          </table:table-cell>
          <table:table-cell table:formula="of:=(20000-[.$A535])/([.B$2]*1000)" office:value-type="float" office:value="0.8279" calcext:value-type="float">
            <text:p>0.8279</text:p>
          </table:table-cell>
          <table:table-cell table:style-name="Default" table:formula="of:=(20000-[.$A535])/([.C$2]*1000)" office:value-type="float" office:value="0.41395" calcext:value-type="float">
            <text:p>0.41395</text:p>
          </table:table-cell>
          <table:table-cell table:formula="of:=(20000-[.$A535])/([.D$2]*1000)" office:value-type="float" office:value="0.16558" calcext:value-type="float">
            <text:p>0.16558</text:p>
          </table:table-cell>
          <table:table-cell table:formula="of:=(20000-[.$A535])/([.E$2]*1000)" office:value-type="float" office:value="0.08279" calcext:value-type="float">
            <text:p>0.08279</text:p>
          </table:table-cell>
        </table:table-row>
        <table:table-row table:style-name="ro1">
          <table:table-cell office:value-type="float" office:value="15711" calcext:value-type="float">
            <text:p>15711</text:p>
          </table:table-cell>
          <table:table-cell table:formula="of:=(20000-[.$A536])/([.B$2]*1000)" office:value-type="float" office:value="0.4289" calcext:value-type="float">
            <text:p>0.4289</text:p>
          </table:table-cell>
          <table:table-cell table:style-name="Default" table:formula="of:=(20000-[.$A536])/([.C$2]*1000)" office:value-type="float" office:value="0.21445" calcext:value-type="float">
            <text:p>0.21445</text:p>
          </table:table-cell>
          <table:table-cell table:formula="of:=(20000-[.$A536])/([.D$2]*1000)" office:value-type="float" office:value="0.08578" calcext:value-type="float">
            <text:p>0.08578</text:p>
          </table:table-cell>
          <table:table-cell table:formula="of:=(20000-[.$A536])/([.E$2]*1000)" office:value-type="float" office:value="0.04289" calcext:value-type="float">
            <text:p>0.04289</text:p>
          </table:table-cell>
        </table:table-row>
        <table:table-row table:style-name="ro1">
          <table:table-cell office:value-type="float" office:value="15716" calcext:value-type="float">
            <text:p>15716</text:p>
          </table:table-cell>
          <table:table-cell table:formula="of:=(20000-[.$A537])/([.B$2]*1000)" office:value-type="float" office:value="0.4284" calcext:value-type="float">
            <text:p>0.4284</text:p>
          </table:table-cell>
          <table:table-cell table:style-name="Default" table:formula="of:=(20000-[.$A537])/([.C$2]*1000)" office:value-type="float" office:value="0.2142" calcext:value-type="float">
            <text:p>0.2142</text:p>
          </table:table-cell>
          <table:table-cell table:formula="of:=(20000-[.$A537])/([.D$2]*1000)" office:value-type="float" office:value="0.08568" calcext:value-type="float">
            <text:p>0.08568</text:p>
          </table:table-cell>
          <table:table-cell table:formula="of:=(20000-[.$A537])/([.E$2]*1000)" office:value-type="float" office:value="0.04284" calcext:value-type="float">
            <text:p>0.04284</text:p>
          </table:table-cell>
        </table:table-row>
        <table:table-row table:style-name="ro1">
          <table:table-cell office:value-type="float" office:value="15713" calcext:value-type="float">
            <text:p>15713</text:p>
          </table:table-cell>
          <table:table-cell table:formula="of:=(20000-[.$A538])/([.B$2]*1000)" office:value-type="float" office:value="0.4287" calcext:value-type="float">
            <text:p>0.4287</text:p>
          </table:table-cell>
          <table:table-cell table:style-name="Default" table:formula="of:=(20000-[.$A538])/([.C$2]*1000)" office:value-type="float" office:value="0.21435" calcext:value-type="float">
            <text:p>0.21435</text:p>
          </table:table-cell>
          <table:table-cell table:formula="of:=(20000-[.$A538])/([.D$2]*1000)" office:value-type="float" office:value="0.08574" calcext:value-type="float">
            <text:p>0.08574</text:p>
          </table:table-cell>
          <table:table-cell table:formula="of:=(20000-[.$A538])/([.E$2]*1000)" office:value-type="float" office:value="0.04287" calcext:value-type="float">
            <text:p>0.04287</text:p>
          </table:table-cell>
        </table:table-row>
        <table:table-row table:style-name="ro1">
          <table:table-cell office:value-type="float" office:value="15753" calcext:value-type="float">
            <text:p>15753</text:p>
          </table:table-cell>
          <table:table-cell table:formula="of:=(20000-[.$A539])/([.B$2]*1000)" office:value-type="float" office:value="0.4247" calcext:value-type="float">
            <text:p>0.4247</text:p>
          </table:table-cell>
          <table:table-cell table:style-name="Default" table:formula="of:=(20000-[.$A539])/([.C$2]*1000)" office:value-type="float" office:value="0.21235" calcext:value-type="float">
            <text:p>0.21235</text:p>
          </table:table-cell>
          <table:table-cell table:formula="of:=(20000-[.$A539])/([.D$2]*1000)" office:value-type="float" office:value="0.08494" calcext:value-type="float">
            <text:p>0.08494</text:p>
          </table:table-cell>
          <table:table-cell table:formula="of:=(20000-[.$A539])/([.E$2]*1000)" office:value-type="float" office:value="0.04247" calcext:value-type="float">
            <text:p>0.04247</text:p>
          </table:table-cell>
        </table:table-row>
        <table:table-row table:style-name="ro1">
          <table:table-cell office:value-type="float" office:value="15716" calcext:value-type="float">
            <text:p>15716</text:p>
          </table:table-cell>
          <table:table-cell table:formula="of:=(20000-[.$A540])/([.B$2]*1000)" office:value-type="float" office:value="0.4284" calcext:value-type="float">
            <text:p>0.4284</text:p>
          </table:table-cell>
          <table:table-cell table:style-name="Default" table:formula="of:=(20000-[.$A540])/([.C$2]*1000)" office:value-type="float" office:value="0.2142" calcext:value-type="float">
            <text:p>0.2142</text:p>
          </table:table-cell>
          <table:table-cell table:formula="of:=(20000-[.$A540])/([.D$2]*1000)" office:value-type="float" office:value="0.08568" calcext:value-type="float">
            <text:p>0.08568</text:p>
          </table:table-cell>
          <table:table-cell table:formula="of:=(20000-[.$A540])/([.E$2]*1000)" office:value-type="float" office:value="0.04284" calcext:value-type="float">
            <text:p>0.04284</text:p>
          </table:table-cell>
        </table:table-row>
        <table:table-row table:style-name="ro1">
          <table:table-cell office:value-type="float" office:value="15730" calcext:value-type="float">
            <text:p>15730</text:p>
          </table:table-cell>
          <table:table-cell table:formula="of:=(20000-[.$A541])/([.B$2]*1000)" office:value-type="float" office:value="0.427" calcext:value-type="float">
            <text:p>0.427</text:p>
          </table:table-cell>
          <table:table-cell table:style-name="Default" table:formula="of:=(20000-[.$A541])/([.C$2]*1000)" office:value-type="float" office:value="0.2135" calcext:value-type="float">
            <text:p>0.2135</text:p>
          </table:table-cell>
          <table:table-cell table:formula="of:=(20000-[.$A541])/([.D$2]*1000)" office:value-type="float" office:value="0.0854" calcext:value-type="float">
            <text:p>0.0854</text:p>
          </table:table-cell>
          <table:table-cell table:formula="of:=(20000-[.$A541])/([.E$2]*1000)" office:value-type="float" office:value="0.0427" calcext:value-type="float">
            <text:p>0.0427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542])/([.B$2]*1000)" office:value-type="float" office:value="0.4239" calcext:value-type="float">
            <text:p>0.4239</text:p>
          </table:table-cell>
          <table:table-cell table:style-name="Default" table:formula="of:=(20000-[.$A542])/([.C$2]*1000)" office:value-type="float" office:value="0.21195" calcext:value-type="float">
            <text:p>0.21195</text:p>
          </table:table-cell>
          <table:table-cell table:formula="of:=(20000-[.$A542])/([.D$2]*1000)" office:value-type="float" office:value="0.08478" calcext:value-type="float">
            <text:p>0.08478</text:p>
          </table:table-cell>
          <table:table-cell table:formula="of:=(20000-[.$A542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20" calcext:value-type="float">
            <text:p>15720</text:p>
          </table:table-cell>
          <table:table-cell table:formula="of:=(20000-[.$A543])/([.B$2]*1000)" office:value-type="float" office:value="0.428" calcext:value-type="float">
            <text:p>0.428</text:p>
          </table:table-cell>
          <table:table-cell table:style-name="Default" table:formula="of:=(20000-[.$A543])/([.C$2]*1000)" office:value-type="float" office:value="0.214" calcext:value-type="float">
            <text:p>0.214</text:p>
          </table:table-cell>
          <table:table-cell table:formula="of:=(20000-[.$A543])/([.D$2]*1000)" office:value-type="float" office:value="0.0856" calcext:value-type="float">
            <text:p>0.0856</text:p>
          </table:table-cell>
          <table:table-cell table:formula="of:=(20000-[.$A543])/([.E$2]*1000)"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544])/([.B$2]*1000)" office:value-type="float" office:value="0.4238" calcext:value-type="float">
            <text:p>0.4238</text:p>
          </table:table-cell>
          <table:table-cell table:style-name="Default" table:formula="of:=(20000-[.$A544])/([.C$2]*1000)" office:value-type="float" office:value="0.2119" calcext:value-type="float">
            <text:p>0.2119</text:p>
          </table:table-cell>
          <table:table-cell table:formula="of:=(20000-[.$A544])/([.D$2]*1000)" office:value-type="float" office:value="0.08476" calcext:value-type="float">
            <text:p>0.08476</text:p>
          </table:table-cell>
          <table:table-cell table:formula="of:=(20000-[.$A544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56" calcext:value-type="float">
            <text:p>15756</text:p>
          </table:table-cell>
          <table:table-cell table:formula="of:=(20000-[.$A545])/([.B$2]*1000)" office:value-type="float" office:value="0.4244" calcext:value-type="float">
            <text:p>0.4244</text:p>
          </table:table-cell>
          <table:table-cell table:style-name="Default" table:formula="of:=(20000-[.$A545])/([.C$2]*1000)" office:value-type="float" office:value="0.2122" calcext:value-type="float">
            <text:p>0.2122</text:p>
          </table:table-cell>
          <table:table-cell table:formula="of:=(20000-[.$A545])/([.D$2]*1000)" office:value-type="float" office:value="0.08488" calcext:value-type="float">
            <text:p>0.08488</text:p>
          </table:table-cell>
          <table:table-cell table:formula="of:=(20000-[.$A545])/([.E$2]*1000)" office:value-type="float" office:value="0.04244" calcext:value-type="float">
            <text:p>0.04244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546])/([.B$2]*1000)" office:value-type="float" office:value="0.4238" calcext:value-type="float">
            <text:p>0.4238</text:p>
          </table:table-cell>
          <table:table-cell table:style-name="Default" table:formula="of:=(20000-[.$A546])/([.C$2]*1000)" office:value-type="float" office:value="0.2119" calcext:value-type="float">
            <text:p>0.2119</text:p>
          </table:table-cell>
          <table:table-cell table:formula="of:=(20000-[.$A546])/([.D$2]*1000)" office:value-type="float" office:value="0.08476" calcext:value-type="float">
            <text:p>0.08476</text:p>
          </table:table-cell>
          <table:table-cell table:formula="of:=(20000-[.$A546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03" calcext:value-type="float">
            <text:p>15703</text:p>
          </table:table-cell>
          <table:table-cell table:formula="of:=(20000-[.$A547])/([.B$2]*1000)" office:value-type="float" office:value="0.4297" calcext:value-type="float">
            <text:p>0.4297</text:p>
          </table:table-cell>
          <table:table-cell table:style-name="Default" table:formula="of:=(20000-[.$A547])/([.C$2]*1000)" office:value-type="float" office:value="0.21485" calcext:value-type="float">
            <text:p>0.21485</text:p>
          </table:table-cell>
          <table:table-cell table:formula="of:=(20000-[.$A547])/([.D$2]*1000)" office:value-type="float" office:value="0.08594" calcext:value-type="float">
            <text:p>0.08594</text:p>
          </table:table-cell>
          <table:table-cell table:formula="of:=(20000-[.$A547])/([.E$2]*1000)" office:value-type="float" office:value="0.04297" calcext:value-type="float">
            <text:p>0.04297</text:p>
          </table:table-cell>
        </table:table-row>
        <table:table-row table:style-name="ro1">
          <table:table-cell office:value-type="float" office:value="15717" calcext:value-type="float">
            <text:p>15717</text:p>
          </table:table-cell>
          <table:table-cell table:formula="of:=(20000-[.$A548])/([.B$2]*1000)" office:value-type="float" office:value="0.4283" calcext:value-type="float">
            <text:p>0.4283</text:p>
          </table:table-cell>
          <table:table-cell table:style-name="Default" table:formula="of:=(20000-[.$A548])/([.C$2]*1000)" office:value-type="float" office:value="0.21415" calcext:value-type="float">
            <text:p>0.21415</text:p>
          </table:table-cell>
          <table:table-cell table:formula="of:=(20000-[.$A548])/([.D$2]*1000)" office:value-type="float" office:value="0.08566" calcext:value-type="float">
            <text:p>0.08566</text:p>
          </table:table-cell>
          <table:table-cell table:formula="of:=(20000-[.$A548])/([.E$2]*1000)" office:value-type="float" office:value="0.04283" calcext:value-type="float">
            <text:p>0.04283</text:p>
          </table:table-cell>
        </table:table-row>
        <table:table-row table:style-name="ro1">
          <table:table-cell office:value-type="float" office:value="15742" calcext:value-type="float">
            <text:p>15742</text:p>
          </table:table-cell>
          <table:table-cell table:formula="of:=(20000-[.$A549])/([.B$2]*1000)" office:value-type="float" office:value="0.4258" calcext:value-type="float">
            <text:p>0.4258</text:p>
          </table:table-cell>
          <table:table-cell table:style-name="Default" table:formula="of:=(20000-[.$A549])/([.C$2]*1000)" office:value-type="float" office:value="0.2129" calcext:value-type="float">
            <text:p>0.2129</text:p>
          </table:table-cell>
          <table:table-cell table:formula="of:=(20000-[.$A549])/([.D$2]*1000)" office:value-type="float" office:value="0.08516" calcext:value-type="float">
            <text:p>0.08516</text:p>
          </table:table-cell>
          <table:table-cell table:formula="of:=(20000-[.$A549])/([.E$2]*1000)" office:value-type="float" office:value="0.04258" calcext:value-type="float">
            <text:p>0.04258</text:p>
          </table:table-cell>
        </table:table-row>
        <table:table-row table:style-name="ro1">
          <table:table-cell office:value-type="float" office:value="15707" calcext:value-type="float">
            <text:p>15707</text:p>
          </table:table-cell>
          <table:table-cell table:formula="of:=(20000-[.$A550])/([.B$2]*1000)" office:value-type="float" office:value="0.4293" calcext:value-type="float">
            <text:p>0.4293</text:p>
          </table:table-cell>
          <table:table-cell table:style-name="Default" table:formula="of:=(20000-[.$A550])/([.C$2]*1000)" office:value-type="float" office:value="0.21465" calcext:value-type="float">
            <text:p>0.21465</text:p>
          </table:table-cell>
          <table:table-cell table:formula="of:=(20000-[.$A550])/([.D$2]*1000)" office:value-type="float" office:value="0.08586" calcext:value-type="float">
            <text:p>0.08586</text:p>
          </table:table-cell>
          <table:table-cell table:formula="of:=(20000-[.$A550])/([.E$2]*1000)" office:value-type="float" office:value="0.04293" calcext:value-type="float">
            <text:p>0.04293</text:p>
          </table:table-cell>
        </table:table-row>
        <table:table-row table:style-name="ro1">
          <table:table-cell office:value-type="float" office:value="15723" calcext:value-type="float">
            <text:p>15723</text:p>
          </table:table-cell>
          <table:table-cell table:formula="of:=(20000-[.$A551])/([.B$2]*1000)" office:value-type="float" office:value="0.4277" calcext:value-type="float">
            <text:p>0.4277</text:p>
          </table:table-cell>
          <table:table-cell table:style-name="Default" table:formula="of:=(20000-[.$A551])/([.C$2]*1000)" office:value-type="float" office:value="0.21385" calcext:value-type="float">
            <text:p>0.21385</text:p>
          </table:table-cell>
          <table:table-cell table:formula="of:=(20000-[.$A551])/([.D$2]*1000)" office:value-type="float" office:value="0.08554" calcext:value-type="float">
            <text:p>0.08554</text:p>
          </table:table-cell>
          <table:table-cell table:formula="of:=(20000-[.$A551])/([.E$2]*1000)" office:value-type="float" office:value="0.04277" calcext:value-type="float">
            <text:p>0.04277</text:p>
          </table:table-cell>
        </table:table-row>
        <table:table-row table:style-name="ro1">
          <table:table-cell office:value-type="float" office:value="15749" calcext:value-type="float">
            <text:p>15749</text:p>
          </table:table-cell>
          <table:table-cell table:formula="of:=(20000-[.$A552])/([.B$2]*1000)" office:value-type="float" office:value="0.4251" calcext:value-type="float">
            <text:p>0.4251</text:p>
          </table:table-cell>
          <table:table-cell table:style-name="Default" table:formula="of:=(20000-[.$A552])/([.C$2]*1000)" office:value-type="float" office:value="0.21255" calcext:value-type="float">
            <text:p>0.21255</text:p>
          </table:table-cell>
          <table:table-cell table:formula="of:=(20000-[.$A552])/([.D$2]*1000)" office:value-type="float" office:value="0.08502" calcext:value-type="float">
            <text:p>0.08502</text:p>
          </table:table-cell>
          <table:table-cell table:formula="of:=(20000-[.$A552])/([.E$2]*1000)" office:value-type="float" office:value="0.04251" calcext:value-type="float">
            <text:p>0.04251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553])/([.B$2]*1000)" office:value-type="float" office:value="0.4238" calcext:value-type="float">
            <text:p>0.4238</text:p>
          </table:table-cell>
          <table:table-cell table:style-name="Default" table:formula="of:=(20000-[.$A553])/([.C$2]*1000)" office:value-type="float" office:value="0.2119" calcext:value-type="float">
            <text:p>0.2119</text:p>
          </table:table-cell>
          <table:table-cell table:formula="of:=(20000-[.$A553])/([.D$2]*1000)" office:value-type="float" office:value="0.08476" calcext:value-type="float">
            <text:p>0.08476</text:p>
          </table:table-cell>
          <table:table-cell table:formula="of:=(20000-[.$A553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24" calcext:value-type="float">
            <text:p>15724</text:p>
          </table:table-cell>
          <table:table-cell table:formula="of:=(20000-[.$A554])/([.B$2]*1000)" office:value-type="float" office:value="0.4276" calcext:value-type="float">
            <text:p>0.4276</text:p>
          </table:table-cell>
          <table:table-cell table:style-name="Default" table:formula="of:=(20000-[.$A554])/([.C$2]*1000)" office:value-type="float" office:value="0.2138" calcext:value-type="float">
            <text:p>0.2138</text:p>
          </table:table-cell>
          <table:table-cell table:formula="of:=(20000-[.$A554])/([.D$2]*1000)" office:value-type="float" office:value="0.08552" calcext:value-type="float">
            <text:p>0.08552</text:p>
          </table:table-cell>
          <table:table-cell table:formula="of:=(20000-[.$A554])/([.E$2]*1000)" office:value-type="float" office:value="0.04276" calcext:value-type="float">
            <text:p>0.04276</text:p>
          </table:table-cell>
        </table:table-row>
        <table:table-row table:style-name="ro1">
          <table:table-cell office:value-type="float" office:value="15713" calcext:value-type="float">
            <text:p>15713</text:p>
          </table:table-cell>
          <table:table-cell table:formula="of:=(20000-[.$A555])/([.B$2]*1000)" office:value-type="float" office:value="0.4287" calcext:value-type="float">
            <text:p>0.4287</text:p>
          </table:table-cell>
          <table:table-cell table:style-name="Default" table:formula="of:=(20000-[.$A555])/([.C$2]*1000)" office:value-type="float" office:value="0.21435" calcext:value-type="float">
            <text:p>0.21435</text:p>
          </table:table-cell>
          <table:table-cell table:formula="of:=(20000-[.$A555])/([.D$2]*1000)" office:value-type="float" office:value="0.08574" calcext:value-type="float">
            <text:p>0.08574</text:p>
          </table:table-cell>
          <table:table-cell table:formula="of:=(20000-[.$A555])/([.E$2]*1000)" office:value-type="float" office:value="0.04287" calcext:value-type="float">
            <text:p>0.04287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556])/([.B$2]*1000)" office:value-type="float" office:value="0.4237" calcext:value-type="float">
            <text:p>0.4237</text:p>
          </table:table-cell>
          <table:table-cell table:style-name="Default" table:formula="of:=(20000-[.$A556])/([.C$2]*1000)" office:value-type="float" office:value="0.21185" calcext:value-type="float">
            <text:p>0.21185</text:p>
          </table:table-cell>
          <table:table-cell table:formula="of:=(20000-[.$A556])/([.D$2]*1000)" office:value-type="float" office:value="0.08474" calcext:value-type="float">
            <text:p>0.08474</text:p>
          </table:table-cell>
          <table:table-cell table:formula="of:=(20000-[.$A556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59" calcext:value-type="float">
            <text:p>15759</text:p>
          </table:table-cell>
          <table:table-cell table:formula="of:=(20000-[.$A557])/([.B$2]*1000)" office:value-type="float" office:value="0.4241" calcext:value-type="float">
            <text:p>0.4241</text:p>
          </table:table-cell>
          <table:table-cell table:style-name="Default" table:formula="of:=(20000-[.$A557])/([.C$2]*1000)" office:value-type="float" office:value="0.21205" calcext:value-type="float">
            <text:p>0.21205</text:p>
          </table:table-cell>
          <table:table-cell table:formula="of:=(20000-[.$A557])/([.D$2]*1000)" office:value-type="float" office:value="0.08482" calcext:value-type="float">
            <text:p>0.08482</text:p>
          </table:table-cell>
          <table:table-cell table:formula="of:=(20000-[.$A557])/([.E$2]*1000)" office:value-type="float" office:value="0.04241" calcext:value-type="float">
            <text:p>0.04241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558])/([.B$2]*1000)" office:value-type="float" office:value="0.4239" calcext:value-type="float">
            <text:p>0.4239</text:p>
          </table:table-cell>
          <table:table-cell table:style-name="Default" table:formula="of:=(20000-[.$A558])/([.C$2]*1000)" office:value-type="float" office:value="0.21195" calcext:value-type="float">
            <text:p>0.21195</text:p>
          </table:table-cell>
          <table:table-cell table:formula="of:=(20000-[.$A558])/([.D$2]*1000)" office:value-type="float" office:value="0.08478" calcext:value-type="float">
            <text:p>0.08478</text:p>
          </table:table-cell>
          <table:table-cell table:formula="of:=(20000-[.$A558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36" calcext:value-type="float">
            <text:p>15736</text:p>
          </table:table-cell>
          <table:table-cell table:formula="of:=(20000-[.$A559])/([.B$2]*1000)" office:value-type="float" office:value="0.4264" calcext:value-type="float">
            <text:p>0.4264</text:p>
          </table:table-cell>
          <table:table-cell table:style-name="Default" table:formula="of:=(20000-[.$A559])/([.C$2]*1000)" office:value-type="float" office:value="0.2132" calcext:value-type="float">
            <text:p>0.2132</text:p>
          </table:table-cell>
          <table:table-cell table:formula="of:=(20000-[.$A559])/([.D$2]*1000)" office:value-type="float" office:value="0.08528" calcext:value-type="float">
            <text:p>0.08528</text:p>
          </table:table-cell>
          <table:table-cell table:formula="of:=(20000-[.$A559])/([.E$2]*1000)" office:value-type="float" office:value="0.04264" calcext:value-type="float">
            <text:p>0.04264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560])/([.B$2]*1000)" office:value-type="float" office:value="0.4239" calcext:value-type="float">
            <text:p>0.4239</text:p>
          </table:table-cell>
          <table:table-cell table:style-name="Default" table:formula="of:=(20000-[.$A560])/([.C$2]*1000)" office:value-type="float" office:value="0.21195" calcext:value-type="float">
            <text:p>0.21195</text:p>
          </table:table-cell>
          <table:table-cell table:formula="of:=(20000-[.$A560])/([.D$2]*1000)" office:value-type="float" office:value="0.08478" calcext:value-type="float">
            <text:p>0.08478</text:p>
          </table:table-cell>
          <table:table-cell table:formula="of:=(20000-[.$A560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561])/([.B$2]*1000)" office:value-type="float" office:value="0.4236" calcext:value-type="float">
            <text:p>0.4236</text:p>
          </table:table-cell>
          <table:table-cell table:style-name="Default" table:formula="of:=(20000-[.$A561])/([.C$2]*1000)" office:value-type="float" office:value="0.2118" calcext:value-type="float">
            <text:p>0.2118</text:p>
          </table:table-cell>
          <table:table-cell table:formula="of:=(20000-[.$A561])/([.D$2]*1000)" office:value-type="float" office:value="0.08472" calcext:value-type="float">
            <text:p>0.08472</text:p>
          </table:table-cell>
          <table:table-cell table:formula="of:=(20000-[.$A561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59" calcext:value-type="float">
            <text:p>15759</text:p>
          </table:table-cell>
          <table:table-cell table:formula="of:=(20000-[.$A562])/([.B$2]*1000)" office:value-type="float" office:value="0.4241" calcext:value-type="float">
            <text:p>0.4241</text:p>
          </table:table-cell>
          <table:table-cell table:style-name="Default" table:formula="of:=(20000-[.$A562])/([.C$2]*1000)" office:value-type="float" office:value="0.21205" calcext:value-type="float">
            <text:p>0.21205</text:p>
          </table:table-cell>
          <table:table-cell table:formula="of:=(20000-[.$A562])/([.D$2]*1000)" office:value-type="float" office:value="0.08482" calcext:value-type="float">
            <text:p>0.08482</text:p>
          </table:table-cell>
          <table:table-cell table:formula="of:=(20000-[.$A562])/([.E$2]*1000)" office:value-type="float" office:value="0.04241" calcext:value-type="float">
            <text:p>0.04241</text:p>
          </table:table-cell>
        </table:table-row>
        <table:table-row table:style-name="ro1">
          <table:table-cell office:value-type="float" office:value="15758" calcext:value-type="float">
            <text:p>15758</text:p>
          </table:table-cell>
          <table:table-cell table:formula="of:=(20000-[.$A563])/([.B$2]*1000)" office:value-type="float" office:value="0.4242" calcext:value-type="float">
            <text:p>0.4242</text:p>
          </table:table-cell>
          <table:table-cell table:style-name="Default" table:formula="of:=(20000-[.$A563])/([.C$2]*1000)" office:value-type="float" office:value="0.2121" calcext:value-type="float">
            <text:p>0.2121</text:p>
          </table:table-cell>
          <table:table-cell table:formula="of:=(20000-[.$A563])/([.D$2]*1000)" office:value-type="float" office:value="0.08484" calcext:value-type="float">
            <text:p>0.08484</text:p>
          </table:table-cell>
          <table:table-cell table:formula="of:=(20000-[.$A563])/([.E$2]*1000)" office:value-type="float" office:value="0.04242" calcext:value-type="float">
            <text:p>0.04242</text:p>
          </table:table-cell>
        </table:table-row>
        <table:table-row table:style-name="ro1">
          <table:table-cell office:value-type="float" office:value="15751" calcext:value-type="float">
            <text:p>15751</text:p>
          </table:table-cell>
          <table:table-cell table:formula="of:=(20000-[.$A564])/([.B$2]*1000)" office:value-type="float" office:value="0.4249" calcext:value-type="float">
            <text:p>0.4249</text:p>
          </table:table-cell>
          <table:table-cell table:style-name="Default" table:formula="of:=(20000-[.$A564])/([.C$2]*1000)" office:value-type="float" office:value="0.21245" calcext:value-type="float">
            <text:p>0.21245</text:p>
          </table:table-cell>
          <table:table-cell table:formula="of:=(20000-[.$A564])/([.D$2]*1000)" office:value-type="float" office:value="0.08498" calcext:value-type="float">
            <text:p>0.08498</text:p>
          </table:table-cell>
          <table:table-cell table:formula="of:=(20000-[.$A564])/([.E$2]*1000)" office:value-type="float" office:value="0.04249" calcext:value-type="float">
            <text:p>0.04249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565])/([.B$2]*1000)" office:value-type="float" office:value="0.4239" calcext:value-type="float">
            <text:p>0.4239</text:p>
          </table:table-cell>
          <table:table-cell table:style-name="Default" table:formula="of:=(20000-[.$A565])/([.C$2]*1000)" office:value-type="float" office:value="0.21195" calcext:value-type="float">
            <text:p>0.21195</text:p>
          </table:table-cell>
          <table:table-cell table:formula="of:=(20000-[.$A565])/([.D$2]*1000)" office:value-type="float" office:value="0.08478" calcext:value-type="float">
            <text:p>0.08478</text:p>
          </table:table-cell>
          <table:table-cell table:formula="of:=(20000-[.$A565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25" calcext:value-type="float">
            <text:p>15725</text:p>
          </table:table-cell>
          <table:table-cell table:formula="of:=(20000-[.$A566])/([.B$2]*1000)" office:value-type="float" office:value="0.4275" calcext:value-type="float">
            <text:p>0.4275</text:p>
          </table:table-cell>
          <table:table-cell table:style-name="Default" table:formula="of:=(20000-[.$A566])/([.C$2]*1000)" office:value-type="float" office:value="0.21375" calcext:value-type="float">
            <text:p>0.21375</text:p>
          </table:table-cell>
          <table:table-cell table:formula="of:=(20000-[.$A566])/([.D$2]*1000)" office:value-type="float" office:value="0.0855" calcext:value-type="float">
            <text:p>0.0855</text:p>
          </table:table-cell>
          <table:table-cell table:formula="of:=(20000-[.$A566])/([.E$2]*1000)" office:value-type="float" office:value="0.04275" calcext:value-type="float">
            <text:p>0.04275</text:p>
          </table:table-cell>
        </table:table-row>
        <table:table-row table:style-name="ro1">
          <table:table-cell office:value-type="float" office:value="15711" calcext:value-type="float">
            <text:p>15711</text:p>
          </table:table-cell>
          <table:table-cell table:formula="of:=(20000-[.$A567])/([.B$2]*1000)" office:value-type="float" office:value="0.4289" calcext:value-type="float">
            <text:p>0.4289</text:p>
          </table:table-cell>
          <table:table-cell table:style-name="Default" table:formula="of:=(20000-[.$A567])/([.C$2]*1000)" office:value-type="float" office:value="0.21445" calcext:value-type="float">
            <text:p>0.21445</text:p>
          </table:table-cell>
          <table:table-cell table:formula="of:=(20000-[.$A567])/([.D$2]*1000)" office:value-type="float" office:value="0.08578" calcext:value-type="float">
            <text:p>0.08578</text:p>
          </table:table-cell>
          <table:table-cell table:formula="of:=(20000-[.$A567])/([.E$2]*1000)" office:value-type="float" office:value="0.04289" calcext:value-type="float">
            <text:p>0.04289</text:p>
          </table:table-cell>
        </table:table-row>
        <table:table-row table:style-name="ro1">
          <table:table-cell office:value-type="float" office:value="15714" calcext:value-type="float">
            <text:p>15714</text:p>
          </table:table-cell>
          <table:table-cell table:formula="of:=(20000-[.$A568])/([.B$2]*1000)" office:value-type="float" office:value="0.4286" calcext:value-type="float">
            <text:p>0.4286</text:p>
          </table:table-cell>
          <table:table-cell table:style-name="Default" table:formula="of:=(20000-[.$A568])/([.C$2]*1000)" office:value-type="float" office:value="0.2143" calcext:value-type="float">
            <text:p>0.2143</text:p>
          </table:table-cell>
          <table:table-cell table:formula="of:=(20000-[.$A568])/([.D$2]*1000)" office:value-type="float" office:value="0.08572" calcext:value-type="float">
            <text:p>0.08572</text:p>
          </table:table-cell>
          <table:table-cell table:formula="of:=(20000-[.$A568])/([.E$2]*1000)" office:value-type="float" office:value="0.04286" calcext:value-type="float">
            <text:p>0.04286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569])/([.B$2]*1000)" office:value-type="float" office:value="0.4238" calcext:value-type="float">
            <text:p>0.4238</text:p>
          </table:table-cell>
          <table:table-cell table:style-name="Default" table:formula="of:=(20000-[.$A569])/([.C$2]*1000)" office:value-type="float" office:value="0.2119" calcext:value-type="float">
            <text:p>0.2119</text:p>
          </table:table-cell>
          <table:table-cell table:formula="of:=(20000-[.$A569])/([.D$2]*1000)" office:value-type="float" office:value="0.08476" calcext:value-type="float">
            <text:p>0.08476</text:p>
          </table:table-cell>
          <table:table-cell table:formula="of:=(20000-[.$A569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570])/([.B$2]*1000)" office:value-type="float" office:value="0.4238" calcext:value-type="float">
            <text:p>0.4238</text:p>
          </table:table-cell>
          <table:table-cell table:style-name="Default" table:formula="of:=(20000-[.$A570])/([.C$2]*1000)" office:value-type="float" office:value="0.2119" calcext:value-type="float">
            <text:p>0.2119</text:p>
          </table:table-cell>
          <table:table-cell table:formula="of:=(20000-[.$A570])/([.D$2]*1000)" office:value-type="float" office:value="0.08476" calcext:value-type="float">
            <text:p>0.08476</text:p>
          </table:table-cell>
          <table:table-cell table:formula="of:=(20000-[.$A570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571])/([.B$2]*1000)" office:value-type="float" office:value="0.4238" calcext:value-type="float">
            <text:p>0.4238</text:p>
          </table:table-cell>
          <table:table-cell table:style-name="Default" table:formula="of:=(20000-[.$A571])/([.C$2]*1000)" office:value-type="float" office:value="0.2119" calcext:value-type="float">
            <text:p>0.2119</text:p>
          </table:table-cell>
          <table:table-cell table:formula="of:=(20000-[.$A571])/([.D$2]*1000)" office:value-type="float" office:value="0.08476" calcext:value-type="float">
            <text:p>0.08476</text:p>
          </table:table-cell>
          <table:table-cell table:formula="of:=(20000-[.$A571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49" calcext:value-type="float">
            <text:p>15749</text:p>
          </table:table-cell>
          <table:table-cell table:formula="of:=(20000-[.$A572])/([.B$2]*1000)" office:value-type="float" office:value="0.4251" calcext:value-type="float">
            <text:p>0.4251</text:p>
          </table:table-cell>
          <table:table-cell table:style-name="Default" table:formula="of:=(20000-[.$A572])/([.C$2]*1000)" office:value-type="float" office:value="0.21255" calcext:value-type="float">
            <text:p>0.21255</text:p>
          </table:table-cell>
          <table:table-cell table:formula="of:=(20000-[.$A572])/([.D$2]*1000)" office:value-type="float" office:value="0.08502" calcext:value-type="float">
            <text:p>0.08502</text:p>
          </table:table-cell>
          <table:table-cell table:formula="of:=(20000-[.$A572])/([.E$2]*1000)" office:value-type="float" office:value="0.04251" calcext:value-type="float">
            <text:p>0.04251</text:p>
          </table:table-cell>
        </table:table-row>
        <table:table-row table:style-name="ro1">
          <table:table-cell office:value-type="float" office:value="11724" calcext:value-type="float">
            <text:p>11724</text:p>
          </table:table-cell>
          <table:table-cell table:formula="of:=(20000-[.$A573])/([.B$2]*1000)" office:value-type="float" office:value="0.8276" calcext:value-type="float">
            <text:p>0.8276</text:p>
          </table:table-cell>
          <table:table-cell table:style-name="Default" table:formula="of:=(20000-[.$A573])/([.C$2]*1000)" office:value-type="float" office:value="0.4138" calcext:value-type="float">
            <text:p>0.4138</text:p>
          </table:table-cell>
          <table:table-cell table:formula="of:=(20000-[.$A573])/([.D$2]*1000)" office:value-type="float" office:value="0.16552" calcext:value-type="float">
            <text:p>0.16552</text:p>
          </table:table-cell>
          <table:table-cell table:formula="of:=(20000-[.$A573])/([.E$2]*1000)" office:value-type="float" office:value="0.08276" calcext:value-type="float">
            <text:p>0.08276</text:p>
          </table:table-cell>
        </table:table-row>
        <table:table-row table:style-name="ro1">
          <table:table-cell office:value-type="float" office:value="15719" calcext:value-type="float">
            <text:p>15719</text:p>
          </table:table-cell>
          <table:table-cell table:formula="of:=(20000-[.$A574])/([.B$2]*1000)" office:value-type="float" office:value="0.4281" calcext:value-type="float">
            <text:p>0.4281</text:p>
          </table:table-cell>
          <table:table-cell table:style-name="Default" table:formula="of:=(20000-[.$A574])/([.C$2]*1000)" office:value-type="float" office:value="0.21405" calcext:value-type="float">
            <text:p>0.21405</text:p>
          </table:table-cell>
          <table:table-cell table:formula="of:=(20000-[.$A574])/([.D$2]*1000)" office:value-type="float" office:value="0.08562" calcext:value-type="float">
            <text:p>0.08562</text:p>
          </table:table-cell>
          <table:table-cell table:formula="of:=(20000-[.$A574])/([.E$2]*1000)" office:value-type="float" office:value="0.04281" calcext:value-type="float">
            <text:p>0.04281</text:p>
          </table:table-cell>
        </table:table-row>
        <table:table-row table:style-name="ro1">
          <table:table-cell office:value-type="float" office:value="15710" calcext:value-type="float">
            <text:p>15710</text:p>
          </table:table-cell>
          <table:table-cell table:formula="of:=(20000-[.$A575])/([.B$2]*1000)" office:value-type="float" office:value="0.429" calcext:value-type="float">
            <text:p>0.429</text:p>
          </table:table-cell>
          <table:table-cell table:style-name="Default" table:formula="of:=(20000-[.$A575])/([.C$2]*1000)" office:value-type="float" office:value="0.2145" calcext:value-type="float">
            <text:p>0.2145</text:p>
          </table:table-cell>
          <table:table-cell table:formula="of:=(20000-[.$A575])/([.D$2]*1000)" office:value-type="float" office:value="0.0858" calcext:value-type="float">
            <text:p>0.0858</text:p>
          </table:table-cell>
          <table:table-cell table:formula="of:=(20000-[.$A575])/([.E$2]*1000)" office:value-type="float" office:value="0.0429" calcext:value-type="float">
            <text:p>0.0429</text:p>
          </table:table-cell>
        </table:table-row>
        <table:table-row table:style-name="ro1">
          <table:table-cell office:value-type="float" office:value="15754" calcext:value-type="float">
            <text:p>15754</text:p>
          </table:table-cell>
          <table:table-cell table:formula="of:=(20000-[.$A576])/([.B$2]*1000)" office:value-type="float" office:value="0.4246" calcext:value-type="float">
            <text:p>0.4246</text:p>
          </table:table-cell>
          <table:table-cell table:style-name="Default" table:formula="of:=(20000-[.$A576])/([.C$2]*1000)" office:value-type="float" office:value="0.2123" calcext:value-type="float">
            <text:p>0.2123</text:p>
          </table:table-cell>
          <table:table-cell table:formula="of:=(20000-[.$A576])/([.D$2]*1000)" office:value-type="float" office:value="0.08492" calcext:value-type="float">
            <text:p>0.08492</text:p>
          </table:table-cell>
          <table:table-cell table:formula="of:=(20000-[.$A576])/([.E$2]*1000)" office:value-type="float" office:value="0.04246" calcext:value-type="float">
            <text:p>0.04246</text:p>
          </table:table-cell>
        </table:table-row>
        <table:table-row table:style-name="ro1">
          <table:table-cell office:value-type="float" office:value="15727" calcext:value-type="float">
            <text:p>15727</text:p>
          </table:table-cell>
          <table:table-cell table:formula="of:=(20000-[.$A577])/([.B$2]*1000)" office:value-type="float" office:value="0.4273" calcext:value-type="float">
            <text:p>0.4273</text:p>
          </table:table-cell>
          <table:table-cell table:style-name="Default" table:formula="of:=(20000-[.$A577])/([.C$2]*1000)" office:value-type="float" office:value="0.21365" calcext:value-type="float">
            <text:p>0.21365</text:p>
          </table:table-cell>
          <table:table-cell table:formula="of:=(20000-[.$A577])/([.D$2]*1000)" office:value-type="float" office:value="0.08546" calcext:value-type="float">
            <text:p>0.08546</text:p>
          </table:table-cell>
          <table:table-cell table:formula="of:=(20000-[.$A577])/([.E$2]*1000)" office:value-type="float" office:value="0.04273" calcext:value-type="float">
            <text:p>0.04273</text:p>
          </table:table-cell>
        </table:table-row>
        <table:table-row table:style-name="ro1">
          <table:table-cell office:value-type="float" office:value="15713" calcext:value-type="float">
            <text:p>15713</text:p>
          </table:table-cell>
          <table:table-cell table:formula="of:=(20000-[.$A578])/([.B$2]*1000)" office:value-type="float" office:value="0.4287" calcext:value-type="float">
            <text:p>0.4287</text:p>
          </table:table-cell>
          <table:table-cell table:style-name="Default" table:formula="of:=(20000-[.$A578])/([.C$2]*1000)" office:value-type="float" office:value="0.21435" calcext:value-type="float">
            <text:p>0.21435</text:p>
          </table:table-cell>
          <table:table-cell table:formula="of:=(20000-[.$A578])/([.D$2]*1000)" office:value-type="float" office:value="0.08574" calcext:value-type="float">
            <text:p>0.08574</text:p>
          </table:table-cell>
          <table:table-cell table:formula="of:=(20000-[.$A578])/([.E$2]*1000)" office:value-type="float" office:value="0.04287" calcext:value-type="float">
            <text:p>0.04287</text:p>
          </table:table-cell>
        </table:table-row>
        <table:table-row table:style-name="ro1">
          <table:table-cell office:value-type="float" office:value="15757" calcext:value-type="float">
            <text:p>15757</text:p>
          </table:table-cell>
          <table:table-cell table:formula="of:=(20000-[.$A579])/([.B$2]*1000)" office:value-type="float" office:value="0.4243" calcext:value-type="float">
            <text:p>0.4243</text:p>
          </table:table-cell>
          <table:table-cell table:style-name="Default" table:formula="of:=(20000-[.$A579])/([.C$2]*1000)" office:value-type="float" office:value="0.21215" calcext:value-type="float">
            <text:p>0.21215</text:p>
          </table:table-cell>
          <table:table-cell table:formula="of:=(20000-[.$A579])/([.D$2]*1000)" office:value-type="float" office:value="0.08486" calcext:value-type="float">
            <text:p>0.08486</text:p>
          </table:table-cell>
          <table:table-cell table:formula="of:=(20000-[.$A579])/([.E$2]*1000)" office:value-type="float" office:value="0.04243" calcext:value-type="float">
            <text:p>0.04243</text:p>
          </table:table-cell>
        </table:table-row>
        <table:table-row table:style-name="ro1">
          <table:table-cell office:value-type="float" office:value="15750" calcext:value-type="float">
            <text:p>15750</text:p>
          </table:table-cell>
          <table:table-cell table:formula="of:=(20000-[.$A580])/([.B$2]*1000)" office:value-type="float" office:value="0.425" calcext:value-type="float">
            <text:p>0.425</text:p>
          </table:table-cell>
          <table:table-cell table:style-name="Default" table:formula="of:=(20000-[.$A580])/([.C$2]*1000)" office:value-type="float" office:value="0.2125" calcext:value-type="float">
            <text:p>0.2125</text:p>
          </table:table-cell>
          <table:table-cell table:formula="of:=(20000-[.$A580])/([.D$2]*1000)" office:value-type="float" office:value="0.085" calcext:value-type="float">
            <text:p>0.085</text:p>
          </table:table-cell>
          <table:table-cell table:formula="of:=(20000-[.$A580])/([.E$2]*1000)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581])/([.B$2]*1000)" office:value-type="float" office:value="0.4239" calcext:value-type="float">
            <text:p>0.4239</text:p>
          </table:table-cell>
          <table:table-cell table:style-name="Default" table:formula="of:=(20000-[.$A581])/([.C$2]*1000)" office:value-type="float" office:value="0.21195" calcext:value-type="float">
            <text:p>0.21195</text:p>
          </table:table-cell>
          <table:table-cell table:formula="of:=(20000-[.$A581])/([.D$2]*1000)" office:value-type="float" office:value="0.08478" calcext:value-type="float">
            <text:p>0.08478</text:p>
          </table:table-cell>
          <table:table-cell table:formula="of:=(20000-[.$A581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19" calcext:value-type="float">
            <text:p>15719</text:p>
          </table:table-cell>
          <table:table-cell table:formula="of:=(20000-[.$A582])/([.B$2]*1000)" office:value-type="float" office:value="0.4281" calcext:value-type="float">
            <text:p>0.4281</text:p>
          </table:table-cell>
          <table:table-cell table:style-name="Default" table:formula="of:=(20000-[.$A582])/([.C$2]*1000)" office:value-type="float" office:value="0.21405" calcext:value-type="float">
            <text:p>0.21405</text:p>
          </table:table-cell>
          <table:table-cell table:formula="of:=(20000-[.$A582])/([.D$2]*1000)" office:value-type="float" office:value="0.08562" calcext:value-type="float">
            <text:p>0.08562</text:p>
          </table:table-cell>
          <table:table-cell table:formula="of:=(20000-[.$A582])/([.E$2]*1000)" office:value-type="float" office:value="0.04281" calcext:value-type="float">
            <text:p>0.04281</text:p>
          </table:table-cell>
        </table:table-row>
        <table:table-row table:style-name="ro1">
          <table:table-cell office:value-type="float" office:value="15728" calcext:value-type="float">
            <text:p>15728</text:p>
          </table:table-cell>
          <table:table-cell table:formula="of:=(20000-[.$A583])/([.B$2]*1000)" office:value-type="float" office:value="0.4272" calcext:value-type="float">
            <text:p>0.4272</text:p>
          </table:table-cell>
          <table:table-cell table:style-name="Default" table:formula="of:=(20000-[.$A583])/([.C$2]*1000)" office:value-type="float" office:value="0.2136" calcext:value-type="float">
            <text:p>0.2136</text:p>
          </table:table-cell>
          <table:table-cell table:formula="of:=(20000-[.$A583])/([.D$2]*1000)" office:value-type="float" office:value="0.08544" calcext:value-type="float">
            <text:p>0.08544</text:p>
          </table:table-cell>
          <table:table-cell table:formula="of:=(20000-[.$A583])/([.E$2]*1000)" office:value-type="float" office:value="0.04272" calcext:value-type="float">
            <text:p>0.04272</text:p>
          </table:table-cell>
        </table:table-row>
        <table:table-row table:style-name="ro1">
          <table:table-cell office:value-type="float" office:value="15723" calcext:value-type="float">
            <text:p>15723</text:p>
          </table:table-cell>
          <table:table-cell table:formula="of:=(20000-[.$A584])/([.B$2]*1000)" office:value-type="float" office:value="0.4277" calcext:value-type="float">
            <text:p>0.4277</text:p>
          </table:table-cell>
          <table:table-cell table:style-name="Default" table:formula="of:=(20000-[.$A584])/([.C$2]*1000)" office:value-type="float" office:value="0.21385" calcext:value-type="float">
            <text:p>0.21385</text:p>
          </table:table-cell>
          <table:table-cell table:formula="of:=(20000-[.$A584])/([.D$2]*1000)" office:value-type="float" office:value="0.08554" calcext:value-type="float">
            <text:p>0.08554</text:p>
          </table:table-cell>
          <table:table-cell table:formula="of:=(20000-[.$A584])/([.E$2]*1000)" office:value-type="float" office:value="0.04277" calcext:value-type="float">
            <text:p>0.04277</text:p>
          </table:table-cell>
        </table:table-row>
        <table:table-row table:style-name="ro1">
          <table:table-cell office:value-type="float" office:value="15699" calcext:value-type="float">
            <text:p>15699</text:p>
          </table:table-cell>
          <table:table-cell table:formula="of:=(20000-[.$A585])/([.B$2]*1000)" office:value-type="float" office:value="0.4301" calcext:value-type="float">
            <text:p>0.4301</text:p>
          </table:table-cell>
          <table:table-cell table:style-name="Default" table:formula="of:=(20000-[.$A585])/([.C$2]*1000)" office:value-type="float" office:value="0.21505" calcext:value-type="float">
            <text:p>0.21505</text:p>
          </table:table-cell>
          <table:table-cell table:formula="of:=(20000-[.$A585])/([.D$2]*1000)" office:value-type="float" office:value="0.08602" calcext:value-type="float">
            <text:p>0.08602</text:p>
          </table:table-cell>
          <table:table-cell table:formula="of:=(20000-[.$A585])/([.E$2]*1000)" office:value-type="float" office:value="0.04301" calcext:value-type="float">
            <text:p>0.04301</text:p>
          </table:table-cell>
        </table:table-row>
        <table:table-row table:style-name="ro1">
          <table:table-cell office:value-type="float" office:value="15752" calcext:value-type="float">
            <text:p>15752</text:p>
          </table:table-cell>
          <table:table-cell table:formula="of:=(20000-[.$A586])/([.B$2]*1000)" office:value-type="float" office:value="0.4248" calcext:value-type="float">
            <text:p>0.4248</text:p>
          </table:table-cell>
          <table:table-cell table:style-name="Default" table:formula="of:=(20000-[.$A586])/([.C$2]*1000)" office:value-type="float" office:value="0.2124" calcext:value-type="float">
            <text:p>0.2124</text:p>
          </table:table-cell>
          <table:table-cell table:formula="of:=(20000-[.$A586])/([.D$2]*1000)" office:value-type="float" office:value="0.08496" calcext:value-type="float">
            <text:p>0.08496</text:p>
          </table:table-cell>
          <table:table-cell table:formula="of:=(20000-[.$A586])/([.E$2]*1000)" office:value-type="float" office:value="0.04248" calcext:value-type="float">
            <text:p>0.04248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587])/([.B$2]*1000)" office:value-type="float" office:value="0.4237" calcext:value-type="float">
            <text:p>0.4237</text:p>
          </table:table-cell>
          <table:table-cell table:style-name="Default" table:formula="of:=(20000-[.$A587])/([.C$2]*1000)" office:value-type="float" office:value="0.21185" calcext:value-type="float">
            <text:p>0.21185</text:p>
          </table:table-cell>
          <table:table-cell table:formula="of:=(20000-[.$A587])/([.D$2]*1000)" office:value-type="float" office:value="0.08474" calcext:value-type="float">
            <text:p>0.08474</text:p>
          </table:table-cell>
          <table:table-cell table:formula="of:=(20000-[.$A587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588])/([.B$2]*1000)" office:value-type="float" office:value="0.4237" calcext:value-type="float">
            <text:p>0.4237</text:p>
          </table:table-cell>
          <table:table-cell table:style-name="Default" table:formula="of:=(20000-[.$A588])/([.C$2]*1000)" office:value-type="float" office:value="0.21185" calcext:value-type="float">
            <text:p>0.21185</text:p>
          </table:table-cell>
          <table:table-cell table:formula="of:=(20000-[.$A588])/([.D$2]*1000)" office:value-type="float" office:value="0.08474" calcext:value-type="float">
            <text:p>0.08474</text:p>
          </table:table-cell>
          <table:table-cell table:formula="of:=(20000-[.$A588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58" calcext:value-type="float">
            <text:p>15758</text:p>
          </table:table-cell>
          <table:table-cell table:formula="of:=(20000-[.$A589])/([.B$2]*1000)" office:value-type="float" office:value="0.4242" calcext:value-type="float">
            <text:p>0.4242</text:p>
          </table:table-cell>
          <table:table-cell table:style-name="Default" table:formula="of:=(20000-[.$A589])/([.C$2]*1000)" office:value-type="float" office:value="0.2121" calcext:value-type="float">
            <text:p>0.2121</text:p>
          </table:table-cell>
          <table:table-cell table:formula="of:=(20000-[.$A589])/([.D$2]*1000)" office:value-type="float" office:value="0.08484" calcext:value-type="float">
            <text:p>0.08484</text:p>
          </table:table-cell>
          <table:table-cell table:formula="of:=(20000-[.$A589])/([.E$2]*1000)" office:value-type="float" office:value="0.04242" calcext:value-type="float">
            <text:p>0.04242</text:p>
          </table:table-cell>
        </table:table-row>
        <table:table-row table:style-name="ro1">
          <table:table-cell office:value-type="float" office:value="15742" calcext:value-type="float">
            <text:p>15742</text:p>
          </table:table-cell>
          <table:table-cell table:formula="of:=(20000-[.$A590])/([.B$2]*1000)" office:value-type="float" office:value="0.4258" calcext:value-type="float">
            <text:p>0.4258</text:p>
          </table:table-cell>
          <table:table-cell table:style-name="Default" table:formula="of:=(20000-[.$A590])/([.C$2]*1000)" office:value-type="float" office:value="0.2129" calcext:value-type="float">
            <text:p>0.2129</text:p>
          </table:table-cell>
          <table:table-cell table:formula="of:=(20000-[.$A590])/([.D$2]*1000)" office:value-type="float" office:value="0.08516" calcext:value-type="float">
            <text:p>0.08516</text:p>
          </table:table-cell>
          <table:table-cell table:formula="of:=(20000-[.$A590])/([.E$2]*1000)" office:value-type="float" office:value="0.04258" calcext:value-type="float">
            <text:p>0.04258</text:p>
          </table:table-cell>
        </table:table-row>
        <table:table-row table:style-name="ro1">
          <table:table-cell office:value-type="float" office:value="15750" calcext:value-type="float">
            <text:p>15750</text:p>
          </table:table-cell>
          <table:table-cell table:formula="of:=(20000-[.$A591])/([.B$2]*1000)" office:value-type="float" office:value="0.425" calcext:value-type="float">
            <text:p>0.425</text:p>
          </table:table-cell>
          <table:table-cell table:style-name="Default" table:formula="of:=(20000-[.$A591])/([.C$2]*1000)" office:value-type="float" office:value="0.2125" calcext:value-type="float">
            <text:p>0.2125</text:p>
          </table:table-cell>
          <table:table-cell table:formula="of:=(20000-[.$A591])/([.D$2]*1000)" office:value-type="float" office:value="0.085" calcext:value-type="float">
            <text:p>0.085</text:p>
          </table:table-cell>
          <table:table-cell table:formula="of:=(20000-[.$A591])/([.E$2]*1000)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707" calcext:value-type="float">
            <text:p>15707</text:p>
          </table:table-cell>
          <table:table-cell table:formula="of:=(20000-[.$A592])/([.B$2]*1000)" office:value-type="float" office:value="0.4293" calcext:value-type="float">
            <text:p>0.4293</text:p>
          </table:table-cell>
          <table:table-cell table:style-name="Default" table:formula="of:=(20000-[.$A592])/([.C$2]*1000)" office:value-type="float" office:value="0.21465" calcext:value-type="float">
            <text:p>0.21465</text:p>
          </table:table-cell>
          <table:table-cell table:formula="of:=(20000-[.$A592])/([.D$2]*1000)" office:value-type="float" office:value="0.08586" calcext:value-type="float">
            <text:p>0.08586</text:p>
          </table:table-cell>
          <table:table-cell table:formula="of:=(20000-[.$A592])/([.E$2]*1000)" office:value-type="float" office:value="0.04293" calcext:value-type="float">
            <text:p>0.04293</text:p>
          </table:table-cell>
        </table:table-row>
        <table:table-row table:style-name="ro1">
          <table:table-cell office:value-type="float" office:value="15728" calcext:value-type="float">
            <text:p>15728</text:p>
          </table:table-cell>
          <table:table-cell table:formula="of:=(20000-[.$A593])/([.B$2]*1000)" office:value-type="float" office:value="0.4272" calcext:value-type="float">
            <text:p>0.4272</text:p>
          </table:table-cell>
          <table:table-cell table:style-name="Default" table:formula="of:=(20000-[.$A593])/([.C$2]*1000)" office:value-type="float" office:value="0.2136" calcext:value-type="float">
            <text:p>0.2136</text:p>
          </table:table-cell>
          <table:table-cell table:formula="of:=(20000-[.$A593])/([.D$2]*1000)" office:value-type="float" office:value="0.08544" calcext:value-type="float">
            <text:p>0.08544</text:p>
          </table:table-cell>
          <table:table-cell table:formula="of:=(20000-[.$A593])/([.E$2]*1000)" office:value-type="float" office:value="0.04272" calcext:value-type="float">
            <text:p>0.04272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594])/([.B$2]*1000)" office:value-type="float" office:value="0.4237" calcext:value-type="float">
            <text:p>0.4237</text:p>
          </table:table-cell>
          <table:table-cell table:style-name="Default" table:formula="of:=(20000-[.$A594])/([.C$2]*1000)" office:value-type="float" office:value="0.21185" calcext:value-type="float">
            <text:p>0.21185</text:p>
          </table:table-cell>
          <table:table-cell table:formula="of:=(20000-[.$A594])/([.D$2]*1000)" office:value-type="float" office:value="0.08474" calcext:value-type="float">
            <text:p>0.08474</text:p>
          </table:table-cell>
          <table:table-cell table:formula="of:=(20000-[.$A594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595])/([.B$2]*1000)" office:value-type="float" office:value="0.4238" calcext:value-type="float">
            <text:p>0.4238</text:p>
          </table:table-cell>
          <table:table-cell table:style-name="Default" table:formula="of:=(20000-[.$A595])/([.C$2]*1000)" office:value-type="float" office:value="0.2119" calcext:value-type="float">
            <text:p>0.2119</text:p>
          </table:table-cell>
          <table:table-cell table:formula="of:=(20000-[.$A595])/([.D$2]*1000)" office:value-type="float" office:value="0.08476" calcext:value-type="float">
            <text:p>0.08476</text:p>
          </table:table-cell>
          <table:table-cell table:formula="of:=(20000-[.$A595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32" calcext:value-type="float">
            <text:p>15732</text:p>
          </table:table-cell>
          <table:table-cell table:formula="of:=(20000-[.$A596])/([.B$2]*1000)" office:value-type="float" office:value="0.4268" calcext:value-type="float">
            <text:p>0.4268</text:p>
          </table:table-cell>
          <table:table-cell table:style-name="Default" table:formula="of:=(20000-[.$A596])/([.C$2]*1000)" office:value-type="float" office:value="0.2134" calcext:value-type="float">
            <text:p>0.2134</text:p>
          </table:table-cell>
          <table:table-cell table:formula="of:=(20000-[.$A596])/([.D$2]*1000)" office:value-type="float" office:value="0.08536" calcext:value-type="float">
            <text:p>0.08536</text:p>
          </table:table-cell>
          <table:table-cell table:formula="of:=(20000-[.$A596])/([.E$2]*1000)" office:value-type="float" office:value="0.04268" calcext:value-type="float">
            <text:p>0.04268</text:p>
          </table:table-cell>
        </table:table-row>
        <table:table-row table:style-name="ro1">
          <table:table-cell office:value-type="float" office:value="15753" calcext:value-type="float">
            <text:p>15753</text:p>
          </table:table-cell>
          <table:table-cell table:formula="of:=(20000-[.$A597])/([.B$2]*1000)" office:value-type="float" office:value="0.4247" calcext:value-type="float">
            <text:p>0.4247</text:p>
          </table:table-cell>
          <table:table-cell table:style-name="Default" table:formula="of:=(20000-[.$A597])/([.C$2]*1000)" office:value-type="float" office:value="0.21235" calcext:value-type="float">
            <text:p>0.21235</text:p>
          </table:table-cell>
          <table:table-cell table:formula="of:=(20000-[.$A597])/([.D$2]*1000)" office:value-type="float" office:value="0.08494" calcext:value-type="float">
            <text:p>0.08494</text:p>
          </table:table-cell>
          <table:table-cell table:formula="of:=(20000-[.$A597])/([.E$2]*1000)" office:value-type="float" office:value="0.04247" calcext:value-type="float">
            <text:p>0.04247</text:p>
          </table:table-cell>
        </table:table-row>
        <table:table-row table:style-name="ro1">
          <table:table-cell office:value-type="float" office:value="15704" calcext:value-type="float">
            <text:p>15704</text:p>
          </table:table-cell>
          <table:table-cell table:formula="of:=(20000-[.$A598])/([.B$2]*1000)" office:value-type="float" office:value="0.4296" calcext:value-type="float">
            <text:p>0.4296</text:p>
          </table:table-cell>
          <table:table-cell table:style-name="Default" table:formula="of:=(20000-[.$A598])/([.C$2]*1000)" office:value-type="float" office:value="0.2148" calcext:value-type="float">
            <text:p>0.2148</text:p>
          </table:table-cell>
          <table:table-cell table:formula="of:=(20000-[.$A598])/([.D$2]*1000)" office:value-type="float" office:value="0.08592" calcext:value-type="float">
            <text:p>0.08592</text:p>
          </table:table-cell>
          <table:table-cell table:formula="of:=(20000-[.$A598])/([.E$2]*1000)" office:value-type="float" office:value="0.04296" calcext:value-type="float">
            <text:p>0.04296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599])/([.B$2]*1000)" office:value-type="float" office:value="0.424" calcext:value-type="float">
            <text:p>0.424</text:p>
          </table:table-cell>
          <table:table-cell table:style-name="Default" table:formula="of:=(20000-[.$A599])/([.C$2]*1000)" office:value-type="float" office:value="0.212" calcext:value-type="float">
            <text:p>0.212</text:p>
          </table:table-cell>
          <table:table-cell table:formula="of:=(20000-[.$A599])/([.D$2]*1000)" office:value-type="float" office:value="0.0848" calcext:value-type="float">
            <text:p>0.0848</text:p>
          </table:table-cell>
          <table:table-cell table:formula="of:=(20000-[.$A599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759" calcext:value-type="float">
            <text:p>15759</text:p>
          </table:table-cell>
          <table:table-cell table:formula="of:=(20000-[.$A600])/([.B$2]*1000)" office:value-type="float" office:value="0.4241" calcext:value-type="float">
            <text:p>0.4241</text:p>
          </table:table-cell>
          <table:table-cell table:style-name="Default" table:formula="of:=(20000-[.$A600])/([.C$2]*1000)" office:value-type="float" office:value="0.21205" calcext:value-type="float">
            <text:p>0.21205</text:p>
          </table:table-cell>
          <table:table-cell table:formula="of:=(20000-[.$A600])/([.D$2]*1000)" office:value-type="float" office:value="0.08482" calcext:value-type="float">
            <text:p>0.08482</text:p>
          </table:table-cell>
          <table:table-cell table:formula="of:=(20000-[.$A600])/([.E$2]*1000)" office:value-type="float" office:value="0.04241" calcext:value-type="float">
            <text:p>0.04241</text:p>
          </table:table-cell>
        </table:table-row>
        <table:table-row table:style-name="ro1">
          <table:table-cell office:value-type="float" office:value="15720" calcext:value-type="float">
            <text:p>15720</text:p>
          </table:table-cell>
          <table:table-cell table:formula="of:=(20000-[.$A601])/([.B$2]*1000)" office:value-type="float" office:value="0.428" calcext:value-type="float">
            <text:p>0.428</text:p>
          </table:table-cell>
          <table:table-cell table:style-name="Default" table:formula="of:=(20000-[.$A601])/([.C$2]*1000)" office:value-type="float" office:value="0.214" calcext:value-type="float">
            <text:p>0.214</text:p>
          </table:table-cell>
          <table:table-cell table:formula="of:=(20000-[.$A601])/([.D$2]*1000)" office:value-type="float" office:value="0.0856" calcext:value-type="float">
            <text:p>0.0856</text:p>
          </table:table-cell>
          <table:table-cell table:formula="of:=(20000-[.$A601])/([.E$2]*1000)"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602])/([.B$2]*1000)" office:value-type="float" office:value="0.4238" calcext:value-type="float">
            <text:p>0.4238</text:p>
          </table:table-cell>
          <table:table-cell table:style-name="Default" table:formula="of:=(20000-[.$A602])/([.C$2]*1000)" office:value-type="float" office:value="0.2119" calcext:value-type="float">
            <text:p>0.2119</text:p>
          </table:table-cell>
          <table:table-cell table:formula="of:=(20000-[.$A602])/([.D$2]*1000)" office:value-type="float" office:value="0.08476" calcext:value-type="float">
            <text:p>0.08476</text:p>
          </table:table-cell>
          <table:table-cell table:formula="of:=(20000-[.$A602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29" calcext:value-type="float">
            <text:p>15729</text:p>
          </table:table-cell>
          <table:table-cell table:formula="of:=(20000-[.$A603])/([.B$2]*1000)" office:value-type="float" office:value="0.4271" calcext:value-type="float">
            <text:p>0.4271</text:p>
          </table:table-cell>
          <table:table-cell table:style-name="Default" table:formula="of:=(20000-[.$A603])/([.C$2]*1000)" office:value-type="float" office:value="0.21355" calcext:value-type="float">
            <text:p>0.21355</text:p>
          </table:table-cell>
          <table:table-cell table:formula="of:=(20000-[.$A603])/([.D$2]*1000)" office:value-type="float" office:value="0.08542" calcext:value-type="float">
            <text:p>0.08542</text:p>
          </table:table-cell>
          <table:table-cell table:formula="of:=(20000-[.$A603])/([.E$2]*1000)" office:value-type="float" office:value="0.04271" calcext:value-type="float">
            <text:p>0.04271</text:p>
          </table:table-cell>
        </table:table-row>
        <table:table-row table:style-name="ro1">
          <table:table-cell office:value-type="float" office:value="15744" calcext:value-type="float">
            <text:p>15744</text:p>
          </table:table-cell>
          <table:table-cell table:formula="of:=(20000-[.$A604])/([.B$2]*1000)" office:value-type="float" office:value="0.4256" calcext:value-type="float">
            <text:p>0.4256</text:p>
          </table:table-cell>
          <table:table-cell table:style-name="Default" table:formula="of:=(20000-[.$A604])/([.C$2]*1000)" office:value-type="float" office:value="0.2128" calcext:value-type="float">
            <text:p>0.2128</text:p>
          </table:table-cell>
          <table:table-cell table:formula="of:=(20000-[.$A604])/([.D$2]*1000)" office:value-type="float" office:value="0.08512" calcext:value-type="float">
            <text:p>0.08512</text:p>
          </table:table-cell>
          <table:table-cell table:formula="of:=(20000-[.$A604])/([.E$2]*1000)" office:value-type="float" office:value="0.04256" calcext:value-type="float">
            <text:p>0.04256</text:p>
          </table:table-cell>
        </table:table-row>
        <table:table-row table:style-name="ro1">
          <table:table-cell office:value-type="float" office:value="15728" calcext:value-type="float">
            <text:p>15728</text:p>
          </table:table-cell>
          <table:table-cell table:formula="of:=(20000-[.$A605])/([.B$2]*1000)" office:value-type="float" office:value="0.4272" calcext:value-type="float">
            <text:p>0.4272</text:p>
          </table:table-cell>
          <table:table-cell table:style-name="Default" table:formula="of:=(20000-[.$A605])/([.C$2]*1000)" office:value-type="float" office:value="0.2136" calcext:value-type="float">
            <text:p>0.2136</text:p>
          </table:table-cell>
          <table:table-cell table:formula="of:=(20000-[.$A605])/([.D$2]*1000)" office:value-type="float" office:value="0.08544" calcext:value-type="float">
            <text:p>0.08544</text:p>
          </table:table-cell>
          <table:table-cell table:formula="of:=(20000-[.$A605])/([.E$2]*1000)" office:value-type="float" office:value="0.04272" calcext:value-type="float">
            <text:p>0.04272</text:p>
          </table:table-cell>
        </table:table-row>
        <table:table-row table:style-name="ro1">
          <table:table-cell office:value-type="float" office:value="15721" calcext:value-type="float">
            <text:p>15721</text:p>
          </table:table-cell>
          <table:table-cell table:formula="of:=(20000-[.$A606])/([.B$2]*1000)" office:value-type="float" office:value="0.4279" calcext:value-type="float">
            <text:p>0.4279</text:p>
          </table:table-cell>
          <table:table-cell table:style-name="Default" table:formula="of:=(20000-[.$A606])/([.C$2]*1000)" office:value-type="float" office:value="0.21395" calcext:value-type="float">
            <text:p>0.21395</text:p>
          </table:table-cell>
          <table:table-cell table:formula="of:=(20000-[.$A606])/([.D$2]*1000)" office:value-type="float" office:value="0.08558" calcext:value-type="float">
            <text:p>0.08558</text:p>
          </table:table-cell>
          <table:table-cell table:formula="of:=(20000-[.$A606])/([.E$2]*1000)" office:value-type="float" office:value="0.04279" calcext:value-type="float">
            <text:p>0.04279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607])/([.B$2]*1000)" office:value-type="float" office:value="0.4239" calcext:value-type="float">
            <text:p>0.4239</text:p>
          </table:table-cell>
          <table:table-cell table:style-name="Default" table:formula="of:=(20000-[.$A607])/([.C$2]*1000)" office:value-type="float" office:value="0.21195" calcext:value-type="float">
            <text:p>0.21195</text:p>
          </table:table-cell>
          <table:table-cell table:formula="of:=(20000-[.$A607])/([.D$2]*1000)" office:value-type="float" office:value="0.08478" calcext:value-type="float">
            <text:p>0.08478</text:p>
          </table:table-cell>
          <table:table-cell table:formula="of:=(20000-[.$A607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01" calcext:value-type="float">
            <text:p>15701</text:p>
          </table:table-cell>
          <table:table-cell table:formula="of:=(20000-[.$A608])/([.B$2]*1000)" office:value-type="float" office:value="0.4299" calcext:value-type="float">
            <text:p>0.4299</text:p>
          </table:table-cell>
          <table:table-cell table:style-name="Default" table:formula="of:=(20000-[.$A608])/([.C$2]*1000)" office:value-type="float" office:value="0.21495" calcext:value-type="float">
            <text:p>0.21495</text:p>
          </table:table-cell>
          <table:table-cell table:formula="of:=(20000-[.$A608])/([.D$2]*1000)" office:value-type="float" office:value="0.08598" calcext:value-type="float">
            <text:p>0.08598</text:p>
          </table:table-cell>
          <table:table-cell table:formula="of:=(20000-[.$A608])/([.E$2]*1000)" office:value-type="float" office:value="0.04299" calcext:value-type="float">
            <text:p>0.04299</text:p>
          </table:table-cell>
        </table:table-row>
        <table:table-row table:style-name="ro1">
          <table:table-cell office:value-type="float" office:value="15741" calcext:value-type="float">
            <text:p>15741</text:p>
          </table:table-cell>
          <table:table-cell table:formula="of:=(20000-[.$A609])/([.B$2]*1000)" office:value-type="float" office:value="0.4259" calcext:value-type="float">
            <text:p>0.4259</text:p>
          </table:table-cell>
          <table:table-cell table:style-name="Default" table:formula="of:=(20000-[.$A609])/([.C$2]*1000)" office:value-type="float" office:value="0.21295" calcext:value-type="float">
            <text:p>0.21295</text:p>
          </table:table-cell>
          <table:table-cell table:formula="of:=(20000-[.$A609])/([.D$2]*1000)" office:value-type="float" office:value="0.08518" calcext:value-type="float">
            <text:p>0.08518</text:p>
          </table:table-cell>
          <table:table-cell table:formula="of:=(20000-[.$A609])/([.E$2]*1000)" office:value-type="float" office:value="0.04259" calcext:value-type="float">
            <text:p>0.04259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610])/([.B$2]*1000)" office:value-type="float" office:value="0.4238" calcext:value-type="float">
            <text:p>0.4238</text:p>
          </table:table-cell>
          <table:table-cell table:style-name="Default" table:formula="of:=(20000-[.$A610])/([.C$2]*1000)" office:value-type="float" office:value="0.2119" calcext:value-type="float">
            <text:p>0.2119</text:p>
          </table:table-cell>
          <table:table-cell table:formula="of:=(20000-[.$A610])/([.D$2]*1000)" office:value-type="float" office:value="0.08476" calcext:value-type="float">
            <text:p>0.08476</text:p>
          </table:table-cell>
          <table:table-cell table:formula="of:=(20000-[.$A610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51" calcext:value-type="float">
            <text:p>15751</text:p>
          </table:table-cell>
          <table:table-cell table:formula="of:=(20000-[.$A611])/([.B$2]*1000)" office:value-type="float" office:value="0.4249" calcext:value-type="float">
            <text:p>0.4249</text:p>
          </table:table-cell>
          <table:table-cell table:style-name="Default" table:formula="of:=(20000-[.$A611])/([.C$2]*1000)" office:value-type="float" office:value="0.21245" calcext:value-type="float">
            <text:p>0.21245</text:p>
          </table:table-cell>
          <table:table-cell table:formula="of:=(20000-[.$A611])/([.D$2]*1000)" office:value-type="float" office:value="0.08498" calcext:value-type="float">
            <text:p>0.08498</text:p>
          </table:table-cell>
          <table:table-cell table:formula="of:=(20000-[.$A611])/([.E$2]*1000)" office:value-type="float" office:value="0.04249" calcext:value-type="float">
            <text:p>0.04249</text:p>
          </table:table-cell>
        </table:table-row>
        <table:table-row table:style-name="ro1">
          <table:table-cell office:value-type="float" office:value="15694" calcext:value-type="float">
            <text:p>15694</text:p>
          </table:table-cell>
          <table:table-cell table:formula="of:=(20000-[.$A612])/([.B$2]*1000)" office:value-type="float" office:value="0.4306" calcext:value-type="float">
            <text:p>0.4306</text:p>
          </table:table-cell>
          <table:table-cell table:style-name="Default" table:formula="of:=(20000-[.$A612])/([.C$2]*1000)" office:value-type="float" office:value="0.2153" calcext:value-type="float">
            <text:p>0.2153</text:p>
          </table:table-cell>
          <table:table-cell table:formula="of:=(20000-[.$A612])/([.D$2]*1000)" office:value-type="float" office:value="0.08612" calcext:value-type="float">
            <text:p>0.08612</text:p>
          </table:table-cell>
          <table:table-cell table:formula="of:=(20000-[.$A612])/([.E$2]*1000)" office:value-type="float" office:value="0.04306" calcext:value-type="float">
            <text:p>0.04306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613])/([.B$2]*1000)" office:value-type="float" office:value="0.4237" calcext:value-type="float">
            <text:p>0.4237</text:p>
          </table:table-cell>
          <table:table-cell table:style-name="Default" table:formula="of:=(20000-[.$A613])/([.C$2]*1000)" office:value-type="float" office:value="0.21185" calcext:value-type="float">
            <text:p>0.21185</text:p>
          </table:table-cell>
          <table:table-cell table:formula="of:=(20000-[.$A613])/([.D$2]*1000)" office:value-type="float" office:value="0.08474" calcext:value-type="float">
            <text:p>0.08474</text:p>
          </table:table-cell>
          <table:table-cell table:formula="of:=(20000-[.$A613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28" calcext:value-type="float">
            <text:p>15728</text:p>
          </table:table-cell>
          <table:table-cell table:formula="of:=(20000-[.$A614])/([.B$2]*1000)" office:value-type="float" office:value="0.4272" calcext:value-type="float">
            <text:p>0.4272</text:p>
          </table:table-cell>
          <table:table-cell table:style-name="Default" table:formula="of:=(20000-[.$A614])/([.C$2]*1000)" office:value-type="float" office:value="0.2136" calcext:value-type="float">
            <text:p>0.2136</text:p>
          </table:table-cell>
          <table:table-cell table:formula="of:=(20000-[.$A614])/([.D$2]*1000)" office:value-type="float" office:value="0.08544" calcext:value-type="float">
            <text:p>0.08544</text:p>
          </table:table-cell>
          <table:table-cell table:formula="of:=(20000-[.$A614])/([.E$2]*1000)" office:value-type="float" office:value="0.04272" calcext:value-type="float">
            <text:p>0.04272</text:p>
          </table:table-cell>
        </table:table-row>
        <table:table-row table:style-name="ro1">
          <table:table-cell office:value-type="float" office:value="15722" calcext:value-type="float">
            <text:p>15722</text:p>
          </table:table-cell>
          <table:table-cell table:formula="of:=(20000-[.$A615])/([.B$2]*1000)" office:value-type="float" office:value="0.4278" calcext:value-type="float">
            <text:p>0.4278</text:p>
          </table:table-cell>
          <table:table-cell table:style-name="Default" table:formula="of:=(20000-[.$A615])/([.C$2]*1000)" office:value-type="float" office:value="0.2139" calcext:value-type="float">
            <text:p>0.2139</text:p>
          </table:table-cell>
          <table:table-cell table:formula="of:=(20000-[.$A615])/([.D$2]*1000)" office:value-type="float" office:value="0.08556" calcext:value-type="float">
            <text:p>0.08556</text:p>
          </table:table-cell>
          <table:table-cell table:formula="of:=(20000-[.$A615])/([.E$2]*1000)" office:value-type="float" office:value="0.04278" calcext:value-type="float">
            <text:p>0.04278</text:p>
          </table:table-cell>
        </table:table-row>
        <table:table-row table:style-name="ro1">
          <table:table-cell office:value-type="float" office:value="15697" calcext:value-type="float">
            <text:p>15697</text:p>
          </table:table-cell>
          <table:table-cell table:formula="of:=(20000-[.$A616])/([.B$2]*1000)" office:value-type="float" office:value="0.4303" calcext:value-type="float">
            <text:p>0.4303</text:p>
          </table:table-cell>
          <table:table-cell table:style-name="Default" table:formula="of:=(20000-[.$A616])/([.C$2]*1000)" office:value-type="float" office:value="0.21515" calcext:value-type="float">
            <text:p>0.21515</text:p>
          </table:table-cell>
          <table:table-cell table:formula="of:=(20000-[.$A616])/([.D$2]*1000)" office:value-type="float" office:value="0.08606" calcext:value-type="float">
            <text:p>0.08606</text:p>
          </table:table-cell>
          <table:table-cell table:formula="of:=(20000-[.$A616])/([.E$2]*1000)" office:value-type="float" office:value="0.04303" calcext:value-type="float">
            <text:p>0.04303</text:p>
          </table:table-cell>
        </table:table-row>
        <table:table-row table:style-name="ro1">
          <table:table-cell office:value-type="float" office:value="15696" calcext:value-type="float">
            <text:p>15696</text:p>
          </table:table-cell>
          <table:table-cell table:formula="of:=(20000-[.$A617])/([.B$2]*1000)" office:value-type="float" office:value="0.4304" calcext:value-type="float">
            <text:p>0.4304</text:p>
          </table:table-cell>
          <table:table-cell table:style-name="Default" table:formula="of:=(20000-[.$A617])/([.C$2]*1000)" office:value-type="float" office:value="0.2152" calcext:value-type="float">
            <text:p>0.2152</text:p>
          </table:table-cell>
          <table:table-cell table:formula="of:=(20000-[.$A617])/([.D$2]*1000)" office:value-type="float" office:value="0.08608" calcext:value-type="float">
            <text:p>0.08608</text:p>
          </table:table-cell>
          <table:table-cell table:formula="of:=(20000-[.$A617])/([.E$2]*1000)" office:value-type="float" office:value="0.04304" calcext:value-type="float">
            <text:p>0.04304</text:p>
          </table:table-cell>
        </table:table-row>
        <table:table-row table:style-name="ro1">
          <table:table-cell office:value-type="float" office:value="15733" calcext:value-type="float">
            <text:p>15733</text:p>
          </table:table-cell>
          <table:table-cell table:formula="of:=(20000-[.$A618])/([.B$2]*1000)" office:value-type="float" office:value="0.4267" calcext:value-type="float">
            <text:p>0.4267</text:p>
          </table:table-cell>
          <table:table-cell table:style-name="Default" table:formula="of:=(20000-[.$A618])/([.C$2]*1000)" office:value-type="float" office:value="0.21335" calcext:value-type="float">
            <text:p>0.21335</text:p>
          </table:table-cell>
          <table:table-cell table:formula="of:=(20000-[.$A618])/([.D$2]*1000)" office:value-type="float" office:value="0.08534" calcext:value-type="float">
            <text:p>0.08534</text:p>
          </table:table-cell>
          <table:table-cell table:formula="of:=(20000-[.$A618])/([.E$2]*1000)" office:value-type="float" office:value="0.04267" calcext:value-type="float">
            <text:p>0.04267</text:p>
          </table:table-cell>
        </table:table-row>
        <table:table-row table:style-name="ro1">
          <table:table-cell office:value-type="float" office:value="15765" calcext:value-type="float">
            <text:p>15765</text:p>
          </table:table-cell>
          <table:table-cell table:formula="of:=(20000-[.$A619])/([.B$2]*1000)" office:value-type="float" office:value="0.4235" calcext:value-type="float">
            <text:p>0.4235</text:p>
          </table:table-cell>
          <table:table-cell table:style-name="Default" table:formula="of:=(20000-[.$A619])/([.C$2]*1000)" office:value-type="float" office:value="0.21175" calcext:value-type="float">
            <text:p>0.21175</text:p>
          </table:table-cell>
          <table:table-cell table:formula="of:=(20000-[.$A619])/([.D$2]*1000)" office:value-type="float" office:value="0.0847" calcext:value-type="float">
            <text:p>0.0847</text:p>
          </table:table-cell>
          <table:table-cell table:formula="of:=(20000-[.$A619])/([.E$2]*1000)" office:value-type="float" office:value="0.04235" calcext:value-type="float">
            <text:p>0.04235</text:p>
          </table:table-cell>
        </table:table-row>
        <table:table-row table:style-name="ro1">
          <table:table-cell office:value-type="float" office:value="13747" calcext:value-type="float">
            <text:p>13747</text:p>
          </table:table-cell>
          <table:table-cell table:formula="of:=(20000-[.$A620])/([.B$2]*1000)" office:value-type="float" office:value="0.6253" calcext:value-type="float">
            <text:p>0.6253</text:p>
          </table:table-cell>
          <table:table-cell table:style-name="Default" table:formula="of:=(20000-[.$A620])/([.C$2]*1000)" office:value-type="float" office:value="0.31265" calcext:value-type="float">
            <text:p>0.31265</text:p>
          </table:table-cell>
          <table:table-cell table:formula="of:=(20000-[.$A620])/([.D$2]*1000)" office:value-type="float" office:value="0.12506" calcext:value-type="float">
            <text:p>0.12506</text:p>
          </table:table-cell>
          <table:table-cell table:formula="of:=(20000-[.$A620])/([.E$2]*1000)" office:value-type="float" office:value="0.06253" calcext:value-type="float">
            <text:p>0.06253</text:p>
          </table:table-cell>
        </table:table-row>
        <table:table-row table:style-name="ro1">
          <table:table-cell office:value-type="float" office:value="15759" calcext:value-type="float">
            <text:p>15759</text:p>
          </table:table-cell>
          <table:table-cell table:formula="of:=(20000-[.$A621])/([.B$2]*1000)" office:value-type="float" office:value="0.4241" calcext:value-type="float">
            <text:p>0.4241</text:p>
          </table:table-cell>
          <table:table-cell table:style-name="Default" table:formula="of:=(20000-[.$A621])/([.C$2]*1000)" office:value-type="float" office:value="0.21205" calcext:value-type="float">
            <text:p>0.21205</text:p>
          </table:table-cell>
          <table:table-cell table:formula="of:=(20000-[.$A621])/([.D$2]*1000)" office:value-type="float" office:value="0.08482" calcext:value-type="float">
            <text:p>0.08482</text:p>
          </table:table-cell>
          <table:table-cell table:formula="of:=(20000-[.$A621])/([.E$2]*1000)" office:value-type="float" office:value="0.04241" calcext:value-type="float">
            <text:p>0.04241</text:p>
          </table:table-cell>
        </table:table-row>
        <table:table-row table:style-name="ro1">
          <table:table-cell office:value-type="float" office:value="15749" calcext:value-type="float">
            <text:p>15749</text:p>
          </table:table-cell>
          <table:table-cell table:formula="of:=(20000-[.$A622])/([.B$2]*1000)" office:value-type="float" office:value="0.4251" calcext:value-type="float">
            <text:p>0.4251</text:p>
          </table:table-cell>
          <table:table-cell table:style-name="Default" table:formula="of:=(20000-[.$A622])/([.C$2]*1000)" office:value-type="float" office:value="0.21255" calcext:value-type="float">
            <text:p>0.21255</text:p>
          </table:table-cell>
          <table:table-cell table:formula="of:=(20000-[.$A622])/([.D$2]*1000)" office:value-type="float" office:value="0.08502" calcext:value-type="float">
            <text:p>0.08502</text:p>
          </table:table-cell>
          <table:table-cell table:formula="of:=(20000-[.$A622])/([.E$2]*1000)" office:value-type="float" office:value="0.04251" calcext:value-type="float">
            <text:p>0.04251</text:p>
          </table:table-cell>
        </table:table-row>
        <table:table-row table:style-name="ro1">
          <table:table-cell office:value-type="float" office:value="15734" calcext:value-type="float">
            <text:p>15734</text:p>
          </table:table-cell>
          <table:table-cell table:formula="of:=(20000-[.$A623])/([.B$2]*1000)" office:value-type="float" office:value="0.4266" calcext:value-type="float">
            <text:p>0.4266</text:p>
          </table:table-cell>
          <table:table-cell table:style-name="Default" table:formula="of:=(20000-[.$A623])/([.C$2]*1000)" office:value-type="float" office:value="0.2133" calcext:value-type="float">
            <text:p>0.2133</text:p>
          </table:table-cell>
          <table:table-cell table:formula="of:=(20000-[.$A623])/([.D$2]*1000)" office:value-type="float" office:value="0.08532" calcext:value-type="float">
            <text:p>0.08532</text:p>
          </table:table-cell>
          <table:table-cell table:formula="of:=(20000-[.$A623])/([.E$2]*1000)" office:value-type="float" office:value="0.04266" calcext:value-type="float">
            <text:p>0.04266</text:p>
          </table:table-cell>
        </table:table-row>
        <table:table-row table:style-name="ro1">
          <table:table-cell office:value-type="float" office:value="15759" calcext:value-type="float">
            <text:p>15759</text:p>
          </table:table-cell>
          <table:table-cell table:formula="of:=(20000-[.$A624])/([.B$2]*1000)" office:value-type="float" office:value="0.4241" calcext:value-type="float">
            <text:p>0.4241</text:p>
          </table:table-cell>
          <table:table-cell table:style-name="Default" table:formula="of:=(20000-[.$A624])/([.C$2]*1000)" office:value-type="float" office:value="0.21205" calcext:value-type="float">
            <text:p>0.21205</text:p>
          </table:table-cell>
          <table:table-cell table:formula="of:=(20000-[.$A624])/([.D$2]*1000)" office:value-type="float" office:value="0.08482" calcext:value-type="float">
            <text:p>0.08482</text:p>
          </table:table-cell>
          <table:table-cell table:formula="of:=(20000-[.$A624])/([.E$2]*1000)" office:value-type="float" office:value="0.04241" calcext:value-type="float">
            <text:p>0.04241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625])/([.B$2]*1000)" office:value-type="float" office:value="0.4238" calcext:value-type="float">
            <text:p>0.4238</text:p>
          </table:table-cell>
          <table:table-cell table:style-name="Default" table:formula="of:=(20000-[.$A625])/([.C$2]*1000)" office:value-type="float" office:value="0.2119" calcext:value-type="float">
            <text:p>0.2119</text:p>
          </table:table-cell>
          <table:table-cell table:formula="of:=(20000-[.$A625])/([.D$2]*1000)" office:value-type="float" office:value="0.08476" calcext:value-type="float">
            <text:p>0.08476</text:p>
          </table:table-cell>
          <table:table-cell table:formula="of:=(20000-[.$A625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26" calcext:value-type="float">
            <text:p>15726</text:p>
          </table:table-cell>
          <table:table-cell table:formula="of:=(20000-[.$A626])/([.B$2]*1000)" office:value-type="float" office:value="0.4274" calcext:value-type="float">
            <text:p>0.4274</text:p>
          </table:table-cell>
          <table:table-cell table:style-name="Default" table:formula="of:=(20000-[.$A626])/([.C$2]*1000)" office:value-type="float" office:value="0.2137" calcext:value-type="float">
            <text:p>0.2137</text:p>
          </table:table-cell>
          <table:table-cell table:formula="of:=(20000-[.$A626])/([.D$2]*1000)" office:value-type="float" office:value="0.08548" calcext:value-type="float">
            <text:p>0.08548</text:p>
          </table:table-cell>
          <table:table-cell table:formula="of:=(20000-[.$A626])/([.E$2]*1000)" office:value-type="float" office:value="0.04274" calcext:value-type="float">
            <text:p>0.04274</text:p>
          </table:table-cell>
        </table:table-row>
        <table:table-row table:style-name="ro1">
          <table:table-cell office:value-type="float" office:value="15699" calcext:value-type="float">
            <text:p>15699</text:p>
          </table:table-cell>
          <table:table-cell table:formula="of:=(20000-[.$A627])/([.B$2]*1000)" office:value-type="float" office:value="0.4301" calcext:value-type="float">
            <text:p>0.4301</text:p>
          </table:table-cell>
          <table:table-cell table:style-name="Default" table:formula="of:=(20000-[.$A627])/([.C$2]*1000)" office:value-type="float" office:value="0.21505" calcext:value-type="float">
            <text:p>0.21505</text:p>
          </table:table-cell>
          <table:table-cell table:formula="of:=(20000-[.$A627])/([.D$2]*1000)" office:value-type="float" office:value="0.08602" calcext:value-type="float">
            <text:p>0.08602</text:p>
          </table:table-cell>
          <table:table-cell table:formula="of:=(20000-[.$A627])/([.E$2]*1000)" office:value-type="float" office:value="0.04301" calcext:value-type="float">
            <text:p>0.04301</text:p>
          </table:table-cell>
        </table:table-row>
        <table:table-row table:style-name="ro1">
          <table:table-cell office:value-type="float" office:value="15726" calcext:value-type="float">
            <text:p>15726</text:p>
          </table:table-cell>
          <table:table-cell table:formula="of:=(20000-[.$A628])/([.B$2]*1000)" office:value-type="float" office:value="0.4274" calcext:value-type="float">
            <text:p>0.4274</text:p>
          </table:table-cell>
          <table:table-cell table:style-name="Default" table:formula="of:=(20000-[.$A628])/([.C$2]*1000)" office:value-type="float" office:value="0.2137" calcext:value-type="float">
            <text:p>0.2137</text:p>
          </table:table-cell>
          <table:table-cell table:formula="of:=(20000-[.$A628])/([.D$2]*1000)" office:value-type="float" office:value="0.08548" calcext:value-type="float">
            <text:p>0.08548</text:p>
          </table:table-cell>
          <table:table-cell table:formula="of:=(20000-[.$A628])/([.E$2]*1000)" office:value-type="float" office:value="0.04274" calcext:value-type="float">
            <text:p>0.04274</text:p>
          </table:table-cell>
        </table:table-row>
        <table:table-row table:style-name="ro1">
          <table:table-cell office:value-type="float" office:value="15716" calcext:value-type="float">
            <text:p>15716</text:p>
          </table:table-cell>
          <table:table-cell table:formula="of:=(20000-[.$A629])/([.B$2]*1000)" office:value-type="float" office:value="0.4284" calcext:value-type="float">
            <text:p>0.4284</text:p>
          </table:table-cell>
          <table:table-cell table:style-name="Default" table:formula="of:=(20000-[.$A629])/([.C$2]*1000)" office:value-type="float" office:value="0.2142" calcext:value-type="float">
            <text:p>0.2142</text:p>
          </table:table-cell>
          <table:table-cell table:formula="of:=(20000-[.$A629])/([.D$2]*1000)" office:value-type="float" office:value="0.08568" calcext:value-type="float">
            <text:p>0.08568</text:p>
          </table:table-cell>
          <table:table-cell table:formula="of:=(20000-[.$A629])/([.E$2]*1000)" office:value-type="float" office:value="0.04284" calcext:value-type="float">
            <text:p>0.04284</text:p>
          </table:table-cell>
        </table:table-row>
        <table:table-row table:style-name="ro1">
          <table:table-cell office:value-type="float" office:value="15706" calcext:value-type="float">
            <text:p>15706</text:p>
          </table:table-cell>
          <table:table-cell table:formula="of:=(20000-[.$A630])/([.B$2]*1000)" office:value-type="float" office:value="0.4294" calcext:value-type="float">
            <text:p>0.4294</text:p>
          </table:table-cell>
          <table:table-cell table:style-name="Default" table:formula="of:=(20000-[.$A630])/([.C$2]*1000)" office:value-type="float" office:value="0.2147" calcext:value-type="float">
            <text:p>0.2147</text:p>
          </table:table-cell>
          <table:table-cell table:formula="of:=(20000-[.$A630])/([.D$2]*1000)" office:value-type="float" office:value="0.08588" calcext:value-type="float">
            <text:p>0.08588</text:p>
          </table:table-cell>
          <table:table-cell table:formula="of:=(20000-[.$A630])/([.E$2]*1000)" office:value-type="float" office:value="0.04294" calcext:value-type="float">
            <text:p>0.04294</text:p>
          </table:table-cell>
        </table:table-row>
        <table:table-row table:style-name="ro1">
          <table:table-cell office:value-type="float" office:value="15755" calcext:value-type="float">
            <text:p>15755</text:p>
          </table:table-cell>
          <table:table-cell table:formula="of:=(20000-[.$A631])/([.B$2]*1000)" office:value-type="float" office:value="0.4245" calcext:value-type="float">
            <text:p>0.4245</text:p>
          </table:table-cell>
          <table:table-cell table:style-name="Default" table:formula="of:=(20000-[.$A631])/([.C$2]*1000)" office:value-type="float" office:value="0.21225" calcext:value-type="float">
            <text:p>0.21225</text:p>
          </table:table-cell>
          <table:table-cell table:formula="of:=(20000-[.$A631])/([.D$2]*1000)" office:value-type="float" office:value="0.0849" calcext:value-type="float">
            <text:p>0.0849</text:p>
          </table:table-cell>
          <table:table-cell table:formula="of:=(20000-[.$A631])/([.E$2]*1000)" office:value-type="float" office:value="0.04245" calcext:value-type="float">
            <text:p>0.04245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632])/([.B$2]*1000)" office:value-type="float" office:value="0.424" calcext:value-type="float">
            <text:p>0.424</text:p>
          </table:table-cell>
          <table:table-cell table:style-name="Default" table:formula="of:=(20000-[.$A632])/([.C$2]*1000)" office:value-type="float" office:value="0.212" calcext:value-type="float">
            <text:p>0.212</text:p>
          </table:table-cell>
          <table:table-cell table:formula="of:=(20000-[.$A632])/([.D$2]*1000)" office:value-type="float" office:value="0.0848" calcext:value-type="float">
            <text:p>0.0848</text:p>
          </table:table-cell>
          <table:table-cell table:formula="of:=(20000-[.$A632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721" calcext:value-type="float">
            <text:p>15721</text:p>
          </table:table-cell>
          <table:table-cell table:formula="of:=(20000-[.$A633])/([.B$2]*1000)" office:value-type="float" office:value="0.4279" calcext:value-type="float">
            <text:p>0.4279</text:p>
          </table:table-cell>
          <table:table-cell table:style-name="Default" table:formula="of:=(20000-[.$A633])/([.C$2]*1000)" office:value-type="float" office:value="0.21395" calcext:value-type="float">
            <text:p>0.21395</text:p>
          </table:table-cell>
          <table:table-cell table:formula="of:=(20000-[.$A633])/([.D$2]*1000)" office:value-type="float" office:value="0.08558" calcext:value-type="float">
            <text:p>0.08558</text:p>
          </table:table-cell>
          <table:table-cell table:formula="of:=(20000-[.$A633])/([.E$2]*1000)" office:value-type="float" office:value="0.04279" calcext:value-type="float">
            <text:p>0.04279</text:p>
          </table:table-cell>
        </table:table-row>
        <table:table-row table:style-name="ro1">
          <table:table-cell office:value-type="float" office:value="15713" calcext:value-type="float">
            <text:p>15713</text:p>
          </table:table-cell>
          <table:table-cell table:formula="of:=(20000-[.$A634])/([.B$2]*1000)" office:value-type="float" office:value="0.4287" calcext:value-type="float">
            <text:p>0.4287</text:p>
          </table:table-cell>
          <table:table-cell table:style-name="Default" table:formula="of:=(20000-[.$A634])/([.C$2]*1000)" office:value-type="float" office:value="0.21435" calcext:value-type="float">
            <text:p>0.21435</text:p>
          </table:table-cell>
          <table:table-cell table:formula="of:=(20000-[.$A634])/([.D$2]*1000)" office:value-type="float" office:value="0.08574" calcext:value-type="float">
            <text:p>0.08574</text:p>
          </table:table-cell>
          <table:table-cell table:formula="of:=(20000-[.$A634])/([.E$2]*1000)" office:value-type="float" office:value="0.04287" calcext:value-type="float">
            <text:p>0.04287</text:p>
          </table:table-cell>
        </table:table-row>
        <table:table-row table:style-name="ro1">
          <table:table-cell office:value-type="float" office:value="15742" calcext:value-type="float">
            <text:p>15742</text:p>
          </table:table-cell>
          <table:table-cell table:formula="of:=(20000-[.$A635])/([.B$2]*1000)" office:value-type="float" office:value="0.4258" calcext:value-type="float">
            <text:p>0.4258</text:p>
          </table:table-cell>
          <table:table-cell table:style-name="Default" table:formula="of:=(20000-[.$A635])/([.C$2]*1000)" office:value-type="float" office:value="0.2129" calcext:value-type="float">
            <text:p>0.2129</text:p>
          </table:table-cell>
          <table:table-cell table:formula="of:=(20000-[.$A635])/([.D$2]*1000)" office:value-type="float" office:value="0.08516" calcext:value-type="float">
            <text:p>0.08516</text:p>
          </table:table-cell>
          <table:table-cell table:formula="of:=(20000-[.$A635])/([.E$2]*1000)" office:value-type="float" office:value="0.04258" calcext:value-type="float">
            <text:p>0.04258</text:p>
          </table:table-cell>
        </table:table-row>
        <table:table-row table:style-name="ro1">
          <table:table-cell office:value-type="float" office:value="15721" calcext:value-type="float">
            <text:p>15721</text:p>
          </table:table-cell>
          <table:table-cell table:formula="of:=(20000-[.$A636])/([.B$2]*1000)" office:value-type="float" office:value="0.4279" calcext:value-type="float">
            <text:p>0.4279</text:p>
          </table:table-cell>
          <table:table-cell table:style-name="Default" table:formula="of:=(20000-[.$A636])/([.C$2]*1000)" office:value-type="float" office:value="0.21395" calcext:value-type="float">
            <text:p>0.21395</text:p>
          </table:table-cell>
          <table:table-cell table:formula="of:=(20000-[.$A636])/([.D$2]*1000)" office:value-type="float" office:value="0.08558" calcext:value-type="float">
            <text:p>0.08558</text:p>
          </table:table-cell>
          <table:table-cell table:formula="of:=(20000-[.$A636])/([.E$2]*1000)" office:value-type="float" office:value="0.04279" calcext:value-type="float">
            <text:p>0.04279</text:p>
          </table:table-cell>
        </table:table-row>
        <table:table-row table:style-name="ro1">
          <table:table-cell office:value-type="float" office:value="15751" calcext:value-type="float">
            <text:p>15751</text:p>
          </table:table-cell>
          <table:table-cell table:formula="of:=(20000-[.$A637])/([.B$2]*1000)" office:value-type="float" office:value="0.4249" calcext:value-type="float">
            <text:p>0.4249</text:p>
          </table:table-cell>
          <table:table-cell table:style-name="Default" table:formula="of:=(20000-[.$A637])/([.C$2]*1000)" office:value-type="float" office:value="0.21245" calcext:value-type="float">
            <text:p>0.21245</text:p>
          </table:table-cell>
          <table:table-cell table:formula="of:=(20000-[.$A637])/([.D$2]*1000)" office:value-type="float" office:value="0.08498" calcext:value-type="float">
            <text:p>0.08498</text:p>
          </table:table-cell>
          <table:table-cell table:formula="of:=(20000-[.$A637])/([.E$2]*1000)" office:value-type="float" office:value="0.04249" calcext:value-type="float">
            <text:p>0.04249</text:p>
          </table:table-cell>
        </table:table-row>
        <table:table-row table:style-name="ro1">
          <table:table-cell office:value-type="float" office:value="15749" calcext:value-type="float">
            <text:p>15749</text:p>
          </table:table-cell>
          <table:table-cell table:formula="of:=(20000-[.$A638])/([.B$2]*1000)" office:value-type="float" office:value="0.4251" calcext:value-type="float">
            <text:p>0.4251</text:p>
          </table:table-cell>
          <table:table-cell table:style-name="Default" table:formula="of:=(20000-[.$A638])/([.C$2]*1000)" office:value-type="float" office:value="0.21255" calcext:value-type="float">
            <text:p>0.21255</text:p>
          </table:table-cell>
          <table:table-cell table:formula="of:=(20000-[.$A638])/([.D$2]*1000)" office:value-type="float" office:value="0.08502" calcext:value-type="float">
            <text:p>0.08502</text:p>
          </table:table-cell>
          <table:table-cell table:formula="of:=(20000-[.$A638])/([.E$2]*1000)" office:value-type="float" office:value="0.04251" calcext:value-type="float">
            <text:p>0.04251</text:p>
          </table:table-cell>
        </table:table-row>
        <table:table-row table:style-name="ro1">
          <table:table-cell office:value-type="float" office:value="15757" calcext:value-type="float">
            <text:p>15757</text:p>
          </table:table-cell>
          <table:table-cell table:formula="of:=(20000-[.$A639])/([.B$2]*1000)" office:value-type="float" office:value="0.4243" calcext:value-type="float">
            <text:p>0.4243</text:p>
          </table:table-cell>
          <table:table-cell table:style-name="Default" table:formula="of:=(20000-[.$A639])/([.C$2]*1000)" office:value-type="float" office:value="0.21215" calcext:value-type="float">
            <text:p>0.21215</text:p>
          </table:table-cell>
          <table:table-cell table:formula="of:=(20000-[.$A639])/([.D$2]*1000)" office:value-type="float" office:value="0.08486" calcext:value-type="float">
            <text:p>0.08486</text:p>
          </table:table-cell>
          <table:table-cell table:formula="of:=(20000-[.$A639])/([.E$2]*1000)" office:value-type="float" office:value="0.04243" calcext:value-type="float">
            <text:p>0.04243</text:p>
          </table:table-cell>
        </table:table-row>
        <table:table-row table:style-name="ro1">
          <table:table-cell office:value-type="float" office:value="15718" calcext:value-type="float">
            <text:p>15718</text:p>
          </table:table-cell>
          <table:table-cell table:formula="of:=(20000-[.$A640])/([.B$2]*1000)" office:value-type="float" office:value="0.4282" calcext:value-type="float">
            <text:p>0.4282</text:p>
          </table:table-cell>
          <table:table-cell table:style-name="Default" table:formula="of:=(20000-[.$A640])/([.C$2]*1000)" office:value-type="float" office:value="0.2141" calcext:value-type="float">
            <text:p>0.2141</text:p>
          </table:table-cell>
          <table:table-cell table:formula="of:=(20000-[.$A640])/([.D$2]*1000)" office:value-type="float" office:value="0.08564" calcext:value-type="float">
            <text:p>0.08564</text:p>
          </table:table-cell>
          <table:table-cell table:formula="of:=(20000-[.$A640])/([.E$2]*1000)" office:value-type="float" office:value="0.04282" calcext:value-type="float">
            <text:p>0.04282</text:p>
          </table:table-cell>
        </table:table-row>
        <table:table-row table:style-name="ro1">
          <table:table-cell office:value-type="float" office:value="15749" calcext:value-type="float">
            <text:p>15749</text:p>
          </table:table-cell>
          <table:table-cell table:formula="of:=(20000-[.$A641])/([.B$2]*1000)" office:value-type="float" office:value="0.4251" calcext:value-type="float">
            <text:p>0.4251</text:p>
          </table:table-cell>
          <table:table-cell table:style-name="Default" table:formula="of:=(20000-[.$A641])/([.C$2]*1000)" office:value-type="float" office:value="0.21255" calcext:value-type="float">
            <text:p>0.21255</text:p>
          </table:table-cell>
          <table:table-cell table:formula="of:=(20000-[.$A641])/([.D$2]*1000)" office:value-type="float" office:value="0.08502" calcext:value-type="float">
            <text:p>0.08502</text:p>
          </table:table-cell>
          <table:table-cell table:formula="of:=(20000-[.$A641])/([.E$2]*1000)" office:value-type="float" office:value="0.04251" calcext:value-type="float">
            <text:p>0.04251</text:p>
          </table:table-cell>
        </table:table-row>
        <table:table-row table:style-name="ro1">
          <table:table-cell office:value-type="float" office:value="15725" calcext:value-type="float">
            <text:p>15725</text:p>
          </table:table-cell>
          <table:table-cell table:formula="of:=(20000-[.$A642])/([.B$2]*1000)" office:value-type="float" office:value="0.4275" calcext:value-type="float">
            <text:p>0.4275</text:p>
          </table:table-cell>
          <table:table-cell table:style-name="Default" table:formula="of:=(20000-[.$A642])/([.C$2]*1000)" office:value-type="float" office:value="0.21375" calcext:value-type="float">
            <text:p>0.21375</text:p>
          </table:table-cell>
          <table:table-cell table:formula="of:=(20000-[.$A642])/([.D$2]*1000)" office:value-type="float" office:value="0.0855" calcext:value-type="float">
            <text:p>0.0855</text:p>
          </table:table-cell>
          <table:table-cell table:formula="of:=(20000-[.$A642])/([.E$2]*1000)" office:value-type="float" office:value="0.04275" calcext:value-type="float">
            <text:p>0.04275</text:p>
          </table:table-cell>
        </table:table-row>
        <table:table-row table:style-name="ro1">
          <table:table-cell office:value-type="float" office:value="15688" calcext:value-type="float">
            <text:p>15688</text:p>
          </table:table-cell>
          <table:table-cell table:formula="of:=(20000-[.$A643])/([.B$2]*1000)" office:value-type="float" office:value="0.4312" calcext:value-type="float">
            <text:p>0.4312</text:p>
          </table:table-cell>
          <table:table-cell table:style-name="Default" table:formula="of:=(20000-[.$A643])/([.C$2]*1000)" office:value-type="float" office:value="0.2156" calcext:value-type="float">
            <text:p>0.2156</text:p>
          </table:table-cell>
          <table:table-cell table:formula="of:=(20000-[.$A643])/([.D$2]*1000)" office:value-type="float" office:value="0.08624" calcext:value-type="float">
            <text:p>0.08624</text:p>
          </table:table-cell>
          <table:table-cell table:formula="of:=(20000-[.$A643])/([.E$2]*1000)" office:value-type="float" office:value="0.04312" calcext:value-type="float">
            <text:p>0.04312</text:p>
          </table:table-cell>
        </table:table-row>
        <table:table-row table:style-name="ro1">
          <table:table-cell office:value-type="float" office:value="15706" calcext:value-type="float">
            <text:p>15706</text:p>
          </table:table-cell>
          <table:table-cell table:formula="of:=(20000-[.$A644])/([.B$2]*1000)" office:value-type="float" office:value="0.4294" calcext:value-type="float">
            <text:p>0.4294</text:p>
          </table:table-cell>
          <table:table-cell table:style-name="Default" table:formula="of:=(20000-[.$A644])/([.C$2]*1000)" office:value-type="float" office:value="0.2147" calcext:value-type="float">
            <text:p>0.2147</text:p>
          </table:table-cell>
          <table:table-cell table:formula="of:=(20000-[.$A644])/([.D$2]*1000)" office:value-type="float" office:value="0.08588" calcext:value-type="float">
            <text:p>0.08588</text:p>
          </table:table-cell>
          <table:table-cell table:formula="of:=(20000-[.$A644])/([.E$2]*1000)" office:value-type="float" office:value="0.04294" calcext:value-type="float">
            <text:p>0.04294</text:p>
          </table:table-cell>
        </table:table-row>
        <table:table-row table:style-name="ro1">
          <table:table-cell office:value-type="float" office:value="15713" calcext:value-type="float">
            <text:p>15713</text:p>
          </table:table-cell>
          <table:table-cell table:formula="of:=(20000-[.$A645])/([.B$2]*1000)" office:value-type="float" office:value="0.4287" calcext:value-type="float">
            <text:p>0.4287</text:p>
          </table:table-cell>
          <table:table-cell table:style-name="Default" table:formula="of:=(20000-[.$A645])/([.C$2]*1000)" office:value-type="float" office:value="0.21435" calcext:value-type="float">
            <text:p>0.21435</text:p>
          </table:table-cell>
          <table:table-cell table:formula="of:=(20000-[.$A645])/([.D$2]*1000)" office:value-type="float" office:value="0.08574" calcext:value-type="float">
            <text:p>0.08574</text:p>
          </table:table-cell>
          <table:table-cell table:formula="of:=(20000-[.$A645])/([.E$2]*1000)" office:value-type="float" office:value="0.04287" calcext:value-type="float">
            <text:p>0.04287</text:p>
          </table:table-cell>
        </table:table-row>
        <table:table-row table:style-name="ro1">
          <table:table-cell office:value-type="float" office:value="15723" calcext:value-type="float">
            <text:p>15723</text:p>
          </table:table-cell>
          <table:table-cell table:formula="of:=(20000-[.$A646])/([.B$2]*1000)" office:value-type="float" office:value="0.4277" calcext:value-type="float">
            <text:p>0.4277</text:p>
          </table:table-cell>
          <table:table-cell table:style-name="Default" table:formula="of:=(20000-[.$A646])/([.C$2]*1000)" office:value-type="float" office:value="0.21385" calcext:value-type="float">
            <text:p>0.21385</text:p>
          </table:table-cell>
          <table:table-cell table:formula="of:=(20000-[.$A646])/([.D$2]*1000)" office:value-type="float" office:value="0.08554" calcext:value-type="float">
            <text:p>0.08554</text:p>
          </table:table-cell>
          <table:table-cell table:formula="of:=(20000-[.$A646])/([.E$2]*1000)" office:value-type="float" office:value="0.04277" calcext:value-type="float">
            <text:p>0.04277</text:p>
          </table:table-cell>
        </table:table-row>
        <table:table-row table:style-name="ro1">
          <table:table-cell office:value-type="float" office:value="15733" calcext:value-type="float">
            <text:p>15733</text:p>
          </table:table-cell>
          <table:table-cell table:formula="of:=(20000-[.$A647])/([.B$2]*1000)" office:value-type="float" office:value="0.4267" calcext:value-type="float">
            <text:p>0.4267</text:p>
          </table:table-cell>
          <table:table-cell table:style-name="Default" table:formula="of:=(20000-[.$A647])/([.C$2]*1000)" office:value-type="float" office:value="0.21335" calcext:value-type="float">
            <text:p>0.21335</text:p>
          </table:table-cell>
          <table:table-cell table:formula="of:=(20000-[.$A647])/([.D$2]*1000)" office:value-type="float" office:value="0.08534" calcext:value-type="float">
            <text:p>0.08534</text:p>
          </table:table-cell>
          <table:table-cell table:formula="of:=(20000-[.$A647])/([.E$2]*1000)" office:value-type="float" office:value="0.04267" calcext:value-type="float">
            <text:p>0.04267</text:p>
          </table:table-cell>
        </table:table-row>
        <table:table-row table:style-name="ro1">
          <table:table-cell office:value-type="float" office:value="15729" calcext:value-type="float">
            <text:p>15729</text:p>
          </table:table-cell>
          <table:table-cell table:formula="of:=(20000-[.$A648])/([.B$2]*1000)" office:value-type="float" office:value="0.4271" calcext:value-type="float">
            <text:p>0.4271</text:p>
          </table:table-cell>
          <table:table-cell table:style-name="Default" table:formula="of:=(20000-[.$A648])/([.C$2]*1000)" office:value-type="float" office:value="0.21355" calcext:value-type="float">
            <text:p>0.21355</text:p>
          </table:table-cell>
          <table:table-cell table:formula="of:=(20000-[.$A648])/([.D$2]*1000)" office:value-type="float" office:value="0.08542" calcext:value-type="float">
            <text:p>0.08542</text:p>
          </table:table-cell>
          <table:table-cell table:formula="of:=(20000-[.$A648])/([.E$2]*1000)" office:value-type="float" office:value="0.04271" calcext:value-type="float">
            <text:p>0.04271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649])/([.B$2]*1000)" office:value-type="float" office:value="0.4237" calcext:value-type="float">
            <text:p>0.4237</text:p>
          </table:table-cell>
          <table:table-cell table:style-name="Default" table:formula="of:=(20000-[.$A649])/([.C$2]*1000)" office:value-type="float" office:value="0.21185" calcext:value-type="float">
            <text:p>0.21185</text:p>
          </table:table-cell>
          <table:table-cell table:formula="of:=(20000-[.$A649])/([.D$2]*1000)" office:value-type="float" office:value="0.08474" calcext:value-type="float">
            <text:p>0.08474</text:p>
          </table:table-cell>
          <table:table-cell table:formula="of:=(20000-[.$A649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06" calcext:value-type="float">
            <text:p>15706</text:p>
          </table:table-cell>
          <table:table-cell table:formula="of:=(20000-[.$A650])/([.B$2]*1000)" office:value-type="float" office:value="0.4294" calcext:value-type="float">
            <text:p>0.4294</text:p>
          </table:table-cell>
          <table:table-cell table:style-name="Default" table:formula="of:=(20000-[.$A650])/([.C$2]*1000)" office:value-type="float" office:value="0.2147" calcext:value-type="float">
            <text:p>0.2147</text:p>
          </table:table-cell>
          <table:table-cell table:formula="of:=(20000-[.$A650])/([.D$2]*1000)" office:value-type="float" office:value="0.08588" calcext:value-type="float">
            <text:p>0.08588</text:p>
          </table:table-cell>
          <table:table-cell table:formula="of:=(20000-[.$A650])/([.E$2]*1000)" office:value-type="float" office:value="0.04294" calcext:value-type="float">
            <text:p>0.04294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651])/([.B$2]*1000)" office:value-type="float" office:value="0.4238" calcext:value-type="float">
            <text:p>0.4238</text:p>
          </table:table-cell>
          <table:table-cell table:style-name="Default" table:formula="of:=(20000-[.$A651])/([.C$2]*1000)" office:value-type="float" office:value="0.2119" calcext:value-type="float">
            <text:p>0.2119</text:p>
          </table:table-cell>
          <table:table-cell table:formula="of:=(20000-[.$A651])/([.D$2]*1000)" office:value-type="float" office:value="0.08476" calcext:value-type="float">
            <text:p>0.08476</text:p>
          </table:table-cell>
          <table:table-cell table:formula="of:=(20000-[.$A651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43" calcext:value-type="float">
            <text:p>15743</text:p>
          </table:table-cell>
          <table:table-cell table:formula="of:=(20000-[.$A652])/([.B$2]*1000)" office:value-type="float" office:value="0.4257" calcext:value-type="float">
            <text:p>0.4257</text:p>
          </table:table-cell>
          <table:table-cell table:style-name="Default" table:formula="of:=(20000-[.$A652])/([.C$2]*1000)" office:value-type="float" office:value="0.21285" calcext:value-type="float">
            <text:p>0.21285</text:p>
          </table:table-cell>
          <table:table-cell table:formula="of:=(20000-[.$A652])/([.D$2]*1000)" office:value-type="float" office:value="0.08514" calcext:value-type="float">
            <text:p>0.08514</text:p>
          </table:table-cell>
          <table:table-cell table:formula="of:=(20000-[.$A652])/([.E$2]*1000)" office:value-type="float" office:value="0.04257" calcext:value-type="float">
            <text:p>0.04257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653])/([.B$2]*1000)" office:value-type="float" office:value="0.424" calcext:value-type="float">
            <text:p>0.424</text:p>
          </table:table-cell>
          <table:table-cell table:style-name="Default" table:formula="of:=(20000-[.$A653])/([.C$2]*1000)" office:value-type="float" office:value="0.212" calcext:value-type="float">
            <text:p>0.212</text:p>
          </table:table-cell>
          <table:table-cell table:formula="of:=(20000-[.$A653])/([.D$2]*1000)" office:value-type="float" office:value="0.0848" calcext:value-type="float">
            <text:p>0.0848</text:p>
          </table:table-cell>
          <table:table-cell table:formula="of:=(20000-[.$A653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721" calcext:value-type="float">
            <text:p>15721</text:p>
          </table:table-cell>
          <table:table-cell table:formula="of:=(20000-[.$A654])/([.B$2]*1000)" office:value-type="float" office:value="0.4279" calcext:value-type="float">
            <text:p>0.4279</text:p>
          </table:table-cell>
          <table:table-cell table:style-name="Default" table:formula="of:=(20000-[.$A654])/([.C$2]*1000)" office:value-type="float" office:value="0.21395" calcext:value-type="float">
            <text:p>0.21395</text:p>
          </table:table-cell>
          <table:table-cell table:formula="of:=(20000-[.$A654])/([.D$2]*1000)" office:value-type="float" office:value="0.08558" calcext:value-type="float">
            <text:p>0.08558</text:p>
          </table:table-cell>
          <table:table-cell table:formula="of:=(20000-[.$A654])/([.E$2]*1000)" office:value-type="float" office:value="0.04279" calcext:value-type="float">
            <text:p>0.04279</text:p>
          </table:table-cell>
        </table:table-row>
        <table:table-row table:style-name="ro1">
          <table:table-cell office:value-type="float" office:value="15733" calcext:value-type="float">
            <text:p>15733</text:p>
          </table:table-cell>
          <table:table-cell table:formula="of:=(20000-[.$A655])/([.B$2]*1000)" office:value-type="float" office:value="0.4267" calcext:value-type="float">
            <text:p>0.4267</text:p>
          </table:table-cell>
          <table:table-cell table:style-name="Default" table:formula="of:=(20000-[.$A655])/([.C$2]*1000)" office:value-type="float" office:value="0.21335" calcext:value-type="float">
            <text:p>0.21335</text:p>
          </table:table-cell>
          <table:table-cell table:formula="of:=(20000-[.$A655])/([.D$2]*1000)" office:value-type="float" office:value="0.08534" calcext:value-type="float">
            <text:p>0.08534</text:p>
          </table:table-cell>
          <table:table-cell table:formula="of:=(20000-[.$A655])/([.E$2]*1000)" office:value-type="float" office:value="0.04267" calcext:value-type="float">
            <text:p>0.04267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656])/([.B$2]*1000)" office:value-type="float" office:value="0.4237" calcext:value-type="float">
            <text:p>0.4237</text:p>
          </table:table-cell>
          <table:table-cell table:style-name="Default" table:formula="of:=(20000-[.$A656])/([.C$2]*1000)" office:value-type="float" office:value="0.21185" calcext:value-type="float">
            <text:p>0.21185</text:p>
          </table:table-cell>
          <table:table-cell table:formula="of:=(20000-[.$A656])/([.D$2]*1000)" office:value-type="float" office:value="0.08474" calcext:value-type="float">
            <text:p>0.08474</text:p>
          </table:table-cell>
          <table:table-cell table:formula="of:=(20000-[.$A656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635" calcext:value-type="float">
            <text:p>15635</text:p>
          </table:table-cell>
          <table:table-cell table:formula="of:=(20000-[.$A657])/([.B$2]*1000)" office:value-type="float" office:value="0.4365" calcext:value-type="float">
            <text:p>0.4365</text:p>
          </table:table-cell>
          <table:table-cell table:style-name="Default" table:formula="of:=(20000-[.$A657])/([.C$2]*1000)" office:value-type="float" office:value="0.21825" calcext:value-type="float">
            <text:p>0.21825</text:p>
          </table:table-cell>
          <table:table-cell table:formula="of:=(20000-[.$A657])/([.D$2]*1000)" office:value-type="float" office:value="0.0873" calcext:value-type="float">
            <text:p>0.0873</text:p>
          </table:table-cell>
          <table:table-cell table:formula="of:=(20000-[.$A657])/([.E$2]*1000)" office:value-type="float" office:value="0.04365" calcext:value-type="float">
            <text:p>0.04365</text:p>
          </table:table-cell>
        </table:table-row>
        <table:table-row table:style-name="ro1">
          <table:table-cell office:value-type="float" office:value="15704" calcext:value-type="float">
            <text:p>15704</text:p>
          </table:table-cell>
          <table:table-cell table:formula="of:=(20000-[.$A658])/([.B$2]*1000)" office:value-type="float" office:value="0.4296" calcext:value-type="float">
            <text:p>0.4296</text:p>
          </table:table-cell>
          <table:table-cell table:style-name="Default" table:formula="of:=(20000-[.$A658])/([.C$2]*1000)" office:value-type="float" office:value="0.2148" calcext:value-type="float">
            <text:p>0.2148</text:p>
          </table:table-cell>
          <table:table-cell table:formula="of:=(20000-[.$A658])/([.D$2]*1000)" office:value-type="float" office:value="0.08592" calcext:value-type="float">
            <text:p>0.08592</text:p>
          </table:table-cell>
          <table:table-cell table:formula="of:=(20000-[.$A658])/([.E$2]*1000)" office:value-type="float" office:value="0.04296" calcext:value-type="float">
            <text:p>0.04296</text:p>
          </table:table-cell>
        </table:table-row>
        <table:table-row table:style-name="ro1">
          <table:table-cell office:value-type="float" office:value="15753" calcext:value-type="float">
            <text:p>15753</text:p>
          </table:table-cell>
          <table:table-cell table:formula="of:=(20000-[.$A659])/([.B$2]*1000)" office:value-type="float" office:value="0.4247" calcext:value-type="float">
            <text:p>0.4247</text:p>
          </table:table-cell>
          <table:table-cell table:style-name="Default" table:formula="of:=(20000-[.$A659])/([.C$2]*1000)" office:value-type="float" office:value="0.21235" calcext:value-type="float">
            <text:p>0.21235</text:p>
          </table:table-cell>
          <table:table-cell table:formula="of:=(20000-[.$A659])/([.D$2]*1000)" office:value-type="float" office:value="0.08494" calcext:value-type="float">
            <text:p>0.08494</text:p>
          </table:table-cell>
          <table:table-cell table:formula="of:=(20000-[.$A659])/([.E$2]*1000)" office:value-type="float" office:value="0.04247" calcext:value-type="float">
            <text:p>0.04247</text:p>
          </table:table-cell>
        </table:table-row>
        <table:table-row table:style-name="ro1">
          <table:table-cell office:value-type="float" office:value="15754" calcext:value-type="float">
            <text:p>15754</text:p>
          </table:table-cell>
          <table:table-cell table:formula="of:=(20000-[.$A660])/([.B$2]*1000)" office:value-type="float" office:value="0.4246" calcext:value-type="float">
            <text:p>0.4246</text:p>
          </table:table-cell>
          <table:table-cell table:style-name="Default" table:formula="of:=(20000-[.$A660])/([.C$2]*1000)" office:value-type="float" office:value="0.2123" calcext:value-type="float">
            <text:p>0.2123</text:p>
          </table:table-cell>
          <table:table-cell table:formula="of:=(20000-[.$A660])/([.D$2]*1000)" office:value-type="float" office:value="0.08492" calcext:value-type="float">
            <text:p>0.08492</text:p>
          </table:table-cell>
          <table:table-cell table:formula="of:=(20000-[.$A660])/([.E$2]*1000)" office:value-type="float" office:value="0.04246" calcext:value-type="float">
            <text:p>0.04246</text:p>
          </table:table-cell>
        </table:table-row>
        <table:table-row table:style-name="ro1">
          <table:table-cell office:value-type="float" office:value="15705" calcext:value-type="float">
            <text:p>15705</text:p>
          </table:table-cell>
          <table:table-cell table:formula="of:=(20000-[.$A661])/([.B$2]*1000)" office:value-type="float" office:value="0.4295" calcext:value-type="float">
            <text:p>0.4295</text:p>
          </table:table-cell>
          <table:table-cell table:style-name="Default" table:formula="of:=(20000-[.$A661])/([.C$2]*1000)" office:value-type="float" office:value="0.21475" calcext:value-type="float">
            <text:p>0.21475</text:p>
          </table:table-cell>
          <table:table-cell table:formula="of:=(20000-[.$A661])/([.D$2]*1000)" office:value-type="float" office:value="0.0859" calcext:value-type="float">
            <text:p>0.0859</text:p>
          </table:table-cell>
          <table:table-cell table:formula="of:=(20000-[.$A661])/([.E$2]*1000)" office:value-type="float" office:value="0.04295" calcext:value-type="float">
            <text:p>0.04295</text:p>
          </table:table-cell>
        </table:table-row>
        <table:table-row table:style-name="ro1">
          <table:table-cell office:value-type="float" office:value="15729" calcext:value-type="float">
            <text:p>15729</text:p>
          </table:table-cell>
          <table:table-cell table:formula="of:=(20000-[.$A662])/([.B$2]*1000)" office:value-type="float" office:value="0.4271" calcext:value-type="float">
            <text:p>0.4271</text:p>
          </table:table-cell>
          <table:table-cell table:style-name="Default" table:formula="of:=(20000-[.$A662])/([.C$2]*1000)" office:value-type="float" office:value="0.21355" calcext:value-type="float">
            <text:p>0.21355</text:p>
          </table:table-cell>
          <table:table-cell table:formula="of:=(20000-[.$A662])/([.D$2]*1000)" office:value-type="float" office:value="0.08542" calcext:value-type="float">
            <text:p>0.08542</text:p>
          </table:table-cell>
          <table:table-cell table:formula="of:=(20000-[.$A662])/([.E$2]*1000)" office:value-type="float" office:value="0.04271" calcext:value-type="float">
            <text:p>0.04271</text:p>
          </table:table-cell>
        </table:table-row>
        <table:table-row table:style-name="ro1">
          <table:table-cell office:value-type="float" office:value="15752" calcext:value-type="float">
            <text:p>15752</text:p>
          </table:table-cell>
          <table:table-cell table:formula="of:=(20000-[.$A663])/([.B$2]*1000)" office:value-type="float" office:value="0.4248" calcext:value-type="float">
            <text:p>0.4248</text:p>
          </table:table-cell>
          <table:table-cell table:style-name="Default" table:formula="of:=(20000-[.$A663])/([.C$2]*1000)" office:value-type="float" office:value="0.2124" calcext:value-type="float">
            <text:p>0.2124</text:p>
          </table:table-cell>
          <table:table-cell table:formula="of:=(20000-[.$A663])/([.D$2]*1000)" office:value-type="float" office:value="0.08496" calcext:value-type="float">
            <text:p>0.08496</text:p>
          </table:table-cell>
          <table:table-cell table:formula="of:=(20000-[.$A663])/([.E$2]*1000)" office:value-type="float" office:value="0.04248" calcext:value-type="float">
            <text:p>0.04248</text:p>
          </table:table-cell>
        </table:table-row>
        <table:table-row table:style-name="ro1">
          <table:table-cell office:value-type="float" office:value="15758" calcext:value-type="float">
            <text:p>15758</text:p>
          </table:table-cell>
          <table:table-cell table:formula="of:=(20000-[.$A664])/([.B$2]*1000)" office:value-type="float" office:value="0.4242" calcext:value-type="float">
            <text:p>0.4242</text:p>
          </table:table-cell>
          <table:table-cell table:style-name="Default" table:formula="of:=(20000-[.$A664])/([.C$2]*1000)" office:value-type="float" office:value="0.2121" calcext:value-type="float">
            <text:p>0.2121</text:p>
          </table:table-cell>
          <table:table-cell table:formula="of:=(20000-[.$A664])/([.D$2]*1000)" office:value-type="float" office:value="0.08484" calcext:value-type="float">
            <text:p>0.08484</text:p>
          </table:table-cell>
          <table:table-cell table:formula="of:=(20000-[.$A664])/([.E$2]*1000)" office:value-type="float" office:value="0.04242" calcext:value-type="float">
            <text:p>0.04242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665])/([.B$2]*1000)" office:value-type="float" office:value="0.4236" calcext:value-type="float">
            <text:p>0.4236</text:p>
          </table:table-cell>
          <table:table-cell table:style-name="Default" table:formula="of:=(20000-[.$A665])/([.C$2]*1000)" office:value-type="float" office:value="0.2118" calcext:value-type="float">
            <text:p>0.2118</text:p>
          </table:table-cell>
          <table:table-cell table:formula="of:=(20000-[.$A665])/([.D$2]*1000)" office:value-type="float" office:value="0.08472" calcext:value-type="float">
            <text:p>0.08472</text:p>
          </table:table-cell>
          <table:table-cell table:formula="of:=(20000-[.$A665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666])/([.B$2]*1000)" office:value-type="float" office:value="0.4238" calcext:value-type="float">
            <text:p>0.4238</text:p>
          </table:table-cell>
          <table:table-cell table:style-name="Default" table:formula="of:=(20000-[.$A666])/([.C$2]*1000)" office:value-type="float" office:value="0.2119" calcext:value-type="float">
            <text:p>0.2119</text:p>
          </table:table-cell>
          <table:table-cell table:formula="of:=(20000-[.$A666])/([.D$2]*1000)" office:value-type="float" office:value="0.08476" calcext:value-type="float">
            <text:p>0.08476</text:p>
          </table:table-cell>
          <table:table-cell table:formula="of:=(20000-[.$A666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31" calcext:value-type="float">
            <text:p>15731</text:p>
          </table:table-cell>
          <table:table-cell table:formula="of:=(20000-[.$A667])/([.B$2]*1000)" office:value-type="float" office:value="0.4269" calcext:value-type="float">
            <text:p>0.4269</text:p>
          </table:table-cell>
          <table:table-cell table:style-name="Default" table:formula="of:=(20000-[.$A667])/([.C$2]*1000)" office:value-type="float" office:value="0.21345" calcext:value-type="float">
            <text:p>0.21345</text:p>
          </table:table-cell>
          <table:table-cell table:formula="of:=(20000-[.$A667])/([.D$2]*1000)" office:value-type="float" office:value="0.08538" calcext:value-type="float">
            <text:p>0.08538</text:p>
          </table:table-cell>
          <table:table-cell table:formula="of:=(20000-[.$A667])/([.E$2]*1000)" office:value-type="float" office:value="0.04269" calcext:value-type="float">
            <text:p>0.04269</text:p>
          </table:table-cell>
        </table:table-row>
        <table:table-row table:style-name="ro1">
          <table:table-cell office:value-type="float" office:value="15629" calcext:value-type="float">
            <text:p>15629</text:p>
          </table:table-cell>
          <table:table-cell table:formula="of:=(20000-[.$A668])/([.B$2]*1000)" office:value-type="float" office:value="0.4371" calcext:value-type="float">
            <text:p>0.4371</text:p>
          </table:table-cell>
          <table:table-cell table:style-name="Default" table:formula="of:=(20000-[.$A668])/([.C$2]*1000)" office:value-type="float" office:value="0.21855" calcext:value-type="float">
            <text:p>0.21855</text:p>
          </table:table-cell>
          <table:table-cell table:formula="of:=(20000-[.$A668])/([.D$2]*1000)" office:value-type="float" office:value="0.08742" calcext:value-type="float">
            <text:p>0.08742</text:p>
          </table:table-cell>
          <table:table-cell table:formula="of:=(20000-[.$A668])/([.E$2]*1000)" office:value-type="float" office:value="0.04371" calcext:value-type="float">
            <text:p>0.04371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669])/([.B$2]*1000)" office:value-type="float" office:value="0.424" calcext:value-type="float">
            <text:p>0.424</text:p>
          </table:table-cell>
          <table:table-cell table:style-name="Default" table:formula="of:=(20000-[.$A669])/([.C$2]*1000)" office:value-type="float" office:value="0.212" calcext:value-type="float">
            <text:p>0.212</text:p>
          </table:table-cell>
          <table:table-cell table:formula="of:=(20000-[.$A669])/([.D$2]*1000)" office:value-type="float" office:value="0.0848" calcext:value-type="float">
            <text:p>0.0848</text:p>
          </table:table-cell>
          <table:table-cell table:formula="of:=(20000-[.$A669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670])/([.B$2]*1000)" office:value-type="float" office:value="0.4239" calcext:value-type="float">
            <text:p>0.4239</text:p>
          </table:table-cell>
          <table:table-cell table:style-name="Default" table:formula="of:=(20000-[.$A670])/([.C$2]*1000)" office:value-type="float" office:value="0.21195" calcext:value-type="float">
            <text:p>0.21195</text:p>
          </table:table-cell>
          <table:table-cell table:formula="of:=(20000-[.$A670])/([.D$2]*1000)" office:value-type="float" office:value="0.08478" calcext:value-type="float">
            <text:p>0.08478</text:p>
          </table:table-cell>
          <table:table-cell table:formula="of:=(20000-[.$A670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50" calcext:value-type="float">
            <text:p>15750</text:p>
          </table:table-cell>
          <table:table-cell table:formula="of:=(20000-[.$A671])/([.B$2]*1000)" office:value-type="float" office:value="0.425" calcext:value-type="float">
            <text:p>0.425</text:p>
          </table:table-cell>
          <table:table-cell table:style-name="Default" table:formula="of:=(20000-[.$A671])/([.C$2]*1000)" office:value-type="float" office:value="0.2125" calcext:value-type="float">
            <text:p>0.2125</text:p>
          </table:table-cell>
          <table:table-cell table:formula="of:=(20000-[.$A671])/([.D$2]*1000)" office:value-type="float" office:value="0.085" calcext:value-type="float">
            <text:p>0.085</text:p>
          </table:table-cell>
          <table:table-cell table:formula="of:=(20000-[.$A671])/([.E$2]*1000)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672])/([.B$2]*1000)" office:value-type="float" office:value="0.4236" calcext:value-type="float">
            <text:p>0.4236</text:p>
          </table:table-cell>
          <table:table-cell table:style-name="Default" table:formula="of:=(20000-[.$A672])/([.C$2]*1000)" office:value-type="float" office:value="0.2118" calcext:value-type="float">
            <text:p>0.2118</text:p>
          </table:table-cell>
          <table:table-cell table:formula="of:=(20000-[.$A672])/([.D$2]*1000)" office:value-type="float" office:value="0.08472" calcext:value-type="float">
            <text:p>0.08472</text:p>
          </table:table-cell>
          <table:table-cell table:formula="of:=(20000-[.$A672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22" calcext:value-type="float">
            <text:p>15722</text:p>
          </table:table-cell>
          <table:table-cell table:formula="of:=(20000-[.$A673])/([.B$2]*1000)" office:value-type="float" office:value="0.4278" calcext:value-type="float">
            <text:p>0.4278</text:p>
          </table:table-cell>
          <table:table-cell table:style-name="Default" table:formula="of:=(20000-[.$A673])/([.C$2]*1000)" office:value-type="float" office:value="0.2139" calcext:value-type="float">
            <text:p>0.2139</text:p>
          </table:table-cell>
          <table:table-cell table:formula="of:=(20000-[.$A673])/([.D$2]*1000)" office:value-type="float" office:value="0.08556" calcext:value-type="float">
            <text:p>0.08556</text:p>
          </table:table-cell>
          <table:table-cell table:formula="of:=(20000-[.$A673])/([.E$2]*1000)" office:value-type="float" office:value="0.04278" calcext:value-type="float">
            <text:p>0.04278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674])/([.B$2]*1000)" office:value-type="float" office:value="0.4238" calcext:value-type="float">
            <text:p>0.4238</text:p>
          </table:table-cell>
          <table:table-cell table:style-name="Default" table:formula="of:=(20000-[.$A674])/([.C$2]*1000)" office:value-type="float" office:value="0.2119" calcext:value-type="float">
            <text:p>0.2119</text:p>
          </table:table-cell>
          <table:table-cell table:formula="of:=(20000-[.$A674])/([.D$2]*1000)" office:value-type="float" office:value="0.08476" calcext:value-type="float">
            <text:p>0.08476</text:p>
          </table:table-cell>
          <table:table-cell table:formula="of:=(20000-[.$A674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675])/([.B$2]*1000)" office:value-type="float" office:value="0.424" calcext:value-type="float">
            <text:p>0.424</text:p>
          </table:table-cell>
          <table:table-cell table:style-name="Default" table:formula="of:=(20000-[.$A675])/([.C$2]*1000)" office:value-type="float" office:value="0.212" calcext:value-type="float">
            <text:p>0.212</text:p>
          </table:table-cell>
          <table:table-cell table:formula="of:=(20000-[.$A675])/([.D$2]*1000)" office:value-type="float" office:value="0.0848" calcext:value-type="float">
            <text:p>0.0848</text:p>
          </table:table-cell>
          <table:table-cell table:formula="of:=(20000-[.$A675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703" calcext:value-type="float">
            <text:p>15703</text:p>
          </table:table-cell>
          <table:table-cell table:formula="of:=(20000-[.$A676])/([.B$2]*1000)" office:value-type="float" office:value="0.4297" calcext:value-type="float">
            <text:p>0.4297</text:p>
          </table:table-cell>
          <table:table-cell table:style-name="Default" table:formula="of:=(20000-[.$A676])/([.C$2]*1000)" office:value-type="float" office:value="0.21485" calcext:value-type="float">
            <text:p>0.21485</text:p>
          </table:table-cell>
          <table:table-cell table:formula="of:=(20000-[.$A676])/([.D$2]*1000)" office:value-type="float" office:value="0.08594" calcext:value-type="float">
            <text:p>0.08594</text:p>
          </table:table-cell>
          <table:table-cell table:formula="of:=(20000-[.$A676])/([.E$2]*1000)" office:value-type="float" office:value="0.04297" calcext:value-type="float">
            <text:p>0.04297</text:p>
          </table:table-cell>
        </table:table-row>
        <table:table-row table:style-name="ro1">
          <table:table-cell office:value-type="float" office:value="15735" calcext:value-type="float">
            <text:p>15735</text:p>
          </table:table-cell>
          <table:table-cell table:formula="of:=(20000-[.$A677])/([.B$2]*1000)" office:value-type="float" office:value="0.4265" calcext:value-type="float">
            <text:p>0.4265</text:p>
          </table:table-cell>
          <table:table-cell table:style-name="Default" table:formula="of:=(20000-[.$A677])/([.C$2]*1000)" office:value-type="float" office:value="0.21325" calcext:value-type="float">
            <text:p>0.21325</text:p>
          </table:table-cell>
          <table:table-cell table:formula="of:=(20000-[.$A677])/([.D$2]*1000)" office:value-type="float" office:value="0.0853" calcext:value-type="float">
            <text:p>0.0853</text:p>
          </table:table-cell>
          <table:table-cell table:formula="of:=(20000-[.$A677])/([.E$2]*1000)" office:value-type="float" office:value="0.04265" calcext:value-type="float">
            <text:p>0.04265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678])/([.B$2]*1000)" office:value-type="float" office:value="0.4239" calcext:value-type="float">
            <text:p>0.4239</text:p>
          </table:table-cell>
          <table:table-cell table:style-name="Default" table:formula="of:=(20000-[.$A678])/([.C$2]*1000)" office:value-type="float" office:value="0.21195" calcext:value-type="float">
            <text:p>0.21195</text:p>
          </table:table-cell>
          <table:table-cell table:formula="of:=(20000-[.$A678])/([.D$2]*1000)" office:value-type="float" office:value="0.08478" calcext:value-type="float">
            <text:p>0.08478</text:p>
          </table:table-cell>
          <table:table-cell table:formula="of:=(20000-[.$A678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05" calcext:value-type="float">
            <text:p>15705</text:p>
          </table:table-cell>
          <table:table-cell table:formula="of:=(20000-[.$A679])/([.B$2]*1000)" office:value-type="float" office:value="0.4295" calcext:value-type="float">
            <text:p>0.4295</text:p>
          </table:table-cell>
          <table:table-cell table:style-name="Default" table:formula="of:=(20000-[.$A679])/([.C$2]*1000)" office:value-type="float" office:value="0.21475" calcext:value-type="float">
            <text:p>0.21475</text:p>
          </table:table-cell>
          <table:table-cell table:formula="of:=(20000-[.$A679])/([.D$2]*1000)" office:value-type="float" office:value="0.0859" calcext:value-type="float">
            <text:p>0.0859</text:p>
          </table:table-cell>
          <table:table-cell table:formula="of:=(20000-[.$A679])/([.E$2]*1000)" office:value-type="float" office:value="0.04295" calcext:value-type="float">
            <text:p>0.04295</text:p>
          </table:table-cell>
        </table:table-row>
        <table:table-row table:style-name="ro1">
          <table:table-cell office:value-type="float" office:value="15736" calcext:value-type="float">
            <text:p>15736</text:p>
          </table:table-cell>
          <table:table-cell table:formula="of:=(20000-[.$A680])/([.B$2]*1000)" office:value-type="float" office:value="0.4264" calcext:value-type="float">
            <text:p>0.4264</text:p>
          </table:table-cell>
          <table:table-cell table:style-name="Default" table:formula="of:=(20000-[.$A680])/([.C$2]*1000)" office:value-type="float" office:value="0.2132" calcext:value-type="float">
            <text:p>0.2132</text:p>
          </table:table-cell>
          <table:table-cell table:formula="of:=(20000-[.$A680])/([.D$2]*1000)" office:value-type="float" office:value="0.08528" calcext:value-type="float">
            <text:p>0.08528</text:p>
          </table:table-cell>
          <table:table-cell table:formula="of:=(20000-[.$A680])/([.E$2]*1000)" office:value-type="float" office:value="0.04264" calcext:value-type="float">
            <text:p>0.04264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681])/([.B$2]*1000)" office:value-type="float" office:value="0.4237" calcext:value-type="float">
            <text:p>0.4237</text:p>
          </table:table-cell>
          <table:table-cell table:style-name="Default" table:formula="of:=(20000-[.$A681])/([.C$2]*1000)" office:value-type="float" office:value="0.21185" calcext:value-type="float">
            <text:p>0.21185</text:p>
          </table:table-cell>
          <table:table-cell table:formula="of:=(20000-[.$A681])/([.D$2]*1000)" office:value-type="float" office:value="0.08474" calcext:value-type="float">
            <text:p>0.08474</text:p>
          </table:table-cell>
          <table:table-cell table:formula="of:=(20000-[.$A681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56" calcext:value-type="float">
            <text:p>15756</text:p>
          </table:table-cell>
          <table:table-cell table:formula="of:=(20000-[.$A682])/([.B$2]*1000)" office:value-type="float" office:value="0.4244" calcext:value-type="float">
            <text:p>0.4244</text:p>
          </table:table-cell>
          <table:table-cell table:style-name="Default" table:formula="of:=(20000-[.$A682])/([.C$2]*1000)" office:value-type="float" office:value="0.2122" calcext:value-type="float">
            <text:p>0.2122</text:p>
          </table:table-cell>
          <table:table-cell table:formula="of:=(20000-[.$A682])/([.D$2]*1000)" office:value-type="float" office:value="0.08488" calcext:value-type="float">
            <text:p>0.08488</text:p>
          </table:table-cell>
          <table:table-cell table:formula="of:=(20000-[.$A682])/([.E$2]*1000)" office:value-type="float" office:value="0.04244" calcext:value-type="float">
            <text:p>0.04244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683])/([.B$2]*1000)" office:value-type="float" office:value="0.4237" calcext:value-type="float">
            <text:p>0.4237</text:p>
          </table:table-cell>
          <table:table-cell table:style-name="Default" table:formula="of:=(20000-[.$A683])/([.C$2]*1000)" office:value-type="float" office:value="0.21185" calcext:value-type="float">
            <text:p>0.21185</text:p>
          </table:table-cell>
          <table:table-cell table:formula="of:=(20000-[.$A683])/([.D$2]*1000)" office:value-type="float" office:value="0.08474" calcext:value-type="float">
            <text:p>0.08474</text:p>
          </table:table-cell>
          <table:table-cell table:formula="of:=(20000-[.$A683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684])/([.B$2]*1000)" office:value-type="float" office:value="0.4239" calcext:value-type="float">
            <text:p>0.4239</text:p>
          </table:table-cell>
          <table:table-cell table:style-name="Default" table:formula="of:=(20000-[.$A684])/([.C$2]*1000)" office:value-type="float" office:value="0.21195" calcext:value-type="float">
            <text:p>0.21195</text:p>
          </table:table-cell>
          <table:table-cell table:formula="of:=(20000-[.$A684])/([.D$2]*1000)" office:value-type="float" office:value="0.08478" calcext:value-type="float">
            <text:p>0.08478</text:p>
          </table:table-cell>
          <table:table-cell table:formula="of:=(20000-[.$A684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19" calcext:value-type="float">
            <text:p>15719</text:p>
          </table:table-cell>
          <table:table-cell table:formula="of:=(20000-[.$A685])/([.B$2]*1000)" office:value-type="float" office:value="0.4281" calcext:value-type="float">
            <text:p>0.4281</text:p>
          </table:table-cell>
          <table:table-cell table:style-name="Default" table:formula="of:=(20000-[.$A685])/([.C$2]*1000)" office:value-type="float" office:value="0.21405" calcext:value-type="float">
            <text:p>0.21405</text:p>
          </table:table-cell>
          <table:table-cell table:formula="of:=(20000-[.$A685])/([.D$2]*1000)" office:value-type="float" office:value="0.08562" calcext:value-type="float">
            <text:p>0.08562</text:p>
          </table:table-cell>
          <table:table-cell table:formula="of:=(20000-[.$A685])/([.E$2]*1000)" office:value-type="float" office:value="0.04281" calcext:value-type="float">
            <text:p>0.04281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686])/([.B$2]*1000)" office:value-type="float" office:value="0.424" calcext:value-type="float">
            <text:p>0.424</text:p>
          </table:table-cell>
          <table:table-cell table:style-name="Default" table:formula="of:=(20000-[.$A686])/([.C$2]*1000)" office:value-type="float" office:value="0.212" calcext:value-type="float">
            <text:p>0.212</text:p>
          </table:table-cell>
          <table:table-cell table:formula="of:=(20000-[.$A686])/([.D$2]*1000)" office:value-type="float" office:value="0.0848" calcext:value-type="float">
            <text:p>0.0848</text:p>
          </table:table-cell>
          <table:table-cell table:formula="of:=(20000-[.$A686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754" calcext:value-type="float">
            <text:p>15754</text:p>
          </table:table-cell>
          <table:table-cell table:formula="of:=(20000-[.$A687])/([.B$2]*1000)" office:value-type="float" office:value="0.4246" calcext:value-type="float">
            <text:p>0.4246</text:p>
          </table:table-cell>
          <table:table-cell table:style-name="Default" table:formula="of:=(20000-[.$A687])/([.C$2]*1000)" office:value-type="float" office:value="0.2123" calcext:value-type="float">
            <text:p>0.2123</text:p>
          </table:table-cell>
          <table:table-cell table:formula="of:=(20000-[.$A687])/([.D$2]*1000)" office:value-type="float" office:value="0.08492" calcext:value-type="float">
            <text:p>0.08492</text:p>
          </table:table-cell>
          <table:table-cell table:formula="of:=(20000-[.$A687])/([.E$2]*1000)" office:value-type="float" office:value="0.04246" calcext:value-type="float">
            <text:p>0.04246</text:p>
          </table:table-cell>
        </table:table-row>
        <table:table-row table:style-name="ro1">
          <table:table-cell office:value-type="float" office:value="15681" calcext:value-type="float">
            <text:p>15681</text:p>
          </table:table-cell>
          <table:table-cell table:formula="of:=(20000-[.$A688])/([.B$2]*1000)" office:value-type="float" office:value="0.4319" calcext:value-type="float">
            <text:p>0.4319</text:p>
          </table:table-cell>
          <table:table-cell table:style-name="Default" table:formula="of:=(20000-[.$A688])/([.C$2]*1000)" office:value-type="float" office:value="0.21595" calcext:value-type="float">
            <text:p>0.21595</text:p>
          </table:table-cell>
          <table:table-cell table:formula="of:=(20000-[.$A688])/([.D$2]*1000)" office:value-type="float" office:value="0.08638" calcext:value-type="float">
            <text:p>0.08638</text:p>
          </table:table-cell>
          <table:table-cell table:formula="of:=(20000-[.$A688])/([.E$2]*1000)" office:value-type="float" office:value="0.04319" calcext:value-type="float">
            <text:p>0.04319</text:p>
          </table:table-cell>
        </table:table-row>
        <table:table-row table:style-name="ro1">
          <table:table-cell office:value-type="float" office:value="15707" calcext:value-type="float">
            <text:p>15707</text:p>
          </table:table-cell>
          <table:table-cell table:formula="of:=(20000-[.$A689])/([.B$2]*1000)" office:value-type="float" office:value="0.4293" calcext:value-type="float">
            <text:p>0.4293</text:p>
          </table:table-cell>
          <table:table-cell table:style-name="Default" table:formula="of:=(20000-[.$A689])/([.C$2]*1000)" office:value-type="float" office:value="0.21465" calcext:value-type="float">
            <text:p>0.21465</text:p>
          </table:table-cell>
          <table:table-cell table:formula="of:=(20000-[.$A689])/([.D$2]*1000)" office:value-type="float" office:value="0.08586" calcext:value-type="float">
            <text:p>0.08586</text:p>
          </table:table-cell>
          <table:table-cell table:formula="of:=(20000-[.$A689])/([.E$2]*1000)" office:value-type="float" office:value="0.04293" calcext:value-type="float">
            <text:p>0.04293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690])/([.B$2]*1000)" office:value-type="float" office:value="0.4239" calcext:value-type="float">
            <text:p>0.4239</text:p>
          </table:table-cell>
          <table:table-cell table:style-name="Default" table:formula="of:=(20000-[.$A690])/([.C$2]*1000)" office:value-type="float" office:value="0.21195" calcext:value-type="float">
            <text:p>0.21195</text:p>
          </table:table-cell>
          <table:table-cell table:formula="of:=(20000-[.$A690])/([.D$2]*1000)" office:value-type="float" office:value="0.08478" calcext:value-type="float">
            <text:p>0.08478</text:p>
          </table:table-cell>
          <table:table-cell table:formula="of:=(20000-[.$A690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32" calcext:value-type="float">
            <text:p>15732</text:p>
          </table:table-cell>
          <table:table-cell table:formula="of:=(20000-[.$A691])/([.B$2]*1000)" office:value-type="float" office:value="0.4268" calcext:value-type="float">
            <text:p>0.4268</text:p>
          </table:table-cell>
          <table:table-cell table:style-name="Default" table:formula="of:=(20000-[.$A691])/([.C$2]*1000)" office:value-type="float" office:value="0.2134" calcext:value-type="float">
            <text:p>0.2134</text:p>
          </table:table-cell>
          <table:table-cell table:formula="of:=(20000-[.$A691])/([.D$2]*1000)" office:value-type="float" office:value="0.08536" calcext:value-type="float">
            <text:p>0.08536</text:p>
          </table:table-cell>
          <table:table-cell table:formula="of:=(20000-[.$A691])/([.E$2]*1000)" office:value-type="float" office:value="0.04268" calcext:value-type="float">
            <text:p>0.04268</text:p>
          </table:table-cell>
        </table:table-row>
        <table:table-row table:style-name="ro1">
          <table:table-cell office:value-type="float" office:value="15702" calcext:value-type="float">
            <text:p>15702</text:p>
          </table:table-cell>
          <table:table-cell table:formula="of:=(20000-[.$A692])/([.B$2]*1000)" office:value-type="float" office:value="0.4298" calcext:value-type="float">
            <text:p>0.4298</text:p>
          </table:table-cell>
          <table:table-cell table:style-name="Default" table:formula="of:=(20000-[.$A692])/([.C$2]*1000)" office:value-type="float" office:value="0.2149" calcext:value-type="float">
            <text:p>0.2149</text:p>
          </table:table-cell>
          <table:table-cell table:formula="of:=(20000-[.$A692])/([.D$2]*1000)" office:value-type="float" office:value="0.08596" calcext:value-type="float">
            <text:p>0.08596</text:p>
          </table:table-cell>
          <table:table-cell table:formula="of:=(20000-[.$A692])/([.E$2]*1000)" office:value-type="float" office:value="0.04298" calcext:value-type="float">
            <text:p>0.04298</text:p>
          </table:table-cell>
        </table:table-row>
        <table:table-row table:style-name="ro1">
          <table:table-cell office:value-type="float" office:value="15726" calcext:value-type="float">
            <text:p>15726</text:p>
          </table:table-cell>
          <table:table-cell table:formula="of:=(20000-[.$A693])/([.B$2]*1000)" office:value-type="float" office:value="0.4274" calcext:value-type="float">
            <text:p>0.4274</text:p>
          </table:table-cell>
          <table:table-cell table:style-name="Default" table:formula="of:=(20000-[.$A693])/([.C$2]*1000)" office:value-type="float" office:value="0.2137" calcext:value-type="float">
            <text:p>0.2137</text:p>
          </table:table-cell>
          <table:table-cell table:formula="of:=(20000-[.$A693])/([.D$2]*1000)" office:value-type="float" office:value="0.08548" calcext:value-type="float">
            <text:p>0.08548</text:p>
          </table:table-cell>
          <table:table-cell table:formula="of:=(20000-[.$A693])/([.E$2]*1000)" office:value-type="float" office:value="0.04274" calcext:value-type="float">
            <text:p>0.04274</text:p>
          </table:table-cell>
        </table:table-row>
        <table:table-row table:style-name="ro1">
          <table:table-cell office:value-type="float" office:value="15718" calcext:value-type="float">
            <text:p>15718</text:p>
          </table:table-cell>
          <table:table-cell table:formula="of:=(20000-[.$A694])/([.B$2]*1000)" office:value-type="float" office:value="0.4282" calcext:value-type="float">
            <text:p>0.4282</text:p>
          </table:table-cell>
          <table:table-cell table:style-name="Default" table:formula="of:=(20000-[.$A694])/([.C$2]*1000)" office:value-type="float" office:value="0.2141" calcext:value-type="float">
            <text:p>0.2141</text:p>
          </table:table-cell>
          <table:table-cell table:formula="of:=(20000-[.$A694])/([.D$2]*1000)" office:value-type="float" office:value="0.08564" calcext:value-type="float">
            <text:p>0.08564</text:p>
          </table:table-cell>
          <table:table-cell table:formula="of:=(20000-[.$A694])/([.E$2]*1000)" office:value-type="float" office:value="0.04282" calcext:value-type="float">
            <text:p>0.04282</text:p>
          </table:table-cell>
        </table:table-row>
        <table:table-row table:style-name="ro1">
          <table:table-cell office:value-type="float" office:value="15712" calcext:value-type="float">
            <text:p>15712</text:p>
          </table:table-cell>
          <table:table-cell table:formula="of:=(20000-[.$A695])/([.B$2]*1000)" office:value-type="float" office:value="0.4288" calcext:value-type="float">
            <text:p>0.4288</text:p>
          </table:table-cell>
          <table:table-cell table:style-name="Default" table:formula="of:=(20000-[.$A695])/([.C$2]*1000)" office:value-type="float" office:value="0.2144" calcext:value-type="float">
            <text:p>0.2144</text:p>
          </table:table-cell>
          <table:table-cell table:formula="of:=(20000-[.$A695])/([.D$2]*1000)" office:value-type="float" office:value="0.08576" calcext:value-type="float">
            <text:p>0.08576</text:p>
          </table:table-cell>
          <table:table-cell table:formula="of:=(20000-[.$A695])/([.E$2]*1000)" office:value-type="float" office:value="0.04288" calcext:value-type="float">
            <text:p>0.04288</text:p>
          </table:table-cell>
        </table:table-row>
        <table:table-row table:style-name="ro1">
          <table:table-cell office:value-type="float" office:value="15750" calcext:value-type="float">
            <text:p>15750</text:p>
          </table:table-cell>
          <table:table-cell table:formula="of:=(20000-[.$A696])/([.B$2]*1000)" office:value-type="float" office:value="0.425" calcext:value-type="float">
            <text:p>0.425</text:p>
          </table:table-cell>
          <table:table-cell table:style-name="Default" table:formula="of:=(20000-[.$A696])/([.C$2]*1000)" office:value-type="float" office:value="0.2125" calcext:value-type="float">
            <text:p>0.2125</text:p>
          </table:table-cell>
          <table:table-cell table:formula="of:=(20000-[.$A696])/([.D$2]*1000)" office:value-type="float" office:value="0.085" calcext:value-type="float">
            <text:p>0.085</text:p>
          </table:table-cell>
          <table:table-cell table:formula="of:=(20000-[.$A696])/([.E$2]*1000)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726" calcext:value-type="float">
            <text:p>15726</text:p>
          </table:table-cell>
          <table:table-cell table:formula="of:=(20000-[.$A697])/([.B$2]*1000)" office:value-type="float" office:value="0.4274" calcext:value-type="float">
            <text:p>0.4274</text:p>
          </table:table-cell>
          <table:table-cell table:style-name="Default" table:formula="of:=(20000-[.$A697])/([.C$2]*1000)" office:value-type="float" office:value="0.2137" calcext:value-type="float">
            <text:p>0.2137</text:p>
          </table:table-cell>
          <table:table-cell table:formula="of:=(20000-[.$A697])/([.D$2]*1000)" office:value-type="float" office:value="0.08548" calcext:value-type="float">
            <text:p>0.08548</text:p>
          </table:table-cell>
          <table:table-cell table:formula="of:=(20000-[.$A697])/([.E$2]*1000)" office:value-type="float" office:value="0.04274" calcext:value-type="float">
            <text:p>0.04274</text:p>
          </table:table-cell>
        </table:table-row>
        <table:table-row table:style-name="ro1">
          <table:table-cell office:value-type="float" office:value="15719" calcext:value-type="float">
            <text:p>15719</text:p>
          </table:table-cell>
          <table:table-cell table:formula="of:=(20000-[.$A698])/([.B$2]*1000)" office:value-type="float" office:value="0.4281" calcext:value-type="float">
            <text:p>0.4281</text:p>
          </table:table-cell>
          <table:table-cell table:style-name="Default" table:formula="of:=(20000-[.$A698])/([.C$2]*1000)" office:value-type="float" office:value="0.21405" calcext:value-type="float">
            <text:p>0.21405</text:p>
          </table:table-cell>
          <table:table-cell table:formula="of:=(20000-[.$A698])/([.D$2]*1000)" office:value-type="float" office:value="0.08562" calcext:value-type="float">
            <text:p>0.08562</text:p>
          </table:table-cell>
          <table:table-cell table:formula="of:=(20000-[.$A698])/([.E$2]*1000)" office:value-type="float" office:value="0.04281" calcext:value-type="float">
            <text:p>0.04281</text:p>
          </table:table-cell>
        </table:table-row>
        <table:table-row table:style-name="ro1">
          <table:table-cell office:value-type="float" office:value="15740" calcext:value-type="float">
            <text:p>15740</text:p>
          </table:table-cell>
          <table:table-cell table:formula="of:=(20000-[.$A699])/([.B$2]*1000)" office:value-type="float" office:value="0.426" calcext:value-type="float">
            <text:p>0.426</text:p>
          </table:table-cell>
          <table:table-cell table:style-name="Default" table:formula="of:=(20000-[.$A699])/([.C$2]*1000)" office:value-type="float" office:value="0.213" calcext:value-type="float">
            <text:p>0.213</text:p>
          </table:table-cell>
          <table:table-cell table:formula="of:=(20000-[.$A699])/([.D$2]*1000)" office:value-type="float" office:value="0.0852" calcext:value-type="float">
            <text:p>0.0852</text:p>
          </table:table-cell>
          <table:table-cell table:formula="of:=(20000-[.$A699])/([.E$2]*1000)" office:value-type="float" office:value="0.0426" calcext:value-type="float">
            <text:p>0.0426</text:p>
          </table:table-cell>
        </table:table-row>
        <table:table-row table:style-name="ro1">
          <table:table-cell office:value-type="float" office:value="15757" calcext:value-type="float">
            <text:p>15757</text:p>
          </table:table-cell>
          <table:table-cell table:formula="of:=(20000-[.$A700])/([.B$2]*1000)" office:value-type="float" office:value="0.4243" calcext:value-type="float">
            <text:p>0.4243</text:p>
          </table:table-cell>
          <table:table-cell table:style-name="Default" table:formula="of:=(20000-[.$A700])/([.C$2]*1000)" office:value-type="float" office:value="0.21215" calcext:value-type="float">
            <text:p>0.21215</text:p>
          </table:table-cell>
          <table:table-cell table:formula="of:=(20000-[.$A700])/([.D$2]*1000)" office:value-type="float" office:value="0.08486" calcext:value-type="float">
            <text:p>0.08486</text:p>
          </table:table-cell>
          <table:table-cell table:formula="of:=(20000-[.$A700])/([.E$2]*1000)" office:value-type="float" office:value="0.04243" calcext:value-type="float">
            <text:p>0.04243</text:p>
          </table:table-cell>
        </table:table-row>
        <table:table-row table:style-name="ro1">
          <table:table-cell office:value-type="float" office:value="15755" calcext:value-type="float">
            <text:p>15755</text:p>
          </table:table-cell>
          <table:table-cell table:formula="of:=(20000-[.$A701])/([.B$2]*1000)" office:value-type="float" office:value="0.4245" calcext:value-type="float">
            <text:p>0.4245</text:p>
          </table:table-cell>
          <table:table-cell table:style-name="Default" table:formula="of:=(20000-[.$A701])/([.C$2]*1000)" office:value-type="float" office:value="0.21225" calcext:value-type="float">
            <text:p>0.21225</text:p>
          </table:table-cell>
          <table:table-cell table:formula="of:=(20000-[.$A701])/([.D$2]*1000)" office:value-type="float" office:value="0.0849" calcext:value-type="float">
            <text:p>0.0849</text:p>
          </table:table-cell>
          <table:table-cell table:formula="of:=(20000-[.$A701])/([.E$2]*1000)" office:value-type="float" office:value="0.04245" calcext:value-type="float">
            <text:p>0.04245</text:p>
          </table:table-cell>
        </table:table-row>
        <table:table-row table:style-name="ro1">
          <table:table-cell office:value-type="float" office:value="15712" calcext:value-type="float">
            <text:p>15712</text:p>
          </table:table-cell>
          <table:table-cell table:formula="of:=(20000-[.$A702])/([.B$2]*1000)" office:value-type="float" office:value="0.4288" calcext:value-type="float">
            <text:p>0.4288</text:p>
          </table:table-cell>
          <table:table-cell table:style-name="Default" table:formula="of:=(20000-[.$A702])/([.C$2]*1000)" office:value-type="float" office:value="0.2144" calcext:value-type="float">
            <text:p>0.2144</text:p>
          </table:table-cell>
          <table:table-cell table:formula="of:=(20000-[.$A702])/([.D$2]*1000)" office:value-type="float" office:value="0.08576" calcext:value-type="float">
            <text:p>0.08576</text:p>
          </table:table-cell>
          <table:table-cell table:formula="of:=(20000-[.$A702])/([.E$2]*1000)" office:value-type="float" office:value="0.04288" calcext:value-type="float">
            <text:p>0.04288</text:p>
          </table:table-cell>
        </table:table-row>
        <table:table-row table:style-name="ro1">
          <table:table-cell office:value-type="float" office:value="15711" calcext:value-type="float">
            <text:p>15711</text:p>
          </table:table-cell>
          <table:table-cell table:formula="of:=(20000-[.$A703])/([.B$2]*1000)" office:value-type="float" office:value="0.4289" calcext:value-type="float">
            <text:p>0.4289</text:p>
          </table:table-cell>
          <table:table-cell table:style-name="Default" table:formula="of:=(20000-[.$A703])/([.C$2]*1000)" office:value-type="float" office:value="0.21445" calcext:value-type="float">
            <text:p>0.21445</text:p>
          </table:table-cell>
          <table:table-cell table:formula="of:=(20000-[.$A703])/([.D$2]*1000)" office:value-type="float" office:value="0.08578" calcext:value-type="float">
            <text:p>0.08578</text:p>
          </table:table-cell>
          <table:table-cell table:formula="of:=(20000-[.$A703])/([.E$2]*1000)" office:value-type="float" office:value="0.04289" calcext:value-type="float">
            <text:p>0.04289</text:p>
          </table:table-cell>
        </table:table-row>
        <table:table-row table:style-name="ro1">
          <table:table-cell office:value-type="float" office:value="15759" calcext:value-type="float">
            <text:p>15759</text:p>
          </table:table-cell>
          <table:table-cell table:formula="of:=(20000-[.$A704])/([.B$2]*1000)" office:value-type="float" office:value="0.4241" calcext:value-type="float">
            <text:p>0.4241</text:p>
          </table:table-cell>
          <table:table-cell table:style-name="Default" table:formula="of:=(20000-[.$A704])/([.C$2]*1000)" office:value-type="float" office:value="0.21205" calcext:value-type="float">
            <text:p>0.21205</text:p>
          </table:table-cell>
          <table:table-cell table:formula="of:=(20000-[.$A704])/([.D$2]*1000)" office:value-type="float" office:value="0.08482" calcext:value-type="float">
            <text:p>0.08482</text:p>
          </table:table-cell>
          <table:table-cell table:formula="of:=(20000-[.$A704])/([.E$2]*1000)" office:value-type="float" office:value="0.04241" calcext:value-type="float">
            <text:p>0.04241</text:p>
          </table:table-cell>
        </table:table-row>
        <table:table-row table:style-name="ro1">
          <table:table-cell office:value-type="float" office:value="15714" calcext:value-type="float">
            <text:p>15714</text:p>
          </table:table-cell>
          <table:table-cell table:formula="of:=(20000-[.$A705])/([.B$2]*1000)" office:value-type="float" office:value="0.4286" calcext:value-type="float">
            <text:p>0.4286</text:p>
          </table:table-cell>
          <table:table-cell table:style-name="Default" table:formula="of:=(20000-[.$A705])/([.C$2]*1000)" office:value-type="float" office:value="0.2143" calcext:value-type="float">
            <text:p>0.2143</text:p>
          </table:table-cell>
          <table:table-cell table:formula="of:=(20000-[.$A705])/([.D$2]*1000)" office:value-type="float" office:value="0.08572" calcext:value-type="float">
            <text:p>0.08572</text:p>
          </table:table-cell>
          <table:table-cell table:formula="of:=(20000-[.$A705])/([.E$2]*1000)" office:value-type="float" office:value="0.04286" calcext:value-type="float">
            <text:p>0.04286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706])/([.B$2]*1000)" office:value-type="float" office:value="0.424" calcext:value-type="float">
            <text:p>0.424</text:p>
          </table:table-cell>
          <table:table-cell table:style-name="Default" table:formula="of:=(20000-[.$A706])/([.C$2]*1000)" office:value-type="float" office:value="0.212" calcext:value-type="float">
            <text:p>0.212</text:p>
          </table:table-cell>
          <table:table-cell table:formula="of:=(20000-[.$A706])/([.D$2]*1000)" office:value-type="float" office:value="0.0848" calcext:value-type="float">
            <text:p>0.0848</text:p>
          </table:table-cell>
          <table:table-cell table:formula="of:=(20000-[.$A706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732" calcext:value-type="float">
            <text:p>15732</text:p>
          </table:table-cell>
          <table:table-cell table:formula="of:=(20000-[.$A707])/([.B$2]*1000)" office:value-type="float" office:value="0.4268" calcext:value-type="float">
            <text:p>0.4268</text:p>
          </table:table-cell>
          <table:table-cell table:style-name="Default" table:formula="of:=(20000-[.$A707])/([.C$2]*1000)" office:value-type="float" office:value="0.2134" calcext:value-type="float">
            <text:p>0.2134</text:p>
          </table:table-cell>
          <table:table-cell table:formula="of:=(20000-[.$A707])/([.D$2]*1000)" office:value-type="float" office:value="0.08536" calcext:value-type="float">
            <text:p>0.08536</text:p>
          </table:table-cell>
          <table:table-cell table:formula="of:=(20000-[.$A707])/([.E$2]*1000)" office:value-type="float" office:value="0.04268" calcext:value-type="float">
            <text:p>0.04268</text:p>
          </table:table-cell>
        </table:table-row>
        <table:table-row table:style-name="ro1">
          <table:table-cell office:value-type="float" office:value="15750" calcext:value-type="float">
            <text:p>15750</text:p>
          </table:table-cell>
          <table:table-cell table:formula="of:=(20000-[.$A708])/([.B$2]*1000)" office:value-type="float" office:value="0.425" calcext:value-type="float">
            <text:p>0.425</text:p>
          </table:table-cell>
          <table:table-cell table:style-name="Default" table:formula="of:=(20000-[.$A708])/([.C$2]*1000)" office:value-type="float" office:value="0.2125" calcext:value-type="float">
            <text:p>0.2125</text:p>
          </table:table-cell>
          <table:table-cell table:formula="of:=(20000-[.$A708])/([.D$2]*1000)" office:value-type="float" office:value="0.085" calcext:value-type="float">
            <text:p>0.085</text:p>
          </table:table-cell>
          <table:table-cell table:formula="of:=(20000-[.$A708])/([.E$2]*1000)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727" calcext:value-type="float">
            <text:p>15727</text:p>
          </table:table-cell>
          <table:table-cell table:formula="of:=(20000-[.$A709])/([.B$2]*1000)" office:value-type="float" office:value="0.4273" calcext:value-type="float">
            <text:p>0.4273</text:p>
          </table:table-cell>
          <table:table-cell table:style-name="Default" table:formula="of:=(20000-[.$A709])/([.C$2]*1000)" office:value-type="float" office:value="0.21365" calcext:value-type="float">
            <text:p>0.21365</text:p>
          </table:table-cell>
          <table:table-cell table:formula="of:=(20000-[.$A709])/([.D$2]*1000)" office:value-type="float" office:value="0.08546" calcext:value-type="float">
            <text:p>0.08546</text:p>
          </table:table-cell>
          <table:table-cell table:formula="of:=(20000-[.$A709])/([.E$2]*1000)" office:value-type="float" office:value="0.04273" calcext:value-type="float">
            <text:p>0.04273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710])/([.B$2]*1000)" office:value-type="float" office:value="0.424" calcext:value-type="float">
            <text:p>0.424</text:p>
          </table:table-cell>
          <table:table-cell table:style-name="Default" table:formula="of:=(20000-[.$A710])/([.C$2]*1000)" office:value-type="float" office:value="0.212" calcext:value-type="float">
            <text:p>0.212</text:p>
          </table:table-cell>
          <table:table-cell table:formula="of:=(20000-[.$A710])/([.D$2]*1000)" office:value-type="float" office:value="0.0848" calcext:value-type="float">
            <text:p>0.0848</text:p>
          </table:table-cell>
          <table:table-cell table:formula="of:=(20000-[.$A710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731" calcext:value-type="float">
            <text:p>15731</text:p>
          </table:table-cell>
          <table:table-cell table:formula="of:=(20000-[.$A711])/([.B$2]*1000)" office:value-type="float" office:value="0.4269" calcext:value-type="float">
            <text:p>0.4269</text:p>
          </table:table-cell>
          <table:table-cell table:style-name="Default" table:formula="of:=(20000-[.$A711])/([.C$2]*1000)" office:value-type="float" office:value="0.21345" calcext:value-type="float">
            <text:p>0.21345</text:p>
          </table:table-cell>
          <table:table-cell table:formula="of:=(20000-[.$A711])/([.D$2]*1000)" office:value-type="float" office:value="0.08538" calcext:value-type="float">
            <text:p>0.08538</text:p>
          </table:table-cell>
          <table:table-cell table:formula="of:=(20000-[.$A711])/([.E$2]*1000)" office:value-type="float" office:value="0.04269" calcext:value-type="float">
            <text:p>0.04269</text:p>
          </table:table-cell>
        </table:table-row>
        <table:table-row table:style-name="ro1">
          <table:table-cell office:value-type="float" office:value="12182" calcext:value-type="float">
            <text:p>12182</text:p>
          </table:table-cell>
          <table:table-cell table:formula="of:=(20000-[.$A712])/([.B$2]*1000)" office:value-type="float" office:value="0.7818" calcext:value-type="float">
            <text:p>0.7818</text:p>
          </table:table-cell>
          <table:table-cell table:style-name="Default" table:formula="of:=(20000-[.$A712])/([.C$2]*1000)" office:value-type="float" office:value="0.3909" calcext:value-type="float">
            <text:p>0.3909</text:p>
          </table:table-cell>
          <table:table-cell table:formula="of:=(20000-[.$A712])/([.D$2]*1000)" office:value-type="float" office:value="0.15636" calcext:value-type="float">
            <text:p>0.15636</text:p>
          </table:table-cell>
          <table:table-cell table:formula="of:=(20000-[.$A712])/([.E$2]*1000)" office:value-type="float" office:value="0.07818" calcext:value-type="float">
            <text:p>0.07818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713])/([.B$2]*1000)" office:value-type="float" office:value="0.4236" calcext:value-type="float">
            <text:p>0.4236</text:p>
          </table:table-cell>
          <table:table-cell table:style-name="Default" table:formula="of:=(20000-[.$A713])/([.C$2]*1000)" office:value-type="float" office:value="0.2118" calcext:value-type="float">
            <text:p>0.2118</text:p>
          </table:table-cell>
          <table:table-cell table:formula="of:=(20000-[.$A713])/([.D$2]*1000)" office:value-type="float" office:value="0.08472" calcext:value-type="float">
            <text:p>0.08472</text:p>
          </table:table-cell>
          <table:table-cell table:formula="of:=(20000-[.$A713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696" calcext:value-type="float">
            <text:p>15696</text:p>
          </table:table-cell>
          <table:table-cell table:formula="of:=(20000-[.$A714])/([.B$2]*1000)" office:value-type="float" office:value="0.4304" calcext:value-type="float">
            <text:p>0.4304</text:p>
          </table:table-cell>
          <table:table-cell table:style-name="Default" table:formula="of:=(20000-[.$A714])/([.C$2]*1000)" office:value-type="float" office:value="0.2152" calcext:value-type="float">
            <text:p>0.2152</text:p>
          </table:table-cell>
          <table:table-cell table:formula="of:=(20000-[.$A714])/([.D$2]*1000)" office:value-type="float" office:value="0.08608" calcext:value-type="float">
            <text:p>0.08608</text:p>
          </table:table-cell>
          <table:table-cell table:formula="of:=(20000-[.$A714])/([.E$2]*1000)" office:value-type="float" office:value="0.04304" calcext:value-type="float">
            <text:p>0.04304</text:p>
          </table:table-cell>
        </table:table-row>
        <table:table-row table:style-name="ro1">
          <table:table-cell office:value-type="float" office:value="15765" calcext:value-type="float">
            <text:p>15765</text:p>
          </table:table-cell>
          <table:table-cell table:formula="of:=(20000-[.$A715])/([.B$2]*1000)" office:value-type="float" office:value="0.4235" calcext:value-type="float">
            <text:p>0.4235</text:p>
          </table:table-cell>
          <table:table-cell table:style-name="Default" table:formula="of:=(20000-[.$A715])/([.C$2]*1000)" office:value-type="float" office:value="0.21175" calcext:value-type="float">
            <text:p>0.21175</text:p>
          </table:table-cell>
          <table:table-cell table:formula="of:=(20000-[.$A715])/([.D$2]*1000)" office:value-type="float" office:value="0.0847" calcext:value-type="float">
            <text:p>0.0847</text:p>
          </table:table-cell>
          <table:table-cell table:formula="of:=(20000-[.$A715])/([.E$2]*1000)" office:value-type="float" office:value="0.04235" calcext:value-type="float">
            <text:p>0.04235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716])/([.B$2]*1000)" office:value-type="float" office:value="0.4239" calcext:value-type="float">
            <text:p>0.4239</text:p>
          </table:table-cell>
          <table:table-cell table:style-name="Default" table:formula="of:=(20000-[.$A716])/([.C$2]*1000)" office:value-type="float" office:value="0.21195" calcext:value-type="float">
            <text:p>0.21195</text:p>
          </table:table-cell>
          <table:table-cell table:formula="of:=(20000-[.$A716])/([.D$2]*1000)" office:value-type="float" office:value="0.08478" calcext:value-type="float">
            <text:p>0.08478</text:p>
          </table:table-cell>
          <table:table-cell table:formula="of:=(20000-[.$A716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717])/([.B$2]*1000)" office:value-type="float" office:value="0.424" calcext:value-type="float">
            <text:p>0.424</text:p>
          </table:table-cell>
          <table:table-cell table:style-name="Default" table:formula="of:=(20000-[.$A717])/([.C$2]*1000)" office:value-type="float" office:value="0.212" calcext:value-type="float">
            <text:p>0.212</text:p>
          </table:table-cell>
          <table:table-cell table:formula="of:=(20000-[.$A717])/([.D$2]*1000)" office:value-type="float" office:value="0.0848" calcext:value-type="float">
            <text:p>0.0848</text:p>
          </table:table-cell>
          <table:table-cell table:formula="of:=(20000-[.$A717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726" calcext:value-type="float">
            <text:p>15726</text:p>
          </table:table-cell>
          <table:table-cell table:formula="of:=(20000-[.$A718])/([.B$2]*1000)" office:value-type="float" office:value="0.4274" calcext:value-type="float">
            <text:p>0.4274</text:p>
          </table:table-cell>
          <table:table-cell table:style-name="Default" table:formula="of:=(20000-[.$A718])/([.C$2]*1000)" office:value-type="float" office:value="0.2137" calcext:value-type="float">
            <text:p>0.2137</text:p>
          </table:table-cell>
          <table:table-cell table:formula="of:=(20000-[.$A718])/([.D$2]*1000)" office:value-type="float" office:value="0.08548" calcext:value-type="float">
            <text:p>0.08548</text:p>
          </table:table-cell>
          <table:table-cell table:formula="of:=(20000-[.$A718])/([.E$2]*1000)" office:value-type="float" office:value="0.04274" calcext:value-type="float">
            <text:p>0.04274</text:p>
          </table:table-cell>
        </table:table-row>
        <table:table-row table:style-name="ro1">
          <table:table-cell office:value-type="float" office:value="15709" calcext:value-type="float">
            <text:p>15709</text:p>
          </table:table-cell>
          <table:table-cell table:formula="of:=(20000-[.$A719])/([.B$2]*1000)" office:value-type="float" office:value="0.4291" calcext:value-type="float">
            <text:p>0.4291</text:p>
          </table:table-cell>
          <table:table-cell table:style-name="Default" table:formula="of:=(20000-[.$A719])/([.C$2]*1000)" office:value-type="float" office:value="0.21455" calcext:value-type="float">
            <text:p>0.21455</text:p>
          </table:table-cell>
          <table:table-cell table:formula="of:=(20000-[.$A719])/([.D$2]*1000)" office:value-type="float" office:value="0.08582" calcext:value-type="float">
            <text:p>0.08582</text:p>
          </table:table-cell>
          <table:table-cell table:formula="of:=(20000-[.$A719])/([.E$2]*1000)" office:value-type="float" office:value="0.04291" calcext:value-type="float">
            <text:p>0.04291</text:p>
          </table:table-cell>
        </table:table-row>
        <table:table-row table:style-name="ro1">
          <table:table-cell office:value-type="float" office:value="15732" calcext:value-type="float">
            <text:p>15732</text:p>
          </table:table-cell>
          <table:table-cell table:formula="of:=(20000-[.$A720])/([.B$2]*1000)" office:value-type="float" office:value="0.4268" calcext:value-type="float">
            <text:p>0.4268</text:p>
          </table:table-cell>
          <table:table-cell table:style-name="Default" table:formula="of:=(20000-[.$A720])/([.C$2]*1000)" office:value-type="float" office:value="0.2134" calcext:value-type="float">
            <text:p>0.2134</text:p>
          </table:table-cell>
          <table:table-cell table:formula="of:=(20000-[.$A720])/([.D$2]*1000)" office:value-type="float" office:value="0.08536" calcext:value-type="float">
            <text:p>0.08536</text:p>
          </table:table-cell>
          <table:table-cell table:formula="of:=(20000-[.$A720])/([.E$2]*1000)" office:value-type="float" office:value="0.04268" calcext:value-type="float">
            <text:p>0.04268</text:p>
          </table:table-cell>
        </table:table-row>
        <table:table-row table:style-name="ro1">
          <table:table-cell office:value-type="float" office:value="15741" calcext:value-type="float">
            <text:p>15741</text:p>
          </table:table-cell>
          <table:table-cell table:formula="of:=(20000-[.$A721])/([.B$2]*1000)" office:value-type="float" office:value="0.4259" calcext:value-type="float">
            <text:p>0.4259</text:p>
          </table:table-cell>
          <table:table-cell table:style-name="Default" table:formula="of:=(20000-[.$A721])/([.C$2]*1000)" office:value-type="float" office:value="0.21295" calcext:value-type="float">
            <text:p>0.21295</text:p>
          </table:table-cell>
          <table:table-cell table:formula="of:=(20000-[.$A721])/([.D$2]*1000)" office:value-type="float" office:value="0.08518" calcext:value-type="float">
            <text:p>0.08518</text:p>
          </table:table-cell>
          <table:table-cell table:formula="of:=(20000-[.$A721])/([.E$2]*1000)" office:value-type="float" office:value="0.04259" calcext:value-type="float">
            <text:p>0.04259</text:p>
          </table:table-cell>
        </table:table-row>
        <table:table-row table:style-name="ro1">
          <table:table-cell office:value-type="float" office:value="15727" calcext:value-type="float">
            <text:p>15727</text:p>
          </table:table-cell>
          <table:table-cell table:formula="of:=(20000-[.$A722])/([.B$2]*1000)" office:value-type="float" office:value="0.4273" calcext:value-type="float">
            <text:p>0.4273</text:p>
          </table:table-cell>
          <table:table-cell table:style-name="Default" table:formula="of:=(20000-[.$A722])/([.C$2]*1000)" office:value-type="float" office:value="0.21365" calcext:value-type="float">
            <text:p>0.21365</text:p>
          </table:table-cell>
          <table:table-cell table:formula="of:=(20000-[.$A722])/([.D$2]*1000)" office:value-type="float" office:value="0.08546" calcext:value-type="float">
            <text:p>0.08546</text:p>
          </table:table-cell>
          <table:table-cell table:formula="of:=(20000-[.$A722])/([.E$2]*1000)" office:value-type="float" office:value="0.04273" calcext:value-type="float">
            <text:p>0.04273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723])/([.B$2]*1000)" office:value-type="float" office:value="0.4239" calcext:value-type="float">
            <text:p>0.4239</text:p>
          </table:table-cell>
          <table:table-cell table:style-name="Default" table:formula="of:=(20000-[.$A723])/([.C$2]*1000)" office:value-type="float" office:value="0.21195" calcext:value-type="float">
            <text:p>0.21195</text:p>
          </table:table-cell>
          <table:table-cell table:formula="of:=(20000-[.$A723])/([.D$2]*1000)" office:value-type="float" office:value="0.08478" calcext:value-type="float">
            <text:p>0.08478</text:p>
          </table:table-cell>
          <table:table-cell table:formula="of:=(20000-[.$A723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2241" calcext:value-type="float">
            <text:p>12241</text:p>
          </table:table-cell>
          <table:table-cell table:formula="of:=(20000-[.$A724])/([.B$2]*1000)" office:value-type="float" office:value="0.7759" calcext:value-type="float">
            <text:p>0.7759</text:p>
          </table:table-cell>
          <table:table-cell table:style-name="Default" table:formula="of:=(20000-[.$A724])/([.C$2]*1000)" office:value-type="float" office:value="0.38795" calcext:value-type="float">
            <text:p>0.38795</text:p>
          </table:table-cell>
          <table:table-cell table:formula="of:=(20000-[.$A724])/([.D$2]*1000)" office:value-type="float" office:value="0.15518" calcext:value-type="float">
            <text:p>0.15518</text:p>
          </table:table-cell>
          <table:table-cell table:formula="of:=(20000-[.$A724])/([.E$2]*1000)" office:value-type="float" office:value="0.07759" calcext:value-type="float">
            <text:p>0.07759</text:p>
          </table:table-cell>
        </table:table-row>
        <table:table-row table:style-name="ro1">
          <table:table-cell office:value-type="float" office:value="15746" calcext:value-type="float">
            <text:p>15746</text:p>
          </table:table-cell>
          <table:table-cell table:formula="of:=(20000-[.$A725])/([.B$2]*1000)" office:value-type="float" office:value="0.4254" calcext:value-type="float">
            <text:p>0.4254</text:p>
          </table:table-cell>
          <table:table-cell table:style-name="Default" table:formula="of:=(20000-[.$A725])/([.C$2]*1000)" office:value-type="float" office:value="0.2127" calcext:value-type="float">
            <text:p>0.2127</text:p>
          </table:table-cell>
          <table:table-cell table:formula="of:=(20000-[.$A725])/([.D$2]*1000)" office:value-type="float" office:value="0.08508" calcext:value-type="float">
            <text:p>0.08508</text:p>
          </table:table-cell>
          <table:table-cell table:formula="of:=(20000-[.$A725])/([.E$2]*1000)" office:value-type="float" office:value="0.04254" calcext:value-type="float">
            <text:p>0.04254</text:p>
          </table:table-cell>
        </table:table-row>
        <table:table-row table:style-name="ro1">
          <table:table-cell office:value-type="float" office:value="15749" calcext:value-type="float">
            <text:p>15749</text:p>
          </table:table-cell>
          <table:table-cell table:formula="of:=(20000-[.$A726])/([.B$2]*1000)" office:value-type="float" office:value="0.4251" calcext:value-type="float">
            <text:p>0.4251</text:p>
          </table:table-cell>
          <table:table-cell table:style-name="Default" table:formula="of:=(20000-[.$A726])/([.C$2]*1000)" office:value-type="float" office:value="0.21255" calcext:value-type="float">
            <text:p>0.21255</text:p>
          </table:table-cell>
          <table:table-cell table:formula="of:=(20000-[.$A726])/([.D$2]*1000)" office:value-type="float" office:value="0.08502" calcext:value-type="float">
            <text:p>0.08502</text:p>
          </table:table-cell>
          <table:table-cell table:formula="of:=(20000-[.$A726])/([.E$2]*1000)" office:value-type="float" office:value="0.04251" calcext:value-type="float">
            <text:p>0.04251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727])/([.B$2]*1000)" office:value-type="float" office:value="0.4239" calcext:value-type="float">
            <text:p>0.4239</text:p>
          </table:table-cell>
          <table:table-cell table:style-name="Default" table:formula="of:=(20000-[.$A727])/([.C$2]*1000)" office:value-type="float" office:value="0.21195" calcext:value-type="float">
            <text:p>0.21195</text:p>
          </table:table-cell>
          <table:table-cell table:formula="of:=(20000-[.$A727])/([.D$2]*1000)" office:value-type="float" office:value="0.08478" calcext:value-type="float">
            <text:p>0.08478</text:p>
          </table:table-cell>
          <table:table-cell table:formula="of:=(20000-[.$A727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50" calcext:value-type="float">
            <text:p>15750</text:p>
          </table:table-cell>
          <table:table-cell table:formula="of:=(20000-[.$A728])/([.B$2]*1000)" office:value-type="float" office:value="0.425" calcext:value-type="float">
            <text:p>0.425</text:p>
          </table:table-cell>
          <table:table-cell table:style-name="Default" table:formula="of:=(20000-[.$A728])/([.C$2]*1000)" office:value-type="float" office:value="0.2125" calcext:value-type="float">
            <text:p>0.2125</text:p>
          </table:table-cell>
          <table:table-cell table:formula="of:=(20000-[.$A728])/([.D$2]*1000)" office:value-type="float" office:value="0.085" calcext:value-type="float">
            <text:p>0.085</text:p>
          </table:table-cell>
          <table:table-cell table:formula="of:=(20000-[.$A728])/([.E$2]*1000)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724" calcext:value-type="float">
            <text:p>15724</text:p>
          </table:table-cell>
          <table:table-cell table:formula="of:=(20000-[.$A729])/([.B$2]*1000)" office:value-type="float" office:value="0.4276" calcext:value-type="float">
            <text:p>0.4276</text:p>
          </table:table-cell>
          <table:table-cell table:style-name="Default" table:formula="of:=(20000-[.$A729])/([.C$2]*1000)" office:value-type="float" office:value="0.2138" calcext:value-type="float">
            <text:p>0.2138</text:p>
          </table:table-cell>
          <table:table-cell table:formula="of:=(20000-[.$A729])/([.D$2]*1000)" office:value-type="float" office:value="0.08552" calcext:value-type="float">
            <text:p>0.08552</text:p>
          </table:table-cell>
          <table:table-cell table:formula="of:=(20000-[.$A729])/([.E$2]*1000)" office:value-type="float" office:value="0.04276" calcext:value-type="float">
            <text:p>0.04276</text:p>
          </table:table-cell>
        </table:table-row>
        <table:table-row table:style-name="ro1">
          <table:table-cell office:value-type="float" office:value="15726" calcext:value-type="float">
            <text:p>15726</text:p>
          </table:table-cell>
          <table:table-cell table:formula="of:=(20000-[.$A730])/([.B$2]*1000)" office:value-type="float" office:value="0.4274" calcext:value-type="float">
            <text:p>0.4274</text:p>
          </table:table-cell>
          <table:table-cell table:style-name="Default" table:formula="of:=(20000-[.$A730])/([.C$2]*1000)" office:value-type="float" office:value="0.2137" calcext:value-type="float">
            <text:p>0.2137</text:p>
          </table:table-cell>
          <table:table-cell table:formula="of:=(20000-[.$A730])/([.D$2]*1000)" office:value-type="float" office:value="0.08548" calcext:value-type="float">
            <text:p>0.08548</text:p>
          </table:table-cell>
          <table:table-cell table:formula="of:=(20000-[.$A730])/([.E$2]*1000)" office:value-type="float" office:value="0.04274" calcext:value-type="float">
            <text:p>0.04274</text:p>
          </table:table-cell>
        </table:table-row>
        <table:table-row table:style-name="ro1">
          <table:table-cell office:value-type="float" office:value="15712" calcext:value-type="float">
            <text:p>15712</text:p>
          </table:table-cell>
          <table:table-cell table:formula="of:=(20000-[.$A731])/([.B$2]*1000)" office:value-type="float" office:value="0.4288" calcext:value-type="float">
            <text:p>0.4288</text:p>
          </table:table-cell>
          <table:table-cell table:style-name="Default" table:formula="of:=(20000-[.$A731])/([.C$2]*1000)" office:value-type="float" office:value="0.2144" calcext:value-type="float">
            <text:p>0.2144</text:p>
          </table:table-cell>
          <table:table-cell table:formula="of:=(20000-[.$A731])/([.D$2]*1000)" office:value-type="float" office:value="0.08576" calcext:value-type="float">
            <text:p>0.08576</text:p>
          </table:table-cell>
          <table:table-cell table:formula="of:=(20000-[.$A731])/([.E$2]*1000)" office:value-type="float" office:value="0.04288" calcext:value-type="float">
            <text:p>0.04288</text:p>
          </table:table-cell>
        </table:table-row>
        <table:table-row table:style-name="ro1">
          <table:table-cell office:value-type="float" office:value="15725" calcext:value-type="float">
            <text:p>15725</text:p>
          </table:table-cell>
          <table:table-cell table:formula="of:=(20000-[.$A732])/([.B$2]*1000)" office:value-type="float" office:value="0.4275" calcext:value-type="float">
            <text:p>0.4275</text:p>
          </table:table-cell>
          <table:table-cell table:style-name="Default" table:formula="of:=(20000-[.$A732])/([.C$2]*1000)" office:value-type="float" office:value="0.21375" calcext:value-type="float">
            <text:p>0.21375</text:p>
          </table:table-cell>
          <table:table-cell table:formula="of:=(20000-[.$A732])/([.D$2]*1000)" office:value-type="float" office:value="0.0855" calcext:value-type="float">
            <text:p>0.0855</text:p>
          </table:table-cell>
          <table:table-cell table:formula="of:=(20000-[.$A732])/([.E$2]*1000)" office:value-type="float" office:value="0.04275" calcext:value-type="float">
            <text:p>0.04275</text:p>
          </table:table-cell>
        </table:table-row>
        <table:table-row table:style-name="ro1">
          <table:table-cell office:value-type="float" office:value="15744" calcext:value-type="float">
            <text:p>15744</text:p>
          </table:table-cell>
          <table:table-cell table:formula="of:=(20000-[.$A733])/([.B$2]*1000)" office:value-type="float" office:value="0.4256" calcext:value-type="float">
            <text:p>0.4256</text:p>
          </table:table-cell>
          <table:table-cell table:style-name="Default" table:formula="of:=(20000-[.$A733])/([.C$2]*1000)" office:value-type="float" office:value="0.2128" calcext:value-type="float">
            <text:p>0.2128</text:p>
          </table:table-cell>
          <table:table-cell table:formula="of:=(20000-[.$A733])/([.D$2]*1000)" office:value-type="float" office:value="0.08512" calcext:value-type="float">
            <text:p>0.08512</text:p>
          </table:table-cell>
          <table:table-cell table:formula="of:=(20000-[.$A733])/([.E$2]*1000)" office:value-type="float" office:value="0.04256" calcext:value-type="float">
            <text:p>0.04256</text:p>
          </table:table-cell>
        </table:table-row>
        <table:table-row table:style-name="ro1">
          <table:table-cell office:value-type="float" office:value="15727" calcext:value-type="float">
            <text:p>15727</text:p>
          </table:table-cell>
          <table:table-cell table:formula="of:=(20000-[.$A734])/([.B$2]*1000)" office:value-type="float" office:value="0.4273" calcext:value-type="float">
            <text:p>0.4273</text:p>
          </table:table-cell>
          <table:table-cell table:style-name="Default" table:formula="of:=(20000-[.$A734])/([.C$2]*1000)" office:value-type="float" office:value="0.21365" calcext:value-type="float">
            <text:p>0.21365</text:p>
          </table:table-cell>
          <table:table-cell table:formula="of:=(20000-[.$A734])/([.D$2]*1000)" office:value-type="float" office:value="0.08546" calcext:value-type="float">
            <text:p>0.08546</text:p>
          </table:table-cell>
          <table:table-cell table:formula="of:=(20000-[.$A734])/([.E$2]*1000)" office:value-type="float" office:value="0.04273" calcext:value-type="float">
            <text:p>0.04273</text:p>
          </table:table-cell>
        </table:table-row>
        <table:table-row table:style-name="ro1">
          <table:table-cell office:value-type="float" office:value="15727" calcext:value-type="float">
            <text:p>15727</text:p>
          </table:table-cell>
          <table:table-cell table:formula="of:=(20000-[.$A735])/([.B$2]*1000)" office:value-type="float" office:value="0.4273" calcext:value-type="float">
            <text:p>0.4273</text:p>
          </table:table-cell>
          <table:table-cell table:style-name="Default" table:formula="of:=(20000-[.$A735])/([.C$2]*1000)" office:value-type="float" office:value="0.21365" calcext:value-type="float">
            <text:p>0.21365</text:p>
          </table:table-cell>
          <table:table-cell table:formula="of:=(20000-[.$A735])/([.D$2]*1000)" office:value-type="float" office:value="0.08546" calcext:value-type="float">
            <text:p>0.08546</text:p>
          </table:table-cell>
          <table:table-cell table:formula="of:=(20000-[.$A735])/([.E$2]*1000)" office:value-type="float" office:value="0.04273" calcext:value-type="float">
            <text:p>0.04273</text:p>
          </table:table-cell>
        </table:table-row>
        <table:table-row table:style-name="ro1">
          <table:table-cell office:value-type="float" office:value="15765" calcext:value-type="float">
            <text:p>15765</text:p>
          </table:table-cell>
          <table:table-cell table:formula="of:=(20000-[.$A736])/([.B$2]*1000)" office:value-type="float" office:value="0.4235" calcext:value-type="float">
            <text:p>0.4235</text:p>
          </table:table-cell>
          <table:table-cell table:style-name="Default" table:formula="of:=(20000-[.$A736])/([.C$2]*1000)" office:value-type="float" office:value="0.21175" calcext:value-type="float">
            <text:p>0.21175</text:p>
          </table:table-cell>
          <table:table-cell table:formula="of:=(20000-[.$A736])/([.D$2]*1000)" office:value-type="float" office:value="0.0847" calcext:value-type="float">
            <text:p>0.0847</text:p>
          </table:table-cell>
          <table:table-cell table:formula="of:=(20000-[.$A736])/([.E$2]*1000)" office:value-type="float" office:value="0.04235" calcext:value-type="float">
            <text:p>0.04235</text:p>
          </table:table-cell>
        </table:table-row>
        <table:table-row table:style-name="ro1">
          <table:table-cell office:value-type="float" office:value="15725" calcext:value-type="float">
            <text:p>15725</text:p>
          </table:table-cell>
          <table:table-cell table:formula="of:=(20000-[.$A737])/([.B$2]*1000)" office:value-type="float" office:value="0.4275" calcext:value-type="float">
            <text:p>0.4275</text:p>
          </table:table-cell>
          <table:table-cell table:style-name="Default" table:formula="of:=(20000-[.$A737])/([.C$2]*1000)" office:value-type="float" office:value="0.21375" calcext:value-type="float">
            <text:p>0.21375</text:p>
          </table:table-cell>
          <table:table-cell table:formula="of:=(20000-[.$A737])/([.D$2]*1000)" office:value-type="float" office:value="0.0855" calcext:value-type="float">
            <text:p>0.0855</text:p>
          </table:table-cell>
          <table:table-cell table:formula="of:=(20000-[.$A737])/([.E$2]*1000)" office:value-type="float" office:value="0.04275" calcext:value-type="float">
            <text:p>0.04275</text:p>
          </table:table-cell>
        </table:table-row>
        <table:table-row table:style-name="ro1">
          <table:table-cell office:value-type="float" office:value="15722" calcext:value-type="float">
            <text:p>15722</text:p>
          </table:table-cell>
          <table:table-cell table:formula="of:=(20000-[.$A738])/([.B$2]*1000)" office:value-type="float" office:value="0.4278" calcext:value-type="float">
            <text:p>0.4278</text:p>
          </table:table-cell>
          <table:table-cell table:style-name="Default" table:formula="of:=(20000-[.$A738])/([.C$2]*1000)" office:value-type="float" office:value="0.2139" calcext:value-type="float">
            <text:p>0.2139</text:p>
          </table:table-cell>
          <table:table-cell table:formula="of:=(20000-[.$A738])/([.D$2]*1000)" office:value-type="float" office:value="0.08556" calcext:value-type="float">
            <text:p>0.08556</text:p>
          </table:table-cell>
          <table:table-cell table:formula="of:=(20000-[.$A738])/([.E$2]*1000)" office:value-type="float" office:value="0.04278" calcext:value-type="float">
            <text:p>0.04278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739])/([.B$2]*1000)" office:value-type="float" office:value="0.4239" calcext:value-type="float">
            <text:p>0.4239</text:p>
          </table:table-cell>
          <table:table-cell table:style-name="Default" table:formula="of:=(20000-[.$A739])/([.C$2]*1000)" office:value-type="float" office:value="0.21195" calcext:value-type="float">
            <text:p>0.21195</text:p>
          </table:table-cell>
          <table:table-cell table:formula="of:=(20000-[.$A739])/([.D$2]*1000)" office:value-type="float" office:value="0.08478" calcext:value-type="float">
            <text:p>0.08478</text:p>
          </table:table-cell>
          <table:table-cell table:formula="of:=(20000-[.$A739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04" calcext:value-type="float">
            <text:p>15704</text:p>
          </table:table-cell>
          <table:table-cell table:formula="of:=(20000-[.$A740])/([.B$2]*1000)" office:value-type="float" office:value="0.4296" calcext:value-type="float">
            <text:p>0.4296</text:p>
          </table:table-cell>
          <table:table-cell table:style-name="Default" table:formula="of:=(20000-[.$A740])/([.C$2]*1000)" office:value-type="float" office:value="0.2148" calcext:value-type="float">
            <text:p>0.2148</text:p>
          </table:table-cell>
          <table:table-cell table:formula="of:=(20000-[.$A740])/([.D$2]*1000)" office:value-type="float" office:value="0.08592" calcext:value-type="float">
            <text:p>0.08592</text:p>
          </table:table-cell>
          <table:table-cell table:formula="of:=(20000-[.$A740])/([.E$2]*1000)" office:value-type="float" office:value="0.04296" calcext:value-type="float">
            <text:p>0.04296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741])/([.B$2]*1000)" office:value-type="float" office:value="0.4239" calcext:value-type="float">
            <text:p>0.4239</text:p>
          </table:table-cell>
          <table:table-cell table:style-name="Default" table:formula="of:=(20000-[.$A741])/([.C$2]*1000)" office:value-type="float" office:value="0.21195" calcext:value-type="float">
            <text:p>0.21195</text:p>
          </table:table-cell>
          <table:table-cell table:formula="of:=(20000-[.$A741])/([.D$2]*1000)" office:value-type="float" office:value="0.08478" calcext:value-type="float">
            <text:p>0.08478</text:p>
          </table:table-cell>
          <table:table-cell table:formula="of:=(20000-[.$A741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742])/([.B$2]*1000)" office:value-type="float" office:value="0.424" calcext:value-type="float">
            <text:p>0.424</text:p>
          </table:table-cell>
          <table:table-cell table:style-name="Default" table:formula="of:=(20000-[.$A742])/([.C$2]*1000)" office:value-type="float" office:value="0.212" calcext:value-type="float">
            <text:p>0.212</text:p>
          </table:table-cell>
          <table:table-cell table:formula="of:=(20000-[.$A742])/([.D$2]*1000)" office:value-type="float" office:value="0.0848" calcext:value-type="float">
            <text:p>0.0848</text:p>
          </table:table-cell>
          <table:table-cell table:formula="of:=(20000-[.$A742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732" calcext:value-type="float">
            <text:p>15732</text:p>
          </table:table-cell>
          <table:table-cell table:formula="of:=(20000-[.$A743])/([.B$2]*1000)" office:value-type="float" office:value="0.4268" calcext:value-type="float">
            <text:p>0.4268</text:p>
          </table:table-cell>
          <table:table-cell table:style-name="Default" table:formula="of:=(20000-[.$A743])/([.C$2]*1000)" office:value-type="float" office:value="0.2134" calcext:value-type="float">
            <text:p>0.2134</text:p>
          </table:table-cell>
          <table:table-cell table:formula="of:=(20000-[.$A743])/([.D$2]*1000)" office:value-type="float" office:value="0.08536" calcext:value-type="float">
            <text:p>0.08536</text:p>
          </table:table-cell>
          <table:table-cell table:formula="of:=(20000-[.$A743])/([.E$2]*1000)" office:value-type="float" office:value="0.04268" calcext:value-type="float">
            <text:p>0.04268</text:p>
          </table:table-cell>
        </table:table-row>
        <table:table-row table:style-name="ro1">
          <table:table-cell office:value-type="float" office:value="15719" calcext:value-type="float">
            <text:p>15719</text:p>
          </table:table-cell>
          <table:table-cell table:formula="of:=(20000-[.$A744])/([.B$2]*1000)" office:value-type="float" office:value="0.4281" calcext:value-type="float">
            <text:p>0.4281</text:p>
          </table:table-cell>
          <table:table-cell table:style-name="Default" table:formula="of:=(20000-[.$A744])/([.C$2]*1000)" office:value-type="float" office:value="0.21405" calcext:value-type="float">
            <text:p>0.21405</text:p>
          </table:table-cell>
          <table:table-cell table:formula="of:=(20000-[.$A744])/([.D$2]*1000)" office:value-type="float" office:value="0.08562" calcext:value-type="float">
            <text:p>0.08562</text:p>
          </table:table-cell>
          <table:table-cell table:formula="of:=(20000-[.$A744])/([.E$2]*1000)" office:value-type="float" office:value="0.04281" calcext:value-type="float">
            <text:p>0.04281</text:p>
          </table:table-cell>
        </table:table-row>
        <table:table-row table:style-name="ro1">
          <table:table-cell office:value-type="float" office:value="15715" calcext:value-type="float">
            <text:p>15715</text:p>
          </table:table-cell>
          <table:table-cell table:formula="of:=(20000-[.$A745])/([.B$2]*1000)" office:value-type="float" office:value="0.4285" calcext:value-type="float">
            <text:p>0.4285</text:p>
          </table:table-cell>
          <table:table-cell table:style-name="Default" table:formula="of:=(20000-[.$A745])/([.C$2]*1000)" office:value-type="float" office:value="0.21425" calcext:value-type="float">
            <text:p>0.21425</text:p>
          </table:table-cell>
          <table:table-cell table:formula="of:=(20000-[.$A745])/([.D$2]*1000)" office:value-type="float" office:value="0.0857" calcext:value-type="float">
            <text:p>0.0857</text:p>
          </table:table-cell>
          <table:table-cell table:formula="of:=(20000-[.$A745])/([.E$2]*1000)" office:value-type="float" office:value="0.04285" calcext:value-type="float">
            <text:p>0.04285</text:p>
          </table:table-cell>
        </table:table-row>
        <table:table-row table:style-name="ro1">
          <table:table-cell office:value-type="float" office:value="15722" calcext:value-type="float">
            <text:p>15722</text:p>
          </table:table-cell>
          <table:table-cell table:formula="of:=(20000-[.$A746])/([.B$2]*1000)" office:value-type="float" office:value="0.4278" calcext:value-type="float">
            <text:p>0.4278</text:p>
          </table:table-cell>
          <table:table-cell table:style-name="Default" table:formula="of:=(20000-[.$A746])/([.C$2]*1000)" office:value-type="float" office:value="0.2139" calcext:value-type="float">
            <text:p>0.2139</text:p>
          </table:table-cell>
          <table:table-cell table:formula="of:=(20000-[.$A746])/([.D$2]*1000)" office:value-type="float" office:value="0.08556" calcext:value-type="float">
            <text:p>0.08556</text:p>
          </table:table-cell>
          <table:table-cell table:formula="of:=(20000-[.$A746])/([.E$2]*1000)" office:value-type="float" office:value="0.04278" calcext:value-type="float">
            <text:p>0.04278</text:p>
          </table:table-cell>
        </table:table-row>
        <table:table-row table:style-name="ro1">
          <table:table-cell office:value-type="float" office:value="15752" calcext:value-type="float">
            <text:p>15752</text:p>
          </table:table-cell>
          <table:table-cell table:formula="of:=(20000-[.$A747])/([.B$2]*1000)" office:value-type="float" office:value="0.4248" calcext:value-type="float">
            <text:p>0.4248</text:p>
          </table:table-cell>
          <table:table-cell table:style-name="Default" table:formula="of:=(20000-[.$A747])/([.C$2]*1000)" office:value-type="float" office:value="0.2124" calcext:value-type="float">
            <text:p>0.2124</text:p>
          </table:table-cell>
          <table:table-cell table:formula="of:=(20000-[.$A747])/([.D$2]*1000)" office:value-type="float" office:value="0.08496" calcext:value-type="float">
            <text:p>0.08496</text:p>
          </table:table-cell>
          <table:table-cell table:formula="of:=(20000-[.$A747])/([.E$2]*1000)" office:value-type="float" office:value="0.04248" calcext:value-type="float">
            <text:p>0.04248</text:p>
          </table:table-cell>
        </table:table-row>
        <table:table-row table:style-name="ro1">
          <table:table-cell office:value-type="float" office:value="13736" calcext:value-type="float">
            <text:p>13736</text:p>
          </table:table-cell>
          <table:table-cell table:formula="of:=(20000-[.$A748])/([.B$2]*1000)" office:value-type="float" office:value="0.6264" calcext:value-type="float">
            <text:p>0.6264</text:p>
          </table:table-cell>
          <table:table-cell table:style-name="Default" table:formula="of:=(20000-[.$A748])/([.C$2]*1000)" office:value-type="float" office:value="0.3132" calcext:value-type="float">
            <text:p>0.3132</text:p>
          </table:table-cell>
          <table:table-cell table:formula="of:=(20000-[.$A748])/([.D$2]*1000)" office:value-type="float" office:value="0.12528" calcext:value-type="float">
            <text:p>0.12528</text:p>
          </table:table-cell>
          <table:table-cell table:formula="of:=(20000-[.$A748])/([.E$2]*1000)" office:value-type="float" office:value="0.06264" calcext:value-type="float">
            <text:p>0.06264</text:p>
          </table:table-cell>
        </table:table-row>
        <table:table-row table:style-name="ro1">
          <table:table-cell office:value-type="float" office:value="15707" calcext:value-type="float">
            <text:p>15707</text:p>
          </table:table-cell>
          <table:table-cell table:formula="of:=(20000-[.$A749])/([.B$2]*1000)" office:value-type="float" office:value="0.4293" calcext:value-type="float">
            <text:p>0.4293</text:p>
          </table:table-cell>
          <table:table-cell table:style-name="Default" table:formula="of:=(20000-[.$A749])/([.C$2]*1000)" office:value-type="float" office:value="0.21465" calcext:value-type="float">
            <text:p>0.21465</text:p>
          </table:table-cell>
          <table:table-cell table:formula="of:=(20000-[.$A749])/([.D$2]*1000)" office:value-type="float" office:value="0.08586" calcext:value-type="float">
            <text:p>0.08586</text:p>
          </table:table-cell>
          <table:table-cell table:formula="of:=(20000-[.$A749])/([.E$2]*1000)" office:value-type="float" office:value="0.04293" calcext:value-type="float">
            <text:p>0.04293</text:p>
          </table:table-cell>
        </table:table-row>
        <table:table-row table:style-name="ro1">
          <table:table-cell office:value-type="float" office:value="15713" calcext:value-type="float">
            <text:p>15713</text:p>
          </table:table-cell>
          <table:table-cell table:formula="of:=(20000-[.$A750])/([.B$2]*1000)" office:value-type="float" office:value="0.4287" calcext:value-type="float">
            <text:p>0.4287</text:p>
          </table:table-cell>
          <table:table-cell table:style-name="Default" table:formula="of:=(20000-[.$A750])/([.C$2]*1000)" office:value-type="float" office:value="0.21435" calcext:value-type="float">
            <text:p>0.21435</text:p>
          </table:table-cell>
          <table:table-cell table:formula="of:=(20000-[.$A750])/([.D$2]*1000)" office:value-type="float" office:value="0.08574" calcext:value-type="float">
            <text:p>0.08574</text:p>
          </table:table-cell>
          <table:table-cell table:formula="of:=(20000-[.$A750])/([.E$2]*1000)" office:value-type="float" office:value="0.04287" calcext:value-type="float">
            <text:p>0.04287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751])/([.B$2]*1000)" office:value-type="float" office:value="0.4238" calcext:value-type="float">
            <text:p>0.4238</text:p>
          </table:table-cell>
          <table:table-cell table:style-name="Default" table:formula="of:=(20000-[.$A751])/([.C$2]*1000)" office:value-type="float" office:value="0.2119" calcext:value-type="float">
            <text:p>0.2119</text:p>
          </table:table-cell>
          <table:table-cell table:formula="of:=(20000-[.$A751])/([.D$2]*1000)" office:value-type="float" office:value="0.08476" calcext:value-type="float">
            <text:p>0.08476</text:p>
          </table:table-cell>
          <table:table-cell table:formula="of:=(20000-[.$A751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12" calcext:value-type="float">
            <text:p>15712</text:p>
          </table:table-cell>
          <table:table-cell table:formula="of:=(20000-[.$A752])/([.B$2]*1000)" office:value-type="float" office:value="0.4288" calcext:value-type="float">
            <text:p>0.4288</text:p>
          </table:table-cell>
          <table:table-cell table:style-name="Default" table:formula="of:=(20000-[.$A752])/([.C$2]*1000)" office:value-type="float" office:value="0.2144" calcext:value-type="float">
            <text:p>0.2144</text:p>
          </table:table-cell>
          <table:table-cell table:formula="of:=(20000-[.$A752])/([.D$2]*1000)" office:value-type="float" office:value="0.08576" calcext:value-type="float">
            <text:p>0.08576</text:p>
          </table:table-cell>
          <table:table-cell table:formula="of:=(20000-[.$A752])/([.E$2]*1000)" office:value-type="float" office:value="0.04288" calcext:value-type="float">
            <text:p>0.04288</text:p>
          </table:table-cell>
        </table:table-row>
        <table:table-row table:style-name="ro1">
          <table:table-cell office:value-type="float" office:value="15752" calcext:value-type="float">
            <text:p>15752</text:p>
          </table:table-cell>
          <table:table-cell table:formula="of:=(20000-[.$A753])/([.B$2]*1000)" office:value-type="float" office:value="0.4248" calcext:value-type="float">
            <text:p>0.4248</text:p>
          </table:table-cell>
          <table:table-cell table:style-name="Default" table:formula="of:=(20000-[.$A753])/([.C$2]*1000)" office:value-type="float" office:value="0.2124" calcext:value-type="float">
            <text:p>0.2124</text:p>
          </table:table-cell>
          <table:table-cell table:formula="of:=(20000-[.$A753])/([.D$2]*1000)" office:value-type="float" office:value="0.08496" calcext:value-type="float">
            <text:p>0.08496</text:p>
          </table:table-cell>
          <table:table-cell table:formula="of:=(20000-[.$A753])/([.E$2]*1000)" office:value-type="float" office:value="0.04248" calcext:value-type="float">
            <text:p>0.04248</text:p>
          </table:table-cell>
        </table:table-row>
        <table:table-row table:style-name="ro1">
          <table:table-cell office:value-type="float" office:value="15727" calcext:value-type="float">
            <text:p>15727</text:p>
          </table:table-cell>
          <table:table-cell table:formula="of:=(20000-[.$A754])/([.B$2]*1000)" office:value-type="float" office:value="0.4273" calcext:value-type="float">
            <text:p>0.4273</text:p>
          </table:table-cell>
          <table:table-cell table:style-name="Default" table:formula="of:=(20000-[.$A754])/([.C$2]*1000)" office:value-type="float" office:value="0.21365" calcext:value-type="float">
            <text:p>0.21365</text:p>
          </table:table-cell>
          <table:table-cell table:formula="of:=(20000-[.$A754])/([.D$2]*1000)" office:value-type="float" office:value="0.08546" calcext:value-type="float">
            <text:p>0.08546</text:p>
          </table:table-cell>
          <table:table-cell table:formula="of:=(20000-[.$A754])/([.E$2]*1000)" office:value-type="float" office:value="0.04273" calcext:value-type="float">
            <text:p>0.04273</text:p>
          </table:table-cell>
        </table:table-row>
        <table:table-row table:style-name="ro1">
          <table:table-cell office:value-type="float" office:value="15677" calcext:value-type="float">
            <text:p>15677</text:p>
          </table:table-cell>
          <table:table-cell table:formula="of:=(20000-[.$A755])/([.B$2]*1000)" office:value-type="float" office:value="0.4323" calcext:value-type="float">
            <text:p>0.4323</text:p>
          </table:table-cell>
          <table:table-cell table:style-name="Default" table:formula="of:=(20000-[.$A755])/([.C$2]*1000)" office:value-type="float" office:value="0.21615" calcext:value-type="float">
            <text:p>0.21615</text:p>
          </table:table-cell>
          <table:table-cell table:formula="of:=(20000-[.$A755])/([.D$2]*1000)" office:value-type="float" office:value="0.08646" calcext:value-type="float">
            <text:p>0.08646</text:p>
          </table:table-cell>
          <table:table-cell table:formula="of:=(20000-[.$A755])/([.E$2]*1000)" office:value-type="float" office:value="0.04323" calcext:value-type="float">
            <text:p>0.04323</text:p>
          </table:table-cell>
        </table:table-row>
        <table:table-row table:style-name="ro1">
          <table:table-cell office:value-type="float" office:value="15705" calcext:value-type="float">
            <text:p>15705</text:p>
          </table:table-cell>
          <table:table-cell table:formula="of:=(20000-[.$A756])/([.B$2]*1000)" office:value-type="float" office:value="0.4295" calcext:value-type="float">
            <text:p>0.4295</text:p>
          </table:table-cell>
          <table:table-cell table:style-name="Default" table:formula="of:=(20000-[.$A756])/([.C$2]*1000)" office:value-type="float" office:value="0.21475" calcext:value-type="float">
            <text:p>0.21475</text:p>
          </table:table-cell>
          <table:table-cell table:formula="of:=(20000-[.$A756])/([.D$2]*1000)" office:value-type="float" office:value="0.0859" calcext:value-type="float">
            <text:p>0.0859</text:p>
          </table:table-cell>
          <table:table-cell table:formula="of:=(20000-[.$A756])/([.E$2]*1000)" office:value-type="float" office:value="0.04295" calcext:value-type="float">
            <text:p>0.04295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757])/([.B$2]*1000)" office:value-type="float" office:value="0.4238" calcext:value-type="float">
            <text:p>0.4238</text:p>
          </table:table-cell>
          <table:table-cell table:style-name="Default" table:formula="of:=(20000-[.$A757])/([.C$2]*1000)" office:value-type="float" office:value="0.2119" calcext:value-type="float">
            <text:p>0.2119</text:p>
          </table:table-cell>
          <table:table-cell table:formula="of:=(20000-[.$A757])/([.D$2]*1000)" office:value-type="float" office:value="0.08476" calcext:value-type="float">
            <text:p>0.08476</text:p>
          </table:table-cell>
          <table:table-cell table:formula="of:=(20000-[.$A757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47" calcext:value-type="float">
            <text:p>15747</text:p>
          </table:table-cell>
          <table:table-cell table:formula="of:=(20000-[.$A758])/([.B$2]*1000)" office:value-type="float" office:value="0.4253" calcext:value-type="float">
            <text:p>0.4253</text:p>
          </table:table-cell>
          <table:table-cell table:style-name="Default" table:formula="of:=(20000-[.$A758])/([.C$2]*1000)" office:value-type="float" office:value="0.21265" calcext:value-type="float">
            <text:p>0.21265</text:p>
          </table:table-cell>
          <table:table-cell table:formula="of:=(20000-[.$A758])/([.D$2]*1000)" office:value-type="float" office:value="0.08506" calcext:value-type="float">
            <text:p>0.08506</text:p>
          </table:table-cell>
          <table:table-cell table:formula="of:=(20000-[.$A758])/([.E$2]*1000)" office:value-type="float" office:value="0.04253" calcext:value-type="float">
            <text:p>0.04253</text:p>
          </table:table-cell>
        </table:table-row>
        <table:table-row table:style-name="ro1">
          <table:table-cell office:value-type="float" office:value="15657" calcext:value-type="float">
            <text:p>15657</text:p>
          </table:table-cell>
          <table:table-cell table:formula="of:=(20000-[.$A759])/([.B$2]*1000)" office:value-type="float" office:value="0.4343" calcext:value-type="float">
            <text:p>0.4343</text:p>
          </table:table-cell>
          <table:table-cell table:style-name="Default" table:formula="of:=(20000-[.$A759])/([.C$2]*1000)" office:value-type="float" office:value="0.21715" calcext:value-type="float">
            <text:p>0.21715</text:p>
          </table:table-cell>
          <table:table-cell table:formula="of:=(20000-[.$A759])/([.D$2]*1000)" office:value-type="float" office:value="0.08686" calcext:value-type="float">
            <text:p>0.08686</text:p>
          </table:table-cell>
          <table:table-cell table:formula="of:=(20000-[.$A759])/([.E$2]*1000)" office:value-type="float" office:value="0.04343" calcext:value-type="float">
            <text:p>0.04343</text:p>
          </table:table-cell>
        </table:table-row>
        <table:table-row table:style-name="ro1">
          <table:table-cell office:value-type="float" office:value="15716" calcext:value-type="float">
            <text:p>15716</text:p>
          </table:table-cell>
          <table:table-cell table:formula="of:=(20000-[.$A760])/([.B$2]*1000)" office:value-type="float" office:value="0.4284" calcext:value-type="float">
            <text:p>0.4284</text:p>
          </table:table-cell>
          <table:table-cell table:style-name="Default" table:formula="of:=(20000-[.$A760])/([.C$2]*1000)" office:value-type="float" office:value="0.2142" calcext:value-type="float">
            <text:p>0.2142</text:p>
          </table:table-cell>
          <table:table-cell table:formula="of:=(20000-[.$A760])/([.D$2]*1000)" office:value-type="float" office:value="0.08568" calcext:value-type="float">
            <text:p>0.08568</text:p>
          </table:table-cell>
          <table:table-cell table:formula="of:=(20000-[.$A760])/([.E$2]*1000)" office:value-type="float" office:value="0.04284" calcext:value-type="float">
            <text:p>0.04284</text:p>
          </table:table-cell>
        </table:table-row>
        <table:table-row table:style-name="ro1">
          <table:table-cell office:value-type="float" office:value="15644" calcext:value-type="float">
            <text:p>15644</text:p>
          </table:table-cell>
          <table:table-cell table:formula="of:=(20000-[.$A761])/([.B$2]*1000)" office:value-type="float" office:value="0.4356" calcext:value-type="float">
            <text:p>0.4356</text:p>
          </table:table-cell>
          <table:table-cell table:style-name="Default" table:formula="of:=(20000-[.$A761])/([.C$2]*1000)" office:value-type="float" office:value="0.2178" calcext:value-type="float">
            <text:p>0.2178</text:p>
          </table:table-cell>
          <table:table-cell table:formula="of:=(20000-[.$A761])/([.D$2]*1000)" office:value-type="float" office:value="0.08712" calcext:value-type="float">
            <text:p>0.08712</text:p>
          </table:table-cell>
          <table:table-cell table:formula="of:=(20000-[.$A761])/([.E$2]*1000)" office:value-type="float" office:value="0.04356" calcext:value-type="float">
            <text:p>0.04356</text:p>
          </table:table-cell>
        </table:table-row>
        <table:table-row table:style-name="ro1">
          <table:table-cell office:value-type="float" office:value="15717" calcext:value-type="float">
            <text:p>15717</text:p>
          </table:table-cell>
          <table:table-cell table:formula="of:=(20000-[.$A762])/([.B$2]*1000)" office:value-type="float" office:value="0.4283" calcext:value-type="float">
            <text:p>0.4283</text:p>
          </table:table-cell>
          <table:table-cell table:style-name="Default" table:formula="of:=(20000-[.$A762])/([.C$2]*1000)" office:value-type="float" office:value="0.21415" calcext:value-type="float">
            <text:p>0.21415</text:p>
          </table:table-cell>
          <table:table-cell table:formula="of:=(20000-[.$A762])/([.D$2]*1000)" office:value-type="float" office:value="0.08566" calcext:value-type="float">
            <text:p>0.08566</text:p>
          </table:table-cell>
          <table:table-cell table:formula="of:=(20000-[.$A762])/([.E$2]*1000)" office:value-type="float" office:value="0.04283" calcext:value-type="float">
            <text:p>0.04283</text:p>
          </table:table-cell>
        </table:table-row>
        <table:table-row table:style-name="ro1">
          <table:table-cell office:value-type="float" office:value="15759" calcext:value-type="float">
            <text:p>15759</text:p>
          </table:table-cell>
          <table:table-cell table:formula="of:=(20000-[.$A763])/([.B$2]*1000)" office:value-type="float" office:value="0.4241" calcext:value-type="float">
            <text:p>0.4241</text:p>
          </table:table-cell>
          <table:table-cell table:style-name="Default" table:formula="of:=(20000-[.$A763])/([.C$2]*1000)" office:value-type="float" office:value="0.21205" calcext:value-type="float">
            <text:p>0.21205</text:p>
          </table:table-cell>
          <table:table-cell table:formula="of:=(20000-[.$A763])/([.D$2]*1000)" office:value-type="float" office:value="0.08482" calcext:value-type="float">
            <text:p>0.08482</text:p>
          </table:table-cell>
          <table:table-cell table:formula="of:=(20000-[.$A763])/([.E$2]*1000)" office:value-type="float" office:value="0.04241" calcext:value-type="float">
            <text:p>0.04241</text:p>
          </table:table-cell>
        </table:table-row>
        <table:table-row table:style-name="ro1">
          <table:table-cell office:value-type="float" office:value="15726" calcext:value-type="float">
            <text:p>15726</text:p>
          </table:table-cell>
          <table:table-cell table:formula="of:=(20000-[.$A764])/([.B$2]*1000)" office:value-type="float" office:value="0.4274" calcext:value-type="float">
            <text:p>0.4274</text:p>
          </table:table-cell>
          <table:table-cell table:style-name="Default" table:formula="of:=(20000-[.$A764])/([.C$2]*1000)" office:value-type="float" office:value="0.2137" calcext:value-type="float">
            <text:p>0.2137</text:p>
          </table:table-cell>
          <table:table-cell table:formula="of:=(20000-[.$A764])/([.D$2]*1000)" office:value-type="float" office:value="0.08548" calcext:value-type="float">
            <text:p>0.08548</text:p>
          </table:table-cell>
          <table:table-cell table:formula="of:=(20000-[.$A764])/([.E$2]*1000)" office:value-type="float" office:value="0.04274" calcext:value-type="float">
            <text:p>0.04274</text:p>
          </table:table-cell>
        </table:table-row>
        <table:table-row table:style-name="ro1">
          <table:table-cell office:value-type="float" office:value="15727" calcext:value-type="float">
            <text:p>15727</text:p>
          </table:table-cell>
          <table:table-cell table:formula="of:=(20000-[.$A765])/([.B$2]*1000)" office:value-type="float" office:value="0.4273" calcext:value-type="float">
            <text:p>0.4273</text:p>
          </table:table-cell>
          <table:table-cell table:style-name="Default" table:formula="of:=(20000-[.$A765])/([.C$2]*1000)" office:value-type="float" office:value="0.21365" calcext:value-type="float">
            <text:p>0.21365</text:p>
          </table:table-cell>
          <table:table-cell table:formula="of:=(20000-[.$A765])/([.D$2]*1000)" office:value-type="float" office:value="0.08546" calcext:value-type="float">
            <text:p>0.08546</text:p>
          </table:table-cell>
          <table:table-cell table:formula="of:=(20000-[.$A765])/([.E$2]*1000)" office:value-type="float" office:value="0.04273" calcext:value-type="float">
            <text:p>0.04273</text:p>
          </table:table-cell>
        </table:table-row>
        <table:table-row table:style-name="ro1">
          <table:table-cell office:value-type="float" office:value="15703" calcext:value-type="float">
            <text:p>15703</text:p>
          </table:table-cell>
          <table:table-cell table:formula="of:=(20000-[.$A766])/([.B$2]*1000)" office:value-type="float" office:value="0.4297" calcext:value-type="float">
            <text:p>0.4297</text:p>
          </table:table-cell>
          <table:table-cell table:style-name="Default" table:formula="of:=(20000-[.$A766])/([.C$2]*1000)" office:value-type="float" office:value="0.21485" calcext:value-type="float">
            <text:p>0.21485</text:p>
          </table:table-cell>
          <table:table-cell table:formula="of:=(20000-[.$A766])/([.D$2]*1000)" office:value-type="float" office:value="0.08594" calcext:value-type="float">
            <text:p>0.08594</text:p>
          </table:table-cell>
          <table:table-cell table:formula="of:=(20000-[.$A766])/([.E$2]*1000)" office:value-type="float" office:value="0.04297" calcext:value-type="float">
            <text:p>0.04297</text:p>
          </table:table-cell>
        </table:table-row>
        <table:table-row table:style-name="ro1">
          <table:table-cell office:value-type="float" office:value="15681" calcext:value-type="float">
            <text:p>15681</text:p>
          </table:table-cell>
          <table:table-cell table:formula="of:=(20000-[.$A767])/([.B$2]*1000)" office:value-type="float" office:value="0.4319" calcext:value-type="float">
            <text:p>0.4319</text:p>
          </table:table-cell>
          <table:table-cell table:style-name="Default" table:formula="of:=(20000-[.$A767])/([.C$2]*1000)" office:value-type="float" office:value="0.21595" calcext:value-type="float">
            <text:p>0.21595</text:p>
          </table:table-cell>
          <table:table-cell table:formula="of:=(20000-[.$A767])/([.D$2]*1000)" office:value-type="float" office:value="0.08638" calcext:value-type="float">
            <text:p>0.08638</text:p>
          </table:table-cell>
          <table:table-cell table:formula="of:=(20000-[.$A767])/([.E$2]*1000)" office:value-type="float" office:value="0.04319" calcext:value-type="float">
            <text:p>0.04319</text:p>
          </table:table-cell>
        </table:table-row>
        <table:table-row table:style-name="ro1">
          <table:table-cell office:value-type="float" office:value="15765" calcext:value-type="float">
            <text:p>15765</text:p>
          </table:table-cell>
          <table:table-cell table:formula="of:=(20000-[.$A768])/([.B$2]*1000)" office:value-type="float" office:value="0.4235" calcext:value-type="float">
            <text:p>0.4235</text:p>
          </table:table-cell>
          <table:table-cell table:style-name="Default" table:formula="of:=(20000-[.$A768])/([.C$2]*1000)" office:value-type="float" office:value="0.21175" calcext:value-type="float">
            <text:p>0.21175</text:p>
          </table:table-cell>
          <table:table-cell table:formula="of:=(20000-[.$A768])/([.D$2]*1000)" office:value-type="float" office:value="0.0847" calcext:value-type="float">
            <text:p>0.0847</text:p>
          </table:table-cell>
          <table:table-cell table:formula="of:=(20000-[.$A768])/([.E$2]*1000)" office:value-type="float" office:value="0.04235" calcext:value-type="float">
            <text:p>0.04235</text:p>
          </table:table-cell>
        </table:table-row>
        <table:table-row table:style-name="ro1">
          <table:table-cell office:value-type="float" office:value="15756" calcext:value-type="float">
            <text:p>15756</text:p>
          </table:table-cell>
          <table:table-cell table:formula="of:=(20000-[.$A769])/([.B$2]*1000)" office:value-type="float" office:value="0.4244" calcext:value-type="float">
            <text:p>0.4244</text:p>
          </table:table-cell>
          <table:table-cell table:style-name="Default" table:formula="of:=(20000-[.$A769])/([.C$2]*1000)" office:value-type="float" office:value="0.2122" calcext:value-type="float">
            <text:p>0.2122</text:p>
          </table:table-cell>
          <table:table-cell table:formula="of:=(20000-[.$A769])/([.D$2]*1000)" office:value-type="float" office:value="0.08488" calcext:value-type="float">
            <text:p>0.08488</text:p>
          </table:table-cell>
          <table:table-cell table:formula="of:=(20000-[.$A769])/([.E$2]*1000)" office:value-type="float" office:value="0.04244" calcext:value-type="float">
            <text:p>0.04244</text:p>
          </table:table-cell>
        </table:table-row>
        <table:table-row table:style-name="ro1">
          <table:table-cell office:value-type="float" office:value="15730" calcext:value-type="float">
            <text:p>15730</text:p>
          </table:table-cell>
          <table:table-cell table:formula="of:=(20000-[.$A770])/([.B$2]*1000)" office:value-type="float" office:value="0.427" calcext:value-type="float">
            <text:p>0.427</text:p>
          </table:table-cell>
          <table:table-cell table:style-name="Default" table:formula="of:=(20000-[.$A770])/([.C$2]*1000)" office:value-type="float" office:value="0.2135" calcext:value-type="float">
            <text:p>0.2135</text:p>
          </table:table-cell>
          <table:table-cell table:formula="of:=(20000-[.$A770])/([.D$2]*1000)" office:value-type="float" office:value="0.0854" calcext:value-type="float">
            <text:p>0.0854</text:p>
          </table:table-cell>
          <table:table-cell table:formula="of:=(20000-[.$A770])/([.E$2]*1000)" office:value-type="float" office:value="0.0427" calcext:value-type="float">
            <text:p>0.0427</text:p>
          </table:table-cell>
        </table:table-row>
        <table:table-row table:style-name="ro1">
          <table:table-cell office:value-type="float" office:value="15734" calcext:value-type="float">
            <text:p>15734</text:p>
          </table:table-cell>
          <table:table-cell table:formula="of:=(20000-[.$A771])/([.B$2]*1000)" office:value-type="float" office:value="0.4266" calcext:value-type="float">
            <text:p>0.4266</text:p>
          </table:table-cell>
          <table:table-cell table:style-name="Default" table:formula="of:=(20000-[.$A771])/([.C$2]*1000)" office:value-type="float" office:value="0.2133" calcext:value-type="float">
            <text:p>0.2133</text:p>
          </table:table-cell>
          <table:table-cell table:formula="of:=(20000-[.$A771])/([.D$2]*1000)" office:value-type="float" office:value="0.08532" calcext:value-type="float">
            <text:p>0.08532</text:p>
          </table:table-cell>
          <table:table-cell table:formula="of:=(20000-[.$A771])/([.E$2]*1000)" office:value-type="float" office:value="0.04266" calcext:value-type="float">
            <text:p>0.04266</text:p>
          </table:table-cell>
        </table:table-row>
        <table:table-row table:style-name="ro1">
          <table:table-cell office:value-type="float" office:value="15759" calcext:value-type="float">
            <text:p>15759</text:p>
          </table:table-cell>
          <table:table-cell table:formula="of:=(20000-[.$A772])/([.B$2]*1000)" office:value-type="float" office:value="0.4241" calcext:value-type="float">
            <text:p>0.4241</text:p>
          </table:table-cell>
          <table:table-cell table:style-name="Default" table:formula="of:=(20000-[.$A772])/([.C$2]*1000)" office:value-type="float" office:value="0.21205" calcext:value-type="float">
            <text:p>0.21205</text:p>
          </table:table-cell>
          <table:table-cell table:formula="of:=(20000-[.$A772])/([.D$2]*1000)" office:value-type="float" office:value="0.08482" calcext:value-type="float">
            <text:p>0.08482</text:p>
          </table:table-cell>
          <table:table-cell table:formula="of:=(20000-[.$A772])/([.E$2]*1000)" office:value-type="float" office:value="0.04241" calcext:value-type="float">
            <text:p>0.04241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773])/([.B$2]*1000)" office:value-type="float" office:value="0.4238" calcext:value-type="float">
            <text:p>0.4238</text:p>
          </table:table-cell>
          <table:table-cell table:style-name="Default" table:formula="of:=(20000-[.$A773])/([.C$2]*1000)" office:value-type="float" office:value="0.2119" calcext:value-type="float">
            <text:p>0.2119</text:p>
          </table:table-cell>
          <table:table-cell table:formula="of:=(20000-[.$A773])/([.D$2]*1000)" office:value-type="float" office:value="0.08476" calcext:value-type="float">
            <text:p>0.08476</text:p>
          </table:table-cell>
          <table:table-cell table:formula="of:=(20000-[.$A773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26" calcext:value-type="float">
            <text:p>15726</text:p>
          </table:table-cell>
          <table:table-cell table:formula="of:=(20000-[.$A774])/([.B$2]*1000)" office:value-type="float" office:value="0.4274" calcext:value-type="float">
            <text:p>0.4274</text:p>
          </table:table-cell>
          <table:table-cell table:style-name="Default" table:formula="of:=(20000-[.$A774])/([.C$2]*1000)" office:value-type="float" office:value="0.2137" calcext:value-type="float">
            <text:p>0.2137</text:p>
          </table:table-cell>
          <table:table-cell table:formula="of:=(20000-[.$A774])/([.D$2]*1000)" office:value-type="float" office:value="0.08548" calcext:value-type="float">
            <text:p>0.08548</text:p>
          </table:table-cell>
          <table:table-cell table:formula="of:=(20000-[.$A774])/([.E$2]*1000)" office:value-type="float" office:value="0.04274" calcext:value-type="float">
            <text:p>0.04274</text:p>
          </table:table-cell>
        </table:table-row>
        <table:table-row table:style-name="ro1">
          <table:table-cell office:value-type="float" office:value="15708" calcext:value-type="float">
            <text:p>15708</text:p>
          </table:table-cell>
          <table:table-cell table:formula="of:=(20000-[.$A775])/([.B$2]*1000)" office:value-type="float" office:value="0.4292" calcext:value-type="float">
            <text:p>0.4292</text:p>
          </table:table-cell>
          <table:table-cell table:style-name="Default" table:formula="of:=(20000-[.$A775])/([.C$2]*1000)" office:value-type="float" office:value="0.2146" calcext:value-type="float">
            <text:p>0.2146</text:p>
          </table:table-cell>
          <table:table-cell table:formula="of:=(20000-[.$A775])/([.D$2]*1000)" office:value-type="float" office:value="0.08584" calcext:value-type="float">
            <text:p>0.08584</text:p>
          </table:table-cell>
          <table:table-cell table:formula="of:=(20000-[.$A775])/([.E$2]*1000)" office:value-type="float" office:value="0.04292" calcext:value-type="float">
            <text:p>0.04292</text:p>
          </table:table-cell>
        </table:table-row>
        <table:table-row table:style-name="ro1">
          <table:table-cell office:value-type="float" office:value="15722" calcext:value-type="float">
            <text:p>15722</text:p>
          </table:table-cell>
          <table:table-cell table:formula="of:=(20000-[.$A776])/([.B$2]*1000)" office:value-type="float" office:value="0.4278" calcext:value-type="float">
            <text:p>0.4278</text:p>
          </table:table-cell>
          <table:table-cell table:style-name="Default" table:formula="of:=(20000-[.$A776])/([.C$2]*1000)" office:value-type="float" office:value="0.2139" calcext:value-type="float">
            <text:p>0.2139</text:p>
          </table:table-cell>
          <table:table-cell table:formula="of:=(20000-[.$A776])/([.D$2]*1000)" office:value-type="float" office:value="0.08556" calcext:value-type="float">
            <text:p>0.08556</text:p>
          </table:table-cell>
          <table:table-cell table:formula="of:=(20000-[.$A776])/([.E$2]*1000)" office:value-type="float" office:value="0.04278" calcext:value-type="float">
            <text:p>0.04278</text:p>
          </table:table-cell>
        </table:table-row>
        <table:table-row table:style-name="ro1">
          <table:table-cell office:value-type="float" office:value="15737" calcext:value-type="float">
            <text:p>15737</text:p>
          </table:table-cell>
          <table:table-cell table:formula="of:=(20000-[.$A777])/([.B$2]*1000)" office:value-type="float" office:value="0.4263" calcext:value-type="float">
            <text:p>0.4263</text:p>
          </table:table-cell>
          <table:table-cell table:style-name="Default" table:formula="of:=(20000-[.$A777])/([.C$2]*1000)" office:value-type="float" office:value="0.21315" calcext:value-type="float">
            <text:p>0.21315</text:p>
          </table:table-cell>
          <table:table-cell table:formula="of:=(20000-[.$A777])/([.D$2]*1000)" office:value-type="float" office:value="0.08526" calcext:value-type="float">
            <text:p>0.08526</text:p>
          </table:table-cell>
          <table:table-cell table:formula="of:=(20000-[.$A777])/([.E$2]*1000)" office:value-type="float" office:value="0.04263" calcext:value-type="float">
            <text:p>0.04263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778])/([.B$2]*1000)" office:value-type="float" office:value="0.4237" calcext:value-type="float">
            <text:p>0.4237</text:p>
          </table:table-cell>
          <table:table-cell table:style-name="Default" table:formula="of:=(20000-[.$A778])/([.C$2]*1000)" office:value-type="float" office:value="0.21185" calcext:value-type="float">
            <text:p>0.21185</text:p>
          </table:table-cell>
          <table:table-cell table:formula="of:=(20000-[.$A778])/([.D$2]*1000)" office:value-type="float" office:value="0.08474" calcext:value-type="float">
            <text:p>0.08474</text:p>
          </table:table-cell>
          <table:table-cell table:formula="of:=(20000-[.$A778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694" calcext:value-type="float">
            <text:p>15694</text:p>
          </table:table-cell>
          <table:table-cell table:formula="of:=(20000-[.$A779])/([.B$2]*1000)" office:value-type="float" office:value="0.4306" calcext:value-type="float">
            <text:p>0.4306</text:p>
          </table:table-cell>
          <table:table-cell table:style-name="Default" table:formula="of:=(20000-[.$A779])/([.C$2]*1000)" office:value-type="float" office:value="0.2153" calcext:value-type="float">
            <text:p>0.2153</text:p>
          </table:table-cell>
          <table:table-cell table:formula="of:=(20000-[.$A779])/([.D$2]*1000)" office:value-type="float" office:value="0.08612" calcext:value-type="float">
            <text:p>0.08612</text:p>
          </table:table-cell>
          <table:table-cell table:formula="of:=(20000-[.$A779])/([.E$2]*1000)" office:value-type="float" office:value="0.04306" calcext:value-type="float">
            <text:p>0.04306</text:p>
          </table:table-cell>
        </table:table-row>
        <table:table-row table:style-name="ro1">
          <table:table-cell office:value-type="float" office:value="11758" calcext:value-type="float">
            <text:p>11758</text:p>
          </table:table-cell>
          <table:table-cell table:formula="of:=(20000-[.$A780])/([.B$2]*1000)" office:value-type="float" office:value="0.8242" calcext:value-type="float">
            <text:p>0.8242</text:p>
          </table:table-cell>
          <table:table-cell table:style-name="Default" table:formula="of:=(20000-[.$A780])/([.C$2]*1000)" office:value-type="float" office:value="0.4121" calcext:value-type="float">
            <text:p>0.4121</text:p>
          </table:table-cell>
          <table:table-cell table:formula="of:=(20000-[.$A780])/([.D$2]*1000)" office:value-type="float" office:value="0.16484" calcext:value-type="float">
            <text:p>0.16484</text:p>
          </table:table-cell>
          <table:table-cell table:formula="of:=(20000-[.$A780])/([.E$2]*1000)" office:value-type="float" office:value="0.08242" calcext:value-type="float">
            <text:p>0.08242</text:p>
          </table:table-cell>
        </table:table-row>
        <table:table-row table:style-name="ro1">
          <table:table-cell office:value-type="float" office:value="15758" calcext:value-type="float">
            <text:p>15758</text:p>
          </table:table-cell>
          <table:table-cell table:formula="of:=(20000-[.$A781])/([.B$2]*1000)" office:value-type="float" office:value="0.4242" calcext:value-type="float">
            <text:p>0.4242</text:p>
          </table:table-cell>
          <table:table-cell table:style-name="Default" table:formula="of:=(20000-[.$A781])/([.C$2]*1000)" office:value-type="float" office:value="0.2121" calcext:value-type="float">
            <text:p>0.2121</text:p>
          </table:table-cell>
          <table:table-cell table:formula="of:=(20000-[.$A781])/([.D$2]*1000)" office:value-type="float" office:value="0.08484" calcext:value-type="float">
            <text:p>0.08484</text:p>
          </table:table-cell>
          <table:table-cell table:formula="of:=(20000-[.$A781])/([.E$2]*1000)" office:value-type="float" office:value="0.04242" calcext:value-type="float">
            <text:p>0.04242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782])/([.B$2]*1000)" office:value-type="float" office:value="0.4236" calcext:value-type="float">
            <text:p>0.4236</text:p>
          </table:table-cell>
          <table:table-cell table:style-name="Default" table:formula="of:=(20000-[.$A782])/([.C$2]*1000)" office:value-type="float" office:value="0.2118" calcext:value-type="float">
            <text:p>0.2118</text:p>
          </table:table-cell>
          <table:table-cell table:formula="of:=(20000-[.$A782])/([.D$2]*1000)" office:value-type="float" office:value="0.08472" calcext:value-type="float">
            <text:p>0.08472</text:p>
          </table:table-cell>
          <table:table-cell table:formula="of:=(20000-[.$A782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34" calcext:value-type="float">
            <text:p>15734</text:p>
          </table:table-cell>
          <table:table-cell table:formula="of:=(20000-[.$A783])/([.B$2]*1000)" office:value-type="float" office:value="0.4266" calcext:value-type="float">
            <text:p>0.4266</text:p>
          </table:table-cell>
          <table:table-cell table:style-name="Default" table:formula="of:=(20000-[.$A783])/([.C$2]*1000)" office:value-type="float" office:value="0.2133" calcext:value-type="float">
            <text:p>0.2133</text:p>
          </table:table-cell>
          <table:table-cell table:formula="of:=(20000-[.$A783])/([.D$2]*1000)" office:value-type="float" office:value="0.08532" calcext:value-type="float">
            <text:p>0.08532</text:p>
          </table:table-cell>
          <table:table-cell table:formula="of:=(20000-[.$A783])/([.E$2]*1000)" office:value-type="float" office:value="0.04266" calcext:value-type="float">
            <text:p>0.04266</text:p>
          </table:table-cell>
        </table:table-row>
        <table:table-row table:style-name="ro1">
          <table:table-cell office:value-type="float" office:value="15724" calcext:value-type="float">
            <text:p>15724</text:p>
          </table:table-cell>
          <table:table-cell table:formula="of:=(20000-[.$A784])/([.B$2]*1000)" office:value-type="float" office:value="0.4276" calcext:value-type="float">
            <text:p>0.4276</text:p>
          </table:table-cell>
          <table:table-cell table:style-name="Default" table:formula="of:=(20000-[.$A784])/([.C$2]*1000)" office:value-type="float" office:value="0.2138" calcext:value-type="float">
            <text:p>0.2138</text:p>
          </table:table-cell>
          <table:table-cell table:formula="of:=(20000-[.$A784])/([.D$2]*1000)" office:value-type="float" office:value="0.08552" calcext:value-type="float">
            <text:p>0.08552</text:p>
          </table:table-cell>
          <table:table-cell table:formula="of:=(20000-[.$A784])/([.E$2]*1000)" office:value-type="float" office:value="0.04276" calcext:value-type="float">
            <text:p>0.04276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785])/([.B$2]*1000)" office:value-type="float" office:value="0.4236" calcext:value-type="float">
            <text:p>0.4236</text:p>
          </table:table-cell>
          <table:table-cell table:style-name="Default" table:formula="of:=(20000-[.$A785])/([.C$2]*1000)" office:value-type="float" office:value="0.2118" calcext:value-type="float">
            <text:p>0.2118</text:p>
          </table:table-cell>
          <table:table-cell table:formula="of:=(20000-[.$A785])/([.D$2]*1000)" office:value-type="float" office:value="0.08472" calcext:value-type="float">
            <text:p>0.08472</text:p>
          </table:table-cell>
          <table:table-cell table:formula="of:=(20000-[.$A785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20" calcext:value-type="float">
            <text:p>15720</text:p>
          </table:table-cell>
          <table:table-cell table:formula="of:=(20000-[.$A786])/([.B$2]*1000)" office:value-type="float" office:value="0.428" calcext:value-type="float">
            <text:p>0.428</text:p>
          </table:table-cell>
          <table:table-cell table:style-name="Default" table:formula="of:=(20000-[.$A786])/([.C$2]*1000)" office:value-type="float" office:value="0.214" calcext:value-type="float">
            <text:p>0.214</text:p>
          </table:table-cell>
          <table:table-cell table:formula="of:=(20000-[.$A786])/([.D$2]*1000)" office:value-type="float" office:value="0.0856" calcext:value-type="float">
            <text:p>0.0856</text:p>
          </table:table-cell>
          <table:table-cell table:formula="of:=(20000-[.$A786])/([.E$2]*1000)"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15754" calcext:value-type="float">
            <text:p>15754</text:p>
          </table:table-cell>
          <table:table-cell table:formula="of:=(20000-[.$A787])/([.B$2]*1000)" office:value-type="float" office:value="0.4246" calcext:value-type="float">
            <text:p>0.4246</text:p>
          </table:table-cell>
          <table:table-cell table:style-name="Default" table:formula="of:=(20000-[.$A787])/([.C$2]*1000)" office:value-type="float" office:value="0.2123" calcext:value-type="float">
            <text:p>0.2123</text:p>
          </table:table-cell>
          <table:table-cell table:formula="of:=(20000-[.$A787])/([.D$2]*1000)" office:value-type="float" office:value="0.08492" calcext:value-type="float">
            <text:p>0.08492</text:p>
          </table:table-cell>
          <table:table-cell table:formula="of:=(20000-[.$A787])/([.E$2]*1000)" office:value-type="float" office:value="0.04246" calcext:value-type="float">
            <text:p>0.04246</text:p>
          </table:table-cell>
        </table:table-row>
        <table:table-row table:style-name="ro1">
          <table:table-cell office:value-type="float" office:value="15716" calcext:value-type="float">
            <text:p>15716</text:p>
          </table:table-cell>
          <table:table-cell table:formula="of:=(20000-[.$A788])/([.B$2]*1000)" office:value-type="float" office:value="0.4284" calcext:value-type="float">
            <text:p>0.4284</text:p>
          </table:table-cell>
          <table:table-cell table:style-name="Default" table:formula="of:=(20000-[.$A788])/([.C$2]*1000)" office:value-type="float" office:value="0.2142" calcext:value-type="float">
            <text:p>0.2142</text:p>
          </table:table-cell>
          <table:table-cell table:formula="of:=(20000-[.$A788])/([.D$2]*1000)" office:value-type="float" office:value="0.08568" calcext:value-type="float">
            <text:p>0.08568</text:p>
          </table:table-cell>
          <table:table-cell table:formula="of:=(20000-[.$A788])/([.E$2]*1000)" office:value-type="float" office:value="0.04284" calcext:value-type="float">
            <text:p>0.04284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789])/([.B$2]*1000)" office:value-type="float" office:value="0.4239" calcext:value-type="float">
            <text:p>0.4239</text:p>
          </table:table-cell>
          <table:table-cell table:style-name="Default" table:formula="of:=(20000-[.$A789])/([.C$2]*1000)" office:value-type="float" office:value="0.21195" calcext:value-type="float">
            <text:p>0.21195</text:p>
          </table:table-cell>
          <table:table-cell table:formula="of:=(20000-[.$A789])/([.D$2]*1000)" office:value-type="float" office:value="0.08478" calcext:value-type="float">
            <text:p>0.08478</text:p>
          </table:table-cell>
          <table:table-cell table:formula="of:=(20000-[.$A789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25" calcext:value-type="float">
            <text:p>15725</text:p>
          </table:table-cell>
          <table:table-cell table:formula="of:=(20000-[.$A790])/([.B$2]*1000)" office:value-type="float" office:value="0.4275" calcext:value-type="float">
            <text:p>0.4275</text:p>
          </table:table-cell>
          <table:table-cell table:style-name="Default" table:formula="of:=(20000-[.$A790])/([.C$2]*1000)" office:value-type="float" office:value="0.21375" calcext:value-type="float">
            <text:p>0.21375</text:p>
          </table:table-cell>
          <table:table-cell table:formula="of:=(20000-[.$A790])/([.D$2]*1000)" office:value-type="float" office:value="0.0855" calcext:value-type="float">
            <text:p>0.0855</text:p>
          </table:table-cell>
          <table:table-cell table:formula="of:=(20000-[.$A790])/([.E$2]*1000)" office:value-type="float" office:value="0.04275" calcext:value-type="float">
            <text:p>0.04275</text:p>
          </table:table-cell>
        </table:table-row>
        <table:table-row table:style-name="ro1">
          <table:table-cell office:value-type="float" office:value="15706" calcext:value-type="float">
            <text:p>15706</text:p>
          </table:table-cell>
          <table:table-cell table:formula="of:=(20000-[.$A791])/([.B$2]*1000)" office:value-type="float" office:value="0.4294" calcext:value-type="float">
            <text:p>0.4294</text:p>
          </table:table-cell>
          <table:table-cell table:style-name="Default" table:formula="of:=(20000-[.$A791])/([.C$2]*1000)" office:value-type="float" office:value="0.2147" calcext:value-type="float">
            <text:p>0.2147</text:p>
          </table:table-cell>
          <table:table-cell table:formula="of:=(20000-[.$A791])/([.D$2]*1000)" office:value-type="float" office:value="0.08588" calcext:value-type="float">
            <text:p>0.08588</text:p>
          </table:table-cell>
          <table:table-cell table:formula="of:=(20000-[.$A791])/([.E$2]*1000)" office:value-type="float" office:value="0.04294" calcext:value-type="float">
            <text:p>0.04294</text:p>
          </table:table-cell>
        </table:table-row>
        <table:table-row table:style-name="ro1">
          <table:table-cell office:value-type="float" office:value="15715" calcext:value-type="float">
            <text:p>15715</text:p>
          </table:table-cell>
          <table:table-cell table:formula="of:=(20000-[.$A792])/([.B$2]*1000)" office:value-type="float" office:value="0.4285" calcext:value-type="float">
            <text:p>0.4285</text:p>
          </table:table-cell>
          <table:table-cell table:style-name="Default" table:formula="of:=(20000-[.$A792])/([.C$2]*1000)" office:value-type="float" office:value="0.21425" calcext:value-type="float">
            <text:p>0.21425</text:p>
          </table:table-cell>
          <table:table-cell table:formula="of:=(20000-[.$A792])/([.D$2]*1000)" office:value-type="float" office:value="0.0857" calcext:value-type="float">
            <text:p>0.0857</text:p>
          </table:table-cell>
          <table:table-cell table:formula="of:=(20000-[.$A792])/([.E$2]*1000)" office:value-type="float" office:value="0.04285" calcext:value-type="float">
            <text:p>0.04285</text:p>
          </table:table-cell>
        </table:table-row>
        <table:table-row table:style-name="ro1">
          <table:table-cell office:value-type="float" office:value="15664" calcext:value-type="float">
            <text:p>15664</text:p>
          </table:table-cell>
          <table:table-cell table:formula="of:=(20000-[.$A793])/([.B$2]*1000)" office:value-type="float" office:value="0.4336" calcext:value-type="float">
            <text:p>0.4336</text:p>
          </table:table-cell>
          <table:table-cell table:style-name="Default" table:formula="of:=(20000-[.$A793])/([.C$2]*1000)" office:value-type="float" office:value="0.2168" calcext:value-type="float">
            <text:p>0.2168</text:p>
          </table:table-cell>
          <table:table-cell table:formula="of:=(20000-[.$A793])/([.D$2]*1000)" office:value-type="float" office:value="0.08672" calcext:value-type="float">
            <text:p>0.08672</text:p>
          </table:table-cell>
          <table:table-cell table:formula="of:=(20000-[.$A793])/([.E$2]*1000)" office:value-type="float" office:value="0.04336" calcext:value-type="float">
            <text:p>0.04336</text:p>
          </table:table-cell>
        </table:table-row>
        <table:table-row table:style-name="ro1">
          <table:table-cell office:value-type="float" office:value="15670" calcext:value-type="float">
            <text:p>15670</text:p>
          </table:table-cell>
          <table:table-cell table:formula="of:=(20000-[.$A794])/([.B$2]*1000)" office:value-type="float" office:value="0.433" calcext:value-type="float">
            <text:p>0.433</text:p>
          </table:table-cell>
          <table:table-cell table:style-name="Default" table:formula="of:=(20000-[.$A794])/([.C$2]*1000)" office:value-type="float" office:value="0.2165" calcext:value-type="float">
            <text:p>0.2165</text:p>
          </table:table-cell>
          <table:table-cell table:formula="of:=(20000-[.$A794])/([.D$2]*1000)" office:value-type="float" office:value="0.0866" calcext:value-type="float">
            <text:p>0.0866</text:p>
          </table:table-cell>
          <table:table-cell table:formula="of:=(20000-[.$A794])/([.E$2]*1000)" office:value-type="float" office:value="0.0433" calcext:value-type="float">
            <text:p>0.0433</text:p>
          </table:table-cell>
        </table:table-row>
        <table:table-row table:style-name="ro1">
          <table:table-cell office:value-type="float" office:value="15754" calcext:value-type="float">
            <text:p>15754</text:p>
          </table:table-cell>
          <table:table-cell table:formula="of:=(20000-[.$A795])/([.B$2]*1000)" office:value-type="float" office:value="0.4246" calcext:value-type="float">
            <text:p>0.4246</text:p>
          </table:table-cell>
          <table:table-cell table:style-name="Default" table:formula="of:=(20000-[.$A795])/([.C$2]*1000)" office:value-type="float" office:value="0.2123" calcext:value-type="float">
            <text:p>0.2123</text:p>
          </table:table-cell>
          <table:table-cell table:formula="of:=(20000-[.$A795])/([.D$2]*1000)" office:value-type="float" office:value="0.08492" calcext:value-type="float">
            <text:p>0.08492</text:p>
          </table:table-cell>
          <table:table-cell table:formula="of:=(20000-[.$A795])/([.E$2]*1000)" office:value-type="float" office:value="0.04246" calcext:value-type="float">
            <text:p>0.04246</text:p>
          </table:table-cell>
        </table:table-row>
        <table:table-row table:style-name="ro1">
          <table:table-cell office:value-type="float" office:value="15719" calcext:value-type="float">
            <text:p>15719</text:p>
          </table:table-cell>
          <table:table-cell table:formula="of:=(20000-[.$A796])/([.B$2]*1000)" office:value-type="float" office:value="0.4281" calcext:value-type="float">
            <text:p>0.4281</text:p>
          </table:table-cell>
          <table:table-cell table:style-name="Default" table:formula="of:=(20000-[.$A796])/([.C$2]*1000)" office:value-type="float" office:value="0.21405" calcext:value-type="float">
            <text:p>0.21405</text:p>
          </table:table-cell>
          <table:table-cell table:formula="of:=(20000-[.$A796])/([.D$2]*1000)" office:value-type="float" office:value="0.08562" calcext:value-type="float">
            <text:p>0.08562</text:p>
          </table:table-cell>
          <table:table-cell table:formula="of:=(20000-[.$A796])/([.E$2]*1000)" office:value-type="float" office:value="0.04281" calcext:value-type="float">
            <text:p>0.04281</text:p>
          </table:table-cell>
        </table:table-row>
        <table:table-row table:style-name="ro1">
          <table:table-cell office:value-type="float" office:value="15736" calcext:value-type="float">
            <text:p>15736</text:p>
          </table:table-cell>
          <table:table-cell table:formula="of:=(20000-[.$A797])/([.B$2]*1000)" office:value-type="float" office:value="0.4264" calcext:value-type="float">
            <text:p>0.4264</text:p>
          </table:table-cell>
          <table:table-cell table:style-name="Default" table:formula="of:=(20000-[.$A797])/([.C$2]*1000)" office:value-type="float" office:value="0.2132" calcext:value-type="float">
            <text:p>0.2132</text:p>
          </table:table-cell>
          <table:table-cell table:formula="of:=(20000-[.$A797])/([.D$2]*1000)" office:value-type="float" office:value="0.08528" calcext:value-type="float">
            <text:p>0.08528</text:p>
          </table:table-cell>
          <table:table-cell table:formula="of:=(20000-[.$A797])/([.E$2]*1000)" office:value-type="float" office:value="0.04264" calcext:value-type="float">
            <text:p>0.04264</text:p>
          </table:table-cell>
        </table:table-row>
        <table:table-row table:style-name="ro1">
          <table:table-cell office:value-type="float" office:value="15752" calcext:value-type="float">
            <text:p>15752</text:p>
          </table:table-cell>
          <table:table-cell table:formula="of:=(20000-[.$A798])/([.B$2]*1000)" office:value-type="float" office:value="0.4248" calcext:value-type="float">
            <text:p>0.4248</text:p>
          </table:table-cell>
          <table:table-cell table:style-name="Default" table:formula="of:=(20000-[.$A798])/([.C$2]*1000)" office:value-type="float" office:value="0.2124" calcext:value-type="float">
            <text:p>0.2124</text:p>
          </table:table-cell>
          <table:table-cell table:formula="of:=(20000-[.$A798])/([.D$2]*1000)" office:value-type="float" office:value="0.08496" calcext:value-type="float">
            <text:p>0.08496</text:p>
          </table:table-cell>
          <table:table-cell table:formula="of:=(20000-[.$A798])/([.E$2]*1000)" office:value-type="float" office:value="0.04248" calcext:value-type="float">
            <text:p>0.04248</text:p>
          </table:table-cell>
        </table:table-row>
        <table:table-row table:style-name="ro1">
          <table:table-cell office:value-type="float" office:value="15716" calcext:value-type="float">
            <text:p>15716</text:p>
          </table:table-cell>
          <table:table-cell table:formula="of:=(20000-[.$A799])/([.B$2]*1000)" office:value-type="float" office:value="0.4284" calcext:value-type="float">
            <text:p>0.4284</text:p>
          </table:table-cell>
          <table:table-cell table:style-name="Default" table:formula="of:=(20000-[.$A799])/([.C$2]*1000)" office:value-type="float" office:value="0.2142" calcext:value-type="float">
            <text:p>0.2142</text:p>
          </table:table-cell>
          <table:table-cell table:formula="of:=(20000-[.$A799])/([.D$2]*1000)" office:value-type="float" office:value="0.08568" calcext:value-type="float">
            <text:p>0.08568</text:p>
          </table:table-cell>
          <table:table-cell table:formula="of:=(20000-[.$A799])/([.E$2]*1000)" office:value-type="float" office:value="0.04284" calcext:value-type="float">
            <text:p>0.04284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800])/([.B$2]*1000)" office:value-type="float" office:value="0.4236" calcext:value-type="float">
            <text:p>0.4236</text:p>
          </table:table-cell>
          <table:table-cell table:style-name="Default" table:formula="of:=(20000-[.$A800])/([.C$2]*1000)" office:value-type="float" office:value="0.2118" calcext:value-type="float">
            <text:p>0.2118</text:p>
          </table:table-cell>
          <table:table-cell table:formula="of:=(20000-[.$A800])/([.D$2]*1000)" office:value-type="float" office:value="0.08472" calcext:value-type="float">
            <text:p>0.08472</text:p>
          </table:table-cell>
          <table:table-cell table:formula="of:=(20000-[.$A800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59" calcext:value-type="float">
            <text:p>15759</text:p>
          </table:table-cell>
          <table:table-cell table:formula="of:=(20000-[.$A801])/([.B$2]*1000)" office:value-type="float" office:value="0.4241" calcext:value-type="float">
            <text:p>0.4241</text:p>
          </table:table-cell>
          <table:table-cell table:style-name="Default" table:formula="of:=(20000-[.$A801])/([.C$2]*1000)" office:value-type="float" office:value="0.21205" calcext:value-type="float">
            <text:p>0.21205</text:p>
          </table:table-cell>
          <table:table-cell table:formula="of:=(20000-[.$A801])/([.D$2]*1000)" office:value-type="float" office:value="0.08482" calcext:value-type="float">
            <text:p>0.08482</text:p>
          </table:table-cell>
          <table:table-cell table:formula="of:=(20000-[.$A801])/([.E$2]*1000)" office:value-type="float" office:value="0.04241" calcext:value-type="float">
            <text:p>0.04241</text:p>
          </table:table-cell>
        </table:table-row>
        <table:table-row table:style-name="ro1">
          <table:table-cell office:value-type="float" office:value="15722" calcext:value-type="float">
            <text:p>15722</text:p>
          </table:table-cell>
          <table:table-cell table:formula="of:=(20000-[.$A802])/([.B$2]*1000)" office:value-type="float" office:value="0.4278" calcext:value-type="float">
            <text:p>0.4278</text:p>
          </table:table-cell>
          <table:table-cell table:style-name="Default" table:formula="of:=(20000-[.$A802])/([.C$2]*1000)" office:value-type="float" office:value="0.2139" calcext:value-type="float">
            <text:p>0.2139</text:p>
          </table:table-cell>
          <table:table-cell table:formula="of:=(20000-[.$A802])/([.D$2]*1000)" office:value-type="float" office:value="0.08556" calcext:value-type="float">
            <text:p>0.08556</text:p>
          </table:table-cell>
          <table:table-cell table:formula="of:=(20000-[.$A802])/([.E$2]*1000)" office:value-type="float" office:value="0.04278" calcext:value-type="float">
            <text:p>0.04278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803])/([.B$2]*1000)" office:value-type="float" office:value="0.4237" calcext:value-type="float">
            <text:p>0.4237</text:p>
          </table:table-cell>
          <table:table-cell table:style-name="Default" table:formula="of:=(20000-[.$A803])/([.C$2]*1000)" office:value-type="float" office:value="0.21185" calcext:value-type="float">
            <text:p>0.21185</text:p>
          </table:table-cell>
          <table:table-cell table:formula="of:=(20000-[.$A803])/([.D$2]*1000)" office:value-type="float" office:value="0.08474" calcext:value-type="float">
            <text:p>0.08474</text:p>
          </table:table-cell>
          <table:table-cell table:formula="of:=(20000-[.$A803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46" calcext:value-type="float">
            <text:p>15746</text:p>
          </table:table-cell>
          <table:table-cell table:formula="of:=(20000-[.$A804])/([.B$2]*1000)" office:value-type="float" office:value="0.4254" calcext:value-type="float">
            <text:p>0.4254</text:p>
          </table:table-cell>
          <table:table-cell table:style-name="Default" table:formula="of:=(20000-[.$A804])/([.C$2]*1000)" office:value-type="float" office:value="0.2127" calcext:value-type="float">
            <text:p>0.2127</text:p>
          </table:table-cell>
          <table:table-cell table:formula="of:=(20000-[.$A804])/([.D$2]*1000)" office:value-type="float" office:value="0.08508" calcext:value-type="float">
            <text:p>0.08508</text:p>
          </table:table-cell>
          <table:table-cell table:formula="of:=(20000-[.$A804])/([.E$2]*1000)" office:value-type="float" office:value="0.04254" calcext:value-type="float">
            <text:p>0.04254</text:p>
          </table:table-cell>
        </table:table-row>
        <table:table-row table:style-name="ro1">
          <table:table-cell office:value-type="float" office:value="15765" calcext:value-type="float">
            <text:p>15765</text:p>
          </table:table-cell>
          <table:table-cell table:formula="of:=(20000-[.$A805])/([.B$2]*1000)" office:value-type="float" office:value="0.4235" calcext:value-type="float">
            <text:p>0.4235</text:p>
          </table:table-cell>
          <table:table-cell table:style-name="Default" table:formula="of:=(20000-[.$A805])/([.C$2]*1000)" office:value-type="float" office:value="0.21175" calcext:value-type="float">
            <text:p>0.21175</text:p>
          </table:table-cell>
          <table:table-cell table:formula="of:=(20000-[.$A805])/([.D$2]*1000)" office:value-type="float" office:value="0.0847" calcext:value-type="float">
            <text:p>0.0847</text:p>
          </table:table-cell>
          <table:table-cell table:formula="of:=(20000-[.$A805])/([.E$2]*1000)" office:value-type="float" office:value="0.04235" calcext:value-type="float">
            <text:p>0.04235</text:p>
          </table:table-cell>
        </table:table-row>
        <table:table-row table:style-name="ro1">
          <table:table-cell office:value-type="float" office:value="15744" calcext:value-type="float">
            <text:p>15744</text:p>
          </table:table-cell>
          <table:table-cell table:formula="of:=(20000-[.$A806])/([.B$2]*1000)" office:value-type="float" office:value="0.4256" calcext:value-type="float">
            <text:p>0.4256</text:p>
          </table:table-cell>
          <table:table-cell table:style-name="Default" table:formula="of:=(20000-[.$A806])/([.C$2]*1000)" office:value-type="float" office:value="0.2128" calcext:value-type="float">
            <text:p>0.2128</text:p>
          </table:table-cell>
          <table:table-cell table:formula="of:=(20000-[.$A806])/([.D$2]*1000)" office:value-type="float" office:value="0.08512" calcext:value-type="float">
            <text:p>0.08512</text:p>
          </table:table-cell>
          <table:table-cell table:formula="of:=(20000-[.$A806])/([.E$2]*1000)" office:value-type="float" office:value="0.04256" calcext:value-type="float">
            <text:p>0.04256</text:p>
          </table:table-cell>
        </table:table-row>
        <table:table-row table:style-name="ro1">
          <table:table-cell office:value-type="float" office:value="15696" calcext:value-type="float">
            <text:p>15696</text:p>
          </table:table-cell>
          <table:table-cell table:formula="of:=(20000-[.$A807])/([.B$2]*1000)" office:value-type="float" office:value="0.4304" calcext:value-type="float">
            <text:p>0.4304</text:p>
          </table:table-cell>
          <table:table-cell table:style-name="Default" table:formula="of:=(20000-[.$A807])/([.C$2]*1000)" office:value-type="float" office:value="0.2152" calcext:value-type="float">
            <text:p>0.2152</text:p>
          </table:table-cell>
          <table:table-cell table:formula="of:=(20000-[.$A807])/([.D$2]*1000)" office:value-type="float" office:value="0.08608" calcext:value-type="float">
            <text:p>0.08608</text:p>
          </table:table-cell>
          <table:table-cell table:formula="of:=(20000-[.$A807])/([.E$2]*1000)" office:value-type="float" office:value="0.04304" calcext:value-type="float">
            <text:p>0.04304</text:p>
          </table:table-cell>
        </table:table-row>
        <table:table-row table:style-name="ro1">
          <table:table-cell office:value-type="float" office:value="15702" calcext:value-type="float">
            <text:p>15702</text:p>
          </table:table-cell>
          <table:table-cell table:formula="of:=(20000-[.$A808])/([.B$2]*1000)" office:value-type="float" office:value="0.4298" calcext:value-type="float">
            <text:p>0.4298</text:p>
          </table:table-cell>
          <table:table-cell table:style-name="Default" table:formula="of:=(20000-[.$A808])/([.C$2]*1000)" office:value-type="float" office:value="0.2149" calcext:value-type="float">
            <text:p>0.2149</text:p>
          </table:table-cell>
          <table:table-cell table:formula="of:=(20000-[.$A808])/([.D$2]*1000)" office:value-type="float" office:value="0.08596" calcext:value-type="float">
            <text:p>0.08596</text:p>
          </table:table-cell>
          <table:table-cell table:formula="of:=(20000-[.$A808])/([.E$2]*1000)" office:value-type="float" office:value="0.04298" calcext:value-type="float">
            <text:p>0.04298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809])/([.B$2]*1000)" office:value-type="float" office:value="0.424" calcext:value-type="float">
            <text:p>0.424</text:p>
          </table:table-cell>
          <table:table-cell table:style-name="Default" table:formula="of:=(20000-[.$A809])/([.C$2]*1000)" office:value-type="float" office:value="0.212" calcext:value-type="float">
            <text:p>0.212</text:p>
          </table:table-cell>
          <table:table-cell table:formula="of:=(20000-[.$A809])/([.D$2]*1000)" office:value-type="float" office:value="0.0848" calcext:value-type="float">
            <text:p>0.0848</text:p>
          </table:table-cell>
          <table:table-cell table:formula="of:=(20000-[.$A809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810])/([.B$2]*1000)" office:value-type="float" office:value="0.4239" calcext:value-type="float">
            <text:p>0.4239</text:p>
          </table:table-cell>
          <table:table-cell table:style-name="Default" table:formula="of:=(20000-[.$A810])/([.C$2]*1000)" office:value-type="float" office:value="0.21195" calcext:value-type="float">
            <text:p>0.21195</text:p>
          </table:table-cell>
          <table:table-cell table:formula="of:=(20000-[.$A810])/([.D$2]*1000)" office:value-type="float" office:value="0.08478" calcext:value-type="float">
            <text:p>0.08478</text:p>
          </table:table-cell>
          <table:table-cell table:formula="of:=(20000-[.$A810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689" calcext:value-type="float">
            <text:p>15689</text:p>
          </table:table-cell>
          <table:table-cell table:formula="of:=(20000-[.$A811])/([.B$2]*1000)" office:value-type="float" office:value="0.4311" calcext:value-type="float">
            <text:p>0.4311</text:p>
          </table:table-cell>
          <table:table-cell table:style-name="Default" table:formula="of:=(20000-[.$A811])/([.C$2]*1000)" office:value-type="float" office:value="0.21555" calcext:value-type="float">
            <text:p>0.21555</text:p>
          </table:table-cell>
          <table:table-cell table:formula="of:=(20000-[.$A811])/([.D$2]*1000)" office:value-type="float" office:value="0.08622" calcext:value-type="float">
            <text:p>0.08622</text:p>
          </table:table-cell>
          <table:table-cell table:formula="of:=(20000-[.$A811])/([.E$2]*1000)" office:value-type="float" office:value="0.04311" calcext:value-type="float">
            <text:p>0.04311</text:p>
          </table:table-cell>
        </table:table-row>
        <table:table-row table:style-name="ro1">
          <table:table-cell office:value-type="float" office:value="15715" calcext:value-type="float">
            <text:p>15715</text:p>
          </table:table-cell>
          <table:table-cell table:formula="of:=(20000-[.$A812])/([.B$2]*1000)" office:value-type="float" office:value="0.4285" calcext:value-type="float">
            <text:p>0.4285</text:p>
          </table:table-cell>
          <table:table-cell table:style-name="Default" table:formula="of:=(20000-[.$A812])/([.C$2]*1000)" office:value-type="float" office:value="0.21425" calcext:value-type="float">
            <text:p>0.21425</text:p>
          </table:table-cell>
          <table:table-cell table:formula="of:=(20000-[.$A812])/([.D$2]*1000)" office:value-type="float" office:value="0.0857" calcext:value-type="float">
            <text:p>0.0857</text:p>
          </table:table-cell>
          <table:table-cell table:formula="of:=(20000-[.$A812])/([.E$2]*1000)" office:value-type="float" office:value="0.04285" calcext:value-type="float">
            <text:p>0.04285</text:p>
          </table:table-cell>
        </table:table-row>
        <table:table-row table:style-name="ro1">
          <table:table-cell office:value-type="float" office:value="15721" calcext:value-type="float">
            <text:p>15721</text:p>
          </table:table-cell>
          <table:table-cell table:formula="of:=(20000-[.$A813])/([.B$2]*1000)" office:value-type="float" office:value="0.4279" calcext:value-type="float">
            <text:p>0.4279</text:p>
          </table:table-cell>
          <table:table-cell table:style-name="Default" table:formula="of:=(20000-[.$A813])/([.C$2]*1000)" office:value-type="float" office:value="0.21395" calcext:value-type="float">
            <text:p>0.21395</text:p>
          </table:table-cell>
          <table:table-cell table:formula="of:=(20000-[.$A813])/([.D$2]*1000)" office:value-type="float" office:value="0.08558" calcext:value-type="float">
            <text:p>0.08558</text:p>
          </table:table-cell>
          <table:table-cell table:formula="of:=(20000-[.$A813])/([.E$2]*1000)" office:value-type="float" office:value="0.04279" calcext:value-type="float">
            <text:p>0.04279</text:p>
          </table:table-cell>
        </table:table-row>
        <table:table-row table:style-name="ro1">
          <table:table-cell office:value-type="float" office:value="15726" calcext:value-type="float">
            <text:p>15726</text:p>
          </table:table-cell>
          <table:table-cell table:formula="of:=(20000-[.$A814])/([.B$2]*1000)" office:value-type="float" office:value="0.4274" calcext:value-type="float">
            <text:p>0.4274</text:p>
          </table:table-cell>
          <table:table-cell table:style-name="Default" table:formula="of:=(20000-[.$A814])/([.C$2]*1000)" office:value-type="float" office:value="0.2137" calcext:value-type="float">
            <text:p>0.2137</text:p>
          </table:table-cell>
          <table:table-cell table:formula="of:=(20000-[.$A814])/([.D$2]*1000)" office:value-type="float" office:value="0.08548" calcext:value-type="float">
            <text:p>0.08548</text:p>
          </table:table-cell>
          <table:table-cell table:formula="of:=(20000-[.$A814])/([.E$2]*1000)" office:value-type="float" office:value="0.04274" calcext:value-type="float">
            <text:p>0.04274</text:p>
          </table:table-cell>
        </table:table-row>
        <table:table-row table:style-name="ro1">
          <table:table-cell office:value-type="float" office:value="15755" calcext:value-type="float">
            <text:p>15755</text:p>
          </table:table-cell>
          <table:table-cell table:formula="of:=(20000-[.$A815])/([.B$2]*1000)" office:value-type="float" office:value="0.4245" calcext:value-type="float">
            <text:p>0.4245</text:p>
          </table:table-cell>
          <table:table-cell table:style-name="Default" table:formula="of:=(20000-[.$A815])/([.C$2]*1000)" office:value-type="float" office:value="0.21225" calcext:value-type="float">
            <text:p>0.21225</text:p>
          </table:table-cell>
          <table:table-cell table:formula="of:=(20000-[.$A815])/([.D$2]*1000)" office:value-type="float" office:value="0.0849" calcext:value-type="float">
            <text:p>0.0849</text:p>
          </table:table-cell>
          <table:table-cell table:formula="of:=(20000-[.$A815])/([.E$2]*1000)" office:value-type="float" office:value="0.04245" calcext:value-type="float">
            <text:p>0.04245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816])/([.B$2]*1000)" office:value-type="float" office:value="0.4236" calcext:value-type="float">
            <text:p>0.4236</text:p>
          </table:table-cell>
          <table:table-cell table:style-name="Default" table:formula="of:=(20000-[.$A816])/([.C$2]*1000)" office:value-type="float" office:value="0.2118" calcext:value-type="float">
            <text:p>0.2118</text:p>
          </table:table-cell>
          <table:table-cell table:formula="of:=(20000-[.$A816])/([.D$2]*1000)" office:value-type="float" office:value="0.08472" calcext:value-type="float">
            <text:p>0.08472</text:p>
          </table:table-cell>
          <table:table-cell table:formula="of:=(20000-[.$A816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47" calcext:value-type="float">
            <text:p>15747</text:p>
          </table:table-cell>
          <table:table-cell table:formula="of:=(20000-[.$A817])/([.B$2]*1000)" office:value-type="float" office:value="0.4253" calcext:value-type="float">
            <text:p>0.4253</text:p>
          </table:table-cell>
          <table:table-cell table:style-name="Default" table:formula="of:=(20000-[.$A817])/([.C$2]*1000)" office:value-type="float" office:value="0.21265" calcext:value-type="float">
            <text:p>0.21265</text:p>
          </table:table-cell>
          <table:table-cell table:formula="of:=(20000-[.$A817])/([.D$2]*1000)" office:value-type="float" office:value="0.08506" calcext:value-type="float">
            <text:p>0.08506</text:p>
          </table:table-cell>
          <table:table-cell table:formula="of:=(20000-[.$A817])/([.E$2]*1000)" office:value-type="float" office:value="0.04253" calcext:value-type="float">
            <text:p>0.04253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818])/([.B$2]*1000)" office:value-type="float" office:value="0.4239" calcext:value-type="float">
            <text:p>0.4239</text:p>
          </table:table-cell>
          <table:table-cell table:style-name="Default" table:formula="of:=(20000-[.$A818])/([.C$2]*1000)" office:value-type="float" office:value="0.21195" calcext:value-type="float">
            <text:p>0.21195</text:p>
          </table:table-cell>
          <table:table-cell table:formula="of:=(20000-[.$A818])/([.D$2]*1000)" office:value-type="float" office:value="0.08478" calcext:value-type="float">
            <text:p>0.08478</text:p>
          </table:table-cell>
          <table:table-cell table:formula="of:=(20000-[.$A818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21" calcext:value-type="float">
            <text:p>15721</text:p>
          </table:table-cell>
          <table:table-cell table:formula="of:=(20000-[.$A819])/([.B$2]*1000)" office:value-type="float" office:value="0.4279" calcext:value-type="float">
            <text:p>0.4279</text:p>
          </table:table-cell>
          <table:table-cell table:style-name="Default" table:formula="of:=(20000-[.$A819])/([.C$2]*1000)" office:value-type="float" office:value="0.21395" calcext:value-type="float">
            <text:p>0.21395</text:p>
          </table:table-cell>
          <table:table-cell table:formula="of:=(20000-[.$A819])/([.D$2]*1000)" office:value-type="float" office:value="0.08558" calcext:value-type="float">
            <text:p>0.08558</text:p>
          </table:table-cell>
          <table:table-cell table:formula="of:=(20000-[.$A819])/([.E$2]*1000)" office:value-type="float" office:value="0.04279" calcext:value-type="float">
            <text:p>0.04279</text:p>
          </table:table-cell>
        </table:table-row>
        <table:table-row table:style-name="ro1">
          <table:table-cell office:value-type="float" office:value="15718" calcext:value-type="float">
            <text:p>15718</text:p>
          </table:table-cell>
          <table:table-cell table:formula="of:=(20000-[.$A820])/([.B$2]*1000)" office:value-type="float" office:value="0.4282" calcext:value-type="float">
            <text:p>0.4282</text:p>
          </table:table-cell>
          <table:table-cell table:style-name="Default" table:formula="of:=(20000-[.$A820])/([.C$2]*1000)" office:value-type="float" office:value="0.2141" calcext:value-type="float">
            <text:p>0.2141</text:p>
          </table:table-cell>
          <table:table-cell table:formula="of:=(20000-[.$A820])/([.D$2]*1000)" office:value-type="float" office:value="0.08564" calcext:value-type="float">
            <text:p>0.08564</text:p>
          </table:table-cell>
          <table:table-cell table:formula="of:=(20000-[.$A820])/([.E$2]*1000)" office:value-type="float" office:value="0.04282" calcext:value-type="float">
            <text:p>0.04282</text:p>
          </table:table-cell>
        </table:table-row>
        <table:table-row table:style-name="ro1">
          <table:table-cell office:value-type="float" office:value="15756" calcext:value-type="float">
            <text:p>15756</text:p>
          </table:table-cell>
          <table:table-cell table:formula="of:=(20000-[.$A821])/([.B$2]*1000)" office:value-type="float" office:value="0.4244" calcext:value-type="float">
            <text:p>0.4244</text:p>
          </table:table-cell>
          <table:table-cell table:style-name="Default" table:formula="of:=(20000-[.$A821])/([.C$2]*1000)" office:value-type="float" office:value="0.2122" calcext:value-type="float">
            <text:p>0.2122</text:p>
          </table:table-cell>
          <table:table-cell table:formula="of:=(20000-[.$A821])/([.D$2]*1000)" office:value-type="float" office:value="0.08488" calcext:value-type="float">
            <text:p>0.08488</text:p>
          </table:table-cell>
          <table:table-cell table:formula="of:=(20000-[.$A821])/([.E$2]*1000)" office:value-type="float" office:value="0.04244" calcext:value-type="float">
            <text:p>0.04244</text:p>
          </table:table-cell>
        </table:table-row>
        <table:table-row table:style-name="ro1">
          <table:table-cell office:value-type="float" office:value="15726" calcext:value-type="float">
            <text:p>15726</text:p>
          </table:table-cell>
          <table:table-cell table:formula="of:=(20000-[.$A822])/([.B$2]*1000)" office:value-type="float" office:value="0.4274" calcext:value-type="float">
            <text:p>0.4274</text:p>
          </table:table-cell>
          <table:table-cell table:style-name="Default" table:formula="of:=(20000-[.$A822])/([.C$2]*1000)" office:value-type="float" office:value="0.2137" calcext:value-type="float">
            <text:p>0.2137</text:p>
          </table:table-cell>
          <table:table-cell table:formula="of:=(20000-[.$A822])/([.D$2]*1000)" office:value-type="float" office:value="0.08548" calcext:value-type="float">
            <text:p>0.08548</text:p>
          </table:table-cell>
          <table:table-cell table:formula="of:=(20000-[.$A822])/([.E$2]*1000)" office:value-type="float" office:value="0.04274" calcext:value-type="float">
            <text:p>0.04274</text:p>
          </table:table-cell>
        </table:table-row>
        <table:table-row table:style-name="ro1">
          <table:table-cell office:value-type="float" office:value="15741" calcext:value-type="float">
            <text:p>15741</text:p>
          </table:table-cell>
          <table:table-cell table:formula="of:=(20000-[.$A823])/([.B$2]*1000)" office:value-type="float" office:value="0.4259" calcext:value-type="float">
            <text:p>0.4259</text:p>
          </table:table-cell>
          <table:table-cell table:style-name="Default" table:formula="of:=(20000-[.$A823])/([.C$2]*1000)" office:value-type="float" office:value="0.21295" calcext:value-type="float">
            <text:p>0.21295</text:p>
          </table:table-cell>
          <table:table-cell table:formula="of:=(20000-[.$A823])/([.D$2]*1000)" office:value-type="float" office:value="0.08518" calcext:value-type="float">
            <text:p>0.08518</text:p>
          </table:table-cell>
          <table:table-cell table:formula="of:=(20000-[.$A823])/([.E$2]*1000)" office:value-type="float" office:value="0.04259" calcext:value-type="float">
            <text:p>0.04259</text:p>
          </table:table-cell>
        </table:table-row>
        <table:table-row table:style-name="ro1">
          <table:table-cell office:value-type="float" office:value="15754" calcext:value-type="float">
            <text:p>15754</text:p>
          </table:table-cell>
          <table:table-cell table:formula="of:=(20000-[.$A824])/([.B$2]*1000)" office:value-type="float" office:value="0.4246" calcext:value-type="float">
            <text:p>0.4246</text:p>
          </table:table-cell>
          <table:table-cell table:style-name="Default" table:formula="of:=(20000-[.$A824])/([.C$2]*1000)" office:value-type="float" office:value="0.2123" calcext:value-type="float">
            <text:p>0.2123</text:p>
          </table:table-cell>
          <table:table-cell table:formula="of:=(20000-[.$A824])/([.D$2]*1000)" office:value-type="float" office:value="0.08492" calcext:value-type="float">
            <text:p>0.08492</text:p>
          </table:table-cell>
          <table:table-cell table:formula="of:=(20000-[.$A824])/([.E$2]*1000)" office:value-type="float" office:value="0.04246" calcext:value-type="float">
            <text:p>0.04246</text:p>
          </table:table-cell>
        </table:table-row>
        <table:table-row table:style-name="ro1">
          <table:table-cell office:value-type="float" office:value="15725" calcext:value-type="float">
            <text:p>15725</text:p>
          </table:table-cell>
          <table:table-cell table:formula="of:=(20000-[.$A825])/([.B$2]*1000)" office:value-type="float" office:value="0.4275" calcext:value-type="float">
            <text:p>0.4275</text:p>
          </table:table-cell>
          <table:table-cell table:style-name="Default" table:formula="of:=(20000-[.$A825])/([.C$2]*1000)" office:value-type="float" office:value="0.21375" calcext:value-type="float">
            <text:p>0.21375</text:p>
          </table:table-cell>
          <table:table-cell table:formula="of:=(20000-[.$A825])/([.D$2]*1000)" office:value-type="float" office:value="0.0855" calcext:value-type="float">
            <text:p>0.0855</text:p>
          </table:table-cell>
          <table:table-cell table:formula="of:=(20000-[.$A825])/([.E$2]*1000)" office:value-type="float" office:value="0.04275" calcext:value-type="float">
            <text:p>0.04275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826])/([.B$2]*1000)" office:value-type="float" office:value="0.4236" calcext:value-type="float">
            <text:p>0.4236</text:p>
          </table:table-cell>
          <table:table-cell table:style-name="Default" table:formula="of:=(20000-[.$A826])/([.C$2]*1000)" office:value-type="float" office:value="0.2118" calcext:value-type="float">
            <text:p>0.2118</text:p>
          </table:table-cell>
          <table:table-cell table:formula="of:=(20000-[.$A826])/([.D$2]*1000)" office:value-type="float" office:value="0.08472" calcext:value-type="float">
            <text:p>0.08472</text:p>
          </table:table-cell>
          <table:table-cell table:formula="of:=(20000-[.$A826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65" calcext:value-type="float">
            <text:p>15765</text:p>
          </table:table-cell>
          <table:table-cell table:formula="of:=(20000-[.$A827])/([.B$2]*1000)" office:value-type="float" office:value="0.4235" calcext:value-type="float">
            <text:p>0.4235</text:p>
          </table:table-cell>
          <table:table-cell table:style-name="Default" table:formula="of:=(20000-[.$A827])/([.C$2]*1000)" office:value-type="float" office:value="0.21175" calcext:value-type="float">
            <text:p>0.21175</text:p>
          </table:table-cell>
          <table:table-cell table:formula="of:=(20000-[.$A827])/([.D$2]*1000)" office:value-type="float" office:value="0.0847" calcext:value-type="float">
            <text:p>0.0847</text:p>
          </table:table-cell>
          <table:table-cell table:formula="of:=(20000-[.$A827])/([.E$2]*1000)" office:value-type="float" office:value="0.04235" calcext:value-type="float">
            <text:p>0.04235</text:p>
          </table:table-cell>
        </table:table-row>
        <table:table-row table:style-name="ro1">
          <table:table-cell office:value-type="float" office:value="15722" calcext:value-type="float">
            <text:p>15722</text:p>
          </table:table-cell>
          <table:table-cell table:formula="of:=(20000-[.$A828])/([.B$2]*1000)" office:value-type="float" office:value="0.4278" calcext:value-type="float">
            <text:p>0.4278</text:p>
          </table:table-cell>
          <table:table-cell table:style-name="Default" table:formula="of:=(20000-[.$A828])/([.C$2]*1000)" office:value-type="float" office:value="0.2139" calcext:value-type="float">
            <text:p>0.2139</text:p>
          </table:table-cell>
          <table:table-cell table:formula="of:=(20000-[.$A828])/([.D$2]*1000)" office:value-type="float" office:value="0.08556" calcext:value-type="float">
            <text:p>0.08556</text:p>
          </table:table-cell>
          <table:table-cell table:formula="of:=(20000-[.$A828])/([.E$2]*1000)" office:value-type="float" office:value="0.04278" calcext:value-type="float">
            <text:p>0.04278</text:p>
          </table:table-cell>
        </table:table-row>
        <table:table-row table:style-name="ro1">
          <table:table-cell office:value-type="float" office:value="15755" calcext:value-type="float">
            <text:p>15755</text:p>
          </table:table-cell>
          <table:table-cell table:formula="of:=(20000-[.$A829])/([.B$2]*1000)" office:value-type="float" office:value="0.4245" calcext:value-type="float">
            <text:p>0.4245</text:p>
          </table:table-cell>
          <table:table-cell table:style-name="Default" table:formula="of:=(20000-[.$A829])/([.C$2]*1000)" office:value-type="float" office:value="0.21225" calcext:value-type="float">
            <text:p>0.21225</text:p>
          </table:table-cell>
          <table:table-cell table:formula="of:=(20000-[.$A829])/([.D$2]*1000)" office:value-type="float" office:value="0.0849" calcext:value-type="float">
            <text:p>0.0849</text:p>
          </table:table-cell>
          <table:table-cell table:formula="of:=(20000-[.$A829])/([.E$2]*1000)" office:value-type="float" office:value="0.04245" calcext:value-type="float">
            <text:p>0.04245</text:p>
          </table:table-cell>
        </table:table-row>
        <table:table-row table:style-name="ro1">
          <table:table-cell office:value-type="float" office:value="15702" calcext:value-type="float">
            <text:p>15702</text:p>
          </table:table-cell>
          <table:table-cell table:formula="of:=(20000-[.$A830])/([.B$2]*1000)" office:value-type="float" office:value="0.4298" calcext:value-type="float">
            <text:p>0.4298</text:p>
          </table:table-cell>
          <table:table-cell table:style-name="Default" table:formula="of:=(20000-[.$A830])/([.C$2]*1000)" office:value-type="float" office:value="0.2149" calcext:value-type="float">
            <text:p>0.2149</text:p>
          </table:table-cell>
          <table:table-cell table:formula="of:=(20000-[.$A830])/([.D$2]*1000)" office:value-type="float" office:value="0.08596" calcext:value-type="float">
            <text:p>0.08596</text:p>
          </table:table-cell>
          <table:table-cell table:formula="of:=(20000-[.$A830])/([.E$2]*1000)" office:value-type="float" office:value="0.04298" calcext:value-type="float">
            <text:p>0.04298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831])/([.B$2]*1000)" office:value-type="float" office:value="0.4236" calcext:value-type="float">
            <text:p>0.4236</text:p>
          </table:table-cell>
          <table:table-cell table:style-name="Default" table:formula="of:=(20000-[.$A831])/([.C$2]*1000)" office:value-type="float" office:value="0.2118" calcext:value-type="float">
            <text:p>0.2118</text:p>
          </table:table-cell>
          <table:table-cell table:formula="of:=(20000-[.$A831])/([.D$2]*1000)" office:value-type="float" office:value="0.08472" calcext:value-type="float">
            <text:p>0.08472</text:p>
          </table:table-cell>
          <table:table-cell table:formula="of:=(20000-[.$A831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832])/([.B$2]*1000)" office:value-type="float" office:value="0.4238" calcext:value-type="float">
            <text:p>0.4238</text:p>
          </table:table-cell>
          <table:table-cell table:style-name="Default" table:formula="of:=(20000-[.$A832])/([.C$2]*1000)" office:value-type="float" office:value="0.2119" calcext:value-type="float">
            <text:p>0.2119</text:p>
          </table:table-cell>
          <table:table-cell table:formula="of:=(20000-[.$A832])/([.D$2]*1000)" office:value-type="float" office:value="0.08476" calcext:value-type="float">
            <text:p>0.08476</text:p>
          </table:table-cell>
          <table:table-cell table:formula="of:=(20000-[.$A832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692" calcext:value-type="float">
            <text:p>15692</text:p>
          </table:table-cell>
          <table:table-cell table:formula="of:=(20000-[.$A833])/([.B$2]*1000)" office:value-type="float" office:value="0.4308" calcext:value-type="float">
            <text:p>0.4308</text:p>
          </table:table-cell>
          <table:table-cell table:style-name="Default" table:formula="of:=(20000-[.$A833])/([.C$2]*1000)" office:value-type="float" office:value="0.2154" calcext:value-type="float">
            <text:p>0.2154</text:p>
          </table:table-cell>
          <table:table-cell table:formula="of:=(20000-[.$A833])/([.D$2]*1000)" office:value-type="float" office:value="0.08616" calcext:value-type="float">
            <text:p>0.08616</text:p>
          </table:table-cell>
          <table:table-cell table:formula="of:=(20000-[.$A833])/([.E$2]*1000)" office:value-type="float" office:value="0.04308" calcext:value-type="float">
            <text:p>0.04308</text:p>
          </table:table-cell>
        </table:table-row>
        <table:table-row table:style-name="ro1">
          <table:table-cell office:value-type="float" office:value="15758" calcext:value-type="float">
            <text:p>15758</text:p>
          </table:table-cell>
          <table:table-cell table:formula="of:=(20000-[.$A834])/([.B$2]*1000)" office:value-type="float" office:value="0.4242" calcext:value-type="float">
            <text:p>0.4242</text:p>
          </table:table-cell>
          <table:table-cell table:style-name="Default" table:formula="of:=(20000-[.$A834])/([.C$2]*1000)" office:value-type="float" office:value="0.2121" calcext:value-type="float">
            <text:p>0.2121</text:p>
          </table:table-cell>
          <table:table-cell table:formula="of:=(20000-[.$A834])/([.D$2]*1000)" office:value-type="float" office:value="0.08484" calcext:value-type="float">
            <text:p>0.08484</text:p>
          </table:table-cell>
          <table:table-cell table:formula="of:=(20000-[.$A834])/([.E$2]*1000)" office:value-type="float" office:value="0.04242" calcext:value-type="float">
            <text:p>0.04242</text:p>
          </table:table-cell>
        </table:table-row>
        <table:table-row table:style-name="ro1">
          <table:table-cell office:value-type="float" office:value="15741" calcext:value-type="float">
            <text:p>15741</text:p>
          </table:table-cell>
          <table:table-cell table:formula="of:=(20000-[.$A835])/([.B$2]*1000)" office:value-type="float" office:value="0.4259" calcext:value-type="float">
            <text:p>0.4259</text:p>
          </table:table-cell>
          <table:table-cell table:style-name="Default" table:formula="of:=(20000-[.$A835])/([.C$2]*1000)" office:value-type="float" office:value="0.21295" calcext:value-type="float">
            <text:p>0.21295</text:p>
          </table:table-cell>
          <table:table-cell table:formula="of:=(20000-[.$A835])/([.D$2]*1000)" office:value-type="float" office:value="0.08518" calcext:value-type="float">
            <text:p>0.08518</text:p>
          </table:table-cell>
          <table:table-cell table:formula="of:=(20000-[.$A835])/([.E$2]*1000)" office:value-type="float" office:value="0.04259" calcext:value-type="float">
            <text:p>0.04259</text:p>
          </table:table-cell>
        </table:table-row>
        <table:table-row table:style-name="ro1">
          <table:table-cell office:value-type="float" office:value="15730" calcext:value-type="float">
            <text:p>15730</text:p>
          </table:table-cell>
          <table:table-cell table:formula="of:=(20000-[.$A836])/([.B$2]*1000)" office:value-type="float" office:value="0.427" calcext:value-type="float">
            <text:p>0.427</text:p>
          </table:table-cell>
          <table:table-cell table:style-name="Default" table:formula="of:=(20000-[.$A836])/([.C$2]*1000)" office:value-type="float" office:value="0.2135" calcext:value-type="float">
            <text:p>0.2135</text:p>
          </table:table-cell>
          <table:table-cell table:formula="of:=(20000-[.$A836])/([.D$2]*1000)" office:value-type="float" office:value="0.0854" calcext:value-type="float">
            <text:p>0.0854</text:p>
          </table:table-cell>
          <table:table-cell table:formula="of:=(20000-[.$A836])/([.E$2]*1000)" office:value-type="float" office:value="0.0427" calcext:value-type="float">
            <text:p>0.0427</text:p>
          </table:table-cell>
        </table:table-row>
        <table:table-row table:style-name="ro1">
          <table:table-cell office:value-type="float" office:value="15739" calcext:value-type="float">
            <text:p>15739</text:p>
          </table:table-cell>
          <table:table-cell table:formula="of:=(20000-[.$A837])/([.B$2]*1000)" office:value-type="float" office:value="0.4261" calcext:value-type="float">
            <text:p>0.4261</text:p>
          </table:table-cell>
          <table:table-cell table:style-name="Default" table:formula="of:=(20000-[.$A837])/([.C$2]*1000)" office:value-type="float" office:value="0.21305" calcext:value-type="float">
            <text:p>0.21305</text:p>
          </table:table-cell>
          <table:table-cell table:formula="of:=(20000-[.$A837])/([.D$2]*1000)" office:value-type="float" office:value="0.08522" calcext:value-type="float">
            <text:p>0.08522</text:p>
          </table:table-cell>
          <table:table-cell table:formula="of:=(20000-[.$A837])/([.E$2]*1000)" office:value-type="float" office:value="0.04261" calcext:value-type="float">
            <text:p>0.04261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838])/([.B$2]*1000)" office:value-type="float" office:value="0.4237" calcext:value-type="float">
            <text:p>0.4237</text:p>
          </table:table-cell>
          <table:table-cell table:style-name="Default" table:formula="of:=(20000-[.$A838])/([.C$2]*1000)" office:value-type="float" office:value="0.21185" calcext:value-type="float">
            <text:p>0.21185</text:p>
          </table:table-cell>
          <table:table-cell table:formula="of:=(20000-[.$A838])/([.D$2]*1000)" office:value-type="float" office:value="0.08474" calcext:value-type="float">
            <text:p>0.08474</text:p>
          </table:table-cell>
          <table:table-cell table:formula="of:=(20000-[.$A838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30" calcext:value-type="float">
            <text:p>15730</text:p>
          </table:table-cell>
          <table:table-cell table:formula="of:=(20000-[.$A839])/([.B$2]*1000)" office:value-type="float" office:value="0.427" calcext:value-type="float">
            <text:p>0.427</text:p>
          </table:table-cell>
          <table:table-cell table:style-name="Default" table:formula="of:=(20000-[.$A839])/([.C$2]*1000)" office:value-type="float" office:value="0.2135" calcext:value-type="float">
            <text:p>0.2135</text:p>
          </table:table-cell>
          <table:table-cell table:formula="of:=(20000-[.$A839])/([.D$2]*1000)" office:value-type="float" office:value="0.0854" calcext:value-type="float">
            <text:p>0.0854</text:p>
          </table:table-cell>
          <table:table-cell table:formula="of:=(20000-[.$A839])/([.E$2]*1000)" office:value-type="float" office:value="0.0427" calcext:value-type="float">
            <text:p>0.0427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840])/([.B$2]*1000)" office:value-type="float" office:value="0.4238" calcext:value-type="float">
            <text:p>0.4238</text:p>
          </table:table-cell>
          <table:table-cell table:style-name="Default" table:formula="of:=(20000-[.$A840])/([.C$2]*1000)" office:value-type="float" office:value="0.2119" calcext:value-type="float">
            <text:p>0.2119</text:p>
          </table:table-cell>
          <table:table-cell table:formula="of:=(20000-[.$A840])/([.D$2]*1000)" office:value-type="float" office:value="0.08476" calcext:value-type="float">
            <text:p>0.08476</text:p>
          </table:table-cell>
          <table:table-cell table:formula="of:=(20000-[.$A840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55" calcext:value-type="float">
            <text:p>15755</text:p>
          </table:table-cell>
          <table:table-cell table:formula="of:=(20000-[.$A841])/([.B$2]*1000)" office:value-type="float" office:value="0.4245" calcext:value-type="float">
            <text:p>0.4245</text:p>
          </table:table-cell>
          <table:table-cell table:style-name="Default" table:formula="of:=(20000-[.$A841])/([.C$2]*1000)" office:value-type="float" office:value="0.21225" calcext:value-type="float">
            <text:p>0.21225</text:p>
          </table:table-cell>
          <table:table-cell table:formula="of:=(20000-[.$A841])/([.D$2]*1000)" office:value-type="float" office:value="0.0849" calcext:value-type="float">
            <text:p>0.0849</text:p>
          </table:table-cell>
          <table:table-cell table:formula="of:=(20000-[.$A841])/([.E$2]*1000)" office:value-type="float" office:value="0.04245" calcext:value-type="float">
            <text:p>0.04245</text:p>
          </table:table-cell>
        </table:table-row>
        <table:table-row table:style-name="ro1">
          <table:table-cell office:value-type="float" office:value="15712" calcext:value-type="float">
            <text:p>15712</text:p>
          </table:table-cell>
          <table:table-cell table:formula="of:=(20000-[.$A842])/([.B$2]*1000)" office:value-type="float" office:value="0.4288" calcext:value-type="float">
            <text:p>0.4288</text:p>
          </table:table-cell>
          <table:table-cell table:style-name="Default" table:formula="of:=(20000-[.$A842])/([.C$2]*1000)" office:value-type="float" office:value="0.2144" calcext:value-type="float">
            <text:p>0.2144</text:p>
          </table:table-cell>
          <table:table-cell table:formula="of:=(20000-[.$A842])/([.D$2]*1000)" office:value-type="float" office:value="0.08576" calcext:value-type="float">
            <text:p>0.08576</text:p>
          </table:table-cell>
          <table:table-cell table:formula="of:=(20000-[.$A842])/([.E$2]*1000)" office:value-type="float" office:value="0.04288" calcext:value-type="float">
            <text:p>0.04288</text:p>
          </table:table-cell>
        </table:table-row>
        <table:table-row table:style-name="ro1">
          <table:table-cell office:value-type="float" office:value="15729" calcext:value-type="float">
            <text:p>15729</text:p>
          </table:table-cell>
          <table:table-cell table:formula="of:=(20000-[.$A843])/([.B$2]*1000)" office:value-type="float" office:value="0.4271" calcext:value-type="float">
            <text:p>0.4271</text:p>
          </table:table-cell>
          <table:table-cell table:style-name="Default" table:formula="of:=(20000-[.$A843])/([.C$2]*1000)" office:value-type="float" office:value="0.21355" calcext:value-type="float">
            <text:p>0.21355</text:p>
          </table:table-cell>
          <table:table-cell table:formula="of:=(20000-[.$A843])/([.D$2]*1000)" office:value-type="float" office:value="0.08542" calcext:value-type="float">
            <text:p>0.08542</text:p>
          </table:table-cell>
          <table:table-cell table:formula="of:=(20000-[.$A843])/([.E$2]*1000)" office:value-type="float" office:value="0.04271" calcext:value-type="float">
            <text:p>0.04271</text:p>
          </table:table-cell>
        </table:table-row>
        <table:table-row table:style-name="ro1">
          <table:table-cell office:value-type="float" office:value="15708" calcext:value-type="float">
            <text:p>15708</text:p>
          </table:table-cell>
          <table:table-cell table:formula="of:=(20000-[.$A844])/([.B$2]*1000)" office:value-type="float" office:value="0.4292" calcext:value-type="float">
            <text:p>0.4292</text:p>
          </table:table-cell>
          <table:table-cell table:style-name="Default" table:formula="of:=(20000-[.$A844])/([.C$2]*1000)" office:value-type="float" office:value="0.2146" calcext:value-type="float">
            <text:p>0.2146</text:p>
          </table:table-cell>
          <table:table-cell table:formula="of:=(20000-[.$A844])/([.D$2]*1000)" office:value-type="float" office:value="0.08584" calcext:value-type="float">
            <text:p>0.08584</text:p>
          </table:table-cell>
          <table:table-cell table:formula="of:=(20000-[.$A844])/([.E$2]*1000)" office:value-type="float" office:value="0.04292" calcext:value-type="float">
            <text:p>0.04292</text:p>
          </table:table-cell>
        </table:table-row>
        <table:table-row table:style-name="ro1">
          <table:table-cell office:value-type="float" office:value="15765" calcext:value-type="float">
            <text:p>15765</text:p>
          </table:table-cell>
          <table:table-cell table:formula="of:=(20000-[.$A845])/([.B$2]*1000)" office:value-type="float" office:value="0.4235" calcext:value-type="float">
            <text:p>0.4235</text:p>
          </table:table-cell>
          <table:table-cell table:style-name="Default" table:formula="of:=(20000-[.$A845])/([.C$2]*1000)" office:value-type="float" office:value="0.21175" calcext:value-type="float">
            <text:p>0.21175</text:p>
          </table:table-cell>
          <table:table-cell table:formula="of:=(20000-[.$A845])/([.D$2]*1000)" office:value-type="float" office:value="0.0847" calcext:value-type="float">
            <text:p>0.0847</text:p>
          </table:table-cell>
          <table:table-cell table:formula="of:=(20000-[.$A845])/([.E$2]*1000)" office:value-type="float" office:value="0.04235" calcext:value-type="float">
            <text:p>0.04235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846])/([.B$2]*1000)" office:value-type="float" office:value="0.4239" calcext:value-type="float">
            <text:p>0.4239</text:p>
          </table:table-cell>
          <table:table-cell table:style-name="Default" table:formula="of:=(20000-[.$A846])/([.C$2]*1000)" office:value-type="float" office:value="0.21195" calcext:value-type="float">
            <text:p>0.21195</text:p>
          </table:table-cell>
          <table:table-cell table:formula="of:=(20000-[.$A846])/([.D$2]*1000)" office:value-type="float" office:value="0.08478" calcext:value-type="float">
            <text:p>0.08478</text:p>
          </table:table-cell>
          <table:table-cell table:formula="of:=(20000-[.$A846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53" calcext:value-type="float">
            <text:p>15753</text:p>
          </table:table-cell>
          <table:table-cell table:formula="of:=(20000-[.$A847])/([.B$2]*1000)" office:value-type="float" office:value="0.4247" calcext:value-type="float">
            <text:p>0.4247</text:p>
          </table:table-cell>
          <table:table-cell table:style-name="Default" table:formula="of:=(20000-[.$A847])/([.C$2]*1000)" office:value-type="float" office:value="0.21235" calcext:value-type="float">
            <text:p>0.21235</text:p>
          </table:table-cell>
          <table:table-cell table:formula="of:=(20000-[.$A847])/([.D$2]*1000)" office:value-type="float" office:value="0.08494" calcext:value-type="float">
            <text:p>0.08494</text:p>
          </table:table-cell>
          <table:table-cell table:formula="of:=(20000-[.$A847])/([.E$2]*1000)" office:value-type="float" office:value="0.04247" calcext:value-type="float">
            <text:p>0.04247</text:p>
          </table:table-cell>
        </table:table-row>
        <table:table-row table:style-name="ro1">
          <table:table-cell office:value-type="float" office:value="15716" calcext:value-type="float">
            <text:p>15716</text:p>
          </table:table-cell>
          <table:table-cell table:formula="of:=(20000-[.$A848])/([.B$2]*1000)" office:value-type="float" office:value="0.4284" calcext:value-type="float">
            <text:p>0.4284</text:p>
          </table:table-cell>
          <table:table-cell table:style-name="Default" table:formula="of:=(20000-[.$A848])/([.C$2]*1000)" office:value-type="float" office:value="0.2142" calcext:value-type="float">
            <text:p>0.2142</text:p>
          </table:table-cell>
          <table:table-cell table:formula="of:=(20000-[.$A848])/([.D$2]*1000)" office:value-type="float" office:value="0.08568" calcext:value-type="float">
            <text:p>0.08568</text:p>
          </table:table-cell>
          <table:table-cell table:formula="of:=(20000-[.$A848])/([.E$2]*1000)" office:value-type="float" office:value="0.04284" calcext:value-type="float">
            <text:p>0.04284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849])/([.B$2]*1000)" office:value-type="float" office:value="0.4239" calcext:value-type="float">
            <text:p>0.4239</text:p>
          </table:table-cell>
          <table:table-cell table:style-name="Default" table:formula="of:=(20000-[.$A849])/([.C$2]*1000)" office:value-type="float" office:value="0.21195" calcext:value-type="float">
            <text:p>0.21195</text:p>
          </table:table-cell>
          <table:table-cell table:formula="of:=(20000-[.$A849])/([.D$2]*1000)" office:value-type="float" office:value="0.08478" calcext:value-type="float">
            <text:p>0.08478</text:p>
          </table:table-cell>
          <table:table-cell table:formula="of:=(20000-[.$A849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59" calcext:value-type="float">
            <text:p>15759</text:p>
          </table:table-cell>
          <table:table-cell table:formula="of:=(20000-[.$A850])/([.B$2]*1000)" office:value-type="float" office:value="0.4241" calcext:value-type="float">
            <text:p>0.4241</text:p>
          </table:table-cell>
          <table:table-cell table:style-name="Default" table:formula="of:=(20000-[.$A850])/([.C$2]*1000)" office:value-type="float" office:value="0.21205" calcext:value-type="float">
            <text:p>0.21205</text:p>
          </table:table-cell>
          <table:table-cell table:formula="of:=(20000-[.$A850])/([.D$2]*1000)" office:value-type="float" office:value="0.08482" calcext:value-type="float">
            <text:p>0.08482</text:p>
          </table:table-cell>
          <table:table-cell table:formula="of:=(20000-[.$A850])/([.E$2]*1000)" office:value-type="float" office:value="0.04241" calcext:value-type="float">
            <text:p>0.04241</text:p>
          </table:table-cell>
        </table:table-row>
        <table:table-row table:style-name="ro1">
          <table:table-cell office:value-type="float" office:value="15730" calcext:value-type="float">
            <text:p>15730</text:p>
          </table:table-cell>
          <table:table-cell table:formula="of:=(20000-[.$A851])/([.B$2]*1000)" office:value-type="float" office:value="0.427" calcext:value-type="float">
            <text:p>0.427</text:p>
          </table:table-cell>
          <table:table-cell table:style-name="Default" table:formula="of:=(20000-[.$A851])/([.C$2]*1000)" office:value-type="float" office:value="0.2135" calcext:value-type="float">
            <text:p>0.2135</text:p>
          </table:table-cell>
          <table:table-cell table:formula="of:=(20000-[.$A851])/([.D$2]*1000)" office:value-type="float" office:value="0.0854" calcext:value-type="float">
            <text:p>0.0854</text:p>
          </table:table-cell>
          <table:table-cell table:formula="of:=(20000-[.$A851])/([.E$2]*1000)" office:value-type="float" office:value="0.0427" calcext:value-type="float">
            <text:p>0.0427</text:p>
          </table:table-cell>
        </table:table-row>
        <table:table-row table:style-name="ro1">
          <table:table-cell office:value-type="float" office:value="15729" calcext:value-type="float">
            <text:p>15729</text:p>
          </table:table-cell>
          <table:table-cell table:formula="of:=(20000-[.$A852])/([.B$2]*1000)" office:value-type="float" office:value="0.4271" calcext:value-type="float">
            <text:p>0.4271</text:p>
          </table:table-cell>
          <table:table-cell table:style-name="Default" table:formula="of:=(20000-[.$A852])/([.C$2]*1000)" office:value-type="float" office:value="0.21355" calcext:value-type="float">
            <text:p>0.21355</text:p>
          </table:table-cell>
          <table:table-cell table:formula="of:=(20000-[.$A852])/([.D$2]*1000)" office:value-type="float" office:value="0.08542" calcext:value-type="float">
            <text:p>0.08542</text:p>
          </table:table-cell>
          <table:table-cell table:formula="of:=(20000-[.$A852])/([.E$2]*1000)" office:value-type="float" office:value="0.04271" calcext:value-type="float">
            <text:p>0.04271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853])/([.B$2]*1000)" office:value-type="float" office:value="0.4238" calcext:value-type="float">
            <text:p>0.4238</text:p>
          </table:table-cell>
          <table:table-cell table:style-name="Default" table:formula="of:=(20000-[.$A853])/([.C$2]*1000)" office:value-type="float" office:value="0.2119" calcext:value-type="float">
            <text:p>0.2119</text:p>
          </table:table-cell>
          <table:table-cell table:formula="of:=(20000-[.$A853])/([.D$2]*1000)" office:value-type="float" office:value="0.08476" calcext:value-type="float">
            <text:p>0.08476</text:p>
          </table:table-cell>
          <table:table-cell table:formula="of:=(20000-[.$A853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57" calcext:value-type="float">
            <text:p>15757</text:p>
          </table:table-cell>
          <table:table-cell table:formula="of:=(20000-[.$A854])/([.B$2]*1000)" office:value-type="float" office:value="0.4243" calcext:value-type="float">
            <text:p>0.4243</text:p>
          </table:table-cell>
          <table:table-cell table:style-name="Default" table:formula="of:=(20000-[.$A854])/([.C$2]*1000)" office:value-type="float" office:value="0.21215" calcext:value-type="float">
            <text:p>0.21215</text:p>
          </table:table-cell>
          <table:table-cell table:formula="of:=(20000-[.$A854])/([.D$2]*1000)" office:value-type="float" office:value="0.08486" calcext:value-type="float">
            <text:p>0.08486</text:p>
          </table:table-cell>
          <table:table-cell table:formula="of:=(20000-[.$A854])/([.E$2]*1000)" office:value-type="float" office:value="0.04243" calcext:value-type="float">
            <text:p>0.04243</text:p>
          </table:table-cell>
        </table:table-row>
        <table:table-row table:style-name="ro1">
          <table:table-cell office:value-type="float" office:value="15750" calcext:value-type="float">
            <text:p>15750</text:p>
          </table:table-cell>
          <table:table-cell table:formula="of:=(20000-[.$A855])/([.B$2]*1000)" office:value-type="float" office:value="0.425" calcext:value-type="float">
            <text:p>0.425</text:p>
          </table:table-cell>
          <table:table-cell table:style-name="Default" table:formula="of:=(20000-[.$A855])/([.C$2]*1000)" office:value-type="float" office:value="0.2125" calcext:value-type="float">
            <text:p>0.2125</text:p>
          </table:table-cell>
          <table:table-cell table:formula="of:=(20000-[.$A855])/([.D$2]*1000)" office:value-type="float" office:value="0.085" calcext:value-type="float">
            <text:p>0.085</text:p>
          </table:table-cell>
          <table:table-cell table:formula="of:=(20000-[.$A855])/([.E$2]*1000)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732" calcext:value-type="float">
            <text:p>15732</text:p>
          </table:table-cell>
          <table:table-cell table:formula="of:=(20000-[.$A856])/([.B$2]*1000)" office:value-type="float" office:value="0.4268" calcext:value-type="float">
            <text:p>0.4268</text:p>
          </table:table-cell>
          <table:table-cell table:style-name="Default" table:formula="of:=(20000-[.$A856])/([.C$2]*1000)" office:value-type="float" office:value="0.2134" calcext:value-type="float">
            <text:p>0.2134</text:p>
          </table:table-cell>
          <table:table-cell table:formula="of:=(20000-[.$A856])/([.D$2]*1000)" office:value-type="float" office:value="0.08536" calcext:value-type="float">
            <text:p>0.08536</text:p>
          </table:table-cell>
          <table:table-cell table:formula="of:=(20000-[.$A856])/([.E$2]*1000)" office:value-type="float" office:value="0.04268" calcext:value-type="float">
            <text:p>0.04268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857])/([.B$2]*1000)" office:value-type="float" office:value="0.4238" calcext:value-type="float">
            <text:p>0.4238</text:p>
          </table:table-cell>
          <table:table-cell table:style-name="Default" table:formula="of:=(20000-[.$A857])/([.C$2]*1000)" office:value-type="float" office:value="0.2119" calcext:value-type="float">
            <text:p>0.2119</text:p>
          </table:table-cell>
          <table:table-cell table:formula="of:=(20000-[.$A857])/([.D$2]*1000)" office:value-type="float" office:value="0.08476" calcext:value-type="float">
            <text:p>0.08476</text:p>
          </table:table-cell>
          <table:table-cell table:formula="of:=(20000-[.$A857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28" calcext:value-type="float">
            <text:p>15728</text:p>
          </table:table-cell>
          <table:table-cell table:formula="of:=(20000-[.$A858])/([.B$2]*1000)" office:value-type="float" office:value="0.4272" calcext:value-type="float">
            <text:p>0.4272</text:p>
          </table:table-cell>
          <table:table-cell table:style-name="Default" table:formula="of:=(20000-[.$A858])/([.C$2]*1000)" office:value-type="float" office:value="0.2136" calcext:value-type="float">
            <text:p>0.2136</text:p>
          </table:table-cell>
          <table:table-cell table:formula="of:=(20000-[.$A858])/([.D$2]*1000)" office:value-type="float" office:value="0.08544" calcext:value-type="float">
            <text:p>0.08544</text:p>
          </table:table-cell>
          <table:table-cell table:formula="of:=(20000-[.$A858])/([.E$2]*1000)" office:value-type="float" office:value="0.04272" calcext:value-type="float">
            <text:p>0.04272</text:p>
          </table:table-cell>
        </table:table-row>
        <table:table-row table:style-name="ro1">
          <table:table-cell office:value-type="float" office:value="15728" calcext:value-type="float">
            <text:p>15728</text:p>
          </table:table-cell>
          <table:table-cell table:formula="of:=(20000-[.$A859])/([.B$2]*1000)" office:value-type="float" office:value="0.4272" calcext:value-type="float">
            <text:p>0.4272</text:p>
          </table:table-cell>
          <table:table-cell table:style-name="Default" table:formula="of:=(20000-[.$A859])/([.C$2]*1000)" office:value-type="float" office:value="0.2136" calcext:value-type="float">
            <text:p>0.2136</text:p>
          </table:table-cell>
          <table:table-cell table:formula="of:=(20000-[.$A859])/([.D$2]*1000)" office:value-type="float" office:value="0.08544" calcext:value-type="float">
            <text:p>0.08544</text:p>
          </table:table-cell>
          <table:table-cell table:formula="of:=(20000-[.$A859])/([.E$2]*1000)" office:value-type="float" office:value="0.04272" calcext:value-type="float">
            <text:p>0.04272</text:p>
          </table:table-cell>
        </table:table-row>
        <table:table-row table:style-name="ro1">
          <table:table-cell office:value-type="float" office:value="15730" calcext:value-type="float">
            <text:p>15730</text:p>
          </table:table-cell>
          <table:table-cell table:formula="of:=(20000-[.$A860])/([.B$2]*1000)" office:value-type="float" office:value="0.427" calcext:value-type="float">
            <text:p>0.427</text:p>
          </table:table-cell>
          <table:table-cell table:style-name="Default" table:formula="of:=(20000-[.$A860])/([.C$2]*1000)" office:value-type="float" office:value="0.2135" calcext:value-type="float">
            <text:p>0.2135</text:p>
          </table:table-cell>
          <table:table-cell table:formula="of:=(20000-[.$A860])/([.D$2]*1000)" office:value-type="float" office:value="0.0854" calcext:value-type="float">
            <text:p>0.0854</text:p>
          </table:table-cell>
          <table:table-cell table:formula="of:=(20000-[.$A860])/([.E$2]*1000)" office:value-type="float" office:value="0.0427" calcext:value-type="float">
            <text:p>0.0427</text:p>
          </table:table-cell>
        </table:table-row>
        <table:table-row table:style-name="ro1">
          <table:table-cell office:value-type="float" office:value="15732" calcext:value-type="float">
            <text:p>15732</text:p>
          </table:table-cell>
          <table:table-cell table:formula="of:=(20000-[.$A861])/([.B$2]*1000)" office:value-type="float" office:value="0.4268" calcext:value-type="float">
            <text:p>0.4268</text:p>
          </table:table-cell>
          <table:table-cell table:style-name="Default" table:formula="of:=(20000-[.$A861])/([.C$2]*1000)" office:value-type="float" office:value="0.2134" calcext:value-type="float">
            <text:p>0.2134</text:p>
          </table:table-cell>
          <table:table-cell table:formula="of:=(20000-[.$A861])/([.D$2]*1000)" office:value-type="float" office:value="0.08536" calcext:value-type="float">
            <text:p>0.08536</text:p>
          </table:table-cell>
          <table:table-cell table:formula="of:=(20000-[.$A861])/([.E$2]*1000)" office:value-type="float" office:value="0.04268" calcext:value-type="float">
            <text:p>0.04268</text:p>
          </table:table-cell>
        </table:table-row>
        <table:table-row table:style-name="ro1">
          <table:table-cell office:value-type="float" office:value="13720" calcext:value-type="float">
            <text:p>13720</text:p>
          </table:table-cell>
          <table:table-cell table:formula="of:=(20000-[.$A862])/([.B$2]*1000)" office:value-type="float" office:value="0.628" calcext:value-type="float">
            <text:p>0.628</text:p>
          </table:table-cell>
          <table:table-cell table:style-name="Default" table:formula="of:=(20000-[.$A862])/([.C$2]*1000)" office:value-type="float" office:value="0.314" calcext:value-type="float">
            <text:p>0.314</text:p>
          </table:table-cell>
          <table:table-cell table:formula="of:=(20000-[.$A862])/([.D$2]*1000)" office:value-type="float" office:value="0.1256" calcext:value-type="float">
            <text:p>0.1256</text:p>
          </table:table-cell>
          <table:table-cell table:formula="of:=(20000-[.$A862])/([.E$2]*1000)" office:value-type="float" office:value="0.0628" calcext:value-type="float">
            <text:p>0.0628</text:p>
          </table:table-cell>
        </table:table-row>
        <table:table-row table:style-name="ro1">
          <table:table-cell office:value-type="float" office:value="15722" calcext:value-type="float">
            <text:p>15722</text:p>
          </table:table-cell>
          <table:table-cell table:formula="of:=(20000-[.$A863])/([.B$2]*1000)" office:value-type="float" office:value="0.4278" calcext:value-type="float">
            <text:p>0.4278</text:p>
          </table:table-cell>
          <table:table-cell table:style-name="Default" table:formula="of:=(20000-[.$A863])/([.C$2]*1000)" office:value-type="float" office:value="0.2139" calcext:value-type="float">
            <text:p>0.2139</text:p>
          </table:table-cell>
          <table:table-cell table:formula="of:=(20000-[.$A863])/([.D$2]*1000)" office:value-type="float" office:value="0.08556" calcext:value-type="float">
            <text:p>0.08556</text:p>
          </table:table-cell>
          <table:table-cell table:formula="of:=(20000-[.$A863])/([.E$2]*1000)" office:value-type="float" office:value="0.04278" calcext:value-type="float">
            <text:p>0.04278</text:p>
          </table:table-cell>
        </table:table-row>
        <table:table-row table:style-name="ro1">
          <table:table-cell office:value-type="float" office:value="15741" calcext:value-type="float">
            <text:p>15741</text:p>
          </table:table-cell>
          <table:table-cell table:formula="of:=(20000-[.$A864])/([.B$2]*1000)" office:value-type="float" office:value="0.4259" calcext:value-type="float">
            <text:p>0.4259</text:p>
          </table:table-cell>
          <table:table-cell table:style-name="Default" table:formula="of:=(20000-[.$A864])/([.C$2]*1000)" office:value-type="float" office:value="0.21295" calcext:value-type="float">
            <text:p>0.21295</text:p>
          </table:table-cell>
          <table:table-cell table:formula="of:=(20000-[.$A864])/([.D$2]*1000)" office:value-type="float" office:value="0.08518" calcext:value-type="float">
            <text:p>0.08518</text:p>
          </table:table-cell>
          <table:table-cell table:formula="of:=(20000-[.$A864])/([.E$2]*1000)" office:value-type="float" office:value="0.04259" calcext:value-type="float">
            <text:p>0.04259</text:p>
          </table:table-cell>
        </table:table-row>
        <table:table-row table:style-name="ro1">
          <table:table-cell office:value-type="float" office:value="15737" calcext:value-type="float">
            <text:p>15737</text:p>
          </table:table-cell>
          <table:table-cell table:formula="of:=(20000-[.$A865])/([.B$2]*1000)" office:value-type="float" office:value="0.4263" calcext:value-type="float">
            <text:p>0.4263</text:p>
          </table:table-cell>
          <table:table-cell table:style-name="Default" table:formula="of:=(20000-[.$A865])/([.C$2]*1000)" office:value-type="float" office:value="0.21315" calcext:value-type="float">
            <text:p>0.21315</text:p>
          </table:table-cell>
          <table:table-cell table:formula="of:=(20000-[.$A865])/([.D$2]*1000)" office:value-type="float" office:value="0.08526" calcext:value-type="float">
            <text:p>0.08526</text:p>
          </table:table-cell>
          <table:table-cell table:formula="of:=(20000-[.$A865])/([.E$2]*1000)" office:value-type="float" office:value="0.04263" calcext:value-type="float">
            <text:p>0.04263</text:p>
          </table:table-cell>
        </table:table-row>
        <table:table-row table:style-name="ro1">
          <table:table-cell office:value-type="float" office:value="15709" calcext:value-type="float">
            <text:p>15709</text:p>
          </table:table-cell>
          <table:table-cell table:formula="of:=(20000-[.$A866])/([.B$2]*1000)" office:value-type="float" office:value="0.4291" calcext:value-type="float">
            <text:p>0.4291</text:p>
          </table:table-cell>
          <table:table-cell table:style-name="Default" table:formula="of:=(20000-[.$A866])/([.C$2]*1000)" office:value-type="float" office:value="0.21455" calcext:value-type="float">
            <text:p>0.21455</text:p>
          </table:table-cell>
          <table:table-cell table:formula="of:=(20000-[.$A866])/([.D$2]*1000)" office:value-type="float" office:value="0.08582" calcext:value-type="float">
            <text:p>0.08582</text:p>
          </table:table-cell>
          <table:table-cell table:formula="of:=(20000-[.$A866])/([.E$2]*1000)" office:value-type="float" office:value="0.04291" calcext:value-type="float">
            <text:p>0.04291</text:p>
          </table:table-cell>
        </table:table-row>
        <table:table-row table:style-name="ro1">
          <table:table-cell office:value-type="float" office:value="15765" calcext:value-type="float">
            <text:p>15765</text:p>
          </table:table-cell>
          <table:table-cell table:formula="of:=(20000-[.$A867])/([.B$2]*1000)" office:value-type="float" office:value="0.4235" calcext:value-type="float">
            <text:p>0.4235</text:p>
          </table:table-cell>
          <table:table-cell table:style-name="Default" table:formula="of:=(20000-[.$A867])/([.C$2]*1000)" office:value-type="float" office:value="0.21175" calcext:value-type="float">
            <text:p>0.21175</text:p>
          </table:table-cell>
          <table:table-cell table:formula="of:=(20000-[.$A867])/([.D$2]*1000)" office:value-type="float" office:value="0.0847" calcext:value-type="float">
            <text:p>0.0847</text:p>
          </table:table-cell>
          <table:table-cell table:formula="of:=(20000-[.$A867])/([.E$2]*1000)" office:value-type="float" office:value="0.04235" calcext:value-type="float">
            <text:p>0.04235</text:p>
          </table:table-cell>
        </table:table-row>
        <table:table-row table:style-name="ro1">
          <table:table-cell office:value-type="float" office:value="15721" calcext:value-type="float">
            <text:p>15721</text:p>
          </table:table-cell>
          <table:table-cell table:formula="of:=(20000-[.$A868])/([.B$2]*1000)" office:value-type="float" office:value="0.4279" calcext:value-type="float">
            <text:p>0.4279</text:p>
          </table:table-cell>
          <table:table-cell table:style-name="Default" table:formula="of:=(20000-[.$A868])/([.C$2]*1000)" office:value-type="float" office:value="0.21395" calcext:value-type="float">
            <text:p>0.21395</text:p>
          </table:table-cell>
          <table:table-cell table:formula="of:=(20000-[.$A868])/([.D$2]*1000)" office:value-type="float" office:value="0.08558" calcext:value-type="float">
            <text:p>0.08558</text:p>
          </table:table-cell>
          <table:table-cell table:formula="of:=(20000-[.$A868])/([.E$2]*1000)" office:value-type="float" office:value="0.04279" calcext:value-type="float">
            <text:p>0.04279</text:p>
          </table:table-cell>
        </table:table-row>
        <table:table-row table:style-name="ro1">
          <table:table-cell office:value-type="float" office:value="15748" calcext:value-type="float">
            <text:p>15748</text:p>
          </table:table-cell>
          <table:table-cell table:formula="of:=(20000-[.$A869])/([.B$2]*1000)" office:value-type="float" office:value="0.4252" calcext:value-type="float">
            <text:p>0.4252</text:p>
          </table:table-cell>
          <table:table-cell table:style-name="Default" table:formula="of:=(20000-[.$A869])/([.C$2]*1000)" office:value-type="float" office:value="0.2126" calcext:value-type="float">
            <text:p>0.2126</text:p>
          </table:table-cell>
          <table:table-cell table:formula="of:=(20000-[.$A869])/([.D$2]*1000)" office:value-type="float" office:value="0.08504" calcext:value-type="float">
            <text:p>0.08504</text:p>
          </table:table-cell>
          <table:table-cell table:formula="of:=(20000-[.$A869])/([.E$2]*1000)" office:value-type="float" office:value="0.04252" calcext:value-type="float">
            <text:p>0.04252</text:p>
          </table:table-cell>
        </table:table-row>
        <table:table-row table:style-name="ro1">
          <table:table-cell office:value-type="float" office:value="15702" calcext:value-type="float">
            <text:p>15702</text:p>
          </table:table-cell>
          <table:table-cell table:formula="of:=(20000-[.$A870])/([.B$2]*1000)" office:value-type="float" office:value="0.4298" calcext:value-type="float">
            <text:p>0.4298</text:p>
          </table:table-cell>
          <table:table-cell table:style-name="Default" table:formula="of:=(20000-[.$A870])/([.C$2]*1000)" office:value-type="float" office:value="0.2149" calcext:value-type="float">
            <text:p>0.2149</text:p>
          </table:table-cell>
          <table:table-cell table:formula="of:=(20000-[.$A870])/([.D$2]*1000)" office:value-type="float" office:value="0.08596" calcext:value-type="float">
            <text:p>0.08596</text:p>
          </table:table-cell>
          <table:table-cell table:formula="of:=(20000-[.$A870])/([.E$2]*1000)" office:value-type="float" office:value="0.04298" calcext:value-type="float">
            <text:p>0.04298</text:p>
          </table:table-cell>
        </table:table-row>
        <table:table-row table:style-name="ro1">
          <table:table-cell office:value-type="float" office:value="15704" calcext:value-type="float">
            <text:p>15704</text:p>
          </table:table-cell>
          <table:table-cell table:formula="of:=(20000-[.$A871])/([.B$2]*1000)" office:value-type="float" office:value="0.4296" calcext:value-type="float">
            <text:p>0.4296</text:p>
          </table:table-cell>
          <table:table-cell table:style-name="Default" table:formula="of:=(20000-[.$A871])/([.C$2]*1000)" office:value-type="float" office:value="0.2148" calcext:value-type="float">
            <text:p>0.2148</text:p>
          </table:table-cell>
          <table:table-cell table:formula="of:=(20000-[.$A871])/([.D$2]*1000)" office:value-type="float" office:value="0.08592" calcext:value-type="float">
            <text:p>0.08592</text:p>
          </table:table-cell>
          <table:table-cell table:formula="of:=(20000-[.$A871])/([.E$2]*1000)" office:value-type="float" office:value="0.04296" calcext:value-type="float">
            <text:p>0.04296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872])/([.B$2]*1000)" office:value-type="float" office:value="0.4238" calcext:value-type="float">
            <text:p>0.4238</text:p>
          </table:table-cell>
          <table:table-cell table:style-name="Default" table:formula="of:=(20000-[.$A872])/([.C$2]*1000)" office:value-type="float" office:value="0.2119" calcext:value-type="float">
            <text:p>0.2119</text:p>
          </table:table-cell>
          <table:table-cell table:formula="of:=(20000-[.$A872])/([.D$2]*1000)" office:value-type="float" office:value="0.08476" calcext:value-type="float">
            <text:p>0.08476</text:p>
          </table:table-cell>
          <table:table-cell table:formula="of:=(20000-[.$A872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00" calcext:value-type="float">
            <text:p>15700</text:p>
          </table:table-cell>
          <table:table-cell table:formula="of:=(20000-[.$A873])/([.B$2]*1000)" office:value-type="float" office:value="0.43" calcext:value-type="float">
            <text:p>0.43</text:p>
          </table:table-cell>
          <table:table-cell table:style-name="Default" table:formula="of:=(20000-[.$A873])/([.C$2]*1000)" office:value-type="float" office:value="0.215" calcext:value-type="float">
            <text:p>0.215</text:p>
          </table:table-cell>
          <table:table-cell table:formula="of:=(20000-[.$A873])/([.D$2]*1000)" office:value-type="float" office:value="0.086" calcext:value-type="float">
            <text:p>0.086</text:p>
          </table:table-cell>
          <table:table-cell table:formula="of:=(20000-[.$A873])/([.E$2]*1000)"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874])/([.B$2]*1000)" office:value-type="float" office:value="0.424" calcext:value-type="float">
            <text:p>0.424</text:p>
          </table:table-cell>
          <table:table-cell table:style-name="Default" table:formula="of:=(20000-[.$A874])/([.C$2]*1000)" office:value-type="float" office:value="0.212" calcext:value-type="float">
            <text:p>0.212</text:p>
          </table:table-cell>
          <table:table-cell table:formula="of:=(20000-[.$A874])/([.D$2]*1000)" office:value-type="float" office:value="0.0848" calcext:value-type="float">
            <text:p>0.0848</text:p>
          </table:table-cell>
          <table:table-cell table:formula="of:=(20000-[.$A874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726" calcext:value-type="float">
            <text:p>15726</text:p>
          </table:table-cell>
          <table:table-cell table:formula="of:=(20000-[.$A875])/([.B$2]*1000)" office:value-type="float" office:value="0.4274" calcext:value-type="float">
            <text:p>0.4274</text:p>
          </table:table-cell>
          <table:table-cell table:style-name="Default" table:formula="of:=(20000-[.$A875])/([.C$2]*1000)" office:value-type="float" office:value="0.2137" calcext:value-type="float">
            <text:p>0.2137</text:p>
          </table:table-cell>
          <table:table-cell table:formula="of:=(20000-[.$A875])/([.D$2]*1000)" office:value-type="float" office:value="0.08548" calcext:value-type="float">
            <text:p>0.08548</text:p>
          </table:table-cell>
          <table:table-cell table:formula="of:=(20000-[.$A875])/([.E$2]*1000)" office:value-type="float" office:value="0.04274" calcext:value-type="float">
            <text:p>0.04274</text:p>
          </table:table-cell>
        </table:table-row>
        <table:table-row table:style-name="ro1">
          <table:table-cell office:value-type="float" office:value="15724" calcext:value-type="float">
            <text:p>15724</text:p>
          </table:table-cell>
          <table:table-cell table:formula="of:=(20000-[.$A876])/([.B$2]*1000)" office:value-type="float" office:value="0.4276" calcext:value-type="float">
            <text:p>0.4276</text:p>
          </table:table-cell>
          <table:table-cell table:style-name="Default" table:formula="of:=(20000-[.$A876])/([.C$2]*1000)" office:value-type="float" office:value="0.2138" calcext:value-type="float">
            <text:p>0.2138</text:p>
          </table:table-cell>
          <table:table-cell table:formula="of:=(20000-[.$A876])/([.D$2]*1000)" office:value-type="float" office:value="0.08552" calcext:value-type="float">
            <text:p>0.08552</text:p>
          </table:table-cell>
          <table:table-cell table:formula="of:=(20000-[.$A876])/([.E$2]*1000)" office:value-type="float" office:value="0.04276" calcext:value-type="float">
            <text:p>0.04276</text:p>
          </table:table-cell>
        </table:table-row>
        <table:table-row table:style-name="ro1">
          <table:table-cell office:value-type="float" office:value="15718" calcext:value-type="float">
            <text:p>15718</text:p>
          </table:table-cell>
          <table:table-cell table:formula="of:=(20000-[.$A877])/([.B$2]*1000)" office:value-type="float" office:value="0.4282" calcext:value-type="float">
            <text:p>0.4282</text:p>
          </table:table-cell>
          <table:table-cell table:style-name="Default" table:formula="of:=(20000-[.$A877])/([.C$2]*1000)" office:value-type="float" office:value="0.2141" calcext:value-type="float">
            <text:p>0.2141</text:p>
          </table:table-cell>
          <table:table-cell table:formula="of:=(20000-[.$A877])/([.D$2]*1000)" office:value-type="float" office:value="0.08564" calcext:value-type="float">
            <text:p>0.08564</text:p>
          </table:table-cell>
          <table:table-cell table:formula="of:=(20000-[.$A877])/([.E$2]*1000)" office:value-type="float" office:value="0.04282" calcext:value-type="float">
            <text:p>0.04282</text:p>
          </table:table-cell>
        </table:table-row>
        <table:table-row table:style-name="ro1">
          <table:table-cell office:value-type="float" office:value="15754" calcext:value-type="float">
            <text:p>15754</text:p>
          </table:table-cell>
          <table:table-cell table:formula="of:=(20000-[.$A878])/([.B$2]*1000)" office:value-type="float" office:value="0.4246" calcext:value-type="float">
            <text:p>0.4246</text:p>
          </table:table-cell>
          <table:table-cell table:style-name="Default" table:formula="of:=(20000-[.$A878])/([.C$2]*1000)" office:value-type="float" office:value="0.2123" calcext:value-type="float">
            <text:p>0.2123</text:p>
          </table:table-cell>
          <table:table-cell table:formula="of:=(20000-[.$A878])/([.D$2]*1000)" office:value-type="float" office:value="0.08492" calcext:value-type="float">
            <text:p>0.08492</text:p>
          </table:table-cell>
          <table:table-cell table:formula="of:=(20000-[.$A878])/([.E$2]*1000)" office:value-type="float" office:value="0.04246" calcext:value-type="float">
            <text:p>0.04246</text:p>
          </table:table-cell>
        </table:table-row>
        <table:table-row table:style-name="ro1">
          <table:table-cell office:value-type="float" office:value="15750" calcext:value-type="float">
            <text:p>15750</text:p>
          </table:table-cell>
          <table:table-cell table:formula="of:=(20000-[.$A879])/([.B$2]*1000)" office:value-type="float" office:value="0.425" calcext:value-type="float">
            <text:p>0.425</text:p>
          </table:table-cell>
          <table:table-cell table:style-name="Default" table:formula="of:=(20000-[.$A879])/([.C$2]*1000)" office:value-type="float" office:value="0.2125" calcext:value-type="float">
            <text:p>0.2125</text:p>
          </table:table-cell>
          <table:table-cell table:formula="of:=(20000-[.$A879])/([.D$2]*1000)" office:value-type="float" office:value="0.085" calcext:value-type="float">
            <text:p>0.085</text:p>
          </table:table-cell>
          <table:table-cell table:formula="of:=(20000-[.$A879])/([.E$2]*1000)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729" calcext:value-type="float">
            <text:p>15729</text:p>
          </table:table-cell>
          <table:table-cell table:formula="of:=(20000-[.$A880])/([.B$2]*1000)" office:value-type="float" office:value="0.4271" calcext:value-type="float">
            <text:p>0.4271</text:p>
          </table:table-cell>
          <table:table-cell table:style-name="Default" table:formula="of:=(20000-[.$A880])/([.C$2]*1000)" office:value-type="float" office:value="0.21355" calcext:value-type="float">
            <text:p>0.21355</text:p>
          </table:table-cell>
          <table:table-cell table:formula="of:=(20000-[.$A880])/([.D$2]*1000)" office:value-type="float" office:value="0.08542" calcext:value-type="float">
            <text:p>0.08542</text:p>
          </table:table-cell>
          <table:table-cell table:formula="of:=(20000-[.$A880])/([.E$2]*1000)" office:value-type="float" office:value="0.04271" calcext:value-type="float">
            <text:p>0.04271</text:p>
          </table:table-cell>
        </table:table-row>
        <table:table-row table:style-name="ro1">
          <table:table-cell office:value-type="float" office:value="15716" calcext:value-type="float">
            <text:p>15716</text:p>
          </table:table-cell>
          <table:table-cell table:formula="of:=(20000-[.$A881])/([.B$2]*1000)" office:value-type="float" office:value="0.4284" calcext:value-type="float">
            <text:p>0.4284</text:p>
          </table:table-cell>
          <table:table-cell table:style-name="Default" table:formula="of:=(20000-[.$A881])/([.C$2]*1000)" office:value-type="float" office:value="0.2142" calcext:value-type="float">
            <text:p>0.2142</text:p>
          </table:table-cell>
          <table:table-cell table:formula="of:=(20000-[.$A881])/([.D$2]*1000)" office:value-type="float" office:value="0.08568" calcext:value-type="float">
            <text:p>0.08568</text:p>
          </table:table-cell>
          <table:table-cell table:formula="of:=(20000-[.$A881])/([.E$2]*1000)" office:value-type="float" office:value="0.04284" calcext:value-type="float">
            <text:p>0.04284</text:p>
          </table:table-cell>
        </table:table-row>
        <table:table-row table:style-name="ro1">
          <table:table-cell office:value-type="float" office:value="15700" calcext:value-type="float">
            <text:p>15700</text:p>
          </table:table-cell>
          <table:table-cell table:formula="of:=(20000-[.$A882])/([.B$2]*1000)" office:value-type="float" office:value="0.43" calcext:value-type="float">
            <text:p>0.43</text:p>
          </table:table-cell>
          <table:table-cell table:style-name="Default" table:formula="of:=(20000-[.$A882])/([.C$2]*1000)" office:value-type="float" office:value="0.215" calcext:value-type="float">
            <text:p>0.215</text:p>
          </table:table-cell>
          <table:table-cell table:formula="of:=(20000-[.$A882])/([.D$2]*1000)" office:value-type="float" office:value="0.086" calcext:value-type="float">
            <text:p>0.086</text:p>
          </table:table-cell>
          <table:table-cell table:formula="of:=(20000-[.$A882])/([.E$2]*1000)"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15732" calcext:value-type="float">
            <text:p>15732</text:p>
          </table:table-cell>
          <table:table-cell table:formula="of:=(20000-[.$A883])/([.B$2]*1000)" office:value-type="float" office:value="0.4268" calcext:value-type="float">
            <text:p>0.4268</text:p>
          </table:table-cell>
          <table:table-cell table:style-name="Default" table:formula="of:=(20000-[.$A883])/([.C$2]*1000)" office:value-type="float" office:value="0.2134" calcext:value-type="float">
            <text:p>0.2134</text:p>
          </table:table-cell>
          <table:table-cell table:formula="of:=(20000-[.$A883])/([.D$2]*1000)" office:value-type="float" office:value="0.08536" calcext:value-type="float">
            <text:p>0.08536</text:p>
          </table:table-cell>
          <table:table-cell table:formula="of:=(20000-[.$A883])/([.E$2]*1000)" office:value-type="float" office:value="0.04268" calcext:value-type="float">
            <text:p>0.04268</text:p>
          </table:table-cell>
        </table:table-row>
        <table:table-row table:style-name="ro1">
          <table:table-cell office:value-type="float" office:value="15690" calcext:value-type="float">
            <text:p>15690</text:p>
          </table:table-cell>
          <table:table-cell table:formula="of:=(20000-[.$A884])/([.B$2]*1000)" office:value-type="float" office:value="0.431" calcext:value-type="float">
            <text:p>0.431</text:p>
          </table:table-cell>
          <table:table-cell table:style-name="Default" table:formula="of:=(20000-[.$A884])/([.C$2]*1000)" office:value-type="float" office:value="0.2155" calcext:value-type="float">
            <text:p>0.2155</text:p>
          </table:table-cell>
          <table:table-cell table:formula="of:=(20000-[.$A884])/([.D$2]*1000)" office:value-type="float" office:value="0.0862" calcext:value-type="float">
            <text:p>0.0862</text:p>
          </table:table-cell>
          <table:table-cell table:formula="of:=(20000-[.$A884])/([.E$2]*1000)" office:value-type="float" office:value="0.0431" calcext:value-type="float">
            <text:p>0.0431</text:p>
          </table:table-cell>
        </table:table-row>
        <table:table-row table:style-name="ro1">
          <table:table-cell office:value-type="float" office:value="15754" calcext:value-type="float">
            <text:p>15754</text:p>
          </table:table-cell>
          <table:table-cell table:formula="of:=(20000-[.$A885])/([.B$2]*1000)" office:value-type="float" office:value="0.4246" calcext:value-type="float">
            <text:p>0.4246</text:p>
          </table:table-cell>
          <table:table-cell table:style-name="Default" table:formula="of:=(20000-[.$A885])/([.C$2]*1000)" office:value-type="float" office:value="0.2123" calcext:value-type="float">
            <text:p>0.2123</text:p>
          </table:table-cell>
          <table:table-cell table:formula="of:=(20000-[.$A885])/([.D$2]*1000)" office:value-type="float" office:value="0.08492" calcext:value-type="float">
            <text:p>0.08492</text:p>
          </table:table-cell>
          <table:table-cell table:formula="of:=(20000-[.$A885])/([.E$2]*1000)" office:value-type="float" office:value="0.04246" calcext:value-type="float">
            <text:p>0.04246</text:p>
          </table:table-cell>
        </table:table-row>
        <table:table-row table:style-name="ro1">
          <table:table-cell office:value-type="float" office:value="15719" calcext:value-type="float">
            <text:p>15719</text:p>
          </table:table-cell>
          <table:table-cell table:formula="of:=(20000-[.$A886])/([.B$2]*1000)" office:value-type="float" office:value="0.4281" calcext:value-type="float">
            <text:p>0.4281</text:p>
          </table:table-cell>
          <table:table-cell table:style-name="Default" table:formula="of:=(20000-[.$A886])/([.C$2]*1000)" office:value-type="float" office:value="0.21405" calcext:value-type="float">
            <text:p>0.21405</text:p>
          </table:table-cell>
          <table:table-cell table:formula="of:=(20000-[.$A886])/([.D$2]*1000)" office:value-type="float" office:value="0.08562" calcext:value-type="float">
            <text:p>0.08562</text:p>
          </table:table-cell>
          <table:table-cell table:formula="of:=(20000-[.$A886])/([.E$2]*1000)" office:value-type="float" office:value="0.04281" calcext:value-type="float">
            <text:p>0.04281</text:p>
          </table:table-cell>
        </table:table-row>
        <table:table-row table:style-name="ro1">
          <table:table-cell office:value-type="float" office:value="15689" calcext:value-type="float">
            <text:p>15689</text:p>
          </table:table-cell>
          <table:table-cell table:formula="of:=(20000-[.$A887])/([.B$2]*1000)" office:value-type="float" office:value="0.4311" calcext:value-type="float">
            <text:p>0.4311</text:p>
          </table:table-cell>
          <table:table-cell table:style-name="Default" table:formula="of:=(20000-[.$A887])/([.C$2]*1000)" office:value-type="float" office:value="0.21555" calcext:value-type="float">
            <text:p>0.21555</text:p>
          </table:table-cell>
          <table:table-cell table:formula="of:=(20000-[.$A887])/([.D$2]*1000)" office:value-type="float" office:value="0.08622" calcext:value-type="float">
            <text:p>0.08622</text:p>
          </table:table-cell>
          <table:table-cell table:formula="of:=(20000-[.$A887])/([.E$2]*1000)" office:value-type="float" office:value="0.04311" calcext:value-type="float">
            <text:p>0.04311</text:p>
          </table:table-cell>
        </table:table-row>
        <table:table-row table:style-name="ro1">
          <table:table-cell office:value-type="float" office:value="15722" calcext:value-type="float">
            <text:p>15722</text:p>
          </table:table-cell>
          <table:table-cell table:formula="of:=(20000-[.$A888])/([.B$2]*1000)" office:value-type="float" office:value="0.4278" calcext:value-type="float">
            <text:p>0.4278</text:p>
          </table:table-cell>
          <table:table-cell table:style-name="Default" table:formula="of:=(20000-[.$A888])/([.C$2]*1000)" office:value-type="float" office:value="0.2139" calcext:value-type="float">
            <text:p>0.2139</text:p>
          </table:table-cell>
          <table:table-cell table:formula="of:=(20000-[.$A888])/([.D$2]*1000)" office:value-type="float" office:value="0.08556" calcext:value-type="float">
            <text:p>0.08556</text:p>
          </table:table-cell>
          <table:table-cell table:formula="of:=(20000-[.$A888])/([.E$2]*1000)" office:value-type="float" office:value="0.04278" calcext:value-type="float">
            <text:p>0.04278</text:p>
          </table:table-cell>
        </table:table-row>
        <table:table-row table:style-name="ro1">
          <table:table-cell office:value-type="float" office:value="15707" calcext:value-type="float">
            <text:p>15707</text:p>
          </table:table-cell>
          <table:table-cell table:formula="of:=(20000-[.$A889])/([.B$2]*1000)" office:value-type="float" office:value="0.4293" calcext:value-type="float">
            <text:p>0.4293</text:p>
          </table:table-cell>
          <table:table-cell table:style-name="Default" table:formula="of:=(20000-[.$A889])/([.C$2]*1000)" office:value-type="float" office:value="0.21465" calcext:value-type="float">
            <text:p>0.21465</text:p>
          </table:table-cell>
          <table:table-cell table:formula="of:=(20000-[.$A889])/([.D$2]*1000)" office:value-type="float" office:value="0.08586" calcext:value-type="float">
            <text:p>0.08586</text:p>
          </table:table-cell>
          <table:table-cell table:formula="of:=(20000-[.$A889])/([.E$2]*1000)" office:value-type="float" office:value="0.04293" calcext:value-type="float">
            <text:p>0.04293</text:p>
          </table:table-cell>
        </table:table-row>
        <table:table-row table:style-name="ro1">
          <table:table-cell office:value-type="float" office:value="15744" calcext:value-type="float">
            <text:p>15744</text:p>
          </table:table-cell>
          <table:table-cell table:formula="of:=(20000-[.$A890])/([.B$2]*1000)" office:value-type="float" office:value="0.4256" calcext:value-type="float">
            <text:p>0.4256</text:p>
          </table:table-cell>
          <table:table-cell table:style-name="Default" table:formula="of:=(20000-[.$A890])/([.C$2]*1000)" office:value-type="float" office:value="0.2128" calcext:value-type="float">
            <text:p>0.2128</text:p>
          </table:table-cell>
          <table:table-cell table:formula="of:=(20000-[.$A890])/([.D$2]*1000)" office:value-type="float" office:value="0.08512" calcext:value-type="float">
            <text:p>0.08512</text:p>
          </table:table-cell>
          <table:table-cell table:formula="of:=(20000-[.$A890])/([.E$2]*1000)" office:value-type="float" office:value="0.04256" calcext:value-type="float">
            <text:p>0.04256</text:p>
          </table:table-cell>
        </table:table-row>
        <table:table-row table:style-name="ro1">
          <table:table-cell office:value-type="float" office:value="15734" calcext:value-type="float">
            <text:p>15734</text:p>
          </table:table-cell>
          <table:table-cell table:formula="of:=(20000-[.$A891])/([.B$2]*1000)" office:value-type="float" office:value="0.4266" calcext:value-type="float">
            <text:p>0.4266</text:p>
          </table:table-cell>
          <table:table-cell table:style-name="Default" table:formula="of:=(20000-[.$A891])/([.C$2]*1000)" office:value-type="float" office:value="0.2133" calcext:value-type="float">
            <text:p>0.2133</text:p>
          </table:table-cell>
          <table:table-cell table:formula="of:=(20000-[.$A891])/([.D$2]*1000)" office:value-type="float" office:value="0.08532" calcext:value-type="float">
            <text:p>0.08532</text:p>
          </table:table-cell>
          <table:table-cell table:formula="of:=(20000-[.$A891])/([.E$2]*1000)" office:value-type="float" office:value="0.04266" calcext:value-type="float">
            <text:p>0.04266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892])/([.B$2]*1000)" office:value-type="float" office:value="0.4238" calcext:value-type="float">
            <text:p>0.4238</text:p>
          </table:table-cell>
          <table:table-cell table:style-name="Default" table:formula="of:=(20000-[.$A892])/([.C$2]*1000)" office:value-type="float" office:value="0.2119" calcext:value-type="float">
            <text:p>0.2119</text:p>
          </table:table-cell>
          <table:table-cell table:formula="of:=(20000-[.$A892])/([.D$2]*1000)" office:value-type="float" office:value="0.08476" calcext:value-type="float">
            <text:p>0.08476</text:p>
          </table:table-cell>
          <table:table-cell table:formula="of:=(20000-[.$A892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14" calcext:value-type="float">
            <text:p>15714</text:p>
          </table:table-cell>
          <table:table-cell table:formula="of:=(20000-[.$A893])/([.B$2]*1000)" office:value-type="float" office:value="0.4286" calcext:value-type="float">
            <text:p>0.4286</text:p>
          </table:table-cell>
          <table:table-cell table:style-name="Default" table:formula="of:=(20000-[.$A893])/([.C$2]*1000)" office:value-type="float" office:value="0.2143" calcext:value-type="float">
            <text:p>0.2143</text:p>
          </table:table-cell>
          <table:table-cell table:formula="of:=(20000-[.$A893])/([.D$2]*1000)" office:value-type="float" office:value="0.08572" calcext:value-type="float">
            <text:p>0.08572</text:p>
          </table:table-cell>
          <table:table-cell table:formula="of:=(20000-[.$A893])/([.E$2]*1000)" office:value-type="float" office:value="0.04286" calcext:value-type="float">
            <text:p>0.04286</text:p>
          </table:table-cell>
        </table:table-row>
        <table:table-row table:style-name="ro1">
          <table:table-cell office:value-type="float" office:value="15759" calcext:value-type="float">
            <text:p>15759</text:p>
          </table:table-cell>
          <table:table-cell table:formula="of:=(20000-[.$A894])/([.B$2]*1000)" office:value-type="float" office:value="0.4241" calcext:value-type="float">
            <text:p>0.4241</text:p>
          </table:table-cell>
          <table:table-cell table:style-name="Default" table:formula="of:=(20000-[.$A894])/([.C$2]*1000)" office:value-type="float" office:value="0.21205" calcext:value-type="float">
            <text:p>0.21205</text:p>
          </table:table-cell>
          <table:table-cell table:formula="of:=(20000-[.$A894])/([.D$2]*1000)" office:value-type="float" office:value="0.08482" calcext:value-type="float">
            <text:p>0.08482</text:p>
          </table:table-cell>
          <table:table-cell table:formula="of:=(20000-[.$A894])/([.E$2]*1000)" office:value-type="float" office:value="0.04241" calcext:value-type="float">
            <text:p>0.04241</text:p>
          </table:table-cell>
        </table:table-row>
        <table:table-row table:style-name="ro1">
          <table:table-cell office:value-type="float" office:value="15676" calcext:value-type="float">
            <text:p>15676</text:p>
          </table:table-cell>
          <table:table-cell table:formula="of:=(20000-[.$A895])/([.B$2]*1000)" office:value-type="float" office:value="0.4324" calcext:value-type="float">
            <text:p>0.4324</text:p>
          </table:table-cell>
          <table:table-cell table:style-name="Default" table:formula="of:=(20000-[.$A895])/([.C$2]*1000)" office:value-type="float" office:value="0.2162" calcext:value-type="float">
            <text:p>0.2162</text:p>
          </table:table-cell>
          <table:table-cell table:formula="of:=(20000-[.$A895])/([.D$2]*1000)" office:value-type="float" office:value="0.08648" calcext:value-type="float">
            <text:p>0.08648</text:p>
          </table:table-cell>
          <table:table-cell table:formula="of:=(20000-[.$A895])/([.E$2]*1000)" office:value-type="float" office:value="0.04324" calcext:value-type="float">
            <text:p>0.04324</text:p>
          </table:table-cell>
        </table:table-row>
        <table:table-row table:style-name="ro1">
          <table:table-cell office:value-type="float" office:value="15724" calcext:value-type="float">
            <text:p>15724</text:p>
          </table:table-cell>
          <table:table-cell table:formula="of:=(20000-[.$A896])/([.B$2]*1000)" office:value-type="float" office:value="0.4276" calcext:value-type="float">
            <text:p>0.4276</text:p>
          </table:table-cell>
          <table:table-cell table:style-name="Default" table:formula="of:=(20000-[.$A896])/([.C$2]*1000)" office:value-type="float" office:value="0.2138" calcext:value-type="float">
            <text:p>0.2138</text:p>
          </table:table-cell>
          <table:table-cell table:formula="of:=(20000-[.$A896])/([.D$2]*1000)" office:value-type="float" office:value="0.08552" calcext:value-type="float">
            <text:p>0.08552</text:p>
          </table:table-cell>
          <table:table-cell table:formula="of:=(20000-[.$A896])/([.E$2]*1000)" office:value-type="float" office:value="0.04276" calcext:value-type="float">
            <text:p>0.04276</text:p>
          </table:table-cell>
        </table:table-row>
        <table:table-row table:style-name="ro1">
          <table:table-cell office:value-type="float" office:value="15691" calcext:value-type="float">
            <text:p>15691</text:p>
          </table:table-cell>
          <table:table-cell table:formula="of:=(20000-[.$A897])/([.B$2]*1000)" office:value-type="float" office:value="0.4309" calcext:value-type="float">
            <text:p>0.4309</text:p>
          </table:table-cell>
          <table:table-cell table:style-name="Default" table:formula="of:=(20000-[.$A897])/([.C$2]*1000)" office:value-type="float" office:value="0.21545" calcext:value-type="float">
            <text:p>0.21545</text:p>
          </table:table-cell>
          <table:table-cell table:formula="of:=(20000-[.$A897])/([.D$2]*1000)" office:value-type="float" office:value="0.08618" calcext:value-type="float">
            <text:p>0.08618</text:p>
          </table:table-cell>
          <table:table-cell table:formula="of:=(20000-[.$A897])/([.E$2]*1000)" office:value-type="float" office:value="0.04309" calcext:value-type="float">
            <text:p>0.04309</text:p>
          </table:table-cell>
        </table:table-row>
        <table:table-row table:style-name="ro1">
          <table:table-cell office:value-type="float" office:value="15716" calcext:value-type="float">
            <text:p>15716</text:p>
          </table:table-cell>
          <table:table-cell table:formula="of:=(20000-[.$A898])/([.B$2]*1000)" office:value-type="float" office:value="0.4284" calcext:value-type="float">
            <text:p>0.4284</text:p>
          </table:table-cell>
          <table:table-cell table:style-name="Default" table:formula="of:=(20000-[.$A898])/([.C$2]*1000)" office:value-type="float" office:value="0.2142" calcext:value-type="float">
            <text:p>0.2142</text:p>
          </table:table-cell>
          <table:table-cell table:formula="of:=(20000-[.$A898])/([.D$2]*1000)" office:value-type="float" office:value="0.08568" calcext:value-type="float">
            <text:p>0.08568</text:p>
          </table:table-cell>
          <table:table-cell table:formula="of:=(20000-[.$A898])/([.E$2]*1000)" office:value-type="float" office:value="0.04284" calcext:value-type="float">
            <text:p>0.04284</text:p>
          </table:table-cell>
        </table:table-row>
        <table:table-row table:style-name="ro1">
          <table:table-cell office:value-type="float" office:value="15712" calcext:value-type="float">
            <text:p>15712</text:p>
          </table:table-cell>
          <table:table-cell table:formula="of:=(20000-[.$A899])/([.B$2]*1000)" office:value-type="float" office:value="0.4288" calcext:value-type="float">
            <text:p>0.4288</text:p>
          </table:table-cell>
          <table:table-cell table:style-name="Default" table:formula="of:=(20000-[.$A899])/([.C$2]*1000)" office:value-type="float" office:value="0.2144" calcext:value-type="float">
            <text:p>0.2144</text:p>
          </table:table-cell>
          <table:table-cell table:formula="of:=(20000-[.$A899])/([.D$2]*1000)" office:value-type="float" office:value="0.08576" calcext:value-type="float">
            <text:p>0.08576</text:p>
          </table:table-cell>
          <table:table-cell table:formula="of:=(20000-[.$A899])/([.E$2]*1000)" office:value-type="float" office:value="0.04288" calcext:value-type="float">
            <text:p>0.04288</text:p>
          </table:table-cell>
        </table:table-row>
        <table:table-row table:style-name="ro1">
          <table:table-cell office:value-type="float" office:value="15723" calcext:value-type="float">
            <text:p>15723</text:p>
          </table:table-cell>
          <table:table-cell table:formula="of:=(20000-[.$A900])/([.B$2]*1000)" office:value-type="float" office:value="0.4277" calcext:value-type="float">
            <text:p>0.4277</text:p>
          </table:table-cell>
          <table:table-cell table:style-name="Default" table:formula="of:=(20000-[.$A900])/([.C$2]*1000)" office:value-type="float" office:value="0.21385" calcext:value-type="float">
            <text:p>0.21385</text:p>
          </table:table-cell>
          <table:table-cell table:formula="of:=(20000-[.$A900])/([.D$2]*1000)" office:value-type="float" office:value="0.08554" calcext:value-type="float">
            <text:p>0.08554</text:p>
          </table:table-cell>
          <table:table-cell table:formula="of:=(20000-[.$A900])/([.E$2]*1000)" office:value-type="float" office:value="0.04277" calcext:value-type="float">
            <text:p>0.04277</text:p>
          </table:table-cell>
        </table:table-row>
        <table:table-row table:style-name="ro1">
          <table:table-cell office:value-type="float" office:value="15732" calcext:value-type="float">
            <text:p>15732</text:p>
          </table:table-cell>
          <table:table-cell table:formula="of:=(20000-[.$A901])/([.B$2]*1000)" office:value-type="float" office:value="0.4268" calcext:value-type="float">
            <text:p>0.4268</text:p>
          </table:table-cell>
          <table:table-cell table:style-name="Default" table:formula="of:=(20000-[.$A901])/([.C$2]*1000)" office:value-type="float" office:value="0.2134" calcext:value-type="float">
            <text:p>0.2134</text:p>
          </table:table-cell>
          <table:table-cell table:formula="of:=(20000-[.$A901])/([.D$2]*1000)" office:value-type="float" office:value="0.08536" calcext:value-type="float">
            <text:p>0.08536</text:p>
          </table:table-cell>
          <table:table-cell table:formula="of:=(20000-[.$A901])/([.E$2]*1000)" office:value-type="float" office:value="0.04268" calcext:value-type="float">
            <text:p>0.04268</text:p>
          </table:table-cell>
        </table:table-row>
        <table:table-row table:style-name="ro1">
          <table:table-cell office:value-type="float" office:value="15265" calcext:value-type="float">
            <text:p>15265</text:p>
          </table:table-cell>
          <table:table-cell table:formula="of:=(20000-[.$A902])/([.B$2]*1000)" office:value-type="float" office:value="0.4735" calcext:value-type="float">
            <text:p>0.4735</text:p>
          </table:table-cell>
          <table:table-cell table:style-name="Default" table:formula="of:=(20000-[.$A902])/([.C$2]*1000)" office:value-type="float" office:value="0.23675" calcext:value-type="float">
            <text:p>0.23675</text:p>
          </table:table-cell>
          <table:table-cell table:formula="of:=(20000-[.$A902])/([.D$2]*1000)" office:value-type="float" office:value="0.0947" calcext:value-type="float">
            <text:p>0.0947</text:p>
          </table:table-cell>
          <table:table-cell table:formula="of:=(20000-[.$A902])/([.E$2]*1000)" office:value-type="float" office:value="0.04735" calcext:value-type="float">
            <text:p>0.04735</text:p>
          </table:table-cell>
        </table:table-row>
        <table:table-row table:style-name="ro1">
          <table:table-cell office:value-type="float" office:value="15708" calcext:value-type="float">
            <text:p>15708</text:p>
          </table:table-cell>
          <table:table-cell table:formula="of:=(20000-[.$A903])/([.B$2]*1000)" office:value-type="float" office:value="0.4292" calcext:value-type="float">
            <text:p>0.4292</text:p>
          </table:table-cell>
          <table:table-cell table:style-name="Default" table:formula="of:=(20000-[.$A903])/([.C$2]*1000)" office:value-type="float" office:value="0.2146" calcext:value-type="float">
            <text:p>0.2146</text:p>
          </table:table-cell>
          <table:table-cell table:formula="of:=(20000-[.$A903])/([.D$2]*1000)" office:value-type="float" office:value="0.08584" calcext:value-type="float">
            <text:p>0.08584</text:p>
          </table:table-cell>
          <table:table-cell table:formula="of:=(20000-[.$A903])/([.E$2]*1000)" office:value-type="float" office:value="0.04292" calcext:value-type="float">
            <text:p>0.04292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904])/([.B$2]*1000)" office:value-type="float" office:value="0.4238" calcext:value-type="float">
            <text:p>0.4238</text:p>
          </table:table-cell>
          <table:table-cell table:style-name="Default" table:formula="of:=(20000-[.$A904])/([.C$2]*1000)" office:value-type="float" office:value="0.2119" calcext:value-type="float">
            <text:p>0.2119</text:p>
          </table:table-cell>
          <table:table-cell table:formula="of:=(20000-[.$A904])/([.D$2]*1000)" office:value-type="float" office:value="0.08476" calcext:value-type="float">
            <text:p>0.08476</text:p>
          </table:table-cell>
          <table:table-cell table:formula="of:=(20000-[.$A904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49" calcext:value-type="float">
            <text:p>15749</text:p>
          </table:table-cell>
          <table:table-cell table:formula="of:=(20000-[.$A905])/([.B$2]*1000)" office:value-type="float" office:value="0.4251" calcext:value-type="float">
            <text:p>0.4251</text:p>
          </table:table-cell>
          <table:table-cell table:style-name="Default" table:formula="of:=(20000-[.$A905])/([.C$2]*1000)" office:value-type="float" office:value="0.21255" calcext:value-type="float">
            <text:p>0.21255</text:p>
          </table:table-cell>
          <table:table-cell table:formula="of:=(20000-[.$A905])/([.D$2]*1000)" office:value-type="float" office:value="0.08502" calcext:value-type="float">
            <text:p>0.08502</text:p>
          </table:table-cell>
          <table:table-cell table:formula="of:=(20000-[.$A905])/([.E$2]*1000)" office:value-type="float" office:value="0.04251" calcext:value-type="float">
            <text:p>0.04251</text:p>
          </table:table-cell>
        </table:table-row>
        <table:table-row table:style-name="ro1">
          <table:table-cell office:value-type="float" office:value="15728" calcext:value-type="float">
            <text:p>15728</text:p>
          </table:table-cell>
          <table:table-cell table:formula="of:=(20000-[.$A906])/([.B$2]*1000)" office:value-type="float" office:value="0.4272" calcext:value-type="float">
            <text:p>0.4272</text:p>
          </table:table-cell>
          <table:table-cell table:style-name="Default" table:formula="of:=(20000-[.$A906])/([.C$2]*1000)" office:value-type="float" office:value="0.2136" calcext:value-type="float">
            <text:p>0.2136</text:p>
          </table:table-cell>
          <table:table-cell table:formula="of:=(20000-[.$A906])/([.D$2]*1000)" office:value-type="float" office:value="0.08544" calcext:value-type="float">
            <text:p>0.08544</text:p>
          </table:table-cell>
          <table:table-cell table:formula="of:=(20000-[.$A906])/([.E$2]*1000)" office:value-type="float" office:value="0.04272" calcext:value-type="float">
            <text:p>0.04272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907])/([.B$2]*1000)" office:value-type="float" office:value="0.4236" calcext:value-type="float">
            <text:p>0.4236</text:p>
          </table:table-cell>
          <table:table-cell table:style-name="Default" table:formula="of:=(20000-[.$A907])/([.C$2]*1000)" office:value-type="float" office:value="0.2118" calcext:value-type="float">
            <text:p>0.2118</text:p>
          </table:table-cell>
          <table:table-cell table:formula="of:=(20000-[.$A907])/([.D$2]*1000)" office:value-type="float" office:value="0.08472" calcext:value-type="float">
            <text:p>0.08472</text:p>
          </table:table-cell>
          <table:table-cell table:formula="of:=(20000-[.$A907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908])/([.B$2]*1000)" office:value-type="float" office:value="0.4236" calcext:value-type="float">
            <text:p>0.4236</text:p>
          </table:table-cell>
          <table:table-cell table:style-name="Default" table:formula="of:=(20000-[.$A908])/([.C$2]*1000)" office:value-type="float" office:value="0.2118" calcext:value-type="float">
            <text:p>0.2118</text:p>
          </table:table-cell>
          <table:table-cell table:formula="of:=(20000-[.$A908])/([.D$2]*1000)" office:value-type="float" office:value="0.08472" calcext:value-type="float">
            <text:p>0.08472</text:p>
          </table:table-cell>
          <table:table-cell table:formula="of:=(20000-[.$A908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55" calcext:value-type="float">
            <text:p>15755</text:p>
          </table:table-cell>
          <table:table-cell table:formula="of:=(20000-[.$A909])/([.B$2]*1000)" office:value-type="float" office:value="0.4245" calcext:value-type="float">
            <text:p>0.4245</text:p>
          </table:table-cell>
          <table:table-cell table:style-name="Default" table:formula="of:=(20000-[.$A909])/([.C$2]*1000)" office:value-type="float" office:value="0.21225" calcext:value-type="float">
            <text:p>0.21225</text:p>
          </table:table-cell>
          <table:table-cell table:formula="of:=(20000-[.$A909])/([.D$2]*1000)" office:value-type="float" office:value="0.0849" calcext:value-type="float">
            <text:p>0.0849</text:p>
          </table:table-cell>
          <table:table-cell table:formula="of:=(20000-[.$A909])/([.E$2]*1000)" office:value-type="float" office:value="0.04245" calcext:value-type="float">
            <text:p>0.04245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910])/([.B$2]*1000)" office:value-type="float" office:value="0.4239" calcext:value-type="float">
            <text:p>0.4239</text:p>
          </table:table-cell>
          <table:table-cell table:style-name="Default" table:formula="of:=(20000-[.$A910])/([.C$2]*1000)" office:value-type="float" office:value="0.21195" calcext:value-type="float">
            <text:p>0.21195</text:p>
          </table:table-cell>
          <table:table-cell table:formula="of:=(20000-[.$A910])/([.D$2]*1000)" office:value-type="float" office:value="0.08478" calcext:value-type="float">
            <text:p>0.08478</text:p>
          </table:table-cell>
          <table:table-cell table:formula="of:=(20000-[.$A910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911])/([.B$2]*1000)" office:value-type="float" office:value="0.4237" calcext:value-type="float">
            <text:p>0.4237</text:p>
          </table:table-cell>
          <table:table-cell table:style-name="Default" table:formula="of:=(20000-[.$A911])/([.C$2]*1000)" office:value-type="float" office:value="0.21185" calcext:value-type="float">
            <text:p>0.21185</text:p>
          </table:table-cell>
          <table:table-cell table:formula="of:=(20000-[.$A911])/([.D$2]*1000)" office:value-type="float" office:value="0.08474" calcext:value-type="float">
            <text:p>0.08474</text:p>
          </table:table-cell>
          <table:table-cell table:formula="of:=(20000-[.$A911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19" calcext:value-type="float">
            <text:p>15719</text:p>
          </table:table-cell>
          <table:table-cell table:formula="of:=(20000-[.$A912])/([.B$2]*1000)" office:value-type="float" office:value="0.4281" calcext:value-type="float">
            <text:p>0.4281</text:p>
          </table:table-cell>
          <table:table-cell table:style-name="Default" table:formula="of:=(20000-[.$A912])/([.C$2]*1000)" office:value-type="float" office:value="0.21405" calcext:value-type="float">
            <text:p>0.21405</text:p>
          </table:table-cell>
          <table:table-cell table:formula="of:=(20000-[.$A912])/([.D$2]*1000)" office:value-type="float" office:value="0.08562" calcext:value-type="float">
            <text:p>0.08562</text:p>
          </table:table-cell>
          <table:table-cell table:formula="of:=(20000-[.$A912])/([.E$2]*1000)" office:value-type="float" office:value="0.04281" calcext:value-type="float">
            <text:p>0.04281</text:p>
          </table:table-cell>
        </table:table-row>
        <table:table-row table:style-name="ro1">
          <table:table-cell office:value-type="float" office:value="15713" calcext:value-type="float">
            <text:p>15713</text:p>
          </table:table-cell>
          <table:table-cell table:formula="of:=(20000-[.$A913])/([.B$2]*1000)" office:value-type="float" office:value="0.4287" calcext:value-type="float">
            <text:p>0.4287</text:p>
          </table:table-cell>
          <table:table-cell table:style-name="Default" table:formula="of:=(20000-[.$A913])/([.C$2]*1000)" office:value-type="float" office:value="0.21435" calcext:value-type="float">
            <text:p>0.21435</text:p>
          </table:table-cell>
          <table:table-cell table:formula="of:=(20000-[.$A913])/([.D$2]*1000)" office:value-type="float" office:value="0.08574" calcext:value-type="float">
            <text:p>0.08574</text:p>
          </table:table-cell>
          <table:table-cell table:formula="of:=(20000-[.$A913])/([.E$2]*1000)" office:value-type="float" office:value="0.04287" calcext:value-type="float">
            <text:p>0.04287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914])/([.B$2]*1000)" office:value-type="float" office:value="0.4238" calcext:value-type="float">
            <text:p>0.4238</text:p>
          </table:table-cell>
          <table:table-cell table:style-name="Default" table:formula="of:=(20000-[.$A914])/([.C$2]*1000)" office:value-type="float" office:value="0.2119" calcext:value-type="float">
            <text:p>0.2119</text:p>
          </table:table-cell>
          <table:table-cell table:formula="of:=(20000-[.$A914])/([.D$2]*1000)" office:value-type="float" office:value="0.08476" calcext:value-type="float">
            <text:p>0.08476</text:p>
          </table:table-cell>
          <table:table-cell table:formula="of:=(20000-[.$A914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41" calcext:value-type="float">
            <text:p>15741</text:p>
          </table:table-cell>
          <table:table-cell table:formula="of:=(20000-[.$A915])/([.B$2]*1000)" office:value-type="float" office:value="0.4259" calcext:value-type="float">
            <text:p>0.4259</text:p>
          </table:table-cell>
          <table:table-cell table:style-name="Default" table:formula="of:=(20000-[.$A915])/([.C$2]*1000)" office:value-type="float" office:value="0.21295" calcext:value-type="float">
            <text:p>0.21295</text:p>
          </table:table-cell>
          <table:table-cell table:formula="of:=(20000-[.$A915])/([.D$2]*1000)" office:value-type="float" office:value="0.08518" calcext:value-type="float">
            <text:p>0.08518</text:p>
          </table:table-cell>
          <table:table-cell table:formula="of:=(20000-[.$A915])/([.E$2]*1000)" office:value-type="float" office:value="0.04259" calcext:value-type="float">
            <text:p>0.04259</text:p>
          </table:table-cell>
        </table:table-row>
        <table:table-row table:style-name="ro1">
          <table:table-cell office:value-type="float" office:value="15766" calcext:value-type="float">
            <text:p>15766</text:p>
          </table:table-cell>
          <table:table-cell table:formula="of:=(20000-[.$A916])/([.B$2]*1000)" office:value-type="float" office:value="0.4234" calcext:value-type="float">
            <text:p>0.4234</text:p>
          </table:table-cell>
          <table:table-cell table:style-name="Default" table:formula="of:=(20000-[.$A916])/([.C$2]*1000)" office:value-type="float" office:value="0.2117" calcext:value-type="float">
            <text:p>0.2117</text:p>
          </table:table-cell>
          <table:table-cell table:formula="of:=(20000-[.$A916])/([.D$2]*1000)" office:value-type="float" office:value="0.08468" calcext:value-type="float">
            <text:p>0.08468</text:p>
          </table:table-cell>
          <table:table-cell table:formula="of:=(20000-[.$A916])/([.E$2]*1000)" office:value-type="float" office:value="0.04234" calcext:value-type="float">
            <text:p>0.04234</text:p>
          </table:table-cell>
        </table:table-row>
        <table:table-row table:style-name="ro1">
          <table:table-cell office:value-type="float" office:value="15736" calcext:value-type="float">
            <text:p>15736</text:p>
          </table:table-cell>
          <table:table-cell table:formula="of:=(20000-[.$A917])/([.B$2]*1000)" office:value-type="float" office:value="0.4264" calcext:value-type="float">
            <text:p>0.4264</text:p>
          </table:table-cell>
          <table:table-cell table:style-name="Default" table:formula="of:=(20000-[.$A917])/([.C$2]*1000)" office:value-type="float" office:value="0.2132" calcext:value-type="float">
            <text:p>0.2132</text:p>
          </table:table-cell>
          <table:table-cell table:formula="of:=(20000-[.$A917])/([.D$2]*1000)" office:value-type="float" office:value="0.08528" calcext:value-type="float">
            <text:p>0.08528</text:p>
          </table:table-cell>
          <table:table-cell table:formula="of:=(20000-[.$A917])/([.E$2]*1000)" office:value-type="float" office:value="0.04264" calcext:value-type="float">
            <text:p>0.04264</text:p>
          </table:table-cell>
        </table:table-row>
        <table:table-row table:style-name="ro1">
          <table:table-cell office:value-type="float" office:value="15690" calcext:value-type="float">
            <text:p>15690</text:p>
          </table:table-cell>
          <table:table-cell table:formula="of:=(20000-[.$A918])/([.B$2]*1000)" office:value-type="float" office:value="0.431" calcext:value-type="float">
            <text:p>0.431</text:p>
          </table:table-cell>
          <table:table-cell table:style-name="Default" table:formula="of:=(20000-[.$A918])/([.C$2]*1000)" office:value-type="float" office:value="0.2155" calcext:value-type="float">
            <text:p>0.2155</text:p>
          </table:table-cell>
          <table:table-cell table:formula="of:=(20000-[.$A918])/([.D$2]*1000)" office:value-type="float" office:value="0.0862" calcext:value-type="float">
            <text:p>0.0862</text:p>
          </table:table-cell>
          <table:table-cell table:formula="of:=(20000-[.$A918])/([.E$2]*1000)" office:value-type="float" office:value="0.0431" calcext:value-type="float">
            <text:p>0.0431</text:p>
          </table:table-cell>
        </table:table-row>
        <table:table-row table:style-name="ro1">
          <table:table-cell office:value-type="float" office:value="15719" calcext:value-type="float">
            <text:p>15719</text:p>
          </table:table-cell>
          <table:table-cell table:formula="of:=(20000-[.$A919])/([.B$2]*1000)" office:value-type="float" office:value="0.4281" calcext:value-type="float">
            <text:p>0.4281</text:p>
          </table:table-cell>
          <table:table-cell table:style-name="Default" table:formula="of:=(20000-[.$A919])/([.C$2]*1000)" office:value-type="float" office:value="0.21405" calcext:value-type="float">
            <text:p>0.21405</text:p>
          </table:table-cell>
          <table:table-cell table:formula="of:=(20000-[.$A919])/([.D$2]*1000)" office:value-type="float" office:value="0.08562" calcext:value-type="float">
            <text:p>0.08562</text:p>
          </table:table-cell>
          <table:table-cell table:formula="of:=(20000-[.$A919])/([.E$2]*1000)" office:value-type="float" office:value="0.04281" calcext:value-type="float">
            <text:p>0.04281</text:p>
          </table:table-cell>
        </table:table-row>
        <table:table-row table:style-name="ro1">
          <table:table-cell office:value-type="float" office:value="15753" calcext:value-type="float">
            <text:p>15753</text:p>
          </table:table-cell>
          <table:table-cell table:formula="of:=(20000-[.$A920])/([.B$2]*1000)" office:value-type="float" office:value="0.4247" calcext:value-type="float">
            <text:p>0.4247</text:p>
          </table:table-cell>
          <table:table-cell table:style-name="Default" table:formula="of:=(20000-[.$A920])/([.C$2]*1000)" office:value-type="float" office:value="0.21235" calcext:value-type="float">
            <text:p>0.21235</text:p>
          </table:table-cell>
          <table:table-cell table:formula="of:=(20000-[.$A920])/([.D$2]*1000)" office:value-type="float" office:value="0.08494" calcext:value-type="float">
            <text:p>0.08494</text:p>
          </table:table-cell>
          <table:table-cell table:formula="of:=(20000-[.$A920])/([.E$2]*1000)" office:value-type="float" office:value="0.04247" calcext:value-type="float">
            <text:p>0.04247</text:p>
          </table:table-cell>
        </table:table-row>
        <table:table-row table:style-name="ro1">
          <table:table-cell office:value-type="float" office:value="15716" calcext:value-type="float">
            <text:p>15716</text:p>
          </table:table-cell>
          <table:table-cell table:formula="of:=(20000-[.$A921])/([.B$2]*1000)" office:value-type="float" office:value="0.4284" calcext:value-type="float">
            <text:p>0.4284</text:p>
          </table:table-cell>
          <table:table-cell table:style-name="Default" table:formula="of:=(20000-[.$A921])/([.C$2]*1000)" office:value-type="float" office:value="0.2142" calcext:value-type="float">
            <text:p>0.2142</text:p>
          </table:table-cell>
          <table:table-cell table:formula="of:=(20000-[.$A921])/([.D$2]*1000)" office:value-type="float" office:value="0.08568" calcext:value-type="float">
            <text:p>0.08568</text:p>
          </table:table-cell>
          <table:table-cell table:formula="of:=(20000-[.$A921])/([.E$2]*1000)" office:value-type="float" office:value="0.04284" calcext:value-type="float">
            <text:p>0.04284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922])/([.B$2]*1000)" office:value-type="float" office:value="0.4238" calcext:value-type="float">
            <text:p>0.4238</text:p>
          </table:table-cell>
          <table:table-cell table:style-name="Default" table:formula="of:=(20000-[.$A922])/([.C$2]*1000)" office:value-type="float" office:value="0.2119" calcext:value-type="float">
            <text:p>0.2119</text:p>
          </table:table-cell>
          <table:table-cell table:formula="of:=(20000-[.$A922])/([.D$2]*1000)" office:value-type="float" office:value="0.08476" calcext:value-type="float">
            <text:p>0.08476</text:p>
          </table:table-cell>
          <table:table-cell table:formula="of:=(20000-[.$A922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19" calcext:value-type="float">
            <text:p>15719</text:p>
          </table:table-cell>
          <table:table-cell table:formula="of:=(20000-[.$A923])/([.B$2]*1000)" office:value-type="float" office:value="0.4281" calcext:value-type="float">
            <text:p>0.4281</text:p>
          </table:table-cell>
          <table:table-cell table:style-name="Default" table:formula="of:=(20000-[.$A923])/([.C$2]*1000)" office:value-type="float" office:value="0.21405" calcext:value-type="float">
            <text:p>0.21405</text:p>
          </table:table-cell>
          <table:table-cell table:formula="of:=(20000-[.$A923])/([.D$2]*1000)" office:value-type="float" office:value="0.08562" calcext:value-type="float">
            <text:p>0.08562</text:p>
          </table:table-cell>
          <table:table-cell table:formula="of:=(20000-[.$A923])/([.E$2]*1000)" office:value-type="float" office:value="0.04281" calcext:value-type="float">
            <text:p>0.04281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924])/([.B$2]*1000)" office:value-type="float" office:value="0.4237" calcext:value-type="float">
            <text:p>0.4237</text:p>
          </table:table-cell>
          <table:table-cell table:style-name="Default" table:formula="of:=(20000-[.$A924])/([.C$2]*1000)" office:value-type="float" office:value="0.21185" calcext:value-type="float">
            <text:p>0.21185</text:p>
          </table:table-cell>
          <table:table-cell table:formula="of:=(20000-[.$A924])/([.D$2]*1000)" office:value-type="float" office:value="0.08474" calcext:value-type="float">
            <text:p>0.08474</text:p>
          </table:table-cell>
          <table:table-cell table:formula="of:=(20000-[.$A924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10" calcext:value-type="float">
            <text:p>15710</text:p>
          </table:table-cell>
          <table:table-cell table:formula="of:=(20000-[.$A925])/([.B$2]*1000)" office:value-type="float" office:value="0.429" calcext:value-type="float">
            <text:p>0.429</text:p>
          </table:table-cell>
          <table:table-cell table:style-name="Default" table:formula="of:=(20000-[.$A925])/([.C$2]*1000)" office:value-type="float" office:value="0.2145" calcext:value-type="float">
            <text:p>0.2145</text:p>
          </table:table-cell>
          <table:table-cell table:formula="of:=(20000-[.$A925])/([.D$2]*1000)" office:value-type="float" office:value="0.0858" calcext:value-type="float">
            <text:p>0.0858</text:p>
          </table:table-cell>
          <table:table-cell table:formula="of:=(20000-[.$A925])/([.E$2]*1000)" office:value-type="float" office:value="0.0429" calcext:value-type="float">
            <text:p>0.0429</text:p>
          </table:table-cell>
        </table:table-row>
        <table:table-row table:style-name="ro1">
          <table:table-cell office:value-type="float" office:value="15765" calcext:value-type="float">
            <text:p>15765</text:p>
          </table:table-cell>
          <table:table-cell table:formula="of:=(20000-[.$A926])/([.B$2]*1000)" office:value-type="float" office:value="0.4235" calcext:value-type="float">
            <text:p>0.4235</text:p>
          </table:table-cell>
          <table:table-cell table:style-name="Default" table:formula="of:=(20000-[.$A926])/([.C$2]*1000)" office:value-type="float" office:value="0.21175" calcext:value-type="float">
            <text:p>0.21175</text:p>
          </table:table-cell>
          <table:table-cell table:formula="of:=(20000-[.$A926])/([.D$2]*1000)" office:value-type="float" office:value="0.0847" calcext:value-type="float">
            <text:p>0.0847</text:p>
          </table:table-cell>
          <table:table-cell table:formula="of:=(20000-[.$A926])/([.E$2]*1000)" office:value-type="float" office:value="0.04235" calcext:value-type="float">
            <text:p>0.04235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927])/([.B$2]*1000)" office:value-type="float" office:value="0.4238" calcext:value-type="float">
            <text:p>0.4238</text:p>
          </table:table-cell>
          <table:table-cell table:style-name="Default" table:formula="of:=(20000-[.$A927])/([.C$2]*1000)" office:value-type="float" office:value="0.2119" calcext:value-type="float">
            <text:p>0.2119</text:p>
          </table:table-cell>
          <table:table-cell table:formula="of:=(20000-[.$A927])/([.D$2]*1000)" office:value-type="float" office:value="0.08476" calcext:value-type="float">
            <text:p>0.08476</text:p>
          </table:table-cell>
          <table:table-cell table:formula="of:=(20000-[.$A927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01" calcext:value-type="float">
            <text:p>15701</text:p>
          </table:table-cell>
          <table:table-cell table:formula="of:=(20000-[.$A928])/([.B$2]*1000)" office:value-type="float" office:value="0.4299" calcext:value-type="float">
            <text:p>0.4299</text:p>
          </table:table-cell>
          <table:table-cell table:style-name="Default" table:formula="of:=(20000-[.$A928])/([.C$2]*1000)" office:value-type="float" office:value="0.21495" calcext:value-type="float">
            <text:p>0.21495</text:p>
          </table:table-cell>
          <table:table-cell table:formula="of:=(20000-[.$A928])/([.D$2]*1000)" office:value-type="float" office:value="0.08598" calcext:value-type="float">
            <text:p>0.08598</text:p>
          </table:table-cell>
          <table:table-cell table:formula="of:=(20000-[.$A928])/([.E$2]*1000)" office:value-type="float" office:value="0.04299" calcext:value-type="float">
            <text:p>0.04299</text:p>
          </table:table-cell>
        </table:table-row>
        <table:table-row table:style-name="ro1">
          <table:table-cell office:value-type="float" office:value="15730" calcext:value-type="float">
            <text:p>15730</text:p>
          </table:table-cell>
          <table:table-cell table:formula="of:=(20000-[.$A929])/([.B$2]*1000)" office:value-type="float" office:value="0.427" calcext:value-type="float">
            <text:p>0.427</text:p>
          </table:table-cell>
          <table:table-cell table:style-name="Default" table:formula="of:=(20000-[.$A929])/([.C$2]*1000)" office:value-type="float" office:value="0.2135" calcext:value-type="float">
            <text:p>0.2135</text:p>
          </table:table-cell>
          <table:table-cell table:formula="of:=(20000-[.$A929])/([.D$2]*1000)" office:value-type="float" office:value="0.0854" calcext:value-type="float">
            <text:p>0.0854</text:p>
          </table:table-cell>
          <table:table-cell table:formula="of:=(20000-[.$A929])/([.E$2]*1000)" office:value-type="float" office:value="0.0427" calcext:value-type="float">
            <text:p>0.0427</text:p>
          </table:table-cell>
        </table:table-row>
        <table:table-row table:style-name="ro1">
          <table:table-cell office:value-type="float" office:value="15738" calcext:value-type="float">
            <text:p>15738</text:p>
          </table:table-cell>
          <table:table-cell table:formula="of:=(20000-[.$A930])/([.B$2]*1000)" office:value-type="float" office:value="0.4262" calcext:value-type="float">
            <text:p>0.4262</text:p>
          </table:table-cell>
          <table:table-cell table:style-name="Default" table:formula="of:=(20000-[.$A930])/([.C$2]*1000)" office:value-type="float" office:value="0.2131" calcext:value-type="float">
            <text:p>0.2131</text:p>
          </table:table-cell>
          <table:table-cell table:formula="of:=(20000-[.$A930])/([.D$2]*1000)" office:value-type="float" office:value="0.08524" calcext:value-type="float">
            <text:p>0.08524</text:p>
          </table:table-cell>
          <table:table-cell table:formula="of:=(20000-[.$A930])/([.E$2]*1000)" office:value-type="float" office:value="0.04262" calcext:value-type="float">
            <text:p>0.04262</text:p>
          </table:table-cell>
        </table:table-row>
        <table:table-row table:style-name="ro1">
          <table:table-cell office:value-type="float" office:value="15735" calcext:value-type="float">
            <text:p>15735</text:p>
          </table:table-cell>
          <table:table-cell table:formula="of:=(20000-[.$A931])/([.B$2]*1000)" office:value-type="float" office:value="0.4265" calcext:value-type="float">
            <text:p>0.4265</text:p>
          </table:table-cell>
          <table:table-cell table:style-name="Default" table:formula="of:=(20000-[.$A931])/([.C$2]*1000)" office:value-type="float" office:value="0.21325" calcext:value-type="float">
            <text:p>0.21325</text:p>
          </table:table-cell>
          <table:table-cell table:formula="of:=(20000-[.$A931])/([.D$2]*1000)" office:value-type="float" office:value="0.0853" calcext:value-type="float">
            <text:p>0.0853</text:p>
          </table:table-cell>
          <table:table-cell table:formula="of:=(20000-[.$A931])/([.E$2]*1000)" office:value-type="float" office:value="0.04265" calcext:value-type="float">
            <text:p>0.04265</text:p>
          </table:table-cell>
        </table:table-row>
        <table:table-row table:style-name="ro1">
          <table:table-cell office:value-type="float" office:value="11617" calcext:value-type="float">
            <text:p>11617</text:p>
          </table:table-cell>
          <table:table-cell table:formula="of:=(20000-[.$A932])/([.B$2]*1000)" office:value-type="float" office:value="0.8383" calcext:value-type="float">
            <text:p>0.8383</text:p>
          </table:table-cell>
          <table:table-cell table:style-name="Default" table:formula="of:=(20000-[.$A932])/([.C$2]*1000)" office:value-type="float" office:value="0.41915" calcext:value-type="float">
            <text:p>0.41915</text:p>
          </table:table-cell>
          <table:table-cell table:formula="of:=(20000-[.$A932])/([.D$2]*1000)" office:value-type="float" office:value="0.16766" calcext:value-type="float">
            <text:p>0.16766</text:p>
          </table:table-cell>
          <table:table-cell table:formula="of:=(20000-[.$A932])/([.E$2]*1000)" office:value-type="float" office:value="0.08383" calcext:value-type="float">
            <text:p>0.08383</text:p>
          </table:table-cell>
        </table:table-row>
        <table:table-row table:style-name="ro1">
          <table:table-cell office:value-type="float" office:value="12262" calcext:value-type="float">
            <text:p>12262</text:p>
          </table:table-cell>
          <table:table-cell table:formula="of:=(20000-[.$A933])/([.B$2]*1000)" office:value-type="float" office:value="0.7738" calcext:value-type="float">
            <text:p>0.7738</text:p>
          </table:table-cell>
          <table:table-cell table:style-name="Default" table:formula="of:=(20000-[.$A933])/([.C$2]*1000)" office:value-type="float" office:value="0.3869" calcext:value-type="float">
            <text:p>0.3869</text:p>
          </table:table-cell>
          <table:table-cell table:formula="of:=(20000-[.$A933])/([.D$2]*1000)" office:value-type="float" office:value="0.15476" calcext:value-type="float">
            <text:p>0.15476</text:p>
          </table:table-cell>
          <table:table-cell table:formula="of:=(20000-[.$A933])/([.E$2]*1000)" office:value-type="float" office:value="0.07738" calcext:value-type="float">
            <text:p>0.07738</text:p>
          </table:table-cell>
        </table:table-row>
        <table:table-row table:style-name="ro1">
          <table:table-cell office:value-type="float" office:value="15750" calcext:value-type="float">
            <text:p>15750</text:p>
          </table:table-cell>
          <table:table-cell table:formula="of:=(20000-[.$A934])/([.B$2]*1000)" office:value-type="float" office:value="0.425" calcext:value-type="float">
            <text:p>0.425</text:p>
          </table:table-cell>
          <table:table-cell table:style-name="Default" table:formula="of:=(20000-[.$A934])/([.C$2]*1000)" office:value-type="float" office:value="0.2125" calcext:value-type="float">
            <text:p>0.2125</text:p>
          </table:table-cell>
          <table:table-cell table:formula="of:=(20000-[.$A934])/([.D$2]*1000)" office:value-type="float" office:value="0.085" calcext:value-type="float">
            <text:p>0.085</text:p>
          </table:table-cell>
          <table:table-cell table:formula="of:=(20000-[.$A934])/([.E$2]*1000)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759" calcext:value-type="float">
            <text:p>15759</text:p>
          </table:table-cell>
          <table:table-cell table:formula="of:=(20000-[.$A935])/([.B$2]*1000)" office:value-type="float" office:value="0.4241" calcext:value-type="float">
            <text:p>0.4241</text:p>
          </table:table-cell>
          <table:table-cell table:style-name="Default" table:formula="of:=(20000-[.$A935])/([.C$2]*1000)" office:value-type="float" office:value="0.21205" calcext:value-type="float">
            <text:p>0.21205</text:p>
          </table:table-cell>
          <table:table-cell table:formula="of:=(20000-[.$A935])/([.D$2]*1000)" office:value-type="float" office:value="0.08482" calcext:value-type="float">
            <text:p>0.08482</text:p>
          </table:table-cell>
          <table:table-cell table:formula="of:=(20000-[.$A935])/([.E$2]*1000)" office:value-type="float" office:value="0.04241" calcext:value-type="float">
            <text:p>0.04241</text:p>
          </table:table-cell>
        </table:table-row>
        <table:table-row table:style-name="ro1">
          <table:table-cell office:value-type="float" office:value="15727" calcext:value-type="float">
            <text:p>15727</text:p>
          </table:table-cell>
          <table:table-cell table:formula="of:=(20000-[.$A936])/([.B$2]*1000)" office:value-type="float" office:value="0.4273" calcext:value-type="float">
            <text:p>0.4273</text:p>
          </table:table-cell>
          <table:table-cell table:style-name="Default" table:formula="of:=(20000-[.$A936])/([.C$2]*1000)" office:value-type="float" office:value="0.21365" calcext:value-type="float">
            <text:p>0.21365</text:p>
          </table:table-cell>
          <table:table-cell table:formula="of:=(20000-[.$A936])/([.D$2]*1000)" office:value-type="float" office:value="0.08546" calcext:value-type="float">
            <text:p>0.08546</text:p>
          </table:table-cell>
          <table:table-cell table:formula="of:=(20000-[.$A936])/([.E$2]*1000)" office:value-type="float" office:value="0.04273" calcext:value-type="float">
            <text:p>0.04273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937])/([.B$2]*1000)" office:value-type="float" office:value="0.4237" calcext:value-type="float">
            <text:p>0.4237</text:p>
          </table:table-cell>
          <table:table-cell table:style-name="Default" table:formula="of:=(20000-[.$A937])/([.C$2]*1000)" office:value-type="float" office:value="0.21185" calcext:value-type="float">
            <text:p>0.21185</text:p>
          </table:table-cell>
          <table:table-cell table:formula="of:=(20000-[.$A937])/([.D$2]*1000)" office:value-type="float" office:value="0.08474" calcext:value-type="float">
            <text:p>0.08474</text:p>
          </table:table-cell>
          <table:table-cell table:formula="of:=(20000-[.$A937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03" calcext:value-type="float">
            <text:p>15703</text:p>
          </table:table-cell>
          <table:table-cell table:formula="of:=(20000-[.$A938])/([.B$2]*1000)" office:value-type="float" office:value="0.4297" calcext:value-type="float">
            <text:p>0.4297</text:p>
          </table:table-cell>
          <table:table-cell table:style-name="Default" table:formula="of:=(20000-[.$A938])/([.C$2]*1000)" office:value-type="float" office:value="0.21485" calcext:value-type="float">
            <text:p>0.21485</text:p>
          </table:table-cell>
          <table:table-cell table:formula="of:=(20000-[.$A938])/([.D$2]*1000)" office:value-type="float" office:value="0.08594" calcext:value-type="float">
            <text:p>0.08594</text:p>
          </table:table-cell>
          <table:table-cell table:formula="of:=(20000-[.$A938])/([.E$2]*1000)" office:value-type="float" office:value="0.04297" calcext:value-type="float">
            <text:p>0.04297</text:p>
          </table:table-cell>
        </table:table-row>
        <table:table-row table:style-name="ro1">
          <table:table-cell office:value-type="float" office:value="15704" calcext:value-type="float">
            <text:p>15704</text:p>
          </table:table-cell>
          <table:table-cell table:formula="of:=(20000-[.$A939])/([.B$2]*1000)" office:value-type="float" office:value="0.4296" calcext:value-type="float">
            <text:p>0.4296</text:p>
          </table:table-cell>
          <table:table-cell table:style-name="Default" table:formula="of:=(20000-[.$A939])/([.C$2]*1000)" office:value-type="float" office:value="0.2148" calcext:value-type="float">
            <text:p>0.2148</text:p>
          </table:table-cell>
          <table:table-cell table:formula="of:=(20000-[.$A939])/([.D$2]*1000)" office:value-type="float" office:value="0.08592" calcext:value-type="float">
            <text:p>0.08592</text:p>
          </table:table-cell>
          <table:table-cell table:formula="of:=(20000-[.$A939])/([.E$2]*1000)" office:value-type="float" office:value="0.04296" calcext:value-type="float">
            <text:p>0.04296</text:p>
          </table:table-cell>
        </table:table-row>
        <table:table-row table:style-name="ro1">
          <table:table-cell office:value-type="float" office:value="15696" calcext:value-type="float">
            <text:p>15696</text:p>
          </table:table-cell>
          <table:table-cell table:formula="of:=(20000-[.$A940])/([.B$2]*1000)" office:value-type="float" office:value="0.4304" calcext:value-type="float">
            <text:p>0.4304</text:p>
          </table:table-cell>
          <table:table-cell table:style-name="Default" table:formula="of:=(20000-[.$A940])/([.C$2]*1000)" office:value-type="float" office:value="0.2152" calcext:value-type="float">
            <text:p>0.2152</text:p>
          </table:table-cell>
          <table:table-cell table:formula="of:=(20000-[.$A940])/([.D$2]*1000)" office:value-type="float" office:value="0.08608" calcext:value-type="float">
            <text:p>0.08608</text:p>
          </table:table-cell>
          <table:table-cell table:formula="of:=(20000-[.$A940])/([.E$2]*1000)" office:value-type="float" office:value="0.04304" calcext:value-type="float">
            <text:p>0.04304</text:p>
          </table:table-cell>
        </table:table-row>
        <table:table-row table:style-name="ro1">
          <table:table-cell office:value-type="float" office:value="15718" calcext:value-type="float">
            <text:p>15718</text:p>
          </table:table-cell>
          <table:table-cell table:formula="of:=(20000-[.$A941])/([.B$2]*1000)" office:value-type="float" office:value="0.4282" calcext:value-type="float">
            <text:p>0.4282</text:p>
          </table:table-cell>
          <table:table-cell table:style-name="Default" table:formula="of:=(20000-[.$A941])/([.C$2]*1000)" office:value-type="float" office:value="0.2141" calcext:value-type="float">
            <text:p>0.2141</text:p>
          </table:table-cell>
          <table:table-cell table:formula="of:=(20000-[.$A941])/([.D$2]*1000)" office:value-type="float" office:value="0.08564" calcext:value-type="float">
            <text:p>0.08564</text:p>
          </table:table-cell>
          <table:table-cell table:formula="of:=(20000-[.$A941])/([.E$2]*1000)" office:value-type="float" office:value="0.04282" calcext:value-type="float">
            <text:p>0.04282</text:p>
          </table:table-cell>
        </table:table-row>
        <table:table-row table:style-name="ro1">
          <table:table-cell office:value-type="float" office:value="15716" calcext:value-type="float">
            <text:p>15716</text:p>
          </table:table-cell>
          <table:table-cell table:formula="of:=(20000-[.$A942])/([.B$2]*1000)" office:value-type="float" office:value="0.4284" calcext:value-type="float">
            <text:p>0.4284</text:p>
          </table:table-cell>
          <table:table-cell table:style-name="Default" table:formula="of:=(20000-[.$A942])/([.C$2]*1000)" office:value-type="float" office:value="0.2142" calcext:value-type="float">
            <text:p>0.2142</text:p>
          </table:table-cell>
          <table:table-cell table:formula="of:=(20000-[.$A942])/([.D$2]*1000)" office:value-type="float" office:value="0.08568" calcext:value-type="float">
            <text:p>0.08568</text:p>
          </table:table-cell>
          <table:table-cell table:formula="of:=(20000-[.$A942])/([.E$2]*1000)" office:value-type="float" office:value="0.04284" calcext:value-type="float">
            <text:p>0.04284</text:p>
          </table:table-cell>
        </table:table-row>
        <table:table-row table:style-name="ro1">
          <table:table-cell office:value-type="float" office:value="15755" calcext:value-type="float">
            <text:p>15755</text:p>
          </table:table-cell>
          <table:table-cell table:formula="of:=(20000-[.$A943])/([.B$2]*1000)" office:value-type="float" office:value="0.4245" calcext:value-type="float">
            <text:p>0.4245</text:p>
          </table:table-cell>
          <table:table-cell table:style-name="Default" table:formula="of:=(20000-[.$A943])/([.C$2]*1000)" office:value-type="float" office:value="0.21225" calcext:value-type="float">
            <text:p>0.21225</text:p>
          </table:table-cell>
          <table:table-cell table:formula="of:=(20000-[.$A943])/([.D$2]*1000)" office:value-type="float" office:value="0.0849" calcext:value-type="float">
            <text:p>0.0849</text:p>
          </table:table-cell>
          <table:table-cell table:formula="of:=(20000-[.$A943])/([.E$2]*1000)" office:value-type="float" office:value="0.04245" calcext:value-type="float">
            <text:p>0.04245</text:p>
          </table:table-cell>
        </table:table-row>
        <table:table-row table:style-name="ro1">
          <table:table-cell office:value-type="float" office:value="15607" calcext:value-type="float">
            <text:p>15607</text:p>
          </table:table-cell>
          <table:table-cell table:formula="of:=(20000-[.$A944])/([.B$2]*1000)" office:value-type="float" office:value="0.4393" calcext:value-type="float">
            <text:p>0.4393</text:p>
          </table:table-cell>
          <table:table-cell table:style-name="Default" table:formula="of:=(20000-[.$A944])/([.C$2]*1000)" office:value-type="float" office:value="0.21965" calcext:value-type="float">
            <text:p>0.21965</text:p>
          </table:table-cell>
          <table:table-cell table:formula="of:=(20000-[.$A944])/([.D$2]*1000)" office:value-type="float" office:value="0.08786" calcext:value-type="float">
            <text:p>0.08786</text:p>
          </table:table-cell>
          <table:table-cell table:formula="of:=(20000-[.$A944])/([.E$2]*1000)" office:value-type="float" office:value="0.04393" calcext:value-type="float">
            <text:p>0.04393</text:p>
          </table:table-cell>
        </table:table-row>
        <table:table-row table:style-name="ro1">
          <table:table-cell office:value-type="float" office:value="15724" calcext:value-type="float">
            <text:p>15724</text:p>
          </table:table-cell>
          <table:table-cell table:formula="of:=(20000-[.$A945])/([.B$2]*1000)" office:value-type="float" office:value="0.4276" calcext:value-type="float">
            <text:p>0.4276</text:p>
          </table:table-cell>
          <table:table-cell table:style-name="Default" table:formula="of:=(20000-[.$A945])/([.C$2]*1000)" office:value-type="float" office:value="0.2138" calcext:value-type="float">
            <text:p>0.2138</text:p>
          </table:table-cell>
          <table:table-cell table:formula="of:=(20000-[.$A945])/([.D$2]*1000)" office:value-type="float" office:value="0.08552" calcext:value-type="float">
            <text:p>0.08552</text:p>
          </table:table-cell>
          <table:table-cell table:formula="of:=(20000-[.$A945])/([.E$2]*1000)" office:value-type="float" office:value="0.04276" calcext:value-type="float">
            <text:p>0.04276</text:p>
          </table:table-cell>
        </table:table-row>
        <table:table-row table:style-name="ro1">
          <table:table-cell office:value-type="float" office:value="12007" calcext:value-type="float">
            <text:p>12007</text:p>
          </table:table-cell>
          <table:table-cell table:formula="of:=(20000-[.$A946])/([.B$2]*1000)" office:value-type="float" office:value="0.7993" calcext:value-type="float">
            <text:p>0.7993</text:p>
          </table:table-cell>
          <table:table-cell table:style-name="Default" table:formula="of:=(20000-[.$A946])/([.C$2]*1000)" office:value-type="float" office:value="0.39965" calcext:value-type="float">
            <text:p>0.39965</text:p>
          </table:table-cell>
          <table:table-cell table:formula="of:=(20000-[.$A946])/([.D$2]*1000)" office:value-type="float" office:value="0.15986" calcext:value-type="float">
            <text:p>0.15986</text:p>
          </table:table-cell>
          <table:table-cell table:formula="of:=(20000-[.$A946])/([.E$2]*1000)" office:value-type="float" office:value="0.07993" calcext:value-type="float">
            <text:p>0.07993</text:p>
          </table:table-cell>
        </table:table-row>
        <table:table-row table:style-name="ro1">
          <table:table-cell office:value-type="float" office:value="15736" calcext:value-type="float">
            <text:p>15736</text:p>
          </table:table-cell>
          <table:table-cell table:formula="of:=(20000-[.$A947])/([.B$2]*1000)" office:value-type="float" office:value="0.4264" calcext:value-type="float">
            <text:p>0.4264</text:p>
          </table:table-cell>
          <table:table-cell table:style-name="Default" table:formula="of:=(20000-[.$A947])/([.C$2]*1000)" office:value-type="float" office:value="0.2132" calcext:value-type="float">
            <text:p>0.2132</text:p>
          </table:table-cell>
          <table:table-cell table:formula="of:=(20000-[.$A947])/([.D$2]*1000)" office:value-type="float" office:value="0.08528" calcext:value-type="float">
            <text:p>0.08528</text:p>
          </table:table-cell>
          <table:table-cell table:formula="of:=(20000-[.$A947])/([.E$2]*1000)" office:value-type="float" office:value="0.04264" calcext:value-type="float">
            <text:p>0.04264</text:p>
          </table:table-cell>
        </table:table-row>
        <table:table-row table:style-name="ro1">
          <table:table-cell office:value-type="float" office:value="15739" calcext:value-type="float">
            <text:p>15739</text:p>
          </table:table-cell>
          <table:table-cell table:formula="of:=(20000-[.$A948])/([.B$2]*1000)" office:value-type="float" office:value="0.4261" calcext:value-type="float">
            <text:p>0.4261</text:p>
          </table:table-cell>
          <table:table-cell table:style-name="Default" table:formula="of:=(20000-[.$A948])/([.C$2]*1000)" office:value-type="float" office:value="0.21305" calcext:value-type="float">
            <text:p>0.21305</text:p>
          </table:table-cell>
          <table:table-cell table:formula="of:=(20000-[.$A948])/([.D$2]*1000)" office:value-type="float" office:value="0.08522" calcext:value-type="float">
            <text:p>0.08522</text:p>
          </table:table-cell>
          <table:table-cell table:formula="of:=(20000-[.$A948])/([.E$2]*1000)" office:value-type="float" office:value="0.04261" calcext:value-type="float">
            <text:p>0.04261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949])/([.B$2]*1000)" office:value-type="float" office:value="0.4238" calcext:value-type="float">
            <text:p>0.4238</text:p>
          </table:table-cell>
          <table:table-cell table:style-name="Default" table:formula="of:=(20000-[.$A949])/([.C$2]*1000)" office:value-type="float" office:value="0.2119" calcext:value-type="float">
            <text:p>0.2119</text:p>
          </table:table-cell>
          <table:table-cell table:formula="of:=(20000-[.$A949])/([.D$2]*1000)" office:value-type="float" office:value="0.08476" calcext:value-type="float">
            <text:p>0.08476</text:p>
          </table:table-cell>
          <table:table-cell table:formula="of:=(20000-[.$A949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19" calcext:value-type="float">
            <text:p>15719</text:p>
          </table:table-cell>
          <table:table-cell table:formula="of:=(20000-[.$A950])/([.B$2]*1000)" office:value-type="float" office:value="0.4281" calcext:value-type="float">
            <text:p>0.4281</text:p>
          </table:table-cell>
          <table:table-cell table:style-name="Default" table:formula="of:=(20000-[.$A950])/([.C$2]*1000)" office:value-type="float" office:value="0.21405" calcext:value-type="float">
            <text:p>0.21405</text:p>
          </table:table-cell>
          <table:table-cell table:formula="of:=(20000-[.$A950])/([.D$2]*1000)" office:value-type="float" office:value="0.08562" calcext:value-type="float">
            <text:p>0.08562</text:p>
          </table:table-cell>
          <table:table-cell table:formula="of:=(20000-[.$A950])/([.E$2]*1000)" office:value-type="float" office:value="0.04281" calcext:value-type="float">
            <text:p>0.04281</text:p>
          </table:table-cell>
        </table:table-row>
        <table:table-row table:style-name="ro1">
          <table:table-cell office:value-type="float" office:value="15689" calcext:value-type="float">
            <text:p>15689</text:p>
          </table:table-cell>
          <table:table-cell table:formula="of:=(20000-[.$A951])/([.B$2]*1000)" office:value-type="float" office:value="0.4311" calcext:value-type="float">
            <text:p>0.4311</text:p>
          </table:table-cell>
          <table:table-cell table:style-name="Default" table:formula="of:=(20000-[.$A951])/([.C$2]*1000)" office:value-type="float" office:value="0.21555" calcext:value-type="float">
            <text:p>0.21555</text:p>
          </table:table-cell>
          <table:table-cell table:formula="of:=(20000-[.$A951])/([.D$2]*1000)" office:value-type="float" office:value="0.08622" calcext:value-type="float">
            <text:p>0.08622</text:p>
          </table:table-cell>
          <table:table-cell table:formula="of:=(20000-[.$A951])/([.E$2]*1000)" office:value-type="float" office:value="0.04311" calcext:value-type="float">
            <text:p>0.04311</text:p>
          </table:table-cell>
        </table:table-row>
        <table:table-row table:style-name="ro1">
          <table:table-cell office:value-type="float" office:value="15700" calcext:value-type="float">
            <text:p>15700</text:p>
          </table:table-cell>
          <table:table-cell table:formula="of:=(20000-[.$A952])/([.B$2]*1000)" office:value-type="float" office:value="0.43" calcext:value-type="float">
            <text:p>0.43</text:p>
          </table:table-cell>
          <table:table-cell table:style-name="Default" table:formula="of:=(20000-[.$A952])/([.C$2]*1000)" office:value-type="float" office:value="0.215" calcext:value-type="float">
            <text:p>0.215</text:p>
          </table:table-cell>
          <table:table-cell table:formula="of:=(20000-[.$A952])/([.D$2]*1000)" office:value-type="float" office:value="0.086" calcext:value-type="float">
            <text:p>0.086</text:p>
          </table:table-cell>
          <table:table-cell table:formula="of:=(20000-[.$A952])/([.E$2]*1000)"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953])/([.B$2]*1000)" office:value-type="float" office:value="0.4237" calcext:value-type="float">
            <text:p>0.4237</text:p>
          </table:table-cell>
          <table:table-cell table:style-name="Default" table:formula="of:=(20000-[.$A953])/([.C$2]*1000)" office:value-type="float" office:value="0.21185" calcext:value-type="float">
            <text:p>0.21185</text:p>
          </table:table-cell>
          <table:table-cell table:formula="of:=(20000-[.$A953])/([.D$2]*1000)" office:value-type="float" office:value="0.08474" calcext:value-type="float">
            <text:p>0.08474</text:p>
          </table:table-cell>
          <table:table-cell table:formula="of:=(20000-[.$A953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22" calcext:value-type="float">
            <text:p>15722</text:p>
          </table:table-cell>
          <table:table-cell table:formula="of:=(20000-[.$A954])/([.B$2]*1000)" office:value-type="float" office:value="0.4278" calcext:value-type="float">
            <text:p>0.4278</text:p>
          </table:table-cell>
          <table:table-cell table:style-name="Default" table:formula="of:=(20000-[.$A954])/([.C$2]*1000)" office:value-type="float" office:value="0.2139" calcext:value-type="float">
            <text:p>0.2139</text:p>
          </table:table-cell>
          <table:table-cell table:formula="of:=(20000-[.$A954])/([.D$2]*1000)" office:value-type="float" office:value="0.08556" calcext:value-type="float">
            <text:p>0.08556</text:p>
          </table:table-cell>
          <table:table-cell table:formula="of:=(20000-[.$A954])/([.E$2]*1000)" office:value-type="float" office:value="0.04278" calcext:value-type="float">
            <text:p>0.04278</text:p>
          </table:table-cell>
        </table:table-row>
        <table:table-row table:style-name="ro1">
          <table:table-cell office:value-type="float" office:value="15753" calcext:value-type="float">
            <text:p>15753</text:p>
          </table:table-cell>
          <table:table-cell table:formula="of:=(20000-[.$A955])/([.B$2]*1000)" office:value-type="float" office:value="0.4247" calcext:value-type="float">
            <text:p>0.4247</text:p>
          </table:table-cell>
          <table:table-cell table:style-name="Default" table:formula="of:=(20000-[.$A955])/([.C$2]*1000)" office:value-type="float" office:value="0.21235" calcext:value-type="float">
            <text:p>0.21235</text:p>
          </table:table-cell>
          <table:table-cell table:formula="of:=(20000-[.$A955])/([.D$2]*1000)" office:value-type="float" office:value="0.08494" calcext:value-type="float">
            <text:p>0.08494</text:p>
          </table:table-cell>
          <table:table-cell table:formula="of:=(20000-[.$A955])/([.E$2]*1000)" office:value-type="float" office:value="0.04247" calcext:value-type="float">
            <text:p>0.04247</text:p>
          </table:table-cell>
        </table:table-row>
        <table:table-row table:style-name="ro1">
          <table:table-cell office:value-type="float" office:value="15734" calcext:value-type="float">
            <text:p>15734</text:p>
          </table:table-cell>
          <table:table-cell table:formula="of:=(20000-[.$A956])/([.B$2]*1000)" office:value-type="float" office:value="0.4266" calcext:value-type="float">
            <text:p>0.4266</text:p>
          </table:table-cell>
          <table:table-cell table:style-name="Default" table:formula="of:=(20000-[.$A956])/([.C$2]*1000)" office:value-type="float" office:value="0.2133" calcext:value-type="float">
            <text:p>0.2133</text:p>
          </table:table-cell>
          <table:table-cell table:formula="of:=(20000-[.$A956])/([.D$2]*1000)" office:value-type="float" office:value="0.08532" calcext:value-type="float">
            <text:p>0.08532</text:p>
          </table:table-cell>
          <table:table-cell table:formula="of:=(20000-[.$A956])/([.E$2]*1000)" office:value-type="float" office:value="0.04266" calcext:value-type="float">
            <text:p>0.04266</text:p>
          </table:table-cell>
        </table:table-row>
        <table:table-row table:style-name="ro1">
          <table:table-cell office:value-type="float" office:value="15717" calcext:value-type="float">
            <text:p>15717</text:p>
          </table:table-cell>
          <table:table-cell table:formula="of:=(20000-[.$A957])/([.B$2]*1000)" office:value-type="float" office:value="0.4283" calcext:value-type="float">
            <text:p>0.4283</text:p>
          </table:table-cell>
          <table:table-cell table:style-name="Default" table:formula="of:=(20000-[.$A957])/([.C$2]*1000)" office:value-type="float" office:value="0.21415" calcext:value-type="float">
            <text:p>0.21415</text:p>
          </table:table-cell>
          <table:table-cell table:formula="of:=(20000-[.$A957])/([.D$2]*1000)" office:value-type="float" office:value="0.08566" calcext:value-type="float">
            <text:p>0.08566</text:p>
          </table:table-cell>
          <table:table-cell table:formula="of:=(20000-[.$A957])/([.E$2]*1000)" office:value-type="float" office:value="0.04283" calcext:value-type="float">
            <text:p>0.04283</text:p>
          </table:table-cell>
        </table:table-row>
        <table:table-row table:style-name="ro1">
          <table:table-cell office:value-type="float" office:value="15714" calcext:value-type="float">
            <text:p>15714</text:p>
          </table:table-cell>
          <table:table-cell table:formula="of:=(20000-[.$A958])/([.B$2]*1000)" office:value-type="float" office:value="0.4286" calcext:value-type="float">
            <text:p>0.4286</text:p>
          </table:table-cell>
          <table:table-cell table:style-name="Default" table:formula="of:=(20000-[.$A958])/([.C$2]*1000)" office:value-type="float" office:value="0.2143" calcext:value-type="float">
            <text:p>0.2143</text:p>
          </table:table-cell>
          <table:table-cell table:formula="of:=(20000-[.$A958])/([.D$2]*1000)" office:value-type="float" office:value="0.08572" calcext:value-type="float">
            <text:p>0.08572</text:p>
          </table:table-cell>
          <table:table-cell table:formula="of:=(20000-[.$A958])/([.E$2]*1000)" office:value-type="float" office:value="0.04286" calcext:value-type="float">
            <text:p>0.04286</text:p>
          </table:table-cell>
        </table:table-row>
        <table:table-row table:style-name="ro1">
          <table:table-cell office:value-type="float" office:value="15720" calcext:value-type="float">
            <text:p>15720</text:p>
          </table:table-cell>
          <table:table-cell table:formula="of:=(20000-[.$A959])/([.B$2]*1000)" office:value-type="float" office:value="0.428" calcext:value-type="float">
            <text:p>0.428</text:p>
          </table:table-cell>
          <table:table-cell table:style-name="Default" table:formula="of:=(20000-[.$A959])/([.C$2]*1000)" office:value-type="float" office:value="0.214" calcext:value-type="float">
            <text:p>0.214</text:p>
          </table:table-cell>
          <table:table-cell table:formula="of:=(20000-[.$A959])/([.D$2]*1000)" office:value-type="float" office:value="0.0856" calcext:value-type="float">
            <text:p>0.0856</text:p>
          </table:table-cell>
          <table:table-cell table:formula="of:=(20000-[.$A959])/([.E$2]*1000)"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15736" calcext:value-type="float">
            <text:p>15736</text:p>
          </table:table-cell>
          <table:table-cell table:formula="of:=(20000-[.$A960])/([.B$2]*1000)" office:value-type="float" office:value="0.4264" calcext:value-type="float">
            <text:p>0.4264</text:p>
          </table:table-cell>
          <table:table-cell table:style-name="Default" table:formula="of:=(20000-[.$A960])/([.C$2]*1000)" office:value-type="float" office:value="0.2132" calcext:value-type="float">
            <text:p>0.2132</text:p>
          </table:table-cell>
          <table:table-cell table:formula="of:=(20000-[.$A960])/([.D$2]*1000)" office:value-type="float" office:value="0.08528" calcext:value-type="float">
            <text:p>0.08528</text:p>
          </table:table-cell>
          <table:table-cell table:formula="of:=(20000-[.$A960])/([.E$2]*1000)" office:value-type="float" office:value="0.04264" calcext:value-type="float">
            <text:p>0.04264</text:p>
          </table:table-cell>
        </table:table-row>
        <table:table-row table:style-name="ro1">
          <table:table-cell office:value-type="float" office:value="15713" calcext:value-type="float">
            <text:p>15713</text:p>
          </table:table-cell>
          <table:table-cell table:formula="of:=(20000-[.$A961])/([.B$2]*1000)" office:value-type="float" office:value="0.4287" calcext:value-type="float">
            <text:p>0.4287</text:p>
          </table:table-cell>
          <table:table-cell table:style-name="Default" table:formula="of:=(20000-[.$A961])/([.C$2]*1000)" office:value-type="float" office:value="0.21435" calcext:value-type="float">
            <text:p>0.21435</text:p>
          </table:table-cell>
          <table:table-cell table:formula="of:=(20000-[.$A961])/([.D$2]*1000)" office:value-type="float" office:value="0.08574" calcext:value-type="float">
            <text:p>0.08574</text:p>
          </table:table-cell>
          <table:table-cell table:formula="of:=(20000-[.$A961])/([.E$2]*1000)" office:value-type="float" office:value="0.04287" calcext:value-type="float">
            <text:p>0.04287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962])/([.B$2]*1000)" office:value-type="float" office:value="0.4236" calcext:value-type="float">
            <text:p>0.4236</text:p>
          </table:table-cell>
          <table:table-cell table:style-name="Default" table:formula="of:=(20000-[.$A962])/([.C$2]*1000)" office:value-type="float" office:value="0.2118" calcext:value-type="float">
            <text:p>0.2118</text:p>
          </table:table-cell>
          <table:table-cell table:formula="of:=(20000-[.$A962])/([.D$2]*1000)" office:value-type="float" office:value="0.08472" calcext:value-type="float">
            <text:p>0.08472</text:p>
          </table:table-cell>
          <table:table-cell table:formula="of:=(20000-[.$A962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26" calcext:value-type="float">
            <text:p>15726</text:p>
          </table:table-cell>
          <table:table-cell table:formula="of:=(20000-[.$A963])/([.B$2]*1000)" office:value-type="float" office:value="0.4274" calcext:value-type="float">
            <text:p>0.4274</text:p>
          </table:table-cell>
          <table:table-cell table:style-name="Default" table:formula="of:=(20000-[.$A963])/([.C$2]*1000)" office:value-type="float" office:value="0.2137" calcext:value-type="float">
            <text:p>0.2137</text:p>
          </table:table-cell>
          <table:table-cell table:formula="of:=(20000-[.$A963])/([.D$2]*1000)" office:value-type="float" office:value="0.08548" calcext:value-type="float">
            <text:p>0.08548</text:p>
          </table:table-cell>
          <table:table-cell table:formula="of:=(20000-[.$A963])/([.E$2]*1000)" office:value-type="float" office:value="0.04274" calcext:value-type="float">
            <text:p>0.04274</text:p>
          </table:table-cell>
        </table:table-row>
        <table:table-row table:style-name="ro1">
          <table:table-cell office:value-type="float" office:value="15736" calcext:value-type="float">
            <text:p>15736</text:p>
          </table:table-cell>
          <table:table-cell table:formula="of:=(20000-[.$A964])/([.B$2]*1000)" office:value-type="float" office:value="0.4264" calcext:value-type="float">
            <text:p>0.4264</text:p>
          </table:table-cell>
          <table:table-cell table:style-name="Default" table:formula="of:=(20000-[.$A964])/([.C$2]*1000)" office:value-type="float" office:value="0.2132" calcext:value-type="float">
            <text:p>0.2132</text:p>
          </table:table-cell>
          <table:table-cell table:formula="of:=(20000-[.$A964])/([.D$2]*1000)" office:value-type="float" office:value="0.08528" calcext:value-type="float">
            <text:p>0.08528</text:p>
          </table:table-cell>
          <table:table-cell table:formula="of:=(20000-[.$A964])/([.E$2]*1000)" office:value-type="float" office:value="0.04264" calcext:value-type="float">
            <text:p>0.04264</text:p>
          </table:table-cell>
        </table:table-row>
        <table:table-row table:style-name="ro1">
          <table:table-cell office:value-type="float" office:value="15708" calcext:value-type="float">
            <text:p>15708</text:p>
          </table:table-cell>
          <table:table-cell table:formula="of:=(20000-[.$A965])/([.B$2]*1000)" office:value-type="float" office:value="0.4292" calcext:value-type="float">
            <text:p>0.4292</text:p>
          </table:table-cell>
          <table:table-cell table:style-name="Default" table:formula="of:=(20000-[.$A965])/([.C$2]*1000)" office:value-type="float" office:value="0.2146" calcext:value-type="float">
            <text:p>0.2146</text:p>
          </table:table-cell>
          <table:table-cell table:formula="of:=(20000-[.$A965])/([.D$2]*1000)" office:value-type="float" office:value="0.08584" calcext:value-type="float">
            <text:p>0.08584</text:p>
          </table:table-cell>
          <table:table-cell table:formula="of:=(20000-[.$A965])/([.E$2]*1000)" office:value-type="float" office:value="0.04292" calcext:value-type="float">
            <text:p>0.04292</text:p>
          </table:table-cell>
        </table:table-row>
        <table:table-row table:style-name="ro1">
          <table:table-cell office:value-type="float" office:value="15712" calcext:value-type="float">
            <text:p>15712</text:p>
          </table:table-cell>
          <table:table-cell table:formula="of:=(20000-[.$A966])/([.B$2]*1000)" office:value-type="float" office:value="0.4288" calcext:value-type="float">
            <text:p>0.4288</text:p>
          </table:table-cell>
          <table:table-cell table:style-name="Default" table:formula="of:=(20000-[.$A966])/([.C$2]*1000)" office:value-type="float" office:value="0.2144" calcext:value-type="float">
            <text:p>0.2144</text:p>
          </table:table-cell>
          <table:table-cell table:formula="of:=(20000-[.$A966])/([.D$2]*1000)" office:value-type="float" office:value="0.08576" calcext:value-type="float">
            <text:p>0.08576</text:p>
          </table:table-cell>
          <table:table-cell table:formula="of:=(20000-[.$A966])/([.E$2]*1000)" office:value-type="float" office:value="0.04288" calcext:value-type="float">
            <text:p>0.04288</text:p>
          </table:table-cell>
        </table:table-row>
        <table:table-row table:style-name="ro1">
          <table:table-cell office:value-type="float" office:value="15583" calcext:value-type="float">
            <text:p>15583</text:p>
          </table:table-cell>
          <table:table-cell table:formula="of:=(20000-[.$A967])/([.B$2]*1000)" office:value-type="float" office:value="0.4417" calcext:value-type="float">
            <text:p>0.4417</text:p>
          </table:table-cell>
          <table:table-cell table:style-name="Default" table:formula="of:=(20000-[.$A967])/([.C$2]*1000)" office:value-type="float" office:value="0.22085" calcext:value-type="float">
            <text:p>0.22085</text:p>
          </table:table-cell>
          <table:table-cell table:formula="of:=(20000-[.$A967])/([.D$2]*1000)" office:value-type="float" office:value="0.08834" calcext:value-type="float">
            <text:p>0.08834</text:p>
          </table:table-cell>
          <table:table-cell table:formula="of:=(20000-[.$A967])/([.E$2]*1000)" office:value-type="float" office:value="0.04417" calcext:value-type="float">
            <text:p>0.04417</text:p>
          </table:table-cell>
        </table:table-row>
        <table:table-row table:style-name="ro1">
          <table:table-cell office:value-type="float" office:value="15706" calcext:value-type="float">
            <text:p>15706</text:p>
          </table:table-cell>
          <table:table-cell table:formula="of:=(20000-[.$A968])/([.B$2]*1000)" office:value-type="float" office:value="0.4294" calcext:value-type="float">
            <text:p>0.4294</text:p>
          </table:table-cell>
          <table:table-cell table:style-name="Default" table:formula="of:=(20000-[.$A968])/([.C$2]*1000)" office:value-type="float" office:value="0.2147" calcext:value-type="float">
            <text:p>0.2147</text:p>
          </table:table-cell>
          <table:table-cell table:formula="of:=(20000-[.$A968])/([.D$2]*1000)" office:value-type="float" office:value="0.08588" calcext:value-type="float">
            <text:p>0.08588</text:p>
          </table:table-cell>
          <table:table-cell table:formula="of:=(20000-[.$A968])/([.E$2]*1000)" office:value-type="float" office:value="0.04294" calcext:value-type="float">
            <text:p>0.04294</text:p>
          </table:table-cell>
        </table:table-row>
        <table:table-row table:style-name="ro1">
          <table:table-cell office:value-type="float" office:value="15721" calcext:value-type="float">
            <text:p>15721</text:p>
          </table:table-cell>
          <table:table-cell table:formula="of:=(20000-[.$A969])/([.B$2]*1000)" office:value-type="float" office:value="0.4279" calcext:value-type="float">
            <text:p>0.4279</text:p>
          </table:table-cell>
          <table:table-cell table:style-name="Default" table:formula="of:=(20000-[.$A969])/([.C$2]*1000)" office:value-type="float" office:value="0.21395" calcext:value-type="float">
            <text:p>0.21395</text:p>
          </table:table-cell>
          <table:table-cell table:formula="of:=(20000-[.$A969])/([.D$2]*1000)" office:value-type="float" office:value="0.08558" calcext:value-type="float">
            <text:p>0.08558</text:p>
          </table:table-cell>
          <table:table-cell table:formula="of:=(20000-[.$A969])/([.E$2]*1000)" office:value-type="float" office:value="0.04279" calcext:value-type="float">
            <text:p>0.04279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970])/([.B$2]*1000)" office:value-type="float" office:value="0.4238" calcext:value-type="float">
            <text:p>0.4238</text:p>
          </table:table-cell>
          <table:table-cell table:style-name="Default" table:formula="of:=(20000-[.$A970])/([.C$2]*1000)" office:value-type="float" office:value="0.2119" calcext:value-type="float">
            <text:p>0.2119</text:p>
          </table:table-cell>
          <table:table-cell table:formula="of:=(20000-[.$A970])/([.D$2]*1000)" office:value-type="float" office:value="0.08476" calcext:value-type="float">
            <text:p>0.08476</text:p>
          </table:table-cell>
          <table:table-cell table:formula="of:=(20000-[.$A970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12" calcext:value-type="float">
            <text:p>15712</text:p>
          </table:table-cell>
          <table:table-cell table:formula="of:=(20000-[.$A971])/([.B$2]*1000)" office:value-type="float" office:value="0.4288" calcext:value-type="float">
            <text:p>0.4288</text:p>
          </table:table-cell>
          <table:table-cell table:style-name="Default" table:formula="of:=(20000-[.$A971])/([.C$2]*1000)" office:value-type="float" office:value="0.2144" calcext:value-type="float">
            <text:p>0.2144</text:p>
          </table:table-cell>
          <table:table-cell table:formula="of:=(20000-[.$A971])/([.D$2]*1000)" office:value-type="float" office:value="0.08576" calcext:value-type="float">
            <text:p>0.08576</text:p>
          </table:table-cell>
          <table:table-cell table:formula="of:=(20000-[.$A971])/([.E$2]*1000)" office:value-type="float" office:value="0.04288" calcext:value-type="float">
            <text:p>0.04288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972])/([.B$2]*1000)" office:value-type="float" office:value="0.4239" calcext:value-type="float">
            <text:p>0.4239</text:p>
          </table:table-cell>
          <table:table-cell table:style-name="Default" table:formula="of:=(20000-[.$A972])/([.C$2]*1000)" office:value-type="float" office:value="0.21195" calcext:value-type="float">
            <text:p>0.21195</text:p>
          </table:table-cell>
          <table:table-cell table:formula="of:=(20000-[.$A972])/([.D$2]*1000)" office:value-type="float" office:value="0.08478" calcext:value-type="float">
            <text:p>0.08478</text:p>
          </table:table-cell>
          <table:table-cell table:formula="of:=(20000-[.$A972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57" calcext:value-type="float">
            <text:p>15757</text:p>
          </table:table-cell>
          <table:table-cell table:formula="of:=(20000-[.$A973])/([.B$2]*1000)" office:value-type="float" office:value="0.4243" calcext:value-type="float">
            <text:p>0.4243</text:p>
          </table:table-cell>
          <table:table-cell table:style-name="Default" table:formula="of:=(20000-[.$A973])/([.C$2]*1000)" office:value-type="float" office:value="0.21215" calcext:value-type="float">
            <text:p>0.21215</text:p>
          </table:table-cell>
          <table:table-cell table:formula="of:=(20000-[.$A973])/([.D$2]*1000)" office:value-type="float" office:value="0.08486" calcext:value-type="float">
            <text:p>0.08486</text:p>
          </table:table-cell>
          <table:table-cell table:formula="of:=(20000-[.$A973])/([.E$2]*1000)" office:value-type="float" office:value="0.04243" calcext:value-type="float">
            <text:p>0.04243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974])/([.B$2]*1000)" office:value-type="float" office:value="0.4236" calcext:value-type="float">
            <text:p>0.4236</text:p>
          </table:table-cell>
          <table:table-cell table:style-name="Default" table:formula="of:=(20000-[.$A974])/([.C$2]*1000)" office:value-type="float" office:value="0.2118" calcext:value-type="float">
            <text:p>0.2118</text:p>
          </table:table-cell>
          <table:table-cell table:formula="of:=(20000-[.$A974])/([.D$2]*1000)" office:value-type="float" office:value="0.08472" calcext:value-type="float">
            <text:p>0.08472</text:p>
          </table:table-cell>
          <table:table-cell table:formula="of:=(20000-[.$A974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975])/([.B$2]*1000)" office:value-type="float" office:value="0.4236" calcext:value-type="float">
            <text:p>0.4236</text:p>
          </table:table-cell>
          <table:table-cell table:style-name="Default" table:formula="of:=(20000-[.$A975])/([.C$2]*1000)" office:value-type="float" office:value="0.2118" calcext:value-type="float">
            <text:p>0.2118</text:p>
          </table:table-cell>
          <table:table-cell table:formula="of:=(20000-[.$A975])/([.D$2]*1000)" office:value-type="float" office:value="0.08472" calcext:value-type="float">
            <text:p>0.08472</text:p>
          </table:table-cell>
          <table:table-cell table:formula="of:=(20000-[.$A975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53" calcext:value-type="float">
            <text:p>15753</text:p>
          </table:table-cell>
          <table:table-cell table:formula="of:=(20000-[.$A976])/([.B$2]*1000)" office:value-type="float" office:value="0.4247" calcext:value-type="float">
            <text:p>0.4247</text:p>
          </table:table-cell>
          <table:table-cell table:style-name="Default" table:formula="of:=(20000-[.$A976])/([.C$2]*1000)" office:value-type="float" office:value="0.21235" calcext:value-type="float">
            <text:p>0.21235</text:p>
          </table:table-cell>
          <table:table-cell table:formula="of:=(20000-[.$A976])/([.D$2]*1000)" office:value-type="float" office:value="0.08494" calcext:value-type="float">
            <text:p>0.08494</text:p>
          </table:table-cell>
          <table:table-cell table:formula="of:=(20000-[.$A976])/([.E$2]*1000)" office:value-type="float" office:value="0.04247" calcext:value-type="float">
            <text:p>0.04247</text:p>
          </table:table-cell>
        </table:table-row>
        <table:table-row table:style-name="ro1">
          <table:table-cell office:value-type="float" office:value="12262" calcext:value-type="float">
            <text:p>12262</text:p>
          </table:table-cell>
          <table:table-cell table:formula="of:=(20000-[.$A977])/([.B$2]*1000)" office:value-type="float" office:value="0.7738" calcext:value-type="float">
            <text:p>0.7738</text:p>
          </table:table-cell>
          <table:table-cell table:style-name="Default" table:formula="of:=(20000-[.$A977])/([.C$2]*1000)" office:value-type="float" office:value="0.3869" calcext:value-type="float">
            <text:p>0.3869</text:p>
          </table:table-cell>
          <table:table-cell table:formula="of:=(20000-[.$A977])/([.D$2]*1000)" office:value-type="float" office:value="0.15476" calcext:value-type="float">
            <text:p>0.15476</text:p>
          </table:table-cell>
          <table:table-cell table:formula="of:=(20000-[.$A977])/([.E$2]*1000)" office:value-type="float" office:value="0.07738" calcext:value-type="float">
            <text:p>0.07738</text:p>
          </table:table-cell>
        </table:table-row>
        <table:table-row table:style-name="ro1">
          <table:table-cell office:value-type="float" office:value="15713" calcext:value-type="float">
            <text:p>15713</text:p>
          </table:table-cell>
          <table:table-cell table:formula="of:=(20000-[.$A978])/([.B$2]*1000)" office:value-type="float" office:value="0.4287" calcext:value-type="float">
            <text:p>0.4287</text:p>
          </table:table-cell>
          <table:table-cell table:style-name="Default" table:formula="of:=(20000-[.$A978])/([.C$2]*1000)" office:value-type="float" office:value="0.21435" calcext:value-type="float">
            <text:p>0.21435</text:p>
          </table:table-cell>
          <table:table-cell table:formula="of:=(20000-[.$A978])/([.D$2]*1000)" office:value-type="float" office:value="0.08574" calcext:value-type="float">
            <text:p>0.08574</text:p>
          </table:table-cell>
          <table:table-cell table:formula="of:=(20000-[.$A978])/([.E$2]*1000)" office:value-type="float" office:value="0.04287" calcext:value-type="float">
            <text:p>0.04287</text:p>
          </table:table-cell>
        </table:table-row>
        <table:table-row table:style-name="ro1">
          <table:table-cell office:value-type="float" office:value="15759" calcext:value-type="float">
            <text:p>15759</text:p>
          </table:table-cell>
          <table:table-cell table:formula="of:=(20000-[.$A979])/([.B$2]*1000)" office:value-type="float" office:value="0.4241" calcext:value-type="float">
            <text:p>0.4241</text:p>
          </table:table-cell>
          <table:table-cell table:style-name="Default" table:formula="of:=(20000-[.$A979])/([.C$2]*1000)" office:value-type="float" office:value="0.21205" calcext:value-type="float">
            <text:p>0.21205</text:p>
          </table:table-cell>
          <table:table-cell table:formula="of:=(20000-[.$A979])/([.D$2]*1000)" office:value-type="float" office:value="0.08482" calcext:value-type="float">
            <text:p>0.08482</text:p>
          </table:table-cell>
          <table:table-cell table:formula="of:=(20000-[.$A979])/([.E$2]*1000)" office:value-type="float" office:value="0.04241" calcext:value-type="float">
            <text:p>0.04241</text:p>
          </table:table-cell>
        </table:table-row>
        <table:table-row table:style-name="ro1">
          <table:table-cell office:value-type="float" office:value="15730" calcext:value-type="float">
            <text:p>15730</text:p>
          </table:table-cell>
          <table:table-cell table:formula="of:=(20000-[.$A980])/([.B$2]*1000)" office:value-type="float" office:value="0.427" calcext:value-type="float">
            <text:p>0.427</text:p>
          </table:table-cell>
          <table:table-cell table:style-name="Default" table:formula="of:=(20000-[.$A980])/([.C$2]*1000)" office:value-type="float" office:value="0.2135" calcext:value-type="float">
            <text:p>0.2135</text:p>
          </table:table-cell>
          <table:table-cell table:formula="of:=(20000-[.$A980])/([.D$2]*1000)" office:value-type="float" office:value="0.0854" calcext:value-type="float">
            <text:p>0.0854</text:p>
          </table:table-cell>
          <table:table-cell table:formula="of:=(20000-[.$A980])/([.E$2]*1000)" office:value-type="float" office:value="0.0427" calcext:value-type="float">
            <text:p>0.0427</text:p>
          </table:table-cell>
        </table:table-row>
        <table:table-row table:style-name="ro1">
          <table:table-cell office:value-type="float" office:value="15752" calcext:value-type="float">
            <text:p>15752</text:p>
          </table:table-cell>
          <table:table-cell table:formula="of:=(20000-[.$A981])/([.B$2]*1000)" office:value-type="float" office:value="0.4248" calcext:value-type="float">
            <text:p>0.4248</text:p>
          </table:table-cell>
          <table:table-cell table:style-name="Default" table:formula="of:=(20000-[.$A981])/([.C$2]*1000)" office:value-type="float" office:value="0.2124" calcext:value-type="float">
            <text:p>0.2124</text:p>
          </table:table-cell>
          <table:table-cell table:formula="of:=(20000-[.$A981])/([.D$2]*1000)" office:value-type="float" office:value="0.08496" calcext:value-type="float">
            <text:p>0.08496</text:p>
          </table:table-cell>
          <table:table-cell table:formula="of:=(20000-[.$A981])/([.E$2]*1000)" office:value-type="float" office:value="0.04248" calcext:value-type="float">
            <text:p>0.04248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982])/([.B$2]*1000)" office:value-type="float" office:value="0.4236" calcext:value-type="float">
            <text:p>0.4236</text:p>
          </table:table-cell>
          <table:table-cell table:style-name="Default" table:formula="of:=(20000-[.$A982])/([.C$2]*1000)" office:value-type="float" office:value="0.2118" calcext:value-type="float">
            <text:p>0.2118</text:p>
          </table:table-cell>
          <table:table-cell table:formula="of:=(20000-[.$A982])/([.D$2]*1000)" office:value-type="float" office:value="0.08472" calcext:value-type="float">
            <text:p>0.08472</text:p>
          </table:table-cell>
          <table:table-cell table:formula="of:=(20000-[.$A982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41" calcext:value-type="float">
            <text:p>15741</text:p>
          </table:table-cell>
          <table:table-cell table:formula="of:=(20000-[.$A983])/([.B$2]*1000)" office:value-type="float" office:value="0.4259" calcext:value-type="float">
            <text:p>0.4259</text:p>
          </table:table-cell>
          <table:table-cell table:style-name="Default" table:formula="of:=(20000-[.$A983])/([.C$2]*1000)" office:value-type="float" office:value="0.21295" calcext:value-type="float">
            <text:p>0.21295</text:p>
          </table:table-cell>
          <table:table-cell table:formula="of:=(20000-[.$A983])/([.D$2]*1000)" office:value-type="float" office:value="0.08518" calcext:value-type="float">
            <text:p>0.08518</text:p>
          </table:table-cell>
          <table:table-cell table:formula="of:=(20000-[.$A983])/([.E$2]*1000)" office:value-type="float" office:value="0.04259" calcext:value-type="float">
            <text:p>0.04259</text:p>
          </table:table-cell>
        </table:table-row>
        <table:table-row table:style-name="ro1">
          <table:table-cell office:value-type="float" office:value="15752" calcext:value-type="float">
            <text:p>15752</text:p>
          </table:table-cell>
          <table:table-cell table:formula="of:=(20000-[.$A984])/([.B$2]*1000)" office:value-type="float" office:value="0.4248" calcext:value-type="float">
            <text:p>0.4248</text:p>
          </table:table-cell>
          <table:table-cell table:style-name="Default" table:formula="of:=(20000-[.$A984])/([.C$2]*1000)" office:value-type="float" office:value="0.2124" calcext:value-type="float">
            <text:p>0.2124</text:p>
          </table:table-cell>
          <table:table-cell table:formula="of:=(20000-[.$A984])/([.D$2]*1000)" office:value-type="float" office:value="0.08496" calcext:value-type="float">
            <text:p>0.08496</text:p>
          </table:table-cell>
          <table:table-cell table:formula="of:=(20000-[.$A984])/([.E$2]*1000)" office:value-type="float" office:value="0.04248" calcext:value-type="float">
            <text:p>0.04248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985])/([.B$2]*1000)" office:value-type="float" office:value="0.4237" calcext:value-type="float">
            <text:p>0.4237</text:p>
          </table:table-cell>
          <table:table-cell table:style-name="Default" table:formula="of:=(20000-[.$A985])/([.C$2]*1000)" office:value-type="float" office:value="0.21185" calcext:value-type="float">
            <text:p>0.21185</text:p>
          </table:table-cell>
          <table:table-cell table:formula="of:=(20000-[.$A985])/([.D$2]*1000)" office:value-type="float" office:value="0.08474" calcext:value-type="float">
            <text:p>0.08474</text:p>
          </table:table-cell>
          <table:table-cell table:formula="of:=(20000-[.$A985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986])/([.B$2]*1000)" office:value-type="float" office:value="0.4236" calcext:value-type="float">
            <text:p>0.4236</text:p>
          </table:table-cell>
          <table:table-cell table:style-name="Default" table:formula="of:=(20000-[.$A986])/([.C$2]*1000)" office:value-type="float" office:value="0.2118" calcext:value-type="float">
            <text:p>0.2118</text:p>
          </table:table-cell>
          <table:table-cell table:formula="of:=(20000-[.$A986])/([.D$2]*1000)" office:value-type="float" office:value="0.08472" calcext:value-type="float">
            <text:p>0.08472</text:p>
          </table:table-cell>
          <table:table-cell table:formula="of:=(20000-[.$A986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53" calcext:value-type="float">
            <text:p>15753</text:p>
          </table:table-cell>
          <table:table-cell table:formula="of:=(20000-[.$A987])/([.B$2]*1000)" office:value-type="float" office:value="0.4247" calcext:value-type="float">
            <text:p>0.4247</text:p>
          </table:table-cell>
          <table:table-cell table:style-name="Default" table:formula="of:=(20000-[.$A987])/([.C$2]*1000)" office:value-type="float" office:value="0.21235" calcext:value-type="float">
            <text:p>0.21235</text:p>
          </table:table-cell>
          <table:table-cell table:formula="of:=(20000-[.$A987])/([.D$2]*1000)" office:value-type="float" office:value="0.08494" calcext:value-type="float">
            <text:p>0.08494</text:p>
          </table:table-cell>
          <table:table-cell table:formula="of:=(20000-[.$A987])/([.E$2]*1000)" office:value-type="float" office:value="0.04247" calcext:value-type="float">
            <text:p>0.04247</text:p>
          </table:table-cell>
        </table:table-row>
        <table:table-row table:style-name="ro1">
          <table:table-cell office:value-type="float" office:value="15733" calcext:value-type="float">
            <text:p>15733</text:p>
          </table:table-cell>
          <table:table-cell table:formula="of:=(20000-[.$A988])/([.B$2]*1000)" office:value-type="float" office:value="0.4267" calcext:value-type="float">
            <text:p>0.4267</text:p>
          </table:table-cell>
          <table:table-cell table:style-name="Default" table:formula="of:=(20000-[.$A988])/([.C$2]*1000)" office:value-type="float" office:value="0.21335" calcext:value-type="float">
            <text:p>0.21335</text:p>
          </table:table-cell>
          <table:table-cell table:formula="of:=(20000-[.$A988])/([.D$2]*1000)" office:value-type="float" office:value="0.08534" calcext:value-type="float">
            <text:p>0.08534</text:p>
          </table:table-cell>
          <table:table-cell table:formula="of:=(20000-[.$A988])/([.E$2]*1000)" office:value-type="float" office:value="0.04267" calcext:value-type="float">
            <text:p>0.04267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989])/([.B$2]*1000)" office:value-type="float" office:value="0.424" calcext:value-type="float">
            <text:p>0.424</text:p>
          </table:table-cell>
          <table:table-cell table:style-name="Default" table:formula="of:=(20000-[.$A989])/([.C$2]*1000)" office:value-type="float" office:value="0.212" calcext:value-type="float">
            <text:p>0.212</text:p>
          </table:table-cell>
          <table:table-cell table:formula="of:=(20000-[.$A989])/([.D$2]*1000)" office:value-type="float" office:value="0.0848" calcext:value-type="float">
            <text:p>0.0848</text:p>
          </table:table-cell>
          <table:table-cell table:formula="of:=(20000-[.$A989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714" calcext:value-type="float">
            <text:p>15714</text:p>
          </table:table-cell>
          <table:table-cell table:formula="of:=(20000-[.$A990])/([.B$2]*1000)" office:value-type="float" office:value="0.4286" calcext:value-type="float">
            <text:p>0.4286</text:p>
          </table:table-cell>
          <table:table-cell table:style-name="Default" table:formula="of:=(20000-[.$A990])/([.C$2]*1000)" office:value-type="float" office:value="0.2143" calcext:value-type="float">
            <text:p>0.2143</text:p>
          </table:table-cell>
          <table:table-cell table:formula="of:=(20000-[.$A990])/([.D$2]*1000)" office:value-type="float" office:value="0.08572" calcext:value-type="float">
            <text:p>0.08572</text:p>
          </table:table-cell>
          <table:table-cell table:formula="of:=(20000-[.$A990])/([.E$2]*1000)" office:value-type="float" office:value="0.04286" calcext:value-type="float">
            <text:p>0.04286</text:p>
          </table:table-cell>
        </table:table-row>
        <table:table-row table:style-name="ro1">
          <table:table-cell office:value-type="float" office:value="15720" calcext:value-type="float">
            <text:p>15720</text:p>
          </table:table-cell>
          <table:table-cell table:formula="of:=(20000-[.$A991])/([.B$2]*1000)" office:value-type="float" office:value="0.428" calcext:value-type="float">
            <text:p>0.428</text:p>
          </table:table-cell>
          <table:table-cell table:style-name="Default" table:formula="of:=(20000-[.$A991])/([.C$2]*1000)" office:value-type="float" office:value="0.214" calcext:value-type="float">
            <text:p>0.214</text:p>
          </table:table-cell>
          <table:table-cell table:formula="of:=(20000-[.$A991])/([.D$2]*1000)" office:value-type="float" office:value="0.0856" calcext:value-type="float">
            <text:p>0.0856</text:p>
          </table:table-cell>
          <table:table-cell table:formula="of:=(20000-[.$A991])/([.E$2]*1000)"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15709" calcext:value-type="float">
            <text:p>15709</text:p>
          </table:table-cell>
          <table:table-cell table:formula="of:=(20000-[.$A992])/([.B$2]*1000)" office:value-type="float" office:value="0.4291" calcext:value-type="float">
            <text:p>0.4291</text:p>
          </table:table-cell>
          <table:table-cell table:style-name="Default" table:formula="of:=(20000-[.$A992])/([.C$2]*1000)" office:value-type="float" office:value="0.21455" calcext:value-type="float">
            <text:p>0.21455</text:p>
          </table:table-cell>
          <table:table-cell table:formula="of:=(20000-[.$A992])/([.D$2]*1000)" office:value-type="float" office:value="0.08582" calcext:value-type="float">
            <text:p>0.08582</text:p>
          </table:table-cell>
          <table:table-cell table:formula="of:=(20000-[.$A992])/([.E$2]*1000)" office:value-type="float" office:value="0.04291" calcext:value-type="float">
            <text:p>0.04291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993])/([.B$2]*1000)" office:value-type="float" office:value="0.4236" calcext:value-type="float">
            <text:p>0.4236</text:p>
          </table:table-cell>
          <table:table-cell table:style-name="Default" table:formula="of:=(20000-[.$A993])/([.C$2]*1000)" office:value-type="float" office:value="0.2118" calcext:value-type="float">
            <text:p>0.2118</text:p>
          </table:table-cell>
          <table:table-cell table:formula="of:=(20000-[.$A993])/([.D$2]*1000)" office:value-type="float" office:value="0.08472" calcext:value-type="float">
            <text:p>0.08472</text:p>
          </table:table-cell>
          <table:table-cell table:formula="of:=(20000-[.$A993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25" calcext:value-type="float">
            <text:p>15725</text:p>
          </table:table-cell>
          <table:table-cell table:formula="of:=(20000-[.$A994])/([.B$2]*1000)" office:value-type="float" office:value="0.4275" calcext:value-type="float">
            <text:p>0.4275</text:p>
          </table:table-cell>
          <table:table-cell table:style-name="Default" table:formula="of:=(20000-[.$A994])/([.C$2]*1000)" office:value-type="float" office:value="0.21375" calcext:value-type="float">
            <text:p>0.21375</text:p>
          </table:table-cell>
          <table:table-cell table:formula="of:=(20000-[.$A994])/([.D$2]*1000)" office:value-type="float" office:value="0.0855" calcext:value-type="float">
            <text:p>0.0855</text:p>
          </table:table-cell>
          <table:table-cell table:formula="of:=(20000-[.$A994])/([.E$2]*1000)" office:value-type="float" office:value="0.04275" calcext:value-type="float">
            <text:p>0.04275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995])/([.B$2]*1000)" office:value-type="float" office:value="0.4238" calcext:value-type="float">
            <text:p>0.4238</text:p>
          </table:table-cell>
          <table:table-cell table:style-name="Default" table:formula="of:=(20000-[.$A995])/([.C$2]*1000)" office:value-type="float" office:value="0.2119" calcext:value-type="float">
            <text:p>0.2119</text:p>
          </table:table-cell>
          <table:table-cell table:formula="of:=(20000-[.$A995])/([.D$2]*1000)" office:value-type="float" office:value="0.08476" calcext:value-type="float">
            <text:p>0.08476</text:p>
          </table:table-cell>
          <table:table-cell table:formula="of:=(20000-[.$A995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996])/([.B$2]*1000)" office:value-type="float" office:value="0.4238" calcext:value-type="float">
            <text:p>0.4238</text:p>
          </table:table-cell>
          <table:table-cell table:style-name="Default" table:formula="of:=(20000-[.$A996])/([.C$2]*1000)" office:value-type="float" office:value="0.2119" calcext:value-type="float">
            <text:p>0.2119</text:p>
          </table:table-cell>
          <table:table-cell table:formula="of:=(20000-[.$A996])/([.D$2]*1000)" office:value-type="float" office:value="0.08476" calcext:value-type="float">
            <text:p>0.08476</text:p>
          </table:table-cell>
          <table:table-cell table:formula="of:=(20000-[.$A996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23" calcext:value-type="float">
            <text:p>15723</text:p>
          </table:table-cell>
          <table:table-cell table:formula="of:=(20000-[.$A997])/([.B$2]*1000)" office:value-type="float" office:value="0.4277" calcext:value-type="float">
            <text:p>0.4277</text:p>
          </table:table-cell>
          <table:table-cell table:style-name="Default" table:formula="of:=(20000-[.$A997])/([.C$2]*1000)" office:value-type="float" office:value="0.21385" calcext:value-type="float">
            <text:p>0.21385</text:p>
          </table:table-cell>
          <table:table-cell table:formula="of:=(20000-[.$A997])/([.D$2]*1000)" office:value-type="float" office:value="0.08554" calcext:value-type="float">
            <text:p>0.08554</text:p>
          </table:table-cell>
          <table:table-cell table:formula="of:=(20000-[.$A997])/([.E$2]*1000)" office:value-type="float" office:value="0.04277" calcext:value-type="float">
            <text:p>0.04277</text:p>
          </table:table-cell>
        </table:table-row>
        <table:table-row table:style-name="ro1">
          <table:table-cell office:value-type="float" office:value="15752" calcext:value-type="float">
            <text:p>15752</text:p>
          </table:table-cell>
          <table:table-cell table:formula="of:=(20000-[.$A998])/([.B$2]*1000)" office:value-type="float" office:value="0.4248" calcext:value-type="float">
            <text:p>0.4248</text:p>
          </table:table-cell>
          <table:table-cell table:style-name="Default" table:formula="of:=(20000-[.$A998])/([.C$2]*1000)" office:value-type="float" office:value="0.2124" calcext:value-type="float">
            <text:p>0.2124</text:p>
          </table:table-cell>
          <table:table-cell table:formula="of:=(20000-[.$A998])/([.D$2]*1000)" office:value-type="float" office:value="0.08496" calcext:value-type="float">
            <text:p>0.08496</text:p>
          </table:table-cell>
          <table:table-cell table:formula="of:=(20000-[.$A998])/([.E$2]*1000)" office:value-type="float" office:value="0.04248" calcext:value-type="float">
            <text:p>0.04248</text:p>
          </table:table-cell>
        </table:table-row>
        <table:table-row table:style-name="ro1">
          <table:table-cell office:value-type="float" office:value="15713" calcext:value-type="float">
            <text:p>15713</text:p>
          </table:table-cell>
          <table:table-cell table:formula="of:=(20000-[.$A999])/([.B$2]*1000)" office:value-type="float" office:value="0.4287" calcext:value-type="float">
            <text:p>0.4287</text:p>
          </table:table-cell>
          <table:table-cell table:style-name="Default" table:formula="of:=(20000-[.$A999])/([.C$2]*1000)" office:value-type="float" office:value="0.21435" calcext:value-type="float">
            <text:p>0.21435</text:p>
          </table:table-cell>
          <table:table-cell table:formula="of:=(20000-[.$A999])/([.D$2]*1000)" office:value-type="float" office:value="0.08574" calcext:value-type="float">
            <text:p>0.08574</text:p>
          </table:table-cell>
          <table:table-cell table:formula="of:=(20000-[.$A999])/([.E$2]*1000)" office:value-type="float" office:value="0.04287" calcext:value-type="float">
            <text:p>0.04287</text:p>
          </table:table-cell>
        </table:table-row>
        <table:table-row table:style-name="ro1">
          <table:table-cell office:value-type="float" office:value="15747" calcext:value-type="float">
            <text:p>15747</text:p>
          </table:table-cell>
          <table:table-cell table:formula="of:=(20000-[.$A1000])/([.B$2]*1000)" office:value-type="float" office:value="0.4253" calcext:value-type="float">
            <text:p>0.4253</text:p>
          </table:table-cell>
          <table:table-cell table:style-name="Default" table:formula="of:=(20000-[.$A1000])/([.C$2]*1000)" office:value-type="float" office:value="0.21265" calcext:value-type="float">
            <text:p>0.21265</text:p>
          </table:table-cell>
          <table:table-cell table:formula="of:=(20000-[.$A1000])/([.D$2]*1000)" office:value-type="float" office:value="0.08506" calcext:value-type="float">
            <text:p>0.08506</text:p>
          </table:table-cell>
          <table:table-cell table:formula="of:=(20000-[.$A1000])/([.E$2]*1000)" office:value-type="float" office:value="0.04253" calcext:value-type="float">
            <text:p>0.04253</text:p>
          </table:table-cell>
        </table:table-row>
        <table:table-row table:style-name="ro1">
          <table:table-cell office:value-type="float" office:value="15720" calcext:value-type="float">
            <text:p>15720</text:p>
          </table:table-cell>
          <table:table-cell table:formula="of:=(20000-[.$A1001])/([.B$2]*1000)" office:value-type="float" office:value="0.428" calcext:value-type="float">
            <text:p>0.428</text:p>
          </table:table-cell>
          <table:table-cell table:style-name="Default" table:formula="of:=(20000-[.$A1001])/([.C$2]*1000)" office:value-type="float" office:value="0.214" calcext:value-type="float">
            <text:p>0.214</text:p>
          </table:table-cell>
          <table:table-cell table:formula="of:=(20000-[.$A1001])/([.D$2]*1000)" office:value-type="float" office:value="0.0856" calcext:value-type="float">
            <text:p>0.0856</text:p>
          </table:table-cell>
          <table:table-cell table:formula="of:=(20000-[.$A1001])/([.E$2]*1000)"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1002])/([.B$2]*1000)" office:value-type="float" office:value="0.4236" calcext:value-type="float">
            <text:p>0.4236</text:p>
          </table:table-cell>
          <table:table-cell table:style-name="Default" table:formula="of:=(20000-[.$A1002])/([.C$2]*1000)" office:value-type="float" office:value="0.2118" calcext:value-type="float">
            <text:p>0.2118</text:p>
          </table:table-cell>
          <table:table-cell table:formula="of:=(20000-[.$A1002])/([.D$2]*1000)" office:value-type="float" office:value="0.08472" calcext:value-type="float">
            <text:p>0.08472</text:p>
          </table:table-cell>
          <table:table-cell table:formula="of:=(20000-[.$A1002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1003])/([.B$2]*1000)" office:value-type="float" office:value="0.4237" calcext:value-type="float">
            <text:p>0.4237</text:p>
          </table:table-cell>
          <table:table-cell table:style-name="Default" table:formula="of:=(20000-[.$A1003])/([.C$2]*1000)" office:value-type="float" office:value="0.21185" calcext:value-type="float">
            <text:p>0.21185</text:p>
          </table:table-cell>
          <table:table-cell table:formula="of:=(20000-[.$A1003])/([.D$2]*1000)" office:value-type="float" office:value="0.08474" calcext:value-type="float">
            <text:p>0.08474</text:p>
          </table:table-cell>
          <table:table-cell table:formula="of:=(20000-[.$A1003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22" calcext:value-type="float">
            <text:p>15722</text:p>
          </table:table-cell>
          <table:table-cell table:formula="of:=(20000-[.$A1004])/([.B$2]*1000)" office:value-type="float" office:value="0.4278" calcext:value-type="float">
            <text:p>0.4278</text:p>
          </table:table-cell>
          <table:table-cell table:style-name="Default" table:formula="of:=(20000-[.$A1004])/([.C$2]*1000)" office:value-type="float" office:value="0.2139" calcext:value-type="float">
            <text:p>0.2139</text:p>
          </table:table-cell>
          <table:table-cell table:formula="of:=(20000-[.$A1004])/([.D$2]*1000)" office:value-type="float" office:value="0.08556" calcext:value-type="float">
            <text:p>0.08556</text:p>
          </table:table-cell>
          <table:table-cell table:formula="of:=(20000-[.$A1004])/([.E$2]*1000)" office:value-type="float" office:value="0.04278" calcext:value-type="float">
            <text:p>0.04278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1005])/([.B$2]*1000)" office:value-type="float" office:value="0.4237" calcext:value-type="float">
            <text:p>0.4237</text:p>
          </table:table-cell>
          <table:table-cell table:style-name="Default" table:formula="of:=(20000-[.$A1005])/([.C$2]*1000)" office:value-type="float" office:value="0.21185" calcext:value-type="float">
            <text:p>0.21185</text:p>
          </table:table-cell>
          <table:table-cell table:formula="of:=(20000-[.$A1005])/([.D$2]*1000)" office:value-type="float" office:value="0.08474" calcext:value-type="float">
            <text:p>0.08474</text:p>
          </table:table-cell>
          <table:table-cell table:formula="of:=(20000-[.$A1005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692" calcext:value-type="float">
            <text:p>15692</text:p>
          </table:table-cell>
          <table:table-cell table:formula="of:=(20000-[.$A1006])/([.B$2]*1000)" office:value-type="float" office:value="0.4308" calcext:value-type="float">
            <text:p>0.4308</text:p>
          </table:table-cell>
          <table:table-cell table:style-name="Default" table:formula="of:=(20000-[.$A1006])/([.C$2]*1000)" office:value-type="float" office:value="0.2154" calcext:value-type="float">
            <text:p>0.2154</text:p>
          </table:table-cell>
          <table:table-cell table:formula="of:=(20000-[.$A1006])/([.D$2]*1000)" office:value-type="float" office:value="0.08616" calcext:value-type="float">
            <text:p>0.08616</text:p>
          </table:table-cell>
          <table:table-cell table:formula="of:=(20000-[.$A1006])/([.E$2]*1000)" office:value-type="float" office:value="0.04308" calcext:value-type="float">
            <text:p>0.04308</text:p>
          </table:table-cell>
        </table:table-row>
        <table:table-row table:style-name="ro1">
          <table:table-cell office:value-type="float" office:value="15706" calcext:value-type="float">
            <text:p>15706</text:p>
          </table:table-cell>
          <table:table-cell table:formula="of:=(20000-[.$A1007])/([.B$2]*1000)" office:value-type="float" office:value="0.4294" calcext:value-type="float">
            <text:p>0.4294</text:p>
          </table:table-cell>
          <table:table-cell table:style-name="Default" table:formula="of:=(20000-[.$A1007])/([.C$2]*1000)" office:value-type="float" office:value="0.2147" calcext:value-type="float">
            <text:p>0.2147</text:p>
          </table:table-cell>
          <table:table-cell table:formula="of:=(20000-[.$A1007])/([.D$2]*1000)" office:value-type="float" office:value="0.08588" calcext:value-type="float">
            <text:p>0.08588</text:p>
          </table:table-cell>
          <table:table-cell table:formula="of:=(20000-[.$A1007])/([.E$2]*1000)" office:value-type="float" office:value="0.04294" calcext:value-type="float">
            <text:p>0.04294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1008])/([.B$2]*1000)" office:value-type="float" office:value="0.4237" calcext:value-type="float">
            <text:p>0.4237</text:p>
          </table:table-cell>
          <table:table-cell table:style-name="Default" table:formula="of:=(20000-[.$A1008])/([.C$2]*1000)" office:value-type="float" office:value="0.21185" calcext:value-type="float">
            <text:p>0.21185</text:p>
          </table:table-cell>
          <table:table-cell table:formula="of:=(20000-[.$A1008])/([.D$2]*1000)" office:value-type="float" office:value="0.08474" calcext:value-type="float">
            <text:p>0.08474</text:p>
          </table:table-cell>
          <table:table-cell table:formula="of:=(20000-[.$A1008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1009])/([.B$2]*1000)" office:value-type="float" office:value="0.424" calcext:value-type="float">
            <text:p>0.424</text:p>
          </table:table-cell>
          <table:table-cell table:style-name="Default" table:formula="of:=(20000-[.$A1009])/([.C$2]*1000)" office:value-type="float" office:value="0.212" calcext:value-type="float">
            <text:p>0.212</text:p>
          </table:table-cell>
          <table:table-cell table:formula="of:=(20000-[.$A1009])/([.D$2]*1000)" office:value-type="float" office:value="0.0848" calcext:value-type="float">
            <text:p>0.0848</text:p>
          </table:table-cell>
          <table:table-cell table:formula="of:=(20000-[.$A1009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609" calcext:value-type="float">
            <text:p>15609</text:p>
          </table:table-cell>
          <table:table-cell table:formula="of:=(20000-[.$A1010])/([.B$2]*1000)" office:value-type="float" office:value="0.4391" calcext:value-type="float">
            <text:p>0.4391</text:p>
          </table:table-cell>
          <table:table-cell table:style-name="Default" table:formula="of:=(20000-[.$A1010])/([.C$2]*1000)" office:value-type="float" office:value="0.21955" calcext:value-type="float">
            <text:p>0.21955</text:p>
          </table:table-cell>
          <table:table-cell table:formula="of:=(20000-[.$A1010])/([.D$2]*1000)" office:value-type="float" office:value="0.08782" calcext:value-type="float">
            <text:p>0.08782</text:p>
          </table:table-cell>
          <table:table-cell table:formula="of:=(20000-[.$A1010])/([.E$2]*1000)" office:value-type="float" office:value="0.04391" calcext:value-type="float">
            <text:p>0.04391</text:p>
          </table:table-cell>
        </table:table-row>
        <table:table-row table:style-name="ro1">
          <table:table-cell office:value-type="float" office:value="15759" calcext:value-type="float">
            <text:p>15759</text:p>
          </table:table-cell>
          <table:table-cell table:formula="of:=(20000-[.$A1011])/([.B$2]*1000)" office:value-type="float" office:value="0.4241" calcext:value-type="float">
            <text:p>0.4241</text:p>
          </table:table-cell>
          <table:table-cell table:style-name="Default" table:formula="of:=(20000-[.$A1011])/([.C$2]*1000)" office:value-type="float" office:value="0.21205" calcext:value-type="float">
            <text:p>0.21205</text:p>
          </table:table-cell>
          <table:table-cell table:formula="of:=(20000-[.$A1011])/([.D$2]*1000)" office:value-type="float" office:value="0.08482" calcext:value-type="float">
            <text:p>0.08482</text:p>
          </table:table-cell>
          <table:table-cell table:formula="of:=(20000-[.$A1011])/([.E$2]*1000)" office:value-type="float" office:value="0.04241" calcext:value-type="float">
            <text:p>0.04241</text:p>
          </table:table-cell>
        </table:table-row>
        <table:table-row table:style-name="ro1">
          <table:table-cell office:value-type="float" office:value="15705" calcext:value-type="float">
            <text:p>15705</text:p>
          </table:table-cell>
          <table:table-cell table:formula="of:=(20000-[.$A1012])/([.B$2]*1000)" office:value-type="float" office:value="0.4295" calcext:value-type="float">
            <text:p>0.4295</text:p>
          </table:table-cell>
          <table:table-cell table:style-name="Default" table:formula="of:=(20000-[.$A1012])/([.C$2]*1000)" office:value-type="float" office:value="0.21475" calcext:value-type="float">
            <text:p>0.21475</text:p>
          </table:table-cell>
          <table:table-cell table:formula="of:=(20000-[.$A1012])/([.D$2]*1000)" office:value-type="float" office:value="0.0859" calcext:value-type="float">
            <text:p>0.0859</text:p>
          </table:table-cell>
          <table:table-cell table:formula="of:=(20000-[.$A1012])/([.E$2]*1000)" office:value-type="float" office:value="0.04295" calcext:value-type="float">
            <text:p>0.04295</text:p>
          </table:table-cell>
        </table:table-row>
        <table:table-row table:style-name="ro1">
          <table:table-cell office:value-type="float" office:value="15722" calcext:value-type="float">
            <text:p>15722</text:p>
          </table:table-cell>
          <table:table-cell table:formula="of:=(20000-[.$A1013])/([.B$2]*1000)" office:value-type="float" office:value="0.4278" calcext:value-type="float">
            <text:p>0.4278</text:p>
          </table:table-cell>
          <table:table-cell table:style-name="Default" table:formula="of:=(20000-[.$A1013])/([.C$2]*1000)" office:value-type="float" office:value="0.2139" calcext:value-type="float">
            <text:p>0.2139</text:p>
          </table:table-cell>
          <table:table-cell table:formula="of:=(20000-[.$A1013])/([.D$2]*1000)" office:value-type="float" office:value="0.08556" calcext:value-type="float">
            <text:p>0.08556</text:p>
          </table:table-cell>
          <table:table-cell table:formula="of:=(20000-[.$A1013])/([.E$2]*1000)" office:value-type="float" office:value="0.04278" calcext:value-type="float">
            <text:p>0.04278</text:p>
          </table:table-cell>
        </table:table-row>
        <table:table-row table:style-name="ro1">
          <table:table-cell office:value-type="float" office:value="15754" calcext:value-type="float">
            <text:p>15754</text:p>
          </table:table-cell>
          <table:table-cell table:formula="of:=(20000-[.$A1014])/([.B$2]*1000)" office:value-type="float" office:value="0.4246" calcext:value-type="float">
            <text:p>0.4246</text:p>
          </table:table-cell>
          <table:table-cell table:style-name="Default" table:formula="of:=(20000-[.$A1014])/([.C$2]*1000)" office:value-type="float" office:value="0.2123" calcext:value-type="float">
            <text:p>0.2123</text:p>
          </table:table-cell>
          <table:table-cell table:formula="of:=(20000-[.$A1014])/([.D$2]*1000)" office:value-type="float" office:value="0.08492" calcext:value-type="float">
            <text:p>0.08492</text:p>
          </table:table-cell>
          <table:table-cell table:formula="of:=(20000-[.$A1014])/([.E$2]*1000)" office:value-type="float" office:value="0.04246" calcext:value-type="float">
            <text:p>0.04246</text:p>
          </table:table-cell>
        </table:table-row>
        <table:table-row table:style-name="ro1">
          <table:table-cell office:value-type="float" office:value="15709" calcext:value-type="float">
            <text:p>15709</text:p>
          </table:table-cell>
          <table:table-cell table:formula="of:=(20000-[.$A1015])/([.B$2]*1000)" office:value-type="float" office:value="0.4291" calcext:value-type="float">
            <text:p>0.4291</text:p>
          </table:table-cell>
          <table:table-cell table:style-name="Default" table:formula="of:=(20000-[.$A1015])/([.C$2]*1000)" office:value-type="float" office:value="0.21455" calcext:value-type="float">
            <text:p>0.21455</text:p>
          </table:table-cell>
          <table:table-cell table:formula="of:=(20000-[.$A1015])/([.D$2]*1000)" office:value-type="float" office:value="0.08582" calcext:value-type="float">
            <text:p>0.08582</text:p>
          </table:table-cell>
          <table:table-cell table:formula="of:=(20000-[.$A1015])/([.E$2]*1000)" office:value-type="float" office:value="0.04291" calcext:value-type="float">
            <text:p>0.04291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1016])/([.B$2]*1000)" office:value-type="float" office:value="0.4236" calcext:value-type="float">
            <text:p>0.4236</text:p>
          </table:table-cell>
          <table:table-cell table:style-name="Default" table:formula="of:=(20000-[.$A1016])/([.C$2]*1000)" office:value-type="float" office:value="0.2118" calcext:value-type="float">
            <text:p>0.2118</text:p>
          </table:table-cell>
          <table:table-cell table:formula="of:=(20000-[.$A1016])/([.D$2]*1000)" office:value-type="float" office:value="0.08472" calcext:value-type="float">
            <text:p>0.08472</text:p>
          </table:table-cell>
          <table:table-cell table:formula="of:=(20000-[.$A1016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1017])/([.B$2]*1000)" office:value-type="float" office:value="0.4238" calcext:value-type="float">
            <text:p>0.4238</text:p>
          </table:table-cell>
          <table:table-cell table:style-name="Default" table:formula="of:=(20000-[.$A1017])/([.C$2]*1000)" office:value-type="float" office:value="0.2119" calcext:value-type="float">
            <text:p>0.2119</text:p>
          </table:table-cell>
          <table:table-cell table:formula="of:=(20000-[.$A1017])/([.D$2]*1000)" office:value-type="float" office:value="0.08476" calcext:value-type="float">
            <text:p>0.08476</text:p>
          </table:table-cell>
          <table:table-cell table:formula="of:=(20000-[.$A1017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36" calcext:value-type="float">
            <text:p>15736</text:p>
          </table:table-cell>
          <table:table-cell table:formula="of:=(20000-[.$A1018])/([.B$2]*1000)" office:value-type="float" office:value="0.4264" calcext:value-type="float">
            <text:p>0.4264</text:p>
          </table:table-cell>
          <table:table-cell table:style-name="Default" table:formula="of:=(20000-[.$A1018])/([.C$2]*1000)" office:value-type="float" office:value="0.2132" calcext:value-type="float">
            <text:p>0.2132</text:p>
          </table:table-cell>
          <table:table-cell table:formula="of:=(20000-[.$A1018])/([.D$2]*1000)" office:value-type="float" office:value="0.08528" calcext:value-type="float">
            <text:p>0.08528</text:p>
          </table:table-cell>
          <table:table-cell table:formula="of:=(20000-[.$A1018])/([.E$2]*1000)" office:value-type="float" office:value="0.04264" calcext:value-type="float">
            <text:p>0.04264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1019])/([.B$2]*1000)" office:value-type="float" office:value="0.4238" calcext:value-type="float">
            <text:p>0.4238</text:p>
          </table:table-cell>
          <table:table-cell table:style-name="Default" table:formula="of:=(20000-[.$A1019])/([.C$2]*1000)" office:value-type="float" office:value="0.2119" calcext:value-type="float">
            <text:p>0.2119</text:p>
          </table:table-cell>
          <table:table-cell table:formula="of:=(20000-[.$A1019])/([.D$2]*1000)" office:value-type="float" office:value="0.08476" calcext:value-type="float">
            <text:p>0.08476</text:p>
          </table:table-cell>
          <table:table-cell table:formula="of:=(20000-[.$A1019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41" calcext:value-type="float">
            <text:p>15741</text:p>
          </table:table-cell>
          <table:table-cell table:formula="of:=(20000-[.$A1020])/([.B$2]*1000)" office:value-type="float" office:value="0.4259" calcext:value-type="float">
            <text:p>0.4259</text:p>
          </table:table-cell>
          <table:table-cell table:style-name="Default" table:formula="of:=(20000-[.$A1020])/([.C$2]*1000)" office:value-type="float" office:value="0.21295" calcext:value-type="float">
            <text:p>0.21295</text:p>
          </table:table-cell>
          <table:table-cell table:formula="of:=(20000-[.$A1020])/([.D$2]*1000)" office:value-type="float" office:value="0.08518" calcext:value-type="float">
            <text:p>0.08518</text:p>
          </table:table-cell>
          <table:table-cell table:formula="of:=(20000-[.$A1020])/([.E$2]*1000)" office:value-type="float" office:value="0.04259" calcext:value-type="float">
            <text:p>0.04259</text:p>
          </table:table-cell>
        </table:table-row>
        <table:table-row table:style-name="ro1">
          <table:table-cell office:value-type="float" office:value="15719" calcext:value-type="float">
            <text:p>15719</text:p>
          </table:table-cell>
          <table:table-cell table:formula="of:=(20000-[.$A1021])/([.B$2]*1000)" office:value-type="float" office:value="0.4281" calcext:value-type="float">
            <text:p>0.4281</text:p>
          </table:table-cell>
          <table:table-cell table:style-name="Default" table:formula="of:=(20000-[.$A1021])/([.C$2]*1000)" office:value-type="float" office:value="0.21405" calcext:value-type="float">
            <text:p>0.21405</text:p>
          </table:table-cell>
          <table:table-cell table:formula="of:=(20000-[.$A1021])/([.D$2]*1000)" office:value-type="float" office:value="0.08562" calcext:value-type="float">
            <text:p>0.08562</text:p>
          </table:table-cell>
          <table:table-cell table:formula="of:=(20000-[.$A1021])/([.E$2]*1000)" office:value-type="float" office:value="0.04281" calcext:value-type="float">
            <text:p>0.04281</text:p>
          </table:table-cell>
        </table:table-row>
        <table:table-row table:style-name="ro1">
          <table:table-cell office:value-type="float" office:value="15731" calcext:value-type="float">
            <text:p>15731</text:p>
          </table:table-cell>
          <table:table-cell table:formula="of:=(20000-[.$A1022])/([.B$2]*1000)" office:value-type="float" office:value="0.4269" calcext:value-type="float">
            <text:p>0.4269</text:p>
          </table:table-cell>
          <table:table-cell table:style-name="Default" table:formula="of:=(20000-[.$A1022])/([.C$2]*1000)" office:value-type="float" office:value="0.21345" calcext:value-type="float">
            <text:p>0.21345</text:p>
          </table:table-cell>
          <table:table-cell table:formula="of:=(20000-[.$A1022])/([.D$2]*1000)" office:value-type="float" office:value="0.08538" calcext:value-type="float">
            <text:p>0.08538</text:p>
          </table:table-cell>
          <table:table-cell table:formula="of:=(20000-[.$A1022])/([.E$2]*1000)" office:value-type="float" office:value="0.04269" calcext:value-type="float">
            <text:p>0.04269</text:p>
          </table:table-cell>
        </table:table-row>
        <table:table-row table:style-name="ro1">
          <table:table-cell office:value-type="float" office:value="15716" calcext:value-type="float">
            <text:p>15716</text:p>
          </table:table-cell>
          <table:table-cell table:formula="of:=(20000-[.$A1023])/([.B$2]*1000)" office:value-type="float" office:value="0.4284" calcext:value-type="float">
            <text:p>0.4284</text:p>
          </table:table-cell>
          <table:table-cell table:style-name="Default" table:formula="of:=(20000-[.$A1023])/([.C$2]*1000)" office:value-type="float" office:value="0.2142" calcext:value-type="float">
            <text:p>0.2142</text:p>
          </table:table-cell>
          <table:table-cell table:formula="of:=(20000-[.$A1023])/([.D$2]*1000)" office:value-type="float" office:value="0.08568" calcext:value-type="float">
            <text:p>0.08568</text:p>
          </table:table-cell>
          <table:table-cell table:formula="of:=(20000-[.$A1023])/([.E$2]*1000)" office:value-type="float" office:value="0.04284" calcext:value-type="float">
            <text:p>0.04284</text:p>
          </table:table-cell>
        </table:table-row>
        <table:table-row table:style-name="ro1">
          <table:table-cell office:value-type="float" office:value="15722" calcext:value-type="float">
            <text:p>15722</text:p>
          </table:table-cell>
          <table:table-cell table:formula="of:=(20000-[.$A1024])/([.B$2]*1000)" office:value-type="float" office:value="0.4278" calcext:value-type="float">
            <text:p>0.4278</text:p>
          </table:table-cell>
          <table:table-cell table:style-name="Default" table:formula="of:=(20000-[.$A1024])/([.C$2]*1000)" office:value-type="float" office:value="0.2139" calcext:value-type="float">
            <text:p>0.2139</text:p>
          </table:table-cell>
          <table:table-cell table:formula="of:=(20000-[.$A1024])/([.D$2]*1000)" office:value-type="float" office:value="0.08556" calcext:value-type="float">
            <text:p>0.08556</text:p>
          </table:table-cell>
          <table:table-cell table:formula="of:=(20000-[.$A1024])/([.E$2]*1000)" office:value-type="float" office:value="0.04278" calcext:value-type="float">
            <text:p>0.04278</text:p>
          </table:table-cell>
        </table:table-row>
        <table:table-row table:style-name="ro1">
          <table:table-cell office:value-type="float" office:value="15730" calcext:value-type="float">
            <text:p>15730</text:p>
          </table:table-cell>
          <table:table-cell table:formula="of:=(20000-[.$A1025])/([.B$2]*1000)" office:value-type="float" office:value="0.427" calcext:value-type="float">
            <text:p>0.427</text:p>
          </table:table-cell>
          <table:table-cell table:style-name="Default" table:formula="of:=(20000-[.$A1025])/([.C$2]*1000)" office:value-type="float" office:value="0.2135" calcext:value-type="float">
            <text:p>0.2135</text:p>
          </table:table-cell>
          <table:table-cell table:formula="of:=(20000-[.$A1025])/([.D$2]*1000)" office:value-type="float" office:value="0.0854" calcext:value-type="float">
            <text:p>0.0854</text:p>
          </table:table-cell>
          <table:table-cell table:formula="of:=(20000-[.$A1025])/([.E$2]*1000)" office:value-type="float" office:value="0.0427" calcext:value-type="float">
            <text:p>0.0427</text:p>
          </table:table-cell>
        </table:table-row>
        <table:table-row table:style-name="ro1">
          <table:table-cell office:value-type="float" office:value="15732" calcext:value-type="float">
            <text:p>15732</text:p>
          </table:table-cell>
          <table:table-cell table:formula="of:=(20000-[.$A1026])/([.B$2]*1000)" office:value-type="float" office:value="0.4268" calcext:value-type="float">
            <text:p>0.4268</text:p>
          </table:table-cell>
          <table:table-cell table:style-name="Default" table:formula="of:=(20000-[.$A1026])/([.C$2]*1000)" office:value-type="float" office:value="0.2134" calcext:value-type="float">
            <text:p>0.2134</text:p>
          </table:table-cell>
          <table:table-cell table:formula="of:=(20000-[.$A1026])/([.D$2]*1000)" office:value-type="float" office:value="0.08536" calcext:value-type="float">
            <text:p>0.08536</text:p>
          </table:table-cell>
          <table:table-cell table:formula="of:=(20000-[.$A1026])/([.E$2]*1000)" office:value-type="float" office:value="0.04268" calcext:value-type="float">
            <text:p>0.04268</text:p>
          </table:table-cell>
        </table:table-row>
        <table:table-row table:style-name="ro1">
          <table:table-cell office:value-type="float" office:value="15682" calcext:value-type="float">
            <text:p>15682</text:p>
          </table:table-cell>
          <table:table-cell table:formula="of:=(20000-[.$A1027])/([.B$2]*1000)" office:value-type="float" office:value="0.4318" calcext:value-type="float">
            <text:p>0.4318</text:p>
          </table:table-cell>
          <table:table-cell table:style-name="Default" table:formula="of:=(20000-[.$A1027])/([.C$2]*1000)" office:value-type="float" office:value="0.2159" calcext:value-type="float">
            <text:p>0.2159</text:p>
          </table:table-cell>
          <table:table-cell table:formula="of:=(20000-[.$A1027])/([.D$2]*1000)" office:value-type="float" office:value="0.08636" calcext:value-type="float">
            <text:p>0.08636</text:p>
          </table:table-cell>
          <table:table-cell table:formula="of:=(20000-[.$A1027])/([.E$2]*1000)" office:value-type="float" office:value="0.04318" calcext:value-type="float">
            <text:p>0.04318</text:p>
          </table:table-cell>
        </table:table-row>
        <table:table-row table:style-name="ro1">
          <table:table-cell office:value-type="float" office:value="15743" calcext:value-type="float">
            <text:p>15743</text:p>
          </table:table-cell>
          <table:table-cell table:formula="of:=(20000-[.$A1028])/([.B$2]*1000)" office:value-type="float" office:value="0.4257" calcext:value-type="float">
            <text:p>0.4257</text:p>
          </table:table-cell>
          <table:table-cell table:style-name="Default" table:formula="of:=(20000-[.$A1028])/([.C$2]*1000)" office:value-type="float" office:value="0.21285" calcext:value-type="float">
            <text:p>0.21285</text:p>
          </table:table-cell>
          <table:table-cell table:formula="of:=(20000-[.$A1028])/([.D$2]*1000)" office:value-type="float" office:value="0.08514" calcext:value-type="float">
            <text:p>0.08514</text:p>
          </table:table-cell>
          <table:table-cell table:formula="of:=(20000-[.$A1028])/([.E$2]*1000)" office:value-type="float" office:value="0.04257" calcext:value-type="float">
            <text:p>0.04257</text:p>
          </table:table-cell>
        </table:table-row>
        <table:table-row table:style-name="ro1">
          <table:table-cell office:value-type="float" office:value="15705" calcext:value-type="float">
            <text:p>15705</text:p>
          </table:table-cell>
          <table:table-cell table:formula="of:=(20000-[.$A1029])/([.B$2]*1000)" office:value-type="float" office:value="0.4295" calcext:value-type="float">
            <text:p>0.4295</text:p>
          </table:table-cell>
          <table:table-cell table:style-name="Default" table:formula="of:=(20000-[.$A1029])/([.C$2]*1000)" office:value-type="float" office:value="0.21475" calcext:value-type="float">
            <text:p>0.21475</text:p>
          </table:table-cell>
          <table:table-cell table:formula="of:=(20000-[.$A1029])/([.D$2]*1000)" office:value-type="float" office:value="0.0859" calcext:value-type="float">
            <text:p>0.0859</text:p>
          </table:table-cell>
          <table:table-cell table:formula="of:=(20000-[.$A1029])/([.E$2]*1000)" office:value-type="float" office:value="0.04295" calcext:value-type="float">
            <text:p>0.04295</text:p>
          </table:table-cell>
        </table:table-row>
        <table:table-row table:style-name="ro1">
          <table:table-cell office:value-type="float" office:value="15710" calcext:value-type="float">
            <text:p>15710</text:p>
          </table:table-cell>
          <table:table-cell table:formula="of:=(20000-[.$A1030])/([.B$2]*1000)" office:value-type="float" office:value="0.429" calcext:value-type="float">
            <text:p>0.429</text:p>
          </table:table-cell>
          <table:table-cell table:style-name="Default" table:formula="of:=(20000-[.$A1030])/([.C$2]*1000)" office:value-type="float" office:value="0.2145" calcext:value-type="float">
            <text:p>0.2145</text:p>
          </table:table-cell>
          <table:table-cell table:formula="of:=(20000-[.$A1030])/([.D$2]*1000)" office:value-type="float" office:value="0.0858" calcext:value-type="float">
            <text:p>0.0858</text:p>
          </table:table-cell>
          <table:table-cell table:formula="of:=(20000-[.$A1030])/([.E$2]*1000)" office:value-type="float" office:value="0.0429" calcext:value-type="float">
            <text:p>0.0429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1031])/([.B$2]*1000)" office:value-type="float" office:value="0.4238" calcext:value-type="float">
            <text:p>0.4238</text:p>
          </table:table-cell>
          <table:table-cell table:style-name="Default" table:formula="of:=(20000-[.$A1031])/([.C$2]*1000)" office:value-type="float" office:value="0.2119" calcext:value-type="float">
            <text:p>0.2119</text:p>
          </table:table-cell>
          <table:table-cell table:formula="of:=(20000-[.$A1031])/([.D$2]*1000)" office:value-type="float" office:value="0.08476" calcext:value-type="float">
            <text:p>0.08476</text:p>
          </table:table-cell>
          <table:table-cell table:formula="of:=(20000-[.$A1031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1032])/([.B$2]*1000)" office:value-type="float" office:value="0.424" calcext:value-type="float">
            <text:p>0.424</text:p>
          </table:table-cell>
          <table:table-cell table:style-name="Default" table:formula="of:=(20000-[.$A1032])/([.C$2]*1000)" office:value-type="float" office:value="0.212" calcext:value-type="float">
            <text:p>0.212</text:p>
          </table:table-cell>
          <table:table-cell table:formula="of:=(20000-[.$A1032])/([.D$2]*1000)" office:value-type="float" office:value="0.0848" calcext:value-type="float">
            <text:p>0.0848</text:p>
          </table:table-cell>
          <table:table-cell table:formula="of:=(20000-[.$A1032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731" calcext:value-type="float">
            <text:p>15731</text:p>
          </table:table-cell>
          <table:table-cell table:formula="of:=(20000-[.$A1033])/([.B$2]*1000)" office:value-type="float" office:value="0.4269" calcext:value-type="float">
            <text:p>0.4269</text:p>
          </table:table-cell>
          <table:table-cell table:style-name="Default" table:formula="of:=(20000-[.$A1033])/([.C$2]*1000)" office:value-type="float" office:value="0.21345" calcext:value-type="float">
            <text:p>0.21345</text:p>
          </table:table-cell>
          <table:table-cell table:formula="of:=(20000-[.$A1033])/([.D$2]*1000)" office:value-type="float" office:value="0.08538" calcext:value-type="float">
            <text:p>0.08538</text:p>
          </table:table-cell>
          <table:table-cell table:formula="of:=(20000-[.$A1033])/([.E$2]*1000)" office:value-type="float" office:value="0.04269" calcext:value-type="float">
            <text:p>0.04269</text:p>
          </table:table-cell>
        </table:table-row>
        <table:table-row table:style-name="ro1">
          <table:table-cell office:value-type="float" office:value="15701" calcext:value-type="float">
            <text:p>15701</text:p>
          </table:table-cell>
          <table:table-cell table:formula="of:=(20000-[.$A1034])/([.B$2]*1000)" office:value-type="float" office:value="0.4299" calcext:value-type="float">
            <text:p>0.4299</text:p>
          </table:table-cell>
          <table:table-cell table:style-name="Default" table:formula="of:=(20000-[.$A1034])/([.C$2]*1000)" office:value-type="float" office:value="0.21495" calcext:value-type="float">
            <text:p>0.21495</text:p>
          </table:table-cell>
          <table:table-cell table:formula="of:=(20000-[.$A1034])/([.D$2]*1000)" office:value-type="float" office:value="0.08598" calcext:value-type="float">
            <text:p>0.08598</text:p>
          </table:table-cell>
          <table:table-cell table:formula="of:=(20000-[.$A1034])/([.E$2]*1000)" office:value-type="float" office:value="0.04299" calcext:value-type="float">
            <text:p>0.04299</text:p>
          </table:table-cell>
        </table:table-row>
        <table:table-row table:style-name="ro1">
          <table:table-cell office:value-type="float" office:value="15723" calcext:value-type="float">
            <text:p>15723</text:p>
          </table:table-cell>
          <table:table-cell table:formula="of:=(20000-[.$A1035])/([.B$2]*1000)" office:value-type="float" office:value="0.4277" calcext:value-type="float">
            <text:p>0.4277</text:p>
          </table:table-cell>
          <table:table-cell table:style-name="Default" table:formula="of:=(20000-[.$A1035])/([.C$2]*1000)" office:value-type="float" office:value="0.21385" calcext:value-type="float">
            <text:p>0.21385</text:p>
          </table:table-cell>
          <table:table-cell table:formula="of:=(20000-[.$A1035])/([.D$2]*1000)" office:value-type="float" office:value="0.08554" calcext:value-type="float">
            <text:p>0.08554</text:p>
          </table:table-cell>
          <table:table-cell table:formula="of:=(20000-[.$A1035])/([.E$2]*1000)" office:value-type="float" office:value="0.04277" calcext:value-type="float">
            <text:p>0.04277</text:p>
          </table:table-cell>
        </table:table-row>
        <table:table-row table:style-name="ro1">
          <table:table-cell office:value-type="float" office:value="15752" calcext:value-type="float">
            <text:p>15752</text:p>
          </table:table-cell>
          <table:table-cell table:formula="of:=(20000-[.$A1036])/([.B$2]*1000)" office:value-type="float" office:value="0.4248" calcext:value-type="float">
            <text:p>0.4248</text:p>
          </table:table-cell>
          <table:table-cell table:style-name="Default" table:formula="of:=(20000-[.$A1036])/([.C$2]*1000)" office:value-type="float" office:value="0.2124" calcext:value-type="float">
            <text:p>0.2124</text:p>
          </table:table-cell>
          <table:table-cell table:formula="of:=(20000-[.$A1036])/([.D$2]*1000)" office:value-type="float" office:value="0.08496" calcext:value-type="float">
            <text:p>0.08496</text:p>
          </table:table-cell>
          <table:table-cell table:formula="of:=(20000-[.$A1036])/([.E$2]*1000)" office:value-type="float" office:value="0.04248" calcext:value-type="float">
            <text:p>0.04248</text:p>
          </table:table-cell>
        </table:table-row>
        <table:table-row table:style-name="ro1">
          <table:table-cell office:value-type="float" office:value="15726" calcext:value-type="float">
            <text:p>15726</text:p>
          </table:table-cell>
          <table:table-cell table:formula="of:=(20000-[.$A1037])/([.B$2]*1000)" office:value-type="float" office:value="0.4274" calcext:value-type="float">
            <text:p>0.4274</text:p>
          </table:table-cell>
          <table:table-cell table:style-name="Default" table:formula="of:=(20000-[.$A1037])/([.C$2]*1000)" office:value-type="float" office:value="0.2137" calcext:value-type="float">
            <text:p>0.2137</text:p>
          </table:table-cell>
          <table:table-cell table:formula="of:=(20000-[.$A1037])/([.D$2]*1000)" office:value-type="float" office:value="0.08548" calcext:value-type="float">
            <text:p>0.08548</text:p>
          </table:table-cell>
          <table:table-cell table:formula="of:=(20000-[.$A1037])/([.E$2]*1000)" office:value-type="float" office:value="0.04274" calcext:value-type="float">
            <text:p>0.04274</text:p>
          </table:table-cell>
        </table:table-row>
        <table:table-row table:style-name="ro1">
          <table:table-cell office:value-type="float" office:value="15720" calcext:value-type="float">
            <text:p>15720</text:p>
          </table:table-cell>
          <table:table-cell table:formula="of:=(20000-[.$A1038])/([.B$2]*1000)" office:value-type="float" office:value="0.428" calcext:value-type="float">
            <text:p>0.428</text:p>
          </table:table-cell>
          <table:table-cell table:style-name="Default" table:formula="of:=(20000-[.$A1038])/([.C$2]*1000)" office:value-type="float" office:value="0.214" calcext:value-type="float">
            <text:p>0.214</text:p>
          </table:table-cell>
          <table:table-cell table:formula="of:=(20000-[.$A1038])/([.D$2]*1000)" office:value-type="float" office:value="0.0856" calcext:value-type="float">
            <text:p>0.0856</text:p>
          </table:table-cell>
          <table:table-cell table:formula="of:=(20000-[.$A1038])/([.E$2]*1000)"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15749" calcext:value-type="float">
            <text:p>15749</text:p>
          </table:table-cell>
          <table:table-cell table:formula="of:=(20000-[.$A1039])/([.B$2]*1000)" office:value-type="float" office:value="0.4251" calcext:value-type="float">
            <text:p>0.4251</text:p>
          </table:table-cell>
          <table:table-cell table:style-name="Default" table:formula="of:=(20000-[.$A1039])/([.C$2]*1000)" office:value-type="float" office:value="0.21255" calcext:value-type="float">
            <text:p>0.21255</text:p>
          </table:table-cell>
          <table:table-cell table:formula="of:=(20000-[.$A1039])/([.D$2]*1000)" office:value-type="float" office:value="0.08502" calcext:value-type="float">
            <text:p>0.08502</text:p>
          </table:table-cell>
          <table:table-cell table:formula="of:=(20000-[.$A1039])/([.E$2]*1000)" office:value-type="float" office:value="0.04251" calcext:value-type="float">
            <text:p>0.04251</text:p>
          </table:table-cell>
        </table:table-row>
        <table:table-row table:style-name="ro1">
          <table:table-cell office:value-type="float" office:value="15739" calcext:value-type="float">
            <text:p>15739</text:p>
          </table:table-cell>
          <table:table-cell table:formula="of:=(20000-[.$A1040])/([.B$2]*1000)" office:value-type="float" office:value="0.4261" calcext:value-type="float">
            <text:p>0.4261</text:p>
          </table:table-cell>
          <table:table-cell table:style-name="Default" table:formula="of:=(20000-[.$A1040])/([.C$2]*1000)" office:value-type="float" office:value="0.21305" calcext:value-type="float">
            <text:p>0.21305</text:p>
          </table:table-cell>
          <table:table-cell table:formula="of:=(20000-[.$A1040])/([.D$2]*1000)" office:value-type="float" office:value="0.08522" calcext:value-type="float">
            <text:p>0.08522</text:p>
          </table:table-cell>
          <table:table-cell table:formula="of:=(20000-[.$A1040])/([.E$2]*1000)" office:value-type="float" office:value="0.04261" calcext:value-type="float">
            <text:p>0.04261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1041])/([.B$2]*1000)" office:value-type="float" office:value="0.4237" calcext:value-type="float">
            <text:p>0.4237</text:p>
          </table:table-cell>
          <table:table-cell table:style-name="Default" table:formula="of:=(20000-[.$A1041])/([.C$2]*1000)" office:value-type="float" office:value="0.21185" calcext:value-type="float">
            <text:p>0.21185</text:p>
          </table:table-cell>
          <table:table-cell table:formula="of:=(20000-[.$A1041])/([.D$2]*1000)" office:value-type="float" office:value="0.08474" calcext:value-type="float">
            <text:p>0.08474</text:p>
          </table:table-cell>
          <table:table-cell table:formula="of:=(20000-[.$A1041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54" calcext:value-type="float">
            <text:p>15754</text:p>
          </table:table-cell>
          <table:table-cell table:formula="of:=(20000-[.$A1042])/([.B$2]*1000)" office:value-type="float" office:value="0.4246" calcext:value-type="float">
            <text:p>0.4246</text:p>
          </table:table-cell>
          <table:table-cell table:style-name="Default" table:formula="of:=(20000-[.$A1042])/([.C$2]*1000)" office:value-type="float" office:value="0.2123" calcext:value-type="float">
            <text:p>0.2123</text:p>
          </table:table-cell>
          <table:table-cell table:formula="of:=(20000-[.$A1042])/([.D$2]*1000)" office:value-type="float" office:value="0.08492" calcext:value-type="float">
            <text:p>0.08492</text:p>
          </table:table-cell>
          <table:table-cell table:formula="of:=(20000-[.$A1042])/([.E$2]*1000)" office:value-type="float" office:value="0.04246" calcext:value-type="float">
            <text:p>0.04246</text:p>
          </table:table-cell>
        </table:table-row>
        <table:table-row table:style-name="ro1">
          <table:table-cell office:value-type="float" office:value="14967" calcext:value-type="float">
            <text:p>14967</text:p>
          </table:table-cell>
          <table:table-cell table:formula="of:=(20000-[.$A1043])/([.B$2]*1000)" office:value-type="float" office:value="0.5033" calcext:value-type="float">
            <text:p>0.5033</text:p>
          </table:table-cell>
          <table:table-cell table:style-name="Default" table:formula="of:=(20000-[.$A1043])/([.C$2]*1000)" office:value-type="float" office:value="0.25165" calcext:value-type="float">
            <text:p>0.25165</text:p>
          </table:table-cell>
          <table:table-cell table:formula="of:=(20000-[.$A1043])/([.D$2]*1000)" office:value-type="float" office:value="0.10066" calcext:value-type="float">
            <text:p>0.10066</text:p>
          </table:table-cell>
          <table:table-cell table:formula="of:=(20000-[.$A1043])/([.E$2]*1000)" office:value-type="float" office:value="0.05033" calcext:value-type="float">
            <text:p>0.05033</text:p>
          </table:table-cell>
        </table:table-row>
        <table:table-row table:style-name="ro1">
          <table:table-cell office:value-type="float" office:value="15709" calcext:value-type="float">
            <text:p>15709</text:p>
          </table:table-cell>
          <table:table-cell table:formula="of:=(20000-[.$A1044])/([.B$2]*1000)" office:value-type="float" office:value="0.4291" calcext:value-type="float">
            <text:p>0.4291</text:p>
          </table:table-cell>
          <table:table-cell table:style-name="Default" table:formula="of:=(20000-[.$A1044])/([.C$2]*1000)" office:value-type="float" office:value="0.21455" calcext:value-type="float">
            <text:p>0.21455</text:p>
          </table:table-cell>
          <table:table-cell table:formula="of:=(20000-[.$A1044])/([.D$2]*1000)" office:value-type="float" office:value="0.08582" calcext:value-type="float">
            <text:p>0.08582</text:p>
          </table:table-cell>
          <table:table-cell table:formula="of:=(20000-[.$A1044])/([.E$2]*1000)" office:value-type="float" office:value="0.04291" calcext:value-type="float">
            <text:p>0.04291</text:p>
          </table:table-cell>
        </table:table-row>
        <table:table-row table:style-name="ro1">
          <table:table-cell office:value-type="float" office:value="15766" calcext:value-type="float">
            <text:p>15766</text:p>
          </table:table-cell>
          <table:table-cell table:formula="of:=(20000-[.$A1045])/([.B$2]*1000)" office:value-type="float" office:value="0.4234" calcext:value-type="float">
            <text:p>0.4234</text:p>
          </table:table-cell>
          <table:table-cell table:style-name="Default" table:formula="of:=(20000-[.$A1045])/([.C$2]*1000)" office:value-type="float" office:value="0.2117" calcext:value-type="float">
            <text:p>0.2117</text:p>
          </table:table-cell>
          <table:table-cell table:formula="of:=(20000-[.$A1045])/([.D$2]*1000)" office:value-type="float" office:value="0.08468" calcext:value-type="float">
            <text:p>0.08468</text:p>
          </table:table-cell>
          <table:table-cell table:formula="of:=(20000-[.$A1045])/([.E$2]*1000)" office:value-type="float" office:value="0.04234" calcext:value-type="float">
            <text:p>0.04234</text:p>
          </table:table-cell>
        </table:table-row>
        <table:table-row table:style-name="ro1">
          <table:table-cell office:value-type="float" office:value="15759" calcext:value-type="float">
            <text:p>15759</text:p>
          </table:table-cell>
          <table:table-cell table:formula="of:=(20000-[.$A1046])/([.B$2]*1000)" office:value-type="float" office:value="0.4241" calcext:value-type="float">
            <text:p>0.4241</text:p>
          </table:table-cell>
          <table:table-cell table:style-name="Default" table:formula="of:=(20000-[.$A1046])/([.C$2]*1000)" office:value-type="float" office:value="0.21205" calcext:value-type="float">
            <text:p>0.21205</text:p>
          </table:table-cell>
          <table:table-cell table:formula="of:=(20000-[.$A1046])/([.D$2]*1000)" office:value-type="float" office:value="0.08482" calcext:value-type="float">
            <text:p>0.08482</text:p>
          </table:table-cell>
          <table:table-cell table:formula="of:=(20000-[.$A1046])/([.E$2]*1000)" office:value-type="float" office:value="0.04241" calcext:value-type="float">
            <text:p>0.04241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1047])/([.B$2]*1000)" office:value-type="float" office:value="0.4237" calcext:value-type="float">
            <text:p>0.4237</text:p>
          </table:table-cell>
          <table:table-cell table:style-name="Default" table:formula="of:=(20000-[.$A1047])/([.C$2]*1000)" office:value-type="float" office:value="0.21185" calcext:value-type="float">
            <text:p>0.21185</text:p>
          </table:table-cell>
          <table:table-cell table:formula="of:=(20000-[.$A1047])/([.D$2]*1000)" office:value-type="float" office:value="0.08474" calcext:value-type="float">
            <text:p>0.08474</text:p>
          </table:table-cell>
          <table:table-cell table:formula="of:=(20000-[.$A1047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43" calcext:value-type="float">
            <text:p>15743</text:p>
          </table:table-cell>
          <table:table-cell table:formula="of:=(20000-[.$A1048])/([.B$2]*1000)" office:value-type="float" office:value="0.4257" calcext:value-type="float">
            <text:p>0.4257</text:p>
          </table:table-cell>
          <table:table-cell table:style-name="Default" table:formula="of:=(20000-[.$A1048])/([.C$2]*1000)" office:value-type="float" office:value="0.21285" calcext:value-type="float">
            <text:p>0.21285</text:p>
          </table:table-cell>
          <table:table-cell table:formula="of:=(20000-[.$A1048])/([.D$2]*1000)" office:value-type="float" office:value="0.08514" calcext:value-type="float">
            <text:p>0.08514</text:p>
          </table:table-cell>
          <table:table-cell table:formula="of:=(20000-[.$A1048])/([.E$2]*1000)" office:value-type="float" office:value="0.04257" calcext:value-type="float">
            <text:p>0.04257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1049])/([.B$2]*1000)" office:value-type="float" office:value="0.4238" calcext:value-type="float">
            <text:p>0.4238</text:p>
          </table:table-cell>
          <table:table-cell table:style-name="Default" table:formula="of:=(20000-[.$A1049])/([.C$2]*1000)" office:value-type="float" office:value="0.2119" calcext:value-type="float">
            <text:p>0.2119</text:p>
          </table:table-cell>
          <table:table-cell table:formula="of:=(20000-[.$A1049])/([.D$2]*1000)" office:value-type="float" office:value="0.08476" calcext:value-type="float">
            <text:p>0.08476</text:p>
          </table:table-cell>
          <table:table-cell table:formula="of:=(20000-[.$A1049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37" calcext:value-type="float">
            <text:p>15737</text:p>
          </table:table-cell>
          <table:table-cell table:formula="of:=(20000-[.$A1050])/([.B$2]*1000)" office:value-type="float" office:value="0.4263" calcext:value-type="float">
            <text:p>0.4263</text:p>
          </table:table-cell>
          <table:table-cell table:style-name="Default" table:formula="of:=(20000-[.$A1050])/([.C$2]*1000)" office:value-type="float" office:value="0.21315" calcext:value-type="float">
            <text:p>0.21315</text:p>
          </table:table-cell>
          <table:table-cell table:formula="of:=(20000-[.$A1050])/([.D$2]*1000)" office:value-type="float" office:value="0.08526" calcext:value-type="float">
            <text:p>0.08526</text:p>
          </table:table-cell>
          <table:table-cell table:formula="of:=(20000-[.$A1050])/([.E$2]*1000)" office:value-type="float" office:value="0.04263" calcext:value-type="float">
            <text:p>0.04263</text:p>
          </table:table-cell>
        </table:table-row>
        <table:table-row table:style-name="ro1">
          <table:table-cell office:value-type="float" office:value="15745" calcext:value-type="float">
            <text:p>15745</text:p>
          </table:table-cell>
          <table:table-cell table:formula="of:=(20000-[.$A1051])/([.B$2]*1000)" office:value-type="float" office:value="0.4255" calcext:value-type="float">
            <text:p>0.4255</text:p>
          </table:table-cell>
          <table:table-cell table:style-name="Default" table:formula="of:=(20000-[.$A1051])/([.C$2]*1000)" office:value-type="float" office:value="0.21275" calcext:value-type="float">
            <text:p>0.21275</text:p>
          </table:table-cell>
          <table:table-cell table:formula="of:=(20000-[.$A1051])/([.D$2]*1000)" office:value-type="float" office:value="0.0851" calcext:value-type="float">
            <text:p>0.0851</text:p>
          </table:table-cell>
          <table:table-cell table:formula="of:=(20000-[.$A1051])/([.E$2]*1000)" office:value-type="float" office:value="0.04255" calcext:value-type="float">
            <text:p>0.04255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1052])/([.B$2]*1000)" office:value-type="float" office:value="0.4236" calcext:value-type="float">
            <text:p>0.4236</text:p>
          </table:table-cell>
          <table:table-cell table:style-name="Default" table:formula="of:=(20000-[.$A1052])/([.C$2]*1000)" office:value-type="float" office:value="0.2118" calcext:value-type="float">
            <text:p>0.2118</text:p>
          </table:table-cell>
          <table:table-cell table:formula="of:=(20000-[.$A1052])/([.D$2]*1000)" office:value-type="float" office:value="0.08472" calcext:value-type="float">
            <text:p>0.08472</text:p>
          </table:table-cell>
          <table:table-cell table:formula="of:=(20000-[.$A1052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28" calcext:value-type="float">
            <text:p>15728</text:p>
          </table:table-cell>
          <table:table-cell table:formula="of:=(20000-[.$A1053])/([.B$2]*1000)" office:value-type="float" office:value="0.4272" calcext:value-type="float">
            <text:p>0.4272</text:p>
          </table:table-cell>
          <table:table-cell table:style-name="Default" table:formula="of:=(20000-[.$A1053])/([.C$2]*1000)" office:value-type="float" office:value="0.2136" calcext:value-type="float">
            <text:p>0.2136</text:p>
          </table:table-cell>
          <table:table-cell table:formula="of:=(20000-[.$A1053])/([.D$2]*1000)" office:value-type="float" office:value="0.08544" calcext:value-type="float">
            <text:p>0.08544</text:p>
          </table:table-cell>
          <table:table-cell table:formula="of:=(20000-[.$A1053])/([.E$2]*1000)" office:value-type="float" office:value="0.04272" calcext:value-type="float">
            <text:p>0.04272</text:p>
          </table:table-cell>
        </table:table-row>
        <table:table-row table:style-name="ro1">
          <table:table-cell office:value-type="float" office:value="15734" calcext:value-type="float">
            <text:p>15734</text:p>
          </table:table-cell>
          <table:table-cell table:formula="of:=(20000-[.$A1054])/([.B$2]*1000)" office:value-type="float" office:value="0.4266" calcext:value-type="float">
            <text:p>0.4266</text:p>
          </table:table-cell>
          <table:table-cell table:style-name="Default" table:formula="of:=(20000-[.$A1054])/([.C$2]*1000)" office:value-type="float" office:value="0.2133" calcext:value-type="float">
            <text:p>0.2133</text:p>
          </table:table-cell>
          <table:table-cell table:formula="of:=(20000-[.$A1054])/([.D$2]*1000)" office:value-type="float" office:value="0.08532" calcext:value-type="float">
            <text:p>0.08532</text:p>
          </table:table-cell>
          <table:table-cell table:formula="of:=(20000-[.$A1054])/([.E$2]*1000)" office:value-type="float" office:value="0.04266" calcext:value-type="float">
            <text:p>0.04266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1055])/([.B$2]*1000)" office:value-type="float" office:value="0.4236" calcext:value-type="float">
            <text:p>0.4236</text:p>
          </table:table-cell>
          <table:table-cell table:style-name="Default" table:formula="of:=(20000-[.$A1055])/([.C$2]*1000)" office:value-type="float" office:value="0.2118" calcext:value-type="float">
            <text:p>0.2118</text:p>
          </table:table-cell>
          <table:table-cell table:formula="of:=(20000-[.$A1055])/([.D$2]*1000)" office:value-type="float" office:value="0.08472" calcext:value-type="float">
            <text:p>0.08472</text:p>
          </table:table-cell>
          <table:table-cell table:formula="of:=(20000-[.$A1055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1056])/([.B$2]*1000)" office:value-type="float" office:value="0.424" calcext:value-type="float">
            <text:p>0.424</text:p>
          </table:table-cell>
          <table:table-cell table:style-name="Default" table:formula="of:=(20000-[.$A1056])/([.C$2]*1000)" office:value-type="float" office:value="0.212" calcext:value-type="float">
            <text:p>0.212</text:p>
          </table:table-cell>
          <table:table-cell table:formula="of:=(20000-[.$A1056])/([.D$2]*1000)" office:value-type="float" office:value="0.0848" calcext:value-type="float">
            <text:p>0.0848</text:p>
          </table:table-cell>
          <table:table-cell table:formula="of:=(20000-[.$A1056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1057])/([.B$2]*1000)" office:value-type="float" office:value="0.4238" calcext:value-type="float">
            <text:p>0.4238</text:p>
          </table:table-cell>
          <table:table-cell table:style-name="Default" table:formula="of:=(20000-[.$A1057])/([.C$2]*1000)" office:value-type="float" office:value="0.2119" calcext:value-type="float">
            <text:p>0.2119</text:p>
          </table:table-cell>
          <table:table-cell table:formula="of:=(20000-[.$A1057])/([.D$2]*1000)" office:value-type="float" office:value="0.08476" calcext:value-type="float">
            <text:p>0.08476</text:p>
          </table:table-cell>
          <table:table-cell table:formula="of:=(20000-[.$A1057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1058])/([.B$2]*1000)" office:value-type="float" office:value="0.4239" calcext:value-type="float">
            <text:p>0.4239</text:p>
          </table:table-cell>
          <table:table-cell table:style-name="Default" table:formula="of:=(20000-[.$A1058])/([.C$2]*1000)" office:value-type="float" office:value="0.21195" calcext:value-type="float">
            <text:p>0.21195</text:p>
          </table:table-cell>
          <table:table-cell table:formula="of:=(20000-[.$A1058])/([.D$2]*1000)" office:value-type="float" office:value="0.08478" calcext:value-type="float">
            <text:p>0.08478</text:p>
          </table:table-cell>
          <table:table-cell table:formula="of:=(20000-[.$A1058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43" calcext:value-type="float">
            <text:p>15743</text:p>
          </table:table-cell>
          <table:table-cell table:formula="of:=(20000-[.$A1059])/([.B$2]*1000)" office:value-type="float" office:value="0.4257" calcext:value-type="float">
            <text:p>0.4257</text:p>
          </table:table-cell>
          <table:table-cell table:style-name="Default" table:formula="of:=(20000-[.$A1059])/([.C$2]*1000)" office:value-type="float" office:value="0.21285" calcext:value-type="float">
            <text:p>0.21285</text:p>
          </table:table-cell>
          <table:table-cell table:formula="of:=(20000-[.$A1059])/([.D$2]*1000)" office:value-type="float" office:value="0.08514" calcext:value-type="float">
            <text:p>0.08514</text:p>
          </table:table-cell>
          <table:table-cell table:formula="of:=(20000-[.$A1059])/([.E$2]*1000)" office:value-type="float" office:value="0.04257" calcext:value-type="float">
            <text:p>0.04257</text:p>
          </table:table-cell>
        </table:table-row>
        <table:table-row table:style-name="ro1">
          <table:table-cell office:value-type="float" office:value="15723" calcext:value-type="float">
            <text:p>15723</text:p>
          </table:table-cell>
          <table:table-cell table:formula="of:=(20000-[.$A1060])/([.B$2]*1000)" office:value-type="float" office:value="0.4277" calcext:value-type="float">
            <text:p>0.4277</text:p>
          </table:table-cell>
          <table:table-cell table:style-name="Default" table:formula="of:=(20000-[.$A1060])/([.C$2]*1000)" office:value-type="float" office:value="0.21385" calcext:value-type="float">
            <text:p>0.21385</text:p>
          </table:table-cell>
          <table:table-cell table:formula="of:=(20000-[.$A1060])/([.D$2]*1000)" office:value-type="float" office:value="0.08554" calcext:value-type="float">
            <text:p>0.08554</text:p>
          </table:table-cell>
          <table:table-cell table:formula="of:=(20000-[.$A1060])/([.E$2]*1000)" office:value-type="float" office:value="0.04277" calcext:value-type="float">
            <text:p>0.04277</text:p>
          </table:table-cell>
        </table:table-row>
        <table:table-row table:style-name="ro1">
          <table:table-cell office:value-type="float" office:value="15758" calcext:value-type="float">
            <text:p>15758</text:p>
          </table:table-cell>
          <table:table-cell table:formula="of:=(20000-[.$A1061])/([.B$2]*1000)" office:value-type="float" office:value="0.4242" calcext:value-type="float">
            <text:p>0.4242</text:p>
          </table:table-cell>
          <table:table-cell table:style-name="Default" table:formula="of:=(20000-[.$A1061])/([.C$2]*1000)" office:value-type="float" office:value="0.2121" calcext:value-type="float">
            <text:p>0.2121</text:p>
          </table:table-cell>
          <table:table-cell table:formula="of:=(20000-[.$A1061])/([.D$2]*1000)" office:value-type="float" office:value="0.08484" calcext:value-type="float">
            <text:p>0.08484</text:p>
          </table:table-cell>
          <table:table-cell table:formula="of:=(20000-[.$A1061])/([.E$2]*1000)" office:value-type="float" office:value="0.04242" calcext:value-type="float">
            <text:p>0.04242</text:p>
          </table:table-cell>
        </table:table-row>
        <table:table-row table:style-name="ro1">
          <table:table-cell office:value-type="float" office:value="15753" calcext:value-type="float">
            <text:p>15753</text:p>
          </table:table-cell>
          <table:table-cell table:formula="of:=(20000-[.$A1062])/([.B$2]*1000)" office:value-type="float" office:value="0.4247" calcext:value-type="float">
            <text:p>0.4247</text:p>
          </table:table-cell>
          <table:table-cell table:style-name="Default" table:formula="of:=(20000-[.$A1062])/([.C$2]*1000)" office:value-type="float" office:value="0.21235" calcext:value-type="float">
            <text:p>0.21235</text:p>
          </table:table-cell>
          <table:table-cell table:formula="of:=(20000-[.$A1062])/([.D$2]*1000)" office:value-type="float" office:value="0.08494" calcext:value-type="float">
            <text:p>0.08494</text:p>
          </table:table-cell>
          <table:table-cell table:formula="of:=(20000-[.$A1062])/([.E$2]*1000)" office:value-type="float" office:value="0.04247" calcext:value-type="float">
            <text:p>0.04247</text:p>
          </table:table-cell>
        </table:table-row>
        <table:table-row table:style-name="ro1">
          <table:table-cell office:value-type="float" office:value="15717" calcext:value-type="float">
            <text:p>15717</text:p>
          </table:table-cell>
          <table:table-cell table:formula="of:=(20000-[.$A1063])/([.B$2]*1000)" office:value-type="float" office:value="0.4283" calcext:value-type="float">
            <text:p>0.4283</text:p>
          </table:table-cell>
          <table:table-cell table:style-name="Default" table:formula="of:=(20000-[.$A1063])/([.C$2]*1000)" office:value-type="float" office:value="0.21415" calcext:value-type="float">
            <text:p>0.21415</text:p>
          </table:table-cell>
          <table:table-cell table:formula="of:=(20000-[.$A1063])/([.D$2]*1000)" office:value-type="float" office:value="0.08566" calcext:value-type="float">
            <text:p>0.08566</text:p>
          </table:table-cell>
          <table:table-cell table:formula="of:=(20000-[.$A1063])/([.E$2]*1000)" office:value-type="float" office:value="0.04283" calcext:value-type="float">
            <text:p>0.04283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1064])/([.B$2]*1000)" office:value-type="float" office:value="0.4237" calcext:value-type="float">
            <text:p>0.4237</text:p>
          </table:table-cell>
          <table:table-cell table:style-name="Default" table:formula="of:=(20000-[.$A1064])/([.C$2]*1000)" office:value-type="float" office:value="0.21185" calcext:value-type="float">
            <text:p>0.21185</text:p>
          </table:table-cell>
          <table:table-cell table:formula="of:=(20000-[.$A1064])/([.D$2]*1000)" office:value-type="float" office:value="0.08474" calcext:value-type="float">
            <text:p>0.08474</text:p>
          </table:table-cell>
          <table:table-cell table:formula="of:=(20000-[.$A1064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65" calcext:value-type="float">
            <text:p>15765</text:p>
          </table:table-cell>
          <table:table-cell table:formula="of:=(20000-[.$A1065])/([.B$2]*1000)" office:value-type="float" office:value="0.4235" calcext:value-type="float">
            <text:p>0.4235</text:p>
          </table:table-cell>
          <table:table-cell table:style-name="Default" table:formula="of:=(20000-[.$A1065])/([.C$2]*1000)" office:value-type="float" office:value="0.21175" calcext:value-type="float">
            <text:p>0.21175</text:p>
          </table:table-cell>
          <table:table-cell table:formula="of:=(20000-[.$A1065])/([.D$2]*1000)" office:value-type="float" office:value="0.0847" calcext:value-type="float">
            <text:p>0.0847</text:p>
          </table:table-cell>
          <table:table-cell table:formula="of:=(20000-[.$A1065])/([.E$2]*1000)" office:value-type="float" office:value="0.04235" calcext:value-type="float">
            <text:p>0.04235</text:p>
          </table:table-cell>
        </table:table-row>
        <table:table-row table:style-name="ro1">
          <table:table-cell office:value-type="float" office:value="15697" calcext:value-type="float">
            <text:p>15697</text:p>
          </table:table-cell>
          <table:table-cell table:formula="of:=(20000-[.$A1066])/([.B$2]*1000)" office:value-type="float" office:value="0.4303" calcext:value-type="float">
            <text:p>0.4303</text:p>
          </table:table-cell>
          <table:table-cell table:style-name="Default" table:formula="of:=(20000-[.$A1066])/([.C$2]*1000)" office:value-type="float" office:value="0.21515" calcext:value-type="float">
            <text:p>0.21515</text:p>
          </table:table-cell>
          <table:table-cell table:formula="of:=(20000-[.$A1066])/([.D$2]*1000)" office:value-type="float" office:value="0.08606" calcext:value-type="float">
            <text:p>0.08606</text:p>
          </table:table-cell>
          <table:table-cell table:formula="of:=(20000-[.$A1066])/([.E$2]*1000)" office:value-type="float" office:value="0.04303" calcext:value-type="float">
            <text:p>0.04303</text:p>
          </table:table-cell>
        </table:table-row>
        <table:table-row table:style-name="ro1">
          <table:table-cell office:value-type="float" office:value="15750" calcext:value-type="float">
            <text:p>15750</text:p>
          </table:table-cell>
          <table:table-cell table:formula="of:=(20000-[.$A1067])/([.B$2]*1000)" office:value-type="float" office:value="0.425" calcext:value-type="float">
            <text:p>0.425</text:p>
          </table:table-cell>
          <table:table-cell table:style-name="Default" table:formula="of:=(20000-[.$A1067])/([.C$2]*1000)" office:value-type="float" office:value="0.2125" calcext:value-type="float">
            <text:p>0.2125</text:p>
          </table:table-cell>
          <table:table-cell table:formula="of:=(20000-[.$A1067])/([.D$2]*1000)" office:value-type="float" office:value="0.085" calcext:value-type="float">
            <text:p>0.085</text:p>
          </table:table-cell>
          <table:table-cell table:formula="of:=(20000-[.$A1067])/([.E$2]*1000)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726" calcext:value-type="float">
            <text:p>15726</text:p>
          </table:table-cell>
          <table:table-cell table:formula="of:=(20000-[.$A1068])/([.B$2]*1000)" office:value-type="float" office:value="0.4274" calcext:value-type="float">
            <text:p>0.4274</text:p>
          </table:table-cell>
          <table:table-cell table:style-name="Default" table:formula="of:=(20000-[.$A1068])/([.C$2]*1000)" office:value-type="float" office:value="0.2137" calcext:value-type="float">
            <text:p>0.2137</text:p>
          </table:table-cell>
          <table:table-cell table:formula="of:=(20000-[.$A1068])/([.D$2]*1000)" office:value-type="float" office:value="0.08548" calcext:value-type="float">
            <text:p>0.08548</text:p>
          </table:table-cell>
          <table:table-cell table:formula="of:=(20000-[.$A1068])/([.E$2]*1000)" office:value-type="float" office:value="0.04274" calcext:value-type="float">
            <text:p>0.04274</text:p>
          </table:table-cell>
        </table:table-row>
        <table:table-row table:style-name="ro1">
          <table:table-cell office:value-type="float" office:value="15728" calcext:value-type="float">
            <text:p>15728</text:p>
          </table:table-cell>
          <table:table-cell table:formula="of:=(20000-[.$A1069])/([.B$2]*1000)" office:value-type="float" office:value="0.4272" calcext:value-type="float">
            <text:p>0.4272</text:p>
          </table:table-cell>
          <table:table-cell table:style-name="Default" table:formula="of:=(20000-[.$A1069])/([.C$2]*1000)" office:value-type="float" office:value="0.2136" calcext:value-type="float">
            <text:p>0.2136</text:p>
          </table:table-cell>
          <table:table-cell table:formula="of:=(20000-[.$A1069])/([.D$2]*1000)" office:value-type="float" office:value="0.08544" calcext:value-type="float">
            <text:p>0.08544</text:p>
          </table:table-cell>
          <table:table-cell table:formula="of:=(20000-[.$A1069])/([.E$2]*1000)" office:value-type="float" office:value="0.04272" calcext:value-type="float">
            <text:p>0.04272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1070])/([.B$2]*1000)" office:value-type="float" office:value="0.4239" calcext:value-type="float">
            <text:p>0.4239</text:p>
          </table:table-cell>
          <table:table-cell table:style-name="Default" table:formula="of:=(20000-[.$A1070])/([.C$2]*1000)" office:value-type="float" office:value="0.21195" calcext:value-type="float">
            <text:p>0.21195</text:p>
          </table:table-cell>
          <table:table-cell table:formula="of:=(20000-[.$A1070])/([.D$2]*1000)" office:value-type="float" office:value="0.08478" calcext:value-type="float">
            <text:p>0.08478</text:p>
          </table:table-cell>
          <table:table-cell table:formula="of:=(20000-[.$A1070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43" calcext:value-type="float">
            <text:p>15743</text:p>
          </table:table-cell>
          <table:table-cell table:formula="of:=(20000-[.$A1071])/([.B$2]*1000)" office:value-type="float" office:value="0.4257" calcext:value-type="float">
            <text:p>0.4257</text:p>
          </table:table-cell>
          <table:table-cell table:style-name="Default" table:formula="of:=(20000-[.$A1071])/([.C$2]*1000)" office:value-type="float" office:value="0.21285" calcext:value-type="float">
            <text:p>0.21285</text:p>
          </table:table-cell>
          <table:table-cell table:formula="of:=(20000-[.$A1071])/([.D$2]*1000)" office:value-type="float" office:value="0.08514" calcext:value-type="float">
            <text:p>0.08514</text:p>
          </table:table-cell>
          <table:table-cell table:formula="of:=(20000-[.$A1071])/([.E$2]*1000)" office:value-type="float" office:value="0.04257" calcext:value-type="float">
            <text:p>0.04257</text:p>
          </table:table-cell>
        </table:table-row>
        <table:table-row table:style-name="ro1">
          <table:table-cell office:value-type="float" office:value="15723" calcext:value-type="float">
            <text:p>15723</text:p>
          </table:table-cell>
          <table:table-cell table:formula="of:=(20000-[.$A1072])/([.B$2]*1000)" office:value-type="float" office:value="0.4277" calcext:value-type="float">
            <text:p>0.4277</text:p>
          </table:table-cell>
          <table:table-cell table:style-name="Default" table:formula="of:=(20000-[.$A1072])/([.C$2]*1000)" office:value-type="float" office:value="0.21385" calcext:value-type="float">
            <text:p>0.21385</text:p>
          </table:table-cell>
          <table:table-cell table:formula="of:=(20000-[.$A1072])/([.D$2]*1000)" office:value-type="float" office:value="0.08554" calcext:value-type="float">
            <text:p>0.08554</text:p>
          </table:table-cell>
          <table:table-cell table:formula="of:=(20000-[.$A1072])/([.E$2]*1000)" office:value-type="float" office:value="0.04277" calcext:value-type="float">
            <text:p>0.04277</text:p>
          </table:table-cell>
        </table:table-row>
        <table:table-row table:style-name="ro1">
          <table:table-cell office:value-type="float" office:value="11717" calcext:value-type="float">
            <text:p>11717</text:p>
          </table:table-cell>
          <table:table-cell table:formula="of:=(20000-[.$A1073])/([.B$2]*1000)" office:value-type="float" office:value="0.8283" calcext:value-type="float">
            <text:p>0.8283</text:p>
          </table:table-cell>
          <table:table-cell table:style-name="Default" table:formula="of:=(20000-[.$A1073])/([.C$2]*1000)" office:value-type="float" office:value="0.41415" calcext:value-type="float">
            <text:p>0.41415</text:p>
          </table:table-cell>
          <table:table-cell table:formula="of:=(20000-[.$A1073])/([.D$2]*1000)" office:value-type="float" office:value="0.16566" calcext:value-type="float">
            <text:p>0.16566</text:p>
          </table:table-cell>
          <table:table-cell table:formula="of:=(20000-[.$A1073])/([.E$2]*1000)" office:value-type="float" office:value="0.08283" calcext:value-type="float">
            <text:p>0.08283</text:p>
          </table:table-cell>
        </table:table-row>
        <table:table-row table:style-name="ro1">
          <table:table-cell office:value-type="float" office:value="15694" calcext:value-type="float">
            <text:p>15694</text:p>
          </table:table-cell>
          <table:table-cell table:formula="of:=(20000-[.$A1074])/([.B$2]*1000)" office:value-type="float" office:value="0.4306" calcext:value-type="float">
            <text:p>0.4306</text:p>
          </table:table-cell>
          <table:table-cell table:style-name="Default" table:formula="of:=(20000-[.$A1074])/([.C$2]*1000)" office:value-type="float" office:value="0.2153" calcext:value-type="float">
            <text:p>0.2153</text:p>
          </table:table-cell>
          <table:table-cell table:formula="of:=(20000-[.$A1074])/([.D$2]*1000)" office:value-type="float" office:value="0.08612" calcext:value-type="float">
            <text:p>0.08612</text:p>
          </table:table-cell>
          <table:table-cell table:formula="of:=(20000-[.$A1074])/([.E$2]*1000)" office:value-type="float" office:value="0.04306" calcext:value-type="float">
            <text:p>0.04306</text:p>
          </table:table-cell>
        </table:table-row>
        <table:table-row table:style-name="ro1">
          <table:table-cell office:value-type="float" office:value="15709" calcext:value-type="float">
            <text:p>15709</text:p>
          </table:table-cell>
          <table:table-cell table:formula="of:=(20000-[.$A1075])/([.B$2]*1000)" office:value-type="float" office:value="0.4291" calcext:value-type="float">
            <text:p>0.4291</text:p>
          </table:table-cell>
          <table:table-cell table:style-name="Default" table:formula="of:=(20000-[.$A1075])/([.C$2]*1000)" office:value-type="float" office:value="0.21455" calcext:value-type="float">
            <text:p>0.21455</text:p>
          </table:table-cell>
          <table:table-cell table:formula="of:=(20000-[.$A1075])/([.D$2]*1000)" office:value-type="float" office:value="0.08582" calcext:value-type="float">
            <text:p>0.08582</text:p>
          </table:table-cell>
          <table:table-cell table:formula="of:=(20000-[.$A1075])/([.E$2]*1000)" office:value-type="float" office:value="0.04291" calcext:value-type="float">
            <text:p>0.04291</text:p>
          </table:table-cell>
        </table:table-row>
        <table:table-row table:style-name="ro1">
          <table:table-cell office:value-type="float" office:value="15719" calcext:value-type="float">
            <text:p>15719</text:p>
          </table:table-cell>
          <table:table-cell table:formula="of:=(20000-[.$A1076])/([.B$2]*1000)" office:value-type="float" office:value="0.4281" calcext:value-type="float">
            <text:p>0.4281</text:p>
          </table:table-cell>
          <table:table-cell table:style-name="Default" table:formula="of:=(20000-[.$A1076])/([.C$2]*1000)" office:value-type="float" office:value="0.21405" calcext:value-type="float">
            <text:p>0.21405</text:p>
          </table:table-cell>
          <table:table-cell table:formula="of:=(20000-[.$A1076])/([.D$2]*1000)" office:value-type="float" office:value="0.08562" calcext:value-type="float">
            <text:p>0.08562</text:p>
          </table:table-cell>
          <table:table-cell table:formula="of:=(20000-[.$A1076])/([.E$2]*1000)" office:value-type="float" office:value="0.04281" calcext:value-type="float">
            <text:p>0.04281</text:p>
          </table:table-cell>
        </table:table-row>
        <table:table-row table:style-name="ro1">
          <table:table-cell office:value-type="float" office:value="15736" calcext:value-type="float">
            <text:p>15736</text:p>
          </table:table-cell>
          <table:table-cell table:formula="of:=(20000-[.$A1077])/([.B$2]*1000)" office:value-type="float" office:value="0.4264" calcext:value-type="float">
            <text:p>0.4264</text:p>
          </table:table-cell>
          <table:table-cell table:style-name="Default" table:formula="of:=(20000-[.$A1077])/([.C$2]*1000)" office:value-type="float" office:value="0.2132" calcext:value-type="float">
            <text:p>0.2132</text:p>
          </table:table-cell>
          <table:table-cell table:formula="of:=(20000-[.$A1077])/([.D$2]*1000)" office:value-type="float" office:value="0.08528" calcext:value-type="float">
            <text:p>0.08528</text:p>
          </table:table-cell>
          <table:table-cell table:formula="of:=(20000-[.$A1077])/([.E$2]*1000)" office:value-type="float" office:value="0.04264" calcext:value-type="float">
            <text:p>0.04264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1078])/([.B$2]*1000)" office:value-type="float" office:value="0.4239" calcext:value-type="float">
            <text:p>0.4239</text:p>
          </table:table-cell>
          <table:table-cell table:style-name="Default" table:formula="of:=(20000-[.$A1078])/([.C$2]*1000)" office:value-type="float" office:value="0.21195" calcext:value-type="float">
            <text:p>0.21195</text:p>
          </table:table-cell>
          <table:table-cell table:formula="of:=(20000-[.$A1078])/([.D$2]*1000)" office:value-type="float" office:value="0.08478" calcext:value-type="float">
            <text:p>0.08478</text:p>
          </table:table-cell>
          <table:table-cell table:formula="of:=(20000-[.$A1078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26" calcext:value-type="float">
            <text:p>15726</text:p>
          </table:table-cell>
          <table:table-cell table:formula="of:=(20000-[.$A1079])/([.B$2]*1000)" office:value-type="float" office:value="0.4274" calcext:value-type="float">
            <text:p>0.4274</text:p>
          </table:table-cell>
          <table:table-cell table:style-name="Default" table:formula="of:=(20000-[.$A1079])/([.C$2]*1000)" office:value-type="float" office:value="0.2137" calcext:value-type="float">
            <text:p>0.2137</text:p>
          </table:table-cell>
          <table:table-cell table:formula="of:=(20000-[.$A1079])/([.D$2]*1000)" office:value-type="float" office:value="0.08548" calcext:value-type="float">
            <text:p>0.08548</text:p>
          </table:table-cell>
          <table:table-cell table:formula="of:=(20000-[.$A1079])/([.E$2]*1000)" office:value-type="float" office:value="0.04274" calcext:value-type="float">
            <text:p>0.04274</text:p>
          </table:table-cell>
        </table:table-row>
        <table:table-row table:style-name="ro1">
          <table:table-cell office:value-type="float" office:value="15729" calcext:value-type="float">
            <text:p>15729</text:p>
          </table:table-cell>
          <table:table-cell table:formula="of:=(20000-[.$A1080])/([.B$2]*1000)" office:value-type="float" office:value="0.4271" calcext:value-type="float">
            <text:p>0.4271</text:p>
          </table:table-cell>
          <table:table-cell table:style-name="Default" table:formula="of:=(20000-[.$A1080])/([.C$2]*1000)" office:value-type="float" office:value="0.21355" calcext:value-type="float">
            <text:p>0.21355</text:p>
          </table:table-cell>
          <table:table-cell table:formula="of:=(20000-[.$A1080])/([.D$2]*1000)" office:value-type="float" office:value="0.08542" calcext:value-type="float">
            <text:p>0.08542</text:p>
          </table:table-cell>
          <table:table-cell table:formula="of:=(20000-[.$A1080])/([.E$2]*1000)" office:value-type="float" office:value="0.04271" calcext:value-type="float">
            <text:p>0.04271</text:p>
          </table:table-cell>
        </table:table-row>
        <table:table-row table:style-name="ro1">
          <table:table-cell office:value-type="float" office:value="15748" calcext:value-type="float">
            <text:p>15748</text:p>
          </table:table-cell>
          <table:table-cell table:formula="of:=(20000-[.$A1081])/([.B$2]*1000)" office:value-type="float" office:value="0.4252" calcext:value-type="float">
            <text:p>0.4252</text:p>
          </table:table-cell>
          <table:table-cell table:style-name="Default" table:formula="of:=(20000-[.$A1081])/([.C$2]*1000)" office:value-type="float" office:value="0.2126" calcext:value-type="float">
            <text:p>0.2126</text:p>
          </table:table-cell>
          <table:table-cell table:formula="of:=(20000-[.$A1081])/([.D$2]*1000)" office:value-type="float" office:value="0.08504" calcext:value-type="float">
            <text:p>0.08504</text:p>
          </table:table-cell>
          <table:table-cell table:formula="of:=(20000-[.$A1081])/([.E$2]*1000)" office:value-type="float" office:value="0.04252" calcext:value-type="float">
            <text:p>0.04252</text:p>
          </table:table-cell>
        </table:table-row>
        <table:table-row table:style-name="ro1">
          <table:table-cell office:value-type="float" office:value="13758" calcext:value-type="float">
            <text:p>13758</text:p>
          </table:table-cell>
          <table:table-cell table:formula="of:=(20000-[.$A1082])/([.B$2]*1000)" office:value-type="float" office:value="0.6242" calcext:value-type="float">
            <text:p>0.6242</text:p>
          </table:table-cell>
          <table:table-cell table:style-name="Default" table:formula="of:=(20000-[.$A1082])/([.C$2]*1000)" office:value-type="float" office:value="0.3121" calcext:value-type="float">
            <text:p>0.3121</text:p>
          </table:table-cell>
          <table:table-cell table:formula="of:=(20000-[.$A1082])/([.D$2]*1000)" office:value-type="float" office:value="0.12484" calcext:value-type="float">
            <text:p>0.12484</text:p>
          </table:table-cell>
          <table:table-cell table:formula="of:=(20000-[.$A1082])/([.E$2]*1000)" office:value-type="float" office:value="0.06242" calcext:value-type="float">
            <text:p>0.06242</text:p>
          </table:table-cell>
        </table:table-row>
        <table:table-row table:style-name="ro1">
          <table:table-cell office:value-type="float" office:value="15714" calcext:value-type="float">
            <text:p>15714</text:p>
          </table:table-cell>
          <table:table-cell table:formula="of:=(20000-[.$A1083])/([.B$2]*1000)" office:value-type="float" office:value="0.4286" calcext:value-type="float">
            <text:p>0.4286</text:p>
          </table:table-cell>
          <table:table-cell table:style-name="Default" table:formula="of:=(20000-[.$A1083])/([.C$2]*1000)" office:value-type="float" office:value="0.2143" calcext:value-type="float">
            <text:p>0.2143</text:p>
          </table:table-cell>
          <table:table-cell table:formula="of:=(20000-[.$A1083])/([.D$2]*1000)" office:value-type="float" office:value="0.08572" calcext:value-type="float">
            <text:p>0.08572</text:p>
          </table:table-cell>
          <table:table-cell table:formula="of:=(20000-[.$A1083])/([.E$2]*1000)" office:value-type="float" office:value="0.04286" calcext:value-type="float">
            <text:p>0.04286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1084])/([.B$2]*1000)" office:value-type="float" office:value="0.4239" calcext:value-type="float">
            <text:p>0.4239</text:p>
          </table:table-cell>
          <table:table-cell table:style-name="Default" table:formula="of:=(20000-[.$A1084])/([.C$2]*1000)" office:value-type="float" office:value="0.21195" calcext:value-type="float">
            <text:p>0.21195</text:p>
          </table:table-cell>
          <table:table-cell table:formula="of:=(20000-[.$A1084])/([.D$2]*1000)" office:value-type="float" office:value="0.08478" calcext:value-type="float">
            <text:p>0.08478</text:p>
          </table:table-cell>
          <table:table-cell table:formula="of:=(20000-[.$A1084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34" calcext:value-type="float">
            <text:p>15734</text:p>
          </table:table-cell>
          <table:table-cell table:formula="of:=(20000-[.$A1085])/([.B$2]*1000)" office:value-type="float" office:value="0.4266" calcext:value-type="float">
            <text:p>0.4266</text:p>
          </table:table-cell>
          <table:table-cell table:style-name="Default" table:formula="of:=(20000-[.$A1085])/([.C$2]*1000)" office:value-type="float" office:value="0.2133" calcext:value-type="float">
            <text:p>0.2133</text:p>
          </table:table-cell>
          <table:table-cell table:formula="of:=(20000-[.$A1085])/([.D$2]*1000)" office:value-type="float" office:value="0.08532" calcext:value-type="float">
            <text:p>0.08532</text:p>
          </table:table-cell>
          <table:table-cell table:formula="of:=(20000-[.$A1085])/([.E$2]*1000)" office:value-type="float" office:value="0.04266" calcext:value-type="float">
            <text:p>0.04266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1086])/([.B$2]*1000)" office:value-type="float" office:value="0.424" calcext:value-type="float">
            <text:p>0.424</text:p>
          </table:table-cell>
          <table:table-cell table:style-name="Default" table:formula="of:=(20000-[.$A1086])/([.C$2]*1000)" office:value-type="float" office:value="0.212" calcext:value-type="float">
            <text:p>0.212</text:p>
          </table:table-cell>
          <table:table-cell table:formula="of:=(20000-[.$A1086])/([.D$2]*1000)" office:value-type="float" office:value="0.0848" calcext:value-type="float">
            <text:p>0.0848</text:p>
          </table:table-cell>
          <table:table-cell table:formula="of:=(20000-[.$A1086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722" calcext:value-type="float">
            <text:p>15722</text:p>
          </table:table-cell>
          <table:table-cell table:formula="of:=(20000-[.$A1087])/([.B$2]*1000)" office:value-type="float" office:value="0.4278" calcext:value-type="float">
            <text:p>0.4278</text:p>
          </table:table-cell>
          <table:table-cell table:style-name="Default" table:formula="of:=(20000-[.$A1087])/([.C$2]*1000)" office:value-type="float" office:value="0.2139" calcext:value-type="float">
            <text:p>0.2139</text:p>
          </table:table-cell>
          <table:table-cell table:formula="of:=(20000-[.$A1087])/([.D$2]*1000)" office:value-type="float" office:value="0.08556" calcext:value-type="float">
            <text:p>0.08556</text:p>
          </table:table-cell>
          <table:table-cell table:formula="of:=(20000-[.$A1087])/([.E$2]*1000)" office:value-type="float" office:value="0.04278" calcext:value-type="float">
            <text:p>0.04278</text:p>
          </table:table-cell>
        </table:table-row>
        <table:table-row table:style-name="ro1">
          <table:table-cell office:value-type="float" office:value="15720" calcext:value-type="float">
            <text:p>15720</text:p>
          </table:table-cell>
          <table:table-cell table:formula="of:=(20000-[.$A1088])/([.B$2]*1000)" office:value-type="float" office:value="0.428" calcext:value-type="float">
            <text:p>0.428</text:p>
          </table:table-cell>
          <table:table-cell table:style-name="Default" table:formula="of:=(20000-[.$A1088])/([.C$2]*1000)" office:value-type="float" office:value="0.214" calcext:value-type="float">
            <text:p>0.214</text:p>
          </table:table-cell>
          <table:table-cell table:formula="of:=(20000-[.$A1088])/([.D$2]*1000)" office:value-type="float" office:value="0.0856" calcext:value-type="float">
            <text:p>0.0856</text:p>
          </table:table-cell>
          <table:table-cell table:formula="of:=(20000-[.$A1088])/([.E$2]*1000)"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1089])/([.B$2]*1000)" office:value-type="float" office:value="0.4237" calcext:value-type="float">
            <text:p>0.4237</text:p>
          </table:table-cell>
          <table:table-cell table:style-name="Default" table:formula="of:=(20000-[.$A1089])/([.C$2]*1000)" office:value-type="float" office:value="0.21185" calcext:value-type="float">
            <text:p>0.21185</text:p>
          </table:table-cell>
          <table:table-cell table:formula="of:=(20000-[.$A1089])/([.D$2]*1000)" office:value-type="float" office:value="0.08474" calcext:value-type="float">
            <text:p>0.08474</text:p>
          </table:table-cell>
          <table:table-cell table:formula="of:=(20000-[.$A1089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26" calcext:value-type="float">
            <text:p>15726</text:p>
          </table:table-cell>
          <table:table-cell table:formula="of:=(20000-[.$A1090])/([.B$2]*1000)" office:value-type="float" office:value="0.4274" calcext:value-type="float">
            <text:p>0.4274</text:p>
          </table:table-cell>
          <table:table-cell table:style-name="Default" table:formula="of:=(20000-[.$A1090])/([.C$2]*1000)" office:value-type="float" office:value="0.2137" calcext:value-type="float">
            <text:p>0.2137</text:p>
          </table:table-cell>
          <table:table-cell table:formula="of:=(20000-[.$A1090])/([.D$2]*1000)" office:value-type="float" office:value="0.08548" calcext:value-type="float">
            <text:p>0.08548</text:p>
          </table:table-cell>
          <table:table-cell table:formula="of:=(20000-[.$A1090])/([.E$2]*1000)" office:value-type="float" office:value="0.04274" calcext:value-type="float">
            <text:p>0.04274</text:p>
          </table:table-cell>
        </table:table-row>
        <table:table-row table:style-name="ro1">
          <table:table-cell office:value-type="float" office:value="15731" calcext:value-type="float">
            <text:p>15731</text:p>
          </table:table-cell>
          <table:table-cell table:formula="of:=(20000-[.$A1091])/([.B$2]*1000)" office:value-type="float" office:value="0.4269" calcext:value-type="float">
            <text:p>0.4269</text:p>
          </table:table-cell>
          <table:table-cell table:style-name="Default" table:formula="of:=(20000-[.$A1091])/([.C$2]*1000)" office:value-type="float" office:value="0.21345" calcext:value-type="float">
            <text:p>0.21345</text:p>
          </table:table-cell>
          <table:table-cell table:formula="of:=(20000-[.$A1091])/([.D$2]*1000)" office:value-type="float" office:value="0.08538" calcext:value-type="float">
            <text:p>0.08538</text:p>
          </table:table-cell>
          <table:table-cell table:formula="of:=(20000-[.$A1091])/([.E$2]*1000)" office:value-type="float" office:value="0.04269" calcext:value-type="float">
            <text:p>0.04269</text:p>
          </table:table-cell>
        </table:table-row>
        <table:table-row table:style-name="ro1">
          <table:table-cell office:value-type="float" office:value="15728" calcext:value-type="float">
            <text:p>15728</text:p>
          </table:table-cell>
          <table:table-cell table:formula="of:=(20000-[.$A1092])/([.B$2]*1000)" office:value-type="float" office:value="0.4272" calcext:value-type="float">
            <text:p>0.4272</text:p>
          </table:table-cell>
          <table:table-cell table:style-name="Default" table:formula="of:=(20000-[.$A1092])/([.C$2]*1000)" office:value-type="float" office:value="0.2136" calcext:value-type="float">
            <text:p>0.2136</text:p>
          </table:table-cell>
          <table:table-cell table:formula="of:=(20000-[.$A1092])/([.D$2]*1000)" office:value-type="float" office:value="0.08544" calcext:value-type="float">
            <text:p>0.08544</text:p>
          </table:table-cell>
          <table:table-cell table:formula="of:=(20000-[.$A1092])/([.E$2]*1000)" office:value-type="float" office:value="0.04272" calcext:value-type="float">
            <text:p>0.04272</text:p>
          </table:table-cell>
        </table:table-row>
        <table:table-row table:style-name="ro1">
          <table:table-cell office:value-type="float" office:value="15755" calcext:value-type="float">
            <text:p>15755</text:p>
          </table:table-cell>
          <table:table-cell table:formula="of:=(20000-[.$A1093])/([.B$2]*1000)" office:value-type="float" office:value="0.4245" calcext:value-type="float">
            <text:p>0.4245</text:p>
          </table:table-cell>
          <table:table-cell table:style-name="Default" table:formula="of:=(20000-[.$A1093])/([.C$2]*1000)" office:value-type="float" office:value="0.21225" calcext:value-type="float">
            <text:p>0.21225</text:p>
          </table:table-cell>
          <table:table-cell table:formula="of:=(20000-[.$A1093])/([.D$2]*1000)" office:value-type="float" office:value="0.0849" calcext:value-type="float">
            <text:p>0.0849</text:p>
          </table:table-cell>
          <table:table-cell table:formula="of:=(20000-[.$A1093])/([.E$2]*1000)" office:value-type="float" office:value="0.04245" calcext:value-type="float">
            <text:p>0.04245</text:p>
          </table:table-cell>
        </table:table-row>
        <table:table-row table:style-name="ro1">
          <table:table-cell office:value-type="float" office:value="15758" calcext:value-type="float">
            <text:p>15758</text:p>
          </table:table-cell>
          <table:table-cell table:formula="of:=(20000-[.$A1094])/([.B$2]*1000)" office:value-type="float" office:value="0.4242" calcext:value-type="float">
            <text:p>0.4242</text:p>
          </table:table-cell>
          <table:table-cell table:style-name="Default" table:formula="of:=(20000-[.$A1094])/([.C$2]*1000)" office:value-type="float" office:value="0.2121" calcext:value-type="float">
            <text:p>0.2121</text:p>
          </table:table-cell>
          <table:table-cell table:formula="of:=(20000-[.$A1094])/([.D$2]*1000)" office:value-type="float" office:value="0.08484" calcext:value-type="float">
            <text:p>0.08484</text:p>
          </table:table-cell>
          <table:table-cell table:formula="of:=(20000-[.$A1094])/([.E$2]*1000)" office:value-type="float" office:value="0.04242" calcext:value-type="float">
            <text:p>0.04242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1095])/([.B$2]*1000)" office:value-type="float" office:value="0.4238" calcext:value-type="float">
            <text:p>0.4238</text:p>
          </table:table-cell>
          <table:table-cell table:style-name="Default" table:formula="of:=(20000-[.$A1095])/([.C$2]*1000)" office:value-type="float" office:value="0.2119" calcext:value-type="float">
            <text:p>0.2119</text:p>
          </table:table-cell>
          <table:table-cell table:formula="of:=(20000-[.$A1095])/([.D$2]*1000)" office:value-type="float" office:value="0.08476" calcext:value-type="float">
            <text:p>0.08476</text:p>
          </table:table-cell>
          <table:table-cell table:formula="of:=(20000-[.$A1095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1096])/([.B$2]*1000)" office:value-type="float" office:value="0.4237" calcext:value-type="float">
            <text:p>0.4237</text:p>
          </table:table-cell>
          <table:table-cell table:style-name="Default" table:formula="of:=(20000-[.$A1096])/([.C$2]*1000)" office:value-type="float" office:value="0.21185" calcext:value-type="float">
            <text:p>0.21185</text:p>
          </table:table-cell>
          <table:table-cell table:formula="of:=(20000-[.$A1096])/([.D$2]*1000)" office:value-type="float" office:value="0.08474" calcext:value-type="float">
            <text:p>0.08474</text:p>
          </table:table-cell>
          <table:table-cell table:formula="of:=(20000-[.$A1096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32" calcext:value-type="float">
            <text:p>15732</text:p>
          </table:table-cell>
          <table:table-cell table:formula="of:=(20000-[.$A1097])/([.B$2]*1000)" office:value-type="float" office:value="0.4268" calcext:value-type="float">
            <text:p>0.4268</text:p>
          </table:table-cell>
          <table:table-cell table:style-name="Default" table:formula="of:=(20000-[.$A1097])/([.C$2]*1000)" office:value-type="float" office:value="0.2134" calcext:value-type="float">
            <text:p>0.2134</text:p>
          </table:table-cell>
          <table:table-cell table:formula="of:=(20000-[.$A1097])/([.D$2]*1000)" office:value-type="float" office:value="0.08536" calcext:value-type="float">
            <text:p>0.08536</text:p>
          </table:table-cell>
          <table:table-cell table:formula="of:=(20000-[.$A1097])/([.E$2]*1000)" office:value-type="float" office:value="0.04268" calcext:value-type="float">
            <text:p>0.04268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1098])/([.B$2]*1000)" office:value-type="float" office:value="0.4238" calcext:value-type="float">
            <text:p>0.4238</text:p>
          </table:table-cell>
          <table:table-cell table:style-name="Default" table:formula="of:=(20000-[.$A1098])/([.C$2]*1000)" office:value-type="float" office:value="0.2119" calcext:value-type="float">
            <text:p>0.2119</text:p>
          </table:table-cell>
          <table:table-cell table:formula="of:=(20000-[.$A1098])/([.D$2]*1000)" office:value-type="float" office:value="0.08476" calcext:value-type="float">
            <text:p>0.08476</text:p>
          </table:table-cell>
          <table:table-cell table:formula="of:=(20000-[.$A1098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06" calcext:value-type="float">
            <text:p>15706</text:p>
          </table:table-cell>
          <table:table-cell table:formula="of:=(20000-[.$A1099])/([.B$2]*1000)" office:value-type="float" office:value="0.4294" calcext:value-type="float">
            <text:p>0.4294</text:p>
          </table:table-cell>
          <table:table-cell table:style-name="Default" table:formula="of:=(20000-[.$A1099])/([.C$2]*1000)" office:value-type="float" office:value="0.2147" calcext:value-type="float">
            <text:p>0.2147</text:p>
          </table:table-cell>
          <table:table-cell table:formula="of:=(20000-[.$A1099])/([.D$2]*1000)" office:value-type="float" office:value="0.08588" calcext:value-type="float">
            <text:p>0.08588</text:p>
          </table:table-cell>
          <table:table-cell table:formula="of:=(20000-[.$A1099])/([.E$2]*1000)" office:value-type="float" office:value="0.04294" calcext:value-type="float">
            <text:p>0.04294</text:p>
          </table:table-cell>
        </table:table-row>
        <table:table-row table:style-name="ro1">
          <table:table-cell office:value-type="float" office:value="15719" calcext:value-type="float">
            <text:p>15719</text:p>
          </table:table-cell>
          <table:table-cell table:formula="of:=(20000-[.$A1100])/([.B$2]*1000)" office:value-type="float" office:value="0.4281" calcext:value-type="float">
            <text:p>0.4281</text:p>
          </table:table-cell>
          <table:table-cell table:style-name="Default" table:formula="of:=(20000-[.$A1100])/([.C$2]*1000)" office:value-type="float" office:value="0.21405" calcext:value-type="float">
            <text:p>0.21405</text:p>
          </table:table-cell>
          <table:table-cell table:formula="of:=(20000-[.$A1100])/([.D$2]*1000)" office:value-type="float" office:value="0.08562" calcext:value-type="float">
            <text:p>0.08562</text:p>
          </table:table-cell>
          <table:table-cell table:formula="of:=(20000-[.$A1100])/([.E$2]*1000)" office:value-type="float" office:value="0.04281" calcext:value-type="float">
            <text:p>0.04281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1101])/([.B$2]*1000)" office:value-type="float" office:value="0.4237" calcext:value-type="float">
            <text:p>0.4237</text:p>
          </table:table-cell>
          <table:table-cell table:style-name="Default" table:formula="of:=(20000-[.$A1101])/([.C$2]*1000)" office:value-type="float" office:value="0.21185" calcext:value-type="float">
            <text:p>0.21185</text:p>
          </table:table-cell>
          <table:table-cell table:formula="of:=(20000-[.$A1101])/([.D$2]*1000)" office:value-type="float" office:value="0.08474" calcext:value-type="float">
            <text:p>0.08474</text:p>
          </table:table-cell>
          <table:table-cell table:formula="of:=(20000-[.$A1101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2193" calcext:value-type="float">
            <text:p>12193</text:p>
          </table:table-cell>
          <table:table-cell table:formula="of:=(20000-[.$A1102])/([.B$2]*1000)" office:value-type="float" office:value="0.7807" calcext:value-type="float">
            <text:p>0.7807</text:p>
          </table:table-cell>
          <table:table-cell table:style-name="Default" table:formula="of:=(20000-[.$A1102])/([.C$2]*1000)" office:value-type="float" office:value="0.39035" calcext:value-type="float">
            <text:p>0.39035</text:p>
          </table:table-cell>
          <table:table-cell table:formula="of:=(20000-[.$A1102])/([.D$2]*1000)" office:value-type="float" office:value="0.15614" calcext:value-type="float">
            <text:p>0.15614</text:p>
          </table:table-cell>
          <table:table-cell table:formula="of:=(20000-[.$A1102])/([.E$2]*1000)" office:value-type="float" office:value="0.07807" calcext:value-type="float">
            <text:p>0.07807</text:p>
          </table:table-cell>
        </table:table-row>
        <table:table-row table:style-name="ro1">
          <table:table-cell office:value-type="float" office:value="15719" calcext:value-type="float">
            <text:p>15719</text:p>
          </table:table-cell>
          <table:table-cell table:formula="of:=(20000-[.$A1103])/([.B$2]*1000)" office:value-type="float" office:value="0.4281" calcext:value-type="float">
            <text:p>0.4281</text:p>
          </table:table-cell>
          <table:table-cell table:style-name="Default" table:formula="of:=(20000-[.$A1103])/([.C$2]*1000)" office:value-type="float" office:value="0.21405" calcext:value-type="float">
            <text:p>0.21405</text:p>
          </table:table-cell>
          <table:table-cell table:formula="of:=(20000-[.$A1103])/([.D$2]*1000)" office:value-type="float" office:value="0.08562" calcext:value-type="float">
            <text:p>0.08562</text:p>
          </table:table-cell>
          <table:table-cell table:formula="of:=(20000-[.$A1103])/([.E$2]*1000)" office:value-type="float" office:value="0.04281" calcext:value-type="float">
            <text:p>0.04281</text:p>
          </table:table-cell>
        </table:table-row>
        <table:table-row table:style-name="ro1">
          <table:table-cell office:value-type="float" office:value="15756" calcext:value-type="float">
            <text:p>15756</text:p>
          </table:table-cell>
          <table:table-cell table:formula="of:=(20000-[.$A1104])/([.B$2]*1000)" office:value-type="float" office:value="0.4244" calcext:value-type="float">
            <text:p>0.4244</text:p>
          </table:table-cell>
          <table:table-cell table:style-name="Default" table:formula="of:=(20000-[.$A1104])/([.C$2]*1000)" office:value-type="float" office:value="0.2122" calcext:value-type="float">
            <text:p>0.2122</text:p>
          </table:table-cell>
          <table:table-cell table:formula="of:=(20000-[.$A1104])/([.D$2]*1000)" office:value-type="float" office:value="0.08488" calcext:value-type="float">
            <text:p>0.08488</text:p>
          </table:table-cell>
          <table:table-cell table:formula="of:=(20000-[.$A1104])/([.E$2]*1000)" office:value-type="float" office:value="0.04244" calcext:value-type="float">
            <text:p>0.04244</text:p>
          </table:table-cell>
        </table:table-row>
        <table:table-row table:style-name="ro1">
          <table:table-cell office:value-type="float" office:value="15759" calcext:value-type="float">
            <text:p>15759</text:p>
          </table:table-cell>
          <table:table-cell table:formula="of:=(20000-[.$A1105])/([.B$2]*1000)" office:value-type="float" office:value="0.4241" calcext:value-type="float">
            <text:p>0.4241</text:p>
          </table:table-cell>
          <table:table-cell table:style-name="Default" table:formula="of:=(20000-[.$A1105])/([.C$2]*1000)" office:value-type="float" office:value="0.21205" calcext:value-type="float">
            <text:p>0.21205</text:p>
          </table:table-cell>
          <table:table-cell table:formula="of:=(20000-[.$A1105])/([.D$2]*1000)" office:value-type="float" office:value="0.08482" calcext:value-type="float">
            <text:p>0.08482</text:p>
          </table:table-cell>
          <table:table-cell table:formula="of:=(20000-[.$A1105])/([.E$2]*1000)" office:value-type="float" office:value="0.04241" calcext:value-type="float">
            <text:p>0.04241</text:p>
          </table:table-cell>
        </table:table-row>
        <table:table-row table:style-name="ro1">
          <table:table-cell office:value-type="float" office:value="15752" calcext:value-type="float">
            <text:p>15752</text:p>
          </table:table-cell>
          <table:table-cell table:formula="of:=(20000-[.$A1106])/([.B$2]*1000)" office:value-type="float" office:value="0.4248" calcext:value-type="float">
            <text:p>0.4248</text:p>
          </table:table-cell>
          <table:table-cell table:style-name="Default" table:formula="of:=(20000-[.$A1106])/([.C$2]*1000)" office:value-type="float" office:value="0.2124" calcext:value-type="float">
            <text:p>0.2124</text:p>
          </table:table-cell>
          <table:table-cell table:formula="of:=(20000-[.$A1106])/([.D$2]*1000)" office:value-type="float" office:value="0.08496" calcext:value-type="float">
            <text:p>0.08496</text:p>
          </table:table-cell>
          <table:table-cell table:formula="of:=(20000-[.$A1106])/([.E$2]*1000)" office:value-type="float" office:value="0.04248" calcext:value-type="float">
            <text:p>0.04248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1107])/([.B$2]*1000)" office:value-type="float" office:value="0.4238" calcext:value-type="float">
            <text:p>0.4238</text:p>
          </table:table-cell>
          <table:table-cell table:style-name="Default" table:formula="of:=(20000-[.$A1107])/([.C$2]*1000)" office:value-type="float" office:value="0.2119" calcext:value-type="float">
            <text:p>0.2119</text:p>
          </table:table-cell>
          <table:table-cell table:formula="of:=(20000-[.$A1107])/([.D$2]*1000)" office:value-type="float" office:value="0.08476" calcext:value-type="float">
            <text:p>0.08476</text:p>
          </table:table-cell>
          <table:table-cell table:formula="of:=(20000-[.$A1107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20" calcext:value-type="float">
            <text:p>15720</text:p>
          </table:table-cell>
          <table:table-cell table:formula="of:=(20000-[.$A1108])/([.B$2]*1000)" office:value-type="float" office:value="0.428" calcext:value-type="float">
            <text:p>0.428</text:p>
          </table:table-cell>
          <table:table-cell table:style-name="Default" table:formula="of:=(20000-[.$A1108])/([.C$2]*1000)" office:value-type="float" office:value="0.214" calcext:value-type="float">
            <text:p>0.214</text:p>
          </table:table-cell>
          <table:table-cell table:formula="of:=(20000-[.$A1108])/([.D$2]*1000)" office:value-type="float" office:value="0.0856" calcext:value-type="float">
            <text:p>0.0856</text:p>
          </table:table-cell>
          <table:table-cell table:formula="of:=(20000-[.$A1108])/([.E$2]*1000)"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1109])/([.B$2]*1000)" office:value-type="float" office:value="0.424" calcext:value-type="float">
            <text:p>0.424</text:p>
          </table:table-cell>
          <table:table-cell table:style-name="Default" table:formula="of:=(20000-[.$A1109])/([.C$2]*1000)" office:value-type="float" office:value="0.212" calcext:value-type="float">
            <text:p>0.212</text:p>
          </table:table-cell>
          <table:table-cell table:formula="of:=(20000-[.$A1109])/([.D$2]*1000)" office:value-type="float" office:value="0.0848" calcext:value-type="float">
            <text:p>0.0848</text:p>
          </table:table-cell>
          <table:table-cell table:formula="of:=(20000-[.$A1109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1110])/([.B$2]*1000)" office:value-type="float" office:value="0.4238" calcext:value-type="float">
            <text:p>0.4238</text:p>
          </table:table-cell>
          <table:table-cell table:style-name="Default" table:formula="of:=(20000-[.$A1110])/([.C$2]*1000)" office:value-type="float" office:value="0.2119" calcext:value-type="float">
            <text:p>0.2119</text:p>
          </table:table-cell>
          <table:table-cell table:formula="of:=(20000-[.$A1110])/([.D$2]*1000)" office:value-type="float" office:value="0.08476" calcext:value-type="float">
            <text:p>0.08476</text:p>
          </table:table-cell>
          <table:table-cell table:formula="of:=(20000-[.$A1110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1111])/([.B$2]*1000)" office:value-type="float" office:value="0.424" calcext:value-type="float">
            <text:p>0.424</text:p>
          </table:table-cell>
          <table:table-cell table:style-name="Default" table:formula="of:=(20000-[.$A1111])/([.C$2]*1000)" office:value-type="float" office:value="0.212" calcext:value-type="float">
            <text:p>0.212</text:p>
          </table:table-cell>
          <table:table-cell table:formula="of:=(20000-[.$A1111])/([.D$2]*1000)" office:value-type="float" office:value="0.0848" calcext:value-type="float">
            <text:p>0.0848</text:p>
          </table:table-cell>
          <table:table-cell table:formula="of:=(20000-[.$A1111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728" calcext:value-type="float">
            <text:p>15728</text:p>
          </table:table-cell>
          <table:table-cell table:formula="of:=(20000-[.$A1112])/([.B$2]*1000)" office:value-type="float" office:value="0.4272" calcext:value-type="float">
            <text:p>0.4272</text:p>
          </table:table-cell>
          <table:table-cell table:style-name="Default" table:formula="of:=(20000-[.$A1112])/([.C$2]*1000)" office:value-type="float" office:value="0.2136" calcext:value-type="float">
            <text:p>0.2136</text:p>
          </table:table-cell>
          <table:table-cell table:formula="of:=(20000-[.$A1112])/([.D$2]*1000)" office:value-type="float" office:value="0.08544" calcext:value-type="float">
            <text:p>0.08544</text:p>
          </table:table-cell>
          <table:table-cell table:formula="of:=(20000-[.$A1112])/([.E$2]*1000)" office:value-type="float" office:value="0.04272" calcext:value-type="float">
            <text:p>0.04272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1113])/([.B$2]*1000)" office:value-type="float" office:value="0.4237" calcext:value-type="float">
            <text:p>0.4237</text:p>
          </table:table-cell>
          <table:table-cell table:style-name="Default" table:formula="of:=(20000-[.$A1113])/([.C$2]*1000)" office:value-type="float" office:value="0.21185" calcext:value-type="float">
            <text:p>0.21185</text:p>
          </table:table-cell>
          <table:table-cell table:formula="of:=(20000-[.$A1113])/([.D$2]*1000)" office:value-type="float" office:value="0.08474" calcext:value-type="float">
            <text:p>0.08474</text:p>
          </table:table-cell>
          <table:table-cell table:formula="of:=(20000-[.$A1113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2220" calcext:value-type="float">
            <text:p>12220</text:p>
          </table:table-cell>
          <table:table-cell table:formula="of:=(20000-[.$A1114])/([.B$2]*1000)" office:value-type="float" office:value="0.778" calcext:value-type="float">
            <text:p>0.778</text:p>
          </table:table-cell>
          <table:table-cell table:style-name="Default" table:formula="of:=(20000-[.$A1114])/([.C$2]*1000)" office:value-type="float" office:value="0.389" calcext:value-type="float">
            <text:p>0.389</text:p>
          </table:table-cell>
          <table:table-cell table:formula="of:=(20000-[.$A1114])/([.D$2]*1000)" office:value-type="float" office:value="0.1556" calcext:value-type="float">
            <text:p>0.1556</text:p>
          </table:table-cell>
          <table:table-cell table:formula="of:=(20000-[.$A1114])/([.E$2]*1000)" office:value-type="float" office:value="0.0778" calcext:value-type="float">
            <text:p>0.0778</text:p>
          </table:table-cell>
        </table:table-row>
        <table:table-row table:style-name="ro1">
          <table:table-cell office:value-type="float" office:value="15715" calcext:value-type="float">
            <text:p>15715</text:p>
          </table:table-cell>
          <table:table-cell table:formula="of:=(20000-[.$A1115])/([.B$2]*1000)" office:value-type="float" office:value="0.4285" calcext:value-type="float">
            <text:p>0.4285</text:p>
          </table:table-cell>
          <table:table-cell table:style-name="Default" table:formula="of:=(20000-[.$A1115])/([.C$2]*1000)" office:value-type="float" office:value="0.21425" calcext:value-type="float">
            <text:p>0.21425</text:p>
          </table:table-cell>
          <table:table-cell table:formula="of:=(20000-[.$A1115])/([.D$2]*1000)" office:value-type="float" office:value="0.0857" calcext:value-type="float">
            <text:p>0.0857</text:p>
          </table:table-cell>
          <table:table-cell table:formula="of:=(20000-[.$A1115])/([.E$2]*1000)" office:value-type="float" office:value="0.04285" calcext:value-type="float">
            <text:p>0.04285</text:p>
          </table:table-cell>
        </table:table-row>
        <table:table-row table:style-name="ro1">
          <table:table-cell office:value-type="float" office:value="15705" calcext:value-type="float">
            <text:p>15705</text:p>
          </table:table-cell>
          <table:table-cell table:formula="of:=(20000-[.$A1116])/([.B$2]*1000)" office:value-type="float" office:value="0.4295" calcext:value-type="float">
            <text:p>0.4295</text:p>
          </table:table-cell>
          <table:table-cell table:style-name="Default" table:formula="of:=(20000-[.$A1116])/([.C$2]*1000)" office:value-type="float" office:value="0.21475" calcext:value-type="float">
            <text:p>0.21475</text:p>
          </table:table-cell>
          <table:table-cell table:formula="of:=(20000-[.$A1116])/([.D$2]*1000)" office:value-type="float" office:value="0.0859" calcext:value-type="float">
            <text:p>0.0859</text:p>
          </table:table-cell>
          <table:table-cell table:formula="of:=(20000-[.$A1116])/([.E$2]*1000)" office:value-type="float" office:value="0.04295" calcext:value-type="float">
            <text:p>0.04295</text:p>
          </table:table-cell>
        </table:table-row>
        <table:table-row table:style-name="ro1">
          <table:table-cell office:value-type="float" office:value="15699" calcext:value-type="float">
            <text:p>15699</text:p>
          </table:table-cell>
          <table:table-cell table:formula="of:=(20000-[.$A1117])/([.B$2]*1000)" office:value-type="float" office:value="0.4301" calcext:value-type="float">
            <text:p>0.4301</text:p>
          </table:table-cell>
          <table:table-cell table:style-name="Default" table:formula="of:=(20000-[.$A1117])/([.C$2]*1000)" office:value-type="float" office:value="0.21505" calcext:value-type="float">
            <text:p>0.21505</text:p>
          </table:table-cell>
          <table:table-cell table:formula="of:=(20000-[.$A1117])/([.D$2]*1000)" office:value-type="float" office:value="0.08602" calcext:value-type="float">
            <text:p>0.08602</text:p>
          </table:table-cell>
          <table:table-cell table:formula="of:=(20000-[.$A1117])/([.E$2]*1000)" office:value-type="float" office:value="0.04301" calcext:value-type="float">
            <text:p>0.04301</text:p>
          </table:table-cell>
        </table:table-row>
        <table:table-row table:style-name="ro1">
          <table:table-cell office:value-type="float" office:value="15718" calcext:value-type="float">
            <text:p>15718</text:p>
          </table:table-cell>
          <table:table-cell table:formula="of:=(20000-[.$A1118])/([.B$2]*1000)" office:value-type="float" office:value="0.4282" calcext:value-type="float">
            <text:p>0.4282</text:p>
          </table:table-cell>
          <table:table-cell table:style-name="Default" table:formula="of:=(20000-[.$A1118])/([.C$2]*1000)" office:value-type="float" office:value="0.2141" calcext:value-type="float">
            <text:p>0.2141</text:p>
          </table:table-cell>
          <table:table-cell table:formula="of:=(20000-[.$A1118])/([.D$2]*1000)" office:value-type="float" office:value="0.08564" calcext:value-type="float">
            <text:p>0.08564</text:p>
          </table:table-cell>
          <table:table-cell table:formula="of:=(20000-[.$A1118])/([.E$2]*1000)" office:value-type="float" office:value="0.04282" calcext:value-type="float">
            <text:p>0.04282</text:p>
          </table:table-cell>
        </table:table-row>
        <table:table-row table:style-name="ro1">
          <table:table-cell office:value-type="float" office:value="15717" calcext:value-type="float">
            <text:p>15717</text:p>
          </table:table-cell>
          <table:table-cell table:formula="of:=(20000-[.$A1119])/([.B$2]*1000)" office:value-type="float" office:value="0.4283" calcext:value-type="float">
            <text:p>0.4283</text:p>
          </table:table-cell>
          <table:table-cell table:style-name="Default" table:formula="of:=(20000-[.$A1119])/([.C$2]*1000)" office:value-type="float" office:value="0.21415" calcext:value-type="float">
            <text:p>0.21415</text:p>
          </table:table-cell>
          <table:table-cell table:formula="of:=(20000-[.$A1119])/([.D$2]*1000)" office:value-type="float" office:value="0.08566" calcext:value-type="float">
            <text:p>0.08566</text:p>
          </table:table-cell>
          <table:table-cell table:formula="of:=(20000-[.$A1119])/([.E$2]*1000)" office:value-type="float" office:value="0.04283" calcext:value-type="float">
            <text:p>0.04283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1120])/([.B$2]*1000)" office:value-type="float" office:value="0.4239" calcext:value-type="float">
            <text:p>0.4239</text:p>
          </table:table-cell>
          <table:table-cell table:style-name="Default" table:formula="of:=(20000-[.$A1120])/([.C$2]*1000)" office:value-type="float" office:value="0.21195" calcext:value-type="float">
            <text:p>0.21195</text:p>
          </table:table-cell>
          <table:table-cell table:formula="of:=(20000-[.$A1120])/([.D$2]*1000)" office:value-type="float" office:value="0.08478" calcext:value-type="float">
            <text:p>0.08478</text:p>
          </table:table-cell>
          <table:table-cell table:formula="of:=(20000-[.$A1120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58" calcext:value-type="float">
            <text:p>15758</text:p>
          </table:table-cell>
          <table:table-cell table:formula="of:=(20000-[.$A1121])/([.B$2]*1000)" office:value-type="float" office:value="0.4242" calcext:value-type="float">
            <text:p>0.4242</text:p>
          </table:table-cell>
          <table:table-cell table:style-name="Default" table:formula="of:=(20000-[.$A1121])/([.C$2]*1000)" office:value-type="float" office:value="0.2121" calcext:value-type="float">
            <text:p>0.2121</text:p>
          </table:table-cell>
          <table:table-cell table:formula="of:=(20000-[.$A1121])/([.D$2]*1000)" office:value-type="float" office:value="0.08484" calcext:value-type="float">
            <text:p>0.08484</text:p>
          </table:table-cell>
          <table:table-cell table:formula="of:=(20000-[.$A1121])/([.E$2]*1000)" office:value-type="float" office:value="0.04242" calcext:value-type="float">
            <text:p>0.04242</text:p>
          </table:table-cell>
        </table:table-row>
        <table:table-row table:style-name="ro1">
          <table:table-cell office:value-type="float" office:value="15673" calcext:value-type="float">
            <text:p>15673</text:p>
          </table:table-cell>
          <table:table-cell table:formula="of:=(20000-[.$A1122])/([.B$2]*1000)" office:value-type="float" office:value="0.4327" calcext:value-type="float">
            <text:p>0.4327</text:p>
          </table:table-cell>
          <table:table-cell table:style-name="Default" table:formula="of:=(20000-[.$A1122])/([.C$2]*1000)" office:value-type="float" office:value="0.21635" calcext:value-type="float">
            <text:p>0.21635</text:p>
          </table:table-cell>
          <table:table-cell table:formula="of:=(20000-[.$A1122])/([.D$2]*1000)" office:value-type="float" office:value="0.08654" calcext:value-type="float">
            <text:p>0.08654</text:p>
          </table:table-cell>
          <table:table-cell table:formula="of:=(20000-[.$A1122])/([.E$2]*1000)" office:value-type="float" office:value="0.04327" calcext:value-type="float">
            <text:p>0.04327</text:p>
          </table:table-cell>
        </table:table-row>
        <table:table-row table:style-name="ro1">
          <table:table-cell office:value-type="float" office:value="15759" calcext:value-type="float">
            <text:p>15759</text:p>
          </table:table-cell>
          <table:table-cell table:formula="of:=(20000-[.$A1123])/([.B$2]*1000)" office:value-type="float" office:value="0.4241" calcext:value-type="float">
            <text:p>0.4241</text:p>
          </table:table-cell>
          <table:table-cell table:style-name="Default" table:formula="of:=(20000-[.$A1123])/([.C$2]*1000)" office:value-type="float" office:value="0.21205" calcext:value-type="float">
            <text:p>0.21205</text:p>
          </table:table-cell>
          <table:table-cell table:formula="of:=(20000-[.$A1123])/([.D$2]*1000)" office:value-type="float" office:value="0.08482" calcext:value-type="float">
            <text:p>0.08482</text:p>
          </table:table-cell>
          <table:table-cell table:formula="of:=(20000-[.$A1123])/([.E$2]*1000)" office:value-type="float" office:value="0.04241" calcext:value-type="float">
            <text:p>0.04241</text:p>
          </table:table-cell>
        </table:table-row>
        <table:table-row table:style-name="ro1">
          <table:table-cell office:value-type="float" office:value="15722" calcext:value-type="float">
            <text:p>15722</text:p>
          </table:table-cell>
          <table:table-cell table:formula="of:=(20000-[.$A1124])/([.B$2]*1000)" office:value-type="float" office:value="0.4278" calcext:value-type="float">
            <text:p>0.4278</text:p>
          </table:table-cell>
          <table:table-cell table:style-name="Default" table:formula="of:=(20000-[.$A1124])/([.C$2]*1000)" office:value-type="float" office:value="0.2139" calcext:value-type="float">
            <text:p>0.2139</text:p>
          </table:table-cell>
          <table:table-cell table:formula="of:=(20000-[.$A1124])/([.D$2]*1000)" office:value-type="float" office:value="0.08556" calcext:value-type="float">
            <text:p>0.08556</text:p>
          </table:table-cell>
          <table:table-cell table:formula="of:=(20000-[.$A1124])/([.E$2]*1000)" office:value-type="float" office:value="0.04278" calcext:value-type="float">
            <text:p>0.04278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1125])/([.B$2]*1000)" office:value-type="float" office:value="0.4236" calcext:value-type="float">
            <text:p>0.4236</text:p>
          </table:table-cell>
          <table:table-cell table:style-name="Default" table:formula="of:=(20000-[.$A1125])/([.C$2]*1000)" office:value-type="float" office:value="0.2118" calcext:value-type="float">
            <text:p>0.2118</text:p>
          </table:table-cell>
          <table:table-cell table:formula="of:=(20000-[.$A1125])/([.D$2]*1000)" office:value-type="float" office:value="0.08472" calcext:value-type="float">
            <text:p>0.08472</text:p>
          </table:table-cell>
          <table:table-cell table:formula="of:=(20000-[.$A1125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1126])/([.B$2]*1000)" office:value-type="float" office:value="0.4237" calcext:value-type="float">
            <text:p>0.4237</text:p>
          </table:table-cell>
          <table:table-cell table:style-name="Default" table:formula="of:=(20000-[.$A1126])/([.C$2]*1000)" office:value-type="float" office:value="0.21185" calcext:value-type="float">
            <text:p>0.21185</text:p>
          </table:table-cell>
          <table:table-cell table:formula="of:=(20000-[.$A1126])/([.D$2]*1000)" office:value-type="float" office:value="0.08474" calcext:value-type="float">
            <text:p>0.08474</text:p>
          </table:table-cell>
          <table:table-cell table:formula="of:=(20000-[.$A1126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54" calcext:value-type="float">
            <text:p>15754</text:p>
          </table:table-cell>
          <table:table-cell table:formula="of:=(20000-[.$A1127])/([.B$2]*1000)" office:value-type="float" office:value="0.4246" calcext:value-type="float">
            <text:p>0.4246</text:p>
          </table:table-cell>
          <table:table-cell table:style-name="Default" table:formula="of:=(20000-[.$A1127])/([.C$2]*1000)" office:value-type="float" office:value="0.2123" calcext:value-type="float">
            <text:p>0.2123</text:p>
          </table:table-cell>
          <table:table-cell table:formula="of:=(20000-[.$A1127])/([.D$2]*1000)" office:value-type="float" office:value="0.08492" calcext:value-type="float">
            <text:p>0.08492</text:p>
          </table:table-cell>
          <table:table-cell table:formula="of:=(20000-[.$A1127])/([.E$2]*1000)" office:value-type="float" office:value="0.04246" calcext:value-type="float">
            <text:p>0.04246</text:p>
          </table:table-cell>
        </table:table-row>
        <table:table-row table:style-name="ro1">
          <table:table-cell office:value-type="float" office:value="15758" calcext:value-type="float">
            <text:p>15758</text:p>
          </table:table-cell>
          <table:table-cell table:formula="of:=(20000-[.$A1128])/([.B$2]*1000)" office:value-type="float" office:value="0.4242" calcext:value-type="float">
            <text:p>0.4242</text:p>
          </table:table-cell>
          <table:table-cell table:style-name="Default" table:formula="of:=(20000-[.$A1128])/([.C$2]*1000)" office:value-type="float" office:value="0.2121" calcext:value-type="float">
            <text:p>0.2121</text:p>
          </table:table-cell>
          <table:table-cell table:formula="of:=(20000-[.$A1128])/([.D$2]*1000)" office:value-type="float" office:value="0.08484" calcext:value-type="float">
            <text:p>0.08484</text:p>
          </table:table-cell>
          <table:table-cell table:formula="of:=(20000-[.$A1128])/([.E$2]*1000)" office:value-type="float" office:value="0.04242" calcext:value-type="float">
            <text:p>0.04242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1129])/([.B$2]*1000)" office:value-type="float" office:value="0.4237" calcext:value-type="float">
            <text:p>0.4237</text:p>
          </table:table-cell>
          <table:table-cell table:style-name="Default" table:formula="of:=(20000-[.$A1129])/([.C$2]*1000)" office:value-type="float" office:value="0.21185" calcext:value-type="float">
            <text:p>0.21185</text:p>
          </table:table-cell>
          <table:table-cell table:formula="of:=(20000-[.$A1129])/([.D$2]*1000)" office:value-type="float" office:value="0.08474" calcext:value-type="float">
            <text:p>0.08474</text:p>
          </table:table-cell>
          <table:table-cell table:formula="of:=(20000-[.$A1129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1130])/([.B$2]*1000)" office:value-type="float" office:value="0.424" calcext:value-type="float">
            <text:p>0.424</text:p>
          </table:table-cell>
          <table:table-cell table:style-name="Default" table:formula="of:=(20000-[.$A1130])/([.C$2]*1000)" office:value-type="float" office:value="0.212" calcext:value-type="float">
            <text:p>0.212</text:p>
          </table:table-cell>
          <table:table-cell table:formula="of:=(20000-[.$A1130])/([.D$2]*1000)" office:value-type="float" office:value="0.0848" calcext:value-type="float">
            <text:p>0.0848</text:p>
          </table:table-cell>
          <table:table-cell table:formula="of:=(20000-[.$A1130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726" calcext:value-type="float">
            <text:p>15726</text:p>
          </table:table-cell>
          <table:table-cell table:formula="of:=(20000-[.$A1131])/([.B$2]*1000)" office:value-type="float" office:value="0.4274" calcext:value-type="float">
            <text:p>0.4274</text:p>
          </table:table-cell>
          <table:table-cell table:style-name="Default" table:formula="of:=(20000-[.$A1131])/([.C$2]*1000)" office:value-type="float" office:value="0.2137" calcext:value-type="float">
            <text:p>0.2137</text:p>
          </table:table-cell>
          <table:table-cell table:formula="of:=(20000-[.$A1131])/([.D$2]*1000)" office:value-type="float" office:value="0.08548" calcext:value-type="float">
            <text:p>0.08548</text:p>
          </table:table-cell>
          <table:table-cell table:formula="of:=(20000-[.$A1131])/([.E$2]*1000)" office:value-type="float" office:value="0.04274" calcext:value-type="float">
            <text:p>0.04274</text:p>
          </table:table-cell>
        </table:table-row>
        <table:table-row table:style-name="ro1">
          <table:table-cell office:value-type="float" office:value="15723" calcext:value-type="float">
            <text:p>15723</text:p>
          </table:table-cell>
          <table:table-cell table:formula="of:=(20000-[.$A1132])/([.B$2]*1000)" office:value-type="float" office:value="0.4277" calcext:value-type="float">
            <text:p>0.4277</text:p>
          </table:table-cell>
          <table:table-cell table:style-name="Default" table:formula="of:=(20000-[.$A1132])/([.C$2]*1000)" office:value-type="float" office:value="0.21385" calcext:value-type="float">
            <text:p>0.21385</text:p>
          </table:table-cell>
          <table:table-cell table:formula="of:=(20000-[.$A1132])/([.D$2]*1000)" office:value-type="float" office:value="0.08554" calcext:value-type="float">
            <text:p>0.08554</text:p>
          </table:table-cell>
          <table:table-cell table:formula="of:=(20000-[.$A1132])/([.E$2]*1000)" office:value-type="float" office:value="0.04277" calcext:value-type="float">
            <text:p>0.04277</text:p>
          </table:table-cell>
        </table:table-row>
        <table:table-row table:style-name="ro1">
          <table:table-cell office:value-type="float" office:value="15742" calcext:value-type="float">
            <text:p>15742</text:p>
          </table:table-cell>
          <table:table-cell table:formula="of:=(20000-[.$A1133])/([.B$2]*1000)" office:value-type="float" office:value="0.4258" calcext:value-type="float">
            <text:p>0.4258</text:p>
          </table:table-cell>
          <table:table-cell table:style-name="Default" table:formula="of:=(20000-[.$A1133])/([.C$2]*1000)" office:value-type="float" office:value="0.2129" calcext:value-type="float">
            <text:p>0.2129</text:p>
          </table:table-cell>
          <table:table-cell table:formula="of:=(20000-[.$A1133])/([.D$2]*1000)" office:value-type="float" office:value="0.08516" calcext:value-type="float">
            <text:p>0.08516</text:p>
          </table:table-cell>
          <table:table-cell table:formula="of:=(20000-[.$A1133])/([.E$2]*1000)" office:value-type="float" office:value="0.04258" calcext:value-type="float">
            <text:p>0.04258</text:p>
          </table:table-cell>
        </table:table-row>
        <table:table-row table:style-name="ro1">
          <table:table-cell office:value-type="float" office:value="15719" calcext:value-type="float">
            <text:p>15719</text:p>
          </table:table-cell>
          <table:table-cell table:formula="of:=(20000-[.$A1134])/([.B$2]*1000)" office:value-type="float" office:value="0.4281" calcext:value-type="float">
            <text:p>0.4281</text:p>
          </table:table-cell>
          <table:table-cell table:style-name="Default" table:formula="of:=(20000-[.$A1134])/([.C$2]*1000)" office:value-type="float" office:value="0.21405" calcext:value-type="float">
            <text:p>0.21405</text:p>
          </table:table-cell>
          <table:table-cell table:formula="of:=(20000-[.$A1134])/([.D$2]*1000)" office:value-type="float" office:value="0.08562" calcext:value-type="float">
            <text:p>0.08562</text:p>
          </table:table-cell>
          <table:table-cell table:formula="of:=(20000-[.$A1134])/([.E$2]*1000)" office:value-type="float" office:value="0.04281" calcext:value-type="float">
            <text:p>0.04281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1135])/([.B$2]*1000)" office:value-type="float" office:value="0.4238" calcext:value-type="float">
            <text:p>0.4238</text:p>
          </table:table-cell>
          <table:table-cell table:style-name="Default" table:formula="of:=(20000-[.$A1135])/([.C$2]*1000)" office:value-type="float" office:value="0.2119" calcext:value-type="float">
            <text:p>0.2119</text:p>
          </table:table-cell>
          <table:table-cell table:formula="of:=(20000-[.$A1135])/([.D$2]*1000)" office:value-type="float" office:value="0.08476" calcext:value-type="float">
            <text:p>0.08476</text:p>
          </table:table-cell>
          <table:table-cell table:formula="of:=(20000-[.$A1135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1136])/([.B$2]*1000)" office:value-type="float" office:value="0.4237" calcext:value-type="float">
            <text:p>0.4237</text:p>
          </table:table-cell>
          <table:table-cell table:style-name="Default" table:formula="of:=(20000-[.$A1136])/([.C$2]*1000)" office:value-type="float" office:value="0.21185" calcext:value-type="float">
            <text:p>0.21185</text:p>
          </table:table-cell>
          <table:table-cell table:formula="of:=(20000-[.$A1136])/([.D$2]*1000)" office:value-type="float" office:value="0.08474" calcext:value-type="float">
            <text:p>0.08474</text:p>
          </table:table-cell>
          <table:table-cell table:formula="of:=(20000-[.$A1136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65" calcext:value-type="float">
            <text:p>15765</text:p>
          </table:table-cell>
          <table:table-cell table:formula="of:=(20000-[.$A1137])/([.B$2]*1000)" office:value-type="float" office:value="0.4235" calcext:value-type="float">
            <text:p>0.4235</text:p>
          </table:table-cell>
          <table:table-cell table:style-name="Default" table:formula="of:=(20000-[.$A1137])/([.C$2]*1000)" office:value-type="float" office:value="0.21175" calcext:value-type="float">
            <text:p>0.21175</text:p>
          </table:table-cell>
          <table:table-cell table:formula="of:=(20000-[.$A1137])/([.D$2]*1000)" office:value-type="float" office:value="0.0847" calcext:value-type="float">
            <text:p>0.0847</text:p>
          </table:table-cell>
          <table:table-cell table:formula="of:=(20000-[.$A1137])/([.E$2]*1000)" office:value-type="float" office:value="0.04235" calcext:value-type="float">
            <text:p>0.04235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1138])/([.B$2]*1000)" office:value-type="float" office:value="0.4238" calcext:value-type="float">
            <text:p>0.4238</text:p>
          </table:table-cell>
          <table:table-cell table:style-name="Default" table:formula="of:=(20000-[.$A1138])/([.C$2]*1000)" office:value-type="float" office:value="0.2119" calcext:value-type="float">
            <text:p>0.2119</text:p>
          </table:table-cell>
          <table:table-cell table:formula="of:=(20000-[.$A1138])/([.D$2]*1000)" office:value-type="float" office:value="0.08476" calcext:value-type="float">
            <text:p>0.08476</text:p>
          </table:table-cell>
          <table:table-cell table:formula="of:=(20000-[.$A1138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56" calcext:value-type="float">
            <text:p>15756</text:p>
          </table:table-cell>
          <table:table-cell table:formula="of:=(20000-[.$A1139])/([.B$2]*1000)" office:value-type="float" office:value="0.4244" calcext:value-type="float">
            <text:p>0.4244</text:p>
          </table:table-cell>
          <table:table-cell table:style-name="Default" table:formula="of:=(20000-[.$A1139])/([.C$2]*1000)" office:value-type="float" office:value="0.2122" calcext:value-type="float">
            <text:p>0.2122</text:p>
          </table:table-cell>
          <table:table-cell table:formula="of:=(20000-[.$A1139])/([.D$2]*1000)" office:value-type="float" office:value="0.08488" calcext:value-type="float">
            <text:p>0.08488</text:p>
          </table:table-cell>
          <table:table-cell table:formula="of:=(20000-[.$A1139])/([.E$2]*1000)" office:value-type="float" office:value="0.04244" calcext:value-type="float">
            <text:p>0.04244</text:p>
          </table:table-cell>
        </table:table-row>
        <table:table-row table:style-name="ro1">
          <table:table-cell office:value-type="float" office:value="15726" calcext:value-type="float">
            <text:p>15726</text:p>
          </table:table-cell>
          <table:table-cell table:formula="of:=(20000-[.$A1140])/([.B$2]*1000)" office:value-type="float" office:value="0.4274" calcext:value-type="float">
            <text:p>0.4274</text:p>
          </table:table-cell>
          <table:table-cell table:style-name="Default" table:formula="of:=(20000-[.$A1140])/([.C$2]*1000)" office:value-type="float" office:value="0.2137" calcext:value-type="float">
            <text:p>0.2137</text:p>
          </table:table-cell>
          <table:table-cell table:formula="of:=(20000-[.$A1140])/([.D$2]*1000)" office:value-type="float" office:value="0.08548" calcext:value-type="float">
            <text:p>0.08548</text:p>
          </table:table-cell>
          <table:table-cell table:formula="of:=(20000-[.$A1140])/([.E$2]*1000)" office:value-type="float" office:value="0.04274" calcext:value-type="float">
            <text:p>0.04274</text:p>
          </table:table-cell>
        </table:table-row>
        <table:table-row table:style-name="ro1">
          <table:table-cell office:value-type="float" office:value="15751" calcext:value-type="float">
            <text:p>15751</text:p>
          </table:table-cell>
          <table:table-cell table:formula="of:=(20000-[.$A1141])/([.B$2]*1000)" office:value-type="float" office:value="0.4249" calcext:value-type="float">
            <text:p>0.4249</text:p>
          </table:table-cell>
          <table:table-cell table:style-name="Default" table:formula="of:=(20000-[.$A1141])/([.C$2]*1000)" office:value-type="float" office:value="0.21245" calcext:value-type="float">
            <text:p>0.21245</text:p>
          </table:table-cell>
          <table:table-cell table:formula="of:=(20000-[.$A1141])/([.D$2]*1000)" office:value-type="float" office:value="0.08498" calcext:value-type="float">
            <text:p>0.08498</text:p>
          </table:table-cell>
          <table:table-cell table:formula="of:=(20000-[.$A1141])/([.E$2]*1000)" office:value-type="float" office:value="0.04249" calcext:value-type="float">
            <text:p>0.04249</text:p>
          </table:table-cell>
        </table:table-row>
        <table:table-row table:style-name="ro1">
          <table:table-cell office:value-type="float" office:value="15720" calcext:value-type="float">
            <text:p>15720</text:p>
          </table:table-cell>
          <table:table-cell table:formula="of:=(20000-[.$A1142])/([.B$2]*1000)" office:value-type="float" office:value="0.428" calcext:value-type="float">
            <text:p>0.428</text:p>
          </table:table-cell>
          <table:table-cell table:style-name="Default" table:formula="of:=(20000-[.$A1142])/([.C$2]*1000)" office:value-type="float" office:value="0.214" calcext:value-type="float">
            <text:p>0.214</text:p>
          </table:table-cell>
          <table:table-cell table:formula="of:=(20000-[.$A1142])/([.D$2]*1000)" office:value-type="float" office:value="0.0856" calcext:value-type="float">
            <text:p>0.0856</text:p>
          </table:table-cell>
          <table:table-cell table:formula="of:=(20000-[.$A1142])/([.E$2]*1000)"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15746" calcext:value-type="float">
            <text:p>15746</text:p>
          </table:table-cell>
          <table:table-cell table:formula="of:=(20000-[.$A1143])/([.B$2]*1000)" office:value-type="float" office:value="0.4254" calcext:value-type="float">
            <text:p>0.4254</text:p>
          </table:table-cell>
          <table:table-cell table:style-name="Default" table:formula="of:=(20000-[.$A1143])/([.C$2]*1000)" office:value-type="float" office:value="0.2127" calcext:value-type="float">
            <text:p>0.2127</text:p>
          </table:table-cell>
          <table:table-cell table:formula="of:=(20000-[.$A1143])/([.D$2]*1000)" office:value-type="float" office:value="0.08508" calcext:value-type="float">
            <text:p>0.08508</text:p>
          </table:table-cell>
          <table:table-cell table:formula="of:=(20000-[.$A1143])/([.E$2]*1000)" office:value-type="float" office:value="0.04254" calcext:value-type="float">
            <text:p>0.04254</text:p>
          </table:table-cell>
        </table:table-row>
        <table:table-row table:style-name="ro1">
          <table:table-cell office:value-type="float" office:value="15717" calcext:value-type="float">
            <text:p>15717</text:p>
          </table:table-cell>
          <table:table-cell table:formula="of:=(20000-[.$A1144])/([.B$2]*1000)" office:value-type="float" office:value="0.4283" calcext:value-type="float">
            <text:p>0.4283</text:p>
          </table:table-cell>
          <table:table-cell table:style-name="Default" table:formula="of:=(20000-[.$A1144])/([.C$2]*1000)" office:value-type="float" office:value="0.21415" calcext:value-type="float">
            <text:p>0.21415</text:p>
          </table:table-cell>
          <table:table-cell table:formula="of:=(20000-[.$A1144])/([.D$2]*1000)" office:value-type="float" office:value="0.08566" calcext:value-type="float">
            <text:p>0.08566</text:p>
          </table:table-cell>
          <table:table-cell table:formula="of:=(20000-[.$A1144])/([.E$2]*1000)" office:value-type="float" office:value="0.04283" calcext:value-type="float">
            <text:p>0.04283</text:p>
          </table:table-cell>
        </table:table-row>
        <table:table-row table:style-name="ro1">
          <table:table-cell office:value-type="float" office:value="15715" calcext:value-type="float">
            <text:p>15715</text:p>
          </table:table-cell>
          <table:table-cell table:formula="of:=(20000-[.$A1145])/([.B$2]*1000)" office:value-type="float" office:value="0.4285" calcext:value-type="float">
            <text:p>0.4285</text:p>
          </table:table-cell>
          <table:table-cell table:style-name="Default" table:formula="of:=(20000-[.$A1145])/([.C$2]*1000)" office:value-type="float" office:value="0.21425" calcext:value-type="float">
            <text:p>0.21425</text:p>
          </table:table-cell>
          <table:table-cell table:formula="of:=(20000-[.$A1145])/([.D$2]*1000)" office:value-type="float" office:value="0.0857" calcext:value-type="float">
            <text:p>0.0857</text:p>
          </table:table-cell>
          <table:table-cell table:formula="of:=(20000-[.$A1145])/([.E$2]*1000)" office:value-type="float" office:value="0.04285" calcext:value-type="float">
            <text:p>0.04285</text:p>
          </table:table-cell>
        </table:table-row>
        <table:table-row table:style-name="ro1">
          <table:table-cell office:value-type="float" office:value="15757" calcext:value-type="float">
            <text:p>15757</text:p>
          </table:table-cell>
          <table:table-cell table:formula="of:=(20000-[.$A1146])/([.B$2]*1000)" office:value-type="float" office:value="0.4243" calcext:value-type="float">
            <text:p>0.4243</text:p>
          </table:table-cell>
          <table:table-cell table:style-name="Default" table:formula="of:=(20000-[.$A1146])/([.C$2]*1000)" office:value-type="float" office:value="0.21215" calcext:value-type="float">
            <text:p>0.21215</text:p>
          </table:table-cell>
          <table:table-cell table:formula="of:=(20000-[.$A1146])/([.D$2]*1000)" office:value-type="float" office:value="0.08486" calcext:value-type="float">
            <text:p>0.08486</text:p>
          </table:table-cell>
          <table:table-cell table:formula="of:=(20000-[.$A1146])/([.E$2]*1000)" office:value-type="float" office:value="0.04243" calcext:value-type="float">
            <text:p>0.04243</text:p>
          </table:table-cell>
        </table:table-row>
        <table:table-row table:style-name="ro1">
          <table:table-cell office:value-type="float" office:value="15759" calcext:value-type="float">
            <text:p>15759</text:p>
          </table:table-cell>
          <table:table-cell table:formula="of:=(20000-[.$A1147])/([.B$2]*1000)" office:value-type="float" office:value="0.4241" calcext:value-type="float">
            <text:p>0.4241</text:p>
          </table:table-cell>
          <table:table-cell table:style-name="Default" table:formula="of:=(20000-[.$A1147])/([.C$2]*1000)" office:value-type="float" office:value="0.21205" calcext:value-type="float">
            <text:p>0.21205</text:p>
          </table:table-cell>
          <table:table-cell table:formula="of:=(20000-[.$A1147])/([.D$2]*1000)" office:value-type="float" office:value="0.08482" calcext:value-type="float">
            <text:p>0.08482</text:p>
          </table:table-cell>
          <table:table-cell table:formula="of:=(20000-[.$A1147])/([.E$2]*1000)" office:value-type="float" office:value="0.04241" calcext:value-type="float">
            <text:p>0.04241</text:p>
          </table:table-cell>
        </table:table-row>
        <table:table-row table:style-name="ro1">
          <table:table-cell office:value-type="float" office:value="15745" calcext:value-type="float">
            <text:p>15745</text:p>
          </table:table-cell>
          <table:table-cell table:formula="of:=(20000-[.$A1148])/([.B$2]*1000)" office:value-type="float" office:value="0.4255" calcext:value-type="float">
            <text:p>0.4255</text:p>
          </table:table-cell>
          <table:table-cell table:style-name="Default" table:formula="of:=(20000-[.$A1148])/([.C$2]*1000)" office:value-type="float" office:value="0.21275" calcext:value-type="float">
            <text:p>0.21275</text:p>
          </table:table-cell>
          <table:table-cell table:formula="of:=(20000-[.$A1148])/([.D$2]*1000)" office:value-type="float" office:value="0.0851" calcext:value-type="float">
            <text:p>0.0851</text:p>
          </table:table-cell>
          <table:table-cell table:formula="of:=(20000-[.$A1148])/([.E$2]*1000)" office:value-type="float" office:value="0.04255" calcext:value-type="float">
            <text:p>0.04255</text:p>
          </table:table-cell>
        </table:table-row>
        <table:table-row table:style-name="ro1">
          <table:table-cell office:value-type="float" office:value="15724" calcext:value-type="float">
            <text:p>15724</text:p>
          </table:table-cell>
          <table:table-cell table:formula="of:=(20000-[.$A1149])/([.B$2]*1000)" office:value-type="float" office:value="0.4276" calcext:value-type="float">
            <text:p>0.4276</text:p>
          </table:table-cell>
          <table:table-cell table:style-name="Default" table:formula="of:=(20000-[.$A1149])/([.C$2]*1000)" office:value-type="float" office:value="0.2138" calcext:value-type="float">
            <text:p>0.2138</text:p>
          </table:table-cell>
          <table:table-cell table:formula="of:=(20000-[.$A1149])/([.D$2]*1000)" office:value-type="float" office:value="0.08552" calcext:value-type="float">
            <text:p>0.08552</text:p>
          </table:table-cell>
          <table:table-cell table:formula="of:=(20000-[.$A1149])/([.E$2]*1000)" office:value-type="float" office:value="0.04276" calcext:value-type="float">
            <text:p>0.04276</text:p>
          </table:table-cell>
        </table:table-row>
        <table:table-row table:style-name="ro1">
          <table:table-cell office:value-type="float" office:value="15748" calcext:value-type="float">
            <text:p>15748</text:p>
          </table:table-cell>
          <table:table-cell table:formula="of:=(20000-[.$A1150])/([.B$2]*1000)" office:value-type="float" office:value="0.4252" calcext:value-type="float">
            <text:p>0.4252</text:p>
          </table:table-cell>
          <table:table-cell table:style-name="Default" table:formula="of:=(20000-[.$A1150])/([.C$2]*1000)" office:value-type="float" office:value="0.2126" calcext:value-type="float">
            <text:p>0.2126</text:p>
          </table:table-cell>
          <table:table-cell table:formula="of:=(20000-[.$A1150])/([.D$2]*1000)" office:value-type="float" office:value="0.08504" calcext:value-type="float">
            <text:p>0.08504</text:p>
          </table:table-cell>
          <table:table-cell table:formula="of:=(20000-[.$A1150])/([.E$2]*1000)" office:value-type="float" office:value="0.04252" calcext:value-type="float">
            <text:p>0.04252</text:p>
          </table:table-cell>
        </table:table-row>
        <table:table-row table:style-name="ro1">
          <table:table-cell office:value-type="float" office:value="15758" calcext:value-type="float">
            <text:p>15758</text:p>
          </table:table-cell>
          <table:table-cell table:formula="of:=(20000-[.$A1151])/([.B$2]*1000)" office:value-type="float" office:value="0.4242" calcext:value-type="float">
            <text:p>0.4242</text:p>
          </table:table-cell>
          <table:table-cell table:style-name="Default" table:formula="of:=(20000-[.$A1151])/([.C$2]*1000)" office:value-type="float" office:value="0.2121" calcext:value-type="float">
            <text:p>0.2121</text:p>
          </table:table-cell>
          <table:table-cell table:formula="of:=(20000-[.$A1151])/([.D$2]*1000)" office:value-type="float" office:value="0.08484" calcext:value-type="float">
            <text:p>0.08484</text:p>
          </table:table-cell>
          <table:table-cell table:formula="of:=(20000-[.$A1151])/([.E$2]*1000)" office:value-type="float" office:value="0.04242" calcext:value-type="float">
            <text:p>0.04242</text:p>
          </table:table-cell>
        </table:table-row>
        <table:table-row table:style-name="ro1">
          <table:table-cell office:value-type="float" office:value="15694" calcext:value-type="float">
            <text:p>15694</text:p>
          </table:table-cell>
          <table:table-cell table:formula="of:=(20000-[.$A1152])/([.B$2]*1000)" office:value-type="float" office:value="0.4306" calcext:value-type="float">
            <text:p>0.4306</text:p>
          </table:table-cell>
          <table:table-cell table:style-name="Default" table:formula="of:=(20000-[.$A1152])/([.C$2]*1000)" office:value-type="float" office:value="0.2153" calcext:value-type="float">
            <text:p>0.2153</text:p>
          </table:table-cell>
          <table:table-cell table:formula="of:=(20000-[.$A1152])/([.D$2]*1000)" office:value-type="float" office:value="0.08612" calcext:value-type="float">
            <text:p>0.08612</text:p>
          </table:table-cell>
          <table:table-cell table:formula="of:=(20000-[.$A1152])/([.E$2]*1000)" office:value-type="float" office:value="0.04306" calcext:value-type="float">
            <text:p>0.04306</text:p>
          </table:table-cell>
        </table:table-row>
        <table:table-row table:style-name="ro1">
          <table:table-cell office:value-type="float" office:value="15683" calcext:value-type="float">
            <text:p>15683</text:p>
          </table:table-cell>
          <table:table-cell table:formula="of:=(20000-[.$A1153])/([.B$2]*1000)" office:value-type="float" office:value="0.4317" calcext:value-type="float">
            <text:p>0.4317</text:p>
          </table:table-cell>
          <table:table-cell table:style-name="Default" table:formula="of:=(20000-[.$A1153])/([.C$2]*1000)" office:value-type="float" office:value="0.21585" calcext:value-type="float">
            <text:p>0.21585</text:p>
          </table:table-cell>
          <table:table-cell table:formula="of:=(20000-[.$A1153])/([.D$2]*1000)" office:value-type="float" office:value="0.08634" calcext:value-type="float">
            <text:p>0.08634</text:p>
          </table:table-cell>
          <table:table-cell table:formula="of:=(20000-[.$A1153])/([.E$2]*1000)" office:value-type="float" office:value="0.04317" calcext:value-type="float">
            <text:p>0.04317</text:p>
          </table:table-cell>
        </table:table-row>
        <table:table-row table:style-name="ro1">
          <table:table-cell office:value-type="float" office:value="15725" calcext:value-type="float">
            <text:p>15725</text:p>
          </table:table-cell>
          <table:table-cell table:formula="of:=(20000-[.$A1154])/([.B$2]*1000)" office:value-type="float" office:value="0.4275" calcext:value-type="float">
            <text:p>0.4275</text:p>
          </table:table-cell>
          <table:table-cell table:style-name="Default" table:formula="of:=(20000-[.$A1154])/([.C$2]*1000)" office:value-type="float" office:value="0.21375" calcext:value-type="float">
            <text:p>0.21375</text:p>
          </table:table-cell>
          <table:table-cell table:formula="of:=(20000-[.$A1154])/([.D$2]*1000)" office:value-type="float" office:value="0.0855" calcext:value-type="float">
            <text:p>0.0855</text:p>
          </table:table-cell>
          <table:table-cell table:formula="of:=(20000-[.$A1154])/([.E$2]*1000)" office:value-type="float" office:value="0.04275" calcext:value-type="float">
            <text:p>0.04275</text:p>
          </table:table-cell>
        </table:table-row>
        <table:table-row table:style-name="ro1">
          <table:table-cell office:value-type="float" office:value="15723" calcext:value-type="float">
            <text:p>15723</text:p>
          </table:table-cell>
          <table:table-cell table:formula="of:=(20000-[.$A1155])/([.B$2]*1000)" office:value-type="float" office:value="0.4277" calcext:value-type="float">
            <text:p>0.4277</text:p>
          </table:table-cell>
          <table:table-cell table:style-name="Default" table:formula="of:=(20000-[.$A1155])/([.C$2]*1000)" office:value-type="float" office:value="0.21385" calcext:value-type="float">
            <text:p>0.21385</text:p>
          </table:table-cell>
          <table:table-cell table:formula="of:=(20000-[.$A1155])/([.D$2]*1000)" office:value-type="float" office:value="0.08554" calcext:value-type="float">
            <text:p>0.08554</text:p>
          </table:table-cell>
          <table:table-cell table:formula="of:=(20000-[.$A1155])/([.E$2]*1000)" office:value-type="float" office:value="0.04277" calcext:value-type="float">
            <text:p>0.04277</text:p>
          </table:table-cell>
        </table:table-row>
        <table:table-row table:style-name="ro1">
          <table:table-cell office:value-type="float" office:value="15737" calcext:value-type="float">
            <text:p>15737</text:p>
          </table:table-cell>
          <table:table-cell table:formula="of:=(20000-[.$A1156])/([.B$2]*1000)" office:value-type="float" office:value="0.4263" calcext:value-type="float">
            <text:p>0.4263</text:p>
          </table:table-cell>
          <table:table-cell table:style-name="Default" table:formula="of:=(20000-[.$A1156])/([.C$2]*1000)" office:value-type="float" office:value="0.21315" calcext:value-type="float">
            <text:p>0.21315</text:p>
          </table:table-cell>
          <table:table-cell table:formula="of:=(20000-[.$A1156])/([.D$2]*1000)" office:value-type="float" office:value="0.08526" calcext:value-type="float">
            <text:p>0.08526</text:p>
          </table:table-cell>
          <table:table-cell table:formula="of:=(20000-[.$A1156])/([.E$2]*1000)" office:value-type="float" office:value="0.04263" calcext:value-type="float">
            <text:p>0.04263</text:p>
          </table:table-cell>
        </table:table-row>
        <table:table-row table:style-name="ro1">
          <table:table-cell office:value-type="float" office:value="15722" calcext:value-type="float">
            <text:p>15722</text:p>
          </table:table-cell>
          <table:table-cell table:formula="of:=(20000-[.$A1157])/([.B$2]*1000)" office:value-type="float" office:value="0.4278" calcext:value-type="float">
            <text:p>0.4278</text:p>
          </table:table-cell>
          <table:table-cell table:style-name="Default" table:formula="of:=(20000-[.$A1157])/([.C$2]*1000)" office:value-type="float" office:value="0.2139" calcext:value-type="float">
            <text:p>0.2139</text:p>
          </table:table-cell>
          <table:table-cell table:formula="of:=(20000-[.$A1157])/([.D$2]*1000)" office:value-type="float" office:value="0.08556" calcext:value-type="float">
            <text:p>0.08556</text:p>
          </table:table-cell>
          <table:table-cell table:formula="of:=(20000-[.$A1157])/([.E$2]*1000)" office:value-type="float" office:value="0.04278" calcext:value-type="float">
            <text:p>0.04278</text:p>
          </table:table-cell>
        </table:table-row>
        <table:table-row table:style-name="ro1">
          <table:table-cell office:value-type="float" office:value="15709" calcext:value-type="float">
            <text:p>15709</text:p>
          </table:table-cell>
          <table:table-cell table:formula="of:=(20000-[.$A1158])/([.B$2]*1000)" office:value-type="float" office:value="0.4291" calcext:value-type="float">
            <text:p>0.4291</text:p>
          </table:table-cell>
          <table:table-cell table:style-name="Default" table:formula="of:=(20000-[.$A1158])/([.C$2]*1000)" office:value-type="float" office:value="0.21455" calcext:value-type="float">
            <text:p>0.21455</text:p>
          </table:table-cell>
          <table:table-cell table:formula="of:=(20000-[.$A1158])/([.D$2]*1000)" office:value-type="float" office:value="0.08582" calcext:value-type="float">
            <text:p>0.08582</text:p>
          </table:table-cell>
          <table:table-cell table:formula="of:=(20000-[.$A1158])/([.E$2]*1000)" office:value-type="float" office:value="0.04291" calcext:value-type="float">
            <text:p>0.04291</text:p>
          </table:table-cell>
        </table:table-row>
        <table:table-row table:style-name="ro1">
          <table:table-cell office:value-type="float" office:value="15739" calcext:value-type="float">
            <text:p>15739</text:p>
          </table:table-cell>
          <table:table-cell table:formula="of:=(20000-[.$A1159])/([.B$2]*1000)" office:value-type="float" office:value="0.4261" calcext:value-type="float">
            <text:p>0.4261</text:p>
          </table:table-cell>
          <table:table-cell table:style-name="Default" table:formula="of:=(20000-[.$A1159])/([.C$2]*1000)" office:value-type="float" office:value="0.21305" calcext:value-type="float">
            <text:p>0.21305</text:p>
          </table:table-cell>
          <table:table-cell table:formula="of:=(20000-[.$A1159])/([.D$2]*1000)" office:value-type="float" office:value="0.08522" calcext:value-type="float">
            <text:p>0.08522</text:p>
          </table:table-cell>
          <table:table-cell table:formula="of:=(20000-[.$A1159])/([.E$2]*1000)" office:value-type="float" office:value="0.04261" calcext:value-type="float">
            <text:p>0.04261</text:p>
          </table:table-cell>
        </table:table-row>
        <table:table-row table:style-name="ro1">
          <table:table-cell office:value-type="float" office:value="12212" calcext:value-type="float">
            <text:p>12212</text:p>
          </table:table-cell>
          <table:table-cell table:formula="of:=(20000-[.$A1160])/([.B$2]*1000)" office:value-type="float" office:value="0.7788" calcext:value-type="float">
            <text:p>0.7788</text:p>
          </table:table-cell>
          <table:table-cell table:style-name="Default" table:formula="of:=(20000-[.$A1160])/([.C$2]*1000)" office:value-type="float" office:value="0.3894" calcext:value-type="float">
            <text:p>0.3894</text:p>
          </table:table-cell>
          <table:table-cell table:formula="of:=(20000-[.$A1160])/([.D$2]*1000)" office:value-type="float" office:value="0.15576" calcext:value-type="float">
            <text:p>0.15576</text:p>
          </table:table-cell>
          <table:table-cell table:formula="of:=(20000-[.$A1160])/([.E$2]*1000)" office:value-type="float" office:value="0.07788" calcext:value-type="float">
            <text:p>0.07788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1161])/([.B$2]*1000)" office:value-type="float" office:value="0.4236" calcext:value-type="float">
            <text:p>0.4236</text:p>
          </table:table-cell>
          <table:table-cell table:style-name="Default" table:formula="of:=(20000-[.$A1161])/([.C$2]*1000)" office:value-type="float" office:value="0.2118" calcext:value-type="float">
            <text:p>0.2118</text:p>
          </table:table-cell>
          <table:table-cell table:formula="of:=(20000-[.$A1161])/([.D$2]*1000)" office:value-type="float" office:value="0.08472" calcext:value-type="float">
            <text:p>0.08472</text:p>
          </table:table-cell>
          <table:table-cell table:formula="of:=(20000-[.$A1161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65" calcext:value-type="float">
            <text:p>15765</text:p>
          </table:table-cell>
          <table:table-cell table:formula="of:=(20000-[.$A1162])/([.B$2]*1000)" office:value-type="float" office:value="0.4235" calcext:value-type="float">
            <text:p>0.4235</text:p>
          </table:table-cell>
          <table:table-cell table:style-name="Default" table:formula="of:=(20000-[.$A1162])/([.C$2]*1000)" office:value-type="float" office:value="0.21175" calcext:value-type="float">
            <text:p>0.21175</text:p>
          </table:table-cell>
          <table:table-cell table:formula="of:=(20000-[.$A1162])/([.D$2]*1000)" office:value-type="float" office:value="0.0847" calcext:value-type="float">
            <text:p>0.0847</text:p>
          </table:table-cell>
          <table:table-cell table:formula="of:=(20000-[.$A1162])/([.E$2]*1000)" office:value-type="float" office:value="0.04235" calcext:value-type="float">
            <text:p>0.04235</text:p>
          </table:table-cell>
        </table:table-row>
        <table:table-row table:style-name="ro1">
          <table:table-cell office:value-type="float" office:value="15717" calcext:value-type="float">
            <text:p>15717</text:p>
          </table:table-cell>
          <table:table-cell table:formula="of:=(20000-[.$A1163])/([.B$2]*1000)" office:value-type="float" office:value="0.4283" calcext:value-type="float">
            <text:p>0.4283</text:p>
          </table:table-cell>
          <table:table-cell table:style-name="Default" table:formula="of:=(20000-[.$A1163])/([.C$2]*1000)" office:value-type="float" office:value="0.21415" calcext:value-type="float">
            <text:p>0.21415</text:p>
          </table:table-cell>
          <table:table-cell table:formula="of:=(20000-[.$A1163])/([.D$2]*1000)" office:value-type="float" office:value="0.08566" calcext:value-type="float">
            <text:p>0.08566</text:p>
          </table:table-cell>
          <table:table-cell table:formula="of:=(20000-[.$A1163])/([.E$2]*1000)" office:value-type="float" office:value="0.04283" calcext:value-type="float">
            <text:p>0.04283</text:p>
          </table:table-cell>
        </table:table-row>
        <table:table-row table:style-name="ro1">
          <table:table-cell office:value-type="float" office:value="15730" calcext:value-type="float">
            <text:p>15730</text:p>
          </table:table-cell>
          <table:table-cell table:formula="of:=(20000-[.$A1164])/([.B$2]*1000)" office:value-type="float" office:value="0.427" calcext:value-type="float">
            <text:p>0.427</text:p>
          </table:table-cell>
          <table:table-cell table:style-name="Default" table:formula="of:=(20000-[.$A1164])/([.C$2]*1000)" office:value-type="float" office:value="0.2135" calcext:value-type="float">
            <text:p>0.2135</text:p>
          </table:table-cell>
          <table:table-cell table:formula="of:=(20000-[.$A1164])/([.D$2]*1000)" office:value-type="float" office:value="0.0854" calcext:value-type="float">
            <text:p>0.0854</text:p>
          </table:table-cell>
          <table:table-cell table:formula="of:=(20000-[.$A1164])/([.E$2]*1000)" office:value-type="float" office:value="0.0427" calcext:value-type="float">
            <text:p>0.0427</text:p>
          </table:table-cell>
        </table:table-row>
        <table:table-row table:style-name="ro1">
          <table:table-cell office:value-type="float" office:value="15754" calcext:value-type="float">
            <text:p>15754</text:p>
          </table:table-cell>
          <table:table-cell table:formula="of:=(20000-[.$A1165])/([.B$2]*1000)" office:value-type="float" office:value="0.4246" calcext:value-type="float">
            <text:p>0.4246</text:p>
          </table:table-cell>
          <table:table-cell table:style-name="Default" table:formula="of:=(20000-[.$A1165])/([.C$2]*1000)" office:value-type="float" office:value="0.2123" calcext:value-type="float">
            <text:p>0.2123</text:p>
          </table:table-cell>
          <table:table-cell table:formula="of:=(20000-[.$A1165])/([.D$2]*1000)" office:value-type="float" office:value="0.08492" calcext:value-type="float">
            <text:p>0.08492</text:p>
          </table:table-cell>
          <table:table-cell table:formula="of:=(20000-[.$A1165])/([.E$2]*1000)" office:value-type="float" office:value="0.04246" calcext:value-type="float">
            <text:p>0.04246</text:p>
          </table:table-cell>
        </table:table-row>
        <table:table-row table:style-name="ro1">
          <table:table-cell office:value-type="float" office:value="15697" calcext:value-type="float">
            <text:p>15697</text:p>
          </table:table-cell>
          <table:table-cell table:formula="of:=(20000-[.$A1166])/([.B$2]*1000)" office:value-type="float" office:value="0.4303" calcext:value-type="float">
            <text:p>0.4303</text:p>
          </table:table-cell>
          <table:table-cell table:style-name="Default" table:formula="of:=(20000-[.$A1166])/([.C$2]*1000)" office:value-type="float" office:value="0.21515" calcext:value-type="float">
            <text:p>0.21515</text:p>
          </table:table-cell>
          <table:table-cell table:formula="of:=(20000-[.$A1166])/([.D$2]*1000)" office:value-type="float" office:value="0.08606" calcext:value-type="float">
            <text:p>0.08606</text:p>
          </table:table-cell>
          <table:table-cell table:formula="of:=(20000-[.$A1166])/([.E$2]*1000)" office:value-type="float" office:value="0.04303" calcext:value-type="float">
            <text:p>0.04303</text:p>
          </table:table-cell>
        </table:table-row>
        <table:table-row table:style-name="ro1">
          <table:table-cell office:value-type="float" office:value="15706" calcext:value-type="float">
            <text:p>15706</text:p>
          </table:table-cell>
          <table:table-cell table:formula="of:=(20000-[.$A1167])/([.B$2]*1000)" office:value-type="float" office:value="0.4294" calcext:value-type="float">
            <text:p>0.4294</text:p>
          </table:table-cell>
          <table:table-cell table:style-name="Default" table:formula="of:=(20000-[.$A1167])/([.C$2]*1000)" office:value-type="float" office:value="0.2147" calcext:value-type="float">
            <text:p>0.2147</text:p>
          </table:table-cell>
          <table:table-cell table:formula="of:=(20000-[.$A1167])/([.D$2]*1000)" office:value-type="float" office:value="0.08588" calcext:value-type="float">
            <text:p>0.08588</text:p>
          </table:table-cell>
          <table:table-cell table:formula="of:=(20000-[.$A1167])/([.E$2]*1000)" office:value-type="float" office:value="0.04294" calcext:value-type="float">
            <text:p>0.04294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1168])/([.B$2]*1000)" office:value-type="float" office:value="0.4238" calcext:value-type="float">
            <text:p>0.4238</text:p>
          </table:table-cell>
          <table:table-cell table:style-name="Default" table:formula="of:=(20000-[.$A1168])/([.C$2]*1000)" office:value-type="float" office:value="0.2119" calcext:value-type="float">
            <text:p>0.2119</text:p>
          </table:table-cell>
          <table:table-cell table:formula="of:=(20000-[.$A1168])/([.D$2]*1000)" office:value-type="float" office:value="0.08476" calcext:value-type="float">
            <text:p>0.08476</text:p>
          </table:table-cell>
          <table:table-cell table:formula="of:=(20000-[.$A1168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1169])/([.B$2]*1000)" office:value-type="float" office:value="0.4239" calcext:value-type="float">
            <text:p>0.4239</text:p>
          </table:table-cell>
          <table:table-cell table:style-name="Default" table:formula="of:=(20000-[.$A1169])/([.C$2]*1000)" office:value-type="float" office:value="0.21195" calcext:value-type="float">
            <text:p>0.21195</text:p>
          </table:table-cell>
          <table:table-cell table:formula="of:=(20000-[.$A1169])/([.D$2]*1000)" office:value-type="float" office:value="0.08478" calcext:value-type="float">
            <text:p>0.08478</text:p>
          </table:table-cell>
          <table:table-cell table:formula="of:=(20000-[.$A1169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25" calcext:value-type="float">
            <text:p>15725</text:p>
          </table:table-cell>
          <table:table-cell table:formula="of:=(20000-[.$A1170])/([.B$2]*1000)" office:value-type="float" office:value="0.4275" calcext:value-type="float">
            <text:p>0.4275</text:p>
          </table:table-cell>
          <table:table-cell table:style-name="Default" table:formula="of:=(20000-[.$A1170])/([.C$2]*1000)" office:value-type="float" office:value="0.21375" calcext:value-type="float">
            <text:p>0.21375</text:p>
          </table:table-cell>
          <table:table-cell table:formula="of:=(20000-[.$A1170])/([.D$2]*1000)" office:value-type="float" office:value="0.0855" calcext:value-type="float">
            <text:p>0.0855</text:p>
          </table:table-cell>
          <table:table-cell table:formula="of:=(20000-[.$A1170])/([.E$2]*1000)" office:value-type="float" office:value="0.04275" calcext:value-type="float">
            <text:p>0.04275</text:p>
          </table:table-cell>
        </table:table-row>
        <table:table-row table:style-name="ro1">
          <table:table-cell office:value-type="float" office:value="15715" calcext:value-type="float">
            <text:p>15715</text:p>
          </table:table-cell>
          <table:table-cell table:formula="of:=(20000-[.$A1171])/([.B$2]*1000)" office:value-type="float" office:value="0.4285" calcext:value-type="float">
            <text:p>0.4285</text:p>
          </table:table-cell>
          <table:table-cell table:style-name="Default" table:formula="of:=(20000-[.$A1171])/([.C$2]*1000)" office:value-type="float" office:value="0.21425" calcext:value-type="float">
            <text:p>0.21425</text:p>
          </table:table-cell>
          <table:table-cell table:formula="of:=(20000-[.$A1171])/([.D$2]*1000)" office:value-type="float" office:value="0.0857" calcext:value-type="float">
            <text:p>0.0857</text:p>
          </table:table-cell>
          <table:table-cell table:formula="of:=(20000-[.$A1171])/([.E$2]*1000)" office:value-type="float" office:value="0.04285" calcext:value-type="float">
            <text:p>0.04285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1172])/([.B$2]*1000)" office:value-type="float" office:value="0.4237" calcext:value-type="float">
            <text:p>0.4237</text:p>
          </table:table-cell>
          <table:table-cell table:style-name="Default" table:formula="of:=(20000-[.$A1172])/([.C$2]*1000)" office:value-type="float" office:value="0.21185" calcext:value-type="float">
            <text:p>0.21185</text:p>
          </table:table-cell>
          <table:table-cell table:formula="of:=(20000-[.$A1172])/([.D$2]*1000)" office:value-type="float" office:value="0.08474" calcext:value-type="float">
            <text:p>0.08474</text:p>
          </table:table-cell>
          <table:table-cell table:formula="of:=(20000-[.$A1172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50" calcext:value-type="float">
            <text:p>15750</text:p>
          </table:table-cell>
          <table:table-cell table:formula="of:=(20000-[.$A1173])/([.B$2]*1000)" office:value-type="float" office:value="0.425" calcext:value-type="float">
            <text:p>0.425</text:p>
          </table:table-cell>
          <table:table-cell table:style-name="Default" table:formula="of:=(20000-[.$A1173])/([.C$2]*1000)" office:value-type="float" office:value="0.2125" calcext:value-type="float">
            <text:p>0.2125</text:p>
          </table:table-cell>
          <table:table-cell table:formula="of:=(20000-[.$A1173])/([.D$2]*1000)" office:value-type="float" office:value="0.085" calcext:value-type="float">
            <text:p>0.085</text:p>
          </table:table-cell>
          <table:table-cell table:formula="of:=(20000-[.$A1173])/([.E$2]*1000)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1174])/([.B$2]*1000)" office:value-type="float" office:value="0.424" calcext:value-type="float">
            <text:p>0.424</text:p>
          </table:table-cell>
          <table:table-cell table:style-name="Default" table:formula="of:=(20000-[.$A1174])/([.C$2]*1000)" office:value-type="float" office:value="0.212" calcext:value-type="float">
            <text:p>0.212</text:p>
          </table:table-cell>
          <table:table-cell table:formula="of:=(20000-[.$A1174])/([.D$2]*1000)" office:value-type="float" office:value="0.0848" calcext:value-type="float">
            <text:p>0.0848</text:p>
          </table:table-cell>
          <table:table-cell table:formula="of:=(20000-[.$A1174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746" calcext:value-type="float">
            <text:p>15746</text:p>
          </table:table-cell>
          <table:table-cell table:formula="of:=(20000-[.$A1175])/([.B$2]*1000)" office:value-type="float" office:value="0.4254" calcext:value-type="float">
            <text:p>0.4254</text:p>
          </table:table-cell>
          <table:table-cell table:style-name="Default" table:formula="of:=(20000-[.$A1175])/([.C$2]*1000)" office:value-type="float" office:value="0.2127" calcext:value-type="float">
            <text:p>0.2127</text:p>
          </table:table-cell>
          <table:table-cell table:formula="of:=(20000-[.$A1175])/([.D$2]*1000)" office:value-type="float" office:value="0.08508" calcext:value-type="float">
            <text:p>0.08508</text:p>
          </table:table-cell>
          <table:table-cell table:formula="of:=(20000-[.$A1175])/([.E$2]*1000)" office:value-type="float" office:value="0.04254" calcext:value-type="float">
            <text:p>0.04254</text:p>
          </table:table-cell>
        </table:table-row>
        <table:table-row table:style-name="ro1">
          <table:table-cell office:value-type="float" office:value="12186" calcext:value-type="float">
            <text:p>12186</text:p>
          </table:table-cell>
          <table:table-cell table:formula="of:=(20000-[.$A1176])/([.B$2]*1000)" office:value-type="float" office:value="0.7814" calcext:value-type="float">
            <text:p>0.7814</text:p>
          </table:table-cell>
          <table:table-cell table:style-name="Default" table:formula="of:=(20000-[.$A1176])/([.C$2]*1000)" office:value-type="float" office:value="0.3907" calcext:value-type="float">
            <text:p>0.3907</text:p>
          </table:table-cell>
          <table:table-cell table:formula="of:=(20000-[.$A1176])/([.D$2]*1000)" office:value-type="float" office:value="0.15628" calcext:value-type="float">
            <text:p>0.15628</text:p>
          </table:table-cell>
          <table:table-cell table:formula="of:=(20000-[.$A1176])/([.E$2]*1000)" office:value-type="float" office:value="0.07814" calcext:value-type="float">
            <text:p>0.07814</text:p>
          </table:table-cell>
        </table:table-row>
        <table:table-row table:style-name="ro1">
          <table:table-cell office:value-type="float" office:value="11753" calcext:value-type="float">
            <text:p>11753</text:p>
          </table:table-cell>
          <table:table-cell table:formula="of:=(20000-[.$A1177])/([.B$2]*1000)" office:value-type="float" office:value="0.8247" calcext:value-type="float">
            <text:p>0.8247</text:p>
          </table:table-cell>
          <table:table-cell table:style-name="Default" table:formula="of:=(20000-[.$A1177])/([.C$2]*1000)" office:value-type="float" office:value="0.41235" calcext:value-type="float">
            <text:p>0.41235</text:p>
          </table:table-cell>
          <table:table-cell table:formula="of:=(20000-[.$A1177])/([.D$2]*1000)" office:value-type="float" office:value="0.16494" calcext:value-type="float">
            <text:p>0.16494</text:p>
          </table:table-cell>
          <table:table-cell table:formula="of:=(20000-[.$A1177])/([.E$2]*1000)" office:value-type="float" office:value="0.08247" calcext:value-type="float">
            <text:p>0.08247</text:p>
          </table:table-cell>
        </table:table-row>
        <table:table-row table:style-name="ro1">
          <table:table-cell office:value-type="float" office:value="15727" calcext:value-type="float">
            <text:p>15727</text:p>
          </table:table-cell>
          <table:table-cell table:formula="of:=(20000-[.$A1178])/([.B$2]*1000)" office:value-type="float" office:value="0.4273" calcext:value-type="float">
            <text:p>0.4273</text:p>
          </table:table-cell>
          <table:table-cell table:style-name="Default" table:formula="of:=(20000-[.$A1178])/([.C$2]*1000)" office:value-type="float" office:value="0.21365" calcext:value-type="float">
            <text:p>0.21365</text:p>
          </table:table-cell>
          <table:table-cell table:formula="of:=(20000-[.$A1178])/([.D$2]*1000)" office:value-type="float" office:value="0.08546" calcext:value-type="float">
            <text:p>0.08546</text:p>
          </table:table-cell>
          <table:table-cell table:formula="of:=(20000-[.$A1178])/([.E$2]*1000)" office:value-type="float" office:value="0.04273" calcext:value-type="float">
            <text:p>0.04273</text:p>
          </table:table-cell>
        </table:table-row>
        <table:table-row table:style-name="ro1">
          <table:table-cell office:value-type="float" office:value="15736" calcext:value-type="float">
            <text:p>15736</text:p>
          </table:table-cell>
          <table:table-cell table:formula="of:=(20000-[.$A1179])/([.B$2]*1000)" office:value-type="float" office:value="0.4264" calcext:value-type="float">
            <text:p>0.4264</text:p>
          </table:table-cell>
          <table:table-cell table:style-name="Default" table:formula="of:=(20000-[.$A1179])/([.C$2]*1000)" office:value-type="float" office:value="0.2132" calcext:value-type="float">
            <text:p>0.2132</text:p>
          </table:table-cell>
          <table:table-cell table:formula="of:=(20000-[.$A1179])/([.D$2]*1000)" office:value-type="float" office:value="0.08528" calcext:value-type="float">
            <text:p>0.08528</text:p>
          </table:table-cell>
          <table:table-cell table:formula="of:=(20000-[.$A1179])/([.E$2]*1000)" office:value-type="float" office:value="0.04264" calcext:value-type="float">
            <text:p>0.04264</text:p>
          </table:table-cell>
        </table:table-row>
        <table:table-row table:style-name="ro1">
          <table:table-cell office:value-type="float" office:value="15750" calcext:value-type="float">
            <text:p>15750</text:p>
          </table:table-cell>
          <table:table-cell table:formula="of:=(20000-[.$A1180])/([.B$2]*1000)" office:value-type="float" office:value="0.425" calcext:value-type="float">
            <text:p>0.425</text:p>
          </table:table-cell>
          <table:table-cell table:style-name="Default" table:formula="of:=(20000-[.$A1180])/([.C$2]*1000)" office:value-type="float" office:value="0.2125" calcext:value-type="float">
            <text:p>0.2125</text:p>
          </table:table-cell>
          <table:table-cell table:formula="of:=(20000-[.$A1180])/([.D$2]*1000)" office:value-type="float" office:value="0.085" calcext:value-type="float">
            <text:p>0.085</text:p>
          </table:table-cell>
          <table:table-cell table:formula="of:=(20000-[.$A1180])/([.E$2]*1000)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726" calcext:value-type="float">
            <text:p>15726</text:p>
          </table:table-cell>
          <table:table-cell table:formula="of:=(20000-[.$A1181])/([.B$2]*1000)" office:value-type="float" office:value="0.4274" calcext:value-type="float">
            <text:p>0.4274</text:p>
          </table:table-cell>
          <table:table-cell table:style-name="Default" table:formula="of:=(20000-[.$A1181])/([.C$2]*1000)" office:value-type="float" office:value="0.2137" calcext:value-type="float">
            <text:p>0.2137</text:p>
          </table:table-cell>
          <table:table-cell table:formula="of:=(20000-[.$A1181])/([.D$2]*1000)" office:value-type="float" office:value="0.08548" calcext:value-type="float">
            <text:p>0.08548</text:p>
          </table:table-cell>
          <table:table-cell table:formula="of:=(20000-[.$A1181])/([.E$2]*1000)" office:value-type="float" office:value="0.04274" calcext:value-type="float">
            <text:p>0.04274</text:p>
          </table:table-cell>
        </table:table-row>
        <table:table-row table:style-name="ro1">
          <table:table-cell office:value-type="float" office:value="15721" calcext:value-type="float">
            <text:p>15721</text:p>
          </table:table-cell>
          <table:table-cell table:formula="of:=(20000-[.$A1182])/([.B$2]*1000)" office:value-type="float" office:value="0.4279" calcext:value-type="float">
            <text:p>0.4279</text:p>
          </table:table-cell>
          <table:table-cell table:style-name="Default" table:formula="of:=(20000-[.$A1182])/([.C$2]*1000)" office:value-type="float" office:value="0.21395" calcext:value-type="float">
            <text:p>0.21395</text:p>
          </table:table-cell>
          <table:table-cell table:formula="of:=(20000-[.$A1182])/([.D$2]*1000)" office:value-type="float" office:value="0.08558" calcext:value-type="float">
            <text:p>0.08558</text:p>
          </table:table-cell>
          <table:table-cell table:formula="of:=(20000-[.$A1182])/([.E$2]*1000)" office:value-type="float" office:value="0.04279" calcext:value-type="float">
            <text:p>0.04279</text:p>
          </table:table-cell>
        </table:table-row>
        <table:table-row table:style-name="ro1">
          <table:table-cell office:value-type="float" office:value="15704" calcext:value-type="float">
            <text:p>15704</text:p>
          </table:table-cell>
          <table:table-cell table:formula="of:=(20000-[.$A1183])/([.B$2]*1000)" office:value-type="float" office:value="0.4296" calcext:value-type="float">
            <text:p>0.4296</text:p>
          </table:table-cell>
          <table:table-cell table:style-name="Default" table:formula="of:=(20000-[.$A1183])/([.C$2]*1000)" office:value-type="float" office:value="0.2148" calcext:value-type="float">
            <text:p>0.2148</text:p>
          </table:table-cell>
          <table:table-cell table:formula="of:=(20000-[.$A1183])/([.D$2]*1000)" office:value-type="float" office:value="0.08592" calcext:value-type="float">
            <text:p>0.08592</text:p>
          </table:table-cell>
          <table:table-cell table:formula="of:=(20000-[.$A1183])/([.E$2]*1000)" office:value-type="float" office:value="0.04296" calcext:value-type="float">
            <text:p>0.04296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1184])/([.B$2]*1000)" office:value-type="float" office:value="0.4239" calcext:value-type="float">
            <text:p>0.4239</text:p>
          </table:table-cell>
          <table:table-cell table:style-name="Default" table:formula="of:=(20000-[.$A1184])/([.C$2]*1000)" office:value-type="float" office:value="0.21195" calcext:value-type="float">
            <text:p>0.21195</text:p>
          </table:table-cell>
          <table:table-cell table:formula="of:=(20000-[.$A1184])/([.D$2]*1000)" office:value-type="float" office:value="0.08478" calcext:value-type="float">
            <text:p>0.08478</text:p>
          </table:table-cell>
          <table:table-cell table:formula="of:=(20000-[.$A1184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1185])/([.B$2]*1000)" office:value-type="float" office:value="0.4236" calcext:value-type="float">
            <text:p>0.4236</text:p>
          </table:table-cell>
          <table:table-cell table:style-name="Default" table:formula="of:=(20000-[.$A1185])/([.C$2]*1000)" office:value-type="float" office:value="0.2118" calcext:value-type="float">
            <text:p>0.2118</text:p>
          </table:table-cell>
          <table:table-cell table:formula="of:=(20000-[.$A1185])/([.D$2]*1000)" office:value-type="float" office:value="0.08472" calcext:value-type="float">
            <text:p>0.08472</text:p>
          </table:table-cell>
          <table:table-cell table:formula="of:=(20000-[.$A1185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24" calcext:value-type="float">
            <text:p>15724</text:p>
          </table:table-cell>
          <table:table-cell table:formula="of:=(20000-[.$A1186])/([.B$2]*1000)" office:value-type="float" office:value="0.4276" calcext:value-type="float">
            <text:p>0.4276</text:p>
          </table:table-cell>
          <table:table-cell table:style-name="Default" table:formula="of:=(20000-[.$A1186])/([.C$2]*1000)" office:value-type="float" office:value="0.2138" calcext:value-type="float">
            <text:p>0.2138</text:p>
          </table:table-cell>
          <table:table-cell table:formula="of:=(20000-[.$A1186])/([.D$2]*1000)" office:value-type="float" office:value="0.08552" calcext:value-type="float">
            <text:p>0.08552</text:p>
          </table:table-cell>
          <table:table-cell table:formula="of:=(20000-[.$A1186])/([.E$2]*1000)" office:value-type="float" office:value="0.04276" calcext:value-type="float">
            <text:p>0.04276</text:p>
          </table:table-cell>
        </table:table-row>
        <table:table-row table:style-name="ro1">
          <table:table-cell office:value-type="float" office:value="15711" calcext:value-type="float">
            <text:p>15711</text:p>
          </table:table-cell>
          <table:table-cell table:formula="of:=(20000-[.$A1187])/([.B$2]*1000)" office:value-type="float" office:value="0.4289" calcext:value-type="float">
            <text:p>0.4289</text:p>
          </table:table-cell>
          <table:table-cell table:style-name="Default" table:formula="of:=(20000-[.$A1187])/([.C$2]*1000)" office:value-type="float" office:value="0.21445" calcext:value-type="float">
            <text:p>0.21445</text:p>
          </table:table-cell>
          <table:table-cell table:formula="of:=(20000-[.$A1187])/([.D$2]*1000)" office:value-type="float" office:value="0.08578" calcext:value-type="float">
            <text:p>0.08578</text:p>
          </table:table-cell>
          <table:table-cell table:formula="of:=(20000-[.$A1187])/([.E$2]*1000)" office:value-type="float" office:value="0.04289" calcext:value-type="float">
            <text:p>0.04289</text:p>
          </table:table-cell>
        </table:table-row>
        <table:table-row table:style-name="ro1">
          <table:table-cell office:value-type="float" office:value="15730" calcext:value-type="float">
            <text:p>15730</text:p>
          </table:table-cell>
          <table:table-cell table:formula="of:=(20000-[.$A1188])/([.B$2]*1000)" office:value-type="float" office:value="0.427" calcext:value-type="float">
            <text:p>0.427</text:p>
          </table:table-cell>
          <table:table-cell table:style-name="Default" table:formula="of:=(20000-[.$A1188])/([.C$2]*1000)" office:value-type="float" office:value="0.2135" calcext:value-type="float">
            <text:p>0.2135</text:p>
          </table:table-cell>
          <table:table-cell table:formula="of:=(20000-[.$A1188])/([.D$2]*1000)" office:value-type="float" office:value="0.0854" calcext:value-type="float">
            <text:p>0.0854</text:p>
          </table:table-cell>
          <table:table-cell table:formula="of:=(20000-[.$A1188])/([.E$2]*1000)" office:value-type="float" office:value="0.0427" calcext:value-type="float">
            <text:p>0.0427</text:p>
          </table:table-cell>
        </table:table-row>
        <table:table-row table:style-name="ro1">
          <table:table-cell office:value-type="float" office:value="15733" calcext:value-type="float">
            <text:p>15733</text:p>
          </table:table-cell>
          <table:table-cell table:formula="of:=(20000-[.$A1189])/([.B$2]*1000)" office:value-type="float" office:value="0.4267" calcext:value-type="float">
            <text:p>0.4267</text:p>
          </table:table-cell>
          <table:table-cell table:style-name="Default" table:formula="of:=(20000-[.$A1189])/([.C$2]*1000)" office:value-type="float" office:value="0.21335" calcext:value-type="float">
            <text:p>0.21335</text:p>
          </table:table-cell>
          <table:table-cell table:formula="of:=(20000-[.$A1189])/([.D$2]*1000)" office:value-type="float" office:value="0.08534" calcext:value-type="float">
            <text:p>0.08534</text:p>
          </table:table-cell>
          <table:table-cell table:formula="of:=(20000-[.$A1189])/([.E$2]*1000)" office:value-type="float" office:value="0.04267" calcext:value-type="float">
            <text:p>0.04267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1190])/([.B$2]*1000)" office:value-type="float" office:value="0.4238" calcext:value-type="float">
            <text:p>0.4238</text:p>
          </table:table-cell>
          <table:table-cell table:style-name="Default" table:formula="of:=(20000-[.$A1190])/([.C$2]*1000)" office:value-type="float" office:value="0.2119" calcext:value-type="float">
            <text:p>0.2119</text:p>
          </table:table-cell>
          <table:table-cell table:formula="of:=(20000-[.$A1190])/([.D$2]*1000)" office:value-type="float" office:value="0.08476" calcext:value-type="float">
            <text:p>0.08476</text:p>
          </table:table-cell>
          <table:table-cell table:formula="of:=(20000-[.$A1190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23" calcext:value-type="float">
            <text:p>15723</text:p>
          </table:table-cell>
          <table:table-cell table:formula="of:=(20000-[.$A1191])/([.B$2]*1000)" office:value-type="float" office:value="0.4277" calcext:value-type="float">
            <text:p>0.4277</text:p>
          </table:table-cell>
          <table:table-cell table:style-name="Default" table:formula="of:=(20000-[.$A1191])/([.C$2]*1000)" office:value-type="float" office:value="0.21385" calcext:value-type="float">
            <text:p>0.21385</text:p>
          </table:table-cell>
          <table:table-cell table:formula="of:=(20000-[.$A1191])/([.D$2]*1000)" office:value-type="float" office:value="0.08554" calcext:value-type="float">
            <text:p>0.08554</text:p>
          </table:table-cell>
          <table:table-cell table:formula="of:=(20000-[.$A1191])/([.E$2]*1000)" office:value-type="float" office:value="0.04277" calcext:value-type="float">
            <text:p>0.04277</text:p>
          </table:table-cell>
        </table:table-row>
        <table:table-row table:style-name="ro1">
          <table:table-cell office:value-type="float" office:value="11748" calcext:value-type="float">
            <text:p>11748</text:p>
          </table:table-cell>
          <table:table-cell table:formula="of:=(20000-[.$A1192])/([.B$2]*1000)" office:value-type="float" office:value="0.8252" calcext:value-type="float">
            <text:p>0.8252</text:p>
          </table:table-cell>
          <table:table-cell table:style-name="Default" table:formula="of:=(20000-[.$A1192])/([.C$2]*1000)" office:value-type="float" office:value="0.4126" calcext:value-type="float">
            <text:p>0.4126</text:p>
          </table:table-cell>
          <table:table-cell table:formula="of:=(20000-[.$A1192])/([.D$2]*1000)" office:value-type="float" office:value="0.16504" calcext:value-type="float">
            <text:p>0.16504</text:p>
          </table:table-cell>
          <table:table-cell table:formula="of:=(20000-[.$A1192])/([.E$2]*1000)" office:value-type="float" office:value="0.08252" calcext:value-type="float">
            <text:p>0.08252</text:p>
          </table:table-cell>
        </table:table-row>
        <table:table-row table:style-name="ro1">
          <table:table-cell office:value-type="float" office:value="15714" calcext:value-type="float">
            <text:p>15714</text:p>
          </table:table-cell>
          <table:table-cell table:formula="of:=(20000-[.$A1193])/([.B$2]*1000)" office:value-type="float" office:value="0.4286" calcext:value-type="float">
            <text:p>0.4286</text:p>
          </table:table-cell>
          <table:table-cell table:style-name="Default" table:formula="of:=(20000-[.$A1193])/([.C$2]*1000)" office:value-type="float" office:value="0.2143" calcext:value-type="float">
            <text:p>0.2143</text:p>
          </table:table-cell>
          <table:table-cell table:formula="of:=(20000-[.$A1193])/([.D$2]*1000)" office:value-type="float" office:value="0.08572" calcext:value-type="float">
            <text:p>0.08572</text:p>
          </table:table-cell>
          <table:table-cell table:formula="of:=(20000-[.$A1193])/([.E$2]*1000)" office:value-type="float" office:value="0.04286" calcext:value-type="float">
            <text:p>0.04286</text:p>
          </table:table-cell>
        </table:table-row>
        <table:table-row table:style-name="ro1">
          <table:table-cell office:value-type="float" office:value="15690" calcext:value-type="float">
            <text:p>15690</text:p>
          </table:table-cell>
          <table:table-cell table:formula="of:=(20000-[.$A1194])/([.B$2]*1000)" office:value-type="float" office:value="0.431" calcext:value-type="float">
            <text:p>0.431</text:p>
          </table:table-cell>
          <table:table-cell table:style-name="Default" table:formula="of:=(20000-[.$A1194])/([.C$2]*1000)" office:value-type="float" office:value="0.2155" calcext:value-type="float">
            <text:p>0.2155</text:p>
          </table:table-cell>
          <table:table-cell table:formula="of:=(20000-[.$A1194])/([.D$2]*1000)" office:value-type="float" office:value="0.0862" calcext:value-type="float">
            <text:p>0.0862</text:p>
          </table:table-cell>
          <table:table-cell table:formula="of:=(20000-[.$A1194])/([.E$2]*1000)" office:value-type="float" office:value="0.0431" calcext:value-type="float">
            <text:p>0.0431</text:p>
          </table:table-cell>
        </table:table-row>
        <table:table-row table:style-name="ro1">
          <table:table-cell office:value-type="float" office:value="15702" calcext:value-type="float">
            <text:p>15702</text:p>
          </table:table-cell>
          <table:table-cell table:formula="of:=(20000-[.$A1195])/([.B$2]*1000)" office:value-type="float" office:value="0.4298" calcext:value-type="float">
            <text:p>0.4298</text:p>
          </table:table-cell>
          <table:table-cell table:style-name="Default" table:formula="of:=(20000-[.$A1195])/([.C$2]*1000)" office:value-type="float" office:value="0.2149" calcext:value-type="float">
            <text:p>0.2149</text:p>
          </table:table-cell>
          <table:table-cell table:formula="of:=(20000-[.$A1195])/([.D$2]*1000)" office:value-type="float" office:value="0.08596" calcext:value-type="float">
            <text:p>0.08596</text:p>
          </table:table-cell>
          <table:table-cell table:formula="of:=(20000-[.$A1195])/([.E$2]*1000)" office:value-type="float" office:value="0.04298" calcext:value-type="float">
            <text:p>0.04298</text:p>
          </table:table-cell>
        </table:table-row>
        <table:table-row table:style-name="ro1">
          <table:table-cell office:value-type="float" office:value="15694" calcext:value-type="float">
            <text:p>15694</text:p>
          </table:table-cell>
          <table:table-cell table:formula="of:=(20000-[.$A1196])/([.B$2]*1000)" office:value-type="float" office:value="0.4306" calcext:value-type="float">
            <text:p>0.4306</text:p>
          </table:table-cell>
          <table:table-cell table:style-name="Default" table:formula="of:=(20000-[.$A1196])/([.C$2]*1000)" office:value-type="float" office:value="0.2153" calcext:value-type="float">
            <text:p>0.2153</text:p>
          </table:table-cell>
          <table:table-cell table:formula="of:=(20000-[.$A1196])/([.D$2]*1000)" office:value-type="float" office:value="0.08612" calcext:value-type="float">
            <text:p>0.08612</text:p>
          </table:table-cell>
          <table:table-cell table:formula="of:=(20000-[.$A1196])/([.E$2]*1000)" office:value-type="float" office:value="0.04306" calcext:value-type="float">
            <text:p>0.04306</text:p>
          </table:table-cell>
        </table:table-row>
        <table:table-row table:style-name="ro1">
          <table:table-cell office:value-type="float" office:value="15714" calcext:value-type="float">
            <text:p>15714</text:p>
          </table:table-cell>
          <table:table-cell table:formula="of:=(20000-[.$A1197])/([.B$2]*1000)" office:value-type="float" office:value="0.4286" calcext:value-type="float">
            <text:p>0.4286</text:p>
          </table:table-cell>
          <table:table-cell table:style-name="Default" table:formula="of:=(20000-[.$A1197])/([.C$2]*1000)" office:value-type="float" office:value="0.2143" calcext:value-type="float">
            <text:p>0.2143</text:p>
          </table:table-cell>
          <table:table-cell table:formula="of:=(20000-[.$A1197])/([.D$2]*1000)" office:value-type="float" office:value="0.08572" calcext:value-type="float">
            <text:p>0.08572</text:p>
          </table:table-cell>
          <table:table-cell table:formula="of:=(20000-[.$A1197])/([.E$2]*1000)" office:value-type="float" office:value="0.04286" calcext:value-type="float">
            <text:p>0.04286</text:p>
          </table:table-cell>
        </table:table-row>
        <table:table-row table:style-name="ro1">
          <table:table-cell office:value-type="float" office:value="15715" calcext:value-type="float">
            <text:p>15715</text:p>
          </table:table-cell>
          <table:table-cell table:formula="of:=(20000-[.$A1198])/([.B$2]*1000)" office:value-type="float" office:value="0.4285" calcext:value-type="float">
            <text:p>0.4285</text:p>
          </table:table-cell>
          <table:table-cell table:style-name="Default" table:formula="of:=(20000-[.$A1198])/([.C$2]*1000)" office:value-type="float" office:value="0.21425" calcext:value-type="float">
            <text:p>0.21425</text:p>
          </table:table-cell>
          <table:table-cell table:formula="of:=(20000-[.$A1198])/([.D$2]*1000)" office:value-type="float" office:value="0.0857" calcext:value-type="float">
            <text:p>0.0857</text:p>
          </table:table-cell>
          <table:table-cell table:formula="of:=(20000-[.$A1198])/([.E$2]*1000)" office:value-type="float" office:value="0.04285" calcext:value-type="float">
            <text:p>0.04285</text:p>
          </table:table-cell>
        </table:table-row>
        <table:table-row table:style-name="ro1">
          <table:table-cell office:value-type="float" office:value="15717" calcext:value-type="float">
            <text:p>15717</text:p>
          </table:table-cell>
          <table:table-cell table:formula="of:=(20000-[.$A1199])/([.B$2]*1000)" office:value-type="float" office:value="0.4283" calcext:value-type="float">
            <text:p>0.4283</text:p>
          </table:table-cell>
          <table:table-cell table:style-name="Default" table:formula="of:=(20000-[.$A1199])/([.C$2]*1000)" office:value-type="float" office:value="0.21415" calcext:value-type="float">
            <text:p>0.21415</text:p>
          </table:table-cell>
          <table:table-cell table:formula="of:=(20000-[.$A1199])/([.D$2]*1000)" office:value-type="float" office:value="0.08566" calcext:value-type="float">
            <text:p>0.08566</text:p>
          </table:table-cell>
          <table:table-cell table:formula="of:=(20000-[.$A1199])/([.E$2]*1000)" office:value-type="float" office:value="0.04283" calcext:value-type="float">
            <text:p>0.04283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1200])/([.B$2]*1000)" office:value-type="float" office:value="0.4236" calcext:value-type="float">
            <text:p>0.4236</text:p>
          </table:table-cell>
          <table:table-cell table:style-name="Default" table:formula="of:=(20000-[.$A1200])/([.C$2]*1000)" office:value-type="float" office:value="0.2118" calcext:value-type="float">
            <text:p>0.2118</text:p>
          </table:table-cell>
          <table:table-cell table:formula="of:=(20000-[.$A1200])/([.D$2]*1000)" office:value-type="float" office:value="0.08472" calcext:value-type="float">
            <text:p>0.08472</text:p>
          </table:table-cell>
          <table:table-cell table:formula="of:=(20000-[.$A1200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1201])/([.B$2]*1000)" office:value-type="float" office:value="0.424" calcext:value-type="float">
            <text:p>0.424</text:p>
          </table:table-cell>
          <table:table-cell table:style-name="Default" table:formula="of:=(20000-[.$A1201])/([.C$2]*1000)" office:value-type="float" office:value="0.212" calcext:value-type="float">
            <text:p>0.212</text:p>
          </table:table-cell>
          <table:table-cell table:formula="of:=(20000-[.$A1201])/([.D$2]*1000)" office:value-type="float" office:value="0.0848" calcext:value-type="float">
            <text:p>0.0848</text:p>
          </table:table-cell>
          <table:table-cell table:formula="of:=(20000-[.$A1201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714" calcext:value-type="float">
            <text:p>15714</text:p>
          </table:table-cell>
          <table:table-cell table:formula="of:=(20000-[.$A1202])/([.B$2]*1000)" office:value-type="float" office:value="0.4286" calcext:value-type="float">
            <text:p>0.4286</text:p>
          </table:table-cell>
          <table:table-cell table:style-name="Default" table:formula="of:=(20000-[.$A1202])/([.C$2]*1000)" office:value-type="float" office:value="0.2143" calcext:value-type="float">
            <text:p>0.2143</text:p>
          </table:table-cell>
          <table:table-cell table:formula="of:=(20000-[.$A1202])/([.D$2]*1000)" office:value-type="float" office:value="0.08572" calcext:value-type="float">
            <text:p>0.08572</text:p>
          </table:table-cell>
          <table:table-cell table:formula="of:=(20000-[.$A1202])/([.E$2]*1000)" office:value-type="float" office:value="0.04286" calcext:value-type="float">
            <text:p>0.04286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1203])/([.B$2]*1000)" office:value-type="float" office:value="0.4236" calcext:value-type="float">
            <text:p>0.4236</text:p>
          </table:table-cell>
          <table:table-cell table:style-name="Default" table:formula="of:=(20000-[.$A1203])/([.C$2]*1000)" office:value-type="float" office:value="0.2118" calcext:value-type="float">
            <text:p>0.2118</text:p>
          </table:table-cell>
          <table:table-cell table:formula="of:=(20000-[.$A1203])/([.D$2]*1000)" office:value-type="float" office:value="0.08472" calcext:value-type="float">
            <text:p>0.08472</text:p>
          </table:table-cell>
          <table:table-cell table:formula="of:=(20000-[.$A1203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1204])/([.B$2]*1000)" office:value-type="float" office:value="0.4239" calcext:value-type="float">
            <text:p>0.4239</text:p>
          </table:table-cell>
          <table:table-cell table:style-name="Default" table:formula="of:=(20000-[.$A1204])/([.C$2]*1000)" office:value-type="float" office:value="0.21195" calcext:value-type="float">
            <text:p>0.21195</text:p>
          </table:table-cell>
          <table:table-cell table:formula="of:=(20000-[.$A1204])/([.D$2]*1000)" office:value-type="float" office:value="0.08478" calcext:value-type="float">
            <text:p>0.08478</text:p>
          </table:table-cell>
          <table:table-cell table:formula="of:=(20000-[.$A1204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1205])/([.B$2]*1000)" office:value-type="float" office:value="0.4237" calcext:value-type="float">
            <text:p>0.4237</text:p>
          </table:table-cell>
          <table:table-cell table:style-name="Default" table:formula="of:=(20000-[.$A1205])/([.C$2]*1000)" office:value-type="float" office:value="0.21185" calcext:value-type="float">
            <text:p>0.21185</text:p>
          </table:table-cell>
          <table:table-cell table:formula="of:=(20000-[.$A1205])/([.D$2]*1000)" office:value-type="float" office:value="0.08474" calcext:value-type="float">
            <text:p>0.08474</text:p>
          </table:table-cell>
          <table:table-cell table:formula="of:=(20000-[.$A1205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25" calcext:value-type="float">
            <text:p>15725</text:p>
          </table:table-cell>
          <table:table-cell table:formula="of:=(20000-[.$A1206])/([.B$2]*1000)" office:value-type="float" office:value="0.4275" calcext:value-type="float">
            <text:p>0.4275</text:p>
          </table:table-cell>
          <table:table-cell table:style-name="Default" table:formula="of:=(20000-[.$A1206])/([.C$2]*1000)" office:value-type="float" office:value="0.21375" calcext:value-type="float">
            <text:p>0.21375</text:p>
          </table:table-cell>
          <table:table-cell table:formula="of:=(20000-[.$A1206])/([.D$2]*1000)" office:value-type="float" office:value="0.0855" calcext:value-type="float">
            <text:p>0.0855</text:p>
          </table:table-cell>
          <table:table-cell table:formula="of:=(20000-[.$A1206])/([.E$2]*1000)" office:value-type="float" office:value="0.04275" calcext:value-type="float">
            <text:p>0.04275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1207])/([.B$2]*1000)" office:value-type="float" office:value="0.424" calcext:value-type="float">
            <text:p>0.424</text:p>
          </table:table-cell>
          <table:table-cell table:style-name="Default" table:formula="of:=(20000-[.$A1207])/([.C$2]*1000)" office:value-type="float" office:value="0.212" calcext:value-type="float">
            <text:p>0.212</text:p>
          </table:table-cell>
          <table:table-cell table:formula="of:=(20000-[.$A1207])/([.D$2]*1000)" office:value-type="float" office:value="0.0848" calcext:value-type="float">
            <text:p>0.0848</text:p>
          </table:table-cell>
          <table:table-cell table:formula="of:=(20000-[.$A1207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729" calcext:value-type="float">
            <text:p>15729</text:p>
          </table:table-cell>
          <table:table-cell table:formula="of:=(20000-[.$A1208])/([.B$2]*1000)" office:value-type="float" office:value="0.4271" calcext:value-type="float">
            <text:p>0.4271</text:p>
          </table:table-cell>
          <table:table-cell table:style-name="Default" table:formula="of:=(20000-[.$A1208])/([.C$2]*1000)" office:value-type="float" office:value="0.21355" calcext:value-type="float">
            <text:p>0.21355</text:p>
          </table:table-cell>
          <table:table-cell table:formula="of:=(20000-[.$A1208])/([.D$2]*1000)" office:value-type="float" office:value="0.08542" calcext:value-type="float">
            <text:p>0.08542</text:p>
          </table:table-cell>
          <table:table-cell table:formula="of:=(20000-[.$A1208])/([.E$2]*1000)" office:value-type="float" office:value="0.04271" calcext:value-type="float">
            <text:p>0.04271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1209])/([.B$2]*1000)" office:value-type="float" office:value="0.4236" calcext:value-type="float">
            <text:p>0.4236</text:p>
          </table:table-cell>
          <table:table-cell table:style-name="Default" table:formula="of:=(20000-[.$A1209])/([.C$2]*1000)" office:value-type="float" office:value="0.2118" calcext:value-type="float">
            <text:p>0.2118</text:p>
          </table:table-cell>
          <table:table-cell table:formula="of:=(20000-[.$A1209])/([.D$2]*1000)" office:value-type="float" office:value="0.08472" calcext:value-type="float">
            <text:p>0.08472</text:p>
          </table:table-cell>
          <table:table-cell table:formula="of:=(20000-[.$A1209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1210])/([.B$2]*1000)" office:value-type="float" office:value="0.4237" calcext:value-type="float">
            <text:p>0.4237</text:p>
          </table:table-cell>
          <table:table-cell table:style-name="Default" table:formula="of:=(20000-[.$A1210])/([.C$2]*1000)" office:value-type="float" office:value="0.21185" calcext:value-type="float">
            <text:p>0.21185</text:p>
          </table:table-cell>
          <table:table-cell table:formula="of:=(20000-[.$A1210])/([.D$2]*1000)" office:value-type="float" office:value="0.08474" calcext:value-type="float">
            <text:p>0.08474</text:p>
          </table:table-cell>
          <table:table-cell table:formula="of:=(20000-[.$A1210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00" calcext:value-type="float">
            <text:p>15700</text:p>
          </table:table-cell>
          <table:table-cell table:formula="of:=(20000-[.$A1211])/([.B$2]*1000)" office:value-type="float" office:value="0.43" calcext:value-type="float">
            <text:p>0.43</text:p>
          </table:table-cell>
          <table:table-cell table:style-name="Default" table:formula="of:=(20000-[.$A1211])/([.C$2]*1000)" office:value-type="float" office:value="0.215" calcext:value-type="float">
            <text:p>0.215</text:p>
          </table:table-cell>
          <table:table-cell table:formula="of:=(20000-[.$A1211])/([.D$2]*1000)" office:value-type="float" office:value="0.086" calcext:value-type="float">
            <text:p>0.086</text:p>
          </table:table-cell>
          <table:table-cell table:formula="of:=(20000-[.$A1211])/([.E$2]*1000)"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15753" calcext:value-type="float">
            <text:p>15753</text:p>
          </table:table-cell>
          <table:table-cell table:formula="of:=(20000-[.$A1212])/([.B$2]*1000)" office:value-type="float" office:value="0.4247" calcext:value-type="float">
            <text:p>0.4247</text:p>
          </table:table-cell>
          <table:table-cell table:style-name="Default" table:formula="of:=(20000-[.$A1212])/([.C$2]*1000)" office:value-type="float" office:value="0.21235" calcext:value-type="float">
            <text:p>0.21235</text:p>
          </table:table-cell>
          <table:table-cell table:formula="of:=(20000-[.$A1212])/([.D$2]*1000)" office:value-type="float" office:value="0.08494" calcext:value-type="float">
            <text:p>0.08494</text:p>
          </table:table-cell>
          <table:table-cell table:formula="of:=(20000-[.$A1212])/([.E$2]*1000)" office:value-type="float" office:value="0.04247" calcext:value-type="float">
            <text:p>0.04247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1213])/([.B$2]*1000)" office:value-type="float" office:value="0.4237" calcext:value-type="float">
            <text:p>0.4237</text:p>
          </table:table-cell>
          <table:table-cell table:style-name="Default" table:formula="of:=(20000-[.$A1213])/([.C$2]*1000)" office:value-type="float" office:value="0.21185" calcext:value-type="float">
            <text:p>0.21185</text:p>
          </table:table-cell>
          <table:table-cell table:formula="of:=(20000-[.$A1213])/([.D$2]*1000)" office:value-type="float" office:value="0.08474" calcext:value-type="float">
            <text:p>0.08474</text:p>
          </table:table-cell>
          <table:table-cell table:formula="of:=(20000-[.$A1213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20" calcext:value-type="float">
            <text:p>15720</text:p>
          </table:table-cell>
          <table:table-cell table:formula="of:=(20000-[.$A1214])/([.B$2]*1000)" office:value-type="float" office:value="0.428" calcext:value-type="float">
            <text:p>0.428</text:p>
          </table:table-cell>
          <table:table-cell table:style-name="Default" table:formula="of:=(20000-[.$A1214])/([.C$2]*1000)" office:value-type="float" office:value="0.214" calcext:value-type="float">
            <text:p>0.214</text:p>
          </table:table-cell>
          <table:table-cell table:formula="of:=(20000-[.$A1214])/([.D$2]*1000)" office:value-type="float" office:value="0.0856" calcext:value-type="float">
            <text:p>0.0856</text:p>
          </table:table-cell>
          <table:table-cell table:formula="of:=(20000-[.$A1214])/([.E$2]*1000)"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15714" calcext:value-type="float">
            <text:p>15714</text:p>
          </table:table-cell>
          <table:table-cell table:formula="of:=(20000-[.$A1215])/([.B$2]*1000)" office:value-type="float" office:value="0.4286" calcext:value-type="float">
            <text:p>0.4286</text:p>
          </table:table-cell>
          <table:table-cell table:style-name="Default" table:formula="of:=(20000-[.$A1215])/([.C$2]*1000)" office:value-type="float" office:value="0.2143" calcext:value-type="float">
            <text:p>0.2143</text:p>
          </table:table-cell>
          <table:table-cell table:formula="of:=(20000-[.$A1215])/([.D$2]*1000)" office:value-type="float" office:value="0.08572" calcext:value-type="float">
            <text:p>0.08572</text:p>
          </table:table-cell>
          <table:table-cell table:formula="of:=(20000-[.$A1215])/([.E$2]*1000)" office:value-type="float" office:value="0.04286" calcext:value-type="float">
            <text:p>0.04286</text:p>
          </table:table-cell>
        </table:table-row>
        <table:table-row table:style-name="ro1">
          <table:table-cell office:value-type="float" office:value="15713" calcext:value-type="float">
            <text:p>15713</text:p>
          </table:table-cell>
          <table:table-cell table:formula="of:=(20000-[.$A1216])/([.B$2]*1000)" office:value-type="float" office:value="0.4287" calcext:value-type="float">
            <text:p>0.4287</text:p>
          </table:table-cell>
          <table:table-cell table:style-name="Default" table:formula="of:=(20000-[.$A1216])/([.C$2]*1000)" office:value-type="float" office:value="0.21435" calcext:value-type="float">
            <text:p>0.21435</text:p>
          </table:table-cell>
          <table:table-cell table:formula="of:=(20000-[.$A1216])/([.D$2]*1000)" office:value-type="float" office:value="0.08574" calcext:value-type="float">
            <text:p>0.08574</text:p>
          </table:table-cell>
          <table:table-cell table:formula="of:=(20000-[.$A1216])/([.E$2]*1000)" office:value-type="float" office:value="0.04287" calcext:value-type="float">
            <text:p>0.04287</text:p>
          </table:table-cell>
        </table:table-row>
        <table:table-row table:style-name="ro1">
          <table:table-cell office:value-type="float" office:value="15727" calcext:value-type="float">
            <text:p>15727</text:p>
          </table:table-cell>
          <table:table-cell table:formula="of:=(20000-[.$A1217])/([.B$2]*1000)" office:value-type="float" office:value="0.4273" calcext:value-type="float">
            <text:p>0.4273</text:p>
          </table:table-cell>
          <table:table-cell table:style-name="Default" table:formula="of:=(20000-[.$A1217])/([.C$2]*1000)" office:value-type="float" office:value="0.21365" calcext:value-type="float">
            <text:p>0.21365</text:p>
          </table:table-cell>
          <table:table-cell table:formula="of:=(20000-[.$A1217])/([.D$2]*1000)" office:value-type="float" office:value="0.08546" calcext:value-type="float">
            <text:p>0.08546</text:p>
          </table:table-cell>
          <table:table-cell table:formula="of:=(20000-[.$A1217])/([.E$2]*1000)" office:value-type="float" office:value="0.04273" calcext:value-type="float">
            <text:p>0.04273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1218])/([.B$2]*1000)" office:value-type="float" office:value="0.424" calcext:value-type="float">
            <text:p>0.424</text:p>
          </table:table-cell>
          <table:table-cell table:style-name="Default" table:formula="of:=(20000-[.$A1218])/([.C$2]*1000)" office:value-type="float" office:value="0.212" calcext:value-type="float">
            <text:p>0.212</text:p>
          </table:table-cell>
          <table:table-cell table:formula="of:=(20000-[.$A1218])/([.D$2]*1000)" office:value-type="float" office:value="0.0848" calcext:value-type="float">
            <text:p>0.0848</text:p>
          </table:table-cell>
          <table:table-cell table:formula="of:=(20000-[.$A1218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717" calcext:value-type="float">
            <text:p>15717</text:p>
          </table:table-cell>
          <table:table-cell table:formula="of:=(20000-[.$A1219])/([.B$2]*1000)" office:value-type="float" office:value="0.4283" calcext:value-type="float">
            <text:p>0.4283</text:p>
          </table:table-cell>
          <table:table-cell table:style-name="Default" table:formula="of:=(20000-[.$A1219])/([.C$2]*1000)" office:value-type="float" office:value="0.21415" calcext:value-type="float">
            <text:p>0.21415</text:p>
          </table:table-cell>
          <table:table-cell table:formula="of:=(20000-[.$A1219])/([.D$2]*1000)" office:value-type="float" office:value="0.08566" calcext:value-type="float">
            <text:p>0.08566</text:p>
          </table:table-cell>
          <table:table-cell table:formula="of:=(20000-[.$A1219])/([.E$2]*1000)" office:value-type="float" office:value="0.04283" calcext:value-type="float">
            <text:p>0.04283</text:p>
          </table:table-cell>
        </table:table-row>
        <table:table-row table:style-name="ro1">
          <table:table-cell office:value-type="float" office:value="15718" calcext:value-type="float">
            <text:p>15718</text:p>
          </table:table-cell>
          <table:table-cell table:formula="of:=(20000-[.$A1220])/([.B$2]*1000)" office:value-type="float" office:value="0.4282" calcext:value-type="float">
            <text:p>0.4282</text:p>
          </table:table-cell>
          <table:table-cell table:style-name="Default" table:formula="of:=(20000-[.$A1220])/([.C$2]*1000)" office:value-type="float" office:value="0.2141" calcext:value-type="float">
            <text:p>0.2141</text:p>
          </table:table-cell>
          <table:table-cell table:formula="of:=(20000-[.$A1220])/([.D$2]*1000)" office:value-type="float" office:value="0.08564" calcext:value-type="float">
            <text:p>0.08564</text:p>
          </table:table-cell>
          <table:table-cell table:formula="of:=(20000-[.$A1220])/([.E$2]*1000)" office:value-type="float" office:value="0.04282" calcext:value-type="float">
            <text:p>0.04282</text:p>
          </table:table-cell>
        </table:table-row>
        <table:table-row table:style-name="ro1">
          <table:table-cell office:value-type="float" office:value="15739" calcext:value-type="float">
            <text:p>15739</text:p>
          </table:table-cell>
          <table:table-cell table:formula="of:=(20000-[.$A1221])/([.B$2]*1000)" office:value-type="float" office:value="0.4261" calcext:value-type="float">
            <text:p>0.4261</text:p>
          </table:table-cell>
          <table:table-cell table:style-name="Default" table:formula="of:=(20000-[.$A1221])/([.C$2]*1000)" office:value-type="float" office:value="0.21305" calcext:value-type="float">
            <text:p>0.21305</text:p>
          </table:table-cell>
          <table:table-cell table:formula="of:=(20000-[.$A1221])/([.D$2]*1000)" office:value-type="float" office:value="0.08522" calcext:value-type="float">
            <text:p>0.08522</text:p>
          </table:table-cell>
          <table:table-cell table:formula="of:=(20000-[.$A1221])/([.E$2]*1000)" office:value-type="float" office:value="0.04261" calcext:value-type="float">
            <text:p>0.04261</text:p>
          </table:table-cell>
        </table:table-row>
        <table:table-row table:style-name="ro1">
          <table:table-cell office:value-type="float" office:value="15750" calcext:value-type="float">
            <text:p>15750</text:p>
          </table:table-cell>
          <table:table-cell table:formula="of:=(20000-[.$A1222])/([.B$2]*1000)" office:value-type="float" office:value="0.425" calcext:value-type="float">
            <text:p>0.425</text:p>
          </table:table-cell>
          <table:table-cell table:style-name="Default" table:formula="of:=(20000-[.$A1222])/([.C$2]*1000)" office:value-type="float" office:value="0.2125" calcext:value-type="float">
            <text:p>0.2125</text:p>
          </table:table-cell>
          <table:table-cell table:formula="of:=(20000-[.$A1222])/([.D$2]*1000)" office:value-type="float" office:value="0.085" calcext:value-type="float">
            <text:p>0.085</text:p>
          </table:table-cell>
          <table:table-cell table:formula="of:=(20000-[.$A1222])/([.E$2]*1000)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715" calcext:value-type="float">
            <text:p>15715</text:p>
          </table:table-cell>
          <table:table-cell table:formula="of:=(20000-[.$A1223])/([.B$2]*1000)" office:value-type="float" office:value="0.4285" calcext:value-type="float">
            <text:p>0.4285</text:p>
          </table:table-cell>
          <table:table-cell table:style-name="Default" table:formula="of:=(20000-[.$A1223])/([.C$2]*1000)" office:value-type="float" office:value="0.21425" calcext:value-type="float">
            <text:p>0.21425</text:p>
          </table:table-cell>
          <table:table-cell table:formula="of:=(20000-[.$A1223])/([.D$2]*1000)" office:value-type="float" office:value="0.0857" calcext:value-type="float">
            <text:p>0.0857</text:p>
          </table:table-cell>
          <table:table-cell table:formula="of:=(20000-[.$A1223])/([.E$2]*1000)" office:value-type="float" office:value="0.04285" calcext:value-type="float">
            <text:p>0.04285</text:p>
          </table:table-cell>
        </table:table-row>
        <table:table-row table:style-name="ro1">
          <table:table-cell office:value-type="float" office:value="14968" calcext:value-type="float">
            <text:p>14968</text:p>
          </table:table-cell>
          <table:table-cell table:formula="of:=(20000-[.$A1224])/([.B$2]*1000)" office:value-type="float" office:value="0.5032" calcext:value-type="float">
            <text:p>0.5032</text:p>
          </table:table-cell>
          <table:table-cell table:style-name="Default" table:formula="of:=(20000-[.$A1224])/([.C$2]*1000)" office:value-type="float" office:value="0.2516" calcext:value-type="float">
            <text:p>0.2516</text:p>
          </table:table-cell>
          <table:table-cell table:formula="of:=(20000-[.$A1224])/([.D$2]*1000)" office:value-type="float" office:value="0.10064" calcext:value-type="float">
            <text:p>0.10064</text:p>
          </table:table-cell>
          <table:table-cell table:formula="of:=(20000-[.$A1224])/([.E$2]*1000)" office:value-type="float" office:value="0.05032" calcext:value-type="float">
            <text:p>0.05032</text:p>
          </table:table-cell>
        </table:table-row>
        <table:table-row table:style-name="ro1">
          <table:table-cell office:value-type="float" office:value="15715" calcext:value-type="float">
            <text:p>15715</text:p>
          </table:table-cell>
          <table:table-cell table:formula="of:=(20000-[.$A1225])/([.B$2]*1000)" office:value-type="float" office:value="0.4285" calcext:value-type="float">
            <text:p>0.4285</text:p>
          </table:table-cell>
          <table:table-cell table:style-name="Default" table:formula="of:=(20000-[.$A1225])/([.C$2]*1000)" office:value-type="float" office:value="0.21425" calcext:value-type="float">
            <text:p>0.21425</text:p>
          </table:table-cell>
          <table:table-cell table:formula="of:=(20000-[.$A1225])/([.D$2]*1000)" office:value-type="float" office:value="0.0857" calcext:value-type="float">
            <text:p>0.0857</text:p>
          </table:table-cell>
          <table:table-cell table:formula="of:=(20000-[.$A1225])/([.E$2]*1000)" office:value-type="float" office:value="0.04285" calcext:value-type="float">
            <text:p>0.04285</text:p>
          </table:table-cell>
        </table:table-row>
        <table:table-row table:style-name="ro1">
          <table:table-cell office:value-type="float" office:value="15733" calcext:value-type="float">
            <text:p>15733</text:p>
          </table:table-cell>
          <table:table-cell table:formula="of:=(20000-[.$A1226])/([.B$2]*1000)" office:value-type="float" office:value="0.4267" calcext:value-type="float">
            <text:p>0.4267</text:p>
          </table:table-cell>
          <table:table-cell table:style-name="Default" table:formula="of:=(20000-[.$A1226])/([.C$2]*1000)" office:value-type="float" office:value="0.21335" calcext:value-type="float">
            <text:p>0.21335</text:p>
          </table:table-cell>
          <table:table-cell table:formula="of:=(20000-[.$A1226])/([.D$2]*1000)" office:value-type="float" office:value="0.08534" calcext:value-type="float">
            <text:p>0.08534</text:p>
          </table:table-cell>
          <table:table-cell table:formula="of:=(20000-[.$A1226])/([.E$2]*1000)" office:value-type="float" office:value="0.04267" calcext:value-type="float">
            <text:p>0.04267</text:p>
          </table:table-cell>
        </table:table-row>
        <table:table-row table:style-name="ro1">
          <table:table-cell office:value-type="float" office:value="15710" calcext:value-type="float">
            <text:p>15710</text:p>
          </table:table-cell>
          <table:table-cell table:formula="of:=(20000-[.$A1227])/([.B$2]*1000)" office:value-type="float" office:value="0.429" calcext:value-type="float">
            <text:p>0.429</text:p>
          </table:table-cell>
          <table:table-cell table:style-name="Default" table:formula="of:=(20000-[.$A1227])/([.C$2]*1000)" office:value-type="float" office:value="0.2145" calcext:value-type="float">
            <text:p>0.2145</text:p>
          </table:table-cell>
          <table:table-cell table:formula="of:=(20000-[.$A1227])/([.D$2]*1000)" office:value-type="float" office:value="0.0858" calcext:value-type="float">
            <text:p>0.0858</text:p>
          </table:table-cell>
          <table:table-cell table:formula="of:=(20000-[.$A1227])/([.E$2]*1000)" office:value-type="float" office:value="0.0429" calcext:value-type="float">
            <text:p>0.0429</text:p>
          </table:table-cell>
        </table:table-row>
        <table:table-row table:style-name="ro1">
          <table:table-cell office:value-type="float" office:value="15735" calcext:value-type="float">
            <text:p>15735</text:p>
          </table:table-cell>
          <table:table-cell table:formula="of:=(20000-[.$A1228])/([.B$2]*1000)" office:value-type="float" office:value="0.4265" calcext:value-type="float">
            <text:p>0.4265</text:p>
          </table:table-cell>
          <table:table-cell table:style-name="Default" table:formula="of:=(20000-[.$A1228])/([.C$2]*1000)" office:value-type="float" office:value="0.21325" calcext:value-type="float">
            <text:p>0.21325</text:p>
          </table:table-cell>
          <table:table-cell table:formula="of:=(20000-[.$A1228])/([.D$2]*1000)" office:value-type="float" office:value="0.0853" calcext:value-type="float">
            <text:p>0.0853</text:p>
          </table:table-cell>
          <table:table-cell table:formula="of:=(20000-[.$A1228])/([.E$2]*1000)" office:value-type="float" office:value="0.04265" calcext:value-type="float">
            <text:p>0.04265</text:p>
          </table:table-cell>
        </table:table-row>
        <table:table-row table:style-name="ro1">
          <table:table-cell office:value-type="float" office:value="15720" calcext:value-type="float">
            <text:p>15720</text:p>
          </table:table-cell>
          <table:table-cell table:formula="of:=(20000-[.$A1229])/([.B$2]*1000)" office:value-type="float" office:value="0.428" calcext:value-type="float">
            <text:p>0.428</text:p>
          </table:table-cell>
          <table:table-cell table:style-name="Default" table:formula="of:=(20000-[.$A1229])/([.C$2]*1000)" office:value-type="float" office:value="0.214" calcext:value-type="float">
            <text:p>0.214</text:p>
          </table:table-cell>
          <table:table-cell table:formula="of:=(20000-[.$A1229])/([.D$2]*1000)" office:value-type="float" office:value="0.0856" calcext:value-type="float">
            <text:p>0.0856</text:p>
          </table:table-cell>
          <table:table-cell table:formula="of:=(20000-[.$A1229])/([.E$2]*1000)"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15713" calcext:value-type="float">
            <text:p>15713</text:p>
          </table:table-cell>
          <table:table-cell table:formula="of:=(20000-[.$A1230])/([.B$2]*1000)" office:value-type="float" office:value="0.4287" calcext:value-type="float">
            <text:p>0.4287</text:p>
          </table:table-cell>
          <table:table-cell table:style-name="Default" table:formula="of:=(20000-[.$A1230])/([.C$2]*1000)" office:value-type="float" office:value="0.21435" calcext:value-type="float">
            <text:p>0.21435</text:p>
          </table:table-cell>
          <table:table-cell table:formula="of:=(20000-[.$A1230])/([.D$2]*1000)" office:value-type="float" office:value="0.08574" calcext:value-type="float">
            <text:p>0.08574</text:p>
          </table:table-cell>
          <table:table-cell table:formula="of:=(20000-[.$A1230])/([.E$2]*1000)" office:value-type="float" office:value="0.04287" calcext:value-type="float">
            <text:p>0.04287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1231])/([.B$2]*1000)" office:value-type="float" office:value="0.4237" calcext:value-type="float">
            <text:p>0.4237</text:p>
          </table:table-cell>
          <table:table-cell table:style-name="Default" table:formula="of:=(20000-[.$A1231])/([.C$2]*1000)" office:value-type="float" office:value="0.21185" calcext:value-type="float">
            <text:p>0.21185</text:p>
          </table:table-cell>
          <table:table-cell table:formula="of:=(20000-[.$A1231])/([.D$2]*1000)" office:value-type="float" office:value="0.08474" calcext:value-type="float">
            <text:p>0.08474</text:p>
          </table:table-cell>
          <table:table-cell table:formula="of:=(20000-[.$A1231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15" calcext:value-type="float">
            <text:p>15715</text:p>
          </table:table-cell>
          <table:table-cell table:formula="of:=(20000-[.$A1232])/([.B$2]*1000)" office:value-type="float" office:value="0.4285" calcext:value-type="float">
            <text:p>0.4285</text:p>
          </table:table-cell>
          <table:table-cell table:style-name="Default" table:formula="of:=(20000-[.$A1232])/([.C$2]*1000)" office:value-type="float" office:value="0.21425" calcext:value-type="float">
            <text:p>0.21425</text:p>
          </table:table-cell>
          <table:table-cell table:formula="of:=(20000-[.$A1232])/([.D$2]*1000)" office:value-type="float" office:value="0.0857" calcext:value-type="float">
            <text:p>0.0857</text:p>
          </table:table-cell>
          <table:table-cell table:formula="of:=(20000-[.$A1232])/([.E$2]*1000)" office:value-type="float" office:value="0.04285" calcext:value-type="float">
            <text:p>0.04285</text:p>
          </table:table-cell>
        </table:table-row>
        <table:table-row table:style-name="ro1">
          <table:table-cell office:value-type="float" office:value="15710" calcext:value-type="float">
            <text:p>15710</text:p>
          </table:table-cell>
          <table:table-cell table:formula="of:=(20000-[.$A1233])/([.B$2]*1000)" office:value-type="float" office:value="0.429" calcext:value-type="float">
            <text:p>0.429</text:p>
          </table:table-cell>
          <table:table-cell table:style-name="Default" table:formula="of:=(20000-[.$A1233])/([.C$2]*1000)" office:value-type="float" office:value="0.2145" calcext:value-type="float">
            <text:p>0.2145</text:p>
          </table:table-cell>
          <table:table-cell table:formula="of:=(20000-[.$A1233])/([.D$2]*1000)" office:value-type="float" office:value="0.0858" calcext:value-type="float">
            <text:p>0.0858</text:p>
          </table:table-cell>
          <table:table-cell table:formula="of:=(20000-[.$A1233])/([.E$2]*1000)" office:value-type="float" office:value="0.0429" calcext:value-type="float">
            <text:p>0.0429</text:p>
          </table:table-cell>
        </table:table-row>
        <table:table-row table:style-name="ro1">
          <table:table-cell office:value-type="float" office:value="15730" calcext:value-type="float">
            <text:p>15730</text:p>
          </table:table-cell>
          <table:table-cell table:formula="of:=(20000-[.$A1234])/([.B$2]*1000)" office:value-type="float" office:value="0.427" calcext:value-type="float">
            <text:p>0.427</text:p>
          </table:table-cell>
          <table:table-cell table:style-name="Default" table:formula="of:=(20000-[.$A1234])/([.C$2]*1000)" office:value-type="float" office:value="0.2135" calcext:value-type="float">
            <text:p>0.2135</text:p>
          </table:table-cell>
          <table:table-cell table:formula="of:=(20000-[.$A1234])/([.D$2]*1000)" office:value-type="float" office:value="0.0854" calcext:value-type="float">
            <text:p>0.0854</text:p>
          </table:table-cell>
          <table:table-cell table:formula="of:=(20000-[.$A1234])/([.E$2]*1000)" office:value-type="float" office:value="0.0427" calcext:value-type="float">
            <text:p>0.0427</text:p>
          </table:table-cell>
        </table:table-row>
        <table:table-row table:style-name="ro1">
          <table:table-cell office:value-type="float" office:value="15732" calcext:value-type="float">
            <text:p>15732</text:p>
          </table:table-cell>
          <table:table-cell table:formula="of:=(20000-[.$A1235])/([.B$2]*1000)" office:value-type="float" office:value="0.4268" calcext:value-type="float">
            <text:p>0.4268</text:p>
          </table:table-cell>
          <table:table-cell table:style-name="Default" table:formula="of:=(20000-[.$A1235])/([.C$2]*1000)" office:value-type="float" office:value="0.2134" calcext:value-type="float">
            <text:p>0.2134</text:p>
          </table:table-cell>
          <table:table-cell table:formula="of:=(20000-[.$A1235])/([.D$2]*1000)" office:value-type="float" office:value="0.08536" calcext:value-type="float">
            <text:p>0.08536</text:p>
          </table:table-cell>
          <table:table-cell table:formula="of:=(20000-[.$A1235])/([.E$2]*1000)" office:value-type="float" office:value="0.04268" calcext:value-type="float">
            <text:p>0.04268</text:p>
          </table:table-cell>
        </table:table-row>
        <table:table-row table:style-name="ro1">
          <table:table-cell office:value-type="float" office:value="15707" calcext:value-type="float">
            <text:p>15707</text:p>
          </table:table-cell>
          <table:table-cell table:formula="of:=(20000-[.$A1236])/([.B$2]*1000)" office:value-type="float" office:value="0.4293" calcext:value-type="float">
            <text:p>0.4293</text:p>
          </table:table-cell>
          <table:table-cell table:style-name="Default" table:formula="of:=(20000-[.$A1236])/([.C$2]*1000)" office:value-type="float" office:value="0.21465" calcext:value-type="float">
            <text:p>0.21465</text:p>
          </table:table-cell>
          <table:table-cell table:formula="of:=(20000-[.$A1236])/([.D$2]*1000)" office:value-type="float" office:value="0.08586" calcext:value-type="float">
            <text:p>0.08586</text:p>
          </table:table-cell>
          <table:table-cell table:formula="of:=(20000-[.$A1236])/([.E$2]*1000)" office:value-type="float" office:value="0.04293" calcext:value-type="float">
            <text:p>0.04293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1237])/([.B$2]*1000)" office:value-type="float" office:value="0.4237" calcext:value-type="float">
            <text:p>0.4237</text:p>
          </table:table-cell>
          <table:table-cell table:style-name="Default" table:formula="of:=(20000-[.$A1237])/([.C$2]*1000)" office:value-type="float" office:value="0.21185" calcext:value-type="float">
            <text:p>0.21185</text:p>
          </table:table-cell>
          <table:table-cell table:formula="of:=(20000-[.$A1237])/([.D$2]*1000)" office:value-type="float" office:value="0.08474" calcext:value-type="float">
            <text:p>0.08474</text:p>
          </table:table-cell>
          <table:table-cell table:formula="of:=(20000-[.$A1237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1238])/([.B$2]*1000)" office:value-type="float" office:value="0.4239" calcext:value-type="float">
            <text:p>0.4239</text:p>
          </table:table-cell>
          <table:table-cell table:style-name="Default" table:formula="of:=(20000-[.$A1238])/([.C$2]*1000)" office:value-type="float" office:value="0.21195" calcext:value-type="float">
            <text:p>0.21195</text:p>
          </table:table-cell>
          <table:table-cell table:formula="of:=(20000-[.$A1238])/([.D$2]*1000)" office:value-type="float" office:value="0.08478" calcext:value-type="float">
            <text:p>0.08478</text:p>
          </table:table-cell>
          <table:table-cell table:formula="of:=(20000-[.$A1238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34" calcext:value-type="float">
            <text:p>15734</text:p>
          </table:table-cell>
          <table:table-cell table:formula="of:=(20000-[.$A1239])/([.B$2]*1000)" office:value-type="float" office:value="0.4266" calcext:value-type="float">
            <text:p>0.4266</text:p>
          </table:table-cell>
          <table:table-cell table:style-name="Default" table:formula="of:=(20000-[.$A1239])/([.C$2]*1000)" office:value-type="float" office:value="0.2133" calcext:value-type="float">
            <text:p>0.2133</text:p>
          </table:table-cell>
          <table:table-cell table:formula="of:=(20000-[.$A1239])/([.D$2]*1000)" office:value-type="float" office:value="0.08532" calcext:value-type="float">
            <text:p>0.08532</text:p>
          </table:table-cell>
          <table:table-cell table:formula="of:=(20000-[.$A1239])/([.E$2]*1000)" office:value-type="float" office:value="0.04266" calcext:value-type="float">
            <text:p>0.04266</text:p>
          </table:table-cell>
        </table:table-row>
        <table:table-row table:style-name="ro1">
          <table:table-cell office:value-type="float" office:value="15713" calcext:value-type="float">
            <text:p>15713</text:p>
          </table:table-cell>
          <table:table-cell table:formula="of:=(20000-[.$A1240])/([.B$2]*1000)" office:value-type="float" office:value="0.4287" calcext:value-type="float">
            <text:p>0.4287</text:p>
          </table:table-cell>
          <table:table-cell table:style-name="Default" table:formula="of:=(20000-[.$A1240])/([.C$2]*1000)" office:value-type="float" office:value="0.21435" calcext:value-type="float">
            <text:p>0.21435</text:p>
          </table:table-cell>
          <table:table-cell table:formula="of:=(20000-[.$A1240])/([.D$2]*1000)" office:value-type="float" office:value="0.08574" calcext:value-type="float">
            <text:p>0.08574</text:p>
          </table:table-cell>
          <table:table-cell table:formula="of:=(20000-[.$A1240])/([.E$2]*1000)" office:value-type="float" office:value="0.04287" calcext:value-type="float">
            <text:p>0.04287</text:p>
          </table:table-cell>
        </table:table-row>
        <table:table-row table:style-name="ro1">
          <table:table-cell office:value-type="float" office:value="15726" calcext:value-type="float">
            <text:p>15726</text:p>
          </table:table-cell>
          <table:table-cell table:formula="of:=(20000-[.$A1241])/([.B$2]*1000)" office:value-type="float" office:value="0.4274" calcext:value-type="float">
            <text:p>0.4274</text:p>
          </table:table-cell>
          <table:table-cell table:style-name="Default" table:formula="of:=(20000-[.$A1241])/([.C$2]*1000)" office:value-type="float" office:value="0.2137" calcext:value-type="float">
            <text:p>0.2137</text:p>
          </table:table-cell>
          <table:table-cell table:formula="of:=(20000-[.$A1241])/([.D$2]*1000)" office:value-type="float" office:value="0.08548" calcext:value-type="float">
            <text:p>0.08548</text:p>
          </table:table-cell>
          <table:table-cell table:formula="of:=(20000-[.$A1241])/([.E$2]*1000)" office:value-type="float" office:value="0.04274" calcext:value-type="float">
            <text:p>0.04274</text:p>
          </table:table-cell>
        </table:table-row>
        <table:table-row table:style-name="ro1">
          <table:table-cell office:value-type="float" office:value="15698" calcext:value-type="float">
            <text:p>15698</text:p>
          </table:table-cell>
          <table:table-cell table:formula="of:=(20000-[.$A1242])/([.B$2]*1000)" office:value-type="float" office:value="0.4302" calcext:value-type="float">
            <text:p>0.4302</text:p>
          </table:table-cell>
          <table:table-cell table:style-name="Default" table:formula="of:=(20000-[.$A1242])/([.C$2]*1000)" office:value-type="float" office:value="0.2151" calcext:value-type="float">
            <text:p>0.2151</text:p>
          </table:table-cell>
          <table:table-cell table:formula="of:=(20000-[.$A1242])/([.D$2]*1000)" office:value-type="float" office:value="0.08604" calcext:value-type="float">
            <text:p>0.08604</text:p>
          </table:table-cell>
          <table:table-cell table:formula="of:=(20000-[.$A1242])/([.E$2]*1000)" office:value-type="float" office:value="0.04302" calcext:value-type="float">
            <text:p>0.04302</text:p>
          </table:table-cell>
        </table:table-row>
        <table:table-row table:style-name="ro1">
          <table:table-cell office:value-type="float" office:value="15635" calcext:value-type="float">
            <text:p>15635</text:p>
          </table:table-cell>
          <table:table-cell table:formula="of:=(20000-[.$A1243])/([.B$2]*1000)" office:value-type="float" office:value="0.4365" calcext:value-type="float">
            <text:p>0.4365</text:p>
          </table:table-cell>
          <table:table-cell table:style-name="Default" table:formula="of:=(20000-[.$A1243])/([.C$2]*1000)" office:value-type="float" office:value="0.21825" calcext:value-type="float">
            <text:p>0.21825</text:p>
          </table:table-cell>
          <table:table-cell table:formula="of:=(20000-[.$A1243])/([.D$2]*1000)" office:value-type="float" office:value="0.0873" calcext:value-type="float">
            <text:p>0.0873</text:p>
          </table:table-cell>
          <table:table-cell table:formula="of:=(20000-[.$A1243])/([.E$2]*1000)" office:value-type="float" office:value="0.04365" calcext:value-type="float">
            <text:p>0.04365</text:p>
          </table:table-cell>
        </table:table-row>
        <table:table-row table:style-name="ro1">
          <table:table-cell office:value-type="float" office:value="15717" calcext:value-type="float">
            <text:p>15717</text:p>
          </table:table-cell>
          <table:table-cell table:formula="of:=(20000-[.$A1244])/([.B$2]*1000)" office:value-type="float" office:value="0.4283" calcext:value-type="float">
            <text:p>0.4283</text:p>
          </table:table-cell>
          <table:table-cell table:style-name="Default" table:formula="of:=(20000-[.$A1244])/([.C$2]*1000)" office:value-type="float" office:value="0.21415" calcext:value-type="float">
            <text:p>0.21415</text:p>
          </table:table-cell>
          <table:table-cell table:formula="of:=(20000-[.$A1244])/([.D$2]*1000)" office:value-type="float" office:value="0.08566" calcext:value-type="float">
            <text:p>0.08566</text:p>
          </table:table-cell>
          <table:table-cell table:formula="of:=(20000-[.$A1244])/([.E$2]*1000)" office:value-type="float" office:value="0.04283" calcext:value-type="float">
            <text:p>0.04283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1245])/([.B$2]*1000)" office:value-type="float" office:value="0.4239" calcext:value-type="float">
            <text:p>0.4239</text:p>
          </table:table-cell>
          <table:table-cell table:style-name="Default" table:formula="of:=(20000-[.$A1245])/([.C$2]*1000)" office:value-type="float" office:value="0.21195" calcext:value-type="float">
            <text:p>0.21195</text:p>
          </table:table-cell>
          <table:table-cell table:formula="of:=(20000-[.$A1245])/([.D$2]*1000)" office:value-type="float" office:value="0.08478" calcext:value-type="float">
            <text:p>0.08478</text:p>
          </table:table-cell>
          <table:table-cell table:formula="of:=(20000-[.$A1245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17" calcext:value-type="float">
            <text:p>15717</text:p>
          </table:table-cell>
          <table:table-cell table:formula="of:=(20000-[.$A1246])/([.B$2]*1000)" office:value-type="float" office:value="0.4283" calcext:value-type="float">
            <text:p>0.4283</text:p>
          </table:table-cell>
          <table:table-cell table:style-name="Default" table:formula="of:=(20000-[.$A1246])/([.C$2]*1000)" office:value-type="float" office:value="0.21415" calcext:value-type="float">
            <text:p>0.21415</text:p>
          </table:table-cell>
          <table:table-cell table:formula="of:=(20000-[.$A1246])/([.D$2]*1000)" office:value-type="float" office:value="0.08566" calcext:value-type="float">
            <text:p>0.08566</text:p>
          </table:table-cell>
          <table:table-cell table:formula="of:=(20000-[.$A1246])/([.E$2]*1000)" office:value-type="float" office:value="0.04283" calcext:value-type="float">
            <text:p>0.04283</text:p>
          </table:table-cell>
        </table:table-row>
        <table:table-row table:style-name="ro1">
          <table:table-cell office:value-type="float" office:value="15729" calcext:value-type="float">
            <text:p>15729</text:p>
          </table:table-cell>
          <table:table-cell table:formula="of:=(20000-[.$A1247])/([.B$2]*1000)" office:value-type="float" office:value="0.4271" calcext:value-type="float">
            <text:p>0.4271</text:p>
          </table:table-cell>
          <table:table-cell table:style-name="Default" table:formula="of:=(20000-[.$A1247])/([.C$2]*1000)" office:value-type="float" office:value="0.21355" calcext:value-type="float">
            <text:p>0.21355</text:p>
          </table:table-cell>
          <table:table-cell table:formula="of:=(20000-[.$A1247])/([.D$2]*1000)" office:value-type="float" office:value="0.08542" calcext:value-type="float">
            <text:p>0.08542</text:p>
          </table:table-cell>
          <table:table-cell table:formula="of:=(20000-[.$A1247])/([.E$2]*1000)" office:value-type="float" office:value="0.04271" calcext:value-type="float">
            <text:p>0.04271</text:p>
          </table:table-cell>
        </table:table-row>
        <table:table-row table:style-name="ro1">
          <table:table-cell office:value-type="float" office:value="15718" calcext:value-type="float">
            <text:p>15718</text:p>
          </table:table-cell>
          <table:table-cell table:formula="of:=(20000-[.$A1248])/([.B$2]*1000)" office:value-type="float" office:value="0.4282" calcext:value-type="float">
            <text:p>0.4282</text:p>
          </table:table-cell>
          <table:table-cell table:style-name="Default" table:formula="of:=(20000-[.$A1248])/([.C$2]*1000)" office:value-type="float" office:value="0.2141" calcext:value-type="float">
            <text:p>0.2141</text:p>
          </table:table-cell>
          <table:table-cell table:formula="of:=(20000-[.$A1248])/([.D$2]*1000)" office:value-type="float" office:value="0.08564" calcext:value-type="float">
            <text:p>0.08564</text:p>
          </table:table-cell>
          <table:table-cell table:formula="of:=(20000-[.$A1248])/([.E$2]*1000)" office:value-type="float" office:value="0.04282" calcext:value-type="float">
            <text:p>0.04282</text:p>
          </table:table-cell>
        </table:table-row>
        <table:table-row table:style-name="ro1">
          <table:table-cell office:value-type="float" office:value="15707" calcext:value-type="float">
            <text:p>15707</text:p>
          </table:table-cell>
          <table:table-cell table:formula="of:=(20000-[.$A1249])/([.B$2]*1000)" office:value-type="float" office:value="0.4293" calcext:value-type="float">
            <text:p>0.4293</text:p>
          </table:table-cell>
          <table:table-cell table:style-name="Default" table:formula="of:=(20000-[.$A1249])/([.C$2]*1000)" office:value-type="float" office:value="0.21465" calcext:value-type="float">
            <text:p>0.21465</text:p>
          </table:table-cell>
          <table:table-cell table:formula="of:=(20000-[.$A1249])/([.D$2]*1000)" office:value-type="float" office:value="0.08586" calcext:value-type="float">
            <text:p>0.08586</text:p>
          </table:table-cell>
          <table:table-cell table:formula="of:=(20000-[.$A1249])/([.E$2]*1000)" office:value-type="float" office:value="0.04293" calcext:value-type="float">
            <text:p>0.04293</text:p>
          </table:table-cell>
        </table:table-row>
        <table:table-row table:style-name="ro1">
          <table:table-cell office:value-type="float" office:value="15759" calcext:value-type="float">
            <text:p>15759</text:p>
          </table:table-cell>
          <table:table-cell table:formula="of:=(20000-[.$A1250])/([.B$2]*1000)" office:value-type="float" office:value="0.4241" calcext:value-type="float">
            <text:p>0.4241</text:p>
          </table:table-cell>
          <table:table-cell table:style-name="Default" table:formula="of:=(20000-[.$A1250])/([.C$2]*1000)" office:value-type="float" office:value="0.21205" calcext:value-type="float">
            <text:p>0.21205</text:p>
          </table:table-cell>
          <table:table-cell table:formula="of:=(20000-[.$A1250])/([.D$2]*1000)" office:value-type="float" office:value="0.08482" calcext:value-type="float">
            <text:p>0.08482</text:p>
          </table:table-cell>
          <table:table-cell table:formula="of:=(20000-[.$A1250])/([.E$2]*1000)" office:value-type="float" office:value="0.04241" calcext:value-type="float">
            <text:p>0.04241</text:p>
          </table:table-cell>
        </table:table-row>
        <table:table-row table:style-name="ro1">
          <table:table-cell office:value-type="float" office:value="15727" calcext:value-type="float">
            <text:p>15727</text:p>
          </table:table-cell>
          <table:table-cell table:formula="of:=(20000-[.$A1251])/([.B$2]*1000)" office:value-type="float" office:value="0.4273" calcext:value-type="float">
            <text:p>0.4273</text:p>
          </table:table-cell>
          <table:table-cell table:style-name="Default" table:formula="of:=(20000-[.$A1251])/([.C$2]*1000)" office:value-type="float" office:value="0.21365" calcext:value-type="float">
            <text:p>0.21365</text:p>
          </table:table-cell>
          <table:table-cell table:formula="of:=(20000-[.$A1251])/([.D$2]*1000)" office:value-type="float" office:value="0.08546" calcext:value-type="float">
            <text:p>0.08546</text:p>
          </table:table-cell>
          <table:table-cell table:formula="of:=(20000-[.$A1251])/([.E$2]*1000)" office:value-type="float" office:value="0.04273" calcext:value-type="float">
            <text:p>0.04273</text:p>
          </table:table-cell>
        </table:table-row>
        <table:table-row table:style-name="ro1">
          <table:table-cell office:value-type="float" office:value="15759" calcext:value-type="float">
            <text:p>15759</text:p>
          </table:table-cell>
          <table:table-cell table:formula="of:=(20000-[.$A1252])/([.B$2]*1000)" office:value-type="float" office:value="0.4241" calcext:value-type="float">
            <text:p>0.4241</text:p>
          </table:table-cell>
          <table:table-cell table:style-name="Default" table:formula="of:=(20000-[.$A1252])/([.C$2]*1000)" office:value-type="float" office:value="0.21205" calcext:value-type="float">
            <text:p>0.21205</text:p>
          </table:table-cell>
          <table:table-cell table:formula="of:=(20000-[.$A1252])/([.D$2]*1000)" office:value-type="float" office:value="0.08482" calcext:value-type="float">
            <text:p>0.08482</text:p>
          </table:table-cell>
          <table:table-cell table:formula="of:=(20000-[.$A1252])/([.E$2]*1000)" office:value-type="float" office:value="0.04241" calcext:value-type="float">
            <text:p>0.04241</text:p>
          </table:table-cell>
        </table:table-row>
        <table:table-row table:style-name="ro1">
          <table:table-cell office:value-type="float" office:value="15720" calcext:value-type="float">
            <text:p>15720</text:p>
          </table:table-cell>
          <table:table-cell table:formula="of:=(20000-[.$A1253])/([.B$2]*1000)" office:value-type="float" office:value="0.428" calcext:value-type="float">
            <text:p>0.428</text:p>
          </table:table-cell>
          <table:table-cell table:style-name="Default" table:formula="of:=(20000-[.$A1253])/([.C$2]*1000)" office:value-type="float" office:value="0.214" calcext:value-type="float">
            <text:p>0.214</text:p>
          </table:table-cell>
          <table:table-cell table:formula="of:=(20000-[.$A1253])/([.D$2]*1000)" office:value-type="float" office:value="0.0856" calcext:value-type="float">
            <text:p>0.0856</text:p>
          </table:table-cell>
          <table:table-cell table:formula="of:=(20000-[.$A1253])/([.E$2]*1000)"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15750" calcext:value-type="float">
            <text:p>15750</text:p>
          </table:table-cell>
          <table:table-cell table:formula="of:=(20000-[.$A1254])/([.B$2]*1000)" office:value-type="float" office:value="0.425" calcext:value-type="float">
            <text:p>0.425</text:p>
          </table:table-cell>
          <table:table-cell table:style-name="Default" table:formula="of:=(20000-[.$A1254])/([.C$2]*1000)" office:value-type="float" office:value="0.2125" calcext:value-type="float">
            <text:p>0.2125</text:p>
          </table:table-cell>
          <table:table-cell table:formula="of:=(20000-[.$A1254])/([.D$2]*1000)" office:value-type="float" office:value="0.085" calcext:value-type="float">
            <text:p>0.085</text:p>
          </table:table-cell>
          <table:table-cell table:formula="of:=(20000-[.$A1254])/([.E$2]*1000)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1255])/([.B$2]*1000)" office:value-type="float" office:value="0.4239" calcext:value-type="float">
            <text:p>0.4239</text:p>
          </table:table-cell>
          <table:table-cell table:style-name="Default" table:formula="of:=(20000-[.$A1255])/([.C$2]*1000)" office:value-type="float" office:value="0.21195" calcext:value-type="float">
            <text:p>0.21195</text:p>
          </table:table-cell>
          <table:table-cell table:formula="of:=(20000-[.$A1255])/([.D$2]*1000)" office:value-type="float" office:value="0.08478" calcext:value-type="float">
            <text:p>0.08478</text:p>
          </table:table-cell>
          <table:table-cell table:formula="of:=(20000-[.$A1255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19" calcext:value-type="float">
            <text:p>15719</text:p>
          </table:table-cell>
          <table:table-cell table:formula="of:=(20000-[.$A1256])/([.B$2]*1000)" office:value-type="float" office:value="0.4281" calcext:value-type="float">
            <text:p>0.4281</text:p>
          </table:table-cell>
          <table:table-cell table:style-name="Default" table:formula="of:=(20000-[.$A1256])/([.C$2]*1000)" office:value-type="float" office:value="0.21405" calcext:value-type="float">
            <text:p>0.21405</text:p>
          </table:table-cell>
          <table:table-cell table:formula="of:=(20000-[.$A1256])/([.D$2]*1000)" office:value-type="float" office:value="0.08562" calcext:value-type="float">
            <text:p>0.08562</text:p>
          </table:table-cell>
          <table:table-cell table:formula="of:=(20000-[.$A1256])/([.E$2]*1000)" office:value-type="float" office:value="0.04281" calcext:value-type="float">
            <text:p>0.04281</text:p>
          </table:table-cell>
        </table:table-row>
        <table:table-row table:style-name="ro1">
          <table:table-cell office:value-type="float" office:value="15733" calcext:value-type="float">
            <text:p>15733</text:p>
          </table:table-cell>
          <table:table-cell table:formula="of:=(20000-[.$A1257])/([.B$2]*1000)" office:value-type="float" office:value="0.4267" calcext:value-type="float">
            <text:p>0.4267</text:p>
          </table:table-cell>
          <table:table-cell table:style-name="Default" table:formula="of:=(20000-[.$A1257])/([.C$2]*1000)" office:value-type="float" office:value="0.21335" calcext:value-type="float">
            <text:p>0.21335</text:p>
          </table:table-cell>
          <table:table-cell table:formula="of:=(20000-[.$A1257])/([.D$2]*1000)" office:value-type="float" office:value="0.08534" calcext:value-type="float">
            <text:p>0.08534</text:p>
          </table:table-cell>
          <table:table-cell table:formula="of:=(20000-[.$A1257])/([.E$2]*1000)" office:value-type="float" office:value="0.04267" calcext:value-type="float">
            <text:p>0.04267</text:p>
          </table:table-cell>
        </table:table-row>
        <table:table-row table:style-name="ro1">
          <table:table-cell office:value-type="float" office:value="15765" calcext:value-type="float">
            <text:p>15765</text:p>
          </table:table-cell>
          <table:table-cell table:formula="of:=(20000-[.$A1258])/([.B$2]*1000)" office:value-type="float" office:value="0.4235" calcext:value-type="float">
            <text:p>0.4235</text:p>
          </table:table-cell>
          <table:table-cell table:style-name="Default" table:formula="of:=(20000-[.$A1258])/([.C$2]*1000)" office:value-type="float" office:value="0.21175" calcext:value-type="float">
            <text:p>0.21175</text:p>
          </table:table-cell>
          <table:table-cell table:formula="of:=(20000-[.$A1258])/([.D$2]*1000)" office:value-type="float" office:value="0.0847" calcext:value-type="float">
            <text:p>0.0847</text:p>
          </table:table-cell>
          <table:table-cell table:formula="of:=(20000-[.$A1258])/([.E$2]*1000)" office:value-type="float" office:value="0.04235" calcext:value-type="float">
            <text:p>0.04235</text:p>
          </table:table-cell>
        </table:table-row>
        <table:table-row table:style-name="ro1">
          <table:table-cell office:value-type="float" office:value="15765" calcext:value-type="float">
            <text:p>15765</text:p>
          </table:table-cell>
          <table:table-cell table:formula="of:=(20000-[.$A1259])/([.B$2]*1000)" office:value-type="float" office:value="0.4235" calcext:value-type="float">
            <text:p>0.4235</text:p>
          </table:table-cell>
          <table:table-cell table:style-name="Default" table:formula="of:=(20000-[.$A1259])/([.C$2]*1000)" office:value-type="float" office:value="0.21175" calcext:value-type="float">
            <text:p>0.21175</text:p>
          </table:table-cell>
          <table:table-cell table:formula="of:=(20000-[.$A1259])/([.D$2]*1000)" office:value-type="float" office:value="0.0847" calcext:value-type="float">
            <text:p>0.0847</text:p>
          </table:table-cell>
          <table:table-cell table:formula="of:=(20000-[.$A1259])/([.E$2]*1000)" office:value-type="float" office:value="0.04235" calcext:value-type="float">
            <text:p>0.04235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1260])/([.B$2]*1000)" office:value-type="float" office:value="0.4237" calcext:value-type="float">
            <text:p>0.4237</text:p>
          </table:table-cell>
          <table:table-cell table:style-name="Default" table:formula="of:=(20000-[.$A1260])/([.C$2]*1000)" office:value-type="float" office:value="0.21185" calcext:value-type="float">
            <text:p>0.21185</text:p>
          </table:table-cell>
          <table:table-cell table:formula="of:=(20000-[.$A1260])/([.D$2]*1000)" office:value-type="float" office:value="0.08474" calcext:value-type="float">
            <text:p>0.08474</text:p>
          </table:table-cell>
          <table:table-cell table:formula="of:=(20000-[.$A1260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57" calcext:value-type="float">
            <text:p>15757</text:p>
          </table:table-cell>
          <table:table-cell table:formula="of:=(20000-[.$A1261])/([.B$2]*1000)" office:value-type="float" office:value="0.4243" calcext:value-type="float">
            <text:p>0.4243</text:p>
          </table:table-cell>
          <table:table-cell table:style-name="Default" table:formula="of:=(20000-[.$A1261])/([.C$2]*1000)" office:value-type="float" office:value="0.21215" calcext:value-type="float">
            <text:p>0.21215</text:p>
          </table:table-cell>
          <table:table-cell table:formula="of:=(20000-[.$A1261])/([.D$2]*1000)" office:value-type="float" office:value="0.08486" calcext:value-type="float">
            <text:p>0.08486</text:p>
          </table:table-cell>
          <table:table-cell table:formula="of:=(20000-[.$A1261])/([.E$2]*1000)" office:value-type="float" office:value="0.04243" calcext:value-type="float">
            <text:p>0.04243</text:p>
          </table:table-cell>
        </table:table-row>
        <table:table-row table:style-name="ro1">
          <table:table-cell office:value-type="float" office:value="15749" calcext:value-type="float">
            <text:p>15749</text:p>
          </table:table-cell>
          <table:table-cell table:formula="of:=(20000-[.$A1262])/([.B$2]*1000)" office:value-type="float" office:value="0.4251" calcext:value-type="float">
            <text:p>0.4251</text:p>
          </table:table-cell>
          <table:table-cell table:style-name="Default" table:formula="of:=(20000-[.$A1262])/([.C$2]*1000)" office:value-type="float" office:value="0.21255" calcext:value-type="float">
            <text:p>0.21255</text:p>
          </table:table-cell>
          <table:table-cell table:formula="of:=(20000-[.$A1262])/([.D$2]*1000)" office:value-type="float" office:value="0.08502" calcext:value-type="float">
            <text:p>0.08502</text:p>
          </table:table-cell>
          <table:table-cell table:formula="of:=(20000-[.$A1262])/([.E$2]*1000)" office:value-type="float" office:value="0.04251" calcext:value-type="float">
            <text:p>0.04251</text:p>
          </table:table-cell>
        </table:table-row>
        <table:table-row table:style-name="ro1">
          <table:table-cell office:value-type="float" office:value="15692" calcext:value-type="float">
            <text:p>15692</text:p>
          </table:table-cell>
          <table:table-cell table:formula="of:=(20000-[.$A1263])/([.B$2]*1000)" office:value-type="float" office:value="0.4308" calcext:value-type="float">
            <text:p>0.4308</text:p>
          </table:table-cell>
          <table:table-cell table:style-name="Default" table:formula="of:=(20000-[.$A1263])/([.C$2]*1000)" office:value-type="float" office:value="0.2154" calcext:value-type="float">
            <text:p>0.2154</text:p>
          </table:table-cell>
          <table:table-cell table:formula="of:=(20000-[.$A1263])/([.D$2]*1000)" office:value-type="float" office:value="0.08616" calcext:value-type="float">
            <text:p>0.08616</text:p>
          </table:table-cell>
          <table:table-cell table:formula="of:=(20000-[.$A1263])/([.E$2]*1000)" office:value-type="float" office:value="0.04308" calcext:value-type="float">
            <text:p>0.04308</text:p>
          </table:table-cell>
        </table:table-row>
        <table:table-row table:style-name="ro1">
          <table:table-cell office:value-type="float" office:value="15710" calcext:value-type="float">
            <text:p>15710</text:p>
          </table:table-cell>
          <table:table-cell table:formula="of:=(20000-[.$A1264])/([.B$2]*1000)" office:value-type="float" office:value="0.429" calcext:value-type="float">
            <text:p>0.429</text:p>
          </table:table-cell>
          <table:table-cell table:style-name="Default" table:formula="of:=(20000-[.$A1264])/([.C$2]*1000)" office:value-type="float" office:value="0.2145" calcext:value-type="float">
            <text:p>0.2145</text:p>
          </table:table-cell>
          <table:table-cell table:formula="of:=(20000-[.$A1264])/([.D$2]*1000)" office:value-type="float" office:value="0.0858" calcext:value-type="float">
            <text:p>0.0858</text:p>
          </table:table-cell>
          <table:table-cell table:formula="of:=(20000-[.$A1264])/([.E$2]*1000)" office:value-type="float" office:value="0.0429" calcext:value-type="float">
            <text:p>0.0429</text:p>
          </table:table-cell>
        </table:table-row>
        <table:table-row table:style-name="ro1">
          <table:table-cell office:value-type="float" office:value="15755" calcext:value-type="float">
            <text:p>15755</text:p>
          </table:table-cell>
          <table:table-cell table:formula="of:=(20000-[.$A1265])/([.B$2]*1000)" office:value-type="float" office:value="0.4245" calcext:value-type="float">
            <text:p>0.4245</text:p>
          </table:table-cell>
          <table:table-cell table:style-name="Default" table:formula="of:=(20000-[.$A1265])/([.C$2]*1000)" office:value-type="float" office:value="0.21225" calcext:value-type="float">
            <text:p>0.21225</text:p>
          </table:table-cell>
          <table:table-cell table:formula="of:=(20000-[.$A1265])/([.D$2]*1000)" office:value-type="float" office:value="0.0849" calcext:value-type="float">
            <text:p>0.0849</text:p>
          </table:table-cell>
          <table:table-cell table:formula="of:=(20000-[.$A1265])/([.E$2]*1000)" office:value-type="float" office:value="0.04245" calcext:value-type="float">
            <text:p>0.04245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1266])/([.B$2]*1000)" office:value-type="float" office:value="0.4237" calcext:value-type="float">
            <text:p>0.4237</text:p>
          </table:table-cell>
          <table:table-cell table:style-name="Default" table:formula="of:=(20000-[.$A1266])/([.C$2]*1000)" office:value-type="float" office:value="0.21185" calcext:value-type="float">
            <text:p>0.21185</text:p>
          </table:table-cell>
          <table:table-cell table:formula="of:=(20000-[.$A1266])/([.D$2]*1000)" office:value-type="float" office:value="0.08474" calcext:value-type="float">
            <text:p>0.08474</text:p>
          </table:table-cell>
          <table:table-cell table:formula="of:=(20000-[.$A1266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3727" calcext:value-type="float">
            <text:p>13727</text:p>
          </table:table-cell>
          <table:table-cell table:formula="of:=(20000-[.$A1267])/([.B$2]*1000)" office:value-type="float" office:value="0.6273" calcext:value-type="float">
            <text:p>0.6273</text:p>
          </table:table-cell>
          <table:table-cell table:style-name="Default" table:formula="of:=(20000-[.$A1267])/([.C$2]*1000)" office:value-type="float" office:value="0.31365" calcext:value-type="float">
            <text:p>0.31365</text:p>
          </table:table-cell>
          <table:table-cell table:formula="of:=(20000-[.$A1267])/([.D$2]*1000)" office:value-type="float" office:value="0.12546" calcext:value-type="float">
            <text:p>0.12546</text:p>
          </table:table-cell>
          <table:table-cell table:formula="of:=(20000-[.$A1267])/([.E$2]*1000)" office:value-type="float" office:value="0.06273" calcext:value-type="float">
            <text:p>0.06273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1268])/([.B$2]*1000)" office:value-type="float" office:value="0.4238" calcext:value-type="float">
            <text:p>0.4238</text:p>
          </table:table-cell>
          <table:table-cell table:style-name="Default" table:formula="of:=(20000-[.$A1268])/([.C$2]*1000)" office:value-type="float" office:value="0.2119" calcext:value-type="float">
            <text:p>0.2119</text:p>
          </table:table-cell>
          <table:table-cell table:formula="of:=(20000-[.$A1268])/([.D$2]*1000)" office:value-type="float" office:value="0.08476" calcext:value-type="float">
            <text:p>0.08476</text:p>
          </table:table-cell>
          <table:table-cell table:formula="of:=(20000-[.$A1268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22" calcext:value-type="float">
            <text:p>15722</text:p>
          </table:table-cell>
          <table:table-cell table:formula="of:=(20000-[.$A1269])/([.B$2]*1000)" office:value-type="float" office:value="0.4278" calcext:value-type="float">
            <text:p>0.4278</text:p>
          </table:table-cell>
          <table:table-cell table:style-name="Default" table:formula="of:=(20000-[.$A1269])/([.C$2]*1000)" office:value-type="float" office:value="0.2139" calcext:value-type="float">
            <text:p>0.2139</text:p>
          </table:table-cell>
          <table:table-cell table:formula="of:=(20000-[.$A1269])/([.D$2]*1000)" office:value-type="float" office:value="0.08556" calcext:value-type="float">
            <text:p>0.08556</text:p>
          </table:table-cell>
          <table:table-cell table:formula="of:=(20000-[.$A1269])/([.E$2]*1000)" office:value-type="float" office:value="0.04278" calcext:value-type="float">
            <text:p>0.04278</text:p>
          </table:table-cell>
        </table:table-row>
        <table:table-row table:style-name="ro1">
          <table:table-cell office:value-type="float" office:value="15749" calcext:value-type="float">
            <text:p>15749</text:p>
          </table:table-cell>
          <table:table-cell table:formula="of:=(20000-[.$A1270])/([.B$2]*1000)" office:value-type="float" office:value="0.4251" calcext:value-type="float">
            <text:p>0.4251</text:p>
          </table:table-cell>
          <table:table-cell table:style-name="Default" table:formula="of:=(20000-[.$A1270])/([.C$2]*1000)" office:value-type="float" office:value="0.21255" calcext:value-type="float">
            <text:p>0.21255</text:p>
          </table:table-cell>
          <table:table-cell table:formula="of:=(20000-[.$A1270])/([.D$2]*1000)" office:value-type="float" office:value="0.08502" calcext:value-type="float">
            <text:p>0.08502</text:p>
          </table:table-cell>
          <table:table-cell table:formula="of:=(20000-[.$A1270])/([.E$2]*1000)" office:value-type="float" office:value="0.04251" calcext:value-type="float">
            <text:p>0.04251</text:p>
          </table:table-cell>
        </table:table-row>
        <table:table-row table:style-name="ro1">
          <table:table-cell office:value-type="float" office:value="15765" calcext:value-type="float">
            <text:p>15765</text:p>
          </table:table-cell>
          <table:table-cell table:formula="of:=(20000-[.$A1271])/([.B$2]*1000)" office:value-type="float" office:value="0.4235" calcext:value-type="float">
            <text:p>0.4235</text:p>
          </table:table-cell>
          <table:table-cell table:style-name="Default" table:formula="of:=(20000-[.$A1271])/([.C$2]*1000)" office:value-type="float" office:value="0.21175" calcext:value-type="float">
            <text:p>0.21175</text:p>
          </table:table-cell>
          <table:table-cell table:formula="of:=(20000-[.$A1271])/([.D$2]*1000)" office:value-type="float" office:value="0.0847" calcext:value-type="float">
            <text:p>0.0847</text:p>
          </table:table-cell>
          <table:table-cell table:formula="of:=(20000-[.$A1271])/([.E$2]*1000)" office:value-type="float" office:value="0.04235" calcext:value-type="float">
            <text:p>0.04235</text:p>
          </table:table-cell>
        </table:table-row>
        <table:table-row table:style-name="ro1">
          <table:table-cell office:value-type="float" office:value="15753" calcext:value-type="float">
            <text:p>15753</text:p>
          </table:table-cell>
          <table:table-cell table:formula="of:=(20000-[.$A1272])/([.B$2]*1000)" office:value-type="float" office:value="0.4247" calcext:value-type="float">
            <text:p>0.4247</text:p>
          </table:table-cell>
          <table:table-cell table:style-name="Default" table:formula="of:=(20000-[.$A1272])/([.C$2]*1000)" office:value-type="float" office:value="0.21235" calcext:value-type="float">
            <text:p>0.21235</text:p>
          </table:table-cell>
          <table:table-cell table:formula="of:=(20000-[.$A1272])/([.D$2]*1000)" office:value-type="float" office:value="0.08494" calcext:value-type="float">
            <text:p>0.08494</text:p>
          </table:table-cell>
          <table:table-cell table:formula="of:=(20000-[.$A1272])/([.E$2]*1000)" office:value-type="float" office:value="0.04247" calcext:value-type="float">
            <text:p>0.04247</text:p>
          </table:table-cell>
        </table:table-row>
        <table:table-row table:style-name="ro1">
          <table:table-cell office:value-type="float" office:value="15731" calcext:value-type="float">
            <text:p>15731</text:p>
          </table:table-cell>
          <table:table-cell table:formula="of:=(20000-[.$A1273])/([.B$2]*1000)" office:value-type="float" office:value="0.4269" calcext:value-type="float">
            <text:p>0.4269</text:p>
          </table:table-cell>
          <table:table-cell table:style-name="Default" table:formula="of:=(20000-[.$A1273])/([.C$2]*1000)" office:value-type="float" office:value="0.21345" calcext:value-type="float">
            <text:p>0.21345</text:p>
          </table:table-cell>
          <table:table-cell table:formula="of:=(20000-[.$A1273])/([.D$2]*1000)" office:value-type="float" office:value="0.08538" calcext:value-type="float">
            <text:p>0.08538</text:p>
          </table:table-cell>
          <table:table-cell table:formula="of:=(20000-[.$A1273])/([.E$2]*1000)" office:value-type="float" office:value="0.04269" calcext:value-type="float">
            <text:p>0.04269</text:p>
          </table:table-cell>
        </table:table-row>
        <table:table-row table:style-name="ro1">
          <table:table-cell office:value-type="float" office:value="12243" calcext:value-type="float">
            <text:p>12243</text:p>
          </table:table-cell>
          <table:table-cell table:formula="of:=(20000-[.$A1274])/([.B$2]*1000)" office:value-type="float" office:value="0.7757" calcext:value-type="float">
            <text:p>0.7757</text:p>
          </table:table-cell>
          <table:table-cell table:style-name="Default" table:formula="of:=(20000-[.$A1274])/([.C$2]*1000)" office:value-type="float" office:value="0.38785" calcext:value-type="float">
            <text:p>0.38785</text:p>
          </table:table-cell>
          <table:table-cell table:formula="of:=(20000-[.$A1274])/([.D$2]*1000)" office:value-type="float" office:value="0.15514" calcext:value-type="float">
            <text:p>0.15514</text:p>
          </table:table-cell>
          <table:table-cell table:formula="of:=(20000-[.$A1274])/([.E$2]*1000)" office:value-type="float" office:value="0.07757" calcext:value-type="float">
            <text:p>0.07757</text:p>
          </table:table-cell>
        </table:table-row>
        <table:table-row table:style-name="ro1">
          <table:table-cell office:value-type="float" office:value="15758" calcext:value-type="float">
            <text:p>15758</text:p>
          </table:table-cell>
          <table:table-cell table:formula="of:=(20000-[.$A1275])/([.B$2]*1000)" office:value-type="float" office:value="0.4242" calcext:value-type="float">
            <text:p>0.4242</text:p>
          </table:table-cell>
          <table:table-cell table:style-name="Default" table:formula="of:=(20000-[.$A1275])/([.C$2]*1000)" office:value-type="float" office:value="0.2121" calcext:value-type="float">
            <text:p>0.2121</text:p>
          </table:table-cell>
          <table:table-cell table:formula="of:=(20000-[.$A1275])/([.D$2]*1000)" office:value-type="float" office:value="0.08484" calcext:value-type="float">
            <text:p>0.08484</text:p>
          </table:table-cell>
          <table:table-cell table:formula="of:=(20000-[.$A1275])/([.E$2]*1000)" office:value-type="float" office:value="0.04242" calcext:value-type="float">
            <text:p>0.04242</text:p>
          </table:table-cell>
        </table:table-row>
        <table:table-row table:style-name="ro1">
          <table:table-cell office:value-type="float" office:value="15720" calcext:value-type="float">
            <text:p>15720</text:p>
          </table:table-cell>
          <table:table-cell table:formula="of:=(20000-[.$A1276])/([.B$2]*1000)" office:value-type="float" office:value="0.428" calcext:value-type="float">
            <text:p>0.428</text:p>
          </table:table-cell>
          <table:table-cell table:style-name="Default" table:formula="of:=(20000-[.$A1276])/([.C$2]*1000)" office:value-type="float" office:value="0.214" calcext:value-type="float">
            <text:p>0.214</text:p>
          </table:table-cell>
          <table:table-cell table:formula="of:=(20000-[.$A1276])/([.D$2]*1000)" office:value-type="float" office:value="0.0856" calcext:value-type="float">
            <text:p>0.0856</text:p>
          </table:table-cell>
          <table:table-cell table:formula="of:=(20000-[.$A1276])/([.E$2]*1000)"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15758" calcext:value-type="float">
            <text:p>15758</text:p>
          </table:table-cell>
          <table:table-cell table:formula="of:=(20000-[.$A1277])/([.B$2]*1000)" office:value-type="float" office:value="0.4242" calcext:value-type="float">
            <text:p>0.4242</text:p>
          </table:table-cell>
          <table:table-cell table:style-name="Default" table:formula="of:=(20000-[.$A1277])/([.C$2]*1000)" office:value-type="float" office:value="0.2121" calcext:value-type="float">
            <text:p>0.2121</text:p>
          </table:table-cell>
          <table:table-cell table:formula="of:=(20000-[.$A1277])/([.D$2]*1000)" office:value-type="float" office:value="0.08484" calcext:value-type="float">
            <text:p>0.08484</text:p>
          </table:table-cell>
          <table:table-cell table:formula="of:=(20000-[.$A1277])/([.E$2]*1000)" office:value-type="float" office:value="0.04242" calcext:value-type="float">
            <text:p>0.04242</text:p>
          </table:table-cell>
        </table:table-row>
        <table:table-row table:style-name="ro1">
          <table:table-cell office:value-type="float" office:value="12143" calcext:value-type="float">
            <text:p>12143</text:p>
          </table:table-cell>
          <table:table-cell table:formula="of:=(20000-[.$A1278])/([.B$2]*1000)" office:value-type="float" office:value="0.7857" calcext:value-type="float">
            <text:p>0.7857</text:p>
          </table:table-cell>
          <table:table-cell table:style-name="Default" table:formula="of:=(20000-[.$A1278])/([.C$2]*1000)" office:value-type="float" office:value="0.39285" calcext:value-type="float">
            <text:p>0.39285</text:p>
          </table:table-cell>
          <table:table-cell table:formula="of:=(20000-[.$A1278])/([.D$2]*1000)" office:value-type="float" office:value="0.15714" calcext:value-type="float">
            <text:p>0.15714</text:p>
          </table:table-cell>
          <table:table-cell table:formula="of:=(20000-[.$A1278])/([.E$2]*1000)" office:value-type="float" office:value="0.07857" calcext:value-type="float">
            <text:p>0.07857</text:p>
          </table:table-cell>
        </table:table-row>
        <table:table-row table:style-name="ro1">
          <table:table-cell office:value-type="float" office:value="11751" calcext:value-type="float">
            <text:p>11751</text:p>
          </table:table-cell>
          <table:table-cell table:formula="of:=(20000-[.$A1279])/([.B$2]*1000)" office:value-type="float" office:value="0.8249" calcext:value-type="float">
            <text:p>0.8249</text:p>
          </table:table-cell>
          <table:table-cell table:style-name="Default" table:formula="of:=(20000-[.$A1279])/([.C$2]*1000)" office:value-type="float" office:value="0.41245" calcext:value-type="float">
            <text:p>0.41245</text:p>
          </table:table-cell>
          <table:table-cell table:formula="of:=(20000-[.$A1279])/([.D$2]*1000)" office:value-type="float" office:value="0.16498" calcext:value-type="float">
            <text:p>0.16498</text:p>
          </table:table-cell>
          <table:table-cell table:formula="of:=(20000-[.$A1279])/([.E$2]*1000)" office:value-type="float" office:value="0.08249" calcext:value-type="float">
            <text:p>0.08249</text:p>
          </table:table-cell>
        </table:table-row>
        <table:table-row table:style-name="ro1">
          <table:table-cell office:value-type="float" office:value="15705" calcext:value-type="float">
            <text:p>15705</text:p>
          </table:table-cell>
          <table:table-cell table:formula="of:=(20000-[.$A1280])/([.B$2]*1000)" office:value-type="float" office:value="0.4295" calcext:value-type="float">
            <text:p>0.4295</text:p>
          </table:table-cell>
          <table:table-cell table:style-name="Default" table:formula="of:=(20000-[.$A1280])/([.C$2]*1000)" office:value-type="float" office:value="0.21475" calcext:value-type="float">
            <text:p>0.21475</text:p>
          </table:table-cell>
          <table:table-cell table:formula="of:=(20000-[.$A1280])/([.D$2]*1000)" office:value-type="float" office:value="0.0859" calcext:value-type="float">
            <text:p>0.0859</text:p>
          </table:table-cell>
          <table:table-cell table:formula="of:=(20000-[.$A1280])/([.E$2]*1000)" office:value-type="float" office:value="0.04295" calcext:value-type="float">
            <text:p>0.04295</text:p>
          </table:table-cell>
        </table:table-row>
        <table:table-row table:style-name="ro1">
          <table:table-cell office:value-type="float" office:value="12231" calcext:value-type="float">
            <text:p>12231</text:p>
          </table:table-cell>
          <table:table-cell table:formula="of:=(20000-[.$A1281])/([.B$2]*1000)" office:value-type="float" office:value="0.7769" calcext:value-type="float">
            <text:p>0.7769</text:p>
          </table:table-cell>
          <table:table-cell table:style-name="Default" table:formula="of:=(20000-[.$A1281])/([.C$2]*1000)" office:value-type="float" office:value="0.38845" calcext:value-type="float">
            <text:p>0.38845</text:p>
          </table:table-cell>
          <table:table-cell table:formula="of:=(20000-[.$A1281])/([.D$2]*1000)" office:value-type="float" office:value="0.15538" calcext:value-type="float">
            <text:p>0.15538</text:p>
          </table:table-cell>
          <table:table-cell table:formula="of:=(20000-[.$A1281])/([.E$2]*1000)" office:value-type="float" office:value="0.07769" calcext:value-type="float">
            <text:p>0.07769</text:p>
          </table:table-cell>
        </table:table-row>
        <table:table-row table:style-name="ro1">
          <table:table-cell office:value-type="float" office:value="15723" calcext:value-type="float">
            <text:p>15723</text:p>
          </table:table-cell>
          <table:table-cell table:formula="of:=(20000-[.$A1282])/([.B$2]*1000)" office:value-type="float" office:value="0.4277" calcext:value-type="float">
            <text:p>0.4277</text:p>
          </table:table-cell>
          <table:table-cell table:style-name="Default" table:formula="of:=(20000-[.$A1282])/([.C$2]*1000)" office:value-type="float" office:value="0.21385" calcext:value-type="float">
            <text:p>0.21385</text:p>
          </table:table-cell>
          <table:table-cell table:formula="of:=(20000-[.$A1282])/([.D$2]*1000)" office:value-type="float" office:value="0.08554" calcext:value-type="float">
            <text:p>0.08554</text:p>
          </table:table-cell>
          <table:table-cell table:formula="of:=(20000-[.$A1282])/([.E$2]*1000)" office:value-type="float" office:value="0.04277" calcext:value-type="float">
            <text:p>0.04277</text:p>
          </table:table-cell>
        </table:table-row>
        <table:table-row table:style-name="ro1">
          <table:table-cell office:value-type="float" office:value="15734" calcext:value-type="float">
            <text:p>15734</text:p>
          </table:table-cell>
          <table:table-cell table:formula="of:=(20000-[.$A1283])/([.B$2]*1000)" office:value-type="float" office:value="0.4266" calcext:value-type="float">
            <text:p>0.4266</text:p>
          </table:table-cell>
          <table:table-cell table:style-name="Default" table:formula="of:=(20000-[.$A1283])/([.C$2]*1000)" office:value-type="float" office:value="0.2133" calcext:value-type="float">
            <text:p>0.2133</text:p>
          </table:table-cell>
          <table:table-cell table:formula="of:=(20000-[.$A1283])/([.D$2]*1000)" office:value-type="float" office:value="0.08532" calcext:value-type="float">
            <text:p>0.08532</text:p>
          </table:table-cell>
          <table:table-cell table:formula="of:=(20000-[.$A1283])/([.E$2]*1000)" office:value-type="float" office:value="0.04266" calcext:value-type="float">
            <text:p>0.04266</text:p>
          </table:table-cell>
        </table:table-row>
        <table:table-row table:style-name="ro1">
          <table:table-cell office:value-type="float" office:value="15736" calcext:value-type="float">
            <text:p>15736</text:p>
          </table:table-cell>
          <table:table-cell table:formula="of:=(20000-[.$A1284])/([.B$2]*1000)" office:value-type="float" office:value="0.4264" calcext:value-type="float">
            <text:p>0.4264</text:p>
          </table:table-cell>
          <table:table-cell table:style-name="Default" table:formula="of:=(20000-[.$A1284])/([.C$2]*1000)" office:value-type="float" office:value="0.2132" calcext:value-type="float">
            <text:p>0.2132</text:p>
          </table:table-cell>
          <table:table-cell table:formula="of:=(20000-[.$A1284])/([.D$2]*1000)" office:value-type="float" office:value="0.08528" calcext:value-type="float">
            <text:p>0.08528</text:p>
          </table:table-cell>
          <table:table-cell table:formula="of:=(20000-[.$A1284])/([.E$2]*1000)" office:value-type="float" office:value="0.04264" calcext:value-type="float">
            <text:p>0.04264</text:p>
          </table:table-cell>
        </table:table-row>
        <table:table-row table:style-name="ro1">
          <table:table-cell office:value-type="float" office:value="15696" calcext:value-type="float">
            <text:p>15696</text:p>
          </table:table-cell>
          <table:table-cell table:formula="of:=(20000-[.$A1285])/([.B$2]*1000)" office:value-type="float" office:value="0.4304" calcext:value-type="float">
            <text:p>0.4304</text:p>
          </table:table-cell>
          <table:table-cell table:style-name="Default" table:formula="of:=(20000-[.$A1285])/([.C$2]*1000)" office:value-type="float" office:value="0.2152" calcext:value-type="float">
            <text:p>0.2152</text:p>
          </table:table-cell>
          <table:table-cell table:formula="of:=(20000-[.$A1285])/([.D$2]*1000)" office:value-type="float" office:value="0.08608" calcext:value-type="float">
            <text:p>0.08608</text:p>
          </table:table-cell>
          <table:table-cell table:formula="of:=(20000-[.$A1285])/([.E$2]*1000)" office:value-type="float" office:value="0.04304" calcext:value-type="float">
            <text:p>0.04304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1286])/([.B$2]*1000)" office:value-type="float" office:value="0.4239" calcext:value-type="float">
            <text:p>0.4239</text:p>
          </table:table-cell>
          <table:table-cell table:style-name="Default" table:formula="of:=(20000-[.$A1286])/([.C$2]*1000)" office:value-type="float" office:value="0.21195" calcext:value-type="float">
            <text:p>0.21195</text:p>
          </table:table-cell>
          <table:table-cell table:formula="of:=(20000-[.$A1286])/([.D$2]*1000)" office:value-type="float" office:value="0.08478" calcext:value-type="float">
            <text:p>0.08478</text:p>
          </table:table-cell>
          <table:table-cell table:formula="of:=(20000-[.$A1286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08" calcext:value-type="float">
            <text:p>15708</text:p>
          </table:table-cell>
          <table:table-cell table:formula="of:=(20000-[.$A1287])/([.B$2]*1000)" office:value-type="float" office:value="0.4292" calcext:value-type="float">
            <text:p>0.4292</text:p>
          </table:table-cell>
          <table:table-cell table:style-name="Default" table:formula="of:=(20000-[.$A1287])/([.C$2]*1000)" office:value-type="float" office:value="0.2146" calcext:value-type="float">
            <text:p>0.2146</text:p>
          </table:table-cell>
          <table:table-cell table:formula="of:=(20000-[.$A1287])/([.D$2]*1000)" office:value-type="float" office:value="0.08584" calcext:value-type="float">
            <text:p>0.08584</text:p>
          </table:table-cell>
          <table:table-cell table:formula="of:=(20000-[.$A1287])/([.E$2]*1000)" office:value-type="float" office:value="0.04292" calcext:value-type="float">
            <text:p>0.04292</text:p>
          </table:table-cell>
        </table:table-row>
        <table:table-row table:style-name="ro1">
          <table:table-cell office:value-type="float" office:value="15722" calcext:value-type="float">
            <text:p>15722</text:p>
          </table:table-cell>
          <table:table-cell table:formula="of:=(20000-[.$A1288])/([.B$2]*1000)" office:value-type="float" office:value="0.4278" calcext:value-type="float">
            <text:p>0.4278</text:p>
          </table:table-cell>
          <table:table-cell table:style-name="Default" table:formula="of:=(20000-[.$A1288])/([.C$2]*1000)" office:value-type="float" office:value="0.2139" calcext:value-type="float">
            <text:p>0.2139</text:p>
          </table:table-cell>
          <table:table-cell table:formula="of:=(20000-[.$A1288])/([.D$2]*1000)" office:value-type="float" office:value="0.08556" calcext:value-type="float">
            <text:p>0.08556</text:p>
          </table:table-cell>
          <table:table-cell table:formula="of:=(20000-[.$A1288])/([.E$2]*1000)" office:value-type="float" office:value="0.04278" calcext:value-type="float">
            <text:p>0.04278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1289])/([.B$2]*1000)" office:value-type="float" office:value="0.424" calcext:value-type="float">
            <text:p>0.424</text:p>
          </table:table-cell>
          <table:table-cell table:style-name="Default" table:formula="of:=(20000-[.$A1289])/([.C$2]*1000)" office:value-type="float" office:value="0.212" calcext:value-type="float">
            <text:p>0.212</text:p>
          </table:table-cell>
          <table:table-cell table:formula="of:=(20000-[.$A1289])/([.D$2]*1000)" office:value-type="float" office:value="0.0848" calcext:value-type="float">
            <text:p>0.0848</text:p>
          </table:table-cell>
          <table:table-cell table:formula="of:=(20000-[.$A1289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721" calcext:value-type="float">
            <text:p>15721</text:p>
          </table:table-cell>
          <table:table-cell table:formula="of:=(20000-[.$A1290])/([.B$2]*1000)" office:value-type="float" office:value="0.4279" calcext:value-type="float">
            <text:p>0.4279</text:p>
          </table:table-cell>
          <table:table-cell table:style-name="Default" table:formula="of:=(20000-[.$A1290])/([.C$2]*1000)" office:value-type="float" office:value="0.21395" calcext:value-type="float">
            <text:p>0.21395</text:p>
          </table:table-cell>
          <table:table-cell table:formula="of:=(20000-[.$A1290])/([.D$2]*1000)" office:value-type="float" office:value="0.08558" calcext:value-type="float">
            <text:p>0.08558</text:p>
          </table:table-cell>
          <table:table-cell table:formula="of:=(20000-[.$A1290])/([.E$2]*1000)" office:value-type="float" office:value="0.04279" calcext:value-type="float">
            <text:p>0.04279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1291])/([.B$2]*1000)" office:value-type="float" office:value="0.4237" calcext:value-type="float">
            <text:p>0.4237</text:p>
          </table:table-cell>
          <table:table-cell table:style-name="Default" table:formula="of:=(20000-[.$A1291])/([.C$2]*1000)" office:value-type="float" office:value="0.21185" calcext:value-type="float">
            <text:p>0.21185</text:p>
          </table:table-cell>
          <table:table-cell table:formula="of:=(20000-[.$A1291])/([.D$2]*1000)" office:value-type="float" office:value="0.08474" calcext:value-type="float">
            <text:p>0.08474</text:p>
          </table:table-cell>
          <table:table-cell table:formula="of:=(20000-[.$A1291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08" calcext:value-type="float">
            <text:p>15708</text:p>
          </table:table-cell>
          <table:table-cell table:formula="of:=(20000-[.$A1292])/([.B$2]*1000)" office:value-type="float" office:value="0.4292" calcext:value-type="float">
            <text:p>0.4292</text:p>
          </table:table-cell>
          <table:table-cell table:style-name="Default" table:formula="of:=(20000-[.$A1292])/([.C$2]*1000)" office:value-type="float" office:value="0.2146" calcext:value-type="float">
            <text:p>0.2146</text:p>
          </table:table-cell>
          <table:table-cell table:formula="of:=(20000-[.$A1292])/([.D$2]*1000)" office:value-type="float" office:value="0.08584" calcext:value-type="float">
            <text:p>0.08584</text:p>
          </table:table-cell>
          <table:table-cell table:formula="of:=(20000-[.$A1292])/([.E$2]*1000)" office:value-type="float" office:value="0.04292" calcext:value-type="float">
            <text:p>0.04292</text:p>
          </table:table-cell>
        </table:table-row>
        <table:table-row table:style-name="ro1">
          <table:table-cell office:value-type="float" office:value="15634" calcext:value-type="float">
            <text:p>15634</text:p>
          </table:table-cell>
          <table:table-cell table:formula="of:=(20000-[.$A1293])/([.B$2]*1000)" office:value-type="float" office:value="0.4366" calcext:value-type="float">
            <text:p>0.4366</text:p>
          </table:table-cell>
          <table:table-cell table:style-name="Default" table:formula="of:=(20000-[.$A1293])/([.C$2]*1000)" office:value-type="float" office:value="0.2183" calcext:value-type="float">
            <text:p>0.2183</text:p>
          </table:table-cell>
          <table:table-cell table:formula="of:=(20000-[.$A1293])/([.D$2]*1000)" office:value-type="float" office:value="0.08732" calcext:value-type="float">
            <text:p>0.08732</text:p>
          </table:table-cell>
          <table:table-cell table:formula="of:=(20000-[.$A1293])/([.E$2]*1000)" office:value-type="float" office:value="0.04366" calcext:value-type="float">
            <text:p>0.04366</text:p>
          </table:table-cell>
        </table:table-row>
        <table:table-row table:style-name="ro1">
          <table:table-cell office:value-type="float" office:value="15751" calcext:value-type="float">
            <text:p>15751</text:p>
          </table:table-cell>
          <table:table-cell table:formula="of:=(20000-[.$A1294])/([.B$2]*1000)" office:value-type="float" office:value="0.4249" calcext:value-type="float">
            <text:p>0.4249</text:p>
          </table:table-cell>
          <table:table-cell table:style-name="Default" table:formula="of:=(20000-[.$A1294])/([.C$2]*1000)" office:value-type="float" office:value="0.21245" calcext:value-type="float">
            <text:p>0.21245</text:p>
          </table:table-cell>
          <table:table-cell table:formula="of:=(20000-[.$A1294])/([.D$2]*1000)" office:value-type="float" office:value="0.08498" calcext:value-type="float">
            <text:p>0.08498</text:p>
          </table:table-cell>
          <table:table-cell table:formula="of:=(20000-[.$A1294])/([.E$2]*1000)" office:value-type="float" office:value="0.04249" calcext:value-type="float">
            <text:p>0.04249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1295])/([.B$2]*1000)" office:value-type="float" office:value="0.4237" calcext:value-type="float">
            <text:p>0.4237</text:p>
          </table:table-cell>
          <table:table-cell table:style-name="Default" table:formula="of:=(20000-[.$A1295])/([.C$2]*1000)" office:value-type="float" office:value="0.21185" calcext:value-type="float">
            <text:p>0.21185</text:p>
          </table:table-cell>
          <table:table-cell table:formula="of:=(20000-[.$A1295])/([.D$2]*1000)" office:value-type="float" office:value="0.08474" calcext:value-type="float">
            <text:p>0.08474</text:p>
          </table:table-cell>
          <table:table-cell table:formula="of:=(20000-[.$A1295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18" calcext:value-type="float">
            <text:p>15718</text:p>
          </table:table-cell>
          <table:table-cell table:formula="of:=(20000-[.$A1296])/([.B$2]*1000)" office:value-type="float" office:value="0.4282" calcext:value-type="float">
            <text:p>0.4282</text:p>
          </table:table-cell>
          <table:table-cell table:style-name="Default" table:formula="of:=(20000-[.$A1296])/([.C$2]*1000)" office:value-type="float" office:value="0.2141" calcext:value-type="float">
            <text:p>0.2141</text:p>
          </table:table-cell>
          <table:table-cell table:formula="of:=(20000-[.$A1296])/([.D$2]*1000)" office:value-type="float" office:value="0.08564" calcext:value-type="float">
            <text:p>0.08564</text:p>
          </table:table-cell>
          <table:table-cell table:formula="of:=(20000-[.$A1296])/([.E$2]*1000)" office:value-type="float" office:value="0.04282" calcext:value-type="float">
            <text:p>0.04282</text:p>
          </table:table-cell>
        </table:table-row>
        <table:table-row table:style-name="ro1">
          <table:table-cell office:value-type="float" office:value="15724" calcext:value-type="float">
            <text:p>15724</text:p>
          </table:table-cell>
          <table:table-cell table:formula="of:=(20000-[.$A1297])/([.B$2]*1000)" office:value-type="float" office:value="0.4276" calcext:value-type="float">
            <text:p>0.4276</text:p>
          </table:table-cell>
          <table:table-cell table:style-name="Default" table:formula="of:=(20000-[.$A1297])/([.C$2]*1000)" office:value-type="float" office:value="0.2138" calcext:value-type="float">
            <text:p>0.2138</text:p>
          </table:table-cell>
          <table:table-cell table:formula="of:=(20000-[.$A1297])/([.D$2]*1000)" office:value-type="float" office:value="0.08552" calcext:value-type="float">
            <text:p>0.08552</text:p>
          </table:table-cell>
          <table:table-cell table:formula="of:=(20000-[.$A1297])/([.E$2]*1000)" office:value-type="float" office:value="0.04276" calcext:value-type="float">
            <text:p>0.04276</text:p>
          </table:table-cell>
        </table:table-row>
        <table:table-row table:style-name="ro1">
          <table:table-cell office:value-type="float" office:value="15722" calcext:value-type="float">
            <text:p>15722</text:p>
          </table:table-cell>
          <table:table-cell table:formula="of:=(20000-[.$A1298])/([.B$2]*1000)" office:value-type="float" office:value="0.4278" calcext:value-type="float">
            <text:p>0.4278</text:p>
          </table:table-cell>
          <table:table-cell table:style-name="Default" table:formula="of:=(20000-[.$A1298])/([.C$2]*1000)" office:value-type="float" office:value="0.2139" calcext:value-type="float">
            <text:p>0.2139</text:p>
          </table:table-cell>
          <table:table-cell table:formula="of:=(20000-[.$A1298])/([.D$2]*1000)" office:value-type="float" office:value="0.08556" calcext:value-type="float">
            <text:p>0.08556</text:p>
          </table:table-cell>
          <table:table-cell table:formula="of:=(20000-[.$A1298])/([.E$2]*1000)" office:value-type="float" office:value="0.04278" calcext:value-type="float">
            <text:p>0.04278</text:p>
          </table:table-cell>
        </table:table-row>
        <table:table-row table:style-name="ro1">
          <table:table-cell office:value-type="float" office:value="15755" calcext:value-type="float">
            <text:p>15755</text:p>
          </table:table-cell>
          <table:table-cell table:formula="of:=(20000-[.$A1299])/([.B$2]*1000)" office:value-type="float" office:value="0.4245" calcext:value-type="float">
            <text:p>0.4245</text:p>
          </table:table-cell>
          <table:table-cell table:style-name="Default" table:formula="of:=(20000-[.$A1299])/([.C$2]*1000)" office:value-type="float" office:value="0.21225" calcext:value-type="float">
            <text:p>0.21225</text:p>
          </table:table-cell>
          <table:table-cell table:formula="of:=(20000-[.$A1299])/([.D$2]*1000)" office:value-type="float" office:value="0.0849" calcext:value-type="float">
            <text:p>0.0849</text:p>
          </table:table-cell>
          <table:table-cell table:formula="of:=(20000-[.$A1299])/([.E$2]*1000)" office:value-type="float" office:value="0.04245" calcext:value-type="float">
            <text:p>0.04245</text:p>
          </table:table-cell>
        </table:table-row>
        <table:table-row table:style-name="ro1">
          <table:table-cell office:value-type="float" office:value="15753" calcext:value-type="float">
            <text:p>15753</text:p>
          </table:table-cell>
          <table:table-cell table:formula="of:=(20000-[.$A1300])/([.B$2]*1000)" office:value-type="float" office:value="0.4247" calcext:value-type="float">
            <text:p>0.4247</text:p>
          </table:table-cell>
          <table:table-cell table:style-name="Default" table:formula="of:=(20000-[.$A1300])/([.C$2]*1000)" office:value-type="float" office:value="0.21235" calcext:value-type="float">
            <text:p>0.21235</text:p>
          </table:table-cell>
          <table:table-cell table:formula="of:=(20000-[.$A1300])/([.D$2]*1000)" office:value-type="float" office:value="0.08494" calcext:value-type="float">
            <text:p>0.08494</text:p>
          </table:table-cell>
          <table:table-cell table:formula="of:=(20000-[.$A1300])/([.E$2]*1000)" office:value-type="float" office:value="0.04247" calcext:value-type="float">
            <text:p>0.04247</text:p>
          </table:table-cell>
        </table:table-row>
        <table:table-row table:style-name="ro1">
          <table:table-cell office:value-type="float" office:value="15711" calcext:value-type="float">
            <text:p>15711</text:p>
          </table:table-cell>
          <table:table-cell table:formula="of:=(20000-[.$A1301])/([.B$2]*1000)" office:value-type="float" office:value="0.4289" calcext:value-type="float">
            <text:p>0.4289</text:p>
          </table:table-cell>
          <table:table-cell table:style-name="Default" table:formula="of:=(20000-[.$A1301])/([.C$2]*1000)" office:value-type="float" office:value="0.21445" calcext:value-type="float">
            <text:p>0.21445</text:p>
          </table:table-cell>
          <table:table-cell table:formula="of:=(20000-[.$A1301])/([.D$2]*1000)" office:value-type="float" office:value="0.08578" calcext:value-type="float">
            <text:p>0.08578</text:p>
          </table:table-cell>
          <table:table-cell table:formula="of:=(20000-[.$A1301])/([.E$2]*1000)" office:value-type="float" office:value="0.04289" calcext:value-type="float">
            <text:p>0.04289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1302])/([.B$2]*1000)" office:value-type="float" office:value="0.424" calcext:value-type="float">
            <text:p>0.424</text:p>
          </table:table-cell>
          <table:table-cell table:style-name="Default" table:formula="of:=(20000-[.$A1302])/([.C$2]*1000)" office:value-type="float" office:value="0.212" calcext:value-type="float">
            <text:p>0.212</text:p>
          </table:table-cell>
          <table:table-cell table:formula="of:=(20000-[.$A1302])/([.D$2]*1000)" office:value-type="float" office:value="0.0848" calcext:value-type="float">
            <text:p>0.0848</text:p>
          </table:table-cell>
          <table:table-cell table:formula="of:=(20000-[.$A1302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721" calcext:value-type="float">
            <text:p>15721</text:p>
          </table:table-cell>
          <table:table-cell table:formula="of:=(20000-[.$A1303])/([.B$2]*1000)" office:value-type="float" office:value="0.4279" calcext:value-type="float">
            <text:p>0.4279</text:p>
          </table:table-cell>
          <table:table-cell table:style-name="Default" table:formula="of:=(20000-[.$A1303])/([.C$2]*1000)" office:value-type="float" office:value="0.21395" calcext:value-type="float">
            <text:p>0.21395</text:p>
          </table:table-cell>
          <table:table-cell table:formula="of:=(20000-[.$A1303])/([.D$2]*1000)" office:value-type="float" office:value="0.08558" calcext:value-type="float">
            <text:p>0.08558</text:p>
          </table:table-cell>
          <table:table-cell table:formula="of:=(20000-[.$A1303])/([.E$2]*1000)" office:value-type="float" office:value="0.04279" calcext:value-type="float">
            <text:p>0.04279</text:p>
          </table:table-cell>
        </table:table-row>
        <table:table-row table:style-name="ro1">
          <table:table-cell office:value-type="float" office:value="15712" calcext:value-type="float">
            <text:p>15712</text:p>
          </table:table-cell>
          <table:table-cell table:formula="of:=(20000-[.$A1304])/([.B$2]*1000)" office:value-type="float" office:value="0.4288" calcext:value-type="float">
            <text:p>0.4288</text:p>
          </table:table-cell>
          <table:table-cell table:style-name="Default" table:formula="of:=(20000-[.$A1304])/([.C$2]*1000)" office:value-type="float" office:value="0.2144" calcext:value-type="float">
            <text:p>0.2144</text:p>
          </table:table-cell>
          <table:table-cell table:formula="of:=(20000-[.$A1304])/([.D$2]*1000)" office:value-type="float" office:value="0.08576" calcext:value-type="float">
            <text:p>0.08576</text:p>
          </table:table-cell>
          <table:table-cell table:formula="of:=(20000-[.$A1304])/([.E$2]*1000)" office:value-type="float" office:value="0.04288" calcext:value-type="float">
            <text:p>0.04288</text:p>
          </table:table-cell>
        </table:table-row>
        <table:table-row table:style-name="ro1">
          <table:table-cell office:value-type="float" office:value="15709" calcext:value-type="float">
            <text:p>15709</text:p>
          </table:table-cell>
          <table:table-cell table:formula="of:=(20000-[.$A1305])/([.B$2]*1000)" office:value-type="float" office:value="0.4291" calcext:value-type="float">
            <text:p>0.4291</text:p>
          </table:table-cell>
          <table:table-cell table:style-name="Default" table:formula="of:=(20000-[.$A1305])/([.C$2]*1000)" office:value-type="float" office:value="0.21455" calcext:value-type="float">
            <text:p>0.21455</text:p>
          </table:table-cell>
          <table:table-cell table:formula="of:=(20000-[.$A1305])/([.D$2]*1000)" office:value-type="float" office:value="0.08582" calcext:value-type="float">
            <text:p>0.08582</text:p>
          </table:table-cell>
          <table:table-cell table:formula="of:=(20000-[.$A1305])/([.E$2]*1000)" office:value-type="float" office:value="0.04291" calcext:value-type="float">
            <text:p>0.04291</text:p>
          </table:table-cell>
        </table:table-row>
        <table:table-row table:style-name="ro1">
          <table:table-cell office:value-type="float" office:value="15714" calcext:value-type="float">
            <text:p>15714</text:p>
          </table:table-cell>
          <table:table-cell table:formula="of:=(20000-[.$A1306])/([.B$2]*1000)" office:value-type="float" office:value="0.4286" calcext:value-type="float">
            <text:p>0.4286</text:p>
          </table:table-cell>
          <table:table-cell table:style-name="Default" table:formula="of:=(20000-[.$A1306])/([.C$2]*1000)" office:value-type="float" office:value="0.2143" calcext:value-type="float">
            <text:p>0.2143</text:p>
          </table:table-cell>
          <table:table-cell table:formula="of:=(20000-[.$A1306])/([.D$2]*1000)" office:value-type="float" office:value="0.08572" calcext:value-type="float">
            <text:p>0.08572</text:p>
          </table:table-cell>
          <table:table-cell table:formula="of:=(20000-[.$A1306])/([.E$2]*1000)" office:value-type="float" office:value="0.04286" calcext:value-type="float">
            <text:p>0.04286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1307])/([.B$2]*1000)" office:value-type="float" office:value="0.4236" calcext:value-type="float">
            <text:p>0.4236</text:p>
          </table:table-cell>
          <table:table-cell table:style-name="Default" table:formula="of:=(20000-[.$A1307])/([.C$2]*1000)" office:value-type="float" office:value="0.2118" calcext:value-type="float">
            <text:p>0.2118</text:p>
          </table:table-cell>
          <table:table-cell table:formula="of:=(20000-[.$A1307])/([.D$2]*1000)" office:value-type="float" office:value="0.08472" calcext:value-type="float">
            <text:p>0.08472</text:p>
          </table:table-cell>
          <table:table-cell table:formula="of:=(20000-[.$A1307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1308])/([.B$2]*1000)" office:value-type="float" office:value="0.4238" calcext:value-type="float">
            <text:p>0.4238</text:p>
          </table:table-cell>
          <table:table-cell table:style-name="Default" table:formula="of:=(20000-[.$A1308])/([.C$2]*1000)" office:value-type="float" office:value="0.2119" calcext:value-type="float">
            <text:p>0.2119</text:p>
          </table:table-cell>
          <table:table-cell table:formula="of:=(20000-[.$A1308])/([.D$2]*1000)" office:value-type="float" office:value="0.08476" calcext:value-type="float">
            <text:p>0.08476</text:p>
          </table:table-cell>
          <table:table-cell table:formula="of:=(20000-[.$A1308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59" calcext:value-type="float">
            <text:p>15759</text:p>
          </table:table-cell>
          <table:table-cell table:formula="of:=(20000-[.$A1309])/([.B$2]*1000)" office:value-type="float" office:value="0.4241" calcext:value-type="float">
            <text:p>0.4241</text:p>
          </table:table-cell>
          <table:table-cell table:style-name="Default" table:formula="of:=(20000-[.$A1309])/([.C$2]*1000)" office:value-type="float" office:value="0.21205" calcext:value-type="float">
            <text:p>0.21205</text:p>
          </table:table-cell>
          <table:table-cell table:formula="of:=(20000-[.$A1309])/([.D$2]*1000)" office:value-type="float" office:value="0.08482" calcext:value-type="float">
            <text:p>0.08482</text:p>
          </table:table-cell>
          <table:table-cell table:formula="of:=(20000-[.$A1309])/([.E$2]*1000)" office:value-type="float" office:value="0.04241" calcext:value-type="float">
            <text:p>0.04241</text:p>
          </table:table-cell>
        </table:table-row>
        <table:table-row table:style-name="ro1">
          <table:table-cell office:value-type="float" office:value="15751" calcext:value-type="float">
            <text:p>15751</text:p>
          </table:table-cell>
          <table:table-cell table:formula="of:=(20000-[.$A1310])/([.B$2]*1000)" office:value-type="float" office:value="0.4249" calcext:value-type="float">
            <text:p>0.4249</text:p>
          </table:table-cell>
          <table:table-cell table:style-name="Default" table:formula="of:=(20000-[.$A1310])/([.C$2]*1000)" office:value-type="float" office:value="0.21245" calcext:value-type="float">
            <text:p>0.21245</text:p>
          </table:table-cell>
          <table:table-cell table:formula="of:=(20000-[.$A1310])/([.D$2]*1000)" office:value-type="float" office:value="0.08498" calcext:value-type="float">
            <text:p>0.08498</text:p>
          </table:table-cell>
          <table:table-cell table:formula="of:=(20000-[.$A1310])/([.E$2]*1000)" office:value-type="float" office:value="0.04249" calcext:value-type="float">
            <text:p>0.04249</text:p>
          </table:table-cell>
        </table:table-row>
        <table:table-row table:style-name="ro1">
          <table:table-cell office:value-type="float" office:value="15742" calcext:value-type="float">
            <text:p>15742</text:p>
          </table:table-cell>
          <table:table-cell table:formula="of:=(20000-[.$A1311])/([.B$2]*1000)" office:value-type="float" office:value="0.4258" calcext:value-type="float">
            <text:p>0.4258</text:p>
          </table:table-cell>
          <table:table-cell table:style-name="Default" table:formula="of:=(20000-[.$A1311])/([.C$2]*1000)" office:value-type="float" office:value="0.2129" calcext:value-type="float">
            <text:p>0.2129</text:p>
          </table:table-cell>
          <table:table-cell table:formula="of:=(20000-[.$A1311])/([.D$2]*1000)" office:value-type="float" office:value="0.08516" calcext:value-type="float">
            <text:p>0.08516</text:p>
          </table:table-cell>
          <table:table-cell table:formula="of:=(20000-[.$A1311])/([.E$2]*1000)" office:value-type="float" office:value="0.04258" calcext:value-type="float">
            <text:p>0.04258</text:p>
          </table:table-cell>
        </table:table-row>
        <table:table-row table:style-name="ro1">
          <table:table-cell office:value-type="float" office:value="15706" calcext:value-type="float">
            <text:p>15706</text:p>
          </table:table-cell>
          <table:table-cell table:formula="of:=(20000-[.$A1312])/([.B$2]*1000)" office:value-type="float" office:value="0.4294" calcext:value-type="float">
            <text:p>0.4294</text:p>
          </table:table-cell>
          <table:table-cell table:style-name="Default" table:formula="of:=(20000-[.$A1312])/([.C$2]*1000)" office:value-type="float" office:value="0.2147" calcext:value-type="float">
            <text:p>0.2147</text:p>
          </table:table-cell>
          <table:table-cell table:formula="of:=(20000-[.$A1312])/([.D$2]*1000)" office:value-type="float" office:value="0.08588" calcext:value-type="float">
            <text:p>0.08588</text:p>
          </table:table-cell>
          <table:table-cell table:formula="of:=(20000-[.$A1312])/([.E$2]*1000)" office:value-type="float" office:value="0.04294" calcext:value-type="float">
            <text:p>0.04294</text:p>
          </table:table-cell>
        </table:table-row>
        <table:table-row table:style-name="ro1">
          <table:table-cell office:value-type="float" office:value="15718" calcext:value-type="float">
            <text:p>15718</text:p>
          </table:table-cell>
          <table:table-cell table:formula="of:=(20000-[.$A1313])/([.B$2]*1000)" office:value-type="float" office:value="0.4282" calcext:value-type="float">
            <text:p>0.4282</text:p>
          </table:table-cell>
          <table:table-cell table:style-name="Default" table:formula="of:=(20000-[.$A1313])/([.C$2]*1000)" office:value-type="float" office:value="0.2141" calcext:value-type="float">
            <text:p>0.2141</text:p>
          </table:table-cell>
          <table:table-cell table:formula="of:=(20000-[.$A1313])/([.D$2]*1000)" office:value-type="float" office:value="0.08564" calcext:value-type="float">
            <text:p>0.08564</text:p>
          </table:table-cell>
          <table:table-cell table:formula="of:=(20000-[.$A1313])/([.E$2]*1000)" office:value-type="float" office:value="0.04282" calcext:value-type="float">
            <text:p>0.04282</text:p>
          </table:table-cell>
        </table:table-row>
        <table:table-row table:style-name="ro1">
          <table:table-cell office:value-type="float" office:value="15727" calcext:value-type="float">
            <text:p>15727</text:p>
          </table:table-cell>
          <table:table-cell table:formula="of:=(20000-[.$A1314])/([.B$2]*1000)" office:value-type="float" office:value="0.4273" calcext:value-type="float">
            <text:p>0.4273</text:p>
          </table:table-cell>
          <table:table-cell table:style-name="Default" table:formula="of:=(20000-[.$A1314])/([.C$2]*1000)" office:value-type="float" office:value="0.21365" calcext:value-type="float">
            <text:p>0.21365</text:p>
          </table:table-cell>
          <table:table-cell table:formula="of:=(20000-[.$A1314])/([.D$2]*1000)" office:value-type="float" office:value="0.08546" calcext:value-type="float">
            <text:p>0.08546</text:p>
          </table:table-cell>
          <table:table-cell table:formula="of:=(20000-[.$A1314])/([.E$2]*1000)" office:value-type="float" office:value="0.04273" calcext:value-type="float">
            <text:p>0.04273</text:p>
          </table:table-cell>
        </table:table-row>
        <table:table-row table:style-name="ro1">
          <table:table-cell office:value-type="float" office:value="15718" calcext:value-type="float">
            <text:p>15718</text:p>
          </table:table-cell>
          <table:table-cell table:formula="of:=(20000-[.$A1315])/([.B$2]*1000)" office:value-type="float" office:value="0.4282" calcext:value-type="float">
            <text:p>0.4282</text:p>
          </table:table-cell>
          <table:table-cell table:style-name="Default" table:formula="of:=(20000-[.$A1315])/([.C$2]*1000)" office:value-type="float" office:value="0.2141" calcext:value-type="float">
            <text:p>0.2141</text:p>
          </table:table-cell>
          <table:table-cell table:formula="of:=(20000-[.$A1315])/([.D$2]*1000)" office:value-type="float" office:value="0.08564" calcext:value-type="float">
            <text:p>0.08564</text:p>
          </table:table-cell>
          <table:table-cell table:formula="of:=(20000-[.$A1315])/([.E$2]*1000)" office:value-type="float" office:value="0.04282" calcext:value-type="float">
            <text:p>0.04282</text:p>
          </table:table-cell>
        </table:table-row>
        <table:table-row table:style-name="ro1">
          <table:table-cell office:value-type="float" office:value="15705" calcext:value-type="float">
            <text:p>15705</text:p>
          </table:table-cell>
          <table:table-cell table:formula="of:=(20000-[.$A1316])/([.B$2]*1000)" office:value-type="float" office:value="0.4295" calcext:value-type="float">
            <text:p>0.4295</text:p>
          </table:table-cell>
          <table:table-cell table:style-name="Default" table:formula="of:=(20000-[.$A1316])/([.C$2]*1000)" office:value-type="float" office:value="0.21475" calcext:value-type="float">
            <text:p>0.21475</text:p>
          </table:table-cell>
          <table:table-cell table:formula="of:=(20000-[.$A1316])/([.D$2]*1000)" office:value-type="float" office:value="0.0859" calcext:value-type="float">
            <text:p>0.0859</text:p>
          </table:table-cell>
          <table:table-cell table:formula="of:=(20000-[.$A1316])/([.E$2]*1000)" office:value-type="float" office:value="0.04295" calcext:value-type="float">
            <text:p>0.04295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1317])/([.B$2]*1000)" office:value-type="float" office:value="0.4237" calcext:value-type="float">
            <text:p>0.4237</text:p>
          </table:table-cell>
          <table:table-cell table:style-name="Default" table:formula="of:=(20000-[.$A1317])/([.C$2]*1000)" office:value-type="float" office:value="0.21185" calcext:value-type="float">
            <text:p>0.21185</text:p>
          </table:table-cell>
          <table:table-cell table:formula="of:=(20000-[.$A1317])/([.D$2]*1000)" office:value-type="float" office:value="0.08474" calcext:value-type="float">
            <text:p>0.08474</text:p>
          </table:table-cell>
          <table:table-cell table:formula="of:=(20000-[.$A1317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26" calcext:value-type="float">
            <text:p>15726</text:p>
          </table:table-cell>
          <table:table-cell table:formula="of:=(20000-[.$A1318])/([.B$2]*1000)" office:value-type="float" office:value="0.4274" calcext:value-type="float">
            <text:p>0.4274</text:p>
          </table:table-cell>
          <table:table-cell table:style-name="Default" table:formula="of:=(20000-[.$A1318])/([.C$2]*1000)" office:value-type="float" office:value="0.2137" calcext:value-type="float">
            <text:p>0.2137</text:p>
          </table:table-cell>
          <table:table-cell table:formula="of:=(20000-[.$A1318])/([.D$2]*1000)" office:value-type="float" office:value="0.08548" calcext:value-type="float">
            <text:p>0.08548</text:p>
          </table:table-cell>
          <table:table-cell table:formula="of:=(20000-[.$A1318])/([.E$2]*1000)" office:value-type="float" office:value="0.04274" calcext:value-type="float">
            <text:p>0.04274</text:p>
          </table:table-cell>
        </table:table-row>
        <table:table-row table:style-name="ro1">
          <table:table-cell office:value-type="float" office:value="15711" calcext:value-type="float">
            <text:p>15711</text:p>
          </table:table-cell>
          <table:table-cell table:formula="of:=(20000-[.$A1319])/([.B$2]*1000)" office:value-type="float" office:value="0.4289" calcext:value-type="float">
            <text:p>0.4289</text:p>
          </table:table-cell>
          <table:table-cell table:style-name="Default" table:formula="of:=(20000-[.$A1319])/([.C$2]*1000)" office:value-type="float" office:value="0.21445" calcext:value-type="float">
            <text:p>0.21445</text:p>
          </table:table-cell>
          <table:table-cell table:formula="of:=(20000-[.$A1319])/([.D$2]*1000)" office:value-type="float" office:value="0.08578" calcext:value-type="float">
            <text:p>0.08578</text:p>
          </table:table-cell>
          <table:table-cell table:formula="of:=(20000-[.$A1319])/([.E$2]*1000)" office:value-type="float" office:value="0.04289" calcext:value-type="float">
            <text:p>0.04289</text:p>
          </table:table-cell>
        </table:table-row>
        <table:table-row table:style-name="ro1">
          <table:table-cell office:value-type="float" office:value="15717" calcext:value-type="float">
            <text:p>15717</text:p>
          </table:table-cell>
          <table:table-cell table:formula="of:=(20000-[.$A1320])/([.B$2]*1000)" office:value-type="float" office:value="0.4283" calcext:value-type="float">
            <text:p>0.4283</text:p>
          </table:table-cell>
          <table:table-cell table:style-name="Default" table:formula="of:=(20000-[.$A1320])/([.C$2]*1000)" office:value-type="float" office:value="0.21415" calcext:value-type="float">
            <text:p>0.21415</text:p>
          </table:table-cell>
          <table:table-cell table:formula="of:=(20000-[.$A1320])/([.D$2]*1000)" office:value-type="float" office:value="0.08566" calcext:value-type="float">
            <text:p>0.08566</text:p>
          </table:table-cell>
          <table:table-cell table:formula="of:=(20000-[.$A1320])/([.E$2]*1000)" office:value-type="float" office:value="0.04283" calcext:value-type="float">
            <text:p>0.04283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1321])/([.B$2]*1000)" office:value-type="float" office:value="0.4237" calcext:value-type="float">
            <text:p>0.4237</text:p>
          </table:table-cell>
          <table:table-cell table:style-name="Default" table:formula="of:=(20000-[.$A1321])/([.C$2]*1000)" office:value-type="float" office:value="0.21185" calcext:value-type="float">
            <text:p>0.21185</text:p>
          </table:table-cell>
          <table:table-cell table:formula="of:=(20000-[.$A1321])/([.D$2]*1000)" office:value-type="float" office:value="0.08474" calcext:value-type="float">
            <text:p>0.08474</text:p>
          </table:table-cell>
          <table:table-cell table:formula="of:=(20000-[.$A1321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691" calcext:value-type="float">
            <text:p>15691</text:p>
          </table:table-cell>
          <table:table-cell table:formula="of:=(20000-[.$A1322])/([.B$2]*1000)" office:value-type="float" office:value="0.4309" calcext:value-type="float">
            <text:p>0.4309</text:p>
          </table:table-cell>
          <table:table-cell table:style-name="Default" table:formula="of:=(20000-[.$A1322])/([.C$2]*1000)" office:value-type="float" office:value="0.21545" calcext:value-type="float">
            <text:p>0.21545</text:p>
          </table:table-cell>
          <table:table-cell table:formula="of:=(20000-[.$A1322])/([.D$2]*1000)" office:value-type="float" office:value="0.08618" calcext:value-type="float">
            <text:p>0.08618</text:p>
          </table:table-cell>
          <table:table-cell table:formula="of:=(20000-[.$A1322])/([.E$2]*1000)" office:value-type="float" office:value="0.04309" calcext:value-type="float">
            <text:p>0.04309</text:p>
          </table:table-cell>
        </table:table-row>
        <table:table-row table:style-name="ro1">
          <table:table-cell office:value-type="float" office:value="15727" calcext:value-type="float">
            <text:p>15727</text:p>
          </table:table-cell>
          <table:table-cell table:formula="of:=(20000-[.$A1323])/([.B$2]*1000)" office:value-type="float" office:value="0.4273" calcext:value-type="float">
            <text:p>0.4273</text:p>
          </table:table-cell>
          <table:table-cell table:style-name="Default" table:formula="of:=(20000-[.$A1323])/([.C$2]*1000)" office:value-type="float" office:value="0.21365" calcext:value-type="float">
            <text:p>0.21365</text:p>
          </table:table-cell>
          <table:table-cell table:formula="of:=(20000-[.$A1323])/([.D$2]*1000)" office:value-type="float" office:value="0.08546" calcext:value-type="float">
            <text:p>0.08546</text:p>
          </table:table-cell>
          <table:table-cell table:formula="of:=(20000-[.$A1323])/([.E$2]*1000)" office:value-type="float" office:value="0.04273" calcext:value-type="float">
            <text:p>0.04273</text:p>
          </table:table-cell>
        </table:table-row>
        <table:table-row table:style-name="ro1">
          <table:table-cell office:value-type="float" office:value="15712" calcext:value-type="float">
            <text:p>15712</text:p>
          </table:table-cell>
          <table:table-cell table:formula="of:=(20000-[.$A1324])/([.B$2]*1000)" office:value-type="float" office:value="0.4288" calcext:value-type="float">
            <text:p>0.4288</text:p>
          </table:table-cell>
          <table:table-cell table:style-name="Default" table:formula="of:=(20000-[.$A1324])/([.C$2]*1000)" office:value-type="float" office:value="0.2144" calcext:value-type="float">
            <text:p>0.2144</text:p>
          </table:table-cell>
          <table:table-cell table:formula="of:=(20000-[.$A1324])/([.D$2]*1000)" office:value-type="float" office:value="0.08576" calcext:value-type="float">
            <text:p>0.08576</text:p>
          </table:table-cell>
          <table:table-cell table:formula="of:=(20000-[.$A1324])/([.E$2]*1000)" office:value-type="float" office:value="0.04288" calcext:value-type="float">
            <text:p>0.04288</text:p>
          </table:table-cell>
        </table:table-row>
        <table:table-row table:style-name="ro1">
          <table:table-cell office:value-type="float" office:value="15750" calcext:value-type="float">
            <text:p>15750</text:p>
          </table:table-cell>
          <table:table-cell table:formula="of:=(20000-[.$A1325])/([.B$2]*1000)" office:value-type="float" office:value="0.425" calcext:value-type="float">
            <text:p>0.425</text:p>
          </table:table-cell>
          <table:table-cell table:style-name="Default" table:formula="of:=(20000-[.$A1325])/([.C$2]*1000)" office:value-type="float" office:value="0.2125" calcext:value-type="float">
            <text:p>0.2125</text:p>
          </table:table-cell>
          <table:table-cell table:formula="of:=(20000-[.$A1325])/([.D$2]*1000)" office:value-type="float" office:value="0.085" calcext:value-type="float">
            <text:p>0.085</text:p>
          </table:table-cell>
          <table:table-cell table:formula="of:=(20000-[.$A1325])/([.E$2]*1000)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727" calcext:value-type="float">
            <text:p>15727</text:p>
          </table:table-cell>
          <table:table-cell table:formula="of:=(20000-[.$A1326])/([.B$2]*1000)" office:value-type="float" office:value="0.4273" calcext:value-type="float">
            <text:p>0.4273</text:p>
          </table:table-cell>
          <table:table-cell table:style-name="Default" table:formula="of:=(20000-[.$A1326])/([.C$2]*1000)" office:value-type="float" office:value="0.21365" calcext:value-type="float">
            <text:p>0.21365</text:p>
          </table:table-cell>
          <table:table-cell table:formula="of:=(20000-[.$A1326])/([.D$2]*1000)" office:value-type="float" office:value="0.08546" calcext:value-type="float">
            <text:p>0.08546</text:p>
          </table:table-cell>
          <table:table-cell table:formula="of:=(20000-[.$A1326])/([.E$2]*1000)" office:value-type="float" office:value="0.04273" calcext:value-type="float">
            <text:p>0.04273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1327])/([.B$2]*1000)" office:value-type="float" office:value="0.424" calcext:value-type="float">
            <text:p>0.424</text:p>
          </table:table-cell>
          <table:table-cell table:style-name="Default" table:formula="of:=(20000-[.$A1327])/([.C$2]*1000)" office:value-type="float" office:value="0.212" calcext:value-type="float">
            <text:p>0.212</text:p>
          </table:table-cell>
          <table:table-cell table:formula="of:=(20000-[.$A1327])/([.D$2]*1000)" office:value-type="float" office:value="0.0848" calcext:value-type="float">
            <text:p>0.0848</text:p>
          </table:table-cell>
          <table:table-cell table:formula="of:=(20000-[.$A1327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1328])/([.B$2]*1000)" office:value-type="float" office:value="0.4238" calcext:value-type="float">
            <text:p>0.4238</text:p>
          </table:table-cell>
          <table:table-cell table:style-name="Default" table:formula="of:=(20000-[.$A1328])/([.C$2]*1000)" office:value-type="float" office:value="0.2119" calcext:value-type="float">
            <text:p>0.2119</text:p>
          </table:table-cell>
          <table:table-cell table:formula="of:=(20000-[.$A1328])/([.D$2]*1000)" office:value-type="float" office:value="0.08476" calcext:value-type="float">
            <text:p>0.08476</text:p>
          </table:table-cell>
          <table:table-cell table:formula="of:=(20000-[.$A1328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3763" calcext:value-type="float">
            <text:p>13763</text:p>
          </table:table-cell>
          <table:table-cell table:formula="of:=(20000-[.$A1329])/([.B$2]*1000)" office:value-type="float" office:value="0.6237" calcext:value-type="float">
            <text:p>0.6237</text:p>
          </table:table-cell>
          <table:table-cell table:style-name="Default" table:formula="of:=(20000-[.$A1329])/([.C$2]*1000)" office:value-type="float" office:value="0.31185" calcext:value-type="float">
            <text:p>0.31185</text:p>
          </table:table-cell>
          <table:table-cell table:formula="of:=(20000-[.$A1329])/([.D$2]*1000)" office:value-type="float" office:value="0.12474" calcext:value-type="float">
            <text:p>0.12474</text:p>
          </table:table-cell>
          <table:table-cell table:formula="of:=(20000-[.$A1329])/([.E$2]*1000)" office:value-type="float" office:value="0.06237" calcext:value-type="float">
            <text:p>0.06237</text:p>
          </table:table-cell>
        </table:table-row>
        <table:table-row table:style-name="ro1">
          <table:table-cell office:value-type="float" office:value="15723" calcext:value-type="float">
            <text:p>15723</text:p>
          </table:table-cell>
          <table:table-cell table:formula="of:=(20000-[.$A1330])/([.B$2]*1000)" office:value-type="float" office:value="0.4277" calcext:value-type="float">
            <text:p>0.4277</text:p>
          </table:table-cell>
          <table:table-cell table:style-name="Default" table:formula="of:=(20000-[.$A1330])/([.C$2]*1000)" office:value-type="float" office:value="0.21385" calcext:value-type="float">
            <text:p>0.21385</text:p>
          </table:table-cell>
          <table:table-cell table:formula="of:=(20000-[.$A1330])/([.D$2]*1000)" office:value-type="float" office:value="0.08554" calcext:value-type="float">
            <text:p>0.08554</text:p>
          </table:table-cell>
          <table:table-cell table:formula="of:=(20000-[.$A1330])/([.E$2]*1000)" office:value-type="float" office:value="0.04277" calcext:value-type="float">
            <text:p>0.04277</text:p>
          </table:table-cell>
        </table:table-row>
        <table:table-row table:style-name="ro1">
          <table:table-cell office:value-type="float" office:value="14719" calcext:value-type="float">
            <text:p>14719</text:p>
          </table:table-cell>
          <table:table-cell table:formula="of:=(20000-[.$A1331])/([.B$2]*1000)" office:value-type="float" office:value="0.5281" calcext:value-type="float">
            <text:p>0.5281</text:p>
          </table:table-cell>
          <table:table-cell table:style-name="Default" table:formula="of:=(20000-[.$A1331])/([.C$2]*1000)" office:value-type="float" office:value="0.26405" calcext:value-type="float">
            <text:p>0.26405</text:p>
          </table:table-cell>
          <table:table-cell table:formula="of:=(20000-[.$A1331])/([.D$2]*1000)" office:value-type="float" office:value="0.10562" calcext:value-type="float">
            <text:p>0.10562</text:p>
          </table:table-cell>
          <table:table-cell table:formula="of:=(20000-[.$A1331])/([.E$2]*1000)" office:value-type="float" office:value="0.05281" calcext:value-type="float">
            <text:p>0.05281</text:p>
          </table:table-cell>
        </table:table-row>
        <table:table-row table:style-name="ro1">
          <table:table-cell office:value-type="float" office:value="15749" calcext:value-type="float">
            <text:p>15749</text:p>
          </table:table-cell>
          <table:table-cell table:formula="of:=(20000-[.$A1332])/([.B$2]*1000)" office:value-type="float" office:value="0.4251" calcext:value-type="float">
            <text:p>0.4251</text:p>
          </table:table-cell>
          <table:table-cell table:style-name="Default" table:formula="of:=(20000-[.$A1332])/([.C$2]*1000)" office:value-type="float" office:value="0.21255" calcext:value-type="float">
            <text:p>0.21255</text:p>
          </table:table-cell>
          <table:table-cell table:formula="of:=(20000-[.$A1332])/([.D$2]*1000)" office:value-type="float" office:value="0.08502" calcext:value-type="float">
            <text:p>0.08502</text:p>
          </table:table-cell>
          <table:table-cell table:formula="of:=(20000-[.$A1332])/([.E$2]*1000)" office:value-type="float" office:value="0.04251" calcext:value-type="float">
            <text:p>0.04251</text:p>
          </table:table-cell>
        </table:table-row>
        <table:table-row table:style-name="ro1">
          <table:table-cell office:value-type="float" office:value="15758" calcext:value-type="float">
            <text:p>15758</text:p>
          </table:table-cell>
          <table:table-cell table:formula="of:=(20000-[.$A1333])/([.B$2]*1000)" office:value-type="float" office:value="0.4242" calcext:value-type="float">
            <text:p>0.4242</text:p>
          </table:table-cell>
          <table:table-cell table:style-name="Default" table:formula="of:=(20000-[.$A1333])/([.C$2]*1000)" office:value-type="float" office:value="0.2121" calcext:value-type="float">
            <text:p>0.2121</text:p>
          </table:table-cell>
          <table:table-cell table:formula="of:=(20000-[.$A1333])/([.D$2]*1000)" office:value-type="float" office:value="0.08484" calcext:value-type="float">
            <text:p>0.08484</text:p>
          </table:table-cell>
          <table:table-cell table:formula="of:=(20000-[.$A1333])/([.E$2]*1000)" office:value-type="float" office:value="0.04242" calcext:value-type="float">
            <text:p>0.04242</text:p>
          </table:table-cell>
        </table:table-row>
        <table:table-row table:style-name="ro1">
          <table:table-cell office:value-type="float" office:value="15731" calcext:value-type="float">
            <text:p>15731</text:p>
          </table:table-cell>
          <table:table-cell table:formula="of:=(20000-[.$A1334])/([.B$2]*1000)" office:value-type="float" office:value="0.4269" calcext:value-type="float">
            <text:p>0.4269</text:p>
          </table:table-cell>
          <table:table-cell table:style-name="Default" table:formula="of:=(20000-[.$A1334])/([.C$2]*1000)" office:value-type="float" office:value="0.21345" calcext:value-type="float">
            <text:p>0.21345</text:p>
          </table:table-cell>
          <table:table-cell table:formula="of:=(20000-[.$A1334])/([.D$2]*1000)" office:value-type="float" office:value="0.08538" calcext:value-type="float">
            <text:p>0.08538</text:p>
          </table:table-cell>
          <table:table-cell table:formula="of:=(20000-[.$A1334])/([.E$2]*1000)" office:value-type="float" office:value="0.04269" calcext:value-type="float">
            <text:p>0.04269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1335])/([.B$2]*1000)" office:value-type="float" office:value="0.4239" calcext:value-type="float">
            <text:p>0.4239</text:p>
          </table:table-cell>
          <table:table-cell table:style-name="Default" table:formula="of:=(20000-[.$A1335])/([.C$2]*1000)" office:value-type="float" office:value="0.21195" calcext:value-type="float">
            <text:p>0.21195</text:p>
          </table:table-cell>
          <table:table-cell table:formula="of:=(20000-[.$A1335])/([.D$2]*1000)" office:value-type="float" office:value="0.08478" calcext:value-type="float">
            <text:p>0.08478</text:p>
          </table:table-cell>
          <table:table-cell table:formula="of:=(20000-[.$A1335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18" calcext:value-type="float">
            <text:p>15718</text:p>
          </table:table-cell>
          <table:table-cell table:formula="of:=(20000-[.$A1336])/([.B$2]*1000)" office:value-type="float" office:value="0.4282" calcext:value-type="float">
            <text:p>0.4282</text:p>
          </table:table-cell>
          <table:table-cell table:style-name="Default" table:formula="of:=(20000-[.$A1336])/([.C$2]*1000)" office:value-type="float" office:value="0.2141" calcext:value-type="float">
            <text:p>0.2141</text:p>
          </table:table-cell>
          <table:table-cell table:formula="of:=(20000-[.$A1336])/([.D$2]*1000)" office:value-type="float" office:value="0.08564" calcext:value-type="float">
            <text:p>0.08564</text:p>
          </table:table-cell>
          <table:table-cell table:formula="of:=(20000-[.$A1336])/([.E$2]*1000)" office:value-type="float" office:value="0.04282" calcext:value-type="float">
            <text:p>0.04282</text:p>
          </table:table-cell>
        </table:table-row>
        <table:table-row table:style-name="ro1">
          <table:table-cell office:value-type="float" office:value="15727" calcext:value-type="float">
            <text:p>15727</text:p>
          </table:table-cell>
          <table:table-cell table:formula="of:=(20000-[.$A1337])/([.B$2]*1000)" office:value-type="float" office:value="0.4273" calcext:value-type="float">
            <text:p>0.4273</text:p>
          </table:table-cell>
          <table:table-cell table:style-name="Default" table:formula="of:=(20000-[.$A1337])/([.C$2]*1000)" office:value-type="float" office:value="0.21365" calcext:value-type="float">
            <text:p>0.21365</text:p>
          </table:table-cell>
          <table:table-cell table:formula="of:=(20000-[.$A1337])/([.D$2]*1000)" office:value-type="float" office:value="0.08546" calcext:value-type="float">
            <text:p>0.08546</text:p>
          </table:table-cell>
          <table:table-cell table:formula="of:=(20000-[.$A1337])/([.E$2]*1000)" office:value-type="float" office:value="0.04273" calcext:value-type="float">
            <text:p>0.04273</text:p>
          </table:table-cell>
        </table:table-row>
        <table:table-row table:style-name="ro1">
          <table:table-cell office:value-type="float" office:value="15705" calcext:value-type="float">
            <text:p>15705</text:p>
          </table:table-cell>
          <table:table-cell table:formula="of:=(20000-[.$A1338])/([.B$2]*1000)" office:value-type="float" office:value="0.4295" calcext:value-type="float">
            <text:p>0.4295</text:p>
          </table:table-cell>
          <table:table-cell table:style-name="Default" table:formula="of:=(20000-[.$A1338])/([.C$2]*1000)" office:value-type="float" office:value="0.21475" calcext:value-type="float">
            <text:p>0.21475</text:p>
          </table:table-cell>
          <table:table-cell table:formula="of:=(20000-[.$A1338])/([.D$2]*1000)" office:value-type="float" office:value="0.0859" calcext:value-type="float">
            <text:p>0.0859</text:p>
          </table:table-cell>
          <table:table-cell table:formula="of:=(20000-[.$A1338])/([.E$2]*1000)" office:value-type="float" office:value="0.04295" calcext:value-type="float">
            <text:p>0.04295</text:p>
          </table:table-cell>
        </table:table-row>
        <table:table-row table:style-name="ro1">
          <table:table-cell office:value-type="float" office:value="15757" calcext:value-type="float">
            <text:p>15757</text:p>
          </table:table-cell>
          <table:table-cell table:formula="of:=(20000-[.$A1339])/([.B$2]*1000)" office:value-type="float" office:value="0.4243" calcext:value-type="float">
            <text:p>0.4243</text:p>
          </table:table-cell>
          <table:table-cell table:style-name="Default" table:formula="of:=(20000-[.$A1339])/([.C$2]*1000)" office:value-type="float" office:value="0.21215" calcext:value-type="float">
            <text:p>0.21215</text:p>
          </table:table-cell>
          <table:table-cell table:formula="of:=(20000-[.$A1339])/([.D$2]*1000)" office:value-type="float" office:value="0.08486" calcext:value-type="float">
            <text:p>0.08486</text:p>
          </table:table-cell>
          <table:table-cell table:formula="of:=(20000-[.$A1339])/([.E$2]*1000)" office:value-type="float" office:value="0.04243" calcext:value-type="float">
            <text:p>0.04243</text:p>
          </table:table-cell>
        </table:table-row>
        <table:table-row table:style-name="ro1">
          <table:table-cell office:value-type="float" office:value="15578" calcext:value-type="float">
            <text:p>15578</text:p>
          </table:table-cell>
          <table:table-cell table:formula="of:=(20000-[.$A1340])/([.B$2]*1000)" office:value-type="float" office:value="0.4422" calcext:value-type="float">
            <text:p>0.4422</text:p>
          </table:table-cell>
          <table:table-cell table:style-name="Default" table:formula="of:=(20000-[.$A1340])/([.C$2]*1000)" office:value-type="float" office:value="0.2211" calcext:value-type="float">
            <text:p>0.2211</text:p>
          </table:table-cell>
          <table:table-cell table:formula="of:=(20000-[.$A1340])/([.D$2]*1000)" office:value-type="float" office:value="0.08844" calcext:value-type="float">
            <text:p>0.08844</text:p>
          </table:table-cell>
          <table:table-cell table:formula="of:=(20000-[.$A1340])/([.E$2]*1000)" office:value-type="float" office:value="0.04422" calcext:value-type="float">
            <text:p>0.04422</text:p>
          </table:table-cell>
        </table:table-row>
        <table:table-row table:style-name="ro1">
          <table:table-cell office:value-type="float" office:value="15672" calcext:value-type="float">
            <text:p>15672</text:p>
          </table:table-cell>
          <table:table-cell table:formula="of:=(20000-[.$A1341])/([.B$2]*1000)" office:value-type="float" office:value="0.4328" calcext:value-type="float">
            <text:p>0.4328</text:p>
          </table:table-cell>
          <table:table-cell table:style-name="Default" table:formula="of:=(20000-[.$A1341])/([.C$2]*1000)" office:value-type="float" office:value="0.2164" calcext:value-type="float">
            <text:p>0.2164</text:p>
          </table:table-cell>
          <table:table-cell table:formula="of:=(20000-[.$A1341])/([.D$2]*1000)" office:value-type="float" office:value="0.08656" calcext:value-type="float">
            <text:p>0.08656</text:p>
          </table:table-cell>
          <table:table-cell table:formula="of:=(20000-[.$A1341])/([.E$2]*1000)" office:value-type="float" office:value="0.04328" calcext:value-type="float">
            <text:p>0.04328</text:p>
          </table:table-cell>
        </table:table-row>
        <table:table-row table:style-name="ro1">
          <table:table-cell office:value-type="float" office:value="15752" calcext:value-type="float">
            <text:p>15752</text:p>
          </table:table-cell>
          <table:table-cell table:formula="of:=(20000-[.$A1342])/([.B$2]*1000)" office:value-type="float" office:value="0.4248" calcext:value-type="float">
            <text:p>0.4248</text:p>
          </table:table-cell>
          <table:table-cell table:style-name="Default" table:formula="of:=(20000-[.$A1342])/([.C$2]*1000)" office:value-type="float" office:value="0.2124" calcext:value-type="float">
            <text:p>0.2124</text:p>
          </table:table-cell>
          <table:table-cell table:formula="of:=(20000-[.$A1342])/([.D$2]*1000)" office:value-type="float" office:value="0.08496" calcext:value-type="float">
            <text:p>0.08496</text:p>
          </table:table-cell>
          <table:table-cell table:formula="of:=(20000-[.$A1342])/([.E$2]*1000)" office:value-type="float" office:value="0.04248" calcext:value-type="float">
            <text:p>0.04248</text:p>
          </table:table-cell>
        </table:table-row>
        <table:table-row table:style-name="ro1">
          <table:table-cell office:value-type="float" office:value="15715" calcext:value-type="float">
            <text:p>15715</text:p>
          </table:table-cell>
          <table:table-cell table:formula="of:=(20000-[.$A1343])/([.B$2]*1000)" office:value-type="float" office:value="0.4285" calcext:value-type="float">
            <text:p>0.4285</text:p>
          </table:table-cell>
          <table:table-cell table:style-name="Default" table:formula="of:=(20000-[.$A1343])/([.C$2]*1000)" office:value-type="float" office:value="0.21425" calcext:value-type="float">
            <text:p>0.21425</text:p>
          </table:table-cell>
          <table:table-cell table:formula="of:=(20000-[.$A1343])/([.D$2]*1000)" office:value-type="float" office:value="0.0857" calcext:value-type="float">
            <text:p>0.0857</text:p>
          </table:table-cell>
          <table:table-cell table:formula="of:=(20000-[.$A1343])/([.E$2]*1000)" office:value-type="float" office:value="0.04285" calcext:value-type="float">
            <text:p>0.04285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1344])/([.B$2]*1000)" office:value-type="float" office:value="0.4238" calcext:value-type="float">
            <text:p>0.4238</text:p>
          </table:table-cell>
          <table:table-cell table:style-name="Default" table:formula="of:=(20000-[.$A1344])/([.C$2]*1000)" office:value-type="float" office:value="0.2119" calcext:value-type="float">
            <text:p>0.2119</text:p>
          </table:table-cell>
          <table:table-cell table:formula="of:=(20000-[.$A1344])/([.D$2]*1000)" office:value-type="float" office:value="0.08476" calcext:value-type="float">
            <text:p>0.08476</text:p>
          </table:table-cell>
          <table:table-cell table:formula="of:=(20000-[.$A1344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15" calcext:value-type="float">
            <text:p>15715</text:p>
          </table:table-cell>
          <table:table-cell table:formula="of:=(20000-[.$A1345])/([.B$2]*1000)" office:value-type="float" office:value="0.4285" calcext:value-type="float">
            <text:p>0.4285</text:p>
          </table:table-cell>
          <table:table-cell table:style-name="Default" table:formula="of:=(20000-[.$A1345])/([.C$2]*1000)" office:value-type="float" office:value="0.21425" calcext:value-type="float">
            <text:p>0.21425</text:p>
          </table:table-cell>
          <table:table-cell table:formula="of:=(20000-[.$A1345])/([.D$2]*1000)" office:value-type="float" office:value="0.0857" calcext:value-type="float">
            <text:p>0.0857</text:p>
          </table:table-cell>
          <table:table-cell table:formula="of:=(20000-[.$A1345])/([.E$2]*1000)" office:value-type="float" office:value="0.04285" calcext:value-type="float">
            <text:p>0.04285</text:p>
          </table:table-cell>
        </table:table-row>
        <table:table-row table:style-name="ro1">
          <table:table-cell office:value-type="float" office:value="15755" calcext:value-type="float">
            <text:p>15755</text:p>
          </table:table-cell>
          <table:table-cell table:formula="of:=(20000-[.$A1346])/([.B$2]*1000)" office:value-type="float" office:value="0.4245" calcext:value-type="float">
            <text:p>0.4245</text:p>
          </table:table-cell>
          <table:table-cell table:style-name="Default" table:formula="of:=(20000-[.$A1346])/([.C$2]*1000)" office:value-type="float" office:value="0.21225" calcext:value-type="float">
            <text:p>0.21225</text:p>
          </table:table-cell>
          <table:table-cell table:formula="of:=(20000-[.$A1346])/([.D$2]*1000)" office:value-type="float" office:value="0.0849" calcext:value-type="float">
            <text:p>0.0849</text:p>
          </table:table-cell>
          <table:table-cell table:formula="of:=(20000-[.$A1346])/([.E$2]*1000)" office:value-type="float" office:value="0.04245" calcext:value-type="float">
            <text:p>0.04245</text:p>
          </table:table-cell>
        </table:table-row>
        <table:table-row table:style-name="ro1">
          <table:table-cell office:value-type="float" office:value="15728" calcext:value-type="float">
            <text:p>15728</text:p>
          </table:table-cell>
          <table:table-cell table:formula="of:=(20000-[.$A1347])/([.B$2]*1000)" office:value-type="float" office:value="0.4272" calcext:value-type="float">
            <text:p>0.4272</text:p>
          </table:table-cell>
          <table:table-cell table:style-name="Default" table:formula="of:=(20000-[.$A1347])/([.C$2]*1000)" office:value-type="float" office:value="0.2136" calcext:value-type="float">
            <text:p>0.2136</text:p>
          </table:table-cell>
          <table:table-cell table:formula="of:=(20000-[.$A1347])/([.D$2]*1000)" office:value-type="float" office:value="0.08544" calcext:value-type="float">
            <text:p>0.08544</text:p>
          </table:table-cell>
          <table:table-cell table:formula="of:=(20000-[.$A1347])/([.E$2]*1000)" office:value-type="float" office:value="0.04272" calcext:value-type="float">
            <text:p>0.04272</text:p>
          </table:table-cell>
        </table:table-row>
        <table:table-row table:style-name="ro1">
          <table:table-cell office:value-type="float" office:value="15708" calcext:value-type="float">
            <text:p>15708</text:p>
          </table:table-cell>
          <table:table-cell table:formula="of:=(20000-[.$A1348])/([.B$2]*1000)" office:value-type="float" office:value="0.4292" calcext:value-type="float">
            <text:p>0.4292</text:p>
          </table:table-cell>
          <table:table-cell table:style-name="Default" table:formula="of:=(20000-[.$A1348])/([.C$2]*1000)" office:value-type="float" office:value="0.2146" calcext:value-type="float">
            <text:p>0.2146</text:p>
          </table:table-cell>
          <table:table-cell table:formula="of:=(20000-[.$A1348])/([.D$2]*1000)" office:value-type="float" office:value="0.08584" calcext:value-type="float">
            <text:p>0.08584</text:p>
          </table:table-cell>
          <table:table-cell table:formula="of:=(20000-[.$A1348])/([.E$2]*1000)" office:value-type="float" office:value="0.04292" calcext:value-type="float">
            <text:p>0.04292</text:p>
          </table:table-cell>
        </table:table-row>
        <table:table-row table:style-name="ro1">
          <table:table-cell office:value-type="float" office:value="15722" calcext:value-type="float">
            <text:p>15722</text:p>
          </table:table-cell>
          <table:table-cell table:formula="of:=(20000-[.$A1349])/([.B$2]*1000)" office:value-type="float" office:value="0.4278" calcext:value-type="float">
            <text:p>0.4278</text:p>
          </table:table-cell>
          <table:table-cell table:style-name="Default" table:formula="of:=(20000-[.$A1349])/([.C$2]*1000)" office:value-type="float" office:value="0.2139" calcext:value-type="float">
            <text:p>0.2139</text:p>
          </table:table-cell>
          <table:table-cell table:formula="of:=(20000-[.$A1349])/([.D$2]*1000)" office:value-type="float" office:value="0.08556" calcext:value-type="float">
            <text:p>0.08556</text:p>
          </table:table-cell>
          <table:table-cell table:formula="of:=(20000-[.$A1349])/([.E$2]*1000)" office:value-type="float" office:value="0.04278" calcext:value-type="float">
            <text:p>0.04278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1350])/([.B$2]*1000)" office:value-type="float" office:value="0.4239" calcext:value-type="float">
            <text:p>0.4239</text:p>
          </table:table-cell>
          <table:table-cell table:style-name="Default" table:formula="of:=(20000-[.$A1350])/([.C$2]*1000)" office:value-type="float" office:value="0.21195" calcext:value-type="float">
            <text:p>0.21195</text:p>
          </table:table-cell>
          <table:table-cell table:formula="of:=(20000-[.$A1350])/([.D$2]*1000)" office:value-type="float" office:value="0.08478" calcext:value-type="float">
            <text:p>0.08478</text:p>
          </table:table-cell>
          <table:table-cell table:formula="of:=(20000-[.$A1350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17" calcext:value-type="float">
            <text:p>15717</text:p>
          </table:table-cell>
          <table:table-cell table:formula="of:=(20000-[.$A1351])/([.B$2]*1000)" office:value-type="float" office:value="0.4283" calcext:value-type="float">
            <text:p>0.4283</text:p>
          </table:table-cell>
          <table:table-cell table:style-name="Default" table:formula="of:=(20000-[.$A1351])/([.C$2]*1000)" office:value-type="float" office:value="0.21415" calcext:value-type="float">
            <text:p>0.21415</text:p>
          </table:table-cell>
          <table:table-cell table:formula="of:=(20000-[.$A1351])/([.D$2]*1000)" office:value-type="float" office:value="0.08566" calcext:value-type="float">
            <text:p>0.08566</text:p>
          </table:table-cell>
          <table:table-cell table:formula="of:=(20000-[.$A1351])/([.E$2]*1000)" office:value-type="float" office:value="0.04283" calcext:value-type="float">
            <text:p>0.04283</text:p>
          </table:table-cell>
        </table:table-row>
        <table:table-row table:style-name="ro1">
          <table:table-cell office:value-type="float" office:value="15757" calcext:value-type="float">
            <text:p>15757</text:p>
          </table:table-cell>
          <table:table-cell table:formula="of:=(20000-[.$A1352])/([.B$2]*1000)" office:value-type="float" office:value="0.4243" calcext:value-type="float">
            <text:p>0.4243</text:p>
          </table:table-cell>
          <table:table-cell table:style-name="Default" table:formula="of:=(20000-[.$A1352])/([.C$2]*1000)" office:value-type="float" office:value="0.21215" calcext:value-type="float">
            <text:p>0.21215</text:p>
          </table:table-cell>
          <table:table-cell table:formula="of:=(20000-[.$A1352])/([.D$2]*1000)" office:value-type="float" office:value="0.08486" calcext:value-type="float">
            <text:p>0.08486</text:p>
          </table:table-cell>
          <table:table-cell table:formula="of:=(20000-[.$A1352])/([.E$2]*1000)" office:value-type="float" office:value="0.04243" calcext:value-type="float">
            <text:p>0.04243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1353])/([.B$2]*1000)" office:value-type="float" office:value="0.4238" calcext:value-type="float">
            <text:p>0.4238</text:p>
          </table:table-cell>
          <table:table-cell table:style-name="Default" table:formula="of:=(20000-[.$A1353])/([.C$2]*1000)" office:value-type="float" office:value="0.2119" calcext:value-type="float">
            <text:p>0.2119</text:p>
          </table:table-cell>
          <table:table-cell table:formula="of:=(20000-[.$A1353])/([.D$2]*1000)" office:value-type="float" office:value="0.08476" calcext:value-type="float">
            <text:p>0.08476</text:p>
          </table:table-cell>
          <table:table-cell table:formula="of:=(20000-[.$A1353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07" calcext:value-type="float">
            <text:p>15707</text:p>
          </table:table-cell>
          <table:table-cell table:formula="of:=(20000-[.$A1354])/([.B$2]*1000)" office:value-type="float" office:value="0.4293" calcext:value-type="float">
            <text:p>0.4293</text:p>
          </table:table-cell>
          <table:table-cell table:style-name="Default" table:formula="of:=(20000-[.$A1354])/([.C$2]*1000)" office:value-type="float" office:value="0.21465" calcext:value-type="float">
            <text:p>0.21465</text:p>
          </table:table-cell>
          <table:table-cell table:formula="of:=(20000-[.$A1354])/([.D$2]*1000)" office:value-type="float" office:value="0.08586" calcext:value-type="float">
            <text:p>0.08586</text:p>
          </table:table-cell>
          <table:table-cell table:formula="of:=(20000-[.$A1354])/([.E$2]*1000)" office:value-type="float" office:value="0.04293" calcext:value-type="float">
            <text:p>0.04293</text:p>
          </table:table-cell>
        </table:table-row>
        <table:table-row table:style-name="ro1">
          <table:table-cell office:value-type="float" office:value="15728" calcext:value-type="float">
            <text:p>15728</text:p>
          </table:table-cell>
          <table:table-cell table:formula="of:=(20000-[.$A1355])/([.B$2]*1000)" office:value-type="float" office:value="0.4272" calcext:value-type="float">
            <text:p>0.4272</text:p>
          </table:table-cell>
          <table:table-cell table:style-name="Default" table:formula="of:=(20000-[.$A1355])/([.C$2]*1000)" office:value-type="float" office:value="0.2136" calcext:value-type="float">
            <text:p>0.2136</text:p>
          </table:table-cell>
          <table:table-cell table:formula="of:=(20000-[.$A1355])/([.D$2]*1000)" office:value-type="float" office:value="0.08544" calcext:value-type="float">
            <text:p>0.08544</text:p>
          </table:table-cell>
          <table:table-cell table:formula="of:=(20000-[.$A1355])/([.E$2]*1000)" office:value-type="float" office:value="0.04272" calcext:value-type="float">
            <text:p>0.04272</text:p>
          </table:table-cell>
        </table:table-row>
        <table:table-row table:style-name="ro1">
          <table:table-cell office:value-type="float" office:value="15692" calcext:value-type="float">
            <text:p>15692</text:p>
          </table:table-cell>
          <table:table-cell table:formula="of:=(20000-[.$A1356])/([.B$2]*1000)" office:value-type="float" office:value="0.4308" calcext:value-type="float">
            <text:p>0.4308</text:p>
          </table:table-cell>
          <table:table-cell table:style-name="Default" table:formula="of:=(20000-[.$A1356])/([.C$2]*1000)" office:value-type="float" office:value="0.2154" calcext:value-type="float">
            <text:p>0.2154</text:p>
          </table:table-cell>
          <table:table-cell table:formula="of:=(20000-[.$A1356])/([.D$2]*1000)" office:value-type="float" office:value="0.08616" calcext:value-type="float">
            <text:p>0.08616</text:p>
          </table:table-cell>
          <table:table-cell table:formula="of:=(20000-[.$A1356])/([.E$2]*1000)" office:value-type="float" office:value="0.04308" calcext:value-type="float">
            <text:p>0.04308</text:p>
          </table:table-cell>
        </table:table-row>
        <table:table-row table:style-name="ro1">
          <table:table-cell office:value-type="float" office:value="15740" calcext:value-type="float">
            <text:p>15740</text:p>
          </table:table-cell>
          <table:table-cell table:formula="of:=(20000-[.$A1357])/([.B$2]*1000)" office:value-type="float" office:value="0.426" calcext:value-type="float">
            <text:p>0.426</text:p>
          </table:table-cell>
          <table:table-cell table:style-name="Default" table:formula="of:=(20000-[.$A1357])/([.C$2]*1000)" office:value-type="float" office:value="0.213" calcext:value-type="float">
            <text:p>0.213</text:p>
          </table:table-cell>
          <table:table-cell table:formula="of:=(20000-[.$A1357])/([.D$2]*1000)" office:value-type="float" office:value="0.0852" calcext:value-type="float">
            <text:p>0.0852</text:p>
          </table:table-cell>
          <table:table-cell table:formula="of:=(20000-[.$A1357])/([.E$2]*1000)" office:value-type="float" office:value="0.0426" calcext:value-type="float">
            <text:p>0.0426</text:p>
          </table:table-cell>
        </table:table-row>
        <table:table-row table:style-name="ro1">
          <table:table-cell office:value-type="float" office:value="15705" calcext:value-type="float">
            <text:p>15705</text:p>
          </table:table-cell>
          <table:table-cell table:formula="of:=(20000-[.$A1358])/([.B$2]*1000)" office:value-type="float" office:value="0.4295" calcext:value-type="float">
            <text:p>0.4295</text:p>
          </table:table-cell>
          <table:table-cell table:style-name="Default" table:formula="of:=(20000-[.$A1358])/([.C$2]*1000)" office:value-type="float" office:value="0.21475" calcext:value-type="float">
            <text:p>0.21475</text:p>
          </table:table-cell>
          <table:table-cell table:formula="of:=(20000-[.$A1358])/([.D$2]*1000)" office:value-type="float" office:value="0.0859" calcext:value-type="float">
            <text:p>0.0859</text:p>
          </table:table-cell>
          <table:table-cell table:formula="of:=(20000-[.$A1358])/([.E$2]*1000)" office:value-type="float" office:value="0.04295" calcext:value-type="float">
            <text:p>0.04295</text:p>
          </table:table-cell>
        </table:table-row>
        <table:table-row table:style-name="ro1">
          <table:table-cell office:value-type="float" office:value="15734" calcext:value-type="float">
            <text:p>15734</text:p>
          </table:table-cell>
          <table:table-cell table:formula="of:=(20000-[.$A1359])/([.B$2]*1000)" office:value-type="float" office:value="0.4266" calcext:value-type="float">
            <text:p>0.4266</text:p>
          </table:table-cell>
          <table:table-cell table:style-name="Default" table:formula="of:=(20000-[.$A1359])/([.C$2]*1000)" office:value-type="float" office:value="0.2133" calcext:value-type="float">
            <text:p>0.2133</text:p>
          </table:table-cell>
          <table:table-cell table:formula="of:=(20000-[.$A1359])/([.D$2]*1000)" office:value-type="float" office:value="0.08532" calcext:value-type="float">
            <text:p>0.08532</text:p>
          </table:table-cell>
          <table:table-cell table:formula="of:=(20000-[.$A1359])/([.E$2]*1000)" office:value-type="float" office:value="0.04266" calcext:value-type="float">
            <text:p>0.04266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1360])/([.B$2]*1000)" office:value-type="float" office:value="0.4239" calcext:value-type="float">
            <text:p>0.4239</text:p>
          </table:table-cell>
          <table:table-cell table:style-name="Default" table:formula="of:=(20000-[.$A1360])/([.C$2]*1000)" office:value-type="float" office:value="0.21195" calcext:value-type="float">
            <text:p>0.21195</text:p>
          </table:table-cell>
          <table:table-cell table:formula="of:=(20000-[.$A1360])/([.D$2]*1000)" office:value-type="float" office:value="0.08478" calcext:value-type="float">
            <text:p>0.08478</text:p>
          </table:table-cell>
          <table:table-cell table:formula="of:=(20000-[.$A1360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1361])/([.B$2]*1000)" office:value-type="float" office:value="0.4239" calcext:value-type="float">
            <text:p>0.4239</text:p>
          </table:table-cell>
          <table:table-cell table:style-name="Default" table:formula="of:=(20000-[.$A1361])/([.C$2]*1000)" office:value-type="float" office:value="0.21195" calcext:value-type="float">
            <text:p>0.21195</text:p>
          </table:table-cell>
          <table:table-cell table:formula="of:=(20000-[.$A1361])/([.D$2]*1000)" office:value-type="float" office:value="0.08478" calcext:value-type="float">
            <text:p>0.08478</text:p>
          </table:table-cell>
          <table:table-cell table:formula="of:=(20000-[.$A1361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18" calcext:value-type="float">
            <text:p>15718</text:p>
          </table:table-cell>
          <table:table-cell table:formula="of:=(20000-[.$A1362])/([.B$2]*1000)" office:value-type="float" office:value="0.4282" calcext:value-type="float">
            <text:p>0.4282</text:p>
          </table:table-cell>
          <table:table-cell table:style-name="Default" table:formula="of:=(20000-[.$A1362])/([.C$2]*1000)" office:value-type="float" office:value="0.2141" calcext:value-type="float">
            <text:p>0.2141</text:p>
          </table:table-cell>
          <table:table-cell table:formula="of:=(20000-[.$A1362])/([.D$2]*1000)" office:value-type="float" office:value="0.08564" calcext:value-type="float">
            <text:p>0.08564</text:p>
          </table:table-cell>
          <table:table-cell table:formula="of:=(20000-[.$A1362])/([.E$2]*1000)" office:value-type="float" office:value="0.04282" calcext:value-type="float">
            <text:p>0.04282</text:p>
          </table:table-cell>
        </table:table-row>
        <table:table-row table:style-name="ro1">
          <table:table-cell office:value-type="float" office:value="15754" calcext:value-type="float">
            <text:p>15754</text:p>
          </table:table-cell>
          <table:table-cell table:formula="of:=(20000-[.$A1363])/([.B$2]*1000)" office:value-type="float" office:value="0.4246" calcext:value-type="float">
            <text:p>0.4246</text:p>
          </table:table-cell>
          <table:table-cell table:style-name="Default" table:formula="of:=(20000-[.$A1363])/([.C$2]*1000)" office:value-type="float" office:value="0.2123" calcext:value-type="float">
            <text:p>0.2123</text:p>
          </table:table-cell>
          <table:table-cell table:formula="of:=(20000-[.$A1363])/([.D$2]*1000)" office:value-type="float" office:value="0.08492" calcext:value-type="float">
            <text:p>0.08492</text:p>
          </table:table-cell>
          <table:table-cell table:formula="of:=(20000-[.$A1363])/([.E$2]*1000)" office:value-type="float" office:value="0.04246" calcext:value-type="float">
            <text:p>0.04246</text:p>
          </table:table-cell>
        </table:table-row>
        <table:table-row table:style-name="ro1">
          <table:table-cell office:value-type="float" office:value="15684" calcext:value-type="float">
            <text:p>15684</text:p>
          </table:table-cell>
          <table:table-cell table:formula="of:=(20000-[.$A1364])/([.B$2]*1000)" office:value-type="float" office:value="0.4316" calcext:value-type="float">
            <text:p>0.4316</text:p>
          </table:table-cell>
          <table:table-cell table:style-name="Default" table:formula="of:=(20000-[.$A1364])/([.C$2]*1000)" office:value-type="float" office:value="0.2158" calcext:value-type="float">
            <text:p>0.2158</text:p>
          </table:table-cell>
          <table:table-cell table:formula="of:=(20000-[.$A1364])/([.D$2]*1000)" office:value-type="float" office:value="0.08632" calcext:value-type="float">
            <text:p>0.08632</text:p>
          </table:table-cell>
          <table:table-cell table:formula="of:=(20000-[.$A1364])/([.E$2]*1000)" office:value-type="float" office:value="0.04316" calcext:value-type="float">
            <text:p>0.04316</text:p>
          </table:table-cell>
        </table:table-row>
        <table:table-row table:style-name="ro1">
          <table:table-cell office:value-type="float" office:value="15730" calcext:value-type="float">
            <text:p>15730</text:p>
          </table:table-cell>
          <table:table-cell table:formula="of:=(20000-[.$A1365])/([.B$2]*1000)" office:value-type="float" office:value="0.427" calcext:value-type="float">
            <text:p>0.427</text:p>
          </table:table-cell>
          <table:table-cell table:style-name="Default" table:formula="of:=(20000-[.$A1365])/([.C$2]*1000)" office:value-type="float" office:value="0.2135" calcext:value-type="float">
            <text:p>0.2135</text:p>
          </table:table-cell>
          <table:table-cell table:formula="of:=(20000-[.$A1365])/([.D$2]*1000)" office:value-type="float" office:value="0.0854" calcext:value-type="float">
            <text:p>0.0854</text:p>
          </table:table-cell>
          <table:table-cell table:formula="of:=(20000-[.$A1365])/([.E$2]*1000)" office:value-type="float" office:value="0.0427" calcext:value-type="float">
            <text:p>0.0427</text:p>
          </table:table-cell>
        </table:table-row>
        <table:table-row table:style-name="ro1">
          <table:table-cell office:value-type="float" office:value="15711" calcext:value-type="float">
            <text:p>15711</text:p>
          </table:table-cell>
          <table:table-cell table:formula="of:=(20000-[.$A1366])/([.B$2]*1000)" office:value-type="float" office:value="0.4289" calcext:value-type="float">
            <text:p>0.4289</text:p>
          </table:table-cell>
          <table:table-cell table:style-name="Default" table:formula="of:=(20000-[.$A1366])/([.C$2]*1000)" office:value-type="float" office:value="0.21445" calcext:value-type="float">
            <text:p>0.21445</text:p>
          </table:table-cell>
          <table:table-cell table:formula="of:=(20000-[.$A1366])/([.D$2]*1000)" office:value-type="float" office:value="0.08578" calcext:value-type="float">
            <text:p>0.08578</text:p>
          </table:table-cell>
          <table:table-cell table:formula="of:=(20000-[.$A1366])/([.E$2]*1000)" office:value-type="float" office:value="0.04289" calcext:value-type="float">
            <text:p>0.04289</text:p>
          </table:table-cell>
        </table:table-row>
        <table:table-row table:style-name="ro1">
          <table:table-cell office:value-type="float" office:value="15719" calcext:value-type="float">
            <text:p>15719</text:p>
          </table:table-cell>
          <table:table-cell table:formula="of:=(20000-[.$A1367])/([.B$2]*1000)" office:value-type="float" office:value="0.4281" calcext:value-type="float">
            <text:p>0.4281</text:p>
          </table:table-cell>
          <table:table-cell table:style-name="Default" table:formula="of:=(20000-[.$A1367])/([.C$2]*1000)" office:value-type="float" office:value="0.21405" calcext:value-type="float">
            <text:p>0.21405</text:p>
          </table:table-cell>
          <table:table-cell table:formula="of:=(20000-[.$A1367])/([.D$2]*1000)" office:value-type="float" office:value="0.08562" calcext:value-type="float">
            <text:p>0.08562</text:p>
          </table:table-cell>
          <table:table-cell table:formula="of:=(20000-[.$A1367])/([.E$2]*1000)" office:value-type="float" office:value="0.04281" calcext:value-type="float">
            <text:p>0.04281</text:p>
          </table:table-cell>
        </table:table-row>
        <table:table-row table:style-name="ro1">
          <table:table-cell office:value-type="float" office:value="15758" calcext:value-type="float">
            <text:p>15758</text:p>
          </table:table-cell>
          <table:table-cell table:formula="of:=(20000-[.$A1368])/([.B$2]*1000)" office:value-type="float" office:value="0.4242" calcext:value-type="float">
            <text:p>0.4242</text:p>
          </table:table-cell>
          <table:table-cell table:style-name="Default" table:formula="of:=(20000-[.$A1368])/([.C$2]*1000)" office:value-type="float" office:value="0.2121" calcext:value-type="float">
            <text:p>0.2121</text:p>
          </table:table-cell>
          <table:table-cell table:formula="of:=(20000-[.$A1368])/([.D$2]*1000)" office:value-type="float" office:value="0.08484" calcext:value-type="float">
            <text:p>0.08484</text:p>
          </table:table-cell>
          <table:table-cell table:formula="of:=(20000-[.$A1368])/([.E$2]*1000)" office:value-type="float" office:value="0.04242" calcext:value-type="float">
            <text:p>0.04242</text:p>
          </table:table-cell>
        </table:table-row>
        <table:table-row table:style-name="ro1">
          <table:table-cell office:value-type="float" office:value="15730" calcext:value-type="float">
            <text:p>15730</text:p>
          </table:table-cell>
          <table:table-cell table:formula="of:=(20000-[.$A1369])/([.B$2]*1000)" office:value-type="float" office:value="0.427" calcext:value-type="float">
            <text:p>0.427</text:p>
          </table:table-cell>
          <table:table-cell table:style-name="Default" table:formula="of:=(20000-[.$A1369])/([.C$2]*1000)" office:value-type="float" office:value="0.2135" calcext:value-type="float">
            <text:p>0.2135</text:p>
          </table:table-cell>
          <table:table-cell table:formula="of:=(20000-[.$A1369])/([.D$2]*1000)" office:value-type="float" office:value="0.0854" calcext:value-type="float">
            <text:p>0.0854</text:p>
          </table:table-cell>
          <table:table-cell table:formula="of:=(20000-[.$A1369])/([.E$2]*1000)" office:value-type="float" office:value="0.0427" calcext:value-type="float">
            <text:p>0.0427</text:p>
          </table:table-cell>
        </table:table-row>
        <table:table-row table:style-name="ro1">
          <table:table-cell office:value-type="float" office:value="15743" calcext:value-type="float">
            <text:p>15743</text:p>
          </table:table-cell>
          <table:table-cell table:formula="of:=(20000-[.$A1370])/([.B$2]*1000)" office:value-type="float" office:value="0.4257" calcext:value-type="float">
            <text:p>0.4257</text:p>
          </table:table-cell>
          <table:table-cell table:style-name="Default" table:formula="of:=(20000-[.$A1370])/([.C$2]*1000)" office:value-type="float" office:value="0.21285" calcext:value-type="float">
            <text:p>0.21285</text:p>
          </table:table-cell>
          <table:table-cell table:formula="of:=(20000-[.$A1370])/([.D$2]*1000)" office:value-type="float" office:value="0.08514" calcext:value-type="float">
            <text:p>0.08514</text:p>
          </table:table-cell>
          <table:table-cell table:formula="of:=(20000-[.$A1370])/([.E$2]*1000)" office:value-type="float" office:value="0.04257" calcext:value-type="float">
            <text:p>0.04257</text:p>
          </table:table-cell>
        </table:table-row>
        <table:table-row table:style-name="ro1">
          <table:table-cell office:value-type="float" office:value="15717" calcext:value-type="float">
            <text:p>15717</text:p>
          </table:table-cell>
          <table:table-cell table:formula="of:=(20000-[.$A1371])/([.B$2]*1000)" office:value-type="float" office:value="0.4283" calcext:value-type="float">
            <text:p>0.4283</text:p>
          </table:table-cell>
          <table:table-cell table:style-name="Default" table:formula="of:=(20000-[.$A1371])/([.C$2]*1000)" office:value-type="float" office:value="0.21415" calcext:value-type="float">
            <text:p>0.21415</text:p>
          </table:table-cell>
          <table:table-cell table:formula="of:=(20000-[.$A1371])/([.D$2]*1000)" office:value-type="float" office:value="0.08566" calcext:value-type="float">
            <text:p>0.08566</text:p>
          </table:table-cell>
          <table:table-cell table:formula="of:=(20000-[.$A1371])/([.E$2]*1000)" office:value-type="float" office:value="0.04283" calcext:value-type="float">
            <text:p>0.04283</text:p>
          </table:table-cell>
        </table:table-row>
        <table:table-row table:style-name="ro1">
          <table:table-cell office:value-type="float" office:value="15743" calcext:value-type="float">
            <text:p>15743</text:p>
          </table:table-cell>
          <table:table-cell table:formula="of:=(20000-[.$A1372])/([.B$2]*1000)" office:value-type="float" office:value="0.4257" calcext:value-type="float">
            <text:p>0.4257</text:p>
          </table:table-cell>
          <table:table-cell table:style-name="Default" table:formula="of:=(20000-[.$A1372])/([.C$2]*1000)" office:value-type="float" office:value="0.21285" calcext:value-type="float">
            <text:p>0.21285</text:p>
          </table:table-cell>
          <table:table-cell table:formula="of:=(20000-[.$A1372])/([.D$2]*1000)" office:value-type="float" office:value="0.08514" calcext:value-type="float">
            <text:p>0.08514</text:p>
          </table:table-cell>
          <table:table-cell table:formula="of:=(20000-[.$A1372])/([.E$2]*1000)" office:value-type="float" office:value="0.04257" calcext:value-type="float">
            <text:p>0.04257</text:p>
          </table:table-cell>
        </table:table-row>
        <table:table-row table:style-name="ro1">
          <table:table-cell office:value-type="float" office:value="15758" calcext:value-type="float">
            <text:p>15758</text:p>
          </table:table-cell>
          <table:table-cell table:formula="of:=(20000-[.$A1373])/([.B$2]*1000)" office:value-type="float" office:value="0.4242" calcext:value-type="float">
            <text:p>0.4242</text:p>
          </table:table-cell>
          <table:table-cell table:style-name="Default" table:formula="of:=(20000-[.$A1373])/([.C$2]*1000)" office:value-type="float" office:value="0.2121" calcext:value-type="float">
            <text:p>0.2121</text:p>
          </table:table-cell>
          <table:table-cell table:formula="of:=(20000-[.$A1373])/([.D$2]*1000)" office:value-type="float" office:value="0.08484" calcext:value-type="float">
            <text:p>0.08484</text:p>
          </table:table-cell>
          <table:table-cell table:formula="of:=(20000-[.$A1373])/([.E$2]*1000)" office:value-type="float" office:value="0.04242" calcext:value-type="float">
            <text:p>0.04242</text:p>
          </table:table-cell>
        </table:table-row>
        <table:table-row table:style-name="ro1">
          <table:table-cell office:value-type="float" office:value="15734" calcext:value-type="float">
            <text:p>15734</text:p>
          </table:table-cell>
          <table:table-cell table:formula="of:=(20000-[.$A1374])/([.B$2]*1000)" office:value-type="float" office:value="0.4266" calcext:value-type="float">
            <text:p>0.4266</text:p>
          </table:table-cell>
          <table:table-cell table:style-name="Default" table:formula="of:=(20000-[.$A1374])/([.C$2]*1000)" office:value-type="float" office:value="0.2133" calcext:value-type="float">
            <text:p>0.2133</text:p>
          </table:table-cell>
          <table:table-cell table:formula="of:=(20000-[.$A1374])/([.D$2]*1000)" office:value-type="float" office:value="0.08532" calcext:value-type="float">
            <text:p>0.08532</text:p>
          </table:table-cell>
          <table:table-cell table:formula="of:=(20000-[.$A1374])/([.E$2]*1000)" office:value-type="float" office:value="0.04266" calcext:value-type="float">
            <text:p>0.04266</text:p>
          </table:table-cell>
        </table:table-row>
        <table:table-row table:style-name="ro1">
          <table:table-cell office:value-type="float" office:value="15704" calcext:value-type="float">
            <text:p>15704</text:p>
          </table:table-cell>
          <table:table-cell table:formula="of:=(20000-[.$A1375])/([.B$2]*1000)" office:value-type="float" office:value="0.4296" calcext:value-type="float">
            <text:p>0.4296</text:p>
          </table:table-cell>
          <table:table-cell table:style-name="Default" table:formula="of:=(20000-[.$A1375])/([.C$2]*1000)" office:value-type="float" office:value="0.2148" calcext:value-type="float">
            <text:p>0.2148</text:p>
          </table:table-cell>
          <table:table-cell table:formula="of:=(20000-[.$A1375])/([.D$2]*1000)" office:value-type="float" office:value="0.08592" calcext:value-type="float">
            <text:p>0.08592</text:p>
          </table:table-cell>
          <table:table-cell table:formula="of:=(20000-[.$A1375])/([.E$2]*1000)" office:value-type="float" office:value="0.04296" calcext:value-type="float">
            <text:p>0.04296</text:p>
          </table:table-cell>
        </table:table-row>
        <table:table-row table:style-name="ro1">
          <table:table-cell office:value-type="float" office:value="15723" calcext:value-type="float">
            <text:p>15723</text:p>
          </table:table-cell>
          <table:table-cell table:formula="of:=(20000-[.$A1376])/([.B$2]*1000)" office:value-type="float" office:value="0.4277" calcext:value-type="float">
            <text:p>0.4277</text:p>
          </table:table-cell>
          <table:table-cell table:style-name="Default" table:formula="of:=(20000-[.$A1376])/([.C$2]*1000)" office:value-type="float" office:value="0.21385" calcext:value-type="float">
            <text:p>0.21385</text:p>
          </table:table-cell>
          <table:table-cell table:formula="of:=(20000-[.$A1376])/([.D$2]*1000)" office:value-type="float" office:value="0.08554" calcext:value-type="float">
            <text:p>0.08554</text:p>
          </table:table-cell>
          <table:table-cell table:formula="of:=(20000-[.$A1376])/([.E$2]*1000)" office:value-type="float" office:value="0.04277" calcext:value-type="float">
            <text:p>0.04277</text:p>
          </table:table-cell>
        </table:table-row>
        <table:table-row table:style-name="ro1">
          <table:table-cell office:value-type="float" office:value="15720" calcext:value-type="float">
            <text:p>15720</text:p>
          </table:table-cell>
          <table:table-cell table:formula="of:=(20000-[.$A1377])/([.B$2]*1000)" office:value-type="float" office:value="0.428" calcext:value-type="float">
            <text:p>0.428</text:p>
          </table:table-cell>
          <table:table-cell table:style-name="Default" table:formula="of:=(20000-[.$A1377])/([.C$2]*1000)" office:value-type="float" office:value="0.214" calcext:value-type="float">
            <text:p>0.214</text:p>
          </table:table-cell>
          <table:table-cell table:formula="of:=(20000-[.$A1377])/([.D$2]*1000)" office:value-type="float" office:value="0.0856" calcext:value-type="float">
            <text:p>0.0856</text:p>
          </table:table-cell>
          <table:table-cell table:formula="of:=(20000-[.$A1377])/([.E$2]*1000)"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1378])/([.B$2]*1000)" office:value-type="float" office:value="0.4237" calcext:value-type="float">
            <text:p>0.4237</text:p>
          </table:table-cell>
          <table:table-cell table:style-name="Default" table:formula="of:=(20000-[.$A1378])/([.C$2]*1000)" office:value-type="float" office:value="0.21185" calcext:value-type="float">
            <text:p>0.21185</text:p>
          </table:table-cell>
          <table:table-cell table:formula="of:=(20000-[.$A1378])/([.D$2]*1000)" office:value-type="float" office:value="0.08474" calcext:value-type="float">
            <text:p>0.08474</text:p>
          </table:table-cell>
          <table:table-cell table:formula="of:=(20000-[.$A1378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20" calcext:value-type="float">
            <text:p>15720</text:p>
          </table:table-cell>
          <table:table-cell table:formula="of:=(20000-[.$A1379])/([.B$2]*1000)" office:value-type="float" office:value="0.428" calcext:value-type="float">
            <text:p>0.428</text:p>
          </table:table-cell>
          <table:table-cell table:style-name="Default" table:formula="of:=(20000-[.$A1379])/([.C$2]*1000)" office:value-type="float" office:value="0.214" calcext:value-type="float">
            <text:p>0.214</text:p>
          </table:table-cell>
          <table:table-cell table:formula="of:=(20000-[.$A1379])/([.D$2]*1000)" office:value-type="float" office:value="0.0856" calcext:value-type="float">
            <text:p>0.0856</text:p>
          </table:table-cell>
          <table:table-cell table:formula="of:=(20000-[.$A1379])/([.E$2]*1000)"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1380])/([.B$2]*1000)" office:value-type="float" office:value="0.4238" calcext:value-type="float">
            <text:p>0.4238</text:p>
          </table:table-cell>
          <table:table-cell table:style-name="Default" table:formula="of:=(20000-[.$A1380])/([.C$2]*1000)" office:value-type="float" office:value="0.2119" calcext:value-type="float">
            <text:p>0.2119</text:p>
          </table:table-cell>
          <table:table-cell table:formula="of:=(20000-[.$A1380])/([.D$2]*1000)" office:value-type="float" office:value="0.08476" calcext:value-type="float">
            <text:p>0.08476</text:p>
          </table:table-cell>
          <table:table-cell table:formula="of:=(20000-[.$A1380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14" calcext:value-type="float">
            <text:p>15714</text:p>
          </table:table-cell>
          <table:table-cell table:formula="of:=(20000-[.$A1381])/([.B$2]*1000)" office:value-type="float" office:value="0.4286" calcext:value-type="float">
            <text:p>0.4286</text:p>
          </table:table-cell>
          <table:table-cell table:style-name="Default" table:formula="of:=(20000-[.$A1381])/([.C$2]*1000)" office:value-type="float" office:value="0.2143" calcext:value-type="float">
            <text:p>0.2143</text:p>
          </table:table-cell>
          <table:table-cell table:formula="of:=(20000-[.$A1381])/([.D$2]*1000)" office:value-type="float" office:value="0.08572" calcext:value-type="float">
            <text:p>0.08572</text:p>
          </table:table-cell>
          <table:table-cell table:formula="of:=(20000-[.$A1381])/([.E$2]*1000)" office:value-type="float" office:value="0.04286" calcext:value-type="float">
            <text:p>0.04286</text:p>
          </table:table-cell>
        </table:table-row>
        <table:table-row table:style-name="ro1">
          <table:table-cell office:value-type="float" office:value="15728" calcext:value-type="float">
            <text:p>15728</text:p>
          </table:table-cell>
          <table:table-cell table:formula="of:=(20000-[.$A1382])/([.B$2]*1000)" office:value-type="float" office:value="0.4272" calcext:value-type="float">
            <text:p>0.4272</text:p>
          </table:table-cell>
          <table:table-cell table:style-name="Default" table:formula="of:=(20000-[.$A1382])/([.C$2]*1000)" office:value-type="float" office:value="0.2136" calcext:value-type="float">
            <text:p>0.2136</text:p>
          </table:table-cell>
          <table:table-cell table:formula="of:=(20000-[.$A1382])/([.D$2]*1000)" office:value-type="float" office:value="0.08544" calcext:value-type="float">
            <text:p>0.08544</text:p>
          </table:table-cell>
          <table:table-cell table:formula="of:=(20000-[.$A1382])/([.E$2]*1000)" office:value-type="float" office:value="0.04272" calcext:value-type="float">
            <text:p>0.04272</text:p>
          </table:table-cell>
        </table:table-row>
        <table:table-row table:style-name="ro1">
          <table:table-cell office:value-type="float" office:value="15757" calcext:value-type="float">
            <text:p>15757</text:p>
          </table:table-cell>
          <table:table-cell table:formula="of:=(20000-[.$A1383])/([.B$2]*1000)" office:value-type="float" office:value="0.4243" calcext:value-type="float">
            <text:p>0.4243</text:p>
          </table:table-cell>
          <table:table-cell table:style-name="Default" table:formula="of:=(20000-[.$A1383])/([.C$2]*1000)" office:value-type="float" office:value="0.21215" calcext:value-type="float">
            <text:p>0.21215</text:p>
          </table:table-cell>
          <table:table-cell table:formula="of:=(20000-[.$A1383])/([.D$2]*1000)" office:value-type="float" office:value="0.08486" calcext:value-type="float">
            <text:p>0.08486</text:p>
          </table:table-cell>
          <table:table-cell table:formula="of:=(20000-[.$A1383])/([.E$2]*1000)" office:value-type="float" office:value="0.04243" calcext:value-type="float">
            <text:p>0.04243</text:p>
          </table:table-cell>
        </table:table-row>
        <table:table-row table:style-name="ro1">
          <table:table-cell office:value-type="float" office:value="15702" calcext:value-type="float">
            <text:p>15702</text:p>
          </table:table-cell>
          <table:table-cell table:formula="of:=(20000-[.$A1384])/([.B$2]*1000)" office:value-type="float" office:value="0.4298" calcext:value-type="float">
            <text:p>0.4298</text:p>
          </table:table-cell>
          <table:table-cell table:style-name="Default" table:formula="of:=(20000-[.$A1384])/([.C$2]*1000)" office:value-type="float" office:value="0.2149" calcext:value-type="float">
            <text:p>0.2149</text:p>
          </table:table-cell>
          <table:table-cell table:formula="of:=(20000-[.$A1384])/([.D$2]*1000)" office:value-type="float" office:value="0.08596" calcext:value-type="float">
            <text:p>0.08596</text:p>
          </table:table-cell>
          <table:table-cell table:formula="of:=(20000-[.$A1384])/([.E$2]*1000)" office:value-type="float" office:value="0.04298" calcext:value-type="float">
            <text:p>0.04298</text:p>
          </table:table-cell>
        </table:table-row>
        <table:table-row table:style-name="ro1">
          <table:table-cell office:value-type="float" office:value="15737" calcext:value-type="float">
            <text:p>15737</text:p>
          </table:table-cell>
          <table:table-cell table:formula="of:=(20000-[.$A1385])/([.B$2]*1000)" office:value-type="float" office:value="0.4263" calcext:value-type="float">
            <text:p>0.4263</text:p>
          </table:table-cell>
          <table:table-cell table:style-name="Default" table:formula="of:=(20000-[.$A1385])/([.C$2]*1000)" office:value-type="float" office:value="0.21315" calcext:value-type="float">
            <text:p>0.21315</text:p>
          </table:table-cell>
          <table:table-cell table:formula="of:=(20000-[.$A1385])/([.D$2]*1000)" office:value-type="float" office:value="0.08526" calcext:value-type="float">
            <text:p>0.08526</text:p>
          </table:table-cell>
          <table:table-cell table:formula="of:=(20000-[.$A1385])/([.E$2]*1000)" office:value-type="float" office:value="0.04263" calcext:value-type="float">
            <text:p>0.04263</text:p>
          </table:table-cell>
        </table:table-row>
        <table:table-row table:style-name="ro1">
          <table:table-cell office:value-type="float" office:value="15712" calcext:value-type="float">
            <text:p>15712</text:p>
          </table:table-cell>
          <table:table-cell table:formula="of:=(20000-[.$A1386])/([.B$2]*1000)" office:value-type="float" office:value="0.4288" calcext:value-type="float">
            <text:p>0.4288</text:p>
          </table:table-cell>
          <table:table-cell table:style-name="Default" table:formula="of:=(20000-[.$A1386])/([.C$2]*1000)" office:value-type="float" office:value="0.2144" calcext:value-type="float">
            <text:p>0.2144</text:p>
          </table:table-cell>
          <table:table-cell table:formula="of:=(20000-[.$A1386])/([.D$2]*1000)" office:value-type="float" office:value="0.08576" calcext:value-type="float">
            <text:p>0.08576</text:p>
          </table:table-cell>
          <table:table-cell table:formula="of:=(20000-[.$A1386])/([.E$2]*1000)" office:value-type="float" office:value="0.04288" calcext:value-type="float">
            <text:p>0.04288</text:p>
          </table:table-cell>
        </table:table-row>
        <table:table-row table:style-name="ro1">
          <table:table-cell office:value-type="float" office:value="15733" calcext:value-type="float">
            <text:p>15733</text:p>
          </table:table-cell>
          <table:table-cell table:formula="of:=(20000-[.$A1387])/([.B$2]*1000)" office:value-type="float" office:value="0.4267" calcext:value-type="float">
            <text:p>0.4267</text:p>
          </table:table-cell>
          <table:table-cell table:style-name="Default" table:formula="of:=(20000-[.$A1387])/([.C$2]*1000)" office:value-type="float" office:value="0.21335" calcext:value-type="float">
            <text:p>0.21335</text:p>
          </table:table-cell>
          <table:table-cell table:formula="of:=(20000-[.$A1387])/([.D$2]*1000)" office:value-type="float" office:value="0.08534" calcext:value-type="float">
            <text:p>0.08534</text:p>
          </table:table-cell>
          <table:table-cell table:formula="of:=(20000-[.$A1387])/([.E$2]*1000)" office:value-type="float" office:value="0.04267" calcext:value-type="float">
            <text:p>0.04267</text:p>
          </table:table-cell>
        </table:table-row>
        <table:table-row table:style-name="ro1">
          <table:table-cell office:value-type="float" office:value="15734" calcext:value-type="float">
            <text:p>15734</text:p>
          </table:table-cell>
          <table:table-cell table:formula="of:=(20000-[.$A1388])/([.B$2]*1000)" office:value-type="float" office:value="0.4266" calcext:value-type="float">
            <text:p>0.4266</text:p>
          </table:table-cell>
          <table:table-cell table:style-name="Default" table:formula="of:=(20000-[.$A1388])/([.C$2]*1000)" office:value-type="float" office:value="0.2133" calcext:value-type="float">
            <text:p>0.2133</text:p>
          </table:table-cell>
          <table:table-cell table:formula="of:=(20000-[.$A1388])/([.D$2]*1000)" office:value-type="float" office:value="0.08532" calcext:value-type="float">
            <text:p>0.08532</text:p>
          </table:table-cell>
          <table:table-cell table:formula="of:=(20000-[.$A1388])/([.E$2]*1000)" office:value-type="float" office:value="0.04266" calcext:value-type="float">
            <text:p>0.04266</text:p>
          </table:table-cell>
        </table:table-row>
        <table:table-row table:style-name="ro1">
          <table:table-cell office:value-type="float" office:value="15740" calcext:value-type="float">
            <text:p>15740</text:p>
          </table:table-cell>
          <table:table-cell table:formula="of:=(20000-[.$A1389])/([.B$2]*1000)" office:value-type="float" office:value="0.426" calcext:value-type="float">
            <text:p>0.426</text:p>
          </table:table-cell>
          <table:table-cell table:style-name="Default" table:formula="of:=(20000-[.$A1389])/([.C$2]*1000)" office:value-type="float" office:value="0.213" calcext:value-type="float">
            <text:p>0.213</text:p>
          </table:table-cell>
          <table:table-cell table:formula="of:=(20000-[.$A1389])/([.D$2]*1000)" office:value-type="float" office:value="0.0852" calcext:value-type="float">
            <text:p>0.0852</text:p>
          </table:table-cell>
          <table:table-cell table:formula="of:=(20000-[.$A1389])/([.E$2]*1000)" office:value-type="float" office:value="0.0426" calcext:value-type="float">
            <text:p>0.0426</text:p>
          </table:table-cell>
        </table:table-row>
        <table:table-row table:style-name="ro1">
          <table:table-cell office:value-type="float" office:value="15734" calcext:value-type="float">
            <text:p>15734</text:p>
          </table:table-cell>
          <table:table-cell table:formula="of:=(20000-[.$A1390])/([.B$2]*1000)" office:value-type="float" office:value="0.4266" calcext:value-type="float">
            <text:p>0.4266</text:p>
          </table:table-cell>
          <table:table-cell table:style-name="Default" table:formula="of:=(20000-[.$A1390])/([.C$2]*1000)" office:value-type="float" office:value="0.2133" calcext:value-type="float">
            <text:p>0.2133</text:p>
          </table:table-cell>
          <table:table-cell table:formula="of:=(20000-[.$A1390])/([.D$2]*1000)" office:value-type="float" office:value="0.08532" calcext:value-type="float">
            <text:p>0.08532</text:p>
          </table:table-cell>
          <table:table-cell table:formula="of:=(20000-[.$A1390])/([.E$2]*1000)" office:value-type="float" office:value="0.04266" calcext:value-type="float">
            <text:p>0.04266</text:p>
          </table:table-cell>
        </table:table-row>
        <table:table-row table:style-name="ro1">
          <table:table-cell office:value-type="float" office:value="11763" calcext:value-type="float">
            <text:p>11763</text:p>
          </table:table-cell>
          <table:table-cell table:formula="of:=(20000-[.$A1391])/([.B$2]*1000)" office:value-type="float" office:value="0.8237" calcext:value-type="float">
            <text:p>0.8237</text:p>
          </table:table-cell>
          <table:table-cell table:style-name="Default" table:formula="of:=(20000-[.$A1391])/([.C$2]*1000)" office:value-type="float" office:value="0.41185" calcext:value-type="float">
            <text:p>0.41185</text:p>
          </table:table-cell>
          <table:table-cell table:formula="of:=(20000-[.$A1391])/([.D$2]*1000)" office:value-type="float" office:value="0.16474" calcext:value-type="float">
            <text:p>0.16474</text:p>
          </table:table-cell>
          <table:table-cell table:formula="of:=(20000-[.$A1391])/([.E$2]*1000)" office:value-type="float" office:value="0.08237" calcext:value-type="float">
            <text:p>0.08237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1392])/([.B$2]*1000)" office:value-type="float" office:value="0.4236" calcext:value-type="float">
            <text:p>0.4236</text:p>
          </table:table-cell>
          <table:table-cell table:style-name="Default" table:formula="of:=(20000-[.$A1392])/([.C$2]*1000)" office:value-type="float" office:value="0.2118" calcext:value-type="float">
            <text:p>0.2118</text:p>
          </table:table-cell>
          <table:table-cell table:formula="of:=(20000-[.$A1392])/([.D$2]*1000)" office:value-type="float" office:value="0.08472" calcext:value-type="float">
            <text:p>0.08472</text:p>
          </table:table-cell>
          <table:table-cell table:formula="of:=(20000-[.$A1392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00" calcext:value-type="float">
            <text:p>15700</text:p>
          </table:table-cell>
          <table:table-cell table:formula="of:=(20000-[.$A1393])/([.B$2]*1000)" office:value-type="float" office:value="0.43" calcext:value-type="float">
            <text:p>0.43</text:p>
          </table:table-cell>
          <table:table-cell table:style-name="Default" table:formula="of:=(20000-[.$A1393])/([.C$2]*1000)" office:value-type="float" office:value="0.215" calcext:value-type="float">
            <text:p>0.215</text:p>
          </table:table-cell>
          <table:table-cell table:formula="of:=(20000-[.$A1393])/([.D$2]*1000)" office:value-type="float" office:value="0.086" calcext:value-type="float">
            <text:p>0.086</text:p>
          </table:table-cell>
          <table:table-cell table:formula="of:=(20000-[.$A1393])/([.E$2]*1000)"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15718" calcext:value-type="float">
            <text:p>15718</text:p>
          </table:table-cell>
          <table:table-cell table:formula="of:=(20000-[.$A1394])/([.B$2]*1000)" office:value-type="float" office:value="0.4282" calcext:value-type="float">
            <text:p>0.4282</text:p>
          </table:table-cell>
          <table:table-cell table:style-name="Default" table:formula="of:=(20000-[.$A1394])/([.C$2]*1000)" office:value-type="float" office:value="0.2141" calcext:value-type="float">
            <text:p>0.2141</text:p>
          </table:table-cell>
          <table:table-cell table:formula="of:=(20000-[.$A1394])/([.D$2]*1000)" office:value-type="float" office:value="0.08564" calcext:value-type="float">
            <text:p>0.08564</text:p>
          </table:table-cell>
          <table:table-cell table:formula="of:=(20000-[.$A1394])/([.E$2]*1000)" office:value-type="float" office:value="0.04282" calcext:value-type="float">
            <text:p>0.04282</text:p>
          </table:table-cell>
        </table:table-row>
        <table:table-row table:style-name="ro1">
          <table:table-cell office:value-type="float" office:value="15722" calcext:value-type="float">
            <text:p>15722</text:p>
          </table:table-cell>
          <table:table-cell table:formula="of:=(20000-[.$A1395])/([.B$2]*1000)" office:value-type="float" office:value="0.4278" calcext:value-type="float">
            <text:p>0.4278</text:p>
          </table:table-cell>
          <table:table-cell table:style-name="Default" table:formula="of:=(20000-[.$A1395])/([.C$2]*1000)" office:value-type="float" office:value="0.2139" calcext:value-type="float">
            <text:p>0.2139</text:p>
          </table:table-cell>
          <table:table-cell table:formula="of:=(20000-[.$A1395])/([.D$2]*1000)" office:value-type="float" office:value="0.08556" calcext:value-type="float">
            <text:p>0.08556</text:p>
          </table:table-cell>
          <table:table-cell table:formula="of:=(20000-[.$A1395])/([.E$2]*1000)" office:value-type="float" office:value="0.04278" calcext:value-type="float">
            <text:p>0.04278</text:p>
          </table:table-cell>
        </table:table-row>
        <table:table-row table:style-name="ro1">
          <table:table-cell office:value-type="float" office:value="15733" calcext:value-type="float">
            <text:p>15733</text:p>
          </table:table-cell>
          <table:table-cell table:formula="of:=(20000-[.$A1396])/([.B$2]*1000)" office:value-type="float" office:value="0.4267" calcext:value-type="float">
            <text:p>0.4267</text:p>
          </table:table-cell>
          <table:table-cell table:style-name="Default" table:formula="of:=(20000-[.$A1396])/([.C$2]*1000)" office:value-type="float" office:value="0.21335" calcext:value-type="float">
            <text:p>0.21335</text:p>
          </table:table-cell>
          <table:table-cell table:formula="of:=(20000-[.$A1396])/([.D$2]*1000)" office:value-type="float" office:value="0.08534" calcext:value-type="float">
            <text:p>0.08534</text:p>
          </table:table-cell>
          <table:table-cell table:formula="of:=(20000-[.$A1396])/([.E$2]*1000)" office:value-type="float" office:value="0.04267" calcext:value-type="float">
            <text:p>0.04267</text:p>
          </table:table-cell>
        </table:table-row>
        <table:table-row table:style-name="ro1">
          <table:table-cell office:value-type="float" office:value="15758" calcext:value-type="float">
            <text:p>15758</text:p>
          </table:table-cell>
          <table:table-cell table:formula="of:=(20000-[.$A1397])/([.B$2]*1000)" office:value-type="float" office:value="0.4242" calcext:value-type="float">
            <text:p>0.4242</text:p>
          </table:table-cell>
          <table:table-cell table:style-name="Default" table:formula="of:=(20000-[.$A1397])/([.C$2]*1000)" office:value-type="float" office:value="0.2121" calcext:value-type="float">
            <text:p>0.2121</text:p>
          </table:table-cell>
          <table:table-cell table:formula="of:=(20000-[.$A1397])/([.D$2]*1000)" office:value-type="float" office:value="0.08484" calcext:value-type="float">
            <text:p>0.08484</text:p>
          </table:table-cell>
          <table:table-cell table:formula="of:=(20000-[.$A1397])/([.E$2]*1000)" office:value-type="float" office:value="0.04242" calcext:value-type="float">
            <text:p>0.04242</text:p>
          </table:table-cell>
        </table:table-row>
        <table:table-row table:style-name="ro1">
          <table:table-cell office:value-type="float" office:value="15756" calcext:value-type="float">
            <text:p>15756</text:p>
          </table:table-cell>
          <table:table-cell table:formula="of:=(20000-[.$A1398])/([.B$2]*1000)" office:value-type="float" office:value="0.4244" calcext:value-type="float">
            <text:p>0.4244</text:p>
          </table:table-cell>
          <table:table-cell table:style-name="Default" table:formula="of:=(20000-[.$A1398])/([.C$2]*1000)" office:value-type="float" office:value="0.2122" calcext:value-type="float">
            <text:p>0.2122</text:p>
          </table:table-cell>
          <table:table-cell table:formula="of:=(20000-[.$A1398])/([.D$2]*1000)" office:value-type="float" office:value="0.08488" calcext:value-type="float">
            <text:p>0.08488</text:p>
          </table:table-cell>
          <table:table-cell table:formula="of:=(20000-[.$A1398])/([.E$2]*1000)" office:value-type="float" office:value="0.04244" calcext:value-type="float">
            <text:p>0.04244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1399])/([.B$2]*1000)" office:value-type="float" office:value="0.4239" calcext:value-type="float">
            <text:p>0.4239</text:p>
          </table:table-cell>
          <table:table-cell table:style-name="Default" table:formula="of:=(20000-[.$A1399])/([.C$2]*1000)" office:value-type="float" office:value="0.21195" calcext:value-type="float">
            <text:p>0.21195</text:p>
          </table:table-cell>
          <table:table-cell table:formula="of:=(20000-[.$A1399])/([.D$2]*1000)" office:value-type="float" office:value="0.08478" calcext:value-type="float">
            <text:p>0.08478</text:p>
          </table:table-cell>
          <table:table-cell table:formula="of:=(20000-[.$A1399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15" calcext:value-type="float">
            <text:p>15715</text:p>
          </table:table-cell>
          <table:table-cell table:formula="of:=(20000-[.$A1400])/([.B$2]*1000)" office:value-type="float" office:value="0.4285" calcext:value-type="float">
            <text:p>0.4285</text:p>
          </table:table-cell>
          <table:table-cell table:style-name="Default" table:formula="of:=(20000-[.$A1400])/([.C$2]*1000)" office:value-type="float" office:value="0.21425" calcext:value-type="float">
            <text:p>0.21425</text:p>
          </table:table-cell>
          <table:table-cell table:formula="of:=(20000-[.$A1400])/([.D$2]*1000)" office:value-type="float" office:value="0.0857" calcext:value-type="float">
            <text:p>0.0857</text:p>
          </table:table-cell>
          <table:table-cell table:formula="of:=(20000-[.$A1400])/([.E$2]*1000)" office:value-type="float" office:value="0.04285" calcext:value-type="float">
            <text:p>0.04285</text:p>
          </table:table-cell>
        </table:table-row>
        <table:table-row table:style-name="ro1">
          <table:table-cell office:value-type="float" office:value="15759" calcext:value-type="float">
            <text:p>15759</text:p>
          </table:table-cell>
          <table:table-cell table:formula="of:=(20000-[.$A1401])/([.B$2]*1000)" office:value-type="float" office:value="0.4241" calcext:value-type="float">
            <text:p>0.4241</text:p>
          </table:table-cell>
          <table:table-cell table:style-name="Default" table:formula="of:=(20000-[.$A1401])/([.C$2]*1000)" office:value-type="float" office:value="0.21205" calcext:value-type="float">
            <text:p>0.21205</text:p>
          </table:table-cell>
          <table:table-cell table:formula="of:=(20000-[.$A1401])/([.D$2]*1000)" office:value-type="float" office:value="0.08482" calcext:value-type="float">
            <text:p>0.08482</text:p>
          </table:table-cell>
          <table:table-cell table:formula="of:=(20000-[.$A1401])/([.E$2]*1000)" office:value-type="float" office:value="0.04241" calcext:value-type="float">
            <text:p>0.04241</text:p>
          </table:table-cell>
        </table:table-row>
        <table:table-row table:style-name="ro1">
          <table:table-cell office:value-type="float" office:value="15713" calcext:value-type="float">
            <text:p>15713</text:p>
          </table:table-cell>
          <table:table-cell table:formula="of:=(20000-[.$A1402])/([.B$2]*1000)" office:value-type="float" office:value="0.4287" calcext:value-type="float">
            <text:p>0.4287</text:p>
          </table:table-cell>
          <table:table-cell table:style-name="Default" table:formula="of:=(20000-[.$A1402])/([.C$2]*1000)" office:value-type="float" office:value="0.21435" calcext:value-type="float">
            <text:p>0.21435</text:p>
          </table:table-cell>
          <table:table-cell table:formula="of:=(20000-[.$A1402])/([.D$2]*1000)" office:value-type="float" office:value="0.08574" calcext:value-type="float">
            <text:p>0.08574</text:p>
          </table:table-cell>
          <table:table-cell table:formula="of:=(20000-[.$A1402])/([.E$2]*1000)" office:value-type="float" office:value="0.04287" calcext:value-type="float">
            <text:p>0.04287</text:p>
          </table:table-cell>
        </table:table-row>
        <table:table-row table:style-name="ro1">
          <table:table-cell office:value-type="float" office:value="15720" calcext:value-type="float">
            <text:p>15720</text:p>
          </table:table-cell>
          <table:table-cell table:formula="of:=(20000-[.$A1403])/([.B$2]*1000)" office:value-type="float" office:value="0.428" calcext:value-type="float">
            <text:p>0.428</text:p>
          </table:table-cell>
          <table:table-cell table:style-name="Default" table:formula="of:=(20000-[.$A1403])/([.C$2]*1000)" office:value-type="float" office:value="0.214" calcext:value-type="float">
            <text:p>0.214</text:p>
          </table:table-cell>
          <table:table-cell table:formula="of:=(20000-[.$A1403])/([.D$2]*1000)" office:value-type="float" office:value="0.0856" calcext:value-type="float">
            <text:p>0.0856</text:p>
          </table:table-cell>
          <table:table-cell table:formula="of:=(20000-[.$A1403])/([.E$2]*1000)"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15717" calcext:value-type="float">
            <text:p>15717</text:p>
          </table:table-cell>
          <table:table-cell table:formula="of:=(20000-[.$A1404])/([.B$2]*1000)" office:value-type="float" office:value="0.4283" calcext:value-type="float">
            <text:p>0.4283</text:p>
          </table:table-cell>
          <table:table-cell table:style-name="Default" table:formula="of:=(20000-[.$A1404])/([.C$2]*1000)" office:value-type="float" office:value="0.21415" calcext:value-type="float">
            <text:p>0.21415</text:p>
          </table:table-cell>
          <table:table-cell table:formula="of:=(20000-[.$A1404])/([.D$2]*1000)" office:value-type="float" office:value="0.08566" calcext:value-type="float">
            <text:p>0.08566</text:p>
          </table:table-cell>
          <table:table-cell table:formula="of:=(20000-[.$A1404])/([.E$2]*1000)" office:value-type="float" office:value="0.04283" calcext:value-type="float">
            <text:p>0.04283</text:p>
          </table:table-cell>
        </table:table-row>
        <table:table-row table:style-name="ro1">
          <table:table-cell office:value-type="float" office:value="15757" calcext:value-type="float">
            <text:p>15757</text:p>
          </table:table-cell>
          <table:table-cell table:formula="of:=(20000-[.$A1405])/([.B$2]*1000)" office:value-type="float" office:value="0.4243" calcext:value-type="float">
            <text:p>0.4243</text:p>
          </table:table-cell>
          <table:table-cell table:style-name="Default" table:formula="of:=(20000-[.$A1405])/([.C$2]*1000)" office:value-type="float" office:value="0.21215" calcext:value-type="float">
            <text:p>0.21215</text:p>
          </table:table-cell>
          <table:table-cell table:formula="of:=(20000-[.$A1405])/([.D$2]*1000)" office:value-type="float" office:value="0.08486" calcext:value-type="float">
            <text:p>0.08486</text:p>
          </table:table-cell>
          <table:table-cell table:formula="of:=(20000-[.$A1405])/([.E$2]*1000)" office:value-type="float" office:value="0.04243" calcext:value-type="float">
            <text:p>0.04243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1406])/([.B$2]*1000)" office:value-type="float" office:value="0.424" calcext:value-type="float">
            <text:p>0.424</text:p>
          </table:table-cell>
          <table:table-cell table:style-name="Default" table:formula="of:=(20000-[.$A1406])/([.C$2]*1000)" office:value-type="float" office:value="0.212" calcext:value-type="float">
            <text:p>0.212</text:p>
          </table:table-cell>
          <table:table-cell table:formula="of:=(20000-[.$A1406])/([.D$2]*1000)" office:value-type="float" office:value="0.0848" calcext:value-type="float">
            <text:p>0.0848</text:p>
          </table:table-cell>
          <table:table-cell table:formula="of:=(20000-[.$A1406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732" calcext:value-type="float">
            <text:p>15732</text:p>
          </table:table-cell>
          <table:table-cell table:formula="of:=(20000-[.$A1407])/([.B$2]*1000)" office:value-type="float" office:value="0.4268" calcext:value-type="float">
            <text:p>0.4268</text:p>
          </table:table-cell>
          <table:table-cell table:style-name="Default" table:formula="of:=(20000-[.$A1407])/([.C$2]*1000)" office:value-type="float" office:value="0.2134" calcext:value-type="float">
            <text:p>0.2134</text:p>
          </table:table-cell>
          <table:table-cell table:formula="of:=(20000-[.$A1407])/([.D$2]*1000)" office:value-type="float" office:value="0.08536" calcext:value-type="float">
            <text:p>0.08536</text:p>
          </table:table-cell>
          <table:table-cell table:formula="of:=(20000-[.$A1407])/([.E$2]*1000)" office:value-type="float" office:value="0.04268" calcext:value-type="float">
            <text:p>0.04268</text:p>
          </table:table-cell>
        </table:table-row>
        <table:table-row table:style-name="ro1">
          <table:table-cell office:value-type="float" office:value="15748" calcext:value-type="float">
            <text:p>15748</text:p>
          </table:table-cell>
          <table:table-cell table:formula="of:=(20000-[.$A1408])/([.B$2]*1000)" office:value-type="float" office:value="0.4252" calcext:value-type="float">
            <text:p>0.4252</text:p>
          </table:table-cell>
          <table:table-cell table:style-name="Default" table:formula="of:=(20000-[.$A1408])/([.C$2]*1000)" office:value-type="float" office:value="0.2126" calcext:value-type="float">
            <text:p>0.2126</text:p>
          </table:table-cell>
          <table:table-cell table:formula="of:=(20000-[.$A1408])/([.D$2]*1000)" office:value-type="float" office:value="0.08504" calcext:value-type="float">
            <text:p>0.08504</text:p>
          </table:table-cell>
          <table:table-cell table:formula="of:=(20000-[.$A1408])/([.E$2]*1000)" office:value-type="float" office:value="0.04252" calcext:value-type="float">
            <text:p>0.04252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1409])/([.B$2]*1000)" office:value-type="float" office:value="0.4239" calcext:value-type="float">
            <text:p>0.4239</text:p>
          </table:table-cell>
          <table:table-cell table:style-name="Default" table:formula="of:=(20000-[.$A1409])/([.C$2]*1000)" office:value-type="float" office:value="0.21195" calcext:value-type="float">
            <text:p>0.21195</text:p>
          </table:table-cell>
          <table:table-cell table:formula="of:=(20000-[.$A1409])/([.D$2]*1000)" office:value-type="float" office:value="0.08478" calcext:value-type="float">
            <text:p>0.08478</text:p>
          </table:table-cell>
          <table:table-cell table:formula="of:=(20000-[.$A1409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59" calcext:value-type="float">
            <text:p>15759</text:p>
          </table:table-cell>
          <table:table-cell table:formula="of:=(20000-[.$A1410])/([.B$2]*1000)" office:value-type="float" office:value="0.4241" calcext:value-type="float">
            <text:p>0.4241</text:p>
          </table:table-cell>
          <table:table-cell table:style-name="Default" table:formula="of:=(20000-[.$A1410])/([.C$2]*1000)" office:value-type="float" office:value="0.21205" calcext:value-type="float">
            <text:p>0.21205</text:p>
          </table:table-cell>
          <table:table-cell table:formula="of:=(20000-[.$A1410])/([.D$2]*1000)" office:value-type="float" office:value="0.08482" calcext:value-type="float">
            <text:p>0.08482</text:p>
          </table:table-cell>
          <table:table-cell table:formula="of:=(20000-[.$A1410])/([.E$2]*1000)" office:value-type="float" office:value="0.04241" calcext:value-type="float">
            <text:p>0.04241</text:p>
          </table:table-cell>
        </table:table-row>
        <table:table-row table:style-name="ro1">
          <table:table-cell office:value-type="float" office:value="15749" calcext:value-type="float">
            <text:p>15749</text:p>
          </table:table-cell>
          <table:table-cell table:formula="of:=(20000-[.$A1411])/([.B$2]*1000)" office:value-type="float" office:value="0.4251" calcext:value-type="float">
            <text:p>0.4251</text:p>
          </table:table-cell>
          <table:table-cell table:style-name="Default" table:formula="of:=(20000-[.$A1411])/([.C$2]*1000)" office:value-type="float" office:value="0.21255" calcext:value-type="float">
            <text:p>0.21255</text:p>
          </table:table-cell>
          <table:table-cell table:formula="of:=(20000-[.$A1411])/([.D$2]*1000)" office:value-type="float" office:value="0.08502" calcext:value-type="float">
            <text:p>0.08502</text:p>
          </table:table-cell>
          <table:table-cell table:formula="of:=(20000-[.$A1411])/([.E$2]*1000)" office:value-type="float" office:value="0.04251" calcext:value-type="float">
            <text:p>0.04251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1412])/([.B$2]*1000)" office:value-type="float" office:value="0.4236" calcext:value-type="float">
            <text:p>0.4236</text:p>
          </table:table-cell>
          <table:table-cell table:style-name="Default" table:formula="of:=(20000-[.$A1412])/([.C$2]*1000)" office:value-type="float" office:value="0.2118" calcext:value-type="float">
            <text:p>0.2118</text:p>
          </table:table-cell>
          <table:table-cell table:formula="of:=(20000-[.$A1412])/([.D$2]*1000)" office:value-type="float" office:value="0.08472" calcext:value-type="float">
            <text:p>0.08472</text:p>
          </table:table-cell>
          <table:table-cell table:formula="of:=(20000-[.$A1412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1413])/([.B$2]*1000)" office:value-type="float" office:value="0.4238" calcext:value-type="float">
            <text:p>0.4238</text:p>
          </table:table-cell>
          <table:table-cell table:style-name="Default" table:formula="of:=(20000-[.$A1413])/([.C$2]*1000)" office:value-type="float" office:value="0.2119" calcext:value-type="float">
            <text:p>0.2119</text:p>
          </table:table-cell>
          <table:table-cell table:formula="of:=(20000-[.$A1413])/([.D$2]*1000)" office:value-type="float" office:value="0.08476" calcext:value-type="float">
            <text:p>0.08476</text:p>
          </table:table-cell>
          <table:table-cell table:formula="of:=(20000-[.$A1413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42" calcext:value-type="float">
            <text:p>15742</text:p>
          </table:table-cell>
          <table:table-cell table:formula="of:=(20000-[.$A1414])/([.B$2]*1000)" office:value-type="float" office:value="0.4258" calcext:value-type="float">
            <text:p>0.4258</text:p>
          </table:table-cell>
          <table:table-cell table:style-name="Default" table:formula="of:=(20000-[.$A1414])/([.C$2]*1000)" office:value-type="float" office:value="0.2129" calcext:value-type="float">
            <text:p>0.2129</text:p>
          </table:table-cell>
          <table:table-cell table:formula="of:=(20000-[.$A1414])/([.D$2]*1000)" office:value-type="float" office:value="0.08516" calcext:value-type="float">
            <text:p>0.08516</text:p>
          </table:table-cell>
          <table:table-cell table:formula="of:=(20000-[.$A1414])/([.E$2]*1000)" office:value-type="float" office:value="0.04258" calcext:value-type="float">
            <text:p>0.04258</text:p>
          </table:table-cell>
        </table:table-row>
        <table:table-row table:style-name="ro1">
          <table:table-cell office:value-type="float" office:value="15711" calcext:value-type="float">
            <text:p>15711</text:p>
          </table:table-cell>
          <table:table-cell table:formula="of:=(20000-[.$A1415])/([.B$2]*1000)" office:value-type="float" office:value="0.4289" calcext:value-type="float">
            <text:p>0.4289</text:p>
          </table:table-cell>
          <table:table-cell table:style-name="Default" table:formula="of:=(20000-[.$A1415])/([.C$2]*1000)" office:value-type="float" office:value="0.21445" calcext:value-type="float">
            <text:p>0.21445</text:p>
          </table:table-cell>
          <table:table-cell table:formula="of:=(20000-[.$A1415])/([.D$2]*1000)" office:value-type="float" office:value="0.08578" calcext:value-type="float">
            <text:p>0.08578</text:p>
          </table:table-cell>
          <table:table-cell table:formula="of:=(20000-[.$A1415])/([.E$2]*1000)" office:value-type="float" office:value="0.04289" calcext:value-type="float">
            <text:p>0.04289</text:p>
          </table:table-cell>
        </table:table-row>
        <table:table-row table:style-name="ro1">
          <table:table-cell office:value-type="float" office:value="15721" calcext:value-type="float">
            <text:p>15721</text:p>
          </table:table-cell>
          <table:table-cell table:formula="of:=(20000-[.$A1416])/([.B$2]*1000)" office:value-type="float" office:value="0.4279" calcext:value-type="float">
            <text:p>0.4279</text:p>
          </table:table-cell>
          <table:table-cell table:style-name="Default" table:formula="of:=(20000-[.$A1416])/([.C$2]*1000)" office:value-type="float" office:value="0.21395" calcext:value-type="float">
            <text:p>0.21395</text:p>
          </table:table-cell>
          <table:table-cell table:formula="of:=(20000-[.$A1416])/([.D$2]*1000)" office:value-type="float" office:value="0.08558" calcext:value-type="float">
            <text:p>0.08558</text:p>
          </table:table-cell>
          <table:table-cell table:formula="of:=(20000-[.$A1416])/([.E$2]*1000)" office:value-type="float" office:value="0.04279" calcext:value-type="float">
            <text:p>0.04279</text:p>
          </table:table-cell>
        </table:table-row>
        <table:table-row table:style-name="ro1">
          <table:table-cell office:value-type="float" office:value="15718" calcext:value-type="float">
            <text:p>15718</text:p>
          </table:table-cell>
          <table:table-cell table:formula="of:=(20000-[.$A1417])/([.B$2]*1000)" office:value-type="float" office:value="0.4282" calcext:value-type="float">
            <text:p>0.4282</text:p>
          </table:table-cell>
          <table:table-cell table:style-name="Default" table:formula="of:=(20000-[.$A1417])/([.C$2]*1000)" office:value-type="float" office:value="0.2141" calcext:value-type="float">
            <text:p>0.2141</text:p>
          </table:table-cell>
          <table:table-cell table:formula="of:=(20000-[.$A1417])/([.D$2]*1000)" office:value-type="float" office:value="0.08564" calcext:value-type="float">
            <text:p>0.08564</text:p>
          </table:table-cell>
          <table:table-cell table:formula="of:=(20000-[.$A1417])/([.E$2]*1000)" office:value-type="float" office:value="0.04282" calcext:value-type="float">
            <text:p>0.04282</text:p>
          </table:table-cell>
        </table:table-row>
        <table:table-row table:style-name="ro1">
          <table:table-cell office:value-type="float" office:value="15721" calcext:value-type="float">
            <text:p>15721</text:p>
          </table:table-cell>
          <table:table-cell table:formula="of:=(20000-[.$A1418])/([.B$2]*1000)" office:value-type="float" office:value="0.4279" calcext:value-type="float">
            <text:p>0.4279</text:p>
          </table:table-cell>
          <table:table-cell table:style-name="Default" table:formula="of:=(20000-[.$A1418])/([.C$2]*1000)" office:value-type="float" office:value="0.21395" calcext:value-type="float">
            <text:p>0.21395</text:p>
          </table:table-cell>
          <table:table-cell table:formula="of:=(20000-[.$A1418])/([.D$2]*1000)" office:value-type="float" office:value="0.08558" calcext:value-type="float">
            <text:p>0.08558</text:p>
          </table:table-cell>
          <table:table-cell table:formula="of:=(20000-[.$A1418])/([.E$2]*1000)" office:value-type="float" office:value="0.04279" calcext:value-type="float">
            <text:p>0.04279</text:p>
          </table:table-cell>
        </table:table-row>
        <table:table-row table:style-name="ro1">
          <table:table-cell office:value-type="float" office:value="11723" calcext:value-type="float">
            <text:p>11723</text:p>
          </table:table-cell>
          <table:table-cell table:formula="of:=(20000-[.$A1419])/([.B$2]*1000)" office:value-type="float" office:value="0.8277" calcext:value-type="float">
            <text:p>0.8277</text:p>
          </table:table-cell>
          <table:table-cell table:style-name="Default" table:formula="of:=(20000-[.$A1419])/([.C$2]*1000)" office:value-type="float" office:value="0.41385" calcext:value-type="float">
            <text:p>0.41385</text:p>
          </table:table-cell>
          <table:table-cell table:formula="of:=(20000-[.$A1419])/([.D$2]*1000)" office:value-type="float" office:value="0.16554" calcext:value-type="float">
            <text:p>0.16554</text:p>
          </table:table-cell>
          <table:table-cell table:formula="of:=(20000-[.$A1419])/([.E$2]*1000)" office:value-type="float" office:value="0.08277" calcext:value-type="float">
            <text:p>0.08277</text:p>
          </table:table-cell>
        </table:table-row>
        <table:table-row table:style-name="ro1">
          <table:table-cell office:value-type="float" office:value="15757" calcext:value-type="float">
            <text:p>15757</text:p>
          </table:table-cell>
          <table:table-cell table:formula="of:=(20000-[.$A1420])/([.B$2]*1000)" office:value-type="float" office:value="0.4243" calcext:value-type="float">
            <text:p>0.4243</text:p>
          </table:table-cell>
          <table:table-cell table:style-name="Default" table:formula="of:=(20000-[.$A1420])/([.C$2]*1000)" office:value-type="float" office:value="0.21215" calcext:value-type="float">
            <text:p>0.21215</text:p>
          </table:table-cell>
          <table:table-cell table:formula="of:=(20000-[.$A1420])/([.D$2]*1000)" office:value-type="float" office:value="0.08486" calcext:value-type="float">
            <text:p>0.08486</text:p>
          </table:table-cell>
          <table:table-cell table:formula="of:=(20000-[.$A1420])/([.E$2]*1000)" office:value-type="float" office:value="0.04243" calcext:value-type="float">
            <text:p>0.04243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1421])/([.B$2]*1000)" office:value-type="float" office:value="0.4239" calcext:value-type="float">
            <text:p>0.4239</text:p>
          </table:table-cell>
          <table:table-cell table:style-name="Default" table:formula="of:=(20000-[.$A1421])/([.C$2]*1000)" office:value-type="float" office:value="0.21195" calcext:value-type="float">
            <text:p>0.21195</text:p>
          </table:table-cell>
          <table:table-cell table:formula="of:=(20000-[.$A1421])/([.D$2]*1000)" office:value-type="float" office:value="0.08478" calcext:value-type="float">
            <text:p>0.08478</text:p>
          </table:table-cell>
          <table:table-cell table:formula="of:=(20000-[.$A1421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31" calcext:value-type="float">
            <text:p>15731</text:p>
          </table:table-cell>
          <table:table-cell table:formula="of:=(20000-[.$A1422])/([.B$2]*1000)" office:value-type="float" office:value="0.4269" calcext:value-type="float">
            <text:p>0.4269</text:p>
          </table:table-cell>
          <table:table-cell table:style-name="Default" table:formula="of:=(20000-[.$A1422])/([.C$2]*1000)" office:value-type="float" office:value="0.21345" calcext:value-type="float">
            <text:p>0.21345</text:p>
          </table:table-cell>
          <table:table-cell table:formula="of:=(20000-[.$A1422])/([.D$2]*1000)" office:value-type="float" office:value="0.08538" calcext:value-type="float">
            <text:p>0.08538</text:p>
          </table:table-cell>
          <table:table-cell table:formula="of:=(20000-[.$A1422])/([.E$2]*1000)" office:value-type="float" office:value="0.04269" calcext:value-type="float">
            <text:p>0.04269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1423])/([.B$2]*1000)" office:value-type="float" office:value="0.4238" calcext:value-type="float">
            <text:p>0.4238</text:p>
          </table:table-cell>
          <table:table-cell table:style-name="Default" table:formula="of:=(20000-[.$A1423])/([.C$2]*1000)" office:value-type="float" office:value="0.2119" calcext:value-type="float">
            <text:p>0.2119</text:p>
          </table:table-cell>
          <table:table-cell table:formula="of:=(20000-[.$A1423])/([.D$2]*1000)" office:value-type="float" office:value="0.08476" calcext:value-type="float">
            <text:p>0.08476</text:p>
          </table:table-cell>
          <table:table-cell table:formula="of:=(20000-[.$A1423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59" calcext:value-type="float">
            <text:p>15759</text:p>
          </table:table-cell>
          <table:table-cell table:formula="of:=(20000-[.$A1424])/([.B$2]*1000)" office:value-type="float" office:value="0.4241" calcext:value-type="float">
            <text:p>0.4241</text:p>
          </table:table-cell>
          <table:table-cell table:style-name="Default" table:formula="of:=(20000-[.$A1424])/([.C$2]*1000)" office:value-type="float" office:value="0.21205" calcext:value-type="float">
            <text:p>0.21205</text:p>
          </table:table-cell>
          <table:table-cell table:formula="of:=(20000-[.$A1424])/([.D$2]*1000)" office:value-type="float" office:value="0.08482" calcext:value-type="float">
            <text:p>0.08482</text:p>
          </table:table-cell>
          <table:table-cell table:formula="of:=(20000-[.$A1424])/([.E$2]*1000)" office:value-type="float" office:value="0.04241" calcext:value-type="float">
            <text:p>0.04241</text:p>
          </table:table-cell>
        </table:table-row>
        <table:table-row table:style-name="ro1">
          <table:table-cell office:value-type="float" office:value="15723" calcext:value-type="float">
            <text:p>15723</text:p>
          </table:table-cell>
          <table:table-cell table:formula="of:=(20000-[.$A1425])/([.B$2]*1000)" office:value-type="float" office:value="0.4277" calcext:value-type="float">
            <text:p>0.4277</text:p>
          </table:table-cell>
          <table:table-cell table:style-name="Default" table:formula="of:=(20000-[.$A1425])/([.C$2]*1000)" office:value-type="float" office:value="0.21385" calcext:value-type="float">
            <text:p>0.21385</text:p>
          </table:table-cell>
          <table:table-cell table:formula="of:=(20000-[.$A1425])/([.D$2]*1000)" office:value-type="float" office:value="0.08554" calcext:value-type="float">
            <text:p>0.08554</text:p>
          </table:table-cell>
          <table:table-cell table:formula="of:=(20000-[.$A1425])/([.E$2]*1000)" office:value-type="float" office:value="0.04277" calcext:value-type="float">
            <text:p>0.04277</text:p>
          </table:table-cell>
        </table:table-row>
        <table:table-row table:style-name="ro1">
          <table:table-cell office:value-type="float" office:value="15701" calcext:value-type="float">
            <text:p>15701</text:p>
          </table:table-cell>
          <table:table-cell table:formula="of:=(20000-[.$A1426])/([.B$2]*1000)" office:value-type="float" office:value="0.4299" calcext:value-type="float">
            <text:p>0.4299</text:p>
          </table:table-cell>
          <table:table-cell table:style-name="Default" table:formula="of:=(20000-[.$A1426])/([.C$2]*1000)" office:value-type="float" office:value="0.21495" calcext:value-type="float">
            <text:p>0.21495</text:p>
          </table:table-cell>
          <table:table-cell table:formula="of:=(20000-[.$A1426])/([.D$2]*1000)" office:value-type="float" office:value="0.08598" calcext:value-type="float">
            <text:p>0.08598</text:p>
          </table:table-cell>
          <table:table-cell table:formula="of:=(20000-[.$A1426])/([.E$2]*1000)" office:value-type="float" office:value="0.04299" calcext:value-type="float">
            <text:p>0.04299</text:p>
          </table:table-cell>
        </table:table-row>
        <table:table-row table:style-name="ro1">
          <table:table-cell office:value-type="float" office:value="15758" calcext:value-type="float">
            <text:p>15758</text:p>
          </table:table-cell>
          <table:table-cell table:formula="of:=(20000-[.$A1427])/([.B$2]*1000)" office:value-type="float" office:value="0.4242" calcext:value-type="float">
            <text:p>0.4242</text:p>
          </table:table-cell>
          <table:table-cell table:style-name="Default" table:formula="of:=(20000-[.$A1427])/([.C$2]*1000)" office:value-type="float" office:value="0.2121" calcext:value-type="float">
            <text:p>0.2121</text:p>
          </table:table-cell>
          <table:table-cell table:formula="of:=(20000-[.$A1427])/([.D$2]*1000)" office:value-type="float" office:value="0.08484" calcext:value-type="float">
            <text:p>0.08484</text:p>
          </table:table-cell>
          <table:table-cell table:formula="of:=(20000-[.$A1427])/([.E$2]*1000)" office:value-type="float" office:value="0.04242" calcext:value-type="float">
            <text:p>0.04242</text:p>
          </table:table-cell>
        </table:table-row>
        <table:table-row table:style-name="ro1">
          <table:table-cell office:value-type="float" office:value="15715" calcext:value-type="float">
            <text:p>15715</text:p>
          </table:table-cell>
          <table:table-cell table:formula="of:=(20000-[.$A1428])/([.B$2]*1000)" office:value-type="float" office:value="0.4285" calcext:value-type="float">
            <text:p>0.4285</text:p>
          </table:table-cell>
          <table:table-cell table:style-name="Default" table:formula="of:=(20000-[.$A1428])/([.C$2]*1000)" office:value-type="float" office:value="0.21425" calcext:value-type="float">
            <text:p>0.21425</text:p>
          </table:table-cell>
          <table:table-cell table:formula="of:=(20000-[.$A1428])/([.D$2]*1000)" office:value-type="float" office:value="0.0857" calcext:value-type="float">
            <text:p>0.0857</text:p>
          </table:table-cell>
          <table:table-cell table:formula="of:=(20000-[.$A1428])/([.E$2]*1000)" office:value-type="float" office:value="0.04285" calcext:value-type="float">
            <text:p>0.04285</text:p>
          </table:table-cell>
        </table:table-row>
        <table:table-row table:style-name="ro1">
          <table:table-cell office:value-type="float" office:value="15724" calcext:value-type="float">
            <text:p>15724</text:p>
          </table:table-cell>
          <table:table-cell table:formula="of:=(20000-[.$A1429])/([.B$2]*1000)" office:value-type="float" office:value="0.4276" calcext:value-type="float">
            <text:p>0.4276</text:p>
          </table:table-cell>
          <table:table-cell table:style-name="Default" table:formula="of:=(20000-[.$A1429])/([.C$2]*1000)" office:value-type="float" office:value="0.2138" calcext:value-type="float">
            <text:p>0.2138</text:p>
          </table:table-cell>
          <table:table-cell table:formula="of:=(20000-[.$A1429])/([.D$2]*1000)" office:value-type="float" office:value="0.08552" calcext:value-type="float">
            <text:p>0.08552</text:p>
          </table:table-cell>
          <table:table-cell table:formula="of:=(20000-[.$A1429])/([.E$2]*1000)" office:value-type="float" office:value="0.04276" calcext:value-type="float">
            <text:p>0.04276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1430])/([.B$2]*1000)" office:value-type="float" office:value="0.4238" calcext:value-type="float">
            <text:p>0.4238</text:p>
          </table:table-cell>
          <table:table-cell table:style-name="Default" table:formula="of:=(20000-[.$A1430])/([.C$2]*1000)" office:value-type="float" office:value="0.2119" calcext:value-type="float">
            <text:p>0.2119</text:p>
          </table:table-cell>
          <table:table-cell table:formula="of:=(20000-[.$A1430])/([.D$2]*1000)" office:value-type="float" office:value="0.08476" calcext:value-type="float">
            <text:p>0.08476</text:p>
          </table:table-cell>
          <table:table-cell table:formula="of:=(20000-[.$A1430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59" calcext:value-type="float">
            <text:p>15759</text:p>
          </table:table-cell>
          <table:table-cell table:formula="of:=(20000-[.$A1431])/([.B$2]*1000)" office:value-type="float" office:value="0.4241" calcext:value-type="float">
            <text:p>0.4241</text:p>
          </table:table-cell>
          <table:table-cell table:style-name="Default" table:formula="of:=(20000-[.$A1431])/([.C$2]*1000)" office:value-type="float" office:value="0.21205" calcext:value-type="float">
            <text:p>0.21205</text:p>
          </table:table-cell>
          <table:table-cell table:formula="of:=(20000-[.$A1431])/([.D$2]*1000)" office:value-type="float" office:value="0.08482" calcext:value-type="float">
            <text:p>0.08482</text:p>
          </table:table-cell>
          <table:table-cell table:formula="of:=(20000-[.$A1431])/([.E$2]*1000)" office:value-type="float" office:value="0.04241" calcext:value-type="float">
            <text:p>0.04241</text:p>
          </table:table-cell>
        </table:table-row>
        <table:table-row table:style-name="ro1">
          <table:table-cell office:value-type="float" office:value="15713" calcext:value-type="float">
            <text:p>15713</text:p>
          </table:table-cell>
          <table:table-cell table:formula="of:=(20000-[.$A1432])/([.B$2]*1000)" office:value-type="float" office:value="0.4287" calcext:value-type="float">
            <text:p>0.4287</text:p>
          </table:table-cell>
          <table:table-cell table:style-name="Default" table:formula="of:=(20000-[.$A1432])/([.C$2]*1000)" office:value-type="float" office:value="0.21435" calcext:value-type="float">
            <text:p>0.21435</text:p>
          </table:table-cell>
          <table:table-cell table:formula="of:=(20000-[.$A1432])/([.D$2]*1000)" office:value-type="float" office:value="0.08574" calcext:value-type="float">
            <text:p>0.08574</text:p>
          </table:table-cell>
          <table:table-cell table:formula="of:=(20000-[.$A1432])/([.E$2]*1000)" office:value-type="float" office:value="0.04287" calcext:value-type="float">
            <text:p>0.04287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1433])/([.B$2]*1000)" office:value-type="float" office:value="0.4239" calcext:value-type="float">
            <text:p>0.4239</text:p>
          </table:table-cell>
          <table:table-cell table:style-name="Default" table:formula="of:=(20000-[.$A1433])/([.C$2]*1000)" office:value-type="float" office:value="0.21195" calcext:value-type="float">
            <text:p>0.21195</text:p>
          </table:table-cell>
          <table:table-cell table:formula="of:=(20000-[.$A1433])/([.D$2]*1000)" office:value-type="float" office:value="0.08478" calcext:value-type="float">
            <text:p>0.08478</text:p>
          </table:table-cell>
          <table:table-cell table:formula="of:=(20000-[.$A1433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13" calcext:value-type="float">
            <text:p>15713</text:p>
          </table:table-cell>
          <table:table-cell table:formula="of:=(20000-[.$A1434])/([.B$2]*1000)" office:value-type="float" office:value="0.4287" calcext:value-type="float">
            <text:p>0.4287</text:p>
          </table:table-cell>
          <table:table-cell table:style-name="Default" table:formula="of:=(20000-[.$A1434])/([.C$2]*1000)" office:value-type="float" office:value="0.21435" calcext:value-type="float">
            <text:p>0.21435</text:p>
          </table:table-cell>
          <table:table-cell table:formula="of:=(20000-[.$A1434])/([.D$2]*1000)" office:value-type="float" office:value="0.08574" calcext:value-type="float">
            <text:p>0.08574</text:p>
          </table:table-cell>
          <table:table-cell table:formula="of:=(20000-[.$A1434])/([.E$2]*1000)" office:value-type="float" office:value="0.04287" calcext:value-type="float">
            <text:p>0.04287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1435])/([.B$2]*1000)" office:value-type="float" office:value="0.4238" calcext:value-type="float">
            <text:p>0.4238</text:p>
          </table:table-cell>
          <table:table-cell table:style-name="Default" table:formula="of:=(20000-[.$A1435])/([.C$2]*1000)" office:value-type="float" office:value="0.2119" calcext:value-type="float">
            <text:p>0.2119</text:p>
          </table:table-cell>
          <table:table-cell table:formula="of:=(20000-[.$A1435])/([.D$2]*1000)" office:value-type="float" office:value="0.08476" calcext:value-type="float">
            <text:p>0.08476</text:p>
          </table:table-cell>
          <table:table-cell table:formula="of:=(20000-[.$A1435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17" calcext:value-type="float">
            <text:p>15717</text:p>
          </table:table-cell>
          <table:table-cell table:formula="of:=(20000-[.$A1436])/([.B$2]*1000)" office:value-type="float" office:value="0.4283" calcext:value-type="float">
            <text:p>0.4283</text:p>
          </table:table-cell>
          <table:table-cell table:style-name="Default" table:formula="of:=(20000-[.$A1436])/([.C$2]*1000)" office:value-type="float" office:value="0.21415" calcext:value-type="float">
            <text:p>0.21415</text:p>
          </table:table-cell>
          <table:table-cell table:formula="of:=(20000-[.$A1436])/([.D$2]*1000)" office:value-type="float" office:value="0.08566" calcext:value-type="float">
            <text:p>0.08566</text:p>
          </table:table-cell>
          <table:table-cell table:formula="of:=(20000-[.$A1436])/([.E$2]*1000)" office:value-type="float" office:value="0.04283" calcext:value-type="float">
            <text:p>0.04283</text:p>
          </table:table-cell>
        </table:table-row>
        <table:table-row table:style-name="ro1">
          <table:table-cell office:value-type="float" office:value="15748" calcext:value-type="float">
            <text:p>15748</text:p>
          </table:table-cell>
          <table:table-cell table:formula="of:=(20000-[.$A1437])/([.B$2]*1000)" office:value-type="float" office:value="0.4252" calcext:value-type="float">
            <text:p>0.4252</text:p>
          </table:table-cell>
          <table:table-cell table:style-name="Default" table:formula="of:=(20000-[.$A1437])/([.C$2]*1000)" office:value-type="float" office:value="0.2126" calcext:value-type="float">
            <text:p>0.2126</text:p>
          </table:table-cell>
          <table:table-cell table:formula="of:=(20000-[.$A1437])/([.D$2]*1000)" office:value-type="float" office:value="0.08504" calcext:value-type="float">
            <text:p>0.08504</text:p>
          </table:table-cell>
          <table:table-cell table:formula="of:=(20000-[.$A1437])/([.E$2]*1000)" office:value-type="float" office:value="0.04252" calcext:value-type="float">
            <text:p>0.04252</text:p>
          </table:table-cell>
        </table:table-row>
        <table:table-row table:style-name="ro1">
          <table:table-cell office:value-type="float" office:value="15720" calcext:value-type="float">
            <text:p>15720</text:p>
          </table:table-cell>
          <table:table-cell table:formula="of:=(20000-[.$A1438])/([.B$2]*1000)" office:value-type="float" office:value="0.428" calcext:value-type="float">
            <text:p>0.428</text:p>
          </table:table-cell>
          <table:table-cell table:style-name="Default" table:formula="of:=(20000-[.$A1438])/([.C$2]*1000)" office:value-type="float" office:value="0.214" calcext:value-type="float">
            <text:p>0.214</text:p>
          </table:table-cell>
          <table:table-cell table:formula="of:=(20000-[.$A1438])/([.D$2]*1000)" office:value-type="float" office:value="0.0856" calcext:value-type="float">
            <text:p>0.0856</text:p>
          </table:table-cell>
          <table:table-cell table:formula="of:=(20000-[.$A1438])/([.E$2]*1000)"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15737" calcext:value-type="float">
            <text:p>15737</text:p>
          </table:table-cell>
          <table:table-cell table:formula="of:=(20000-[.$A1439])/([.B$2]*1000)" office:value-type="float" office:value="0.4263" calcext:value-type="float">
            <text:p>0.4263</text:p>
          </table:table-cell>
          <table:table-cell table:style-name="Default" table:formula="of:=(20000-[.$A1439])/([.C$2]*1000)" office:value-type="float" office:value="0.21315" calcext:value-type="float">
            <text:p>0.21315</text:p>
          </table:table-cell>
          <table:table-cell table:formula="of:=(20000-[.$A1439])/([.D$2]*1000)" office:value-type="float" office:value="0.08526" calcext:value-type="float">
            <text:p>0.08526</text:p>
          </table:table-cell>
          <table:table-cell table:formula="of:=(20000-[.$A1439])/([.E$2]*1000)" office:value-type="float" office:value="0.04263" calcext:value-type="float">
            <text:p>0.04263</text:p>
          </table:table-cell>
        </table:table-row>
        <table:table-row table:style-name="ro1">
          <table:table-cell office:value-type="float" office:value="15705" calcext:value-type="float">
            <text:p>15705</text:p>
          </table:table-cell>
          <table:table-cell table:formula="of:=(20000-[.$A1440])/([.B$2]*1000)" office:value-type="float" office:value="0.4295" calcext:value-type="float">
            <text:p>0.4295</text:p>
          </table:table-cell>
          <table:table-cell table:style-name="Default" table:formula="of:=(20000-[.$A1440])/([.C$2]*1000)" office:value-type="float" office:value="0.21475" calcext:value-type="float">
            <text:p>0.21475</text:p>
          </table:table-cell>
          <table:table-cell table:formula="of:=(20000-[.$A1440])/([.D$2]*1000)" office:value-type="float" office:value="0.0859" calcext:value-type="float">
            <text:p>0.0859</text:p>
          </table:table-cell>
          <table:table-cell table:formula="of:=(20000-[.$A1440])/([.E$2]*1000)" office:value-type="float" office:value="0.04295" calcext:value-type="float">
            <text:p>0.04295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1441])/([.B$2]*1000)" office:value-type="float" office:value="0.4237" calcext:value-type="float">
            <text:p>0.4237</text:p>
          </table:table-cell>
          <table:table-cell table:style-name="Default" table:formula="of:=(20000-[.$A1441])/([.C$2]*1000)" office:value-type="float" office:value="0.21185" calcext:value-type="float">
            <text:p>0.21185</text:p>
          </table:table-cell>
          <table:table-cell table:formula="of:=(20000-[.$A1441])/([.D$2]*1000)" office:value-type="float" office:value="0.08474" calcext:value-type="float">
            <text:p>0.08474</text:p>
          </table:table-cell>
          <table:table-cell table:formula="of:=(20000-[.$A1441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17" calcext:value-type="float">
            <text:p>15717</text:p>
          </table:table-cell>
          <table:table-cell table:formula="of:=(20000-[.$A1442])/([.B$2]*1000)" office:value-type="float" office:value="0.4283" calcext:value-type="float">
            <text:p>0.4283</text:p>
          </table:table-cell>
          <table:table-cell table:style-name="Default" table:formula="of:=(20000-[.$A1442])/([.C$2]*1000)" office:value-type="float" office:value="0.21415" calcext:value-type="float">
            <text:p>0.21415</text:p>
          </table:table-cell>
          <table:table-cell table:formula="of:=(20000-[.$A1442])/([.D$2]*1000)" office:value-type="float" office:value="0.08566" calcext:value-type="float">
            <text:p>0.08566</text:p>
          </table:table-cell>
          <table:table-cell table:formula="of:=(20000-[.$A1442])/([.E$2]*1000)" office:value-type="float" office:value="0.04283" calcext:value-type="float">
            <text:p>0.04283</text:p>
          </table:table-cell>
        </table:table-row>
        <table:table-row table:style-name="ro1">
          <table:table-cell office:value-type="float" office:value="15748" calcext:value-type="float">
            <text:p>15748</text:p>
          </table:table-cell>
          <table:table-cell table:formula="of:=(20000-[.$A1443])/([.B$2]*1000)" office:value-type="float" office:value="0.4252" calcext:value-type="float">
            <text:p>0.4252</text:p>
          </table:table-cell>
          <table:table-cell table:style-name="Default" table:formula="of:=(20000-[.$A1443])/([.C$2]*1000)" office:value-type="float" office:value="0.2126" calcext:value-type="float">
            <text:p>0.2126</text:p>
          </table:table-cell>
          <table:table-cell table:formula="of:=(20000-[.$A1443])/([.D$2]*1000)" office:value-type="float" office:value="0.08504" calcext:value-type="float">
            <text:p>0.08504</text:p>
          </table:table-cell>
          <table:table-cell table:formula="of:=(20000-[.$A1443])/([.E$2]*1000)" office:value-type="float" office:value="0.04252" calcext:value-type="float">
            <text:p>0.04252</text:p>
          </table:table-cell>
        </table:table-row>
        <table:table-row table:style-name="ro1">
          <table:table-cell office:value-type="float" office:value="15727" calcext:value-type="float">
            <text:p>15727</text:p>
          </table:table-cell>
          <table:table-cell table:formula="of:=(20000-[.$A1444])/([.B$2]*1000)" office:value-type="float" office:value="0.4273" calcext:value-type="float">
            <text:p>0.4273</text:p>
          </table:table-cell>
          <table:table-cell table:style-name="Default" table:formula="of:=(20000-[.$A1444])/([.C$2]*1000)" office:value-type="float" office:value="0.21365" calcext:value-type="float">
            <text:p>0.21365</text:p>
          </table:table-cell>
          <table:table-cell table:formula="of:=(20000-[.$A1444])/([.D$2]*1000)" office:value-type="float" office:value="0.08546" calcext:value-type="float">
            <text:p>0.08546</text:p>
          </table:table-cell>
          <table:table-cell table:formula="of:=(20000-[.$A1444])/([.E$2]*1000)" office:value-type="float" office:value="0.04273" calcext:value-type="float">
            <text:p>0.04273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1445])/([.B$2]*1000)" office:value-type="float" office:value="0.4239" calcext:value-type="float">
            <text:p>0.4239</text:p>
          </table:table-cell>
          <table:table-cell table:style-name="Default" table:formula="of:=(20000-[.$A1445])/([.C$2]*1000)" office:value-type="float" office:value="0.21195" calcext:value-type="float">
            <text:p>0.21195</text:p>
          </table:table-cell>
          <table:table-cell table:formula="of:=(20000-[.$A1445])/([.D$2]*1000)" office:value-type="float" office:value="0.08478" calcext:value-type="float">
            <text:p>0.08478</text:p>
          </table:table-cell>
          <table:table-cell table:formula="of:=(20000-[.$A1445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07" calcext:value-type="float">
            <text:p>15707</text:p>
          </table:table-cell>
          <table:table-cell table:formula="of:=(20000-[.$A1446])/([.B$2]*1000)" office:value-type="float" office:value="0.4293" calcext:value-type="float">
            <text:p>0.4293</text:p>
          </table:table-cell>
          <table:table-cell table:style-name="Default" table:formula="of:=(20000-[.$A1446])/([.C$2]*1000)" office:value-type="float" office:value="0.21465" calcext:value-type="float">
            <text:p>0.21465</text:p>
          </table:table-cell>
          <table:table-cell table:formula="of:=(20000-[.$A1446])/([.D$2]*1000)" office:value-type="float" office:value="0.08586" calcext:value-type="float">
            <text:p>0.08586</text:p>
          </table:table-cell>
          <table:table-cell table:formula="of:=(20000-[.$A1446])/([.E$2]*1000)" office:value-type="float" office:value="0.04293" calcext:value-type="float">
            <text:p>0.04293</text:p>
          </table:table-cell>
        </table:table-row>
        <table:table-row table:style-name="ro1">
          <table:table-cell office:value-type="float" office:value="15690" calcext:value-type="float">
            <text:p>15690</text:p>
          </table:table-cell>
          <table:table-cell table:formula="of:=(20000-[.$A1447])/([.B$2]*1000)" office:value-type="float" office:value="0.431" calcext:value-type="float">
            <text:p>0.431</text:p>
          </table:table-cell>
          <table:table-cell table:style-name="Default" table:formula="of:=(20000-[.$A1447])/([.C$2]*1000)" office:value-type="float" office:value="0.2155" calcext:value-type="float">
            <text:p>0.2155</text:p>
          </table:table-cell>
          <table:table-cell table:formula="of:=(20000-[.$A1447])/([.D$2]*1000)" office:value-type="float" office:value="0.0862" calcext:value-type="float">
            <text:p>0.0862</text:p>
          </table:table-cell>
          <table:table-cell table:formula="of:=(20000-[.$A1447])/([.E$2]*1000)" office:value-type="float" office:value="0.0431" calcext:value-type="float">
            <text:p>0.0431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1448])/([.B$2]*1000)" office:value-type="float" office:value="0.4238" calcext:value-type="float">
            <text:p>0.4238</text:p>
          </table:table-cell>
          <table:table-cell table:style-name="Default" table:formula="of:=(20000-[.$A1448])/([.C$2]*1000)" office:value-type="float" office:value="0.2119" calcext:value-type="float">
            <text:p>0.2119</text:p>
          </table:table-cell>
          <table:table-cell table:formula="of:=(20000-[.$A1448])/([.D$2]*1000)" office:value-type="float" office:value="0.08476" calcext:value-type="float">
            <text:p>0.08476</text:p>
          </table:table-cell>
          <table:table-cell table:formula="of:=(20000-[.$A1448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1449])/([.B$2]*1000)" office:value-type="float" office:value="0.4238" calcext:value-type="float">
            <text:p>0.4238</text:p>
          </table:table-cell>
          <table:table-cell table:style-name="Default" table:formula="of:=(20000-[.$A1449])/([.C$2]*1000)" office:value-type="float" office:value="0.2119" calcext:value-type="float">
            <text:p>0.2119</text:p>
          </table:table-cell>
          <table:table-cell table:formula="of:=(20000-[.$A1449])/([.D$2]*1000)" office:value-type="float" office:value="0.08476" calcext:value-type="float">
            <text:p>0.08476</text:p>
          </table:table-cell>
          <table:table-cell table:formula="of:=(20000-[.$A1449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40" calcext:value-type="float">
            <text:p>15740</text:p>
          </table:table-cell>
          <table:table-cell table:formula="of:=(20000-[.$A1450])/([.B$2]*1000)" office:value-type="float" office:value="0.426" calcext:value-type="float">
            <text:p>0.426</text:p>
          </table:table-cell>
          <table:table-cell table:style-name="Default" table:formula="of:=(20000-[.$A1450])/([.C$2]*1000)" office:value-type="float" office:value="0.213" calcext:value-type="float">
            <text:p>0.213</text:p>
          </table:table-cell>
          <table:table-cell table:formula="of:=(20000-[.$A1450])/([.D$2]*1000)" office:value-type="float" office:value="0.0852" calcext:value-type="float">
            <text:p>0.0852</text:p>
          </table:table-cell>
          <table:table-cell table:formula="of:=(20000-[.$A1450])/([.E$2]*1000)" office:value-type="float" office:value="0.0426" calcext:value-type="float">
            <text:p>0.0426</text:p>
          </table:table-cell>
        </table:table-row>
        <table:table-row table:style-name="ro1">
          <table:table-cell office:value-type="float" office:value="15726" calcext:value-type="float">
            <text:p>15726</text:p>
          </table:table-cell>
          <table:table-cell table:formula="of:=(20000-[.$A1451])/([.B$2]*1000)" office:value-type="float" office:value="0.4274" calcext:value-type="float">
            <text:p>0.4274</text:p>
          </table:table-cell>
          <table:table-cell table:style-name="Default" table:formula="of:=(20000-[.$A1451])/([.C$2]*1000)" office:value-type="float" office:value="0.2137" calcext:value-type="float">
            <text:p>0.2137</text:p>
          </table:table-cell>
          <table:table-cell table:formula="of:=(20000-[.$A1451])/([.D$2]*1000)" office:value-type="float" office:value="0.08548" calcext:value-type="float">
            <text:p>0.08548</text:p>
          </table:table-cell>
          <table:table-cell table:formula="of:=(20000-[.$A1451])/([.E$2]*1000)" office:value-type="float" office:value="0.04274" calcext:value-type="float">
            <text:p>0.04274</text:p>
          </table:table-cell>
        </table:table-row>
        <table:table-row table:style-name="ro1">
          <table:table-cell office:value-type="float" office:value="12189" calcext:value-type="float">
            <text:p>12189</text:p>
          </table:table-cell>
          <table:table-cell table:formula="of:=(20000-[.$A1452])/([.B$2]*1000)" office:value-type="float" office:value="0.7811" calcext:value-type="float">
            <text:p>0.7811</text:p>
          </table:table-cell>
          <table:table-cell table:style-name="Default" table:formula="of:=(20000-[.$A1452])/([.C$2]*1000)" office:value-type="float" office:value="0.39055" calcext:value-type="float">
            <text:p>0.39055</text:p>
          </table:table-cell>
          <table:table-cell table:formula="of:=(20000-[.$A1452])/([.D$2]*1000)" office:value-type="float" office:value="0.15622" calcext:value-type="float">
            <text:p>0.15622</text:p>
          </table:table-cell>
          <table:table-cell table:formula="of:=(20000-[.$A1452])/([.E$2]*1000)" office:value-type="float" office:value="0.07811" calcext:value-type="float">
            <text:p>0.07811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1453])/([.B$2]*1000)" office:value-type="float" office:value="0.4236" calcext:value-type="float">
            <text:p>0.4236</text:p>
          </table:table-cell>
          <table:table-cell table:style-name="Default" table:formula="of:=(20000-[.$A1453])/([.C$2]*1000)" office:value-type="float" office:value="0.2118" calcext:value-type="float">
            <text:p>0.2118</text:p>
          </table:table-cell>
          <table:table-cell table:formula="of:=(20000-[.$A1453])/([.D$2]*1000)" office:value-type="float" office:value="0.08472" calcext:value-type="float">
            <text:p>0.08472</text:p>
          </table:table-cell>
          <table:table-cell table:formula="of:=(20000-[.$A1453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13" calcext:value-type="float">
            <text:p>15713</text:p>
          </table:table-cell>
          <table:table-cell table:formula="of:=(20000-[.$A1454])/([.B$2]*1000)" office:value-type="float" office:value="0.4287" calcext:value-type="float">
            <text:p>0.4287</text:p>
          </table:table-cell>
          <table:table-cell table:style-name="Default" table:formula="of:=(20000-[.$A1454])/([.C$2]*1000)" office:value-type="float" office:value="0.21435" calcext:value-type="float">
            <text:p>0.21435</text:p>
          </table:table-cell>
          <table:table-cell table:formula="of:=(20000-[.$A1454])/([.D$2]*1000)" office:value-type="float" office:value="0.08574" calcext:value-type="float">
            <text:p>0.08574</text:p>
          </table:table-cell>
          <table:table-cell table:formula="of:=(20000-[.$A1454])/([.E$2]*1000)" office:value-type="float" office:value="0.04287" calcext:value-type="float">
            <text:p>0.04287</text:p>
          </table:table-cell>
        </table:table-row>
        <table:table-row table:style-name="ro1">
          <table:table-cell office:value-type="float" office:value="15697" calcext:value-type="float">
            <text:p>15697</text:p>
          </table:table-cell>
          <table:table-cell table:formula="of:=(20000-[.$A1455])/([.B$2]*1000)" office:value-type="float" office:value="0.4303" calcext:value-type="float">
            <text:p>0.4303</text:p>
          </table:table-cell>
          <table:table-cell table:style-name="Default" table:formula="of:=(20000-[.$A1455])/([.C$2]*1000)" office:value-type="float" office:value="0.21515" calcext:value-type="float">
            <text:p>0.21515</text:p>
          </table:table-cell>
          <table:table-cell table:formula="of:=(20000-[.$A1455])/([.D$2]*1000)" office:value-type="float" office:value="0.08606" calcext:value-type="float">
            <text:p>0.08606</text:p>
          </table:table-cell>
          <table:table-cell table:formula="of:=(20000-[.$A1455])/([.E$2]*1000)" office:value-type="float" office:value="0.04303" calcext:value-type="float">
            <text:p>0.04303</text:p>
          </table:table-cell>
        </table:table-row>
        <table:table-row table:style-name="ro1">
          <table:table-cell office:value-type="float" office:value="15765" calcext:value-type="float">
            <text:p>15765</text:p>
          </table:table-cell>
          <table:table-cell table:formula="of:=(20000-[.$A1456])/([.B$2]*1000)" office:value-type="float" office:value="0.4235" calcext:value-type="float">
            <text:p>0.4235</text:p>
          </table:table-cell>
          <table:table-cell table:style-name="Default" table:formula="of:=(20000-[.$A1456])/([.C$2]*1000)" office:value-type="float" office:value="0.21175" calcext:value-type="float">
            <text:p>0.21175</text:p>
          </table:table-cell>
          <table:table-cell table:formula="of:=(20000-[.$A1456])/([.D$2]*1000)" office:value-type="float" office:value="0.0847" calcext:value-type="float">
            <text:p>0.0847</text:p>
          </table:table-cell>
          <table:table-cell table:formula="of:=(20000-[.$A1456])/([.E$2]*1000)" office:value-type="float" office:value="0.04235" calcext:value-type="float">
            <text:p>0.04235</text:p>
          </table:table-cell>
        </table:table-row>
        <table:table-row table:style-name="ro1">
          <table:table-cell office:value-type="float" office:value="15702" calcext:value-type="float">
            <text:p>15702</text:p>
          </table:table-cell>
          <table:table-cell table:formula="of:=(20000-[.$A1457])/([.B$2]*1000)" office:value-type="float" office:value="0.4298" calcext:value-type="float">
            <text:p>0.4298</text:p>
          </table:table-cell>
          <table:table-cell table:style-name="Default" table:formula="of:=(20000-[.$A1457])/([.C$2]*1000)" office:value-type="float" office:value="0.2149" calcext:value-type="float">
            <text:p>0.2149</text:p>
          </table:table-cell>
          <table:table-cell table:formula="of:=(20000-[.$A1457])/([.D$2]*1000)" office:value-type="float" office:value="0.08596" calcext:value-type="float">
            <text:p>0.08596</text:p>
          </table:table-cell>
          <table:table-cell table:formula="of:=(20000-[.$A1457])/([.E$2]*1000)" office:value-type="float" office:value="0.04298" calcext:value-type="float">
            <text:p>0.04298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1458])/([.B$2]*1000)" office:value-type="float" office:value="0.4238" calcext:value-type="float">
            <text:p>0.4238</text:p>
          </table:table-cell>
          <table:table-cell table:style-name="Default" table:formula="of:=(20000-[.$A1458])/([.C$2]*1000)" office:value-type="float" office:value="0.2119" calcext:value-type="float">
            <text:p>0.2119</text:p>
          </table:table-cell>
          <table:table-cell table:formula="of:=(20000-[.$A1458])/([.D$2]*1000)" office:value-type="float" office:value="0.08476" calcext:value-type="float">
            <text:p>0.08476</text:p>
          </table:table-cell>
          <table:table-cell table:formula="of:=(20000-[.$A1458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29" calcext:value-type="float">
            <text:p>15729</text:p>
          </table:table-cell>
          <table:table-cell table:formula="of:=(20000-[.$A1459])/([.B$2]*1000)" office:value-type="float" office:value="0.4271" calcext:value-type="float">
            <text:p>0.4271</text:p>
          </table:table-cell>
          <table:table-cell table:style-name="Default" table:formula="of:=(20000-[.$A1459])/([.C$2]*1000)" office:value-type="float" office:value="0.21355" calcext:value-type="float">
            <text:p>0.21355</text:p>
          </table:table-cell>
          <table:table-cell table:formula="of:=(20000-[.$A1459])/([.D$2]*1000)" office:value-type="float" office:value="0.08542" calcext:value-type="float">
            <text:p>0.08542</text:p>
          </table:table-cell>
          <table:table-cell table:formula="of:=(20000-[.$A1459])/([.E$2]*1000)" office:value-type="float" office:value="0.04271" calcext:value-type="float">
            <text:p>0.04271</text:p>
          </table:table-cell>
        </table:table-row>
        <table:table-row table:style-name="ro1">
          <table:table-cell office:value-type="float" office:value="15749" calcext:value-type="float">
            <text:p>15749</text:p>
          </table:table-cell>
          <table:table-cell table:formula="of:=(20000-[.$A1460])/([.B$2]*1000)" office:value-type="float" office:value="0.4251" calcext:value-type="float">
            <text:p>0.4251</text:p>
          </table:table-cell>
          <table:table-cell table:style-name="Default" table:formula="of:=(20000-[.$A1460])/([.C$2]*1000)" office:value-type="float" office:value="0.21255" calcext:value-type="float">
            <text:p>0.21255</text:p>
          </table:table-cell>
          <table:table-cell table:formula="of:=(20000-[.$A1460])/([.D$2]*1000)" office:value-type="float" office:value="0.08502" calcext:value-type="float">
            <text:p>0.08502</text:p>
          </table:table-cell>
          <table:table-cell table:formula="of:=(20000-[.$A1460])/([.E$2]*1000)" office:value-type="float" office:value="0.04251" calcext:value-type="float">
            <text:p>0.04251</text:p>
          </table:table-cell>
        </table:table-row>
        <table:table-row table:style-name="ro1">
          <table:table-cell office:value-type="float" office:value="15747" calcext:value-type="float">
            <text:p>15747</text:p>
          </table:table-cell>
          <table:table-cell table:formula="of:=(20000-[.$A1461])/([.B$2]*1000)" office:value-type="float" office:value="0.4253" calcext:value-type="float">
            <text:p>0.4253</text:p>
          </table:table-cell>
          <table:table-cell table:style-name="Default" table:formula="of:=(20000-[.$A1461])/([.C$2]*1000)" office:value-type="float" office:value="0.21265" calcext:value-type="float">
            <text:p>0.21265</text:p>
          </table:table-cell>
          <table:table-cell table:formula="of:=(20000-[.$A1461])/([.D$2]*1000)" office:value-type="float" office:value="0.08506" calcext:value-type="float">
            <text:p>0.08506</text:p>
          </table:table-cell>
          <table:table-cell table:formula="of:=(20000-[.$A1461])/([.E$2]*1000)" office:value-type="float" office:value="0.04253" calcext:value-type="float">
            <text:p>0.04253</text:p>
          </table:table-cell>
        </table:table-row>
        <table:table-row table:style-name="ro1">
          <table:table-cell office:value-type="float" office:value="15721" calcext:value-type="float">
            <text:p>15721</text:p>
          </table:table-cell>
          <table:table-cell table:formula="of:=(20000-[.$A1462])/([.B$2]*1000)" office:value-type="float" office:value="0.4279" calcext:value-type="float">
            <text:p>0.4279</text:p>
          </table:table-cell>
          <table:table-cell table:style-name="Default" table:formula="of:=(20000-[.$A1462])/([.C$2]*1000)" office:value-type="float" office:value="0.21395" calcext:value-type="float">
            <text:p>0.21395</text:p>
          </table:table-cell>
          <table:table-cell table:formula="of:=(20000-[.$A1462])/([.D$2]*1000)" office:value-type="float" office:value="0.08558" calcext:value-type="float">
            <text:p>0.08558</text:p>
          </table:table-cell>
          <table:table-cell table:formula="of:=(20000-[.$A1462])/([.E$2]*1000)" office:value-type="float" office:value="0.04279" calcext:value-type="float">
            <text:p>0.04279</text:p>
          </table:table-cell>
        </table:table-row>
        <table:table-row table:style-name="ro1">
          <table:table-cell office:value-type="float" office:value="15702" calcext:value-type="float">
            <text:p>15702</text:p>
          </table:table-cell>
          <table:table-cell table:formula="of:=(20000-[.$A1463])/([.B$2]*1000)" office:value-type="float" office:value="0.4298" calcext:value-type="float">
            <text:p>0.4298</text:p>
          </table:table-cell>
          <table:table-cell table:style-name="Default" table:formula="of:=(20000-[.$A1463])/([.C$2]*1000)" office:value-type="float" office:value="0.2149" calcext:value-type="float">
            <text:p>0.2149</text:p>
          </table:table-cell>
          <table:table-cell table:formula="of:=(20000-[.$A1463])/([.D$2]*1000)" office:value-type="float" office:value="0.08596" calcext:value-type="float">
            <text:p>0.08596</text:p>
          </table:table-cell>
          <table:table-cell table:formula="of:=(20000-[.$A1463])/([.E$2]*1000)" office:value-type="float" office:value="0.04298" calcext:value-type="float">
            <text:p>0.04298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1464])/([.B$2]*1000)" office:value-type="float" office:value="0.424" calcext:value-type="float">
            <text:p>0.424</text:p>
          </table:table-cell>
          <table:table-cell table:style-name="Default" table:formula="of:=(20000-[.$A1464])/([.C$2]*1000)" office:value-type="float" office:value="0.212" calcext:value-type="float">
            <text:p>0.212</text:p>
          </table:table-cell>
          <table:table-cell table:formula="of:=(20000-[.$A1464])/([.D$2]*1000)" office:value-type="float" office:value="0.0848" calcext:value-type="float">
            <text:p>0.0848</text:p>
          </table:table-cell>
          <table:table-cell table:formula="of:=(20000-[.$A1464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713" calcext:value-type="float">
            <text:p>15713</text:p>
          </table:table-cell>
          <table:table-cell table:formula="of:=(20000-[.$A1465])/([.B$2]*1000)" office:value-type="float" office:value="0.4287" calcext:value-type="float">
            <text:p>0.4287</text:p>
          </table:table-cell>
          <table:table-cell table:style-name="Default" table:formula="of:=(20000-[.$A1465])/([.C$2]*1000)" office:value-type="float" office:value="0.21435" calcext:value-type="float">
            <text:p>0.21435</text:p>
          </table:table-cell>
          <table:table-cell table:formula="of:=(20000-[.$A1465])/([.D$2]*1000)" office:value-type="float" office:value="0.08574" calcext:value-type="float">
            <text:p>0.08574</text:p>
          </table:table-cell>
          <table:table-cell table:formula="of:=(20000-[.$A1465])/([.E$2]*1000)" office:value-type="float" office:value="0.04287" calcext:value-type="float">
            <text:p>0.04287</text:p>
          </table:table-cell>
        </table:table-row>
        <table:table-row table:style-name="ro1">
          <table:table-cell office:value-type="float" office:value="15749" calcext:value-type="float">
            <text:p>15749</text:p>
          </table:table-cell>
          <table:table-cell table:formula="of:=(20000-[.$A1466])/([.B$2]*1000)" office:value-type="float" office:value="0.4251" calcext:value-type="float">
            <text:p>0.4251</text:p>
          </table:table-cell>
          <table:table-cell table:style-name="Default" table:formula="of:=(20000-[.$A1466])/([.C$2]*1000)" office:value-type="float" office:value="0.21255" calcext:value-type="float">
            <text:p>0.21255</text:p>
          </table:table-cell>
          <table:table-cell table:formula="of:=(20000-[.$A1466])/([.D$2]*1000)" office:value-type="float" office:value="0.08502" calcext:value-type="float">
            <text:p>0.08502</text:p>
          </table:table-cell>
          <table:table-cell table:formula="of:=(20000-[.$A1466])/([.E$2]*1000)" office:value-type="float" office:value="0.04251" calcext:value-type="float">
            <text:p>0.04251</text:p>
          </table:table-cell>
        </table:table-row>
        <table:table-row table:style-name="ro1">
          <table:table-cell office:value-type="float" office:value="15692" calcext:value-type="float">
            <text:p>15692</text:p>
          </table:table-cell>
          <table:table-cell table:formula="of:=(20000-[.$A1467])/([.B$2]*1000)" office:value-type="float" office:value="0.4308" calcext:value-type="float">
            <text:p>0.4308</text:p>
          </table:table-cell>
          <table:table-cell table:style-name="Default" table:formula="of:=(20000-[.$A1467])/([.C$2]*1000)" office:value-type="float" office:value="0.2154" calcext:value-type="float">
            <text:p>0.2154</text:p>
          </table:table-cell>
          <table:table-cell table:formula="of:=(20000-[.$A1467])/([.D$2]*1000)" office:value-type="float" office:value="0.08616" calcext:value-type="float">
            <text:p>0.08616</text:p>
          </table:table-cell>
          <table:table-cell table:formula="of:=(20000-[.$A1467])/([.E$2]*1000)" office:value-type="float" office:value="0.04308" calcext:value-type="float">
            <text:p>0.04308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1468])/([.B$2]*1000)" office:value-type="float" office:value="0.4238" calcext:value-type="float">
            <text:p>0.4238</text:p>
          </table:table-cell>
          <table:table-cell table:style-name="Default" table:formula="of:=(20000-[.$A1468])/([.C$2]*1000)" office:value-type="float" office:value="0.2119" calcext:value-type="float">
            <text:p>0.2119</text:p>
          </table:table-cell>
          <table:table-cell table:formula="of:=(20000-[.$A1468])/([.D$2]*1000)" office:value-type="float" office:value="0.08476" calcext:value-type="float">
            <text:p>0.08476</text:p>
          </table:table-cell>
          <table:table-cell table:formula="of:=(20000-[.$A1468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1469])/([.B$2]*1000)" office:value-type="float" office:value="0.4238" calcext:value-type="float">
            <text:p>0.4238</text:p>
          </table:table-cell>
          <table:table-cell table:style-name="Default" table:formula="of:=(20000-[.$A1469])/([.C$2]*1000)" office:value-type="float" office:value="0.2119" calcext:value-type="float">
            <text:p>0.2119</text:p>
          </table:table-cell>
          <table:table-cell table:formula="of:=(20000-[.$A1469])/([.D$2]*1000)" office:value-type="float" office:value="0.08476" calcext:value-type="float">
            <text:p>0.08476</text:p>
          </table:table-cell>
          <table:table-cell table:formula="of:=(20000-[.$A1469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1470])/([.B$2]*1000)" office:value-type="float" office:value="0.4238" calcext:value-type="float">
            <text:p>0.4238</text:p>
          </table:table-cell>
          <table:table-cell table:style-name="Default" table:formula="of:=(20000-[.$A1470])/([.C$2]*1000)" office:value-type="float" office:value="0.2119" calcext:value-type="float">
            <text:p>0.2119</text:p>
          </table:table-cell>
          <table:table-cell table:formula="of:=(20000-[.$A1470])/([.D$2]*1000)" office:value-type="float" office:value="0.08476" calcext:value-type="float">
            <text:p>0.08476</text:p>
          </table:table-cell>
          <table:table-cell table:formula="of:=(20000-[.$A1470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06" calcext:value-type="float">
            <text:p>15706</text:p>
          </table:table-cell>
          <table:table-cell table:formula="of:=(20000-[.$A1471])/([.B$2]*1000)" office:value-type="float" office:value="0.4294" calcext:value-type="float">
            <text:p>0.4294</text:p>
          </table:table-cell>
          <table:table-cell table:style-name="Default" table:formula="of:=(20000-[.$A1471])/([.C$2]*1000)" office:value-type="float" office:value="0.2147" calcext:value-type="float">
            <text:p>0.2147</text:p>
          </table:table-cell>
          <table:table-cell table:formula="of:=(20000-[.$A1471])/([.D$2]*1000)" office:value-type="float" office:value="0.08588" calcext:value-type="float">
            <text:p>0.08588</text:p>
          </table:table-cell>
          <table:table-cell table:formula="of:=(20000-[.$A1471])/([.E$2]*1000)" office:value-type="float" office:value="0.04294" calcext:value-type="float">
            <text:p>0.04294</text:p>
          </table:table-cell>
        </table:table-row>
        <table:table-row table:style-name="ro1">
          <table:table-cell office:value-type="float" office:value="14708" calcext:value-type="float">
            <text:p>14708</text:p>
          </table:table-cell>
          <table:table-cell table:formula="of:=(20000-[.$A1472])/([.B$2]*1000)" office:value-type="float" office:value="0.5292" calcext:value-type="float">
            <text:p>0.5292</text:p>
          </table:table-cell>
          <table:table-cell table:style-name="Default" table:formula="of:=(20000-[.$A1472])/([.C$2]*1000)" office:value-type="float" office:value="0.2646" calcext:value-type="float">
            <text:p>0.2646</text:p>
          </table:table-cell>
          <table:table-cell table:formula="of:=(20000-[.$A1472])/([.D$2]*1000)" office:value-type="float" office:value="0.10584" calcext:value-type="float">
            <text:p>0.10584</text:p>
          </table:table-cell>
          <table:table-cell table:formula="of:=(20000-[.$A1472])/([.E$2]*1000)" office:value-type="float" office:value="0.05292" calcext:value-type="float">
            <text:p>0.05292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1473])/([.B$2]*1000)" office:value-type="float" office:value="0.4239" calcext:value-type="float">
            <text:p>0.4239</text:p>
          </table:table-cell>
          <table:table-cell table:style-name="Default" table:formula="of:=(20000-[.$A1473])/([.C$2]*1000)" office:value-type="float" office:value="0.21195" calcext:value-type="float">
            <text:p>0.21195</text:p>
          </table:table-cell>
          <table:table-cell table:formula="of:=(20000-[.$A1473])/([.D$2]*1000)" office:value-type="float" office:value="0.08478" calcext:value-type="float">
            <text:p>0.08478</text:p>
          </table:table-cell>
          <table:table-cell table:formula="of:=(20000-[.$A1473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56" calcext:value-type="float">
            <text:p>15756</text:p>
          </table:table-cell>
          <table:table-cell table:formula="of:=(20000-[.$A1474])/([.B$2]*1000)" office:value-type="float" office:value="0.4244" calcext:value-type="float">
            <text:p>0.4244</text:p>
          </table:table-cell>
          <table:table-cell table:style-name="Default" table:formula="of:=(20000-[.$A1474])/([.C$2]*1000)" office:value-type="float" office:value="0.2122" calcext:value-type="float">
            <text:p>0.2122</text:p>
          </table:table-cell>
          <table:table-cell table:formula="of:=(20000-[.$A1474])/([.D$2]*1000)" office:value-type="float" office:value="0.08488" calcext:value-type="float">
            <text:p>0.08488</text:p>
          </table:table-cell>
          <table:table-cell table:formula="of:=(20000-[.$A1474])/([.E$2]*1000)" office:value-type="float" office:value="0.04244" calcext:value-type="float">
            <text:p>0.04244</text:p>
          </table:table-cell>
        </table:table-row>
        <table:table-row table:style-name="ro1">
          <table:table-cell office:value-type="float" office:value="15730" calcext:value-type="float">
            <text:p>15730</text:p>
          </table:table-cell>
          <table:table-cell table:formula="of:=(20000-[.$A1475])/([.B$2]*1000)" office:value-type="float" office:value="0.427" calcext:value-type="float">
            <text:p>0.427</text:p>
          </table:table-cell>
          <table:table-cell table:style-name="Default" table:formula="of:=(20000-[.$A1475])/([.C$2]*1000)" office:value-type="float" office:value="0.2135" calcext:value-type="float">
            <text:p>0.2135</text:p>
          </table:table-cell>
          <table:table-cell table:formula="of:=(20000-[.$A1475])/([.D$2]*1000)" office:value-type="float" office:value="0.0854" calcext:value-type="float">
            <text:p>0.0854</text:p>
          </table:table-cell>
          <table:table-cell table:formula="of:=(20000-[.$A1475])/([.E$2]*1000)" office:value-type="float" office:value="0.0427" calcext:value-type="float">
            <text:p>0.0427</text:p>
          </table:table-cell>
        </table:table-row>
        <table:table-row table:style-name="ro1">
          <table:table-cell office:value-type="float" office:value="15718" calcext:value-type="float">
            <text:p>15718</text:p>
          </table:table-cell>
          <table:table-cell table:formula="of:=(20000-[.$A1476])/([.B$2]*1000)" office:value-type="float" office:value="0.4282" calcext:value-type="float">
            <text:p>0.4282</text:p>
          </table:table-cell>
          <table:table-cell table:style-name="Default" table:formula="of:=(20000-[.$A1476])/([.C$2]*1000)" office:value-type="float" office:value="0.2141" calcext:value-type="float">
            <text:p>0.2141</text:p>
          </table:table-cell>
          <table:table-cell table:formula="of:=(20000-[.$A1476])/([.D$2]*1000)" office:value-type="float" office:value="0.08564" calcext:value-type="float">
            <text:p>0.08564</text:p>
          </table:table-cell>
          <table:table-cell table:formula="of:=(20000-[.$A1476])/([.E$2]*1000)" office:value-type="float" office:value="0.04282" calcext:value-type="float">
            <text:p>0.04282</text:p>
          </table:table-cell>
        </table:table-row>
        <table:table-row table:style-name="ro1">
          <table:table-cell office:value-type="float" office:value="15648" calcext:value-type="float">
            <text:p>15648</text:p>
          </table:table-cell>
          <table:table-cell table:formula="of:=(20000-[.$A1477])/([.B$2]*1000)" office:value-type="float" office:value="0.4352" calcext:value-type="float">
            <text:p>0.4352</text:p>
          </table:table-cell>
          <table:table-cell table:style-name="Default" table:formula="of:=(20000-[.$A1477])/([.C$2]*1000)" office:value-type="float" office:value="0.2176" calcext:value-type="float">
            <text:p>0.2176</text:p>
          </table:table-cell>
          <table:table-cell table:formula="of:=(20000-[.$A1477])/([.D$2]*1000)" office:value-type="float" office:value="0.08704" calcext:value-type="float">
            <text:p>0.08704</text:p>
          </table:table-cell>
          <table:table-cell table:formula="of:=(20000-[.$A1477])/([.E$2]*1000)" office:value-type="float" office:value="0.04352" calcext:value-type="float">
            <text:p>0.04352</text:p>
          </table:table-cell>
        </table:table-row>
        <table:table-row table:style-name="ro1">
          <table:table-cell office:value-type="float" office:value="15723" calcext:value-type="float">
            <text:p>15723</text:p>
          </table:table-cell>
          <table:table-cell table:formula="of:=(20000-[.$A1478])/([.B$2]*1000)" office:value-type="float" office:value="0.4277" calcext:value-type="float">
            <text:p>0.4277</text:p>
          </table:table-cell>
          <table:table-cell table:style-name="Default" table:formula="of:=(20000-[.$A1478])/([.C$2]*1000)" office:value-type="float" office:value="0.21385" calcext:value-type="float">
            <text:p>0.21385</text:p>
          </table:table-cell>
          <table:table-cell table:formula="of:=(20000-[.$A1478])/([.D$2]*1000)" office:value-type="float" office:value="0.08554" calcext:value-type="float">
            <text:p>0.08554</text:p>
          </table:table-cell>
          <table:table-cell table:formula="of:=(20000-[.$A1478])/([.E$2]*1000)" office:value-type="float" office:value="0.04277" calcext:value-type="float">
            <text:p>0.04277</text:p>
          </table:table-cell>
        </table:table-row>
        <table:table-row table:style-name="ro1">
          <table:table-cell office:value-type="float" office:value="15738" calcext:value-type="float">
            <text:p>15738</text:p>
          </table:table-cell>
          <table:table-cell table:formula="of:=(20000-[.$A1479])/([.B$2]*1000)" office:value-type="float" office:value="0.4262" calcext:value-type="float">
            <text:p>0.4262</text:p>
          </table:table-cell>
          <table:table-cell table:style-name="Default" table:formula="of:=(20000-[.$A1479])/([.C$2]*1000)" office:value-type="float" office:value="0.2131" calcext:value-type="float">
            <text:p>0.2131</text:p>
          </table:table-cell>
          <table:table-cell table:formula="of:=(20000-[.$A1479])/([.D$2]*1000)" office:value-type="float" office:value="0.08524" calcext:value-type="float">
            <text:p>0.08524</text:p>
          </table:table-cell>
          <table:table-cell table:formula="of:=(20000-[.$A1479])/([.E$2]*1000)" office:value-type="float" office:value="0.04262" calcext:value-type="float">
            <text:p>0.04262</text:p>
          </table:table-cell>
        </table:table-row>
        <table:table-row table:style-name="ro1">
          <table:table-cell office:value-type="float" office:value="15735" calcext:value-type="float">
            <text:p>15735</text:p>
          </table:table-cell>
          <table:table-cell table:formula="of:=(20000-[.$A1480])/([.B$2]*1000)" office:value-type="float" office:value="0.4265" calcext:value-type="float">
            <text:p>0.4265</text:p>
          </table:table-cell>
          <table:table-cell table:style-name="Default" table:formula="of:=(20000-[.$A1480])/([.C$2]*1000)" office:value-type="float" office:value="0.21325" calcext:value-type="float">
            <text:p>0.21325</text:p>
          </table:table-cell>
          <table:table-cell table:formula="of:=(20000-[.$A1480])/([.D$2]*1000)" office:value-type="float" office:value="0.0853" calcext:value-type="float">
            <text:p>0.0853</text:p>
          </table:table-cell>
          <table:table-cell table:formula="of:=(20000-[.$A1480])/([.E$2]*1000)" office:value-type="float" office:value="0.04265" calcext:value-type="float">
            <text:p>0.04265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1481])/([.B$2]*1000)" office:value-type="float" office:value="0.4237" calcext:value-type="float">
            <text:p>0.4237</text:p>
          </table:table-cell>
          <table:table-cell table:style-name="Default" table:formula="of:=(20000-[.$A1481])/([.C$2]*1000)" office:value-type="float" office:value="0.21185" calcext:value-type="float">
            <text:p>0.21185</text:p>
          </table:table-cell>
          <table:table-cell table:formula="of:=(20000-[.$A1481])/([.D$2]*1000)" office:value-type="float" office:value="0.08474" calcext:value-type="float">
            <text:p>0.08474</text:p>
          </table:table-cell>
          <table:table-cell table:formula="of:=(20000-[.$A1481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47" calcext:value-type="float">
            <text:p>15747</text:p>
          </table:table-cell>
          <table:table-cell table:formula="of:=(20000-[.$A1482])/([.B$2]*1000)" office:value-type="float" office:value="0.4253" calcext:value-type="float">
            <text:p>0.4253</text:p>
          </table:table-cell>
          <table:table-cell table:style-name="Default" table:formula="of:=(20000-[.$A1482])/([.C$2]*1000)" office:value-type="float" office:value="0.21265" calcext:value-type="float">
            <text:p>0.21265</text:p>
          </table:table-cell>
          <table:table-cell table:formula="of:=(20000-[.$A1482])/([.D$2]*1000)" office:value-type="float" office:value="0.08506" calcext:value-type="float">
            <text:p>0.08506</text:p>
          </table:table-cell>
          <table:table-cell table:formula="of:=(20000-[.$A1482])/([.E$2]*1000)" office:value-type="float" office:value="0.04253" calcext:value-type="float">
            <text:p>0.04253</text:p>
          </table:table-cell>
        </table:table-row>
        <table:table-row table:style-name="ro1">
          <table:table-cell office:value-type="float" office:value="15715" calcext:value-type="float">
            <text:p>15715</text:p>
          </table:table-cell>
          <table:table-cell table:formula="of:=(20000-[.$A1483])/([.B$2]*1000)" office:value-type="float" office:value="0.4285" calcext:value-type="float">
            <text:p>0.4285</text:p>
          </table:table-cell>
          <table:table-cell table:style-name="Default" table:formula="of:=(20000-[.$A1483])/([.C$2]*1000)" office:value-type="float" office:value="0.21425" calcext:value-type="float">
            <text:p>0.21425</text:p>
          </table:table-cell>
          <table:table-cell table:formula="of:=(20000-[.$A1483])/([.D$2]*1000)" office:value-type="float" office:value="0.0857" calcext:value-type="float">
            <text:p>0.0857</text:p>
          </table:table-cell>
          <table:table-cell table:formula="of:=(20000-[.$A1483])/([.E$2]*1000)" office:value-type="float" office:value="0.04285" calcext:value-type="float">
            <text:p>0.04285</text:p>
          </table:table-cell>
        </table:table-row>
        <table:table-row table:style-name="ro1">
          <table:table-cell office:value-type="float" office:value="15709" calcext:value-type="float">
            <text:p>15709</text:p>
          </table:table-cell>
          <table:table-cell table:formula="of:=(20000-[.$A1484])/([.B$2]*1000)" office:value-type="float" office:value="0.4291" calcext:value-type="float">
            <text:p>0.4291</text:p>
          </table:table-cell>
          <table:table-cell table:style-name="Default" table:formula="of:=(20000-[.$A1484])/([.C$2]*1000)" office:value-type="float" office:value="0.21455" calcext:value-type="float">
            <text:p>0.21455</text:p>
          </table:table-cell>
          <table:table-cell table:formula="of:=(20000-[.$A1484])/([.D$2]*1000)" office:value-type="float" office:value="0.08582" calcext:value-type="float">
            <text:p>0.08582</text:p>
          </table:table-cell>
          <table:table-cell table:formula="of:=(20000-[.$A1484])/([.E$2]*1000)" office:value-type="float" office:value="0.04291" calcext:value-type="float">
            <text:p>0.04291</text:p>
          </table:table-cell>
        </table:table-row>
        <table:table-row table:style-name="ro1">
          <table:table-cell office:value-type="float" office:value="15730" calcext:value-type="float">
            <text:p>15730</text:p>
          </table:table-cell>
          <table:table-cell table:formula="of:=(20000-[.$A1485])/([.B$2]*1000)" office:value-type="float" office:value="0.427" calcext:value-type="float">
            <text:p>0.427</text:p>
          </table:table-cell>
          <table:table-cell table:style-name="Default" table:formula="of:=(20000-[.$A1485])/([.C$2]*1000)" office:value-type="float" office:value="0.2135" calcext:value-type="float">
            <text:p>0.2135</text:p>
          </table:table-cell>
          <table:table-cell table:formula="of:=(20000-[.$A1485])/([.D$2]*1000)" office:value-type="float" office:value="0.0854" calcext:value-type="float">
            <text:p>0.0854</text:p>
          </table:table-cell>
          <table:table-cell table:formula="of:=(20000-[.$A1485])/([.E$2]*1000)" office:value-type="float" office:value="0.0427" calcext:value-type="float">
            <text:p>0.0427</text:p>
          </table:table-cell>
        </table:table-row>
        <table:table-row table:style-name="ro1">
          <table:table-cell office:value-type="float" office:value="15734" calcext:value-type="float">
            <text:p>15734</text:p>
          </table:table-cell>
          <table:table-cell table:formula="of:=(20000-[.$A1486])/([.B$2]*1000)" office:value-type="float" office:value="0.4266" calcext:value-type="float">
            <text:p>0.4266</text:p>
          </table:table-cell>
          <table:table-cell table:style-name="Default" table:formula="of:=(20000-[.$A1486])/([.C$2]*1000)" office:value-type="float" office:value="0.2133" calcext:value-type="float">
            <text:p>0.2133</text:p>
          </table:table-cell>
          <table:table-cell table:formula="of:=(20000-[.$A1486])/([.D$2]*1000)" office:value-type="float" office:value="0.08532" calcext:value-type="float">
            <text:p>0.08532</text:p>
          </table:table-cell>
          <table:table-cell table:formula="of:=(20000-[.$A1486])/([.E$2]*1000)" office:value-type="float" office:value="0.04266" calcext:value-type="float">
            <text:p>0.04266</text:p>
          </table:table-cell>
        </table:table-row>
        <table:table-row table:style-name="ro1">
          <table:table-cell office:value-type="float" office:value="15749" calcext:value-type="float">
            <text:p>15749</text:p>
          </table:table-cell>
          <table:table-cell table:formula="of:=(20000-[.$A1487])/([.B$2]*1000)" office:value-type="float" office:value="0.4251" calcext:value-type="float">
            <text:p>0.4251</text:p>
          </table:table-cell>
          <table:table-cell table:style-name="Default" table:formula="of:=(20000-[.$A1487])/([.C$2]*1000)" office:value-type="float" office:value="0.21255" calcext:value-type="float">
            <text:p>0.21255</text:p>
          </table:table-cell>
          <table:table-cell table:formula="of:=(20000-[.$A1487])/([.D$2]*1000)" office:value-type="float" office:value="0.08502" calcext:value-type="float">
            <text:p>0.08502</text:p>
          </table:table-cell>
          <table:table-cell table:formula="of:=(20000-[.$A1487])/([.E$2]*1000)" office:value-type="float" office:value="0.04251" calcext:value-type="float">
            <text:p>0.04251</text:p>
          </table:table-cell>
        </table:table-row>
        <table:table-row table:style-name="ro1">
          <table:table-cell office:value-type="float" office:value="15720" calcext:value-type="float">
            <text:p>15720</text:p>
          </table:table-cell>
          <table:table-cell table:formula="of:=(20000-[.$A1488])/([.B$2]*1000)" office:value-type="float" office:value="0.428" calcext:value-type="float">
            <text:p>0.428</text:p>
          </table:table-cell>
          <table:table-cell table:style-name="Default" table:formula="of:=(20000-[.$A1488])/([.C$2]*1000)" office:value-type="float" office:value="0.214" calcext:value-type="float">
            <text:p>0.214</text:p>
          </table:table-cell>
          <table:table-cell table:formula="of:=(20000-[.$A1488])/([.D$2]*1000)" office:value-type="float" office:value="0.0856" calcext:value-type="float">
            <text:p>0.0856</text:p>
          </table:table-cell>
          <table:table-cell table:formula="of:=(20000-[.$A1488])/([.E$2]*1000)"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15732" calcext:value-type="float">
            <text:p>15732</text:p>
          </table:table-cell>
          <table:table-cell table:formula="of:=(20000-[.$A1489])/([.B$2]*1000)" office:value-type="float" office:value="0.4268" calcext:value-type="float">
            <text:p>0.4268</text:p>
          </table:table-cell>
          <table:table-cell table:style-name="Default" table:formula="of:=(20000-[.$A1489])/([.C$2]*1000)" office:value-type="float" office:value="0.2134" calcext:value-type="float">
            <text:p>0.2134</text:p>
          </table:table-cell>
          <table:table-cell table:formula="of:=(20000-[.$A1489])/([.D$2]*1000)" office:value-type="float" office:value="0.08536" calcext:value-type="float">
            <text:p>0.08536</text:p>
          </table:table-cell>
          <table:table-cell table:formula="of:=(20000-[.$A1489])/([.E$2]*1000)" office:value-type="float" office:value="0.04268" calcext:value-type="float">
            <text:p>0.04268</text:p>
          </table:table-cell>
        </table:table-row>
        <table:table-row table:style-name="ro1">
          <table:table-cell office:value-type="float" office:value="15738" calcext:value-type="float">
            <text:p>15738</text:p>
          </table:table-cell>
          <table:table-cell table:formula="of:=(20000-[.$A1490])/([.B$2]*1000)" office:value-type="float" office:value="0.4262" calcext:value-type="float">
            <text:p>0.4262</text:p>
          </table:table-cell>
          <table:table-cell table:style-name="Default" table:formula="of:=(20000-[.$A1490])/([.C$2]*1000)" office:value-type="float" office:value="0.2131" calcext:value-type="float">
            <text:p>0.2131</text:p>
          </table:table-cell>
          <table:table-cell table:formula="of:=(20000-[.$A1490])/([.D$2]*1000)" office:value-type="float" office:value="0.08524" calcext:value-type="float">
            <text:p>0.08524</text:p>
          </table:table-cell>
          <table:table-cell table:formula="of:=(20000-[.$A1490])/([.E$2]*1000)" office:value-type="float" office:value="0.04262" calcext:value-type="float">
            <text:p>0.04262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1491])/([.B$2]*1000)" office:value-type="float" office:value="0.4237" calcext:value-type="float">
            <text:p>0.4237</text:p>
          </table:table-cell>
          <table:table-cell table:style-name="Default" table:formula="of:=(20000-[.$A1491])/([.C$2]*1000)" office:value-type="float" office:value="0.21185" calcext:value-type="float">
            <text:p>0.21185</text:p>
          </table:table-cell>
          <table:table-cell table:formula="of:=(20000-[.$A1491])/([.D$2]*1000)" office:value-type="float" office:value="0.08474" calcext:value-type="float">
            <text:p>0.08474</text:p>
          </table:table-cell>
          <table:table-cell table:formula="of:=(20000-[.$A1491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1492])/([.B$2]*1000)" office:value-type="float" office:value="0.4237" calcext:value-type="float">
            <text:p>0.4237</text:p>
          </table:table-cell>
          <table:table-cell table:style-name="Default" table:formula="of:=(20000-[.$A1492])/([.C$2]*1000)" office:value-type="float" office:value="0.21185" calcext:value-type="float">
            <text:p>0.21185</text:p>
          </table:table-cell>
          <table:table-cell table:formula="of:=(20000-[.$A1492])/([.D$2]*1000)" office:value-type="float" office:value="0.08474" calcext:value-type="float">
            <text:p>0.08474</text:p>
          </table:table-cell>
          <table:table-cell table:formula="of:=(20000-[.$A1492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1493])/([.B$2]*1000)" office:value-type="float" office:value="0.4236" calcext:value-type="float">
            <text:p>0.4236</text:p>
          </table:table-cell>
          <table:table-cell table:style-name="Default" table:formula="of:=(20000-[.$A1493])/([.C$2]*1000)" office:value-type="float" office:value="0.2118" calcext:value-type="float">
            <text:p>0.2118</text:p>
          </table:table-cell>
          <table:table-cell table:formula="of:=(20000-[.$A1493])/([.D$2]*1000)" office:value-type="float" office:value="0.08472" calcext:value-type="float">
            <text:p>0.08472</text:p>
          </table:table-cell>
          <table:table-cell table:formula="of:=(20000-[.$A1493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21" calcext:value-type="float">
            <text:p>15721</text:p>
          </table:table-cell>
          <table:table-cell table:formula="of:=(20000-[.$A1494])/([.B$2]*1000)" office:value-type="float" office:value="0.4279" calcext:value-type="float">
            <text:p>0.4279</text:p>
          </table:table-cell>
          <table:table-cell table:style-name="Default" table:formula="of:=(20000-[.$A1494])/([.C$2]*1000)" office:value-type="float" office:value="0.21395" calcext:value-type="float">
            <text:p>0.21395</text:p>
          </table:table-cell>
          <table:table-cell table:formula="of:=(20000-[.$A1494])/([.D$2]*1000)" office:value-type="float" office:value="0.08558" calcext:value-type="float">
            <text:p>0.08558</text:p>
          </table:table-cell>
          <table:table-cell table:formula="of:=(20000-[.$A1494])/([.E$2]*1000)" office:value-type="float" office:value="0.04279" calcext:value-type="float">
            <text:p>0.04279</text:p>
          </table:table-cell>
        </table:table-row>
        <table:table-row table:style-name="ro1">
          <table:table-cell office:value-type="float" office:value="15751" calcext:value-type="float">
            <text:p>15751</text:p>
          </table:table-cell>
          <table:table-cell table:formula="of:=(20000-[.$A1495])/([.B$2]*1000)" office:value-type="float" office:value="0.4249" calcext:value-type="float">
            <text:p>0.4249</text:p>
          </table:table-cell>
          <table:table-cell table:style-name="Default" table:formula="of:=(20000-[.$A1495])/([.C$2]*1000)" office:value-type="float" office:value="0.21245" calcext:value-type="float">
            <text:p>0.21245</text:p>
          </table:table-cell>
          <table:table-cell table:formula="of:=(20000-[.$A1495])/([.D$2]*1000)" office:value-type="float" office:value="0.08498" calcext:value-type="float">
            <text:p>0.08498</text:p>
          </table:table-cell>
          <table:table-cell table:formula="of:=(20000-[.$A1495])/([.E$2]*1000)" office:value-type="float" office:value="0.04249" calcext:value-type="float">
            <text:p>0.04249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1496])/([.B$2]*1000)" office:value-type="float" office:value="0.424" calcext:value-type="float">
            <text:p>0.424</text:p>
          </table:table-cell>
          <table:table-cell table:style-name="Default" table:formula="of:=(20000-[.$A1496])/([.C$2]*1000)" office:value-type="float" office:value="0.212" calcext:value-type="float">
            <text:p>0.212</text:p>
          </table:table-cell>
          <table:table-cell table:formula="of:=(20000-[.$A1496])/([.D$2]*1000)" office:value-type="float" office:value="0.0848" calcext:value-type="float">
            <text:p>0.0848</text:p>
          </table:table-cell>
          <table:table-cell table:formula="of:=(20000-[.$A1496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757" calcext:value-type="float">
            <text:p>15757</text:p>
          </table:table-cell>
          <table:table-cell table:formula="of:=(20000-[.$A1497])/([.B$2]*1000)" office:value-type="float" office:value="0.4243" calcext:value-type="float">
            <text:p>0.4243</text:p>
          </table:table-cell>
          <table:table-cell table:style-name="Default" table:formula="of:=(20000-[.$A1497])/([.C$2]*1000)" office:value-type="float" office:value="0.21215" calcext:value-type="float">
            <text:p>0.21215</text:p>
          </table:table-cell>
          <table:table-cell table:formula="of:=(20000-[.$A1497])/([.D$2]*1000)" office:value-type="float" office:value="0.08486" calcext:value-type="float">
            <text:p>0.08486</text:p>
          </table:table-cell>
          <table:table-cell table:formula="of:=(20000-[.$A1497])/([.E$2]*1000)" office:value-type="float" office:value="0.04243" calcext:value-type="float">
            <text:p>0.04243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1498])/([.B$2]*1000)" office:value-type="float" office:value="0.4236" calcext:value-type="float">
            <text:p>0.4236</text:p>
          </table:table-cell>
          <table:table-cell table:style-name="Default" table:formula="of:=(20000-[.$A1498])/([.C$2]*1000)" office:value-type="float" office:value="0.2118" calcext:value-type="float">
            <text:p>0.2118</text:p>
          </table:table-cell>
          <table:table-cell table:formula="of:=(20000-[.$A1498])/([.D$2]*1000)" office:value-type="float" office:value="0.08472" calcext:value-type="float">
            <text:p>0.08472</text:p>
          </table:table-cell>
          <table:table-cell table:formula="of:=(20000-[.$A1498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698" calcext:value-type="float">
            <text:p>15698</text:p>
          </table:table-cell>
          <table:table-cell table:formula="of:=(20000-[.$A1499])/([.B$2]*1000)" office:value-type="float" office:value="0.4302" calcext:value-type="float">
            <text:p>0.4302</text:p>
          </table:table-cell>
          <table:table-cell table:style-name="Default" table:formula="of:=(20000-[.$A1499])/([.C$2]*1000)" office:value-type="float" office:value="0.2151" calcext:value-type="float">
            <text:p>0.2151</text:p>
          </table:table-cell>
          <table:table-cell table:formula="of:=(20000-[.$A1499])/([.D$2]*1000)" office:value-type="float" office:value="0.08604" calcext:value-type="float">
            <text:p>0.08604</text:p>
          </table:table-cell>
          <table:table-cell table:formula="of:=(20000-[.$A1499])/([.E$2]*1000)" office:value-type="float" office:value="0.04302" calcext:value-type="float">
            <text:p>0.04302</text:p>
          </table:table-cell>
        </table:table-row>
        <table:table-row table:style-name="ro1">
          <table:table-cell office:value-type="float" office:value="15708" calcext:value-type="float">
            <text:p>15708</text:p>
          </table:table-cell>
          <table:table-cell table:formula="of:=(20000-[.$A1500])/([.B$2]*1000)" office:value-type="float" office:value="0.4292" calcext:value-type="float">
            <text:p>0.4292</text:p>
          </table:table-cell>
          <table:table-cell table:style-name="Default" table:formula="of:=(20000-[.$A1500])/([.C$2]*1000)" office:value-type="float" office:value="0.2146" calcext:value-type="float">
            <text:p>0.2146</text:p>
          </table:table-cell>
          <table:table-cell table:formula="of:=(20000-[.$A1500])/([.D$2]*1000)" office:value-type="float" office:value="0.08584" calcext:value-type="float">
            <text:p>0.08584</text:p>
          </table:table-cell>
          <table:table-cell table:formula="of:=(20000-[.$A1500])/([.E$2]*1000)" office:value-type="float" office:value="0.04292" calcext:value-type="float">
            <text:p>0.04292</text:p>
          </table:table-cell>
        </table:table-row>
        <table:table-row table:style-name="ro1">
          <table:table-cell office:value-type="float" office:value="15700" calcext:value-type="float">
            <text:p>15700</text:p>
          </table:table-cell>
          <table:table-cell table:formula="of:=(20000-[.$A1501])/([.B$2]*1000)" office:value-type="float" office:value="0.43" calcext:value-type="float">
            <text:p>0.43</text:p>
          </table:table-cell>
          <table:table-cell table:style-name="Default" table:formula="of:=(20000-[.$A1501])/([.C$2]*1000)" office:value-type="float" office:value="0.215" calcext:value-type="float">
            <text:p>0.215</text:p>
          </table:table-cell>
          <table:table-cell table:formula="of:=(20000-[.$A1501])/([.D$2]*1000)" office:value-type="float" office:value="0.086" calcext:value-type="float">
            <text:p>0.086</text:p>
          </table:table-cell>
          <table:table-cell table:formula="of:=(20000-[.$A1501])/([.E$2]*1000)"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15700" calcext:value-type="float">
            <text:p>15700</text:p>
          </table:table-cell>
          <table:table-cell table:formula="of:=(20000-[.$A1502])/([.B$2]*1000)" office:value-type="float" office:value="0.43" calcext:value-type="float">
            <text:p>0.43</text:p>
          </table:table-cell>
          <table:table-cell table:style-name="Default" table:formula="of:=(20000-[.$A1502])/([.C$2]*1000)" office:value-type="float" office:value="0.215" calcext:value-type="float">
            <text:p>0.215</text:p>
          </table:table-cell>
          <table:table-cell table:formula="of:=(20000-[.$A1502])/([.D$2]*1000)" office:value-type="float" office:value="0.086" calcext:value-type="float">
            <text:p>0.086</text:p>
          </table:table-cell>
          <table:table-cell table:formula="of:=(20000-[.$A1502])/([.E$2]*1000)"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12171" calcext:value-type="float">
            <text:p>12171</text:p>
          </table:table-cell>
          <table:table-cell table:formula="of:=(20000-[.$A1503])/([.B$2]*1000)" office:value-type="float" office:value="0.7829" calcext:value-type="float">
            <text:p>0.7829</text:p>
          </table:table-cell>
          <table:table-cell table:style-name="Default" table:formula="of:=(20000-[.$A1503])/([.C$2]*1000)" office:value-type="float" office:value="0.39145" calcext:value-type="float">
            <text:p>0.39145</text:p>
          </table:table-cell>
          <table:table-cell table:formula="of:=(20000-[.$A1503])/([.D$2]*1000)" office:value-type="float" office:value="0.15658" calcext:value-type="float">
            <text:p>0.15658</text:p>
          </table:table-cell>
          <table:table-cell table:formula="of:=(20000-[.$A1503])/([.E$2]*1000)" office:value-type="float" office:value="0.07829" calcext:value-type="float">
            <text:p>0.07829</text:p>
          </table:table-cell>
        </table:table-row>
        <table:table-row table:style-name="ro1">
          <table:table-cell office:value-type="float" office:value="15728" calcext:value-type="float">
            <text:p>15728</text:p>
          </table:table-cell>
          <table:table-cell table:formula="of:=(20000-[.$A1504])/([.B$2]*1000)" office:value-type="float" office:value="0.4272" calcext:value-type="float">
            <text:p>0.4272</text:p>
          </table:table-cell>
          <table:table-cell table:style-name="Default" table:formula="of:=(20000-[.$A1504])/([.C$2]*1000)" office:value-type="float" office:value="0.2136" calcext:value-type="float">
            <text:p>0.2136</text:p>
          </table:table-cell>
          <table:table-cell table:formula="of:=(20000-[.$A1504])/([.D$2]*1000)" office:value-type="float" office:value="0.08544" calcext:value-type="float">
            <text:p>0.08544</text:p>
          </table:table-cell>
          <table:table-cell table:formula="of:=(20000-[.$A1504])/([.E$2]*1000)" office:value-type="float" office:value="0.04272" calcext:value-type="float">
            <text:p>0.04272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1505])/([.B$2]*1000)" office:value-type="float" office:value="0.4237" calcext:value-type="float">
            <text:p>0.4237</text:p>
          </table:table-cell>
          <table:table-cell table:style-name="Default" table:formula="of:=(20000-[.$A1505])/([.C$2]*1000)" office:value-type="float" office:value="0.21185" calcext:value-type="float">
            <text:p>0.21185</text:p>
          </table:table-cell>
          <table:table-cell table:formula="of:=(20000-[.$A1505])/([.D$2]*1000)" office:value-type="float" office:value="0.08474" calcext:value-type="float">
            <text:p>0.08474</text:p>
          </table:table-cell>
          <table:table-cell table:formula="of:=(20000-[.$A1505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32" calcext:value-type="float">
            <text:p>15732</text:p>
          </table:table-cell>
          <table:table-cell table:formula="of:=(20000-[.$A1506])/([.B$2]*1000)" office:value-type="float" office:value="0.4268" calcext:value-type="float">
            <text:p>0.4268</text:p>
          </table:table-cell>
          <table:table-cell table:style-name="Default" table:formula="of:=(20000-[.$A1506])/([.C$2]*1000)" office:value-type="float" office:value="0.2134" calcext:value-type="float">
            <text:p>0.2134</text:p>
          </table:table-cell>
          <table:table-cell table:formula="of:=(20000-[.$A1506])/([.D$2]*1000)" office:value-type="float" office:value="0.08536" calcext:value-type="float">
            <text:p>0.08536</text:p>
          </table:table-cell>
          <table:table-cell table:formula="of:=(20000-[.$A1506])/([.E$2]*1000)" office:value-type="float" office:value="0.04268" calcext:value-type="float">
            <text:p>0.04268</text:p>
          </table:table-cell>
        </table:table-row>
        <table:table-row table:style-name="ro1">
          <table:table-cell office:value-type="float" office:value="15753" calcext:value-type="float">
            <text:p>15753</text:p>
          </table:table-cell>
          <table:table-cell table:formula="of:=(20000-[.$A1507])/([.B$2]*1000)" office:value-type="float" office:value="0.4247" calcext:value-type="float">
            <text:p>0.4247</text:p>
          </table:table-cell>
          <table:table-cell table:style-name="Default" table:formula="of:=(20000-[.$A1507])/([.C$2]*1000)" office:value-type="float" office:value="0.21235" calcext:value-type="float">
            <text:p>0.21235</text:p>
          </table:table-cell>
          <table:table-cell table:formula="of:=(20000-[.$A1507])/([.D$2]*1000)" office:value-type="float" office:value="0.08494" calcext:value-type="float">
            <text:p>0.08494</text:p>
          </table:table-cell>
          <table:table-cell table:formula="of:=(20000-[.$A1507])/([.E$2]*1000)" office:value-type="float" office:value="0.04247" calcext:value-type="float">
            <text:p>0.04247</text:p>
          </table:table-cell>
        </table:table-row>
        <table:table-row table:style-name="ro1">
          <table:table-cell office:value-type="float" office:value="15757" calcext:value-type="float">
            <text:p>15757</text:p>
          </table:table-cell>
          <table:table-cell table:formula="of:=(20000-[.$A1508])/([.B$2]*1000)" office:value-type="float" office:value="0.4243" calcext:value-type="float">
            <text:p>0.4243</text:p>
          </table:table-cell>
          <table:table-cell table:style-name="Default" table:formula="of:=(20000-[.$A1508])/([.C$2]*1000)" office:value-type="float" office:value="0.21215" calcext:value-type="float">
            <text:p>0.21215</text:p>
          </table:table-cell>
          <table:table-cell table:formula="of:=(20000-[.$A1508])/([.D$2]*1000)" office:value-type="float" office:value="0.08486" calcext:value-type="float">
            <text:p>0.08486</text:p>
          </table:table-cell>
          <table:table-cell table:formula="of:=(20000-[.$A1508])/([.E$2]*1000)" office:value-type="float" office:value="0.04243" calcext:value-type="float">
            <text:p>0.04243</text:p>
          </table:table-cell>
        </table:table-row>
        <table:table-row table:style-name="ro1">
          <table:table-cell office:value-type="float" office:value="15716" calcext:value-type="float">
            <text:p>15716</text:p>
          </table:table-cell>
          <table:table-cell table:formula="of:=(20000-[.$A1509])/([.B$2]*1000)" office:value-type="float" office:value="0.4284" calcext:value-type="float">
            <text:p>0.4284</text:p>
          </table:table-cell>
          <table:table-cell table:style-name="Default" table:formula="of:=(20000-[.$A1509])/([.C$2]*1000)" office:value-type="float" office:value="0.2142" calcext:value-type="float">
            <text:p>0.2142</text:p>
          </table:table-cell>
          <table:table-cell table:formula="of:=(20000-[.$A1509])/([.D$2]*1000)" office:value-type="float" office:value="0.08568" calcext:value-type="float">
            <text:p>0.08568</text:p>
          </table:table-cell>
          <table:table-cell table:formula="of:=(20000-[.$A1509])/([.E$2]*1000)" office:value-type="float" office:value="0.04284" calcext:value-type="float">
            <text:p>0.04284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1510])/([.B$2]*1000)" office:value-type="float" office:value="0.4239" calcext:value-type="float">
            <text:p>0.4239</text:p>
          </table:table-cell>
          <table:table-cell table:style-name="Default" table:formula="of:=(20000-[.$A1510])/([.C$2]*1000)" office:value-type="float" office:value="0.21195" calcext:value-type="float">
            <text:p>0.21195</text:p>
          </table:table-cell>
          <table:table-cell table:formula="of:=(20000-[.$A1510])/([.D$2]*1000)" office:value-type="float" office:value="0.08478" calcext:value-type="float">
            <text:p>0.08478</text:p>
          </table:table-cell>
          <table:table-cell table:formula="of:=(20000-[.$A1510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14" calcext:value-type="float">
            <text:p>15714</text:p>
          </table:table-cell>
          <table:table-cell table:formula="of:=(20000-[.$A1511])/([.B$2]*1000)" office:value-type="float" office:value="0.4286" calcext:value-type="float">
            <text:p>0.4286</text:p>
          </table:table-cell>
          <table:table-cell table:style-name="Default" table:formula="of:=(20000-[.$A1511])/([.C$2]*1000)" office:value-type="float" office:value="0.2143" calcext:value-type="float">
            <text:p>0.2143</text:p>
          </table:table-cell>
          <table:table-cell table:formula="of:=(20000-[.$A1511])/([.D$2]*1000)" office:value-type="float" office:value="0.08572" calcext:value-type="float">
            <text:p>0.08572</text:p>
          </table:table-cell>
          <table:table-cell table:formula="of:=(20000-[.$A1511])/([.E$2]*1000)" office:value-type="float" office:value="0.04286" calcext:value-type="float">
            <text:p>0.04286</text:p>
          </table:table-cell>
        </table:table-row>
        <table:table-row table:style-name="ro1">
          <table:table-cell office:value-type="float" office:value="11735" calcext:value-type="float">
            <text:p>11735</text:p>
          </table:table-cell>
          <table:table-cell table:formula="of:=(20000-[.$A1512])/([.B$2]*1000)" office:value-type="float" office:value="0.8265" calcext:value-type="float">
            <text:p>0.8265</text:p>
          </table:table-cell>
          <table:table-cell table:style-name="Default" table:formula="of:=(20000-[.$A1512])/([.C$2]*1000)" office:value-type="float" office:value="0.41325" calcext:value-type="float">
            <text:p>0.41325</text:p>
          </table:table-cell>
          <table:table-cell table:formula="of:=(20000-[.$A1512])/([.D$2]*1000)" office:value-type="float" office:value="0.1653" calcext:value-type="float">
            <text:p>0.1653</text:p>
          </table:table-cell>
          <table:table-cell table:formula="of:=(20000-[.$A1512])/([.E$2]*1000)" office:value-type="float" office:value="0.08265" calcext:value-type="float">
            <text:p>0.08265</text:p>
          </table:table-cell>
        </table:table-row>
        <table:table-row table:style-name="ro1">
          <table:table-cell office:value-type="float" office:value="15727" calcext:value-type="float">
            <text:p>15727</text:p>
          </table:table-cell>
          <table:table-cell table:formula="of:=(20000-[.$A1513])/([.B$2]*1000)" office:value-type="float" office:value="0.4273" calcext:value-type="float">
            <text:p>0.4273</text:p>
          </table:table-cell>
          <table:table-cell table:style-name="Default" table:formula="of:=(20000-[.$A1513])/([.C$2]*1000)" office:value-type="float" office:value="0.21365" calcext:value-type="float">
            <text:p>0.21365</text:p>
          </table:table-cell>
          <table:table-cell table:formula="of:=(20000-[.$A1513])/([.D$2]*1000)" office:value-type="float" office:value="0.08546" calcext:value-type="float">
            <text:p>0.08546</text:p>
          </table:table-cell>
          <table:table-cell table:formula="of:=(20000-[.$A1513])/([.E$2]*1000)" office:value-type="float" office:value="0.04273" calcext:value-type="float">
            <text:p>0.04273</text:p>
          </table:table-cell>
        </table:table-row>
        <table:table-row table:style-name="ro1">
          <table:table-cell office:value-type="float" office:value="15740" calcext:value-type="float">
            <text:p>15740</text:p>
          </table:table-cell>
          <table:table-cell table:formula="of:=(20000-[.$A1514])/([.B$2]*1000)" office:value-type="float" office:value="0.426" calcext:value-type="float">
            <text:p>0.426</text:p>
          </table:table-cell>
          <table:table-cell table:style-name="Default" table:formula="of:=(20000-[.$A1514])/([.C$2]*1000)" office:value-type="float" office:value="0.213" calcext:value-type="float">
            <text:p>0.213</text:p>
          </table:table-cell>
          <table:table-cell table:formula="of:=(20000-[.$A1514])/([.D$2]*1000)" office:value-type="float" office:value="0.0852" calcext:value-type="float">
            <text:p>0.0852</text:p>
          </table:table-cell>
          <table:table-cell table:formula="of:=(20000-[.$A1514])/([.E$2]*1000)" office:value-type="float" office:value="0.0426" calcext:value-type="float">
            <text:p>0.0426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1515])/([.B$2]*1000)" office:value-type="float" office:value="0.4237" calcext:value-type="float">
            <text:p>0.4237</text:p>
          </table:table-cell>
          <table:table-cell table:style-name="Default" table:formula="of:=(20000-[.$A1515])/([.C$2]*1000)" office:value-type="float" office:value="0.21185" calcext:value-type="float">
            <text:p>0.21185</text:p>
          </table:table-cell>
          <table:table-cell table:formula="of:=(20000-[.$A1515])/([.D$2]*1000)" office:value-type="float" office:value="0.08474" calcext:value-type="float">
            <text:p>0.08474</text:p>
          </table:table-cell>
          <table:table-cell table:formula="of:=(20000-[.$A1515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41" calcext:value-type="float">
            <text:p>15741</text:p>
          </table:table-cell>
          <table:table-cell table:formula="of:=(20000-[.$A1516])/([.B$2]*1000)" office:value-type="float" office:value="0.4259" calcext:value-type="float">
            <text:p>0.4259</text:p>
          </table:table-cell>
          <table:table-cell table:style-name="Default" table:formula="of:=(20000-[.$A1516])/([.C$2]*1000)" office:value-type="float" office:value="0.21295" calcext:value-type="float">
            <text:p>0.21295</text:p>
          </table:table-cell>
          <table:table-cell table:formula="of:=(20000-[.$A1516])/([.D$2]*1000)" office:value-type="float" office:value="0.08518" calcext:value-type="float">
            <text:p>0.08518</text:p>
          </table:table-cell>
          <table:table-cell table:formula="of:=(20000-[.$A1516])/([.E$2]*1000)" office:value-type="float" office:value="0.04259" calcext:value-type="float">
            <text:p>0.04259</text:p>
          </table:table-cell>
        </table:table-row>
        <table:table-row table:style-name="ro1">
          <table:table-cell office:value-type="float" office:value="15726" calcext:value-type="float">
            <text:p>15726</text:p>
          </table:table-cell>
          <table:table-cell table:formula="of:=(20000-[.$A1517])/([.B$2]*1000)" office:value-type="float" office:value="0.4274" calcext:value-type="float">
            <text:p>0.4274</text:p>
          </table:table-cell>
          <table:table-cell table:style-name="Default" table:formula="of:=(20000-[.$A1517])/([.C$2]*1000)" office:value-type="float" office:value="0.2137" calcext:value-type="float">
            <text:p>0.2137</text:p>
          </table:table-cell>
          <table:table-cell table:formula="of:=(20000-[.$A1517])/([.D$2]*1000)" office:value-type="float" office:value="0.08548" calcext:value-type="float">
            <text:p>0.08548</text:p>
          </table:table-cell>
          <table:table-cell table:formula="of:=(20000-[.$A1517])/([.E$2]*1000)" office:value-type="float" office:value="0.04274" calcext:value-type="float">
            <text:p>0.04274</text:p>
          </table:table-cell>
        </table:table-row>
        <table:table-row table:style-name="ro1">
          <table:table-cell office:value-type="float" office:value="15750" calcext:value-type="float">
            <text:p>15750</text:p>
          </table:table-cell>
          <table:table-cell table:formula="of:=(20000-[.$A1518])/([.B$2]*1000)" office:value-type="float" office:value="0.425" calcext:value-type="float">
            <text:p>0.425</text:p>
          </table:table-cell>
          <table:table-cell table:style-name="Default" table:formula="of:=(20000-[.$A1518])/([.C$2]*1000)" office:value-type="float" office:value="0.2125" calcext:value-type="float">
            <text:p>0.2125</text:p>
          </table:table-cell>
          <table:table-cell table:formula="of:=(20000-[.$A1518])/([.D$2]*1000)" office:value-type="float" office:value="0.085" calcext:value-type="float">
            <text:p>0.085</text:p>
          </table:table-cell>
          <table:table-cell table:formula="of:=(20000-[.$A1518])/([.E$2]*1000)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748" calcext:value-type="float">
            <text:p>15748</text:p>
          </table:table-cell>
          <table:table-cell table:formula="of:=(20000-[.$A1519])/([.B$2]*1000)" office:value-type="float" office:value="0.4252" calcext:value-type="float">
            <text:p>0.4252</text:p>
          </table:table-cell>
          <table:table-cell table:style-name="Default" table:formula="of:=(20000-[.$A1519])/([.C$2]*1000)" office:value-type="float" office:value="0.2126" calcext:value-type="float">
            <text:p>0.2126</text:p>
          </table:table-cell>
          <table:table-cell table:formula="of:=(20000-[.$A1519])/([.D$2]*1000)" office:value-type="float" office:value="0.08504" calcext:value-type="float">
            <text:p>0.08504</text:p>
          </table:table-cell>
          <table:table-cell table:formula="of:=(20000-[.$A1519])/([.E$2]*1000)" office:value-type="float" office:value="0.04252" calcext:value-type="float">
            <text:p>0.04252</text:p>
          </table:table-cell>
        </table:table-row>
        <table:table-row table:style-name="ro1">
          <table:table-cell office:value-type="float" office:value="15747" calcext:value-type="float">
            <text:p>15747</text:p>
          </table:table-cell>
          <table:table-cell table:formula="of:=(20000-[.$A1520])/([.B$2]*1000)" office:value-type="float" office:value="0.4253" calcext:value-type="float">
            <text:p>0.4253</text:p>
          </table:table-cell>
          <table:table-cell table:style-name="Default" table:formula="of:=(20000-[.$A1520])/([.C$2]*1000)" office:value-type="float" office:value="0.21265" calcext:value-type="float">
            <text:p>0.21265</text:p>
          </table:table-cell>
          <table:table-cell table:formula="of:=(20000-[.$A1520])/([.D$2]*1000)" office:value-type="float" office:value="0.08506" calcext:value-type="float">
            <text:p>0.08506</text:p>
          </table:table-cell>
          <table:table-cell table:formula="of:=(20000-[.$A1520])/([.E$2]*1000)" office:value-type="float" office:value="0.04253" calcext:value-type="float">
            <text:p>0.04253</text:p>
          </table:table-cell>
        </table:table-row>
        <table:table-row table:style-name="ro1">
          <table:table-cell office:value-type="float" office:value="15001" calcext:value-type="float">
            <text:p>15001</text:p>
          </table:table-cell>
          <table:table-cell table:formula="of:=(20000-[.$A1521])/([.B$2]*1000)" office:value-type="float" office:value="0.4999" calcext:value-type="float">
            <text:p>0.4999</text:p>
          </table:table-cell>
          <table:table-cell table:style-name="Default" table:formula="of:=(20000-[.$A1521])/([.C$2]*1000)" office:value-type="float" office:value="0.24995" calcext:value-type="float">
            <text:p>0.24995</text:p>
          </table:table-cell>
          <table:table-cell table:formula="of:=(20000-[.$A1521])/([.D$2]*1000)" office:value-type="float" office:value="0.09998" calcext:value-type="float">
            <text:p>0.09998</text:p>
          </table:table-cell>
          <table:table-cell table:formula="of:=(20000-[.$A1521])/([.E$2]*1000)" office:value-type="float" office:value="0.04999" calcext:value-type="float">
            <text:p>0.04999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1522])/([.B$2]*1000)" office:value-type="float" office:value="0.4238" calcext:value-type="float">
            <text:p>0.4238</text:p>
          </table:table-cell>
          <table:table-cell table:style-name="Default" table:formula="of:=(20000-[.$A1522])/([.C$2]*1000)" office:value-type="float" office:value="0.2119" calcext:value-type="float">
            <text:p>0.2119</text:p>
          </table:table-cell>
          <table:table-cell table:formula="of:=(20000-[.$A1522])/([.D$2]*1000)" office:value-type="float" office:value="0.08476" calcext:value-type="float">
            <text:p>0.08476</text:p>
          </table:table-cell>
          <table:table-cell table:formula="of:=(20000-[.$A1522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26" calcext:value-type="float">
            <text:p>15726</text:p>
          </table:table-cell>
          <table:table-cell table:formula="of:=(20000-[.$A1523])/([.B$2]*1000)" office:value-type="float" office:value="0.4274" calcext:value-type="float">
            <text:p>0.4274</text:p>
          </table:table-cell>
          <table:table-cell table:style-name="Default" table:formula="of:=(20000-[.$A1523])/([.C$2]*1000)" office:value-type="float" office:value="0.2137" calcext:value-type="float">
            <text:p>0.2137</text:p>
          </table:table-cell>
          <table:table-cell table:formula="of:=(20000-[.$A1523])/([.D$2]*1000)" office:value-type="float" office:value="0.08548" calcext:value-type="float">
            <text:p>0.08548</text:p>
          </table:table-cell>
          <table:table-cell table:formula="of:=(20000-[.$A1523])/([.E$2]*1000)" office:value-type="float" office:value="0.04274" calcext:value-type="float">
            <text:p>0.04274</text:p>
          </table:table-cell>
        </table:table-row>
        <table:table-row table:style-name="ro1">
          <table:table-cell office:value-type="float" office:value="15731" calcext:value-type="float">
            <text:p>15731</text:p>
          </table:table-cell>
          <table:table-cell table:formula="of:=(20000-[.$A1524])/([.B$2]*1000)" office:value-type="float" office:value="0.4269" calcext:value-type="float">
            <text:p>0.4269</text:p>
          </table:table-cell>
          <table:table-cell table:style-name="Default" table:formula="of:=(20000-[.$A1524])/([.C$2]*1000)" office:value-type="float" office:value="0.21345" calcext:value-type="float">
            <text:p>0.21345</text:p>
          </table:table-cell>
          <table:table-cell table:formula="of:=(20000-[.$A1524])/([.D$2]*1000)" office:value-type="float" office:value="0.08538" calcext:value-type="float">
            <text:p>0.08538</text:p>
          </table:table-cell>
          <table:table-cell table:formula="of:=(20000-[.$A1524])/([.E$2]*1000)" office:value-type="float" office:value="0.04269" calcext:value-type="float">
            <text:p>0.04269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1525])/([.B$2]*1000)" office:value-type="float" office:value="0.4239" calcext:value-type="float">
            <text:p>0.4239</text:p>
          </table:table-cell>
          <table:table-cell table:style-name="Default" table:formula="of:=(20000-[.$A1525])/([.C$2]*1000)" office:value-type="float" office:value="0.21195" calcext:value-type="float">
            <text:p>0.21195</text:p>
          </table:table-cell>
          <table:table-cell table:formula="of:=(20000-[.$A1525])/([.D$2]*1000)" office:value-type="float" office:value="0.08478" calcext:value-type="float">
            <text:p>0.08478</text:p>
          </table:table-cell>
          <table:table-cell table:formula="of:=(20000-[.$A1525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31" calcext:value-type="float">
            <text:p>15731</text:p>
          </table:table-cell>
          <table:table-cell table:formula="of:=(20000-[.$A1526])/([.B$2]*1000)" office:value-type="float" office:value="0.4269" calcext:value-type="float">
            <text:p>0.4269</text:p>
          </table:table-cell>
          <table:table-cell table:style-name="Default" table:formula="of:=(20000-[.$A1526])/([.C$2]*1000)" office:value-type="float" office:value="0.21345" calcext:value-type="float">
            <text:p>0.21345</text:p>
          </table:table-cell>
          <table:table-cell table:formula="of:=(20000-[.$A1526])/([.D$2]*1000)" office:value-type="float" office:value="0.08538" calcext:value-type="float">
            <text:p>0.08538</text:p>
          </table:table-cell>
          <table:table-cell table:formula="of:=(20000-[.$A1526])/([.E$2]*1000)" office:value-type="float" office:value="0.04269" calcext:value-type="float">
            <text:p>0.04269</text:p>
          </table:table-cell>
        </table:table-row>
        <table:table-row table:style-name="ro1">
          <table:table-cell office:value-type="float" office:value="15703" calcext:value-type="float">
            <text:p>15703</text:p>
          </table:table-cell>
          <table:table-cell table:formula="of:=(20000-[.$A1527])/([.B$2]*1000)" office:value-type="float" office:value="0.4297" calcext:value-type="float">
            <text:p>0.4297</text:p>
          </table:table-cell>
          <table:table-cell table:style-name="Default" table:formula="of:=(20000-[.$A1527])/([.C$2]*1000)" office:value-type="float" office:value="0.21485" calcext:value-type="float">
            <text:p>0.21485</text:p>
          </table:table-cell>
          <table:table-cell table:formula="of:=(20000-[.$A1527])/([.D$2]*1000)" office:value-type="float" office:value="0.08594" calcext:value-type="float">
            <text:p>0.08594</text:p>
          </table:table-cell>
          <table:table-cell table:formula="of:=(20000-[.$A1527])/([.E$2]*1000)" office:value-type="float" office:value="0.04297" calcext:value-type="float">
            <text:p>0.04297</text:p>
          </table:table-cell>
        </table:table-row>
        <table:table-row table:style-name="ro1">
          <table:table-cell office:value-type="float" office:value="15753" calcext:value-type="float">
            <text:p>15753</text:p>
          </table:table-cell>
          <table:table-cell table:formula="of:=(20000-[.$A1528])/([.B$2]*1000)" office:value-type="float" office:value="0.4247" calcext:value-type="float">
            <text:p>0.4247</text:p>
          </table:table-cell>
          <table:table-cell table:style-name="Default" table:formula="of:=(20000-[.$A1528])/([.C$2]*1000)" office:value-type="float" office:value="0.21235" calcext:value-type="float">
            <text:p>0.21235</text:p>
          </table:table-cell>
          <table:table-cell table:formula="of:=(20000-[.$A1528])/([.D$2]*1000)" office:value-type="float" office:value="0.08494" calcext:value-type="float">
            <text:p>0.08494</text:p>
          </table:table-cell>
          <table:table-cell table:formula="of:=(20000-[.$A1528])/([.E$2]*1000)" office:value-type="float" office:value="0.04247" calcext:value-type="float">
            <text:p>0.04247</text:p>
          </table:table-cell>
        </table:table-row>
        <table:table-row table:style-name="ro1">
          <table:table-cell office:value-type="float" office:value="15724" calcext:value-type="float">
            <text:p>15724</text:p>
          </table:table-cell>
          <table:table-cell table:formula="of:=(20000-[.$A1529])/([.B$2]*1000)" office:value-type="float" office:value="0.4276" calcext:value-type="float">
            <text:p>0.4276</text:p>
          </table:table-cell>
          <table:table-cell table:style-name="Default" table:formula="of:=(20000-[.$A1529])/([.C$2]*1000)" office:value-type="float" office:value="0.2138" calcext:value-type="float">
            <text:p>0.2138</text:p>
          </table:table-cell>
          <table:table-cell table:formula="of:=(20000-[.$A1529])/([.D$2]*1000)" office:value-type="float" office:value="0.08552" calcext:value-type="float">
            <text:p>0.08552</text:p>
          </table:table-cell>
          <table:table-cell table:formula="of:=(20000-[.$A1529])/([.E$2]*1000)" office:value-type="float" office:value="0.04276" calcext:value-type="float">
            <text:p>0.04276</text:p>
          </table:table-cell>
        </table:table-row>
        <table:table-row table:style-name="ro1">
          <table:table-cell office:value-type="float" office:value="15742" calcext:value-type="float">
            <text:p>15742</text:p>
          </table:table-cell>
          <table:table-cell table:formula="of:=(20000-[.$A1530])/([.B$2]*1000)" office:value-type="float" office:value="0.4258" calcext:value-type="float">
            <text:p>0.4258</text:p>
          </table:table-cell>
          <table:table-cell table:style-name="Default" table:formula="of:=(20000-[.$A1530])/([.C$2]*1000)" office:value-type="float" office:value="0.2129" calcext:value-type="float">
            <text:p>0.2129</text:p>
          </table:table-cell>
          <table:table-cell table:formula="of:=(20000-[.$A1530])/([.D$2]*1000)" office:value-type="float" office:value="0.08516" calcext:value-type="float">
            <text:p>0.08516</text:p>
          </table:table-cell>
          <table:table-cell table:formula="of:=(20000-[.$A1530])/([.E$2]*1000)" office:value-type="float" office:value="0.04258" calcext:value-type="float">
            <text:p>0.04258</text:p>
          </table:table-cell>
        </table:table-row>
        <table:table-row table:style-name="ro1">
          <table:table-cell office:value-type="float" office:value="15695" calcext:value-type="float">
            <text:p>15695</text:p>
          </table:table-cell>
          <table:table-cell table:formula="of:=(20000-[.$A1531])/([.B$2]*1000)" office:value-type="float" office:value="0.4305" calcext:value-type="float">
            <text:p>0.4305</text:p>
          </table:table-cell>
          <table:table-cell table:style-name="Default" table:formula="of:=(20000-[.$A1531])/([.C$2]*1000)" office:value-type="float" office:value="0.21525" calcext:value-type="float">
            <text:p>0.21525</text:p>
          </table:table-cell>
          <table:table-cell table:formula="of:=(20000-[.$A1531])/([.D$2]*1000)" office:value-type="float" office:value="0.0861" calcext:value-type="float">
            <text:p>0.0861</text:p>
          </table:table-cell>
          <table:table-cell table:formula="of:=(20000-[.$A1531])/([.E$2]*1000)" office:value-type="float" office:value="0.04305" calcext:value-type="float">
            <text:p>0.04305</text:p>
          </table:table-cell>
        </table:table-row>
        <table:table-row table:style-name="ro1">
          <table:table-cell office:value-type="float" office:value="15754" calcext:value-type="float">
            <text:p>15754</text:p>
          </table:table-cell>
          <table:table-cell table:formula="of:=(20000-[.$A1532])/([.B$2]*1000)" office:value-type="float" office:value="0.4246" calcext:value-type="float">
            <text:p>0.4246</text:p>
          </table:table-cell>
          <table:table-cell table:style-name="Default" table:formula="of:=(20000-[.$A1532])/([.C$2]*1000)" office:value-type="float" office:value="0.2123" calcext:value-type="float">
            <text:p>0.2123</text:p>
          </table:table-cell>
          <table:table-cell table:formula="of:=(20000-[.$A1532])/([.D$2]*1000)" office:value-type="float" office:value="0.08492" calcext:value-type="float">
            <text:p>0.08492</text:p>
          </table:table-cell>
          <table:table-cell table:formula="of:=(20000-[.$A1532])/([.E$2]*1000)" office:value-type="float" office:value="0.04246" calcext:value-type="float">
            <text:p>0.04246</text:p>
          </table:table-cell>
        </table:table-row>
        <table:table-row table:style-name="ro1">
          <table:table-cell office:value-type="float" office:value="15753" calcext:value-type="float">
            <text:p>15753</text:p>
          </table:table-cell>
          <table:table-cell table:formula="of:=(20000-[.$A1533])/([.B$2]*1000)" office:value-type="float" office:value="0.4247" calcext:value-type="float">
            <text:p>0.4247</text:p>
          </table:table-cell>
          <table:table-cell table:style-name="Default" table:formula="of:=(20000-[.$A1533])/([.C$2]*1000)" office:value-type="float" office:value="0.21235" calcext:value-type="float">
            <text:p>0.21235</text:p>
          </table:table-cell>
          <table:table-cell table:formula="of:=(20000-[.$A1533])/([.D$2]*1000)" office:value-type="float" office:value="0.08494" calcext:value-type="float">
            <text:p>0.08494</text:p>
          </table:table-cell>
          <table:table-cell table:formula="of:=(20000-[.$A1533])/([.E$2]*1000)" office:value-type="float" office:value="0.04247" calcext:value-type="float">
            <text:p>0.04247</text:p>
          </table:table-cell>
        </table:table-row>
        <table:table-row table:style-name="ro1">
          <table:table-cell office:value-type="float" office:value="15742" calcext:value-type="float">
            <text:p>15742</text:p>
          </table:table-cell>
          <table:table-cell table:formula="of:=(20000-[.$A1534])/([.B$2]*1000)" office:value-type="float" office:value="0.4258" calcext:value-type="float">
            <text:p>0.4258</text:p>
          </table:table-cell>
          <table:table-cell table:style-name="Default" table:formula="of:=(20000-[.$A1534])/([.C$2]*1000)" office:value-type="float" office:value="0.2129" calcext:value-type="float">
            <text:p>0.2129</text:p>
          </table:table-cell>
          <table:table-cell table:formula="of:=(20000-[.$A1534])/([.D$2]*1000)" office:value-type="float" office:value="0.08516" calcext:value-type="float">
            <text:p>0.08516</text:p>
          </table:table-cell>
          <table:table-cell table:formula="of:=(20000-[.$A1534])/([.E$2]*1000)" office:value-type="float" office:value="0.04258" calcext:value-type="float">
            <text:p>0.04258</text:p>
          </table:table-cell>
        </table:table-row>
        <table:table-row table:style-name="ro1">
          <table:table-cell office:value-type="float" office:value="15742" calcext:value-type="float">
            <text:p>15742</text:p>
          </table:table-cell>
          <table:table-cell table:formula="of:=(20000-[.$A1535])/([.B$2]*1000)" office:value-type="float" office:value="0.4258" calcext:value-type="float">
            <text:p>0.4258</text:p>
          </table:table-cell>
          <table:table-cell table:style-name="Default" table:formula="of:=(20000-[.$A1535])/([.C$2]*1000)" office:value-type="float" office:value="0.2129" calcext:value-type="float">
            <text:p>0.2129</text:p>
          </table:table-cell>
          <table:table-cell table:formula="of:=(20000-[.$A1535])/([.D$2]*1000)" office:value-type="float" office:value="0.08516" calcext:value-type="float">
            <text:p>0.08516</text:p>
          </table:table-cell>
          <table:table-cell table:formula="of:=(20000-[.$A1535])/([.E$2]*1000)" office:value-type="float" office:value="0.04258" calcext:value-type="float">
            <text:p>0.04258</text:p>
          </table:table-cell>
        </table:table-row>
        <table:table-row table:style-name="ro1">
          <table:table-cell office:value-type="float" office:value="15723" calcext:value-type="float">
            <text:p>15723</text:p>
          </table:table-cell>
          <table:table-cell table:formula="of:=(20000-[.$A1536])/([.B$2]*1000)" office:value-type="float" office:value="0.4277" calcext:value-type="float">
            <text:p>0.4277</text:p>
          </table:table-cell>
          <table:table-cell table:style-name="Default" table:formula="of:=(20000-[.$A1536])/([.C$2]*1000)" office:value-type="float" office:value="0.21385" calcext:value-type="float">
            <text:p>0.21385</text:p>
          </table:table-cell>
          <table:table-cell table:formula="of:=(20000-[.$A1536])/([.D$2]*1000)" office:value-type="float" office:value="0.08554" calcext:value-type="float">
            <text:p>0.08554</text:p>
          </table:table-cell>
          <table:table-cell table:formula="of:=(20000-[.$A1536])/([.E$2]*1000)" office:value-type="float" office:value="0.04277" calcext:value-type="float">
            <text:p>0.04277</text:p>
          </table:table-cell>
        </table:table-row>
        <table:table-row table:style-name="ro1">
          <table:table-cell office:value-type="float" office:value="15726" calcext:value-type="float">
            <text:p>15726</text:p>
          </table:table-cell>
          <table:table-cell table:formula="of:=(20000-[.$A1537])/([.B$2]*1000)" office:value-type="float" office:value="0.4274" calcext:value-type="float">
            <text:p>0.4274</text:p>
          </table:table-cell>
          <table:table-cell table:style-name="Default" table:formula="of:=(20000-[.$A1537])/([.C$2]*1000)" office:value-type="float" office:value="0.2137" calcext:value-type="float">
            <text:p>0.2137</text:p>
          </table:table-cell>
          <table:table-cell table:formula="of:=(20000-[.$A1537])/([.D$2]*1000)" office:value-type="float" office:value="0.08548" calcext:value-type="float">
            <text:p>0.08548</text:p>
          </table:table-cell>
          <table:table-cell table:formula="of:=(20000-[.$A1537])/([.E$2]*1000)" office:value-type="float" office:value="0.04274" calcext:value-type="float">
            <text:p>0.04274</text:p>
          </table:table-cell>
        </table:table-row>
        <table:table-row table:style-name="ro1">
          <table:table-cell office:value-type="float" office:value="15731" calcext:value-type="float">
            <text:p>15731</text:p>
          </table:table-cell>
          <table:table-cell table:formula="of:=(20000-[.$A1538])/([.B$2]*1000)" office:value-type="float" office:value="0.4269" calcext:value-type="float">
            <text:p>0.4269</text:p>
          </table:table-cell>
          <table:table-cell table:style-name="Default" table:formula="of:=(20000-[.$A1538])/([.C$2]*1000)" office:value-type="float" office:value="0.21345" calcext:value-type="float">
            <text:p>0.21345</text:p>
          </table:table-cell>
          <table:table-cell table:formula="of:=(20000-[.$A1538])/([.D$2]*1000)" office:value-type="float" office:value="0.08538" calcext:value-type="float">
            <text:p>0.08538</text:p>
          </table:table-cell>
          <table:table-cell table:formula="of:=(20000-[.$A1538])/([.E$2]*1000)" office:value-type="float" office:value="0.04269" calcext:value-type="float">
            <text:p>0.04269</text:p>
          </table:table-cell>
        </table:table-row>
        <table:table-row table:style-name="ro1">
          <table:table-cell office:value-type="float" office:value="15759" calcext:value-type="float">
            <text:p>15759</text:p>
          </table:table-cell>
          <table:table-cell table:formula="of:=(20000-[.$A1539])/([.B$2]*1000)" office:value-type="float" office:value="0.4241" calcext:value-type="float">
            <text:p>0.4241</text:p>
          </table:table-cell>
          <table:table-cell table:style-name="Default" table:formula="of:=(20000-[.$A1539])/([.C$2]*1000)" office:value-type="float" office:value="0.21205" calcext:value-type="float">
            <text:p>0.21205</text:p>
          </table:table-cell>
          <table:table-cell table:formula="of:=(20000-[.$A1539])/([.D$2]*1000)" office:value-type="float" office:value="0.08482" calcext:value-type="float">
            <text:p>0.08482</text:p>
          </table:table-cell>
          <table:table-cell table:formula="of:=(20000-[.$A1539])/([.E$2]*1000)" office:value-type="float" office:value="0.04241" calcext:value-type="float">
            <text:p>0.04241</text:p>
          </table:table-cell>
        </table:table-row>
        <table:table-row table:style-name="ro1">
          <table:table-cell office:value-type="float" office:value="15714" calcext:value-type="float">
            <text:p>15714</text:p>
          </table:table-cell>
          <table:table-cell table:formula="of:=(20000-[.$A1540])/([.B$2]*1000)" office:value-type="float" office:value="0.4286" calcext:value-type="float">
            <text:p>0.4286</text:p>
          </table:table-cell>
          <table:table-cell table:style-name="Default" table:formula="of:=(20000-[.$A1540])/([.C$2]*1000)" office:value-type="float" office:value="0.2143" calcext:value-type="float">
            <text:p>0.2143</text:p>
          </table:table-cell>
          <table:table-cell table:formula="of:=(20000-[.$A1540])/([.D$2]*1000)" office:value-type="float" office:value="0.08572" calcext:value-type="float">
            <text:p>0.08572</text:p>
          </table:table-cell>
          <table:table-cell table:formula="of:=(20000-[.$A1540])/([.E$2]*1000)" office:value-type="float" office:value="0.04286" calcext:value-type="float">
            <text:p>0.04286</text:p>
          </table:table-cell>
        </table:table-row>
        <table:table-row table:style-name="ro1">
          <table:table-cell office:value-type="float" office:value="15741" calcext:value-type="float">
            <text:p>15741</text:p>
          </table:table-cell>
          <table:table-cell table:formula="of:=(20000-[.$A1541])/([.B$2]*1000)" office:value-type="float" office:value="0.4259" calcext:value-type="float">
            <text:p>0.4259</text:p>
          </table:table-cell>
          <table:table-cell table:style-name="Default" table:formula="of:=(20000-[.$A1541])/([.C$2]*1000)" office:value-type="float" office:value="0.21295" calcext:value-type="float">
            <text:p>0.21295</text:p>
          </table:table-cell>
          <table:table-cell table:formula="of:=(20000-[.$A1541])/([.D$2]*1000)" office:value-type="float" office:value="0.08518" calcext:value-type="float">
            <text:p>0.08518</text:p>
          </table:table-cell>
          <table:table-cell table:formula="of:=(20000-[.$A1541])/([.E$2]*1000)" office:value-type="float" office:value="0.04259" calcext:value-type="float">
            <text:p>0.04259</text:p>
          </table:table-cell>
        </table:table-row>
        <table:table-row table:style-name="ro1">
          <table:table-cell office:value-type="float" office:value="15721" calcext:value-type="float">
            <text:p>15721</text:p>
          </table:table-cell>
          <table:table-cell table:formula="of:=(20000-[.$A1542])/([.B$2]*1000)" office:value-type="float" office:value="0.4279" calcext:value-type="float">
            <text:p>0.4279</text:p>
          </table:table-cell>
          <table:table-cell table:style-name="Default" table:formula="of:=(20000-[.$A1542])/([.C$2]*1000)" office:value-type="float" office:value="0.21395" calcext:value-type="float">
            <text:p>0.21395</text:p>
          </table:table-cell>
          <table:table-cell table:formula="of:=(20000-[.$A1542])/([.D$2]*1000)" office:value-type="float" office:value="0.08558" calcext:value-type="float">
            <text:p>0.08558</text:p>
          </table:table-cell>
          <table:table-cell table:formula="of:=(20000-[.$A1542])/([.E$2]*1000)" office:value-type="float" office:value="0.04279" calcext:value-type="float">
            <text:p>0.04279</text:p>
          </table:table-cell>
        </table:table-row>
        <table:table-row table:style-name="ro1">
          <table:table-cell office:value-type="float" office:value="15715" calcext:value-type="float">
            <text:p>15715</text:p>
          </table:table-cell>
          <table:table-cell table:formula="of:=(20000-[.$A1543])/([.B$2]*1000)" office:value-type="float" office:value="0.4285" calcext:value-type="float">
            <text:p>0.4285</text:p>
          </table:table-cell>
          <table:table-cell table:style-name="Default" table:formula="of:=(20000-[.$A1543])/([.C$2]*1000)" office:value-type="float" office:value="0.21425" calcext:value-type="float">
            <text:p>0.21425</text:p>
          </table:table-cell>
          <table:table-cell table:formula="of:=(20000-[.$A1543])/([.D$2]*1000)" office:value-type="float" office:value="0.0857" calcext:value-type="float">
            <text:p>0.0857</text:p>
          </table:table-cell>
          <table:table-cell table:formula="of:=(20000-[.$A1543])/([.E$2]*1000)" office:value-type="float" office:value="0.04285" calcext:value-type="float">
            <text:p>0.04285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1544])/([.B$2]*1000)" office:value-type="float" office:value="0.424" calcext:value-type="float">
            <text:p>0.424</text:p>
          </table:table-cell>
          <table:table-cell table:style-name="Default" table:formula="of:=(20000-[.$A1544])/([.C$2]*1000)" office:value-type="float" office:value="0.212" calcext:value-type="float">
            <text:p>0.212</text:p>
          </table:table-cell>
          <table:table-cell table:formula="of:=(20000-[.$A1544])/([.D$2]*1000)" office:value-type="float" office:value="0.0848" calcext:value-type="float">
            <text:p>0.0848</text:p>
          </table:table-cell>
          <table:table-cell table:formula="of:=(20000-[.$A1544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698" calcext:value-type="float">
            <text:p>15698</text:p>
          </table:table-cell>
          <table:table-cell table:formula="of:=(20000-[.$A1545])/([.B$2]*1000)" office:value-type="float" office:value="0.4302" calcext:value-type="float">
            <text:p>0.4302</text:p>
          </table:table-cell>
          <table:table-cell table:style-name="Default" table:formula="of:=(20000-[.$A1545])/([.C$2]*1000)" office:value-type="float" office:value="0.2151" calcext:value-type="float">
            <text:p>0.2151</text:p>
          </table:table-cell>
          <table:table-cell table:formula="of:=(20000-[.$A1545])/([.D$2]*1000)" office:value-type="float" office:value="0.08604" calcext:value-type="float">
            <text:p>0.08604</text:p>
          </table:table-cell>
          <table:table-cell table:formula="of:=(20000-[.$A1545])/([.E$2]*1000)" office:value-type="float" office:value="0.04302" calcext:value-type="float">
            <text:p>0.04302</text:p>
          </table:table-cell>
        </table:table-row>
        <table:table-row table:style-name="ro1">
          <table:table-cell office:value-type="float" office:value="15752" calcext:value-type="float">
            <text:p>15752</text:p>
          </table:table-cell>
          <table:table-cell table:formula="of:=(20000-[.$A1546])/([.B$2]*1000)" office:value-type="float" office:value="0.4248" calcext:value-type="float">
            <text:p>0.4248</text:p>
          </table:table-cell>
          <table:table-cell table:style-name="Default" table:formula="of:=(20000-[.$A1546])/([.C$2]*1000)" office:value-type="float" office:value="0.2124" calcext:value-type="float">
            <text:p>0.2124</text:p>
          </table:table-cell>
          <table:table-cell table:formula="of:=(20000-[.$A1546])/([.D$2]*1000)" office:value-type="float" office:value="0.08496" calcext:value-type="float">
            <text:p>0.08496</text:p>
          </table:table-cell>
          <table:table-cell table:formula="of:=(20000-[.$A1546])/([.E$2]*1000)" office:value-type="float" office:value="0.04248" calcext:value-type="float">
            <text:p>0.04248</text:p>
          </table:table-cell>
        </table:table-row>
        <table:table-row table:style-name="ro1">
          <table:table-cell office:value-type="float" office:value="15750" calcext:value-type="float">
            <text:p>15750</text:p>
          </table:table-cell>
          <table:table-cell table:formula="of:=(20000-[.$A1547])/([.B$2]*1000)" office:value-type="float" office:value="0.425" calcext:value-type="float">
            <text:p>0.425</text:p>
          </table:table-cell>
          <table:table-cell table:style-name="Default" table:formula="of:=(20000-[.$A1547])/([.C$2]*1000)" office:value-type="float" office:value="0.2125" calcext:value-type="float">
            <text:p>0.2125</text:p>
          </table:table-cell>
          <table:table-cell table:formula="of:=(20000-[.$A1547])/([.D$2]*1000)" office:value-type="float" office:value="0.085" calcext:value-type="float">
            <text:p>0.085</text:p>
          </table:table-cell>
          <table:table-cell table:formula="of:=(20000-[.$A1547])/([.E$2]*1000)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2230" calcext:value-type="float">
            <text:p>12230</text:p>
          </table:table-cell>
          <table:table-cell table:formula="of:=(20000-[.$A1548])/([.B$2]*1000)" office:value-type="float" office:value="0.777" calcext:value-type="float">
            <text:p>0.777</text:p>
          </table:table-cell>
          <table:table-cell table:style-name="Default" table:formula="of:=(20000-[.$A1548])/([.C$2]*1000)" office:value-type="float" office:value="0.3885" calcext:value-type="float">
            <text:p>0.3885</text:p>
          </table:table-cell>
          <table:table-cell table:formula="of:=(20000-[.$A1548])/([.D$2]*1000)" office:value-type="float" office:value="0.1554" calcext:value-type="float">
            <text:p>0.1554</text:p>
          </table:table-cell>
          <table:table-cell table:formula="of:=(20000-[.$A1548])/([.E$2]*1000)" office:value-type="float" office:value="0.0777" calcext:value-type="float">
            <text:p>0.0777</text:p>
          </table:table-cell>
        </table:table-row>
        <table:table-row table:style-name="ro1">
          <table:table-cell office:value-type="float" office:value="15721" calcext:value-type="float">
            <text:p>15721</text:p>
          </table:table-cell>
          <table:table-cell table:formula="of:=(20000-[.$A1549])/([.B$2]*1000)" office:value-type="float" office:value="0.4279" calcext:value-type="float">
            <text:p>0.4279</text:p>
          </table:table-cell>
          <table:table-cell table:style-name="Default" table:formula="of:=(20000-[.$A1549])/([.C$2]*1000)" office:value-type="float" office:value="0.21395" calcext:value-type="float">
            <text:p>0.21395</text:p>
          </table:table-cell>
          <table:table-cell table:formula="of:=(20000-[.$A1549])/([.D$2]*1000)" office:value-type="float" office:value="0.08558" calcext:value-type="float">
            <text:p>0.08558</text:p>
          </table:table-cell>
          <table:table-cell table:formula="of:=(20000-[.$A1549])/([.E$2]*1000)" office:value-type="float" office:value="0.04279" calcext:value-type="float">
            <text:p>0.04279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1550])/([.B$2]*1000)" office:value-type="float" office:value="0.4238" calcext:value-type="float">
            <text:p>0.4238</text:p>
          </table:table-cell>
          <table:table-cell table:style-name="Default" table:formula="of:=(20000-[.$A1550])/([.C$2]*1000)" office:value-type="float" office:value="0.2119" calcext:value-type="float">
            <text:p>0.2119</text:p>
          </table:table-cell>
          <table:table-cell table:formula="of:=(20000-[.$A1550])/([.D$2]*1000)" office:value-type="float" office:value="0.08476" calcext:value-type="float">
            <text:p>0.08476</text:p>
          </table:table-cell>
          <table:table-cell table:formula="of:=(20000-[.$A1550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1551])/([.B$2]*1000)" office:value-type="float" office:value="0.4238" calcext:value-type="float">
            <text:p>0.4238</text:p>
          </table:table-cell>
          <table:table-cell table:style-name="Default" table:formula="of:=(20000-[.$A1551])/([.C$2]*1000)" office:value-type="float" office:value="0.2119" calcext:value-type="float">
            <text:p>0.2119</text:p>
          </table:table-cell>
          <table:table-cell table:formula="of:=(20000-[.$A1551])/([.D$2]*1000)" office:value-type="float" office:value="0.08476" calcext:value-type="float">
            <text:p>0.08476</text:p>
          </table:table-cell>
          <table:table-cell table:formula="of:=(20000-[.$A1551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51" calcext:value-type="float">
            <text:p>15751</text:p>
          </table:table-cell>
          <table:table-cell table:formula="of:=(20000-[.$A1552])/([.B$2]*1000)" office:value-type="float" office:value="0.4249" calcext:value-type="float">
            <text:p>0.4249</text:p>
          </table:table-cell>
          <table:table-cell table:style-name="Default" table:formula="of:=(20000-[.$A1552])/([.C$2]*1000)" office:value-type="float" office:value="0.21245" calcext:value-type="float">
            <text:p>0.21245</text:p>
          </table:table-cell>
          <table:table-cell table:formula="of:=(20000-[.$A1552])/([.D$2]*1000)" office:value-type="float" office:value="0.08498" calcext:value-type="float">
            <text:p>0.08498</text:p>
          </table:table-cell>
          <table:table-cell table:formula="of:=(20000-[.$A1552])/([.E$2]*1000)" office:value-type="float" office:value="0.04249" calcext:value-type="float">
            <text:p>0.04249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1553])/([.B$2]*1000)" office:value-type="float" office:value="0.4237" calcext:value-type="float">
            <text:p>0.4237</text:p>
          </table:table-cell>
          <table:table-cell table:style-name="Default" table:formula="of:=(20000-[.$A1553])/([.C$2]*1000)" office:value-type="float" office:value="0.21185" calcext:value-type="float">
            <text:p>0.21185</text:p>
          </table:table-cell>
          <table:table-cell table:formula="of:=(20000-[.$A1553])/([.D$2]*1000)" office:value-type="float" office:value="0.08474" calcext:value-type="float">
            <text:p>0.08474</text:p>
          </table:table-cell>
          <table:table-cell table:formula="of:=(20000-[.$A1553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694" calcext:value-type="float">
            <text:p>15694</text:p>
          </table:table-cell>
          <table:table-cell table:formula="of:=(20000-[.$A1554])/([.B$2]*1000)" office:value-type="float" office:value="0.4306" calcext:value-type="float">
            <text:p>0.4306</text:p>
          </table:table-cell>
          <table:table-cell table:style-name="Default" table:formula="of:=(20000-[.$A1554])/([.C$2]*1000)" office:value-type="float" office:value="0.2153" calcext:value-type="float">
            <text:p>0.2153</text:p>
          </table:table-cell>
          <table:table-cell table:formula="of:=(20000-[.$A1554])/([.D$2]*1000)" office:value-type="float" office:value="0.08612" calcext:value-type="float">
            <text:p>0.08612</text:p>
          </table:table-cell>
          <table:table-cell table:formula="of:=(20000-[.$A1554])/([.E$2]*1000)" office:value-type="float" office:value="0.04306" calcext:value-type="float">
            <text:p>0.04306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1555])/([.B$2]*1000)" office:value-type="float" office:value="0.4237" calcext:value-type="float">
            <text:p>0.4237</text:p>
          </table:table-cell>
          <table:table-cell table:style-name="Default" table:formula="of:=(20000-[.$A1555])/([.C$2]*1000)" office:value-type="float" office:value="0.21185" calcext:value-type="float">
            <text:p>0.21185</text:p>
          </table:table-cell>
          <table:table-cell table:formula="of:=(20000-[.$A1555])/([.D$2]*1000)" office:value-type="float" office:value="0.08474" calcext:value-type="float">
            <text:p>0.08474</text:p>
          </table:table-cell>
          <table:table-cell table:formula="of:=(20000-[.$A1555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23" calcext:value-type="float">
            <text:p>15723</text:p>
          </table:table-cell>
          <table:table-cell table:formula="of:=(20000-[.$A1556])/([.B$2]*1000)" office:value-type="float" office:value="0.4277" calcext:value-type="float">
            <text:p>0.4277</text:p>
          </table:table-cell>
          <table:table-cell table:style-name="Default" table:formula="of:=(20000-[.$A1556])/([.C$2]*1000)" office:value-type="float" office:value="0.21385" calcext:value-type="float">
            <text:p>0.21385</text:p>
          </table:table-cell>
          <table:table-cell table:formula="of:=(20000-[.$A1556])/([.D$2]*1000)" office:value-type="float" office:value="0.08554" calcext:value-type="float">
            <text:p>0.08554</text:p>
          </table:table-cell>
          <table:table-cell table:formula="of:=(20000-[.$A1556])/([.E$2]*1000)" office:value-type="float" office:value="0.04277" calcext:value-type="float">
            <text:p>0.04277</text:p>
          </table:table-cell>
        </table:table-row>
        <table:table-row table:style-name="ro1">
          <table:table-cell office:value-type="float" office:value="15758" calcext:value-type="float">
            <text:p>15758</text:p>
          </table:table-cell>
          <table:table-cell table:formula="of:=(20000-[.$A1557])/([.B$2]*1000)" office:value-type="float" office:value="0.4242" calcext:value-type="float">
            <text:p>0.4242</text:p>
          </table:table-cell>
          <table:table-cell table:style-name="Default" table:formula="of:=(20000-[.$A1557])/([.C$2]*1000)" office:value-type="float" office:value="0.2121" calcext:value-type="float">
            <text:p>0.2121</text:p>
          </table:table-cell>
          <table:table-cell table:formula="of:=(20000-[.$A1557])/([.D$2]*1000)" office:value-type="float" office:value="0.08484" calcext:value-type="float">
            <text:p>0.08484</text:p>
          </table:table-cell>
          <table:table-cell table:formula="of:=(20000-[.$A1557])/([.E$2]*1000)" office:value-type="float" office:value="0.04242" calcext:value-type="float">
            <text:p>0.04242</text:p>
          </table:table-cell>
        </table:table-row>
        <table:table-row table:style-name="ro1">
          <table:table-cell office:value-type="float" office:value="15754" calcext:value-type="float">
            <text:p>15754</text:p>
          </table:table-cell>
          <table:table-cell table:formula="of:=(20000-[.$A1558])/([.B$2]*1000)" office:value-type="float" office:value="0.4246" calcext:value-type="float">
            <text:p>0.4246</text:p>
          </table:table-cell>
          <table:table-cell table:style-name="Default" table:formula="of:=(20000-[.$A1558])/([.C$2]*1000)" office:value-type="float" office:value="0.2123" calcext:value-type="float">
            <text:p>0.2123</text:p>
          </table:table-cell>
          <table:table-cell table:formula="of:=(20000-[.$A1558])/([.D$2]*1000)" office:value-type="float" office:value="0.08492" calcext:value-type="float">
            <text:p>0.08492</text:p>
          </table:table-cell>
          <table:table-cell table:formula="of:=(20000-[.$A1558])/([.E$2]*1000)" office:value-type="float" office:value="0.04246" calcext:value-type="float">
            <text:p>0.04246</text:p>
          </table:table-cell>
        </table:table-row>
        <table:table-row table:style-name="ro1">
          <table:table-cell office:value-type="float" office:value="11740" calcext:value-type="float">
            <text:p>11740</text:p>
          </table:table-cell>
          <table:table-cell table:formula="of:=(20000-[.$A1559])/([.B$2]*1000)" office:value-type="float" office:value="0.826" calcext:value-type="float">
            <text:p>0.826</text:p>
          </table:table-cell>
          <table:table-cell table:style-name="Default" table:formula="of:=(20000-[.$A1559])/([.C$2]*1000)" office:value-type="float" office:value="0.413" calcext:value-type="float">
            <text:p>0.413</text:p>
          </table:table-cell>
          <table:table-cell table:formula="of:=(20000-[.$A1559])/([.D$2]*1000)" office:value-type="float" office:value="0.1652" calcext:value-type="float">
            <text:p>0.1652</text:p>
          </table:table-cell>
          <table:table-cell table:formula="of:=(20000-[.$A1559])/([.E$2]*1000)" office:value-type="float" office:value="0.0826" calcext:value-type="float">
            <text:p>0.0826</text:p>
          </table:table-cell>
        </table:table-row>
        <table:table-row table:style-name="ro1">
          <table:table-cell office:value-type="float" office:value="15724" calcext:value-type="float">
            <text:p>15724</text:p>
          </table:table-cell>
          <table:table-cell table:formula="of:=(20000-[.$A1560])/([.B$2]*1000)" office:value-type="float" office:value="0.4276" calcext:value-type="float">
            <text:p>0.4276</text:p>
          </table:table-cell>
          <table:table-cell table:style-name="Default" table:formula="of:=(20000-[.$A1560])/([.C$2]*1000)" office:value-type="float" office:value="0.2138" calcext:value-type="float">
            <text:p>0.2138</text:p>
          </table:table-cell>
          <table:table-cell table:formula="of:=(20000-[.$A1560])/([.D$2]*1000)" office:value-type="float" office:value="0.08552" calcext:value-type="float">
            <text:p>0.08552</text:p>
          </table:table-cell>
          <table:table-cell table:formula="of:=(20000-[.$A1560])/([.E$2]*1000)" office:value-type="float" office:value="0.04276" calcext:value-type="float">
            <text:p>0.04276</text:p>
          </table:table-cell>
        </table:table-row>
        <table:table-row table:style-name="ro1">
          <table:table-cell office:value-type="float" office:value="15721" calcext:value-type="float">
            <text:p>15721</text:p>
          </table:table-cell>
          <table:table-cell table:formula="of:=(20000-[.$A1561])/([.B$2]*1000)" office:value-type="float" office:value="0.4279" calcext:value-type="float">
            <text:p>0.4279</text:p>
          </table:table-cell>
          <table:table-cell table:style-name="Default" table:formula="of:=(20000-[.$A1561])/([.C$2]*1000)" office:value-type="float" office:value="0.21395" calcext:value-type="float">
            <text:p>0.21395</text:p>
          </table:table-cell>
          <table:table-cell table:formula="of:=(20000-[.$A1561])/([.D$2]*1000)" office:value-type="float" office:value="0.08558" calcext:value-type="float">
            <text:p>0.08558</text:p>
          </table:table-cell>
          <table:table-cell table:formula="of:=(20000-[.$A1561])/([.E$2]*1000)" office:value-type="float" office:value="0.04279" calcext:value-type="float">
            <text:p>0.04279</text:p>
          </table:table-cell>
        </table:table-row>
        <table:table-row table:style-name="ro1">
          <table:table-cell office:value-type="float" office:value="15749" calcext:value-type="float">
            <text:p>15749</text:p>
          </table:table-cell>
          <table:table-cell table:formula="of:=(20000-[.$A1562])/([.B$2]*1000)" office:value-type="float" office:value="0.4251" calcext:value-type="float">
            <text:p>0.4251</text:p>
          </table:table-cell>
          <table:table-cell table:style-name="Default" table:formula="of:=(20000-[.$A1562])/([.C$2]*1000)" office:value-type="float" office:value="0.21255" calcext:value-type="float">
            <text:p>0.21255</text:p>
          </table:table-cell>
          <table:table-cell table:formula="of:=(20000-[.$A1562])/([.D$2]*1000)" office:value-type="float" office:value="0.08502" calcext:value-type="float">
            <text:p>0.08502</text:p>
          </table:table-cell>
          <table:table-cell table:formula="of:=(20000-[.$A1562])/([.E$2]*1000)" office:value-type="float" office:value="0.04251" calcext:value-type="float">
            <text:p>0.04251</text:p>
          </table:table-cell>
        </table:table-row>
        <table:table-row table:style-name="ro1">
          <table:table-cell office:value-type="float" office:value="15742" calcext:value-type="float">
            <text:p>15742</text:p>
          </table:table-cell>
          <table:table-cell table:formula="of:=(20000-[.$A1563])/([.B$2]*1000)" office:value-type="float" office:value="0.4258" calcext:value-type="float">
            <text:p>0.4258</text:p>
          </table:table-cell>
          <table:table-cell table:style-name="Default" table:formula="of:=(20000-[.$A1563])/([.C$2]*1000)" office:value-type="float" office:value="0.2129" calcext:value-type="float">
            <text:p>0.2129</text:p>
          </table:table-cell>
          <table:table-cell table:formula="of:=(20000-[.$A1563])/([.D$2]*1000)" office:value-type="float" office:value="0.08516" calcext:value-type="float">
            <text:p>0.08516</text:p>
          </table:table-cell>
          <table:table-cell table:formula="of:=(20000-[.$A1563])/([.E$2]*1000)" office:value-type="float" office:value="0.04258" calcext:value-type="float">
            <text:p>0.04258</text:p>
          </table:table-cell>
        </table:table-row>
        <table:table-row table:style-name="ro1">
          <table:table-cell office:value-type="float" office:value="15751" calcext:value-type="float">
            <text:p>15751</text:p>
          </table:table-cell>
          <table:table-cell table:formula="of:=(20000-[.$A1564])/([.B$2]*1000)" office:value-type="float" office:value="0.4249" calcext:value-type="float">
            <text:p>0.4249</text:p>
          </table:table-cell>
          <table:table-cell table:style-name="Default" table:formula="of:=(20000-[.$A1564])/([.C$2]*1000)" office:value-type="float" office:value="0.21245" calcext:value-type="float">
            <text:p>0.21245</text:p>
          </table:table-cell>
          <table:table-cell table:formula="of:=(20000-[.$A1564])/([.D$2]*1000)" office:value-type="float" office:value="0.08498" calcext:value-type="float">
            <text:p>0.08498</text:p>
          </table:table-cell>
          <table:table-cell table:formula="of:=(20000-[.$A1564])/([.E$2]*1000)" office:value-type="float" office:value="0.04249" calcext:value-type="float">
            <text:p>0.04249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1565])/([.B$2]*1000)" office:value-type="float" office:value="0.424" calcext:value-type="float">
            <text:p>0.424</text:p>
          </table:table-cell>
          <table:table-cell table:style-name="Default" table:formula="of:=(20000-[.$A1565])/([.C$2]*1000)" office:value-type="float" office:value="0.212" calcext:value-type="float">
            <text:p>0.212</text:p>
          </table:table-cell>
          <table:table-cell table:formula="of:=(20000-[.$A1565])/([.D$2]*1000)" office:value-type="float" office:value="0.0848" calcext:value-type="float">
            <text:p>0.0848</text:p>
          </table:table-cell>
          <table:table-cell table:formula="of:=(20000-[.$A1565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1566])/([.B$2]*1000)" office:value-type="float" office:value="0.4236" calcext:value-type="float">
            <text:p>0.4236</text:p>
          </table:table-cell>
          <table:table-cell table:style-name="Default" table:formula="of:=(20000-[.$A1566])/([.C$2]*1000)" office:value-type="float" office:value="0.2118" calcext:value-type="float">
            <text:p>0.2118</text:p>
          </table:table-cell>
          <table:table-cell table:formula="of:=(20000-[.$A1566])/([.D$2]*1000)" office:value-type="float" office:value="0.08472" calcext:value-type="float">
            <text:p>0.08472</text:p>
          </table:table-cell>
          <table:table-cell table:formula="of:=(20000-[.$A1566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1567])/([.B$2]*1000)" office:value-type="float" office:value="0.4237" calcext:value-type="float">
            <text:p>0.4237</text:p>
          </table:table-cell>
          <table:table-cell table:style-name="Default" table:formula="of:=(20000-[.$A1567])/([.C$2]*1000)" office:value-type="float" office:value="0.21185" calcext:value-type="float">
            <text:p>0.21185</text:p>
          </table:table-cell>
          <table:table-cell table:formula="of:=(20000-[.$A1567])/([.D$2]*1000)" office:value-type="float" office:value="0.08474" calcext:value-type="float">
            <text:p>0.08474</text:p>
          </table:table-cell>
          <table:table-cell table:formula="of:=(20000-[.$A1567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06" calcext:value-type="float">
            <text:p>15706</text:p>
          </table:table-cell>
          <table:table-cell table:formula="of:=(20000-[.$A1568])/([.B$2]*1000)" office:value-type="float" office:value="0.4294" calcext:value-type="float">
            <text:p>0.4294</text:p>
          </table:table-cell>
          <table:table-cell table:style-name="Default" table:formula="of:=(20000-[.$A1568])/([.C$2]*1000)" office:value-type="float" office:value="0.2147" calcext:value-type="float">
            <text:p>0.2147</text:p>
          </table:table-cell>
          <table:table-cell table:formula="of:=(20000-[.$A1568])/([.D$2]*1000)" office:value-type="float" office:value="0.08588" calcext:value-type="float">
            <text:p>0.08588</text:p>
          </table:table-cell>
          <table:table-cell table:formula="of:=(20000-[.$A1568])/([.E$2]*1000)" office:value-type="float" office:value="0.04294" calcext:value-type="float">
            <text:p>0.04294</text:p>
          </table:table-cell>
        </table:table-row>
        <table:table-row table:style-name="ro1">
          <table:table-cell office:value-type="float" office:value="15732" calcext:value-type="float">
            <text:p>15732</text:p>
          </table:table-cell>
          <table:table-cell table:formula="of:=(20000-[.$A1569])/([.B$2]*1000)" office:value-type="float" office:value="0.4268" calcext:value-type="float">
            <text:p>0.4268</text:p>
          </table:table-cell>
          <table:table-cell table:style-name="Default" table:formula="of:=(20000-[.$A1569])/([.C$2]*1000)" office:value-type="float" office:value="0.2134" calcext:value-type="float">
            <text:p>0.2134</text:p>
          </table:table-cell>
          <table:table-cell table:formula="of:=(20000-[.$A1569])/([.D$2]*1000)" office:value-type="float" office:value="0.08536" calcext:value-type="float">
            <text:p>0.08536</text:p>
          </table:table-cell>
          <table:table-cell table:formula="of:=(20000-[.$A1569])/([.E$2]*1000)" office:value-type="float" office:value="0.04268" calcext:value-type="float">
            <text:p>0.04268</text:p>
          </table:table-cell>
        </table:table-row>
        <table:table-row table:style-name="ro1">
          <table:table-cell office:value-type="float" office:value="15709" calcext:value-type="float">
            <text:p>15709</text:p>
          </table:table-cell>
          <table:table-cell table:formula="of:=(20000-[.$A1570])/([.B$2]*1000)" office:value-type="float" office:value="0.4291" calcext:value-type="float">
            <text:p>0.4291</text:p>
          </table:table-cell>
          <table:table-cell table:style-name="Default" table:formula="of:=(20000-[.$A1570])/([.C$2]*1000)" office:value-type="float" office:value="0.21455" calcext:value-type="float">
            <text:p>0.21455</text:p>
          </table:table-cell>
          <table:table-cell table:formula="of:=(20000-[.$A1570])/([.D$2]*1000)" office:value-type="float" office:value="0.08582" calcext:value-type="float">
            <text:p>0.08582</text:p>
          </table:table-cell>
          <table:table-cell table:formula="of:=(20000-[.$A1570])/([.E$2]*1000)" office:value-type="float" office:value="0.04291" calcext:value-type="float">
            <text:p>0.04291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1571])/([.B$2]*1000)" office:value-type="float" office:value="0.4237" calcext:value-type="float">
            <text:p>0.4237</text:p>
          </table:table-cell>
          <table:table-cell table:style-name="Default" table:formula="of:=(20000-[.$A1571])/([.C$2]*1000)" office:value-type="float" office:value="0.21185" calcext:value-type="float">
            <text:p>0.21185</text:p>
          </table:table-cell>
          <table:table-cell table:formula="of:=(20000-[.$A1571])/([.D$2]*1000)" office:value-type="float" office:value="0.08474" calcext:value-type="float">
            <text:p>0.08474</text:p>
          </table:table-cell>
          <table:table-cell table:formula="of:=(20000-[.$A1571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31" calcext:value-type="float">
            <text:p>15731</text:p>
          </table:table-cell>
          <table:table-cell table:formula="of:=(20000-[.$A1572])/([.B$2]*1000)" office:value-type="float" office:value="0.4269" calcext:value-type="float">
            <text:p>0.4269</text:p>
          </table:table-cell>
          <table:table-cell table:style-name="Default" table:formula="of:=(20000-[.$A1572])/([.C$2]*1000)" office:value-type="float" office:value="0.21345" calcext:value-type="float">
            <text:p>0.21345</text:p>
          </table:table-cell>
          <table:table-cell table:formula="of:=(20000-[.$A1572])/([.D$2]*1000)" office:value-type="float" office:value="0.08538" calcext:value-type="float">
            <text:p>0.08538</text:p>
          </table:table-cell>
          <table:table-cell table:formula="of:=(20000-[.$A1572])/([.E$2]*1000)" office:value-type="float" office:value="0.04269" calcext:value-type="float">
            <text:p>0.04269</text:p>
          </table:table-cell>
        </table:table-row>
        <table:table-row table:style-name="ro1">
          <table:table-cell office:value-type="float" office:value="15713" calcext:value-type="float">
            <text:p>15713</text:p>
          </table:table-cell>
          <table:table-cell table:formula="of:=(20000-[.$A1573])/([.B$2]*1000)" office:value-type="float" office:value="0.4287" calcext:value-type="float">
            <text:p>0.4287</text:p>
          </table:table-cell>
          <table:table-cell table:style-name="Default" table:formula="of:=(20000-[.$A1573])/([.C$2]*1000)" office:value-type="float" office:value="0.21435" calcext:value-type="float">
            <text:p>0.21435</text:p>
          </table:table-cell>
          <table:table-cell table:formula="of:=(20000-[.$A1573])/([.D$2]*1000)" office:value-type="float" office:value="0.08574" calcext:value-type="float">
            <text:p>0.08574</text:p>
          </table:table-cell>
          <table:table-cell table:formula="of:=(20000-[.$A1573])/([.E$2]*1000)" office:value-type="float" office:value="0.04287" calcext:value-type="float">
            <text:p>0.04287</text:p>
          </table:table-cell>
        </table:table-row>
        <table:table-row table:style-name="ro1">
          <table:table-cell office:value-type="float" office:value="15767" calcext:value-type="float">
            <text:p>15767</text:p>
          </table:table-cell>
          <table:table-cell table:formula="of:=(20000-[.$A1574])/([.B$2]*1000)" office:value-type="float" office:value="0.4233" calcext:value-type="float">
            <text:p>0.4233</text:p>
          </table:table-cell>
          <table:table-cell table:style-name="Default" table:formula="of:=(20000-[.$A1574])/([.C$2]*1000)" office:value-type="float" office:value="0.21165" calcext:value-type="float">
            <text:p>0.21165</text:p>
          </table:table-cell>
          <table:table-cell table:formula="of:=(20000-[.$A1574])/([.D$2]*1000)" office:value-type="float" office:value="0.08466" calcext:value-type="float">
            <text:p>0.08466</text:p>
          </table:table-cell>
          <table:table-cell table:formula="of:=(20000-[.$A1574])/([.E$2]*1000)" office:value-type="float" office:value="0.04233" calcext:value-type="float">
            <text:p>0.04233</text:p>
          </table:table-cell>
        </table:table-row>
        <table:table-row table:style-name="ro1">
          <table:table-cell office:value-type="float" office:value="15729" calcext:value-type="float">
            <text:p>15729</text:p>
          </table:table-cell>
          <table:table-cell table:formula="of:=(20000-[.$A1575])/([.B$2]*1000)" office:value-type="float" office:value="0.4271" calcext:value-type="float">
            <text:p>0.4271</text:p>
          </table:table-cell>
          <table:table-cell table:style-name="Default" table:formula="of:=(20000-[.$A1575])/([.C$2]*1000)" office:value-type="float" office:value="0.21355" calcext:value-type="float">
            <text:p>0.21355</text:p>
          </table:table-cell>
          <table:table-cell table:formula="of:=(20000-[.$A1575])/([.D$2]*1000)" office:value-type="float" office:value="0.08542" calcext:value-type="float">
            <text:p>0.08542</text:p>
          </table:table-cell>
          <table:table-cell table:formula="of:=(20000-[.$A1575])/([.E$2]*1000)" office:value-type="float" office:value="0.04271" calcext:value-type="float">
            <text:p>0.04271</text:p>
          </table:table-cell>
        </table:table-row>
        <table:table-row table:style-name="ro1">
          <table:table-cell office:value-type="float" office:value="15765" calcext:value-type="float">
            <text:p>15765</text:p>
          </table:table-cell>
          <table:table-cell table:formula="of:=(20000-[.$A1576])/([.B$2]*1000)" office:value-type="float" office:value="0.4235" calcext:value-type="float">
            <text:p>0.4235</text:p>
          </table:table-cell>
          <table:table-cell table:style-name="Default" table:formula="of:=(20000-[.$A1576])/([.C$2]*1000)" office:value-type="float" office:value="0.21175" calcext:value-type="float">
            <text:p>0.21175</text:p>
          </table:table-cell>
          <table:table-cell table:formula="of:=(20000-[.$A1576])/([.D$2]*1000)" office:value-type="float" office:value="0.0847" calcext:value-type="float">
            <text:p>0.0847</text:p>
          </table:table-cell>
          <table:table-cell table:formula="of:=(20000-[.$A1576])/([.E$2]*1000)" office:value-type="float" office:value="0.04235" calcext:value-type="float">
            <text:p>0.04235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1577])/([.B$2]*1000)" office:value-type="float" office:value="0.424" calcext:value-type="float">
            <text:p>0.424</text:p>
          </table:table-cell>
          <table:table-cell table:style-name="Default" table:formula="of:=(20000-[.$A1577])/([.C$2]*1000)" office:value-type="float" office:value="0.212" calcext:value-type="float">
            <text:p>0.212</text:p>
          </table:table-cell>
          <table:table-cell table:formula="of:=(20000-[.$A1577])/([.D$2]*1000)" office:value-type="float" office:value="0.0848" calcext:value-type="float">
            <text:p>0.0848</text:p>
          </table:table-cell>
          <table:table-cell table:formula="of:=(20000-[.$A1577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738" calcext:value-type="float">
            <text:p>15738</text:p>
          </table:table-cell>
          <table:table-cell table:formula="of:=(20000-[.$A1578])/([.B$2]*1000)" office:value-type="float" office:value="0.4262" calcext:value-type="float">
            <text:p>0.4262</text:p>
          </table:table-cell>
          <table:table-cell table:style-name="Default" table:formula="of:=(20000-[.$A1578])/([.C$2]*1000)" office:value-type="float" office:value="0.2131" calcext:value-type="float">
            <text:p>0.2131</text:p>
          </table:table-cell>
          <table:table-cell table:formula="of:=(20000-[.$A1578])/([.D$2]*1000)" office:value-type="float" office:value="0.08524" calcext:value-type="float">
            <text:p>0.08524</text:p>
          </table:table-cell>
          <table:table-cell table:formula="of:=(20000-[.$A1578])/([.E$2]*1000)" office:value-type="float" office:value="0.04262" calcext:value-type="float">
            <text:p>0.04262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1579])/([.B$2]*1000)" office:value-type="float" office:value="0.424" calcext:value-type="float">
            <text:p>0.424</text:p>
          </table:table-cell>
          <table:table-cell table:style-name="Default" table:formula="of:=(20000-[.$A1579])/([.C$2]*1000)" office:value-type="float" office:value="0.212" calcext:value-type="float">
            <text:p>0.212</text:p>
          </table:table-cell>
          <table:table-cell table:formula="of:=(20000-[.$A1579])/([.D$2]*1000)" office:value-type="float" office:value="0.0848" calcext:value-type="float">
            <text:p>0.0848</text:p>
          </table:table-cell>
          <table:table-cell table:formula="of:=(20000-[.$A1579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717" calcext:value-type="float">
            <text:p>15717</text:p>
          </table:table-cell>
          <table:table-cell table:formula="of:=(20000-[.$A1580])/([.B$2]*1000)" office:value-type="float" office:value="0.4283" calcext:value-type="float">
            <text:p>0.4283</text:p>
          </table:table-cell>
          <table:table-cell table:style-name="Default" table:formula="of:=(20000-[.$A1580])/([.C$2]*1000)" office:value-type="float" office:value="0.21415" calcext:value-type="float">
            <text:p>0.21415</text:p>
          </table:table-cell>
          <table:table-cell table:formula="of:=(20000-[.$A1580])/([.D$2]*1000)" office:value-type="float" office:value="0.08566" calcext:value-type="float">
            <text:p>0.08566</text:p>
          </table:table-cell>
          <table:table-cell table:formula="of:=(20000-[.$A1580])/([.E$2]*1000)" office:value-type="float" office:value="0.04283" calcext:value-type="float">
            <text:p>0.04283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1581])/([.B$2]*1000)" office:value-type="float" office:value="0.4236" calcext:value-type="float">
            <text:p>0.4236</text:p>
          </table:table-cell>
          <table:table-cell table:style-name="Default" table:formula="of:=(20000-[.$A1581])/([.C$2]*1000)" office:value-type="float" office:value="0.2118" calcext:value-type="float">
            <text:p>0.2118</text:p>
          </table:table-cell>
          <table:table-cell table:formula="of:=(20000-[.$A1581])/([.D$2]*1000)" office:value-type="float" office:value="0.08472" calcext:value-type="float">
            <text:p>0.08472</text:p>
          </table:table-cell>
          <table:table-cell table:formula="of:=(20000-[.$A1581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1582])/([.B$2]*1000)" office:value-type="float" office:value="0.4237" calcext:value-type="float">
            <text:p>0.4237</text:p>
          </table:table-cell>
          <table:table-cell table:style-name="Default" table:formula="of:=(20000-[.$A1582])/([.C$2]*1000)" office:value-type="float" office:value="0.21185" calcext:value-type="float">
            <text:p>0.21185</text:p>
          </table:table-cell>
          <table:table-cell table:formula="of:=(20000-[.$A1582])/([.D$2]*1000)" office:value-type="float" office:value="0.08474" calcext:value-type="float">
            <text:p>0.08474</text:p>
          </table:table-cell>
          <table:table-cell table:formula="of:=(20000-[.$A1582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26" calcext:value-type="float">
            <text:p>15726</text:p>
          </table:table-cell>
          <table:table-cell table:formula="of:=(20000-[.$A1583])/([.B$2]*1000)" office:value-type="float" office:value="0.4274" calcext:value-type="float">
            <text:p>0.4274</text:p>
          </table:table-cell>
          <table:table-cell table:style-name="Default" table:formula="of:=(20000-[.$A1583])/([.C$2]*1000)" office:value-type="float" office:value="0.2137" calcext:value-type="float">
            <text:p>0.2137</text:p>
          </table:table-cell>
          <table:table-cell table:formula="of:=(20000-[.$A1583])/([.D$2]*1000)" office:value-type="float" office:value="0.08548" calcext:value-type="float">
            <text:p>0.08548</text:p>
          </table:table-cell>
          <table:table-cell table:formula="of:=(20000-[.$A1583])/([.E$2]*1000)" office:value-type="float" office:value="0.04274" calcext:value-type="float">
            <text:p>0.04274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1584])/([.B$2]*1000)" office:value-type="float" office:value="0.4236" calcext:value-type="float">
            <text:p>0.4236</text:p>
          </table:table-cell>
          <table:table-cell table:style-name="Default" table:formula="of:=(20000-[.$A1584])/([.C$2]*1000)" office:value-type="float" office:value="0.2118" calcext:value-type="float">
            <text:p>0.2118</text:p>
          </table:table-cell>
          <table:table-cell table:formula="of:=(20000-[.$A1584])/([.D$2]*1000)" office:value-type="float" office:value="0.08472" calcext:value-type="float">
            <text:p>0.08472</text:p>
          </table:table-cell>
          <table:table-cell table:formula="of:=(20000-[.$A1584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20" calcext:value-type="float">
            <text:p>15720</text:p>
          </table:table-cell>
          <table:table-cell table:formula="of:=(20000-[.$A1585])/([.B$2]*1000)" office:value-type="float" office:value="0.428" calcext:value-type="float">
            <text:p>0.428</text:p>
          </table:table-cell>
          <table:table-cell table:style-name="Default" table:formula="of:=(20000-[.$A1585])/([.C$2]*1000)" office:value-type="float" office:value="0.214" calcext:value-type="float">
            <text:p>0.214</text:p>
          </table:table-cell>
          <table:table-cell table:formula="of:=(20000-[.$A1585])/([.D$2]*1000)" office:value-type="float" office:value="0.0856" calcext:value-type="float">
            <text:p>0.0856</text:p>
          </table:table-cell>
          <table:table-cell table:formula="of:=(20000-[.$A1585])/([.E$2]*1000)"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15724" calcext:value-type="float">
            <text:p>15724</text:p>
          </table:table-cell>
          <table:table-cell table:formula="of:=(20000-[.$A1586])/([.B$2]*1000)" office:value-type="float" office:value="0.4276" calcext:value-type="float">
            <text:p>0.4276</text:p>
          </table:table-cell>
          <table:table-cell table:style-name="Default" table:formula="of:=(20000-[.$A1586])/([.C$2]*1000)" office:value-type="float" office:value="0.2138" calcext:value-type="float">
            <text:p>0.2138</text:p>
          </table:table-cell>
          <table:table-cell table:formula="of:=(20000-[.$A1586])/([.D$2]*1000)" office:value-type="float" office:value="0.08552" calcext:value-type="float">
            <text:p>0.08552</text:p>
          </table:table-cell>
          <table:table-cell table:formula="of:=(20000-[.$A1586])/([.E$2]*1000)" office:value-type="float" office:value="0.04276" calcext:value-type="float">
            <text:p>0.04276</text:p>
          </table:table-cell>
        </table:table-row>
        <table:table-row table:style-name="ro1">
          <table:table-cell office:value-type="float" office:value="15714" calcext:value-type="float">
            <text:p>15714</text:p>
          </table:table-cell>
          <table:table-cell table:formula="of:=(20000-[.$A1587])/([.B$2]*1000)" office:value-type="float" office:value="0.4286" calcext:value-type="float">
            <text:p>0.4286</text:p>
          </table:table-cell>
          <table:table-cell table:style-name="Default" table:formula="of:=(20000-[.$A1587])/([.C$2]*1000)" office:value-type="float" office:value="0.2143" calcext:value-type="float">
            <text:p>0.2143</text:p>
          </table:table-cell>
          <table:table-cell table:formula="of:=(20000-[.$A1587])/([.D$2]*1000)" office:value-type="float" office:value="0.08572" calcext:value-type="float">
            <text:p>0.08572</text:p>
          </table:table-cell>
          <table:table-cell table:formula="of:=(20000-[.$A1587])/([.E$2]*1000)" office:value-type="float" office:value="0.04286" calcext:value-type="float">
            <text:p>0.04286</text:p>
          </table:table-cell>
        </table:table-row>
        <table:table-row table:style-name="ro1">
          <table:table-cell office:value-type="float" office:value="15717" calcext:value-type="float">
            <text:p>15717</text:p>
          </table:table-cell>
          <table:table-cell table:formula="of:=(20000-[.$A1588])/([.B$2]*1000)" office:value-type="float" office:value="0.4283" calcext:value-type="float">
            <text:p>0.4283</text:p>
          </table:table-cell>
          <table:table-cell table:style-name="Default" table:formula="of:=(20000-[.$A1588])/([.C$2]*1000)" office:value-type="float" office:value="0.21415" calcext:value-type="float">
            <text:p>0.21415</text:p>
          </table:table-cell>
          <table:table-cell table:formula="of:=(20000-[.$A1588])/([.D$2]*1000)" office:value-type="float" office:value="0.08566" calcext:value-type="float">
            <text:p>0.08566</text:p>
          </table:table-cell>
          <table:table-cell table:formula="of:=(20000-[.$A1588])/([.E$2]*1000)" office:value-type="float" office:value="0.04283" calcext:value-type="float">
            <text:p>0.04283</text:p>
          </table:table-cell>
        </table:table-row>
        <table:table-row table:style-name="ro1">
          <table:table-cell office:value-type="float" office:value="15713" calcext:value-type="float">
            <text:p>15713</text:p>
          </table:table-cell>
          <table:table-cell table:formula="of:=(20000-[.$A1589])/([.B$2]*1000)" office:value-type="float" office:value="0.4287" calcext:value-type="float">
            <text:p>0.4287</text:p>
          </table:table-cell>
          <table:table-cell table:style-name="Default" table:formula="of:=(20000-[.$A1589])/([.C$2]*1000)" office:value-type="float" office:value="0.21435" calcext:value-type="float">
            <text:p>0.21435</text:p>
          </table:table-cell>
          <table:table-cell table:formula="of:=(20000-[.$A1589])/([.D$2]*1000)" office:value-type="float" office:value="0.08574" calcext:value-type="float">
            <text:p>0.08574</text:p>
          </table:table-cell>
          <table:table-cell table:formula="of:=(20000-[.$A1589])/([.E$2]*1000)" office:value-type="float" office:value="0.04287" calcext:value-type="float">
            <text:p>0.04287</text:p>
          </table:table-cell>
        </table:table-row>
        <table:table-row table:style-name="ro1">
          <table:table-cell office:value-type="float" office:value="15745" calcext:value-type="float">
            <text:p>15745</text:p>
          </table:table-cell>
          <table:table-cell table:formula="of:=(20000-[.$A1590])/([.B$2]*1000)" office:value-type="float" office:value="0.4255" calcext:value-type="float">
            <text:p>0.4255</text:p>
          </table:table-cell>
          <table:table-cell table:style-name="Default" table:formula="of:=(20000-[.$A1590])/([.C$2]*1000)" office:value-type="float" office:value="0.21275" calcext:value-type="float">
            <text:p>0.21275</text:p>
          </table:table-cell>
          <table:table-cell table:formula="of:=(20000-[.$A1590])/([.D$2]*1000)" office:value-type="float" office:value="0.0851" calcext:value-type="float">
            <text:p>0.0851</text:p>
          </table:table-cell>
          <table:table-cell table:formula="of:=(20000-[.$A1590])/([.E$2]*1000)" office:value-type="float" office:value="0.04255" calcext:value-type="float">
            <text:p>0.04255</text:p>
          </table:table-cell>
        </table:table-row>
        <table:table-row table:style-name="ro1">
          <table:table-cell office:value-type="float" office:value="15757" calcext:value-type="float">
            <text:p>15757</text:p>
          </table:table-cell>
          <table:table-cell table:formula="of:=(20000-[.$A1591])/([.B$2]*1000)" office:value-type="float" office:value="0.4243" calcext:value-type="float">
            <text:p>0.4243</text:p>
          </table:table-cell>
          <table:table-cell table:style-name="Default" table:formula="of:=(20000-[.$A1591])/([.C$2]*1000)" office:value-type="float" office:value="0.21215" calcext:value-type="float">
            <text:p>0.21215</text:p>
          </table:table-cell>
          <table:table-cell table:formula="of:=(20000-[.$A1591])/([.D$2]*1000)" office:value-type="float" office:value="0.08486" calcext:value-type="float">
            <text:p>0.08486</text:p>
          </table:table-cell>
          <table:table-cell table:formula="of:=(20000-[.$A1591])/([.E$2]*1000)" office:value-type="float" office:value="0.04243" calcext:value-type="float">
            <text:p>0.04243</text:p>
          </table:table-cell>
        </table:table-row>
        <table:table-row table:style-name="ro1">
          <table:table-cell office:value-type="float" office:value="15727" calcext:value-type="float">
            <text:p>15727</text:p>
          </table:table-cell>
          <table:table-cell table:formula="of:=(20000-[.$A1592])/([.B$2]*1000)" office:value-type="float" office:value="0.4273" calcext:value-type="float">
            <text:p>0.4273</text:p>
          </table:table-cell>
          <table:table-cell table:style-name="Default" table:formula="of:=(20000-[.$A1592])/([.C$2]*1000)" office:value-type="float" office:value="0.21365" calcext:value-type="float">
            <text:p>0.21365</text:p>
          </table:table-cell>
          <table:table-cell table:formula="of:=(20000-[.$A1592])/([.D$2]*1000)" office:value-type="float" office:value="0.08546" calcext:value-type="float">
            <text:p>0.08546</text:p>
          </table:table-cell>
          <table:table-cell table:formula="of:=(20000-[.$A1592])/([.E$2]*1000)" office:value-type="float" office:value="0.04273" calcext:value-type="float">
            <text:p>0.04273</text:p>
          </table:table-cell>
        </table:table-row>
        <table:table-row table:style-name="ro1">
          <table:table-cell office:value-type="float" office:value="15725" calcext:value-type="float">
            <text:p>15725</text:p>
          </table:table-cell>
          <table:table-cell table:formula="of:=(20000-[.$A1593])/([.B$2]*1000)" office:value-type="float" office:value="0.4275" calcext:value-type="float">
            <text:p>0.4275</text:p>
          </table:table-cell>
          <table:table-cell table:style-name="Default" table:formula="of:=(20000-[.$A1593])/([.C$2]*1000)" office:value-type="float" office:value="0.21375" calcext:value-type="float">
            <text:p>0.21375</text:p>
          </table:table-cell>
          <table:table-cell table:formula="of:=(20000-[.$A1593])/([.D$2]*1000)" office:value-type="float" office:value="0.0855" calcext:value-type="float">
            <text:p>0.0855</text:p>
          </table:table-cell>
          <table:table-cell table:formula="of:=(20000-[.$A1593])/([.E$2]*1000)" office:value-type="float" office:value="0.04275" calcext:value-type="float">
            <text:p>0.04275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1594])/([.B$2]*1000)" office:value-type="float" office:value="0.4238" calcext:value-type="float">
            <text:p>0.4238</text:p>
          </table:table-cell>
          <table:table-cell table:style-name="Default" table:formula="of:=(20000-[.$A1594])/([.C$2]*1000)" office:value-type="float" office:value="0.2119" calcext:value-type="float">
            <text:p>0.2119</text:p>
          </table:table-cell>
          <table:table-cell table:formula="of:=(20000-[.$A1594])/([.D$2]*1000)" office:value-type="float" office:value="0.08476" calcext:value-type="float">
            <text:p>0.08476</text:p>
          </table:table-cell>
          <table:table-cell table:formula="of:=(20000-[.$A1594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50" calcext:value-type="float">
            <text:p>15750</text:p>
          </table:table-cell>
          <table:table-cell table:formula="of:=(20000-[.$A1595])/([.B$2]*1000)" office:value-type="float" office:value="0.425" calcext:value-type="float">
            <text:p>0.425</text:p>
          </table:table-cell>
          <table:table-cell table:style-name="Default" table:formula="of:=(20000-[.$A1595])/([.C$2]*1000)" office:value-type="float" office:value="0.2125" calcext:value-type="float">
            <text:p>0.2125</text:p>
          </table:table-cell>
          <table:table-cell table:formula="of:=(20000-[.$A1595])/([.D$2]*1000)" office:value-type="float" office:value="0.085" calcext:value-type="float">
            <text:p>0.085</text:p>
          </table:table-cell>
          <table:table-cell table:formula="of:=(20000-[.$A1595])/([.E$2]*1000)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730" calcext:value-type="float">
            <text:p>15730</text:p>
          </table:table-cell>
          <table:table-cell table:formula="of:=(20000-[.$A1596])/([.B$2]*1000)" office:value-type="float" office:value="0.427" calcext:value-type="float">
            <text:p>0.427</text:p>
          </table:table-cell>
          <table:table-cell table:style-name="Default" table:formula="of:=(20000-[.$A1596])/([.C$2]*1000)" office:value-type="float" office:value="0.2135" calcext:value-type="float">
            <text:p>0.2135</text:p>
          </table:table-cell>
          <table:table-cell table:formula="of:=(20000-[.$A1596])/([.D$2]*1000)" office:value-type="float" office:value="0.0854" calcext:value-type="float">
            <text:p>0.0854</text:p>
          </table:table-cell>
          <table:table-cell table:formula="of:=(20000-[.$A1596])/([.E$2]*1000)" office:value-type="float" office:value="0.0427" calcext:value-type="float">
            <text:p>0.0427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1597])/([.B$2]*1000)" office:value-type="float" office:value="0.4239" calcext:value-type="float">
            <text:p>0.4239</text:p>
          </table:table-cell>
          <table:table-cell table:style-name="Default" table:formula="of:=(20000-[.$A1597])/([.C$2]*1000)" office:value-type="float" office:value="0.21195" calcext:value-type="float">
            <text:p>0.21195</text:p>
          </table:table-cell>
          <table:table-cell table:formula="of:=(20000-[.$A1597])/([.D$2]*1000)" office:value-type="float" office:value="0.08478" calcext:value-type="float">
            <text:p>0.08478</text:p>
          </table:table-cell>
          <table:table-cell table:formula="of:=(20000-[.$A1597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20" calcext:value-type="float">
            <text:p>15720</text:p>
          </table:table-cell>
          <table:table-cell table:formula="of:=(20000-[.$A1598])/([.B$2]*1000)" office:value-type="float" office:value="0.428" calcext:value-type="float">
            <text:p>0.428</text:p>
          </table:table-cell>
          <table:table-cell table:style-name="Default" table:formula="of:=(20000-[.$A1598])/([.C$2]*1000)" office:value-type="float" office:value="0.214" calcext:value-type="float">
            <text:p>0.214</text:p>
          </table:table-cell>
          <table:table-cell table:formula="of:=(20000-[.$A1598])/([.D$2]*1000)" office:value-type="float" office:value="0.0856" calcext:value-type="float">
            <text:p>0.0856</text:p>
          </table:table-cell>
          <table:table-cell table:formula="of:=(20000-[.$A1598])/([.E$2]*1000)"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1599])/([.B$2]*1000)" office:value-type="float" office:value="0.4236" calcext:value-type="float">
            <text:p>0.4236</text:p>
          </table:table-cell>
          <table:table-cell table:style-name="Default" table:formula="of:=(20000-[.$A1599])/([.C$2]*1000)" office:value-type="float" office:value="0.2118" calcext:value-type="float">
            <text:p>0.2118</text:p>
          </table:table-cell>
          <table:table-cell table:formula="of:=(20000-[.$A1599])/([.D$2]*1000)" office:value-type="float" office:value="0.08472" calcext:value-type="float">
            <text:p>0.08472</text:p>
          </table:table-cell>
          <table:table-cell table:formula="of:=(20000-[.$A1599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1600])/([.B$2]*1000)" office:value-type="float" office:value="0.424" calcext:value-type="float">
            <text:p>0.424</text:p>
          </table:table-cell>
          <table:table-cell table:style-name="Default" table:formula="of:=(20000-[.$A1600])/([.C$2]*1000)" office:value-type="float" office:value="0.212" calcext:value-type="float">
            <text:p>0.212</text:p>
          </table:table-cell>
          <table:table-cell table:formula="of:=(20000-[.$A1600])/([.D$2]*1000)" office:value-type="float" office:value="0.0848" calcext:value-type="float">
            <text:p>0.0848</text:p>
          </table:table-cell>
          <table:table-cell table:formula="of:=(20000-[.$A1600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727" calcext:value-type="float">
            <text:p>15727</text:p>
          </table:table-cell>
          <table:table-cell table:formula="of:=(20000-[.$A1601])/([.B$2]*1000)" office:value-type="float" office:value="0.4273" calcext:value-type="float">
            <text:p>0.4273</text:p>
          </table:table-cell>
          <table:table-cell table:style-name="Default" table:formula="of:=(20000-[.$A1601])/([.C$2]*1000)" office:value-type="float" office:value="0.21365" calcext:value-type="float">
            <text:p>0.21365</text:p>
          </table:table-cell>
          <table:table-cell table:formula="of:=(20000-[.$A1601])/([.D$2]*1000)" office:value-type="float" office:value="0.08546" calcext:value-type="float">
            <text:p>0.08546</text:p>
          </table:table-cell>
          <table:table-cell table:formula="of:=(20000-[.$A1601])/([.E$2]*1000)" office:value-type="float" office:value="0.04273" calcext:value-type="float">
            <text:p>0.04273</text:p>
          </table:table-cell>
        </table:table-row>
        <table:table-row table:style-name="ro1">
          <table:table-cell office:value-type="float" office:value="15716" calcext:value-type="float">
            <text:p>15716</text:p>
          </table:table-cell>
          <table:table-cell table:formula="of:=(20000-[.$A1602])/([.B$2]*1000)" office:value-type="float" office:value="0.4284" calcext:value-type="float">
            <text:p>0.4284</text:p>
          </table:table-cell>
          <table:table-cell table:style-name="Default" table:formula="of:=(20000-[.$A1602])/([.C$2]*1000)" office:value-type="float" office:value="0.2142" calcext:value-type="float">
            <text:p>0.2142</text:p>
          </table:table-cell>
          <table:table-cell table:formula="of:=(20000-[.$A1602])/([.D$2]*1000)" office:value-type="float" office:value="0.08568" calcext:value-type="float">
            <text:p>0.08568</text:p>
          </table:table-cell>
          <table:table-cell table:formula="of:=(20000-[.$A1602])/([.E$2]*1000)" office:value-type="float" office:value="0.04284" calcext:value-type="float">
            <text:p>0.04284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1603])/([.B$2]*1000)" office:value-type="float" office:value="0.4238" calcext:value-type="float">
            <text:p>0.4238</text:p>
          </table:table-cell>
          <table:table-cell table:style-name="Default" table:formula="of:=(20000-[.$A1603])/([.C$2]*1000)" office:value-type="float" office:value="0.2119" calcext:value-type="float">
            <text:p>0.2119</text:p>
          </table:table-cell>
          <table:table-cell table:formula="of:=(20000-[.$A1603])/([.D$2]*1000)" office:value-type="float" office:value="0.08476" calcext:value-type="float">
            <text:p>0.08476</text:p>
          </table:table-cell>
          <table:table-cell table:formula="of:=(20000-[.$A1603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24" calcext:value-type="float">
            <text:p>15724</text:p>
          </table:table-cell>
          <table:table-cell table:formula="of:=(20000-[.$A1604])/([.B$2]*1000)" office:value-type="float" office:value="0.4276" calcext:value-type="float">
            <text:p>0.4276</text:p>
          </table:table-cell>
          <table:table-cell table:style-name="Default" table:formula="of:=(20000-[.$A1604])/([.C$2]*1000)" office:value-type="float" office:value="0.2138" calcext:value-type="float">
            <text:p>0.2138</text:p>
          </table:table-cell>
          <table:table-cell table:formula="of:=(20000-[.$A1604])/([.D$2]*1000)" office:value-type="float" office:value="0.08552" calcext:value-type="float">
            <text:p>0.08552</text:p>
          </table:table-cell>
          <table:table-cell table:formula="of:=(20000-[.$A1604])/([.E$2]*1000)" office:value-type="float" office:value="0.04276" calcext:value-type="float">
            <text:p>0.04276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1605])/([.B$2]*1000)" office:value-type="float" office:value="0.4236" calcext:value-type="float">
            <text:p>0.4236</text:p>
          </table:table-cell>
          <table:table-cell table:style-name="Default" table:formula="of:=(20000-[.$A1605])/([.C$2]*1000)" office:value-type="float" office:value="0.2118" calcext:value-type="float">
            <text:p>0.2118</text:p>
          </table:table-cell>
          <table:table-cell table:formula="of:=(20000-[.$A1605])/([.D$2]*1000)" office:value-type="float" office:value="0.08472" calcext:value-type="float">
            <text:p>0.08472</text:p>
          </table:table-cell>
          <table:table-cell table:formula="of:=(20000-[.$A1605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23" calcext:value-type="float">
            <text:p>15723</text:p>
          </table:table-cell>
          <table:table-cell table:formula="of:=(20000-[.$A1606])/([.B$2]*1000)" office:value-type="float" office:value="0.4277" calcext:value-type="float">
            <text:p>0.4277</text:p>
          </table:table-cell>
          <table:table-cell table:style-name="Default" table:formula="of:=(20000-[.$A1606])/([.C$2]*1000)" office:value-type="float" office:value="0.21385" calcext:value-type="float">
            <text:p>0.21385</text:p>
          </table:table-cell>
          <table:table-cell table:formula="of:=(20000-[.$A1606])/([.D$2]*1000)" office:value-type="float" office:value="0.08554" calcext:value-type="float">
            <text:p>0.08554</text:p>
          </table:table-cell>
          <table:table-cell table:formula="of:=(20000-[.$A1606])/([.E$2]*1000)" office:value-type="float" office:value="0.04277" calcext:value-type="float">
            <text:p>0.04277</text:p>
          </table:table-cell>
        </table:table-row>
        <table:table-row table:style-name="ro1">
          <table:table-cell office:value-type="float" office:value="15740" calcext:value-type="float">
            <text:p>15740</text:p>
          </table:table-cell>
          <table:table-cell table:formula="of:=(20000-[.$A1607])/([.B$2]*1000)" office:value-type="float" office:value="0.426" calcext:value-type="float">
            <text:p>0.426</text:p>
          </table:table-cell>
          <table:table-cell table:style-name="Default" table:formula="of:=(20000-[.$A1607])/([.C$2]*1000)" office:value-type="float" office:value="0.213" calcext:value-type="float">
            <text:p>0.213</text:p>
          </table:table-cell>
          <table:table-cell table:formula="of:=(20000-[.$A1607])/([.D$2]*1000)" office:value-type="float" office:value="0.0852" calcext:value-type="float">
            <text:p>0.0852</text:p>
          </table:table-cell>
          <table:table-cell table:formula="of:=(20000-[.$A1607])/([.E$2]*1000)" office:value-type="float" office:value="0.0426" calcext:value-type="float">
            <text:p>0.0426</text:p>
          </table:table-cell>
        </table:table-row>
        <table:table-row table:style-name="ro1">
          <table:table-cell office:value-type="float" office:value="15730" calcext:value-type="float">
            <text:p>15730</text:p>
          </table:table-cell>
          <table:table-cell table:formula="of:=(20000-[.$A1608])/([.B$2]*1000)" office:value-type="float" office:value="0.427" calcext:value-type="float">
            <text:p>0.427</text:p>
          </table:table-cell>
          <table:table-cell table:style-name="Default" table:formula="of:=(20000-[.$A1608])/([.C$2]*1000)" office:value-type="float" office:value="0.2135" calcext:value-type="float">
            <text:p>0.2135</text:p>
          </table:table-cell>
          <table:table-cell table:formula="of:=(20000-[.$A1608])/([.D$2]*1000)" office:value-type="float" office:value="0.0854" calcext:value-type="float">
            <text:p>0.0854</text:p>
          </table:table-cell>
          <table:table-cell table:formula="of:=(20000-[.$A1608])/([.E$2]*1000)" office:value-type="float" office:value="0.0427" calcext:value-type="float">
            <text:p>0.0427</text:p>
          </table:table-cell>
        </table:table-row>
        <table:table-row table:style-name="ro1">
          <table:table-cell office:value-type="float" office:value="15736" calcext:value-type="float">
            <text:p>15736</text:p>
          </table:table-cell>
          <table:table-cell table:formula="of:=(20000-[.$A1609])/([.B$2]*1000)" office:value-type="float" office:value="0.4264" calcext:value-type="float">
            <text:p>0.4264</text:p>
          </table:table-cell>
          <table:table-cell table:style-name="Default" table:formula="of:=(20000-[.$A1609])/([.C$2]*1000)" office:value-type="float" office:value="0.2132" calcext:value-type="float">
            <text:p>0.2132</text:p>
          </table:table-cell>
          <table:table-cell table:formula="of:=(20000-[.$A1609])/([.D$2]*1000)" office:value-type="float" office:value="0.08528" calcext:value-type="float">
            <text:p>0.08528</text:p>
          </table:table-cell>
          <table:table-cell table:formula="of:=(20000-[.$A1609])/([.E$2]*1000)" office:value-type="float" office:value="0.04264" calcext:value-type="float">
            <text:p>0.04264</text:p>
          </table:table-cell>
        </table:table-row>
        <table:table-row table:style-name="ro1">
          <table:table-cell office:value-type="float" office:value="15719" calcext:value-type="float">
            <text:p>15719</text:p>
          </table:table-cell>
          <table:table-cell table:formula="of:=(20000-[.$A1610])/([.B$2]*1000)" office:value-type="float" office:value="0.4281" calcext:value-type="float">
            <text:p>0.4281</text:p>
          </table:table-cell>
          <table:table-cell table:style-name="Default" table:formula="of:=(20000-[.$A1610])/([.C$2]*1000)" office:value-type="float" office:value="0.21405" calcext:value-type="float">
            <text:p>0.21405</text:p>
          </table:table-cell>
          <table:table-cell table:formula="of:=(20000-[.$A1610])/([.D$2]*1000)" office:value-type="float" office:value="0.08562" calcext:value-type="float">
            <text:p>0.08562</text:p>
          </table:table-cell>
          <table:table-cell table:formula="of:=(20000-[.$A1610])/([.E$2]*1000)" office:value-type="float" office:value="0.04281" calcext:value-type="float">
            <text:p>0.04281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1611])/([.B$2]*1000)" office:value-type="float" office:value="0.4238" calcext:value-type="float">
            <text:p>0.4238</text:p>
          </table:table-cell>
          <table:table-cell table:style-name="Default" table:formula="of:=(20000-[.$A1611])/([.C$2]*1000)" office:value-type="float" office:value="0.2119" calcext:value-type="float">
            <text:p>0.2119</text:p>
          </table:table-cell>
          <table:table-cell table:formula="of:=(20000-[.$A1611])/([.D$2]*1000)" office:value-type="float" office:value="0.08476" calcext:value-type="float">
            <text:p>0.08476</text:p>
          </table:table-cell>
          <table:table-cell table:formula="of:=(20000-[.$A1611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36" calcext:value-type="float">
            <text:p>15736</text:p>
          </table:table-cell>
          <table:table-cell table:formula="of:=(20000-[.$A1612])/([.B$2]*1000)" office:value-type="float" office:value="0.4264" calcext:value-type="float">
            <text:p>0.4264</text:p>
          </table:table-cell>
          <table:table-cell table:style-name="Default" table:formula="of:=(20000-[.$A1612])/([.C$2]*1000)" office:value-type="float" office:value="0.2132" calcext:value-type="float">
            <text:p>0.2132</text:p>
          </table:table-cell>
          <table:table-cell table:formula="of:=(20000-[.$A1612])/([.D$2]*1000)" office:value-type="float" office:value="0.08528" calcext:value-type="float">
            <text:p>0.08528</text:p>
          </table:table-cell>
          <table:table-cell table:formula="of:=(20000-[.$A1612])/([.E$2]*1000)" office:value-type="float" office:value="0.04264" calcext:value-type="float">
            <text:p>0.04264</text:p>
          </table:table-cell>
        </table:table-row>
        <table:table-row table:style-name="ro1">
          <table:table-cell office:value-type="float" office:value="15717" calcext:value-type="float">
            <text:p>15717</text:p>
          </table:table-cell>
          <table:table-cell table:formula="of:=(20000-[.$A1613])/([.B$2]*1000)" office:value-type="float" office:value="0.4283" calcext:value-type="float">
            <text:p>0.4283</text:p>
          </table:table-cell>
          <table:table-cell table:style-name="Default" table:formula="of:=(20000-[.$A1613])/([.C$2]*1000)" office:value-type="float" office:value="0.21415" calcext:value-type="float">
            <text:p>0.21415</text:p>
          </table:table-cell>
          <table:table-cell table:formula="of:=(20000-[.$A1613])/([.D$2]*1000)" office:value-type="float" office:value="0.08566" calcext:value-type="float">
            <text:p>0.08566</text:p>
          </table:table-cell>
          <table:table-cell table:formula="of:=(20000-[.$A1613])/([.E$2]*1000)" office:value-type="float" office:value="0.04283" calcext:value-type="float">
            <text:p>0.04283</text:p>
          </table:table-cell>
        </table:table-row>
        <table:table-row table:style-name="ro1">
          <table:table-cell office:value-type="float" office:value="15551" calcext:value-type="float">
            <text:p>15551</text:p>
          </table:table-cell>
          <table:table-cell table:formula="of:=(20000-[.$A1614])/([.B$2]*1000)" office:value-type="float" office:value="0.4449" calcext:value-type="float">
            <text:p>0.4449</text:p>
          </table:table-cell>
          <table:table-cell table:style-name="Default" table:formula="of:=(20000-[.$A1614])/([.C$2]*1000)" office:value-type="float" office:value="0.22245" calcext:value-type="float">
            <text:p>0.22245</text:p>
          </table:table-cell>
          <table:table-cell table:formula="of:=(20000-[.$A1614])/([.D$2]*1000)" office:value-type="float" office:value="0.08898" calcext:value-type="float">
            <text:p>0.08898</text:p>
          </table:table-cell>
          <table:table-cell table:formula="of:=(20000-[.$A1614])/([.E$2]*1000)" office:value-type="float" office:value="0.04449" calcext:value-type="float">
            <text:p>0.04449</text:p>
          </table:table-cell>
        </table:table-row>
        <table:table-row table:style-name="ro1">
          <table:table-cell office:value-type="float" office:value="15610" calcext:value-type="float">
            <text:p>15610</text:p>
          </table:table-cell>
          <table:table-cell table:formula="of:=(20000-[.$A1615])/([.B$2]*1000)" office:value-type="float" office:value="0.439" calcext:value-type="float">
            <text:p>0.439</text:p>
          </table:table-cell>
          <table:table-cell table:style-name="Default" table:formula="of:=(20000-[.$A1615])/([.C$2]*1000)" office:value-type="float" office:value="0.2195" calcext:value-type="float">
            <text:p>0.2195</text:p>
          </table:table-cell>
          <table:table-cell table:formula="of:=(20000-[.$A1615])/([.D$2]*1000)" office:value-type="float" office:value="0.0878" calcext:value-type="float">
            <text:p>0.0878</text:p>
          </table:table-cell>
          <table:table-cell table:formula="of:=(20000-[.$A1615])/([.E$2]*1000)" office:value-type="float" office:value="0.0439" calcext:value-type="float">
            <text:p>0.0439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1616])/([.B$2]*1000)" office:value-type="float" office:value="0.424" calcext:value-type="float">
            <text:p>0.424</text:p>
          </table:table-cell>
          <table:table-cell table:style-name="Default" table:formula="of:=(20000-[.$A1616])/([.C$2]*1000)" office:value-type="float" office:value="0.212" calcext:value-type="float">
            <text:p>0.212</text:p>
          </table:table-cell>
          <table:table-cell table:formula="of:=(20000-[.$A1616])/([.D$2]*1000)" office:value-type="float" office:value="0.0848" calcext:value-type="float">
            <text:p>0.0848</text:p>
          </table:table-cell>
          <table:table-cell table:formula="of:=(20000-[.$A1616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714" calcext:value-type="float">
            <text:p>15714</text:p>
          </table:table-cell>
          <table:table-cell table:formula="of:=(20000-[.$A1617])/([.B$2]*1000)" office:value-type="float" office:value="0.4286" calcext:value-type="float">
            <text:p>0.4286</text:p>
          </table:table-cell>
          <table:table-cell table:style-name="Default" table:formula="of:=(20000-[.$A1617])/([.C$2]*1000)" office:value-type="float" office:value="0.2143" calcext:value-type="float">
            <text:p>0.2143</text:p>
          </table:table-cell>
          <table:table-cell table:formula="of:=(20000-[.$A1617])/([.D$2]*1000)" office:value-type="float" office:value="0.08572" calcext:value-type="float">
            <text:p>0.08572</text:p>
          </table:table-cell>
          <table:table-cell table:formula="of:=(20000-[.$A1617])/([.E$2]*1000)" office:value-type="float" office:value="0.04286" calcext:value-type="float">
            <text:p>0.04286</text:p>
          </table:table-cell>
        </table:table-row>
        <table:table-row table:style-name="ro1">
          <table:table-cell office:value-type="float" office:value="15727" calcext:value-type="float">
            <text:p>15727</text:p>
          </table:table-cell>
          <table:table-cell table:formula="of:=(20000-[.$A1618])/([.B$2]*1000)" office:value-type="float" office:value="0.4273" calcext:value-type="float">
            <text:p>0.4273</text:p>
          </table:table-cell>
          <table:table-cell table:style-name="Default" table:formula="of:=(20000-[.$A1618])/([.C$2]*1000)" office:value-type="float" office:value="0.21365" calcext:value-type="float">
            <text:p>0.21365</text:p>
          </table:table-cell>
          <table:table-cell table:formula="of:=(20000-[.$A1618])/([.D$2]*1000)" office:value-type="float" office:value="0.08546" calcext:value-type="float">
            <text:p>0.08546</text:p>
          </table:table-cell>
          <table:table-cell table:formula="of:=(20000-[.$A1618])/([.E$2]*1000)" office:value-type="float" office:value="0.04273" calcext:value-type="float">
            <text:p>0.04273</text:p>
          </table:table-cell>
        </table:table-row>
        <table:table-row table:style-name="ro1">
          <table:table-cell office:value-type="float" office:value="15735" calcext:value-type="float">
            <text:p>15735</text:p>
          </table:table-cell>
          <table:table-cell table:formula="of:=(20000-[.$A1619])/([.B$2]*1000)" office:value-type="float" office:value="0.4265" calcext:value-type="float">
            <text:p>0.4265</text:p>
          </table:table-cell>
          <table:table-cell table:style-name="Default" table:formula="of:=(20000-[.$A1619])/([.C$2]*1000)" office:value-type="float" office:value="0.21325" calcext:value-type="float">
            <text:p>0.21325</text:p>
          </table:table-cell>
          <table:table-cell table:formula="of:=(20000-[.$A1619])/([.D$2]*1000)" office:value-type="float" office:value="0.0853" calcext:value-type="float">
            <text:p>0.0853</text:p>
          </table:table-cell>
          <table:table-cell table:formula="of:=(20000-[.$A1619])/([.E$2]*1000)" office:value-type="float" office:value="0.04265" calcext:value-type="float">
            <text:p>0.04265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1620])/([.B$2]*1000)" office:value-type="float" office:value="0.4236" calcext:value-type="float">
            <text:p>0.4236</text:p>
          </table:table-cell>
          <table:table-cell table:style-name="Default" table:formula="of:=(20000-[.$A1620])/([.C$2]*1000)" office:value-type="float" office:value="0.2118" calcext:value-type="float">
            <text:p>0.2118</text:p>
          </table:table-cell>
          <table:table-cell table:formula="of:=(20000-[.$A1620])/([.D$2]*1000)" office:value-type="float" office:value="0.08472" calcext:value-type="float">
            <text:p>0.08472</text:p>
          </table:table-cell>
          <table:table-cell table:formula="of:=(20000-[.$A1620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57" calcext:value-type="float">
            <text:p>15757</text:p>
          </table:table-cell>
          <table:table-cell table:formula="of:=(20000-[.$A1621])/([.B$2]*1000)" office:value-type="float" office:value="0.4243" calcext:value-type="float">
            <text:p>0.4243</text:p>
          </table:table-cell>
          <table:table-cell table:style-name="Default" table:formula="of:=(20000-[.$A1621])/([.C$2]*1000)" office:value-type="float" office:value="0.21215" calcext:value-type="float">
            <text:p>0.21215</text:p>
          </table:table-cell>
          <table:table-cell table:formula="of:=(20000-[.$A1621])/([.D$2]*1000)" office:value-type="float" office:value="0.08486" calcext:value-type="float">
            <text:p>0.08486</text:p>
          </table:table-cell>
          <table:table-cell table:formula="of:=(20000-[.$A1621])/([.E$2]*1000)" office:value-type="float" office:value="0.04243" calcext:value-type="float">
            <text:p>0.04243</text:p>
          </table:table-cell>
        </table:table-row>
        <table:table-row table:style-name="ro1">
          <table:table-cell office:value-type="float" office:value="15726" calcext:value-type="float">
            <text:p>15726</text:p>
          </table:table-cell>
          <table:table-cell table:formula="of:=(20000-[.$A1622])/([.B$2]*1000)" office:value-type="float" office:value="0.4274" calcext:value-type="float">
            <text:p>0.4274</text:p>
          </table:table-cell>
          <table:table-cell table:style-name="Default" table:formula="of:=(20000-[.$A1622])/([.C$2]*1000)" office:value-type="float" office:value="0.2137" calcext:value-type="float">
            <text:p>0.2137</text:p>
          </table:table-cell>
          <table:table-cell table:formula="of:=(20000-[.$A1622])/([.D$2]*1000)" office:value-type="float" office:value="0.08548" calcext:value-type="float">
            <text:p>0.08548</text:p>
          </table:table-cell>
          <table:table-cell table:formula="of:=(20000-[.$A1622])/([.E$2]*1000)" office:value-type="float" office:value="0.04274" calcext:value-type="float">
            <text:p>0.04274</text:p>
          </table:table-cell>
        </table:table-row>
        <table:table-row table:style-name="ro1">
          <table:table-cell office:value-type="float" office:value="15715" calcext:value-type="float">
            <text:p>15715</text:p>
          </table:table-cell>
          <table:table-cell table:formula="of:=(20000-[.$A1623])/([.B$2]*1000)" office:value-type="float" office:value="0.4285" calcext:value-type="float">
            <text:p>0.4285</text:p>
          </table:table-cell>
          <table:table-cell table:style-name="Default" table:formula="of:=(20000-[.$A1623])/([.C$2]*1000)" office:value-type="float" office:value="0.21425" calcext:value-type="float">
            <text:p>0.21425</text:p>
          </table:table-cell>
          <table:table-cell table:formula="of:=(20000-[.$A1623])/([.D$2]*1000)" office:value-type="float" office:value="0.0857" calcext:value-type="float">
            <text:p>0.0857</text:p>
          </table:table-cell>
          <table:table-cell table:formula="of:=(20000-[.$A1623])/([.E$2]*1000)" office:value-type="float" office:value="0.04285" calcext:value-type="float">
            <text:p>0.04285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1624])/([.B$2]*1000)" office:value-type="float" office:value="0.4239" calcext:value-type="float">
            <text:p>0.4239</text:p>
          </table:table-cell>
          <table:table-cell table:style-name="Default" table:formula="of:=(20000-[.$A1624])/([.C$2]*1000)" office:value-type="float" office:value="0.21195" calcext:value-type="float">
            <text:p>0.21195</text:p>
          </table:table-cell>
          <table:table-cell table:formula="of:=(20000-[.$A1624])/([.D$2]*1000)" office:value-type="float" office:value="0.08478" calcext:value-type="float">
            <text:p>0.08478</text:p>
          </table:table-cell>
          <table:table-cell table:formula="of:=(20000-[.$A1624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18" calcext:value-type="float">
            <text:p>15718</text:p>
          </table:table-cell>
          <table:table-cell table:formula="of:=(20000-[.$A1625])/([.B$2]*1000)" office:value-type="float" office:value="0.4282" calcext:value-type="float">
            <text:p>0.4282</text:p>
          </table:table-cell>
          <table:table-cell table:style-name="Default" table:formula="of:=(20000-[.$A1625])/([.C$2]*1000)" office:value-type="float" office:value="0.2141" calcext:value-type="float">
            <text:p>0.2141</text:p>
          </table:table-cell>
          <table:table-cell table:formula="of:=(20000-[.$A1625])/([.D$2]*1000)" office:value-type="float" office:value="0.08564" calcext:value-type="float">
            <text:p>0.08564</text:p>
          </table:table-cell>
          <table:table-cell table:formula="of:=(20000-[.$A1625])/([.E$2]*1000)" office:value-type="float" office:value="0.04282" calcext:value-type="float">
            <text:p>0.04282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1626])/([.B$2]*1000)" office:value-type="float" office:value="0.4238" calcext:value-type="float">
            <text:p>0.4238</text:p>
          </table:table-cell>
          <table:table-cell table:style-name="Default" table:formula="of:=(20000-[.$A1626])/([.C$2]*1000)" office:value-type="float" office:value="0.2119" calcext:value-type="float">
            <text:p>0.2119</text:p>
          </table:table-cell>
          <table:table-cell table:formula="of:=(20000-[.$A1626])/([.D$2]*1000)" office:value-type="float" office:value="0.08476" calcext:value-type="float">
            <text:p>0.08476</text:p>
          </table:table-cell>
          <table:table-cell table:formula="of:=(20000-[.$A1626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17" calcext:value-type="float">
            <text:p>15717</text:p>
          </table:table-cell>
          <table:table-cell table:formula="of:=(20000-[.$A1627])/([.B$2]*1000)" office:value-type="float" office:value="0.4283" calcext:value-type="float">
            <text:p>0.4283</text:p>
          </table:table-cell>
          <table:table-cell table:style-name="Default" table:formula="of:=(20000-[.$A1627])/([.C$2]*1000)" office:value-type="float" office:value="0.21415" calcext:value-type="float">
            <text:p>0.21415</text:p>
          </table:table-cell>
          <table:table-cell table:formula="of:=(20000-[.$A1627])/([.D$2]*1000)" office:value-type="float" office:value="0.08566" calcext:value-type="float">
            <text:p>0.08566</text:p>
          </table:table-cell>
          <table:table-cell table:formula="of:=(20000-[.$A1627])/([.E$2]*1000)" office:value-type="float" office:value="0.04283" calcext:value-type="float">
            <text:p>0.04283</text:p>
          </table:table-cell>
        </table:table-row>
        <table:table-row table:style-name="ro1">
          <table:table-cell office:value-type="float" office:value="15743" calcext:value-type="float">
            <text:p>15743</text:p>
          </table:table-cell>
          <table:table-cell table:formula="of:=(20000-[.$A1628])/([.B$2]*1000)" office:value-type="float" office:value="0.4257" calcext:value-type="float">
            <text:p>0.4257</text:p>
          </table:table-cell>
          <table:table-cell table:style-name="Default" table:formula="of:=(20000-[.$A1628])/([.C$2]*1000)" office:value-type="float" office:value="0.21285" calcext:value-type="float">
            <text:p>0.21285</text:p>
          </table:table-cell>
          <table:table-cell table:formula="of:=(20000-[.$A1628])/([.D$2]*1000)" office:value-type="float" office:value="0.08514" calcext:value-type="float">
            <text:p>0.08514</text:p>
          </table:table-cell>
          <table:table-cell table:formula="of:=(20000-[.$A1628])/([.E$2]*1000)" office:value-type="float" office:value="0.04257" calcext:value-type="float">
            <text:p>0.04257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1629])/([.B$2]*1000)" office:value-type="float" office:value="0.4237" calcext:value-type="float">
            <text:p>0.4237</text:p>
          </table:table-cell>
          <table:table-cell table:style-name="Default" table:formula="of:=(20000-[.$A1629])/([.C$2]*1000)" office:value-type="float" office:value="0.21185" calcext:value-type="float">
            <text:p>0.21185</text:p>
          </table:table-cell>
          <table:table-cell table:formula="of:=(20000-[.$A1629])/([.D$2]*1000)" office:value-type="float" office:value="0.08474" calcext:value-type="float">
            <text:p>0.08474</text:p>
          </table:table-cell>
          <table:table-cell table:formula="of:=(20000-[.$A1629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678" calcext:value-type="float">
            <text:p>15678</text:p>
          </table:table-cell>
          <table:table-cell table:formula="of:=(20000-[.$A1630])/([.B$2]*1000)" office:value-type="float" office:value="0.4322" calcext:value-type="float">
            <text:p>0.4322</text:p>
          </table:table-cell>
          <table:table-cell table:style-name="Default" table:formula="of:=(20000-[.$A1630])/([.C$2]*1000)" office:value-type="float" office:value="0.2161" calcext:value-type="float">
            <text:p>0.2161</text:p>
          </table:table-cell>
          <table:table-cell table:formula="of:=(20000-[.$A1630])/([.D$2]*1000)" office:value-type="float" office:value="0.08644" calcext:value-type="float">
            <text:p>0.08644</text:p>
          </table:table-cell>
          <table:table-cell table:formula="of:=(20000-[.$A1630])/([.E$2]*1000)" office:value-type="float" office:value="0.04322" calcext:value-type="float">
            <text:p>0.04322</text:p>
          </table:table-cell>
        </table:table-row>
        <table:table-row table:style-name="ro1">
          <table:table-cell office:value-type="float" office:value="15758" calcext:value-type="float">
            <text:p>15758</text:p>
          </table:table-cell>
          <table:table-cell table:formula="of:=(20000-[.$A1631])/([.B$2]*1000)" office:value-type="float" office:value="0.4242" calcext:value-type="float">
            <text:p>0.4242</text:p>
          </table:table-cell>
          <table:table-cell table:style-name="Default" table:formula="of:=(20000-[.$A1631])/([.C$2]*1000)" office:value-type="float" office:value="0.2121" calcext:value-type="float">
            <text:p>0.2121</text:p>
          </table:table-cell>
          <table:table-cell table:formula="of:=(20000-[.$A1631])/([.D$2]*1000)" office:value-type="float" office:value="0.08484" calcext:value-type="float">
            <text:p>0.08484</text:p>
          </table:table-cell>
          <table:table-cell table:formula="of:=(20000-[.$A1631])/([.E$2]*1000)" office:value-type="float" office:value="0.04242" calcext:value-type="float">
            <text:p>0.04242</text:p>
          </table:table-cell>
        </table:table-row>
        <table:table-row table:style-name="ro1">
          <table:table-cell office:value-type="float" office:value="15718" calcext:value-type="float">
            <text:p>15718</text:p>
          </table:table-cell>
          <table:table-cell table:formula="of:=(20000-[.$A1632])/([.B$2]*1000)" office:value-type="float" office:value="0.4282" calcext:value-type="float">
            <text:p>0.4282</text:p>
          </table:table-cell>
          <table:table-cell table:style-name="Default" table:formula="of:=(20000-[.$A1632])/([.C$2]*1000)" office:value-type="float" office:value="0.2141" calcext:value-type="float">
            <text:p>0.2141</text:p>
          </table:table-cell>
          <table:table-cell table:formula="of:=(20000-[.$A1632])/([.D$2]*1000)" office:value-type="float" office:value="0.08564" calcext:value-type="float">
            <text:p>0.08564</text:p>
          </table:table-cell>
          <table:table-cell table:formula="of:=(20000-[.$A1632])/([.E$2]*1000)" office:value-type="float" office:value="0.04282" calcext:value-type="float">
            <text:p>0.04282</text:p>
          </table:table-cell>
        </table:table-row>
        <table:table-row table:style-name="ro1">
          <table:table-cell office:value-type="float" office:value="15662" calcext:value-type="float">
            <text:p>15662</text:p>
          </table:table-cell>
          <table:table-cell table:formula="of:=(20000-[.$A1633])/([.B$2]*1000)" office:value-type="float" office:value="0.4338" calcext:value-type="float">
            <text:p>0.4338</text:p>
          </table:table-cell>
          <table:table-cell table:style-name="Default" table:formula="of:=(20000-[.$A1633])/([.C$2]*1000)" office:value-type="float" office:value="0.2169" calcext:value-type="float">
            <text:p>0.2169</text:p>
          </table:table-cell>
          <table:table-cell table:formula="of:=(20000-[.$A1633])/([.D$2]*1000)" office:value-type="float" office:value="0.08676" calcext:value-type="float">
            <text:p>0.08676</text:p>
          </table:table-cell>
          <table:table-cell table:formula="of:=(20000-[.$A1633])/([.E$2]*1000)" office:value-type="float" office:value="0.04338" calcext:value-type="float">
            <text:p>0.04338</text:p>
          </table:table-cell>
        </table:table-row>
        <table:table-row table:style-name="ro1">
          <table:table-cell office:value-type="float" office:value="15700" calcext:value-type="float">
            <text:p>15700</text:p>
          </table:table-cell>
          <table:table-cell table:formula="of:=(20000-[.$A1634])/([.B$2]*1000)" office:value-type="float" office:value="0.43" calcext:value-type="float">
            <text:p>0.43</text:p>
          </table:table-cell>
          <table:table-cell table:style-name="Default" table:formula="of:=(20000-[.$A1634])/([.C$2]*1000)" office:value-type="float" office:value="0.215" calcext:value-type="float">
            <text:p>0.215</text:p>
          </table:table-cell>
          <table:table-cell table:formula="of:=(20000-[.$A1634])/([.D$2]*1000)" office:value-type="float" office:value="0.086" calcext:value-type="float">
            <text:p>0.086</text:p>
          </table:table-cell>
          <table:table-cell table:formula="of:=(20000-[.$A1634])/([.E$2]*1000)"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12141" calcext:value-type="float">
            <text:p>12141</text:p>
          </table:table-cell>
          <table:table-cell table:formula="of:=(20000-[.$A1635])/([.B$2]*1000)" office:value-type="float" office:value="0.7859" calcext:value-type="float">
            <text:p>0.7859</text:p>
          </table:table-cell>
          <table:table-cell table:style-name="Default" table:formula="of:=(20000-[.$A1635])/([.C$2]*1000)" office:value-type="float" office:value="0.39295" calcext:value-type="float">
            <text:p>0.39295</text:p>
          </table:table-cell>
          <table:table-cell table:formula="of:=(20000-[.$A1635])/([.D$2]*1000)" office:value-type="float" office:value="0.15718" calcext:value-type="float">
            <text:p>0.15718</text:p>
          </table:table-cell>
          <table:table-cell table:formula="of:=(20000-[.$A1635])/([.E$2]*1000)" office:value-type="float" office:value="0.07859" calcext:value-type="float">
            <text:p>0.07859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1636])/([.B$2]*1000)" office:value-type="float" office:value="0.4237" calcext:value-type="float">
            <text:p>0.4237</text:p>
          </table:table-cell>
          <table:table-cell table:style-name="Default" table:formula="of:=(20000-[.$A1636])/([.C$2]*1000)" office:value-type="float" office:value="0.21185" calcext:value-type="float">
            <text:p>0.21185</text:p>
          </table:table-cell>
          <table:table-cell table:formula="of:=(20000-[.$A1636])/([.D$2]*1000)" office:value-type="float" office:value="0.08474" calcext:value-type="float">
            <text:p>0.08474</text:p>
          </table:table-cell>
          <table:table-cell table:formula="of:=(20000-[.$A1636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23" calcext:value-type="float">
            <text:p>15723</text:p>
          </table:table-cell>
          <table:table-cell table:formula="of:=(20000-[.$A1637])/([.B$2]*1000)" office:value-type="float" office:value="0.4277" calcext:value-type="float">
            <text:p>0.4277</text:p>
          </table:table-cell>
          <table:table-cell table:style-name="Default" table:formula="of:=(20000-[.$A1637])/([.C$2]*1000)" office:value-type="float" office:value="0.21385" calcext:value-type="float">
            <text:p>0.21385</text:p>
          </table:table-cell>
          <table:table-cell table:formula="of:=(20000-[.$A1637])/([.D$2]*1000)" office:value-type="float" office:value="0.08554" calcext:value-type="float">
            <text:p>0.08554</text:p>
          </table:table-cell>
          <table:table-cell table:formula="of:=(20000-[.$A1637])/([.E$2]*1000)" office:value-type="float" office:value="0.04277" calcext:value-type="float">
            <text:p>0.04277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1638])/([.B$2]*1000)" office:value-type="float" office:value="0.424" calcext:value-type="float">
            <text:p>0.424</text:p>
          </table:table-cell>
          <table:table-cell table:style-name="Default" table:formula="of:=(20000-[.$A1638])/([.C$2]*1000)" office:value-type="float" office:value="0.212" calcext:value-type="float">
            <text:p>0.212</text:p>
          </table:table-cell>
          <table:table-cell table:formula="of:=(20000-[.$A1638])/([.D$2]*1000)" office:value-type="float" office:value="0.0848" calcext:value-type="float">
            <text:p>0.0848</text:p>
          </table:table-cell>
          <table:table-cell table:formula="of:=(20000-[.$A1638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1639])/([.B$2]*1000)" office:value-type="float" office:value="0.424" calcext:value-type="float">
            <text:p>0.424</text:p>
          </table:table-cell>
          <table:table-cell table:style-name="Default" table:formula="of:=(20000-[.$A1639])/([.C$2]*1000)" office:value-type="float" office:value="0.212" calcext:value-type="float">
            <text:p>0.212</text:p>
          </table:table-cell>
          <table:table-cell table:formula="of:=(20000-[.$A1639])/([.D$2]*1000)" office:value-type="float" office:value="0.0848" calcext:value-type="float">
            <text:p>0.0848</text:p>
          </table:table-cell>
          <table:table-cell table:formula="of:=(20000-[.$A1639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1640])/([.B$2]*1000)" office:value-type="float" office:value="0.4238" calcext:value-type="float">
            <text:p>0.4238</text:p>
          </table:table-cell>
          <table:table-cell table:style-name="Default" table:formula="of:=(20000-[.$A1640])/([.C$2]*1000)" office:value-type="float" office:value="0.2119" calcext:value-type="float">
            <text:p>0.2119</text:p>
          </table:table-cell>
          <table:table-cell table:formula="of:=(20000-[.$A1640])/([.D$2]*1000)" office:value-type="float" office:value="0.08476" calcext:value-type="float">
            <text:p>0.08476</text:p>
          </table:table-cell>
          <table:table-cell table:formula="of:=(20000-[.$A1640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06" calcext:value-type="float">
            <text:p>15706</text:p>
          </table:table-cell>
          <table:table-cell table:formula="of:=(20000-[.$A1641])/([.B$2]*1000)" office:value-type="float" office:value="0.4294" calcext:value-type="float">
            <text:p>0.4294</text:p>
          </table:table-cell>
          <table:table-cell table:style-name="Default" table:formula="of:=(20000-[.$A1641])/([.C$2]*1000)" office:value-type="float" office:value="0.2147" calcext:value-type="float">
            <text:p>0.2147</text:p>
          </table:table-cell>
          <table:table-cell table:formula="of:=(20000-[.$A1641])/([.D$2]*1000)" office:value-type="float" office:value="0.08588" calcext:value-type="float">
            <text:p>0.08588</text:p>
          </table:table-cell>
          <table:table-cell table:formula="of:=(20000-[.$A1641])/([.E$2]*1000)" office:value-type="float" office:value="0.04294" calcext:value-type="float">
            <text:p>0.04294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1642])/([.B$2]*1000)" office:value-type="float" office:value="0.4238" calcext:value-type="float">
            <text:p>0.4238</text:p>
          </table:table-cell>
          <table:table-cell table:style-name="Default" table:formula="of:=(20000-[.$A1642])/([.C$2]*1000)" office:value-type="float" office:value="0.2119" calcext:value-type="float">
            <text:p>0.2119</text:p>
          </table:table-cell>
          <table:table-cell table:formula="of:=(20000-[.$A1642])/([.D$2]*1000)" office:value-type="float" office:value="0.08476" calcext:value-type="float">
            <text:p>0.08476</text:p>
          </table:table-cell>
          <table:table-cell table:formula="of:=(20000-[.$A1642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18" calcext:value-type="float">
            <text:p>15718</text:p>
          </table:table-cell>
          <table:table-cell table:formula="of:=(20000-[.$A1643])/([.B$2]*1000)" office:value-type="float" office:value="0.4282" calcext:value-type="float">
            <text:p>0.4282</text:p>
          </table:table-cell>
          <table:table-cell table:style-name="Default" table:formula="of:=(20000-[.$A1643])/([.C$2]*1000)" office:value-type="float" office:value="0.2141" calcext:value-type="float">
            <text:p>0.2141</text:p>
          </table:table-cell>
          <table:table-cell table:formula="of:=(20000-[.$A1643])/([.D$2]*1000)" office:value-type="float" office:value="0.08564" calcext:value-type="float">
            <text:p>0.08564</text:p>
          </table:table-cell>
          <table:table-cell table:formula="of:=(20000-[.$A1643])/([.E$2]*1000)" office:value-type="float" office:value="0.04282" calcext:value-type="float">
            <text:p>0.04282</text:p>
          </table:table-cell>
        </table:table-row>
        <table:table-row table:style-name="ro1">
          <table:table-cell office:value-type="float" office:value="15741" calcext:value-type="float">
            <text:p>15741</text:p>
          </table:table-cell>
          <table:table-cell table:formula="of:=(20000-[.$A1644])/([.B$2]*1000)" office:value-type="float" office:value="0.4259" calcext:value-type="float">
            <text:p>0.4259</text:p>
          </table:table-cell>
          <table:table-cell table:style-name="Default" table:formula="of:=(20000-[.$A1644])/([.C$2]*1000)" office:value-type="float" office:value="0.21295" calcext:value-type="float">
            <text:p>0.21295</text:p>
          </table:table-cell>
          <table:table-cell table:formula="of:=(20000-[.$A1644])/([.D$2]*1000)" office:value-type="float" office:value="0.08518" calcext:value-type="float">
            <text:p>0.08518</text:p>
          </table:table-cell>
          <table:table-cell table:formula="of:=(20000-[.$A1644])/([.E$2]*1000)" office:value-type="float" office:value="0.04259" calcext:value-type="float">
            <text:p>0.04259</text:p>
          </table:table-cell>
        </table:table-row>
        <table:table-row table:style-name="ro1">
          <table:table-cell office:value-type="float" office:value="15750" calcext:value-type="float">
            <text:p>15750</text:p>
          </table:table-cell>
          <table:table-cell table:formula="of:=(20000-[.$A1645])/([.B$2]*1000)" office:value-type="float" office:value="0.425" calcext:value-type="float">
            <text:p>0.425</text:p>
          </table:table-cell>
          <table:table-cell table:style-name="Default" table:formula="of:=(20000-[.$A1645])/([.C$2]*1000)" office:value-type="float" office:value="0.2125" calcext:value-type="float">
            <text:p>0.2125</text:p>
          </table:table-cell>
          <table:table-cell table:formula="of:=(20000-[.$A1645])/([.D$2]*1000)" office:value-type="float" office:value="0.085" calcext:value-type="float">
            <text:p>0.085</text:p>
          </table:table-cell>
          <table:table-cell table:formula="of:=(20000-[.$A1645])/([.E$2]*1000)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738" calcext:value-type="float">
            <text:p>15738</text:p>
          </table:table-cell>
          <table:table-cell table:formula="of:=(20000-[.$A1646])/([.B$2]*1000)" office:value-type="float" office:value="0.4262" calcext:value-type="float">
            <text:p>0.4262</text:p>
          </table:table-cell>
          <table:table-cell table:style-name="Default" table:formula="of:=(20000-[.$A1646])/([.C$2]*1000)" office:value-type="float" office:value="0.2131" calcext:value-type="float">
            <text:p>0.2131</text:p>
          </table:table-cell>
          <table:table-cell table:formula="of:=(20000-[.$A1646])/([.D$2]*1000)" office:value-type="float" office:value="0.08524" calcext:value-type="float">
            <text:p>0.08524</text:p>
          </table:table-cell>
          <table:table-cell table:formula="of:=(20000-[.$A1646])/([.E$2]*1000)" office:value-type="float" office:value="0.04262" calcext:value-type="float">
            <text:p>0.04262</text:p>
          </table:table-cell>
        </table:table-row>
        <table:table-row table:style-name="ro1">
          <table:table-cell office:value-type="float" office:value="15724" calcext:value-type="float">
            <text:p>15724</text:p>
          </table:table-cell>
          <table:table-cell table:formula="of:=(20000-[.$A1647])/([.B$2]*1000)" office:value-type="float" office:value="0.4276" calcext:value-type="float">
            <text:p>0.4276</text:p>
          </table:table-cell>
          <table:table-cell table:style-name="Default" table:formula="of:=(20000-[.$A1647])/([.C$2]*1000)" office:value-type="float" office:value="0.2138" calcext:value-type="float">
            <text:p>0.2138</text:p>
          </table:table-cell>
          <table:table-cell table:formula="of:=(20000-[.$A1647])/([.D$2]*1000)" office:value-type="float" office:value="0.08552" calcext:value-type="float">
            <text:p>0.08552</text:p>
          </table:table-cell>
          <table:table-cell table:formula="of:=(20000-[.$A1647])/([.E$2]*1000)" office:value-type="float" office:value="0.04276" calcext:value-type="float">
            <text:p>0.04276</text:p>
          </table:table-cell>
        </table:table-row>
        <table:table-row table:style-name="ro1">
          <table:table-cell office:value-type="float" office:value="15735" calcext:value-type="float">
            <text:p>15735</text:p>
          </table:table-cell>
          <table:table-cell table:formula="of:=(20000-[.$A1648])/([.B$2]*1000)" office:value-type="float" office:value="0.4265" calcext:value-type="float">
            <text:p>0.4265</text:p>
          </table:table-cell>
          <table:table-cell table:style-name="Default" table:formula="of:=(20000-[.$A1648])/([.C$2]*1000)" office:value-type="float" office:value="0.21325" calcext:value-type="float">
            <text:p>0.21325</text:p>
          </table:table-cell>
          <table:table-cell table:formula="of:=(20000-[.$A1648])/([.D$2]*1000)" office:value-type="float" office:value="0.0853" calcext:value-type="float">
            <text:p>0.0853</text:p>
          </table:table-cell>
          <table:table-cell table:formula="of:=(20000-[.$A1648])/([.E$2]*1000)" office:value-type="float" office:value="0.04265" calcext:value-type="float">
            <text:p>0.04265</text:p>
          </table:table-cell>
        </table:table-row>
        <table:table-row table:style-name="ro1">
          <table:table-cell office:value-type="float" office:value="15722" calcext:value-type="float">
            <text:p>15722</text:p>
          </table:table-cell>
          <table:table-cell table:formula="of:=(20000-[.$A1649])/([.B$2]*1000)" office:value-type="float" office:value="0.4278" calcext:value-type="float">
            <text:p>0.4278</text:p>
          </table:table-cell>
          <table:table-cell table:style-name="Default" table:formula="of:=(20000-[.$A1649])/([.C$2]*1000)" office:value-type="float" office:value="0.2139" calcext:value-type="float">
            <text:p>0.2139</text:p>
          </table:table-cell>
          <table:table-cell table:formula="of:=(20000-[.$A1649])/([.D$2]*1000)" office:value-type="float" office:value="0.08556" calcext:value-type="float">
            <text:p>0.08556</text:p>
          </table:table-cell>
          <table:table-cell table:formula="of:=(20000-[.$A1649])/([.E$2]*1000)" office:value-type="float" office:value="0.04278" calcext:value-type="float">
            <text:p>0.04278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1650])/([.B$2]*1000)" office:value-type="float" office:value="0.4239" calcext:value-type="float">
            <text:p>0.4239</text:p>
          </table:table-cell>
          <table:table-cell table:style-name="Default" table:formula="of:=(20000-[.$A1650])/([.C$2]*1000)" office:value-type="float" office:value="0.21195" calcext:value-type="float">
            <text:p>0.21195</text:p>
          </table:table-cell>
          <table:table-cell table:formula="of:=(20000-[.$A1650])/([.D$2]*1000)" office:value-type="float" office:value="0.08478" calcext:value-type="float">
            <text:p>0.08478</text:p>
          </table:table-cell>
          <table:table-cell table:formula="of:=(20000-[.$A1650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20" calcext:value-type="float">
            <text:p>15720</text:p>
          </table:table-cell>
          <table:table-cell table:formula="of:=(20000-[.$A1651])/([.B$2]*1000)" office:value-type="float" office:value="0.428" calcext:value-type="float">
            <text:p>0.428</text:p>
          </table:table-cell>
          <table:table-cell table:style-name="Default" table:formula="of:=(20000-[.$A1651])/([.C$2]*1000)" office:value-type="float" office:value="0.214" calcext:value-type="float">
            <text:p>0.214</text:p>
          </table:table-cell>
          <table:table-cell table:formula="of:=(20000-[.$A1651])/([.D$2]*1000)" office:value-type="float" office:value="0.0856" calcext:value-type="float">
            <text:p>0.0856</text:p>
          </table:table-cell>
          <table:table-cell table:formula="of:=(20000-[.$A1651])/([.E$2]*1000)"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1652])/([.B$2]*1000)" office:value-type="float" office:value="0.424" calcext:value-type="float">
            <text:p>0.424</text:p>
          </table:table-cell>
          <table:table-cell table:style-name="Default" table:formula="of:=(20000-[.$A1652])/([.C$2]*1000)" office:value-type="float" office:value="0.212" calcext:value-type="float">
            <text:p>0.212</text:p>
          </table:table-cell>
          <table:table-cell table:formula="of:=(20000-[.$A1652])/([.D$2]*1000)" office:value-type="float" office:value="0.0848" calcext:value-type="float">
            <text:p>0.0848</text:p>
          </table:table-cell>
          <table:table-cell table:formula="of:=(20000-[.$A1652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720" calcext:value-type="float">
            <text:p>15720</text:p>
          </table:table-cell>
          <table:table-cell table:formula="of:=(20000-[.$A1653])/([.B$2]*1000)" office:value-type="float" office:value="0.428" calcext:value-type="float">
            <text:p>0.428</text:p>
          </table:table-cell>
          <table:table-cell table:style-name="Default" table:formula="of:=(20000-[.$A1653])/([.C$2]*1000)" office:value-type="float" office:value="0.214" calcext:value-type="float">
            <text:p>0.214</text:p>
          </table:table-cell>
          <table:table-cell table:formula="of:=(20000-[.$A1653])/([.D$2]*1000)" office:value-type="float" office:value="0.0856" calcext:value-type="float">
            <text:p>0.0856</text:p>
          </table:table-cell>
          <table:table-cell table:formula="of:=(20000-[.$A1653])/([.E$2]*1000)"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15687" calcext:value-type="float">
            <text:p>15687</text:p>
          </table:table-cell>
          <table:table-cell table:formula="of:=(20000-[.$A1654])/([.B$2]*1000)" office:value-type="float" office:value="0.4313" calcext:value-type="float">
            <text:p>0.4313</text:p>
          </table:table-cell>
          <table:table-cell table:style-name="Default" table:formula="of:=(20000-[.$A1654])/([.C$2]*1000)" office:value-type="float" office:value="0.21565" calcext:value-type="float">
            <text:p>0.21565</text:p>
          </table:table-cell>
          <table:table-cell table:formula="of:=(20000-[.$A1654])/([.D$2]*1000)" office:value-type="float" office:value="0.08626" calcext:value-type="float">
            <text:p>0.08626</text:p>
          </table:table-cell>
          <table:table-cell table:formula="of:=(20000-[.$A1654])/([.E$2]*1000)" office:value-type="float" office:value="0.04313" calcext:value-type="float">
            <text:p>0.04313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1655])/([.B$2]*1000)" office:value-type="float" office:value="0.4237" calcext:value-type="float">
            <text:p>0.4237</text:p>
          </table:table-cell>
          <table:table-cell table:style-name="Default" table:formula="of:=(20000-[.$A1655])/([.C$2]*1000)" office:value-type="float" office:value="0.21185" calcext:value-type="float">
            <text:p>0.21185</text:p>
          </table:table-cell>
          <table:table-cell table:formula="of:=(20000-[.$A1655])/([.D$2]*1000)" office:value-type="float" office:value="0.08474" calcext:value-type="float">
            <text:p>0.08474</text:p>
          </table:table-cell>
          <table:table-cell table:formula="of:=(20000-[.$A1655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31" calcext:value-type="float">
            <text:p>15731</text:p>
          </table:table-cell>
          <table:table-cell table:formula="of:=(20000-[.$A1656])/([.B$2]*1000)" office:value-type="float" office:value="0.4269" calcext:value-type="float">
            <text:p>0.4269</text:p>
          </table:table-cell>
          <table:table-cell table:style-name="Default" table:formula="of:=(20000-[.$A1656])/([.C$2]*1000)" office:value-type="float" office:value="0.21345" calcext:value-type="float">
            <text:p>0.21345</text:p>
          </table:table-cell>
          <table:table-cell table:formula="of:=(20000-[.$A1656])/([.D$2]*1000)" office:value-type="float" office:value="0.08538" calcext:value-type="float">
            <text:p>0.08538</text:p>
          </table:table-cell>
          <table:table-cell table:formula="of:=(20000-[.$A1656])/([.E$2]*1000)" office:value-type="float" office:value="0.04269" calcext:value-type="float">
            <text:p>0.04269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1657])/([.B$2]*1000)" office:value-type="float" office:value="0.4239" calcext:value-type="float">
            <text:p>0.4239</text:p>
          </table:table-cell>
          <table:table-cell table:style-name="Default" table:formula="of:=(20000-[.$A1657])/([.C$2]*1000)" office:value-type="float" office:value="0.21195" calcext:value-type="float">
            <text:p>0.21195</text:p>
          </table:table-cell>
          <table:table-cell table:formula="of:=(20000-[.$A1657])/([.D$2]*1000)" office:value-type="float" office:value="0.08478" calcext:value-type="float">
            <text:p>0.08478</text:p>
          </table:table-cell>
          <table:table-cell table:formula="of:=(20000-[.$A1657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33" calcext:value-type="float">
            <text:p>15733</text:p>
          </table:table-cell>
          <table:table-cell table:formula="of:=(20000-[.$A1658])/([.B$2]*1000)" office:value-type="float" office:value="0.4267" calcext:value-type="float">
            <text:p>0.4267</text:p>
          </table:table-cell>
          <table:table-cell table:style-name="Default" table:formula="of:=(20000-[.$A1658])/([.C$2]*1000)" office:value-type="float" office:value="0.21335" calcext:value-type="float">
            <text:p>0.21335</text:p>
          </table:table-cell>
          <table:table-cell table:formula="of:=(20000-[.$A1658])/([.D$2]*1000)" office:value-type="float" office:value="0.08534" calcext:value-type="float">
            <text:p>0.08534</text:p>
          </table:table-cell>
          <table:table-cell table:formula="of:=(20000-[.$A1658])/([.E$2]*1000)" office:value-type="float" office:value="0.04267" calcext:value-type="float">
            <text:p>0.04267</text:p>
          </table:table-cell>
        </table:table-row>
        <table:table-row table:style-name="ro1">
          <table:table-cell office:value-type="float" office:value="15748" calcext:value-type="float">
            <text:p>15748</text:p>
          </table:table-cell>
          <table:table-cell table:formula="of:=(20000-[.$A1659])/([.B$2]*1000)" office:value-type="float" office:value="0.4252" calcext:value-type="float">
            <text:p>0.4252</text:p>
          </table:table-cell>
          <table:table-cell table:style-name="Default" table:formula="of:=(20000-[.$A1659])/([.C$2]*1000)" office:value-type="float" office:value="0.2126" calcext:value-type="float">
            <text:p>0.2126</text:p>
          </table:table-cell>
          <table:table-cell table:formula="of:=(20000-[.$A1659])/([.D$2]*1000)" office:value-type="float" office:value="0.08504" calcext:value-type="float">
            <text:p>0.08504</text:p>
          </table:table-cell>
          <table:table-cell table:formula="of:=(20000-[.$A1659])/([.E$2]*1000)" office:value-type="float" office:value="0.04252" calcext:value-type="float">
            <text:p>0.04252</text:p>
          </table:table-cell>
        </table:table-row>
        <table:table-row table:style-name="ro1">
          <table:table-cell office:value-type="float" office:value="15707" calcext:value-type="float">
            <text:p>15707</text:p>
          </table:table-cell>
          <table:table-cell table:formula="of:=(20000-[.$A1660])/([.B$2]*1000)" office:value-type="float" office:value="0.4293" calcext:value-type="float">
            <text:p>0.4293</text:p>
          </table:table-cell>
          <table:table-cell table:style-name="Default" table:formula="of:=(20000-[.$A1660])/([.C$2]*1000)" office:value-type="float" office:value="0.21465" calcext:value-type="float">
            <text:p>0.21465</text:p>
          </table:table-cell>
          <table:table-cell table:formula="of:=(20000-[.$A1660])/([.D$2]*1000)" office:value-type="float" office:value="0.08586" calcext:value-type="float">
            <text:p>0.08586</text:p>
          </table:table-cell>
          <table:table-cell table:formula="of:=(20000-[.$A1660])/([.E$2]*1000)" office:value-type="float" office:value="0.04293" calcext:value-type="float">
            <text:p>0.04293</text:p>
          </table:table-cell>
        </table:table-row>
        <table:table-row table:style-name="ro1">
          <table:table-cell office:value-type="float" office:value="11759" calcext:value-type="float">
            <text:p>11759</text:p>
          </table:table-cell>
          <table:table-cell table:formula="of:=(20000-[.$A1661])/([.B$2]*1000)" office:value-type="float" office:value="0.8241" calcext:value-type="float">
            <text:p>0.8241</text:p>
          </table:table-cell>
          <table:table-cell table:style-name="Default" table:formula="of:=(20000-[.$A1661])/([.C$2]*1000)" office:value-type="float" office:value="0.41205" calcext:value-type="float">
            <text:p>0.41205</text:p>
          </table:table-cell>
          <table:table-cell table:formula="of:=(20000-[.$A1661])/([.D$2]*1000)" office:value-type="float" office:value="0.16482" calcext:value-type="float">
            <text:p>0.16482</text:p>
          </table:table-cell>
          <table:table-cell table:formula="of:=(20000-[.$A1661])/([.E$2]*1000)" office:value-type="float" office:value="0.08241" calcext:value-type="float">
            <text:p>0.08241</text:p>
          </table:table-cell>
        </table:table-row>
        <table:table-row table:style-name="ro1">
          <table:table-cell office:value-type="float" office:value="15743" calcext:value-type="float">
            <text:p>15743</text:p>
          </table:table-cell>
          <table:table-cell table:formula="of:=(20000-[.$A1662])/([.B$2]*1000)" office:value-type="float" office:value="0.4257" calcext:value-type="float">
            <text:p>0.4257</text:p>
          </table:table-cell>
          <table:table-cell table:style-name="Default" table:formula="of:=(20000-[.$A1662])/([.C$2]*1000)" office:value-type="float" office:value="0.21285" calcext:value-type="float">
            <text:p>0.21285</text:p>
          </table:table-cell>
          <table:table-cell table:formula="of:=(20000-[.$A1662])/([.D$2]*1000)" office:value-type="float" office:value="0.08514" calcext:value-type="float">
            <text:p>0.08514</text:p>
          </table:table-cell>
          <table:table-cell table:formula="of:=(20000-[.$A1662])/([.E$2]*1000)" office:value-type="float" office:value="0.04257" calcext:value-type="float">
            <text:p>0.04257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1663])/([.B$2]*1000)" office:value-type="float" office:value="0.4238" calcext:value-type="float">
            <text:p>0.4238</text:p>
          </table:table-cell>
          <table:table-cell table:style-name="Default" table:formula="of:=(20000-[.$A1663])/([.C$2]*1000)" office:value-type="float" office:value="0.2119" calcext:value-type="float">
            <text:p>0.2119</text:p>
          </table:table-cell>
          <table:table-cell table:formula="of:=(20000-[.$A1663])/([.D$2]*1000)" office:value-type="float" office:value="0.08476" calcext:value-type="float">
            <text:p>0.08476</text:p>
          </table:table-cell>
          <table:table-cell table:formula="of:=(20000-[.$A1663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20" calcext:value-type="float">
            <text:p>15720</text:p>
          </table:table-cell>
          <table:table-cell table:formula="of:=(20000-[.$A1664])/([.B$2]*1000)" office:value-type="float" office:value="0.428" calcext:value-type="float">
            <text:p>0.428</text:p>
          </table:table-cell>
          <table:table-cell table:style-name="Default" table:formula="of:=(20000-[.$A1664])/([.C$2]*1000)" office:value-type="float" office:value="0.214" calcext:value-type="float">
            <text:p>0.214</text:p>
          </table:table-cell>
          <table:table-cell table:formula="of:=(20000-[.$A1664])/([.D$2]*1000)" office:value-type="float" office:value="0.0856" calcext:value-type="float">
            <text:p>0.0856</text:p>
          </table:table-cell>
          <table:table-cell table:formula="of:=(20000-[.$A1664])/([.E$2]*1000)"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15689" calcext:value-type="float">
            <text:p>15689</text:p>
          </table:table-cell>
          <table:table-cell table:formula="of:=(20000-[.$A1665])/([.B$2]*1000)" office:value-type="float" office:value="0.4311" calcext:value-type="float">
            <text:p>0.4311</text:p>
          </table:table-cell>
          <table:table-cell table:style-name="Default" table:formula="of:=(20000-[.$A1665])/([.C$2]*1000)" office:value-type="float" office:value="0.21555" calcext:value-type="float">
            <text:p>0.21555</text:p>
          </table:table-cell>
          <table:table-cell table:formula="of:=(20000-[.$A1665])/([.D$2]*1000)" office:value-type="float" office:value="0.08622" calcext:value-type="float">
            <text:p>0.08622</text:p>
          </table:table-cell>
          <table:table-cell table:formula="of:=(20000-[.$A1665])/([.E$2]*1000)" office:value-type="float" office:value="0.04311" calcext:value-type="float">
            <text:p>0.04311</text:p>
          </table:table-cell>
        </table:table-row>
        <table:table-row table:style-name="ro1">
          <table:table-cell office:value-type="float" office:value="15712" calcext:value-type="float">
            <text:p>15712</text:p>
          </table:table-cell>
          <table:table-cell table:formula="of:=(20000-[.$A1666])/([.B$2]*1000)" office:value-type="float" office:value="0.4288" calcext:value-type="float">
            <text:p>0.4288</text:p>
          </table:table-cell>
          <table:table-cell table:style-name="Default" table:formula="of:=(20000-[.$A1666])/([.C$2]*1000)" office:value-type="float" office:value="0.2144" calcext:value-type="float">
            <text:p>0.2144</text:p>
          </table:table-cell>
          <table:table-cell table:formula="of:=(20000-[.$A1666])/([.D$2]*1000)" office:value-type="float" office:value="0.08576" calcext:value-type="float">
            <text:p>0.08576</text:p>
          </table:table-cell>
          <table:table-cell table:formula="of:=(20000-[.$A1666])/([.E$2]*1000)" office:value-type="float" office:value="0.04288" calcext:value-type="float">
            <text:p>0.04288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1667])/([.B$2]*1000)" office:value-type="float" office:value="0.4237" calcext:value-type="float">
            <text:p>0.4237</text:p>
          </table:table-cell>
          <table:table-cell table:style-name="Default" table:formula="of:=(20000-[.$A1667])/([.C$2]*1000)" office:value-type="float" office:value="0.21185" calcext:value-type="float">
            <text:p>0.21185</text:p>
          </table:table-cell>
          <table:table-cell table:formula="of:=(20000-[.$A1667])/([.D$2]*1000)" office:value-type="float" office:value="0.08474" calcext:value-type="float">
            <text:p>0.08474</text:p>
          </table:table-cell>
          <table:table-cell table:formula="of:=(20000-[.$A1667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59" calcext:value-type="float">
            <text:p>15759</text:p>
          </table:table-cell>
          <table:table-cell table:formula="of:=(20000-[.$A1668])/([.B$2]*1000)" office:value-type="float" office:value="0.4241" calcext:value-type="float">
            <text:p>0.4241</text:p>
          </table:table-cell>
          <table:table-cell table:style-name="Default" table:formula="of:=(20000-[.$A1668])/([.C$2]*1000)" office:value-type="float" office:value="0.21205" calcext:value-type="float">
            <text:p>0.21205</text:p>
          </table:table-cell>
          <table:table-cell table:formula="of:=(20000-[.$A1668])/([.D$2]*1000)" office:value-type="float" office:value="0.08482" calcext:value-type="float">
            <text:p>0.08482</text:p>
          </table:table-cell>
          <table:table-cell table:formula="of:=(20000-[.$A1668])/([.E$2]*1000)" office:value-type="float" office:value="0.04241" calcext:value-type="float">
            <text:p>0.04241</text:p>
          </table:table-cell>
        </table:table-row>
        <table:table-row table:style-name="ro1">
          <table:table-cell office:value-type="float" office:value="15724" calcext:value-type="float">
            <text:p>15724</text:p>
          </table:table-cell>
          <table:table-cell table:formula="of:=(20000-[.$A1669])/([.B$2]*1000)" office:value-type="float" office:value="0.4276" calcext:value-type="float">
            <text:p>0.4276</text:p>
          </table:table-cell>
          <table:table-cell table:style-name="Default" table:formula="of:=(20000-[.$A1669])/([.C$2]*1000)" office:value-type="float" office:value="0.2138" calcext:value-type="float">
            <text:p>0.2138</text:p>
          </table:table-cell>
          <table:table-cell table:formula="of:=(20000-[.$A1669])/([.D$2]*1000)" office:value-type="float" office:value="0.08552" calcext:value-type="float">
            <text:p>0.08552</text:p>
          </table:table-cell>
          <table:table-cell table:formula="of:=(20000-[.$A1669])/([.E$2]*1000)" office:value-type="float" office:value="0.04276" calcext:value-type="float">
            <text:p>0.04276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1670])/([.B$2]*1000)" office:value-type="float" office:value="0.4237" calcext:value-type="float">
            <text:p>0.4237</text:p>
          </table:table-cell>
          <table:table-cell table:style-name="Default" table:formula="of:=(20000-[.$A1670])/([.C$2]*1000)" office:value-type="float" office:value="0.21185" calcext:value-type="float">
            <text:p>0.21185</text:p>
          </table:table-cell>
          <table:table-cell table:formula="of:=(20000-[.$A1670])/([.D$2]*1000)" office:value-type="float" office:value="0.08474" calcext:value-type="float">
            <text:p>0.08474</text:p>
          </table:table-cell>
          <table:table-cell table:formula="of:=(20000-[.$A1670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30" calcext:value-type="float">
            <text:p>15730</text:p>
          </table:table-cell>
          <table:table-cell table:formula="of:=(20000-[.$A1671])/([.B$2]*1000)" office:value-type="float" office:value="0.427" calcext:value-type="float">
            <text:p>0.427</text:p>
          </table:table-cell>
          <table:table-cell table:style-name="Default" table:formula="of:=(20000-[.$A1671])/([.C$2]*1000)" office:value-type="float" office:value="0.2135" calcext:value-type="float">
            <text:p>0.2135</text:p>
          </table:table-cell>
          <table:table-cell table:formula="of:=(20000-[.$A1671])/([.D$2]*1000)" office:value-type="float" office:value="0.0854" calcext:value-type="float">
            <text:p>0.0854</text:p>
          </table:table-cell>
          <table:table-cell table:formula="of:=(20000-[.$A1671])/([.E$2]*1000)" office:value-type="float" office:value="0.0427" calcext:value-type="float">
            <text:p>0.0427</text:p>
          </table:table-cell>
        </table:table-row>
        <table:table-row table:style-name="ro1">
          <table:table-cell office:value-type="float" office:value="15725" calcext:value-type="float">
            <text:p>15725</text:p>
          </table:table-cell>
          <table:table-cell table:formula="of:=(20000-[.$A1672])/([.B$2]*1000)" office:value-type="float" office:value="0.4275" calcext:value-type="float">
            <text:p>0.4275</text:p>
          </table:table-cell>
          <table:table-cell table:style-name="Default" table:formula="of:=(20000-[.$A1672])/([.C$2]*1000)" office:value-type="float" office:value="0.21375" calcext:value-type="float">
            <text:p>0.21375</text:p>
          </table:table-cell>
          <table:table-cell table:formula="of:=(20000-[.$A1672])/([.D$2]*1000)" office:value-type="float" office:value="0.0855" calcext:value-type="float">
            <text:p>0.0855</text:p>
          </table:table-cell>
          <table:table-cell table:formula="of:=(20000-[.$A1672])/([.E$2]*1000)" office:value-type="float" office:value="0.04275" calcext:value-type="float">
            <text:p>0.04275</text:p>
          </table:table-cell>
        </table:table-row>
        <table:table-row table:style-name="ro1">
          <table:table-cell office:value-type="float" office:value="15749" calcext:value-type="float">
            <text:p>15749</text:p>
          </table:table-cell>
          <table:table-cell table:formula="of:=(20000-[.$A1673])/([.B$2]*1000)" office:value-type="float" office:value="0.4251" calcext:value-type="float">
            <text:p>0.4251</text:p>
          </table:table-cell>
          <table:table-cell table:style-name="Default" table:formula="of:=(20000-[.$A1673])/([.C$2]*1000)" office:value-type="float" office:value="0.21255" calcext:value-type="float">
            <text:p>0.21255</text:p>
          </table:table-cell>
          <table:table-cell table:formula="of:=(20000-[.$A1673])/([.D$2]*1000)" office:value-type="float" office:value="0.08502" calcext:value-type="float">
            <text:p>0.08502</text:p>
          </table:table-cell>
          <table:table-cell table:formula="of:=(20000-[.$A1673])/([.E$2]*1000)" office:value-type="float" office:value="0.04251" calcext:value-type="float">
            <text:p>0.04251</text:p>
          </table:table-cell>
        </table:table-row>
        <table:table-row table:style-name="ro1">
          <table:table-cell office:value-type="float" office:value="15755" calcext:value-type="float">
            <text:p>15755</text:p>
          </table:table-cell>
          <table:table-cell table:formula="of:=(20000-[.$A1674])/([.B$2]*1000)" office:value-type="float" office:value="0.4245" calcext:value-type="float">
            <text:p>0.4245</text:p>
          </table:table-cell>
          <table:table-cell table:style-name="Default" table:formula="of:=(20000-[.$A1674])/([.C$2]*1000)" office:value-type="float" office:value="0.21225" calcext:value-type="float">
            <text:p>0.21225</text:p>
          </table:table-cell>
          <table:table-cell table:formula="of:=(20000-[.$A1674])/([.D$2]*1000)" office:value-type="float" office:value="0.0849" calcext:value-type="float">
            <text:p>0.0849</text:p>
          </table:table-cell>
          <table:table-cell table:formula="of:=(20000-[.$A1674])/([.E$2]*1000)" office:value-type="float" office:value="0.04245" calcext:value-type="float">
            <text:p>0.04245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1675])/([.B$2]*1000)" office:value-type="float" office:value="0.424" calcext:value-type="float">
            <text:p>0.424</text:p>
          </table:table-cell>
          <table:table-cell table:style-name="Default" table:formula="of:=(20000-[.$A1675])/([.C$2]*1000)" office:value-type="float" office:value="0.212" calcext:value-type="float">
            <text:p>0.212</text:p>
          </table:table-cell>
          <table:table-cell table:formula="of:=(20000-[.$A1675])/([.D$2]*1000)" office:value-type="float" office:value="0.0848" calcext:value-type="float">
            <text:p>0.0848</text:p>
          </table:table-cell>
          <table:table-cell table:formula="of:=(20000-[.$A1675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1676])/([.B$2]*1000)" office:value-type="float" office:value="0.424" calcext:value-type="float">
            <text:p>0.424</text:p>
          </table:table-cell>
          <table:table-cell table:style-name="Default" table:formula="of:=(20000-[.$A1676])/([.C$2]*1000)" office:value-type="float" office:value="0.212" calcext:value-type="float">
            <text:p>0.212</text:p>
          </table:table-cell>
          <table:table-cell table:formula="of:=(20000-[.$A1676])/([.D$2]*1000)" office:value-type="float" office:value="0.0848" calcext:value-type="float">
            <text:p>0.0848</text:p>
          </table:table-cell>
          <table:table-cell table:formula="of:=(20000-[.$A1676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713" calcext:value-type="float">
            <text:p>15713</text:p>
          </table:table-cell>
          <table:table-cell table:formula="of:=(20000-[.$A1677])/([.B$2]*1000)" office:value-type="float" office:value="0.4287" calcext:value-type="float">
            <text:p>0.4287</text:p>
          </table:table-cell>
          <table:table-cell table:style-name="Default" table:formula="of:=(20000-[.$A1677])/([.C$2]*1000)" office:value-type="float" office:value="0.21435" calcext:value-type="float">
            <text:p>0.21435</text:p>
          </table:table-cell>
          <table:table-cell table:formula="of:=(20000-[.$A1677])/([.D$2]*1000)" office:value-type="float" office:value="0.08574" calcext:value-type="float">
            <text:p>0.08574</text:p>
          </table:table-cell>
          <table:table-cell table:formula="of:=(20000-[.$A1677])/([.E$2]*1000)" office:value-type="float" office:value="0.04287" calcext:value-type="float">
            <text:p>0.04287</text:p>
          </table:table-cell>
        </table:table-row>
        <table:table-row table:style-name="ro1">
          <table:table-cell office:value-type="float" office:value="15753" calcext:value-type="float">
            <text:p>15753</text:p>
          </table:table-cell>
          <table:table-cell table:formula="of:=(20000-[.$A1678])/([.B$2]*1000)" office:value-type="float" office:value="0.4247" calcext:value-type="float">
            <text:p>0.4247</text:p>
          </table:table-cell>
          <table:table-cell table:style-name="Default" table:formula="of:=(20000-[.$A1678])/([.C$2]*1000)" office:value-type="float" office:value="0.21235" calcext:value-type="float">
            <text:p>0.21235</text:p>
          </table:table-cell>
          <table:table-cell table:formula="of:=(20000-[.$A1678])/([.D$2]*1000)" office:value-type="float" office:value="0.08494" calcext:value-type="float">
            <text:p>0.08494</text:p>
          </table:table-cell>
          <table:table-cell table:formula="of:=(20000-[.$A1678])/([.E$2]*1000)" office:value-type="float" office:value="0.04247" calcext:value-type="float">
            <text:p>0.04247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1679])/([.B$2]*1000)" office:value-type="float" office:value="0.424" calcext:value-type="float">
            <text:p>0.424</text:p>
          </table:table-cell>
          <table:table-cell table:style-name="Default" table:formula="of:=(20000-[.$A1679])/([.C$2]*1000)" office:value-type="float" office:value="0.212" calcext:value-type="float">
            <text:p>0.212</text:p>
          </table:table-cell>
          <table:table-cell table:formula="of:=(20000-[.$A1679])/([.D$2]*1000)" office:value-type="float" office:value="0.0848" calcext:value-type="float">
            <text:p>0.0848</text:p>
          </table:table-cell>
          <table:table-cell table:formula="of:=(20000-[.$A1679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731" calcext:value-type="float">
            <text:p>15731</text:p>
          </table:table-cell>
          <table:table-cell table:formula="of:=(20000-[.$A1680])/([.B$2]*1000)" office:value-type="float" office:value="0.4269" calcext:value-type="float">
            <text:p>0.4269</text:p>
          </table:table-cell>
          <table:table-cell table:style-name="Default" table:formula="of:=(20000-[.$A1680])/([.C$2]*1000)" office:value-type="float" office:value="0.21345" calcext:value-type="float">
            <text:p>0.21345</text:p>
          </table:table-cell>
          <table:table-cell table:formula="of:=(20000-[.$A1680])/([.D$2]*1000)" office:value-type="float" office:value="0.08538" calcext:value-type="float">
            <text:p>0.08538</text:p>
          </table:table-cell>
          <table:table-cell table:formula="of:=(20000-[.$A1680])/([.E$2]*1000)" office:value-type="float" office:value="0.04269" calcext:value-type="float">
            <text:p>0.04269</text:p>
          </table:table-cell>
        </table:table-row>
        <table:table-row table:style-name="ro1">
          <table:table-cell office:value-type="float" office:value="15713" calcext:value-type="float">
            <text:p>15713</text:p>
          </table:table-cell>
          <table:table-cell table:formula="of:=(20000-[.$A1681])/([.B$2]*1000)" office:value-type="float" office:value="0.4287" calcext:value-type="float">
            <text:p>0.4287</text:p>
          </table:table-cell>
          <table:table-cell table:style-name="Default" table:formula="of:=(20000-[.$A1681])/([.C$2]*1000)" office:value-type="float" office:value="0.21435" calcext:value-type="float">
            <text:p>0.21435</text:p>
          </table:table-cell>
          <table:table-cell table:formula="of:=(20000-[.$A1681])/([.D$2]*1000)" office:value-type="float" office:value="0.08574" calcext:value-type="float">
            <text:p>0.08574</text:p>
          </table:table-cell>
          <table:table-cell table:formula="of:=(20000-[.$A1681])/([.E$2]*1000)" office:value-type="float" office:value="0.04287" calcext:value-type="float">
            <text:p>0.04287</text:p>
          </table:table-cell>
        </table:table-row>
        <table:table-row table:style-name="ro1">
          <table:table-cell office:value-type="float" office:value="15712" calcext:value-type="float">
            <text:p>15712</text:p>
          </table:table-cell>
          <table:table-cell table:formula="of:=(20000-[.$A1682])/([.B$2]*1000)" office:value-type="float" office:value="0.4288" calcext:value-type="float">
            <text:p>0.4288</text:p>
          </table:table-cell>
          <table:table-cell table:style-name="Default" table:formula="of:=(20000-[.$A1682])/([.C$2]*1000)" office:value-type="float" office:value="0.2144" calcext:value-type="float">
            <text:p>0.2144</text:p>
          </table:table-cell>
          <table:table-cell table:formula="of:=(20000-[.$A1682])/([.D$2]*1000)" office:value-type="float" office:value="0.08576" calcext:value-type="float">
            <text:p>0.08576</text:p>
          </table:table-cell>
          <table:table-cell table:formula="of:=(20000-[.$A1682])/([.E$2]*1000)" office:value-type="float" office:value="0.04288" calcext:value-type="float">
            <text:p>0.04288</text:p>
          </table:table-cell>
        </table:table-row>
        <table:table-row table:style-name="ro1">
          <table:table-cell office:value-type="float" office:value="15684" calcext:value-type="float">
            <text:p>15684</text:p>
          </table:table-cell>
          <table:table-cell table:formula="of:=(20000-[.$A1683])/([.B$2]*1000)" office:value-type="float" office:value="0.4316" calcext:value-type="float">
            <text:p>0.4316</text:p>
          </table:table-cell>
          <table:table-cell table:style-name="Default" table:formula="of:=(20000-[.$A1683])/([.C$2]*1000)" office:value-type="float" office:value="0.2158" calcext:value-type="float">
            <text:p>0.2158</text:p>
          </table:table-cell>
          <table:table-cell table:formula="of:=(20000-[.$A1683])/([.D$2]*1000)" office:value-type="float" office:value="0.08632" calcext:value-type="float">
            <text:p>0.08632</text:p>
          </table:table-cell>
          <table:table-cell table:formula="of:=(20000-[.$A1683])/([.E$2]*1000)" office:value-type="float" office:value="0.04316" calcext:value-type="float">
            <text:p>0.04316</text:p>
          </table:table-cell>
        </table:table-row>
        <table:table-row table:style-name="ro1">
          <table:table-cell office:value-type="float" office:value="15728" calcext:value-type="float">
            <text:p>15728</text:p>
          </table:table-cell>
          <table:table-cell table:formula="of:=(20000-[.$A1684])/([.B$2]*1000)" office:value-type="float" office:value="0.4272" calcext:value-type="float">
            <text:p>0.4272</text:p>
          </table:table-cell>
          <table:table-cell table:style-name="Default" table:formula="of:=(20000-[.$A1684])/([.C$2]*1000)" office:value-type="float" office:value="0.2136" calcext:value-type="float">
            <text:p>0.2136</text:p>
          </table:table-cell>
          <table:table-cell table:formula="of:=(20000-[.$A1684])/([.D$2]*1000)" office:value-type="float" office:value="0.08544" calcext:value-type="float">
            <text:p>0.08544</text:p>
          </table:table-cell>
          <table:table-cell table:formula="of:=(20000-[.$A1684])/([.E$2]*1000)" office:value-type="float" office:value="0.04272" calcext:value-type="float">
            <text:p>0.04272</text:p>
          </table:table-cell>
        </table:table-row>
        <table:table-row table:style-name="ro1">
          <table:table-cell office:value-type="float" office:value="15753" calcext:value-type="float">
            <text:p>15753</text:p>
          </table:table-cell>
          <table:table-cell table:formula="of:=(20000-[.$A1685])/([.B$2]*1000)" office:value-type="float" office:value="0.4247" calcext:value-type="float">
            <text:p>0.4247</text:p>
          </table:table-cell>
          <table:table-cell table:style-name="Default" table:formula="of:=(20000-[.$A1685])/([.C$2]*1000)" office:value-type="float" office:value="0.21235" calcext:value-type="float">
            <text:p>0.21235</text:p>
          </table:table-cell>
          <table:table-cell table:formula="of:=(20000-[.$A1685])/([.D$2]*1000)" office:value-type="float" office:value="0.08494" calcext:value-type="float">
            <text:p>0.08494</text:p>
          </table:table-cell>
          <table:table-cell table:formula="of:=(20000-[.$A1685])/([.E$2]*1000)" office:value-type="float" office:value="0.04247" calcext:value-type="float">
            <text:p>0.04247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1686])/([.B$2]*1000)" office:value-type="float" office:value="0.4238" calcext:value-type="float">
            <text:p>0.4238</text:p>
          </table:table-cell>
          <table:table-cell table:style-name="Default" table:formula="of:=(20000-[.$A1686])/([.C$2]*1000)" office:value-type="float" office:value="0.2119" calcext:value-type="float">
            <text:p>0.2119</text:p>
          </table:table-cell>
          <table:table-cell table:formula="of:=(20000-[.$A1686])/([.D$2]*1000)" office:value-type="float" office:value="0.08476" calcext:value-type="float">
            <text:p>0.08476</text:p>
          </table:table-cell>
          <table:table-cell table:formula="of:=(20000-[.$A1686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18" calcext:value-type="float">
            <text:p>15718</text:p>
          </table:table-cell>
          <table:table-cell table:formula="of:=(20000-[.$A1687])/([.B$2]*1000)" office:value-type="float" office:value="0.4282" calcext:value-type="float">
            <text:p>0.4282</text:p>
          </table:table-cell>
          <table:table-cell table:style-name="Default" table:formula="of:=(20000-[.$A1687])/([.C$2]*1000)" office:value-type="float" office:value="0.2141" calcext:value-type="float">
            <text:p>0.2141</text:p>
          </table:table-cell>
          <table:table-cell table:formula="of:=(20000-[.$A1687])/([.D$2]*1000)" office:value-type="float" office:value="0.08564" calcext:value-type="float">
            <text:p>0.08564</text:p>
          </table:table-cell>
          <table:table-cell table:formula="of:=(20000-[.$A1687])/([.E$2]*1000)" office:value-type="float" office:value="0.04282" calcext:value-type="float">
            <text:p>0.04282</text:p>
          </table:table-cell>
        </table:table-row>
        <table:table-row table:style-name="ro1">
          <table:table-cell office:value-type="float" office:value="12241" calcext:value-type="float">
            <text:p>12241</text:p>
          </table:table-cell>
          <table:table-cell table:formula="of:=(20000-[.$A1688])/([.B$2]*1000)" office:value-type="float" office:value="0.7759" calcext:value-type="float">
            <text:p>0.7759</text:p>
          </table:table-cell>
          <table:table-cell table:style-name="Default" table:formula="of:=(20000-[.$A1688])/([.C$2]*1000)" office:value-type="float" office:value="0.38795" calcext:value-type="float">
            <text:p>0.38795</text:p>
          </table:table-cell>
          <table:table-cell table:formula="of:=(20000-[.$A1688])/([.D$2]*1000)" office:value-type="float" office:value="0.15518" calcext:value-type="float">
            <text:p>0.15518</text:p>
          </table:table-cell>
          <table:table-cell table:formula="of:=(20000-[.$A1688])/([.E$2]*1000)" office:value-type="float" office:value="0.07759" calcext:value-type="float">
            <text:p>0.07759</text:p>
          </table:table-cell>
        </table:table-row>
        <table:table-row table:style-name="ro1">
          <table:table-cell office:value-type="float" office:value="15744" calcext:value-type="float">
            <text:p>15744</text:p>
          </table:table-cell>
          <table:table-cell table:formula="of:=(20000-[.$A1689])/([.B$2]*1000)" office:value-type="float" office:value="0.4256" calcext:value-type="float">
            <text:p>0.4256</text:p>
          </table:table-cell>
          <table:table-cell table:style-name="Default" table:formula="of:=(20000-[.$A1689])/([.C$2]*1000)" office:value-type="float" office:value="0.2128" calcext:value-type="float">
            <text:p>0.2128</text:p>
          </table:table-cell>
          <table:table-cell table:formula="of:=(20000-[.$A1689])/([.D$2]*1000)" office:value-type="float" office:value="0.08512" calcext:value-type="float">
            <text:p>0.08512</text:p>
          </table:table-cell>
          <table:table-cell table:formula="of:=(20000-[.$A1689])/([.E$2]*1000)" office:value-type="float" office:value="0.04256" calcext:value-type="float">
            <text:p>0.04256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1690])/([.B$2]*1000)" office:value-type="float" office:value="0.4238" calcext:value-type="float">
            <text:p>0.4238</text:p>
          </table:table-cell>
          <table:table-cell table:style-name="Default" table:formula="of:=(20000-[.$A1690])/([.C$2]*1000)" office:value-type="float" office:value="0.2119" calcext:value-type="float">
            <text:p>0.2119</text:p>
          </table:table-cell>
          <table:table-cell table:formula="of:=(20000-[.$A1690])/([.D$2]*1000)" office:value-type="float" office:value="0.08476" calcext:value-type="float">
            <text:p>0.08476</text:p>
          </table:table-cell>
          <table:table-cell table:formula="of:=(20000-[.$A1690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44" calcext:value-type="float">
            <text:p>15744</text:p>
          </table:table-cell>
          <table:table-cell table:formula="of:=(20000-[.$A1691])/([.B$2]*1000)" office:value-type="float" office:value="0.4256" calcext:value-type="float">
            <text:p>0.4256</text:p>
          </table:table-cell>
          <table:table-cell table:style-name="Default" table:formula="of:=(20000-[.$A1691])/([.C$2]*1000)" office:value-type="float" office:value="0.2128" calcext:value-type="float">
            <text:p>0.2128</text:p>
          </table:table-cell>
          <table:table-cell table:formula="of:=(20000-[.$A1691])/([.D$2]*1000)" office:value-type="float" office:value="0.08512" calcext:value-type="float">
            <text:p>0.08512</text:p>
          </table:table-cell>
          <table:table-cell table:formula="of:=(20000-[.$A1691])/([.E$2]*1000)" office:value-type="float" office:value="0.04256" calcext:value-type="float">
            <text:p>0.04256</text:p>
          </table:table-cell>
        </table:table-row>
        <table:table-row table:style-name="ro1">
          <table:table-cell office:value-type="float" office:value="15755" calcext:value-type="float">
            <text:p>15755</text:p>
          </table:table-cell>
          <table:table-cell table:formula="of:=(20000-[.$A1692])/([.B$2]*1000)" office:value-type="float" office:value="0.4245" calcext:value-type="float">
            <text:p>0.4245</text:p>
          </table:table-cell>
          <table:table-cell table:style-name="Default" table:formula="of:=(20000-[.$A1692])/([.C$2]*1000)" office:value-type="float" office:value="0.21225" calcext:value-type="float">
            <text:p>0.21225</text:p>
          </table:table-cell>
          <table:table-cell table:formula="of:=(20000-[.$A1692])/([.D$2]*1000)" office:value-type="float" office:value="0.0849" calcext:value-type="float">
            <text:p>0.0849</text:p>
          </table:table-cell>
          <table:table-cell table:formula="of:=(20000-[.$A1692])/([.E$2]*1000)" office:value-type="float" office:value="0.04245" calcext:value-type="float">
            <text:p>0.04245</text:p>
          </table:table-cell>
        </table:table-row>
        <table:table-row table:style-name="ro1">
          <table:table-cell office:value-type="float" office:value="15766" calcext:value-type="float">
            <text:p>15766</text:p>
          </table:table-cell>
          <table:table-cell table:formula="of:=(20000-[.$A1693])/([.B$2]*1000)" office:value-type="float" office:value="0.4234" calcext:value-type="float">
            <text:p>0.4234</text:p>
          </table:table-cell>
          <table:table-cell table:style-name="Default" table:formula="of:=(20000-[.$A1693])/([.C$2]*1000)" office:value-type="float" office:value="0.2117" calcext:value-type="float">
            <text:p>0.2117</text:p>
          </table:table-cell>
          <table:table-cell table:formula="of:=(20000-[.$A1693])/([.D$2]*1000)" office:value-type="float" office:value="0.08468" calcext:value-type="float">
            <text:p>0.08468</text:p>
          </table:table-cell>
          <table:table-cell table:formula="of:=(20000-[.$A1693])/([.E$2]*1000)" office:value-type="float" office:value="0.04234" calcext:value-type="float">
            <text:p>0.04234</text:p>
          </table:table-cell>
        </table:table-row>
        <table:table-row table:style-name="ro1">
          <table:table-cell office:value-type="float" office:value="15756" calcext:value-type="float">
            <text:p>15756</text:p>
          </table:table-cell>
          <table:table-cell table:formula="of:=(20000-[.$A1694])/([.B$2]*1000)" office:value-type="float" office:value="0.4244" calcext:value-type="float">
            <text:p>0.4244</text:p>
          </table:table-cell>
          <table:table-cell table:style-name="Default" table:formula="of:=(20000-[.$A1694])/([.C$2]*1000)" office:value-type="float" office:value="0.2122" calcext:value-type="float">
            <text:p>0.2122</text:p>
          </table:table-cell>
          <table:table-cell table:formula="of:=(20000-[.$A1694])/([.D$2]*1000)" office:value-type="float" office:value="0.08488" calcext:value-type="float">
            <text:p>0.08488</text:p>
          </table:table-cell>
          <table:table-cell table:formula="of:=(20000-[.$A1694])/([.E$2]*1000)" office:value-type="float" office:value="0.04244" calcext:value-type="float">
            <text:p>0.04244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1695])/([.B$2]*1000)" office:value-type="float" office:value="0.4238" calcext:value-type="float">
            <text:p>0.4238</text:p>
          </table:table-cell>
          <table:table-cell table:style-name="Default" table:formula="of:=(20000-[.$A1695])/([.C$2]*1000)" office:value-type="float" office:value="0.2119" calcext:value-type="float">
            <text:p>0.2119</text:p>
          </table:table-cell>
          <table:table-cell table:formula="of:=(20000-[.$A1695])/([.D$2]*1000)" office:value-type="float" office:value="0.08476" calcext:value-type="float">
            <text:p>0.08476</text:p>
          </table:table-cell>
          <table:table-cell table:formula="of:=(20000-[.$A1695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23" calcext:value-type="float">
            <text:p>15723</text:p>
          </table:table-cell>
          <table:table-cell table:formula="of:=(20000-[.$A1696])/([.B$2]*1000)" office:value-type="float" office:value="0.4277" calcext:value-type="float">
            <text:p>0.4277</text:p>
          </table:table-cell>
          <table:table-cell table:style-name="Default" table:formula="of:=(20000-[.$A1696])/([.C$2]*1000)" office:value-type="float" office:value="0.21385" calcext:value-type="float">
            <text:p>0.21385</text:p>
          </table:table-cell>
          <table:table-cell table:formula="of:=(20000-[.$A1696])/([.D$2]*1000)" office:value-type="float" office:value="0.08554" calcext:value-type="float">
            <text:p>0.08554</text:p>
          </table:table-cell>
          <table:table-cell table:formula="of:=(20000-[.$A1696])/([.E$2]*1000)" office:value-type="float" office:value="0.04277" calcext:value-type="float">
            <text:p>0.04277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1697])/([.B$2]*1000)" office:value-type="float" office:value="0.4236" calcext:value-type="float">
            <text:p>0.4236</text:p>
          </table:table-cell>
          <table:table-cell table:style-name="Default" table:formula="of:=(20000-[.$A1697])/([.C$2]*1000)" office:value-type="float" office:value="0.2118" calcext:value-type="float">
            <text:p>0.2118</text:p>
          </table:table-cell>
          <table:table-cell table:formula="of:=(20000-[.$A1697])/([.D$2]*1000)" office:value-type="float" office:value="0.08472" calcext:value-type="float">
            <text:p>0.08472</text:p>
          </table:table-cell>
          <table:table-cell table:formula="of:=(20000-[.$A1697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54" calcext:value-type="float">
            <text:p>15754</text:p>
          </table:table-cell>
          <table:table-cell table:formula="of:=(20000-[.$A1698])/([.B$2]*1000)" office:value-type="float" office:value="0.4246" calcext:value-type="float">
            <text:p>0.4246</text:p>
          </table:table-cell>
          <table:table-cell table:style-name="Default" table:formula="of:=(20000-[.$A1698])/([.C$2]*1000)" office:value-type="float" office:value="0.2123" calcext:value-type="float">
            <text:p>0.2123</text:p>
          </table:table-cell>
          <table:table-cell table:formula="of:=(20000-[.$A1698])/([.D$2]*1000)" office:value-type="float" office:value="0.08492" calcext:value-type="float">
            <text:p>0.08492</text:p>
          </table:table-cell>
          <table:table-cell table:formula="of:=(20000-[.$A1698])/([.E$2]*1000)" office:value-type="float" office:value="0.04246" calcext:value-type="float">
            <text:p>0.04246</text:p>
          </table:table-cell>
        </table:table-row>
        <table:table-row table:style-name="ro1">
          <table:table-cell office:value-type="float" office:value="15750" calcext:value-type="float">
            <text:p>15750</text:p>
          </table:table-cell>
          <table:table-cell table:formula="of:=(20000-[.$A1699])/([.B$2]*1000)" office:value-type="float" office:value="0.425" calcext:value-type="float">
            <text:p>0.425</text:p>
          </table:table-cell>
          <table:table-cell table:style-name="Default" table:formula="of:=(20000-[.$A1699])/([.C$2]*1000)" office:value-type="float" office:value="0.2125" calcext:value-type="float">
            <text:p>0.2125</text:p>
          </table:table-cell>
          <table:table-cell table:formula="of:=(20000-[.$A1699])/([.D$2]*1000)" office:value-type="float" office:value="0.085" calcext:value-type="float">
            <text:p>0.085</text:p>
          </table:table-cell>
          <table:table-cell table:formula="of:=(20000-[.$A1699])/([.E$2]*1000)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766" calcext:value-type="float">
            <text:p>15766</text:p>
          </table:table-cell>
          <table:table-cell table:formula="of:=(20000-[.$A1700])/([.B$2]*1000)" office:value-type="float" office:value="0.4234" calcext:value-type="float">
            <text:p>0.4234</text:p>
          </table:table-cell>
          <table:table-cell table:style-name="Default" table:formula="of:=(20000-[.$A1700])/([.C$2]*1000)" office:value-type="float" office:value="0.2117" calcext:value-type="float">
            <text:p>0.2117</text:p>
          </table:table-cell>
          <table:table-cell table:formula="of:=(20000-[.$A1700])/([.D$2]*1000)" office:value-type="float" office:value="0.08468" calcext:value-type="float">
            <text:p>0.08468</text:p>
          </table:table-cell>
          <table:table-cell table:formula="of:=(20000-[.$A1700])/([.E$2]*1000)" office:value-type="float" office:value="0.04234" calcext:value-type="float">
            <text:p>0.04234</text:p>
          </table:table-cell>
        </table:table-row>
        <table:table-row table:style-name="ro1">
          <table:table-cell office:value-type="float" office:value="15708" calcext:value-type="float">
            <text:p>15708</text:p>
          </table:table-cell>
          <table:table-cell table:formula="of:=(20000-[.$A1701])/([.B$2]*1000)" office:value-type="float" office:value="0.4292" calcext:value-type="float">
            <text:p>0.4292</text:p>
          </table:table-cell>
          <table:table-cell table:style-name="Default" table:formula="of:=(20000-[.$A1701])/([.C$2]*1000)" office:value-type="float" office:value="0.2146" calcext:value-type="float">
            <text:p>0.2146</text:p>
          </table:table-cell>
          <table:table-cell table:formula="of:=(20000-[.$A1701])/([.D$2]*1000)" office:value-type="float" office:value="0.08584" calcext:value-type="float">
            <text:p>0.08584</text:p>
          </table:table-cell>
          <table:table-cell table:formula="of:=(20000-[.$A1701])/([.E$2]*1000)" office:value-type="float" office:value="0.04292" calcext:value-type="float">
            <text:p>0.04292</text:p>
          </table:table-cell>
        </table:table-row>
        <table:table-row table:style-name="ro1">
          <table:table-cell office:value-type="float" office:value="15752" calcext:value-type="float">
            <text:p>15752</text:p>
          </table:table-cell>
          <table:table-cell table:formula="of:=(20000-[.$A1702])/([.B$2]*1000)" office:value-type="float" office:value="0.4248" calcext:value-type="float">
            <text:p>0.4248</text:p>
          </table:table-cell>
          <table:table-cell table:style-name="Default" table:formula="of:=(20000-[.$A1702])/([.C$2]*1000)" office:value-type="float" office:value="0.2124" calcext:value-type="float">
            <text:p>0.2124</text:p>
          </table:table-cell>
          <table:table-cell table:formula="of:=(20000-[.$A1702])/([.D$2]*1000)" office:value-type="float" office:value="0.08496" calcext:value-type="float">
            <text:p>0.08496</text:p>
          </table:table-cell>
          <table:table-cell table:formula="of:=(20000-[.$A1702])/([.E$2]*1000)" office:value-type="float" office:value="0.04248" calcext:value-type="float">
            <text:p>0.04248</text:p>
          </table:table-cell>
        </table:table-row>
        <table:table-row table:style-name="ro1">
          <table:table-cell office:value-type="float" office:value="15759" calcext:value-type="float">
            <text:p>15759</text:p>
          </table:table-cell>
          <table:table-cell table:formula="of:=(20000-[.$A1703])/([.B$2]*1000)" office:value-type="float" office:value="0.4241" calcext:value-type="float">
            <text:p>0.4241</text:p>
          </table:table-cell>
          <table:table-cell table:style-name="Default" table:formula="of:=(20000-[.$A1703])/([.C$2]*1000)" office:value-type="float" office:value="0.21205" calcext:value-type="float">
            <text:p>0.21205</text:p>
          </table:table-cell>
          <table:table-cell table:formula="of:=(20000-[.$A1703])/([.D$2]*1000)" office:value-type="float" office:value="0.08482" calcext:value-type="float">
            <text:p>0.08482</text:p>
          </table:table-cell>
          <table:table-cell table:formula="of:=(20000-[.$A1703])/([.E$2]*1000)" office:value-type="float" office:value="0.04241" calcext:value-type="float">
            <text:p>0.04241</text:p>
          </table:table-cell>
        </table:table-row>
        <table:table-row table:style-name="ro1">
          <table:table-cell office:value-type="float" office:value="15759" calcext:value-type="float">
            <text:p>15759</text:p>
          </table:table-cell>
          <table:table-cell table:formula="of:=(20000-[.$A1704])/([.B$2]*1000)" office:value-type="float" office:value="0.4241" calcext:value-type="float">
            <text:p>0.4241</text:p>
          </table:table-cell>
          <table:table-cell table:style-name="Default" table:formula="of:=(20000-[.$A1704])/([.C$2]*1000)" office:value-type="float" office:value="0.21205" calcext:value-type="float">
            <text:p>0.21205</text:p>
          </table:table-cell>
          <table:table-cell table:formula="of:=(20000-[.$A1704])/([.D$2]*1000)" office:value-type="float" office:value="0.08482" calcext:value-type="float">
            <text:p>0.08482</text:p>
          </table:table-cell>
          <table:table-cell table:formula="of:=(20000-[.$A1704])/([.E$2]*1000)" office:value-type="float" office:value="0.04241" calcext:value-type="float">
            <text:p>0.04241</text:p>
          </table:table-cell>
        </table:table-row>
        <table:table-row table:style-name="ro1">
          <table:table-cell office:value-type="float" office:value="15720" calcext:value-type="float">
            <text:p>15720</text:p>
          </table:table-cell>
          <table:table-cell table:formula="of:=(20000-[.$A1705])/([.B$2]*1000)" office:value-type="float" office:value="0.428" calcext:value-type="float">
            <text:p>0.428</text:p>
          </table:table-cell>
          <table:table-cell table:style-name="Default" table:formula="of:=(20000-[.$A1705])/([.C$2]*1000)" office:value-type="float" office:value="0.214" calcext:value-type="float">
            <text:p>0.214</text:p>
          </table:table-cell>
          <table:table-cell table:formula="of:=(20000-[.$A1705])/([.D$2]*1000)" office:value-type="float" office:value="0.0856" calcext:value-type="float">
            <text:p>0.0856</text:p>
          </table:table-cell>
          <table:table-cell table:formula="of:=(20000-[.$A1705])/([.E$2]*1000)"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15758" calcext:value-type="float">
            <text:p>15758</text:p>
          </table:table-cell>
          <table:table-cell table:formula="of:=(20000-[.$A1706])/([.B$2]*1000)" office:value-type="float" office:value="0.4242" calcext:value-type="float">
            <text:p>0.4242</text:p>
          </table:table-cell>
          <table:table-cell table:style-name="Default" table:formula="of:=(20000-[.$A1706])/([.C$2]*1000)" office:value-type="float" office:value="0.2121" calcext:value-type="float">
            <text:p>0.2121</text:p>
          </table:table-cell>
          <table:table-cell table:formula="of:=(20000-[.$A1706])/([.D$2]*1000)" office:value-type="float" office:value="0.08484" calcext:value-type="float">
            <text:p>0.08484</text:p>
          </table:table-cell>
          <table:table-cell table:formula="of:=(20000-[.$A1706])/([.E$2]*1000)" office:value-type="float" office:value="0.04242" calcext:value-type="float">
            <text:p>0.04242</text:p>
          </table:table-cell>
        </table:table-row>
        <table:table-row table:style-name="ro1">
          <table:table-cell office:value-type="float" office:value="15733" calcext:value-type="float">
            <text:p>15733</text:p>
          </table:table-cell>
          <table:table-cell table:formula="of:=(20000-[.$A1707])/([.B$2]*1000)" office:value-type="float" office:value="0.4267" calcext:value-type="float">
            <text:p>0.4267</text:p>
          </table:table-cell>
          <table:table-cell table:style-name="Default" table:formula="of:=(20000-[.$A1707])/([.C$2]*1000)" office:value-type="float" office:value="0.21335" calcext:value-type="float">
            <text:p>0.21335</text:p>
          </table:table-cell>
          <table:table-cell table:formula="of:=(20000-[.$A1707])/([.D$2]*1000)" office:value-type="float" office:value="0.08534" calcext:value-type="float">
            <text:p>0.08534</text:p>
          </table:table-cell>
          <table:table-cell table:formula="of:=(20000-[.$A1707])/([.E$2]*1000)" office:value-type="float" office:value="0.04267" calcext:value-type="float">
            <text:p>0.04267</text:p>
          </table:table-cell>
        </table:table-row>
        <table:table-row table:style-name="ro1">
          <table:table-cell office:value-type="float" office:value="15733" calcext:value-type="float">
            <text:p>15733</text:p>
          </table:table-cell>
          <table:table-cell table:formula="of:=(20000-[.$A1708])/([.B$2]*1000)" office:value-type="float" office:value="0.4267" calcext:value-type="float">
            <text:p>0.4267</text:p>
          </table:table-cell>
          <table:table-cell table:style-name="Default" table:formula="of:=(20000-[.$A1708])/([.C$2]*1000)" office:value-type="float" office:value="0.21335" calcext:value-type="float">
            <text:p>0.21335</text:p>
          </table:table-cell>
          <table:table-cell table:formula="of:=(20000-[.$A1708])/([.D$2]*1000)" office:value-type="float" office:value="0.08534" calcext:value-type="float">
            <text:p>0.08534</text:p>
          </table:table-cell>
          <table:table-cell table:formula="of:=(20000-[.$A1708])/([.E$2]*1000)" office:value-type="float" office:value="0.04267" calcext:value-type="float">
            <text:p>0.04267</text:p>
          </table:table-cell>
        </table:table-row>
        <table:table-row table:style-name="ro1">
          <table:table-cell office:value-type="float" office:value="15729" calcext:value-type="float">
            <text:p>15729</text:p>
          </table:table-cell>
          <table:table-cell table:formula="of:=(20000-[.$A1709])/([.B$2]*1000)" office:value-type="float" office:value="0.4271" calcext:value-type="float">
            <text:p>0.4271</text:p>
          </table:table-cell>
          <table:table-cell table:style-name="Default" table:formula="of:=(20000-[.$A1709])/([.C$2]*1000)" office:value-type="float" office:value="0.21355" calcext:value-type="float">
            <text:p>0.21355</text:p>
          </table:table-cell>
          <table:table-cell table:formula="of:=(20000-[.$A1709])/([.D$2]*1000)" office:value-type="float" office:value="0.08542" calcext:value-type="float">
            <text:p>0.08542</text:p>
          </table:table-cell>
          <table:table-cell table:formula="of:=(20000-[.$A1709])/([.E$2]*1000)" office:value-type="float" office:value="0.04271" calcext:value-type="float">
            <text:p>0.04271</text:p>
          </table:table-cell>
        </table:table-row>
        <table:table-row table:style-name="ro1">
          <table:table-cell office:value-type="float" office:value="15718" calcext:value-type="float">
            <text:p>15718</text:p>
          </table:table-cell>
          <table:table-cell table:formula="of:=(20000-[.$A1710])/([.B$2]*1000)" office:value-type="float" office:value="0.4282" calcext:value-type="float">
            <text:p>0.4282</text:p>
          </table:table-cell>
          <table:table-cell table:style-name="Default" table:formula="of:=(20000-[.$A1710])/([.C$2]*1000)" office:value-type="float" office:value="0.2141" calcext:value-type="float">
            <text:p>0.2141</text:p>
          </table:table-cell>
          <table:table-cell table:formula="of:=(20000-[.$A1710])/([.D$2]*1000)" office:value-type="float" office:value="0.08564" calcext:value-type="float">
            <text:p>0.08564</text:p>
          </table:table-cell>
          <table:table-cell table:formula="of:=(20000-[.$A1710])/([.E$2]*1000)" office:value-type="float" office:value="0.04282" calcext:value-type="float">
            <text:p>0.04282</text:p>
          </table:table-cell>
        </table:table-row>
        <table:table-row table:style-name="ro1">
          <table:table-cell office:value-type="float" office:value="15729" calcext:value-type="float">
            <text:p>15729</text:p>
          </table:table-cell>
          <table:table-cell table:formula="of:=(20000-[.$A1711])/([.B$2]*1000)" office:value-type="float" office:value="0.4271" calcext:value-type="float">
            <text:p>0.4271</text:p>
          </table:table-cell>
          <table:table-cell table:style-name="Default" table:formula="of:=(20000-[.$A1711])/([.C$2]*1000)" office:value-type="float" office:value="0.21355" calcext:value-type="float">
            <text:p>0.21355</text:p>
          </table:table-cell>
          <table:table-cell table:formula="of:=(20000-[.$A1711])/([.D$2]*1000)" office:value-type="float" office:value="0.08542" calcext:value-type="float">
            <text:p>0.08542</text:p>
          </table:table-cell>
          <table:table-cell table:formula="of:=(20000-[.$A1711])/([.E$2]*1000)" office:value-type="float" office:value="0.04271" calcext:value-type="float">
            <text:p>0.04271</text:p>
          </table:table-cell>
        </table:table-row>
        <table:table-row table:style-name="ro1">
          <table:table-cell office:value-type="float" office:value="15713" calcext:value-type="float">
            <text:p>15713</text:p>
          </table:table-cell>
          <table:table-cell table:formula="of:=(20000-[.$A1712])/([.B$2]*1000)" office:value-type="float" office:value="0.4287" calcext:value-type="float">
            <text:p>0.4287</text:p>
          </table:table-cell>
          <table:table-cell table:style-name="Default" table:formula="of:=(20000-[.$A1712])/([.C$2]*1000)" office:value-type="float" office:value="0.21435" calcext:value-type="float">
            <text:p>0.21435</text:p>
          </table:table-cell>
          <table:table-cell table:formula="of:=(20000-[.$A1712])/([.D$2]*1000)" office:value-type="float" office:value="0.08574" calcext:value-type="float">
            <text:p>0.08574</text:p>
          </table:table-cell>
          <table:table-cell table:formula="of:=(20000-[.$A1712])/([.E$2]*1000)" office:value-type="float" office:value="0.04287" calcext:value-type="float">
            <text:p>0.04287</text:p>
          </table:table-cell>
        </table:table-row>
        <table:table-row table:style-name="ro1">
          <table:table-cell office:value-type="float" office:value="15711" calcext:value-type="float">
            <text:p>15711</text:p>
          </table:table-cell>
          <table:table-cell table:formula="of:=(20000-[.$A1713])/([.B$2]*1000)" office:value-type="float" office:value="0.4289" calcext:value-type="float">
            <text:p>0.4289</text:p>
          </table:table-cell>
          <table:table-cell table:style-name="Default" table:formula="of:=(20000-[.$A1713])/([.C$2]*1000)" office:value-type="float" office:value="0.21445" calcext:value-type="float">
            <text:p>0.21445</text:p>
          </table:table-cell>
          <table:table-cell table:formula="of:=(20000-[.$A1713])/([.D$2]*1000)" office:value-type="float" office:value="0.08578" calcext:value-type="float">
            <text:p>0.08578</text:p>
          </table:table-cell>
          <table:table-cell table:formula="of:=(20000-[.$A1713])/([.E$2]*1000)" office:value-type="float" office:value="0.04289" calcext:value-type="float">
            <text:p>0.04289</text:p>
          </table:table-cell>
        </table:table-row>
        <table:table-row table:style-name="ro1">
          <table:table-cell office:value-type="float" office:value="15727" calcext:value-type="float">
            <text:p>15727</text:p>
          </table:table-cell>
          <table:table-cell table:formula="of:=(20000-[.$A1714])/([.B$2]*1000)" office:value-type="float" office:value="0.4273" calcext:value-type="float">
            <text:p>0.4273</text:p>
          </table:table-cell>
          <table:table-cell table:style-name="Default" table:formula="of:=(20000-[.$A1714])/([.C$2]*1000)" office:value-type="float" office:value="0.21365" calcext:value-type="float">
            <text:p>0.21365</text:p>
          </table:table-cell>
          <table:table-cell table:formula="of:=(20000-[.$A1714])/([.D$2]*1000)" office:value-type="float" office:value="0.08546" calcext:value-type="float">
            <text:p>0.08546</text:p>
          </table:table-cell>
          <table:table-cell table:formula="of:=(20000-[.$A1714])/([.E$2]*1000)" office:value-type="float" office:value="0.04273" calcext:value-type="float">
            <text:p>0.04273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1715])/([.B$2]*1000)" office:value-type="float" office:value="0.4236" calcext:value-type="float">
            <text:p>0.4236</text:p>
          </table:table-cell>
          <table:table-cell table:style-name="Default" table:formula="of:=(20000-[.$A1715])/([.C$2]*1000)" office:value-type="float" office:value="0.2118" calcext:value-type="float">
            <text:p>0.2118</text:p>
          </table:table-cell>
          <table:table-cell table:formula="of:=(20000-[.$A1715])/([.D$2]*1000)" office:value-type="float" office:value="0.08472" calcext:value-type="float">
            <text:p>0.08472</text:p>
          </table:table-cell>
          <table:table-cell table:formula="of:=(20000-[.$A1715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54" calcext:value-type="float">
            <text:p>15754</text:p>
          </table:table-cell>
          <table:table-cell table:formula="of:=(20000-[.$A1716])/([.B$2]*1000)" office:value-type="float" office:value="0.4246" calcext:value-type="float">
            <text:p>0.4246</text:p>
          </table:table-cell>
          <table:table-cell table:style-name="Default" table:formula="of:=(20000-[.$A1716])/([.C$2]*1000)" office:value-type="float" office:value="0.2123" calcext:value-type="float">
            <text:p>0.2123</text:p>
          </table:table-cell>
          <table:table-cell table:formula="of:=(20000-[.$A1716])/([.D$2]*1000)" office:value-type="float" office:value="0.08492" calcext:value-type="float">
            <text:p>0.08492</text:p>
          </table:table-cell>
          <table:table-cell table:formula="of:=(20000-[.$A1716])/([.E$2]*1000)" office:value-type="float" office:value="0.04246" calcext:value-type="float">
            <text:p>0.04246</text:p>
          </table:table-cell>
        </table:table-row>
        <table:table-row table:style-name="ro1">
          <table:table-cell office:value-type="float" office:value="15720" calcext:value-type="float">
            <text:p>15720</text:p>
          </table:table-cell>
          <table:table-cell table:formula="of:=(20000-[.$A1717])/([.B$2]*1000)" office:value-type="float" office:value="0.428" calcext:value-type="float">
            <text:p>0.428</text:p>
          </table:table-cell>
          <table:table-cell table:style-name="Default" table:formula="of:=(20000-[.$A1717])/([.C$2]*1000)" office:value-type="float" office:value="0.214" calcext:value-type="float">
            <text:p>0.214</text:p>
          </table:table-cell>
          <table:table-cell table:formula="of:=(20000-[.$A1717])/([.D$2]*1000)" office:value-type="float" office:value="0.0856" calcext:value-type="float">
            <text:p>0.0856</text:p>
          </table:table-cell>
          <table:table-cell table:formula="of:=(20000-[.$A1717])/([.E$2]*1000)"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15765" calcext:value-type="float">
            <text:p>15765</text:p>
          </table:table-cell>
          <table:table-cell table:formula="of:=(20000-[.$A1718])/([.B$2]*1000)" office:value-type="float" office:value="0.4235" calcext:value-type="float">
            <text:p>0.4235</text:p>
          </table:table-cell>
          <table:table-cell table:style-name="Default" table:formula="of:=(20000-[.$A1718])/([.C$2]*1000)" office:value-type="float" office:value="0.21175" calcext:value-type="float">
            <text:p>0.21175</text:p>
          </table:table-cell>
          <table:table-cell table:formula="of:=(20000-[.$A1718])/([.D$2]*1000)" office:value-type="float" office:value="0.0847" calcext:value-type="float">
            <text:p>0.0847</text:p>
          </table:table-cell>
          <table:table-cell table:formula="of:=(20000-[.$A1718])/([.E$2]*1000)" office:value-type="float" office:value="0.04235" calcext:value-type="float">
            <text:p>0.04235</text:p>
          </table:table-cell>
        </table:table-row>
        <table:table-row table:style-name="ro1">
          <table:table-cell office:value-type="float" office:value="15737" calcext:value-type="float">
            <text:p>15737</text:p>
          </table:table-cell>
          <table:table-cell table:formula="of:=(20000-[.$A1719])/([.B$2]*1000)" office:value-type="float" office:value="0.4263" calcext:value-type="float">
            <text:p>0.4263</text:p>
          </table:table-cell>
          <table:table-cell table:style-name="Default" table:formula="of:=(20000-[.$A1719])/([.C$2]*1000)" office:value-type="float" office:value="0.21315" calcext:value-type="float">
            <text:p>0.21315</text:p>
          </table:table-cell>
          <table:table-cell table:formula="of:=(20000-[.$A1719])/([.D$2]*1000)" office:value-type="float" office:value="0.08526" calcext:value-type="float">
            <text:p>0.08526</text:p>
          </table:table-cell>
          <table:table-cell table:formula="of:=(20000-[.$A1719])/([.E$2]*1000)" office:value-type="float" office:value="0.04263" calcext:value-type="float">
            <text:p>0.04263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1720])/([.B$2]*1000)" office:value-type="float" office:value="0.4238" calcext:value-type="float">
            <text:p>0.4238</text:p>
          </table:table-cell>
          <table:table-cell table:style-name="Default" table:formula="of:=(20000-[.$A1720])/([.C$2]*1000)" office:value-type="float" office:value="0.2119" calcext:value-type="float">
            <text:p>0.2119</text:p>
          </table:table-cell>
          <table:table-cell table:formula="of:=(20000-[.$A1720])/([.D$2]*1000)" office:value-type="float" office:value="0.08476" calcext:value-type="float">
            <text:p>0.08476</text:p>
          </table:table-cell>
          <table:table-cell table:formula="of:=(20000-[.$A1720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20" calcext:value-type="float">
            <text:p>15720</text:p>
          </table:table-cell>
          <table:table-cell table:formula="of:=(20000-[.$A1721])/([.B$2]*1000)" office:value-type="float" office:value="0.428" calcext:value-type="float">
            <text:p>0.428</text:p>
          </table:table-cell>
          <table:table-cell table:style-name="Default" table:formula="of:=(20000-[.$A1721])/([.C$2]*1000)" office:value-type="float" office:value="0.214" calcext:value-type="float">
            <text:p>0.214</text:p>
          </table:table-cell>
          <table:table-cell table:formula="of:=(20000-[.$A1721])/([.D$2]*1000)" office:value-type="float" office:value="0.0856" calcext:value-type="float">
            <text:p>0.0856</text:p>
          </table:table-cell>
          <table:table-cell table:formula="of:=(20000-[.$A1721])/([.E$2]*1000)"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1722])/([.B$2]*1000)" office:value-type="float" office:value="0.4239" calcext:value-type="float">
            <text:p>0.4239</text:p>
          </table:table-cell>
          <table:table-cell table:style-name="Default" table:formula="of:=(20000-[.$A1722])/([.C$2]*1000)" office:value-type="float" office:value="0.21195" calcext:value-type="float">
            <text:p>0.21195</text:p>
          </table:table-cell>
          <table:table-cell table:formula="of:=(20000-[.$A1722])/([.D$2]*1000)" office:value-type="float" office:value="0.08478" calcext:value-type="float">
            <text:p>0.08478</text:p>
          </table:table-cell>
          <table:table-cell table:formula="of:=(20000-[.$A1722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23" calcext:value-type="float">
            <text:p>15723</text:p>
          </table:table-cell>
          <table:table-cell table:formula="of:=(20000-[.$A1723])/([.B$2]*1000)" office:value-type="float" office:value="0.4277" calcext:value-type="float">
            <text:p>0.4277</text:p>
          </table:table-cell>
          <table:table-cell table:style-name="Default" table:formula="of:=(20000-[.$A1723])/([.C$2]*1000)" office:value-type="float" office:value="0.21385" calcext:value-type="float">
            <text:p>0.21385</text:p>
          </table:table-cell>
          <table:table-cell table:formula="of:=(20000-[.$A1723])/([.D$2]*1000)" office:value-type="float" office:value="0.08554" calcext:value-type="float">
            <text:p>0.08554</text:p>
          </table:table-cell>
          <table:table-cell table:formula="of:=(20000-[.$A1723])/([.E$2]*1000)" office:value-type="float" office:value="0.04277" calcext:value-type="float">
            <text:p>0.04277</text:p>
          </table:table-cell>
        </table:table-row>
        <table:table-row table:style-name="ro1">
          <table:table-cell office:value-type="float" office:value="15730" calcext:value-type="float">
            <text:p>15730</text:p>
          </table:table-cell>
          <table:table-cell table:formula="of:=(20000-[.$A1724])/([.B$2]*1000)" office:value-type="float" office:value="0.427" calcext:value-type="float">
            <text:p>0.427</text:p>
          </table:table-cell>
          <table:table-cell table:style-name="Default" table:formula="of:=(20000-[.$A1724])/([.C$2]*1000)" office:value-type="float" office:value="0.2135" calcext:value-type="float">
            <text:p>0.2135</text:p>
          </table:table-cell>
          <table:table-cell table:formula="of:=(20000-[.$A1724])/([.D$2]*1000)" office:value-type="float" office:value="0.0854" calcext:value-type="float">
            <text:p>0.0854</text:p>
          </table:table-cell>
          <table:table-cell table:formula="of:=(20000-[.$A1724])/([.E$2]*1000)" office:value-type="float" office:value="0.0427" calcext:value-type="float">
            <text:p>0.0427</text:p>
          </table:table-cell>
        </table:table-row>
        <table:table-row table:style-name="ro1">
          <table:table-cell office:value-type="float" office:value="15719" calcext:value-type="float">
            <text:p>15719</text:p>
          </table:table-cell>
          <table:table-cell table:formula="of:=(20000-[.$A1725])/([.B$2]*1000)" office:value-type="float" office:value="0.4281" calcext:value-type="float">
            <text:p>0.4281</text:p>
          </table:table-cell>
          <table:table-cell table:style-name="Default" table:formula="of:=(20000-[.$A1725])/([.C$2]*1000)" office:value-type="float" office:value="0.21405" calcext:value-type="float">
            <text:p>0.21405</text:p>
          </table:table-cell>
          <table:table-cell table:formula="of:=(20000-[.$A1725])/([.D$2]*1000)" office:value-type="float" office:value="0.08562" calcext:value-type="float">
            <text:p>0.08562</text:p>
          </table:table-cell>
          <table:table-cell table:formula="of:=(20000-[.$A1725])/([.E$2]*1000)" office:value-type="float" office:value="0.04281" calcext:value-type="float">
            <text:p>0.04281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1726])/([.B$2]*1000)" office:value-type="float" office:value="0.4237" calcext:value-type="float">
            <text:p>0.4237</text:p>
          </table:table-cell>
          <table:table-cell table:style-name="Default" table:formula="of:=(20000-[.$A1726])/([.C$2]*1000)" office:value-type="float" office:value="0.21185" calcext:value-type="float">
            <text:p>0.21185</text:p>
          </table:table-cell>
          <table:table-cell table:formula="of:=(20000-[.$A1726])/([.D$2]*1000)" office:value-type="float" office:value="0.08474" calcext:value-type="float">
            <text:p>0.08474</text:p>
          </table:table-cell>
          <table:table-cell table:formula="of:=(20000-[.$A1726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05" calcext:value-type="float">
            <text:p>15705</text:p>
          </table:table-cell>
          <table:table-cell table:formula="of:=(20000-[.$A1727])/([.B$2]*1000)" office:value-type="float" office:value="0.4295" calcext:value-type="float">
            <text:p>0.4295</text:p>
          </table:table-cell>
          <table:table-cell table:style-name="Default" table:formula="of:=(20000-[.$A1727])/([.C$2]*1000)" office:value-type="float" office:value="0.21475" calcext:value-type="float">
            <text:p>0.21475</text:p>
          </table:table-cell>
          <table:table-cell table:formula="of:=(20000-[.$A1727])/([.D$2]*1000)" office:value-type="float" office:value="0.0859" calcext:value-type="float">
            <text:p>0.0859</text:p>
          </table:table-cell>
          <table:table-cell table:formula="of:=(20000-[.$A1727])/([.E$2]*1000)" office:value-type="float" office:value="0.04295" calcext:value-type="float">
            <text:p>0.04295</text:p>
          </table:table-cell>
        </table:table-row>
        <table:table-row table:style-name="ro1">
          <table:table-cell office:value-type="float" office:value="15747" calcext:value-type="float">
            <text:p>15747</text:p>
          </table:table-cell>
          <table:table-cell table:formula="of:=(20000-[.$A1728])/([.B$2]*1000)" office:value-type="float" office:value="0.4253" calcext:value-type="float">
            <text:p>0.4253</text:p>
          </table:table-cell>
          <table:table-cell table:style-name="Default" table:formula="of:=(20000-[.$A1728])/([.C$2]*1000)" office:value-type="float" office:value="0.21265" calcext:value-type="float">
            <text:p>0.21265</text:p>
          </table:table-cell>
          <table:table-cell table:formula="of:=(20000-[.$A1728])/([.D$2]*1000)" office:value-type="float" office:value="0.08506" calcext:value-type="float">
            <text:p>0.08506</text:p>
          </table:table-cell>
          <table:table-cell table:formula="of:=(20000-[.$A1728])/([.E$2]*1000)" office:value-type="float" office:value="0.04253" calcext:value-type="float">
            <text:p>0.04253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1729])/([.B$2]*1000)" office:value-type="float" office:value="0.4238" calcext:value-type="float">
            <text:p>0.4238</text:p>
          </table:table-cell>
          <table:table-cell table:style-name="Default" table:formula="of:=(20000-[.$A1729])/([.C$2]*1000)" office:value-type="float" office:value="0.2119" calcext:value-type="float">
            <text:p>0.2119</text:p>
          </table:table-cell>
          <table:table-cell table:formula="of:=(20000-[.$A1729])/([.D$2]*1000)" office:value-type="float" office:value="0.08476" calcext:value-type="float">
            <text:p>0.08476</text:p>
          </table:table-cell>
          <table:table-cell table:formula="of:=(20000-[.$A1729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1730])/([.B$2]*1000)" office:value-type="float" office:value="0.4237" calcext:value-type="float">
            <text:p>0.4237</text:p>
          </table:table-cell>
          <table:table-cell table:style-name="Default" table:formula="of:=(20000-[.$A1730])/([.C$2]*1000)" office:value-type="float" office:value="0.21185" calcext:value-type="float">
            <text:p>0.21185</text:p>
          </table:table-cell>
          <table:table-cell table:formula="of:=(20000-[.$A1730])/([.D$2]*1000)" office:value-type="float" office:value="0.08474" calcext:value-type="float">
            <text:p>0.08474</text:p>
          </table:table-cell>
          <table:table-cell table:formula="of:=(20000-[.$A1730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1731])/([.B$2]*1000)" office:value-type="float" office:value="0.4237" calcext:value-type="float">
            <text:p>0.4237</text:p>
          </table:table-cell>
          <table:table-cell table:style-name="Default" table:formula="of:=(20000-[.$A1731])/([.C$2]*1000)" office:value-type="float" office:value="0.21185" calcext:value-type="float">
            <text:p>0.21185</text:p>
          </table:table-cell>
          <table:table-cell table:formula="of:=(20000-[.$A1731])/([.D$2]*1000)" office:value-type="float" office:value="0.08474" calcext:value-type="float">
            <text:p>0.08474</text:p>
          </table:table-cell>
          <table:table-cell table:formula="of:=(20000-[.$A1731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36" calcext:value-type="float">
            <text:p>15736</text:p>
          </table:table-cell>
          <table:table-cell table:formula="of:=(20000-[.$A1732])/([.B$2]*1000)" office:value-type="float" office:value="0.4264" calcext:value-type="float">
            <text:p>0.4264</text:p>
          </table:table-cell>
          <table:table-cell table:style-name="Default" table:formula="of:=(20000-[.$A1732])/([.C$2]*1000)" office:value-type="float" office:value="0.2132" calcext:value-type="float">
            <text:p>0.2132</text:p>
          </table:table-cell>
          <table:table-cell table:formula="of:=(20000-[.$A1732])/([.D$2]*1000)" office:value-type="float" office:value="0.08528" calcext:value-type="float">
            <text:p>0.08528</text:p>
          </table:table-cell>
          <table:table-cell table:formula="of:=(20000-[.$A1732])/([.E$2]*1000)" office:value-type="float" office:value="0.04264" calcext:value-type="float">
            <text:p>0.04264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1733])/([.B$2]*1000)" office:value-type="float" office:value="0.4238" calcext:value-type="float">
            <text:p>0.4238</text:p>
          </table:table-cell>
          <table:table-cell table:style-name="Default" table:formula="of:=(20000-[.$A1733])/([.C$2]*1000)" office:value-type="float" office:value="0.2119" calcext:value-type="float">
            <text:p>0.2119</text:p>
          </table:table-cell>
          <table:table-cell table:formula="of:=(20000-[.$A1733])/([.D$2]*1000)" office:value-type="float" office:value="0.08476" calcext:value-type="float">
            <text:p>0.08476</text:p>
          </table:table-cell>
          <table:table-cell table:formula="of:=(20000-[.$A1733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46" calcext:value-type="float">
            <text:p>15746</text:p>
          </table:table-cell>
          <table:table-cell table:formula="of:=(20000-[.$A1734])/([.B$2]*1000)" office:value-type="float" office:value="0.4254" calcext:value-type="float">
            <text:p>0.4254</text:p>
          </table:table-cell>
          <table:table-cell table:style-name="Default" table:formula="of:=(20000-[.$A1734])/([.C$2]*1000)" office:value-type="float" office:value="0.2127" calcext:value-type="float">
            <text:p>0.2127</text:p>
          </table:table-cell>
          <table:table-cell table:formula="of:=(20000-[.$A1734])/([.D$2]*1000)" office:value-type="float" office:value="0.08508" calcext:value-type="float">
            <text:p>0.08508</text:p>
          </table:table-cell>
          <table:table-cell table:formula="of:=(20000-[.$A1734])/([.E$2]*1000)" office:value-type="float" office:value="0.04254" calcext:value-type="float">
            <text:p>0.04254</text:p>
          </table:table-cell>
        </table:table-row>
        <table:table-row table:style-name="ro1">
          <table:table-cell office:value-type="float" office:value="15729" calcext:value-type="float">
            <text:p>15729</text:p>
          </table:table-cell>
          <table:table-cell table:formula="of:=(20000-[.$A1735])/([.B$2]*1000)" office:value-type="float" office:value="0.4271" calcext:value-type="float">
            <text:p>0.4271</text:p>
          </table:table-cell>
          <table:table-cell table:style-name="Default" table:formula="of:=(20000-[.$A1735])/([.C$2]*1000)" office:value-type="float" office:value="0.21355" calcext:value-type="float">
            <text:p>0.21355</text:p>
          </table:table-cell>
          <table:table-cell table:formula="of:=(20000-[.$A1735])/([.D$2]*1000)" office:value-type="float" office:value="0.08542" calcext:value-type="float">
            <text:p>0.08542</text:p>
          </table:table-cell>
          <table:table-cell table:formula="of:=(20000-[.$A1735])/([.E$2]*1000)" office:value-type="float" office:value="0.04271" calcext:value-type="float">
            <text:p>0.04271</text:p>
          </table:table-cell>
        </table:table-row>
        <table:table-row table:style-name="ro1">
          <table:table-cell office:value-type="float" office:value="15716" calcext:value-type="float">
            <text:p>15716</text:p>
          </table:table-cell>
          <table:table-cell table:formula="of:=(20000-[.$A1736])/([.B$2]*1000)" office:value-type="float" office:value="0.4284" calcext:value-type="float">
            <text:p>0.4284</text:p>
          </table:table-cell>
          <table:table-cell table:style-name="Default" table:formula="of:=(20000-[.$A1736])/([.C$2]*1000)" office:value-type="float" office:value="0.2142" calcext:value-type="float">
            <text:p>0.2142</text:p>
          </table:table-cell>
          <table:table-cell table:formula="of:=(20000-[.$A1736])/([.D$2]*1000)" office:value-type="float" office:value="0.08568" calcext:value-type="float">
            <text:p>0.08568</text:p>
          </table:table-cell>
          <table:table-cell table:formula="of:=(20000-[.$A1736])/([.E$2]*1000)" office:value-type="float" office:value="0.04284" calcext:value-type="float">
            <text:p>0.04284</text:p>
          </table:table-cell>
        </table:table-row>
        <table:table-row table:style-name="ro1">
          <table:table-cell office:value-type="float" office:value="15718" calcext:value-type="float">
            <text:p>15718</text:p>
          </table:table-cell>
          <table:table-cell table:formula="of:=(20000-[.$A1737])/([.B$2]*1000)" office:value-type="float" office:value="0.4282" calcext:value-type="float">
            <text:p>0.4282</text:p>
          </table:table-cell>
          <table:table-cell table:style-name="Default" table:formula="of:=(20000-[.$A1737])/([.C$2]*1000)" office:value-type="float" office:value="0.2141" calcext:value-type="float">
            <text:p>0.2141</text:p>
          </table:table-cell>
          <table:table-cell table:formula="of:=(20000-[.$A1737])/([.D$2]*1000)" office:value-type="float" office:value="0.08564" calcext:value-type="float">
            <text:p>0.08564</text:p>
          </table:table-cell>
          <table:table-cell table:formula="of:=(20000-[.$A1737])/([.E$2]*1000)" office:value-type="float" office:value="0.04282" calcext:value-type="float">
            <text:p>0.04282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1738])/([.B$2]*1000)" office:value-type="float" office:value="0.4236" calcext:value-type="float">
            <text:p>0.4236</text:p>
          </table:table-cell>
          <table:table-cell table:style-name="Default" table:formula="of:=(20000-[.$A1738])/([.C$2]*1000)" office:value-type="float" office:value="0.2118" calcext:value-type="float">
            <text:p>0.2118</text:p>
          </table:table-cell>
          <table:table-cell table:formula="of:=(20000-[.$A1738])/([.D$2]*1000)" office:value-type="float" office:value="0.08472" calcext:value-type="float">
            <text:p>0.08472</text:p>
          </table:table-cell>
          <table:table-cell table:formula="of:=(20000-[.$A1738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21" calcext:value-type="float">
            <text:p>15721</text:p>
          </table:table-cell>
          <table:table-cell table:formula="of:=(20000-[.$A1739])/([.B$2]*1000)" office:value-type="float" office:value="0.4279" calcext:value-type="float">
            <text:p>0.4279</text:p>
          </table:table-cell>
          <table:table-cell table:style-name="Default" table:formula="of:=(20000-[.$A1739])/([.C$2]*1000)" office:value-type="float" office:value="0.21395" calcext:value-type="float">
            <text:p>0.21395</text:p>
          </table:table-cell>
          <table:table-cell table:formula="of:=(20000-[.$A1739])/([.D$2]*1000)" office:value-type="float" office:value="0.08558" calcext:value-type="float">
            <text:p>0.08558</text:p>
          </table:table-cell>
          <table:table-cell table:formula="of:=(20000-[.$A1739])/([.E$2]*1000)" office:value-type="float" office:value="0.04279" calcext:value-type="float">
            <text:p>0.04279</text:p>
          </table:table-cell>
        </table:table-row>
        <table:table-row table:style-name="ro1">
          <table:table-cell office:value-type="float" office:value="15765" calcext:value-type="float">
            <text:p>15765</text:p>
          </table:table-cell>
          <table:table-cell table:formula="of:=(20000-[.$A1740])/([.B$2]*1000)" office:value-type="float" office:value="0.4235" calcext:value-type="float">
            <text:p>0.4235</text:p>
          </table:table-cell>
          <table:table-cell table:style-name="Default" table:formula="of:=(20000-[.$A1740])/([.C$2]*1000)" office:value-type="float" office:value="0.21175" calcext:value-type="float">
            <text:p>0.21175</text:p>
          </table:table-cell>
          <table:table-cell table:formula="of:=(20000-[.$A1740])/([.D$2]*1000)" office:value-type="float" office:value="0.0847" calcext:value-type="float">
            <text:p>0.0847</text:p>
          </table:table-cell>
          <table:table-cell table:formula="of:=(20000-[.$A1740])/([.E$2]*1000)" office:value-type="float" office:value="0.04235" calcext:value-type="float">
            <text:p>0.04235</text:p>
          </table:table-cell>
        </table:table-row>
        <table:table-row table:style-name="ro1">
          <table:table-cell office:value-type="float" office:value="15753" calcext:value-type="float">
            <text:p>15753</text:p>
          </table:table-cell>
          <table:table-cell table:formula="of:=(20000-[.$A1741])/([.B$2]*1000)" office:value-type="float" office:value="0.4247" calcext:value-type="float">
            <text:p>0.4247</text:p>
          </table:table-cell>
          <table:table-cell table:style-name="Default" table:formula="of:=(20000-[.$A1741])/([.C$2]*1000)" office:value-type="float" office:value="0.21235" calcext:value-type="float">
            <text:p>0.21235</text:p>
          </table:table-cell>
          <table:table-cell table:formula="of:=(20000-[.$A1741])/([.D$2]*1000)" office:value-type="float" office:value="0.08494" calcext:value-type="float">
            <text:p>0.08494</text:p>
          </table:table-cell>
          <table:table-cell table:formula="of:=(20000-[.$A1741])/([.E$2]*1000)" office:value-type="float" office:value="0.04247" calcext:value-type="float">
            <text:p>0.04247</text:p>
          </table:table-cell>
        </table:table-row>
        <table:table-row table:style-name="ro1">
          <table:table-cell office:value-type="float" office:value="15740" calcext:value-type="float">
            <text:p>15740</text:p>
          </table:table-cell>
          <table:table-cell table:formula="of:=(20000-[.$A1742])/([.B$2]*1000)" office:value-type="float" office:value="0.426" calcext:value-type="float">
            <text:p>0.426</text:p>
          </table:table-cell>
          <table:table-cell table:style-name="Default" table:formula="of:=(20000-[.$A1742])/([.C$2]*1000)" office:value-type="float" office:value="0.213" calcext:value-type="float">
            <text:p>0.213</text:p>
          </table:table-cell>
          <table:table-cell table:formula="of:=(20000-[.$A1742])/([.D$2]*1000)" office:value-type="float" office:value="0.0852" calcext:value-type="float">
            <text:p>0.0852</text:p>
          </table:table-cell>
          <table:table-cell table:formula="of:=(20000-[.$A1742])/([.E$2]*1000)" office:value-type="float" office:value="0.0426" calcext:value-type="float">
            <text:p>0.0426</text:p>
          </table:table-cell>
        </table:table-row>
        <table:table-row table:style-name="ro1">
          <table:table-cell office:value-type="float" office:value="15716" calcext:value-type="float">
            <text:p>15716</text:p>
          </table:table-cell>
          <table:table-cell table:formula="of:=(20000-[.$A1743])/([.B$2]*1000)" office:value-type="float" office:value="0.4284" calcext:value-type="float">
            <text:p>0.4284</text:p>
          </table:table-cell>
          <table:table-cell table:style-name="Default" table:formula="of:=(20000-[.$A1743])/([.C$2]*1000)" office:value-type="float" office:value="0.2142" calcext:value-type="float">
            <text:p>0.2142</text:p>
          </table:table-cell>
          <table:table-cell table:formula="of:=(20000-[.$A1743])/([.D$2]*1000)" office:value-type="float" office:value="0.08568" calcext:value-type="float">
            <text:p>0.08568</text:p>
          </table:table-cell>
          <table:table-cell table:formula="of:=(20000-[.$A1743])/([.E$2]*1000)" office:value-type="float" office:value="0.04284" calcext:value-type="float">
            <text:p>0.04284</text:p>
          </table:table-cell>
        </table:table-row>
        <table:table-row table:style-name="ro1">
          <table:table-cell office:value-type="float" office:value="15723" calcext:value-type="float">
            <text:p>15723</text:p>
          </table:table-cell>
          <table:table-cell table:formula="of:=(20000-[.$A1744])/([.B$2]*1000)" office:value-type="float" office:value="0.4277" calcext:value-type="float">
            <text:p>0.4277</text:p>
          </table:table-cell>
          <table:table-cell table:style-name="Default" table:formula="of:=(20000-[.$A1744])/([.C$2]*1000)" office:value-type="float" office:value="0.21385" calcext:value-type="float">
            <text:p>0.21385</text:p>
          </table:table-cell>
          <table:table-cell table:formula="of:=(20000-[.$A1744])/([.D$2]*1000)" office:value-type="float" office:value="0.08554" calcext:value-type="float">
            <text:p>0.08554</text:p>
          </table:table-cell>
          <table:table-cell table:formula="of:=(20000-[.$A1744])/([.E$2]*1000)" office:value-type="float" office:value="0.04277" calcext:value-type="float">
            <text:p>0.04277</text:p>
          </table:table-cell>
        </table:table-row>
        <table:table-row table:style-name="ro1">
          <table:table-cell office:value-type="float" office:value="15694" calcext:value-type="float">
            <text:p>15694</text:p>
          </table:table-cell>
          <table:table-cell table:formula="of:=(20000-[.$A1745])/([.B$2]*1000)" office:value-type="float" office:value="0.4306" calcext:value-type="float">
            <text:p>0.4306</text:p>
          </table:table-cell>
          <table:table-cell table:style-name="Default" table:formula="of:=(20000-[.$A1745])/([.C$2]*1000)" office:value-type="float" office:value="0.2153" calcext:value-type="float">
            <text:p>0.2153</text:p>
          </table:table-cell>
          <table:table-cell table:formula="of:=(20000-[.$A1745])/([.D$2]*1000)" office:value-type="float" office:value="0.08612" calcext:value-type="float">
            <text:p>0.08612</text:p>
          </table:table-cell>
          <table:table-cell table:formula="of:=(20000-[.$A1745])/([.E$2]*1000)" office:value-type="float" office:value="0.04306" calcext:value-type="float">
            <text:p>0.04306</text:p>
          </table:table-cell>
        </table:table-row>
        <table:table-row table:style-name="ro1">
          <table:table-cell office:value-type="float" office:value="15757" calcext:value-type="float">
            <text:p>15757</text:p>
          </table:table-cell>
          <table:table-cell table:formula="of:=(20000-[.$A1746])/([.B$2]*1000)" office:value-type="float" office:value="0.4243" calcext:value-type="float">
            <text:p>0.4243</text:p>
          </table:table-cell>
          <table:table-cell table:style-name="Default" table:formula="of:=(20000-[.$A1746])/([.C$2]*1000)" office:value-type="float" office:value="0.21215" calcext:value-type="float">
            <text:p>0.21215</text:p>
          </table:table-cell>
          <table:table-cell table:formula="of:=(20000-[.$A1746])/([.D$2]*1000)" office:value-type="float" office:value="0.08486" calcext:value-type="float">
            <text:p>0.08486</text:p>
          </table:table-cell>
          <table:table-cell table:formula="of:=(20000-[.$A1746])/([.E$2]*1000)" office:value-type="float" office:value="0.04243" calcext:value-type="float">
            <text:p>0.04243</text:p>
          </table:table-cell>
        </table:table-row>
        <table:table-row table:style-name="ro1">
          <table:table-cell office:value-type="float" office:value="15731" calcext:value-type="float">
            <text:p>15731</text:p>
          </table:table-cell>
          <table:table-cell table:formula="of:=(20000-[.$A1747])/([.B$2]*1000)" office:value-type="float" office:value="0.4269" calcext:value-type="float">
            <text:p>0.4269</text:p>
          </table:table-cell>
          <table:table-cell table:style-name="Default" table:formula="of:=(20000-[.$A1747])/([.C$2]*1000)" office:value-type="float" office:value="0.21345" calcext:value-type="float">
            <text:p>0.21345</text:p>
          </table:table-cell>
          <table:table-cell table:formula="of:=(20000-[.$A1747])/([.D$2]*1000)" office:value-type="float" office:value="0.08538" calcext:value-type="float">
            <text:p>0.08538</text:p>
          </table:table-cell>
          <table:table-cell table:formula="of:=(20000-[.$A1747])/([.E$2]*1000)" office:value-type="float" office:value="0.04269" calcext:value-type="float">
            <text:p>0.04269</text:p>
          </table:table-cell>
        </table:table-row>
        <table:table-row table:style-name="ro1">
          <table:table-cell office:value-type="float" office:value="15749" calcext:value-type="float">
            <text:p>15749</text:p>
          </table:table-cell>
          <table:table-cell table:formula="of:=(20000-[.$A1748])/([.B$2]*1000)" office:value-type="float" office:value="0.4251" calcext:value-type="float">
            <text:p>0.4251</text:p>
          </table:table-cell>
          <table:table-cell table:style-name="Default" table:formula="of:=(20000-[.$A1748])/([.C$2]*1000)" office:value-type="float" office:value="0.21255" calcext:value-type="float">
            <text:p>0.21255</text:p>
          </table:table-cell>
          <table:table-cell table:formula="of:=(20000-[.$A1748])/([.D$2]*1000)" office:value-type="float" office:value="0.08502" calcext:value-type="float">
            <text:p>0.08502</text:p>
          </table:table-cell>
          <table:table-cell table:formula="of:=(20000-[.$A1748])/([.E$2]*1000)" office:value-type="float" office:value="0.04251" calcext:value-type="float">
            <text:p>0.04251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1749])/([.B$2]*1000)" office:value-type="float" office:value="0.4239" calcext:value-type="float">
            <text:p>0.4239</text:p>
          </table:table-cell>
          <table:table-cell table:style-name="Default" table:formula="of:=(20000-[.$A1749])/([.C$2]*1000)" office:value-type="float" office:value="0.21195" calcext:value-type="float">
            <text:p>0.21195</text:p>
          </table:table-cell>
          <table:table-cell table:formula="of:=(20000-[.$A1749])/([.D$2]*1000)" office:value-type="float" office:value="0.08478" calcext:value-type="float">
            <text:p>0.08478</text:p>
          </table:table-cell>
          <table:table-cell table:formula="of:=(20000-[.$A1749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50" calcext:value-type="float">
            <text:p>15750</text:p>
          </table:table-cell>
          <table:table-cell table:formula="of:=(20000-[.$A1750])/([.B$2]*1000)" office:value-type="float" office:value="0.425" calcext:value-type="float">
            <text:p>0.425</text:p>
          </table:table-cell>
          <table:table-cell table:style-name="Default" table:formula="of:=(20000-[.$A1750])/([.C$2]*1000)" office:value-type="float" office:value="0.2125" calcext:value-type="float">
            <text:p>0.2125</text:p>
          </table:table-cell>
          <table:table-cell table:formula="of:=(20000-[.$A1750])/([.D$2]*1000)" office:value-type="float" office:value="0.085" calcext:value-type="float">
            <text:p>0.085</text:p>
          </table:table-cell>
          <table:table-cell table:formula="of:=(20000-[.$A1750])/([.E$2]*1000)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734" calcext:value-type="float">
            <text:p>15734</text:p>
          </table:table-cell>
          <table:table-cell table:formula="of:=(20000-[.$A1751])/([.B$2]*1000)" office:value-type="float" office:value="0.4266" calcext:value-type="float">
            <text:p>0.4266</text:p>
          </table:table-cell>
          <table:table-cell table:style-name="Default" table:formula="of:=(20000-[.$A1751])/([.C$2]*1000)" office:value-type="float" office:value="0.2133" calcext:value-type="float">
            <text:p>0.2133</text:p>
          </table:table-cell>
          <table:table-cell table:formula="of:=(20000-[.$A1751])/([.D$2]*1000)" office:value-type="float" office:value="0.08532" calcext:value-type="float">
            <text:p>0.08532</text:p>
          </table:table-cell>
          <table:table-cell table:formula="of:=(20000-[.$A1751])/([.E$2]*1000)" office:value-type="float" office:value="0.04266" calcext:value-type="float">
            <text:p>0.04266</text:p>
          </table:table-cell>
        </table:table-row>
        <table:table-row table:style-name="ro1">
          <table:table-cell office:value-type="float" office:value="15738" calcext:value-type="float">
            <text:p>15738</text:p>
          </table:table-cell>
          <table:table-cell table:formula="of:=(20000-[.$A1752])/([.B$2]*1000)" office:value-type="float" office:value="0.4262" calcext:value-type="float">
            <text:p>0.4262</text:p>
          </table:table-cell>
          <table:table-cell table:style-name="Default" table:formula="of:=(20000-[.$A1752])/([.C$2]*1000)" office:value-type="float" office:value="0.2131" calcext:value-type="float">
            <text:p>0.2131</text:p>
          </table:table-cell>
          <table:table-cell table:formula="of:=(20000-[.$A1752])/([.D$2]*1000)" office:value-type="float" office:value="0.08524" calcext:value-type="float">
            <text:p>0.08524</text:p>
          </table:table-cell>
          <table:table-cell table:formula="of:=(20000-[.$A1752])/([.E$2]*1000)" office:value-type="float" office:value="0.04262" calcext:value-type="float">
            <text:p>0.04262</text:p>
          </table:table-cell>
        </table:table-row>
        <table:table-row table:style-name="ro1">
          <table:table-cell office:value-type="float" office:value="15718" calcext:value-type="float">
            <text:p>15718</text:p>
          </table:table-cell>
          <table:table-cell table:formula="of:=(20000-[.$A1753])/([.B$2]*1000)" office:value-type="float" office:value="0.4282" calcext:value-type="float">
            <text:p>0.4282</text:p>
          </table:table-cell>
          <table:table-cell table:style-name="Default" table:formula="of:=(20000-[.$A1753])/([.C$2]*1000)" office:value-type="float" office:value="0.2141" calcext:value-type="float">
            <text:p>0.2141</text:p>
          </table:table-cell>
          <table:table-cell table:formula="of:=(20000-[.$A1753])/([.D$2]*1000)" office:value-type="float" office:value="0.08564" calcext:value-type="float">
            <text:p>0.08564</text:p>
          </table:table-cell>
          <table:table-cell table:formula="of:=(20000-[.$A1753])/([.E$2]*1000)" office:value-type="float" office:value="0.04282" calcext:value-type="float">
            <text:p>0.04282</text:p>
          </table:table-cell>
        </table:table-row>
        <table:table-row table:style-name="ro1">
          <table:table-cell office:value-type="float" office:value="15716" calcext:value-type="float">
            <text:p>15716</text:p>
          </table:table-cell>
          <table:table-cell table:formula="of:=(20000-[.$A1754])/([.B$2]*1000)" office:value-type="float" office:value="0.4284" calcext:value-type="float">
            <text:p>0.4284</text:p>
          </table:table-cell>
          <table:table-cell table:style-name="Default" table:formula="of:=(20000-[.$A1754])/([.C$2]*1000)" office:value-type="float" office:value="0.2142" calcext:value-type="float">
            <text:p>0.2142</text:p>
          </table:table-cell>
          <table:table-cell table:formula="of:=(20000-[.$A1754])/([.D$2]*1000)" office:value-type="float" office:value="0.08568" calcext:value-type="float">
            <text:p>0.08568</text:p>
          </table:table-cell>
          <table:table-cell table:formula="of:=(20000-[.$A1754])/([.E$2]*1000)" office:value-type="float" office:value="0.04284" calcext:value-type="float">
            <text:p>0.04284</text:p>
          </table:table-cell>
        </table:table-row>
        <table:table-row table:style-name="ro1">
          <table:table-cell office:value-type="float" office:value="15729" calcext:value-type="float">
            <text:p>15729</text:p>
          </table:table-cell>
          <table:table-cell table:formula="of:=(20000-[.$A1755])/([.B$2]*1000)" office:value-type="float" office:value="0.4271" calcext:value-type="float">
            <text:p>0.4271</text:p>
          </table:table-cell>
          <table:table-cell table:style-name="Default" table:formula="of:=(20000-[.$A1755])/([.C$2]*1000)" office:value-type="float" office:value="0.21355" calcext:value-type="float">
            <text:p>0.21355</text:p>
          </table:table-cell>
          <table:table-cell table:formula="of:=(20000-[.$A1755])/([.D$2]*1000)" office:value-type="float" office:value="0.08542" calcext:value-type="float">
            <text:p>0.08542</text:p>
          </table:table-cell>
          <table:table-cell table:formula="of:=(20000-[.$A1755])/([.E$2]*1000)" office:value-type="float" office:value="0.04271" calcext:value-type="float">
            <text:p>0.04271</text:p>
          </table:table-cell>
        </table:table-row>
        <table:table-row table:style-name="ro1">
          <table:table-cell office:value-type="float" office:value="15718" calcext:value-type="float">
            <text:p>15718</text:p>
          </table:table-cell>
          <table:table-cell table:formula="of:=(20000-[.$A1756])/([.B$2]*1000)" office:value-type="float" office:value="0.4282" calcext:value-type="float">
            <text:p>0.4282</text:p>
          </table:table-cell>
          <table:table-cell table:style-name="Default" table:formula="of:=(20000-[.$A1756])/([.C$2]*1000)" office:value-type="float" office:value="0.2141" calcext:value-type="float">
            <text:p>0.2141</text:p>
          </table:table-cell>
          <table:table-cell table:formula="of:=(20000-[.$A1756])/([.D$2]*1000)" office:value-type="float" office:value="0.08564" calcext:value-type="float">
            <text:p>0.08564</text:p>
          </table:table-cell>
          <table:table-cell table:formula="of:=(20000-[.$A1756])/([.E$2]*1000)" office:value-type="float" office:value="0.04282" calcext:value-type="float">
            <text:p>0.04282</text:p>
          </table:table-cell>
        </table:table-row>
        <table:table-row table:style-name="ro1">
          <table:table-cell office:value-type="float" office:value="15716" calcext:value-type="float">
            <text:p>15716</text:p>
          </table:table-cell>
          <table:table-cell table:formula="of:=(20000-[.$A1757])/([.B$2]*1000)" office:value-type="float" office:value="0.4284" calcext:value-type="float">
            <text:p>0.4284</text:p>
          </table:table-cell>
          <table:table-cell table:style-name="Default" table:formula="of:=(20000-[.$A1757])/([.C$2]*1000)" office:value-type="float" office:value="0.2142" calcext:value-type="float">
            <text:p>0.2142</text:p>
          </table:table-cell>
          <table:table-cell table:formula="of:=(20000-[.$A1757])/([.D$2]*1000)" office:value-type="float" office:value="0.08568" calcext:value-type="float">
            <text:p>0.08568</text:p>
          </table:table-cell>
          <table:table-cell table:formula="of:=(20000-[.$A1757])/([.E$2]*1000)" office:value-type="float" office:value="0.04284" calcext:value-type="float">
            <text:p>0.04284</text:p>
          </table:table-cell>
        </table:table-row>
        <table:table-row table:style-name="ro1">
          <table:table-cell office:value-type="float" office:value="15758" calcext:value-type="float">
            <text:p>15758</text:p>
          </table:table-cell>
          <table:table-cell table:formula="of:=(20000-[.$A1758])/([.B$2]*1000)" office:value-type="float" office:value="0.4242" calcext:value-type="float">
            <text:p>0.4242</text:p>
          </table:table-cell>
          <table:table-cell table:style-name="Default" table:formula="of:=(20000-[.$A1758])/([.C$2]*1000)" office:value-type="float" office:value="0.2121" calcext:value-type="float">
            <text:p>0.2121</text:p>
          </table:table-cell>
          <table:table-cell table:formula="of:=(20000-[.$A1758])/([.D$2]*1000)" office:value-type="float" office:value="0.08484" calcext:value-type="float">
            <text:p>0.08484</text:p>
          </table:table-cell>
          <table:table-cell table:formula="of:=(20000-[.$A1758])/([.E$2]*1000)" office:value-type="float" office:value="0.04242" calcext:value-type="float">
            <text:p>0.04242</text:p>
          </table:table-cell>
        </table:table-row>
        <table:table-row table:style-name="ro1">
          <table:table-cell office:value-type="float" office:value="15747" calcext:value-type="float">
            <text:p>15747</text:p>
          </table:table-cell>
          <table:table-cell table:formula="of:=(20000-[.$A1759])/([.B$2]*1000)" office:value-type="float" office:value="0.4253" calcext:value-type="float">
            <text:p>0.4253</text:p>
          </table:table-cell>
          <table:table-cell table:style-name="Default" table:formula="of:=(20000-[.$A1759])/([.C$2]*1000)" office:value-type="float" office:value="0.21265" calcext:value-type="float">
            <text:p>0.21265</text:p>
          </table:table-cell>
          <table:table-cell table:formula="of:=(20000-[.$A1759])/([.D$2]*1000)" office:value-type="float" office:value="0.08506" calcext:value-type="float">
            <text:p>0.08506</text:p>
          </table:table-cell>
          <table:table-cell table:formula="of:=(20000-[.$A1759])/([.E$2]*1000)" office:value-type="float" office:value="0.04253" calcext:value-type="float">
            <text:p>0.04253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1760])/([.B$2]*1000)" office:value-type="float" office:value="0.4236" calcext:value-type="float">
            <text:p>0.4236</text:p>
          </table:table-cell>
          <table:table-cell table:style-name="Default" table:formula="of:=(20000-[.$A1760])/([.C$2]*1000)" office:value-type="float" office:value="0.2118" calcext:value-type="float">
            <text:p>0.2118</text:p>
          </table:table-cell>
          <table:table-cell table:formula="of:=(20000-[.$A1760])/([.D$2]*1000)" office:value-type="float" office:value="0.08472" calcext:value-type="float">
            <text:p>0.08472</text:p>
          </table:table-cell>
          <table:table-cell table:formula="of:=(20000-[.$A1760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1761])/([.B$2]*1000)" office:value-type="float" office:value="0.4236" calcext:value-type="float">
            <text:p>0.4236</text:p>
          </table:table-cell>
          <table:table-cell table:style-name="Default" table:formula="of:=(20000-[.$A1761])/([.C$2]*1000)" office:value-type="float" office:value="0.2118" calcext:value-type="float">
            <text:p>0.2118</text:p>
          </table:table-cell>
          <table:table-cell table:formula="of:=(20000-[.$A1761])/([.D$2]*1000)" office:value-type="float" office:value="0.08472" calcext:value-type="float">
            <text:p>0.08472</text:p>
          </table:table-cell>
          <table:table-cell table:formula="of:=(20000-[.$A1761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1762])/([.B$2]*1000)" office:value-type="float" office:value="0.4238" calcext:value-type="float">
            <text:p>0.4238</text:p>
          </table:table-cell>
          <table:table-cell table:style-name="Default" table:formula="of:=(20000-[.$A1762])/([.C$2]*1000)" office:value-type="float" office:value="0.2119" calcext:value-type="float">
            <text:p>0.2119</text:p>
          </table:table-cell>
          <table:table-cell table:formula="of:=(20000-[.$A1762])/([.D$2]*1000)" office:value-type="float" office:value="0.08476" calcext:value-type="float">
            <text:p>0.08476</text:p>
          </table:table-cell>
          <table:table-cell table:formula="of:=(20000-[.$A1762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28" calcext:value-type="float">
            <text:p>15728</text:p>
          </table:table-cell>
          <table:table-cell table:formula="of:=(20000-[.$A1763])/([.B$2]*1000)" office:value-type="float" office:value="0.4272" calcext:value-type="float">
            <text:p>0.4272</text:p>
          </table:table-cell>
          <table:table-cell table:style-name="Default" table:formula="of:=(20000-[.$A1763])/([.C$2]*1000)" office:value-type="float" office:value="0.2136" calcext:value-type="float">
            <text:p>0.2136</text:p>
          </table:table-cell>
          <table:table-cell table:formula="of:=(20000-[.$A1763])/([.D$2]*1000)" office:value-type="float" office:value="0.08544" calcext:value-type="float">
            <text:p>0.08544</text:p>
          </table:table-cell>
          <table:table-cell table:formula="of:=(20000-[.$A1763])/([.E$2]*1000)" office:value-type="float" office:value="0.04272" calcext:value-type="float">
            <text:p>0.04272</text:p>
          </table:table-cell>
        </table:table-row>
        <table:table-row table:style-name="ro1">
          <table:table-cell office:value-type="float" office:value="15731" calcext:value-type="float">
            <text:p>15731</text:p>
          </table:table-cell>
          <table:table-cell table:formula="of:=(20000-[.$A1764])/([.B$2]*1000)" office:value-type="float" office:value="0.4269" calcext:value-type="float">
            <text:p>0.4269</text:p>
          </table:table-cell>
          <table:table-cell table:style-name="Default" table:formula="of:=(20000-[.$A1764])/([.C$2]*1000)" office:value-type="float" office:value="0.21345" calcext:value-type="float">
            <text:p>0.21345</text:p>
          </table:table-cell>
          <table:table-cell table:formula="of:=(20000-[.$A1764])/([.D$2]*1000)" office:value-type="float" office:value="0.08538" calcext:value-type="float">
            <text:p>0.08538</text:p>
          </table:table-cell>
          <table:table-cell table:formula="of:=(20000-[.$A1764])/([.E$2]*1000)" office:value-type="float" office:value="0.04269" calcext:value-type="float">
            <text:p>0.04269</text:p>
          </table:table-cell>
        </table:table-row>
        <table:table-row table:style-name="ro1">
          <table:table-cell office:value-type="float" office:value="15707" calcext:value-type="float">
            <text:p>15707</text:p>
          </table:table-cell>
          <table:table-cell table:formula="of:=(20000-[.$A1765])/([.B$2]*1000)" office:value-type="float" office:value="0.4293" calcext:value-type="float">
            <text:p>0.4293</text:p>
          </table:table-cell>
          <table:table-cell table:style-name="Default" table:formula="of:=(20000-[.$A1765])/([.C$2]*1000)" office:value-type="float" office:value="0.21465" calcext:value-type="float">
            <text:p>0.21465</text:p>
          </table:table-cell>
          <table:table-cell table:formula="of:=(20000-[.$A1765])/([.D$2]*1000)" office:value-type="float" office:value="0.08586" calcext:value-type="float">
            <text:p>0.08586</text:p>
          </table:table-cell>
          <table:table-cell table:formula="of:=(20000-[.$A1765])/([.E$2]*1000)" office:value-type="float" office:value="0.04293" calcext:value-type="float">
            <text:p>0.04293</text:p>
          </table:table-cell>
        </table:table-row>
        <table:table-row table:style-name="ro1">
          <table:table-cell office:value-type="float" office:value="15679" calcext:value-type="float">
            <text:p>15679</text:p>
          </table:table-cell>
          <table:table-cell table:formula="of:=(20000-[.$A1766])/([.B$2]*1000)" office:value-type="float" office:value="0.4321" calcext:value-type="float">
            <text:p>0.4321</text:p>
          </table:table-cell>
          <table:table-cell table:style-name="Default" table:formula="of:=(20000-[.$A1766])/([.C$2]*1000)" office:value-type="float" office:value="0.21605" calcext:value-type="float">
            <text:p>0.21605</text:p>
          </table:table-cell>
          <table:table-cell table:formula="of:=(20000-[.$A1766])/([.D$2]*1000)" office:value-type="float" office:value="0.08642" calcext:value-type="float">
            <text:p>0.08642</text:p>
          </table:table-cell>
          <table:table-cell table:formula="of:=(20000-[.$A1766])/([.E$2]*1000)" office:value-type="float" office:value="0.04321" calcext:value-type="float">
            <text:p>0.04321</text:p>
          </table:table-cell>
        </table:table-row>
        <table:table-row table:style-name="ro1">
          <table:table-cell office:value-type="float" office:value="15723" calcext:value-type="float">
            <text:p>15723</text:p>
          </table:table-cell>
          <table:table-cell table:formula="of:=(20000-[.$A1767])/([.B$2]*1000)" office:value-type="float" office:value="0.4277" calcext:value-type="float">
            <text:p>0.4277</text:p>
          </table:table-cell>
          <table:table-cell table:style-name="Default" table:formula="of:=(20000-[.$A1767])/([.C$2]*1000)" office:value-type="float" office:value="0.21385" calcext:value-type="float">
            <text:p>0.21385</text:p>
          </table:table-cell>
          <table:table-cell table:formula="of:=(20000-[.$A1767])/([.D$2]*1000)" office:value-type="float" office:value="0.08554" calcext:value-type="float">
            <text:p>0.08554</text:p>
          </table:table-cell>
          <table:table-cell table:formula="of:=(20000-[.$A1767])/([.E$2]*1000)" office:value-type="float" office:value="0.04277" calcext:value-type="float">
            <text:p>0.04277</text:p>
          </table:table-cell>
        </table:table-row>
        <table:table-row table:style-name="ro1">
          <table:table-cell office:value-type="float" office:value="15713" calcext:value-type="float">
            <text:p>15713</text:p>
          </table:table-cell>
          <table:table-cell table:formula="of:=(20000-[.$A1768])/([.B$2]*1000)" office:value-type="float" office:value="0.4287" calcext:value-type="float">
            <text:p>0.4287</text:p>
          </table:table-cell>
          <table:table-cell table:style-name="Default" table:formula="of:=(20000-[.$A1768])/([.C$2]*1000)" office:value-type="float" office:value="0.21435" calcext:value-type="float">
            <text:p>0.21435</text:p>
          </table:table-cell>
          <table:table-cell table:formula="of:=(20000-[.$A1768])/([.D$2]*1000)" office:value-type="float" office:value="0.08574" calcext:value-type="float">
            <text:p>0.08574</text:p>
          </table:table-cell>
          <table:table-cell table:formula="of:=(20000-[.$A1768])/([.E$2]*1000)" office:value-type="float" office:value="0.04287" calcext:value-type="float">
            <text:p>0.04287</text:p>
          </table:table-cell>
        </table:table-row>
        <table:table-row table:style-name="ro1">
          <table:table-cell office:value-type="float" office:value="15727" calcext:value-type="float">
            <text:p>15727</text:p>
          </table:table-cell>
          <table:table-cell table:formula="of:=(20000-[.$A1769])/([.B$2]*1000)" office:value-type="float" office:value="0.4273" calcext:value-type="float">
            <text:p>0.4273</text:p>
          </table:table-cell>
          <table:table-cell table:style-name="Default" table:formula="of:=(20000-[.$A1769])/([.C$2]*1000)" office:value-type="float" office:value="0.21365" calcext:value-type="float">
            <text:p>0.21365</text:p>
          </table:table-cell>
          <table:table-cell table:formula="of:=(20000-[.$A1769])/([.D$2]*1000)" office:value-type="float" office:value="0.08546" calcext:value-type="float">
            <text:p>0.08546</text:p>
          </table:table-cell>
          <table:table-cell table:formula="of:=(20000-[.$A1769])/([.E$2]*1000)" office:value-type="float" office:value="0.04273" calcext:value-type="float">
            <text:p>0.04273</text:p>
          </table:table-cell>
        </table:table-row>
        <table:table-row table:style-name="ro1">
          <table:table-cell office:value-type="float" office:value="15725" calcext:value-type="float">
            <text:p>15725</text:p>
          </table:table-cell>
          <table:table-cell table:formula="of:=(20000-[.$A1770])/([.B$2]*1000)" office:value-type="float" office:value="0.4275" calcext:value-type="float">
            <text:p>0.4275</text:p>
          </table:table-cell>
          <table:table-cell table:style-name="Default" table:formula="of:=(20000-[.$A1770])/([.C$2]*1000)" office:value-type="float" office:value="0.21375" calcext:value-type="float">
            <text:p>0.21375</text:p>
          </table:table-cell>
          <table:table-cell table:formula="of:=(20000-[.$A1770])/([.D$2]*1000)" office:value-type="float" office:value="0.0855" calcext:value-type="float">
            <text:p>0.0855</text:p>
          </table:table-cell>
          <table:table-cell table:formula="of:=(20000-[.$A1770])/([.E$2]*1000)" office:value-type="float" office:value="0.04275" calcext:value-type="float">
            <text:p>0.04275</text:p>
          </table:table-cell>
        </table:table-row>
        <table:table-row table:style-name="ro1">
          <table:table-cell office:value-type="float" office:value="15745" calcext:value-type="float">
            <text:p>15745</text:p>
          </table:table-cell>
          <table:table-cell table:formula="of:=(20000-[.$A1771])/([.B$2]*1000)" office:value-type="float" office:value="0.4255" calcext:value-type="float">
            <text:p>0.4255</text:p>
          </table:table-cell>
          <table:table-cell table:style-name="Default" table:formula="of:=(20000-[.$A1771])/([.C$2]*1000)" office:value-type="float" office:value="0.21275" calcext:value-type="float">
            <text:p>0.21275</text:p>
          </table:table-cell>
          <table:table-cell table:formula="of:=(20000-[.$A1771])/([.D$2]*1000)" office:value-type="float" office:value="0.0851" calcext:value-type="float">
            <text:p>0.0851</text:p>
          </table:table-cell>
          <table:table-cell table:formula="of:=(20000-[.$A1771])/([.E$2]*1000)" office:value-type="float" office:value="0.04255" calcext:value-type="float">
            <text:p>0.04255</text:p>
          </table:table-cell>
        </table:table-row>
        <table:table-row table:style-name="ro1">
          <table:table-cell office:value-type="float" office:value="15714" calcext:value-type="float">
            <text:p>15714</text:p>
          </table:table-cell>
          <table:table-cell table:formula="of:=(20000-[.$A1772])/([.B$2]*1000)" office:value-type="float" office:value="0.4286" calcext:value-type="float">
            <text:p>0.4286</text:p>
          </table:table-cell>
          <table:table-cell table:style-name="Default" table:formula="of:=(20000-[.$A1772])/([.C$2]*1000)" office:value-type="float" office:value="0.2143" calcext:value-type="float">
            <text:p>0.2143</text:p>
          </table:table-cell>
          <table:table-cell table:formula="of:=(20000-[.$A1772])/([.D$2]*1000)" office:value-type="float" office:value="0.08572" calcext:value-type="float">
            <text:p>0.08572</text:p>
          </table:table-cell>
          <table:table-cell table:formula="of:=(20000-[.$A1772])/([.E$2]*1000)" office:value-type="float" office:value="0.04286" calcext:value-type="float">
            <text:p>0.04286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1773])/([.B$2]*1000)" office:value-type="float" office:value="0.4239" calcext:value-type="float">
            <text:p>0.4239</text:p>
          </table:table-cell>
          <table:table-cell table:style-name="Default" table:formula="of:=(20000-[.$A1773])/([.C$2]*1000)" office:value-type="float" office:value="0.21195" calcext:value-type="float">
            <text:p>0.21195</text:p>
          </table:table-cell>
          <table:table-cell table:formula="of:=(20000-[.$A1773])/([.D$2]*1000)" office:value-type="float" office:value="0.08478" calcext:value-type="float">
            <text:p>0.08478</text:p>
          </table:table-cell>
          <table:table-cell table:formula="of:=(20000-[.$A1773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1774])/([.B$2]*1000)" office:value-type="float" office:value="0.4239" calcext:value-type="float">
            <text:p>0.4239</text:p>
          </table:table-cell>
          <table:table-cell table:style-name="Default" table:formula="of:=(20000-[.$A1774])/([.C$2]*1000)" office:value-type="float" office:value="0.21195" calcext:value-type="float">
            <text:p>0.21195</text:p>
          </table:table-cell>
          <table:table-cell table:formula="of:=(20000-[.$A1774])/([.D$2]*1000)" office:value-type="float" office:value="0.08478" calcext:value-type="float">
            <text:p>0.08478</text:p>
          </table:table-cell>
          <table:table-cell table:formula="of:=(20000-[.$A1774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20" calcext:value-type="float">
            <text:p>15720</text:p>
          </table:table-cell>
          <table:table-cell table:formula="of:=(20000-[.$A1775])/([.B$2]*1000)" office:value-type="float" office:value="0.428" calcext:value-type="float">
            <text:p>0.428</text:p>
          </table:table-cell>
          <table:table-cell table:style-name="Default" table:formula="of:=(20000-[.$A1775])/([.C$2]*1000)" office:value-type="float" office:value="0.214" calcext:value-type="float">
            <text:p>0.214</text:p>
          </table:table-cell>
          <table:table-cell table:formula="of:=(20000-[.$A1775])/([.D$2]*1000)" office:value-type="float" office:value="0.0856" calcext:value-type="float">
            <text:p>0.0856</text:p>
          </table:table-cell>
          <table:table-cell table:formula="of:=(20000-[.$A1775])/([.E$2]*1000)"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15689" calcext:value-type="float">
            <text:p>15689</text:p>
          </table:table-cell>
          <table:table-cell table:formula="of:=(20000-[.$A1776])/([.B$2]*1000)" office:value-type="float" office:value="0.4311" calcext:value-type="float">
            <text:p>0.4311</text:p>
          </table:table-cell>
          <table:table-cell table:style-name="Default" table:formula="of:=(20000-[.$A1776])/([.C$2]*1000)" office:value-type="float" office:value="0.21555" calcext:value-type="float">
            <text:p>0.21555</text:p>
          </table:table-cell>
          <table:table-cell table:formula="of:=(20000-[.$A1776])/([.D$2]*1000)" office:value-type="float" office:value="0.08622" calcext:value-type="float">
            <text:p>0.08622</text:p>
          </table:table-cell>
          <table:table-cell table:formula="of:=(20000-[.$A1776])/([.E$2]*1000)" office:value-type="float" office:value="0.04311" calcext:value-type="float">
            <text:p>0.04311</text:p>
          </table:table-cell>
        </table:table-row>
        <table:table-row table:style-name="ro1">
          <table:table-cell office:value-type="float" office:value="15748" calcext:value-type="float">
            <text:p>15748</text:p>
          </table:table-cell>
          <table:table-cell table:formula="of:=(20000-[.$A1777])/([.B$2]*1000)" office:value-type="float" office:value="0.4252" calcext:value-type="float">
            <text:p>0.4252</text:p>
          </table:table-cell>
          <table:table-cell table:style-name="Default" table:formula="of:=(20000-[.$A1777])/([.C$2]*1000)" office:value-type="float" office:value="0.2126" calcext:value-type="float">
            <text:p>0.2126</text:p>
          </table:table-cell>
          <table:table-cell table:formula="of:=(20000-[.$A1777])/([.D$2]*1000)" office:value-type="float" office:value="0.08504" calcext:value-type="float">
            <text:p>0.08504</text:p>
          </table:table-cell>
          <table:table-cell table:formula="of:=(20000-[.$A1777])/([.E$2]*1000)" office:value-type="float" office:value="0.04252" calcext:value-type="float">
            <text:p>0.04252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1778])/([.B$2]*1000)" office:value-type="float" office:value="0.4236" calcext:value-type="float">
            <text:p>0.4236</text:p>
          </table:table-cell>
          <table:table-cell table:style-name="Default" table:formula="of:=(20000-[.$A1778])/([.C$2]*1000)" office:value-type="float" office:value="0.2118" calcext:value-type="float">
            <text:p>0.2118</text:p>
          </table:table-cell>
          <table:table-cell table:formula="of:=(20000-[.$A1778])/([.D$2]*1000)" office:value-type="float" office:value="0.08472" calcext:value-type="float">
            <text:p>0.08472</text:p>
          </table:table-cell>
          <table:table-cell table:formula="of:=(20000-[.$A1778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31" calcext:value-type="float">
            <text:p>15731</text:p>
          </table:table-cell>
          <table:table-cell table:formula="of:=(20000-[.$A1779])/([.B$2]*1000)" office:value-type="float" office:value="0.4269" calcext:value-type="float">
            <text:p>0.4269</text:p>
          </table:table-cell>
          <table:table-cell table:style-name="Default" table:formula="of:=(20000-[.$A1779])/([.C$2]*1000)" office:value-type="float" office:value="0.21345" calcext:value-type="float">
            <text:p>0.21345</text:p>
          </table:table-cell>
          <table:table-cell table:formula="of:=(20000-[.$A1779])/([.D$2]*1000)" office:value-type="float" office:value="0.08538" calcext:value-type="float">
            <text:p>0.08538</text:p>
          </table:table-cell>
          <table:table-cell table:formula="of:=(20000-[.$A1779])/([.E$2]*1000)" office:value-type="float" office:value="0.04269" calcext:value-type="float">
            <text:p>0.04269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1780])/([.B$2]*1000)" office:value-type="float" office:value="0.4239" calcext:value-type="float">
            <text:p>0.4239</text:p>
          </table:table-cell>
          <table:table-cell table:style-name="Default" table:formula="of:=(20000-[.$A1780])/([.C$2]*1000)" office:value-type="float" office:value="0.21195" calcext:value-type="float">
            <text:p>0.21195</text:p>
          </table:table-cell>
          <table:table-cell table:formula="of:=(20000-[.$A1780])/([.D$2]*1000)" office:value-type="float" office:value="0.08478" calcext:value-type="float">
            <text:p>0.08478</text:p>
          </table:table-cell>
          <table:table-cell table:formula="of:=(20000-[.$A1780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1781])/([.B$2]*1000)" office:value-type="float" office:value="0.4238" calcext:value-type="float">
            <text:p>0.4238</text:p>
          </table:table-cell>
          <table:table-cell table:style-name="Default" table:formula="of:=(20000-[.$A1781])/([.C$2]*1000)" office:value-type="float" office:value="0.2119" calcext:value-type="float">
            <text:p>0.2119</text:p>
          </table:table-cell>
          <table:table-cell table:formula="of:=(20000-[.$A1781])/([.D$2]*1000)" office:value-type="float" office:value="0.08476" calcext:value-type="float">
            <text:p>0.08476</text:p>
          </table:table-cell>
          <table:table-cell table:formula="of:=(20000-[.$A1781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58" calcext:value-type="float">
            <text:p>15758</text:p>
          </table:table-cell>
          <table:table-cell table:formula="of:=(20000-[.$A1782])/([.B$2]*1000)" office:value-type="float" office:value="0.4242" calcext:value-type="float">
            <text:p>0.4242</text:p>
          </table:table-cell>
          <table:table-cell table:style-name="Default" table:formula="of:=(20000-[.$A1782])/([.C$2]*1000)" office:value-type="float" office:value="0.2121" calcext:value-type="float">
            <text:p>0.2121</text:p>
          </table:table-cell>
          <table:table-cell table:formula="of:=(20000-[.$A1782])/([.D$2]*1000)" office:value-type="float" office:value="0.08484" calcext:value-type="float">
            <text:p>0.08484</text:p>
          </table:table-cell>
          <table:table-cell table:formula="of:=(20000-[.$A1782])/([.E$2]*1000)" office:value-type="float" office:value="0.04242" calcext:value-type="float">
            <text:p>0.04242</text:p>
          </table:table-cell>
        </table:table-row>
        <table:table-row table:style-name="ro1">
          <table:table-cell office:value-type="float" office:value="15717" calcext:value-type="float">
            <text:p>15717</text:p>
          </table:table-cell>
          <table:table-cell table:formula="of:=(20000-[.$A1783])/([.B$2]*1000)" office:value-type="float" office:value="0.4283" calcext:value-type="float">
            <text:p>0.4283</text:p>
          </table:table-cell>
          <table:table-cell table:style-name="Default" table:formula="of:=(20000-[.$A1783])/([.C$2]*1000)" office:value-type="float" office:value="0.21415" calcext:value-type="float">
            <text:p>0.21415</text:p>
          </table:table-cell>
          <table:table-cell table:formula="of:=(20000-[.$A1783])/([.D$2]*1000)" office:value-type="float" office:value="0.08566" calcext:value-type="float">
            <text:p>0.08566</text:p>
          </table:table-cell>
          <table:table-cell table:formula="of:=(20000-[.$A1783])/([.E$2]*1000)" office:value-type="float" office:value="0.04283" calcext:value-type="float">
            <text:p>0.04283</text:p>
          </table:table-cell>
        </table:table-row>
        <table:table-row table:style-name="ro1">
          <table:table-cell office:value-type="float" office:value="15717" calcext:value-type="float">
            <text:p>15717</text:p>
          </table:table-cell>
          <table:table-cell table:formula="of:=(20000-[.$A1784])/([.B$2]*1000)" office:value-type="float" office:value="0.4283" calcext:value-type="float">
            <text:p>0.4283</text:p>
          </table:table-cell>
          <table:table-cell table:style-name="Default" table:formula="of:=(20000-[.$A1784])/([.C$2]*1000)" office:value-type="float" office:value="0.21415" calcext:value-type="float">
            <text:p>0.21415</text:p>
          </table:table-cell>
          <table:table-cell table:formula="of:=(20000-[.$A1784])/([.D$2]*1000)" office:value-type="float" office:value="0.08566" calcext:value-type="float">
            <text:p>0.08566</text:p>
          </table:table-cell>
          <table:table-cell table:formula="of:=(20000-[.$A1784])/([.E$2]*1000)" office:value-type="float" office:value="0.04283" calcext:value-type="float">
            <text:p>0.04283</text:p>
          </table:table-cell>
        </table:table-row>
        <table:table-row table:style-name="ro1">
          <table:table-cell office:value-type="float" office:value="15742" calcext:value-type="float">
            <text:p>15742</text:p>
          </table:table-cell>
          <table:table-cell table:formula="of:=(20000-[.$A1785])/([.B$2]*1000)" office:value-type="float" office:value="0.4258" calcext:value-type="float">
            <text:p>0.4258</text:p>
          </table:table-cell>
          <table:table-cell table:style-name="Default" table:formula="of:=(20000-[.$A1785])/([.C$2]*1000)" office:value-type="float" office:value="0.2129" calcext:value-type="float">
            <text:p>0.2129</text:p>
          </table:table-cell>
          <table:table-cell table:formula="of:=(20000-[.$A1785])/([.D$2]*1000)" office:value-type="float" office:value="0.08516" calcext:value-type="float">
            <text:p>0.08516</text:p>
          </table:table-cell>
          <table:table-cell table:formula="of:=(20000-[.$A1785])/([.E$2]*1000)" office:value-type="float" office:value="0.04258" calcext:value-type="float">
            <text:p>0.04258</text:p>
          </table:table-cell>
        </table:table-row>
        <table:table-row table:style-name="ro1">
          <table:table-cell office:value-type="float" office:value="15711" calcext:value-type="float">
            <text:p>15711</text:p>
          </table:table-cell>
          <table:table-cell table:formula="of:=(20000-[.$A1786])/([.B$2]*1000)" office:value-type="float" office:value="0.4289" calcext:value-type="float">
            <text:p>0.4289</text:p>
          </table:table-cell>
          <table:table-cell table:style-name="Default" table:formula="of:=(20000-[.$A1786])/([.C$2]*1000)" office:value-type="float" office:value="0.21445" calcext:value-type="float">
            <text:p>0.21445</text:p>
          </table:table-cell>
          <table:table-cell table:formula="of:=(20000-[.$A1786])/([.D$2]*1000)" office:value-type="float" office:value="0.08578" calcext:value-type="float">
            <text:p>0.08578</text:p>
          </table:table-cell>
          <table:table-cell table:formula="of:=(20000-[.$A1786])/([.E$2]*1000)" office:value-type="float" office:value="0.04289" calcext:value-type="float">
            <text:p>0.04289</text:p>
          </table:table-cell>
        </table:table-row>
        <table:table-row table:style-name="ro1">
          <table:table-cell office:value-type="float" office:value="15752" calcext:value-type="float">
            <text:p>15752</text:p>
          </table:table-cell>
          <table:table-cell table:formula="of:=(20000-[.$A1787])/([.B$2]*1000)" office:value-type="float" office:value="0.4248" calcext:value-type="float">
            <text:p>0.4248</text:p>
          </table:table-cell>
          <table:table-cell table:style-name="Default" table:formula="of:=(20000-[.$A1787])/([.C$2]*1000)" office:value-type="float" office:value="0.2124" calcext:value-type="float">
            <text:p>0.2124</text:p>
          </table:table-cell>
          <table:table-cell table:formula="of:=(20000-[.$A1787])/([.D$2]*1000)" office:value-type="float" office:value="0.08496" calcext:value-type="float">
            <text:p>0.08496</text:p>
          </table:table-cell>
          <table:table-cell table:formula="of:=(20000-[.$A1787])/([.E$2]*1000)" office:value-type="float" office:value="0.04248" calcext:value-type="float">
            <text:p>0.04248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1788])/([.B$2]*1000)" office:value-type="float" office:value="0.4237" calcext:value-type="float">
            <text:p>0.4237</text:p>
          </table:table-cell>
          <table:table-cell table:style-name="Default" table:formula="of:=(20000-[.$A1788])/([.C$2]*1000)" office:value-type="float" office:value="0.21185" calcext:value-type="float">
            <text:p>0.21185</text:p>
          </table:table-cell>
          <table:table-cell table:formula="of:=(20000-[.$A1788])/([.D$2]*1000)" office:value-type="float" office:value="0.08474" calcext:value-type="float">
            <text:p>0.08474</text:p>
          </table:table-cell>
          <table:table-cell table:formula="of:=(20000-[.$A1788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07" calcext:value-type="float">
            <text:p>15707</text:p>
          </table:table-cell>
          <table:table-cell table:formula="of:=(20000-[.$A1789])/([.B$2]*1000)" office:value-type="float" office:value="0.4293" calcext:value-type="float">
            <text:p>0.4293</text:p>
          </table:table-cell>
          <table:table-cell table:style-name="Default" table:formula="of:=(20000-[.$A1789])/([.C$2]*1000)" office:value-type="float" office:value="0.21465" calcext:value-type="float">
            <text:p>0.21465</text:p>
          </table:table-cell>
          <table:table-cell table:formula="of:=(20000-[.$A1789])/([.D$2]*1000)" office:value-type="float" office:value="0.08586" calcext:value-type="float">
            <text:p>0.08586</text:p>
          </table:table-cell>
          <table:table-cell table:formula="of:=(20000-[.$A1789])/([.E$2]*1000)" office:value-type="float" office:value="0.04293" calcext:value-type="float">
            <text:p>0.04293</text:p>
          </table:table-cell>
        </table:table-row>
        <table:table-row table:style-name="ro1">
          <table:table-cell office:value-type="float" office:value="15706" calcext:value-type="float">
            <text:p>15706</text:p>
          </table:table-cell>
          <table:table-cell table:formula="of:=(20000-[.$A1790])/([.B$2]*1000)" office:value-type="float" office:value="0.4294" calcext:value-type="float">
            <text:p>0.4294</text:p>
          </table:table-cell>
          <table:table-cell table:style-name="Default" table:formula="of:=(20000-[.$A1790])/([.C$2]*1000)" office:value-type="float" office:value="0.2147" calcext:value-type="float">
            <text:p>0.2147</text:p>
          </table:table-cell>
          <table:table-cell table:formula="of:=(20000-[.$A1790])/([.D$2]*1000)" office:value-type="float" office:value="0.08588" calcext:value-type="float">
            <text:p>0.08588</text:p>
          </table:table-cell>
          <table:table-cell table:formula="of:=(20000-[.$A1790])/([.E$2]*1000)" office:value-type="float" office:value="0.04294" calcext:value-type="float">
            <text:p>0.04294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1791])/([.B$2]*1000)" office:value-type="float" office:value="0.4239" calcext:value-type="float">
            <text:p>0.4239</text:p>
          </table:table-cell>
          <table:table-cell table:style-name="Default" table:formula="of:=(20000-[.$A1791])/([.C$2]*1000)" office:value-type="float" office:value="0.21195" calcext:value-type="float">
            <text:p>0.21195</text:p>
          </table:table-cell>
          <table:table-cell table:formula="of:=(20000-[.$A1791])/([.D$2]*1000)" office:value-type="float" office:value="0.08478" calcext:value-type="float">
            <text:p>0.08478</text:p>
          </table:table-cell>
          <table:table-cell table:formula="of:=(20000-[.$A1791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06" calcext:value-type="float">
            <text:p>15706</text:p>
          </table:table-cell>
          <table:table-cell table:formula="of:=(20000-[.$A1792])/([.B$2]*1000)" office:value-type="float" office:value="0.4294" calcext:value-type="float">
            <text:p>0.4294</text:p>
          </table:table-cell>
          <table:table-cell table:style-name="Default" table:formula="of:=(20000-[.$A1792])/([.C$2]*1000)" office:value-type="float" office:value="0.2147" calcext:value-type="float">
            <text:p>0.2147</text:p>
          </table:table-cell>
          <table:table-cell table:formula="of:=(20000-[.$A1792])/([.D$2]*1000)" office:value-type="float" office:value="0.08588" calcext:value-type="float">
            <text:p>0.08588</text:p>
          </table:table-cell>
          <table:table-cell table:formula="of:=(20000-[.$A1792])/([.E$2]*1000)" office:value-type="float" office:value="0.04294" calcext:value-type="float">
            <text:p>0.04294</text:p>
          </table:table-cell>
        </table:table-row>
        <table:table-row table:style-name="ro1">
          <table:table-cell office:value-type="float" office:value="15758" calcext:value-type="float">
            <text:p>15758</text:p>
          </table:table-cell>
          <table:table-cell table:formula="of:=(20000-[.$A1793])/([.B$2]*1000)" office:value-type="float" office:value="0.4242" calcext:value-type="float">
            <text:p>0.4242</text:p>
          </table:table-cell>
          <table:table-cell table:style-name="Default" table:formula="of:=(20000-[.$A1793])/([.C$2]*1000)" office:value-type="float" office:value="0.2121" calcext:value-type="float">
            <text:p>0.2121</text:p>
          </table:table-cell>
          <table:table-cell table:formula="of:=(20000-[.$A1793])/([.D$2]*1000)" office:value-type="float" office:value="0.08484" calcext:value-type="float">
            <text:p>0.08484</text:p>
          </table:table-cell>
          <table:table-cell table:formula="of:=(20000-[.$A1793])/([.E$2]*1000)" office:value-type="float" office:value="0.04242" calcext:value-type="float">
            <text:p>0.04242</text:p>
          </table:table-cell>
        </table:table-row>
        <table:table-row table:style-name="ro1">
          <table:table-cell office:value-type="float" office:value="15732" calcext:value-type="float">
            <text:p>15732</text:p>
          </table:table-cell>
          <table:table-cell table:formula="of:=(20000-[.$A1794])/([.B$2]*1000)" office:value-type="float" office:value="0.4268" calcext:value-type="float">
            <text:p>0.4268</text:p>
          </table:table-cell>
          <table:table-cell table:style-name="Default" table:formula="of:=(20000-[.$A1794])/([.C$2]*1000)" office:value-type="float" office:value="0.2134" calcext:value-type="float">
            <text:p>0.2134</text:p>
          </table:table-cell>
          <table:table-cell table:formula="of:=(20000-[.$A1794])/([.D$2]*1000)" office:value-type="float" office:value="0.08536" calcext:value-type="float">
            <text:p>0.08536</text:p>
          </table:table-cell>
          <table:table-cell table:formula="of:=(20000-[.$A1794])/([.E$2]*1000)" office:value-type="float" office:value="0.04268" calcext:value-type="float">
            <text:p>0.04268</text:p>
          </table:table-cell>
        </table:table-row>
        <table:table-row table:style-name="ro1">
          <table:table-cell office:value-type="float" office:value="15722" calcext:value-type="float">
            <text:p>15722</text:p>
          </table:table-cell>
          <table:table-cell table:formula="of:=(20000-[.$A1795])/([.B$2]*1000)" office:value-type="float" office:value="0.4278" calcext:value-type="float">
            <text:p>0.4278</text:p>
          </table:table-cell>
          <table:table-cell table:style-name="Default" table:formula="of:=(20000-[.$A1795])/([.C$2]*1000)" office:value-type="float" office:value="0.2139" calcext:value-type="float">
            <text:p>0.2139</text:p>
          </table:table-cell>
          <table:table-cell table:formula="of:=(20000-[.$A1795])/([.D$2]*1000)" office:value-type="float" office:value="0.08556" calcext:value-type="float">
            <text:p>0.08556</text:p>
          </table:table-cell>
          <table:table-cell table:formula="of:=(20000-[.$A1795])/([.E$2]*1000)" office:value-type="float" office:value="0.04278" calcext:value-type="float">
            <text:p>0.04278</text:p>
          </table:table-cell>
        </table:table-row>
        <table:table-row table:style-name="ro1">
          <table:table-cell office:value-type="float" office:value="15687" calcext:value-type="float">
            <text:p>15687</text:p>
          </table:table-cell>
          <table:table-cell table:formula="of:=(20000-[.$A1796])/([.B$2]*1000)" office:value-type="float" office:value="0.4313" calcext:value-type="float">
            <text:p>0.4313</text:p>
          </table:table-cell>
          <table:table-cell table:style-name="Default" table:formula="of:=(20000-[.$A1796])/([.C$2]*1000)" office:value-type="float" office:value="0.21565" calcext:value-type="float">
            <text:p>0.21565</text:p>
          </table:table-cell>
          <table:table-cell table:formula="of:=(20000-[.$A1796])/([.D$2]*1000)" office:value-type="float" office:value="0.08626" calcext:value-type="float">
            <text:p>0.08626</text:p>
          </table:table-cell>
          <table:table-cell table:formula="of:=(20000-[.$A1796])/([.E$2]*1000)" office:value-type="float" office:value="0.04313" calcext:value-type="float">
            <text:p>0.04313</text:p>
          </table:table-cell>
        </table:table-row>
        <table:table-row table:style-name="ro1">
          <table:table-cell office:value-type="float" office:value="15765" calcext:value-type="float">
            <text:p>15765</text:p>
          </table:table-cell>
          <table:table-cell table:formula="of:=(20000-[.$A1797])/([.B$2]*1000)" office:value-type="float" office:value="0.4235" calcext:value-type="float">
            <text:p>0.4235</text:p>
          </table:table-cell>
          <table:table-cell table:style-name="Default" table:formula="of:=(20000-[.$A1797])/([.C$2]*1000)" office:value-type="float" office:value="0.21175" calcext:value-type="float">
            <text:p>0.21175</text:p>
          </table:table-cell>
          <table:table-cell table:formula="of:=(20000-[.$A1797])/([.D$2]*1000)" office:value-type="float" office:value="0.0847" calcext:value-type="float">
            <text:p>0.0847</text:p>
          </table:table-cell>
          <table:table-cell table:formula="of:=(20000-[.$A1797])/([.E$2]*1000)" office:value-type="float" office:value="0.04235" calcext:value-type="float">
            <text:p>0.04235</text:p>
          </table:table-cell>
        </table:table-row>
        <table:table-row table:style-name="ro1">
          <table:table-cell office:value-type="float" office:value="15723" calcext:value-type="float">
            <text:p>15723</text:p>
          </table:table-cell>
          <table:table-cell table:formula="of:=(20000-[.$A1798])/([.B$2]*1000)" office:value-type="float" office:value="0.4277" calcext:value-type="float">
            <text:p>0.4277</text:p>
          </table:table-cell>
          <table:table-cell table:style-name="Default" table:formula="of:=(20000-[.$A1798])/([.C$2]*1000)" office:value-type="float" office:value="0.21385" calcext:value-type="float">
            <text:p>0.21385</text:p>
          </table:table-cell>
          <table:table-cell table:formula="of:=(20000-[.$A1798])/([.D$2]*1000)" office:value-type="float" office:value="0.08554" calcext:value-type="float">
            <text:p>0.08554</text:p>
          </table:table-cell>
          <table:table-cell table:formula="of:=(20000-[.$A1798])/([.E$2]*1000)" office:value-type="float" office:value="0.04277" calcext:value-type="float">
            <text:p>0.04277</text:p>
          </table:table-cell>
        </table:table-row>
        <table:table-row table:style-name="ro1">
          <table:table-cell office:value-type="float" office:value="15717" calcext:value-type="float">
            <text:p>15717</text:p>
          </table:table-cell>
          <table:table-cell table:formula="of:=(20000-[.$A1799])/([.B$2]*1000)" office:value-type="float" office:value="0.4283" calcext:value-type="float">
            <text:p>0.4283</text:p>
          </table:table-cell>
          <table:table-cell table:style-name="Default" table:formula="of:=(20000-[.$A1799])/([.C$2]*1000)" office:value-type="float" office:value="0.21415" calcext:value-type="float">
            <text:p>0.21415</text:p>
          </table:table-cell>
          <table:table-cell table:formula="of:=(20000-[.$A1799])/([.D$2]*1000)" office:value-type="float" office:value="0.08566" calcext:value-type="float">
            <text:p>0.08566</text:p>
          </table:table-cell>
          <table:table-cell table:formula="of:=(20000-[.$A1799])/([.E$2]*1000)" office:value-type="float" office:value="0.04283" calcext:value-type="float">
            <text:p>0.04283</text:p>
          </table:table-cell>
        </table:table-row>
        <table:table-row table:style-name="ro1">
          <table:table-cell office:value-type="float" office:value="15717" calcext:value-type="float">
            <text:p>15717</text:p>
          </table:table-cell>
          <table:table-cell table:formula="of:=(20000-[.$A1800])/([.B$2]*1000)" office:value-type="float" office:value="0.4283" calcext:value-type="float">
            <text:p>0.4283</text:p>
          </table:table-cell>
          <table:table-cell table:style-name="Default" table:formula="of:=(20000-[.$A1800])/([.C$2]*1000)" office:value-type="float" office:value="0.21415" calcext:value-type="float">
            <text:p>0.21415</text:p>
          </table:table-cell>
          <table:table-cell table:formula="of:=(20000-[.$A1800])/([.D$2]*1000)" office:value-type="float" office:value="0.08566" calcext:value-type="float">
            <text:p>0.08566</text:p>
          </table:table-cell>
          <table:table-cell table:formula="of:=(20000-[.$A1800])/([.E$2]*1000)" office:value-type="float" office:value="0.04283" calcext:value-type="float">
            <text:p>0.04283</text:p>
          </table:table-cell>
        </table:table-row>
        <table:table-row table:style-name="ro1">
          <table:table-cell office:value-type="float" office:value="15758" calcext:value-type="float">
            <text:p>15758</text:p>
          </table:table-cell>
          <table:table-cell table:formula="of:=(20000-[.$A1801])/([.B$2]*1000)" office:value-type="float" office:value="0.4242" calcext:value-type="float">
            <text:p>0.4242</text:p>
          </table:table-cell>
          <table:table-cell table:style-name="Default" table:formula="of:=(20000-[.$A1801])/([.C$2]*1000)" office:value-type="float" office:value="0.2121" calcext:value-type="float">
            <text:p>0.2121</text:p>
          </table:table-cell>
          <table:table-cell table:formula="of:=(20000-[.$A1801])/([.D$2]*1000)" office:value-type="float" office:value="0.08484" calcext:value-type="float">
            <text:p>0.08484</text:p>
          </table:table-cell>
          <table:table-cell table:formula="of:=(20000-[.$A1801])/([.E$2]*1000)" office:value-type="float" office:value="0.04242" calcext:value-type="float">
            <text:p>0.04242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1802])/([.B$2]*1000)" office:value-type="float" office:value="0.4237" calcext:value-type="float">
            <text:p>0.4237</text:p>
          </table:table-cell>
          <table:table-cell table:style-name="Default" table:formula="of:=(20000-[.$A1802])/([.C$2]*1000)" office:value-type="float" office:value="0.21185" calcext:value-type="float">
            <text:p>0.21185</text:p>
          </table:table-cell>
          <table:table-cell table:formula="of:=(20000-[.$A1802])/([.D$2]*1000)" office:value-type="float" office:value="0.08474" calcext:value-type="float">
            <text:p>0.08474</text:p>
          </table:table-cell>
          <table:table-cell table:formula="of:=(20000-[.$A1802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15" calcext:value-type="float">
            <text:p>15715</text:p>
          </table:table-cell>
          <table:table-cell table:formula="of:=(20000-[.$A1803])/([.B$2]*1000)" office:value-type="float" office:value="0.4285" calcext:value-type="float">
            <text:p>0.4285</text:p>
          </table:table-cell>
          <table:table-cell table:style-name="Default" table:formula="of:=(20000-[.$A1803])/([.C$2]*1000)" office:value-type="float" office:value="0.21425" calcext:value-type="float">
            <text:p>0.21425</text:p>
          </table:table-cell>
          <table:table-cell table:formula="of:=(20000-[.$A1803])/([.D$2]*1000)" office:value-type="float" office:value="0.0857" calcext:value-type="float">
            <text:p>0.0857</text:p>
          </table:table-cell>
          <table:table-cell table:formula="of:=(20000-[.$A1803])/([.E$2]*1000)" office:value-type="float" office:value="0.04285" calcext:value-type="float">
            <text:p>0.04285</text:p>
          </table:table-cell>
        </table:table-row>
        <table:table-row table:style-name="ro1">
          <table:table-cell office:value-type="float" office:value="15741" calcext:value-type="float">
            <text:p>15741</text:p>
          </table:table-cell>
          <table:table-cell table:formula="of:=(20000-[.$A1804])/([.B$2]*1000)" office:value-type="float" office:value="0.4259" calcext:value-type="float">
            <text:p>0.4259</text:p>
          </table:table-cell>
          <table:table-cell table:style-name="Default" table:formula="of:=(20000-[.$A1804])/([.C$2]*1000)" office:value-type="float" office:value="0.21295" calcext:value-type="float">
            <text:p>0.21295</text:p>
          </table:table-cell>
          <table:table-cell table:formula="of:=(20000-[.$A1804])/([.D$2]*1000)" office:value-type="float" office:value="0.08518" calcext:value-type="float">
            <text:p>0.08518</text:p>
          </table:table-cell>
          <table:table-cell table:formula="of:=(20000-[.$A1804])/([.E$2]*1000)" office:value-type="float" office:value="0.04259" calcext:value-type="float">
            <text:p>0.04259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1805])/([.B$2]*1000)" office:value-type="float" office:value="0.424" calcext:value-type="float">
            <text:p>0.424</text:p>
          </table:table-cell>
          <table:table-cell table:style-name="Default" table:formula="of:=(20000-[.$A1805])/([.C$2]*1000)" office:value-type="float" office:value="0.212" calcext:value-type="float">
            <text:p>0.212</text:p>
          </table:table-cell>
          <table:table-cell table:formula="of:=(20000-[.$A1805])/([.D$2]*1000)" office:value-type="float" office:value="0.0848" calcext:value-type="float">
            <text:p>0.0848</text:p>
          </table:table-cell>
          <table:table-cell table:formula="of:=(20000-[.$A1805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684" calcext:value-type="float">
            <text:p>15684</text:p>
          </table:table-cell>
          <table:table-cell table:formula="of:=(20000-[.$A1806])/([.B$2]*1000)" office:value-type="float" office:value="0.4316" calcext:value-type="float">
            <text:p>0.4316</text:p>
          </table:table-cell>
          <table:table-cell table:style-name="Default" table:formula="of:=(20000-[.$A1806])/([.C$2]*1000)" office:value-type="float" office:value="0.2158" calcext:value-type="float">
            <text:p>0.2158</text:p>
          </table:table-cell>
          <table:table-cell table:formula="of:=(20000-[.$A1806])/([.D$2]*1000)" office:value-type="float" office:value="0.08632" calcext:value-type="float">
            <text:p>0.08632</text:p>
          </table:table-cell>
          <table:table-cell table:formula="of:=(20000-[.$A1806])/([.E$2]*1000)" office:value-type="float" office:value="0.04316" calcext:value-type="float">
            <text:p>0.04316</text:p>
          </table:table-cell>
        </table:table-row>
        <table:table-row table:style-name="ro1">
          <table:table-cell office:value-type="float" office:value="15753" calcext:value-type="float">
            <text:p>15753</text:p>
          </table:table-cell>
          <table:table-cell table:formula="of:=(20000-[.$A1807])/([.B$2]*1000)" office:value-type="float" office:value="0.4247" calcext:value-type="float">
            <text:p>0.4247</text:p>
          </table:table-cell>
          <table:table-cell table:style-name="Default" table:formula="of:=(20000-[.$A1807])/([.C$2]*1000)" office:value-type="float" office:value="0.21235" calcext:value-type="float">
            <text:p>0.21235</text:p>
          </table:table-cell>
          <table:table-cell table:formula="of:=(20000-[.$A1807])/([.D$2]*1000)" office:value-type="float" office:value="0.08494" calcext:value-type="float">
            <text:p>0.08494</text:p>
          </table:table-cell>
          <table:table-cell table:formula="of:=(20000-[.$A1807])/([.E$2]*1000)" office:value-type="float" office:value="0.04247" calcext:value-type="float">
            <text:p>0.04247</text:p>
          </table:table-cell>
        </table:table-row>
        <table:table-row table:style-name="ro1">
          <table:table-cell office:value-type="float" office:value="15742" calcext:value-type="float">
            <text:p>15742</text:p>
          </table:table-cell>
          <table:table-cell table:formula="of:=(20000-[.$A1808])/([.B$2]*1000)" office:value-type="float" office:value="0.4258" calcext:value-type="float">
            <text:p>0.4258</text:p>
          </table:table-cell>
          <table:table-cell table:style-name="Default" table:formula="of:=(20000-[.$A1808])/([.C$2]*1000)" office:value-type="float" office:value="0.2129" calcext:value-type="float">
            <text:p>0.2129</text:p>
          </table:table-cell>
          <table:table-cell table:formula="of:=(20000-[.$A1808])/([.D$2]*1000)" office:value-type="float" office:value="0.08516" calcext:value-type="float">
            <text:p>0.08516</text:p>
          </table:table-cell>
          <table:table-cell table:formula="of:=(20000-[.$A1808])/([.E$2]*1000)" office:value-type="float" office:value="0.04258" calcext:value-type="float">
            <text:p>0.04258</text:p>
          </table:table-cell>
        </table:table-row>
        <table:table-row table:style-name="ro1">
          <table:table-cell office:value-type="float" office:value="15704" calcext:value-type="float">
            <text:p>15704</text:p>
          </table:table-cell>
          <table:table-cell table:formula="of:=(20000-[.$A1809])/([.B$2]*1000)" office:value-type="float" office:value="0.4296" calcext:value-type="float">
            <text:p>0.4296</text:p>
          </table:table-cell>
          <table:table-cell table:style-name="Default" table:formula="of:=(20000-[.$A1809])/([.C$2]*1000)" office:value-type="float" office:value="0.2148" calcext:value-type="float">
            <text:p>0.2148</text:p>
          </table:table-cell>
          <table:table-cell table:formula="of:=(20000-[.$A1809])/([.D$2]*1000)" office:value-type="float" office:value="0.08592" calcext:value-type="float">
            <text:p>0.08592</text:p>
          </table:table-cell>
          <table:table-cell table:formula="of:=(20000-[.$A1809])/([.E$2]*1000)" office:value-type="float" office:value="0.04296" calcext:value-type="float">
            <text:p>0.04296</text:p>
          </table:table-cell>
        </table:table-row>
        <table:table-row table:style-name="ro1">
          <table:table-cell office:value-type="float" office:value="15735" calcext:value-type="float">
            <text:p>15735</text:p>
          </table:table-cell>
          <table:table-cell table:formula="of:=(20000-[.$A1810])/([.B$2]*1000)" office:value-type="float" office:value="0.4265" calcext:value-type="float">
            <text:p>0.4265</text:p>
          </table:table-cell>
          <table:table-cell table:style-name="Default" table:formula="of:=(20000-[.$A1810])/([.C$2]*1000)" office:value-type="float" office:value="0.21325" calcext:value-type="float">
            <text:p>0.21325</text:p>
          </table:table-cell>
          <table:table-cell table:formula="of:=(20000-[.$A1810])/([.D$2]*1000)" office:value-type="float" office:value="0.0853" calcext:value-type="float">
            <text:p>0.0853</text:p>
          </table:table-cell>
          <table:table-cell table:formula="of:=(20000-[.$A1810])/([.E$2]*1000)" office:value-type="float" office:value="0.04265" calcext:value-type="float">
            <text:p>0.04265</text:p>
          </table:table-cell>
        </table:table-row>
        <table:table-row table:style-name="ro1">
          <table:table-cell office:value-type="float" office:value="15758" calcext:value-type="float">
            <text:p>15758</text:p>
          </table:table-cell>
          <table:table-cell table:formula="of:=(20000-[.$A1811])/([.B$2]*1000)" office:value-type="float" office:value="0.4242" calcext:value-type="float">
            <text:p>0.4242</text:p>
          </table:table-cell>
          <table:table-cell table:style-name="Default" table:formula="of:=(20000-[.$A1811])/([.C$2]*1000)" office:value-type="float" office:value="0.2121" calcext:value-type="float">
            <text:p>0.2121</text:p>
          </table:table-cell>
          <table:table-cell table:formula="of:=(20000-[.$A1811])/([.D$2]*1000)" office:value-type="float" office:value="0.08484" calcext:value-type="float">
            <text:p>0.08484</text:p>
          </table:table-cell>
          <table:table-cell table:formula="of:=(20000-[.$A1811])/([.E$2]*1000)" office:value-type="float" office:value="0.04242" calcext:value-type="float">
            <text:p>0.04242</text:p>
          </table:table-cell>
        </table:table-row>
        <table:table-row table:style-name="ro1">
          <table:table-cell office:value-type="float" office:value="15728" calcext:value-type="float">
            <text:p>15728</text:p>
          </table:table-cell>
          <table:table-cell table:formula="of:=(20000-[.$A1812])/([.B$2]*1000)" office:value-type="float" office:value="0.4272" calcext:value-type="float">
            <text:p>0.4272</text:p>
          </table:table-cell>
          <table:table-cell table:style-name="Default" table:formula="of:=(20000-[.$A1812])/([.C$2]*1000)" office:value-type="float" office:value="0.2136" calcext:value-type="float">
            <text:p>0.2136</text:p>
          </table:table-cell>
          <table:table-cell table:formula="of:=(20000-[.$A1812])/([.D$2]*1000)" office:value-type="float" office:value="0.08544" calcext:value-type="float">
            <text:p>0.08544</text:p>
          </table:table-cell>
          <table:table-cell table:formula="of:=(20000-[.$A1812])/([.E$2]*1000)" office:value-type="float" office:value="0.04272" calcext:value-type="float">
            <text:p>0.04272</text:p>
          </table:table-cell>
        </table:table-row>
        <table:table-row table:style-name="ro1">
          <table:table-cell office:value-type="float" office:value="15708" calcext:value-type="float">
            <text:p>15708</text:p>
          </table:table-cell>
          <table:table-cell table:formula="of:=(20000-[.$A1813])/([.B$2]*1000)" office:value-type="float" office:value="0.4292" calcext:value-type="float">
            <text:p>0.4292</text:p>
          </table:table-cell>
          <table:table-cell table:style-name="Default" table:formula="of:=(20000-[.$A1813])/([.C$2]*1000)" office:value-type="float" office:value="0.2146" calcext:value-type="float">
            <text:p>0.2146</text:p>
          </table:table-cell>
          <table:table-cell table:formula="of:=(20000-[.$A1813])/([.D$2]*1000)" office:value-type="float" office:value="0.08584" calcext:value-type="float">
            <text:p>0.08584</text:p>
          </table:table-cell>
          <table:table-cell table:formula="of:=(20000-[.$A1813])/([.E$2]*1000)" office:value-type="float" office:value="0.04292" calcext:value-type="float">
            <text:p>0.04292</text:p>
          </table:table-cell>
        </table:table-row>
        <table:table-row table:style-name="ro1">
          <table:table-cell office:value-type="float" office:value="15717" calcext:value-type="float">
            <text:p>15717</text:p>
          </table:table-cell>
          <table:table-cell table:formula="of:=(20000-[.$A1814])/([.B$2]*1000)" office:value-type="float" office:value="0.4283" calcext:value-type="float">
            <text:p>0.4283</text:p>
          </table:table-cell>
          <table:table-cell table:style-name="Default" table:formula="of:=(20000-[.$A1814])/([.C$2]*1000)" office:value-type="float" office:value="0.21415" calcext:value-type="float">
            <text:p>0.21415</text:p>
          </table:table-cell>
          <table:table-cell table:formula="of:=(20000-[.$A1814])/([.D$2]*1000)" office:value-type="float" office:value="0.08566" calcext:value-type="float">
            <text:p>0.08566</text:p>
          </table:table-cell>
          <table:table-cell table:formula="of:=(20000-[.$A1814])/([.E$2]*1000)" office:value-type="float" office:value="0.04283" calcext:value-type="float">
            <text:p>0.04283</text:p>
          </table:table-cell>
        </table:table-row>
        <table:table-row table:style-name="ro1">
          <table:table-cell office:value-type="float" office:value="15742" calcext:value-type="float">
            <text:p>15742</text:p>
          </table:table-cell>
          <table:table-cell table:formula="of:=(20000-[.$A1815])/([.B$2]*1000)" office:value-type="float" office:value="0.4258" calcext:value-type="float">
            <text:p>0.4258</text:p>
          </table:table-cell>
          <table:table-cell table:style-name="Default" table:formula="of:=(20000-[.$A1815])/([.C$2]*1000)" office:value-type="float" office:value="0.2129" calcext:value-type="float">
            <text:p>0.2129</text:p>
          </table:table-cell>
          <table:table-cell table:formula="of:=(20000-[.$A1815])/([.D$2]*1000)" office:value-type="float" office:value="0.08516" calcext:value-type="float">
            <text:p>0.08516</text:p>
          </table:table-cell>
          <table:table-cell table:formula="of:=(20000-[.$A1815])/([.E$2]*1000)" office:value-type="float" office:value="0.04258" calcext:value-type="float">
            <text:p>0.04258</text:p>
          </table:table-cell>
        </table:table-row>
        <table:table-row table:style-name="ro1">
          <table:table-cell office:value-type="float" office:value="15714" calcext:value-type="float">
            <text:p>15714</text:p>
          </table:table-cell>
          <table:table-cell table:formula="of:=(20000-[.$A1816])/([.B$2]*1000)" office:value-type="float" office:value="0.4286" calcext:value-type="float">
            <text:p>0.4286</text:p>
          </table:table-cell>
          <table:table-cell table:style-name="Default" table:formula="of:=(20000-[.$A1816])/([.C$2]*1000)" office:value-type="float" office:value="0.2143" calcext:value-type="float">
            <text:p>0.2143</text:p>
          </table:table-cell>
          <table:table-cell table:formula="of:=(20000-[.$A1816])/([.D$2]*1000)" office:value-type="float" office:value="0.08572" calcext:value-type="float">
            <text:p>0.08572</text:p>
          </table:table-cell>
          <table:table-cell table:formula="of:=(20000-[.$A1816])/([.E$2]*1000)" office:value-type="float" office:value="0.04286" calcext:value-type="float">
            <text:p>0.04286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1817])/([.B$2]*1000)" office:value-type="float" office:value="0.4237" calcext:value-type="float">
            <text:p>0.4237</text:p>
          </table:table-cell>
          <table:table-cell table:style-name="Default" table:formula="of:=(20000-[.$A1817])/([.C$2]*1000)" office:value-type="float" office:value="0.21185" calcext:value-type="float">
            <text:p>0.21185</text:p>
          </table:table-cell>
          <table:table-cell table:formula="of:=(20000-[.$A1817])/([.D$2]*1000)" office:value-type="float" office:value="0.08474" calcext:value-type="float">
            <text:p>0.08474</text:p>
          </table:table-cell>
          <table:table-cell table:formula="of:=(20000-[.$A1817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25" calcext:value-type="float">
            <text:p>15725</text:p>
          </table:table-cell>
          <table:table-cell table:formula="of:=(20000-[.$A1818])/([.B$2]*1000)" office:value-type="float" office:value="0.4275" calcext:value-type="float">
            <text:p>0.4275</text:p>
          </table:table-cell>
          <table:table-cell table:style-name="Default" table:formula="of:=(20000-[.$A1818])/([.C$2]*1000)" office:value-type="float" office:value="0.21375" calcext:value-type="float">
            <text:p>0.21375</text:p>
          </table:table-cell>
          <table:table-cell table:formula="of:=(20000-[.$A1818])/([.D$2]*1000)" office:value-type="float" office:value="0.0855" calcext:value-type="float">
            <text:p>0.0855</text:p>
          </table:table-cell>
          <table:table-cell table:formula="of:=(20000-[.$A1818])/([.E$2]*1000)" office:value-type="float" office:value="0.04275" calcext:value-type="float">
            <text:p>0.04275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1819])/([.B$2]*1000)" office:value-type="float" office:value="0.4238" calcext:value-type="float">
            <text:p>0.4238</text:p>
          </table:table-cell>
          <table:table-cell table:style-name="Default" table:formula="of:=(20000-[.$A1819])/([.C$2]*1000)" office:value-type="float" office:value="0.2119" calcext:value-type="float">
            <text:p>0.2119</text:p>
          </table:table-cell>
          <table:table-cell table:formula="of:=(20000-[.$A1819])/([.D$2]*1000)" office:value-type="float" office:value="0.08476" calcext:value-type="float">
            <text:p>0.08476</text:p>
          </table:table-cell>
          <table:table-cell table:formula="of:=(20000-[.$A1819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1820])/([.B$2]*1000)" office:value-type="float" office:value="0.4237" calcext:value-type="float">
            <text:p>0.4237</text:p>
          </table:table-cell>
          <table:table-cell table:style-name="Default" table:formula="of:=(20000-[.$A1820])/([.C$2]*1000)" office:value-type="float" office:value="0.21185" calcext:value-type="float">
            <text:p>0.21185</text:p>
          </table:table-cell>
          <table:table-cell table:formula="of:=(20000-[.$A1820])/([.D$2]*1000)" office:value-type="float" office:value="0.08474" calcext:value-type="float">
            <text:p>0.08474</text:p>
          </table:table-cell>
          <table:table-cell table:formula="of:=(20000-[.$A1820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59" calcext:value-type="float">
            <text:p>15759</text:p>
          </table:table-cell>
          <table:table-cell table:formula="of:=(20000-[.$A1821])/([.B$2]*1000)" office:value-type="float" office:value="0.4241" calcext:value-type="float">
            <text:p>0.4241</text:p>
          </table:table-cell>
          <table:table-cell table:style-name="Default" table:formula="of:=(20000-[.$A1821])/([.C$2]*1000)" office:value-type="float" office:value="0.21205" calcext:value-type="float">
            <text:p>0.21205</text:p>
          </table:table-cell>
          <table:table-cell table:formula="of:=(20000-[.$A1821])/([.D$2]*1000)" office:value-type="float" office:value="0.08482" calcext:value-type="float">
            <text:p>0.08482</text:p>
          </table:table-cell>
          <table:table-cell table:formula="of:=(20000-[.$A1821])/([.E$2]*1000)" office:value-type="float" office:value="0.04241" calcext:value-type="float">
            <text:p>0.04241</text:p>
          </table:table-cell>
        </table:table-row>
        <table:table-row table:style-name="ro1">
          <table:table-cell office:value-type="float" office:value="15728" calcext:value-type="float">
            <text:p>15728</text:p>
          </table:table-cell>
          <table:table-cell table:formula="of:=(20000-[.$A1822])/([.B$2]*1000)" office:value-type="float" office:value="0.4272" calcext:value-type="float">
            <text:p>0.4272</text:p>
          </table:table-cell>
          <table:table-cell table:style-name="Default" table:formula="of:=(20000-[.$A1822])/([.C$2]*1000)" office:value-type="float" office:value="0.2136" calcext:value-type="float">
            <text:p>0.2136</text:p>
          </table:table-cell>
          <table:table-cell table:formula="of:=(20000-[.$A1822])/([.D$2]*1000)" office:value-type="float" office:value="0.08544" calcext:value-type="float">
            <text:p>0.08544</text:p>
          </table:table-cell>
          <table:table-cell table:formula="of:=(20000-[.$A1822])/([.E$2]*1000)" office:value-type="float" office:value="0.04272" calcext:value-type="float">
            <text:p>0.04272</text:p>
          </table:table-cell>
        </table:table-row>
        <table:table-row table:style-name="ro1">
          <table:table-cell office:value-type="float" office:value="15739" calcext:value-type="float">
            <text:p>15739</text:p>
          </table:table-cell>
          <table:table-cell table:formula="of:=(20000-[.$A1823])/([.B$2]*1000)" office:value-type="float" office:value="0.4261" calcext:value-type="float">
            <text:p>0.4261</text:p>
          </table:table-cell>
          <table:table-cell table:style-name="Default" table:formula="of:=(20000-[.$A1823])/([.C$2]*1000)" office:value-type="float" office:value="0.21305" calcext:value-type="float">
            <text:p>0.21305</text:p>
          </table:table-cell>
          <table:table-cell table:formula="of:=(20000-[.$A1823])/([.D$2]*1000)" office:value-type="float" office:value="0.08522" calcext:value-type="float">
            <text:p>0.08522</text:p>
          </table:table-cell>
          <table:table-cell table:formula="of:=(20000-[.$A1823])/([.E$2]*1000)" office:value-type="float" office:value="0.04261" calcext:value-type="float">
            <text:p>0.04261</text:p>
          </table:table-cell>
        </table:table-row>
        <table:table-row table:style-name="ro1">
          <table:table-cell office:value-type="float" office:value="15723" calcext:value-type="float">
            <text:p>15723</text:p>
          </table:table-cell>
          <table:table-cell table:formula="of:=(20000-[.$A1824])/([.B$2]*1000)" office:value-type="float" office:value="0.4277" calcext:value-type="float">
            <text:p>0.4277</text:p>
          </table:table-cell>
          <table:table-cell table:style-name="Default" table:formula="of:=(20000-[.$A1824])/([.C$2]*1000)" office:value-type="float" office:value="0.21385" calcext:value-type="float">
            <text:p>0.21385</text:p>
          </table:table-cell>
          <table:table-cell table:formula="of:=(20000-[.$A1824])/([.D$2]*1000)" office:value-type="float" office:value="0.08554" calcext:value-type="float">
            <text:p>0.08554</text:p>
          </table:table-cell>
          <table:table-cell table:formula="of:=(20000-[.$A1824])/([.E$2]*1000)" office:value-type="float" office:value="0.04277" calcext:value-type="float">
            <text:p>0.04277</text:p>
          </table:table-cell>
        </table:table-row>
        <table:table-row table:style-name="ro1">
          <table:table-cell office:value-type="float" office:value="15752" calcext:value-type="float">
            <text:p>15752</text:p>
          </table:table-cell>
          <table:table-cell table:formula="of:=(20000-[.$A1825])/([.B$2]*1000)" office:value-type="float" office:value="0.4248" calcext:value-type="float">
            <text:p>0.4248</text:p>
          </table:table-cell>
          <table:table-cell table:style-name="Default" table:formula="of:=(20000-[.$A1825])/([.C$2]*1000)" office:value-type="float" office:value="0.2124" calcext:value-type="float">
            <text:p>0.2124</text:p>
          </table:table-cell>
          <table:table-cell table:formula="of:=(20000-[.$A1825])/([.D$2]*1000)" office:value-type="float" office:value="0.08496" calcext:value-type="float">
            <text:p>0.08496</text:p>
          </table:table-cell>
          <table:table-cell table:formula="of:=(20000-[.$A1825])/([.E$2]*1000)" office:value-type="float" office:value="0.04248" calcext:value-type="float">
            <text:p>0.04248</text:p>
          </table:table-cell>
        </table:table-row>
        <table:table-row table:style-name="ro1">
          <table:table-cell office:value-type="float" office:value="15708" calcext:value-type="float">
            <text:p>15708</text:p>
          </table:table-cell>
          <table:table-cell table:formula="of:=(20000-[.$A1826])/([.B$2]*1000)" office:value-type="float" office:value="0.4292" calcext:value-type="float">
            <text:p>0.4292</text:p>
          </table:table-cell>
          <table:table-cell table:style-name="Default" table:formula="of:=(20000-[.$A1826])/([.C$2]*1000)" office:value-type="float" office:value="0.2146" calcext:value-type="float">
            <text:p>0.2146</text:p>
          </table:table-cell>
          <table:table-cell table:formula="of:=(20000-[.$A1826])/([.D$2]*1000)" office:value-type="float" office:value="0.08584" calcext:value-type="float">
            <text:p>0.08584</text:p>
          </table:table-cell>
          <table:table-cell table:formula="of:=(20000-[.$A1826])/([.E$2]*1000)" office:value-type="float" office:value="0.04292" calcext:value-type="float">
            <text:p>0.04292</text:p>
          </table:table-cell>
        </table:table-row>
        <table:table-row table:style-name="ro1">
          <table:table-cell office:value-type="float" office:value="15733" calcext:value-type="float">
            <text:p>15733</text:p>
          </table:table-cell>
          <table:table-cell table:formula="of:=(20000-[.$A1827])/([.B$2]*1000)" office:value-type="float" office:value="0.4267" calcext:value-type="float">
            <text:p>0.4267</text:p>
          </table:table-cell>
          <table:table-cell table:style-name="Default" table:formula="of:=(20000-[.$A1827])/([.C$2]*1000)" office:value-type="float" office:value="0.21335" calcext:value-type="float">
            <text:p>0.21335</text:p>
          </table:table-cell>
          <table:table-cell table:formula="of:=(20000-[.$A1827])/([.D$2]*1000)" office:value-type="float" office:value="0.08534" calcext:value-type="float">
            <text:p>0.08534</text:p>
          </table:table-cell>
          <table:table-cell table:formula="of:=(20000-[.$A1827])/([.E$2]*1000)" office:value-type="float" office:value="0.04267" calcext:value-type="float">
            <text:p>0.04267</text:p>
          </table:table-cell>
        </table:table-row>
        <table:table-row table:style-name="ro1">
          <table:table-cell office:value-type="float" office:value="15730" calcext:value-type="float">
            <text:p>15730</text:p>
          </table:table-cell>
          <table:table-cell table:formula="of:=(20000-[.$A1828])/([.B$2]*1000)" office:value-type="float" office:value="0.427" calcext:value-type="float">
            <text:p>0.427</text:p>
          </table:table-cell>
          <table:table-cell table:style-name="Default" table:formula="of:=(20000-[.$A1828])/([.C$2]*1000)" office:value-type="float" office:value="0.2135" calcext:value-type="float">
            <text:p>0.2135</text:p>
          </table:table-cell>
          <table:table-cell table:formula="of:=(20000-[.$A1828])/([.D$2]*1000)" office:value-type="float" office:value="0.0854" calcext:value-type="float">
            <text:p>0.0854</text:p>
          </table:table-cell>
          <table:table-cell table:formula="of:=(20000-[.$A1828])/([.E$2]*1000)" office:value-type="float" office:value="0.0427" calcext:value-type="float">
            <text:p>0.0427</text:p>
          </table:table-cell>
        </table:table-row>
        <table:table-row table:style-name="ro1">
          <table:table-cell office:value-type="float" office:value="15743" calcext:value-type="float">
            <text:p>15743</text:p>
          </table:table-cell>
          <table:table-cell table:formula="of:=(20000-[.$A1829])/([.B$2]*1000)" office:value-type="float" office:value="0.4257" calcext:value-type="float">
            <text:p>0.4257</text:p>
          </table:table-cell>
          <table:table-cell table:style-name="Default" table:formula="of:=(20000-[.$A1829])/([.C$2]*1000)" office:value-type="float" office:value="0.21285" calcext:value-type="float">
            <text:p>0.21285</text:p>
          </table:table-cell>
          <table:table-cell table:formula="of:=(20000-[.$A1829])/([.D$2]*1000)" office:value-type="float" office:value="0.08514" calcext:value-type="float">
            <text:p>0.08514</text:p>
          </table:table-cell>
          <table:table-cell table:formula="of:=(20000-[.$A1829])/([.E$2]*1000)" office:value-type="float" office:value="0.04257" calcext:value-type="float">
            <text:p>0.04257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1830])/([.B$2]*1000)" office:value-type="float" office:value="0.4239" calcext:value-type="float">
            <text:p>0.4239</text:p>
          </table:table-cell>
          <table:table-cell table:style-name="Default" table:formula="of:=(20000-[.$A1830])/([.C$2]*1000)" office:value-type="float" office:value="0.21195" calcext:value-type="float">
            <text:p>0.21195</text:p>
          </table:table-cell>
          <table:table-cell table:formula="of:=(20000-[.$A1830])/([.D$2]*1000)" office:value-type="float" office:value="0.08478" calcext:value-type="float">
            <text:p>0.08478</text:p>
          </table:table-cell>
          <table:table-cell table:formula="of:=(20000-[.$A1830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37" calcext:value-type="float">
            <text:p>15737</text:p>
          </table:table-cell>
          <table:table-cell table:formula="of:=(20000-[.$A1831])/([.B$2]*1000)" office:value-type="float" office:value="0.4263" calcext:value-type="float">
            <text:p>0.4263</text:p>
          </table:table-cell>
          <table:table-cell table:style-name="Default" table:formula="of:=(20000-[.$A1831])/([.C$2]*1000)" office:value-type="float" office:value="0.21315" calcext:value-type="float">
            <text:p>0.21315</text:p>
          </table:table-cell>
          <table:table-cell table:formula="of:=(20000-[.$A1831])/([.D$2]*1000)" office:value-type="float" office:value="0.08526" calcext:value-type="float">
            <text:p>0.08526</text:p>
          </table:table-cell>
          <table:table-cell table:formula="of:=(20000-[.$A1831])/([.E$2]*1000)" office:value-type="float" office:value="0.04263" calcext:value-type="float">
            <text:p>0.04263</text:p>
          </table:table-cell>
        </table:table-row>
        <table:table-row table:style-name="ro1">
          <table:table-cell office:value-type="float" office:value="15726" calcext:value-type="float">
            <text:p>15726</text:p>
          </table:table-cell>
          <table:table-cell table:formula="of:=(20000-[.$A1832])/([.B$2]*1000)" office:value-type="float" office:value="0.4274" calcext:value-type="float">
            <text:p>0.4274</text:p>
          </table:table-cell>
          <table:table-cell table:style-name="Default" table:formula="of:=(20000-[.$A1832])/([.C$2]*1000)" office:value-type="float" office:value="0.2137" calcext:value-type="float">
            <text:p>0.2137</text:p>
          </table:table-cell>
          <table:table-cell table:formula="of:=(20000-[.$A1832])/([.D$2]*1000)" office:value-type="float" office:value="0.08548" calcext:value-type="float">
            <text:p>0.08548</text:p>
          </table:table-cell>
          <table:table-cell table:formula="of:=(20000-[.$A1832])/([.E$2]*1000)" office:value-type="float" office:value="0.04274" calcext:value-type="float">
            <text:p>0.04274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1833])/([.B$2]*1000)" office:value-type="float" office:value="0.4239" calcext:value-type="float">
            <text:p>0.4239</text:p>
          </table:table-cell>
          <table:table-cell table:style-name="Default" table:formula="of:=(20000-[.$A1833])/([.C$2]*1000)" office:value-type="float" office:value="0.21195" calcext:value-type="float">
            <text:p>0.21195</text:p>
          </table:table-cell>
          <table:table-cell table:formula="of:=(20000-[.$A1833])/([.D$2]*1000)" office:value-type="float" office:value="0.08478" calcext:value-type="float">
            <text:p>0.08478</text:p>
          </table:table-cell>
          <table:table-cell table:formula="of:=(20000-[.$A1833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1834])/([.B$2]*1000)" office:value-type="float" office:value="0.4238" calcext:value-type="float">
            <text:p>0.4238</text:p>
          </table:table-cell>
          <table:table-cell table:style-name="Default" table:formula="of:=(20000-[.$A1834])/([.C$2]*1000)" office:value-type="float" office:value="0.2119" calcext:value-type="float">
            <text:p>0.2119</text:p>
          </table:table-cell>
          <table:table-cell table:formula="of:=(20000-[.$A1834])/([.D$2]*1000)" office:value-type="float" office:value="0.08476" calcext:value-type="float">
            <text:p>0.08476</text:p>
          </table:table-cell>
          <table:table-cell table:formula="of:=(20000-[.$A1834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59" calcext:value-type="float">
            <text:p>15759</text:p>
          </table:table-cell>
          <table:table-cell table:formula="of:=(20000-[.$A1835])/([.B$2]*1000)" office:value-type="float" office:value="0.4241" calcext:value-type="float">
            <text:p>0.4241</text:p>
          </table:table-cell>
          <table:table-cell table:style-name="Default" table:formula="of:=(20000-[.$A1835])/([.C$2]*1000)" office:value-type="float" office:value="0.21205" calcext:value-type="float">
            <text:p>0.21205</text:p>
          </table:table-cell>
          <table:table-cell table:formula="of:=(20000-[.$A1835])/([.D$2]*1000)" office:value-type="float" office:value="0.08482" calcext:value-type="float">
            <text:p>0.08482</text:p>
          </table:table-cell>
          <table:table-cell table:formula="of:=(20000-[.$A1835])/([.E$2]*1000)" office:value-type="float" office:value="0.04241" calcext:value-type="float">
            <text:p>0.04241</text:p>
          </table:table-cell>
        </table:table-row>
        <table:table-row table:style-name="ro1">
          <table:table-cell office:value-type="float" office:value="15728" calcext:value-type="float">
            <text:p>15728</text:p>
          </table:table-cell>
          <table:table-cell table:formula="of:=(20000-[.$A1836])/([.B$2]*1000)" office:value-type="float" office:value="0.4272" calcext:value-type="float">
            <text:p>0.4272</text:p>
          </table:table-cell>
          <table:table-cell table:style-name="Default" table:formula="of:=(20000-[.$A1836])/([.C$2]*1000)" office:value-type="float" office:value="0.2136" calcext:value-type="float">
            <text:p>0.2136</text:p>
          </table:table-cell>
          <table:table-cell table:formula="of:=(20000-[.$A1836])/([.D$2]*1000)" office:value-type="float" office:value="0.08544" calcext:value-type="float">
            <text:p>0.08544</text:p>
          </table:table-cell>
          <table:table-cell table:formula="of:=(20000-[.$A1836])/([.E$2]*1000)" office:value-type="float" office:value="0.04272" calcext:value-type="float">
            <text:p>0.04272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1837])/([.B$2]*1000)" office:value-type="float" office:value="0.424" calcext:value-type="float">
            <text:p>0.424</text:p>
          </table:table-cell>
          <table:table-cell table:style-name="Default" table:formula="of:=(20000-[.$A1837])/([.C$2]*1000)" office:value-type="float" office:value="0.212" calcext:value-type="float">
            <text:p>0.212</text:p>
          </table:table-cell>
          <table:table-cell table:formula="of:=(20000-[.$A1837])/([.D$2]*1000)" office:value-type="float" office:value="0.0848" calcext:value-type="float">
            <text:p>0.0848</text:p>
          </table:table-cell>
          <table:table-cell table:formula="of:=(20000-[.$A1837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553" calcext:value-type="float">
            <text:p>15553</text:p>
          </table:table-cell>
          <table:table-cell table:formula="of:=(20000-[.$A1838])/([.B$2]*1000)" office:value-type="float" office:value="0.4447" calcext:value-type="float">
            <text:p>0.4447</text:p>
          </table:table-cell>
          <table:table-cell table:style-name="Default" table:formula="of:=(20000-[.$A1838])/([.C$2]*1000)" office:value-type="float" office:value="0.22235" calcext:value-type="float">
            <text:p>0.22235</text:p>
          </table:table-cell>
          <table:table-cell table:formula="of:=(20000-[.$A1838])/([.D$2]*1000)" office:value-type="float" office:value="0.08894" calcext:value-type="float">
            <text:p>0.08894</text:p>
          </table:table-cell>
          <table:table-cell table:formula="of:=(20000-[.$A1838])/([.E$2]*1000)" office:value-type="float" office:value="0.04447" calcext:value-type="float">
            <text:p>0.04447</text:p>
          </table:table-cell>
        </table:table-row>
        <table:table-row table:style-name="ro1">
          <table:table-cell office:value-type="float" office:value="15673" calcext:value-type="float">
            <text:p>15673</text:p>
          </table:table-cell>
          <table:table-cell table:formula="of:=(20000-[.$A1839])/([.B$2]*1000)" office:value-type="float" office:value="0.4327" calcext:value-type="float">
            <text:p>0.4327</text:p>
          </table:table-cell>
          <table:table-cell table:style-name="Default" table:formula="of:=(20000-[.$A1839])/([.C$2]*1000)" office:value-type="float" office:value="0.21635" calcext:value-type="float">
            <text:p>0.21635</text:p>
          </table:table-cell>
          <table:table-cell table:formula="of:=(20000-[.$A1839])/([.D$2]*1000)" office:value-type="float" office:value="0.08654" calcext:value-type="float">
            <text:p>0.08654</text:p>
          </table:table-cell>
          <table:table-cell table:formula="of:=(20000-[.$A1839])/([.E$2]*1000)" office:value-type="float" office:value="0.04327" calcext:value-type="float">
            <text:p>0.04327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1840])/([.B$2]*1000)" office:value-type="float" office:value="0.4237" calcext:value-type="float">
            <text:p>0.4237</text:p>
          </table:table-cell>
          <table:table-cell table:style-name="Default" table:formula="of:=(20000-[.$A1840])/([.C$2]*1000)" office:value-type="float" office:value="0.21185" calcext:value-type="float">
            <text:p>0.21185</text:p>
          </table:table-cell>
          <table:table-cell table:formula="of:=(20000-[.$A1840])/([.D$2]*1000)" office:value-type="float" office:value="0.08474" calcext:value-type="float">
            <text:p>0.08474</text:p>
          </table:table-cell>
          <table:table-cell table:formula="of:=(20000-[.$A1840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32" calcext:value-type="float">
            <text:p>15732</text:p>
          </table:table-cell>
          <table:table-cell table:formula="of:=(20000-[.$A1841])/([.B$2]*1000)" office:value-type="float" office:value="0.4268" calcext:value-type="float">
            <text:p>0.4268</text:p>
          </table:table-cell>
          <table:table-cell table:style-name="Default" table:formula="of:=(20000-[.$A1841])/([.C$2]*1000)" office:value-type="float" office:value="0.2134" calcext:value-type="float">
            <text:p>0.2134</text:p>
          </table:table-cell>
          <table:table-cell table:formula="of:=(20000-[.$A1841])/([.D$2]*1000)" office:value-type="float" office:value="0.08536" calcext:value-type="float">
            <text:p>0.08536</text:p>
          </table:table-cell>
          <table:table-cell table:formula="of:=(20000-[.$A1841])/([.E$2]*1000)" office:value-type="float" office:value="0.04268" calcext:value-type="float">
            <text:p>0.04268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1842])/([.B$2]*1000)" office:value-type="float" office:value="0.4238" calcext:value-type="float">
            <text:p>0.4238</text:p>
          </table:table-cell>
          <table:table-cell table:style-name="Default" table:formula="of:=(20000-[.$A1842])/([.C$2]*1000)" office:value-type="float" office:value="0.2119" calcext:value-type="float">
            <text:p>0.2119</text:p>
          </table:table-cell>
          <table:table-cell table:formula="of:=(20000-[.$A1842])/([.D$2]*1000)" office:value-type="float" office:value="0.08476" calcext:value-type="float">
            <text:p>0.08476</text:p>
          </table:table-cell>
          <table:table-cell table:formula="of:=(20000-[.$A1842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08" calcext:value-type="float">
            <text:p>15708</text:p>
          </table:table-cell>
          <table:table-cell table:formula="of:=(20000-[.$A1843])/([.B$2]*1000)" office:value-type="float" office:value="0.4292" calcext:value-type="float">
            <text:p>0.4292</text:p>
          </table:table-cell>
          <table:table-cell table:style-name="Default" table:formula="of:=(20000-[.$A1843])/([.C$2]*1000)" office:value-type="float" office:value="0.2146" calcext:value-type="float">
            <text:p>0.2146</text:p>
          </table:table-cell>
          <table:table-cell table:formula="of:=(20000-[.$A1843])/([.D$2]*1000)" office:value-type="float" office:value="0.08584" calcext:value-type="float">
            <text:p>0.08584</text:p>
          </table:table-cell>
          <table:table-cell table:formula="of:=(20000-[.$A1843])/([.E$2]*1000)" office:value-type="float" office:value="0.04292" calcext:value-type="float">
            <text:p>0.04292</text:p>
          </table:table-cell>
        </table:table-row>
        <table:table-row table:style-name="ro1">
          <table:table-cell office:value-type="float" office:value="15754" calcext:value-type="float">
            <text:p>15754</text:p>
          </table:table-cell>
          <table:table-cell table:formula="of:=(20000-[.$A1844])/([.B$2]*1000)" office:value-type="float" office:value="0.4246" calcext:value-type="float">
            <text:p>0.4246</text:p>
          </table:table-cell>
          <table:table-cell table:style-name="Default" table:formula="of:=(20000-[.$A1844])/([.C$2]*1000)" office:value-type="float" office:value="0.2123" calcext:value-type="float">
            <text:p>0.2123</text:p>
          </table:table-cell>
          <table:table-cell table:formula="of:=(20000-[.$A1844])/([.D$2]*1000)" office:value-type="float" office:value="0.08492" calcext:value-type="float">
            <text:p>0.08492</text:p>
          </table:table-cell>
          <table:table-cell table:formula="of:=(20000-[.$A1844])/([.E$2]*1000)" office:value-type="float" office:value="0.04246" calcext:value-type="float">
            <text:p>0.04246</text:p>
          </table:table-cell>
        </table:table-row>
        <table:table-row table:style-name="ro1">
          <table:table-cell office:value-type="float" office:value="15755" calcext:value-type="float">
            <text:p>15755</text:p>
          </table:table-cell>
          <table:table-cell table:formula="of:=(20000-[.$A1845])/([.B$2]*1000)" office:value-type="float" office:value="0.4245" calcext:value-type="float">
            <text:p>0.4245</text:p>
          </table:table-cell>
          <table:table-cell table:style-name="Default" table:formula="of:=(20000-[.$A1845])/([.C$2]*1000)" office:value-type="float" office:value="0.21225" calcext:value-type="float">
            <text:p>0.21225</text:p>
          </table:table-cell>
          <table:table-cell table:formula="of:=(20000-[.$A1845])/([.D$2]*1000)" office:value-type="float" office:value="0.0849" calcext:value-type="float">
            <text:p>0.0849</text:p>
          </table:table-cell>
          <table:table-cell table:formula="of:=(20000-[.$A1845])/([.E$2]*1000)" office:value-type="float" office:value="0.04245" calcext:value-type="float">
            <text:p>0.04245</text:p>
          </table:table-cell>
        </table:table-row>
        <table:table-row table:style-name="ro1">
          <table:table-cell office:value-type="float" office:value="15711" calcext:value-type="float">
            <text:p>15711</text:p>
          </table:table-cell>
          <table:table-cell table:formula="of:=(20000-[.$A1846])/([.B$2]*1000)" office:value-type="float" office:value="0.4289" calcext:value-type="float">
            <text:p>0.4289</text:p>
          </table:table-cell>
          <table:table-cell table:style-name="Default" table:formula="of:=(20000-[.$A1846])/([.C$2]*1000)" office:value-type="float" office:value="0.21445" calcext:value-type="float">
            <text:p>0.21445</text:p>
          </table:table-cell>
          <table:table-cell table:formula="of:=(20000-[.$A1846])/([.D$2]*1000)" office:value-type="float" office:value="0.08578" calcext:value-type="float">
            <text:p>0.08578</text:p>
          </table:table-cell>
          <table:table-cell table:formula="of:=(20000-[.$A1846])/([.E$2]*1000)" office:value-type="float" office:value="0.04289" calcext:value-type="float">
            <text:p>0.04289</text:p>
          </table:table-cell>
        </table:table-row>
        <table:table-row table:style-name="ro1">
          <table:table-cell office:value-type="float" office:value="15732" calcext:value-type="float">
            <text:p>15732</text:p>
          </table:table-cell>
          <table:table-cell table:formula="of:=(20000-[.$A1847])/([.B$2]*1000)" office:value-type="float" office:value="0.4268" calcext:value-type="float">
            <text:p>0.4268</text:p>
          </table:table-cell>
          <table:table-cell table:style-name="Default" table:formula="of:=(20000-[.$A1847])/([.C$2]*1000)" office:value-type="float" office:value="0.2134" calcext:value-type="float">
            <text:p>0.2134</text:p>
          </table:table-cell>
          <table:table-cell table:formula="of:=(20000-[.$A1847])/([.D$2]*1000)" office:value-type="float" office:value="0.08536" calcext:value-type="float">
            <text:p>0.08536</text:p>
          </table:table-cell>
          <table:table-cell table:formula="of:=(20000-[.$A1847])/([.E$2]*1000)" office:value-type="float" office:value="0.04268" calcext:value-type="float">
            <text:p>0.04268</text:p>
          </table:table-cell>
        </table:table-row>
        <table:table-row table:style-name="ro1">
          <table:table-cell office:value-type="float" office:value="15718" calcext:value-type="float">
            <text:p>15718</text:p>
          </table:table-cell>
          <table:table-cell table:formula="of:=(20000-[.$A1848])/([.B$2]*1000)" office:value-type="float" office:value="0.4282" calcext:value-type="float">
            <text:p>0.4282</text:p>
          </table:table-cell>
          <table:table-cell table:style-name="Default" table:formula="of:=(20000-[.$A1848])/([.C$2]*1000)" office:value-type="float" office:value="0.2141" calcext:value-type="float">
            <text:p>0.2141</text:p>
          </table:table-cell>
          <table:table-cell table:formula="of:=(20000-[.$A1848])/([.D$2]*1000)" office:value-type="float" office:value="0.08564" calcext:value-type="float">
            <text:p>0.08564</text:p>
          </table:table-cell>
          <table:table-cell table:formula="of:=(20000-[.$A1848])/([.E$2]*1000)" office:value-type="float" office:value="0.04282" calcext:value-type="float">
            <text:p>0.04282</text:p>
          </table:table-cell>
        </table:table-row>
        <table:table-row table:style-name="ro1">
          <table:table-cell office:value-type="float" office:value="15719" calcext:value-type="float">
            <text:p>15719</text:p>
          </table:table-cell>
          <table:table-cell table:formula="of:=(20000-[.$A1849])/([.B$2]*1000)" office:value-type="float" office:value="0.4281" calcext:value-type="float">
            <text:p>0.4281</text:p>
          </table:table-cell>
          <table:table-cell table:style-name="Default" table:formula="of:=(20000-[.$A1849])/([.C$2]*1000)" office:value-type="float" office:value="0.21405" calcext:value-type="float">
            <text:p>0.21405</text:p>
          </table:table-cell>
          <table:table-cell table:formula="of:=(20000-[.$A1849])/([.D$2]*1000)" office:value-type="float" office:value="0.08562" calcext:value-type="float">
            <text:p>0.08562</text:p>
          </table:table-cell>
          <table:table-cell table:formula="of:=(20000-[.$A1849])/([.E$2]*1000)" office:value-type="float" office:value="0.04281" calcext:value-type="float">
            <text:p>0.04281</text:p>
          </table:table-cell>
        </table:table-row>
        <table:table-row table:style-name="ro1">
          <table:table-cell office:value-type="float" office:value="15728" calcext:value-type="float">
            <text:p>15728</text:p>
          </table:table-cell>
          <table:table-cell table:formula="of:=(20000-[.$A1850])/([.B$2]*1000)" office:value-type="float" office:value="0.4272" calcext:value-type="float">
            <text:p>0.4272</text:p>
          </table:table-cell>
          <table:table-cell table:style-name="Default" table:formula="of:=(20000-[.$A1850])/([.C$2]*1000)" office:value-type="float" office:value="0.2136" calcext:value-type="float">
            <text:p>0.2136</text:p>
          </table:table-cell>
          <table:table-cell table:formula="of:=(20000-[.$A1850])/([.D$2]*1000)" office:value-type="float" office:value="0.08544" calcext:value-type="float">
            <text:p>0.08544</text:p>
          </table:table-cell>
          <table:table-cell table:formula="of:=(20000-[.$A1850])/([.E$2]*1000)" office:value-type="float" office:value="0.04272" calcext:value-type="float">
            <text:p>0.04272</text:p>
          </table:table-cell>
        </table:table-row>
        <table:table-row table:style-name="ro1">
          <table:table-cell office:value-type="float" office:value="15765" calcext:value-type="float">
            <text:p>15765</text:p>
          </table:table-cell>
          <table:table-cell table:formula="of:=(20000-[.$A1851])/([.B$2]*1000)" office:value-type="float" office:value="0.4235" calcext:value-type="float">
            <text:p>0.4235</text:p>
          </table:table-cell>
          <table:table-cell table:style-name="Default" table:formula="of:=(20000-[.$A1851])/([.C$2]*1000)" office:value-type="float" office:value="0.21175" calcext:value-type="float">
            <text:p>0.21175</text:p>
          </table:table-cell>
          <table:table-cell table:formula="of:=(20000-[.$A1851])/([.D$2]*1000)" office:value-type="float" office:value="0.0847" calcext:value-type="float">
            <text:p>0.0847</text:p>
          </table:table-cell>
          <table:table-cell table:formula="of:=(20000-[.$A1851])/([.E$2]*1000)" office:value-type="float" office:value="0.04235" calcext:value-type="float">
            <text:p>0.04235</text:p>
          </table:table-cell>
        </table:table-row>
        <table:table-row table:style-name="ro1">
          <table:table-cell office:value-type="float" office:value="15744" calcext:value-type="float">
            <text:p>15744</text:p>
          </table:table-cell>
          <table:table-cell table:formula="of:=(20000-[.$A1852])/([.B$2]*1000)" office:value-type="float" office:value="0.4256" calcext:value-type="float">
            <text:p>0.4256</text:p>
          </table:table-cell>
          <table:table-cell table:style-name="Default" table:formula="of:=(20000-[.$A1852])/([.C$2]*1000)" office:value-type="float" office:value="0.2128" calcext:value-type="float">
            <text:p>0.2128</text:p>
          </table:table-cell>
          <table:table-cell table:formula="of:=(20000-[.$A1852])/([.D$2]*1000)" office:value-type="float" office:value="0.08512" calcext:value-type="float">
            <text:p>0.08512</text:p>
          </table:table-cell>
          <table:table-cell table:formula="of:=(20000-[.$A1852])/([.E$2]*1000)" office:value-type="float" office:value="0.04256" calcext:value-type="float">
            <text:p>0.04256</text:p>
          </table:table-cell>
        </table:table-row>
        <table:table-row table:style-name="ro1">
          <table:table-cell office:value-type="float" office:value="15724" calcext:value-type="float">
            <text:p>15724</text:p>
          </table:table-cell>
          <table:table-cell table:formula="of:=(20000-[.$A1853])/([.B$2]*1000)" office:value-type="float" office:value="0.4276" calcext:value-type="float">
            <text:p>0.4276</text:p>
          </table:table-cell>
          <table:table-cell table:style-name="Default" table:formula="of:=(20000-[.$A1853])/([.C$2]*1000)" office:value-type="float" office:value="0.2138" calcext:value-type="float">
            <text:p>0.2138</text:p>
          </table:table-cell>
          <table:table-cell table:formula="of:=(20000-[.$A1853])/([.D$2]*1000)" office:value-type="float" office:value="0.08552" calcext:value-type="float">
            <text:p>0.08552</text:p>
          </table:table-cell>
          <table:table-cell table:formula="of:=(20000-[.$A1853])/([.E$2]*1000)" office:value-type="float" office:value="0.04276" calcext:value-type="float">
            <text:p>0.04276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1854])/([.B$2]*1000)" office:value-type="float" office:value="0.4238" calcext:value-type="float">
            <text:p>0.4238</text:p>
          </table:table-cell>
          <table:table-cell table:style-name="Default" table:formula="of:=(20000-[.$A1854])/([.C$2]*1000)" office:value-type="float" office:value="0.2119" calcext:value-type="float">
            <text:p>0.2119</text:p>
          </table:table-cell>
          <table:table-cell table:formula="of:=(20000-[.$A1854])/([.D$2]*1000)" office:value-type="float" office:value="0.08476" calcext:value-type="float">
            <text:p>0.08476</text:p>
          </table:table-cell>
          <table:table-cell table:formula="of:=(20000-[.$A1854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20" calcext:value-type="float">
            <text:p>15720</text:p>
          </table:table-cell>
          <table:table-cell table:formula="of:=(20000-[.$A1855])/([.B$2]*1000)" office:value-type="float" office:value="0.428" calcext:value-type="float">
            <text:p>0.428</text:p>
          </table:table-cell>
          <table:table-cell table:style-name="Default" table:formula="of:=(20000-[.$A1855])/([.C$2]*1000)" office:value-type="float" office:value="0.214" calcext:value-type="float">
            <text:p>0.214</text:p>
          </table:table-cell>
          <table:table-cell table:formula="of:=(20000-[.$A1855])/([.D$2]*1000)" office:value-type="float" office:value="0.0856" calcext:value-type="float">
            <text:p>0.0856</text:p>
          </table:table-cell>
          <table:table-cell table:formula="of:=(20000-[.$A1855])/([.E$2]*1000)"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15700" calcext:value-type="float">
            <text:p>15700</text:p>
          </table:table-cell>
          <table:table-cell table:formula="of:=(20000-[.$A1856])/([.B$2]*1000)" office:value-type="float" office:value="0.43" calcext:value-type="float">
            <text:p>0.43</text:p>
          </table:table-cell>
          <table:table-cell table:style-name="Default" table:formula="of:=(20000-[.$A1856])/([.C$2]*1000)" office:value-type="float" office:value="0.215" calcext:value-type="float">
            <text:p>0.215</text:p>
          </table:table-cell>
          <table:table-cell table:formula="of:=(20000-[.$A1856])/([.D$2]*1000)" office:value-type="float" office:value="0.086" calcext:value-type="float">
            <text:p>0.086</text:p>
          </table:table-cell>
          <table:table-cell table:formula="of:=(20000-[.$A1856])/([.E$2]*1000)"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15729" calcext:value-type="float">
            <text:p>15729</text:p>
          </table:table-cell>
          <table:table-cell table:formula="of:=(20000-[.$A1857])/([.B$2]*1000)" office:value-type="float" office:value="0.4271" calcext:value-type="float">
            <text:p>0.4271</text:p>
          </table:table-cell>
          <table:table-cell table:style-name="Default" table:formula="of:=(20000-[.$A1857])/([.C$2]*1000)" office:value-type="float" office:value="0.21355" calcext:value-type="float">
            <text:p>0.21355</text:p>
          </table:table-cell>
          <table:table-cell table:formula="of:=(20000-[.$A1857])/([.D$2]*1000)" office:value-type="float" office:value="0.08542" calcext:value-type="float">
            <text:p>0.08542</text:p>
          </table:table-cell>
          <table:table-cell table:formula="of:=(20000-[.$A1857])/([.E$2]*1000)" office:value-type="float" office:value="0.04271" calcext:value-type="float">
            <text:p>0.04271</text:p>
          </table:table-cell>
        </table:table-row>
        <table:table-row table:style-name="ro1">
          <table:table-cell office:value-type="float" office:value="15723" calcext:value-type="float">
            <text:p>15723</text:p>
          </table:table-cell>
          <table:table-cell table:formula="of:=(20000-[.$A1858])/([.B$2]*1000)" office:value-type="float" office:value="0.4277" calcext:value-type="float">
            <text:p>0.4277</text:p>
          </table:table-cell>
          <table:table-cell table:style-name="Default" table:formula="of:=(20000-[.$A1858])/([.C$2]*1000)" office:value-type="float" office:value="0.21385" calcext:value-type="float">
            <text:p>0.21385</text:p>
          </table:table-cell>
          <table:table-cell table:formula="of:=(20000-[.$A1858])/([.D$2]*1000)" office:value-type="float" office:value="0.08554" calcext:value-type="float">
            <text:p>0.08554</text:p>
          </table:table-cell>
          <table:table-cell table:formula="of:=(20000-[.$A1858])/([.E$2]*1000)" office:value-type="float" office:value="0.04277" calcext:value-type="float">
            <text:p>0.04277</text:p>
          </table:table-cell>
        </table:table-row>
        <table:table-row table:style-name="ro1">
          <table:table-cell office:value-type="float" office:value="15758" calcext:value-type="float">
            <text:p>15758</text:p>
          </table:table-cell>
          <table:table-cell table:formula="of:=(20000-[.$A1859])/([.B$2]*1000)" office:value-type="float" office:value="0.4242" calcext:value-type="float">
            <text:p>0.4242</text:p>
          </table:table-cell>
          <table:table-cell table:style-name="Default" table:formula="of:=(20000-[.$A1859])/([.C$2]*1000)" office:value-type="float" office:value="0.2121" calcext:value-type="float">
            <text:p>0.2121</text:p>
          </table:table-cell>
          <table:table-cell table:formula="of:=(20000-[.$A1859])/([.D$2]*1000)" office:value-type="float" office:value="0.08484" calcext:value-type="float">
            <text:p>0.08484</text:p>
          </table:table-cell>
          <table:table-cell table:formula="of:=(20000-[.$A1859])/([.E$2]*1000)" office:value-type="float" office:value="0.04242" calcext:value-type="float">
            <text:p>0.04242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1860])/([.B$2]*1000)" office:value-type="float" office:value="0.4239" calcext:value-type="float">
            <text:p>0.4239</text:p>
          </table:table-cell>
          <table:table-cell table:style-name="Default" table:formula="of:=(20000-[.$A1860])/([.C$2]*1000)" office:value-type="float" office:value="0.21195" calcext:value-type="float">
            <text:p>0.21195</text:p>
          </table:table-cell>
          <table:table-cell table:formula="of:=(20000-[.$A1860])/([.D$2]*1000)" office:value-type="float" office:value="0.08478" calcext:value-type="float">
            <text:p>0.08478</text:p>
          </table:table-cell>
          <table:table-cell table:formula="of:=(20000-[.$A1860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54" calcext:value-type="float">
            <text:p>15754</text:p>
          </table:table-cell>
          <table:table-cell table:formula="of:=(20000-[.$A1861])/([.B$2]*1000)" office:value-type="float" office:value="0.4246" calcext:value-type="float">
            <text:p>0.4246</text:p>
          </table:table-cell>
          <table:table-cell table:style-name="Default" table:formula="of:=(20000-[.$A1861])/([.C$2]*1000)" office:value-type="float" office:value="0.2123" calcext:value-type="float">
            <text:p>0.2123</text:p>
          </table:table-cell>
          <table:table-cell table:formula="of:=(20000-[.$A1861])/([.D$2]*1000)" office:value-type="float" office:value="0.08492" calcext:value-type="float">
            <text:p>0.08492</text:p>
          </table:table-cell>
          <table:table-cell table:formula="of:=(20000-[.$A1861])/([.E$2]*1000)" office:value-type="float" office:value="0.04246" calcext:value-type="float">
            <text:p>0.04246</text:p>
          </table:table-cell>
        </table:table-row>
        <table:table-row table:style-name="ro1">
          <table:table-cell office:value-type="float" office:value="15708" calcext:value-type="float">
            <text:p>15708</text:p>
          </table:table-cell>
          <table:table-cell table:formula="of:=(20000-[.$A1862])/([.B$2]*1000)" office:value-type="float" office:value="0.4292" calcext:value-type="float">
            <text:p>0.4292</text:p>
          </table:table-cell>
          <table:table-cell table:style-name="Default" table:formula="of:=(20000-[.$A1862])/([.C$2]*1000)" office:value-type="float" office:value="0.2146" calcext:value-type="float">
            <text:p>0.2146</text:p>
          </table:table-cell>
          <table:table-cell table:formula="of:=(20000-[.$A1862])/([.D$2]*1000)" office:value-type="float" office:value="0.08584" calcext:value-type="float">
            <text:p>0.08584</text:p>
          </table:table-cell>
          <table:table-cell table:formula="of:=(20000-[.$A1862])/([.E$2]*1000)" office:value-type="float" office:value="0.04292" calcext:value-type="float">
            <text:p>0.04292</text:p>
          </table:table-cell>
        </table:table-row>
        <table:table-row table:style-name="ro1">
          <table:table-cell office:value-type="float" office:value="15758" calcext:value-type="float">
            <text:p>15758</text:p>
          </table:table-cell>
          <table:table-cell table:formula="of:=(20000-[.$A1863])/([.B$2]*1000)" office:value-type="float" office:value="0.4242" calcext:value-type="float">
            <text:p>0.4242</text:p>
          </table:table-cell>
          <table:table-cell table:style-name="Default" table:formula="of:=(20000-[.$A1863])/([.C$2]*1000)" office:value-type="float" office:value="0.2121" calcext:value-type="float">
            <text:p>0.2121</text:p>
          </table:table-cell>
          <table:table-cell table:formula="of:=(20000-[.$A1863])/([.D$2]*1000)" office:value-type="float" office:value="0.08484" calcext:value-type="float">
            <text:p>0.08484</text:p>
          </table:table-cell>
          <table:table-cell table:formula="of:=(20000-[.$A1863])/([.E$2]*1000)" office:value-type="float" office:value="0.04242" calcext:value-type="float">
            <text:p>0.04242</text:p>
          </table:table-cell>
        </table:table-row>
        <table:table-row table:style-name="ro1">
          <table:table-cell office:value-type="float" office:value="15737" calcext:value-type="float">
            <text:p>15737</text:p>
          </table:table-cell>
          <table:table-cell table:formula="of:=(20000-[.$A1864])/([.B$2]*1000)" office:value-type="float" office:value="0.4263" calcext:value-type="float">
            <text:p>0.4263</text:p>
          </table:table-cell>
          <table:table-cell table:style-name="Default" table:formula="of:=(20000-[.$A1864])/([.C$2]*1000)" office:value-type="float" office:value="0.21315" calcext:value-type="float">
            <text:p>0.21315</text:p>
          </table:table-cell>
          <table:table-cell table:formula="of:=(20000-[.$A1864])/([.D$2]*1000)" office:value-type="float" office:value="0.08526" calcext:value-type="float">
            <text:p>0.08526</text:p>
          </table:table-cell>
          <table:table-cell table:formula="of:=(20000-[.$A1864])/([.E$2]*1000)" office:value-type="float" office:value="0.04263" calcext:value-type="float">
            <text:p>0.04263</text:p>
          </table:table-cell>
        </table:table-row>
        <table:table-row table:style-name="ro1">
          <table:table-cell office:value-type="float" office:value="15727" calcext:value-type="float">
            <text:p>15727</text:p>
          </table:table-cell>
          <table:table-cell table:formula="of:=(20000-[.$A1865])/([.B$2]*1000)" office:value-type="float" office:value="0.4273" calcext:value-type="float">
            <text:p>0.4273</text:p>
          </table:table-cell>
          <table:table-cell table:style-name="Default" table:formula="of:=(20000-[.$A1865])/([.C$2]*1000)" office:value-type="float" office:value="0.21365" calcext:value-type="float">
            <text:p>0.21365</text:p>
          </table:table-cell>
          <table:table-cell table:formula="of:=(20000-[.$A1865])/([.D$2]*1000)" office:value-type="float" office:value="0.08546" calcext:value-type="float">
            <text:p>0.08546</text:p>
          </table:table-cell>
          <table:table-cell table:formula="of:=(20000-[.$A1865])/([.E$2]*1000)" office:value-type="float" office:value="0.04273" calcext:value-type="float">
            <text:p>0.04273</text:p>
          </table:table-cell>
        </table:table-row>
        <table:table-row table:style-name="ro1">
          <table:table-cell office:value-type="float" office:value="15725" calcext:value-type="float">
            <text:p>15725</text:p>
          </table:table-cell>
          <table:table-cell table:formula="of:=(20000-[.$A1866])/([.B$2]*1000)" office:value-type="float" office:value="0.4275" calcext:value-type="float">
            <text:p>0.4275</text:p>
          </table:table-cell>
          <table:table-cell table:style-name="Default" table:formula="of:=(20000-[.$A1866])/([.C$2]*1000)" office:value-type="float" office:value="0.21375" calcext:value-type="float">
            <text:p>0.21375</text:p>
          </table:table-cell>
          <table:table-cell table:formula="of:=(20000-[.$A1866])/([.D$2]*1000)" office:value-type="float" office:value="0.0855" calcext:value-type="float">
            <text:p>0.0855</text:p>
          </table:table-cell>
          <table:table-cell table:formula="of:=(20000-[.$A1866])/([.E$2]*1000)" office:value-type="float" office:value="0.04275" calcext:value-type="float">
            <text:p>0.04275</text:p>
          </table:table-cell>
        </table:table-row>
        <table:table-row table:style-name="ro1">
          <table:table-cell office:value-type="float" office:value="15728" calcext:value-type="float">
            <text:p>15728</text:p>
          </table:table-cell>
          <table:table-cell table:formula="of:=(20000-[.$A1867])/([.B$2]*1000)" office:value-type="float" office:value="0.4272" calcext:value-type="float">
            <text:p>0.4272</text:p>
          </table:table-cell>
          <table:table-cell table:style-name="Default" table:formula="of:=(20000-[.$A1867])/([.C$2]*1000)" office:value-type="float" office:value="0.2136" calcext:value-type="float">
            <text:p>0.2136</text:p>
          </table:table-cell>
          <table:table-cell table:formula="of:=(20000-[.$A1867])/([.D$2]*1000)" office:value-type="float" office:value="0.08544" calcext:value-type="float">
            <text:p>0.08544</text:p>
          </table:table-cell>
          <table:table-cell table:formula="of:=(20000-[.$A1867])/([.E$2]*1000)" office:value-type="float" office:value="0.04272" calcext:value-type="float">
            <text:p>0.04272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1868])/([.B$2]*1000)" office:value-type="float" office:value="0.4238" calcext:value-type="float">
            <text:p>0.4238</text:p>
          </table:table-cell>
          <table:table-cell table:style-name="Default" table:formula="of:=(20000-[.$A1868])/([.C$2]*1000)" office:value-type="float" office:value="0.2119" calcext:value-type="float">
            <text:p>0.2119</text:p>
          </table:table-cell>
          <table:table-cell table:formula="of:=(20000-[.$A1868])/([.D$2]*1000)" office:value-type="float" office:value="0.08476" calcext:value-type="float">
            <text:p>0.08476</text:p>
          </table:table-cell>
          <table:table-cell table:formula="of:=(20000-[.$A1868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1869])/([.B$2]*1000)" office:value-type="float" office:value="0.424" calcext:value-type="float">
            <text:p>0.424</text:p>
          </table:table-cell>
          <table:table-cell table:style-name="Default" table:formula="of:=(20000-[.$A1869])/([.C$2]*1000)" office:value-type="float" office:value="0.212" calcext:value-type="float">
            <text:p>0.212</text:p>
          </table:table-cell>
          <table:table-cell table:formula="of:=(20000-[.$A1869])/([.D$2]*1000)" office:value-type="float" office:value="0.0848" calcext:value-type="float">
            <text:p>0.0848</text:p>
          </table:table-cell>
          <table:table-cell table:formula="of:=(20000-[.$A1869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702" calcext:value-type="float">
            <text:p>15702</text:p>
          </table:table-cell>
          <table:table-cell table:formula="of:=(20000-[.$A1870])/([.B$2]*1000)" office:value-type="float" office:value="0.4298" calcext:value-type="float">
            <text:p>0.4298</text:p>
          </table:table-cell>
          <table:table-cell table:style-name="Default" table:formula="of:=(20000-[.$A1870])/([.C$2]*1000)" office:value-type="float" office:value="0.2149" calcext:value-type="float">
            <text:p>0.2149</text:p>
          </table:table-cell>
          <table:table-cell table:formula="of:=(20000-[.$A1870])/([.D$2]*1000)" office:value-type="float" office:value="0.08596" calcext:value-type="float">
            <text:p>0.08596</text:p>
          </table:table-cell>
          <table:table-cell table:formula="of:=(20000-[.$A1870])/([.E$2]*1000)" office:value-type="float" office:value="0.04298" calcext:value-type="float">
            <text:p>0.04298</text:p>
          </table:table-cell>
        </table:table-row>
        <table:table-row table:style-name="ro1">
          <table:table-cell office:value-type="float" office:value="15755" calcext:value-type="float">
            <text:p>15755</text:p>
          </table:table-cell>
          <table:table-cell table:formula="of:=(20000-[.$A1871])/([.B$2]*1000)" office:value-type="float" office:value="0.4245" calcext:value-type="float">
            <text:p>0.4245</text:p>
          </table:table-cell>
          <table:table-cell table:style-name="Default" table:formula="of:=(20000-[.$A1871])/([.C$2]*1000)" office:value-type="float" office:value="0.21225" calcext:value-type="float">
            <text:p>0.21225</text:p>
          </table:table-cell>
          <table:table-cell table:formula="of:=(20000-[.$A1871])/([.D$2]*1000)" office:value-type="float" office:value="0.0849" calcext:value-type="float">
            <text:p>0.0849</text:p>
          </table:table-cell>
          <table:table-cell table:formula="of:=(20000-[.$A1871])/([.E$2]*1000)" office:value-type="float" office:value="0.04245" calcext:value-type="float">
            <text:p>0.04245</text:p>
          </table:table-cell>
        </table:table-row>
        <table:table-row table:style-name="ro1">
          <table:table-cell office:value-type="float" office:value="15728" calcext:value-type="float">
            <text:p>15728</text:p>
          </table:table-cell>
          <table:table-cell table:formula="of:=(20000-[.$A1872])/([.B$2]*1000)" office:value-type="float" office:value="0.4272" calcext:value-type="float">
            <text:p>0.4272</text:p>
          </table:table-cell>
          <table:table-cell table:style-name="Default" table:formula="of:=(20000-[.$A1872])/([.C$2]*1000)" office:value-type="float" office:value="0.2136" calcext:value-type="float">
            <text:p>0.2136</text:p>
          </table:table-cell>
          <table:table-cell table:formula="of:=(20000-[.$A1872])/([.D$2]*1000)" office:value-type="float" office:value="0.08544" calcext:value-type="float">
            <text:p>0.08544</text:p>
          </table:table-cell>
          <table:table-cell table:formula="of:=(20000-[.$A1872])/([.E$2]*1000)" office:value-type="float" office:value="0.04272" calcext:value-type="float">
            <text:p>0.04272</text:p>
          </table:table-cell>
        </table:table-row>
        <table:table-row table:style-name="ro1">
          <table:table-cell office:value-type="float" office:value="15724" calcext:value-type="float">
            <text:p>15724</text:p>
          </table:table-cell>
          <table:table-cell table:formula="of:=(20000-[.$A1873])/([.B$2]*1000)" office:value-type="float" office:value="0.4276" calcext:value-type="float">
            <text:p>0.4276</text:p>
          </table:table-cell>
          <table:table-cell table:style-name="Default" table:formula="of:=(20000-[.$A1873])/([.C$2]*1000)" office:value-type="float" office:value="0.2138" calcext:value-type="float">
            <text:p>0.2138</text:p>
          </table:table-cell>
          <table:table-cell table:formula="of:=(20000-[.$A1873])/([.D$2]*1000)" office:value-type="float" office:value="0.08552" calcext:value-type="float">
            <text:p>0.08552</text:p>
          </table:table-cell>
          <table:table-cell table:formula="of:=(20000-[.$A1873])/([.E$2]*1000)" office:value-type="float" office:value="0.04276" calcext:value-type="float">
            <text:p>0.04276</text:p>
          </table:table-cell>
        </table:table-row>
        <table:table-row table:style-name="ro1">
          <table:table-cell office:value-type="float" office:value="15726" calcext:value-type="float">
            <text:p>15726</text:p>
          </table:table-cell>
          <table:table-cell table:formula="of:=(20000-[.$A1874])/([.B$2]*1000)" office:value-type="float" office:value="0.4274" calcext:value-type="float">
            <text:p>0.4274</text:p>
          </table:table-cell>
          <table:table-cell table:style-name="Default" table:formula="of:=(20000-[.$A1874])/([.C$2]*1000)" office:value-type="float" office:value="0.2137" calcext:value-type="float">
            <text:p>0.2137</text:p>
          </table:table-cell>
          <table:table-cell table:formula="of:=(20000-[.$A1874])/([.D$2]*1000)" office:value-type="float" office:value="0.08548" calcext:value-type="float">
            <text:p>0.08548</text:p>
          </table:table-cell>
          <table:table-cell table:formula="of:=(20000-[.$A1874])/([.E$2]*1000)" office:value-type="float" office:value="0.04274" calcext:value-type="float">
            <text:p>0.04274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1875])/([.B$2]*1000)" office:value-type="float" office:value="0.424" calcext:value-type="float">
            <text:p>0.424</text:p>
          </table:table-cell>
          <table:table-cell table:style-name="Default" table:formula="of:=(20000-[.$A1875])/([.C$2]*1000)" office:value-type="float" office:value="0.212" calcext:value-type="float">
            <text:p>0.212</text:p>
          </table:table-cell>
          <table:table-cell table:formula="of:=(20000-[.$A1875])/([.D$2]*1000)" office:value-type="float" office:value="0.0848" calcext:value-type="float">
            <text:p>0.0848</text:p>
          </table:table-cell>
          <table:table-cell table:formula="of:=(20000-[.$A1875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746" calcext:value-type="float">
            <text:p>15746</text:p>
          </table:table-cell>
          <table:table-cell table:formula="of:=(20000-[.$A1876])/([.B$2]*1000)" office:value-type="float" office:value="0.4254" calcext:value-type="float">
            <text:p>0.4254</text:p>
          </table:table-cell>
          <table:table-cell table:style-name="Default" table:formula="of:=(20000-[.$A1876])/([.C$2]*1000)" office:value-type="float" office:value="0.2127" calcext:value-type="float">
            <text:p>0.2127</text:p>
          </table:table-cell>
          <table:table-cell table:formula="of:=(20000-[.$A1876])/([.D$2]*1000)" office:value-type="float" office:value="0.08508" calcext:value-type="float">
            <text:p>0.08508</text:p>
          </table:table-cell>
          <table:table-cell table:formula="of:=(20000-[.$A1876])/([.E$2]*1000)" office:value-type="float" office:value="0.04254" calcext:value-type="float">
            <text:p>0.04254</text:p>
          </table:table-cell>
        </table:table-row>
        <table:table-row table:style-name="ro1">
          <table:table-cell office:value-type="float" office:value="15746" calcext:value-type="float">
            <text:p>15746</text:p>
          </table:table-cell>
          <table:table-cell table:formula="of:=(20000-[.$A1877])/([.B$2]*1000)" office:value-type="float" office:value="0.4254" calcext:value-type="float">
            <text:p>0.4254</text:p>
          </table:table-cell>
          <table:table-cell table:style-name="Default" table:formula="of:=(20000-[.$A1877])/([.C$2]*1000)" office:value-type="float" office:value="0.2127" calcext:value-type="float">
            <text:p>0.2127</text:p>
          </table:table-cell>
          <table:table-cell table:formula="of:=(20000-[.$A1877])/([.D$2]*1000)" office:value-type="float" office:value="0.08508" calcext:value-type="float">
            <text:p>0.08508</text:p>
          </table:table-cell>
          <table:table-cell table:formula="of:=(20000-[.$A1877])/([.E$2]*1000)" office:value-type="float" office:value="0.04254" calcext:value-type="float">
            <text:p>0.04254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table:formula="of:=(20000-[.$A1878])/([.B$2]*1000)" office:value-type="float" office:value="0.424" calcext:value-type="float">
            <text:p>0.424</text:p>
          </table:table-cell>
          <table:table-cell table:style-name="Default" table:formula="of:=(20000-[.$A1878])/([.C$2]*1000)" office:value-type="float" office:value="0.212" calcext:value-type="float">
            <text:p>0.212</text:p>
          </table:table-cell>
          <table:table-cell table:formula="of:=(20000-[.$A1878])/([.D$2]*1000)" office:value-type="float" office:value="0.0848" calcext:value-type="float">
            <text:p>0.0848</text:p>
          </table:table-cell>
          <table:table-cell table:formula="of:=(20000-[.$A1878])/([.E$2]*1000)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765" calcext:value-type="float">
            <text:p>15765</text:p>
          </table:table-cell>
          <table:table-cell table:formula="of:=(20000-[.$A1879])/([.B$2]*1000)" office:value-type="float" office:value="0.4235" calcext:value-type="float">
            <text:p>0.4235</text:p>
          </table:table-cell>
          <table:table-cell table:style-name="Default" table:formula="of:=(20000-[.$A1879])/([.C$2]*1000)" office:value-type="float" office:value="0.21175" calcext:value-type="float">
            <text:p>0.21175</text:p>
          </table:table-cell>
          <table:table-cell table:formula="of:=(20000-[.$A1879])/([.D$2]*1000)" office:value-type="float" office:value="0.0847" calcext:value-type="float">
            <text:p>0.0847</text:p>
          </table:table-cell>
          <table:table-cell table:formula="of:=(20000-[.$A1879])/([.E$2]*1000)" office:value-type="float" office:value="0.04235" calcext:value-type="float">
            <text:p>0.04235</text:p>
          </table:table-cell>
        </table:table-row>
        <table:table-row table:style-name="ro1">
          <table:table-cell office:value-type="float" office:value="15735" calcext:value-type="float">
            <text:p>15735</text:p>
          </table:table-cell>
          <table:table-cell table:formula="of:=(20000-[.$A1880])/([.B$2]*1000)" office:value-type="float" office:value="0.4265" calcext:value-type="float">
            <text:p>0.4265</text:p>
          </table:table-cell>
          <table:table-cell table:style-name="Default" table:formula="of:=(20000-[.$A1880])/([.C$2]*1000)" office:value-type="float" office:value="0.21325" calcext:value-type="float">
            <text:p>0.21325</text:p>
          </table:table-cell>
          <table:table-cell table:formula="of:=(20000-[.$A1880])/([.D$2]*1000)" office:value-type="float" office:value="0.0853" calcext:value-type="float">
            <text:p>0.0853</text:p>
          </table:table-cell>
          <table:table-cell table:formula="of:=(20000-[.$A1880])/([.E$2]*1000)" office:value-type="float" office:value="0.04265" calcext:value-type="float">
            <text:p>0.04265</text:p>
          </table:table-cell>
        </table:table-row>
        <table:table-row table:style-name="ro1">
          <table:table-cell office:value-type="float" office:value="15742" calcext:value-type="float">
            <text:p>15742</text:p>
          </table:table-cell>
          <table:table-cell table:formula="of:=(20000-[.$A1881])/([.B$2]*1000)" office:value-type="float" office:value="0.4258" calcext:value-type="float">
            <text:p>0.4258</text:p>
          </table:table-cell>
          <table:table-cell table:style-name="Default" table:formula="of:=(20000-[.$A1881])/([.C$2]*1000)" office:value-type="float" office:value="0.2129" calcext:value-type="float">
            <text:p>0.2129</text:p>
          </table:table-cell>
          <table:table-cell table:formula="of:=(20000-[.$A1881])/([.D$2]*1000)" office:value-type="float" office:value="0.08516" calcext:value-type="float">
            <text:p>0.08516</text:p>
          </table:table-cell>
          <table:table-cell table:formula="of:=(20000-[.$A1881])/([.E$2]*1000)" office:value-type="float" office:value="0.04258" calcext:value-type="float">
            <text:p>0.04258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1882])/([.B$2]*1000)" office:value-type="float" office:value="0.4239" calcext:value-type="float">
            <text:p>0.4239</text:p>
          </table:table-cell>
          <table:table-cell table:style-name="Default" table:formula="of:=(20000-[.$A1882])/([.C$2]*1000)" office:value-type="float" office:value="0.21195" calcext:value-type="float">
            <text:p>0.21195</text:p>
          </table:table-cell>
          <table:table-cell table:formula="of:=(20000-[.$A1882])/([.D$2]*1000)" office:value-type="float" office:value="0.08478" calcext:value-type="float">
            <text:p>0.08478</text:p>
          </table:table-cell>
          <table:table-cell table:formula="of:=(20000-[.$A1882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23" calcext:value-type="float">
            <text:p>15723</text:p>
          </table:table-cell>
          <table:table-cell table:formula="of:=(20000-[.$A1883])/([.B$2]*1000)" office:value-type="float" office:value="0.4277" calcext:value-type="float">
            <text:p>0.4277</text:p>
          </table:table-cell>
          <table:table-cell table:style-name="Default" table:formula="of:=(20000-[.$A1883])/([.C$2]*1000)" office:value-type="float" office:value="0.21385" calcext:value-type="float">
            <text:p>0.21385</text:p>
          </table:table-cell>
          <table:table-cell table:formula="of:=(20000-[.$A1883])/([.D$2]*1000)" office:value-type="float" office:value="0.08554" calcext:value-type="float">
            <text:p>0.08554</text:p>
          </table:table-cell>
          <table:table-cell table:formula="of:=(20000-[.$A1883])/([.E$2]*1000)" office:value-type="float" office:value="0.04277" calcext:value-type="float">
            <text:p>0.04277</text:p>
          </table:table-cell>
        </table:table-row>
        <table:table-row table:style-name="ro1">
          <table:table-cell office:value-type="float" office:value="15704" calcext:value-type="float">
            <text:p>15704</text:p>
          </table:table-cell>
          <table:table-cell table:formula="of:=(20000-[.$A1884])/([.B$2]*1000)" office:value-type="float" office:value="0.4296" calcext:value-type="float">
            <text:p>0.4296</text:p>
          </table:table-cell>
          <table:table-cell table:style-name="Default" table:formula="of:=(20000-[.$A1884])/([.C$2]*1000)" office:value-type="float" office:value="0.2148" calcext:value-type="float">
            <text:p>0.2148</text:p>
          </table:table-cell>
          <table:table-cell table:formula="of:=(20000-[.$A1884])/([.D$2]*1000)" office:value-type="float" office:value="0.08592" calcext:value-type="float">
            <text:p>0.08592</text:p>
          </table:table-cell>
          <table:table-cell table:formula="of:=(20000-[.$A1884])/([.E$2]*1000)" office:value-type="float" office:value="0.04296" calcext:value-type="float">
            <text:p>0.04296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1885])/([.B$2]*1000)" office:value-type="float" office:value="0.4236" calcext:value-type="float">
            <text:p>0.4236</text:p>
          </table:table-cell>
          <table:table-cell table:style-name="Default" table:formula="of:=(20000-[.$A1885])/([.C$2]*1000)" office:value-type="float" office:value="0.2118" calcext:value-type="float">
            <text:p>0.2118</text:p>
          </table:table-cell>
          <table:table-cell table:formula="of:=(20000-[.$A1885])/([.D$2]*1000)" office:value-type="float" office:value="0.08472" calcext:value-type="float">
            <text:p>0.08472</text:p>
          </table:table-cell>
          <table:table-cell table:formula="of:=(20000-[.$A1885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32" calcext:value-type="float">
            <text:p>15732</text:p>
          </table:table-cell>
          <table:table-cell table:formula="of:=(20000-[.$A1886])/([.B$2]*1000)" office:value-type="float" office:value="0.4268" calcext:value-type="float">
            <text:p>0.4268</text:p>
          </table:table-cell>
          <table:table-cell table:style-name="Default" table:formula="of:=(20000-[.$A1886])/([.C$2]*1000)" office:value-type="float" office:value="0.2134" calcext:value-type="float">
            <text:p>0.2134</text:p>
          </table:table-cell>
          <table:table-cell table:formula="of:=(20000-[.$A1886])/([.D$2]*1000)" office:value-type="float" office:value="0.08536" calcext:value-type="float">
            <text:p>0.08536</text:p>
          </table:table-cell>
          <table:table-cell table:formula="of:=(20000-[.$A1886])/([.E$2]*1000)" office:value-type="float" office:value="0.04268" calcext:value-type="float">
            <text:p>0.04268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1887])/([.B$2]*1000)" office:value-type="float" office:value="0.4236" calcext:value-type="float">
            <text:p>0.4236</text:p>
          </table:table-cell>
          <table:table-cell table:style-name="Default" table:formula="of:=(20000-[.$A1887])/([.C$2]*1000)" office:value-type="float" office:value="0.2118" calcext:value-type="float">
            <text:p>0.2118</text:p>
          </table:table-cell>
          <table:table-cell table:formula="of:=(20000-[.$A1887])/([.D$2]*1000)" office:value-type="float" office:value="0.08472" calcext:value-type="float">
            <text:p>0.08472</text:p>
          </table:table-cell>
          <table:table-cell table:formula="of:=(20000-[.$A1887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1888])/([.B$2]*1000)" office:value-type="float" office:value="0.4237" calcext:value-type="float">
            <text:p>0.4237</text:p>
          </table:table-cell>
          <table:table-cell table:style-name="Default" table:formula="of:=(20000-[.$A1888])/([.C$2]*1000)" office:value-type="float" office:value="0.21185" calcext:value-type="float">
            <text:p>0.21185</text:p>
          </table:table-cell>
          <table:table-cell table:formula="of:=(20000-[.$A1888])/([.D$2]*1000)" office:value-type="float" office:value="0.08474" calcext:value-type="float">
            <text:p>0.08474</text:p>
          </table:table-cell>
          <table:table-cell table:formula="of:=(20000-[.$A1888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53" calcext:value-type="float">
            <text:p>15753</text:p>
          </table:table-cell>
          <table:table-cell table:formula="of:=(20000-[.$A1889])/([.B$2]*1000)" office:value-type="float" office:value="0.4247" calcext:value-type="float">
            <text:p>0.4247</text:p>
          </table:table-cell>
          <table:table-cell table:style-name="Default" table:formula="of:=(20000-[.$A1889])/([.C$2]*1000)" office:value-type="float" office:value="0.21235" calcext:value-type="float">
            <text:p>0.21235</text:p>
          </table:table-cell>
          <table:table-cell table:formula="of:=(20000-[.$A1889])/([.D$2]*1000)" office:value-type="float" office:value="0.08494" calcext:value-type="float">
            <text:p>0.08494</text:p>
          </table:table-cell>
          <table:table-cell table:formula="of:=(20000-[.$A1889])/([.E$2]*1000)" office:value-type="float" office:value="0.04247" calcext:value-type="float">
            <text:p>0.04247</text:p>
          </table:table-cell>
        </table:table-row>
        <table:table-row table:style-name="ro1">
          <table:table-cell office:value-type="float" office:value="15754" calcext:value-type="float">
            <text:p>15754</text:p>
          </table:table-cell>
          <table:table-cell table:formula="of:=(20000-[.$A1890])/([.B$2]*1000)" office:value-type="float" office:value="0.4246" calcext:value-type="float">
            <text:p>0.4246</text:p>
          </table:table-cell>
          <table:table-cell table:style-name="Default" table:formula="of:=(20000-[.$A1890])/([.C$2]*1000)" office:value-type="float" office:value="0.2123" calcext:value-type="float">
            <text:p>0.2123</text:p>
          </table:table-cell>
          <table:table-cell table:formula="of:=(20000-[.$A1890])/([.D$2]*1000)" office:value-type="float" office:value="0.08492" calcext:value-type="float">
            <text:p>0.08492</text:p>
          </table:table-cell>
          <table:table-cell table:formula="of:=(20000-[.$A1890])/([.E$2]*1000)" office:value-type="float" office:value="0.04246" calcext:value-type="float">
            <text:p>0.04246</text:p>
          </table:table-cell>
        </table:table-row>
        <table:table-row table:style-name="ro1">
          <table:table-cell office:value-type="float" office:value="15719" calcext:value-type="float">
            <text:p>15719</text:p>
          </table:table-cell>
          <table:table-cell table:formula="of:=(20000-[.$A1891])/([.B$2]*1000)" office:value-type="float" office:value="0.4281" calcext:value-type="float">
            <text:p>0.4281</text:p>
          </table:table-cell>
          <table:table-cell table:style-name="Default" table:formula="of:=(20000-[.$A1891])/([.C$2]*1000)" office:value-type="float" office:value="0.21405" calcext:value-type="float">
            <text:p>0.21405</text:p>
          </table:table-cell>
          <table:table-cell table:formula="of:=(20000-[.$A1891])/([.D$2]*1000)" office:value-type="float" office:value="0.08562" calcext:value-type="float">
            <text:p>0.08562</text:p>
          </table:table-cell>
          <table:table-cell table:formula="of:=(20000-[.$A1891])/([.E$2]*1000)" office:value-type="float" office:value="0.04281" calcext:value-type="float">
            <text:p>0.04281</text:p>
          </table:table-cell>
        </table:table-row>
        <table:table-row table:style-name="ro1">
          <table:table-cell office:value-type="float" office:value="15723" calcext:value-type="float">
            <text:p>15723</text:p>
          </table:table-cell>
          <table:table-cell table:formula="of:=(20000-[.$A1892])/([.B$2]*1000)" office:value-type="float" office:value="0.4277" calcext:value-type="float">
            <text:p>0.4277</text:p>
          </table:table-cell>
          <table:table-cell table:style-name="Default" table:formula="of:=(20000-[.$A1892])/([.C$2]*1000)" office:value-type="float" office:value="0.21385" calcext:value-type="float">
            <text:p>0.21385</text:p>
          </table:table-cell>
          <table:table-cell table:formula="of:=(20000-[.$A1892])/([.D$2]*1000)" office:value-type="float" office:value="0.08554" calcext:value-type="float">
            <text:p>0.08554</text:p>
          </table:table-cell>
          <table:table-cell table:formula="of:=(20000-[.$A1892])/([.E$2]*1000)" office:value-type="float" office:value="0.04277" calcext:value-type="float">
            <text:p>0.04277</text:p>
          </table:table-cell>
        </table:table-row>
        <table:table-row table:style-name="ro1">
          <table:table-cell office:value-type="float" office:value="15718" calcext:value-type="float">
            <text:p>15718</text:p>
          </table:table-cell>
          <table:table-cell table:formula="of:=(20000-[.$A1893])/([.B$2]*1000)" office:value-type="float" office:value="0.4282" calcext:value-type="float">
            <text:p>0.4282</text:p>
          </table:table-cell>
          <table:table-cell table:style-name="Default" table:formula="of:=(20000-[.$A1893])/([.C$2]*1000)" office:value-type="float" office:value="0.2141" calcext:value-type="float">
            <text:p>0.2141</text:p>
          </table:table-cell>
          <table:table-cell table:formula="of:=(20000-[.$A1893])/([.D$2]*1000)" office:value-type="float" office:value="0.08564" calcext:value-type="float">
            <text:p>0.08564</text:p>
          </table:table-cell>
          <table:table-cell table:formula="of:=(20000-[.$A1893])/([.E$2]*1000)" office:value-type="float" office:value="0.04282" calcext:value-type="float">
            <text:p>0.04282</text:p>
          </table:table-cell>
        </table:table-row>
        <table:table-row table:style-name="ro1">
          <table:table-cell office:value-type="float" office:value="15754" calcext:value-type="float">
            <text:p>15754</text:p>
          </table:table-cell>
          <table:table-cell table:formula="of:=(20000-[.$A1894])/([.B$2]*1000)" office:value-type="float" office:value="0.4246" calcext:value-type="float">
            <text:p>0.4246</text:p>
          </table:table-cell>
          <table:table-cell table:style-name="Default" table:formula="of:=(20000-[.$A1894])/([.C$2]*1000)" office:value-type="float" office:value="0.2123" calcext:value-type="float">
            <text:p>0.2123</text:p>
          </table:table-cell>
          <table:table-cell table:formula="of:=(20000-[.$A1894])/([.D$2]*1000)" office:value-type="float" office:value="0.08492" calcext:value-type="float">
            <text:p>0.08492</text:p>
          </table:table-cell>
          <table:table-cell table:formula="of:=(20000-[.$A1894])/([.E$2]*1000)" office:value-type="float" office:value="0.04246" calcext:value-type="float">
            <text:p>0.04246</text:p>
          </table:table-cell>
        </table:table-row>
        <table:table-row table:style-name="ro1">
          <table:table-cell office:value-type="float" office:value="15701" calcext:value-type="float">
            <text:p>15701</text:p>
          </table:table-cell>
          <table:table-cell table:formula="of:=(20000-[.$A1895])/([.B$2]*1000)" office:value-type="float" office:value="0.4299" calcext:value-type="float">
            <text:p>0.4299</text:p>
          </table:table-cell>
          <table:table-cell table:style-name="Default" table:formula="of:=(20000-[.$A1895])/([.C$2]*1000)" office:value-type="float" office:value="0.21495" calcext:value-type="float">
            <text:p>0.21495</text:p>
          </table:table-cell>
          <table:table-cell table:formula="of:=(20000-[.$A1895])/([.D$2]*1000)" office:value-type="float" office:value="0.08598" calcext:value-type="float">
            <text:p>0.08598</text:p>
          </table:table-cell>
          <table:table-cell table:formula="of:=(20000-[.$A1895])/([.E$2]*1000)" office:value-type="float" office:value="0.04299" calcext:value-type="float">
            <text:p>0.04299</text:p>
          </table:table-cell>
        </table:table-row>
        <table:table-row table:style-name="ro1">
          <table:table-cell office:value-type="float" office:value="15722" calcext:value-type="float">
            <text:p>15722</text:p>
          </table:table-cell>
          <table:table-cell table:formula="of:=(20000-[.$A1896])/([.B$2]*1000)" office:value-type="float" office:value="0.4278" calcext:value-type="float">
            <text:p>0.4278</text:p>
          </table:table-cell>
          <table:table-cell table:style-name="Default" table:formula="of:=(20000-[.$A1896])/([.C$2]*1000)" office:value-type="float" office:value="0.2139" calcext:value-type="float">
            <text:p>0.2139</text:p>
          </table:table-cell>
          <table:table-cell table:formula="of:=(20000-[.$A1896])/([.D$2]*1000)" office:value-type="float" office:value="0.08556" calcext:value-type="float">
            <text:p>0.08556</text:p>
          </table:table-cell>
          <table:table-cell table:formula="of:=(20000-[.$A1896])/([.E$2]*1000)" office:value-type="float" office:value="0.04278" calcext:value-type="float">
            <text:p>0.04278</text:p>
          </table:table-cell>
        </table:table-row>
        <table:table-row table:style-name="ro1">
          <table:table-cell office:value-type="float" office:value="15718" calcext:value-type="float">
            <text:p>15718</text:p>
          </table:table-cell>
          <table:table-cell table:formula="of:=(20000-[.$A1897])/([.B$2]*1000)" office:value-type="float" office:value="0.4282" calcext:value-type="float">
            <text:p>0.4282</text:p>
          </table:table-cell>
          <table:table-cell table:style-name="Default" table:formula="of:=(20000-[.$A1897])/([.C$2]*1000)" office:value-type="float" office:value="0.2141" calcext:value-type="float">
            <text:p>0.2141</text:p>
          </table:table-cell>
          <table:table-cell table:formula="of:=(20000-[.$A1897])/([.D$2]*1000)" office:value-type="float" office:value="0.08564" calcext:value-type="float">
            <text:p>0.08564</text:p>
          </table:table-cell>
          <table:table-cell table:formula="of:=(20000-[.$A1897])/([.E$2]*1000)" office:value-type="float" office:value="0.04282" calcext:value-type="float">
            <text:p>0.04282</text:p>
          </table:table-cell>
        </table:table-row>
        <table:table-row table:style-name="ro1">
          <table:table-cell office:value-type="float" office:value="15725" calcext:value-type="float">
            <text:p>15725</text:p>
          </table:table-cell>
          <table:table-cell table:formula="of:=(20000-[.$A1898])/([.B$2]*1000)" office:value-type="float" office:value="0.4275" calcext:value-type="float">
            <text:p>0.4275</text:p>
          </table:table-cell>
          <table:table-cell table:style-name="Default" table:formula="of:=(20000-[.$A1898])/([.C$2]*1000)" office:value-type="float" office:value="0.21375" calcext:value-type="float">
            <text:p>0.21375</text:p>
          </table:table-cell>
          <table:table-cell table:formula="of:=(20000-[.$A1898])/([.D$2]*1000)" office:value-type="float" office:value="0.0855" calcext:value-type="float">
            <text:p>0.0855</text:p>
          </table:table-cell>
          <table:table-cell table:formula="of:=(20000-[.$A1898])/([.E$2]*1000)" office:value-type="float" office:value="0.04275" calcext:value-type="float">
            <text:p>0.04275</text:p>
          </table:table-cell>
        </table:table-row>
        <table:table-row table:style-name="ro1">
          <table:table-cell office:value-type="float" office:value="15729" calcext:value-type="float">
            <text:p>15729</text:p>
          </table:table-cell>
          <table:table-cell table:formula="of:=(20000-[.$A1899])/([.B$2]*1000)" office:value-type="float" office:value="0.4271" calcext:value-type="float">
            <text:p>0.4271</text:p>
          </table:table-cell>
          <table:table-cell table:style-name="Default" table:formula="of:=(20000-[.$A1899])/([.C$2]*1000)" office:value-type="float" office:value="0.21355" calcext:value-type="float">
            <text:p>0.21355</text:p>
          </table:table-cell>
          <table:table-cell table:formula="of:=(20000-[.$A1899])/([.D$2]*1000)" office:value-type="float" office:value="0.08542" calcext:value-type="float">
            <text:p>0.08542</text:p>
          </table:table-cell>
          <table:table-cell table:formula="of:=(20000-[.$A1899])/([.E$2]*1000)" office:value-type="float" office:value="0.04271" calcext:value-type="float">
            <text:p>0.04271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1900])/([.B$2]*1000)" office:value-type="float" office:value="0.4239" calcext:value-type="float">
            <text:p>0.4239</text:p>
          </table:table-cell>
          <table:table-cell table:style-name="Default" table:formula="of:=(20000-[.$A1900])/([.C$2]*1000)" office:value-type="float" office:value="0.21195" calcext:value-type="float">
            <text:p>0.21195</text:p>
          </table:table-cell>
          <table:table-cell table:formula="of:=(20000-[.$A1900])/([.D$2]*1000)" office:value-type="float" office:value="0.08478" calcext:value-type="float">
            <text:p>0.08478</text:p>
          </table:table-cell>
          <table:table-cell table:formula="of:=(20000-[.$A1900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44" calcext:value-type="float">
            <text:p>15744</text:p>
          </table:table-cell>
          <table:table-cell table:formula="of:=(20000-[.$A1901])/([.B$2]*1000)" office:value-type="float" office:value="0.4256" calcext:value-type="float">
            <text:p>0.4256</text:p>
          </table:table-cell>
          <table:table-cell table:style-name="Default" table:formula="of:=(20000-[.$A1901])/([.C$2]*1000)" office:value-type="float" office:value="0.2128" calcext:value-type="float">
            <text:p>0.2128</text:p>
          </table:table-cell>
          <table:table-cell table:formula="of:=(20000-[.$A1901])/([.D$2]*1000)" office:value-type="float" office:value="0.08512" calcext:value-type="float">
            <text:p>0.08512</text:p>
          </table:table-cell>
          <table:table-cell table:formula="of:=(20000-[.$A1901])/([.E$2]*1000)" office:value-type="float" office:value="0.04256" calcext:value-type="float">
            <text:p>0.04256</text:p>
          </table:table-cell>
        </table:table-row>
        <table:table-row table:style-name="ro1">
          <table:table-cell office:value-type="float" office:value="15729" calcext:value-type="float">
            <text:p>15729</text:p>
          </table:table-cell>
          <table:table-cell table:formula="of:=(20000-[.$A1902])/([.B$2]*1000)" office:value-type="float" office:value="0.4271" calcext:value-type="float">
            <text:p>0.4271</text:p>
          </table:table-cell>
          <table:table-cell table:style-name="Default" table:formula="of:=(20000-[.$A1902])/([.C$2]*1000)" office:value-type="float" office:value="0.21355" calcext:value-type="float">
            <text:p>0.21355</text:p>
          </table:table-cell>
          <table:table-cell table:formula="of:=(20000-[.$A1902])/([.D$2]*1000)" office:value-type="float" office:value="0.08542" calcext:value-type="float">
            <text:p>0.08542</text:p>
          </table:table-cell>
          <table:table-cell table:formula="of:=(20000-[.$A1902])/([.E$2]*1000)" office:value-type="float" office:value="0.04271" calcext:value-type="float">
            <text:p>0.04271</text:p>
          </table:table-cell>
        </table:table-row>
        <table:table-row table:style-name="ro1">
          <table:table-cell office:value-type="float" office:value="15719" calcext:value-type="float">
            <text:p>15719</text:p>
          </table:table-cell>
          <table:table-cell table:formula="of:=(20000-[.$A1903])/([.B$2]*1000)" office:value-type="float" office:value="0.4281" calcext:value-type="float">
            <text:p>0.4281</text:p>
          </table:table-cell>
          <table:table-cell table:style-name="Default" table:formula="of:=(20000-[.$A1903])/([.C$2]*1000)" office:value-type="float" office:value="0.21405" calcext:value-type="float">
            <text:p>0.21405</text:p>
          </table:table-cell>
          <table:table-cell table:formula="of:=(20000-[.$A1903])/([.D$2]*1000)" office:value-type="float" office:value="0.08562" calcext:value-type="float">
            <text:p>0.08562</text:p>
          </table:table-cell>
          <table:table-cell table:formula="of:=(20000-[.$A1903])/([.E$2]*1000)" office:value-type="float" office:value="0.04281" calcext:value-type="float">
            <text:p>0.04281</text:p>
          </table:table-cell>
        </table:table-row>
        <table:table-row table:style-name="ro1">
          <table:table-cell office:value-type="float" office:value="15753" calcext:value-type="float">
            <text:p>15753</text:p>
          </table:table-cell>
          <table:table-cell table:formula="of:=(20000-[.$A1904])/([.B$2]*1000)" office:value-type="float" office:value="0.4247" calcext:value-type="float">
            <text:p>0.4247</text:p>
          </table:table-cell>
          <table:table-cell table:style-name="Default" table:formula="of:=(20000-[.$A1904])/([.C$2]*1000)" office:value-type="float" office:value="0.21235" calcext:value-type="float">
            <text:p>0.21235</text:p>
          </table:table-cell>
          <table:table-cell table:formula="of:=(20000-[.$A1904])/([.D$2]*1000)" office:value-type="float" office:value="0.08494" calcext:value-type="float">
            <text:p>0.08494</text:p>
          </table:table-cell>
          <table:table-cell table:formula="of:=(20000-[.$A1904])/([.E$2]*1000)" office:value-type="float" office:value="0.04247" calcext:value-type="float">
            <text:p>0.04247</text:p>
          </table:table-cell>
        </table:table-row>
        <table:table-row table:style-name="ro1">
          <table:table-cell office:value-type="float" office:value="15745" calcext:value-type="float">
            <text:p>15745</text:p>
          </table:table-cell>
          <table:table-cell table:formula="of:=(20000-[.$A1905])/([.B$2]*1000)" office:value-type="float" office:value="0.4255" calcext:value-type="float">
            <text:p>0.4255</text:p>
          </table:table-cell>
          <table:table-cell table:style-name="Default" table:formula="of:=(20000-[.$A1905])/([.C$2]*1000)" office:value-type="float" office:value="0.21275" calcext:value-type="float">
            <text:p>0.21275</text:p>
          </table:table-cell>
          <table:table-cell table:formula="of:=(20000-[.$A1905])/([.D$2]*1000)" office:value-type="float" office:value="0.0851" calcext:value-type="float">
            <text:p>0.0851</text:p>
          </table:table-cell>
          <table:table-cell table:formula="of:=(20000-[.$A1905])/([.E$2]*1000)" office:value-type="float" office:value="0.04255" calcext:value-type="float">
            <text:p>0.04255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1906])/([.B$2]*1000)" office:value-type="float" office:value="0.4237" calcext:value-type="float">
            <text:p>0.4237</text:p>
          </table:table-cell>
          <table:table-cell table:style-name="Default" table:formula="of:=(20000-[.$A1906])/([.C$2]*1000)" office:value-type="float" office:value="0.21185" calcext:value-type="float">
            <text:p>0.21185</text:p>
          </table:table-cell>
          <table:table-cell table:formula="of:=(20000-[.$A1906])/([.D$2]*1000)" office:value-type="float" office:value="0.08474" calcext:value-type="float">
            <text:p>0.08474</text:p>
          </table:table-cell>
          <table:table-cell table:formula="of:=(20000-[.$A1906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18" calcext:value-type="float">
            <text:p>15718</text:p>
          </table:table-cell>
          <table:table-cell table:formula="of:=(20000-[.$A1907])/([.B$2]*1000)" office:value-type="float" office:value="0.4282" calcext:value-type="float">
            <text:p>0.4282</text:p>
          </table:table-cell>
          <table:table-cell table:style-name="Default" table:formula="of:=(20000-[.$A1907])/([.C$2]*1000)" office:value-type="float" office:value="0.2141" calcext:value-type="float">
            <text:p>0.2141</text:p>
          </table:table-cell>
          <table:table-cell table:formula="of:=(20000-[.$A1907])/([.D$2]*1000)" office:value-type="float" office:value="0.08564" calcext:value-type="float">
            <text:p>0.08564</text:p>
          </table:table-cell>
          <table:table-cell table:formula="of:=(20000-[.$A1907])/([.E$2]*1000)" office:value-type="float" office:value="0.04282" calcext:value-type="float">
            <text:p>0.04282</text:p>
          </table:table-cell>
        </table:table-row>
        <table:table-row table:style-name="ro1">
          <table:table-cell office:value-type="float" office:value="15754" calcext:value-type="float">
            <text:p>15754</text:p>
          </table:table-cell>
          <table:table-cell table:formula="of:=(20000-[.$A1908])/([.B$2]*1000)" office:value-type="float" office:value="0.4246" calcext:value-type="float">
            <text:p>0.4246</text:p>
          </table:table-cell>
          <table:table-cell table:style-name="Default" table:formula="of:=(20000-[.$A1908])/([.C$2]*1000)" office:value-type="float" office:value="0.2123" calcext:value-type="float">
            <text:p>0.2123</text:p>
          </table:table-cell>
          <table:table-cell table:formula="of:=(20000-[.$A1908])/([.D$2]*1000)" office:value-type="float" office:value="0.08492" calcext:value-type="float">
            <text:p>0.08492</text:p>
          </table:table-cell>
          <table:table-cell table:formula="of:=(20000-[.$A1908])/([.E$2]*1000)" office:value-type="float" office:value="0.04246" calcext:value-type="float">
            <text:p>0.04246</text:p>
          </table:table-cell>
        </table:table-row>
        <table:table-row table:style-name="ro1">
          <table:table-cell office:value-type="float" office:value="15730" calcext:value-type="float">
            <text:p>15730</text:p>
          </table:table-cell>
          <table:table-cell table:formula="of:=(20000-[.$A1909])/([.B$2]*1000)" office:value-type="float" office:value="0.427" calcext:value-type="float">
            <text:p>0.427</text:p>
          </table:table-cell>
          <table:table-cell table:style-name="Default" table:formula="of:=(20000-[.$A1909])/([.C$2]*1000)" office:value-type="float" office:value="0.2135" calcext:value-type="float">
            <text:p>0.2135</text:p>
          </table:table-cell>
          <table:table-cell table:formula="of:=(20000-[.$A1909])/([.D$2]*1000)" office:value-type="float" office:value="0.0854" calcext:value-type="float">
            <text:p>0.0854</text:p>
          </table:table-cell>
          <table:table-cell table:formula="of:=(20000-[.$A1909])/([.E$2]*1000)" office:value-type="float" office:value="0.0427" calcext:value-type="float">
            <text:p>0.0427</text:p>
          </table:table-cell>
        </table:table-row>
        <table:table-row table:style-name="ro1">
          <table:table-cell office:value-type="float" office:value="15718" calcext:value-type="float">
            <text:p>15718</text:p>
          </table:table-cell>
          <table:table-cell table:formula="of:=(20000-[.$A1910])/([.B$2]*1000)" office:value-type="float" office:value="0.4282" calcext:value-type="float">
            <text:p>0.4282</text:p>
          </table:table-cell>
          <table:table-cell table:style-name="Default" table:formula="of:=(20000-[.$A1910])/([.C$2]*1000)" office:value-type="float" office:value="0.2141" calcext:value-type="float">
            <text:p>0.2141</text:p>
          </table:table-cell>
          <table:table-cell table:formula="of:=(20000-[.$A1910])/([.D$2]*1000)" office:value-type="float" office:value="0.08564" calcext:value-type="float">
            <text:p>0.08564</text:p>
          </table:table-cell>
          <table:table-cell table:formula="of:=(20000-[.$A1910])/([.E$2]*1000)" office:value-type="float" office:value="0.04282" calcext:value-type="float">
            <text:p>0.04282</text:p>
          </table:table-cell>
        </table:table-row>
        <table:table-row table:style-name="ro1">
          <table:table-cell office:value-type="float" office:value="15713" calcext:value-type="float">
            <text:p>15713</text:p>
          </table:table-cell>
          <table:table-cell table:formula="of:=(20000-[.$A1911])/([.B$2]*1000)" office:value-type="float" office:value="0.4287" calcext:value-type="float">
            <text:p>0.4287</text:p>
          </table:table-cell>
          <table:table-cell table:style-name="Default" table:formula="of:=(20000-[.$A1911])/([.C$2]*1000)" office:value-type="float" office:value="0.21435" calcext:value-type="float">
            <text:p>0.21435</text:p>
          </table:table-cell>
          <table:table-cell table:formula="of:=(20000-[.$A1911])/([.D$2]*1000)" office:value-type="float" office:value="0.08574" calcext:value-type="float">
            <text:p>0.08574</text:p>
          </table:table-cell>
          <table:table-cell table:formula="of:=(20000-[.$A1911])/([.E$2]*1000)" office:value-type="float" office:value="0.04287" calcext:value-type="float">
            <text:p>0.04287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1912])/([.B$2]*1000)" office:value-type="float" office:value="0.4239" calcext:value-type="float">
            <text:p>0.4239</text:p>
          </table:table-cell>
          <table:table-cell table:style-name="Default" table:formula="of:=(20000-[.$A1912])/([.C$2]*1000)" office:value-type="float" office:value="0.21195" calcext:value-type="float">
            <text:p>0.21195</text:p>
          </table:table-cell>
          <table:table-cell table:formula="of:=(20000-[.$A1912])/([.D$2]*1000)" office:value-type="float" office:value="0.08478" calcext:value-type="float">
            <text:p>0.08478</text:p>
          </table:table-cell>
          <table:table-cell table:formula="of:=(20000-[.$A1912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43" calcext:value-type="float">
            <text:p>15743</text:p>
          </table:table-cell>
          <table:table-cell table:formula="of:=(20000-[.$A1913])/([.B$2]*1000)" office:value-type="float" office:value="0.4257" calcext:value-type="float">
            <text:p>0.4257</text:p>
          </table:table-cell>
          <table:table-cell table:style-name="Default" table:formula="of:=(20000-[.$A1913])/([.C$2]*1000)" office:value-type="float" office:value="0.21285" calcext:value-type="float">
            <text:p>0.21285</text:p>
          </table:table-cell>
          <table:table-cell table:formula="of:=(20000-[.$A1913])/([.D$2]*1000)" office:value-type="float" office:value="0.08514" calcext:value-type="float">
            <text:p>0.08514</text:p>
          </table:table-cell>
          <table:table-cell table:formula="of:=(20000-[.$A1913])/([.E$2]*1000)" office:value-type="float" office:value="0.04257" calcext:value-type="float">
            <text:p>0.04257</text:p>
          </table:table-cell>
        </table:table-row>
        <table:table-row table:style-name="ro1">
          <table:table-cell office:value-type="float" office:value="15762" calcext:value-type="float">
            <text:p>15762</text:p>
          </table:table-cell>
          <table:table-cell table:formula="of:=(20000-[.$A1914])/([.B$2]*1000)" office:value-type="float" office:value="0.4238" calcext:value-type="float">
            <text:p>0.4238</text:p>
          </table:table-cell>
          <table:table-cell table:style-name="Default" table:formula="of:=(20000-[.$A1914])/([.C$2]*1000)" office:value-type="float" office:value="0.2119" calcext:value-type="float">
            <text:p>0.2119</text:p>
          </table:table-cell>
          <table:table-cell table:formula="of:=(20000-[.$A1914])/([.D$2]*1000)" office:value-type="float" office:value="0.08476" calcext:value-type="float">
            <text:p>0.08476</text:p>
          </table:table-cell>
          <table:table-cell table:formula="of:=(20000-[.$A1914])/([.E$2]*1000)" office:value-type="float" office:value="0.04238" calcext:value-type="float">
            <text:p>0.04238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1915])/([.B$2]*1000)" office:value-type="float" office:value="0.4236" calcext:value-type="float">
            <text:p>0.4236</text:p>
          </table:table-cell>
          <table:table-cell table:style-name="Default" table:formula="of:=(20000-[.$A1915])/([.C$2]*1000)" office:value-type="float" office:value="0.2118" calcext:value-type="float">
            <text:p>0.2118</text:p>
          </table:table-cell>
          <table:table-cell table:formula="of:=(20000-[.$A1915])/([.D$2]*1000)" office:value-type="float" office:value="0.08472" calcext:value-type="float">
            <text:p>0.08472</text:p>
          </table:table-cell>
          <table:table-cell table:formula="of:=(20000-[.$A1915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1916])/([.B$2]*1000)" office:value-type="float" office:value="0.4236" calcext:value-type="float">
            <text:p>0.4236</text:p>
          </table:table-cell>
          <table:table-cell table:style-name="Default" table:formula="of:=(20000-[.$A1916])/([.C$2]*1000)" office:value-type="float" office:value="0.2118" calcext:value-type="float">
            <text:p>0.2118</text:p>
          </table:table-cell>
          <table:table-cell table:formula="of:=(20000-[.$A1916])/([.D$2]*1000)" office:value-type="float" office:value="0.08472" calcext:value-type="float">
            <text:p>0.08472</text:p>
          </table:table-cell>
          <table:table-cell table:formula="of:=(20000-[.$A1916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05" calcext:value-type="float">
            <text:p>15705</text:p>
          </table:table-cell>
          <table:table-cell table:formula="of:=(20000-[.$A1917])/([.B$2]*1000)" office:value-type="float" office:value="0.4295" calcext:value-type="float">
            <text:p>0.4295</text:p>
          </table:table-cell>
          <table:table-cell table:style-name="Default" table:formula="of:=(20000-[.$A1917])/([.C$2]*1000)" office:value-type="float" office:value="0.21475" calcext:value-type="float">
            <text:p>0.21475</text:p>
          </table:table-cell>
          <table:table-cell table:formula="of:=(20000-[.$A1917])/([.D$2]*1000)" office:value-type="float" office:value="0.0859" calcext:value-type="float">
            <text:p>0.0859</text:p>
          </table:table-cell>
          <table:table-cell table:formula="of:=(20000-[.$A1917])/([.E$2]*1000)" office:value-type="float" office:value="0.04295" calcext:value-type="float">
            <text:p>0.04295</text:p>
          </table:table-cell>
        </table:table-row>
        <table:table-row table:style-name="ro1">
          <table:table-cell office:value-type="float" office:value="15761" calcext:value-type="float">
            <text:p>15761</text:p>
          </table:table-cell>
          <table:table-cell table:formula="of:=(20000-[.$A1918])/([.B$2]*1000)" office:value-type="float" office:value="0.4239" calcext:value-type="float">
            <text:p>0.4239</text:p>
          </table:table-cell>
          <table:table-cell table:style-name="Default" table:formula="of:=(20000-[.$A1918])/([.C$2]*1000)" office:value-type="float" office:value="0.21195" calcext:value-type="float">
            <text:p>0.21195</text:p>
          </table:table-cell>
          <table:table-cell table:formula="of:=(20000-[.$A1918])/([.D$2]*1000)" office:value-type="float" office:value="0.08478" calcext:value-type="float">
            <text:p>0.08478</text:p>
          </table:table-cell>
          <table:table-cell table:formula="of:=(20000-[.$A1918])/([.E$2]*1000)" office:value-type="float" office:value="0.04239" calcext:value-type="float">
            <text:p>0.04239</text:p>
          </table:table-cell>
        </table:table-row>
        <table:table-row table:style-name="ro1">
          <table:table-cell office:value-type="float" office:value="15747" calcext:value-type="float">
            <text:p>15747</text:p>
          </table:table-cell>
          <table:table-cell table:formula="of:=(20000-[.$A1919])/([.B$2]*1000)" office:value-type="float" office:value="0.4253" calcext:value-type="float">
            <text:p>0.4253</text:p>
          </table:table-cell>
          <table:table-cell table:style-name="Default" table:formula="of:=(20000-[.$A1919])/([.C$2]*1000)" office:value-type="float" office:value="0.21265" calcext:value-type="float">
            <text:p>0.21265</text:p>
          </table:table-cell>
          <table:table-cell table:formula="of:=(20000-[.$A1919])/([.D$2]*1000)" office:value-type="float" office:value="0.08506" calcext:value-type="float">
            <text:p>0.08506</text:p>
          </table:table-cell>
          <table:table-cell table:formula="of:=(20000-[.$A1919])/([.E$2]*1000)" office:value-type="float" office:value="0.04253" calcext:value-type="float">
            <text:p>0.04253</text:p>
          </table:table-cell>
        </table:table-row>
        <table:table-row table:style-name="ro1">
          <table:table-cell office:value-type="float" office:value="15728" calcext:value-type="float">
            <text:p>15728</text:p>
          </table:table-cell>
          <table:table-cell table:formula="of:=(20000-[.$A1920])/([.B$2]*1000)" office:value-type="float" office:value="0.4272" calcext:value-type="float">
            <text:p>0.4272</text:p>
          </table:table-cell>
          <table:table-cell table:style-name="Default" table:formula="of:=(20000-[.$A1920])/([.C$2]*1000)" office:value-type="float" office:value="0.2136" calcext:value-type="float">
            <text:p>0.2136</text:p>
          </table:table-cell>
          <table:table-cell table:formula="of:=(20000-[.$A1920])/([.D$2]*1000)" office:value-type="float" office:value="0.08544" calcext:value-type="float">
            <text:p>0.08544</text:p>
          </table:table-cell>
          <table:table-cell table:formula="of:=(20000-[.$A1920])/([.E$2]*1000)" office:value-type="float" office:value="0.04272" calcext:value-type="float">
            <text:p>0.04272</text:p>
          </table:table-cell>
        </table:table-row>
        <table:table-row table:style-name="ro1">
          <table:table-cell office:value-type="float" office:value="15744" calcext:value-type="float">
            <text:p>15744</text:p>
          </table:table-cell>
          <table:table-cell table:formula="of:=(20000-[.$A1921])/([.B$2]*1000)" office:value-type="float" office:value="0.4256" calcext:value-type="float">
            <text:p>0.4256</text:p>
          </table:table-cell>
          <table:table-cell table:style-name="Default" table:formula="of:=(20000-[.$A1921])/([.C$2]*1000)" office:value-type="float" office:value="0.2128" calcext:value-type="float">
            <text:p>0.2128</text:p>
          </table:table-cell>
          <table:table-cell table:formula="of:=(20000-[.$A1921])/([.D$2]*1000)" office:value-type="float" office:value="0.08512" calcext:value-type="float">
            <text:p>0.08512</text:p>
          </table:table-cell>
          <table:table-cell table:formula="of:=(20000-[.$A1921])/([.E$2]*1000)" office:value-type="float" office:value="0.04256" calcext:value-type="float">
            <text:p>0.04256</text:p>
          </table:table-cell>
        </table:table-row>
        <table:table-row table:style-name="ro1">
          <table:table-cell office:value-type="float" office:value="15765" calcext:value-type="float">
            <text:p>15765</text:p>
          </table:table-cell>
          <table:table-cell table:formula="of:=(20000-[.$A1922])/([.B$2]*1000)" office:value-type="float" office:value="0.4235" calcext:value-type="float">
            <text:p>0.4235</text:p>
          </table:table-cell>
          <table:table-cell table:style-name="Default" table:formula="of:=(20000-[.$A1922])/([.C$2]*1000)" office:value-type="float" office:value="0.21175" calcext:value-type="float">
            <text:p>0.21175</text:p>
          </table:table-cell>
          <table:table-cell table:formula="of:=(20000-[.$A1922])/([.D$2]*1000)" office:value-type="float" office:value="0.0847" calcext:value-type="float">
            <text:p>0.0847</text:p>
          </table:table-cell>
          <table:table-cell table:formula="of:=(20000-[.$A1922])/([.E$2]*1000)" office:value-type="float" office:value="0.04235" calcext:value-type="float">
            <text:p>0.04235</text:p>
          </table:table-cell>
        </table:table-row>
        <table:table-row table:style-name="ro1">
          <table:table-cell office:value-type="float" office:value="15764" calcext:value-type="float">
            <text:p>15764</text:p>
          </table:table-cell>
          <table:table-cell table:formula="of:=(20000-[.$A1923])/([.B$2]*1000)" office:value-type="float" office:value="0.4236" calcext:value-type="float">
            <text:p>0.4236</text:p>
          </table:table-cell>
          <table:table-cell table:style-name="Default" table:formula="of:=(20000-[.$A1923])/([.C$2]*1000)" office:value-type="float" office:value="0.2118" calcext:value-type="float">
            <text:p>0.2118</text:p>
          </table:table-cell>
          <table:table-cell table:formula="of:=(20000-[.$A1923])/([.D$2]*1000)" office:value-type="float" office:value="0.08472" calcext:value-type="float">
            <text:p>0.08472</text:p>
          </table:table-cell>
          <table:table-cell table:formula="of:=(20000-[.$A1923])/([.E$2]*1000)" office:value-type="float" office:value="0.04236" calcext:value-type="float">
            <text:p>0.04236</text:p>
          </table:table-cell>
        </table:table-row>
        <table:table-row table:style-name="ro1">
          <table:table-cell office:value-type="float" office:value="15719" calcext:value-type="float">
            <text:p>15719</text:p>
          </table:table-cell>
          <table:table-cell table:formula="of:=(20000-[.$A1924])/([.B$2]*1000)" office:value-type="float" office:value="0.4281" calcext:value-type="float">
            <text:p>0.4281</text:p>
          </table:table-cell>
          <table:table-cell table:style-name="Default" table:formula="of:=(20000-[.$A1924])/([.C$2]*1000)" office:value-type="float" office:value="0.21405" calcext:value-type="float">
            <text:p>0.21405</text:p>
          </table:table-cell>
          <table:table-cell table:formula="of:=(20000-[.$A1924])/([.D$2]*1000)" office:value-type="float" office:value="0.08562" calcext:value-type="float">
            <text:p>0.08562</text:p>
          </table:table-cell>
          <table:table-cell table:formula="of:=(20000-[.$A1924])/([.E$2]*1000)" office:value-type="float" office:value="0.04281" calcext:value-type="float">
            <text:p>0.04281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1925])/([.B$2]*1000)" office:value-type="float" office:value="0.4237" calcext:value-type="float">
            <text:p>0.4237</text:p>
          </table:table-cell>
          <table:table-cell table:style-name="Default" table:formula="of:=(20000-[.$A1925])/([.C$2]*1000)" office:value-type="float" office:value="0.21185" calcext:value-type="float">
            <text:p>0.21185</text:p>
          </table:table-cell>
          <table:table-cell table:formula="of:=(20000-[.$A1925])/([.D$2]*1000)" office:value-type="float" office:value="0.08474" calcext:value-type="float">
            <text:p>0.08474</text:p>
          </table:table-cell>
          <table:table-cell table:formula="of:=(20000-[.$A1925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47" calcext:value-type="float">
            <text:p>15747</text:p>
          </table:table-cell>
          <table:table-cell table:formula="of:=(20000-[.$A1926])/([.B$2]*1000)" office:value-type="float" office:value="0.4253" calcext:value-type="float">
            <text:p>0.4253</text:p>
          </table:table-cell>
          <table:table-cell table:style-name="Default" table:formula="of:=(20000-[.$A1926])/([.C$2]*1000)" office:value-type="float" office:value="0.21265" calcext:value-type="float">
            <text:p>0.21265</text:p>
          </table:table-cell>
          <table:table-cell table:formula="of:=(20000-[.$A1926])/([.D$2]*1000)" office:value-type="float" office:value="0.08506" calcext:value-type="float">
            <text:p>0.08506</text:p>
          </table:table-cell>
          <table:table-cell table:formula="of:=(20000-[.$A1926])/([.E$2]*1000)" office:value-type="float" office:value="0.04253" calcext:value-type="float">
            <text:p>0.04253</text:p>
          </table:table-cell>
        </table:table-row>
        <table:table-row table:style-name="ro1">
          <table:table-cell office:value-type="float" office:value="15766" calcext:value-type="float">
            <text:p>15766</text:p>
          </table:table-cell>
          <table:table-cell table:formula="of:=(20000-[.$A1927])/([.B$2]*1000)" office:value-type="float" office:value="0.4234" calcext:value-type="float">
            <text:p>0.4234</text:p>
          </table:table-cell>
          <table:table-cell table:style-name="Default" table:formula="of:=(20000-[.$A1927])/([.C$2]*1000)" office:value-type="float" office:value="0.2117" calcext:value-type="float">
            <text:p>0.2117</text:p>
          </table:table-cell>
          <table:table-cell table:formula="of:=(20000-[.$A1927])/([.D$2]*1000)" office:value-type="float" office:value="0.08468" calcext:value-type="float">
            <text:p>0.08468</text:p>
          </table:table-cell>
          <table:table-cell table:formula="of:=(20000-[.$A1927])/([.E$2]*1000)" office:value-type="float" office:value="0.04234" calcext:value-type="float">
            <text:p>0.04234</text:p>
          </table:table-cell>
        </table:table-row>
        <table:table-row table:style-name="ro1">
          <table:table-cell office:value-type="float" office:value="15741" calcext:value-type="float">
            <text:p>15741</text:p>
          </table:table-cell>
          <table:table-cell table:formula="of:=(20000-[.$A1928])/([.B$2]*1000)" office:value-type="float" office:value="0.4259" calcext:value-type="float">
            <text:p>0.4259</text:p>
          </table:table-cell>
          <table:table-cell table:style-name="Default" table:formula="of:=(20000-[.$A1928])/([.C$2]*1000)" office:value-type="float" office:value="0.21295" calcext:value-type="float">
            <text:p>0.21295</text:p>
          </table:table-cell>
          <table:table-cell table:formula="of:=(20000-[.$A1928])/([.D$2]*1000)" office:value-type="float" office:value="0.08518" calcext:value-type="float">
            <text:p>0.08518</text:p>
          </table:table-cell>
          <table:table-cell table:formula="of:=(20000-[.$A1928])/([.E$2]*1000)" office:value-type="float" office:value="0.04259" calcext:value-type="float">
            <text:p>0.04259</text:p>
          </table:table-cell>
        </table:table-row>
        <table:table-row table:style-name="ro1">
          <table:table-cell office:value-type="float" office:value="15721" calcext:value-type="float">
            <text:p>15721</text:p>
          </table:table-cell>
          <table:table-cell table:formula="of:=(20000-[.$A1929])/([.B$2]*1000)" office:value-type="float" office:value="0.4279" calcext:value-type="float">
            <text:p>0.4279</text:p>
          </table:table-cell>
          <table:table-cell table:style-name="Default" table:formula="of:=(20000-[.$A1929])/([.C$2]*1000)" office:value-type="float" office:value="0.21395" calcext:value-type="float">
            <text:p>0.21395</text:p>
          </table:table-cell>
          <table:table-cell table:formula="of:=(20000-[.$A1929])/([.D$2]*1000)" office:value-type="float" office:value="0.08558" calcext:value-type="float">
            <text:p>0.08558</text:p>
          </table:table-cell>
          <table:table-cell table:formula="of:=(20000-[.$A1929])/([.E$2]*1000)" office:value-type="float" office:value="0.04279" calcext:value-type="float">
            <text:p>0.04279</text:p>
          </table:table-cell>
        </table:table-row>
        <table:table-row table:style-name="ro1">
          <table:table-cell office:value-type="float" office:value="15675" calcext:value-type="float">
            <text:p>15675</text:p>
          </table:table-cell>
          <table:table-cell table:formula="of:=(20000-[.$A1930])/([.B$2]*1000)" office:value-type="float" office:value="0.4325" calcext:value-type="float">
            <text:p>0.4325</text:p>
          </table:table-cell>
          <table:table-cell table:style-name="Default" table:formula="of:=(20000-[.$A1930])/([.C$2]*1000)" office:value-type="float" office:value="0.21625" calcext:value-type="float">
            <text:p>0.21625</text:p>
          </table:table-cell>
          <table:table-cell table:formula="of:=(20000-[.$A1930])/([.D$2]*1000)" office:value-type="float" office:value="0.0865" calcext:value-type="float">
            <text:p>0.0865</text:p>
          </table:table-cell>
          <table:table-cell table:formula="of:=(20000-[.$A1930])/([.E$2]*1000)" office:value-type="float" office:value="0.04325" calcext:value-type="float">
            <text:p>0.04325</text:p>
          </table:table-cell>
        </table:table-row>
        <table:table-row table:style-name="ro1">
          <table:table-cell office:value-type="float" office:value="15763" calcext:value-type="float">
            <text:p>15763</text:p>
          </table:table-cell>
          <table:table-cell table:formula="of:=(20000-[.$A1931])/([.B$2]*1000)" office:value-type="float" office:value="0.4237" calcext:value-type="float">
            <text:p>0.4237</text:p>
          </table:table-cell>
          <table:table-cell table:style-name="Default" table:formula="of:=(20000-[.$A1931])/([.C$2]*1000)" office:value-type="float" office:value="0.21185" calcext:value-type="float">
            <text:p>0.21185</text:p>
          </table:table-cell>
          <table:table-cell table:formula="of:=(20000-[.$A1931])/([.D$2]*1000)" office:value-type="float" office:value="0.08474" calcext:value-type="float">
            <text:p>0.08474</text:p>
          </table:table-cell>
          <table:table-cell table:formula="of:=(20000-[.$A1931])/([.E$2]*1000)" office:value-type="float" office:value="0.04237" calcext:value-type="float">
            <text:p>0.04237</text:p>
          </table:table-cell>
        </table:table-row>
        <table:table-row table:style-name="ro1">
          <table:table-cell office:value-type="float" office:value="15730" calcext:value-type="float">
            <text:p>15730</text:p>
          </table:table-cell>
          <table:table-cell table:formula="of:=(20000-[.$A1932])/([.B$2]*1000)" office:value-type="float" office:value="0.427" calcext:value-type="float">
            <text:p>0.427</text:p>
          </table:table-cell>
          <table:table-cell table:style-name="Default" table:formula="of:=(20000-[.$A1932])/([.C$2]*1000)" office:value-type="float" office:value="0.2135" calcext:value-type="float">
            <text:p>0.2135</text:p>
          </table:table-cell>
          <table:table-cell table:formula="of:=(20000-[.$A1932])/([.D$2]*1000)" office:value-type="float" office:value="0.0854" calcext:value-type="float">
            <text:p>0.0854</text:p>
          </table:table-cell>
          <table:table-cell table:formula="of:=(20000-[.$A1932])/([.E$2]*1000)" office:value-type="float" office:value="0.0427" calcext:value-type="float">
            <text:p>0.0427</text:p>
          </table:table-cell>
        </table:table-row>
        <table:table-row table:style-name="ro1">
          <table:table-cell office:value-type="float" office:value="15713" calcext:value-type="float">
            <text:p>15713</text:p>
          </table:table-cell>
          <table:table-cell table:formula="of:=(20000-[.$A1933])/([.B$2]*1000)" office:value-type="float" office:value="0.4287" calcext:value-type="float">
            <text:p>0.4287</text:p>
          </table:table-cell>
          <table:table-cell table:style-name="Default" table:formula="of:=(20000-[.$A1933])/([.C$2]*1000)" office:value-type="float" office:value="0.21435" calcext:value-type="float">
            <text:p>0.21435</text:p>
          </table:table-cell>
          <table:table-cell table:formula="of:=(20000-[.$A1933])/([.D$2]*1000)" office:value-type="float" office:value="0.08574" calcext:value-type="float">
            <text:p>0.08574</text:p>
          </table:table-cell>
          <table:table-cell table:formula="of:=(20000-[.$A1933])/([.E$2]*1000)" office:value-type="float" office:value="0.04287" calcext:value-type="float">
            <text:p>0.04287</text:p>
          </table:table-cell>
        </table:table-row>
        <table:table-row table:style-name="ro1">
          <table:table-cell office:value-type="float" office:value="15757" calcext:value-type="float">
            <text:p>15757</text:p>
          </table:table-cell>
          <table:table-cell table:formula="of:=(20000-[.$A1934])/([.B$2]*1000)" office:value-type="float" office:value="0.4243" calcext:value-type="float">
            <text:p>0.4243</text:p>
          </table:table-cell>
          <table:table-cell table:style-name="Default" table:formula="of:=(20000-[.$A1934])/([.C$2]*1000)" office:value-type="float" office:value="0.21215" calcext:value-type="float">
            <text:p>0.21215</text:p>
          </table:table-cell>
          <table:table-cell table:formula="of:=(20000-[.$A1934])/([.D$2]*1000)" office:value-type="float" office:value="0.08486" calcext:value-type="float">
            <text:p>0.08486</text:p>
          </table:table-cell>
          <table:table-cell table:formula="of:=(20000-[.$A1934])/([.E$2]*1000)" office:value-type="float" office:value="0.04243" calcext:value-type="float">
            <text:p>0.04243</text:p>
          </table:table-cell>
        </table:table-row>
        <table:table-row table:style-name="ro1">
          <table:table-cell office:value-type="float" office:value="15722" calcext:value-type="float">
            <text:p>15722</text:p>
          </table:table-cell>
          <table:table-cell table:formula="of:=(20000-[.$A1935])/([.B$2]*1000)" office:value-type="float" office:value="0.4278" calcext:value-type="float">
            <text:p>0.4278</text:p>
          </table:table-cell>
          <table:table-cell table:style-name="Default" table:formula="of:=(20000-[.$A1935])/([.C$2]*1000)" office:value-type="float" office:value="0.2139" calcext:value-type="float">
            <text:p>0.2139</text:p>
          </table:table-cell>
          <table:table-cell table:formula="of:=(20000-[.$A1935])/([.D$2]*1000)" office:value-type="float" office:value="0.08556" calcext:value-type="float">
            <text:p>0.08556</text:p>
          </table:table-cell>
          <table:table-cell table:formula="of:=(20000-[.$A1935])/([.E$2]*1000)" office:value-type="float" office:value="0.04278" calcext:value-type="float">
            <text:p>0.04278</text:p>
          </table:table-cell>
        </table:table-row>
        <table:table-row table:style-name="ro1">
          <table:table-cell office:value-type="float" office:value="15706" calcext:value-type="float">
            <text:p>15706</text:p>
          </table:table-cell>
          <table:table-cell table:formula="of:=(20000-[.$A1936])/([.B$2]*1000)" office:value-type="float" office:value="0.4294" calcext:value-type="float">
            <text:p>0.4294</text:p>
          </table:table-cell>
          <table:table-cell table:style-name="Default" table:formula="of:=(20000-[.$A1936])/([.C$2]*1000)" office:value-type="float" office:value="0.2147" calcext:value-type="float">
            <text:p>0.2147</text:p>
          </table:table-cell>
          <table:table-cell table:formula="of:=(20000-[.$A1936])/([.D$2]*1000)" office:value-type="float" office:value="0.08588" calcext:value-type="float">
            <text:p>0.08588</text:p>
          </table:table-cell>
          <table:table-cell table:formula="of:=(20000-[.$A1936])/([.E$2]*1000)" office:value-type="float" office:value="0.04294" calcext:value-type="float">
            <text:p>0.04294</text:p>
          </table:table-cell>
        </table:table-row>
        <table:table-row table:style-name="ro1">
          <table:table-cell office:value-type="float" office:value="15743" calcext:value-type="float">
            <text:p>15743</text:p>
          </table:table-cell>
          <table:table-cell table:formula="of:=(20000-[.$A1937])/([.B$2]*1000)" office:value-type="float" office:value="0.4257" calcext:value-type="float">
            <text:p>0.4257</text:p>
          </table:table-cell>
          <table:table-cell table:style-name="Default" table:formula="of:=(20000-[.$A1937])/([.C$2]*1000)" office:value-type="float" office:value="0.21285" calcext:value-type="float">
            <text:p>0.21285</text:p>
          </table:table-cell>
          <table:table-cell table:formula="of:=(20000-[.$A1937])/([.D$2]*1000)" office:value-type="float" office:value="0.08514" calcext:value-type="float">
            <text:p>0.08514</text:p>
          </table:table-cell>
          <table:table-cell table:formula="of:=(20000-[.$A1937])/([.E$2]*1000)" office:value-type="float" office:value="0.04257" calcext:value-type="float">
            <text:p>0.04257</text:p>
          </table:table-cell>
        </table:table-row>
        <table:table-row table:style-name="ro1">
          <table:table-cell office:value-type="float" office:value="15719" calcext:value-type="float">
            <text:p>15719</text:p>
          </table:table-cell>
          <table:table-cell table:formula="of:=(20000-[.$A1938])/([.B$2]*1000)" office:value-type="float" office:value="0.4281" calcext:value-type="float">
            <text:p>0.4281</text:p>
          </table:table-cell>
          <table:table-cell table:style-name="Default" table:formula="of:=(20000-[.$A1938])/([.C$2]*1000)" office:value-type="float" office:value="0.21405" calcext:value-type="float">
            <text:p>0.21405</text:p>
          </table:table-cell>
          <table:table-cell table:formula="of:=(20000-[.$A1938])/([.D$2]*1000)" office:value-type="float" office:value="0.08562" calcext:value-type="float">
            <text:p>0.08562</text:p>
          </table:table-cell>
          <table:table-cell table:formula="of:=(20000-[.$A1938])/([.E$2]*1000)" office:value-type="float" office:value="0.04281" calcext:value-type="float">
            <text:p>0.04281</text:p>
          </table:table-cell>
        </table:table-row>
        <table:table-row table:style-name="ro1">
          <table:table-cell office:value-type="float" office:value="15765" calcext:value-type="float">
            <text:p>15765</text:p>
          </table:table-cell>
          <table:table-cell table:formula="of:=(20000-[.$A1939])/([.B$2]*1000)" office:value-type="float" office:value="0.4235" calcext:value-type="float">
            <text:p>0.4235</text:p>
          </table:table-cell>
          <table:table-cell table:style-name="Default" table:formula="of:=(20000-[.$A1939])/([.C$2]*1000)" office:value-type="float" office:value="0.21175" calcext:value-type="float">
            <text:p>0.21175</text:p>
          </table:table-cell>
          <table:table-cell table:formula="of:=(20000-[.$A1939])/([.D$2]*1000)" office:value-type="float" office:value="0.0847" calcext:value-type="float">
            <text:p>0.0847</text:p>
          </table:table-cell>
          <table:table-cell table:formula="of:=(20000-[.$A1939])/([.E$2]*1000)" office:value-type="float" office:value="0.04235" calcext:value-type="float">
            <text:p>0.04235</text:p>
          </table:table-cell>
        </table:table-row>
        <table:table-row table:style-name="ro1">
          <table:table-cell office:value-type="float" office:value="15724" calcext:value-type="float">
            <text:p>15724</text:p>
          </table:table-cell>
          <table:table-cell table:formula="of:=(20000-[.$A1940])/([.B$2]*1000)" office:value-type="float" office:value="0.4276" calcext:value-type="float">
            <text:p>0.4276</text:p>
          </table:table-cell>
          <table:table-cell table:style-name="Default" table:formula="of:=(20000-[.$A1940])/([.C$2]*1000)" office:value-type="float" office:value="0.2138" calcext:value-type="float">
            <text:p>0.2138</text:p>
          </table:table-cell>
          <table:table-cell table:formula="of:=(20000-[.$A1940])/([.D$2]*1000)" office:value-type="float" office:value="0.08552" calcext:value-type="float">
            <text:p>0.08552</text:p>
          </table:table-cell>
          <table:table-cell table:formula="of:=(20000-[.$A1940])/([.E$2]*1000)" office:value-type="float" office:value="0.04276" calcext:value-type="float">
            <text:p>0.04276</text:p>
          </table:table-cell>
        </table:table-row>
        <table:table-row table:style-name="ro1">
          <table:table-cell office:value-type="float" office:value="15726" calcext:value-type="float">
            <text:p>15726</text:p>
          </table:table-cell>
          <table:table-cell table:formula="of:=(20000-[.$A1941])/([.B$2]*1000)" office:value-type="float" office:value="0.4274" calcext:value-type="float">
            <text:p>0.4274</text:p>
          </table:table-cell>
          <table:table-cell table:style-name="Default" table:formula="of:=(20000-[.$A1941])/([.C$2]*1000)" office:value-type="float" office:value="0.2137" calcext:value-type="float">
            <text:p>0.2137</text:p>
          </table:table-cell>
          <table:table-cell table:formula="of:=(20000-[.$A1941])/([.D$2]*1000)" office:value-type="float" office:value="0.08548" calcext:value-type="float">
            <text:p>0.08548</text:p>
          </table:table-cell>
          <table:table-cell table:formula="of:=(20000-[.$A1941])/([.E$2]*1000)" office:value-type="float" office:value="0.04274" calcext:value-type="float">
            <text:p>0.04274</text:p>
          </table:table-cell>
        </table:table-row>
        <table:table-row table:style-name="ro1">
          <table:table-cell office:value-type="float" office:value="15253" calcext:value-type="float">
            <text:p>15253</text:p>
          </table:table-cell>
          <table:table-cell table:formula="of:=(20000-[.$A1942])/([.B$2]*1000)" office:value-type="float" office:value="0.4747" calcext:value-type="float">
            <text:p>0.4747</text:p>
          </table:table-cell>
          <table:table-cell table:style-name="Default" table:formula="of:=(20000-[.$A1942])/([.C$2]*1000)" office:value-type="float" office:value="0.23735" calcext:value-type="float">
            <text:p>0.23735</text:p>
          </table:table-cell>
          <table:table-cell table:formula="of:=(20000-[.$A1942])/([.D$2]*1000)" office:value-type="float" office:value="0.09494" calcext:value-type="float">
            <text:p>0.09494</text:p>
          </table:table-cell>
          <table:table-cell table:formula="of:=(20000-[.$A1942])/([.E$2]*1000)" office:value-type="float" office:value="0.04747" calcext:value-type="float">
            <text:p>0.04747</text:p>
          </table:table-cell>
        </table:table-row>
        <table:table-row table:style-name="ro1">
          <table:table-cell office:value-type="float" office:value="15721" calcext:value-type="float">
            <text:p>15721</text:p>
          </table:table-cell>
          <table:table-cell table:formula="of:=(20000-[.$A1943])/([.B$2]*1000)" office:value-type="float" office:value="0.4279" calcext:value-type="float">
            <text:p>0.4279</text:p>
          </table:table-cell>
          <table:table-cell table:style-name="Default" table:formula="of:=(20000-[.$A1943])/([.C$2]*1000)" office:value-type="float" office:value="0.21395" calcext:value-type="float">
            <text:p>0.21395</text:p>
          </table:table-cell>
          <table:table-cell table:formula="of:=(20000-[.$A1943])/([.D$2]*1000)" office:value-type="float" office:value="0.08558" calcext:value-type="float">
            <text:p>0.08558</text:p>
          </table:table-cell>
          <table:table-cell table:formula="of:=(20000-[.$A1943])/([.E$2]*1000)" office:value-type="float" office:value="0.04279" calcext:value-type="float">
            <text:p>0.04279</text:p>
          </table:table-cell>
        </table:table-row>
        <table:table-row table:style-name="ro1">
          <table:table-cell office:value-type="float" office:value="15726" calcext:value-type="float">
            <text:p>15726</text:p>
          </table:table-cell>
          <table:table-cell table:formula="of:=(20000-[.$A1944])/([.B$2]*1000)" office:value-type="float" office:value="0.4274" calcext:value-type="float">
            <text:p>0.4274</text:p>
          </table:table-cell>
          <table:table-cell table:style-name="Default" table:formula="of:=(20000-[.$A1944])/([.C$2]*1000)" office:value-type="float" office:value="0.2137" calcext:value-type="float">
            <text:p>0.2137</text:p>
          </table:table-cell>
          <table:table-cell table:formula="of:=(20000-[.$A1944])/([.D$2]*1000)" office:value-type="float" office:value="0.08548" calcext:value-type="float">
            <text:p>0.08548</text:p>
          </table:table-cell>
          <table:table-cell table:formula="of:=(20000-[.$A1944])/([.E$2]*1000)" office:value-type="float" office:value="0.04274" calcext:value-type="float">
            <text:p>0.04274</text:p>
          </table:table-cell>
        </table:table-row>
        <table:table-row table:style-name="ro1">
          <table:table-cell office:value-type="float" office:value="15731" calcext:value-type="float">
            <text:p>15731</text:p>
          </table:table-cell>
          <table:table-cell table:formula="of:=(20000-[.$A1945])/([.B$2]*1000)" office:value-type="float" office:value="0.4269" calcext:value-type="float">
            <text:p>0.4269</text:p>
          </table:table-cell>
          <table:table-cell table:style-name="Default" table:formula="of:=(20000-[.$A1945])/([.C$2]*1000)" office:value-type="float" office:value="0.21345" calcext:value-type="float">
            <text:p>0.21345</text:p>
          </table:table-cell>
          <table:table-cell table:formula="of:=(20000-[.$A1945])/([.D$2]*1000)" office:value-type="float" office:value="0.08538" calcext:value-type="float">
            <text:p>0.08538</text:p>
          </table:table-cell>
          <table:table-cell table:formula="of:=(20000-[.$A1945])/([.E$2]*1000)" office:value-type="float" office:value="0.04269" calcext:value-type="float">
            <text:p>0.04269</text:p>
          </table:table-cell>
        </table:table-row>
        <table:table-row table:style-name="ro1">
          <table:table-cell office:value-type="float" office:value="15733" calcext:value-type="float">
            <text:p>15733</text:p>
          </table:table-cell>
          <table:table-cell table:formula="of:=(20000-[.$A1946])/([.B$2]*1000)" office:value-type="float" office:value="0.4267" calcext:value-type="float">
            <text:p>0.4267</text:p>
          </table:table-cell>
          <table:table-cell table:style-name="Default" table:formula="of:=(20000-[.$A1946])/([.C$2]*1000)" office:value-type="float" office:value="0.21335" calcext:value-type="float">
            <text:p>0.21335</text:p>
          </table:table-cell>
          <table:table-cell table:formula="of:=(20000-[.$A1946])/([.D$2]*1000)" office:value-type="float" office:value="0.08534" calcext:value-type="float">
            <text:p>0.08534</text:p>
          </table:table-cell>
          <table:table-cell table:formula="of:=(20000-[.$A1946])/([.E$2]*1000)" office:value-type="float" office:value="0.04267" calcext:value-type="float">
            <text:p>0.04267</text:p>
          </table:table-cell>
        </table:table-row>
        <table:table-row table:style-name="ro1">
          <table:table-cell office:value-type="float" office:value="15753" calcext:value-type="float">
            <text:p>15753</text:p>
          </table:table-cell>
          <table:table-cell table:formula="of:=(20000-[.$A1947])/([.B$2]*1000)" office:value-type="float" office:value="0.4247" calcext:value-type="float">
            <text:p>0.4247</text:p>
          </table:table-cell>
          <table:table-cell table:style-name="Default" table:formula="of:=(20000-[.$A1947])/([.C$2]*1000)" office:value-type="float" office:value="0.21235" calcext:value-type="float">
            <text:p>0.21235</text:p>
          </table:table-cell>
          <table:table-cell table:formula="of:=(20000-[.$A1947])/([.D$2]*1000)" office:value-type="float" office:value="0.08494" calcext:value-type="float">
            <text:p>0.08494</text:p>
          </table:table-cell>
          <table:table-cell table:formula="of:=(20000-[.$A1947])/([.E$2]*1000)" office:value-type="float" office:value="0.04247" calcext:value-type="float">
            <text:p>0.04247</text:p>
          </table:table-cell>
        </table:table-row>
        <table:table-row table:style-name="ro1">
          <table:table-cell office:value-type="float" office:value="15720" calcext:value-type="float">
            <text:p>15720</text:p>
          </table:table-cell>
          <table:table-cell table:formula="of:=(20000-[.$A1948])/([.B$2]*1000)" office:value-type="float" office:value="0.428" calcext:value-type="float">
            <text:p>0.428</text:p>
          </table:table-cell>
          <table:table-cell table:style-name="Default" table:formula="of:=(20000-[.$A1948])/([.C$2]*1000)" office:value-type="float" office:value="0.214" calcext:value-type="float">
            <text:p>0.214</text:p>
          </table:table-cell>
          <table:table-cell table:formula="of:=(20000-[.$A1948])/([.D$2]*1000)" office:value-type="float" office:value="0.0856" calcext:value-type="float">
            <text:p>0.0856</text:p>
          </table:table-cell>
          <table:table-cell table:formula="of:=(20000-[.$A1948])/([.E$2]*1000)" office:value-type="float" office:value="0.0428" calcext:value-type="float">
            <text:p>0.0428</text:p>
          </table:table-cell>
        </table:table-row>
        <table:table-row table:style-name="ro1">
          <table:table-cell office:value-type="float" office:value="15733" calcext:value-type="float">
            <text:p>15733</text:p>
          </table:table-cell>
          <table:table-cell table:formula="of:=(20000-[.$A1949])/([.B$2]*1000)" office:value-type="float" office:value="0.4267" calcext:value-type="float">
            <text:p>0.4267</text:p>
          </table:table-cell>
          <table:table-cell table:style-name="Default" table:formula="of:=(20000-[.$A1949])/([.C$2]*1000)" office:value-type="float" office:value="0.21335" calcext:value-type="float">
            <text:p>0.21335</text:p>
          </table:table-cell>
          <table:table-cell table:formula="of:=(20000-[.$A1949])/([.D$2]*1000)" office:value-type="float" office:value="0.08534" calcext:value-type="float">
            <text:p>0.08534</text:p>
          </table:table-cell>
          <table:table-cell table:formula="of:=(20000-[.$A1949])/([.E$2]*1000)" office:value-type="float" office:value="0.04267" calcext:value-type="float">
            <text:p>0.04267</text:p>
          </table:table-cell>
        </table:table-row>
        <table:table-row table:style-name="ro1" table:number-rows-repeated="104662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ediciones previas" table:style-name="ta1">
        <table:table-column table:style-name="co6" table:default-cell-style-name="Default"/>
        <table:table-column table:style-name="co7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11"/>
          <table:table-cell office:value-type="string" calcext:value-type="string">
            <text:p>Pila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mAh</text:p>
          </table:table-cell>
        </table:table-row>
        <table:table-row table:style-name="ro1">
          <table:table-cell office:value-type="string" calcext:value-type="string">
            <text:p>Caso</text:p>
          </table:table-cell>
          <table:table-cell office:value-type="string" calcext:value-type="string">
            <text:p>No encuentra r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T</text:p>
          </table:table-cell>
          <table:table-cell table:formula="of:=+(20-9.8)/20" office:value-type="float" office:value="0.51" calcext:value-type="float">
            <text:p>0.51</text:p>
          </table:table-cell>
          <table:table-cell table:number-columns-repeated="3" office:value-type="float" office:value="0.59" calcext:value-type="float">
            <text:p>0.59</text:p>
          </table:table-cell>
          <table:table-cell table:number-columns-repeated="4"/>
          <table:table-cell table:formula="of:=AVERAGE([.B3:.E3])" office:value-type="float" office:value="0.57" calcext:value-type="float">
            <text:p>0.57</text:p>
          </table:table-cell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taje Rshunt</text:p>
          </table:table-cell>
          <table:table-cell table:number-columns-repeated="4" office:value-type="float" office:value="28.4" calcext:value-type="float">
            <text:p>28.4</text:p>
          </table:table-cell>
          <table:table-cell table:number-columns-repeated="4"/>
          <table:table-cell table:formula="of:=AVERAGE([.B4:.E4])" office:value-type="float" office:value="28.4" calcext:value-type="float">
            <text:p>28.4</text:p>
          </table:table-cell>
          <table:table-cell office:value-type="string" calcext:value-type="string">
            <text:p>m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umo</text:p>
          </table:table-cell>
          <table:table-cell table:formula="of:=+[.B4]/1.25" office:value-type="float" office:value="22.72" calcext:value-type="float">
            <text:p>22.72</text:p>
          </table:table-cell>
          <table:table-cell table:formula="of:=+[.C4]/1.25" office:value-type="float" office:value="22.72" calcext:value-type="float">
            <text:p>22.72</text:p>
          </table:table-cell>
          <table:table-cell table:formula="of:=+[.D4]/1.25" office:value-type="float" office:value="22.72" calcext:value-type="float">
            <text:p>22.72</text:p>
          </table:table-cell>
          <table:table-cell table:formula="of:=+[.E4]/1.25" office:value-type="float" office:value="22.72" calcext:value-type="float">
            <text:p>22.72</text:p>
          </table:table-cell>
          <table:table-cell table:number-columns-repeated="4"/>
          <table:table-cell table:formula="of:=AVERAGE([.B5:.E5])" office:value-type="float" office:value="22.72" calcext:value-type="float">
            <text:p>22.7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Autonomia</text:p>
          </table:table-cell>
          <table:table-cell table:formula="of:=+[.$M$1]/[.J5]*0.7" office:value-type="float" office:value="40.0528169014085" calcext:value-type="float">
            <text:p>40.0528169014085</text:p>
          </table:table-cell>
          <table:table-cell office:value-type="string" calcext:value-type="string">
            <text:p>hs</text:p>
          </table:table-cell>
        </table:table-row>
        <table:table-row table:style-name="ro1">
          <table:table-cell table:number-columns-repeated="12"/>
          <table:table-cell table:formula="of:=[.M5]/24" office:value-type="float" office:value="1.66886737089202" calcext:value-type="float">
            <text:p>1.66886737089202</text:p>
          </table:table-cell>
          <table:table-cell office:value-type="string" calcext:value-type="string">
            <text:p>dd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aso</text:p>
          </table:table-cell>
          <table:table-cell office:value-type="string" calcext:value-type="string">
            <text:p>Teler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0.475" calcext:value-type="float">
            <text:p>0.4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oltaje Rshunt</text:p>
          </table:table-cell>
          <table:table-cell office:value-type="float" office:value="30.8" calcext:value-type="float">
            <text:p>30.8</text:p>
          </table:table-cell>
          <table:table-cell office:value-type="float" office:value="33.6" calcext:value-type="float">
            <text:p>33.6</text:p>
          </table:table-cell>
          <table:table-cell office:value-type="float" office:value="53.2" calcext:value-type="float">
            <text:p>53.2</text:p>
          </table:table-cell>
          <table:table-cell office:value-type="float" office:value="43.6" calcext:value-type="float">
            <text:p>43.6</text:p>
          </table:table-cell>
          <table:table-cell office:value-type="float" office:value="41.6" calcext:value-type="float">
            <text:p>41.6</text:p>
          </table:table-cell>
          <table:table-cell office:value-type="float" office:value="36" calcext:value-type="float">
            <text:p>36</text:p>
          </table:table-cell>
          <table:table-cell office:value-type="float" office:value="32.8" calcext:value-type="float">
            <text:p>32.8</text:p>
          </table:table-cell>
          <table:table-cell office:value-type="float" office:value="50.4" calcext:value-type="float">
            <text:p>50.4</text:p>
          </table:table-cell>
          <table:table-cell table:formula="of:=AVERAGE([.B10:.I10])" office:value-type="float" office:value="40.25" calcext:value-type="float">
            <text:p>40.25</text:p>
          </table:table-cell>
          <table:table-cell office:value-type="string" calcext:value-type="string">
            <text:p>m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umo</text:p>
          </table:table-cell>
          <table:table-cell table:formula="of:=+[.B10]/1.25" office:value-type="float" office:value="24.64" calcext:value-type="float">
            <text:p>24.64</text:p>
          </table:table-cell>
          <table:table-cell table:formula="of:=+[.C10]/1.25" office:value-type="float" office:value="26.88" calcext:value-type="float">
            <text:p>26.88</text:p>
          </table:table-cell>
          <table:table-cell table:formula="of:=+[.D10]/1.25" office:value-type="float" office:value="42.56" calcext:value-type="float">
            <text:p>42.56</text:p>
          </table:table-cell>
          <table:table-cell table:formula="of:=+[.E10]/1.25" office:value-type="float" office:value="34.88" calcext:value-type="float">
            <text:p>34.88</text:p>
          </table:table-cell>
          <table:table-cell table:formula="of:=+[.F10]/1.25" office:value-type="float" office:value="33.28" calcext:value-type="float">
            <text:p>33.28</text:p>
          </table:table-cell>
          <table:table-cell table:formula="of:=+[.G10]/1.25" office:value-type="float" office:value="28.8" calcext:value-type="float">
            <text:p>28.8</text:p>
          </table:table-cell>
          <table:table-cell table:formula="of:=+[.H10]/1.25" office:value-type="float" office:value="26.24" calcext:value-type="float">
            <text:p>26.24</text:p>
          </table:table-cell>
          <table:table-cell table:formula="of:=+[.I10]/1.25" office:value-type="float" office:value="40.32" calcext:value-type="float">
            <text:p>40.32</text:p>
          </table:table-cell>
          <table:table-cell table:formula="of:=AVERAGE([.B11:.I11])" office:value-type="float" office:value="32.2" calcext:value-type="float">
            <text:p>32.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Autonomia</text:p>
          </table:table-cell>
          <table:table-cell table:formula="of:=+[.$M$1]/[.J11]*0.7" office:value-type="float" office:value="28.2608695652174" calcext:value-type="float">
            <text:p>28.2608695652174</text:p>
          </table:table-cell>
          <table:table-cell office:value-type="string" calcext:value-type="string">
            <text:p>hs</text:p>
          </table:table-cell>
        </table:table-row>
        <table:table-row table:style-name="ro1">
          <table:table-cell table:number-columns-repeated="12"/>
          <table:table-cell table:formula="of:=[.M11]/24" office:value-type="float" office:value="1.17753623188406" calcext:value-type="float">
            <text:p>1.17753623188406</text:p>
          </table:table-cell>
          <table:table-cell office:value-type="string" calcext:value-type="string">
            <text:p>dd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Caso</text:p>
          </table:table-cell>
          <table:table-cell office:value-type="string" calcext:value-type="string">
            <text:p>Hospo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T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ltaje Rshunt</text:p>
          </table:table-cell>
          <table:table-cell office:value-type="float" office:value="12.8" calcext:value-type="float">
            <text:p>12.8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formula="of:=AVERAGE([.B18:.I18])" office:value-type="float" office:value="13.4" calcext:value-type="float">
            <text:p>13.4</text:p>
          </table:table-cell>
          <table:table-cell office:value-type="string" calcext:value-type="string">
            <text:p>m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umo</text:p>
          </table:table-cell>
          <table:table-cell table:formula="of:=+[.B18]/1.25" office:value-type="float" office:value="10.24" calcext:value-type="float">
            <text:p>10.24</text:p>
          </table:table-cell>
          <table:table-cell table:formula="of:=+[.C18]/1.25" office:value-type="float" office:value="11.2" calcext:value-type="float">
            <text:p>11.2</text:p>
          </table:table-cell>
          <table:table-cell table:number-columns-repeated="6"/>
          <table:table-cell table:formula="of:=AVERAGE([.B19:.I19])" office:value-type="float" office:value="10.72" calcext:value-type="float">
            <text:p>10.7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Autonomia</text:p>
          </table:table-cell>
          <table:table-cell table:formula="of:=+[.$M$1]/[.J19]*0.7" office:value-type="float" office:value="84.8880597014925" calcext:value-type="float">
            <text:p>84.8880597014925</text:p>
          </table:table-cell>
          <table:table-cell office:value-type="string" calcext:value-type="string">
            <text:p>hs</text:p>
          </table:table-cell>
        </table:table-row>
        <table:table-row table:style-name="ro1">
          <table:table-cell table:number-columns-repeated="12"/>
          <table:table-cell table:formula="of:=[.M19]/24" office:value-type="float" office:value="3.53700248756219" calcext:value-type="float">
            <text:p>3.53700248756219</text:p>
          </table:table-cell>
          <table:table-cell office:value-type="string" calcext:value-type="string">
            <text:p>d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 number:title="User-defined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5T19:06:38.613314953</meta:creation-date>
    <dc:date>2021-07-16T09:31:04.048842999</dc:date>
    <meta:editing-duration>PT12H2M6S</meta:editing-duration>
    <meta:editing-cycles>11</meta:editing-cycles>
    <meta:generator>LibreOffice/6.4.7.2$Linux_X86_64 LibreOffice_project/40$Build-2</meta:generator>
    <meta:document-statistic meta:table-count="3" meta:cell-count="9998" meta:object-count="0"/>
    <meta:user-defined meta:name="qrichtext">1</meta:user-defined>
  </office:meta>
</office:document-meta>
</file>